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195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J1:'10 percent'.J1 '10 percent'.J2:'10 percent'.J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K1:'10 percent'.K1 '10 percent'.K2:'10 percent'.K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L1:'10 percent'.L1 '10 percent'.L2:'10 percent'.L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mIIa</text:p>
          </table:table-cell>
          <table:table-cell office:value-type="string">
            <text:p>apc Xa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mIIa</text:p>
          </table:table-cell>
          <table:table-cell office:value-type="string">
            <text:p>noapc Xa</text:p>
          </table:table-cell>
          <table:table-cell office:value-type="string">
            <text:p>noapc TF</text:p>
          </table:table-cell>
          <table:table-cell table:number-columns-repeated="16"/>
        </table:table-row>
        <table:table-row table:style-name="ro2">
          <table:table-cell office:value-type="float" office:value="0">
            <text:p>0</text:p>
          </table:table-cell>
          <table:table-cell table:formula="of:=[.R2]*1000000" office:value-type="float" office:value="1400">
            <text:p>140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0">
            <text:p>0</text:p>
          </table:table-cell>
          <table:table-cell table:formula="of:=[.V2]*1000000" office:value-type="float" office:value="0">
            <text:p>0</text:p>
          </table:table-cell>
          <table:table-cell table:formula="of:=[.W2]*1000000" office:value-type="float" office:value="0">
            <text:p>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.0000000005">
            <text:p>5E-010</text:p>
          </table:table-cell>
          <table:table-cell table:formula="of:=[.Z2]*1000000" office:value-type="float" office:value="1400">
            <text:p>140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0">
            <text:p>0</text:p>
          </table:table-cell>
          <table:table-cell table:formula="of:=[.AC2]*1000000" office:value-type="float" office:value="0">
            <text:p>0</text:p>
          </table:table-cell>
          <table:table-cell table:formula="of:=[.AD2]*1000000" office:value-type="float" office:value="0">
            <text:p>0</text:p>
          </table:table-cell>
          <table:table-cell table:formula="of:=[.AE2]*1000000" office:value-type="float" office:value="0">
            <text:p>0</text:p>
          </table:table-cell>
          <table:table-cell table:formula="of:=[.AF2]*1000000" office:value-type="float" office:value="0">
            <text:p>0</text:p>
          </table:table-cell>
          <table:table-cell table:formula="of:=[.AG2]*1000000" office:value-type="float" office:value="0.0000000005">
            <text:p>5E-010</text:p>
          </table:table-cell>
          <table:table-cell office:value-type="float" office:value="0.0014">
            <text:p>0.001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5e-16</text:p>
          </table:table-cell>
          <table:table-cell office:value-type="float" office:value="0.0014">
            <text:p>0.001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5e-16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R3]*1000000" office:value-type="float" office:value="1398.4">
            <text:p>1398.4</text:p>
          </table:table-cell>
          <table:table-cell table:formula="of:=[.S3]*1000000" office:value-type="float" office:value="0.000000017176">
            <text:p>1.7176E-008</text:p>
          </table:table-cell>
          <table:table-cell table:formula="of:=[.T3]*1000000" office:value-type="float" office:value="0.00000000087224">
            <text:p>8.7224E-010</text:p>
          </table:table-cell>
          <table:table-cell table:formula="of:=[.U3]*1000000" office:value-type="float" office:value="0.000000019641">
            <text:p>1.9641E-008</text:p>
          </table:table-cell>
          <table:table-cell table:formula="of:=[.V3]*1000000" office:value-type="float" office:value="0.0000000000071">
            <text:p>7.1E-012</text:p>
          </table:table-cell>
          <table:table-cell table:formula="of:=[.W3]*1000000" office:value-type="float" office:value="0.0000000000020712">
            <text:p>2.0712E-012</text:p>
          </table:table-cell>
          <table:table-cell table:formula="of:=[.X3]*1000000" office:value-type="float" office:value="0.00000080051">
            <text:p>8.0051E-007</text:p>
          </table:table-cell>
          <table:table-cell table:formula="of:=[.Y3]*1000000" office:value-type="float" office:value="0.00000000035689">
            <text:p>3.5689E-010</text:p>
          </table:table-cell>
          <table:table-cell table:formula="of:=[.Z3]*1000000" office:value-type="float" office:value="1398.4">
            <text:p>1398.4</text:p>
          </table:table-cell>
          <table:table-cell table:formula="of:=[.AA3]*1000000" office:value-type="float" office:value="0.000000017179">
            <text:p>1.7179E-008</text:p>
          </table:table-cell>
          <table:table-cell table:formula="of:=[.AB3]*1000000" office:value-type="float" office:value="0.00000000087259">
            <text:p>8.7259E-010</text:p>
          </table:table-cell>
          <table:table-cell table:formula="of:=[.AC3]*1000000" office:value-type="float" office:value="0.000000019643">
            <text:p>1.9643E-008</text:p>
          </table:table-cell>
          <table:table-cell table:formula="of:=[.AD3]*1000000" office:value-type="float" office:value="0">
            <text:p>0</text:p>
          </table:table-cell>
          <table:table-cell table:formula="of:=[.AE3]*1000000" office:value-type="float" office:value="0.0000000000019987">
            <text:p>1.9987E-012</text:p>
          </table:table-cell>
          <table:table-cell table:formula="of:=[.AF3]*1000000" office:value-type="float" office:value="0.00000080051">
            <text:p>8.0051E-007</text:p>
          </table:table-cell>
          <table:table-cell table:formula="of:=[.AG3]*1000000" office:value-type="float" office:value="0.00000000035689">
            <text:p>3.5689E-010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1.7176e-14</text:p>
          </table:table-cell>
          <table:table-cell table:style-name="ce1" office:value-type="string">
            <text:p>8.7224e-16</text:p>
          </table:table-cell>
          <table:table-cell table:style-name="ce1" office:value-type="string">
            <text:p>1.9641e-14</text:p>
          </table:table-cell>
          <table:table-cell table:style-name="ce1" office:value-type="string">
            <text:p>7.1e-18</text:p>
          </table:table-cell>
          <table:table-cell table:style-name="ce1" office:value-type="string">
            <text:p>2.0712e-18</text:p>
          </table:table-cell>
          <table:table-cell table:style-name="ce1" office:value-type="string">
            <text:p>8.0051e-13</text:p>
          </table:table-cell>
          <table:table-cell table:style-name="ce1" office:value-type="string">
            <text:p>3.5689e-16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1.7179e-14</text:p>
          </table:table-cell>
          <table:table-cell table:style-name="ce1" office:value-type="string">
            <text:p>8.7259e-16</text:p>
          </table:table-cell>
          <table:table-cell table:style-name="ce1" office:value-type="string">
            <text:p>1.9643e-14</text:p>
          </table:table-cell>
          <table:table-cell office:value-type="float" office:value="0">
            <text:p>0</text:p>
          </table:table-cell>
          <table:table-cell table:style-name="ce1" office:value-type="string">
            <text:p>1.9987e-18</text:p>
          </table:table-cell>
          <table:table-cell table:style-name="ce1" office:value-type="string">
            <text:p>8.0051e-13</text:p>
          </table:table-cell>
          <table:table-cell table:style-name="ce1" office:value-type="string">
            <text:p>3.5689e-16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R4]*1000000" office:value-type="float" office:value="1398.6">
            <text:p>1398.6</text:p>
          </table:table-cell>
          <table:table-cell table:formula="of:=[.S4]*1000000" office:value-type="float" office:value="0.00000015727">
            <text:p>1.5727E-007</text:p>
          </table:table-cell>
          <table:table-cell table:formula="of:=[.T4]*1000000" office:value-type="float" office:value="0.000000017169">
            <text:p>1.7169E-008</text:p>
          </table:table-cell>
          <table:table-cell table:formula="of:=[.U4]*1000000" office:value-type="float" office:value="0.00000036357">
            <text:p>3.6357E-007</text:p>
          </table:table-cell>
          <table:table-cell table:formula="of:=[.V4]*1000000" office:value-type="float" office:value="0.0000000001405">
            <text:p>1.405E-010</text:p>
          </table:table-cell>
          <table:table-cell table:formula="of:=[.W4]*1000000" office:value-type="float" office:value="0.000000000085833">
            <text:p>8.5833E-011</text:p>
          </table:table-cell>
          <table:table-cell table:formula="of:=[.X4]*1000000" office:value-type="float" office:value="0.0000035104">
            <text:p>3.5104E-006</text:p>
          </table:table-cell>
          <table:table-cell table:formula="of:=[.Y4]*1000000" office:value-type="float" office:value="0.00000000025781">
            <text:p>2.5781E-010</text:p>
          </table:table-cell>
          <table:table-cell table:formula="of:=[.Z4]*1000000" office:value-type="float" office:value="1398.6">
            <text:p>1398.6</text:p>
          </table:table-cell>
          <table:table-cell table:formula="of:=[.AA4]*1000000" office:value-type="float" office:value="0.00000015731">
            <text:p>1.5731E-007</text:p>
          </table:table-cell>
          <table:table-cell table:formula="of:=[.AB4]*1000000" office:value-type="float" office:value="0.000000017175">
            <text:p>1.7175E-008</text:p>
          </table:table-cell>
          <table:table-cell table:formula="of:=[.AC4]*1000000" office:value-type="float" office:value="0.00000036363">
            <text:p>3.6363E-007</text:p>
          </table:table-cell>
          <table:table-cell table:formula="of:=[.AD4]*1000000" office:value-type="float" office:value="0">
            <text:p>0</text:p>
          </table:table-cell>
          <table:table-cell table:formula="of:=[.AE4]*1000000" office:value-type="float" office:value="0.000000000085769">
            <text:p>8.5769E-011</text:p>
          </table:table-cell>
          <table:table-cell table:formula="of:=[.AF4]*1000000" office:value-type="float" office:value="0.0000035104">
            <text:p>3.5104E-006</text:p>
          </table:table-cell>
          <table:table-cell table:formula="of:=[.AG4]*1000000" office:value-type="float" office:value="0.00000000025781">
            <text:p>2.5781E-010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1.5727e-13</text:p>
          </table:table-cell>
          <table:table-cell table:style-name="ce1" office:value-type="string">
            <text:p>1.7169e-14</text:p>
          </table:table-cell>
          <table:table-cell table:style-name="ce1" office:value-type="string">
            <text:p>3.6357e-13</text:p>
          </table:table-cell>
          <table:table-cell table:style-name="ce1" office:value-type="string">
            <text:p>1.405e-16</text:p>
          </table:table-cell>
          <table:table-cell table:style-name="ce1" office:value-type="string">
            <text:p>8.5833e-17</text:p>
          </table:table-cell>
          <table:table-cell table:style-name="ce1" office:value-type="string">
            <text:p>3.5104e-12</text:p>
          </table:table-cell>
          <table:table-cell table:style-name="ce1" office:value-type="string">
            <text:p>2.5781e-16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1.5731e-13</text:p>
          </table:table-cell>
          <table:table-cell table:style-name="ce1" office:value-type="string">
            <text:p>1.7175e-14</text:p>
          </table:table-cell>
          <table:table-cell table:style-name="ce1" office:value-type="string">
            <text:p>3.6363e-13</text:p>
          </table:table-cell>
          <table:table-cell office:value-type="float" office:value="0">
            <text:p>0</text:p>
          </table:table-cell>
          <table:table-cell table:style-name="ce1" office:value-type="string">
            <text:p>8.5769e-17</text:p>
          </table:table-cell>
          <table:table-cell table:style-name="ce1" office:value-type="string">
            <text:p>3.5104e-12</text:p>
          </table:table-cell>
          <table:table-cell table:style-name="ce1" office:value-type="string">
            <text:p>2.5781e-16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R5]*1000000" office:value-type="float" office:value="1398.8">
            <text:p>1398.8</text:p>
          </table:table-cell>
          <table:table-cell table:formula="of:=[.S5]*1000000" office:value-type="float" office:value="0.0000004782">
            <text:p>4.782E-007</text:p>
          </table:table-cell>
          <table:table-cell table:formula="of:=[.T5]*1000000" office:value-type="float" office:value="0.000000083029">
            <text:p>0.000000083</text:p>
          </table:table-cell>
          <table:table-cell table:formula="of:=[.U5]*1000000" office:value-type="float" office:value="0.0000017092">
            <text:p>1.7092E-006</text:p>
          </table:table-cell>
          <table:table-cell table:formula="of:=[.V5]*1000000" office:value-type="float" office:value="0.00000000065057">
            <text:p>6.5057E-010</text:p>
          </table:table-cell>
          <table:table-cell table:formula="of:=[.W5]*1000000" office:value-type="float" office:value="0.00000000063761">
            <text:p>6.3761E-010</text:p>
          </table:table-cell>
          <table:table-cell table:formula="of:=[.X5]*1000000" office:value-type="float" office:value="0.0000071892">
            <text:p>7.1892E-006</text:p>
          </table:table-cell>
          <table:table-cell table:formula="of:=[.Y5]*1000000" office:value-type="float" office:value="0.00000000018949">
            <text:p>1.8949E-010</text:p>
          </table:table-cell>
          <table:table-cell table:formula="of:=[.Z5]*1000000" office:value-type="float" office:value="1398.8">
            <text:p>1398.8</text:p>
          </table:table-cell>
          <table:table-cell table:formula="of:=[.AA5]*1000000" office:value-type="float" office:value="0.00000047829">
            <text:p>4.7829E-007</text:p>
          </table:table-cell>
          <table:table-cell table:formula="of:=[.AB5]*1000000" office:value-type="float" office:value="0.000000083054">
            <text:p>8.3054E-008</text:p>
          </table:table-cell>
          <table:table-cell table:formula="of:=[.AC5]*1000000" office:value-type="float" office:value="0.0000017095">
            <text:p>1.7095E-006</text:p>
          </table:table-cell>
          <table:table-cell table:formula="of:=[.AD5]*1000000" office:value-type="float" office:value="0">
            <text:p>0</text:p>
          </table:table-cell>
          <table:table-cell table:formula="of:=[.AE5]*1000000" office:value-type="float" office:value="0.00000000063787">
            <text:p>6.3787E-010</text:p>
          </table:table-cell>
          <table:table-cell table:formula="of:=[.AF5]*1000000" office:value-type="float" office:value="0.0000071892">
            <text:p>7.1892E-006</text:p>
          </table:table-cell>
          <table:table-cell table:formula="of:=[.AG5]*1000000" office:value-type="float" office:value="0.00000000018949">
            <text:p>1.8949E-010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4.782e-13</text:p>
          </table:table-cell>
          <table:table-cell table:style-name="ce1" office:value-type="string">
            <text:p>8.3029e-14</text:p>
          </table:table-cell>
          <table:table-cell table:style-name="ce1" office:value-type="string">
            <text:p>1.7092e-12</text:p>
          </table:table-cell>
          <table:table-cell table:style-name="ce1" office:value-type="string">
            <text:p>6.5057e-16</text:p>
          </table:table-cell>
          <table:table-cell table:style-name="ce1" office:value-type="string">
            <text:p>6.3761e-16</text:p>
          </table:table-cell>
          <table:table-cell table:style-name="ce1" office:value-type="string">
            <text:p>7.1892e-12</text:p>
          </table:table-cell>
          <table:table-cell table:style-name="ce1" office:value-type="string">
            <text:p>1.8949e-16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4.7829e-13</text:p>
          </table:table-cell>
          <table:table-cell table:style-name="ce1" office:value-type="string">
            <text:p>8.3054e-14</text:p>
          </table:table-cell>
          <table:table-cell table:style-name="ce1" office:value-type="string">
            <text:p>1.7095e-12</text:p>
          </table:table-cell>
          <table:table-cell office:value-type="float" office:value="0">
            <text:p>0</text:p>
          </table:table-cell>
          <table:table-cell table:style-name="ce1" office:value-type="string">
            <text:p>6.3787e-16</text:p>
          </table:table-cell>
          <table:table-cell table:style-name="ce1" office:value-type="string">
            <text:p>7.1892e-12</text:p>
          </table:table-cell>
          <table:table-cell table:style-name="ce1" office:value-type="string">
            <text:p>1.8949e-16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R6]*1000000" office:value-type="float" office:value="1398.9">
            <text:p>1398.9</text:p>
          </table:table-cell>
          <table:table-cell table:formula="of:=[.S6]*1000000" office:value-type="float" office:value="0.0000010118">
            <text:p>1.0118E-006</text:p>
          </table:table-cell>
          <table:table-cell table:formula="of:=[.T6]*1000000" office:value-type="float" office:value="0.00000023972">
            <text:p>2.3972E-007</text:p>
          </table:table-cell>
          <table:table-cell table:formula="of:=[.U6]*1000000" office:value-type="float" office:value="0.0000046864">
            <text:p>4.6864E-006</text:p>
          </table:table-cell>
          <table:table-cell table:formula="of:=[.V6]*1000000" office:value-type="float" office:value="0.0000000017619">
            <text:p>1.7619E-009</text:p>
          </table:table-cell>
          <table:table-cell table:formula="of:=[.W6]*1000000" office:value-type="float" office:value="0.0000000020712">
            <text:p>2.0712E-009</text:p>
          </table:table-cell>
          <table:table-cell table:formula="of:=[.X6]*1000000" office:value-type="float" office:value="0.000011979">
            <text:p>0.000011979</text:p>
          </table:table-cell>
          <table:table-cell table:formula="of:=[.Y6]*1000000" office:value-type="float" office:value="0.00000000014262">
            <text:p>1.4262E-010</text:p>
          </table:table-cell>
          <table:table-cell table:formula="of:=[.Z6]*1000000" office:value-type="float" office:value="1398.9">
            <text:p>1398.9</text:p>
          </table:table-cell>
          <table:table-cell table:formula="of:=[.AA6]*1000000" office:value-type="float" office:value="0.000001012">
            <text:p>0.000001012</text:p>
          </table:table-cell>
          <table:table-cell table:formula="of:=[.AB6]*1000000" office:value-type="float" office:value="0.00000023978">
            <text:p>2.3978E-007</text:p>
          </table:table-cell>
          <table:table-cell table:formula="of:=[.AC6]*1000000" office:value-type="float" office:value="0.0000046872">
            <text:p>4.6872E-006</text:p>
          </table:table-cell>
          <table:table-cell table:formula="of:=[.AD6]*1000000" office:value-type="float" office:value="0">
            <text:p>0</text:p>
          </table:table-cell>
          <table:table-cell table:formula="of:=[.AE6]*1000000" office:value-type="float" office:value="0.0000000020724">
            <text:p>2.0724E-009</text:p>
          </table:table-cell>
          <table:table-cell table:formula="of:=[.AF6]*1000000" office:value-type="float" office:value="0.000011979">
            <text:p>0.000011979</text:p>
          </table:table-cell>
          <table:table-cell table:formula="of:=[.AG6]*1000000" office:value-type="float" office:value="0.00000000014262">
            <text:p>1.4262E-010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0118e-12</text:p>
          </table:table-cell>
          <table:table-cell table:style-name="ce1" office:value-type="string">
            <text:p>2.3972e-13</text:p>
          </table:table-cell>
          <table:table-cell table:style-name="ce1" office:value-type="string">
            <text:p>4.6864e-12</text:p>
          </table:table-cell>
          <table:table-cell table:style-name="ce1" office:value-type="string">
            <text:p>1.7619e-15</text:p>
          </table:table-cell>
          <table:table-cell table:style-name="ce1" office:value-type="string">
            <text:p>2.0712e-15</text:p>
          </table:table-cell>
          <table:table-cell table:style-name="ce1" office:value-type="string">
            <text:p>1.1979e-11</text:p>
          </table:table-cell>
          <table:table-cell table:style-name="ce1" office:value-type="string">
            <text:p>1.4262e-16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012e-12</text:p>
          </table:table-cell>
          <table:table-cell table:style-name="ce1" office:value-type="string">
            <text:p>2.3978e-13</text:p>
          </table:table-cell>
          <table:table-cell table:style-name="ce1" office:value-type="string">
            <text:p>4.6872e-12</text:p>
          </table:table-cell>
          <table:table-cell office:value-type="float" office:value="0">
            <text:p>0</text:p>
          </table:table-cell>
          <table:table-cell table:style-name="ce1" office:value-type="string">
            <text:p>2.0724e-15</text:p>
          </table:table-cell>
          <table:table-cell table:style-name="ce1" office:value-type="string">
            <text:p>1.1979e-11</text:p>
          </table:table-cell>
          <table:table-cell table:style-name="ce1" office:value-type="string">
            <text:p>1.4262e-16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R7]*1000000" office:value-type="float" office:value="1399">
            <text:p>1399</text:p>
          </table:table-cell>
          <table:table-cell table:formula="of:=[.S7]*1000000" office:value-type="float" office:value="0.0000017836">
            <text:p>1.7836E-006</text:p>
          </table:table-cell>
          <table:table-cell table:formula="of:=[.T7]*1000000" office:value-type="float" office:value="0.00000052862">
            <text:p>5.2862E-007</text:p>
          </table:table-cell>
          <table:table-cell table:formula="of:=[.U7]*1000000" office:value-type="float" office:value="0.0000098654">
            <text:p>9.8654E-006</text:p>
          </table:table-cell>
          <table:table-cell table:formula="of:=[.V7]*1000000" office:value-type="float" office:value="0.0000000036506">
            <text:p>3.6506E-009</text:p>
          </table:table-cell>
          <table:table-cell table:formula="of:=[.W7]*1000000" office:value-type="float" office:value="0.0000000044628">
            <text:p>4.4628E-009</text:p>
          </table:table-cell>
          <table:table-cell table:formula="of:=[.X7]*1000000" office:value-type="float" office:value="0.000017964">
            <text:p>0.000017964</text:p>
          </table:table-cell>
          <table:table-cell table:formula="of:=[.Y7]*1000000" office:value-type="float" office:value="0.00000000011101">
            <text:p>1.1101E-010</text:p>
          </table:table-cell>
          <table:table-cell table:formula="of:=[.Z7]*1000000" office:value-type="float" office:value="1399">
            <text:p>1399</text:p>
          </table:table-cell>
          <table:table-cell table:formula="of:=[.AA7]*1000000" office:value-type="float" office:value="0.000001784">
            <text:p>0.000001784</text:p>
          </table:table-cell>
          <table:table-cell table:formula="of:=[.AB7]*1000000" office:value-type="float" office:value="0.00000052874">
            <text:p>5.2874E-007</text:p>
          </table:table-cell>
          <table:table-cell table:formula="of:=[.AC7]*1000000" office:value-type="float" office:value="0.0000098668">
            <text:p>9.8668E-006</text:p>
          </table:table-cell>
          <table:table-cell table:formula="of:=[.AD7]*1000000" office:value-type="float" office:value="0">
            <text:p>0</text:p>
          </table:table-cell>
          <table:table-cell table:formula="of:=[.AE7]*1000000" office:value-type="float" office:value="0.0000000044651">
            <text:p>4.4651E-009</text:p>
          </table:table-cell>
          <table:table-cell table:formula="of:=[.AF7]*1000000" office:value-type="float" office:value="0.000017964">
            <text:p>0.000017964</text:p>
          </table:table-cell>
          <table:table-cell table:formula="of:=[.AG7]*1000000" office:value-type="float" office:value="0.00000000011101">
            <text:p>1.1101E-010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1.7836e-12</text:p>
          </table:table-cell>
          <table:table-cell table:style-name="ce1" office:value-type="string">
            <text:p>5.2862e-13</text:p>
          </table:table-cell>
          <table:table-cell table:style-name="ce1" office:value-type="string">
            <text:p>9.8654e-12</text:p>
          </table:table-cell>
          <table:table-cell table:style-name="ce1" office:value-type="string">
            <text:p>3.6506e-15</text:p>
          </table:table-cell>
          <table:table-cell table:style-name="ce1" office:value-type="string">
            <text:p>4.4628e-15</text:p>
          </table:table-cell>
          <table:table-cell table:style-name="ce1" office:value-type="string">
            <text:p>1.7964e-11</text:p>
          </table:table-cell>
          <table:table-cell table:style-name="ce1" office:value-type="string">
            <text:p>1.1101e-16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1.784e-12</text:p>
          </table:table-cell>
          <table:table-cell table:style-name="ce1" office:value-type="string">
            <text:p>5.2874e-13</text:p>
          </table:table-cell>
          <table:table-cell table:style-name="ce1" office:value-type="string">
            <text:p>9.8668e-12</text:p>
          </table:table-cell>
          <table:table-cell office:value-type="float" office:value="0">
            <text:p>0</text:p>
          </table:table-cell>
          <table:table-cell table:style-name="ce1" office:value-type="string">
            <text:p>4.4651e-15</text:p>
          </table:table-cell>
          <table:table-cell table:style-name="ce1" office:value-type="string">
            <text:p>1.7964e-11</text:p>
          </table:table-cell>
          <table:table-cell table:style-name="ce1" office:value-type="string">
            <text:p>1.1101e-16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R8]*1000000" office:value-type="float" office:value="1399.1">
            <text:p>1399.1</text:p>
          </table:table-cell>
          <table:table-cell table:formula="of:=[.S8]*1000000" office:value-type="float" office:value="0.0000028504">
            <text:p>2.8504E-006</text:p>
          </table:table-cell>
          <table:table-cell table:formula="of:=[.T8]*1000000" office:value-type="float" office:value="0.0000010081">
            <text:p>1.0081E-006</text:p>
          </table:table-cell>
          <table:table-cell table:formula="of:=[.U8]*1000000" office:value-type="float" office:value="0.000018234">
            <text:p>0.000018234</text:p>
          </table:table-cell>
          <table:table-cell table:formula="of:=[.V8]*1000000" office:value-type="float" office:value="0.0000000065791">
            <text:p>6.5791E-009</text:p>
          </table:table-cell>
          <table:table-cell table:formula="of:=[.W8]*1000000" office:value-type="float" office:value="0.0000000080823">
            <text:p>8.0823E-009</text:p>
          </table:table-cell>
          <table:table-cell table:formula="of:=[.X8]*1000000" office:value-type="float" office:value="0.000025382">
            <text:p>0.000025382</text:p>
          </table:table-cell>
          <table:table-cell table:formula="of:=[.Y8]*1000000" office:value-type="float" office:value="0.000000000089084">
            <text:p>8.9084E-011</text:p>
          </table:table-cell>
          <table:table-cell table:formula="of:=[.Z8]*1000000" office:value-type="float" office:value="1399.1">
            <text:p>1399.1</text:p>
          </table:table-cell>
          <table:table-cell table:formula="of:=[.AA8]*1000000" office:value-type="float" office:value="0.0000028508">
            <text:p>2.8508E-006</text:p>
          </table:table-cell>
          <table:table-cell table:formula="of:=[.AB8]*1000000" office:value-type="float" office:value="0.0000010083">
            <text:p>1.0083E-006</text:p>
          </table:table-cell>
          <table:table-cell table:formula="of:=[.AC8]*1000000" office:value-type="float" office:value="0.000018236">
            <text:p>0.000018236</text:p>
          </table:table-cell>
          <table:table-cell table:formula="of:=[.AD8]*1000000" office:value-type="float" office:value="0">
            <text:p>0</text:p>
          </table:table-cell>
          <table:table-cell table:formula="of:=[.AE8]*1000000" office:value-type="float" office:value="0.0000000080859">
            <text:p>8.0859E-009</text:p>
          </table:table-cell>
          <table:table-cell table:formula="of:=[.AF8]*1000000" office:value-type="float" office:value="0.000025382">
            <text:p>0.000025382</text:p>
          </table:table-cell>
          <table:table-cell table:formula="of:=[.AG8]*1000000" office:value-type="float" office:value="0.000000000089084">
            <text:p>8.9084E-011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2.8504e-12</text:p>
          </table:table-cell>
          <table:table-cell table:style-name="ce1" office:value-type="string">
            <text:p>1.0081e-12</text:p>
          </table:table-cell>
          <table:table-cell table:style-name="ce1" office:value-type="string">
            <text:p>1.8234e-11</text:p>
          </table:table-cell>
          <table:table-cell table:style-name="ce1" office:value-type="string">
            <text:p>6.5791e-15</text:p>
          </table:table-cell>
          <table:table-cell table:style-name="ce1" office:value-type="string">
            <text:p>8.0823e-15</text:p>
          </table:table-cell>
          <table:table-cell table:style-name="ce1" office:value-type="string">
            <text:p>2.5382e-11</text:p>
          </table:table-cell>
          <table:table-cell table:style-name="ce1" office:value-type="string">
            <text:p>8.9084e-17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2.8508e-12</text:p>
          </table:table-cell>
          <table:table-cell table:style-name="ce1" office:value-type="string">
            <text:p>1.0083e-12</text:p>
          </table:table-cell>
          <table:table-cell table:style-name="ce1" office:value-type="string">
            <text:p>1.8236e-11</text:p>
          </table:table-cell>
          <table:table-cell office:value-type="float" office:value="0">
            <text:p>0</text:p>
          </table:table-cell>
          <table:table-cell table:style-name="ce1" office:value-type="string">
            <text:p>8.0859e-15</text:p>
          </table:table-cell>
          <table:table-cell table:style-name="ce1" office:value-type="string">
            <text:p>2.5382e-11</text:p>
          </table:table-cell>
          <table:table-cell table:style-name="ce1" office:value-type="string">
            <text:p>8.9084e-17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R9]*1000000" office:value-type="float" office:value="1399.1">
            <text:p>1399.1</text:p>
          </table:table-cell>
          <table:table-cell table:formula="of:=[.S9]*1000000" office:value-type="float" office:value="0.0000043468">
            <text:p>4.3468E-006</text:p>
          </table:table-cell>
          <table:table-cell table:formula="of:=[.T9]*1000000" office:value-type="float" office:value="0.000001793">
            <text:p>0.000001793</text:p>
          </table:table-cell>
          <table:table-cell table:formula="of:=[.U9]*1000000" office:value-type="float" office:value="0.000031931">
            <text:p>0.000031931</text:p>
          </table:table-cell>
          <table:table-cell table:formula="of:=[.V9]*1000000" office:value-type="float" office:value="0.000000011103">
            <text:p>1.1103E-008</text:p>
          </table:table-cell>
          <table:table-cell table:formula="of:=[.W9]*1000000" office:value-type="float" office:value="0.000000014316">
            <text:p>1.4316E-008</text:p>
          </table:table-cell>
          <table:table-cell table:formula="of:=[.X9]*1000000" office:value-type="float" office:value="0.000034847">
            <text:p>0.000034847</text:p>
          </table:table-cell>
          <table:table-cell table:formula="of:=[.Y9]*1000000" office:value-type="float" office:value="0.000000000073156">
            <text:p>7.3156E-011</text:p>
          </table:table-cell>
          <table:table-cell table:formula="of:=[.Z9]*1000000" office:value-type="float" office:value="1399.1">
            <text:p>1399.1</text:p>
          </table:table-cell>
          <table:table-cell table:formula="of:=[.AA9]*1000000" office:value-type="float" office:value="0.0000043475">
            <text:p>4.3475E-006</text:p>
          </table:table-cell>
          <table:table-cell table:formula="of:=[.AB9]*1000000" office:value-type="float" office:value="0.0000017933">
            <text:p>1.7933E-006</text:p>
          </table:table-cell>
          <table:table-cell table:formula="of:=[.AC9]*1000000" office:value-type="float" office:value="0.000031935">
            <text:p>0.000031935</text:p>
          </table:table-cell>
          <table:table-cell table:formula="of:=[.AD9]*1000000" office:value-type="float" office:value="0">
            <text:p>0</text:p>
          </table:table-cell>
          <table:table-cell table:formula="of:=[.AE9]*1000000" office:value-type="float" office:value="0.000000014323">
            <text:p>1.4323E-008</text:p>
          </table:table-cell>
          <table:table-cell table:formula="of:=[.AF9]*1000000" office:value-type="float" office:value="0.000034847">
            <text:p>0.000034847</text:p>
          </table:table-cell>
          <table:table-cell table:formula="of:=[.AG9]*1000000" office:value-type="float" office:value="0.000000000073156">
            <text:p>7.3156E-011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4.3468e-12</text:p>
          </table:table-cell>
          <table:table-cell table:style-name="ce1" office:value-type="string">
            <text:p>1.793e-12</text:p>
          </table:table-cell>
          <table:table-cell table:style-name="ce1" office:value-type="string">
            <text:p>3.1931e-11</text:p>
          </table:table-cell>
          <table:table-cell table:style-name="ce1" office:value-type="string">
            <text:p>1.1103e-14</text:p>
          </table:table-cell>
          <table:table-cell table:style-name="ce1" office:value-type="string">
            <text:p>1.4316e-14</text:p>
          </table:table-cell>
          <table:table-cell table:style-name="ce1" office:value-type="string">
            <text:p>3.4847e-11</text:p>
          </table:table-cell>
          <table:table-cell table:style-name="ce1" office:value-type="string">
            <text:p>7.3156e-17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4.3475e-12</text:p>
          </table:table-cell>
          <table:table-cell table:style-name="ce1" office:value-type="string">
            <text:p>1.7933e-12</text:p>
          </table:table-cell>
          <table:table-cell table:style-name="ce1" office:value-type="string">
            <text:p>3.1935e-11</text:p>
          </table:table-cell>
          <table:table-cell office:value-type="float" office:value="0">
            <text:p>0</text:p>
          </table:table-cell>
          <table:table-cell table:style-name="ce1" office:value-type="string">
            <text:p>1.4323e-14</text:p>
          </table:table-cell>
          <table:table-cell table:style-name="ce1" office:value-type="string">
            <text:p>3.4847e-11</text:p>
          </table:table-cell>
          <table:table-cell table:style-name="ce1" office:value-type="string">
            <text:p>7.3156e-17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R10]*1000000" office:value-type="float" office:value="1399.2">
            <text:p>1399.2</text:p>
          </table:table-cell>
          <table:table-cell table:formula="of:=[.S10]*1000000" office:value-type="float" office:value="0.0000061455">
            <text:p>6.1455E-006</text:p>
          </table:table-cell>
          <table:table-cell table:formula="of:=[.T10]*1000000" office:value-type="float" office:value="0.0000028694">
            <text:p>2.8694E-006</text:p>
          </table:table-cell>
          <table:table-cell table:formula="of:=[.U10]*1000000" office:value-type="float" office:value="0.000050952">
            <text:p>0.000050952</text:p>
          </table:table-cell>
          <table:table-cell table:formula="of:=[.V10]*1000000" office:value-type="float" office:value="0.000000017017">
            <text:p>0.000000017</text:p>
          </table:table-cell>
          <table:table-cell table:formula="of:=[.W10]*1000000" office:value-type="float" office:value="0.00000002486">
            <text:p>2.486E-008</text:p>
          </table:table-cell>
          <table:table-cell table:formula="of:=[.X10]*1000000" office:value-type="float" office:value="0.000045317">
            <text:p>0.000045317</text:p>
          </table:table-cell>
          <table:table-cell table:formula="of:=[.Y10]*1000000" office:value-type="float" office:value="0.000000000062818">
            <text:p>6.2818E-011</text:p>
          </table:table-cell>
          <table:table-cell table:formula="of:=[.Z10]*1000000" office:value-type="float" office:value="1399.2">
            <text:p>1399.2</text:p>
          </table:table-cell>
          <table:table-cell table:formula="of:=[.AA10]*1000000" office:value-type="float" office:value="0.0000061464">
            <text:p>6.1464E-006</text:p>
          </table:table-cell>
          <table:table-cell table:formula="of:=[.AB10]*1000000" office:value-type="float" office:value="0.0000028698">
            <text:p>2.8698E-006</text:p>
          </table:table-cell>
          <table:table-cell table:formula="of:=[.AC10]*1000000" office:value-type="float" office:value="0.000050959">
            <text:p>0.000050959</text:p>
          </table:table-cell>
          <table:table-cell table:formula="of:=[.AD10]*1000000" office:value-type="float" office:value="0">
            <text:p>0</text:p>
          </table:table-cell>
          <table:table-cell table:formula="of:=[.AE10]*1000000" office:value-type="float" office:value="0.000000024871">
            <text:p>2.4871E-008</text:p>
          </table:table-cell>
          <table:table-cell table:formula="of:=[.AF10]*1000000" office:value-type="float" office:value="0.000045317">
            <text:p>0.000045317</text:p>
          </table:table-cell>
          <table:table-cell table:formula="of:=[.AG10]*1000000" office:value-type="float" office:value="0.000000000062818">
            <text:p>6.2818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6.1455e-12</text:p>
          </table:table-cell>
          <table:table-cell table:style-name="ce1" office:value-type="string">
            <text:p>2.8694e-12</text:p>
          </table:table-cell>
          <table:table-cell table:style-name="ce1" office:value-type="string">
            <text:p>5.0952e-11</text:p>
          </table:table-cell>
          <table:table-cell table:style-name="ce1" office:value-type="string">
            <text:p>1.7017e-14</text:p>
          </table:table-cell>
          <table:table-cell table:style-name="ce1" office:value-type="string">
            <text:p>2.486e-14</text:p>
          </table:table-cell>
          <table:table-cell table:style-name="ce1" office:value-type="string">
            <text:p>4.5317e-11</text:p>
          </table:table-cell>
          <table:table-cell table:style-name="ce1" office:value-type="string">
            <text:p>6.2818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6.1464e-12</text:p>
          </table:table-cell>
          <table:table-cell table:style-name="ce1" office:value-type="string">
            <text:p>2.8698e-12</text:p>
          </table:table-cell>
          <table:table-cell table:style-name="ce1" office:value-type="string">
            <text:p>5.0959e-11</text:p>
          </table:table-cell>
          <table:table-cell office:value-type="float" office:value="0">
            <text:p>0</text:p>
          </table:table-cell>
          <table:table-cell table:style-name="ce1" office:value-type="string">
            <text:p>2.4871e-14</text:p>
          </table:table-cell>
          <table:table-cell table:style-name="ce1" office:value-type="string">
            <text:p>4.5317e-11</text:p>
          </table:table-cell>
          <table:table-cell table:style-name="ce1" office:value-type="string">
            <text:p>6.2818e-17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R11]*1000000" office:value-type="float" office:value="1399.2">
            <text:p>1399.2</text:p>
          </table:table-cell>
          <table:table-cell table:formula="of:=[.S11]*1000000" office:value-type="float" office:value="0.000008475">
            <text:p>0.000008475</text:p>
          </table:table-cell>
          <table:table-cell table:formula="of:=[.T11]*1000000" office:value-type="float" office:value="0.0000044374">
            <text:p>4.4374E-006</text:p>
          </table:table-cell>
          <table:table-cell table:formula="of:=[.U11]*1000000" office:value-type="float" office:value="0.000079061">
            <text:p>0.000079061</text:p>
          </table:table-cell>
          <table:table-cell table:formula="of:=[.V11]*1000000" office:value-type="float" office:value="0.0000000253">
            <text:p>2.53E-008</text:p>
          </table:table-cell>
          <table:table-cell table:formula="of:=[.W11]*1000000" office:value-type="float" office:value="0.000000045741">
            <text:p>4.5741E-008</text:p>
          </table:table-cell>
          <table:table-cell table:formula="of:=[.X11]*1000000" office:value-type="float" office:value="0.000057921">
            <text:p>0.000057921</text:p>
          </table:table-cell>
          <table:table-cell table:formula="of:=[.Y11]*1000000" office:value-type="float" office:value="0.000000000055293">
            <text:p>5.5293E-011</text:p>
          </table:table-cell>
          <table:table-cell table:formula="of:=[.Z11]*1000000" office:value-type="float" office:value="1399.2">
            <text:p>1399.2</text:p>
          </table:table-cell>
          <table:table-cell table:formula="of:=[.AA11]*1000000" office:value-type="float" office:value="0.0000084762">
            <text:p>8.4762E-006</text:p>
          </table:table-cell>
          <table:table-cell table:formula="of:=[.AB11]*1000000" office:value-type="float" office:value="0.0000044381">
            <text:p>4.4381E-006</text:p>
          </table:table-cell>
          <table:table-cell table:formula="of:=[.AC11]*1000000" office:value-type="float" office:value="0.000079071">
            <text:p>0.000079071</text:p>
          </table:table-cell>
          <table:table-cell table:formula="of:=[.AD11]*1000000" office:value-type="float" office:value="0">
            <text:p>0</text:p>
          </table:table-cell>
          <table:table-cell table:formula="of:=[.AE11]*1000000" office:value-type="float" office:value="0.000000045764">
            <text:p>4.5764E-008</text:p>
          </table:table-cell>
          <table:table-cell table:formula="of:=[.AF11]*1000000" office:value-type="float" office:value="0.000057921">
            <text:p>0.000057921</text:p>
          </table:table-cell>
          <table:table-cell table:formula="of:=[.AG11]*1000000" office:value-type="float" office:value="0.000000000055293">
            <text:p>5.5293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8.475e-12</text:p>
          </table:table-cell>
          <table:table-cell table:style-name="ce1" office:value-type="string">
            <text:p>4.4374e-12</text:p>
          </table:table-cell>
          <table:table-cell table:style-name="ce1" office:value-type="string">
            <text:p>7.9061e-11</text:p>
          </table:table-cell>
          <table:table-cell table:style-name="ce1" office:value-type="string">
            <text:p>2.53e-14</text:p>
          </table:table-cell>
          <table:table-cell table:style-name="ce1" office:value-type="string">
            <text:p>4.5741e-14</text:p>
          </table:table-cell>
          <table:table-cell table:style-name="ce1" office:value-type="string">
            <text:p>5.7921e-11</text:p>
          </table:table-cell>
          <table:table-cell table:style-name="ce1" office:value-type="string">
            <text:p>5.5293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8.4762e-12</text:p>
          </table:table-cell>
          <table:table-cell table:style-name="ce1" office:value-type="string">
            <text:p>4.4381e-12</text:p>
          </table:table-cell>
          <table:table-cell table:style-name="ce1" office:value-type="string">
            <text:p>7.9071e-11</text:p>
          </table:table-cell>
          <table:table-cell office:value-type="float" office:value="0">
            <text:p>0</text:p>
          </table:table-cell>
          <table:table-cell table:style-name="ce1" office:value-type="string">
            <text:p>4.5764e-14</text:p>
          </table:table-cell>
          <table:table-cell table:style-name="ce1" office:value-type="string">
            <text:p>5.7921e-11</text:p>
          </table:table-cell>
          <table:table-cell table:style-name="ce1" office:value-type="string">
            <text:p>5.5293e-17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R12]*1000000" office:value-type="float" office:value="1399.2">
            <text:p>1399.2</text:p>
          </table:table-cell>
          <table:table-cell table:formula="of:=[.S12]*1000000" office:value-type="float" office:value="0.000011384">
            <text:p>0.000011384</text:p>
          </table:table-cell>
          <table:table-cell table:formula="of:=[.T12]*1000000" office:value-type="float" office:value="0.0000066258">
            <text:p>6.6258E-006</text:p>
          </table:table-cell>
          <table:table-cell table:formula="of:=[.U12]*1000000" office:value-type="float" office:value="0.00011879">
            <text:p>0.00011879</text:p>
          </table:table-cell>
          <table:table-cell table:formula="of:=[.V12]*1000000" office:value-type="float" office:value="0.000000036465">
            <text:p>3.6465E-008</text:p>
          </table:table-cell>
          <table:table-cell table:formula="of:=[.W12]*1000000" office:value-type="float" office:value="0.000000087841">
            <text:p>8.7841E-008</text:p>
          </table:table-cell>
          <table:table-cell table:formula="of:=[.X12]*1000000" office:value-type="float" office:value="0.000072657">
            <text:p>0.000072657</text:p>
          </table:table-cell>
          <table:table-cell table:formula="of:=[.Y12]*1000000" office:value-type="float" office:value="0.000000000049968">
            <text:p>4.9968E-011</text:p>
          </table:table-cell>
          <table:table-cell table:formula="of:=[.Z12]*1000000" office:value-type="float" office:value="1399.2">
            <text:p>1399.2</text:p>
          </table:table-cell>
          <table:table-cell table:formula="of:=[.AA12]*1000000" office:value-type="float" office:value="0.000011386">
            <text:p>0.000011386</text:p>
          </table:table-cell>
          <table:table-cell table:formula="of:=[.AB12]*1000000" office:value-type="float" office:value="0.0000066268">
            <text:p>6.6268E-006</text:p>
          </table:table-cell>
          <table:table-cell table:formula="of:=[.AC12]*1000000" office:value-type="float" office:value="0.00011881">
            <text:p>0.00011881</text:p>
          </table:table-cell>
          <table:table-cell table:formula="of:=[.AD12]*1000000" office:value-type="float" office:value="0">
            <text:p>0</text:p>
          </table:table-cell>
          <table:table-cell table:formula="of:=[.AE12]*1000000" office:value-type="float" office:value="0.00000008789">
            <text:p>8.789E-008</text:p>
          </table:table-cell>
          <table:table-cell table:formula="of:=[.AF12]*1000000" office:value-type="float" office:value="0.000072657">
            <text:p>0.000072657</text:p>
          </table:table-cell>
          <table:table-cell table:formula="of:=[.AG12]*1000000" office:value-type="float" office:value="0.000000000049968">
            <text:p>4.9968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1384e-11</text:p>
          </table:table-cell>
          <table:table-cell table:style-name="ce1" office:value-type="string">
            <text:p>6.6258e-12</text:p>
          </table:table-cell>
          <table:table-cell table:style-name="ce1" office:value-type="string">
            <text:p>1.1879e-10</text:p>
          </table:table-cell>
          <table:table-cell table:style-name="ce1" office:value-type="string">
            <text:p>3.6465e-14</text:p>
          </table:table-cell>
          <table:table-cell table:style-name="ce1" office:value-type="string">
            <text:p>8.7841e-14</text:p>
          </table:table-cell>
          <table:table-cell table:style-name="ce1" office:value-type="string">
            <text:p>7.2657e-11</text:p>
          </table:table-cell>
          <table:table-cell table:style-name="ce1" office:value-type="string">
            <text:p>4.9968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1386e-11</text:p>
          </table:table-cell>
          <table:table-cell table:style-name="ce1" office:value-type="string">
            <text:p>6.6268e-12</text:p>
          </table:table-cell>
          <table:table-cell table:style-name="ce1" office:value-type="string">
            <text:p>1.1881e-10</text:p>
          </table:table-cell>
          <table:table-cell office:value-type="float" office:value="0">
            <text:p>0</text:p>
          </table:table-cell>
          <table:table-cell table:style-name="ce1" office:value-type="string">
            <text:p>8.789e-14</text:p>
          </table:table-cell>
          <table:table-cell table:style-name="ce1" office:value-type="string">
            <text:p>7.2657e-11</text:p>
          </table:table-cell>
          <table:table-cell table:style-name="ce1" office:value-type="string">
            <text:p>4.9968e-17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R13]*1000000" office:value-type="float" office:value="1399.2">
            <text:p>1399.2</text:p>
          </table:table-cell>
          <table:table-cell table:formula="of:=[.S13]*1000000" office:value-type="float" office:value="0.000014689">
            <text:p>0.000014689</text:p>
          </table:table-cell>
          <table:table-cell table:formula="of:=[.T13]*1000000" office:value-type="float" office:value="0.000009374">
            <text:p>0.000009374</text:p>
          </table:table-cell>
          <table:table-cell table:formula="of:=[.U13]*1000000" office:value-type="float" office:value="0.00016928">
            <text:p>0.00016928</text:p>
          </table:table-cell>
          <table:table-cell table:formula="of:=[.V13]*1000000" office:value-type="float" office:value="0.000000050151">
            <text:p>5.0151E-008</text:p>
          </table:table-cell>
          <table:table-cell table:formula="of:=[.W13]*1000000" office:value-type="float" office:value="0.00000016664">
            <text:p>1.6664E-007</text:p>
          </table:table-cell>
          <table:table-cell table:formula="of:=[.X13]*1000000" office:value-type="float" office:value="0.000088512">
            <text:p>0.000088512</text:p>
          </table:table-cell>
          <table:table-cell table:formula="of:=[.Y13]*1000000" office:value-type="float" office:value="0.000000000046436">
            <text:p>4.6436E-011</text:p>
          </table:table-cell>
          <table:table-cell table:formula="of:=[.Z13]*1000000" office:value-type="float" office:value="1399.2">
            <text:p>1399.2</text:p>
          </table:table-cell>
          <table:table-cell table:formula="of:=[.AA13]*1000000" office:value-type="float" office:value="0.000014691">
            <text:p>0.000014691</text:p>
          </table:table-cell>
          <table:table-cell table:formula="of:=[.AB13]*1000000" office:value-type="float" office:value="0.0000093753">
            <text:p>9.3753E-006</text:p>
          </table:table-cell>
          <table:table-cell table:formula="of:=[.AC13]*1000000" office:value-type="float" office:value="0.0001693">
            <text:p>0.0001693</text:p>
          </table:table-cell>
          <table:table-cell table:formula="of:=[.AD13]*1000000" office:value-type="float" office:value="0">
            <text:p>0</text:p>
          </table:table-cell>
          <table:table-cell table:formula="of:=[.AE13]*1000000" office:value-type="float" office:value="0.00000016674">
            <text:p>1.6674E-007</text:p>
          </table:table-cell>
          <table:table-cell table:formula="of:=[.AF13]*1000000" office:value-type="float" office:value="0.000088512">
            <text:p>0.000088512</text:p>
          </table:table-cell>
          <table:table-cell table:formula="of:=[.AG13]*1000000" office:value-type="float" office:value="0.000000000046436">
            <text:p>4.6436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4689e-11</text:p>
          </table:table-cell>
          <table:table-cell table:style-name="ce1" office:value-type="string">
            <text:p>9.374e-12</text:p>
          </table:table-cell>
          <table:table-cell table:style-name="ce1" office:value-type="string">
            <text:p>1.6928e-10</text:p>
          </table:table-cell>
          <table:table-cell table:style-name="ce1" office:value-type="string">
            <text:p>5.0151e-14</text:p>
          </table:table-cell>
          <table:table-cell table:style-name="ce1" office:value-type="string">
            <text:p>1.6664e-13</text:p>
          </table:table-cell>
          <table:table-cell table:style-name="ce1" office:value-type="string">
            <text:p>8.8512e-11</text:p>
          </table:table-cell>
          <table:table-cell table:style-name="ce1" office:value-type="string">
            <text:p>4.6436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4691e-11</text:p>
          </table:table-cell>
          <table:table-cell table:style-name="ce1" office:value-type="string">
            <text:p>9.3753e-12</text:p>
          </table:table-cell>
          <table:table-cell table:style-name="ce1" office:value-type="string">
            <text:p>1.693e-10</text:p>
          </table:table-cell>
          <table:table-cell office:value-type="float" office:value="0">
            <text:p>0</text:p>
          </table:table-cell>
          <table:table-cell table:style-name="ce1" office:value-type="string">
            <text:p>1.6674e-13</text:p>
          </table:table-cell>
          <table:table-cell table:style-name="ce1" office:value-type="string">
            <text:p>8.8512e-11</text:p>
          </table:table-cell>
          <table:table-cell table:style-name="ce1" office:value-type="string">
            <text:p>4.6436e-17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R14]*1000000" office:value-type="float" office:value="1399.3">
            <text:p>1399.3</text:p>
          </table:table-cell>
          <table:table-cell table:formula="of:=[.S14]*1000000" office:value-type="float" office:value="0.000018531">
            <text:p>0.000018531</text:p>
          </table:table-cell>
          <table:table-cell table:formula="of:=[.T14]*1000000" office:value-type="float" office:value="0.000012866">
            <text:p>0.000012866</text:p>
          </table:table-cell>
          <table:table-cell table:formula="of:=[.U14]*1000000" office:value-type="float" office:value="0.00023426">
            <text:p>0.00023426</text:p>
          </table:table-cell>
          <table:table-cell table:formula="of:=[.V14]*1000000" office:value-type="float" office:value="0.000000067265">
            <text:p>6.7265E-008</text:p>
          </table:table-cell>
          <table:table-cell table:formula="of:=[.W14]*1000000" office:value-type="float" office:value="0.00000031904">
            <text:p>0.000000319</text:p>
          </table:table-cell>
          <table:table-cell table:formula="of:=[.X14]*1000000" office:value-type="float" office:value="0.00010616">
            <text:p>0.00010616</text:p>
          </table:table-cell>
          <table:table-cell table:formula="of:=[.Y14]*1000000" office:value-type="float" office:value="0.00000000004396">
            <text:p>4.396E-011</text:p>
          </table:table-cell>
          <table:table-cell table:formula="of:=[.Z14]*1000000" office:value-type="float" office:value="1399.3">
            <text:p>1399.3</text:p>
          </table:table-cell>
          <table:table-cell table:formula="of:=[.AA14]*1000000" office:value-type="float" office:value="0.000018534">
            <text:p>0.000018534</text:p>
          </table:table-cell>
          <table:table-cell table:formula="of:=[.AB14]*1000000" office:value-type="float" office:value="0.000012868">
            <text:p>0.000012868</text:p>
          </table:table-cell>
          <table:table-cell table:formula="of:=[.AC14]*1000000" office:value-type="float" office:value="0.00023429">
            <text:p>0.00023429</text:p>
          </table:table-cell>
          <table:table-cell table:formula="of:=[.AD14]*1000000" office:value-type="float" office:value="0">
            <text:p>0</text:p>
          </table:table-cell>
          <table:table-cell table:formula="of:=[.AE14]*1000000" office:value-type="float" office:value="0.00000031923">
            <text:p>3.1923E-007</text:p>
          </table:table-cell>
          <table:table-cell table:formula="of:=[.AF14]*1000000" office:value-type="float" office:value="0.00010616">
            <text:p>0.00010616</text:p>
          </table:table-cell>
          <table:table-cell table:formula="of:=[.AG14]*1000000" office:value-type="float" office:value="0.00000000004396">
            <text:p>4.396E-011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1.8531e-11</text:p>
          </table:table-cell>
          <table:table-cell table:style-name="ce1" office:value-type="string">
            <text:p>1.2866e-11</text:p>
          </table:table-cell>
          <table:table-cell table:style-name="ce1" office:value-type="string">
            <text:p>2.3426e-10</text:p>
          </table:table-cell>
          <table:table-cell table:style-name="ce1" office:value-type="string">
            <text:p>6.7265e-14</text:p>
          </table:table-cell>
          <table:table-cell table:style-name="ce1" office:value-type="string">
            <text:p>3.1904e-13</text:p>
          </table:table-cell>
          <table:table-cell table:style-name="ce1" office:value-type="string">
            <text:p>1.0616e-10</text:p>
          </table:table-cell>
          <table:table-cell table:style-name="ce1" office:value-type="string">
            <text:p>4.396e-17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1.8534e-11</text:p>
          </table:table-cell>
          <table:table-cell table:style-name="ce1" office:value-type="string">
            <text:p>1.2868e-11</text:p>
          </table:table-cell>
          <table:table-cell table:style-name="ce1" office:value-type="string">
            <text:p>2.3429e-10</text:p>
          </table:table-cell>
          <table:table-cell office:value-type="float" office:value="0">
            <text:p>0</text:p>
          </table:table-cell>
          <table:table-cell table:style-name="ce1" office:value-type="string">
            <text:p>3.1923e-13</text:p>
          </table:table-cell>
          <table:table-cell table:style-name="ce1" office:value-type="string">
            <text:p>1.0616e-10</text:p>
          </table:table-cell>
          <table:table-cell table:style-name="ce1" office:value-type="string">
            <text:p>4.396e-17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R15]*1000000" office:value-type="float" office:value="1399.3">
            <text:p>1399.3</text:p>
          </table:table-cell>
          <table:table-cell table:formula="of:=[.S15]*1000000" office:value-type="float" office:value="0.000022942">
            <text:p>0.000022942</text:p>
          </table:table-cell>
          <table:table-cell table:formula="of:=[.T15]*1000000" office:value-type="float" office:value="0.000017213">
            <text:p>0.000017213</text:p>
          </table:table-cell>
          <table:table-cell table:formula="of:=[.U15]*1000000" office:value-type="float" office:value="0.00031634">
            <text:p>0.00031634</text:p>
          </table:table-cell>
          <table:table-cell table:formula="of:=[.V15]*1000000" office:value-type="float" office:value="0.000000088439">
            <text:p>8.8439E-008</text:p>
          </table:table-cell>
          <table:table-cell table:formula="of:=[.W15]*1000000" office:value-type="float" office:value="0.00000061252">
            <text:p>6.1252E-007</text:p>
          </table:table-cell>
          <table:table-cell table:formula="of:=[.X15]*1000000" office:value-type="float" office:value="0.0001257">
            <text:p>0.0001257</text:p>
          </table:table-cell>
          <table:table-cell table:formula="of:=[.Y15]*1000000" office:value-type="float" office:value="0.000000000042217">
            <text:p>4.2217E-011</text:p>
          </table:table-cell>
          <table:table-cell table:formula="of:=[.Z15]*1000000" office:value-type="float" office:value="1399.3">
            <text:p>1399.3</text:p>
          </table:table-cell>
          <table:table-cell table:formula="of:=[.AA15]*1000000" office:value-type="float" office:value="0.000022944">
            <text:p>0.000022944</text:p>
          </table:table-cell>
          <table:table-cell table:formula="of:=[.AB15]*1000000" office:value-type="float" office:value="0.000017215">
            <text:p>0.000017215</text:p>
          </table:table-cell>
          <table:table-cell table:formula="of:=[.AC15]*1000000" office:value-type="float" office:value="0.00031637">
            <text:p>0.00031637</text:p>
          </table:table-cell>
          <table:table-cell table:formula="of:=[.AD15]*1000000" office:value-type="float" office:value="0">
            <text:p>0</text:p>
          </table:table-cell>
          <table:table-cell table:formula="of:=[.AE15]*1000000" office:value-type="float" office:value="0.0000006129">
            <text:p>6.129E-007</text:p>
          </table:table-cell>
          <table:table-cell table:formula="of:=[.AF15]*1000000" office:value-type="float" office:value="0.00012571">
            <text:p>0.00012571</text:p>
          </table:table-cell>
          <table:table-cell table:formula="of:=[.AG15]*1000000" office:value-type="float" office:value="0.000000000042217">
            <text:p>4.2217E-011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2942e-11</text:p>
          </table:table-cell>
          <table:table-cell table:style-name="ce1" office:value-type="string">
            <text:p>1.7213e-11</text:p>
          </table:table-cell>
          <table:table-cell table:style-name="ce1" office:value-type="string">
            <text:p>3.1634e-10</text:p>
          </table:table-cell>
          <table:table-cell table:style-name="ce1" office:value-type="string">
            <text:p>8.8439e-14</text:p>
          </table:table-cell>
          <table:table-cell table:style-name="ce1" office:value-type="string">
            <text:p>6.1252e-13</text:p>
          </table:table-cell>
          <table:table-cell table:style-name="ce1" office:value-type="string">
            <text:p>1.257e-10</text:p>
          </table:table-cell>
          <table:table-cell table:style-name="ce1" office:value-type="string">
            <text:p>4.2217e-17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2944e-11</text:p>
          </table:table-cell>
          <table:table-cell table:style-name="ce1" office:value-type="string">
            <text:p>1.7215e-11</text:p>
          </table:table-cell>
          <table:table-cell table:style-name="ce1" office:value-type="string">
            <text:p>3.1637e-10</text:p>
          </table:table-cell>
          <table:table-cell office:value-type="float" office:value="0">
            <text:p>0</text:p>
          </table:table-cell>
          <table:table-cell table:style-name="ce1" office:value-type="string">
            <text:p>6.129e-13</text:p>
          </table:table-cell>
          <table:table-cell table:style-name="ce1" office:value-type="string">
            <text:p>1.2571e-10</text:p>
          </table:table-cell>
          <table:table-cell table:style-name="ce1" office:value-type="string">
            <text:p>4.2217e-17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R16]*1000000" office:value-type="float" office:value="1399.3">
            <text:p>1399.3</text:p>
          </table:table-cell>
          <table:table-cell table:formula="of:=[.S16]*1000000" office:value-type="float" office:value="0.000027957">
            <text:p>0.000027957</text:p>
          </table:table-cell>
          <table:table-cell table:formula="of:=[.T16]*1000000" office:value-type="float" office:value="0.000022534">
            <text:p>0.000022534</text:p>
          </table:table-cell>
          <table:table-cell table:formula="of:=[.U16]*1000000" office:value-type="float" office:value="0.00041848">
            <text:p>0.00041848</text:p>
          </table:table-cell>
          <table:table-cell table:formula="of:=[.V16]*1000000" office:value-type="float" office:value="0.00000011453">
            <text:p>1.1453E-007</text:p>
          </table:table-cell>
          <table:table-cell table:formula="of:=[.W16]*1000000" office:value-type="float" office:value="0.0000011725">
            <text:p>1.1725E-006</text:p>
          </table:table-cell>
          <table:table-cell table:formula="of:=[.X16]*1000000" office:value-type="float" office:value="0.00014733">
            <text:p>0.00014733</text:p>
          </table:table-cell>
          <table:table-cell table:formula="of:=[.Y16]*1000000" office:value-type="float" office:value="0.000000000040984">
            <text:p>4.0984E-011</text:p>
          </table:table-cell>
          <table:table-cell table:formula="of:=[.Z16]*1000000" office:value-type="float" office:value="1399.3">
            <text:p>1399.3</text:p>
          </table:table-cell>
          <table:table-cell table:formula="of:=[.AA16]*1000000" office:value-type="float" office:value="0.00002796">
            <text:p>0.00002796</text:p>
          </table:table-cell>
          <table:table-cell table:formula="of:=[.AB16]*1000000" office:value-type="float" office:value="0.000022536">
            <text:p>0.000022536</text:p>
          </table:table-cell>
          <table:table-cell table:formula="of:=[.AC16]*1000000" office:value-type="float" office:value="0.00041853">
            <text:p>0.00041853</text:p>
          </table:table-cell>
          <table:table-cell table:formula="of:=[.AD16]*1000000" office:value-type="float" office:value="0">
            <text:p>0</text:p>
          </table:table-cell>
          <table:table-cell table:formula="of:=[.AE16]*1000000" office:value-type="float" office:value="0.0000011732">
            <text:p>1.1732E-006</text:p>
          </table:table-cell>
          <table:table-cell table:formula="of:=[.AF16]*1000000" office:value-type="float" office:value="0.00014734">
            <text:p>0.00014734</text:p>
          </table:table-cell>
          <table:table-cell table:formula="of:=[.AG16]*1000000" office:value-type="float" office:value="0.000000000040984">
            <text:p>4.0984E-011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7957e-11</text:p>
          </table:table-cell>
          <table:table-cell table:style-name="ce1" office:value-type="string">
            <text:p>2.2534e-11</text:p>
          </table:table-cell>
          <table:table-cell table:style-name="ce1" office:value-type="string">
            <text:p>4.1848e-10</text:p>
          </table:table-cell>
          <table:table-cell table:style-name="ce1" office:value-type="string">
            <text:p>1.1453e-13</text:p>
          </table:table-cell>
          <table:table-cell table:style-name="ce1" office:value-type="string">
            <text:p>1.1725e-12</text:p>
          </table:table-cell>
          <table:table-cell table:style-name="ce1" office:value-type="string">
            <text:p>1.4733e-10</text:p>
          </table:table-cell>
          <table:table-cell table:style-name="ce1" office:value-type="string">
            <text:p>4.0984e-17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2.796e-11</text:p>
          </table:table-cell>
          <table:table-cell table:style-name="ce1" office:value-type="string">
            <text:p>2.2536e-11</text:p>
          </table:table-cell>
          <table:table-cell table:style-name="ce1" office:value-type="string">
            <text:p>4.1853e-10</text:p>
          </table:table-cell>
          <table:table-cell office:value-type="float" office:value="0">
            <text:p>0</text:p>
          </table:table-cell>
          <table:table-cell table:style-name="ce1" office:value-type="string">
            <text:p>1.1732e-12</text:p>
          </table:table-cell>
          <table:table-cell table:style-name="ce1" office:value-type="string">
            <text:p>1.4734e-10</text:p>
          </table:table-cell>
          <table:table-cell table:style-name="ce1" office:value-type="string">
            <text:p>4.0984e-17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R17]*1000000" office:value-type="float" office:value="1399.3">
            <text:p>1399.3</text:p>
          </table:table-cell>
          <table:table-cell table:formula="of:=[.S17]*1000000" office:value-type="float" office:value="0.00003362">
            <text:p>0.00003362</text:p>
          </table:table-cell>
          <table:table-cell table:formula="of:=[.T17]*1000000" office:value-type="float" office:value="0.000028952">
            <text:p>0.000028952</text:p>
          </table:table-cell>
          <table:table-cell table:formula="of:=[.U17]*1000000" office:value-type="float" office:value="0.00054412">
            <text:p>0.00054412</text:p>
          </table:table-cell>
          <table:table-cell table:formula="of:=[.V17]*1000000" office:value-type="float" office:value="0.00000014682">
            <text:p>1.4682E-007</text:p>
          </table:table-cell>
          <table:table-cell table:formula="of:=[.W17]*1000000" office:value-type="float" office:value="0.0000022263">
            <text:p>2.2263E-006</text:p>
          </table:table-cell>
          <table:table-cell table:formula="of:=[.X17]*1000000" office:value-type="float" office:value="0.00017128">
            <text:p>0.00017128</text:p>
          </table:table-cell>
          <table:table-cell table:formula="of:=[.Y17]*1000000" office:value-type="float" office:value="0.000000000040104">
            <text:p>4.0104E-011</text:p>
          </table:table-cell>
          <table:table-cell table:formula="of:=[.Z17]*1000000" office:value-type="float" office:value="1399.3">
            <text:p>1399.3</text:p>
          </table:table-cell>
          <table:table-cell table:formula="of:=[.AA17]*1000000" office:value-type="float" office:value="0.000033624">
            <text:p>0.000033624</text:p>
          </table:table-cell>
          <table:table-cell table:formula="of:=[.AB17]*1000000" office:value-type="float" office:value="0.000028955">
            <text:p>0.000028955</text:p>
          </table:table-cell>
          <table:table-cell table:formula="of:=[.AC17]*1000000" office:value-type="float" office:value="0.00054418">
            <text:p>0.00054418</text:p>
          </table:table-cell>
          <table:table-cell table:formula="of:=[.AD17]*1000000" office:value-type="float" office:value="0">
            <text:p>0</text:p>
          </table:table-cell>
          <table:table-cell table:formula="of:=[.AE17]*1000000" office:value-type="float" office:value="0.0000022278">
            <text:p>2.2278E-006</text:p>
          </table:table-cell>
          <table:table-cell table:formula="of:=[.AF17]*1000000" office:value-type="float" office:value="0.00017129">
            <text:p>0.00017129</text:p>
          </table:table-cell>
          <table:table-cell table:formula="of:=[.AG17]*1000000" office:value-type="float" office:value="0.000000000040104">
            <text:p>4.0104E-011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362e-11</text:p>
          </table:table-cell>
          <table:table-cell table:style-name="ce1" office:value-type="string">
            <text:p>2.8952e-11</text:p>
          </table:table-cell>
          <table:table-cell table:style-name="ce1" office:value-type="string">
            <text:p>5.4412e-10</text:p>
          </table:table-cell>
          <table:table-cell table:style-name="ce1" office:value-type="string">
            <text:p>1.4682e-13</text:p>
          </table:table-cell>
          <table:table-cell table:style-name="ce1" office:value-type="string">
            <text:p>2.2263e-12</text:p>
          </table:table-cell>
          <table:table-cell table:style-name="ce1" office:value-type="string">
            <text:p>1.7128e-10</text:p>
          </table:table-cell>
          <table:table-cell table:style-name="ce1" office:value-type="string">
            <text:p>4.0104e-17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3624e-11</text:p>
          </table:table-cell>
          <table:table-cell table:style-name="ce1" office:value-type="string">
            <text:p>2.8955e-11</text:p>
          </table:table-cell>
          <table:table-cell table:style-name="ce1" office:value-type="string">
            <text:p>5.4418e-10</text:p>
          </table:table-cell>
          <table:table-cell office:value-type="float" office:value="0">
            <text:p>0</text:p>
          </table:table-cell>
          <table:table-cell table:style-name="ce1" office:value-type="string">
            <text:p>2.2278e-12</text:p>
          </table:table-cell>
          <table:table-cell table:style-name="ce1" office:value-type="string">
            <text:p>1.7129e-10</text:p>
          </table:table-cell>
          <table:table-cell table:style-name="ce1" office:value-type="string">
            <text:p>4.0104e-17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R18]*1000000" office:value-type="float" office:value="1399.3">
            <text:p>1399.3</text:p>
          </table:table-cell>
          <table:table-cell table:formula="of:=[.S18]*1000000" office:value-type="float" office:value="0.000039987">
            <text:p>0.000039987</text:p>
          </table:table-cell>
          <table:table-cell table:formula="of:=[.T18]*1000000" office:value-type="float" office:value="0.000036602">
            <text:p>0.000036602</text:p>
          </table:table-cell>
          <table:table-cell table:formula="of:=[.U18]*1000000" office:value-type="float" office:value="0.00069728">
            <text:p>0.00069728</text:p>
          </table:table-cell>
          <table:table-cell table:formula="of:=[.V18]*1000000" office:value-type="float" office:value="0.00000018734">
            <text:p>1.8734E-007</text:p>
          </table:table-cell>
          <table:table-cell table:formula="of:=[.W18]*1000000" office:value-type="float" office:value="0.0000041771">
            <text:p>4.1771E-006</text:p>
          </table:table-cell>
          <table:table-cell table:formula="of:=[.X18]*1000000" office:value-type="float" office:value="0.00019787">
            <text:p>0.00019787</text:p>
          </table:table-cell>
          <table:table-cell table:formula="of:=[.Y18]*1000000" office:value-type="float" office:value="0.000000000039469">
            <text:p>3.9469E-011</text:p>
          </table:table-cell>
          <table:table-cell table:formula="of:=[.Z18]*1000000" office:value-type="float" office:value="1399.3">
            <text:p>1399.3</text:p>
          </table:table-cell>
          <table:table-cell table:formula="of:=[.AA18]*1000000" office:value-type="float" office:value="0.000039991">
            <text:p>0.000039991</text:p>
          </table:table-cell>
          <table:table-cell table:formula="of:=[.AB18]*1000000" office:value-type="float" office:value="0.000036606">
            <text:p>0.000036606</text:p>
          </table:table-cell>
          <table:table-cell table:formula="of:=[.AC18]*1000000" office:value-type="float" office:value="0.00069736">
            <text:p>0.00069736</text:p>
          </table:table-cell>
          <table:table-cell table:formula="of:=[.AD18]*1000000" office:value-type="float" office:value="0">
            <text:p>0</text:p>
          </table:table-cell>
          <table:table-cell table:formula="of:=[.AE18]*1000000" office:value-type="float" office:value="0.0000041799">
            <text:p>4.1799E-006</text:p>
          </table:table-cell>
          <table:table-cell table:formula="of:=[.AF18]*1000000" office:value-type="float" office:value="0.00019788">
            <text:p>0.00019788</text:p>
          </table:table-cell>
          <table:table-cell table:formula="of:=[.AG18]*1000000" office:value-type="float" office:value="0.000000000039469">
            <text:p>3.9469E-011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9987e-11</text:p>
          </table:table-cell>
          <table:table-cell table:style-name="ce1" office:value-type="string">
            <text:p>3.6602e-11</text:p>
          </table:table-cell>
          <table:table-cell table:style-name="ce1" office:value-type="string">
            <text:p>6.9728e-10</text:p>
          </table:table-cell>
          <table:table-cell table:style-name="ce1" office:value-type="string">
            <text:p>1.8734e-13</text:p>
          </table:table-cell>
          <table:table-cell table:style-name="ce1" office:value-type="string">
            <text:p>4.1771e-12</text:p>
          </table:table-cell>
          <table:table-cell table:style-name="ce1" office:value-type="string">
            <text:p>1.9787e-10</text:p>
          </table:table-cell>
          <table:table-cell table:style-name="ce1" office:value-type="string">
            <text:p>3.9469e-17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3.9991e-11</text:p>
          </table:table-cell>
          <table:table-cell table:style-name="ce1" office:value-type="string">
            <text:p>3.6606e-11</text:p>
          </table:table-cell>
          <table:table-cell table:style-name="ce1" office:value-type="string">
            <text:p>6.9736e-10</text:p>
          </table:table-cell>
          <table:table-cell office:value-type="float" office:value="0">
            <text:p>0</text:p>
          </table:table-cell>
          <table:table-cell table:style-name="ce1" office:value-type="string">
            <text:p>4.1799e-12</text:p>
          </table:table-cell>
          <table:table-cell table:style-name="ce1" office:value-type="string">
            <text:p>1.9788e-10</text:p>
          </table:table-cell>
          <table:table-cell table:style-name="ce1" office:value-type="string">
            <text:p>3.9469e-17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R19]*1000000" office:value-type="float" office:value="1399.4">
            <text:p>1399.4</text:p>
          </table:table-cell>
          <table:table-cell table:formula="of:=[.S19]*1000000" office:value-type="float" office:value="0.000047126">
            <text:p>0.000047126</text:p>
          </table:table-cell>
          <table:table-cell table:formula="of:=[.T19]*1000000" office:value-type="float" office:value="0.000045628">
            <text:p>0.000045628</text:p>
          </table:table-cell>
          <table:table-cell table:formula="of:=[.U19]*1000000" office:value-type="float" office:value="0.00088281">
            <text:p>0.00088281</text:p>
          </table:table-cell>
          <table:table-cell table:formula="of:=[.V19]*1000000" office:value-type="float" office:value="0.00000023939">
            <text:p>2.3939E-007</text:p>
          </table:table-cell>
          <table:table-cell table:formula="of:=[.W19]*1000000" office:value-type="float" office:value="0.0000077256">
            <text:p>7.7256E-006</text:p>
          </table:table-cell>
          <table:table-cell table:formula="of:=[.X19]*1000000" office:value-type="float" office:value="0.00022752">
            <text:p>0.00022752</text:p>
          </table:table-cell>
          <table:table-cell table:formula="of:=[.Y19]*1000000" office:value-type="float" office:value="0.000000000039004">
            <text:p>3.9004E-011</text:p>
          </table:table-cell>
          <table:table-cell table:formula="of:=[.Z19]*1000000" office:value-type="float" office:value="1399.4">
            <text:p>1399.4</text:p>
          </table:table-cell>
          <table:table-cell table:formula="of:=[.AA19]*1000000" office:value-type="float" office:value="0.000047131">
            <text:p>0.000047131</text:p>
          </table:table-cell>
          <table:table-cell table:formula="of:=[.AB19]*1000000" office:value-type="float" office:value="0.000045633">
            <text:p>0.000045633</text:p>
          </table:table-cell>
          <table:table-cell table:formula="of:=[.AC19]*1000000" office:value-type="float" office:value="0.00088291">
            <text:p>0.00088291</text:p>
          </table:table-cell>
          <table:table-cell table:formula="of:=[.AD19]*1000000" office:value-type="float" office:value="0">
            <text:p>0</text:p>
          </table:table-cell>
          <table:table-cell table:formula="of:=[.AE19]*1000000" office:value-type="float" office:value="0.0000077307">
            <text:p>7.7307E-006</text:p>
          </table:table-cell>
          <table:table-cell table:formula="of:=[.AF19]*1000000" office:value-type="float" office:value="0.00022752">
            <text:p>0.00022752</text:p>
          </table:table-cell>
          <table:table-cell table:formula="of:=[.AG19]*1000000" office:value-type="float" office:value="0.000000000039004">
            <text:p>3.9004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4.7126e-11</text:p>
          </table:table-cell>
          <table:table-cell table:style-name="ce1" office:value-type="string">
            <text:p>4.5628e-11</text:p>
          </table:table-cell>
          <table:table-cell table:style-name="ce1" office:value-type="string">
            <text:p>8.8281e-10</text:p>
          </table:table-cell>
          <table:table-cell table:style-name="ce1" office:value-type="string">
            <text:p>2.3939e-13</text:p>
          </table:table-cell>
          <table:table-cell table:style-name="ce1" office:value-type="string">
            <text:p>7.7256e-12</text:p>
          </table:table-cell>
          <table:table-cell table:style-name="ce1" office:value-type="string">
            <text:p>2.2752e-10</text:p>
          </table:table-cell>
          <table:table-cell table:style-name="ce1" office:value-type="string">
            <text:p>3.9004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4.7131e-11</text:p>
          </table:table-cell>
          <table:table-cell table:style-name="ce1" office:value-type="string">
            <text:p>4.5633e-11</text:p>
          </table:table-cell>
          <table:table-cell table:style-name="ce1" office:value-type="string">
            <text:p>8.8291e-10</text:p>
          </table:table-cell>
          <table:table-cell office:value-type="float" office:value="0">
            <text:p>0</text:p>
          </table:table-cell>
          <table:table-cell table:style-name="ce1" office:value-type="string">
            <text:p>7.7307e-12</text:p>
          </table:table-cell>
          <table:table-cell table:style-name="ce1" office:value-type="string">
            <text:p>2.2752e-10</text:p>
          </table:table-cell>
          <table:table-cell table:style-name="ce1" office:value-type="string">
            <text:p>3.9004e-17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R20]*1000000" office:value-type="float" office:value="1399.4">
            <text:p>1399.4</text:p>
          </table:table-cell>
          <table:table-cell table:formula="of:=[.S20]*1000000" office:value-type="float" office:value="0.000055127">
            <text:p>0.000055127</text:p>
          </table:table-cell>
          <table:table-cell table:formula="of:=[.T20]*1000000" office:value-type="float" office:value="0.000056191">
            <text:p>0.000056191</text:p>
          </table:table-cell>
          <table:table-cell table:formula="of:=[.U20]*1000000" office:value-type="float" office:value="0.0011067">
            <text:p>0.0011067</text:p>
          </table:table-cell>
          <table:table-cell table:formula="of:=[.V20]*1000000" office:value-type="float" office:value="0.00000030844">
            <text:p>3.0844E-007</text:p>
          </table:table-cell>
          <table:table-cell table:formula="of:=[.W20]*1000000" office:value-type="float" office:value="0.000014067">
            <text:p>0.000014067</text:p>
          </table:table-cell>
          <table:table-cell table:formula="of:=[.X20]*1000000" office:value-type="float" office:value="0.00026074">
            <text:p>0.00026074</text:p>
          </table:table-cell>
          <table:table-cell table:formula="of:=[.Y20]*1000000" office:value-type="float" office:value="0.000000000038657">
            <text:p>3.8657E-011</text:p>
          </table:table-cell>
          <table:table-cell table:formula="of:=[.Z20]*1000000" office:value-type="float" office:value="1399.4">
            <text:p>1399.4</text:p>
          </table:table-cell>
          <table:table-cell table:formula="of:=[.AA20]*1000000" office:value-type="float" office:value="0.000055133">
            <text:p>0.000055133</text:p>
          </table:table-cell>
          <table:table-cell table:formula="of:=[.AB20]*1000000" office:value-type="float" office:value="0.000056197">
            <text:p>0.000056197</text:p>
          </table:table-cell>
          <table:table-cell table:formula="of:=[.AC20]*1000000" office:value-type="float" office:value="0.0011068">
            <text:p>0.0011068</text:p>
          </table:table-cell>
          <table:table-cell table:formula="of:=[.AD20]*1000000" office:value-type="float" office:value="0">
            <text:p>0</text:p>
          </table:table-cell>
          <table:table-cell table:formula="of:=[.AE20]*1000000" office:value-type="float" office:value="0.000014077">
            <text:p>0.000014077</text:p>
          </table:table-cell>
          <table:table-cell table:formula="of:=[.AF20]*1000000" office:value-type="float" office:value="0.00026075">
            <text:p>0.00026075</text:p>
          </table:table-cell>
          <table:table-cell table:formula="of:=[.AG20]*1000000" office:value-type="float" office:value="0.000000000038657">
            <text:p>3.8657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5127e-11</text:p>
          </table:table-cell>
          <table:table-cell table:style-name="ce1" office:value-type="string">
            <text:p>5.6191e-11</text:p>
          </table:table-cell>
          <table:table-cell table:style-name="ce1" office:value-type="string">
            <text:p>1.1067e-09</text:p>
          </table:table-cell>
          <table:table-cell table:style-name="ce1" office:value-type="string">
            <text:p>3.0844e-13</text:p>
          </table:table-cell>
          <table:table-cell table:style-name="ce1" office:value-type="string">
            <text:p>1.4067e-11</text:p>
          </table:table-cell>
          <table:table-cell table:style-name="ce1" office:value-type="string">
            <text:p>2.6074e-10</text:p>
          </table:table-cell>
          <table:table-cell table:style-name="ce1" office:value-type="string">
            <text:p>3.8657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5133e-11</text:p>
          </table:table-cell>
          <table:table-cell table:style-name="ce1" office:value-type="string">
            <text:p>5.6197e-11</text:p>
          </table:table-cell>
          <table:table-cell table:style-name="ce1" office:value-type="string">
            <text:p>1.1068e-09</text:p>
          </table:table-cell>
          <table:table-cell office:value-type="float" office:value="0">
            <text:p>0</text:p>
          </table:table-cell>
          <table:table-cell table:style-name="ce1" office:value-type="string">
            <text:p>1.4077e-11</text:p>
          </table:table-cell>
          <table:table-cell table:style-name="ce1" office:value-type="string">
            <text:p>2.6075e-10</text:p>
          </table:table-cell>
          <table:table-cell table:style-name="ce1" office:value-type="string">
            <text:p>3.8657e-17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R21]*1000000" office:value-type="float" office:value="1399.4">
            <text:p>1399.4</text:p>
          </table:table-cell>
          <table:table-cell table:formula="of:=[.S21]*1000000" office:value-type="float" office:value="0.0000641">
            <text:p>0.0000641</text:p>
          </table:table-cell>
          <table:table-cell table:formula="of:=[.T21]*1000000" office:value-type="float" office:value="0.000068469">
            <text:p>0.000068469</text:p>
          </table:table-cell>
          <table:table-cell table:formula="of:=[.U21]*1000000" office:value-type="float" office:value="0.0013764">
            <text:p>0.0013764</text:p>
          </table:table-cell>
          <table:table-cell table:formula="of:=[.V21]*1000000" office:value-type="float" office:value="0.00000040352">
            <text:p>4.0352E-007</text:p>
          </table:table-cell>
          <table:table-cell table:formula="of:=[.W21]*1000000" office:value-type="float" office:value="0.000025208">
            <text:p>0.000025208</text:p>
          </table:table-cell>
          <table:table-cell table:formula="of:=[.X21]*1000000" office:value-type="float" office:value="0.00029819">
            <text:p>0.00029819</text:p>
          </table:table-cell>
          <table:table-cell table:formula="of:=[.Y21]*1000000" office:value-type="float" office:value="0.000000000038392">
            <text:p>3.8392E-011</text:p>
          </table:table-cell>
          <table:table-cell table:formula="of:=[.Z21]*1000000" office:value-type="float" office:value="1399.4">
            <text:p>1399.4</text:p>
          </table:table-cell>
          <table:table-cell table:formula="of:=[.AA21]*1000000" office:value-type="float" office:value="0.000064107">
            <text:p>0.000064107</text:p>
          </table:table-cell>
          <table:table-cell table:formula="of:=[.AB21]*1000000" office:value-type="float" office:value="0.000068476">
            <text:p>0.000068476</text:p>
          </table:table-cell>
          <table:table-cell table:formula="of:=[.AC21]*1000000" office:value-type="float" office:value="0.0013765">
            <text:p>0.0013765</text:p>
          </table:table-cell>
          <table:table-cell table:formula="of:=[.AD21]*1000000" office:value-type="float" office:value="0">
            <text:p>0</text:p>
          </table:table-cell>
          <table:table-cell table:formula="of:=[.AE21]*1000000" office:value-type="float" office:value="0.000025224">
            <text:p>0.000025224</text:p>
          </table:table-cell>
          <table:table-cell table:formula="of:=[.AF21]*1000000" office:value-type="float" office:value="0.0002982">
            <text:p>0.0002982</text:p>
          </table:table-cell>
          <table:table-cell table:formula="of:=[.AG21]*1000000" office:value-type="float" office:value="0.000000000038392">
            <text:p>3.8392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6.41e-11</text:p>
          </table:table-cell>
          <table:table-cell table:style-name="ce1" office:value-type="string">
            <text:p>6.8469e-11</text:p>
          </table:table-cell>
          <table:table-cell table:style-name="ce1" office:value-type="string">
            <text:p>1.3764e-09</text:p>
          </table:table-cell>
          <table:table-cell table:style-name="ce1" office:value-type="string">
            <text:p>4.0352e-13</text:p>
          </table:table-cell>
          <table:table-cell table:style-name="ce1" office:value-type="string">
            <text:p>2.5208e-11</text:p>
          </table:table-cell>
          <table:table-cell table:style-name="ce1" office:value-type="string">
            <text:p>2.9819e-10</text:p>
          </table:table-cell>
          <table:table-cell table:style-name="ce1" office:value-type="string">
            <text:p>3.8392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6.4107e-11</text:p>
          </table:table-cell>
          <table:table-cell table:style-name="ce1" office:value-type="string">
            <text:p>6.8476e-11</text:p>
          </table:table-cell>
          <table:table-cell table:style-name="ce1" office:value-type="string">
            <text:p>1.3765e-09</text:p>
          </table:table-cell>
          <table:table-cell office:value-type="float" office:value="0">
            <text:p>0</text:p>
          </table:table-cell>
          <table:table-cell table:style-name="ce1" office:value-type="string">
            <text:p>2.5224e-11</text:p>
          </table:table-cell>
          <table:table-cell table:style-name="ce1" office:value-type="string">
            <text:p>2.982e-10</text:p>
          </table:table-cell>
          <table:table-cell table:style-name="ce1" office:value-type="string">
            <text:p>3.8392e-17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R22]*1000000" office:value-type="float" office:value="1399.4">
            <text:p>1399.4</text:p>
          </table:table-cell>
          <table:table-cell table:formula="of:=[.S22]*1000000" office:value-type="float" office:value="0.000074186">
            <text:p>0.000074186</text:p>
          </table:table-cell>
          <table:table-cell table:formula="of:=[.T22]*1000000" office:value-type="float" office:value="0.000082663">
            <text:p>0.000082663</text:p>
          </table:table-cell>
          <table:table-cell table:formula="of:=[.U22]*1000000" office:value-type="float" office:value="0.0017016">
            <text:p>0.0017016</text:p>
          </table:table-cell>
          <table:table-cell table:formula="of:=[.V22]*1000000" office:value-type="float" office:value="0.0000005395">
            <text:p>5.395E-007</text:p>
          </table:table-cell>
          <table:table-cell table:formula="of:=[.W22]*1000000" office:value-type="float" office:value="0.000044458">
            <text:p>0.000044458</text:p>
          </table:table-cell>
          <table:table-cell table:formula="of:=[.X22]*1000000" office:value-type="float" office:value="0.00034066">
            <text:p>0.00034066</text:p>
          </table:table-cell>
          <table:table-cell table:formula="of:=[.Y22]*1000000" office:value-type="float" office:value="0.000000000038183">
            <text:p>3.8183E-011</text:p>
          </table:table-cell>
          <table:table-cell table:formula="of:=[.Z22]*1000000" office:value-type="float" office:value="1399.4">
            <text:p>1399.4</text:p>
          </table:table-cell>
          <table:table-cell table:formula="of:=[.AA22]*1000000" office:value-type="float" office:value="0.000074195">
            <text:p>0.000074195</text:p>
          </table:table-cell>
          <table:table-cell table:formula="of:=[.AB22]*1000000" office:value-type="float" office:value="0.000082672">
            <text:p>0.000082672</text:p>
          </table:table-cell>
          <table:table-cell table:formula="of:=[.AC22]*1000000" office:value-type="float" office:value="0.0017019">
            <text:p>0.0017019</text:p>
          </table:table-cell>
          <table:table-cell table:formula="of:=[.AD22]*1000000" office:value-type="float" office:value="0">
            <text:p>0</text:p>
          </table:table-cell>
          <table:table-cell table:formula="of:=[.AE22]*1000000" office:value-type="float" office:value="0.000044487">
            <text:p>0.000044487</text:p>
          </table:table-cell>
          <table:table-cell table:formula="of:=[.AF22]*1000000" office:value-type="float" office:value="0.00034067">
            <text:p>0.00034067</text:p>
          </table:table-cell>
          <table:table-cell table:formula="of:=[.AG22]*1000000" office:value-type="float" office:value="0.000000000038183">
            <text:p>3.8183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7.4186e-11</text:p>
          </table:table-cell>
          <table:table-cell table:style-name="ce1" office:value-type="string">
            <text:p>8.2663e-11</text:p>
          </table:table-cell>
          <table:table-cell table:style-name="ce1" office:value-type="string">
            <text:p>1.7016e-09</text:p>
          </table:table-cell>
          <table:table-cell table:style-name="ce1" office:value-type="string">
            <text:p>5.395e-13</text:p>
          </table:table-cell>
          <table:table-cell table:style-name="ce1" office:value-type="string">
            <text:p>4.4458e-11</text:p>
          </table:table-cell>
          <table:table-cell table:style-name="ce1" office:value-type="string">
            <text:p>3.4066e-10</text:p>
          </table:table-cell>
          <table:table-cell table:style-name="ce1" office:value-type="string">
            <text:p>3.8183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7.4195e-11</text:p>
          </table:table-cell>
          <table:table-cell table:style-name="ce1" office:value-type="string">
            <text:p>8.2672e-11</text:p>
          </table:table-cell>
          <table:table-cell table:style-name="ce1" office:value-type="string">
            <text:p>1.7019e-09</text:p>
          </table:table-cell>
          <table:table-cell office:value-type="float" office:value="0">
            <text:p>0</text:p>
          </table:table-cell>
          <table:table-cell table:style-name="ce1" office:value-type="string">
            <text:p>4.4487e-11</text:p>
          </table:table-cell>
          <table:table-cell table:style-name="ce1" office:value-type="string">
            <text:p>3.4067e-10</text:p>
          </table:table-cell>
          <table:table-cell table:style-name="ce1" office:value-type="string">
            <text:p>3.8183e-17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R23]*1000000" office:value-type="float" office:value="1399.4">
            <text:p>1399.4</text:p>
          </table:table-cell>
          <table:table-cell table:formula="of:=[.S23]*1000000" office:value-type="float" office:value="0.00008556">
            <text:p>0.00008556</text:p>
          </table:table-cell>
          <table:table-cell table:formula="of:=[.T23]*1000000" office:value-type="float" office:value="0.000099006">
            <text:p>0.000099006</text:p>
          </table:table-cell>
          <table:table-cell table:formula="of:=[.U23]*1000000" office:value-type="float" office:value="0.0020952">
            <text:p>0.0020952</text:p>
          </table:table-cell>
          <table:table-cell table:formula="of:=[.V23]*1000000" office:value-type="float" office:value="0.00000074071">
            <text:p>7.4071E-007</text:p>
          </table:table-cell>
          <table:table-cell table:formula="of:=[.W23]*1000000" office:value-type="float" office:value="0.000077204">
            <text:p>0.000077204</text:p>
          </table:table-cell>
          <table:table-cell table:formula="of:=[.X23]*1000000" office:value-type="float" office:value="0.00038914">
            <text:p>0.00038914</text:p>
          </table:table-cell>
          <table:table-cell table:formula="of:=[.Y23]*1000000" office:value-type="float" office:value="0.000000000038012">
            <text:p>3.8012E-011</text:p>
          </table:table-cell>
          <table:table-cell table:formula="of:=[.Z23]*1000000" office:value-type="float" office:value="1399.4">
            <text:p>1399.4</text:p>
          </table:table-cell>
          <table:table-cell table:formula="of:=[.AA23]*1000000" office:value-type="float" office:value="0.00008557">
            <text:p>0.00008557</text:p>
          </table:table-cell>
          <table:table-cell table:formula="of:=[.AB23]*1000000" office:value-type="float" office:value="0.000099016">
            <text:p>0.000099016</text:p>
          </table:table-cell>
          <table:table-cell table:formula="of:=[.AC23]*1000000" office:value-type="float" office:value="0.0020955">
            <text:p>0.0020955</text:p>
          </table:table-cell>
          <table:table-cell table:formula="of:=[.AD23]*1000000" office:value-type="float" office:value="0">
            <text:p>0</text:p>
          </table:table-cell>
          <table:table-cell table:formula="of:=[.AE23]*1000000" office:value-type="float" office:value="0.000077255">
            <text:p>0.000077255</text:p>
          </table:table-cell>
          <table:table-cell table:formula="of:=[.AF23]*1000000" office:value-type="float" office:value="0.00038916">
            <text:p>0.00038916</text:p>
          </table:table-cell>
          <table:table-cell table:formula="of:=[.AG23]*1000000" office:value-type="float" office:value="0.000000000038012">
            <text:p>3.8012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8.556e-11</text:p>
          </table:table-cell>
          <table:table-cell table:style-name="ce1" office:value-type="string">
            <text:p>9.9006e-11</text:p>
          </table:table-cell>
          <table:table-cell table:style-name="ce1" office:value-type="string">
            <text:p>2.0952e-09</text:p>
          </table:table-cell>
          <table:table-cell table:style-name="ce1" office:value-type="string">
            <text:p>7.4071e-13</text:p>
          </table:table-cell>
          <table:table-cell table:style-name="ce1" office:value-type="string">
            <text:p>7.7204e-11</text:p>
          </table:table-cell>
          <table:table-cell table:style-name="ce1" office:value-type="string">
            <text:p>3.8914e-10</text:p>
          </table:table-cell>
          <table:table-cell table:style-name="ce1" office:value-type="string">
            <text:p>3.8012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8.557e-11</text:p>
          </table:table-cell>
          <table:table-cell table:style-name="ce1" office:value-type="string">
            <text:p>9.9016e-11</text:p>
          </table:table-cell>
          <table:table-cell table:style-name="ce1" office:value-type="string">
            <text:p>2.0955e-09</text:p>
          </table:table-cell>
          <table:table-cell office:value-type="float" office:value="0">
            <text:p>0</text:p>
          </table:table-cell>
          <table:table-cell table:style-name="ce1" office:value-type="string">
            <text:p>7.7255e-11</text:p>
          </table:table-cell>
          <table:table-cell table:style-name="ce1" office:value-type="string">
            <text:p>3.8916e-10</text:p>
          </table:table-cell>
          <table:table-cell table:style-name="ce1" office:value-type="string">
            <text:p>3.8012e-17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R24]*1000000" office:value-type="float" office:value="1399.4">
            <text:p>1399.4</text:p>
          </table:table-cell>
          <table:table-cell table:formula="of:=[.S24]*1000000" office:value-type="float" office:value="0.000098437">
            <text:p>0.000098437</text:p>
          </table:table-cell>
          <table:table-cell table:formula="of:=[.T24]*1000000" office:value-type="float" office:value="0.00011777">
            <text:p>0.00011777</text:p>
          </table:table-cell>
          <table:table-cell table:formula="of:=[.U24]*1000000" office:value-type="float" office:value="0.0025742">
            <text:p>0.0025742</text:p>
          </table:table-cell>
          <table:table-cell table:formula="of:=[.V24]*1000000" office:value-type="float" office:value="0.0000010465">
            <text:p>1.0465E-006</text:p>
          </table:table-cell>
          <table:table-cell table:formula="of:=[.W24]*1000000" office:value-type="float" office:value="0.00013209">
            <text:p>0.00013209</text:p>
          </table:table-cell>
          <table:table-cell table:formula="of:=[.X24]*1000000" office:value-type="float" office:value="0.00044481">
            <text:p>0.00044481</text:p>
          </table:table-cell>
          <table:table-cell table:formula="of:=[.Y24]*1000000" office:value-type="float" office:value="0.000000000037868">
            <text:p>3.7868E-011</text:p>
          </table:table-cell>
          <table:table-cell table:formula="of:=[.Z24]*1000000" office:value-type="float" office:value="1399.4">
            <text:p>1399.4</text:p>
          </table:table-cell>
          <table:table-cell table:formula="of:=[.AA24]*1000000" office:value-type="float" office:value="0.000098449">
            <text:p>0.000098449</text:p>
          </table:table-cell>
          <table:table-cell table:formula="of:=[.AB24]*1000000" office:value-type="float" office:value="0.00011778">
            <text:p>0.00011778</text:p>
          </table:table-cell>
          <table:table-cell table:formula="of:=[.AC24]*1000000" office:value-type="float" office:value="0.0025746">
            <text:p>0.0025746</text:p>
          </table:table-cell>
          <table:table-cell table:formula="of:=[.AD24]*1000000" office:value-type="float" office:value="0">
            <text:p>0</text:p>
          </table:table-cell>
          <table:table-cell table:formula="of:=[.AE24]*1000000" office:value-type="float" office:value="0.00013218">
            <text:p>0.00013218</text:p>
          </table:table-cell>
          <table:table-cell table:formula="of:=[.AF24]*1000000" office:value-type="float" office:value="0.00044483">
            <text:p>0.00044483</text:p>
          </table:table-cell>
          <table:table-cell table:formula="of:=[.AG24]*1000000" office:value-type="float" office:value="0.000000000037868">
            <text:p>3.7868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9.8437e-11</text:p>
          </table:table-cell>
          <table:table-cell table:style-name="ce1" office:value-type="string">
            <text:p>1.1777e-10</text:p>
          </table:table-cell>
          <table:table-cell table:style-name="ce1" office:value-type="string">
            <text:p>2.5742e-09</text:p>
          </table:table-cell>
          <table:table-cell table:style-name="ce1" office:value-type="string">
            <text:p>1.0465e-12</text:p>
          </table:table-cell>
          <table:table-cell table:style-name="ce1" office:value-type="string">
            <text:p>1.3209e-10</text:p>
          </table:table-cell>
          <table:table-cell table:style-name="ce1" office:value-type="string">
            <text:p>4.4481e-10</text:p>
          </table:table-cell>
          <table:table-cell table:style-name="ce1" office:value-type="string">
            <text:p>3.7868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9.8449e-11</text:p>
          </table:table-cell>
          <table:table-cell table:style-name="ce1" office:value-type="string">
            <text:p>1.1778e-10</text:p>
          </table:table-cell>
          <table:table-cell table:style-name="ce1" office:value-type="string">
            <text:p>2.5746e-09</text:p>
          </table:table-cell>
          <table:table-cell office:value-type="float" office:value="0">
            <text:p>0</text:p>
          </table:table-cell>
          <table:table-cell table:style-name="ce1" office:value-type="string">
            <text:p>1.3218e-10</text:p>
          </table:table-cell>
          <table:table-cell table:style-name="ce1" office:value-type="string">
            <text:p>4.4483e-10</text:p>
          </table:table-cell>
          <table:table-cell table:style-name="ce1" office:value-type="string">
            <text:p>3.7868e-17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R25]*1000000" office:value-type="float" office:value="1399.4">
            <text:p>1399.4</text:p>
          </table:table-cell>
          <table:table-cell table:formula="of:=[.S25]*1000000" office:value-type="float" office:value="0.00011308">
            <text:p>0.00011308</text:p>
          </table:table-cell>
          <table:table-cell table:formula="of:=[.T25]*1000000" office:value-type="float" office:value="0.00013925">
            <text:p>0.00013925</text:p>
          </table:table-cell>
          <table:table-cell table:formula="of:=[.U25]*1000000" office:value-type="float" office:value="0.0031622">
            <text:p>0.0031622</text:p>
          </table:table-cell>
          <table:table-cell table:formula="of:=[.V25]*1000000" office:value-type="float" office:value="0.0000015199">
            <text:p>1.5199E-006</text:p>
          </table:table-cell>
          <table:table-cell table:formula="of:=[.W25]*1000000" office:value-type="float" office:value="0.00022284">
            <text:p>0.00022284</text:p>
          </table:table-cell>
          <table:table-cell table:formula="of:=[.X25]*1000000" office:value-type="float" office:value="0.00050911">
            <text:p>0.00050911</text:p>
          </table:table-cell>
          <table:table-cell table:formula="of:=[.Y25]*1000000" office:value-type="float" office:value="0.000000000037741">
            <text:p>3.7741E-011</text:p>
          </table:table-cell>
          <table:table-cell table:formula="of:=[.Z25]*1000000" office:value-type="float" office:value="1399.4">
            <text:p>1399.4</text:p>
          </table:table-cell>
          <table:table-cell table:formula="of:=[.AA25]*1000000" office:value-type="float" office:value="0.0001131">
            <text:p>0.0001131</text:p>
          </table:table-cell>
          <table:table-cell table:formula="of:=[.AB25]*1000000" office:value-type="float" office:value="0.00013927">
            <text:p>0.00013927</text:p>
          </table:table-cell>
          <table:table-cell table:formula="of:=[.AC25]*1000000" office:value-type="float" office:value="0.0031627">
            <text:p>0.0031627</text:p>
          </table:table-cell>
          <table:table-cell table:formula="of:=[.AD25]*1000000" office:value-type="float" office:value="0">
            <text:p>0</text:p>
          </table:table-cell>
          <table:table-cell table:formula="of:=[.AE25]*1000000" office:value-type="float" office:value="0.00022299">
            <text:p>0.00022299</text:p>
          </table:table-cell>
          <table:table-cell table:formula="of:=[.AF25]*1000000" office:value-type="float" office:value="0.00050914">
            <text:p>0.00050914</text:p>
          </table:table-cell>
          <table:table-cell table:formula="of:=[.AG25]*1000000" office:value-type="float" office:value="0.000000000037741">
            <text:p>3.7741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1308e-10</text:p>
          </table:table-cell>
          <table:table-cell table:style-name="ce1" office:value-type="string">
            <text:p>1.3925e-10</text:p>
          </table:table-cell>
          <table:table-cell table:style-name="ce1" office:value-type="string">
            <text:p>3.1622e-09</text:p>
          </table:table-cell>
          <table:table-cell table:style-name="ce1" office:value-type="string">
            <text:p>1.5199e-12</text:p>
          </table:table-cell>
          <table:table-cell table:style-name="ce1" office:value-type="string">
            <text:p>2.2284e-10</text:p>
          </table:table-cell>
          <table:table-cell table:style-name="ce1" office:value-type="string">
            <text:p>5.0911e-10</text:p>
          </table:table-cell>
          <table:table-cell table:style-name="ce1" office:value-type="string">
            <text:p>3.7741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131e-10</text:p>
          </table:table-cell>
          <table:table-cell table:style-name="ce1" office:value-type="string">
            <text:p>1.3927e-10</text:p>
          </table:table-cell>
          <table:table-cell table:style-name="ce1" office:value-type="string">
            <text:p>3.1627e-09</text:p>
          </table:table-cell>
          <table:table-cell office:value-type="float" office:value="0">
            <text:p>0</text:p>
          </table:table-cell>
          <table:table-cell table:style-name="ce1" office:value-type="string">
            <text:p>2.2299e-10</text:p>
          </table:table-cell>
          <table:table-cell table:style-name="ce1" office:value-type="string">
            <text:p>5.0914e-10</text:p>
          </table:table-cell>
          <table:table-cell table:style-name="ce1" office:value-type="string">
            <text:p>3.7741e-17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R26]*1000000" office:value-type="float" office:value="1399.4">
            <text:p>1399.4</text:p>
          </table:table-cell>
          <table:table-cell table:formula="of:=[.S26]*1000000" office:value-type="float" office:value="0.00012982">
            <text:p>0.00012982</text:p>
          </table:table-cell>
          <table:table-cell table:formula="of:=[.T26]*1000000" office:value-type="float" office:value="0.00016384">
            <text:p>0.00016384</text:p>
          </table:table-cell>
          <table:table-cell table:formula="of:=[.U26]*1000000" office:value-type="float" office:value="0.003892">
            <text:p>0.003892</text:p>
          </table:table-cell>
          <table:table-cell table:formula="of:=[.V26]*1000000" office:value-type="float" office:value="0.0000022609">
            <text:p>2.2609E-006</text:p>
          </table:table-cell>
          <table:table-cell table:formula="of:=[.W26]*1000000" office:value-type="float" office:value="0.00037095">
            <text:p>0.00037095</text:p>
          </table:table-cell>
          <table:table-cell table:formula="of:=[.X26]*1000000" office:value-type="float" office:value="0.00058378">
            <text:p>0.00058378</text:p>
          </table:table-cell>
          <table:table-cell table:formula="of:=[.Y26]*1000000" office:value-type="float" office:value="0.000000000037625">
            <text:p>3.7625E-011</text:p>
          </table:table-cell>
          <table:table-cell table:formula="of:=[.Z26]*1000000" office:value-type="float" office:value="1399.4">
            <text:p>1399.4</text:p>
          </table:table-cell>
          <table:table-cell table:formula="of:=[.AA26]*1000000" office:value-type="float" office:value="0.00012984">
            <text:p>0.00012984</text:p>
          </table:table-cell>
          <table:table-cell table:formula="of:=[.AB26]*1000000" office:value-type="float" office:value="0.00016386">
            <text:p>0.00016386</text:p>
          </table:table-cell>
          <table:table-cell table:formula="of:=[.AC26]*1000000" office:value-type="float" office:value="0.0038926">
            <text:p>0.0038926</text:p>
          </table:table-cell>
          <table:table-cell table:formula="of:=[.AD26]*1000000" office:value-type="float" office:value="0">
            <text:p>0</text:p>
          </table:table-cell>
          <table:table-cell table:formula="of:=[.AE26]*1000000" office:value-type="float" office:value="0.0003712">
            <text:p>0.0003712</text:p>
          </table:table-cell>
          <table:table-cell table:formula="of:=[.AF26]*1000000" office:value-type="float" office:value="0.00058382">
            <text:p>0.00058382</text:p>
          </table:table-cell>
          <table:table-cell table:formula="of:=[.AG26]*1000000" office:value-type="float" office:value="0.000000000037625">
            <text:p>3.7625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2982e-10</text:p>
          </table:table-cell>
          <table:table-cell table:style-name="ce1" office:value-type="string">
            <text:p>1.6384e-10</text:p>
          </table:table-cell>
          <table:table-cell table:style-name="ce1" office:value-type="string">
            <text:p>3.892e-09</text:p>
          </table:table-cell>
          <table:table-cell table:style-name="ce1" office:value-type="string">
            <text:p>2.2609e-12</text:p>
          </table:table-cell>
          <table:table-cell table:style-name="ce1" office:value-type="string">
            <text:p>3.7095e-10</text:p>
          </table:table-cell>
          <table:table-cell table:style-name="ce1" office:value-type="string">
            <text:p>5.8378e-10</text:p>
          </table:table-cell>
          <table:table-cell table:style-name="ce1" office:value-type="string">
            <text:p>3.7625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2984e-10</text:p>
          </table:table-cell>
          <table:table-cell table:style-name="ce1" office:value-type="string">
            <text:p>1.6386e-10</text:p>
          </table:table-cell>
          <table:table-cell table:style-name="ce1" office:value-type="string">
            <text:p>3.8926e-09</text:p>
          </table:table-cell>
          <table:table-cell office:value-type="float" office:value="0">
            <text:p>0</text:p>
          </table:table-cell>
          <table:table-cell table:style-name="ce1" office:value-type="string">
            <text:p>3.712e-10</text:p>
          </table:table-cell>
          <table:table-cell table:style-name="ce1" office:value-type="string">
            <text:p>5.8382e-10</text:p>
          </table:table-cell>
          <table:table-cell table:style-name="ce1" office:value-type="string">
            <text:p>3.7625e-17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R27]*1000000" office:value-type="float" office:value="1399.4">
            <text:p>1399.4</text:p>
          </table:table-cell>
          <table:table-cell table:formula="of:=[.S27]*1000000" office:value-type="float" office:value="0.00014905">
            <text:p>0.00014905</text:p>
          </table:table-cell>
          <table:table-cell table:formula="of:=[.T27]*1000000" office:value-type="float" office:value="0.00019196">
            <text:p>0.00019196</text:p>
          </table:table-cell>
          <table:table-cell table:formula="of:=[.U27]*1000000" office:value-type="float" office:value="0.0048101">
            <text:p>0.0048101</text:p>
          </table:table-cell>
          <table:table-cell table:formula="of:=[.V27]*1000000" office:value-type="float" office:value="0.0000034261">
            <text:p>3.4261E-006</text:p>
          </table:table-cell>
          <table:table-cell table:formula="of:=[.W27]*1000000" office:value-type="float" office:value="0.00060985">
            <text:p>0.00060985</text:p>
          </table:table-cell>
          <table:table-cell table:formula="of:=[.X27]*1000000" office:value-type="float" office:value="0.00067094">
            <text:p>0.00067094</text:p>
          </table:table-cell>
          <table:table-cell table:formula="of:=[.Y27]*1000000" office:value-type="float" office:value="0.000000000037516">
            <text:p>3.7516E-011</text:p>
          </table:table-cell>
          <table:table-cell table:formula="of:=[.Z27]*1000000" office:value-type="float" office:value="1399.4">
            <text:p>1399.4</text:p>
          </table:table-cell>
          <table:table-cell table:formula="of:=[.AA27]*1000000" office:value-type="float" office:value="0.00014907">
            <text:p>0.00014907</text:p>
          </table:table-cell>
          <table:table-cell table:formula="of:=[.AB27]*1000000" office:value-type="float" office:value="0.00019199">
            <text:p>0.00019199</text:p>
          </table:table-cell>
          <table:table-cell table:formula="of:=[.AC27]*1000000" office:value-type="float" office:value="0.004811">
            <text:p>0.004811</text:p>
          </table:table-cell>
          <table:table-cell table:formula="of:=[.AD27]*1000000" office:value-type="float" office:value="0">
            <text:p>0</text:p>
          </table:table-cell>
          <table:table-cell table:formula="of:=[.AE27]*1000000" office:value-type="float" office:value="0.00061025">
            <text:p>0.00061025</text:p>
          </table:table-cell>
          <table:table-cell table:formula="of:=[.AF27]*1000000" office:value-type="float" office:value="0.00067099">
            <text:p>0.00067099</text:p>
          </table:table-cell>
          <table:table-cell table:formula="of:=[.AG27]*1000000" office:value-type="float" office:value="0.000000000037516">
            <text:p>3.7516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4905e-10</text:p>
          </table:table-cell>
          <table:table-cell table:style-name="ce1" office:value-type="string">
            <text:p>1.9196e-10</text:p>
          </table:table-cell>
          <table:table-cell table:style-name="ce1" office:value-type="string">
            <text:p>4.8101e-09</text:p>
          </table:table-cell>
          <table:table-cell table:style-name="ce1" office:value-type="string">
            <text:p>3.4261e-12</text:p>
          </table:table-cell>
          <table:table-cell table:style-name="ce1" office:value-type="string">
            <text:p>6.0985e-10</text:p>
          </table:table-cell>
          <table:table-cell table:style-name="ce1" office:value-type="string">
            <text:p>6.7094e-10</text:p>
          </table:table-cell>
          <table:table-cell table:style-name="ce1" office:value-type="string">
            <text:p>3.7516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4907e-10</text:p>
          </table:table-cell>
          <table:table-cell table:style-name="ce1" office:value-type="string">
            <text:p>1.9199e-10</text:p>
          </table:table-cell>
          <table:table-cell table:style-name="ce1" office:value-type="string">
            <text:p>4.811e-09</text:p>
          </table:table-cell>
          <table:table-cell office:value-type="float" office:value="0">
            <text:p>0</text:p>
          </table:table-cell>
          <table:table-cell table:style-name="ce1" office:value-type="string">
            <text:p>6.1025e-10</text:p>
          </table:table-cell>
          <table:table-cell table:style-name="ce1" office:value-type="string">
            <text:p>6.7099e-10</text:p>
          </table:table-cell>
          <table:table-cell table:style-name="ce1" office:value-type="string">
            <text:p>3.7516e-17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R28]*1000000" office:value-type="float" office:value="1399.4">
            <text:p>1399.4</text:p>
          </table:table-cell>
          <table:table-cell table:formula="of:=[.S28]*1000000" office:value-type="float" office:value="0.00017125">
            <text:p>0.00017125</text:p>
          </table:table-cell>
          <table:table-cell table:formula="of:=[.T28]*1000000" office:value-type="float" office:value="0.00022414">
            <text:p>0.00022414</text:p>
          </table:table-cell>
          <table:table-cell table:formula="of:=[.U28]*1000000" office:value-type="float" office:value="0.005983">
            <text:p>0.005983</text:p>
          </table:table-cell>
          <table:table-cell table:formula="of:=[.V28]*1000000" office:value-type="float" office:value="0.0000052591">
            <text:p>5.2591E-006</text:p>
          </table:table-cell>
          <table:table-cell table:formula="of:=[.W28]*1000000" office:value-type="float" office:value="0.00099098">
            <text:p>0.00099098</text:p>
          </table:table-cell>
          <table:table-cell table:formula="of:=[.X28]*1000000" office:value-type="float" office:value="0.00077312">
            <text:p>0.00077312</text:p>
          </table:table-cell>
          <table:table-cell table:formula="of:=[.Y28]*1000000" office:value-type="float" office:value="0.000000000037411">
            <text:p>3.7411E-011</text:p>
          </table:table-cell>
          <table:table-cell table:formula="of:=[.Z28]*1000000" office:value-type="float" office:value="1399.4">
            <text:p>1399.4</text:p>
          </table:table-cell>
          <table:table-cell table:formula="of:=[.AA28]*1000000" office:value-type="float" office:value="0.00017128">
            <text:p>0.00017128</text:p>
          </table:table-cell>
          <table:table-cell table:formula="of:=[.AB28]*1000000" office:value-type="float" office:value="0.00022417">
            <text:p>0.00022417</text:p>
          </table:table-cell>
          <table:table-cell table:formula="of:=[.AC28]*1000000" office:value-type="float" office:value="0.0059843">
            <text:p>0.0059843</text:p>
          </table:table-cell>
          <table:table-cell table:formula="of:=[.AD28]*1000000" office:value-type="float" office:value="0">
            <text:p>0</text:p>
          </table:table-cell>
          <table:table-cell table:formula="of:=[.AE28]*1000000" office:value-type="float" office:value="0.00099163">
            <text:p>0.00099163</text:p>
          </table:table-cell>
          <table:table-cell table:formula="of:=[.AF28]*1000000" office:value-type="float" office:value="0.00077319">
            <text:p>0.00077319</text:p>
          </table:table-cell>
          <table:table-cell table:formula="of:=[.AG28]*1000000" office:value-type="float" office:value="0.000000000037411">
            <text:p>3.7411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7125e-10</text:p>
          </table:table-cell>
          <table:table-cell table:style-name="ce1" office:value-type="string">
            <text:p>2.2414e-10</text:p>
          </table:table-cell>
          <table:table-cell table:style-name="ce1" office:value-type="string">
            <text:p>5.983e-09</text:p>
          </table:table-cell>
          <table:table-cell table:style-name="ce1" office:value-type="string">
            <text:p>5.2591e-12</text:p>
          </table:table-cell>
          <table:table-cell table:style-name="ce1" office:value-type="string">
            <text:p>9.9098e-10</text:p>
          </table:table-cell>
          <table:table-cell table:style-name="ce1" office:value-type="string">
            <text:p>7.7312e-10</text:p>
          </table:table-cell>
          <table:table-cell table:style-name="ce1" office:value-type="string">
            <text:p>3.7411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7128e-10</text:p>
          </table:table-cell>
          <table:table-cell table:style-name="ce1" office:value-type="string">
            <text:p>2.2417e-10</text:p>
          </table:table-cell>
          <table:table-cell table:style-name="ce1" office:value-type="string">
            <text:p>5.9843e-09</text:p>
          </table:table-cell>
          <table:table-cell office:value-type="float" office:value="0">
            <text:p>0</text:p>
          </table:table-cell>
          <table:table-cell table:style-name="ce1" office:value-type="string">
            <text:p>9.9163e-10</text:p>
          </table:table-cell>
          <table:table-cell table:style-name="ce1" office:value-type="string">
            <text:p>7.7319e-10</text:p>
          </table:table-cell>
          <table:table-cell table:style-name="ce1" office:value-type="string">
            <text:p>3.7411e-17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R29]*1000000" office:value-type="float" office:value="1399.4">
            <text:p>1399.4</text:p>
          </table:table-cell>
          <table:table-cell table:formula="of:=[.S29]*1000000" office:value-type="float" office:value="0.00019704">
            <text:p>0.00019704</text:p>
          </table:table-cell>
          <table:table-cell table:formula="of:=[.T29]*1000000" office:value-type="float" office:value="0.000261">
            <text:p>0.000261</text:p>
          </table:table-cell>
          <table:table-cell table:formula="of:=[.U29]*1000000" office:value-type="float" office:value="0.007507">
            <text:p>0.007507</text:p>
          </table:table-cell>
          <table:table-cell table:formula="of:=[.V29]*1000000" office:value-type="float" office:value="0.0000081342">
            <text:p>8.1342E-006</text:p>
          </table:table-cell>
          <table:table-cell table:formula="of:=[.W29]*1000000" office:value-type="float" office:value="0.0015931">
            <text:p>0.0015931</text:p>
          </table:table-cell>
          <table:table-cell table:formula="of:=[.X29]*1000000" office:value-type="float" office:value="0.00089343">
            <text:p>0.00089343</text:p>
          </table:table-cell>
          <table:table-cell table:formula="of:=[.Y29]*1000000" office:value-type="float" office:value="0.000000000037307">
            <text:p>3.7307E-011</text:p>
          </table:table-cell>
          <table:table-cell table:formula="of:=[.Z29]*1000000" office:value-type="float" office:value="1399.4">
            <text:p>1399.4</text:p>
          </table:table-cell>
          <table:table-cell table:formula="of:=[.AA29]*1000000" office:value-type="float" office:value="0.00019707">
            <text:p>0.00019707</text:p>
          </table:table-cell>
          <table:table-cell table:formula="of:=[.AB29]*1000000" office:value-type="float" office:value="0.00026103">
            <text:p>0.00026103</text:p>
          </table:table-cell>
          <table:table-cell table:formula="of:=[.AC29]*1000000" office:value-type="float" office:value="0.0075088">
            <text:p>0.0075088</text:p>
          </table:table-cell>
          <table:table-cell table:formula="of:=[.AD29]*1000000" office:value-type="float" office:value="0">
            <text:p>0</text:p>
          </table:table-cell>
          <table:table-cell table:formula="of:=[.AE29]*1000000" office:value-type="float" office:value="0.0015941">
            <text:p>0.0015941</text:p>
          </table:table-cell>
          <table:table-cell table:formula="of:=[.AF29]*1000000" office:value-type="float" office:value="0.00089351">
            <text:p>0.00089351</text:p>
          </table:table-cell>
          <table:table-cell table:formula="of:=[.AG29]*1000000" office:value-type="float" office:value="0.000000000037307">
            <text:p>3.7307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9704e-10</text:p>
          </table:table-cell>
          <table:table-cell table:style-name="ce1" office:value-type="string">
            <text:p>2.61e-10</text:p>
          </table:table-cell>
          <table:table-cell table:style-name="ce1" office:value-type="string">
            <text:p>7.507e-09</text:p>
          </table:table-cell>
          <table:table-cell table:style-name="ce1" office:value-type="string">
            <text:p>8.1342e-12</text:p>
          </table:table-cell>
          <table:table-cell table:style-name="ce1" office:value-type="string">
            <text:p>1.5931e-09</text:p>
          </table:table-cell>
          <table:table-cell table:style-name="ce1" office:value-type="string">
            <text:p>8.9343e-10</text:p>
          </table:table-cell>
          <table:table-cell table:style-name="ce1" office:value-type="string">
            <text:p>3.7307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1.9707e-10</text:p>
          </table:table-cell>
          <table:table-cell table:style-name="ce1" office:value-type="string">
            <text:p>2.6103e-10</text:p>
          </table:table-cell>
          <table:table-cell table:style-name="ce1" office:value-type="string">
            <text:p>7.5088e-09</text:p>
          </table:table-cell>
          <table:table-cell office:value-type="float" office:value="0">
            <text:p>0</text:p>
          </table:table-cell>
          <table:table-cell table:style-name="ce1" office:value-type="string">
            <text:p>1.5941e-09</text:p>
          </table:table-cell>
          <table:table-cell table:style-name="ce1" office:value-type="string">
            <text:p>8.9351e-10</text:p>
          </table:table-cell>
          <table:table-cell table:style-name="ce1" office:value-type="string">
            <text:p>3.7307e-17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R30]*1000000" office:value-type="float" office:value="1399.4">
            <text:p>1399.4</text:p>
          </table:table-cell>
          <table:table-cell table:formula="of:=[.S30]*1000000" office:value-type="float" office:value="0.00022718">
            <text:p>0.00022718</text:p>
          </table:table-cell>
          <table:table-cell table:formula="of:=[.T30]*1000000" office:value-type="float" office:value="0.00030328">
            <text:p>0.00030328</text:p>
          </table:table-cell>
          <table:table-cell table:formula="of:=[.U30]*1000000" office:value-type="float" office:value="0.0095222">
            <text:p>0.0095222</text:p>
          </table:table-cell>
          <table:table-cell table:formula="of:=[.V30]*1000000" office:value-type="float" office:value="0.000012621">
            <text:p>0.000012621</text:p>
          </table:table-cell>
          <table:table-cell table:formula="of:=[.W30]*1000000" office:value-type="float" office:value="0.0025359">
            <text:p>0.0025359</text:p>
          </table:table-cell>
          <table:table-cell table:formula="of:=[.X30]*1000000" office:value-type="float" office:value="0.0010356">
            <text:p>0.0010356</text:p>
          </table:table-cell>
          <table:table-cell table:formula="of:=[.Y30]*1000000" office:value-type="float" office:value="0.000000000037202">
            <text:p>3.7202E-011</text:p>
          </table:table-cell>
          <table:table-cell table:formula="of:=[.Z30]*1000000" office:value-type="float" office:value="1399.4">
            <text:p>1399.4</text:p>
          </table:table-cell>
          <table:table-cell table:formula="of:=[.AA30]*1000000" office:value-type="float" office:value="0.00022721">
            <text:p>0.00022721</text:p>
          </table:table-cell>
          <table:table-cell table:formula="of:=[.AB30]*1000000" office:value-type="float" office:value="0.00030331">
            <text:p>0.00030331</text:p>
          </table:table-cell>
          <table:table-cell table:formula="of:=[.AC30]*1000000" office:value-type="float" office:value="0.0095247">
            <text:p>0.0095247</text:p>
          </table:table-cell>
          <table:table-cell table:formula="of:=[.AD30]*1000000" office:value-type="float" office:value="0">
            <text:p>0</text:p>
          </table:table-cell>
          <table:table-cell table:formula="of:=[.AE30]*1000000" office:value-type="float" office:value="0.0025375">
            <text:p>0.0025375</text:p>
          </table:table-cell>
          <table:table-cell table:formula="of:=[.AF30]*1000000" office:value-type="float" office:value="0.0010357">
            <text:p>0.0010357</text:p>
          </table:table-cell>
          <table:table-cell table:formula="of:=[.AG30]*1000000" office:value-type="float" office:value="0.000000000037202">
            <text:p>3.7202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2718e-10</text:p>
          </table:table-cell>
          <table:table-cell table:style-name="ce1" office:value-type="string">
            <text:p>3.0328e-10</text:p>
          </table:table-cell>
          <table:table-cell table:style-name="ce1" office:value-type="string">
            <text:p>9.5222e-09</text:p>
          </table:table-cell>
          <table:table-cell table:style-name="ce1" office:value-type="string">
            <text:p>1.2621e-11</text:p>
          </table:table-cell>
          <table:table-cell table:style-name="ce1" office:value-type="string">
            <text:p>2.5359e-09</text:p>
          </table:table-cell>
          <table:table-cell table:style-name="ce1" office:value-type="string">
            <text:p>1.0356e-09</text:p>
          </table:table-cell>
          <table:table-cell table:style-name="ce1" office:value-type="string">
            <text:p>3.7202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2.2721e-10</text:p>
          </table:table-cell>
          <table:table-cell table:style-name="ce1" office:value-type="string">
            <text:p>3.0331e-10</text:p>
          </table:table-cell>
          <table:table-cell table:style-name="ce1" office:value-type="string">
            <text:p>9.5247e-09</text:p>
          </table:table-cell>
          <table:table-cell office:value-type="float" office:value="0">
            <text:p>0</text:p>
          </table:table-cell>
          <table:table-cell table:style-name="ce1" office:value-type="string">
            <text:p>2.5375e-09</text:p>
          </table:table-cell>
          <table:table-cell table:style-name="ce1" office:value-type="string">
            <text:p>1.0357e-09</text:p>
          </table:table-cell>
          <table:table-cell table:style-name="ce1" office:value-type="string">
            <text:p>3.7202e-17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R31]*1000000" office:value-type="float" office:value="1399.5">
            <text:p>1399.5</text:p>
          </table:table-cell>
          <table:table-cell table:formula="of:=[.S31]*1000000" office:value-type="float" office:value="0.00026265">
            <text:p>0.00026265</text:p>
          </table:table-cell>
          <table:table-cell table:formula="of:=[.T31]*1000000" office:value-type="float" office:value="0.0003519">
            <text:p>0.0003519</text:p>
          </table:table-cell>
          <table:table-cell table:formula="of:=[.U31]*1000000" office:value-type="float" office:value="0.012234">
            <text:p>0.012234</text:p>
          </table:table-cell>
          <table:table-cell table:formula="of:=[.V31]*1000000" office:value-type="float" office:value="0.00001958">
            <text:p>0.00001958</text:p>
          </table:table-cell>
          <table:table-cell table:formula="of:=[.W31]*1000000" office:value-type="float" office:value="0.0040014">
            <text:p>0.0040014</text:p>
          </table:table-cell>
          <table:table-cell table:formula="of:=[.X31]*1000000" office:value-type="float" office:value="0.0012041">
            <text:p>0.0012041</text:p>
          </table:table-cell>
          <table:table-cell table:formula="of:=[.Y31]*1000000" office:value-type="float" office:value="0.000000000037095">
            <text:p>3.7095E-011</text:p>
          </table:table-cell>
          <table:table-cell table:formula="of:=[.Z31]*1000000" office:value-type="float" office:value="1399.5">
            <text:p>1399.5</text:p>
          </table:table-cell>
          <table:table-cell table:formula="of:=[.AA31]*1000000" office:value-type="float" office:value="0.0002627">
            <text:p>0.0002627</text:p>
          </table:table-cell>
          <table:table-cell table:formula="of:=[.AB31]*1000000" office:value-type="float" office:value="0.00035194">
            <text:p>0.00035194</text:p>
          </table:table-cell>
          <table:table-cell table:formula="of:=[.AC31]*1000000" office:value-type="float" office:value="0.012238">
            <text:p>0.012238</text:p>
          </table:table-cell>
          <table:table-cell table:formula="of:=[.AD31]*1000000" office:value-type="float" office:value="0">
            <text:p>0</text:p>
          </table:table-cell>
          <table:table-cell table:formula="of:=[.AE31]*1000000" office:value-type="float" office:value="0.004004">
            <text:p>0.004004</text:p>
          </table:table-cell>
          <table:table-cell table:formula="of:=[.AF31]*1000000" office:value-type="float" office:value="0.0012043">
            <text:p>0.0012043</text:p>
          </table:table-cell>
          <table:table-cell table:formula="of:=[.AG31]*1000000" office:value-type="float" office:value="0.000000000037095">
            <text:p>3.7095E-011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6265e-10</text:p>
          </table:table-cell>
          <table:table-cell table:style-name="ce1" office:value-type="string">
            <text:p>3.519e-10</text:p>
          </table:table-cell>
          <table:table-cell table:style-name="ce1" office:value-type="string">
            <text:p>1.2234e-08</text:p>
          </table:table-cell>
          <table:table-cell table:style-name="ce1" office:value-type="string">
            <text:p>1.958e-11</text:p>
          </table:table-cell>
          <table:table-cell table:style-name="ce1" office:value-type="string">
            <text:p>4.0014e-09</text:p>
          </table:table-cell>
          <table:table-cell table:style-name="ce1" office:value-type="string">
            <text:p>1.2041e-09</text:p>
          </table:table-cell>
          <table:table-cell table:style-name="ce1" office:value-type="string">
            <text:p>3.7095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2.627e-10</text:p>
          </table:table-cell>
          <table:table-cell table:style-name="ce1" office:value-type="string">
            <text:p>3.5194e-10</text:p>
          </table:table-cell>
          <table:table-cell table:style-name="ce1" office:value-type="string">
            <text:p>1.2238e-08</text:p>
          </table:table-cell>
          <table:table-cell office:value-type="float" office:value="0">
            <text:p>0</text:p>
          </table:table-cell>
          <table:table-cell table:style-name="ce1" office:value-type="string">
            <text:p>4.004e-09</text:p>
          </table:table-cell>
          <table:table-cell table:style-name="ce1" office:value-type="string">
            <text:p>1.2043e-09</text:p>
          </table:table-cell>
          <table:table-cell table:style-name="ce1" office:value-type="string">
            <text:p>3.7095e-17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R32]*1000000" office:value-type="float" office:value="1399.5">
            <text:p>1399.5</text:p>
          </table:table-cell>
          <table:table-cell table:formula="of:=[.S32]*1000000" office:value-type="float" office:value="0.00030484">
            <text:p>0.00030484</text:p>
          </table:table-cell>
          <table:table-cell table:formula="of:=[.T32]*1000000" office:value-type="float" office:value="0.00040798">
            <text:p>0.00040798</text:p>
          </table:table-cell>
          <table:table-cell table:formula="of:=[.U32]*1000000" office:value-type="float" office:value="0.015947">
            <text:p>0.015947</text:p>
          </table:table-cell>
          <table:table-cell table:formula="of:=[.V32]*1000000" office:value-type="float" office:value="0.000030294">
            <text:p>0.000030294</text:p>
          </table:table-cell>
          <table:table-cell table:formula="of:=[.W32]*1000000" office:value-type="float" office:value="0.0062666">
            <text:p>0.0062666</text:p>
          </table:table-cell>
          <table:table-cell table:formula="of:=[.X32]*1000000" office:value-type="float" office:value="0.0014047">
            <text:p>0.0014047</text:p>
          </table:table-cell>
          <table:table-cell table:formula="of:=[.Y32]*1000000" office:value-type="float" office:value="0.000000000036984">
            <text:p>3.6984E-011</text:p>
          </table:table-cell>
          <table:table-cell table:formula="of:=[.Z32]*1000000" office:value-type="float" office:value="1399.5">
            <text:p>1399.5</text:p>
          </table:table-cell>
          <table:table-cell table:formula="of:=[.AA32]*1000000" office:value-type="float" office:value="0.0003049">
            <text:p>0.0003049</text:p>
          </table:table-cell>
          <table:table-cell table:formula="of:=[.AB32]*1000000" office:value-type="float" office:value="0.00040803">
            <text:p>0.00040803</text:p>
          </table:table-cell>
          <table:table-cell table:formula="of:=[.AC32]*1000000" office:value-type="float" office:value="0.015953">
            <text:p>0.015953</text:p>
          </table:table-cell>
          <table:table-cell table:formula="of:=[.AD32]*1000000" office:value-type="float" office:value="0">
            <text:p>0</text:p>
          </table:table-cell>
          <table:table-cell table:formula="of:=[.AE32]*1000000" office:value-type="float" office:value="0.0062706">
            <text:p>0.0062706</text:p>
          </table:table-cell>
          <table:table-cell table:formula="of:=[.AF32]*1000000" office:value-type="float" office:value="0.0014049">
            <text:p>0.0014049</text:p>
          </table:table-cell>
          <table:table-cell table:formula="of:=[.AG32]*1000000" office:value-type="float" office:value="0.000000000036984">
            <text:p>3.6984E-011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0484e-10</text:p>
          </table:table-cell>
          <table:table-cell table:style-name="ce1" office:value-type="string">
            <text:p>4.0798e-10</text:p>
          </table:table-cell>
          <table:table-cell table:style-name="ce1" office:value-type="string">
            <text:p>1.5947e-08</text:p>
          </table:table-cell>
          <table:table-cell table:style-name="ce1" office:value-type="string">
            <text:p>3.0294e-11</text:p>
          </table:table-cell>
          <table:table-cell table:style-name="ce1" office:value-type="string">
            <text:p>6.2666e-09</text:p>
          </table:table-cell>
          <table:table-cell table:style-name="ce1" office:value-type="string">
            <text:p>1.4047e-09</text:p>
          </table:table-cell>
          <table:table-cell table:style-name="ce1" office:value-type="string">
            <text:p>3.6984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049e-10</text:p>
          </table:table-cell>
          <table:table-cell table:style-name="ce1" office:value-type="string">
            <text:p>4.0803e-10</text:p>
          </table:table-cell>
          <table:table-cell table:style-name="ce1" office:value-type="string">
            <text:p>1.5953e-08</text:p>
          </table:table-cell>
          <table:table-cell office:value-type="float" office:value="0">
            <text:p>0</text:p>
          </table:table-cell>
          <table:table-cell table:style-name="ce1" office:value-type="string">
            <text:p>6.2706e-09</text:p>
          </table:table-cell>
          <table:table-cell table:style-name="ce1" office:value-type="string">
            <text:p>1.4049e-09</text:p>
          </table:table-cell>
          <table:table-cell table:style-name="ce1" office:value-type="string">
            <text:p>3.6984e-17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R33]*1000000" office:value-type="float" office:value="1399.5">
            <text:p>1399.5</text:p>
          </table:table-cell>
          <table:table-cell table:formula="of:=[.S33]*1000000" office:value-type="float" office:value="0.00035581">
            <text:p>0.00035581</text:p>
          </table:table-cell>
          <table:table-cell table:formula="of:=[.T33]*1000000" office:value-type="float" office:value="0.00047297">
            <text:p>0.00047297</text:p>
          </table:table-cell>
          <table:table-cell table:formula="of:=[.U33]*1000000" office:value-type="float" office:value="0.021116">
            <text:p>0.021116</text:p>
          </table:table-cell>
          <table:table-cell table:formula="of:=[.V33]*1000000" office:value-type="float" office:value="0.000046667">
            <text:p>0.000046667</text:p>
          </table:table-cell>
          <table:table-cell table:formula="of:=[.W33]*1000000" office:value-type="float" office:value="0.0097581">
            <text:p>0.0097581</text:p>
          </table:table-cell>
          <table:table-cell table:formula="of:=[.X33]*1000000" office:value-type="float" office:value="0.0016443">
            <text:p>0.0016443</text:p>
          </table:table-cell>
          <table:table-cell table:formula="of:=[.Y33]*1000000" office:value-type="float" office:value="0.000000000036867">
            <text:p>3.6867E-011</text:p>
          </table:table-cell>
          <table:table-cell table:formula="of:=[.Z33]*1000000" office:value-type="float" office:value="1399.5">
            <text:p>1399.5</text:p>
          </table:table-cell>
          <table:table-cell table:formula="of:=[.AA33]*1000000" office:value-type="float" office:value="0.00035588">
            <text:p>0.00035588</text:p>
          </table:table-cell>
          <table:table-cell table:formula="of:=[.AB33]*1000000" office:value-type="float" office:value="0.00047303">
            <text:p>0.00047303</text:p>
          </table:table-cell>
          <table:table-cell table:formula="of:=[.AC33]*1000000" office:value-type="float" office:value="0.021125">
            <text:p>0.021125</text:p>
          </table:table-cell>
          <table:table-cell table:formula="of:=[.AD33]*1000000" office:value-type="float" office:value="0">
            <text:p>0</text:p>
          </table:table-cell>
          <table:table-cell table:formula="of:=[.AE33]*1000000" office:value-type="float" office:value="0.0097643">
            <text:p>0.0097643</text:p>
          </table:table-cell>
          <table:table-cell table:formula="of:=[.AF33]*1000000" office:value-type="float" office:value="0.0016445">
            <text:p>0.0016445</text:p>
          </table:table-cell>
          <table:table-cell table:formula="of:=[.AG33]*1000000" office:value-type="float" office:value="0.000000000036867">
            <text:p>3.6867E-011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5581e-10</text:p>
          </table:table-cell>
          <table:table-cell table:style-name="ce1" office:value-type="string">
            <text:p>4.7297e-10</text:p>
          </table:table-cell>
          <table:table-cell table:style-name="ce1" office:value-type="string">
            <text:p>2.1116e-08</text:p>
          </table:table-cell>
          <table:table-cell table:style-name="ce1" office:value-type="string">
            <text:p>4.6667e-11</text:p>
          </table:table-cell>
          <table:table-cell table:style-name="ce1" office:value-type="string">
            <text:p>9.7581e-09</text:p>
          </table:table-cell>
          <table:table-cell table:style-name="ce1" office:value-type="string">
            <text:p>1.6443e-09</text:p>
          </table:table-cell>
          <table:table-cell table:style-name="ce1" office:value-type="string">
            <text:p>3.6867e-17</text:p>
          </table:table-cell>
          <table:table-cell office:value-type="float" office:value="0.0013995">
            <text:p>0.0013995</text:p>
          </table:table-cell>
          <table:table-cell table:style-name="ce1" office:value-type="string">
            <text:p>3.5588e-10</text:p>
          </table:table-cell>
          <table:table-cell table:style-name="ce1" office:value-type="string">
            <text:p>4.7303e-10</text:p>
          </table:table-cell>
          <table:table-cell table:style-name="ce1" office:value-type="string">
            <text:p>2.1125e-08</text:p>
          </table:table-cell>
          <table:table-cell office:value-type="float" office:value="0">
            <text:p>0</text:p>
          </table:table-cell>
          <table:table-cell table:style-name="ce1" office:value-type="string">
            <text:p>9.7643e-09</text:p>
          </table:table-cell>
          <table:table-cell table:style-name="ce1" office:value-type="string">
            <text:p>1.6445e-09</text:p>
          </table:table-cell>
          <table:table-cell table:style-name="ce1" office:value-type="string">
            <text:p>3.6867e-17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R34]*1000000" office:value-type="float" office:value="1399.4">
            <text:p>1399.4</text:p>
          </table:table-cell>
          <table:table-cell table:formula="of:=[.S34]*1000000" office:value-type="float" office:value="0.0004191">
            <text:p>0.0004191</text:p>
          </table:table-cell>
          <table:table-cell table:formula="of:=[.T34]*1000000" office:value-type="float" office:value="0.00054879">
            <text:p>0.00054879</text:p>
          </table:table-cell>
          <table:table-cell table:formula="of:=[.U34]*1000000" office:value-type="float" office:value="0.028431">
            <text:p>0.028431</text:p>
          </table:table-cell>
          <table:table-cell table:formula="of:=[.V34]*1000000" office:value-type="float" office:value="0.000071499">
            <text:p>0.000071499</text:p>
          </table:table-cell>
          <table:table-cell table:formula="of:=[.W34]*1000000" office:value-type="float" office:value="0.01515">
            <text:p>0.01515</text:p>
          </table:table-cell>
          <table:table-cell table:formula="of:=[.X34]*1000000" office:value-type="float" office:value="0.0019318">
            <text:p>0.0019318</text:p>
          </table:table-cell>
          <table:table-cell table:formula="of:=[.Y34]*1000000" office:value-type="float" office:value="0.000000000036743">
            <text:p>3.6743E-011</text:p>
          </table:table-cell>
          <table:table-cell table:formula="of:=[.Z34]*1000000" office:value-type="float" office:value="1399.4">
            <text:p>1399.4</text:p>
          </table:table-cell>
          <table:table-cell table:formula="of:=[.AA34]*1000000" office:value-type="float" office:value="0.00041919">
            <text:p>0.00041919</text:p>
          </table:table-cell>
          <table:table-cell table:formula="of:=[.AB34]*1000000" office:value-type="float" office:value="0.00054887">
            <text:p>0.00054887</text:p>
          </table:table-cell>
          <table:table-cell table:formula="of:=[.AC34]*1000000" office:value-type="float" office:value="0.028445">
            <text:p>0.028445</text:p>
          </table:table-cell>
          <table:table-cell table:formula="of:=[.AD34]*1000000" office:value-type="float" office:value="0">
            <text:p>0</text:p>
          </table:table-cell>
          <table:table-cell table:formula="of:=[.AE34]*1000000" office:value-type="float" office:value="0.01516">
            <text:p>0.01516</text:p>
          </table:table-cell>
          <table:table-cell table:formula="of:=[.AF34]*1000000" office:value-type="float" office:value="0.0019321">
            <text:p>0.0019321</text:p>
          </table:table-cell>
          <table:table-cell table:formula="of:=[.AG34]*1000000" office:value-type="float" office:value="0.000000000036742">
            <text:p>3.6742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4.191e-10</text:p>
          </table:table-cell>
          <table:table-cell table:style-name="ce1" office:value-type="string">
            <text:p>5.4879e-10</text:p>
          </table:table-cell>
          <table:table-cell table:style-name="ce1" office:value-type="string">
            <text:p>2.8431e-08</text:p>
          </table:table-cell>
          <table:table-cell table:style-name="ce1" office:value-type="string">
            <text:p>7.1499e-11</text:p>
          </table:table-cell>
          <table:table-cell table:style-name="ce1" office:value-type="string">
            <text:p>1.515e-08</text:p>
          </table:table-cell>
          <table:table-cell table:style-name="ce1" office:value-type="string">
            <text:p>1.9318e-09</text:p>
          </table:table-cell>
          <table:table-cell table:style-name="ce1" office:value-type="string">
            <text:p>3.6743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4.1919e-10</text:p>
          </table:table-cell>
          <table:table-cell table:style-name="ce1" office:value-type="string">
            <text:p>5.4887e-10</text:p>
          </table:table-cell>
          <table:table-cell table:style-name="ce1" office:value-type="string">
            <text:p>2.8445e-08</text:p>
          </table:table-cell>
          <table:table-cell office:value-type="float" office:value="0">
            <text:p>0</text:p>
          </table:table-cell>
          <table:table-cell table:style-name="ce1" office:value-type="string">
            <text:p>1.516e-08</text:p>
          </table:table-cell>
          <table:table-cell table:style-name="ce1" office:value-type="string">
            <text:p>1.9321e-09</text:p>
          </table:table-cell>
          <table:table-cell table:style-name="ce1" office:value-type="string">
            <text:p>3.6742e-17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R35]*1000000" office:value-type="float" office:value="1399.4">
            <text:p>1399.4</text:p>
          </table:table-cell>
          <table:table-cell table:formula="of:=[.S35]*1000000" office:value-type="float" office:value="0.00050164">
            <text:p>0.00050164</text:p>
          </table:table-cell>
          <table:table-cell table:formula="of:=[.T35]*1000000" office:value-type="float" office:value="0.00063828">
            <text:p>0.00063828</text:p>
          </table:table-cell>
          <table:table-cell table:formula="of:=[.U35]*1000000" office:value-type="float" office:value="0.038976">
            <text:p>0.038976</text:p>
          </table:table-cell>
          <table:table-cell table:formula="of:=[.V35]*1000000" office:value-type="float" office:value="0.00010892">
            <text:p>0.00010892</text:p>
          </table:table-cell>
          <table:table-cell table:formula="of:=[.W35]*1000000" office:value-type="float" office:value="0.023565">
            <text:p>0.023565</text:p>
          </table:table-cell>
          <table:table-cell table:formula="of:=[.X35]*1000000" office:value-type="float" office:value="0.0022797">
            <text:p>0.0022797</text:p>
          </table:table-cell>
          <table:table-cell table:formula="of:=[.Y35]*1000000" office:value-type="float" office:value="0.000000000036609">
            <text:p>3.6609E-011</text:p>
          </table:table-cell>
          <table:table-cell table:formula="of:=[.Z35]*1000000" office:value-type="float" office:value="1399.4">
            <text:p>1399.4</text:p>
          </table:table-cell>
          <table:table-cell table:formula="of:=[.AA35]*1000000" office:value-type="float" office:value="0.00050177">
            <text:p>0.00050177</text:p>
          </table:table-cell>
          <table:table-cell table:formula="of:=[.AB35]*1000000" office:value-type="float" office:value="0.00063838">
            <text:p>0.00063838</text:p>
          </table:table-cell>
          <table:table-cell table:formula="of:=[.AC35]*1000000" office:value-type="float" office:value="0.038998">
            <text:p>0.038998</text:p>
          </table:table-cell>
          <table:table-cell table:formula="of:=[.AD35]*1000000" office:value-type="float" office:value="0">
            <text:p>0</text:p>
          </table:table-cell>
          <table:table-cell table:formula="of:=[.AE35]*1000000" office:value-type="float" office:value="0.02358">
            <text:p>0.02358</text:p>
          </table:table-cell>
          <table:table-cell table:formula="of:=[.AF35]*1000000" office:value-type="float" office:value="0.00228">
            <text:p>0.00228</text:p>
          </table:table-cell>
          <table:table-cell table:formula="of:=[.AG35]*1000000" office:value-type="float" office:value="0.000000000036609">
            <text:p>3.6609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0164e-10</text:p>
          </table:table-cell>
          <table:table-cell table:style-name="ce1" office:value-type="string">
            <text:p>6.3828e-10</text:p>
          </table:table-cell>
          <table:table-cell table:style-name="ce1" office:value-type="string">
            <text:p>3.8976e-08</text:p>
          </table:table-cell>
          <table:table-cell table:style-name="ce1" office:value-type="string">
            <text:p>1.0892e-10</text:p>
          </table:table-cell>
          <table:table-cell table:style-name="ce1" office:value-type="string">
            <text:p>2.3565e-08</text:p>
          </table:table-cell>
          <table:table-cell table:style-name="ce1" office:value-type="string">
            <text:p>2.2797e-09</text:p>
          </table:table-cell>
          <table:table-cell table:style-name="ce1" office:value-type="string">
            <text:p>3.6609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5.0177e-10</text:p>
          </table:table-cell>
          <table:table-cell table:style-name="ce1" office:value-type="string">
            <text:p>6.3838e-10</text:p>
          </table:table-cell>
          <table:table-cell table:style-name="ce1" office:value-type="string">
            <text:p>3.8998e-08</text:p>
          </table:table-cell>
          <table:table-cell office:value-type="float" office:value="0">
            <text:p>0</text:p>
          </table:table-cell>
          <table:table-cell table:style-name="ce1" office:value-type="string">
            <text:p>2.358e-08</text:p>
          </table:table-cell>
          <table:table-cell table:style-name="ce1" office:value-type="string">
            <text:p>2.28e-09</text:p>
          </table:table-cell>
          <table:table-cell table:style-name="ce1" office:value-type="string">
            <text:p>3.6609e-17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R36]*1000000" office:value-type="float" office:value="1399.4">
            <text:p>1399.4</text:p>
          </table:table-cell>
          <table:table-cell table:formula="of:=[.S36]*1000000" office:value-type="float" office:value="0.00061978">
            <text:p>0.00061978</text:p>
          </table:table-cell>
          <table:table-cell table:formula="of:=[.T36]*1000000" office:value-type="float" office:value="0.00074619">
            <text:p>0.00074619</text:p>
          </table:table-cell>
          <table:table-cell table:formula="of:=[.U36]*1000000" office:value-type="float" office:value="0.054547">
            <text:p>0.054547</text:p>
          </table:table-cell>
          <table:table-cell table:formula="of:=[.V36]*1000000" office:value-type="float" office:value="0.00016511">
            <text:p>0.00016511</text:p>
          </table:table-cell>
          <table:table-cell table:formula="of:=[.W36]*1000000" office:value-type="float" office:value="0.037058">
            <text:p>0.037058</text:p>
          </table:table-cell>
          <table:table-cell table:formula="of:=[.X36]*1000000" office:value-type="float" office:value="0.0027064">
            <text:p>0.0027064</text:p>
          </table:table-cell>
          <table:table-cell table:formula="of:=[.Y36]*1000000" office:value-type="float" office:value="0.000000000036465">
            <text:p>3.6465E-011</text:p>
          </table:table-cell>
          <table:table-cell table:formula="of:=[.Z36]*1000000" office:value-type="float" office:value="1399.4">
            <text:p>1399.4</text:p>
          </table:table-cell>
          <table:table-cell table:formula="of:=[.AA36]*1000000" office:value-type="float" office:value="0.00061997">
            <text:p>0.00061997</text:p>
          </table:table-cell>
          <table:table-cell table:formula="of:=[.AB36]*1000000" office:value-type="float" office:value="0.00074632">
            <text:p>0.00074632</text:p>
          </table:table-cell>
          <table:table-cell table:formula="of:=[.AC36]*1000000" office:value-type="float" office:value="0.054584">
            <text:p>0.054584</text:p>
          </table:table-cell>
          <table:table-cell table:formula="of:=[.AD36]*1000000" office:value-type="float" office:value="0">
            <text:p>0</text:p>
          </table:table-cell>
          <table:table-cell table:formula="of:=[.AE36]*1000000" office:value-type="float" office:value="0.037082">
            <text:p>0.037082</text:p>
          </table:table-cell>
          <table:table-cell table:formula="of:=[.AF36]*1000000" office:value-type="float" office:value="0.0027068">
            <text:p>0.0027068</text:p>
          </table:table-cell>
          <table:table-cell table:formula="of:=[.AG36]*1000000" office:value-type="float" office:value="0.000000000036465">
            <text:p>3.6465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6.1978e-10</text:p>
          </table:table-cell>
          <table:table-cell table:style-name="ce1" office:value-type="string">
            <text:p>7.4619e-10</text:p>
          </table:table-cell>
          <table:table-cell table:style-name="ce1" office:value-type="string">
            <text:p>5.4547e-08</text:p>
          </table:table-cell>
          <table:table-cell table:style-name="ce1" office:value-type="string">
            <text:p>1.6511e-10</text:p>
          </table:table-cell>
          <table:table-cell table:style-name="ce1" office:value-type="string">
            <text:p>3.7058e-08</text:p>
          </table:table-cell>
          <table:table-cell table:style-name="ce1" office:value-type="string">
            <text:p>2.7064e-09</text:p>
          </table:table-cell>
          <table:table-cell table:style-name="ce1" office:value-type="string">
            <text:p>3.6465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6.1997e-10</text:p>
          </table:table-cell>
          <table:table-cell table:style-name="ce1" office:value-type="string">
            <text:p>7.4632e-10</text:p>
          </table:table-cell>
          <table:table-cell table:style-name="ce1" office:value-type="string">
            <text:p>5.4584e-08</text:p>
          </table:table-cell>
          <table:table-cell office:value-type="float" office:value="0">
            <text:p>0</text:p>
          </table:table-cell>
          <table:table-cell table:style-name="ce1" office:value-type="string">
            <text:p>3.7082e-08</text:p>
          </table:table-cell>
          <table:table-cell table:style-name="ce1" office:value-type="string">
            <text:p>2.7068e-09</text:p>
          </table:table-cell>
          <table:table-cell table:style-name="ce1" office:value-type="string">
            <text:p>3.6465e-17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R37]*1000000" office:value-type="float" office:value="1399.4">
            <text:p>1399.4</text:p>
          </table:table-cell>
          <table:table-cell table:formula="of:=[.S37]*1000000" office:value-type="float" office:value="0.00082276">
            <text:p>0.00082276</text:p>
          </table:table-cell>
          <table:table-cell table:formula="of:=[.T37]*1000000" office:value-type="float" office:value="0.0008824">
            <text:p>0.0008824</text:p>
          </table:table-cell>
          <table:table-cell table:formula="of:=[.U37]*1000000" office:value-type="float" office:value="0.078462">
            <text:p>0.078462</text:p>
          </table:table-cell>
          <table:table-cell table:formula="of:=[.V37]*1000000" office:value-type="float" office:value="0.00024969">
            <text:p>0.00024969</text:p>
          </table:table-cell>
          <table:table-cell table:formula="of:=[.W37]*1000000" office:value-type="float" office:value="0.060073">
            <text:p>0.060073</text:p>
          </table:table-cell>
          <table:table-cell table:formula="of:=[.X37]*1000000" office:value-type="float" office:value="0.0032438">
            <text:p>0.0032438</text:p>
          </table:table-cell>
          <table:table-cell table:formula="of:=[.Y37]*1000000" office:value-type="float" office:value="0.000000000036308">
            <text:p>3.6308E-011</text:p>
          </table:table-cell>
          <table:table-cell table:formula="of:=[.Z37]*1000000" office:value-type="float" office:value="1399.4">
            <text:p>1399.4</text:p>
          </table:table-cell>
          <table:table-cell table:formula="of:=[.AA37]*1000000" office:value-type="float" office:value="0.0008231">
            <text:p>0.0008231</text:p>
          </table:table-cell>
          <table:table-cell table:formula="of:=[.AB37]*1000000" office:value-type="float" office:value="0.00088258">
            <text:p>0.00088258</text:p>
          </table:table-cell>
          <table:table-cell table:formula="of:=[.AC37]*1000000" office:value-type="float" office:value="0.078526">
            <text:p>0.078526</text:p>
          </table:table-cell>
          <table:table-cell table:formula="of:=[.AD37]*1000000" office:value-type="float" office:value="0">
            <text:p>0</text:p>
          </table:table-cell>
          <table:table-cell table:formula="of:=[.AE37]*1000000" office:value-type="float" office:value="0.060112">
            <text:p>0.060112</text:p>
          </table:table-cell>
          <table:table-cell table:formula="of:=[.AF37]*1000000" office:value-type="float" office:value="0.0032443">
            <text:p>0.0032443</text:p>
          </table:table-cell>
          <table:table-cell table:formula="of:=[.AG37]*1000000" office:value-type="float" office:value="0.000000000036308">
            <text:p>3.6308E-011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8.2276e-10</text:p>
          </table:table-cell>
          <table:table-cell table:style-name="ce1" office:value-type="string">
            <text:p>8.824e-10</text:p>
          </table:table-cell>
          <table:table-cell table:style-name="ce1" office:value-type="string">
            <text:p>7.8462e-08</text:p>
          </table:table-cell>
          <table:table-cell table:style-name="ce1" office:value-type="string">
            <text:p>2.4969e-10</text:p>
          </table:table-cell>
          <table:table-cell table:style-name="ce1" office:value-type="string">
            <text:p>6.0073e-08</text:p>
          </table:table-cell>
          <table:table-cell table:style-name="ce1" office:value-type="string">
            <text:p>3.2438e-09</text:p>
          </table:table-cell>
          <table:table-cell table:style-name="ce1" office:value-type="string">
            <text:p>3.6308e-17</text:p>
          </table:table-cell>
          <table:table-cell office:value-type="float" office:value="0.0013994">
            <text:p>0.0013994</text:p>
          </table:table-cell>
          <table:table-cell table:style-name="ce1" office:value-type="string">
            <text:p>8.231e-10</text:p>
          </table:table-cell>
          <table:table-cell table:style-name="ce1" office:value-type="string">
            <text:p>8.8258e-10</text:p>
          </table:table-cell>
          <table:table-cell table:style-name="ce1" office:value-type="string">
            <text:p>7.8526e-08</text:p>
          </table:table-cell>
          <table:table-cell office:value-type="float" office:value="0">
            <text:p>0</text:p>
          </table:table-cell>
          <table:table-cell table:style-name="ce1" office:value-type="string">
            <text:p>6.0112e-08</text:p>
          </table:table-cell>
          <table:table-cell table:style-name="ce1" office:value-type="string">
            <text:p>3.2443e-09</text:p>
          </table:table-cell>
          <table:table-cell table:style-name="ce1" office:value-type="string">
            <text:p>3.6308e-17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R38]*1000000" office:value-type="float" office:value="1399.3">
            <text:p>1399.3</text:p>
          </table:table-cell>
          <table:table-cell table:formula="of:=[.S38]*1000000" office:value-type="float" office:value="0.0013381">
            <text:p>0.0013381</text:p>
          </table:table-cell>
          <table:table-cell table:formula="of:=[.T38]*1000000" office:value-type="float" office:value="0.0010761">
            <text:p>0.0010761</text:p>
          </table:table-cell>
          <table:table-cell table:formula="of:=[.U38]*1000000" office:value-type="float" office:value="0.11832">
            <text:p>0.11832</text:p>
          </table:table-cell>
          <table:table-cell table:formula="of:=[.V38]*1000000" office:value-type="float" office:value="0.00037897">
            <text:p>0.00037897</text:p>
          </table:table-cell>
          <table:table-cell table:formula="of:=[.W38]*1000000" office:value-type="float" office:value="0.10544">
            <text:p>0.10544</text:p>
          </table:table-cell>
          <table:table-cell table:formula="of:=[.X38]*1000000" office:value-type="float" office:value="0.0039625">
            <text:p>0.0039625</text:p>
          </table:table-cell>
          <table:table-cell table:formula="of:=[.Y38]*1000000" office:value-type="float" office:value="0.000000000036133">
            <text:p>3.6133E-011</text:p>
          </table:table-cell>
          <table:table-cell table:formula="of:=[.Z38]*1000000" office:value-type="float" office:value="1399.3">
            <text:p>1399.3</text:p>
          </table:table-cell>
          <table:table-cell table:formula="of:=[.AA38]*1000000" office:value-type="float" office:value="0.0013391">
            <text:p>0.0013391</text:p>
          </table:table-cell>
          <table:table-cell table:formula="of:=[.AB38]*1000000" office:value-type="float" office:value="0.0010764">
            <text:p>0.0010764</text:p>
          </table:table-cell>
          <table:table-cell table:formula="of:=[.AC38]*1000000" office:value-type="float" office:value="0.11845">
            <text:p>0.11845</text:p>
          </table:table-cell>
          <table:table-cell table:formula="of:=[.AD38]*1000000" office:value-type="float" office:value="0">
            <text:p>0</text:p>
          </table:table-cell>
          <table:table-cell table:formula="of:=[.AE38]*1000000" office:value-type="float" office:value="0.10552">
            <text:p>0.10552</text:p>
          </table:table-cell>
          <table:table-cell table:formula="of:=[.AF38]*1000000" office:value-type="float" office:value="0.0039633">
            <text:p>0.0039633</text:p>
          </table:table-cell>
          <table:table-cell table:formula="of:=[.AG38]*1000000" office:value-type="float" office:value="0.000000000036133">
            <text:p>3.6133E-011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1.3381e-09</text:p>
          </table:table-cell>
          <table:table-cell table:style-name="ce1" office:value-type="string">
            <text:p>1.0761e-09</text:p>
          </table:table-cell>
          <table:table-cell table:style-name="ce1" office:value-type="string">
            <text:p>1.1832e-07</text:p>
          </table:table-cell>
          <table:table-cell table:style-name="ce1" office:value-type="string">
            <text:p>3.7897e-10</text:p>
          </table:table-cell>
          <table:table-cell table:style-name="ce1" office:value-type="string">
            <text:p>1.0544e-07</text:p>
          </table:table-cell>
          <table:table-cell table:style-name="ce1" office:value-type="string">
            <text:p>3.9625e-09</text:p>
          </table:table-cell>
          <table:table-cell table:style-name="ce1" office:value-type="string">
            <text:p>3.6133e-17</text:p>
          </table:table-cell>
          <table:table-cell office:value-type="float" office:value="0.0013993">
            <text:p>0.0013993</text:p>
          </table:table-cell>
          <table:table-cell table:style-name="ce1" office:value-type="string">
            <text:p>1.3391e-09</text:p>
          </table:table-cell>
          <table:table-cell table:style-name="ce1" office:value-type="string">
            <text:p>1.0764e-09</text:p>
          </table:table-cell>
          <table:table-cell table:style-name="ce1" office:value-type="string">
            <text:p>1.1845e-07</text:p>
          </table:table-cell>
          <table:table-cell office:value-type="float" office:value="0">
            <text:p>0</text:p>
          </table:table-cell>
          <table:table-cell table:style-name="ce1" office:value-type="string">
            <text:p>1.0552e-07</text:p>
          </table:table-cell>
          <table:table-cell table:style-name="ce1" office:value-type="string">
            <text:p>3.9633e-09</text:p>
          </table:table-cell>
          <table:table-cell table:style-name="ce1" office:value-type="string">
            <text:p>3.6133e-17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R39]*1000000" office:value-type="float" office:value="1399.2">
            <text:p>1399.2</text:p>
          </table:table-cell>
          <table:table-cell table:formula="of:=[.S39]*1000000" office:value-type="float" office:value="0.0049535">
            <text:p>0.0049535</text:p>
          </table:table-cell>
          <table:table-cell table:formula="of:=[.T39]*1000000" office:value-type="float" office:value="0.0015073">
            <text:p>0.0015073</text:p>
          </table:table-cell>
          <table:table-cell table:formula="of:=[.U39]*1000000" office:value-type="float" office:value="0.2033">
            <text:p>0.2033</text:p>
          </table:table-cell>
          <table:table-cell table:formula="of:=[.V39]*1000000" office:value-type="float" office:value="0.00058324">
            <text:p>0.00058324</text:p>
          </table:table-cell>
          <table:table-cell table:formula="of:=[.W39]*1000000" office:value-type="float" office:value="0.23778">
            <text:p>0.23778</text:p>
          </table:table-cell>
          <table:table-cell table:formula="of:=[.X39]*1000000" office:value-type="float" office:value="0.0051128">
            <text:p>0.0051128</text:p>
          </table:table-cell>
          <table:table-cell table:formula="of:=[.Y39]*1000000" office:value-type="float" office:value="0.000000000035935">
            <text:p>3.5935E-011</text:p>
          </table:table-cell>
          <table:table-cell table:formula="of:=[.Z39]*1000000" office:value-type="float" office:value="1399.2">
            <text:p>1399.2</text:p>
          </table:table-cell>
          <table:table-cell table:formula="of:=[.AA39]*1000000" office:value-type="float" office:value="0.0049646">
            <text:p>0.0049646</text:p>
          </table:table-cell>
          <table:table-cell table:formula="of:=[.AB39]*1000000" office:value-type="float" office:value="0.0015083">
            <text:p>0.0015083</text:p>
          </table:table-cell>
          <table:table-cell table:formula="of:=[.AC39]*1000000" office:value-type="float" office:value="0.20361">
            <text:p>0.20361</text:p>
          </table:table-cell>
          <table:table-cell table:formula="of:=[.AD39]*1000000" office:value-type="float" office:value="0">
            <text:p>0</text:p>
          </table:table-cell>
          <table:table-cell table:formula="of:=[.AE39]*1000000" office:value-type="float" office:value="0.23804">
            <text:p>0.23804</text:p>
          </table:table-cell>
          <table:table-cell table:formula="of:=[.AF39]*1000000" office:value-type="float" office:value="0.0051144">
            <text:p>0.0051144</text:p>
          </table:table-cell>
          <table:table-cell table:formula="of:=[.AG39]*1000000" office:value-type="float" office:value="0.000000000035935">
            <text:p>3.5935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4.9535e-09</text:p>
          </table:table-cell>
          <table:table-cell table:style-name="ce1" office:value-type="string">
            <text:p>1.5073e-09</text:p>
          </table:table-cell>
          <table:table-cell table:style-name="ce1" office:value-type="string">
            <text:p>2.033e-07</text:p>
          </table:table-cell>
          <table:table-cell table:style-name="ce1" office:value-type="string">
            <text:p>5.8324e-10</text:p>
          </table:table-cell>
          <table:table-cell table:style-name="ce1" office:value-type="string">
            <text:p>2.3778e-07</text:p>
          </table:table-cell>
          <table:table-cell table:style-name="ce1" office:value-type="string">
            <text:p>5.1128e-09</text:p>
          </table:table-cell>
          <table:table-cell table:style-name="ce1" office:value-type="string">
            <text:p>3.5935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4.9646e-09</text:p>
          </table:table-cell>
          <table:table-cell table:style-name="ce1" office:value-type="string">
            <text:p>1.5083e-09</text:p>
          </table:table-cell>
          <table:table-cell table:style-name="ce1" office:value-type="string">
            <text:p>2.0361e-07</text:p>
          </table:table-cell>
          <table:table-cell office:value-type="float" office:value="0">
            <text:p>0</text:p>
          </table:table-cell>
          <table:table-cell table:style-name="ce1" office:value-type="string">
            <text:p>2.3804e-07</text:p>
          </table:table-cell>
          <table:table-cell table:style-name="ce1" office:value-type="string">
            <text:p>5.1144e-09</text:p>
          </table:table-cell>
          <table:table-cell table:style-name="ce1" office:value-type="string">
            <text:p>3.5935e-17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R40]*1000000" office:value-type="float" office:value="1398.1">
            <text:p>1398.1</text:p>
          </table:table-cell>
          <table:table-cell table:formula="of:=[.S40]*1000000" office:value-type="float" office:value="0.20126">
            <text:p>0.20126</text:p>
          </table:table-cell>
          <table:table-cell table:formula="of:=[.T40]*1000000" office:value-type="float" office:value="0.0091403">
            <text:p>0.0091403</text:p>
          </table:table-cell>
          <table:table-cell table:formula="of:=[.U40]*1000000" office:value-type="float" office:value="0.71153">
            <text:p>0.71153</text:p>
          </table:table-cell>
          <table:table-cell table:formula="of:=[.V40]*1000000" office:value-type="float" office:value="0.00089043">
            <text:p>0.00089043</text:p>
          </table:table-cell>
          <table:table-cell table:formula="of:=[.W40]*1000000" office:value-type="float" office:value="1.0199">
            <text:p>1.0199</text:p>
          </table:table-cell>
          <table:table-cell table:formula="of:=[.X40]*1000000" office:value-type="float" office:value="0.0099098">
            <text:p>0.0099098</text:p>
          </table:table-cell>
          <table:table-cell table:formula="of:=[.Y40]*1000000" office:value-type="float" office:value="0.000000000035699">
            <text:p>3.5699E-011</text:p>
          </table:table-cell>
          <table:table-cell table:formula="of:=[.Z40]*1000000" office:value-type="float" office:value="1398">
            <text:p>1398</text:p>
          </table:table-cell>
          <table:table-cell table:formula="of:=[.AA40]*1000000" office:value-type="float" office:value="0.20202">
            <text:p>0.20202</text:p>
          </table:table-cell>
          <table:table-cell table:formula="of:=[.AB40]*1000000" office:value-type="float" office:value="0.0091716">
            <text:p>0.0091716</text:p>
          </table:table-cell>
          <table:table-cell table:formula="of:=[.AC40]*1000000" office:value-type="float" office:value="0.71336">
            <text:p>0.71336</text:p>
          </table:table-cell>
          <table:table-cell table:formula="of:=[.AD40]*1000000" office:value-type="float" office:value="0">
            <text:p>0</text:p>
          </table:table-cell>
          <table:table-cell table:formula="of:=[.AE40]*1000000" office:value-type="float" office:value="1.0214">
            <text:p>1.0214</text:p>
          </table:table-cell>
          <table:table-cell table:formula="of:=[.AF40]*1000000" office:value-type="float" office:value="0.009922">
            <text:p>0.009922</text:p>
          </table:table-cell>
          <table:table-cell table:formula="of:=[.AG40]*1000000" office:value-type="float" office:value="0.000000000035699">
            <text:p>3.5699E-011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2.0126e-07</text:p>
          </table:table-cell>
          <table:table-cell table:style-name="ce1" office:value-type="string">
            <text:p>9.1403e-09</text:p>
          </table:table-cell>
          <table:table-cell table:style-name="ce1" office:value-type="string">
            <text:p>7.1153e-07</text:p>
          </table:table-cell>
          <table:table-cell table:style-name="ce1" office:value-type="string">
            <text:p>8.9043e-10</text:p>
          </table:table-cell>
          <table:table-cell table:style-name="ce1" office:value-type="string">
            <text:p>1.0199e-06</text:p>
          </table:table-cell>
          <table:table-cell table:style-name="ce1" office:value-type="string">
            <text:p>9.9098e-09</text:p>
          </table:table-cell>
          <table:table-cell table:style-name="ce1" office:value-type="string">
            <text:p>3.5699e-17</text:p>
          </table:table-cell>
          <table:table-cell office:value-type="float" office:value="0.001398">
            <text:p>0.001398</text:p>
          </table:table-cell>
          <table:table-cell table:style-name="ce1" office:value-type="string">
            <text:p>2.0202e-07</text:p>
          </table:table-cell>
          <table:table-cell table:style-name="ce1" office:value-type="string">
            <text:p>9.1716e-09</text:p>
          </table:table-cell>
          <table:table-cell table:style-name="ce1" office:value-type="string">
            <text:p>7.1336e-07</text:p>
          </table:table-cell>
          <table:table-cell office:value-type="float" office:value="0">
            <text:p>0</text:p>
          </table:table-cell>
          <table:table-cell table:style-name="ce1" office:value-type="string">
            <text:p>1.0214e-06</text:p>
          </table:table-cell>
          <table:table-cell table:style-name="ce1" office:value-type="string">
            <text:p>9.922e-09</text:p>
          </table:table-cell>
          <table:table-cell table:style-name="ce1" office:value-type="string">
            <text:p>3.5699e-17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R41]*1000000" office:value-type="float" office:value="1390.9">
            <text:p>1390.9</text:p>
          </table:table-cell>
          <table:table-cell table:formula="of:=[.S41]*1000000" office:value-type="float" office:value="5.3411">
            <text:p>5.3411</text:p>
          </table:table-cell>
          <table:table-cell table:formula="of:=[.T41]*1000000" office:value-type="float" office:value="0.32216">
            <text:p>0.32216</text:p>
          </table:table-cell>
          <table:table-cell table:formula="of:=[.U41]*1000000" office:value-type="float" office:value="3.0528">
            <text:p>3.0528</text:p>
          </table:table-cell>
          <table:table-cell table:formula="of:=[.V41]*1000000" office:value-type="float" office:value="0.0012463">
            <text:p>0.0012463</text:p>
          </table:table-cell>
          <table:table-cell table:formula="of:=[.W41]*1000000" office:value-type="float" office:value="3.1139">
            <text:p>3.1139</text:p>
          </table:table-cell>
          <table:table-cell table:formula="of:=[.X41]*1000000" office:value-type="float" office:value="0.053333">
            <text:p>0.053333</text:p>
          </table:table-cell>
          <table:table-cell table:formula="of:=[.Y41]*1000000" office:value-type="float" office:value="0.00000000003516">
            <text:p>3.516E-011</text:p>
          </table:table-cell>
          <table:table-cell table:formula="of:=[.Z41]*1000000" office:value-type="float" office:value="1390.8">
            <text:p>1390.8</text:p>
          </table:table-cell>
          <table:table-cell table:formula="of:=[.AA41]*1000000" office:value-type="float" office:value="5.353">
            <text:p>5.353</text:p>
          </table:table-cell>
          <table:table-cell table:formula="of:=[.AB41]*1000000" office:value-type="float" office:value="0.32307">
            <text:p>0.32307</text:p>
          </table:table-cell>
          <table:table-cell table:formula="of:=[.AC41]*1000000" office:value-type="float" office:value="3.0592">
            <text:p>3.0592</text:p>
          </table:table-cell>
          <table:table-cell table:formula="of:=[.AD41]*1000000" office:value-type="float" office:value="0">
            <text:p>0</text:p>
          </table:table-cell>
          <table:table-cell table:formula="of:=[.AE41]*1000000" office:value-type="float" office:value="3.1158">
            <text:p>3.1158</text:p>
          </table:table-cell>
          <table:table-cell table:formula="of:=[.AF41]*1000000" office:value-type="float" office:value="0.053418">
            <text:p>0.053418</text:p>
          </table:table-cell>
          <table:table-cell table:formula="of:=[.AG41]*1000000" office:value-type="float" office:value="0.000000000035159">
            <text:p>3.5159E-011</text:p>
          </table:table-cell>
          <table:table-cell office:value-type="float" office:value="0.0013909">
            <text:p>0.0013909</text:p>
          </table:table-cell>
          <table:table-cell table:style-name="ce1" office:value-type="string">
            <text:p>5.3411e-06</text:p>
          </table:table-cell>
          <table:table-cell table:style-name="ce1" office:value-type="string">
            <text:p>3.2216e-07</text:p>
          </table:table-cell>
          <table:table-cell table:style-name="ce1" office:value-type="string">
            <text:p>3.0528e-06</text:p>
          </table:table-cell>
          <table:table-cell table:style-name="ce1" office:value-type="string">
            <text:p>1.2463e-09</text:p>
          </table:table-cell>
          <table:table-cell table:style-name="ce1" office:value-type="string">
            <text:p>3.1139e-06</text:p>
          </table:table-cell>
          <table:table-cell table:style-name="ce1" office:value-type="string">
            <text:p>5.3333e-08</text:p>
          </table:table-cell>
          <table:table-cell table:style-name="ce1" office:value-type="string">
            <text:p>3.516e-17</text:p>
          </table:table-cell>
          <table:table-cell office:value-type="float" office:value="0.0013908">
            <text:p>0.0013908</text:p>
          </table:table-cell>
          <table:table-cell table:style-name="ce1" office:value-type="string">
            <text:p>5.353e-06</text:p>
          </table:table-cell>
          <table:table-cell table:style-name="ce1" office:value-type="string">
            <text:p>3.2307e-07</text:p>
          </table:table-cell>
          <table:table-cell table:style-name="ce1" office:value-type="string">
            <text:p>3.0592e-06</text:p>
          </table:table-cell>
          <table:table-cell office:value-type="float" office:value="0">
            <text:p>0</text:p>
          </table:table-cell>
          <table:table-cell table:style-name="ce1" office:value-type="string">
            <text:p>3.1158e-06</text:p>
          </table:table-cell>
          <table:table-cell table:style-name="ce1" office:value-type="string">
            <text:p>5.3418e-08</text:p>
          </table:table-cell>
          <table:table-cell table:style-name="ce1" office:value-type="string">
            <text:p>3.5159e-17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R42]*1000000" office:value-type="float" office:value="1371.7">
            <text:p>1371.7</text:p>
          </table:table-cell>
          <table:table-cell table:formula="of:=[.S42]*1000000" office:value-type="float" office:value="27.318">
            <text:p>27.318</text:p>
          </table:table-cell>
          <table:table-cell table:formula="of:=[.T42]*1000000" office:value-type="float" office:value="3.0666">
            <text:p>3.0666</text:p>
          </table:table-cell>
          <table:table-cell table:formula="of:=[.U42]*1000000" office:value-type="float" office:value="7.1268">
            <text:p>7.1268</text:p>
          </table:table-cell>
          <table:table-cell table:formula="of:=[.V42]*1000000" office:value-type="float" office:value="0.0017184">
            <text:p>0.0017184</text:p>
          </table:table-cell>
          <table:table-cell table:formula="of:=[.W42]*1000000" office:value-type="float" office:value="4.4241">
            <text:p>4.4241</text:p>
          </table:table-cell>
          <table:table-cell table:formula="of:=[.X42]*1000000" office:value-type="float" office:value="0.2417">
            <text:p>0.2417</text:p>
          </table:table-cell>
          <table:table-cell table:formula="of:=[.Y42]*1000000" office:value-type="float" office:value="0.000000000032771">
            <text:p>3.2771E-011</text:p>
          </table:table-cell>
          <table:table-cell table:formula="of:=[.Z42]*1000000" office:value-type="float" office:value="1371.7">
            <text:p>1371.7</text:p>
          </table:table-cell>
          <table:table-cell table:formula="of:=[.AA42]*1000000" office:value-type="float" office:value="27.343">
            <text:p>27.343</text:p>
          </table:table-cell>
          <table:table-cell table:formula="of:=[.AB42]*1000000" office:value-type="float" office:value="3.0712">
            <text:p>3.0712</text:p>
          </table:table-cell>
          <table:table-cell table:formula="of:=[.AC42]*1000000" office:value-type="float" office:value="7.1421">
            <text:p>7.1421</text:p>
          </table:table-cell>
          <table:table-cell table:formula="of:=[.AD42]*1000000" office:value-type="float" office:value="0">
            <text:p>0</text:p>
          </table:table-cell>
          <table:table-cell table:formula="of:=[.AE42]*1000000" office:value-type="float" office:value="4.4247">
            <text:p>4.4247</text:p>
          </table:table-cell>
          <table:table-cell table:formula="of:=[.AF42]*1000000" office:value-type="float" office:value="0.24199">
            <text:p>0.24199</text:p>
          </table:table-cell>
          <table:table-cell table:formula="of:=[.AG42]*1000000" office:value-type="float" office:value="0.000000000032767">
            <text:p>3.2767E-011</text:p>
          </table:table-cell>
          <table:table-cell office:value-type="float" office:value="0.0013717">
            <text:p>0.0013717</text:p>
          </table:table-cell>
          <table:table-cell table:style-name="ce1" office:value-type="string">
            <text:p>2.7318e-05</text:p>
          </table:table-cell>
          <table:table-cell table:style-name="ce1" office:value-type="string">
            <text:p>3.0666e-06</text:p>
          </table:table-cell>
          <table:table-cell table:style-name="ce1" office:value-type="string">
            <text:p>7.1268e-06</text:p>
          </table:table-cell>
          <table:table-cell table:style-name="ce1" office:value-type="string">
            <text:p>1.7184e-09</text:p>
          </table:table-cell>
          <table:table-cell table:style-name="ce1" office:value-type="string">
            <text:p>4.4241e-06</text:p>
          </table:table-cell>
          <table:table-cell table:style-name="ce1" office:value-type="string">
            <text:p>2.417e-07</text:p>
          </table:table-cell>
          <table:table-cell table:style-name="ce1" office:value-type="string">
            <text:p>3.2771e-17</text:p>
          </table:table-cell>
          <table:table-cell office:value-type="float" office:value="0.0013717">
            <text:p>0.0013717</text:p>
          </table:table-cell>
          <table:table-cell table:style-name="ce1" office:value-type="string">
            <text:p>2.7343e-05</text:p>
          </table:table-cell>
          <table:table-cell table:style-name="ce1" office:value-type="string">
            <text:p>3.0712e-06</text:p>
          </table:table-cell>
          <table:table-cell table:style-name="ce1" office:value-type="string">
            <text:p>7.1421e-06</text:p>
          </table:table-cell>
          <table:table-cell office:value-type="float" office:value="0">
            <text:p>0</text:p>
          </table:table-cell>
          <table:table-cell table:style-name="ce1" office:value-type="string">
            <text:p>4.4247e-06</text:p>
          </table:table-cell>
          <table:table-cell table:style-name="ce1" office:value-type="string">
            <text:p>2.4199e-07</text:p>
          </table:table-cell>
          <table:table-cell table:style-name="ce1" office:value-type="string">
            <text:p>3.2767e-17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R43]*1000000" office:value-type="float" office:value="1345.5">
            <text:p>1345.5</text:p>
          </table:table-cell>
          <table:table-cell table:formula="of:=[.S43]*1000000" office:value-type="float" office:value="53.642">
            <text:p>53.642</text:p>
          </table:table-cell>
          <table:table-cell table:formula="of:=[.T43]*1000000" office:value-type="float" office:value="10.346">
            <text:p>10.346</text:p>
          </table:table-cell>
          <table:table-cell table:formula="of:=[.U43]*1000000" office:value-type="float" office:value="12.121">
            <text:p>12.121</text:p>
          </table:table-cell>
          <table:table-cell table:formula="of:=[.V43]*1000000" office:value-type="float" office:value="0.0024118">
            <text:p>0.0024118</text:p>
          </table:table-cell>
          <table:table-cell table:formula="of:=[.W43]*1000000" office:value-type="float" office:value="4.6965">
            <text:p>4.6965</text:p>
          </table:table-cell>
          <table:table-cell table:formula="of:=[.X43]*1000000" office:value-type="float" office:value="0.76242">
            <text:p>0.76242</text:p>
          </table:table-cell>
          <table:table-cell table:formula="of:=[.Y43]*1000000" office:value-type="float" office:value="0.000000000026925">
            <text:p>2.6925E-011</text:p>
          </table:table-cell>
          <table:table-cell table:formula="of:=[.Z43]*1000000" office:value-type="float" office:value="1345.5">
            <text:p>1345.5</text:p>
          </table:table-cell>
          <table:table-cell table:formula="of:=[.AA43]*1000000" office:value-type="float" office:value="53.665">
            <text:p>53.665</text:p>
          </table:table-cell>
          <table:table-cell table:formula="of:=[.AB43]*1000000" office:value-type="float" office:value="10.354">
            <text:p>10.354</text:p>
          </table:table-cell>
          <table:table-cell table:formula="of:=[.AC43]*1000000" office:value-type="float" office:value="12.152">
            <text:p>12.152</text:p>
          </table:table-cell>
          <table:table-cell table:formula="of:=[.AD43]*1000000" office:value-type="float" office:value="0">
            <text:p>0</text:p>
          </table:table-cell>
          <table:table-cell table:formula="of:=[.AE43]*1000000" office:value-type="float" office:value="4.6965">
            <text:p>4.6965</text:p>
          </table:table-cell>
          <table:table-cell table:formula="of:=[.AF43]*1000000" office:value-type="float" office:value="0.76312">
            <text:p>0.76312</text:p>
          </table:table-cell>
          <table:table-cell table:formula="of:=[.AG43]*1000000" office:value-type="float" office:value="0.000000000026919">
            <text:p>2.6919E-011</text:p>
          </table:table-cell>
          <table:table-cell office:value-type="float" office:value="0.0013455">
            <text:p>0.0013455</text:p>
          </table:table-cell>
          <table:table-cell table:style-name="ce1" office:value-type="string">
            <text:p>5.3642e-05</text:p>
          </table:table-cell>
          <table:table-cell table:style-name="ce1" office:value-type="string">
            <text:p>1.0346e-05</text:p>
          </table:table-cell>
          <table:table-cell table:style-name="ce1" office:value-type="string">
            <text:p>1.2121e-05</text:p>
          </table:table-cell>
          <table:table-cell table:style-name="ce1" office:value-type="string">
            <text:p>2.4118e-09</text:p>
          </table:table-cell>
          <table:table-cell table:style-name="ce1" office:value-type="string">
            <text:p>4.6965e-06</text:p>
          </table:table-cell>
          <table:table-cell table:style-name="ce1" office:value-type="string">
            <text:p>7.6242e-07</text:p>
          </table:table-cell>
          <table:table-cell table:style-name="ce1" office:value-type="string">
            <text:p>2.6925e-17</text:p>
          </table:table-cell>
          <table:table-cell office:value-type="float" office:value="0.0013455">
            <text:p>0.0013455</text:p>
          </table:table-cell>
          <table:table-cell table:style-name="ce1" office:value-type="string">
            <text:p>5.3665e-05</text:p>
          </table:table-cell>
          <table:table-cell table:style-name="ce1" office:value-type="string">
            <text:p>1.0354e-05</text:p>
          </table:table-cell>
          <table:table-cell table:style-name="ce1" office:value-type="string">
            <text:p>1.2152e-05</text:p>
          </table:table-cell>
          <table:table-cell office:value-type="float" office:value="0">
            <text:p>0</text:p>
          </table:table-cell>
          <table:table-cell table:style-name="ce1" office:value-type="string">
            <text:p>4.6965e-06</text:p>
          </table:table-cell>
          <table:table-cell table:style-name="ce1" office:value-type="string">
            <text:p>7.6312e-07</text:p>
          </table:table-cell>
          <table:table-cell table:style-name="ce1" office:value-type="string">
            <text:p>2.6919e-17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R44]*1000000" office:value-type="float" office:value="1317.1">
            <text:p>1317.1</text:p>
          </table:table-cell>
          <table:table-cell table:formula="of:=[.S44]*1000000" office:value-type="float" office:value="75.927">
            <text:p>75.927</text:p>
          </table:table-cell>
          <table:table-cell table:formula="of:=[.T44]*1000000" office:value-type="float" office:value="21.541">
            <text:p>21.541</text:p>
          </table:table-cell>
          <table:table-cell table:formula="of:=[.U44]*1000000" office:value-type="float" office:value="16.417">
            <text:p>16.417</text:p>
          </table:table-cell>
          <table:table-cell table:formula="of:=[.V44]*1000000" office:value-type="float" office:value="0.0033514">
            <text:p>0.0033514</text:p>
          </table:table-cell>
          <table:table-cell table:formula="of:=[.W44]*1000000" office:value-type="float" office:value="4.6189">
            <text:p>4.6189</text:p>
          </table:table-cell>
          <table:table-cell table:formula="of:=[.X44]*1000000" office:value-type="float" office:value="1.7792">
            <text:p>1.7792</text:p>
          </table:table-cell>
          <table:table-cell table:formula="of:=[.Y44]*1000000" office:value-type="float" office:value="0.000000000020802">
            <text:p>2.0802E-011</text:p>
          </table:table-cell>
          <table:table-cell table:formula="of:=[.Z44]*1000000" office:value-type="float" office:value="1317.1">
            <text:p>1317.1</text:p>
          </table:table-cell>
          <table:table-cell table:formula="of:=[.AA44]*1000000" office:value-type="float" office:value="75.945">
            <text:p>75.945</text:p>
          </table:table-cell>
          <table:table-cell table:formula="of:=[.AB44]*1000000" office:value-type="float" office:value="21.553">
            <text:p>21.553</text:p>
          </table:table-cell>
          <table:table-cell table:formula="of:=[.AC44]*1000000" office:value-type="float" office:value="16.472">
            <text:p>16.472</text:p>
          </table:table-cell>
          <table:table-cell table:formula="of:=[.AD44]*1000000" office:value-type="float" office:value="0">
            <text:p>0</text:p>
          </table:table-cell>
          <table:table-cell table:formula="of:=[.AE44]*1000000" office:value-type="float" office:value="4.6188">
            <text:p>4.6188</text:p>
          </table:table-cell>
          <table:table-cell table:formula="of:=[.AF44]*1000000" office:value-type="float" office:value="1.7804">
            <text:p>1.7804</text:p>
          </table:table-cell>
          <table:table-cell table:formula="of:=[.AG44]*1000000" office:value-type="float" office:value="0.000000000020797">
            <text:p>2.0797E-011</text:p>
          </table:table-cell>
          <table:table-cell office:value-type="float" office:value="0.0013171">
            <text:p>0.0013171</text:p>
          </table:table-cell>
          <table:table-cell table:style-name="ce1" office:value-type="string">
            <text:p>7.5927e-05</text:p>
          </table:table-cell>
          <table:table-cell table:style-name="ce1" office:value-type="string">
            <text:p>2.1541e-05</text:p>
          </table:table-cell>
          <table:table-cell table:style-name="ce1" office:value-type="string">
            <text:p>1.6417e-05</text:p>
          </table:table-cell>
          <table:table-cell table:style-name="ce1" office:value-type="string">
            <text:p>3.3514e-09</text:p>
          </table:table-cell>
          <table:table-cell table:style-name="ce1" office:value-type="string">
            <text:p>4.6189e-06</text:p>
          </table:table-cell>
          <table:table-cell table:style-name="ce1" office:value-type="string">
            <text:p>1.7792e-06</text:p>
          </table:table-cell>
          <table:table-cell table:style-name="ce1" office:value-type="string">
            <text:p>2.0802e-17</text:p>
          </table:table-cell>
          <table:table-cell office:value-type="float" office:value="0.0013171">
            <text:p>0.0013171</text:p>
          </table:table-cell>
          <table:table-cell table:style-name="ce1" office:value-type="string">
            <text:p>7.5945e-05</text:p>
          </table:table-cell>
          <table:table-cell table:style-name="ce1" office:value-type="string">
            <text:p>2.1553e-05</text:p>
          </table:table-cell>
          <table:table-cell table:style-name="ce1" office:value-type="string">
            <text:p>1.6472e-05</text:p>
          </table:table-cell>
          <table:table-cell office:value-type="float" office:value="0">
            <text:p>0</text:p>
          </table:table-cell>
          <table:table-cell table:style-name="ce1" office:value-type="string">
            <text:p>4.6188e-06</text:p>
          </table:table-cell>
          <table:table-cell table:style-name="ce1" office:value-type="string">
            <text:p>1.7804e-06</text:p>
          </table:table-cell>
          <table:table-cell table:style-name="ce1" office:value-type="string">
            <text:p>2.0797e-17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R45]*1000000" office:value-type="float" office:value="1287.3">
            <text:p>1287.3</text:p>
          </table:table-cell>
          <table:table-cell table:formula="of:=[.S45]*1000000" office:value-type="float" office:value="95.552">
            <text:p>95.552</text:p>
          </table:table-cell>
          <table:table-cell table:formula="of:=[.T45]*1000000" office:value-type="float" office:value="35.743">
            <text:p>35.743</text:p>
          </table:table-cell>
          <table:table-cell table:formula="of:=[.U45]*1000000" office:value-type="float" office:value="18.306">
            <text:p>18.306</text:p>
          </table:table-cell>
          <table:table-cell table:formula="of:=[.V45]*1000000" office:value-type="float" office:value="0.0044346">
            <text:p>0.0044346</text:p>
          </table:table-cell>
          <table:table-cell table:formula="of:=[.W45]*1000000" office:value-type="float" office:value="4.369">
            <text:p>4.369</text:p>
          </table:table-cell>
          <table:table-cell table:formula="of:=[.X45]*1000000" office:value-type="float" office:value="3.3115">
            <text:p>3.3115</text:p>
          </table:table-cell>
          <table:table-cell table:formula="of:=[.Y45]*1000000" office:value-type="float" office:value="0.000000000015242">
            <text:p>1.5242E-011</text:p>
          </table:table-cell>
          <table:table-cell table:formula="of:=[.Z45]*1000000" office:value-type="float" office:value="1287.3">
            <text:p>1287.3</text:p>
          </table:table-cell>
          <table:table-cell table:formula="of:=[.AA45]*1000000" office:value-type="float" office:value="95.569">
            <text:p>95.569</text:p>
          </table:table-cell>
          <table:table-cell table:formula="of:=[.AB45]*1000000" office:value-type="float" office:value="35.757">
            <text:p>35.757</text:p>
          </table:table-cell>
          <table:table-cell table:formula="of:=[.AC45]*1000000" office:value-type="float" office:value="18.396">
            <text:p>18.396</text:p>
          </table:table-cell>
          <table:table-cell table:formula="of:=[.AD45]*1000000" office:value-type="float" office:value="0">
            <text:p>0</text:p>
          </table:table-cell>
          <table:table-cell table:formula="of:=[.AE45]*1000000" office:value-type="float" office:value="4.3682">
            <text:p>4.3682</text:p>
          </table:table-cell>
          <table:table-cell table:formula="of:=[.AF45]*1000000" office:value-type="float" office:value="3.3132">
            <text:p>3.3132</text:p>
          </table:table-cell>
          <table:table-cell table:formula="of:=[.AG45]*1000000" office:value-type="float" office:value="0.000000000015236">
            <text:p>1.5236E-011</text:p>
          </table:table-cell>
          <table:table-cell office:value-type="float" office:value="0.0012873">
            <text:p>0.0012873</text:p>
          </table:table-cell>
          <table:table-cell table:style-name="ce1" office:value-type="string">
            <text:p>9.5552e-05</text:p>
          </table:table-cell>
          <table:table-cell table:style-name="ce1" office:value-type="string">
            <text:p>3.5743e-05</text:p>
          </table:table-cell>
          <table:table-cell table:style-name="ce1" office:value-type="string">
            <text:p>1.8306e-05</text:p>
          </table:table-cell>
          <table:table-cell table:style-name="ce1" office:value-type="string">
            <text:p>4.4346e-09</text:p>
          </table:table-cell>
          <table:table-cell table:style-name="ce1" office:value-type="string">
            <text:p>4.369e-06</text:p>
          </table:table-cell>
          <table:table-cell table:style-name="ce1" office:value-type="string">
            <text:p>3.3115e-06</text:p>
          </table:table-cell>
          <table:table-cell table:style-name="ce1" office:value-type="string">
            <text:p>1.5242e-17</text:p>
          </table:table-cell>
          <table:table-cell office:value-type="float" office:value="0.0012873">
            <text:p>0.0012873</text:p>
          </table:table-cell>
          <table:table-cell table:style-name="ce1" office:value-type="string">
            <text:p>9.5569e-05</text:p>
          </table:table-cell>
          <table:table-cell table:style-name="ce1" office:value-type="string">
            <text:p>3.5757e-05</text:p>
          </table:table-cell>
          <table:table-cell table:style-name="ce1" office:value-type="string">
            <text:p>1.8396e-05</text:p>
          </table:table-cell>
          <table:table-cell office:value-type="float" office:value="0">
            <text:p>0</text:p>
          </table:table-cell>
          <table:table-cell table:style-name="ce1" office:value-type="string">
            <text:p>4.3682e-06</text:p>
          </table:table-cell>
          <table:table-cell table:style-name="ce1" office:value-type="string">
            <text:p>3.3132e-06</text:p>
          </table:table-cell>
          <table:table-cell table:style-name="ce1" office:value-type="string">
            <text:p>1.5236e-17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R46]*1000000" office:value-type="float" office:value="1259">
            <text:p>1259</text:p>
          </table:table-cell>
          <table:table-cell table:formula="of:=[.S46]*1000000" office:value-type="float" office:value="110.55">
            <text:p>110.55</text:p>
          </table:table-cell>
          <table:table-cell table:formula="of:=[.T46]*1000000" office:value-type="float" office:value="52.427">
            <text:p>52.427</text:p>
          </table:table-cell>
          <table:table-cell table:formula="of:=[.U46]*1000000" office:value-type="float" office:value="18.747">
            <text:p>18.747</text:p>
          </table:table-cell>
          <table:table-cell table:formula="of:=[.V46]*1000000" office:value-type="float" office:value="0.0055321">
            <text:p>0.0055321</text:p>
          </table:table-cell>
          <table:table-cell table:formula="of:=[.W46]*1000000" office:value-type="float" office:value="3.6078">
            <text:p>3.6078</text:p>
          </table:table-cell>
          <table:table-cell table:formula="of:=[.X46]*1000000" office:value-type="float" office:value="5.2337">
            <text:p>5.2337</text:p>
          </table:table-cell>
          <table:table-cell table:formula="of:=[.Y46]*1000000" office:value-type="float" office:value="0.0000000000099841">
            <text:p>9.9841E-012</text:p>
          </table:table-cell>
          <table:table-cell table:formula="of:=[.Z46]*1000000" office:value-type="float" office:value="1259">
            <text:p>1259</text:p>
          </table:table-cell>
          <table:table-cell table:formula="of:=[.AA46]*1000000" office:value-type="float" office:value="110.56">
            <text:p>110.56</text:p>
          </table:table-cell>
          <table:table-cell table:formula="of:=[.AB46]*1000000" office:value-type="float" office:value="52.443">
            <text:p>52.443</text:p>
          </table:table-cell>
          <table:table-cell table:formula="of:=[.AC46]*1000000" office:value-type="float" office:value="18.884">
            <text:p>18.884</text:p>
          </table:table-cell>
          <table:table-cell table:formula="of:=[.AD46]*1000000" office:value-type="float" office:value="0">
            <text:p>0</text:p>
          </table:table-cell>
          <table:table-cell table:formula="of:=[.AE46]*1000000" office:value-type="float" office:value="3.6072">
            <text:p>3.6072</text:p>
          </table:table-cell>
          <table:table-cell table:formula="of:=[.AF46]*1000000" office:value-type="float" office:value="5.2356">
            <text:p>5.2356</text:p>
          </table:table-cell>
          <table:table-cell table:formula="of:=[.AG46]*1000000" office:value-type="float" office:value="0.0000000000099798">
            <text:p>9.9798E-012</text:p>
          </table:table-cell>
          <table:table-cell office:value-type="float" office:value="0.001259">
            <text:p>0.001259</text:p>
          </table:table-cell>
          <table:table-cell office:value-type="float" office:value="0.00011055">
            <text:p>0.00011055</text:p>
          </table:table-cell>
          <table:table-cell table:style-name="ce1" office:value-type="string">
            <text:p>5.2427e-05</text:p>
          </table:table-cell>
          <table:table-cell table:style-name="ce1" office:value-type="string">
            <text:p>1.8747e-05</text:p>
          </table:table-cell>
          <table:table-cell table:style-name="ce1" office:value-type="string">
            <text:p>5.5321e-09</text:p>
          </table:table-cell>
          <table:table-cell table:style-name="ce1" office:value-type="string">
            <text:p>3.6078e-06</text:p>
          </table:table-cell>
          <table:table-cell table:style-name="ce1" office:value-type="string">
            <text:p>5.2337e-06</text:p>
          </table:table-cell>
          <table:table-cell table:style-name="ce1" office:value-type="string">
            <text:p>9.9841e-18</text:p>
          </table:table-cell>
          <table:table-cell office:value-type="float" office:value="0.001259">
            <text:p>0.001259</text:p>
          </table:table-cell>
          <table:table-cell office:value-type="float" office:value="0.00011056">
            <text:p>0.00011056</text:p>
          </table:table-cell>
          <table:table-cell table:style-name="ce1" office:value-type="string">
            <text:p>5.2443e-05</text:p>
          </table:table-cell>
          <table:table-cell table:style-name="ce1" office:value-type="string">
            <text:p>1.8884e-05</text:p>
          </table:table-cell>
          <table:table-cell office:value-type="float" office:value="0">
            <text:p>0</text:p>
          </table:table-cell>
          <table:table-cell table:style-name="ce1" office:value-type="string">
            <text:p>3.6072e-06</text:p>
          </table:table-cell>
          <table:table-cell table:style-name="ce1" office:value-type="string">
            <text:p>5.2356e-06</text:p>
          </table:table-cell>
          <table:table-cell table:style-name="ce1" office:value-type="string">
            <text:p>9.9798e-18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R47]*1000000" office:value-type="float" office:value="1234.7">
            <text:p>1234.7</text:p>
          </table:table-cell>
          <table:table-cell table:formula="of:=[.S47]*1000000" office:value-type="float" office:value="114.92">
            <text:p>114.92</text:p>
          </table:table-cell>
          <table:table-cell table:formula="of:=[.T47]*1000000" office:value-type="float" office:value="69.756">
            <text:p>69.756</text:p>
          </table:table-cell>
          <table:table-cell table:formula="of:=[.U47]*1000000" office:value-type="float" office:value="18.996">
            <text:p>18.996</text:p>
          </table:table-cell>
          <table:table-cell table:formula="of:=[.V47]*1000000" office:value-type="float" office:value="0.0065683">
            <text:p>0.0065683</text:p>
          </table:table-cell>
          <table:table-cell table:formula="of:=[.W47]*1000000" office:value-type="float" office:value="3.1516">
            <text:p>3.1516</text:p>
          </table:table-cell>
          <table:table-cell table:formula="of:=[.X47]*1000000" office:value-type="float" office:value="7.3377">
            <text:p>7.3377</text:p>
          </table:table-cell>
          <table:table-cell table:formula="of:=[.Y47]*1000000" office:value-type="float" office:value="0.0000000000069598">
            <text:p>6.9598E-012</text:p>
          </table:table-cell>
          <table:table-cell table:formula="of:=[.Z47]*1000000" office:value-type="float" office:value="1234.7">
            <text:p>1234.7</text:p>
          </table:table-cell>
          <table:table-cell table:formula="of:=[.AA47]*1000000" office:value-type="float" office:value="114.92">
            <text:p>114.92</text:p>
          </table:table-cell>
          <table:table-cell table:formula="of:=[.AB47]*1000000" office:value-type="float" office:value="69.772">
            <text:p>69.772</text:p>
          </table:table-cell>
          <table:table-cell table:formula="of:=[.AC47]*1000000" office:value-type="float" office:value="19.189">
            <text:p>19.189</text:p>
          </table:table-cell>
          <table:table-cell table:formula="of:=[.AD47]*1000000" office:value-type="float" office:value="0">
            <text:p>0</text:p>
          </table:table-cell>
          <table:table-cell table:formula="of:=[.AE47]*1000000" office:value-type="float" office:value="3.1513">
            <text:p>3.1513</text:p>
          </table:table-cell>
          <table:table-cell table:formula="of:=[.AF47]*1000000" office:value-type="float" office:value="7.3397">
            <text:p>7.3397</text:p>
          </table:table-cell>
          <table:table-cell table:formula="of:=[.AG47]*1000000" office:value-type="float" office:value="0.0000000000069583">
            <text:p>6.9583E-012</text:p>
          </table:table-cell>
          <table:table-cell office:value-type="float" office:value="0.0012347">
            <text:p>0.0012347</text:p>
          </table:table-cell>
          <table:table-cell office:value-type="float" office:value="0.00011492">
            <text:p>0.00011492</text:p>
          </table:table-cell>
          <table:table-cell table:style-name="ce1" office:value-type="string">
            <text:p>6.9756e-05</text:p>
          </table:table-cell>
          <table:table-cell table:style-name="ce1" office:value-type="string">
            <text:p>1.8996e-05</text:p>
          </table:table-cell>
          <table:table-cell table:style-name="ce1" office:value-type="string">
            <text:p>6.5683e-09</text:p>
          </table:table-cell>
          <table:table-cell table:style-name="ce1" office:value-type="string">
            <text:p>3.1516e-06</text:p>
          </table:table-cell>
          <table:table-cell table:style-name="ce1" office:value-type="string">
            <text:p>7.3377e-06</text:p>
          </table:table-cell>
          <table:table-cell table:style-name="ce1" office:value-type="string">
            <text:p>6.9598e-18</text:p>
          </table:table-cell>
          <table:table-cell office:value-type="float" office:value="0.0012347">
            <text:p>0.0012347</text:p>
          </table:table-cell>
          <table:table-cell office:value-type="float" office:value="0.00011492">
            <text:p>0.00011492</text:p>
          </table:table-cell>
          <table:table-cell table:style-name="ce1" office:value-type="string">
            <text:p>6.9772e-05</text:p>
          </table:table-cell>
          <table:table-cell table:style-name="ce1" office:value-type="string">
            <text:p>1.9189e-05</text:p>
          </table:table-cell>
          <table:table-cell office:value-type="float" office:value="0">
            <text:p>0</text:p>
          </table:table-cell>
          <table:table-cell table:style-name="ce1" office:value-type="string">
            <text:p>3.1513e-06</text:p>
          </table:table-cell>
          <table:table-cell table:style-name="ce1" office:value-type="string">
            <text:p>7.3397e-06</text:p>
          </table:table-cell>
          <table:table-cell table:style-name="ce1" office:value-type="string">
            <text:p>6.9583e-18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R48]*1000000" office:value-type="float" office:value="1212.9">
            <text:p>1212.9</text:p>
          </table:table-cell>
          <table:table-cell table:formula="of:=[.S48]*1000000" office:value-type="float" office:value="116.94">
            <text:p>116.94</text:p>
          </table:table-cell>
          <table:table-cell table:formula="of:=[.T48]*1000000" office:value-type="float" office:value="86.726">
            <text:p>86.726</text:p>
          </table:table-cell>
          <table:table-cell table:formula="of:=[.U48]*1000000" office:value-type="float" office:value="19.195">
            <text:p>19.195</text:p>
          </table:table-cell>
          <table:table-cell table:formula="of:=[.V48]*1000000" office:value-type="float" office:value="0.0075281">
            <text:p>0.0075281</text:p>
          </table:table-cell>
          <table:table-cell table:formula="of:=[.W48]*1000000" office:value-type="float" office:value="2.8479">
            <text:p>2.8479</text:p>
          </table:table-cell>
          <table:table-cell table:formula="of:=[.X48]*1000000" office:value-type="float" office:value="9.3939">
            <text:p>9.3939</text:p>
          </table:table-cell>
          <table:table-cell table:formula="of:=[.Y48]*1000000" office:value-type="float" office:value="0.0000000000059016">
            <text:p>5.9016E-012</text:p>
          </table:table-cell>
          <table:table-cell table:formula="of:=[.Z48]*1000000" office:value-type="float" office:value="1212.9">
            <text:p>1212.9</text:p>
          </table:table-cell>
          <table:table-cell table:formula="of:=[.AA48]*1000000" office:value-type="float" office:value="116.94">
            <text:p>116.94</text:p>
          </table:table-cell>
          <table:table-cell table:formula="of:=[.AB48]*1000000" office:value-type="float" office:value="86.742">
            <text:p>86.742</text:p>
          </table:table-cell>
          <table:table-cell table:formula="of:=[.AC48]*1000000" office:value-type="float" office:value="19.452">
            <text:p>19.452</text:p>
          </table:table-cell>
          <table:table-cell table:formula="of:=[.AD48]*1000000" office:value-type="float" office:value="0">
            <text:p>0</text:p>
          </table:table-cell>
          <table:table-cell table:formula="of:=[.AE48]*1000000" office:value-type="float" office:value="2.8477">
            <text:p>2.8477</text:p>
          </table:table-cell>
          <table:table-cell table:formula="of:=[.AF48]*1000000" office:value-type="float" office:value="9.3957">
            <text:p>9.3957</text:p>
          </table:table-cell>
          <table:table-cell table:formula="of:=[.AG48]*1000000" office:value-type="float" office:value="0.0000000000059009">
            <text:p>5.9009E-012</text:p>
          </table:table-cell>
          <table:table-cell office:value-type="float" office:value="0.0012129">
            <text:p>0.0012129</text:p>
          </table:table-cell>
          <table:table-cell office:value-type="float" office:value="0.00011694">
            <text:p>0.00011694</text:p>
          </table:table-cell>
          <table:table-cell table:style-name="ce1" office:value-type="string">
            <text:p>8.6726e-05</text:p>
          </table:table-cell>
          <table:table-cell table:style-name="ce1" office:value-type="string">
            <text:p>1.9195e-05</text:p>
          </table:table-cell>
          <table:table-cell table:style-name="ce1" office:value-type="string">
            <text:p>7.5281e-09</text:p>
          </table:table-cell>
          <table:table-cell table:style-name="ce1" office:value-type="string">
            <text:p>2.8479e-06</text:p>
          </table:table-cell>
          <table:table-cell table:style-name="ce1" office:value-type="string">
            <text:p>9.3939e-06</text:p>
          </table:table-cell>
          <table:table-cell table:style-name="ce1" office:value-type="string">
            <text:p>5.9016e-18</text:p>
          </table:table-cell>
          <table:table-cell office:value-type="float" office:value="0.0012129">
            <text:p>0.0012129</text:p>
          </table:table-cell>
          <table:table-cell office:value-type="float" office:value="0.00011694">
            <text:p>0.00011694</text:p>
          </table:table-cell>
          <table:table-cell table:style-name="ce1" office:value-type="string">
            <text:p>8.6742e-05</text:p>
          </table:table-cell>
          <table:table-cell table:style-name="ce1" office:value-type="string">
            <text:p>1.9452e-05</text:p>
          </table:table-cell>
          <table:table-cell office:value-type="float" office:value="0">
            <text:p>0</text:p>
          </table:table-cell>
          <table:table-cell table:style-name="ce1" office:value-type="string">
            <text:p>2.8477e-06</text:p>
          </table:table-cell>
          <table:table-cell table:style-name="ce1" office:value-type="string">
            <text:p>9.3957e-06</text:p>
          </table:table-cell>
          <table:table-cell table:style-name="ce1" office:value-type="string">
            <text:p>5.9009e-18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R49]*1000000" office:value-type="float" office:value="1192.9">
            <text:p>1192.9</text:p>
          </table:table-cell>
          <table:table-cell table:formula="of:=[.S49]*1000000" office:value-type="float" office:value="118.09">
            <text:p>118.09</text:p>
          </table:table-cell>
          <table:table-cell table:formula="of:=[.T49]*1000000" office:value-type="float" office:value="103.23">
            <text:p>103.23</text:p>
          </table:table-cell>
          <table:table-cell table:formula="of:=[.U49]*1000000" office:value-type="float" office:value="19.347">
            <text:p>19.347</text:p>
          </table:table-cell>
          <table:table-cell table:formula="of:=[.V49]*1000000" office:value-type="float" office:value="0.0084239">
            <text:p>0.0084239</text:p>
          </table:table-cell>
          <table:table-cell table:formula="of:=[.W49]*1000000" office:value-type="float" office:value="2.6283">
            <text:p>2.6283</text:p>
          </table:table-cell>
          <table:table-cell table:formula="of:=[.X49]*1000000" office:value-type="float" office:value="11.265">
            <text:p>11.265</text:p>
          </table:table-cell>
          <table:table-cell table:formula="of:=[.Y49]*1000000" office:value-type="float" office:value="0.0000000000052809">
            <text:p>5.2809E-012</text:p>
          </table:table-cell>
          <table:table-cell table:formula="of:=[.Z49]*1000000" office:value-type="float" office:value="1192.9">
            <text:p>1192.9</text:p>
          </table:table-cell>
          <table:table-cell table:formula="of:=[.AA49]*1000000" office:value-type="float" office:value="118.09">
            <text:p>118.09</text:p>
          </table:table-cell>
          <table:table-cell table:formula="of:=[.AB49]*1000000" office:value-type="float" office:value="103.24">
            <text:p>103.24</text:p>
          </table:table-cell>
          <table:table-cell table:formula="of:=[.AC49]*1000000" office:value-type="float" office:value="19.674">
            <text:p>19.674</text:p>
          </table:table-cell>
          <table:table-cell table:formula="of:=[.AD49]*1000000" office:value-type="float" office:value="0">
            <text:p>0</text:p>
          </table:table-cell>
          <table:table-cell table:formula="of:=[.AE49]*1000000" office:value-type="float" office:value="2.628">
            <text:p>2.628</text:p>
          </table:table-cell>
          <table:table-cell table:formula="of:=[.AF49]*1000000" office:value-type="float" office:value="11.267">
            <text:p>11.267</text:p>
          </table:table-cell>
          <table:table-cell table:formula="of:=[.AG49]*1000000" office:value-type="float" office:value="0.0000000000052805">
            <text:p>5.2805E-012</text:p>
          </table:table-cell>
          <table:table-cell office:value-type="float" office:value="0.0011929">
            <text:p>0.0011929</text:p>
          </table:table-cell>
          <table:table-cell office:value-type="float" office:value="0.00011809">
            <text:p>0.00011809</text:p>
          </table:table-cell>
          <table:table-cell office:value-type="float" office:value="0.00010323">
            <text:p>0.00010323</text:p>
          </table:table-cell>
          <table:table-cell table:style-name="ce1" office:value-type="string">
            <text:p>1.9347e-05</text:p>
          </table:table-cell>
          <table:table-cell table:style-name="ce1" office:value-type="string">
            <text:p>8.4239e-09</text:p>
          </table:table-cell>
          <table:table-cell table:style-name="ce1" office:value-type="string">
            <text:p>2.6283e-06</text:p>
          </table:table-cell>
          <table:table-cell table:style-name="ce1" office:value-type="string">
            <text:p>1.1265e-05</text:p>
          </table:table-cell>
          <table:table-cell table:style-name="ce1" office:value-type="string">
            <text:p>5.2809e-18</text:p>
          </table:table-cell>
          <table:table-cell office:value-type="float" office:value="0.0011929">
            <text:p>0.0011929</text:p>
          </table:table-cell>
          <table:table-cell office:value-type="float" office:value="0.00011809">
            <text:p>0.00011809</text:p>
          </table:table-cell>
          <table:table-cell office:value-type="float" office:value="0.00010324">
            <text:p>0.00010324</text:p>
          </table:table-cell>
          <table:table-cell table:style-name="ce1" office:value-type="string">
            <text:p>1.9674e-05</text:p>
          </table:table-cell>
          <table:table-cell office:value-type="float" office:value="0">
            <text:p>0</text:p>
          </table:table-cell>
          <table:table-cell table:style-name="ce1" office:value-type="string">
            <text:p>2.628e-06</text:p>
          </table:table-cell>
          <table:table-cell table:style-name="ce1" office:value-type="string">
            <text:p>1.1267e-05</text:p>
          </table:table-cell>
          <table:table-cell table:style-name="ce1" office:value-type="string">
            <text:p>5.2805e-18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R50]*1000000" office:value-type="float" office:value="1174.5">
            <text:p>1174.5</text:p>
          </table:table-cell>
          <table:table-cell table:formula="of:=[.S50]*1000000" office:value-type="float" office:value="118.67">
            <text:p>118.67</text:p>
          </table:table-cell>
          <table:table-cell table:formula="of:=[.T50]*1000000" office:value-type="float" office:value="119.22">
            <text:p>119.22</text:p>
          </table:table-cell>
          <table:table-cell table:formula="of:=[.U50]*1000000" office:value-type="float" office:value="19.453">
            <text:p>19.453</text:p>
          </table:table-cell>
          <table:table-cell table:formula="of:=[.V50]*1000000" office:value-type="float" office:value="0.0092654">
            <text:p>0.0092654</text:p>
          </table:table-cell>
          <table:table-cell table:formula="of:=[.W50]*1000000" office:value-type="float" office:value="2.4664">
            <text:p>2.4664</text:p>
          </table:table-cell>
          <table:table-cell table:formula="of:=[.X50]*1000000" office:value-type="float" office:value="12.94">
            <text:p>12.94</text:p>
          </table:table-cell>
          <table:table-cell table:formula="of:=[.Y50]*1000000" office:value-type="float" office:value="0.0000000000048532">
            <text:p>4.8532E-012</text:p>
          </table:table-cell>
          <table:table-cell table:formula="of:=[.Z50]*1000000" office:value-type="float" office:value="1174.5">
            <text:p>1174.5</text:p>
          </table:table-cell>
          <table:table-cell table:formula="of:=[.AA50]*1000000" office:value-type="float" office:value="118.67">
            <text:p>118.67</text:p>
          </table:table-cell>
          <table:table-cell table:formula="of:=[.AB50]*1000000" office:value-type="float" office:value="119.24">
            <text:p>119.24</text:p>
          </table:table-cell>
          <table:table-cell table:formula="of:=[.AC50]*1000000" office:value-type="float" office:value="19.857">
            <text:p>19.857</text:p>
          </table:table-cell>
          <table:table-cell table:formula="of:=[.AD50]*1000000" office:value-type="float" office:value="0">
            <text:p>0</text:p>
          </table:table-cell>
          <table:table-cell table:formula="of:=[.AE50]*1000000" office:value-type="float" office:value="2.4662">
            <text:p>2.4662</text:p>
          </table:table-cell>
          <table:table-cell table:formula="of:=[.AF50]*1000000" office:value-type="float" office:value="12.942">
            <text:p>12.942</text:p>
          </table:table-cell>
          <table:table-cell table:formula="of:=[.AG50]*1000000" office:value-type="float" office:value="0.0000000000048529">
            <text:p>4.8529E-012</text:p>
          </table:table-cell>
          <table:table-cell office:value-type="float" office:value="0.0011745">
            <text:p>0.0011745</text:p>
          </table:table-cell>
          <table:table-cell office:value-type="float" office:value="0.00011867">
            <text:p>0.00011867</text:p>
          </table:table-cell>
          <table:table-cell office:value-type="float" office:value="0.00011922">
            <text:p>0.00011922</text:p>
          </table:table-cell>
          <table:table-cell table:style-name="ce1" office:value-type="string">
            <text:p>1.9453e-05</text:p>
          </table:table-cell>
          <table:table-cell table:style-name="ce1" office:value-type="string">
            <text:p>9.2654e-09</text:p>
          </table:table-cell>
          <table:table-cell table:style-name="ce1" office:value-type="string">
            <text:p>2.4664e-06</text:p>
          </table:table-cell>
          <table:table-cell table:style-name="ce1" office:value-type="string">
            <text:p>1.294e-05</text:p>
          </table:table-cell>
          <table:table-cell table:style-name="ce1" office:value-type="string">
            <text:p>4.8532e-18</text:p>
          </table:table-cell>
          <table:table-cell office:value-type="float" office:value="0.0011745">
            <text:p>0.0011745</text:p>
          </table:table-cell>
          <table:table-cell office:value-type="float" office:value="0.00011867">
            <text:p>0.00011867</text:p>
          </table:table-cell>
          <table:table-cell office:value-type="float" office:value="0.00011924">
            <text:p>0.00011924</text:p>
          </table:table-cell>
          <table:table-cell table:style-name="ce1" office:value-type="string">
            <text:p>1.9857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62e-06</text:p>
          </table:table-cell>
          <table:table-cell table:style-name="ce1" office:value-type="string">
            <text:p>1.2942e-05</text:p>
          </table:table-cell>
          <table:table-cell table:style-name="ce1" office:value-type="string">
            <text:p>4.8529e-18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R51]*1000000" office:value-type="float" office:value="1157.4">
            <text:p>1157.4</text:p>
          </table:table-cell>
          <table:table-cell table:formula="of:=[.S51]*1000000" office:value-type="float" office:value="118.82">
            <text:p>118.82</text:p>
          </table:table-cell>
          <table:table-cell table:formula="of:=[.T51]*1000000" office:value-type="float" office:value="134.69">
            <text:p>134.69</text:p>
          </table:table-cell>
          <table:table-cell table:formula="of:=[.U51]*1000000" office:value-type="float" office:value="19.512">
            <text:p>19.512</text:p>
          </table:table-cell>
          <table:table-cell table:formula="of:=[.V51]*1000000" office:value-type="float" office:value="0.010061">
            <text:p>0.010061</text:p>
          </table:table-cell>
          <table:table-cell table:formula="of:=[.W51]*1000000" office:value-type="float" office:value="2.3448">
            <text:p>2.3448</text:p>
          </table:table-cell>
          <table:table-cell table:formula="of:=[.X51]*1000000" office:value-type="float" office:value="14.44">
            <text:p>14.44</text:p>
          </table:table-cell>
          <table:table-cell table:formula="of:=[.Y51]*1000000" office:value-type="float" office:value="0.0000000000045718">
            <text:p>4.5718E-012</text:p>
          </table:table-cell>
          <table:table-cell table:formula="of:=[.Z51]*1000000" office:value-type="float" office:value="1157.4">
            <text:p>1157.4</text:p>
          </table:table-cell>
          <table:table-cell table:formula="of:=[.AA51]*1000000" office:value-type="float" office:value="118.82">
            <text:p>118.82</text:p>
          </table:table-cell>
          <table:table-cell table:formula="of:=[.AB51]*1000000" office:value-type="float" office:value="134.71">
            <text:p>134.71</text:p>
          </table:table-cell>
          <table:table-cell table:formula="of:=[.AC51]*1000000" office:value-type="float" office:value="19.999">
            <text:p>19.999</text:p>
          </table:table-cell>
          <table:table-cell table:formula="of:=[.AD51]*1000000" office:value-type="float" office:value="0">
            <text:p>0</text:p>
          </table:table-cell>
          <table:table-cell table:formula="of:=[.AE51]*1000000" office:value-type="float" office:value="2.3447">
            <text:p>2.3447</text:p>
          </table:table-cell>
          <table:table-cell table:formula="of:=[.AF51]*1000000" office:value-type="float" office:value="14.442">
            <text:p>14.442</text:p>
          </table:table-cell>
          <table:table-cell table:formula="of:=[.AG51]*1000000" office:value-type="float" office:value="0.0000000000045716">
            <text:p>4.5716E-012</text:p>
          </table:table-cell>
          <table:table-cell office:value-type="float" office:value="0.0011574">
            <text:p>0.0011574</text:p>
          </table:table-cell>
          <table:table-cell office:value-type="float" office:value="0.00011882">
            <text:p>0.00011882</text:p>
          </table:table-cell>
          <table:table-cell office:value-type="float" office:value="0.00013469">
            <text:p>0.00013469</text:p>
          </table:table-cell>
          <table:table-cell table:style-name="ce1" office:value-type="string">
            <text:p>1.9512e-05</text:p>
          </table:table-cell>
          <table:table-cell table:style-name="ce1" office:value-type="string">
            <text:p>1.0061e-08</text:p>
          </table:table-cell>
          <table:table-cell table:style-name="ce1" office:value-type="string">
            <text:p>2.3448e-06</text:p>
          </table:table-cell>
          <table:table-cell table:style-name="ce1" office:value-type="string">
            <text:p>1.444e-05</text:p>
          </table:table-cell>
          <table:table-cell table:style-name="ce1" office:value-type="string">
            <text:p>4.5718e-18</text:p>
          </table:table-cell>
          <table:table-cell office:value-type="float" office:value="0.0011574">
            <text:p>0.0011574</text:p>
          </table:table-cell>
          <table:table-cell office:value-type="float" office:value="0.00011882">
            <text:p>0.00011882</text:p>
          </table:table-cell>
          <table:table-cell office:value-type="float" office:value="0.00013471">
            <text:p>0.00013471</text:p>
          </table:table-cell>
          <table:table-cell table:style-name="ce1" office:value-type="string">
            <text:p>1.9999e-05</text:p>
          </table:table-cell>
          <table:table-cell office:value-type="float" office:value="0">
            <text:p>0</text:p>
          </table:table-cell>
          <table:table-cell table:style-name="ce1" office:value-type="string">
            <text:p>2.3447e-06</text:p>
          </table:table-cell>
          <table:table-cell table:style-name="ce1" office:value-type="string">
            <text:p>1.4442e-05</text:p>
          </table:table-cell>
          <table:table-cell table:style-name="ce1" office:value-type="string">
            <text:p>4.5716e-18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R52]*1000000" office:value-type="float" office:value="1141.3">
            <text:p>1141.3</text:p>
          </table:table-cell>
          <table:table-cell table:formula="of:=[.S52]*1000000" office:value-type="float" office:value="118.65">
            <text:p>118.65</text:p>
          </table:table-cell>
          <table:table-cell table:formula="of:=[.T52]*1000000" office:value-type="float" office:value="149.64">
            <text:p>149.64</text:p>
          </table:table-cell>
          <table:table-cell table:formula="of:=[.U52]*1000000" office:value-type="float" office:value="19.525">
            <text:p>19.525</text:p>
          </table:table-cell>
          <table:table-cell table:formula="of:=[.V52]*1000000" office:value-type="float" office:value="0.010816">
            <text:p>0.010816</text:p>
          </table:table-cell>
          <table:table-cell table:formula="of:=[.W52]*1000000" office:value-type="float" office:value="2.2514">
            <text:p>2.2514</text:p>
          </table:table-cell>
          <table:table-cell table:formula="of:=[.X52]*1000000" office:value-type="float" office:value="15.786">
            <text:p>15.786</text:p>
          </table:table-cell>
          <table:table-cell table:formula="of:=[.Y52]*1000000" office:value-type="float" office:value="0.0000000000043758">
            <text:p>4.3758E-012</text:p>
          </table:table-cell>
          <table:table-cell table:formula="of:=[.Z52]*1000000" office:value-type="float" office:value="1141.3">
            <text:p>1141.3</text:p>
          </table:table-cell>
          <table:table-cell table:formula="of:=[.AA52]*1000000" office:value-type="float" office:value="118.65">
            <text:p>118.65</text:p>
          </table:table-cell>
          <table:table-cell table:formula="of:=[.AB52]*1000000" office:value-type="float" office:value="149.65">
            <text:p>149.65</text:p>
          </table:table-cell>
          <table:table-cell table:formula="of:=[.AC52]*1000000" office:value-type="float" office:value="20.1">
            <text:p>20.1</text:p>
          </table:table-cell>
          <table:table-cell table:formula="of:=[.AD52]*1000000" office:value-type="float" office:value="0">
            <text:p>0</text:p>
          </table:table-cell>
          <table:table-cell table:formula="of:=[.AE52]*1000000" office:value-type="float" office:value="2.2513">
            <text:p>2.2513</text:p>
          </table:table-cell>
          <table:table-cell table:formula="of:=[.AF52]*1000000" office:value-type="float" office:value="15.787">
            <text:p>15.787</text:p>
          </table:table-cell>
          <table:table-cell table:formula="of:=[.AG52]*1000000" office:value-type="float" office:value="0.0000000000043757">
            <text:p>4.3757E-012</text:p>
          </table:table-cell>
          <table:table-cell office:value-type="float" office:value="0.0011413">
            <text:p>0.0011413</text:p>
          </table:table-cell>
          <table:table-cell office:value-type="float" office:value="0.00011865">
            <text:p>0.00011865</text:p>
          </table:table-cell>
          <table:table-cell office:value-type="float" office:value="0.00014964">
            <text:p>0.00014964</text:p>
          </table:table-cell>
          <table:table-cell table:style-name="ce1" office:value-type="string">
            <text:p>1.9525e-05</text:p>
          </table:table-cell>
          <table:table-cell table:style-name="ce1" office:value-type="string">
            <text:p>1.0816e-08</text:p>
          </table:table-cell>
          <table:table-cell table:style-name="ce1" office:value-type="string">
            <text:p>2.2514e-06</text:p>
          </table:table-cell>
          <table:table-cell table:style-name="ce1" office:value-type="string">
            <text:p>1.5786e-05</text:p>
          </table:table-cell>
          <table:table-cell table:style-name="ce1" office:value-type="string">
            <text:p>4.3758e-18</text:p>
          </table:table-cell>
          <table:table-cell office:value-type="float" office:value="0.0011413">
            <text:p>0.0011413</text:p>
          </table:table-cell>
          <table:table-cell office:value-type="float" office:value="0.00011865">
            <text:p>0.00011865</text:p>
          </table:table-cell>
          <table:table-cell office:value-type="float" office:value="0.00014965">
            <text:p>0.00014965</text:p>
          </table:table-cell>
          <table:table-cell table:style-name="ce1" office:value-type="string">
            <text:p>2.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2513e-06</text:p>
          </table:table-cell>
          <table:table-cell table:style-name="ce1" office:value-type="string">
            <text:p>1.5787e-05</text:p>
          </table:table-cell>
          <table:table-cell table:style-name="ce1" office:value-type="string">
            <text:p>4.3757e-18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R53]*1000000" office:value-type="float" office:value="1126.1">
            <text:p>1126.1</text:p>
          </table:table-cell>
          <table:table-cell table:formula="of:=[.S53]*1000000" office:value-type="float" office:value="118.24">
            <text:p>118.24</text:p>
          </table:table-cell>
          <table:table-cell table:formula="of:=[.T53]*1000000" office:value-type="float" office:value="164.07">
            <text:p>164.07</text:p>
          </table:table-cell>
          <table:table-cell table:formula="of:=[.U53]*1000000" office:value-type="float" office:value="19.497">
            <text:p>19.497</text:p>
          </table:table-cell>
          <table:table-cell table:formula="of:=[.V53]*1000000" office:value-type="float" office:value="0.011537">
            <text:p>0.011537</text:p>
          </table:table-cell>
          <table:table-cell table:formula="of:=[.W53]*1000000" office:value-type="float" office:value="2.1778">
            <text:p>2.1778</text:p>
          </table:table-cell>
          <table:table-cell table:formula="of:=[.X53]*1000000" office:value-type="float" office:value="16.996">
            <text:p>16.996</text:p>
          </table:table-cell>
          <table:table-cell table:formula="of:=[.Y53]*1000000" office:value-type="float" office:value="0.0000000000042189">
            <text:p>4.2189E-012</text:p>
          </table:table-cell>
          <table:table-cell table:formula="of:=[.Z53]*1000000" office:value-type="float" office:value="1126.1">
            <text:p>1126.1</text:p>
          </table:table-cell>
          <table:table-cell table:formula="of:=[.AA53]*1000000" office:value-type="float" office:value="118.24">
            <text:p>118.24</text:p>
          </table:table-cell>
          <table:table-cell table:formula="of:=[.AB53]*1000000" office:value-type="float" office:value="164.09">
            <text:p>164.09</text:p>
          </table:table-cell>
          <table:table-cell table:formula="of:=[.AC53]*1000000" office:value-type="float" office:value="20.165">
            <text:p>20.165</text:p>
          </table:table-cell>
          <table:table-cell table:formula="of:=[.AD53]*1000000" office:value-type="float" office:value="0">
            <text:p>0</text:p>
          </table:table-cell>
          <table:table-cell table:formula="of:=[.AE53]*1000000" office:value-type="float" office:value="2.1777">
            <text:p>2.1777</text:p>
          </table:table-cell>
          <table:table-cell table:formula="of:=[.AF53]*1000000" office:value-type="float" office:value="16.997">
            <text:p>16.997</text:p>
          </table:table-cell>
          <table:table-cell table:formula="of:=[.AG53]*1000000" office:value-type="float" office:value="0.0000000000042188">
            <text:p>4.2188E-012</text:p>
          </table:table-cell>
          <table:table-cell office:value-type="float" office:value="0.0011261">
            <text:p>0.0011261</text:p>
          </table:table-cell>
          <table:table-cell office:value-type="float" office:value="0.00011824">
            <text:p>0.00011824</text:p>
          </table:table-cell>
          <table:table-cell office:value-type="float" office:value="0.00016407">
            <text:p>0.00016407</text:p>
          </table:table-cell>
          <table:table-cell table:style-name="ce1" office:value-type="string">
            <text:p>1.9497e-05</text:p>
          </table:table-cell>
          <table:table-cell table:style-name="ce1" office:value-type="string">
            <text:p>1.1537e-08</text:p>
          </table:table-cell>
          <table:table-cell table:style-name="ce1" office:value-type="string">
            <text:p>2.1778e-06</text:p>
          </table:table-cell>
          <table:table-cell table:style-name="ce1" office:value-type="string">
            <text:p>1.6996e-05</text:p>
          </table:table-cell>
          <table:table-cell table:style-name="ce1" office:value-type="string">
            <text:p>4.2189e-18</text:p>
          </table:table-cell>
          <table:table-cell office:value-type="float" office:value="0.0011261">
            <text:p>0.0011261</text:p>
          </table:table-cell>
          <table:table-cell office:value-type="float" office:value="0.00011824">
            <text:p>0.00011824</text:p>
          </table:table-cell>
          <table:table-cell office:value-type="float" office:value="0.00016409">
            <text:p>0.00016409</text:p>
          </table:table-cell>
          <table:table-cell table:style-name="ce1" office:value-type="string">
            <text:p>2.0165e-05</text:p>
          </table:table-cell>
          <table:table-cell office:value-type="float" office:value="0">
            <text:p>0</text:p>
          </table:table-cell>
          <table:table-cell table:style-name="ce1" office:value-type="string">
            <text:p>2.1777e-06</text:p>
          </table:table-cell>
          <table:table-cell table:style-name="ce1" office:value-type="string">
            <text:p>1.6997e-05</text:p>
          </table:table-cell>
          <table:table-cell table:style-name="ce1" office:value-type="string">
            <text:p>4.2188e-18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R54]*1000000" office:value-type="float" office:value="1111.7">
            <text:p>1111.7</text:p>
          </table:table-cell>
          <table:table-cell table:formula="of:=[.S54]*1000000" office:value-type="float" office:value="117.67">
            <text:p>117.67</text:p>
          </table:table-cell>
          <table:table-cell table:formula="of:=[.T54]*1000000" office:value-type="float" office:value="178.01">
            <text:p>178.01</text:p>
          </table:table-cell>
          <table:table-cell table:formula="of:=[.U54]*1000000" office:value-type="float" office:value="19.435">
            <text:p>19.435</text:p>
          </table:table-cell>
          <table:table-cell table:formula="of:=[.V54]*1000000" office:value-type="float" office:value="0.012228">
            <text:p>0.012228</text:p>
          </table:table-cell>
          <table:table-cell table:formula="of:=[.W54]*1000000" office:value-type="float" office:value="2.1186">
            <text:p>2.1186</text:p>
          </table:table-cell>
          <table:table-cell table:formula="of:=[.X54]*1000000" office:value-type="float" office:value="18.086">
            <text:p>18.086</text:p>
          </table:table-cell>
          <table:table-cell table:formula="of:=[.Y54]*1000000" office:value-type="float" office:value="0.0000000000040784">
            <text:p>4.0784E-012</text:p>
          </table:table-cell>
          <table:table-cell table:formula="of:=[.Z54]*1000000" office:value-type="float" office:value="1111.7">
            <text:p>1111.7</text:p>
          </table:table-cell>
          <table:table-cell table:formula="of:=[.AA54]*1000000" office:value-type="float" office:value="117.67">
            <text:p>117.67</text:p>
          </table:table-cell>
          <table:table-cell table:formula="of:=[.AB54]*1000000" office:value-type="float" office:value="178.02">
            <text:p>178.02</text:p>
          </table:table-cell>
          <table:table-cell table:formula="of:=[.AC54]*1000000" office:value-type="float" office:value="20.2">
            <text:p>20.2</text:p>
          </table:table-cell>
          <table:table-cell table:formula="of:=[.AD54]*1000000" office:value-type="float" office:value="0">
            <text:p>0</text:p>
          </table:table-cell>
          <table:table-cell table:formula="of:=[.AE54]*1000000" office:value-type="float" office:value="2.1185">
            <text:p>2.1185</text:p>
          </table:table-cell>
          <table:table-cell table:formula="of:=[.AF54]*1000000" office:value-type="float" office:value="18.087">
            <text:p>18.087</text:p>
          </table:table-cell>
          <table:table-cell table:formula="of:=[.AG54]*1000000" office:value-type="float" office:value="0.0000000000040783">
            <text:p>4.0783E-012</text:p>
          </table:table-cell>
          <table:table-cell office:value-type="float" office:value="0.0011117">
            <text:p>0.0011117</text:p>
          </table:table-cell>
          <table:table-cell office:value-type="float" office:value="0.00011767">
            <text:p>0.00011767</text:p>
          </table:table-cell>
          <table:table-cell office:value-type="float" office:value="0.00017801">
            <text:p>0.00017801</text:p>
          </table:table-cell>
          <table:table-cell table:style-name="ce1" office:value-type="string">
            <text:p>1.9435e-05</text:p>
          </table:table-cell>
          <table:table-cell table:style-name="ce1" office:value-type="string">
            <text:p>1.2228e-08</text:p>
          </table:table-cell>
          <table:table-cell table:style-name="ce1" office:value-type="string">
            <text:p>2.1186e-06</text:p>
          </table:table-cell>
          <table:table-cell table:style-name="ce1" office:value-type="string">
            <text:p>1.8086e-05</text:p>
          </table:table-cell>
          <table:table-cell table:style-name="ce1" office:value-type="string">
            <text:p>4.0784e-18</text:p>
          </table:table-cell>
          <table:table-cell office:value-type="float" office:value="0.0011117">
            <text:p>0.0011117</text:p>
          </table:table-cell>
          <table:table-cell office:value-type="float" office:value="0.00011767">
            <text:p>0.00011767</text:p>
          </table:table-cell>
          <table:table-cell office:value-type="float" office:value="0.00017802">
            <text:p>0.00017802</text:p>
          </table:table-cell>
          <table:table-cell table:style-name="ce1" office:value-type="string">
            <text:p>2.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1185e-06</text:p>
          </table:table-cell>
          <table:table-cell table:style-name="ce1" office:value-type="string">
            <text:p>1.8087e-05</text:p>
          </table:table-cell>
          <table:table-cell table:style-name="ce1" office:value-type="string">
            <text:p>4.0783e-18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R55]*1000000" office:value-type="float" office:value="1098">
            <text:p>1098</text:p>
          </table:table-cell>
          <table:table-cell table:formula="of:=[.S55]*1000000" office:value-type="float" office:value="116.98">
            <text:p>116.98</text:p>
          </table:table-cell>
          <table:table-cell table:formula="of:=[.T55]*1000000" office:value-type="float" office:value="191.47">
            <text:p>191.47</text:p>
          </table:table-cell>
          <table:table-cell table:formula="of:=[.U55]*1000000" office:value-type="float" office:value="19.346">
            <text:p>19.346</text:p>
          </table:table-cell>
          <table:table-cell table:formula="of:=[.V55]*1000000" office:value-type="float" office:value="0.012892">
            <text:p>0.012892</text:p>
          </table:table-cell>
          <table:table-cell table:formula="of:=[.W55]*1000000" office:value-type="float" office:value="2.0701">
            <text:p>2.0701</text:p>
          </table:table-cell>
          <table:table-cell table:formula="of:=[.X55]*1000000" office:value-type="float" office:value="19.072">
            <text:p>19.072</text:p>
          </table:table-cell>
          <table:table-cell table:formula="of:=[.Y55]*1000000" office:value-type="float" office:value="0.0000000000039464">
            <text:p>3.9464E-012</text:p>
          </table:table-cell>
          <table:table-cell table:formula="of:=[.Z55]*1000000" office:value-type="float" office:value="1098">
            <text:p>1098</text:p>
          </table:table-cell>
          <table:table-cell table:formula="of:=[.AA55]*1000000" office:value-type="float" office:value="116.98">
            <text:p>116.98</text:p>
          </table:table-cell>
          <table:table-cell table:formula="of:=[.AB55]*1000000" office:value-type="float" office:value="191.48">
            <text:p>191.48</text:p>
          </table:table-cell>
          <table:table-cell table:formula="of:=[.AC55]*1000000" office:value-type="float" office:value="20.213">
            <text:p>20.213</text:p>
          </table:table-cell>
          <table:table-cell table:formula="of:=[.AD55]*1000000" office:value-type="float" office:value="0">
            <text:p>0</text:p>
          </table:table-cell>
          <table:table-cell table:formula="of:=[.AE55]*1000000" office:value-type="float" office:value="2.07">
            <text:p>2.07</text:p>
          </table:table-cell>
          <table:table-cell table:formula="of:=[.AF55]*1000000" office:value-type="float" office:value="19.073">
            <text:p>19.073</text:p>
          </table:table-cell>
          <table:table-cell table:formula="of:=[.AG55]*1000000" office:value-type="float" office:value="0.0000000000039463">
            <text:p>3.9463E-012</text:p>
          </table:table-cell>
          <table:table-cell office:value-type="float" office:value="0.001098">
            <text:p>0.001098</text:p>
          </table:table-cell>
          <table:table-cell office:value-type="float" office:value="0.00011698">
            <text:p>0.00011698</text:p>
          </table:table-cell>
          <table:table-cell office:value-type="float" office:value="0.00019147">
            <text:p>0.00019147</text:p>
          </table:table-cell>
          <table:table-cell table:style-name="ce1" office:value-type="string">
            <text:p>1.9346e-05</text:p>
          </table:table-cell>
          <table:table-cell table:style-name="ce1" office:value-type="string">
            <text:p>1.2892e-08</text:p>
          </table:table-cell>
          <table:table-cell table:style-name="ce1" office:value-type="string">
            <text:p>2.0701e-06</text:p>
          </table:table-cell>
          <table:table-cell table:style-name="ce1" office:value-type="string">
            <text:p>1.9072e-05</text:p>
          </table:table-cell>
          <table:table-cell table:style-name="ce1" office:value-type="string">
            <text:p>3.9464e-18</text:p>
          </table:table-cell>
          <table:table-cell office:value-type="float" office:value="0.001098">
            <text:p>0.001098</text:p>
          </table:table-cell>
          <table:table-cell office:value-type="float" office:value="0.00011698">
            <text:p>0.00011698</text:p>
          </table:table-cell>
          <table:table-cell office:value-type="float" office:value="0.00019148">
            <text:p>0.00019148</text:p>
          </table:table-cell>
          <table:table-cell table:style-name="ce1" office:value-type="string">
            <text:p>2.0213e-05</text:p>
          </table:table-cell>
          <table:table-cell office:value-type="float" office:value="0">
            <text:p>0</text:p>
          </table:table-cell>
          <table:table-cell table:style-name="ce1" office:value-type="string">
            <text:p>2.07e-06</text:p>
          </table:table-cell>
          <table:table-cell table:style-name="ce1" office:value-type="string">
            <text:p>1.9073e-05</text:p>
          </table:table-cell>
          <table:table-cell table:style-name="ce1" office:value-type="string">
            <text:p>3.9463e-18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R56]*1000000" office:value-type="float" office:value="1084.9">
            <text:p>1084.9</text:p>
          </table:table-cell>
          <table:table-cell table:formula="of:=[.S56]*1000000" office:value-type="float" office:value="116.23">
            <text:p>116.23</text:p>
          </table:table-cell>
          <table:table-cell table:formula="of:=[.T56]*1000000" office:value-type="float" office:value="204.47">
            <text:p>204.47</text:p>
          </table:table-cell>
          <table:table-cell table:formula="of:=[.U56]*1000000" office:value-type="float" office:value="19.238">
            <text:p>19.238</text:p>
          </table:table-cell>
          <table:table-cell table:formula="of:=[.V56]*1000000" office:value-type="float" office:value="0.013531">
            <text:p>0.013531</text:p>
          </table:table-cell>
          <table:table-cell table:formula="of:=[.W56]*1000000" office:value-type="float" office:value="2.0297">
            <text:p>2.0297</text:p>
          </table:table-cell>
          <table:table-cell table:formula="of:=[.X56]*1000000" office:value-type="float" office:value="19.965">
            <text:p>19.965</text:p>
          </table:table-cell>
          <table:table-cell table:formula="of:=[.Y56]*1000000" office:value-type="float" office:value="0.0000000000038206">
            <text:p>3.8206E-012</text:p>
          </table:table-cell>
          <table:table-cell table:formula="of:=[.Z56]*1000000" office:value-type="float" office:value="1084.9">
            <text:p>1084.9</text:p>
          </table:table-cell>
          <table:table-cell table:formula="of:=[.AA56]*1000000" office:value-type="float" office:value="116.22">
            <text:p>116.22</text:p>
          </table:table-cell>
          <table:table-cell table:formula="of:=[.AB56]*1000000" office:value-type="float" office:value="204.49">
            <text:p>204.49</text:p>
          </table:table-cell>
          <table:table-cell table:formula="of:=[.AC56]*1000000" office:value-type="float" office:value="20.21">
            <text:p>20.21</text:p>
          </table:table-cell>
          <table:table-cell table:formula="of:=[.AD56]*1000000" office:value-type="float" office:value="0">
            <text:p>0</text:p>
          </table:table-cell>
          <table:table-cell table:formula="of:=[.AE56]*1000000" office:value-type="float" office:value="2.0296">
            <text:p>2.0296</text:p>
          </table:table-cell>
          <table:table-cell table:formula="of:=[.AF56]*1000000" office:value-type="float" office:value="19.966">
            <text:p>19.966</text:p>
          </table:table-cell>
          <table:table-cell table:formula="of:=[.AG56]*1000000" office:value-type="float" office:value="0.0000000000038205">
            <text:p>3.8205E-012</text:p>
          </table:table-cell>
          <table:table-cell office:value-type="float" office:value="0.0010849">
            <text:p>0.0010849</text:p>
          </table:table-cell>
          <table:table-cell office:value-type="float" office:value="0.00011623">
            <text:p>0.00011623</text:p>
          </table:table-cell>
          <table:table-cell office:value-type="float" office:value="0.00020447">
            <text:p>0.00020447</text:p>
          </table:table-cell>
          <table:table-cell table:style-name="ce1" office:value-type="string">
            <text:p>1.9238e-05</text:p>
          </table:table-cell>
          <table:table-cell table:style-name="ce1" office:value-type="string">
            <text:p>1.3531e-08</text:p>
          </table:table-cell>
          <table:table-cell table:style-name="ce1" office:value-type="string">
            <text:p>2.0297e-06</text:p>
          </table:table-cell>
          <table:table-cell table:style-name="ce1" office:value-type="string">
            <text:p>1.9965e-05</text:p>
          </table:table-cell>
          <table:table-cell table:style-name="ce1" office:value-type="string">
            <text:p>3.8206e-18</text:p>
          </table:table-cell>
          <table:table-cell office:value-type="float" office:value="0.0010849">
            <text:p>0.0010849</text:p>
          </table:table-cell>
          <table:table-cell office:value-type="float" office:value="0.00011622">
            <text:p>0.00011622</text:p>
          </table:table-cell>
          <table:table-cell office:value-type="float" office:value="0.00020449">
            <text:p>0.00020449</text:p>
          </table:table-cell>
          <table:table-cell table:style-name="ce1" office:value-type="string">
            <text:p>2.021e-05</text:p>
          </table:table-cell>
          <table:table-cell office:value-type="float" office:value="0">
            <text:p>0</text:p>
          </table:table-cell>
          <table:table-cell table:style-name="ce1" office:value-type="string">
            <text:p>2.0296e-06</text:p>
          </table:table-cell>
          <table:table-cell table:style-name="ce1" office:value-type="string">
            <text:p>1.9966e-05</text:p>
          </table:table-cell>
          <table:table-cell table:style-name="ce1" office:value-type="string">
            <text:p>3.8205e-18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R57]*1000000" office:value-type="float" office:value="1072.3">
            <text:p>1072.3</text:p>
          </table:table-cell>
          <table:table-cell table:formula="of:=[.S57]*1000000" office:value-type="float" office:value="115.42">
            <text:p>115.42</text:p>
          </table:table-cell>
          <table:table-cell table:formula="of:=[.T57]*1000000" office:value-type="float" office:value="217.05">
            <text:p>217.05</text:p>
          </table:table-cell>
          <table:table-cell table:formula="of:=[.U57]*1000000" office:value-type="float" office:value="19.117">
            <text:p>19.117</text:p>
          </table:table-cell>
          <table:table-cell table:formula="of:=[.V57]*1000000" office:value-type="float" office:value="0.014148">
            <text:p>0.014148</text:p>
          </table:table-cell>
          <table:table-cell table:formula="of:=[.W57]*1000000" office:value-type="float" office:value="1.9955">
            <text:p>1.9955</text:p>
          </table:table-cell>
          <table:table-cell table:formula="of:=[.X57]*1000000" office:value-type="float" office:value="20.776">
            <text:p>20.776</text:p>
          </table:table-cell>
          <table:table-cell table:formula="of:=[.Y57]*1000000" office:value-type="float" office:value="0.0000000000037003">
            <text:p>3.7003E-012</text:p>
          </table:table-cell>
          <table:table-cell table:formula="of:=[.Z57]*1000000" office:value-type="float" office:value="1072.3">
            <text:p>1072.3</text:p>
          </table:table-cell>
          <table:table-cell table:formula="of:=[.AA57]*1000000" office:value-type="float" office:value="115.42">
            <text:p>115.42</text:p>
          </table:table-cell>
          <table:table-cell table:formula="of:=[.AB57]*1000000" office:value-type="float" office:value="217.06">
            <text:p>217.06</text:p>
          </table:table-cell>
          <table:table-cell table:formula="of:=[.AC57]*1000000" office:value-type="float" office:value="20.199">
            <text:p>20.199</text:p>
          </table:table-cell>
          <table:table-cell table:formula="of:=[.AD57]*1000000" office:value-type="float" office:value="0">
            <text:p>0</text:p>
          </table:table-cell>
          <table:table-cell table:formula="of:=[.AE57]*1000000" office:value-type="float" office:value="1.9954">
            <text:p>1.9954</text:p>
          </table:table-cell>
          <table:table-cell table:formula="of:=[.AF57]*1000000" office:value-type="float" office:value="20.776">
            <text:p>20.776</text:p>
          </table:table-cell>
          <table:table-cell table:formula="of:=[.AG57]*1000000" office:value-type="float" office:value="0.0000000000037002">
            <text:p>3.7002E-012</text:p>
          </table:table-cell>
          <table:table-cell office:value-type="float" office:value="0.0010723">
            <text:p>0.0010723</text:p>
          </table:table-cell>
          <table:table-cell office:value-type="float" office:value="0.00011542">
            <text:p>0.00011542</text:p>
          </table:table-cell>
          <table:table-cell office:value-type="float" office:value="0.00021705">
            <text:p>0.00021705</text:p>
          </table:table-cell>
          <table:table-cell table:style-name="ce1" office:value-type="string">
            <text:p>1.9117e-05</text:p>
          </table:table-cell>
          <table:table-cell table:style-name="ce1" office:value-type="string">
            <text:p>1.4148e-08</text:p>
          </table:table-cell>
          <table:table-cell table:style-name="ce1" office:value-type="string">
            <text:p>1.9955e-06</text:p>
          </table:table-cell>
          <table:table-cell table:style-name="ce1" office:value-type="string">
            <text:p>2.0776e-05</text:p>
          </table:table-cell>
          <table:table-cell table:style-name="ce1" office:value-type="string">
            <text:p>3.7003e-18</text:p>
          </table:table-cell>
          <table:table-cell office:value-type="float" office:value="0.0010723">
            <text:p>0.0010723</text:p>
          </table:table-cell>
          <table:table-cell office:value-type="float" office:value="0.00011542">
            <text:p>0.00011542</text:p>
          </table:table-cell>
          <table:table-cell office:value-type="float" office:value="0.00021706">
            <text:p>0.00021706</text:p>
          </table:table-cell>
          <table:table-cell table:style-name="ce1" office:value-type="string">
            <text:p>2.0199e-05</text:p>
          </table:table-cell>
          <table:table-cell office:value-type="float" office:value="0">
            <text:p>0</text:p>
          </table:table-cell>
          <table:table-cell table:style-name="ce1" office:value-type="string">
            <text:p>1.9954e-06</text:p>
          </table:table-cell>
          <table:table-cell table:style-name="ce1" office:value-type="string">
            <text:p>2.0776e-05</text:p>
          </table:table-cell>
          <table:table-cell table:style-name="ce1" office:value-type="string">
            <text:p>3.7002e-18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R58]*1000000" office:value-type="float" office:value="1060.3">
            <text:p>1060.3</text:p>
          </table:table-cell>
          <table:table-cell table:formula="of:=[.S58]*1000000" office:value-type="float" office:value="114.58">
            <text:p>114.58</text:p>
          </table:table-cell>
          <table:table-cell table:formula="of:=[.T58]*1000000" office:value-type="float" office:value="229.22">
            <text:p>229.22</text:p>
          </table:table-cell>
          <table:table-cell table:formula="of:=[.U58]*1000000" office:value-type="float" office:value="18.988">
            <text:p>18.988</text:p>
          </table:table-cell>
          <table:table-cell table:formula="of:=[.V58]*1000000" office:value-type="float" office:value="0.014744">
            <text:p>0.014744</text:p>
          </table:table-cell>
          <table:table-cell table:formula="of:=[.W58]*1000000" office:value-type="float" office:value="1.9661">
            <text:p>1.9661</text:p>
          </table:table-cell>
          <table:table-cell table:formula="of:=[.X58]*1000000" office:value-type="float" office:value="21.512">
            <text:p>21.512</text:p>
          </table:table-cell>
          <table:table-cell table:formula="of:=[.Y58]*1000000" office:value-type="float" office:value="0.0000000000035849">
            <text:p>3.5849E-012</text:p>
          </table:table-cell>
          <table:table-cell table:formula="of:=[.Z58]*1000000" office:value-type="float" office:value="1060.3">
            <text:p>1060.3</text:p>
          </table:table-cell>
          <table:table-cell table:formula="of:=[.AA58]*1000000" office:value-type="float" office:value="114.58">
            <text:p>114.58</text:p>
          </table:table-cell>
          <table:table-cell table:formula="of:=[.AB58]*1000000" office:value-type="float" office:value="229.23">
            <text:p>229.23</text:p>
          </table:table-cell>
          <table:table-cell table:formula="of:=[.AC58]*1000000" office:value-type="float" office:value="20.183">
            <text:p>20.183</text:p>
          </table:table-cell>
          <table:table-cell table:formula="of:=[.AD58]*1000000" office:value-type="float" office:value="0">
            <text:p>0</text:p>
          </table:table-cell>
          <table:table-cell table:formula="of:=[.AE58]*1000000" office:value-type="float" office:value="1.9661">
            <text:p>1.9661</text:p>
          </table:table-cell>
          <table:table-cell table:formula="of:=[.AF58]*1000000" office:value-type="float" office:value="21.513">
            <text:p>21.513</text:p>
          </table:table-cell>
          <table:table-cell table:formula="of:=[.AG58]*1000000" office:value-type="float" office:value="0.0000000000035848">
            <text:p>3.5848E-012</text:p>
          </table:table-cell>
          <table:table-cell office:value-type="float" office:value="0.0010603">
            <text:p>0.0010603</text:p>
          </table:table-cell>
          <table:table-cell office:value-type="float" office:value="0.00011458">
            <text:p>0.00011458</text:p>
          </table:table-cell>
          <table:table-cell office:value-type="float" office:value="0.00022922">
            <text:p>0.00022922</text:p>
          </table:table-cell>
          <table:table-cell table:style-name="ce1" office:value-type="string">
            <text:p>1.8988e-05</text:p>
          </table:table-cell>
          <table:table-cell table:style-name="ce1" office:value-type="string">
            <text:p>1.4744e-08</text:p>
          </table:table-cell>
          <table:table-cell table:style-name="ce1" office:value-type="string">
            <text:p>1.9661e-06</text:p>
          </table:table-cell>
          <table:table-cell table:style-name="ce1" office:value-type="string">
            <text:p>2.1512e-05</text:p>
          </table:table-cell>
          <table:table-cell table:style-name="ce1" office:value-type="string">
            <text:p>3.5849e-18</text:p>
          </table:table-cell>
          <table:table-cell office:value-type="float" office:value="0.0010603">
            <text:p>0.0010603</text:p>
          </table:table-cell>
          <table:table-cell office:value-type="float" office:value="0.00011458">
            <text:p>0.00011458</text:p>
          </table:table-cell>
          <table:table-cell office:value-type="float" office:value="0.00022923">
            <text:p>0.00022923</text:p>
          </table:table-cell>
          <table:table-cell table:style-name="ce1" office:value-type="string">
            <text:p>2.018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661e-06</text:p>
          </table:table-cell>
          <table:table-cell table:style-name="ce1" office:value-type="string">
            <text:p>2.1513e-05</text:p>
          </table:table-cell>
          <table:table-cell table:style-name="ce1" office:value-type="string">
            <text:p>3.5848e-18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R59]*1000000" office:value-type="float" office:value="1048.6">
            <text:p>1048.6</text:p>
          </table:table-cell>
          <table:table-cell table:formula="of:=[.S59]*1000000" office:value-type="float" office:value="113.73">
            <text:p>113.73</text:p>
          </table:table-cell>
          <table:table-cell table:formula="of:=[.T59]*1000000" office:value-type="float" office:value="241.02">
            <text:p>241.02</text:p>
          </table:table-cell>
          <table:table-cell table:formula="of:=[.U59]*1000000" office:value-type="float" office:value="18.854">
            <text:p>18.854</text:p>
          </table:table-cell>
          <table:table-cell table:formula="of:=[.V59]*1000000" office:value-type="float" office:value="0.015321">
            <text:p>0.015321</text:p>
          </table:table-cell>
          <table:table-cell table:formula="of:=[.W59]*1000000" office:value-type="float" office:value="1.9406">
            <text:p>1.9406</text:p>
          </table:table-cell>
          <table:table-cell table:formula="of:=[.X59]*1000000" office:value-type="float" office:value="22.182">
            <text:p>22.182</text:p>
          </table:table-cell>
          <table:table-cell table:formula="of:=[.Y59]*1000000" office:value-type="float" office:value="0.0000000000034737">
            <text:p>3.4737E-012</text:p>
          </table:table-cell>
          <table:table-cell table:formula="of:=[.Z59]*1000000" office:value-type="float" office:value="1048.6">
            <text:p>1048.6</text:p>
          </table:table-cell>
          <table:table-cell table:formula="of:=[.AA59]*1000000" office:value-type="float" office:value="113.73">
            <text:p>113.73</text:p>
          </table:table-cell>
          <table:table-cell table:formula="of:=[.AB59]*1000000" office:value-type="float" office:value="241.03">
            <text:p>241.03</text:p>
          </table:table-cell>
          <table:table-cell table:formula="of:=[.AC59]*1000000" office:value-type="float" office:value="20.166">
            <text:p>20.166</text:p>
          </table:table-cell>
          <table:table-cell table:formula="of:=[.AD59]*1000000" office:value-type="float" office:value="0">
            <text:p>0</text:p>
          </table:table-cell>
          <table:table-cell table:formula="of:=[.AE59]*1000000" office:value-type="float" office:value="1.9406">
            <text:p>1.9406</text:p>
          </table:table-cell>
          <table:table-cell table:formula="of:=[.AF59]*1000000" office:value-type="float" office:value="22.183">
            <text:p>22.183</text:p>
          </table:table-cell>
          <table:table-cell table:formula="of:=[.AG59]*1000000" office:value-type="float" office:value="0.0000000000034736">
            <text:p>3.4736E-012</text:p>
          </table:table-cell>
          <table:table-cell office:value-type="float" office:value="0.0010486">
            <text:p>0.0010486</text:p>
          </table:table-cell>
          <table:table-cell office:value-type="float" office:value="0.00011373">
            <text:p>0.00011373</text:p>
          </table:table-cell>
          <table:table-cell office:value-type="float" office:value="0.00024102">
            <text:p>0.00024102</text:p>
          </table:table-cell>
          <table:table-cell table:style-name="ce1" office:value-type="string">
            <text:p>1.8854e-05</text:p>
          </table:table-cell>
          <table:table-cell table:style-name="ce1" office:value-type="string">
            <text:p>1.5321e-08</text:p>
          </table:table-cell>
          <table:table-cell table:style-name="ce1" office:value-type="string">
            <text:p>1.9406e-06</text:p>
          </table:table-cell>
          <table:table-cell table:style-name="ce1" office:value-type="string">
            <text:p>2.2182e-05</text:p>
          </table:table-cell>
          <table:table-cell table:style-name="ce1" office:value-type="string">
            <text:p>3.4737e-18</text:p>
          </table:table-cell>
          <table:table-cell office:value-type="float" office:value="0.0010486">
            <text:p>0.0010486</text:p>
          </table:table-cell>
          <table:table-cell office:value-type="float" office:value="0.00011373">
            <text:p>0.00011373</text:p>
          </table:table-cell>
          <table:table-cell office:value-type="float" office:value="0.00024103">
            <text:p>0.00024103</text:p>
          </table:table-cell>
          <table:table-cell table:style-name="ce1" office:value-type="string">
            <text:p>2.0166e-05</text:p>
          </table:table-cell>
          <table:table-cell office:value-type="float" office:value="0">
            <text:p>0</text:p>
          </table:table-cell>
          <table:table-cell table:style-name="ce1" office:value-type="string">
            <text:p>1.9406e-06</text:p>
          </table:table-cell>
          <table:table-cell table:style-name="ce1" office:value-type="string">
            <text:p>2.2183e-05</text:p>
          </table:table-cell>
          <table:table-cell table:style-name="ce1" office:value-type="string">
            <text:p>3.4736e-18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R60]*1000000" office:value-type="float" office:value="1037.4">
            <text:p>1037.4</text:p>
          </table:table-cell>
          <table:table-cell table:formula="of:=[.S60]*1000000" office:value-type="float" office:value="112.87">
            <text:p>112.87</text:p>
          </table:table-cell>
          <table:table-cell table:formula="of:=[.T60]*1000000" office:value-type="float" office:value="252.45">
            <text:p>252.45</text:p>
          </table:table-cell>
          <table:table-cell table:formula="of:=[.U60]*1000000" office:value-type="float" office:value="18.716">
            <text:p>18.716</text:p>
          </table:table-cell>
          <table:table-cell table:formula="of:=[.V60]*1000000" office:value-type="float" office:value="0.015881">
            <text:p>0.015881</text:p>
          </table:table-cell>
          <table:table-cell table:formula="of:=[.W60]*1000000" office:value-type="float" office:value="1.9181">
            <text:p>1.9181</text:p>
          </table:table-cell>
          <table:table-cell table:formula="of:=[.X60]*1000000" office:value-type="float" office:value="22.792">
            <text:p>22.792</text:p>
          </table:table-cell>
          <table:table-cell table:formula="of:=[.Y60]*1000000" office:value-type="float" office:value="0.0000000000033663">
            <text:p>3.3663E-012</text:p>
          </table:table-cell>
          <table:table-cell table:formula="of:=[.Z60]*1000000" office:value-type="float" office:value="1037.4">
            <text:p>1037.4</text:p>
          </table:table-cell>
          <table:table-cell table:formula="of:=[.AA60]*1000000" office:value-type="float" office:value="112.87">
            <text:p>112.87</text:p>
          </table:table-cell>
          <table:table-cell table:formula="of:=[.AB60]*1000000" office:value-type="float" office:value="252.47">
            <text:p>252.47</text:p>
          </table:table-cell>
          <table:table-cell table:formula="of:=[.AC60]*1000000" office:value-type="float" office:value="20.148">
            <text:p>20.148</text:p>
          </table:table-cell>
          <table:table-cell table:formula="of:=[.AD60]*1000000" office:value-type="float" office:value="0">
            <text:p>0</text:p>
          </table:table-cell>
          <table:table-cell table:formula="of:=[.AE60]*1000000" office:value-type="float" office:value="1.9181">
            <text:p>1.9181</text:p>
          </table:table-cell>
          <table:table-cell table:formula="of:=[.AF60]*1000000" office:value-type="float" office:value="22.792">
            <text:p>22.792</text:p>
          </table:table-cell>
          <table:table-cell table:formula="of:=[.AG60]*1000000" office:value-type="float" office:value="0.0000000000033662">
            <text:p>3.3662E-012</text:p>
          </table:table-cell>
          <table:table-cell office:value-type="float" office:value="0.0010374">
            <text:p>0.0010374</text:p>
          </table:table-cell>
          <table:table-cell office:value-type="float" office:value="0.00011287">
            <text:p>0.00011287</text:p>
          </table:table-cell>
          <table:table-cell office:value-type="float" office:value="0.00025245">
            <text:p>0.00025245</text:p>
          </table:table-cell>
          <table:table-cell table:style-name="ce1" office:value-type="string">
            <text:p>1.8716e-05</text:p>
          </table:table-cell>
          <table:table-cell table:style-name="ce1" office:value-type="string">
            <text:p>1.5881e-08</text:p>
          </table:table-cell>
          <table:table-cell table:style-name="ce1" office:value-type="string">
            <text:p>1.9181e-06</text:p>
          </table:table-cell>
          <table:table-cell table:style-name="ce1" office:value-type="string">
            <text:p>2.2792e-05</text:p>
          </table:table-cell>
          <table:table-cell table:style-name="ce1" office:value-type="string">
            <text:p>3.3663e-18</text:p>
          </table:table-cell>
          <table:table-cell office:value-type="float" office:value="0.0010374">
            <text:p>0.0010374</text:p>
          </table:table-cell>
          <table:table-cell office:value-type="float" office:value="0.00011287">
            <text:p>0.00011287</text:p>
          </table:table-cell>
          <table:table-cell office:value-type="float" office:value="0.00025247">
            <text:p>0.00025247</text:p>
          </table:table-cell>
          <table:table-cell table:style-name="ce1" office:value-type="string">
            <text:p>2.0148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81e-06</text:p>
          </table:table-cell>
          <table:table-cell table:style-name="ce1" office:value-type="string">
            <text:p>2.2792e-05</text:p>
          </table:table-cell>
          <table:table-cell table:style-name="ce1" office:value-type="string">
            <text:p>3.3662e-18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R61]*1000000" office:value-type="float" office:value="1026.5">
            <text:p>1026.5</text:p>
          </table:table-cell>
          <table:table-cell table:formula="of:=[.S61]*1000000" office:value-type="float" office:value="112.01">
            <text:p>112.01</text:p>
          </table:table-cell>
          <table:table-cell table:formula="of:=[.T61]*1000000" office:value-type="float" office:value="263.56">
            <text:p>263.56</text:p>
          </table:table-cell>
          <table:table-cell table:formula="of:=[.U61]*1000000" office:value-type="float" office:value="18.576">
            <text:p>18.576</text:p>
          </table:table-cell>
          <table:table-cell table:formula="of:=[.V61]*1000000" office:value-type="float" office:value="0.016423">
            <text:p>0.016423</text:p>
          </table:table-cell>
          <table:table-cell table:formula="of:=[.W61]*1000000" office:value-type="float" office:value="1.8981">
            <text:p>1.8981</text:p>
          </table:table-cell>
          <table:table-cell table:formula="of:=[.X61]*1000000" office:value-type="float" office:value="23.347">
            <text:p>23.347</text:p>
          </table:table-cell>
          <table:table-cell table:formula="of:=[.Y61]*1000000" office:value-type="float" office:value="0.0000000000032624">
            <text:p>3.2624E-012</text:p>
          </table:table-cell>
          <table:table-cell table:formula="of:=[.Z61]*1000000" office:value-type="float" office:value="1026.5">
            <text:p>1026.5</text:p>
          </table:table-cell>
          <table:table-cell table:formula="of:=[.AA61]*1000000" office:value-type="float" office:value="112.01">
            <text:p>112.01</text:p>
          </table:table-cell>
          <table:table-cell table:formula="of:=[.AB61]*1000000" office:value-type="float" office:value="263.57">
            <text:p>263.57</text:p>
          </table:table-cell>
          <table:table-cell table:formula="of:=[.AC61]*1000000" office:value-type="float" office:value="20.13">
            <text:p>20.13</text:p>
          </table:table-cell>
          <table:table-cell table:formula="of:=[.AD61]*1000000" office:value-type="float" office:value="0">
            <text:p>0</text:p>
          </table:table-cell>
          <table:table-cell table:formula="of:=[.AE61]*1000000" office:value-type="float" office:value="1.8981">
            <text:p>1.8981</text:p>
          </table:table-cell>
          <table:table-cell table:formula="of:=[.AF61]*1000000" office:value-type="float" office:value="23.347">
            <text:p>23.347</text:p>
          </table:table-cell>
          <table:table-cell table:formula="of:=[.AG61]*1000000" office:value-type="float" office:value="0.0000000000032623">
            <text:p>3.2623E-012</text:p>
          </table:table-cell>
          <table:table-cell office:value-type="float" office:value="0.0010265">
            <text:p>0.0010265</text:p>
          </table:table-cell>
          <table:table-cell office:value-type="float" office:value="0.00011201">
            <text:p>0.00011201</text:p>
          </table:table-cell>
          <table:table-cell office:value-type="float" office:value="0.00026356">
            <text:p>0.00026356</text:p>
          </table:table-cell>
          <table:table-cell table:style-name="ce1" office:value-type="string">
            <text:p>1.8576e-05</text:p>
          </table:table-cell>
          <table:table-cell table:style-name="ce1" office:value-type="string">
            <text:p>1.6423e-08</text:p>
          </table:table-cell>
          <table:table-cell table:style-name="ce1" office:value-type="string">
            <text:p>1.8981e-06</text:p>
          </table:table-cell>
          <table:table-cell table:style-name="ce1" office:value-type="string">
            <text:p>2.3347e-05</text:p>
          </table:table-cell>
          <table:table-cell table:style-name="ce1" office:value-type="string">
            <text:p>3.2624e-18</text:p>
          </table:table-cell>
          <table:table-cell office:value-type="float" office:value="0.0010265">
            <text:p>0.0010265</text:p>
          </table:table-cell>
          <table:table-cell office:value-type="float" office:value="0.00011201">
            <text:p>0.00011201</text:p>
          </table:table-cell>
          <table:table-cell office:value-type="float" office:value="0.00026357">
            <text:p>0.00026357</text:p>
          </table:table-cell>
          <table:table-cell table:style-name="ce1" office:value-type="string">
            <text:p>2.013e-05</text:p>
          </table:table-cell>
          <table:table-cell office:value-type="float" office:value="0">
            <text:p>0</text:p>
          </table:table-cell>
          <table:table-cell table:style-name="ce1" office:value-type="string">
            <text:p>1.8981e-06</text:p>
          </table:table-cell>
          <table:table-cell table:style-name="ce1" office:value-type="string">
            <text:p>2.3347e-05</text:p>
          </table:table-cell>
          <table:table-cell table:style-name="ce1" office:value-type="string">
            <text:p>3.2623e-18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R62]*1000000" office:value-type="float" office:value="1016">
            <text:p>1016</text:p>
          </table:table-cell>
          <table:table-cell table:formula="of:=[.S62]*1000000" office:value-type="float" office:value="111.16">
            <text:p>111.16</text:p>
          </table:table-cell>
          <table:table-cell table:formula="of:=[.T62]*1000000" office:value-type="float" office:value="274.36">
            <text:p>274.36</text:p>
          </table:table-cell>
          <table:table-cell table:formula="of:=[.U62]*1000000" office:value-type="float" office:value="18.435">
            <text:p>18.435</text:p>
          </table:table-cell>
          <table:table-cell table:formula="of:=[.V62]*1000000" office:value-type="float" office:value="0.01695">
            <text:p>0.01695</text:p>
          </table:table-cell>
          <table:table-cell table:formula="of:=[.W62]*1000000" office:value-type="float" office:value="1.8801">
            <text:p>1.8801</text:p>
          </table:table-cell>
          <table:table-cell table:formula="of:=[.X62]*1000000" office:value-type="float" office:value="23.852">
            <text:p>23.852</text:p>
          </table:table-cell>
          <table:table-cell table:formula="of:=[.Y62]*1000000" office:value-type="float" office:value="0.0000000000031619">
            <text:p>3.1619E-012</text:p>
          </table:table-cell>
          <table:table-cell table:formula="of:=[.Z62]*1000000" office:value-type="float" office:value="1016">
            <text:p>1016</text:p>
          </table:table-cell>
          <table:table-cell table:formula="of:=[.AA62]*1000000" office:value-type="float" office:value="111.16">
            <text:p>111.16</text:p>
          </table:table-cell>
          <table:table-cell table:formula="of:=[.AB62]*1000000" office:value-type="float" office:value="274.37">
            <text:p>274.37</text:p>
          </table:table-cell>
          <table:table-cell table:formula="of:=[.AC62]*1000000" office:value-type="float" office:value="20.114">
            <text:p>20.114</text:p>
          </table:table-cell>
          <table:table-cell table:formula="of:=[.AD62]*1000000" office:value-type="float" office:value="0">
            <text:p>0</text:p>
          </table:table-cell>
          <table:table-cell table:formula="of:=[.AE62]*1000000" office:value-type="float" office:value="1.8801">
            <text:p>1.8801</text:p>
          </table:table-cell>
          <table:table-cell table:formula="of:=[.AF62]*1000000" office:value-type="float" office:value="23.852">
            <text:p>23.852</text:p>
          </table:table-cell>
          <table:table-cell table:formula="of:=[.AG62]*1000000" office:value-type="float" office:value="0.0000000000031619">
            <text:p>3.1619E-012</text:p>
          </table:table-cell>
          <table:table-cell office:value-type="float" office:value="0.001016">
            <text:p>0.001016</text:p>
          </table:table-cell>
          <table:table-cell office:value-type="float" office:value="0.00011116">
            <text:p>0.00011116</text:p>
          </table:table-cell>
          <table:table-cell office:value-type="float" office:value="0.00027436">
            <text:p>0.00027436</text:p>
          </table:table-cell>
          <table:table-cell table:style-name="ce1" office:value-type="string">
            <text:p>1.8435e-05</text:p>
          </table:table-cell>
          <table:table-cell table:style-name="ce1" office:value-type="string">
            <text:p>1.695e-08</text:p>
          </table:table-cell>
          <table:table-cell table:style-name="ce1" office:value-type="string">
            <text:p>1.8801e-06</text:p>
          </table:table-cell>
          <table:table-cell table:style-name="ce1" office:value-type="string">
            <text:p>2.3852e-05</text:p>
          </table:table-cell>
          <table:table-cell table:style-name="ce1" office:value-type="string">
            <text:p>3.1619e-18</text:p>
          </table:table-cell>
          <table:table-cell office:value-type="float" office:value="0.001016">
            <text:p>0.001016</text:p>
          </table:table-cell>
          <table:table-cell office:value-type="float" office:value="0.00011116">
            <text:p>0.00011116</text:p>
          </table:table-cell>
          <table:table-cell office:value-type="float" office:value="0.00027437">
            <text:p>0.00027437</text:p>
          </table:table-cell>
          <table:table-cell table:style-name="ce1" office:value-type="string">
            <text:p>2.0114e-05</text:p>
          </table:table-cell>
          <table:table-cell office:value-type="float" office:value="0">
            <text:p>0</text:p>
          </table:table-cell>
          <table:table-cell table:style-name="ce1" office:value-type="string">
            <text:p>1.8801e-06</text:p>
          </table:table-cell>
          <table:table-cell table:style-name="ce1" office:value-type="string">
            <text:p>2.3852e-05</text:p>
          </table:table-cell>
          <table:table-cell table:style-name="ce1" office:value-type="string">
            <text:p>3.1619e-18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R63]*1000000" office:value-type="float" office:value="1005.8">
            <text:p>1005.8</text:p>
          </table:table-cell>
          <table:table-cell table:formula="of:=[.S63]*1000000" office:value-type="float" office:value="110.32">
            <text:p>110.32</text:p>
          </table:table-cell>
          <table:table-cell table:formula="of:=[.T63]*1000000" office:value-type="float" office:value="284.87">
            <text:p>284.87</text:p>
          </table:table-cell>
          <table:table-cell table:formula="of:=[.U63]*1000000" office:value-type="float" office:value="18.291">
            <text:p>18.291</text:p>
          </table:table-cell>
          <table:table-cell table:formula="of:=[.V63]*1000000" office:value-type="float" office:value="0.017463">
            <text:p>0.017463</text:p>
          </table:table-cell>
          <table:table-cell table:formula="of:=[.W63]*1000000" office:value-type="float" office:value="1.8638">
            <text:p>1.8638</text:p>
          </table:table-cell>
          <table:table-cell table:formula="of:=[.X63]*1000000" office:value-type="float" office:value="24.311">
            <text:p>24.311</text:p>
          </table:table-cell>
          <table:table-cell table:formula="of:=[.Y63]*1000000" office:value-type="float" office:value="0.0000000000030647">
            <text:p>3.0647E-012</text:p>
          </table:table-cell>
          <table:table-cell table:formula="of:=[.Z63]*1000000" office:value-type="float" office:value="1005.8">
            <text:p>1005.8</text:p>
          </table:table-cell>
          <table:table-cell table:formula="of:=[.AA63]*1000000" office:value-type="float" office:value="110.32">
            <text:p>110.32</text:p>
          </table:table-cell>
          <table:table-cell table:formula="of:=[.AB63]*1000000" office:value-type="float" office:value="284.88">
            <text:p>284.88</text:p>
          </table:table-cell>
          <table:table-cell table:formula="of:=[.AC63]*1000000" office:value-type="float" office:value="20.099">
            <text:p>20.099</text:p>
          </table:table-cell>
          <table:table-cell table:formula="of:=[.AD63]*1000000" office:value-type="float" office:value="0">
            <text:p>0</text:p>
          </table:table-cell>
          <table:table-cell table:formula="of:=[.AE63]*1000000" office:value-type="float" office:value="1.8638">
            <text:p>1.8638</text:p>
          </table:table-cell>
          <table:table-cell table:formula="of:=[.AF63]*1000000" office:value-type="float" office:value="24.312">
            <text:p>24.312</text:p>
          </table:table-cell>
          <table:table-cell table:formula="of:=[.AG63]*1000000" office:value-type="float" office:value="0.0000000000030646">
            <text:p>3.0646E-012</text:p>
          </table:table-cell>
          <table:table-cell office:value-type="float" office:value="0.0010058">
            <text:p>0.0010058</text:p>
          </table:table-cell>
          <table:table-cell office:value-type="float" office:value="0.00011032">
            <text:p>0.00011032</text:p>
          </table:table-cell>
          <table:table-cell office:value-type="float" office:value="0.00028487">
            <text:p>0.00028487</text:p>
          </table:table-cell>
          <table:table-cell table:style-name="ce1" office:value-type="string">
            <text:p>1.8291e-05</text:p>
          </table:table-cell>
          <table:table-cell table:style-name="ce1" office:value-type="string">
            <text:p>1.7463e-08</text:p>
          </table:table-cell>
          <table:table-cell table:style-name="ce1" office:value-type="string">
            <text:p>1.8638e-06</text:p>
          </table:table-cell>
          <table:table-cell table:style-name="ce1" office:value-type="string">
            <text:p>2.4311e-05</text:p>
          </table:table-cell>
          <table:table-cell table:style-name="ce1" office:value-type="string">
            <text:p>3.0647e-18</text:p>
          </table:table-cell>
          <table:table-cell office:value-type="float" office:value="0.0010058">
            <text:p>0.0010058</text:p>
          </table:table-cell>
          <table:table-cell office:value-type="float" office:value="0.00011032">
            <text:p>0.00011032</text:p>
          </table:table-cell>
          <table:table-cell office:value-type="float" office:value="0.00028488">
            <text:p>0.00028488</text:p>
          </table:table-cell>
          <table:table-cell table:style-name="ce1" office:value-type="string">
            <text:p>2.0099e-05</text:p>
          </table:table-cell>
          <table:table-cell office:value-type="float" office:value="0">
            <text:p>0</text:p>
          </table:table-cell>
          <table:table-cell table:style-name="ce1" office:value-type="string">
            <text:p>1.8638e-06</text:p>
          </table:table-cell>
          <table:table-cell table:style-name="ce1" office:value-type="string">
            <text:p>2.4312e-05</text:p>
          </table:table-cell>
          <table:table-cell table:style-name="ce1" office:value-type="string">
            <text:p>3.0646e-18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R64]*1000000" office:value-type="float" office:value="995.87">
            <text:p>995.87</text:p>
          </table:table-cell>
          <table:table-cell table:formula="of:=[.S64]*1000000" office:value-type="float" office:value="109.49">
            <text:p>109.49</text:p>
          </table:table-cell>
          <table:table-cell table:formula="of:=[.T64]*1000000" office:value-type="float" office:value="295.11">
            <text:p>295.11</text:p>
          </table:table-cell>
          <table:table-cell table:formula="of:=[.U64]*1000000" office:value-type="float" office:value="18.147">
            <text:p>18.147</text:p>
          </table:table-cell>
          <table:table-cell table:formula="of:=[.V64]*1000000" office:value-type="float" office:value="0.017962">
            <text:p>0.017962</text:p>
          </table:table-cell>
          <table:table-cell table:formula="of:=[.W64]*1000000" office:value-type="float" office:value="1.8489">
            <text:p>1.8489</text:p>
          </table:table-cell>
          <table:table-cell table:formula="of:=[.X64]*1000000" office:value-type="float" office:value="24.729">
            <text:p>24.729</text:p>
          </table:table-cell>
          <table:table-cell table:formula="of:=[.Y64]*1000000" office:value-type="float" office:value="0.0000000000029706">
            <text:p>2.9706E-012</text:p>
          </table:table-cell>
          <table:table-cell table:formula="of:=[.Z64]*1000000" office:value-type="float" office:value="995.86">
            <text:p>995.86</text:p>
          </table:table-cell>
          <table:table-cell table:formula="of:=[.AA64]*1000000" office:value-type="float" office:value="109.49">
            <text:p>109.49</text:p>
          </table:table-cell>
          <table:table-cell table:formula="of:=[.AB64]*1000000" office:value-type="float" office:value="295.12">
            <text:p>295.12</text:p>
          </table:table-cell>
          <table:table-cell table:formula="of:=[.AC64]*1000000" office:value-type="float" office:value="20.085">
            <text:p>20.085</text:p>
          </table:table-cell>
          <table:table-cell table:formula="of:=[.AD64]*1000000" office:value-type="float" office:value="0">
            <text:p>0</text:p>
          </table:table-cell>
          <table:table-cell table:formula="of:=[.AE64]*1000000" office:value-type="float" office:value="1.8488">
            <text:p>1.8488</text:p>
          </table:table-cell>
          <table:table-cell table:formula="of:=[.AF64]*1000000" office:value-type="float" office:value="24.73">
            <text:p>24.73</text:p>
          </table:table-cell>
          <table:table-cell table:formula="of:=[.AG64]*1000000" office:value-type="float" office:value="0.0000000000029705">
            <text:p>2.9705E-012</text:p>
          </table:table-cell>
          <table:table-cell office:value-type="float" office:value="0.00099587">
            <text:p>0.00099587</text:p>
          </table:table-cell>
          <table:table-cell office:value-type="float" office:value="0.00010949">
            <text:p>0.00010949</text:p>
          </table:table-cell>
          <table:table-cell office:value-type="float" office:value="0.00029511">
            <text:p>0.00029511</text:p>
          </table:table-cell>
          <table:table-cell table:style-name="ce1" office:value-type="string">
            <text:p>1.8147e-05</text:p>
          </table:table-cell>
          <table:table-cell table:style-name="ce1" office:value-type="string">
            <text:p>1.7962e-08</text:p>
          </table:table-cell>
          <table:table-cell table:style-name="ce1" office:value-type="string">
            <text:p>1.8489e-06</text:p>
          </table:table-cell>
          <table:table-cell table:style-name="ce1" office:value-type="string">
            <text:p>2.4729e-05</text:p>
          </table:table-cell>
          <table:table-cell table:style-name="ce1" office:value-type="string">
            <text:p>2.9706e-18</text:p>
          </table:table-cell>
          <table:table-cell office:value-type="float" office:value="0.00099586">
            <text:p>0.00099586</text:p>
          </table:table-cell>
          <table:table-cell office:value-type="float" office:value="0.00010949">
            <text:p>0.00010949</text:p>
          </table:table-cell>
          <table:table-cell office:value-type="float" office:value="0.00029512">
            <text:p>0.00029512</text:p>
          </table:table-cell>
          <table:table-cell table:style-name="ce1" office:value-type="string">
            <text:p>2.0085e-05</text:p>
          </table:table-cell>
          <table:table-cell office:value-type="float" office:value="0">
            <text:p>0</text:p>
          </table:table-cell>
          <table:table-cell table:style-name="ce1" office:value-type="string">
            <text:p>1.8488e-06</text:p>
          </table:table-cell>
          <table:table-cell table:style-name="ce1" office:value-type="string">
            <text:p>2.473e-05</text:p>
          </table:table-cell>
          <table:table-cell table:style-name="ce1" office:value-type="string">
            <text:p>2.9705e-18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R65]*1000000" office:value-type="float" office:value="986.21">
            <text:p>986.21</text:p>
          </table:table-cell>
          <table:table-cell table:formula="of:=[.S65]*1000000" office:value-type="float" office:value="108.67">
            <text:p>108.67</text:p>
          </table:table-cell>
          <table:table-cell table:formula="of:=[.T65]*1000000" office:value-type="float" office:value="305.1">
            <text:p>305.1</text:p>
          </table:table-cell>
          <table:table-cell table:formula="of:=[.U65]*1000000" office:value-type="float" office:value="18.001">
            <text:p>18.001</text:p>
          </table:table-cell>
          <table:table-cell table:formula="of:=[.V65]*1000000" office:value-type="float" office:value="0.018447">
            <text:p>0.018447</text:p>
          </table:table-cell>
          <table:table-cell table:formula="of:=[.W65]*1000000" office:value-type="float" office:value="1.8351">
            <text:p>1.8351</text:p>
          </table:table-cell>
          <table:table-cell table:formula="of:=[.X65]*1000000" office:value-type="float" office:value="25.109">
            <text:p>25.109</text:p>
          </table:table-cell>
          <table:table-cell table:formula="of:=[.Y65]*1000000" office:value-type="float" office:value="0.0000000000028794">
            <text:p>2.8794E-012</text:p>
          </table:table-cell>
          <table:table-cell table:formula="of:=[.Z65]*1000000" office:value-type="float" office:value="986.2">
            <text:p>986.2</text:p>
          </table:table-cell>
          <table:table-cell table:formula="of:=[.AA65]*1000000" office:value-type="float" office:value="108.67">
            <text:p>108.67</text:p>
          </table:table-cell>
          <table:table-cell table:formula="of:=[.AB65]*1000000" office:value-type="float" office:value="305.11">
            <text:p>305.11</text:p>
          </table:table-cell>
          <table:table-cell table:formula="of:=[.AC65]*1000000" office:value-type="float" office:value="20.072">
            <text:p>20.072</text:p>
          </table:table-cell>
          <table:table-cell table:formula="of:=[.AD65]*1000000" office:value-type="float" office:value="0">
            <text:p>0</text:p>
          </table:table-cell>
          <table:table-cell table:formula="of:=[.AE65]*1000000" office:value-type="float" office:value="1.835">
            <text:p>1.835</text:p>
          </table:table-cell>
          <table:table-cell table:formula="of:=[.AF65]*1000000" office:value-type="float" office:value="25.109">
            <text:p>25.109</text:p>
          </table:table-cell>
          <table:table-cell table:formula="of:=[.AG65]*1000000" office:value-type="float" office:value="0.0000000000028793">
            <text:p>2.8793E-012</text:p>
          </table:table-cell>
          <table:table-cell office:value-type="float" office:value="0.00098621">
            <text:p>0.00098621</text:p>
          </table:table-cell>
          <table:table-cell office:value-type="float" office:value="0.00010867">
            <text:p>0.00010867</text:p>
          </table:table-cell>
          <table:table-cell office:value-type="float" office:value="0.0003051">
            <text:p>0.0003051</text:p>
          </table:table-cell>
          <table:table-cell table:style-name="ce1" office:value-type="string">
            <text:p>1.8001e-05</text:p>
          </table:table-cell>
          <table:table-cell table:style-name="ce1" office:value-type="string">
            <text:p>1.8447e-08</text:p>
          </table:table-cell>
          <table:table-cell table:style-name="ce1" office:value-type="string">
            <text:p>1.8351e-06</text:p>
          </table:table-cell>
          <table:table-cell table:style-name="ce1" office:value-type="string">
            <text:p>2.5109e-05</text:p>
          </table:table-cell>
          <table:table-cell table:style-name="ce1" office:value-type="string">
            <text:p>2.8794e-18</text:p>
          </table:table-cell>
          <table:table-cell office:value-type="float" office:value="0.0009862">
            <text:p>0.0009862</text:p>
          </table:table-cell>
          <table:table-cell office:value-type="float" office:value="0.00010867">
            <text:p>0.00010867</text:p>
          </table:table-cell>
          <table:table-cell office:value-type="float" office:value="0.00030511">
            <text:p>0.00030511</text:p>
          </table:table-cell>
          <table:table-cell table:style-name="ce1" office:value-type="string">
            <text:p>2.00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35e-06</text:p>
          </table:table-cell>
          <table:table-cell table:style-name="ce1" office:value-type="string">
            <text:p>2.5109e-05</text:p>
          </table:table-cell>
          <table:table-cell table:style-name="ce1" office:value-type="string">
            <text:p>2.8793e-18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R66]*1000000" office:value-type="float" office:value="976.8">
            <text:p>976.8</text:p>
          </table:table-cell>
          <table:table-cell table:formula="of:=[.S66]*1000000" office:value-type="float" office:value="107.86">
            <text:p>107.86</text:p>
          </table:table-cell>
          <table:table-cell table:formula="of:=[.T66]*1000000" office:value-type="float" office:value="314.85">
            <text:p>314.85</text:p>
          </table:table-cell>
          <table:table-cell table:formula="of:=[.U66]*1000000" office:value-type="float" office:value="17.854">
            <text:p>17.854</text:p>
          </table:table-cell>
          <table:table-cell table:formula="of:=[.V66]*1000000" office:value-type="float" office:value="0.01892">
            <text:p>0.01892</text:p>
          </table:table-cell>
          <table:table-cell table:formula="of:=[.W66]*1000000" office:value-type="float" office:value="1.8223">
            <text:p>1.8223</text:p>
          </table:table-cell>
          <table:table-cell table:formula="of:=[.X66]*1000000" office:value-type="float" office:value="25.454">
            <text:p>25.454</text:p>
          </table:table-cell>
          <table:table-cell table:formula="of:=[.Y66]*1000000" office:value-type="float" office:value="0.0000000000027911">
            <text:p>2.7911E-012</text:p>
          </table:table-cell>
          <table:table-cell table:formula="of:=[.Z66]*1000000" office:value-type="float" office:value="976.79">
            <text:p>976.79</text:p>
          </table:table-cell>
          <table:table-cell table:formula="of:=[.AA66]*1000000" office:value-type="float" office:value="107.86">
            <text:p>107.86</text:p>
          </table:table-cell>
          <table:table-cell table:formula="of:=[.AB66]*1000000" office:value-type="float" office:value="314.86">
            <text:p>314.86</text:p>
          </table:table-cell>
          <table:table-cell table:formula="of:=[.AC66]*1000000" office:value-type="float" office:value="20.06">
            <text:p>20.06</text:p>
          </table:table-cell>
          <table:table-cell table:formula="of:=[.AD66]*1000000" office:value-type="float" office:value="0">
            <text:p>0</text:p>
          </table:table-cell>
          <table:table-cell table:formula="of:=[.AE66]*1000000" office:value-type="float" office:value="1.8223">
            <text:p>1.8223</text:p>
          </table:table-cell>
          <table:table-cell table:formula="of:=[.AF66]*1000000" office:value-type="float" office:value="25.454">
            <text:p>25.454</text:p>
          </table:table-cell>
          <table:table-cell table:formula="of:=[.AG66]*1000000" office:value-type="float" office:value="0.000000000002791">
            <text:p>2.791E-012</text:p>
          </table:table-cell>
          <table:table-cell office:value-type="float" office:value="0.0009768">
            <text:p>0.0009768</text:p>
          </table:table-cell>
          <table:table-cell office:value-type="float" office:value="0.00010786">
            <text:p>0.00010786</text:p>
          </table:table-cell>
          <table:table-cell office:value-type="float" office:value="0.00031485">
            <text:p>0.00031485</text:p>
          </table:table-cell>
          <table:table-cell table:style-name="ce1" office:value-type="string">
            <text:p>1.7854e-05</text:p>
          </table:table-cell>
          <table:table-cell table:style-name="ce1" office:value-type="string">
            <text:p>1.892e-08</text:p>
          </table:table-cell>
          <table:table-cell table:style-name="ce1" office:value-type="string">
            <text:p>1.8223e-06</text:p>
          </table:table-cell>
          <table:table-cell table:style-name="ce1" office:value-type="string">
            <text:p>2.5454e-05</text:p>
          </table:table-cell>
          <table:table-cell table:style-name="ce1" office:value-type="string">
            <text:p>2.7911e-18</text:p>
          </table:table-cell>
          <table:table-cell office:value-type="float" office:value="0.00097679">
            <text:p>0.00097679</text:p>
          </table:table-cell>
          <table:table-cell office:value-type="float" office:value="0.00010786">
            <text:p>0.00010786</text:p>
          </table:table-cell>
          <table:table-cell office:value-type="float" office:value="0.00031486">
            <text:p>0.00031486</text:p>
          </table:table-cell>
          <table:table-cell table:style-name="ce1" office:value-type="string">
            <text:p>2.006e-05</text:p>
          </table:table-cell>
          <table:table-cell office:value-type="float" office:value="0">
            <text:p>0</text:p>
          </table:table-cell>
          <table:table-cell table:style-name="ce1" office:value-type="string">
            <text:p>1.8223e-06</text:p>
          </table:table-cell>
          <table:table-cell table:style-name="ce1" office:value-type="string">
            <text:p>2.5454e-05</text:p>
          </table:table-cell>
          <table:table-cell table:style-name="ce1" office:value-type="string">
            <text:p>2.791e-18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R67]*1000000" office:value-type="float" office:value="967.61">
            <text:p>967.61</text:p>
          </table:table-cell>
          <table:table-cell table:formula="of:=[.S67]*1000000" office:value-type="float" office:value="107.07">
            <text:p>107.07</text:p>
          </table:table-cell>
          <table:table-cell table:formula="of:=[.T67]*1000000" office:value-type="float" office:value="324.38">
            <text:p>324.38</text:p>
          </table:table-cell>
          <table:table-cell table:formula="of:=[.U67]*1000000" office:value-type="float" office:value="17.705">
            <text:p>17.705</text:p>
          </table:table-cell>
          <table:table-cell table:formula="of:=[.V67]*1000000" office:value-type="float" office:value="0.019382">
            <text:p>0.019382</text:p>
          </table:table-cell>
          <table:table-cell table:formula="of:=[.W67]*1000000" office:value-type="float" office:value="1.8104">
            <text:p>1.8104</text:p>
          </table:table-cell>
          <table:table-cell table:formula="of:=[.X67]*1000000" office:value-type="float" office:value="25.766">
            <text:p>25.766</text:p>
          </table:table-cell>
          <table:table-cell table:formula="of:=[.Y67]*1000000" office:value-type="float" office:value="0.0000000000027056">
            <text:p>2.7056E-012</text:p>
          </table:table-cell>
          <table:table-cell table:formula="of:=[.Z67]*1000000" office:value-type="float" office:value="967.6">
            <text:p>967.6</text:p>
          </table:table-cell>
          <table:table-cell table:formula="of:=[.AA67]*1000000" office:value-type="float" office:value="107.07">
            <text:p>107.07</text:p>
          </table:table-cell>
          <table:table-cell table:formula="of:=[.AB67]*1000000" office:value-type="float" office:value="324.39">
            <text:p>324.39</text:p>
          </table:table-cell>
          <table:table-cell table:formula="of:=[.AC67]*1000000" office:value-type="float" office:value="20.049">
            <text:p>20.049</text:p>
          </table:table-cell>
          <table:table-cell table:formula="of:=[.AD67]*1000000" office:value-type="float" office:value="0">
            <text:p>0</text:p>
          </table:table-cell>
          <table:table-cell table:formula="of:=[.AE67]*1000000" office:value-type="float" office:value="1.8103">
            <text:p>1.8103</text:p>
          </table:table-cell>
          <table:table-cell table:formula="of:=[.AF67]*1000000" office:value-type="float" office:value="25.766">
            <text:p>25.766</text:p>
          </table:table-cell>
          <table:table-cell table:formula="of:=[.AG67]*1000000" office:value-type="float" office:value="0.0000000000027055">
            <text:p>2.7055E-012</text:p>
          </table:table-cell>
          <table:table-cell office:value-type="float" office:value="0.00096761">
            <text:p>0.00096761</text:p>
          </table:table-cell>
          <table:table-cell office:value-type="float" office:value="0.00010707">
            <text:p>0.00010707</text:p>
          </table:table-cell>
          <table:table-cell office:value-type="float" office:value="0.00032438">
            <text:p>0.00032438</text:p>
          </table:table-cell>
          <table:table-cell table:style-name="ce1" office:value-type="string">
            <text:p>1.7705e-05</text:p>
          </table:table-cell>
          <table:table-cell table:style-name="ce1" office:value-type="string">
            <text:p>1.9382e-08</text:p>
          </table:table-cell>
          <table:table-cell table:style-name="ce1" office:value-type="string">
            <text:p>1.8104e-06</text:p>
          </table:table-cell>
          <table:table-cell table:style-name="ce1" office:value-type="string">
            <text:p>2.5766e-05</text:p>
          </table:table-cell>
          <table:table-cell table:style-name="ce1" office:value-type="string">
            <text:p>2.7056e-18</text:p>
          </table:table-cell>
          <table:table-cell office:value-type="float" office:value="0.0009676">
            <text:p>0.0009676</text:p>
          </table:table-cell>
          <table:table-cell office:value-type="float" office:value="0.00010707">
            <text:p>0.00010707</text:p>
          </table:table-cell>
          <table:table-cell office:value-type="float" office:value="0.00032439">
            <text:p>0.00032439</text:p>
          </table:table-cell>
          <table:table-cell table:style-name="ce1" office:value-type="string">
            <text:p>2.0049e-05</text:p>
          </table:table-cell>
          <table:table-cell office:value-type="float" office:value="0">
            <text:p>0</text:p>
          </table:table-cell>
          <table:table-cell table:style-name="ce1" office:value-type="string">
            <text:p>1.8103e-06</text:p>
          </table:table-cell>
          <table:table-cell table:style-name="ce1" office:value-type="string">
            <text:p>2.5766e-05</text:p>
          </table:table-cell>
          <table:table-cell table:style-name="ce1" office:value-type="string">
            <text:p>2.7055e-18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R68]*1000000" office:value-type="float" office:value="958.63">
            <text:p>958.63</text:p>
          </table:table-cell>
          <table:table-cell table:formula="of:=[.S68]*1000000" office:value-type="float" office:value="106.29">
            <text:p>106.29</text:p>
          </table:table-cell>
          <table:table-cell table:formula="of:=[.T68]*1000000" office:value-type="float" office:value="333.71">
            <text:p>333.71</text:p>
          </table:table-cell>
          <table:table-cell table:formula="of:=[.U68]*1000000" office:value-type="float" office:value="17.556">
            <text:p>17.556</text:p>
          </table:table-cell>
          <table:table-cell table:formula="of:=[.V68]*1000000" office:value-type="float" office:value="0.019832">
            <text:p>0.019832</text:p>
          </table:table-cell>
          <table:table-cell table:formula="of:=[.W68]*1000000" office:value-type="float" office:value="1.7992">
            <text:p>1.7992</text:p>
          </table:table-cell>
          <table:table-cell table:formula="of:=[.X68]*1000000" office:value-type="float" office:value="26.048">
            <text:p>26.048</text:p>
          </table:table-cell>
          <table:table-cell table:formula="of:=[.Y68]*1000000" office:value-type="float" office:value="0.0000000000026227">
            <text:p>2.6227E-012</text:p>
          </table:table-cell>
          <table:table-cell table:formula="of:=[.Z68]*1000000" office:value-type="float" office:value="958.62">
            <text:p>958.62</text:p>
          </table:table-cell>
          <table:table-cell table:formula="of:=[.AA68]*1000000" office:value-type="float" office:value="106.29">
            <text:p>106.29</text:p>
          </table:table-cell>
          <table:table-cell table:formula="of:=[.AB68]*1000000" office:value-type="float" office:value="333.72">
            <text:p>333.72</text:p>
          </table:table-cell>
          <table:table-cell table:formula="of:=[.AC68]*1000000" office:value-type="float" office:value="20.039">
            <text:p>20.039</text:p>
          </table:table-cell>
          <table:table-cell table:formula="of:=[.AD68]*1000000" office:value-type="float" office:value="0">
            <text:p>0</text:p>
          </table:table-cell>
          <table:table-cell table:formula="of:=[.AE68]*1000000" office:value-type="float" office:value="1.7992">
            <text:p>1.7992</text:p>
          </table:table-cell>
          <table:table-cell table:formula="of:=[.AF68]*1000000" office:value-type="float" office:value="26.049">
            <text:p>26.049</text:p>
          </table:table-cell>
          <table:table-cell table:formula="of:=[.AG68]*1000000" office:value-type="float" office:value="0.0000000000026227">
            <text:p>2.6227E-012</text:p>
          </table:table-cell>
          <table:table-cell office:value-type="float" office:value="0.00095863">
            <text:p>0.00095863</text:p>
          </table:table-cell>
          <table:table-cell office:value-type="float" office:value="0.00010629">
            <text:p>0.00010629</text:p>
          </table:table-cell>
          <table:table-cell office:value-type="float" office:value="0.00033371">
            <text:p>0.00033371</text:p>
          </table:table-cell>
          <table:table-cell table:style-name="ce1" office:value-type="string">
            <text:p>1.7556e-05</text:p>
          </table:table-cell>
          <table:table-cell table:style-name="ce1" office:value-type="string">
            <text:p>1.9832e-08</text:p>
          </table:table-cell>
          <table:table-cell table:style-name="ce1" office:value-type="string">
            <text:p>1.7992e-06</text:p>
          </table:table-cell>
          <table:table-cell table:style-name="ce1" office:value-type="string">
            <text:p>2.6048e-05</text:p>
          </table:table-cell>
          <table:table-cell table:style-name="ce1" office:value-type="string">
            <text:p>2.6227e-18</text:p>
          </table:table-cell>
          <table:table-cell office:value-type="float" office:value="0.00095862">
            <text:p>0.00095862</text:p>
          </table:table-cell>
          <table:table-cell office:value-type="float" office:value="0.00010629">
            <text:p>0.00010629</text:p>
          </table:table-cell>
          <table:table-cell office:value-type="float" office:value="0.00033372">
            <text:p>0.00033372</text:p>
          </table:table-cell>
          <table:table-cell table:style-name="ce1" office:value-type="string">
            <text:p>2.0039e-05</text:p>
          </table:table-cell>
          <table:table-cell office:value-type="float" office:value="0">
            <text:p>0</text:p>
          </table:table-cell>
          <table:table-cell table:style-name="ce1" office:value-type="string">
            <text:p>1.7992e-06</text:p>
          </table:table-cell>
          <table:table-cell table:style-name="ce1" office:value-type="string">
            <text:p>2.6049e-05</text:p>
          </table:table-cell>
          <table:table-cell table:style-name="ce1" office:value-type="string">
            <text:p>2.6227e-18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R69]*1000000" office:value-type="float" office:value="949.85">
            <text:p>949.85</text:p>
          </table:table-cell>
          <table:table-cell table:formula="of:=[.S69]*1000000" office:value-type="float" office:value="105.52">
            <text:p>105.52</text:p>
          </table:table-cell>
          <table:table-cell table:formula="of:=[.T69]*1000000" office:value-type="float" office:value="342.85">
            <text:p>342.85</text:p>
          </table:table-cell>
          <table:table-cell table:formula="of:=[.U69]*1000000" office:value-type="float" office:value="17.405">
            <text:p>17.405</text:p>
          </table:table-cell>
          <table:table-cell table:formula="of:=[.V69]*1000000" office:value-type="float" office:value="0.020272">
            <text:p>0.020272</text:p>
          </table:table-cell>
          <table:table-cell table:formula="of:=[.W69]*1000000" office:value-type="float" office:value="1.7886">
            <text:p>1.7886</text:p>
          </table:table-cell>
          <table:table-cell table:formula="of:=[.X69]*1000000" office:value-type="float" office:value="26.304">
            <text:p>26.304</text:p>
          </table:table-cell>
          <table:table-cell table:formula="of:=[.Y69]*1000000" office:value-type="float" office:value="0.0000000000025425">
            <text:p>2.5425E-012</text:p>
          </table:table-cell>
          <table:table-cell table:formula="of:=[.Z69]*1000000" office:value-type="float" office:value="949.85">
            <text:p>949.85</text:p>
          </table:table-cell>
          <table:table-cell table:formula="of:=[.AA69]*1000000" office:value-type="float" office:value="105.52">
            <text:p>105.52</text:p>
          </table:table-cell>
          <table:table-cell table:formula="of:=[.AB69]*1000000" office:value-type="float" office:value="342.85">
            <text:p>342.85</text:p>
          </table:table-cell>
          <table:table-cell table:formula="of:=[.AC69]*1000000" office:value-type="float" office:value="20.03">
            <text:p>20.03</text:p>
          </table:table-cell>
          <table:table-cell table:formula="of:=[.AD69]*1000000" office:value-type="float" office:value="0">
            <text:p>0</text:p>
          </table:table-cell>
          <table:table-cell table:formula="of:=[.AE69]*1000000" office:value-type="float" office:value="1.7886">
            <text:p>1.7886</text:p>
          </table:table-cell>
          <table:table-cell table:formula="of:=[.AF69]*1000000" office:value-type="float" office:value="26.304">
            <text:p>26.304</text:p>
          </table:table-cell>
          <table:table-cell table:formula="of:=[.AG69]*1000000" office:value-type="float" office:value="0.0000000000025424">
            <text:p>2.5424E-012</text:p>
          </table:table-cell>
          <table:table-cell office:value-type="float" office:value="0.00094985">
            <text:p>0.00094985</text:p>
          </table:table-cell>
          <table:table-cell office:value-type="float" office:value="0.00010552">
            <text:p>0.00010552</text:p>
          </table:table-cell>
          <table:table-cell office:value-type="float" office:value="0.00034285">
            <text:p>0.00034285</text:p>
          </table:table-cell>
          <table:table-cell table:style-name="ce1" office:value-type="string">
            <text:p>1.7405e-05</text:p>
          </table:table-cell>
          <table:table-cell table:style-name="ce1" office:value-type="string">
            <text:p>2.0272e-08</text:p>
          </table:table-cell>
          <table:table-cell table:style-name="ce1" office:value-type="string">
            <text:p>1.7886e-06</text:p>
          </table:table-cell>
          <table:table-cell table:style-name="ce1" office:value-type="string">
            <text:p>2.6304e-05</text:p>
          </table:table-cell>
          <table:table-cell table:style-name="ce1" office:value-type="string">
            <text:p>2.5425e-18</text:p>
          </table:table-cell>
          <table:table-cell office:value-type="float" office:value="0.00094985">
            <text:p>0.00094985</text:p>
          </table:table-cell>
          <table:table-cell office:value-type="float" office:value="0.00010552">
            <text:p>0.00010552</text:p>
          </table:table-cell>
          <table:table-cell office:value-type="float" office:value="0.00034285">
            <text:p>0.00034285</text:p>
          </table:table-cell>
          <table:table-cell table:style-name="ce1" office:value-type="string">
            <text:p>2.00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886e-06</text:p>
          </table:table-cell>
          <table:table-cell table:style-name="ce1" office:value-type="string">
            <text:p>2.6304e-05</text:p>
          </table:table-cell>
          <table:table-cell table:style-name="ce1" office:value-type="string">
            <text:p>2.5424e-18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R70]*1000000" office:value-type="float" office:value="941.26">
            <text:p>941.26</text:p>
          </table:table-cell>
          <table:table-cell table:formula="of:=[.S70]*1000000" office:value-type="float" office:value="104.77">
            <text:p>104.77</text:p>
          </table:table-cell>
          <table:table-cell table:formula="of:=[.T70]*1000000" office:value-type="float" office:value="351.8">
            <text:p>351.8</text:p>
          </table:table-cell>
          <table:table-cell table:formula="of:=[.U70]*1000000" office:value-type="float" office:value="17.253">
            <text:p>17.253</text:p>
          </table:table-cell>
          <table:table-cell table:formula="of:=[.V70]*1000000" office:value-type="float" office:value="0.020701">
            <text:p>0.020701</text:p>
          </table:table-cell>
          <table:table-cell table:formula="of:=[.W70]*1000000" office:value-type="float" office:value="1.7787">
            <text:p>1.7787</text:p>
          </table:table-cell>
          <table:table-cell table:formula="of:=[.X70]*1000000" office:value-type="float" office:value="26.533">
            <text:p>26.533</text:p>
          </table:table-cell>
          <table:table-cell table:formula="of:=[.Y70]*1000000" office:value-type="float" office:value="0.0000000000024647">
            <text:p>2.4647E-012</text:p>
          </table:table-cell>
          <table:table-cell table:formula="of:=[.Z70]*1000000" office:value-type="float" office:value="941.25">
            <text:p>941.25</text:p>
          </table:table-cell>
          <table:table-cell table:formula="of:=[.AA70]*1000000" office:value-type="float" office:value="104.77">
            <text:p>104.77</text:p>
          </table:table-cell>
          <table:table-cell table:formula="of:=[.AB70]*1000000" office:value-type="float" office:value="351.81">
            <text:p>351.81</text:p>
          </table:table-cell>
          <table:table-cell table:formula="of:=[.AC70]*1000000" office:value-type="float" office:value="20.022">
            <text:p>20.022</text:p>
          </table:table-cell>
          <table:table-cell table:formula="of:=[.AD70]*1000000" office:value-type="float" office:value="0">
            <text:p>0</text:p>
          </table:table-cell>
          <table:table-cell table:formula="of:=[.AE70]*1000000" office:value-type="float" office:value="1.7786">
            <text:p>1.7786</text:p>
          </table:table-cell>
          <table:table-cell table:formula="of:=[.AF70]*1000000" office:value-type="float" office:value="26.533">
            <text:p>26.533</text:p>
          </table:table-cell>
          <table:table-cell table:formula="of:=[.AG70]*1000000" office:value-type="float" office:value="0.0000000000024646">
            <text:p>2.4646E-012</text:p>
          </table:table-cell>
          <table:table-cell office:value-type="float" office:value="0.00094126">
            <text:p>0.00094126</text:p>
          </table:table-cell>
          <table:table-cell office:value-type="float" office:value="0.00010477">
            <text:p>0.00010477</text:p>
          </table:table-cell>
          <table:table-cell office:value-type="float" office:value="0.0003518">
            <text:p>0.0003518</text:p>
          </table:table-cell>
          <table:table-cell table:style-name="ce1" office:value-type="string">
            <text:p>1.7253e-05</text:p>
          </table:table-cell>
          <table:table-cell table:style-name="ce1" office:value-type="string">
            <text:p>2.0701e-08</text:p>
          </table:table-cell>
          <table:table-cell table:style-name="ce1" office:value-type="string">
            <text:p>1.7787e-06</text:p>
          </table:table-cell>
          <table:table-cell table:style-name="ce1" office:value-type="string">
            <text:p>2.6533e-05</text:p>
          </table:table-cell>
          <table:table-cell table:style-name="ce1" office:value-type="string">
            <text:p>2.4647e-18</text:p>
          </table:table-cell>
          <table:table-cell office:value-type="float" office:value="0.00094125">
            <text:p>0.00094125</text:p>
          </table:table-cell>
          <table:table-cell office:value-type="float" office:value="0.00010477">
            <text:p>0.00010477</text:p>
          </table:table-cell>
          <table:table-cell office:value-type="float" office:value="0.00035181">
            <text:p>0.00035181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786e-06</text:p>
          </table:table-cell>
          <table:table-cell table:style-name="ce1" office:value-type="string">
            <text:p>2.6533e-05</text:p>
          </table:table-cell>
          <table:table-cell table:style-name="ce1" office:value-type="string">
            <text:p>2.4646e-18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R71]*1000000" office:value-type="float" office:value="932.84">
            <text:p>932.84</text:p>
          </table:table-cell>
          <table:table-cell table:formula="of:=[.S71]*1000000" office:value-type="float" office:value="104.03">
            <text:p>104.03</text:p>
          </table:table-cell>
          <table:table-cell table:formula="of:=[.T71]*1000000" office:value-type="float" office:value="360.59">
            <text:p>360.59</text:p>
          </table:table-cell>
          <table:table-cell table:formula="of:=[.U71]*1000000" office:value-type="float" office:value="17.1">
            <text:p>17.1</text:p>
          </table:table-cell>
          <table:table-cell table:formula="of:=[.V71]*1000000" office:value-type="float" office:value="0.021121">
            <text:p>0.021121</text:p>
          </table:table-cell>
          <table:table-cell table:formula="of:=[.W71]*1000000" office:value-type="float" office:value="1.7692">
            <text:p>1.7692</text:p>
          </table:table-cell>
          <table:table-cell table:formula="of:=[.X71]*1000000" office:value-type="float" office:value="26.74">
            <text:p>26.74</text:p>
          </table:table-cell>
          <table:table-cell table:formula="of:=[.Y71]*1000000" office:value-type="float" office:value="0.0000000000023894">
            <text:p>2.3894E-012</text:p>
          </table:table-cell>
          <table:table-cell table:formula="of:=[.Z71]*1000000" office:value-type="float" office:value="932.83">
            <text:p>932.83</text:p>
          </table:table-cell>
          <table:table-cell table:formula="of:=[.AA71]*1000000" office:value-type="float" office:value="104.02">
            <text:p>104.02</text:p>
          </table:table-cell>
          <table:table-cell table:formula="of:=[.AB71]*1000000" office:value-type="float" office:value="360.6">
            <text:p>360.6</text:p>
          </table:table-cell>
          <table:table-cell table:formula="of:=[.AC71]*1000000" office:value-type="float" office:value="20.014">
            <text:p>20.014</text:p>
          </table:table-cell>
          <table:table-cell table:formula="of:=[.AD71]*1000000" office:value-type="float" office:value="0">
            <text:p>0</text:p>
          </table:table-cell>
          <table:table-cell table:formula="of:=[.AE71]*1000000" office:value-type="float" office:value="1.7692">
            <text:p>1.7692</text:p>
          </table:table-cell>
          <table:table-cell table:formula="of:=[.AF71]*1000000" office:value-type="float" office:value="26.74">
            <text:p>26.74</text:p>
          </table:table-cell>
          <table:table-cell table:formula="of:=[.AG71]*1000000" office:value-type="float" office:value="0.0000000000023893">
            <text:p>2.3893E-012</text:p>
          </table:table-cell>
          <table:table-cell office:value-type="float" office:value="0.00093284">
            <text:p>0.00093284</text:p>
          </table:table-cell>
          <table:table-cell office:value-type="float" office:value="0.00010403">
            <text:p>0.00010403</text:p>
          </table:table-cell>
          <table:table-cell office:value-type="float" office:value="0.00036059">
            <text:p>0.00036059</text:p>
          </table:table-cell>
          <table:table-cell table:style-name="ce1" office:value-type="string">
            <text:p>1.71e-05</text:p>
          </table:table-cell>
          <table:table-cell table:style-name="ce1" office:value-type="string">
            <text:p>2.1121e-08</text:p>
          </table:table-cell>
          <table:table-cell table:style-name="ce1" office:value-type="string">
            <text:p>1.7692e-06</text:p>
          </table:table-cell>
          <table:table-cell table:style-name="ce1" office:value-type="string">
            <text:p>2.674e-05</text:p>
          </table:table-cell>
          <table:table-cell table:style-name="ce1" office:value-type="string">
            <text:p>2.3894e-18</text:p>
          </table:table-cell>
          <table:table-cell office:value-type="float" office:value="0.00093283">
            <text:p>0.00093283</text:p>
          </table:table-cell>
          <table:table-cell office:value-type="float" office:value="0.00010402">
            <text:p>0.00010402</text:p>
          </table:table-cell>
          <table:table-cell office:value-type="float" office:value="0.0003606">
            <text:p>0.0003606</text:p>
          </table:table-cell>
          <table:table-cell table:style-name="ce1" office:value-type="string">
            <text:p>2.001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92e-06</text:p>
          </table:table-cell>
          <table:table-cell table:style-name="ce1" office:value-type="string">
            <text:p>2.674e-05</text:p>
          </table:table-cell>
          <table:table-cell table:style-name="ce1" office:value-type="string">
            <text:p>2.3893e-18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R72]*1000000" office:value-type="float" office:value="924.58">
            <text:p>924.58</text:p>
          </table:table-cell>
          <table:table-cell table:formula="of:=[.S72]*1000000" office:value-type="float" office:value="103.29">
            <text:p>103.29</text:p>
          </table:table-cell>
          <table:table-cell table:formula="of:=[.T72]*1000000" office:value-type="float" office:value="369.22">
            <text:p>369.22</text:p>
          </table:table-cell>
          <table:table-cell table:formula="of:=[.U72]*1000000" office:value-type="float" office:value="16.946">
            <text:p>16.946</text:p>
          </table:table-cell>
          <table:table-cell table:formula="of:=[.V72]*1000000" office:value-type="float" office:value="0.021531">
            <text:p>0.021531</text:p>
          </table:table-cell>
          <table:table-cell table:formula="of:=[.W72]*1000000" office:value-type="float" office:value="1.7602">
            <text:p>1.7602</text:p>
          </table:table-cell>
          <table:table-cell table:formula="of:=[.X72]*1000000" office:value-type="float" office:value="26.924">
            <text:p>26.924</text:p>
          </table:table-cell>
          <table:table-cell table:formula="of:=[.Y72]*1000000" office:value-type="float" office:value="0.0000000000023164">
            <text:p>2.3164E-012</text:p>
          </table:table-cell>
          <table:table-cell table:formula="of:=[.Z72]*1000000" office:value-type="float" office:value="924.57">
            <text:p>924.57</text:p>
          </table:table-cell>
          <table:table-cell table:formula="of:=[.AA72]*1000000" office:value-type="float" office:value="103.29">
            <text:p>103.29</text:p>
          </table:table-cell>
          <table:table-cell table:formula="of:=[.AB72]*1000000" office:value-type="float" office:value="369.23">
            <text:p>369.23</text:p>
          </table:table-cell>
          <table:table-cell table:formula="of:=[.AC72]*1000000" office:value-type="float" office:value="20.007">
            <text:p>20.007</text:p>
          </table:table-cell>
          <table:table-cell table:formula="of:=[.AD72]*1000000" office:value-type="float" office:value="0">
            <text:p>0</text:p>
          </table:table-cell>
          <table:table-cell table:formula="of:=[.AE72]*1000000" office:value-type="float" office:value="1.7601">
            <text:p>1.7601</text:p>
          </table:table-cell>
          <table:table-cell table:formula="of:=[.AF72]*1000000" office:value-type="float" office:value="26.924">
            <text:p>26.924</text:p>
          </table:table-cell>
          <table:table-cell table:formula="of:=[.AG72]*1000000" office:value-type="float" office:value="0.0000000000023163">
            <text:p>2.3163E-012</text:p>
          </table:table-cell>
          <table:table-cell office:value-type="float" office:value="0.00092458">
            <text:p>0.00092458</text:p>
          </table:table-cell>
          <table:table-cell office:value-type="float" office:value="0.00010329">
            <text:p>0.00010329</text:p>
          </table:table-cell>
          <table:table-cell office:value-type="float" office:value="0.00036922">
            <text:p>0.00036922</text:p>
          </table:table-cell>
          <table:table-cell table:style-name="ce1" office:value-type="string">
            <text:p>1.6946e-05</text:p>
          </table:table-cell>
          <table:table-cell table:style-name="ce1" office:value-type="string">
            <text:p>2.1531e-08</text:p>
          </table:table-cell>
          <table:table-cell table:style-name="ce1" office:value-type="string">
            <text:p>1.7602e-06</text:p>
          </table:table-cell>
          <table:table-cell table:style-name="ce1" office:value-type="string">
            <text:p>2.6924e-05</text:p>
          </table:table-cell>
          <table:table-cell table:style-name="ce1" office:value-type="string">
            <text:p>2.3164e-18</text:p>
          </table:table-cell>
          <table:table-cell office:value-type="float" office:value="0.00092457">
            <text:p>0.00092457</text:p>
          </table:table-cell>
          <table:table-cell office:value-type="float" office:value="0.00010329">
            <text:p>0.00010329</text:p>
          </table:table-cell>
          <table:table-cell office:value-type="float" office:value="0.00036923">
            <text:p>0.0003692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01e-06</text:p>
          </table:table-cell>
          <table:table-cell table:style-name="ce1" office:value-type="string">
            <text:p>2.6924e-05</text:p>
          </table:table-cell>
          <table:table-cell table:style-name="ce1" office:value-type="string">
            <text:p>2.3163e-18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R73]*1000000" office:value-type="float" office:value="916.47">
            <text:p>916.47</text:p>
          </table:table-cell>
          <table:table-cell table:formula="of:=[.S73]*1000000" office:value-type="float" office:value="102.57">
            <text:p>102.57</text:p>
          </table:table-cell>
          <table:table-cell table:formula="of:=[.T73]*1000000" office:value-type="float" office:value="377.7">
            <text:p>377.7</text:p>
          </table:table-cell>
          <table:table-cell table:formula="of:=[.U73]*1000000" office:value-type="float" office:value="16.791">
            <text:p>16.791</text:p>
          </table:table-cell>
          <table:table-cell table:formula="of:=[.V73]*1000000" office:value-type="float" office:value="0.021933">
            <text:p>0.021933</text:p>
          </table:table-cell>
          <table:table-cell table:formula="of:=[.W73]*1000000" office:value-type="float" office:value="1.7515">
            <text:p>1.7515</text:p>
          </table:table-cell>
          <table:table-cell table:formula="of:=[.X73]*1000000" office:value-type="float" office:value="27.089">
            <text:p>27.089</text:p>
          </table:table-cell>
          <table:table-cell table:formula="of:=[.Y73]*1000000" office:value-type="float" office:value="0.0000000000022456">
            <text:p>2.2456E-012</text:p>
          </table:table-cell>
          <table:table-cell table:formula="of:=[.Z73]*1000000" office:value-type="float" office:value="916.46">
            <text:p>916.46</text:p>
          </table:table-cell>
          <table:table-cell table:formula="of:=[.AA73]*1000000" office:value-type="float" office:value="102.57">
            <text:p>102.57</text:p>
          </table:table-cell>
          <table:table-cell table:formula="of:=[.AB73]*1000000" office:value-type="float" office:value="377.71">
            <text:p>377.71</text:p>
          </table:table-cell>
          <table:table-cell table:formula="of:=[.AC73]*1000000" office:value-type="float" office:value="20.001">
            <text:p>20.001</text:p>
          </table:table-cell>
          <table:table-cell table:formula="of:=[.AD73]*1000000" office:value-type="float" office:value="0">
            <text:p>0</text:p>
          </table:table-cell>
          <table:table-cell table:formula="of:=[.AE73]*1000000" office:value-type="float" office:value="1.7515">
            <text:p>1.7515</text:p>
          </table:table-cell>
          <table:table-cell table:formula="of:=[.AF73]*1000000" office:value-type="float" office:value="27.089">
            <text:p>27.089</text:p>
          </table:table-cell>
          <table:table-cell table:formula="of:=[.AG73]*1000000" office:value-type="float" office:value="0.0000000000022455">
            <text:p>2.2455E-012</text:p>
          </table:table-cell>
          <table:table-cell office:value-type="float" office:value="0.00091647">
            <text:p>0.00091647</text:p>
          </table:table-cell>
          <table:table-cell office:value-type="float" office:value="0.00010257">
            <text:p>0.00010257</text:p>
          </table:table-cell>
          <table:table-cell office:value-type="float" office:value="0.0003777">
            <text:p>0.0003777</text:p>
          </table:table-cell>
          <table:table-cell table:style-name="ce1" office:value-type="string">
            <text:p>1.6791e-05</text:p>
          </table:table-cell>
          <table:table-cell table:style-name="ce1" office:value-type="string">
            <text:p>2.1933e-08</text:p>
          </table:table-cell>
          <table:table-cell table:style-name="ce1" office:value-type="string">
            <text:p>1.7515e-06</text:p>
          </table:table-cell>
          <table:table-cell table:style-name="ce1" office:value-type="string">
            <text:p>2.7089e-05</text:p>
          </table:table-cell>
          <table:table-cell table:style-name="ce1" office:value-type="string">
            <text:p>2.2456e-18</text:p>
          </table:table-cell>
          <table:table-cell office:value-type="float" office:value="0.00091646">
            <text:p>0.00091646</text:p>
          </table:table-cell>
          <table:table-cell office:value-type="float" office:value="0.00010257">
            <text:p>0.00010257</text:p>
          </table:table-cell>
          <table:table-cell office:value-type="float" office:value="0.00037771">
            <text:p>0.00037771</text:p>
          </table:table-cell>
          <table:table-cell table:style-name="ce1" office:value-type="string">
            <text:p>2.00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7515e-06</text:p>
          </table:table-cell>
          <table:table-cell table:style-name="ce1" office:value-type="string">
            <text:p>2.7089e-05</text:p>
          </table:table-cell>
          <table:table-cell table:style-name="ce1" office:value-type="string">
            <text:p>2.2455e-18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R74]*1000000" office:value-type="float" office:value="908.51">
            <text:p>908.51</text:p>
          </table:table-cell>
          <table:table-cell table:formula="of:=[.S74]*1000000" office:value-type="float" office:value="101.87">
            <text:p>101.87</text:p>
          </table:table-cell>
          <table:table-cell table:formula="of:=[.T74]*1000000" office:value-type="float" office:value="386.04">
            <text:p>386.04</text:p>
          </table:table-cell>
          <table:table-cell table:formula="of:=[.U74]*1000000" office:value-type="float" office:value="16.635">
            <text:p>16.635</text:p>
          </table:table-cell>
          <table:table-cell table:formula="of:=[.V74]*1000000" office:value-type="float" office:value="0.022325">
            <text:p>0.022325</text:p>
          </table:table-cell>
          <table:table-cell table:formula="of:=[.W74]*1000000" office:value-type="float" office:value="1.7432">
            <text:p>1.7432</text:p>
          </table:table-cell>
          <table:table-cell table:formula="of:=[.X74]*1000000" office:value-type="float" office:value="27.234">
            <text:p>27.234</text:p>
          </table:table-cell>
          <table:table-cell table:formula="of:=[.Y74]*1000000" office:value-type="float" office:value="0.000000000002177">
            <text:p>2.177E-012</text:p>
          </table:table-cell>
          <table:table-cell table:formula="of:=[.Z74]*1000000" office:value-type="float" office:value="908.5">
            <text:p>908.5</text:p>
          </table:table-cell>
          <table:table-cell table:formula="of:=[.AA74]*1000000" office:value-type="float" office:value="101.86">
            <text:p>101.86</text:p>
          </table:table-cell>
          <table:table-cell table:formula="of:=[.AB74]*1000000" office:value-type="float" office:value="386.04">
            <text:p>386.04</text:p>
          </table:table-cell>
          <table:table-cell table:formula="of:=[.AC74]*1000000" office:value-type="float" office:value="19.995">
            <text:p>19.995</text:p>
          </table:table-cell>
          <table:table-cell table:formula="of:=[.AD74]*1000000" office:value-type="float" office:value="0">
            <text:p>0</text:p>
          </table:table-cell>
          <table:table-cell table:formula="of:=[.AE74]*1000000" office:value-type="float" office:value="1.7432">
            <text:p>1.7432</text:p>
          </table:table-cell>
          <table:table-cell table:formula="of:=[.AF74]*1000000" office:value-type="float" office:value="27.235">
            <text:p>27.235</text:p>
          </table:table-cell>
          <table:table-cell table:formula="of:=[.AG74]*1000000" office:value-type="float" office:value="0.000000000002177">
            <text:p>2.177E-012</text:p>
          </table:table-cell>
          <table:table-cell office:value-type="float" office:value="0.00090851">
            <text:p>0.00090851</text:p>
          </table:table-cell>
          <table:table-cell office:value-type="float" office:value="0.00010187">
            <text:p>0.00010187</text:p>
          </table:table-cell>
          <table:table-cell office:value-type="float" office:value="0.00038604">
            <text:p>0.00038604</text:p>
          </table:table-cell>
          <table:table-cell table:style-name="ce1" office:value-type="string">
            <text:p>1.6635e-05</text:p>
          </table:table-cell>
          <table:table-cell table:style-name="ce1" office:value-type="string">
            <text:p>2.2325e-08</text:p>
          </table:table-cell>
          <table:table-cell table:style-name="ce1" office:value-type="string">
            <text:p>1.7432e-06</text:p>
          </table:table-cell>
          <table:table-cell table:style-name="ce1" office:value-type="string">
            <text:p>2.7234e-05</text:p>
          </table:table-cell>
          <table:table-cell table:style-name="ce1" office:value-type="string">
            <text:p>2.177e-18</text:p>
          </table:table-cell>
          <table:table-cell office:value-type="float" office:value="0.0009085">
            <text:p>0.0009085</text:p>
          </table:table-cell>
          <table:table-cell office:value-type="float" office:value="0.00010186">
            <text:p>0.00010186</text:p>
          </table:table-cell>
          <table:table-cell office:value-type="float" office:value="0.00038604">
            <text:p>0.00038604</text:p>
          </table:table-cell>
          <table:table-cell table:style-name="ce1" office:value-type="string">
            <text:p>1.9995e-05</text:p>
          </table:table-cell>
          <table:table-cell office:value-type="float" office:value="0">
            <text:p>0</text:p>
          </table:table-cell>
          <table:table-cell table:style-name="ce1" office:value-type="string">
            <text:p>1.7432e-06</text:p>
          </table:table-cell>
          <table:table-cell table:style-name="ce1" office:value-type="string">
            <text:p>2.7235e-05</text:p>
          </table:table-cell>
          <table:table-cell table:style-name="ce1" office:value-type="string">
            <text:p>2.177e-18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R75]*1000000" office:value-type="float" office:value="900.68">
            <text:p>900.68</text:p>
          </table:table-cell>
          <table:table-cell table:formula="of:=[.S75]*1000000" office:value-type="float" office:value="101.17">
            <text:p>101.17</text:p>
          </table:table-cell>
          <table:table-cell table:formula="of:=[.T75]*1000000" office:value-type="float" office:value="394.24">
            <text:p>394.24</text:p>
          </table:table-cell>
          <table:table-cell table:formula="of:=[.U75]*1000000" office:value-type="float" office:value="16.478">
            <text:p>16.478</text:p>
          </table:table-cell>
          <table:table-cell table:formula="of:=[.V75]*1000000" office:value-type="float" office:value="0.022709">
            <text:p>0.022709</text:p>
          </table:table-cell>
          <table:table-cell table:formula="of:=[.W75]*1000000" office:value-type="float" office:value="1.7353">
            <text:p>1.7353</text:p>
          </table:table-cell>
          <table:table-cell table:formula="of:=[.X75]*1000000" office:value-type="float" office:value="27.363">
            <text:p>27.363</text:p>
          </table:table-cell>
          <table:table-cell table:formula="of:=[.Y75]*1000000" office:value-type="float" office:value="0.0000000000021106">
            <text:p>2.1106E-012</text:p>
          </table:table-cell>
          <table:table-cell table:formula="of:=[.Z75]*1000000" office:value-type="float" office:value="900.67">
            <text:p>900.67</text:p>
          </table:table-cell>
          <table:table-cell table:formula="of:=[.AA75]*1000000" office:value-type="float" office:value="101.16">
            <text:p>101.16</text:p>
          </table:table-cell>
          <table:table-cell table:formula="of:=[.AB75]*1000000" office:value-type="float" office:value="394.25">
            <text:p>394.25</text:p>
          </table:table-cell>
          <table:table-cell table:formula="of:=[.AC75]*1000000" office:value-type="float" office:value="19.989">
            <text:p>19.989</text:p>
          </table:table-cell>
          <table:table-cell table:formula="of:=[.AD75]*1000000" office:value-type="float" office:value="0">
            <text:p>0</text:p>
          </table:table-cell>
          <table:table-cell table:formula="of:=[.AE75]*1000000" office:value-type="float" office:value="1.7352">
            <text:p>1.7352</text:p>
          </table:table-cell>
          <table:table-cell table:formula="of:=[.AF75]*1000000" office:value-type="float" office:value="27.363">
            <text:p>27.363</text:p>
          </table:table-cell>
          <table:table-cell table:formula="of:=[.AG75]*1000000" office:value-type="float" office:value="0.0000000000021106">
            <text:p>2.1106E-012</text:p>
          </table:table-cell>
          <table:table-cell office:value-type="float" office:value="0.00090068">
            <text:p>0.00090068</text:p>
          </table:table-cell>
          <table:table-cell office:value-type="float" office:value="0.00010117">
            <text:p>0.00010117</text:p>
          </table:table-cell>
          <table:table-cell office:value-type="float" office:value="0.00039424">
            <text:p>0.00039424</text:p>
          </table:table-cell>
          <table:table-cell table:style-name="ce1" office:value-type="string">
            <text:p>1.6478e-05</text:p>
          </table:table-cell>
          <table:table-cell table:style-name="ce1" office:value-type="string">
            <text:p>2.2709e-08</text:p>
          </table:table-cell>
          <table:table-cell table:style-name="ce1" office:value-type="string">
            <text:p>1.7353e-06</text:p>
          </table:table-cell>
          <table:table-cell table:style-name="ce1" office:value-type="string">
            <text:p>2.7363e-05</text:p>
          </table:table-cell>
          <table:table-cell table:style-name="ce1" office:value-type="string">
            <text:p>2.1106e-18</text:p>
          </table:table-cell>
          <table:table-cell office:value-type="float" office:value="0.00090067">
            <text:p>0.00090067</text:p>
          </table:table-cell>
          <table:table-cell office:value-type="float" office:value="0.00010116">
            <text:p>0.00010116</text:p>
          </table:table-cell>
          <table:table-cell office:value-type="float" office:value="0.00039425">
            <text:p>0.00039425</text:p>
          </table:table-cell>
          <table:table-cell table:style-name="ce1" office:value-type="string">
            <text:p>1.9989e-05</text:p>
          </table:table-cell>
          <table:table-cell office:value-type="float" office:value="0">
            <text:p>0</text:p>
          </table:table-cell>
          <table:table-cell table:style-name="ce1" office:value-type="string">
            <text:p>1.7352e-06</text:p>
          </table:table-cell>
          <table:table-cell table:style-name="ce1" office:value-type="string">
            <text:p>2.7363e-05</text:p>
          </table:table-cell>
          <table:table-cell table:style-name="ce1" office:value-type="string">
            <text:p>2.1106e-18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R76]*1000000" office:value-type="float" office:value="892.97">
            <text:p>892.97</text:p>
          </table:table-cell>
          <table:table-cell table:formula="of:=[.S76]*1000000" office:value-type="float" office:value="100.48">
            <text:p>100.48</text:p>
          </table:table-cell>
          <table:table-cell table:formula="of:=[.T76]*1000000" office:value-type="float" office:value="402.32">
            <text:p>402.32</text:p>
          </table:table-cell>
          <table:table-cell table:formula="of:=[.U76]*1000000" office:value-type="float" office:value="16.32">
            <text:p>16.32</text:p>
          </table:table-cell>
          <table:table-cell table:formula="of:=[.V76]*1000000" office:value-type="float" office:value="0.023085">
            <text:p>0.023085</text:p>
          </table:table-cell>
          <table:table-cell table:formula="of:=[.W76]*1000000" office:value-type="float" office:value="1.7276">
            <text:p>1.7276</text:p>
          </table:table-cell>
          <table:table-cell table:formula="of:=[.X76]*1000000" office:value-type="float" office:value="27.475">
            <text:p>27.475</text:p>
          </table:table-cell>
          <table:table-cell table:formula="of:=[.Y76]*1000000" office:value-type="float" office:value="0.0000000000020462">
            <text:p>2.0462E-012</text:p>
          </table:table-cell>
          <table:table-cell table:formula="of:=[.Z76]*1000000" office:value-type="float" office:value="892.96">
            <text:p>892.96</text:p>
          </table:table-cell>
          <table:table-cell table:formula="of:=[.AA76]*1000000" office:value-type="float" office:value="100.47">
            <text:p>100.47</text:p>
          </table:table-cell>
          <table:table-cell table:formula="of:=[.AB76]*1000000" office:value-type="float" office:value="402.33">
            <text:p>402.33</text:p>
          </table:table-cell>
          <table:table-cell table:formula="of:=[.AC76]*1000000" office:value-type="float" office:value="19.984">
            <text:p>19.984</text:p>
          </table:table-cell>
          <table:table-cell table:formula="of:=[.AD76]*1000000" office:value-type="float" office:value="0">
            <text:p>0</text:p>
          </table:table-cell>
          <table:table-cell table:formula="of:=[.AE76]*1000000" office:value-type="float" office:value="1.7275">
            <text:p>1.7275</text:p>
          </table:table-cell>
          <table:table-cell table:formula="of:=[.AF76]*1000000" office:value-type="float" office:value="27.475">
            <text:p>27.475</text:p>
          </table:table-cell>
          <table:table-cell table:formula="of:=[.AG76]*1000000" office:value-type="float" office:value="0.0000000000020462">
            <text:p>2.0462E-012</text:p>
          </table:table-cell>
          <table:table-cell office:value-type="float" office:value="0.00089297">
            <text:p>0.00089297</text:p>
          </table:table-cell>
          <table:table-cell office:value-type="float" office:value="0.00010048">
            <text:p>0.00010048</text:p>
          </table:table-cell>
          <table:table-cell office:value-type="float" office:value="0.00040232">
            <text:p>0.00040232</text:p>
          </table:table-cell>
          <table:table-cell table:style-name="ce1" office:value-type="string">
            <text:p>1.632e-05</text:p>
          </table:table-cell>
          <table:table-cell table:style-name="ce1" office:value-type="string">
            <text:p>2.3085e-08</text:p>
          </table:table-cell>
          <table:table-cell table:style-name="ce1" office:value-type="string">
            <text:p>1.7276e-06</text:p>
          </table:table-cell>
          <table:table-cell table:style-name="ce1" office:value-type="string">
            <text:p>2.7475e-05</text:p>
          </table:table-cell>
          <table:table-cell table:style-name="ce1" office:value-type="string">
            <text:p>2.0462e-18</text:p>
          </table:table-cell>
          <table:table-cell office:value-type="float" office:value="0.00089296">
            <text:p>0.00089296</text:p>
          </table:table-cell>
          <table:table-cell office:value-type="float" office:value="0.00010047">
            <text:p>0.00010047</text:p>
          </table:table-cell>
          <table:table-cell office:value-type="float" office:value="0.00040233">
            <text:p>0.00040233</text:p>
          </table:table-cell>
          <table:table-cell table:style-name="ce1" office:value-type="string">
            <text:p>1.99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275e-06</text:p>
          </table:table-cell>
          <table:table-cell table:style-name="ce1" office:value-type="string">
            <text:p>2.7475e-05</text:p>
          </table:table-cell>
          <table:table-cell table:style-name="ce1" office:value-type="string">
            <text:p>2.0462e-18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R77]*1000000" office:value-type="float" office:value="885.39">
            <text:p>885.39</text:p>
          </table:table-cell>
          <table:table-cell table:formula="of:=[.S77]*1000000" office:value-type="float" office:value="99.794">
            <text:p>99.794</text:p>
          </table:table-cell>
          <table:table-cell table:formula="of:=[.T77]*1000000" office:value-type="float" office:value="410.29">
            <text:p>410.29</text:p>
          </table:table-cell>
          <table:table-cell table:formula="of:=[.U77]*1000000" office:value-type="float" office:value="16.161">
            <text:p>16.161</text:p>
          </table:table-cell>
          <table:table-cell table:formula="of:=[.V77]*1000000" office:value-type="float" office:value="0.023453">
            <text:p>0.023453</text:p>
          </table:table-cell>
          <table:table-cell table:formula="of:=[.W77]*1000000" office:value-type="float" office:value="1.7201">
            <text:p>1.7201</text:p>
          </table:table-cell>
          <table:table-cell table:formula="of:=[.X77]*1000000" office:value-type="float" office:value="27.573">
            <text:p>27.573</text:p>
          </table:table-cell>
          <table:table-cell table:formula="of:=[.Y77]*1000000" office:value-type="float" office:value="0.0000000000019838">
            <text:p>1.9838E-012</text:p>
          </table:table-cell>
          <table:table-cell table:formula="of:=[.Z77]*1000000" office:value-type="float" office:value="885.38">
            <text:p>885.38</text:p>
          </table:table-cell>
          <table:table-cell table:formula="of:=[.AA77]*1000000" office:value-type="float" office:value="99.793">
            <text:p>99.793</text:p>
          </table:table-cell>
          <table:table-cell table:formula="of:=[.AB77]*1000000" office:value-type="float" office:value="410.3">
            <text:p>410.3</text:p>
          </table:table-cell>
          <table:table-cell table:formula="of:=[.AC77]*1000000" office:value-type="float" office:value="19.98">
            <text:p>19.98</text:p>
          </table:table-cell>
          <table:table-cell table:formula="of:=[.AD77]*1000000" office:value-type="float" office:value="0">
            <text:p>0</text:p>
          </table:table-cell>
          <table:table-cell table:formula="of:=[.AE77]*1000000" office:value-type="float" office:value="1.7201">
            <text:p>1.7201</text:p>
          </table:table-cell>
          <table:table-cell table:formula="of:=[.AF77]*1000000" office:value-type="float" office:value="27.573">
            <text:p>27.573</text:p>
          </table:table-cell>
          <table:table-cell table:formula="of:=[.AG77]*1000000" office:value-type="float" office:value="0.0000000000019838">
            <text:p>1.9838E-012</text:p>
          </table:table-cell>
          <table:table-cell office:value-type="float" office:value="0.00088539">
            <text:p>0.00088539</text:p>
          </table:table-cell>
          <table:table-cell table:style-name="ce1" office:value-type="string">
            <text:p>9.9794e-05</text:p>
          </table:table-cell>
          <table:table-cell office:value-type="float" office:value="0.00041029">
            <text:p>0.00041029</text:p>
          </table:table-cell>
          <table:table-cell table:style-name="ce1" office:value-type="string">
            <text:p>1.6161e-05</text:p>
          </table:table-cell>
          <table:table-cell table:style-name="ce1" office:value-type="string">
            <text:p>2.3453e-08</text:p>
          </table:table-cell>
          <table:table-cell table:style-name="ce1" office:value-type="string">
            <text:p>1.7201e-06</text:p>
          </table:table-cell>
          <table:table-cell table:style-name="ce1" office:value-type="string">
            <text:p>2.7573e-05</text:p>
          </table:table-cell>
          <table:table-cell table:style-name="ce1" office:value-type="string">
            <text:p>1.9838e-18</text:p>
          </table:table-cell>
          <table:table-cell office:value-type="float" office:value="0.00088538">
            <text:p>0.00088538</text:p>
          </table:table-cell>
          <table:table-cell table:style-name="ce1" office:value-type="string">
            <text:p>9.9793e-05</text:p>
          </table:table-cell>
          <table:table-cell office:value-type="float" office:value="0.0004103">
            <text:p>0.0004103</text:p>
          </table:table-cell>
          <table:table-cell table:style-name="ce1" office:value-type="string">
            <text:p>1.998e-05</text:p>
          </table:table-cell>
          <table:table-cell office:value-type="float" office:value="0">
            <text:p>0</text:p>
          </table:table-cell>
          <table:table-cell table:style-name="ce1" office:value-type="string">
            <text:p>1.7201e-06</text:p>
          </table:table-cell>
          <table:table-cell table:style-name="ce1" office:value-type="string">
            <text:p>2.7573e-05</text:p>
          </table:table-cell>
          <table:table-cell table:style-name="ce1" office:value-type="string">
            <text:p>1.9838e-18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R78]*1000000" office:value-type="float" office:value="877.92">
            <text:p>877.92</text:p>
          </table:table-cell>
          <table:table-cell table:formula="of:=[.S78]*1000000" office:value-type="float" office:value="99.121">
            <text:p>99.121</text:p>
          </table:table-cell>
          <table:table-cell table:formula="of:=[.T78]*1000000" office:value-type="float" office:value="418.14">
            <text:p>418.14</text:p>
          </table:table-cell>
          <table:table-cell table:formula="of:=[.U78]*1000000" office:value-type="float" office:value="16.001">
            <text:p>16.001</text:p>
          </table:table-cell>
          <table:table-cell table:formula="of:=[.V78]*1000000" office:value-type="float" office:value="0.023814">
            <text:p>0.023814</text:p>
          </table:table-cell>
          <table:table-cell table:formula="of:=[.W78]*1000000" office:value-type="float" office:value="1.713">
            <text:p>1.713</text:p>
          </table:table-cell>
          <table:table-cell table:formula="of:=[.X78]*1000000" office:value-type="float" office:value="27.656">
            <text:p>27.656</text:p>
          </table:table-cell>
          <table:table-cell table:formula="of:=[.Y78]*1000000" office:value-type="float" office:value="0.0000000000019233">
            <text:p>1.9233E-012</text:p>
          </table:table-cell>
          <table:table-cell table:formula="of:=[.Z78]*1000000" office:value-type="float" office:value="877.91">
            <text:p>877.91</text:p>
          </table:table-cell>
          <table:table-cell table:formula="of:=[.AA78]*1000000" office:value-type="float" office:value="99.12">
            <text:p>99.12</text:p>
          </table:table-cell>
          <table:table-cell table:formula="of:=[.AB78]*1000000" office:value-type="float" office:value="418.15">
            <text:p>418.15</text:p>
          </table:table-cell>
          <table:table-cell table:formula="of:=[.AC78]*1000000" office:value-type="float" office:value="19.976">
            <text:p>19.976</text:p>
          </table:table-cell>
          <table:table-cell table:formula="of:=[.AD78]*1000000" office:value-type="float" office:value="0">
            <text:p>0</text:p>
          </table:table-cell>
          <table:table-cell table:formula="of:=[.AE78]*1000000" office:value-type="float" office:value="1.7129">
            <text:p>1.7129</text:p>
          </table:table-cell>
          <table:table-cell table:formula="of:=[.AF78]*1000000" office:value-type="float" office:value="27.656">
            <text:p>27.656</text:p>
          </table:table-cell>
          <table:table-cell table:formula="of:=[.AG78]*1000000" office:value-type="float" office:value="0.0000000000019233">
            <text:p>1.9233E-012</text:p>
          </table:table-cell>
          <table:table-cell office:value-type="float" office:value="0.00087792">
            <text:p>0.00087792</text:p>
          </table:table-cell>
          <table:table-cell table:style-name="ce1" office:value-type="string">
            <text:p>9.9121e-05</text:p>
          </table:table-cell>
          <table:table-cell office:value-type="float" office:value="0.00041814">
            <text:p>0.00041814</text:p>
          </table:table-cell>
          <table:table-cell table:style-name="ce1" office:value-type="string">
            <text:p>1.6001e-05</text:p>
          </table:table-cell>
          <table:table-cell table:style-name="ce1" office:value-type="string">
            <text:p>2.3814e-08</text:p>
          </table:table-cell>
          <table:table-cell table:style-name="ce1" office:value-type="string">
            <text:p>1.713e-06</text:p>
          </table:table-cell>
          <table:table-cell table:style-name="ce1" office:value-type="string">
            <text:p>2.7656e-05</text:p>
          </table:table-cell>
          <table:table-cell table:style-name="ce1" office:value-type="string">
            <text:p>1.9233e-18</text:p>
          </table:table-cell>
          <table:table-cell office:value-type="float" office:value="0.00087791">
            <text:p>0.00087791</text:p>
          </table:table-cell>
          <table:table-cell table:style-name="ce1" office:value-type="string">
            <text:p>9.912e-05</text:p>
          </table:table-cell>
          <table:table-cell office:value-type="float" office:value="0.00041815">
            <text:p>0.00041815</text:p>
          </table:table-cell>
          <table:table-cell table:style-name="ce1" office:value-type="string">
            <text:p>1.9976e-05</text:p>
          </table:table-cell>
          <table:table-cell office:value-type="float" office:value="0">
            <text:p>0</text:p>
          </table:table-cell>
          <table:table-cell table:style-name="ce1" office:value-type="string">
            <text:p>1.7129e-06</text:p>
          </table:table-cell>
          <table:table-cell table:style-name="ce1" office:value-type="string">
            <text:p>2.7656e-05</text:p>
          </table:table-cell>
          <table:table-cell table:style-name="ce1" office:value-type="string">
            <text:p>1.9233e-18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R79]*1000000" office:value-type="float" office:value="870.55">
            <text:p>870.55</text:p>
          </table:table-cell>
          <table:table-cell table:formula="of:=[.S79]*1000000" office:value-type="float" office:value="98.456">
            <text:p>98.456</text:p>
          </table:table-cell>
          <table:table-cell table:formula="of:=[.T79]*1000000" office:value-type="float" office:value="425.88">
            <text:p>425.88</text:p>
          </table:table-cell>
          <table:table-cell table:formula="of:=[.U79]*1000000" office:value-type="float" office:value="15.841">
            <text:p>15.841</text:p>
          </table:table-cell>
          <table:table-cell table:formula="of:=[.V79]*1000000" office:value-type="float" office:value="0.024167">
            <text:p>0.024167</text:p>
          </table:table-cell>
          <table:table-cell table:formula="of:=[.W79]*1000000" office:value-type="float" office:value="1.706">
            <text:p>1.706</text:p>
          </table:table-cell>
          <table:table-cell table:formula="of:=[.X79]*1000000" office:value-type="float" office:value="27.726">
            <text:p>27.726</text:p>
          </table:table-cell>
          <table:table-cell table:formula="of:=[.Y79]*1000000" office:value-type="float" office:value="0.0000000000018647">
            <text:p>1.8647E-012</text:p>
          </table:table-cell>
          <table:table-cell table:formula="of:=[.Z79]*1000000" office:value-type="float" office:value="870.55">
            <text:p>870.55</text:p>
          </table:table-cell>
          <table:table-cell table:formula="of:=[.AA79]*1000000" office:value-type="float" office:value="98.455">
            <text:p>98.455</text:p>
          </table:table-cell>
          <table:table-cell table:formula="of:=[.AB79]*1000000" office:value-type="float" office:value="425.89">
            <text:p>425.89</text:p>
          </table:table-cell>
          <table:table-cell table:formula="of:=[.AC79]*1000000" office:value-type="float" office:value="19.972">
            <text:p>19.972</text:p>
          </table:table-cell>
          <table:table-cell table:formula="of:=[.AD79]*1000000" office:value-type="float" office:value="0">
            <text:p>0</text:p>
          </table:table-cell>
          <table:table-cell table:formula="of:=[.AE79]*1000000" office:value-type="float" office:value="1.7059">
            <text:p>1.7059</text:p>
          </table:table-cell>
          <table:table-cell table:formula="of:=[.AF79]*1000000" office:value-type="float" office:value="27.726">
            <text:p>27.726</text:p>
          </table:table-cell>
          <table:table-cell table:formula="of:=[.AG79]*1000000" office:value-type="float" office:value="0.0000000000018647">
            <text:p>1.8647E-012</text:p>
          </table:table-cell>
          <table:table-cell office:value-type="float" office:value="0.00087055">
            <text:p>0.00087055</text:p>
          </table:table-cell>
          <table:table-cell table:style-name="ce1" office:value-type="string">
            <text:p>9.8456e-05</text:p>
          </table:table-cell>
          <table:table-cell office:value-type="float" office:value="0.00042588">
            <text:p>0.00042588</text:p>
          </table:table-cell>
          <table:table-cell table:style-name="ce1" office:value-type="string">
            <text:p>1.5841e-05</text:p>
          </table:table-cell>
          <table:table-cell table:style-name="ce1" office:value-type="string">
            <text:p>2.4167e-08</text:p>
          </table:table-cell>
          <table:table-cell table:style-name="ce1" office:value-type="string">
            <text:p>1.706e-06</text:p>
          </table:table-cell>
          <table:table-cell table:style-name="ce1" office:value-type="string">
            <text:p>2.7726e-05</text:p>
          </table:table-cell>
          <table:table-cell table:style-name="ce1" office:value-type="string">
            <text:p>1.8647e-18</text:p>
          </table:table-cell>
          <table:table-cell office:value-type="float" office:value="0.00087055">
            <text:p>0.00087055</text:p>
          </table:table-cell>
          <table:table-cell table:style-name="ce1" office:value-type="string">
            <text:p>9.8455e-05</text:p>
          </table:table-cell>
          <table:table-cell office:value-type="float" office:value="0.00042589">
            <text:p>0.00042589</text:p>
          </table:table-cell>
          <table:table-cell table:style-name="ce1" office:value-type="string">
            <text:p>1.99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059e-06</text:p>
          </table:table-cell>
          <table:table-cell table:style-name="ce1" office:value-type="string">
            <text:p>2.7726e-05</text:p>
          </table:table-cell>
          <table:table-cell table:style-name="ce1" office:value-type="string">
            <text:p>1.8647e-18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R80]*1000000" office:value-type="float" office:value="863.29">
            <text:p>863.29</text:p>
          </table:table-cell>
          <table:table-cell table:formula="of:=[.S80]*1000000" office:value-type="float" office:value="97.798">
            <text:p>97.798</text:p>
          </table:table-cell>
          <table:table-cell table:formula="of:=[.T80]*1000000" office:value-type="float" office:value="433.52">
            <text:p>433.52</text:p>
          </table:table-cell>
          <table:table-cell table:formula="of:=[.U80]*1000000" office:value-type="float" office:value="15.679">
            <text:p>15.679</text:p>
          </table:table-cell>
          <table:table-cell table:formula="of:=[.V80]*1000000" office:value-type="float" office:value="0.024512">
            <text:p>0.024512</text:p>
          </table:table-cell>
          <table:table-cell table:formula="of:=[.W80]*1000000" office:value-type="float" office:value="1.6992">
            <text:p>1.6992</text:p>
          </table:table-cell>
          <table:table-cell table:formula="of:=[.X80]*1000000" office:value-type="float" office:value="27.784">
            <text:p>27.784</text:p>
          </table:table-cell>
          <table:table-cell table:formula="of:=[.Y80]*1000000" office:value-type="float" office:value="0.0000000000018079">
            <text:p>1.8079E-012</text:p>
          </table:table-cell>
          <table:table-cell table:formula="of:=[.Z80]*1000000" office:value-type="float" office:value="863.29">
            <text:p>863.29</text:p>
          </table:table-cell>
          <table:table-cell table:formula="of:=[.AA80]*1000000" office:value-type="float" office:value="97.797">
            <text:p>97.797</text:p>
          </table:table-cell>
          <table:table-cell table:formula="of:=[.AB80]*1000000" office:value-type="float" office:value="433.53">
            <text:p>433.53</text:p>
          </table:table-cell>
          <table:table-cell table:formula="of:=[.AC80]*1000000" office:value-type="float" office:value="19.969">
            <text:p>19.969</text:p>
          </table:table-cell>
          <table:table-cell table:formula="of:=[.AD80]*1000000" office:value-type="float" office:value="0">
            <text:p>0</text:p>
          </table:table-cell>
          <table:table-cell table:formula="of:=[.AE80]*1000000" office:value-type="float" office:value="1.6991">
            <text:p>1.6991</text:p>
          </table:table-cell>
          <table:table-cell table:formula="of:=[.AF80]*1000000" office:value-type="float" office:value="27.785">
            <text:p>27.785</text:p>
          </table:table-cell>
          <table:table-cell table:formula="of:=[.AG80]*1000000" office:value-type="float" office:value="0.0000000000018079">
            <text:p>1.8079E-012</text:p>
          </table:table-cell>
          <table:table-cell office:value-type="float" office:value="0.00086329">
            <text:p>0.00086329</text:p>
          </table:table-cell>
          <table:table-cell table:style-name="ce1" office:value-type="string">
            <text:p>9.7798e-05</text:p>
          </table:table-cell>
          <table:table-cell office:value-type="float" office:value="0.00043352">
            <text:p>0.00043352</text:p>
          </table:table-cell>
          <table:table-cell table:style-name="ce1" office:value-type="string">
            <text:p>1.5679e-05</text:p>
          </table:table-cell>
          <table:table-cell table:style-name="ce1" office:value-type="string">
            <text:p>2.4512e-08</text:p>
          </table:table-cell>
          <table:table-cell table:style-name="ce1" office:value-type="string">
            <text:p>1.6992e-06</text:p>
          </table:table-cell>
          <table:table-cell table:style-name="ce1" office:value-type="string">
            <text:p>2.7784e-05</text:p>
          </table:table-cell>
          <table:table-cell table:style-name="ce1" office:value-type="string">
            <text:p>1.8079e-18</text:p>
          </table:table-cell>
          <table:table-cell office:value-type="float" office:value="0.00086329">
            <text:p>0.00086329</text:p>
          </table:table-cell>
          <table:table-cell table:style-name="ce1" office:value-type="string">
            <text:p>9.7797e-05</text:p>
          </table:table-cell>
          <table:table-cell office:value-type="float" office:value="0.00043353">
            <text:p>0.00043353</text:p>
          </table:table-cell>
          <table:table-cell table:style-name="ce1" office:value-type="string">
            <text:p>1.9969e-05</text:p>
          </table:table-cell>
          <table:table-cell office:value-type="float" office:value="0">
            <text:p>0</text:p>
          </table:table-cell>
          <table:table-cell table:style-name="ce1" office:value-type="string">
            <text:p>1.6991e-06</text:p>
          </table:table-cell>
          <table:table-cell table:style-name="ce1" office:value-type="string">
            <text:p>2.7785e-05</text:p>
          </table:table-cell>
          <table:table-cell table:style-name="ce1" office:value-type="string">
            <text:p>1.8079e-18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R81]*1000000" office:value-type="float" office:value="856.13">
            <text:p>856.13</text:p>
          </table:table-cell>
          <table:table-cell table:formula="of:=[.S81]*1000000" office:value-type="float" office:value="97.147">
            <text:p>97.147</text:p>
          </table:table-cell>
          <table:table-cell table:formula="of:=[.T81]*1000000" office:value-type="float" office:value="441.07">
            <text:p>441.07</text:p>
          </table:table-cell>
          <table:table-cell table:formula="of:=[.U81]*1000000" office:value-type="float" office:value="15.517">
            <text:p>15.517</text:p>
          </table:table-cell>
          <table:table-cell table:formula="of:=[.V81]*1000000" office:value-type="float" office:value="0.024851">
            <text:p>0.024851</text:p>
          </table:table-cell>
          <table:table-cell table:formula="of:=[.W81]*1000000" office:value-type="float" office:value="1.6926">
            <text:p>1.6926</text:p>
          </table:table-cell>
          <table:table-cell table:formula="of:=[.X81]*1000000" office:value-type="float" office:value="27.831">
            <text:p>27.831</text:p>
          </table:table-cell>
          <table:table-cell table:formula="of:=[.Y81]*1000000" office:value-type="float" office:value="0.0000000000017529">
            <text:p>1.7529E-012</text:p>
          </table:table-cell>
          <table:table-cell table:formula="of:=[.Z81]*1000000" office:value-type="float" office:value="856.13">
            <text:p>856.13</text:p>
          </table:table-cell>
          <table:table-cell table:formula="of:=[.AA81]*1000000" office:value-type="float" office:value="97.146">
            <text:p>97.146</text:p>
          </table:table-cell>
          <table:table-cell table:formula="of:=[.AB81]*1000000" office:value-type="float" office:value="441.08">
            <text:p>441.08</text:p>
          </table:table-cell>
          <table:table-cell table:formula="of:=[.AC81]*1000000" office:value-type="float" office:value="19.965">
            <text:p>19.965</text:p>
          </table:table-cell>
          <table:table-cell table:formula="of:=[.AD81]*1000000" office:value-type="float" office:value="0">
            <text:p>0</text:p>
          </table:table-cell>
          <table:table-cell table:formula="of:=[.AE81]*1000000" office:value-type="float" office:value="1.6925">
            <text:p>1.6925</text:p>
          </table:table-cell>
          <table:table-cell table:formula="of:=[.AF81]*1000000" office:value-type="float" office:value="27.831">
            <text:p>27.831</text:p>
          </table:table-cell>
          <table:table-cell table:formula="of:=[.AG81]*1000000" office:value-type="float" office:value="0.0000000000017528">
            <text:p>1.7528E-012</text:p>
          </table:table-cell>
          <table:table-cell office:value-type="float" office:value="0.00085613">
            <text:p>0.00085613</text:p>
          </table:table-cell>
          <table:table-cell table:style-name="ce1" office:value-type="string">
            <text:p>9.7147e-05</text:p>
          </table:table-cell>
          <table:table-cell office:value-type="float" office:value="0.00044107">
            <text:p>0.00044107</text:p>
          </table:table-cell>
          <table:table-cell table:style-name="ce1" office:value-type="string">
            <text:p>1.5517e-05</text:p>
          </table:table-cell>
          <table:table-cell table:style-name="ce1" office:value-type="string">
            <text:p>2.4851e-08</text:p>
          </table:table-cell>
          <table:table-cell table:style-name="ce1" office:value-type="string">
            <text:p>1.6926e-06</text:p>
          </table:table-cell>
          <table:table-cell table:style-name="ce1" office:value-type="string">
            <text:p>2.7831e-05</text:p>
          </table:table-cell>
          <table:table-cell table:style-name="ce1" office:value-type="string">
            <text:p>1.7529e-18</text:p>
          </table:table-cell>
          <table:table-cell office:value-type="float" office:value="0.00085613">
            <text:p>0.00085613</text:p>
          </table:table-cell>
          <table:table-cell table:style-name="ce1" office:value-type="string">
            <text:p>9.7146e-05</text:p>
          </table:table-cell>
          <table:table-cell office:value-type="float" office:value="0.00044108">
            <text:p>0.00044108</text:p>
          </table:table-cell>
          <table:table-cell table:style-name="ce1" office:value-type="string">
            <text:p>1.9965e-05</text:p>
          </table:table-cell>
          <table:table-cell office:value-type="float" office:value="0">
            <text:p>0</text:p>
          </table:table-cell>
          <table:table-cell table:style-name="ce1" office:value-type="string">
            <text:p>1.6925e-06</text:p>
          </table:table-cell>
          <table:table-cell table:style-name="ce1" office:value-type="string">
            <text:p>2.7831e-05</text:p>
          </table:table-cell>
          <table:table-cell table:style-name="ce1" office:value-type="string">
            <text:p>1.7528e-18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R82]*1000000" office:value-type="float" office:value="849.06">
            <text:p>849.06</text:p>
          </table:table-cell>
          <table:table-cell table:formula="of:=[.S82]*1000000" office:value-type="float" office:value="96.503">
            <text:p>96.503</text:p>
          </table:table-cell>
          <table:table-cell table:formula="of:=[.T82]*1000000" office:value-type="float" office:value="448.52">
            <text:p>448.52</text:p>
          </table:table-cell>
          <table:table-cell table:formula="of:=[.U82]*1000000" office:value-type="float" office:value="15.355">
            <text:p>15.355</text:p>
          </table:table-cell>
          <table:table-cell table:formula="of:=[.V82]*1000000" office:value-type="float" office:value="0.025183">
            <text:p>0.025183</text:p>
          </table:table-cell>
          <table:table-cell table:formula="of:=[.W82]*1000000" office:value-type="float" office:value="1.6861">
            <text:p>1.6861</text:p>
          </table:table-cell>
          <table:table-cell table:formula="of:=[.X82]*1000000" office:value-type="float" office:value="27.867">
            <text:p>27.867</text:p>
          </table:table-cell>
          <table:table-cell table:formula="of:=[.Y82]*1000000" office:value-type="float" office:value="0.0000000000016995">
            <text:p>1.6995E-012</text:p>
          </table:table-cell>
          <table:table-cell table:formula="of:=[.Z82]*1000000" office:value-type="float" office:value="849.06">
            <text:p>849.06</text:p>
          </table:table-cell>
          <table:table-cell table:formula="of:=[.AA82]*1000000" office:value-type="float" office:value="96.502">
            <text:p>96.502</text:p>
          </table:table-cell>
          <table:table-cell table:formula="of:=[.AB82]*1000000" office:value-type="float" office:value="448.53">
            <text:p>448.53</text:p>
          </table:table-cell>
          <table:table-cell table:formula="of:=[.AC82]*1000000" office:value-type="float" office:value="19.963">
            <text:p>19.963</text:p>
          </table:table-cell>
          <table:table-cell table:formula="of:=[.AD82]*1000000" office:value-type="float" office:value="0">
            <text:p>0</text:p>
          </table:table-cell>
          <table:table-cell table:formula="of:=[.AE82]*1000000" office:value-type="float" office:value="1.6861">
            <text:p>1.6861</text:p>
          </table:table-cell>
          <table:table-cell table:formula="of:=[.AF82]*1000000" office:value-type="float" office:value="27.867">
            <text:p>27.867</text:p>
          </table:table-cell>
          <table:table-cell table:formula="of:=[.AG82]*1000000" office:value-type="float" office:value="0.0000000000016994">
            <text:p>1.6994E-012</text:p>
          </table:table-cell>
          <table:table-cell office:value-type="float" office:value="0.00084906">
            <text:p>0.00084906</text:p>
          </table:table-cell>
          <table:table-cell table:style-name="ce1" office:value-type="string">
            <text:p>9.6503e-05</text:p>
          </table:table-cell>
          <table:table-cell office:value-type="float" office:value="0.00044852">
            <text:p>0.00044852</text:p>
          </table:table-cell>
          <table:table-cell table:style-name="ce1" office:value-type="string">
            <text:p>1.5355e-05</text:p>
          </table:table-cell>
          <table:table-cell table:style-name="ce1" office:value-type="string">
            <text:p>2.5183e-08</text:p>
          </table:table-cell>
          <table:table-cell table:style-name="ce1" office:value-type="string">
            <text:p>1.6861e-06</text:p>
          </table:table-cell>
          <table:table-cell table:style-name="ce1" office:value-type="string">
            <text:p>2.7867e-05</text:p>
          </table:table-cell>
          <table:table-cell table:style-name="ce1" office:value-type="string">
            <text:p>1.6995e-18</text:p>
          </table:table-cell>
          <table:table-cell office:value-type="float" office:value="0.00084906">
            <text:p>0.00084906</text:p>
          </table:table-cell>
          <table:table-cell table:style-name="ce1" office:value-type="string">
            <text:p>9.6502e-05</text:p>
          </table:table-cell>
          <table:table-cell office:value-type="float" office:value="0.00044853">
            <text:p>0.00044853</text:p>
          </table:table-cell>
          <table:table-cell table:style-name="ce1" office:value-type="string">
            <text:p>1.996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861e-06</text:p>
          </table:table-cell>
          <table:table-cell table:style-name="ce1" office:value-type="string">
            <text:p>2.7867e-05</text:p>
          </table:table-cell>
          <table:table-cell table:style-name="ce1" office:value-type="string">
            <text:p>1.6994e-18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R83]*1000000" office:value-type="float" office:value="842.08">
            <text:p>842.08</text:p>
          </table:table-cell>
          <table:table-cell table:formula="of:=[.S83]*1000000" office:value-type="float" office:value="95.865">
            <text:p>95.865</text:p>
          </table:table-cell>
          <table:table-cell table:formula="of:=[.T83]*1000000" office:value-type="float" office:value="455.89">
            <text:p>455.89</text:p>
          </table:table-cell>
          <table:table-cell table:formula="of:=[.U83]*1000000" office:value-type="float" office:value="15.191">
            <text:p>15.191</text:p>
          </table:table-cell>
          <table:table-cell table:formula="of:=[.V83]*1000000" office:value-type="float" office:value="0.025508">
            <text:p>0.025508</text:p>
          </table:table-cell>
          <table:table-cell table:formula="of:=[.W83]*1000000" office:value-type="float" office:value="1.6798">
            <text:p>1.6798</text:p>
          </table:table-cell>
          <table:table-cell table:formula="of:=[.X83]*1000000" office:value-type="float" office:value="27.893">
            <text:p>27.893</text:p>
          </table:table-cell>
          <table:table-cell table:formula="of:=[.Y83]*1000000" office:value-type="float" office:value="0.0000000000016478">
            <text:p>1.6478E-012</text:p>
          </table:table-cell>
          <table:table-cell table:formula="of:=[.Z83]*1000000" office:value-type="float" office:value="842.08">
            <text:p>842.08</text:p>
          </table:table-cell>
          <table:table-cell table:formula="of:=[.AA83]*1000000" office:value-type="float" office:value="95.864">
            <text:p>95.864</text:p>
          </table:table-cell>
          <table:table-cell table:formula="of:=[.AB83]*1000000" office:value-type="float" office:value="455.9">
            <text:p>455.9</text:p>
          </table:table-cell>
          <table:table-cell table:formula="of:=[.AC83]*1000000" office:value-type="float" office:value="19.96">
            <text:p>19.96</text:p>
          </table:table-cell>
          <table:table-cell table:formula="of:=[.AD83]*1000000" office:value-type="float" office:value="0">
            <text:p>0</text:p>
          </table:table-cell>
          <table:table-cell table:formula="of:=[.AE83]*1000000" office:value-type="float" office:value="1.6797">
            <text:p>1.6797</text:p>
          </table:table-cell>
          <table:table-cell table:formula="of:=[.AF83]*1000000" office:value-type="float" office:value="27.893">
            <text:p>27.893</text:p>
          </table:table-cell>
          <table:table-cell table:formula="of:=[.AG83]*1000000" office:value-type="float" office:value="0.0000000000016477">
            <text:p>1.6477E-012</text:p>
          </table:table-cell>
          <table:table-cell office:value-type="float" office:value="0.00084208">
            <text:p>0.00084208</text:p>
          </table:table-cell>
          <table:table-cell table:style-name="ce1" office:value-type="string">
            <text:p>9.5865e-05</text:p>
          </table:table-cell>
          <table:table-cell office:value-type="float" office:value="0.00045589">
            <text:p>0.00045589</text:p>
          </table:table-cell>
          <table:table-cell table:style-name="ce1" office:value-type="string">
            <text:p>1.5191e-05</text:p>
          </table:table-cell>
          <table:table-cell table:style-name="ce1" office:value-type="string">
            <text:p>2.5508e-08</text:p>
          </table:table-cell>
          <table:table-cell table:style-name="ce1" office:value-type="string">
            <text:p>1.6798e-06</text:p>
          </table:table-cell>
          <table:table-cell table:style-name="ce1" office:value-type="string">
            <text:p>2.7893e-05</text:p>
          </table:table-cell>
          <table:table-cell table:style-name="ce1" office:value-type="string">
            <text:p>1.6478e-18</text:p>
          </table:table-cell>
          <table:table-cell office:value-type="float" office:value="0.00084208">
            <text:p>0.00084208</text:p>
          </table:table-cell>
          <table:table-cell table:style-name="ce1" office:value-type="string">
            <text:p>9.5864e-05</text:p>
          </table:table-cell>
          <table:table-cell office:value-type="float" office:value="0.0004559">
            <text:p>0.0004559</text:p>
          </table:table-cell>
          <table:table-cell table:style-name="ce1" office:value-type="string">
            <text:p>1.996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97e-06</text:p>
          </table:table-cell>
          <table:table-cell table:style-name="ce1" office:value-type="string">
            <text:p>2.7893e-05</text:p>
          </table:table-cell>
          <table:table-cell table:style-name="ce1" office:value-type="string">
            <text:p>1.6477e-18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R84]*1000000" office:value-type="float" office:value="835.19">
            <text:p>835.19</text:p>
          </table:table-cell>
          <table:table-cell table:formula="of:=[.S84]*1000000" office:value-type="float" office:value="95.232">
            <text:p>95.232</text:p>
          </table:table-cell>
          <table:table-cell table:formula="of:=[.T84]*1000000" office:value-type="float" office:value="463.17">
            <text:p>463.17</text:p>
          </table:table-cell>
          <table:table-cell table:formula="of:=[.U84]*1000000" office:value-type="float" office:value="15.028">
            <text:p>15.028</text:p>
          </table:table-cell>
          <table:table-cell table:formula="of:=[.V84]*1000000" office:value-type="float" office:value="0.025826">
            <text:p>0.025826</text:p>
          </table:table-cell>
          <table:table-cell table:formula="of:=[.W84]*1000000" office:value-type="float" office:value="1.6736">
            <text:p>1.6736</text:p>
          </table:table-cell>
          <table:table-cell table:formula="of:=[.X84]*1000000" office:value-type="float" office:value="27.91">
            <text:p>27.91</text:p>
          </table:table-cell>
          <table:table-cell table:formula="of:=[.Y84]*1000000" office:value-type="float" office:value="0.0000000000015976">
            <text:p>1.5976E-012</text:p>
          </table:table-cell>
          <table:table-cell table:formula="of:=[.Z84]*1000000" office:value-type="float" office:value="835.18">
            <text:p>835.18</text:p>
          </table:table-cell>
          <table:table-cell table:formula="of:=[.AA84]*1000000" office:value-type="float" office:value="95.231">
            <text:p>95.231</text:p>
          </table:table-cell>
          <table:table-cell table:formula="of:=[.AB84]*1000000" office:value-type="float" office:value="463.17">
            <text:p>463.17</text:p>
          </table:table-cell>
          <table:table-cell table:formula="of:=[.AC84]*1000000" office:value-type="float" office:value="19.958">
            <text:p>19.958</text:p>
          </table:table-cell>
          <table:table-cell table:formula="of:=[.AD84]*1000000" office:value-type="float" office:value="0">
            <text:p>0</text:p>
          </table:table-cell>
          <table:table-cell table:formula="of:=[.AE84]*1000000" office:value-type="float" office:value="1.6736">
            <text:p>1.6736</text:p>
          </table:table-cell>
          <table:table-cell table:formula="of:=[.AF84]*1000000" office:value-type="float" office:value="27.91">
            <text:p>27.91</text:p>
          </table:table-cell>
          <table:table-cell table:formula="of:=[.AG84]*1000000" office:value-type="float" office:value="0.0000000000015976">
            <text:p>1.5976E-012</text:p>
          </table:table-cell>
          <table:table-cell office:value-type="float" office:value="0.00083519">
            <text:p>0.00083519</text:p>
          </table:table-cell>
          <table:table-cell table:style-name="ce1" office:value-type="string">
            <text:p>9.5232e-05</text:p>
          </table:table-cell>
          <table:table-cell office:value-type="float" office:value="0.00046317">
            <text:p>0.00046317</text:p>
          </table:table-cell>
          <table:table-cell table:style-name="ce1" office:value-type="string">
            <text:p>1.5028e-05</text:p>
          </table:table-cell>
          <table:table-cell table:style-name="ce1" office:value-type="string">
            <text:p>2.5826e-08</text:p>
          </table:table-cell>
          <table:table-cell table:style-name="ce1" office:value-type="string">
            <text:p>1.6736e-06</text:p>
          </table:table-cell>
          <table:table-cell table:style-name="ce1" office:value-type="string">
            <text:p>2.791e-05</text:p>
          </table:table-cell>
          <table:table-cell table:style-name="ce1" office:value-type="string">
            <text:p>1.5976e-18</text:p>
          </table:table-cell>
          <table:table-cell office:value-type="float" office:value="0.00083518">
            <text:p>0.00083518</text:p>
          </table:table-cell>
          <table:table-cell table:style-name="ce1" office:value-type="string">
            <text:p>9.5231e-05</text:p>
          </table:table-cell>
          <table:table-cell office:value-type="float" office:value="0.00046317">
            <text:p>0.00046317</text:p>
          </table:table-cell>
          <table:table-cell table:style-name="ce1" office:value-type="string">
            <text:p>1.995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36e-06</text:p>
          </table:table-cell>
          <table:table-cell table:style-name="ce1" office:value-type="string">
            <text:p>2.791e-05</text:p>
          </table:table-cell>
          <table:table-cell table:style-name="ce1" office:value-type="string">
            <text:p>1.5976e-18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R85]*1000000" office:value-type="float" office:value="828.38">
            <text:p>828.38</text:p>
          </table:table-cell>
          <table:table-cell table:formula="of:=[.S85]*1000000" office:value-type="float" office:value="94.605">
            <text:p>94.605</text:p>
          </table:table-cell>
          <table:table-cell table:formula="of:=[.T85]*1000000" office:value-type="float" office:value="470.36">
            <text:p>470.36</text:p>
          </table:table-cell>
          <table:table-cell table:formula="of:=[.U85]*1000000" office:value-type="float" office:value="14.863">
            <text:p>14.863</text:p>
          </table:table-cell>
          <table:table-cell table:formula="of:=[.V85]*1000000" office:value-type="float" office:value="0.026139">
            <text:p>0.026139</text:p>
          </table:table-cell>
          <table:table-cell table:formula="of:=[.W85]*1000000" office:value-type="float" office:value="1.6675">
            <text:p>1.6675</text:p>
          </table:table-cell>
          <table:table-cell table:formula="of:=[.X85]*1000000" office:value-type="float" office:value="27.917">
            <text:p>27.917</text:p>
          </table:table-cell>
          <table:table-cell table:formula="of:=[.Y85]*1000000" office:value-type="float" office:value="0.000000000001549">
            <text:p>1.549E-012</text:p>
          </table:table-cell>
          <table:table-cell table:formula="of:=[.Z85]*1000000" office:value-type="float" office:value="828.37">
            <text:p>828.37</text:p>
          </table:table-cell>
          <table:table-cell table:formula="of:=[.AA85]*1000000" office:value-type="float" office:value="94.604">
            <text:p>94.604</text:p>
          </table:table-cell>
          <table:table-cell table:formula="of:=[.AB85]*1000000" office:value-type="float" office:value="470.37">
            <text:p>470.37</text:p>
          </table:table-cell>
          <table:table-cell table:formula="of:=[.AC85]*1000000" office:value-type="float" office:value="19.956">
            <text:p>19.956</text:p>
          </table:table-cell>
          <table:table-cell table:formula="of:=[.AD85]*1000000" office:value-type="float" office:value="0">
            <text:p>0</text:p>
          </table:table-cell>
          <table:table-cell table:formula="of:=[.AE85]*1000000" office:value-type="float" office:value="1.6675">
            <text:p>1.6675</text:p>
          </table:table-cell>
          <table:table-cell table:formula="of:=[.AF85]*1000000" office:value-type="float" office:value="27.917">
            <text:p>27.917</text:p>
          </table:table-cell>
          <table:table-cell table:formula="of:=[.AG85]*1000000" office:value-type="float" office:value="0.000000000001549">
            <text:p>1.549E-012</text:p>
          </table:table-cell>
          <table:table-cell office:value-type="float" office:value="0.00082838">
            <text:p>0.00082838</text:p>
          </table:table-cell>
          <table:table-cell table:style-name="ce1" office:value-type="string">
            <text:p>9.4605e-05</text:p>
          </table:table-cell>
          <table:table-cell office:value-type="float" office:value="0.00047036">
            <text:p>0.00047036</text:p>
          </table:table-cell>
          <table:table-cell table:style-name="ce1" office:value-type="string">
            <text:p>1.4863e-05</text:p>
          </table:table-cell>
          <table:table-cell table:style-name="ce1" office:value-type="string">
            <text:p>2.6139e-08</text:p>
          </table:table-cell>
          <table:table-cell table:style-name="ce1" office:value-type="string">
            <text:p>1.6675e-06</text:p>
          </table:table-cell>
          <table:table-cell table:style-name="ce1" office:value-type="string">
            <text:p>2.7917e-05</text:p>
          </table:table-cell>
          <table:table-cell table:style-name="ce1" office:value-type="string">
            <text:p>1.549e-18</text:p>
          </table:table-cell>
          <table:table-cell office:value-type="float" office:value="0.00082837">
            <text:p>0.00082837</text:p>
          </table:table-cell>
          <table:table-cell table:style-name="ce1" office:value-type="string">
            <text:p>9.4604e-05</text:p>
          </table:table-cell>
          <table:table-cell office:value-type="float" office:value="0.00047037">
            <text:p>0.00047037</text:p>
          </table:table-cell>
          <table:table-cell table:style-name="ce1" office:value-type="string">
            <text:p>1.9956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75e-06</text:p>
          </table:table-cell>
          <table:table-cell table:style-name="ce1" office:value-type="string">
            <text:p>2.7917e-05</text:p>
          </table:table-cell>
          <table:table-cell table:style-name="ce1" office:value-type="string">
            <text:p>1.549e-18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R86]*1000000" office:value-type="float" office:value="821.65">
            <text:p>821.65</text:p>
          </table:table-cell>
          <table:table-cell table:formula="of:=[.S86]*1000000" office:value-type="float" office:value="93.984">
            <text:p>93.984</text:p>
          </table:table-cell>
          <table:table-cell table:formula="of:=[.T86]*1000000" office:value-type="float" office:value="477.48">
            <text:p>477.48</text:p>
          </table:table-cell>
          <table:table-cell table:formula="of:=[.U86]*1000000" office:value-type="float" office:value="14.698">
            <text:p>14.698</text:p>
          </table:table-cell>
          <table:table-cell table:formula="of:=[.V86]*1000000" office:value-type="float" office:value="0.026444">
            <text:p>0.026444</text:p>
          </table:table-cell>
          <table:table-cell table:formula="of:=[.W86]*1000000" office:value-type="float" office:value="1.6616">
            <text:p>1.6616</text:p>
          </table:table-cell>
          <table:table-cell table:formula="of:=[.X86]*1000000" office:value-type="float" office:value="27.917">
            <text:p>27.917</text:p>
          </table:table-cell>
          <table:table-cell table:formula="of:=[.Y86]*1000000" office:value-type="float" office:value="0.0000000000015019">
            <text:p>1.5019E-012</text:p>
          </table:table-cell>
          <table:table-cell table:formula="of:=[.Z86]*1000000" office:value-type="float" office:value="821.64">
            <text:p>821.64</text:p>
          </table:table-cell>
          <table:table-cell table:formula="of:=[.AA86]*1000000" office:value-type="float" office:value="93.983">
            <text:p>93.983</text:p>
          </table:table-cell>
          <table:table-cell table:formula="of:=[.AB86]*1000000" office:value-type="float" office:value="477.49">
            <text:p>477.49</text:p>
          </table:table-cell>
          <table:table-cell table:formula="of:=[.AC86]*1000000" office:value-type="float" office:value="19.954">
            <text:p>19.954</text:p>
          </table:table-cell>
          <table:table-cell table:formula="of:=[.AD86]*1000000" office:value-type="float" office:value="0">
            <text:p>0</text:p>
          </table:table-cell>
          <table:table-cell table:formula="of:=[.AE86]*1000000" office:value-type="float" office:value="1.6615">
            <text:p>1.6615</text:p>
          </table:table-cell>
          <table:table-cell table:formula="of:=[.AF86]*1000000" office:value-type="float" office:value="27.917">
            <text:p>27.917</text:p>
          </table:table-cell>
          <table:table-cell table:formula="of:=[.AG86]*1000000" office:value-type="float" office:value="0.0000000000015019">
            <text:p>1.5019E-012</text:p>
          </table:table-cell>
          <table:table-cell office:value-type="float" office:value="0.00082165">
            <text:p>0.00082165</text:p>
          </table:table-cell>
          <table:table-cell table:style-name="ce1" office:value-type="string">
            <text:p>9.3984e-05</text:p>
          </table:table-cell>
          <table:table-cell office:value-type="float" office:value="0.00047748">
            <text:p>0.00047748</text:p>
          </table:table-cell>
          <table:table-cell table:style-name="ce1" office:value-type="string">
            <text:p>1.4698e-05</text:p>
          </table:table-cell>
          <table:table-cell table:style-name="ce1" office:value-type="string">
            <text:p>2.6444e-08</text:p>
          </table:table-cell>
          <table:table-cell table:style-name="ce1" office:value-type="string">
            <text:p>1.6616e-06</text:p>
          </table:table-cell>
          <table:table-cell table:style-name="ce1" office:value-type="string">
            <text:p>2.7917e-05</text:p>
          </table:table-cell>
          <table:table-cell table:style-name="ce1" office:value-type="string">
            <text:p>1.5019e-18</text:p>
          </table:table-cell>
          <table:table-cell office:value-type="float" office:value="0.00082164">
            <text:p>0.00082164</text:p>
          </table:table-cell>
          <table:table-cell table:style-name="ce1" office:value-type="string">
            <text:p>9.3983e-05</text:p>
          </table:table-cell>
          <table:table-cell office:value-type="float" office:value="0.00047749">
            <text:p>0.00047749</text:p>
          </table:table-cell>
          <table:table-cell table:style-name="ce1" office:value-type="string">
            <text:p>1.995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15e-06</text:p>
          </table:table-cell>
          <table:table-cell table:style-name="ce1" office:value-type="string">
            <text:p>2.7917e-05</text:p>
          </table:table-cell>
          <table:table-cell table:style-name="ce1" office:value-type="string">
            <text:p>1.5019e-18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R87]*1000000" office:value-type="float" office:value="814.99">
            <text:p>814.99</text:p>
          </table:table-cell>
          <table:table-cell table:formula="of:=[.S87]*1000000" office:value-type="float" office:value="93.367">
            <text:p>93.367</text:p>
          </table:table-cell>
          <table:table-cell table:formula="of:=[.T87]*1000000" office:value-type="float" office:value="484.53">
            <text:p>484.53</text:p>
          </table:table-cell>
          <table:table-cell table:formula="of:=[.U87]*1000000" office:value-type="float" office:value="14.533">
            <text:p>14.533</text:p>
          </table:table-cell>
          <table:table-cell table:formula="of:=[.V87]*1000000" office:value-type="float" office:value="0.026744">
            <text:p>0.026744</text:p>
          </table:table-cell>
          <table:table-cell table:formula="of:=[.W87]*1000000" office:value-type="float" office:value="1.6557">
            <text:p>1.6557</text:p>
          </table:table-cell>
          <table:table-cell table:formula="of:=[.X87]*1000000" office:value-type="float" office:value="27.908">
            <text:p>27.908</text:p>
          </table:table-cell>
          <table:table-cell table:formula="of:=[.Y87]*1000000" office:value-type="float" office:value="0.0000000000014562">
            <text:p>1.4562E-012</text:p>
          </table:table-cell>
          <table:table-cell table:formula="of:=[.Z87]*1000000" office:value-type="float" office:value="814.99">
            <text:p>814.99</text:p>
          </table:table-cell>
          <table:table-cell table:formula="of:=[.AA87]*1000000" office:value-type="float" office:value="93.366">
            <text:p>93.366</text:p>
          </table:table-cell>
          <table:table-cell table:formula="of:=[.AB87]*1000000" office:value-type="float" office:value="484.53">
            <text:p>484.53</text:p>
          </table:table-cell>
          <table:table-cell table:formula="of:=[.AC87]*1000000" office:value-type="float" office:value="19.952">
            <text:p>19.952</text:p>
          </table:table-cell>
          <table:table-cell table:formula="of:=[.AD87]*1000000" office:value-type="float" office:value="0">
            <text:p>0</text:p>
          </table:table-cell>
          <table:table-cell table:formula="of:=[.AE87]*1000000" office:value-type="float" office:value="1.6557">
            <text:p>1.6557</text:p>
          </table:table-cell>
          <table:table-cell table:formula="of:=[.AF87]*1000000" office:value-type="float" office:value="27.908">
            <text:p>27.908</text:p>
          </table:table-cell>
          <table:table-cell table:formula="of:=[.AG87]*1000000" office:value-type="float" office:value="0.0000000000014562">
            <text:p>1.4562E-012</text:p>
          </table:table-cell>
          <table:table-cell office:value-type="float" office:value="0.00081499">
            <text:p>0.00081499</text:p>
          </table:table-cell>
          <table:table-cell table:style-name="ce1" office:value-type="string">
            <text:p>9.3367e-05</text:p>
          </table:table-cell>
          <table:table-cell office:value-type="float" office:value="0.00048453">
            <text:p>0.00048453</text:p>
          </table:table-cell>
          <table:table-cell table:style-name="ce1" office:value-type="string">
            <text:p>1.4533e-05</text:p>
          </table:table-cell>
          <table:table-cell table:style-name="ce1" office:value-type="string">
            <text:p>2.6744e-08</text:p>
          </table:table-cell>
          <table:table-cell table:style-name="ce1" office:value-type="string">
            <text:p>1.6557e-06</text:p>
          </table:table-cell>
          <table:table-cell table:style-name="ce1" office:value-type="string">
            <text:p>2.7908e-05</text:p>
          </table:table-cell>
          <table:table-cell table:style-name="ce1" office:value-type="string">
            <text:p>1.4562e-18</text:p>
          </table:table-cell>
          <table:table-cell office:value-type="float" office:value="0.00081499">
            <text:p>0.00081499</text:p>
          </table:table-cell>
          <table:table-cell table:style-name="ce1" office:value-type="string">
            <text:p>9.3366e-05</text:p>
          </table:table-cell>
          <table:table-cell office:value-type="float" office:value="0.00048453">
            <text:p>0.00048453</text:p>
          </table:table-cell>
          <table:table-cell table:style-name="ce1" office:value-type="string">
            <text:p>1.995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557e-06</text:p>
          </table:table-cell>
          <table:table-cell table:style-name="ce1" office:value-type="string">
            <text:p>2.7908e-05</text:p>
          </table:table-cell>
          <table:table-cell table:style-name="ce1" office:value-type="string">
            <text:p>1.4562e-18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R88]*1000000" office:value-type="float" office:value="808.41">
            <text:p>808.41</text:p>
          </table:table-cell>
          <table:table-cell table:formula="of:=[.S88]*1000000" office:value-type="float" office:value="92.755">
            <text:p>92.755</text:p>
          </table:table-cell>
          <table:table-cell table:formula="of:=[.T88]*1000000" office:value-type="float" office:value="491.5">
            <text:p>491.5</text:p>
          </table:table-cell>
          <table:table-cell table:formula="of:=[.U88]*1000000" office:value-type="float" office:value="14.368">
            <text:p>14.368</text:p>
          </table:table-cell>
          <table:table-cell table:formula="of:=[.V88]*1000000" office:value-type="float" office:value="0.027037">
            <text:p>0.027037</text:p>
          </table:table-cell>
          <table:table-cell table:formula="of:=[.W88]*1000000" office:value-type="float" office:value="1.6499">
            <text:p>1.6499</text:p>
          </table:table-cell>
          <table:table-cell table:formula="of:=[.X88]*1000000" office:value-type="float" office:value="27.893">
            <text:p>27.893</text:p>
          </table:table-cell>
          <table:table-cell table:formula="of:=[.Y88]*1000000" office:value-type="float" office:value="0.0000000000014119">
            <text:p>1.4119E-012</text:p>
          </table:table-cell>
          <table:table-cell table:formula="of:=[.Z88]*1000000" office:value-type="float" office:value="808.41">
            <text:p>808.41</text:p>
          </table:table-cell>
          <table:table-cell table:formula="of:=[.AA88]*1000000" office:value-type="float" office:value="92.754">
            <text:p>92.754</text:p>
          </table:table-cell>
          <table:table-cell table:formula="of:=[.AB88]*1000000" office:value-type="float" office:value="491.5">
            <text:p>491.5</text:p>
          </table:table-cell>
          <table:table-cell table:formula="of:=[.AC88]*1000000" office:value-type="float" office:value="19.951">
            <text:p>19.951</text:p>
          </table:table-cell>
          <table:table-cell table:formula="of:=[.AD88]*1000000" office:value-type="float" office:value="0">
            <text:p>0</text:p>
          </table:table-cell>
          <table:table-cell table:formula="of:=[.AE88]*1000000" office:value-type="float" office:value="1.6499">
            <text:p>1.6499</text:p>
          </table:table-cell>
          <table:table-cell table:formula="of:=[.AF88]*1000000" office:value-type="float" office:value="27.893">
            <text:p>27.893</text:p>
          </table:table-cell>
          <table:table-cell table:formula="of:=[.AG88]*1000000" office:value-type="float" office:value="0.0000000000014119">
            <text:p>1.4119E-012</text:p>
          </table:table-cell>
          <table:table-cell office:value-type="float" office:value="0.00080841">
            <text:p>0.00080841</text:p>
          </table:table-cell>
          <table:table-cell table:style-name="ce1" office:value-type="string">
            <text:p>9.2755e-05</text:p>
          </table:table-cell>
          <table:table-cell office:value-type="float" office:value="0.0004915">
            <text:p>0.0004915</text:p>
          </table:table-cell>
          <table:table-cell table:style-name="ce1" office:value-type="string">
            <text:p>1.4368e-05</text:p>
          </table:table-cell>
          <table:table-cell table:style-name="ce1" office:value-type="string">
            <text:p>2.7037e-08</text:p>
          </table:table-cell>
          <table:table-cell table:style-name="ce1" office:value-type="string">
            <text:p>1.6499e-06</text:p>
          </table:table-cell>
          <table:table-cell table:style-name="ce1" office:value-type="string">
            <text:p>2.7893e-05</text:p>
          </table:table-cell>
          <table:table-cell table:style-name="ce1" office:value-type="string">
            <text:p>1.4119e-18</text:p>
          </table:table-cell>
          <table:table-cell office:value-type="float" office:value="0.00080841">
            <text:p>0.00080841</text:p>
          </table:table-cell>
          <table:table-cell table:style-name="ce1" office:value-type="string">
            <text:p>9.2754e-05</text:p>
          </table:table-cell>
          <table:table-cell office:value-type="float" office:value="0.0004915">
            <text:p>0.0004915</text:p>
          </table:table-cell>
          <table:table-cell table:style-name="ce1" office:value-type="string">
            <text:p>1.9951e-05</text:p>
          </table:table-cell>
          <table:table-cell office:value-type="float" office:value="0">
            <text:p>0</text:p>
          </table:table-cell>
          <table:table-cell table:style-name="ce1" office:value-type="string">
            <text:p>1.6499e-06</text:p>
          </table:table-cell>
          <table:table-cell table:style-name="ce1" office:value-type="string">
            <text:p>2.7893e-05</text:p>
          </table:table-cell>
          <table:table-cell table:style-name="ce1" office:value-type="string">
            <text:p>1.4119e-18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R89]*1000000" office:value-type="float" office:value="801.9">
            <text:p>801.9</text:p>
          </table:table-cell>
          <table:table-cell table:formula="of:=[.S89]*1000000" office:value-type="float" office:value="92.148">
            <text:p>92.148</text:p>
          </table:table-cell>
          <table:table-cell table:formula="of:=[.T89]*1000000" office:value-type="float" office:value="498.4">
            <text:p>498.4</text:p>
          </table:table-cell>
          <table:table-cell table:formula="of:=[.U89]*1000000" office:value-type="float" office:value="14.202">
            <text:p>14.202</text:p>
          </table:table-cell>
          <table:table-cell table:formula="of:=[.V89]*1000000" office:value-type="float" office:value="0.027325">
            <text:p>0.027325</text:p>
          </table:table-cell>
          <table:table-cell table:formula="of:=[.W89]*1000000" office:value-type="float" office:value="1.6443">
            <text:p>1.6443</text:p>
          </table:table-cell>
          <table:table-cell table:formula="of:=[.X89]*1000000" office:value-type="float" office:value="27.87">
            <text:p>27.87</text:p>
          </table:table-cell>
          <table:table-cell table:formula="of:=[.Y89]*1000000" office:value-type="float" office:value="0.000000000001369">
            <text:p>1.369E-012</text:p>
          </table:table-cell>
          <table:table-cell table:formula="of:=[.Z89]*1000000" office:value-type="float" office:value="801.9">
            <text:p>801.9</text:p>
          </table:table-cell>
          <table:table-cell table:formula="of:=[.AA89]*1000000" office:value-type="float" office:value="92.147">
            <text:p>92.147</text:p>
          </table:table-cell>
          <table:table-cell table:formula="of:=[.AB89]*1000000" office:value-type="float" office:value="498.4">
            <text:p>498.4</text:p>
          </table:table-cell>
          <table:table-cell table:formula="of:=[.AC89]*1000000" office:value-type="float" office:value="19.949">
            <text:p>19.949</text:p>
          </table:table-cell>
          <table:table-cell table:formula="of:=[.AD89]*1000000" office:value-type="float" office:value="0">
            <text:p>0</text:p>
          </table:table-cell>
          <table:table-cell table:formula="of:=[.AE89]*1000000" office:value-type="float" office:value="1.6442">
            <text:p>1.6442</text:p>
          </table:table-cell>
          <table:table-cell table:formula="of:=[.AF89]*1000000" office:value-type="float" office:value="27.87">
            <text:p>27.87</text:p>
          </table:table-cell>
          <table:table-cell table:formula="of:=[.AG89]*1000000" office:value-type="float" office:value="0.000000000001369">
            <text:p>1.369E-012</text:p>
          </table:table-cell>
          <table:table-cell office:value-type="float" office:value="0.0008019">
            <text:p>0.0008019</text:p>
          </table:table-cell>
          <table:table-cell table:style-name="ce1" office:value-type="string">
            <text:p>9.2148e-05</text:p>
          </table:table-cell>
          <table:table-cell office:value-type="float" office:value="0.0004984">
            <text:p>0.0004984</text:p>
          </table:table-cell>
          <table:table-cell table:style-name="ce1" office:value-type="string">
            <text:p>1.4202e-05</text:p>
          </table:table-cell>
          <table:table-cell table:style-name="ce1" office:value-type="string">
            <text:p>2.7325e-08</text:p>
          </table:table-cell>
          <table:table-cell table:style-name="ce1" office:value-type="string">
            <text:p>1.6443e-06</text:p>
          </table:table-cell>
          <table:table-cell table:style-name="ce1" office:value-type="string">
            <text:p>2.787e-05</text:p>
          </table:table-cell>
          <table:table-cell table:style-name="ce1" office:value-type="string">
            <text:p>1.369e-18</text:p>
          </table:table-cell>
          <table:table-cell office:value-type="float" office:value="0.0008019">
            <text:p>0.0008019</text:p>
          </table:table-cell>
          <table:table-cell table:style-name="ce1" office:value-type="string">
            <text:p>9.2147e-05</text:p>
          </table:table-cell>
          <table:table-cell office:value-type="float" office:value="0.0004984">
            <text:p>0.0004984</text:p>
          </table:table-cell>
          <table:table-cell table:style-name="ce1" office:value-type="string">
            <text:p>1.9949e-05</text:p>
          </table:table-cell>
          <table:table-cell office:value-type="float" office:value="0">
            <text:p>0</text:p>
          </table:table-cell>
          <table:table-cell table:style-name="ce1" office:value-type="string">
            <text:p>1.6442e-06</text:p>
          </table:table-cell>
          <table:table-cell table:style-name="ce1" office:value-type="string">
            <text:p>2.787e-05</text:p>
          </table:table-cell>
          <table:table-cell table:style-name="ce1" office:value-type="string">
            <text:p>1.369e-18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R90]*1000000" office:value-type="float" office:value="795.46">
            <text:p>795.46</text:p>
          </table:table-cell>
          <table:table-cell table:formula="of:=[.S90]*1000000" office:value-type="float" office:value="91.545">
            <text:p>91.545</text:p>
          </table:table-cell>
          <table:table-cell table:formula="of:=[.T90]*1000000" office:value-type="float" office:value="505.23">
            <text:p>505.23</text:p>
          </table:table-cell>
          <table:table-cell table:formula="of:=[.U90]*1000000" office:value-type="float" office:value="14.036">
            <text:p>14.036</text:p>
          </table:table-cell>
          <table:table-cell table:formula="of:=[.V90]*1000000" office:value-type="float" office:value="0.027606">
            <text:p>0.027606</text:p>
          </table:table-cell>
          <table:table-cell table:formula="of:=[.W90]*1000000" office:value-type="float" office:value="1.6387">
            <text:p>1.6387</text:p>
          </table:table-cell>
          <table:table-cell table:formula="of:=[.X90]*1000000" office:value-type="float" office:value="27.84">
            <text:p>27.84</text:p>
          </table:table-cell>
          <table:table-cell table:formula="of:=[.Y90]*1000000" office:value-type="float" office:value="0.0000000000013274">
            <text:p>1.3274E-012</text:p>
          </table:table-cell>
          <table:table-cell table:formula="of:=[.Z90]*1000000" office:value-type="float" office:value="795.46">
            <text:p>795.46</text:p>
          </table:table-cell>
          <table:table-cell table:formula="of:=[.AA90]*1000000" office:value-type="float" office:value="91.544">
            <text:p>91.544</text:p>
          </table:table-cell>
          <table:table-cell table:formula="of:=[.AB90]*1000000" office:value-type="float" office:value="505.23">
            <text:p>505.23</text:p>
          </table:table-cell>
          <table:table-cell table:formula="of:=[.AC90]*1000000" office:value-type="float" office:value="19.948">
            <text:p>19.948</text:p>
          </table:table-cell>
          <table:table-cell table:formula="of:=[.AD90]*1000000" office:value-type="float" office:value="0">
            <text:p>0</text:p>
          </table:table-cell>
          <table:table-cell table:formula="of:=[.AE90]*1000000" office:value-type="float" office:value="1.6386">
            <text:p>1.6386</text:p>
          </table:table-cell>
          <table:table-cell table:formula="of:=[.AF90]*1000000" office:value-type="float" office:value="27.84">
            <text:p>27.84</text:p>
          </table:table-cell>
          <table:table-cell table:formula="of:=[.AG90]*1000000" office:value-type="float" office:value="0.0000000000013274">
            <text:p>1.3274E-012</text:p>
          </table:table-cell>
          <table:table-cell office:value-type="float" office:value="0.00079546">
            <text:p>0.00079546</text:p>
          </table:table-cell>
          <table:table-cell table:style-name="ce1" office:value-type="string">
            <text:p>9.1545e-05</text:p>
          </table:table-cell>
          <table:table-cell office:value-type="float" office:value="0.00050523">
            <text:p>0.00050523</text:p>
          </table:table-cell>
          <table:table-cell table:style-name="ce1" office:value-type="string">
            <text:p>1.4036e-05</text:p>
          </table:table-cell>
          <table:table-cell table:style-name="ce1" office:value-type="string">
            <text:p>2.7606e-08</text:p>
          </table:table-cell>
          <table:table-cell table:style-name="ce1" office:value-type="string">
            <text:p>1.6387e-06</text:p>
          </table:table-cell>
          <table:table-cell table:style-name="ce1" office:value-type="string">
            <text:p>2.784e-05</text:p>
          </table:table-cell>
          <table:table-cell table:style-name="ce1" office:value-type="string">
            <text:p>1.3274e-18</text:p>
          </table:table-cell>
          <table:table-cell office:value-type="float" office:value="0.00079546">
            <text:p>0.00079546</text:p>
          </table:table-cell>
          <table:table-cell table:style-name="ce1" office:value-type="string">
            <text:p>9.1544e-05</text:p>
          </table:table-cell>
          <table:table-cell office:value-type="float" office:value="0.00050523">
            <text:p>0.00050523</text:p>
          </table:table-cell>
          <table:table-cell table:style-name="ce1" office:value-type="string">
            <text:p>1.994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386e-06</text:p>
          </table:table-cell>
          <table:table-cell table:style-name="ce1" office:value-type="string">
            <text:p>2.784e-05</text:p>
          </table:table-cell>
          <table:table-cell table:style-name="ce1" office:value-type="string">
            <text:p>1.3274e-18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R91]*1000000" office:value-type="float" office:value="789.09">
            <text:p>789.09</text:p>
          </table:table-cell>
          <table:table-cell table:formula="of:=[.S91]*1000000" office:value-type="float" office:value="90.946">
            <text:p>90.946</text:p>
          </table:table-cell>
          <table:table-cell table:formula="of:=[.T91]*1000000" office:value-type="float" office:value="511.99">
            <text:p>511.99</text:p>
          </table:table-cell>
          <table:table-cell table:formula="of:=[.U91]*1000000" office:value-type="float" office:value="13.87">
            <text:p>13.87</text:p>
          </table:table-cell>
          <table:table-cell table:formula="of:=[.V91]*1000000" office:value-type="float" office:value="0.027882">
            <text:p>0.027882</text:p>
          </table:table-cell>
          <table:table-cell table:formula="of:=[.W91]*1000000" office:value-type="float" office:value="1.6331">
            <text:p>1.6331</text:p>
          </table:table-cell>
          <table:table-cell table:formula="of:=[.X91]*1000000" office:value-type="float" office:value="27.805">
            <text:p>27.805</text:p>
          </table:table-cell>
          <table:table-cell table:formula="of:=[.Y91]*1000000" office:value-type="float" office:value="0.0000000000012871">
            <text:p>1.2871E-012</text:p>
          </table:table-cell>
          <table:table-cell table:formula="of:=[.Z91]*1000000" office:value-type="float" office:value="789.08">
            <text:p>789.08</text:p>
          </table:table-cell>
          <table:table-cell table:formula="of:=[.AA91]*1000000" office:value-type="float" office:value="90.945">
            <text:p>90.945</text:p>
          </table:table-cell>
          <table:table-cell table:formula="of:=[.AB91]*1000000" office:value-type="float" office:value="512">
            <text:p>512</text:p>
          </table:table-cell>
          <table:table-cell table:formula="of:=[.AC91]*1000000" office:value-type="float" office:value="19.947">
            <text:p>19.947</text:p>
          </table:table-cell>
          <table:table-cell table:formula="of:=[.AD91]*1000000" office:value-type="float" office:value="0">
            <text:p>0</text:p>
          </table:table-cell>
          <table:table-cell table:formula="of:=[.AE91]*1000000" office:value-type="float" office:value="1.6331">
            <text:p>1.6331</text:p>
          </table:table-cell>
          <table:table-cell table:formula="of:=[.AF91]*1000000" office:value-type="float" office:value="27.805">
            <text:p>27.805</text:p>
          </table:table-cell>
          <table:table-cell table:formula="of:=[.AG91]*1000000" office:value-type="float" office:value="0.0000000000012871">
            <text:p>1.2871E-012</text:p>
          </table:table-cell>
          <table:table-cell office:value-type="float" office:value="0.00078909">
            <text:p>0.00078909</text:p>
          </table:table-cell>
          <table:table-cell table:style-name="ce1" office:value-type="string">
            <text:p>9.0946e-05</text:p>
          </table:table-cell>
          <table:table-cell office:value-type="float" office:value="0.00051199">
            <text:p>0.00051199</text:p>
          </table:table-cell>
          <table:table-cell table:style-name="ce1" office:value-type="string">
            <text:p>1.387e-05</text:p>
          </table:table-cell>
          <table:table-cell table:style-name="ce1" office:value-type="string">
            <text:p>2.7882e-08</text:p>
          </table:table-cell>
          <table:table-cell table:style-name="ce1" office:value-type="string">
            <text:p>1.6331e-06</text:p>
          </table:table-cell>
          <table:table-cell table:style-name="ce1" office:value-type="string">
            <text:p>2.7805e-05</text:p>
          </table:table-cell>
          <table:table-cell table:style-name="ce1" office:value-type="string">
            <text:p>1.2871e-18</text:p>
          </table:table-cell>
          <table:table-cell office:value-type="float" office:value="0.00078908">
            <text:p>0.00078908</text:p>
          </table:table-cell>
          <table:table-cell table:style-name="ce1" office:value-type="string">
            <text:p>9.0945e-05</text:p>
          </table:table-cell>
          <table:table-cell office:value-type="float" office:value="0.000512">
            <text:p>0.000512</text:p>
          </table:table-cell>
          <table:table-cell table:style-name="ce1" office:value-type="string">
            <text:p>1.9947e-05</text:p>
          </table:table-cell>
          <table:table-cell office:value-type="float" office:value="0">
            <text:p>0</text:p>
          </table:table-cell>
          <table:table-cell table:style-name="ce1" office:value-type="string">
            <text:p>1.6331e-06</text:p>
          </table:table-cell>
          <table:table-cell table:style-name="ce1" office:value-type="string">
            <text:p>2.7805e-05</text:p>
          </table:table-cell>
          <table:table-cell table:style-name="ce1" office:value-type="string">
            <text:p>1.2871e-18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R92]*1000000" office:value-type="float" office:value="782.78">
            <text:p>782.78</text:p>
          </table:table-cell>
          <table:table-cell table:formula="of:=[.S92]*1000000" office:value-type="float" office:value="90.351">
            <text:p>90.351</text:p>
          </table:table-cell>
          <table:table-cell table:formula="of:=[.T92]*1000000" office:value-type="float" office:value="518.69">
            <text:p>518.69</text:p>
          </table:table-cell>
          <table:table-cell table:formula="of:=[.U92]*1000000" office:value-type="float" office:value="13.704">
            <text:p>13.704</text:p>
          </table:table-cell>
          <table:table-cell table:formula="of:=[.V92]*1000000" office:value-type="float" office:value="0.028152">
            <text:p>0.028152</text:p>
          </table:table-cell>
          <table:table-cell table:formula="of:=[.W92]*1000000" office:value-type="float" office:value="1.6277">
            <text:p>1.6277</text:p>
          </table:table-cell>
          <table:table-cell table:formula="of:=[.X92]*1000000" office:value-type="float" office:value="27.763">
            <text:p>27.763</text:p>
          </table:table-cell>
          <table:table-cell table:formula="of:=[.Y92]*1000000" office:value-type="float" office:value="0.000000000001248">
            <text:p>1.248E-012</text:p>
          </table:table-cell>
          <table:table-cell table:formula="of:=[.Z92]*1000000" office:value-type="float" office:value="782.77">
            <text:p>782.77</text:p>
          </table:table-cell>
          <table:table-cell table:formula="of:=[.AA92]*1000000" office:value-type="float" office:value="90.35">
            <text:p>90.35</text:p>
          </table:table-cell>
          <table:table-cell table:formula="of:=[.AB92]*1000000" office:value-type="float" office:value="518.69">
            <text:p>518.69</text:p>
          </table:table-cell>
          <table:table-cell table:formula="of:=[.AC92]*1000000" office:value-type="float" office:value="19.946">
            <text:p>19.946</text:p>
          </table:table-cell>
          <table:table-cell table:formula="of:=[.AD92]*1000000" office:value-type="float" office:value="0">
            <text:p>0</text:p>
          </table:table-cell>
          <table:table-cell table:formula="of:=[.AE92]*1000000" office:value-type="float" office:value="1.6276">
            <text:p>1.6276</text:p>
          </table:table-cell>
          <table:table-cell table:formula="of:=[.AF92]*1000000" office:value-type="float" office:value="27.763">
            <text:p>27.763</text:p>
          </table:table-cell>
          <table:table-cell table:formula="of:=[.AG92]*1000000" office:value-type="float" office:value="0.000000000001248">
            <text:p>1.248E-012</text:p>
          </table:table-cell>
          <table:table-cell office:value-type="float" office:value="0.00078278">
            <text:p>0.00078278</text:p>
          </table:table-cell>
          <table:table-cell table:style-name="ce1" office:value-type="string">
            <text:p>9.0351e-05</text:p>
          </table:table-cell>
          <table:table-cell office:value-type="float" office:value="0.00051869">
            <text:p>0.00051869</text:p>
          </table:table-cell>
          <table:table-cell table:style-name="ce1" office:value-type="string">
            <text:p>1.3704e-05</text:p>
          </table:table-cell>
          <table:table-cell table:style-name="ce1" office:value-type="string">
            <text:p>2.8152e-08</text:p>
          </table:table-cell>
          <table:table-cell table:style-name="ce1" office:value-type="string">
            <text:p>1.6277e-06</text:p>
          </table:table-cell>
          <table:table-cell table:style-name="ce1" office:value-type="string">
            <text:p>2.7763e-05</text:p>
          </table:table-cell>
          <table:table-cell table:style-name="ce1" office:value-type="string">
            <text:p>1.248e-18</text:p>
          </table:table-cell>
          <table:table-cell office:value-type="float" office:value="0.00078277">
            <text:p>0.00078277</text:p>
          </table:table-cell>
          <table:table-cell table:style-name="ce1" office:value-type="string">
            <text:p>9.035e-05</text:p>
          </table:table-cell>
          <table:table-cell office:value-type="float" office:value="0.00051869">
            <text:p>0.00051869</text:p>
          </table:table-cell>
          <table:table-cell table:style-name="ce1" office:value-type="string">
            <text:p>1.9946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76e-06</text:p>
          </table:table-cell>
          <table:table-cell table:style-name="ce1" office:value-type="string">
            <text:p>2.7763e-05</text:p>
          </table:table-cell>
          <table:table-cell table:style-name="ce1" office:value-type="string">
            <text:p>1.248e-18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R93]*1000000" office:value-type="float" office:value="776.53">
            <text:p>776.53</text:p>
          </table:table-cell>
          <table:table-cell table:formula="of:=[.S93]*1000000" office:value-type="float" office:value="89.759">
            <text:p>89.759</text:p>
          </table:table-cell>
          <table:table-cell table:formula="of:=[.T93]*1000000" office:value-type="float" office:value="525.32">
            <text:p>525.32</text:p>
          </table:table-cell>
          <table:table-cell table:formula="of:=[.U93]*1000000" office:value-type="float" office:value="13.538">
            <text:p>13.538</text:p>
          </table:table-cell>
          <table:table-cell table:formula="of:=[.V93]*1000000" office:value-type="float" office:value="0.028416">
            <text:p>0.028416</text:p>
          </table:table-cell>
          <table:table-cell table:formula="of:=[.W93]*1000000" office:value-type="float" office:value="1.6222">
            <text:p>1.6222</text:p>
          </table:table-cell>
          <table:table-cell table:formula="of:=[.X93]*1000000" office:value-type="float" office:value="27.716">
            <text:p>27.716</text:p>
          </table:table-cell>
          <table:table-cell table:formula="of:=[.Y93]*1000000" office:value-type="float" office:value="0.0000000000012101">
            <text:p>1.2101E-012</text:p>
          </table:table-cell>
          <table:table-cell table:formula="of:=[.Z93]*1000000" office:value-type="float" office:value="776.53">
            <text:p>776.53</text:p>
          </table:table-cell>
          <table:table-cell table:formula="of:=[.AA93]*1000000" office:value-type="float" office:value="89.759">
            <text:p>89.759</text:p>
          </table:table-cell>
          <table:table-cell table:formula="of:=[.AB93]*1000000" office:value-type="float" office:value="525.33">
            <text:p>525.33</text:p>
          </table:table-cell>
          <table:table-cell table:formula="of:=[.AC93]*1000000" office:value-type="float" office:value="19.945">
            <text:p>19.945</text:p>
          </table:table-cell>
          <table:table-cell table:formula="of:=[.AD93]*1000000" office:value-type="float" office:value="0">
            <text:p>0</text:p>
          </table:table-cell>
          <table:table-cell table:formula="of:=[.AE93]*1000000" office:value-type="float" office:value="1.6222">
            <text:p>1.6222</text:p>
          </table:table-cell>
          <table:table-cell table:formula="of:=[.AF93]*1000000" office:value-type="float" office:value="27.716">
            <text:p>27.716</text:p>
          </table:table-cell>
          <table:table-cell table:formula="of:=[.AG93]*1000000" office:value-type="float" office:value="0.0000000000012101">
            <text:p>1.2101E-012</text:p>
          </table:table-cell>
          <table:table-cell office:value-type="float" office:value="0.00077653">
            <text:p>0.00077653</text:p>
          </table:table-cell>
          <table:table-cell table:style-name="ce1" office:value-type="string">
            <text:p>8.9759e-05</text:p>
          </table:table-cell>
          <table:table-cell office:value-type="float" office:value="0.00052532">
            <text:p>0.00052532</text:p>
          </table:table-cell>
          <table:table-cell table:style-name="ce1" office:value-type="string">
            <text:p>1.3538e-05</text:p>
          </table:table-cell>
          <table:table-cell table:style-name="ce1" office:value-type="string">
            <text:p>2.8416e-08</text:p>
          </table:table-cell>
          <table:table-cell table:style-name="ce1" office:value-type="string">
            <text:p>1.6222e-06</text:p>
          </table:table-cell>
          <table:table-cell table:style-name="ce1" office:value-type="string">
            <text:p>2.7716e-05</text:p>
          </table:table-cell>
          <table:table-cell table:style-name="ce1" office:value-type="string">
            <text:p>1.2101e-18</text:p>
          </table:table-cell>
          <table:table-cell office:value-type="float" office:value="0.00077653">
            <text:p>0.00077653</text:p>
          </table:table-cell>
          <table:table-cell table:style-name="ce1" office:value-type="string">
            <text:p>8.9759e-05</text:p>
          </table:table-cell>
          <table:table-cell office:value-type="float" office:value="0.00052533">
            <text:p>0.00052533</text:p>
          </table:table-cell>
          <table:table-cell table:style-name="ce1" office:value-type="string">
            <text:p>1.9945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22e-06</text:p>
          </table:table-cell>
          <table:table-cell table:style-name="ce1" office:value-type="string">
            <text:p>2.7716e-05</text:p>
          </table:table-cell>
          <table:table-cell table:style-name="ce1" office:value-type="string">
            <text:p>1.2101e-18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R94]*1000000" office:value-type="float" office:value="770.35">
            <text:p>770.35</text:p>
          </table:table-cell>
          <table:table-cell table:formula="of:=[.S94]*1000000" office:value-type="float" office:value="89.172">
            <text:p>89.172</text:p>
          </table:table-cell>
          <table:table-cell table:formula="of:=[.T94]*1000000" office:value-type="float" office:value="531.89">
            <text:p>531.89</text:p>
          </table:table-cell>
          <table:table-cell table:formula="of:=[.U94]*1000000" office:value-type="float" office:value="13.372">
            <text:p>13.372</text:p>
          </table:table-cell>
          <table:table-cell table:formula="of:=[.V94]*1000000" office:value-type="float" office:value="0.028675">
            <text:p>0.028675</text:p>
          </table:table-cell>
          <table:table-cell table:formula="of:=[.W94]*1000000" office:value-type="float" office:value="1.6169">
            <text:p>1.6169</text:p>
          </table:table-cell>
          <table:table-cell table:formula="of:=[.X94]*1000000" office:value-type="float" office:value="27.664">
            <text:p>27.664</text:p>
          </table:table-cell>
          <table:table-cell table:formula="of:=[.Y94]*1000000" office:value-type="float" office:value="0.0000000000011734">
            <text:p>1.1734E-012</text:p>
          </table:table-cell>
          <table:table-cell table:formula="of:=[.Z94]*1000000" office:value-type="float" office:value="770.34">
            <text:p>770.34</text:p>
          </table:table-cell>
          <table:table-cell table:formula="of:=[.AA94]*1000000" office:value-type="float" office:value="89.171">
            <text:p>89.171</text:p>
          </table:table-cell>
          <table:table-cell table:formula="of:=[.AB94]*1000000" office:value-type="float" office:value="531.9">
            <text:p>531.9</text:p>
          </table:table-cell>
          <table:table-cell table:formula="of:=[.AC94]*1000000" office:value-type="float" office:value="19.945">
            <text:p>19.945</text:p>
          </table:table-cell>
          <table:table-cell table:formula="of:=[.AD94]*1000000" office:value-type="float" office:value="0">
            <text:p>0</text:p>
          </table:table-cell>
          <table:table-cell table:formula="of:=[.AE94]*1000000" office:value-type="float" office:value="1.6168">
            <text:p>1.6168</text:p>
          </table:table-cell>
          <table:table-cell table:formula="of:=[.AF94]*1000000" office:value-type="float" office:value="27.664">
            <text:p>27.664</text:p>
          </table:table-cell>
          <table:table-cell table:formula="of:=[.AG94]*1000000" office:value-type="float" office:value="0.0000000000011733">
            <text:p>1.1733E-012</text:p>
          </table:table-cell>
          <table:table-cell office:value-type="float" office:value="0.00077035">
            <text:p>0.00077035</text:p>
          </table:table-cell>
          <table:table-cell table:style-name="ce1" office:value-type="string">
            <text:p>8.9172e-05</text:p>
          </table:table-cell>
          <table:table-cell office:value-type="float" office:value="0.00053189">
            <text:p>0.00053189</text:p>
          </table:table-cell>
          <table:table-cell table:style-name="ce1" office:value-type="string">
            <text:p>1.3372e-05</text:p>
          </table:table-cell>
          <table:table-cell table:style-name="ce1" office:value-type="string">
            <text:p>2.8675e-08</text:p>
          </table:table-cell>
          <table:table-cell table:style-name="ce1" office:value-type="string">
            <text:p>1.6169e-06</text:p>
          </table:table-cell>
          <table:table-cell table:style-name="ce1" office:value-type="string">
            <text:p>2.7664e-05</text:p>
          </table:table-cell>
          <table:table-cell table:style-name="ce1" office:value-type="string">
            <text:p>1.1734e-18</text:p>
          </table:table-cell>
          <table:table-cell office:value-type="float" office:value="0.00077034">
            <text:p>0.00077034</text:p>
          </table:table-cell>
          <table:table-cell table:style-name="ce1" office:value-type="string">
            <text:p>8.9171e-05</text:p>
          </table:table-cell>
          <table:table-cell office:value-type="float" office:value="0.0005319">
            <text:p>0.0005319</text:p>
          </table:table-cell>
          <table:table-cell table:style-name="ce1" office:value-type="string">
            <text:p>1.9945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68e-06</text:p>
          </table:table-cell>
          <table:table-cell table:style-name="ce1" office:value-type="string">
            <text:p>2.7664e-05</text:p>
          </table:table-cell>
          <table:table-cell table:style-name="ce1" office:value-type="string">
            <text:p>1.1733e-18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R95]*1000000" office:value-type="float" office:value="764.23">
            <text:p>764.23</text:p>
          </table:table-cell>
          <table:table-cell table:formula="of:=[.S95]*1000000" office:value-type="float" office:value="88.588">
            <text:p>88.588</text:p>
          </table:table-cell>
          <table:table-cell table:formula="of:=[.T95]*1000000" office:value-type="float" office:value="538.41">
            <text:p>538.41</text:p>
          </table:table-cell>
          <table:table-cell table:formula="of:=[.U95]*1000000" office:value-type="float" office:value="13.206">
            <text:p>13.206</text:p>
          </table:table-cell>
          <table:table-cell table:formula="of:=[.V95]*1000000" office:value-type="float" office:value="0.028929">
            <text:p>0.028929</text:p>
          </table:table-cell>
          <table:table-cell table:formula="of:=[.W95]*1000000" office:value-type="float" office:value="1.6116">
            <text:p>1.6116</text:p>
          </table:table-cell>
          <table:table-cell table:formula="of:=[.X95]*1000000" office:value-type="float" office:value="27.607">
            <text:p>27.607</text:p>
          </table:table-cell>
          <table:table-cell table:formula="of:=[.Y95]*1000000" office:value-type="float" office:value="0.0000000000011378">
            <text:p>1.1378E-012</text:p>
          </table:table-cell>
          <table:table-cell table:formula="of:=[.Z95]*1000000" office:value-type="float" office:value="764.22">
            <text:p>764.22</text:p>
          </table:table-cell>
          <table:table-cell table:formula="of:=[.AA95]*1000000" office:value-type="float" office:value="88.587">
            <text:p>88.587</text:p>
          </table:table-cell>
          <table:table-cell table:formula="of:=[.AB95]*1000000" office:value-type="float" office:value="538.41">
            <text:p>538.41</text:p>
          </table:table-cell>
          <table:table-cell table:formula="of:=[.AC95]*1000000" office:value-type="float" office:value="19.944">
            <text:p>19.944</text:p>
          </table:table-cell>
          <table:table-cell table:formula="of:=[.AD95]*1000000" office:value-type="float" office:value="0">
            <text:p>0</text:p>
          </table:table-cell>
          <table:table-cell table:formula="of:=[.AE95]*1000000" office:value-type="float" office:value="1.6115">
            <text:p>1.6115</text:p>
          </table:table-cell>
          <table:table-cell table:formula="of:=[.AF95]*1000000" office:value-type="float" office:value="27.607">
            <text:p>27.607</text:p>
          </table:table-cell>
          <table:table-cell table:formula="of:=[.AG95]*1000000" office:value-type="float" office:value="0.0000000000011377">
            <text:p>1.1377E-012</text:p>
          </table:table-cell>
          <table:table-cell office:value-type="float" office:value="0.00076423">
            <text:p>0.00076423</text:p>
          </table:table-cell>
          <table:table-cell table:style-name="ce1" office:value-type="string">
            <text:p>8.8588e-05</text:p>
          </table:table-cell>
          <table:table-cell office:value-type="float" office:value="0.00053841">
            <text:p>0.00053841</text:p>
          </table:table-cell>
          <table:table-cell table:style-name="ce1" office:value-type="string">
            <text:p>1.3206e-05</text:p>
          </table:table-cell>
          <table:table-cell table:style-name="ce1" office:value-type="string">
            <text:p>2.8929e-08</text:p>
          </table:table-cell>
          <table:table-cell table:style-name="ce1" office:value-type="string">
            <text:p>1.6116e-06</text:p>
          </table:table-cell>
          <table:table-cell table:style-name="ce1" office:value-type="string">
            <text:p>2.7607e-05</text:p>
          </table:table-cell>
          <table:table-cell table:style-name="ce1" office:value-type="string">
            <text:p>1.1378e-18</text:p>
          </table:table-cell>
          <table:table-cell office:value-type="float" office:value="0.00076422">
            <text:p>0.00076422</text:p>
          </table:table-cell>
          <table:table-cell table:style-name="ce1" office:value-type="string">
            <text:p>8.8587e-05</text:p>
          </table:table-cell>
          <table:table-cell office:value-type="float" office:value="0.00053841">
            <text:p>0.00053841</text:p>
          </table:table-cell>
          <table:table-cell table:style-name="ce1" office:value-type="string">
            <text:p>1.99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15e-06</text:p>
          </table:table-cell>
          <table:table-cell table:style-name="ce1" office:value-type="string">
            <text:p>2.7607e-05</text:p>
          </table:table-cell>
          <table:table-cell table:style-name="ce1" office:value-type="string">
            <text:p>1.1377e-18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R96]*1000000" office:value-type="float" office:value="758.16">
            <text:p>758.16</text:p>
          </table:table-cell>
          <table:table-cell table:formula="of:=[.S96]*1000000" office:value-type="float" office:value="88.007">
            <text:p>88.007</text:p>
          </table:table-cell>
          <table:table-cell table:formula="of:=[.T96]*1000000" office:value-type="float" office:value="544.86">
            <text:p>544.86</text:p>
          </table:table-cell>
          <table:table-cell table:formula="of:=[.U96]*1000000" office:value-type="float" office:value="13.04">
            <text:p>13.04</text:p>
          </table:table-cell>
          <table:table-cell table:formula="of:=[.V96]*1000000" office:value-type="float" office:value="0.029177">
            <text:p>0.029177</text:p>
          </table:table-cell>
          <table:table-cell table:formula="of:=[.W96]*1000000" office:value-type="float" office:value="1.6063">
            <text:p>1.6063</text:p>
          </table:table-cell>
          <table:table-cell table:formula="of:=[.X96]*1000000" office:value-type="float" office:value="27.545">
            <text:p>27.545</text:p>
          </table:table-cell>
          <table:table-cell table:formula="of:=[.Y96]*1000000" office:value-type="float" office:value="0.0000000000011032">
            <text:p>1.1032E-012</text:p>
          </table:table-cell>
          <table:table-cell table:formula="of:=[.Z96]*1000000" office:value-type="float" office:value="758.16">
            <text:p>758.16</text:p>
          </table:table-cell>
          <table:table-cell table:formula="of:=[.AA96]*1000000" office:value-type="float" office:value="88.006">
            <text:p>88.006</text:p>
          </table:table-cell>
          <table:table-cell table:formula="of:=[.AB96]*1000000" office:value-type="float" office:value="544.87">
            <text:p>544.87</text:p>
          </table:table-cell>
          <table:table-cell table:formula="of:=[.AC96]*1000000" office:value-type="float" office:value="19.944">
            <text:p>19.944</text:p>
          </table:table-cell>
          <table:table-cell table:formula="of:=[.AD96]*1000000" office:value-type="float" office:value="0">
            <text:p>0</text:p>
          </table:table-cell>
          <table:table-cell table:formula="of:=[.AE96]*1000000" office:value-type="float" office:value="1.6063">
            <text:p>1.6063</text:p>
          </table:table-cell>
          <table:table-cell table:formula="of:=[.AF96]*1000000" office:value-type="float" office:value="27.545">
            <text:p>27.545</text:p>
          </table:table-cell>
          <table:table-cell table:formula="of:=[.AG96]*1000000" office:value-type="float" office:value="0.0000000000011032">
            <text:p>1.1032E-012</text:p>
          </table:table-cell>
          <table:table-cell office:value-type="float" office:value="0.00075816">
            <text:p>0.00075816</text:p>
          </table:table-cell>
          <table:table-cell table:style-name="ce1" office:value-type="string">
            <text:p>8.8007e-05</text:p>
          </table:table-cell>
          <table:table-cell office:value-type="float" office:value="0.00054486">
            <text:p>0.00054486</text:p>
          </table:table-cell>
          <table:table-cell table:style-name="ce1" office:value-type="string">
            <text:p>1.304e-05</text:p>
          </table:table-cell>
          <table:table-cell table:style-name="ce1" office:value-type="string">
            <text:p>2.9177e-08</text:p>
          </table:table-cell>
          <table:table-cell table:style-name="ce1" office:value-type="string">
            <text:p>1.6063e-06</text:p>
          </table:table-cell>
          <table:table-cell table:style-name="ce1" office:value-type="string">
            <text:p>2.7545e-05</text:p>
          </table:table-cell>
          <table:table-cell table:style-name="ce1" office:value-type="string">
            <text:p>1.1032e-18</text:p>
          </table:table-cell>
          <table:table-cell office:value-type="float" office:value="0.00075816">
            <text:p>0.00075816</text:p>
          </table:table-cell>
          <table:table-cell table:style-name="ce1" office:value-type="string">
            <text:p>8.8006e-05</text:p>
          </table:table-cell>
          <table:table-cell office:value-type="float" office:value="0.00054487">
            <text:p>0.00054487</text:p>
          </table:table-cell>
          <table:table-cell table:style-name="ce1" office:value-type="string">
            <text:p>1.99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063e-06</text:p>
          </table:table-cell>
          <table:table-cell table:style-name="ce1" office:value-type="string">
            <text:p>2.7545e-05</text:p>
          </table:table-cell>
          <table:table-cell table:style-name="ce1" office:value-type="string">
            <text:p>1.1032e-18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R97]*1000000" office:value-type="float" office:value="752.16">
            <text:p>752.16</text:p>
          </table:table-cell>
          <table:table-cell table:formula="of:=[.S97]*1000000" office:value-type="float" office:value="87.43">
            <text:p>87.43</text:p>
          </table:table-cell>
          <table:table-cell table:formula="of:=[.T97]*1000000" office:value-type="float" office:value="551.25">
            <text:p>551.25</text:p>
          </table:table-cell>
          <table:table-cell table:formula="of:=[.U97]*1000000" office:value-type="float" office:value="12.875">
            <text:p>12.875</text:p>
          </table:table-cell>
          <table:table-cell table:formula="of:=[.V97]*1000000" office:value-type="float" office:value="0.02942">
            <text:p>0.02942</text:p>
          </table:table-cell>
          <table:table-cell table:formula="of:=[.W97]*1000000" office:value-type="float" office:value="1.6011">
            <text:p>1.6011</text:p>
          </table:table-cell>
          <table:table-cell table:formula="of:=[.X97]*1000000" office:value-type="float" office:value="27.479">
            <text:p>27.479</text:p>
          </table:table-cell>
          <table:table-cell table:formula="of:=[.Y97]*1000000" office:value-type="float" office:value="0.0000000000010698">
            <text:p>1.0698E-012</text:p>
          </table:table-cell>
          <table:table-cell table:formula="of:=[.Z97]*1000000" office:value-type="float" office:value="752.15">
            <text:p>752.15</text:p>
          </table:table-cell>
          <table:table-cell table:formula="of:=[.AA97]*1000000" office:value-type="float" office:value="87.429">
            <text:p>87.429</text:p>
          </table:table-cell>
          <table:table-cell table:formula="of:=[.AB97]*1000000" office:value-type="float" office:value="551.26">
            <text:p>551.26</text:p>
          </table:table-cell>
          <table:table-cell table:formula="of:=[.AC97]*1000000" office:value-type="float" office:value="19.943">
            <text:p>19.943</text:p>
          </table:table-cell>
          <table:table-cell table:formula="of:=[.AD97]*1000000" office:value-type="float" office:value="0">
            <text:p>0</text:p>
          </table:table-cell>
          <table:table-cell table:formula="of:=[.AE97]*1000000" office:value-type="float" office:value="1.601">
            <text:p>1.601</text:p>
          </table:table-cell>
          <table:table-cell table:formula="of:=[.AF97]*1000000" office:value-type="float" office:value="27.479">
            <text:p>27.479</text:p>
          </table:table-cell>
          <table:table-cell table:formula="of:=[.AG97]*1000000" office:value-type="float" office:value="0.0000000000010697">
            <text:p>1.0697E-012</text:p>
          </table:table-cell>
          <table:table-cell office:value-type="float" office:value="0.00075216">
            <text:p>0.00075216</text:p>
          </table:table-cell>
          <table:table-cell table:style-name="ce1" office:value-type="string">
            <text:p>8.743e-05</text:p>
          </table:table-cell>
          <table:table-cell office:value-type="float" office:value="0.00055125">
            <text:p>0.00055125</text:p>
          </table:table-cell>
          <table:table-cell table:style-name="ce1" office:value-type="string">
            <text:p>1.2875e-05</text:p>
          </table:table-cell>
          <table:table-cell table:style-name="ce1" office:value-type="string">
            <text:p>2.942e-08</text:p>
          </table:table-cell>
          <table:table-cell table:style-name="ce1" office:value-type="string">
            <text:p>1.6011e-06</text:p>
          </table:table-cell>
          <table:table-cell table:style-name="ce1" office:value-type="string">
            <text:p>2.7479e-05</text:p>
          </table:table-cell>
          <table:table-cell table:style-name="ce1" office:value-type="string">
            <text:p>1.0698e-18</text:p>
          </table:table-cell>
          <table:table-cell office:value-type="float" office:value="0.00075215">
            <text:p>0.00075215</text:p>
          </table:table-cell>
          <table:table-cell table:style-name="ce1" office:value-type="string">
            <text:p>8.7429e-05</text:p>
          </table:table-cell>
          <table:table-cell office:value-type="float" office:value="0.00055126">
            <text:p>0.00055126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01e-06</text:p>
          </table:table-cell>
          <table:table-cell table:style-name="ce1" office:value-type="string">
            <text:p>2.7479e-05</text:p>
          </table:table-cell>
          <table:table-cell table:style-name="ce1" office:value-type="string">
            <text:p>1.0697e-18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R98]*1000000" office:value-type="float" office:value="746.21">
            <text:p>746.21</text:p>
          </table:table-cell>
          <table:table-cell table:formula="of:=[.S98]*1000000" office:value-type="float" office:value="86.856">
            <text:p>86.856</text:p>
          </table:table-cell>
          <table:table-cell table:formula="of:=[.T98]*1000000" office:value-type="float" office:value="557.59">
            <text:p>557.59</text:p>
          </table:table-cell>
          <table:table-cell table:formula="of:=[.U98]*1000000" office:value-type="float" office:value="12.709">
            <text:p>12.709</text:p>
          </table:table-cell>
          <table:table-cell table:formula="of:=[.V98]*1000000" office:value-type="float" office:value="0.029658">
            <text:p>0.029658</text:p>
          </table:table-cell>
          <table:table-cell table:formula="of:=[.W98]*1000000" office:value-type="float" office:value="1.5959">
            <text:p>1.5959</text:p>
          </table:table-cell>
          <table:table-cell table:formula="of:=[.X98]*1000000" office:value-type="float" office:value="27.408">
            <text:p>27.408</text:p>
          </table:table-cell>
          <table:table-cell table:formula="of:=[.Y98]*1000000" office:value-type="float" office:value="0.0000000000010373">
            <text:p>1.0373E-012</text:p>
          </table:table-cell>
          <table:table-cell table:formula="of:=[.Z98]*1000000" office:value-type="float" office:value="746.2">
            <text:p>746.2</text:p>
          </table:table-cell>
          <table:table-cell table:formula="of:=[.AA98]*1000000" office:value-type="float" office:value="86.855">
            <text:p>86.855</text:p>
          </table:table-cell>
          <table:table-cell table:formula="of:=[.AB98]*1000000" office:value-type="float" office:value="557.6">
            <text:p>557.6</text:p>
          </table:table-cell>
          <table:table-cell table:formula="of:=[.AC98]*1000000" office:value-type="float" office:value="19.943">
            <text:p>19.943</text:p>
          </table:table-cell>
          <table:table-cell table:formula="of:=[.AD98]*1000000" office:value-type="float" office:value="0">
            <text:p>0</text:p>
          </table:table-cell>
          <table:table-cell table:formula="of:=[.AE98]*1000000" office:value-type="float" office:value="1.5958">
            <text:p>1.5958</text:p>
          </table:table-cell>
          <table:table-cell table:formula="of:=[.AF98]*1000000" office:value-type="float" office:value="27.408">
            <text:p>27.408</text:p>
          </table:table-cell>
          <table:table-cell table:formula="of:=[.AG98]*1000000" office:value-type="float" office:value="0.0000000000010373">
            <text:p>1.0373E-012</text:p>
          </table:table-cell>
          <table:table-cell office:value-type="float" office:value="0.00074621">
            <text:p>0.00074621</text:p>
          </table:table-cell>
          <table:table-cell table:style-name="ce1" office:value-type="string">
            <text:p>8.6856e-05</text:p>
          </table:table-cell>
          <table:table-cell office:value-type="float" office:value="0.00055759">
            <text:p>0.00055759</text:p>
          </table:table-cell>
          <table:table-cell table:style-name="ce1" office:value-type="string">
            <text:p>1.2709e-05</text:p>
          </table:table-cell>
          <table:table-cell table:style-name="ce1" office:value-type="string">
            <text:p>2.9658e-08</text:p>
          </table:table-cell>
          <table:table-cell table:style-name="ce1" office:value-type="string">
            <text:p>1.5959e-06</text:p>
          </table:table-cell>
          <table:table-cell table:style-name="ce1" office:value-type="string">
            <text:p>2.7408e-05</text:p>
          </table:table-cell>
          <table:table-cell table:style-name="ce1" office:value-type="string">
            <text:p>1.0373e-18</text:p>
          </table:table-cell>
          <table:table-cell office:value-type="float" office:value="0.0007462">
            <text:p>0.0007462</text:p>
          </table:table-cell>
          <table:table-cell table:style-name="ce1" office:value-type="string">
            <text:p>8.6855e-05</text:p>
          </table:table-cell>
          <table:table-cell office:value-type="float" office:value="0.0005576">
            <text:p>0.0005576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958e-06</text:p>
          </table:table-cell>
          <table:table-cell table:style-name="ce1" office:value-type="string">
            <text:p>2.7408e-05</text:p>
          </table:table-cell>
          <table:table-cell table:style-name="ce1" office:value-type="string">
            <text:p>1.0373e-18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R99]*1000000" office:value-type="float" office:value="740.32">
            <text:p>740.32</text:p>
          </table:table-cell>
          <table:table-cell table:formula="of:=[.S99]*1000000" office:value-type="float" office:value="86.285">
            <text:p>86.285</text:p>
          </table:table-cell>
          <table:table-cell table:formula="of:=[.T99]*1000000" office:value-type="float" office:value="563.88">
            <text:p>563.88</text:p>
          </table:table-cell>
          <table:table-cell table:formula="of:=[.U99]*1000000" office:value-type="float" office:value="12.544">
            <text:p>12.544</text:p>
          </table:table-cell>
          <table:table-cell table:formula="of:=[.V99]*1000000" office:value-type="float" office:value="0.02989">
            <text:p>0.02989</text:p>
          </table:table-cell>
          <table:table-cell table:formula="of:=[.W99]*1000000" office:value-type="float" office:value="1.5908">
            <text:p>1.5908</text:p>
          </table:table-cell>
          <table:table-cell table:formula="of:=[.X99]*1000000" office:value-type="float" office:value="27.333">
            <text:p>27.333</text:p>
          </table:table-cell>
          <table:table-cell table:formula="of:=[.Y99]*1000000" office:value-type="float" office:value="0.0000000000010059">
            <text:p>1.0059E-012</text:p>
          </table:table-cell>
          <table:table-cell table:formula="of:=[.Z99]*1000000" office:value-type="float" office:value="740.31">
            <text:p>740.31</text:p>
          </table:table-cell>
          <table:table-cell table:formula="of:=[.AA99]*1000000" office:value-type="float" office:value="86.284">
            <text:p>86.284</text:p>
          </table:table-cell>
          <table:table-cell table:formula="of:=[.AB99]*1000000" office:value-type="float" office:value="563.88">
            <text:p>563.88</text:p>
          </table:table-cell>
          <table:table-cell table:formula="of:=[.AC99]*1000000" office:value-type="float" office:value="19.943">
            <text:p>19.943</text:p>
          </table:table-cell>
          <table:table-cell table:formula="of:=[.AD99]*1000000" office:value-type="float" office:value="0">
            <text:p>0</text:p>
          </table:table-cell>
          <table:table-cell table:formula="of:=[.AE99]*1000000" office:value-type="float" office:value="1.5907">
            <text:p>1.5907</text:p>
          </table:table-cell>
          <table:table-cell table:formula="of:=[.AF99]*1000000" office:value-type="float" office:value="27.333">
            <text:p>27.333</text:p>
          </table:table-cell>
          <table:table-cell table:formula="of:=[.AG99]*1000000" office:value-type="float" office:value="0.0000000000010058">
            <text:p>1.0058E-012</text:p>
          </table:table-cell>
          <table:table-cell office:value-type="float" office:value="0.00074032">
            <text:p>0.00074032</text:p>
          </table:table-cell>
          <table:table-cell table:style-name="ce1" office:value-type="string">
            <text:p>8.6285e-05</text:p>
          </table:table-cell>
          <table:table-cell office:value-type="float" office:value="0.00056388">
            <text:p>0.00056388</text:p>
          </table:table-cell>
          <table:table-cell table:style-name="ce1" office:value-type="string">
            <text:p>1.2544e-05</text:p>
          </table:table-cell>
          <table:table-cell table:style-name="ce1" office:value-type="string">
            <text:p>2.989e-08</text:p>
          </table:table-cell>
          <table:table-cell table:style-name="ce1" office:value-type="string">
            <text:p>1.5908e-06</text:p>
          </table:table-cell>
          <table:table-cell table:style-name="ce1" office:value-type="string">
            <text:p>2.7333e-05</text:p>
          </table:table-cell>
          <table:table-cell table:style-name="ce1" office:value-type="string">
            <text:p>1.0059e-18</text:p>
          </table:table-cell>
          <table:table-cell office:value-type="float" office:value="0.00074031">
            <text:p>0.00074031</text:p>
          </table:table-cell>
          <table:table-cell table:style-name="ce1" office:value-type="string">
            <text:p>8.6284e-05</text:p>
          </table:table-cell>
          <table:table-cell office:value-type="float" office:value="0.00056388">
            <text:p>0.00056388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907e-06</text:p>
          </table:table-cell>
          <table:table-cell table:style-name="ce1" office:value-type="string">
            <text:p>2.7333e-05</text:p>
          </table:table-cell>
          <table:table-cell table:style-name="ce1" office:value-type="string">
            <text:p>1.0058e-18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R100]*1000000" office:value-type="float" office:value="734.48">
            <text:p>734.48</text:p>
          </table:table-cell>
          <table:table-cell table:formula="of:=[.S100]*1000000" office:value-type="float" office:value="85.717">
            <text:p>85.717</text:p>
          </table:table-cell>
          <table:table-cell table:formula="of:=[.T100]*1000000" office:value-type="float" office:value="570.1">
            <text:p>570.1</text:p>
          </table:table-cell>
          <table:table-cell table:formula="of:=[.U100]*1000000" office:value-type="float" office:value="12.38">
            <text:p>12.38</text:p>
          </table:table-cell>
          <table:table-cell table:formula="of:=[.V100]*1000000" office:value-type="float" office:value="0.030118">
            <text:p>0.030118</text:p>
          </table:table-cell>
          <table:table-cell table:formula="of:=[.W100]*1000000" office:value-type="float" office:value="1.5857">
            <text:p>1.5857</text:p>
          </table:table-cell>
          <table:table-cell table:formula="of:=[.X100]*1000000" office:value-type="float" office:value="27.255">
            <text:p>27.255</text:p>
          </table:table-cell>
          <table:table-cell table:formula="of:=[.Y100]*1000000" office:value-type="float" office:value="0.00000000000097537">
            <text:p>9.7537E-013</text:p>
          </table:table-cell>
          <table:table-cell table:formula="of:=[.Z100]*1000000" office:value-type="float" office:value="734.47">
            <text:p>734.47</text:p>
          </table:table-cell>
          <table:table-cell table:formula="of:=[.AA100]*1000000" office:value-type="float" office:value="85.717">
            <text:p>85.717</text:p>
          </table:table-cell>
          <table:table-cell table:formula="of:=[.AB100]*1000000" office:value-type="float" office:value="570.11">
            <text:p>570.11</text:p>
          </table:table-cell>
          <table:table-cell table:formula="of:=[.AC100]*1000000" office:value-type="float" office:value="19.943">
            <text:p>19.943</text:p>
          </table:table-cell>
          <table:table-cell table:formula="of:=[.AD100]*1000000" office:value-type="float" office:value="0">
            <text:p>0</text:p>
          </table:table-cell>
          <table:table-cell table:formula="of:=[.AE100]*1000000" office:value-type="float" office:value="1.5856">
            <text:p>1.5856</text:p>
          </table:table-cell>
          <table:table-cell table:formula="of:=[.AF100]*1000000" office:value-type="float" office:value="27.255">
            <text:p>27.255</text:p>
          </table:table-cell>
          <table:table-cell table:formula="of:=[.AG100]*1000000" office:value-type="float" office:value="0.00000000000097534">
            <text:p>9.7534E-013</text:p>
          </table:table-cell>
          <table:table-cell office:value-type="float" office:value="0.00073448">
            <text:p>0.00073448</text:p>
          </table:table-cell>
          <table:table-cell table:style-name="ce1" office:value-type="string">
            <text:p>8.5717e-05</text:p>
          </table:table-cell>
          <table:table-cell office:value-type="float" office:value="0.0005701">
            <text:p>0.0005701</text:p>
          </table:table-cell>
          <table:table-cell table:style-name="ce1" office:value-type="string">
            <text:p>1.238e-05</text:p>
          </table:table-cell>
          <table:table-cell table:style-name="ce1" office:value-type="string">
            <text:p>3.0118e-08</text:p>
          </table:table-cell>
          <table:table-cell table:style-name="ce1" office:value-type="string">
            <text:p>1.5857e-06</text:p>
          </table:table-cell>
          <table:table-cell table:style-name="ce1" office:value-type="string">
            <text:p>2.7255e-05</text:p>
          </table:table-cell>
          <table:table-cell table:style-name="ce1" office:value-type="string">
            <text:p>9.7537e-19</text:p>
          </table:table-cell>
          <table:table-cell office:value-type="float" office:value="0.00073447">
            <text:p>0.00073447</text:p>
          </table:table-cell>
          <table:table-cell table:style-name="ce1" office:value-type="string">
            <text:p>8.5717e-05</text:p>
          </table:table-cell>
          <table:table-cell office:value-type="float" office:value="0.00057011">
            <text:p>0.00057011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856e-06</text:p>
          </table:table-cell>
          <table:table-cell table:style-name="ce1" office:value-type="string">
            <text:p>2.7255e-05</text:p>
          </table:table-cell>
          <table:table-cell table:style-name="ce1" office:value-type="string">
            <text:p>9.7534e-19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R101]*1000000" office:value-type="float" office:value="728.69">
            <text:p>728.69</text:p>
          </table:table-cell>
          <table:table-cell table:formula="of:=[.S101]*1000000" office:value-type="float" office:value="85.153">
            <text:p>85.153</text:p>
          </table:table-cell>
          <table:table-cell table:formula="of:=[.T101]*1000000" office:value-type="float" office:value="576.28">
            <text:p>576.28</text:p>
          </table:table-cell>
          <table:table-cell table:formula="of:=[.U101]*1000000" office:value-type="float" office:value="12.216">
            <text:p>12.216</text:p>
          </table:table-cell>
          <table:table-cell table:formula="of:=[.V101]*1000000" office:value-type="float" office:value="0.030341">
            <text:p>0.030341</text:p>
          </table:table-cell>
          <table:table-cell table:formula="of:=[.W101]*1000000" office:value-type="float" office:value="1.5806">
            <text:p>1.5806</text:p>
          </table:table-cell>
          <table:table-cell table:formula="of:=[.X101]*1000000" office:value-type="float" office:value="27.173">
            <text:p>27.173</text:p>
          </table:table-cell>
          <table:table-cell table:formula="of:=[.Y101]*1000000" office:value-type="float" office:value="0.0000000000009458">
            <text:p>9.458E-013</text:p>
          </table:table-cell>
          <table:table-cell table:formula="of:=[.Z101]*1000000" office:value-type="float" office:value="728.68">
            <text:p>728.68</text:p>
          </table:table-cell>
          <table:table-cell table:formula="of:=[.AA101]*1000000" office:value-type="float" office:value="85.152">
            <text:p>85.152</text:p>
          </table:table-cell>
          <table:table-cell table:formula="of:=[.AB101]*1000000" office:value-type="float" office:value="576.28">
            <text:p>576.28</text:p>
          </table:table-cell>
          <table:table-cell table:formula="of:=[.AC101]*1000000" office:value-type="float" office:value="19.942">
            <text:p>19.942</text:p>
          </table:table-cell>
          <table:table-cell table:formula="of:=[.AD101]*1000000" office:value-type="float" office:value="0">
            <text:p>0</text:p>
          </table:table-cell>
          <table:table-cell table:formula="of:=[.AE101]*1000000" office:value-type="float" office:value="1.5805">
            <text:p>1.5805</text:p>
          </table:table-cell>
          <table:table-cell table:formula="of:=[.AF101]*1000000" office:value-type="float" office:value="27.173">
            <text:p>27.173</text:p>
          </table:table-cell>
          <table:table-cell table:formula="of:=[.AG101]*1000000" office:value-type="float" office:value="0.00000000000094578">
            <text:p>9.4578E-013</text:p>
          </table:table-cell>
          <table:table-cell office:value-type="float" office:value="0.00072869">
            <text:p>0.00072869</text:p>
          </table:table-cell>
          <table:table-cell table:style-name="ce1" office:value-type="string">
            <text:p>8.5153e-05</text:p>
          </table:table-cell>
          <table:table-cell office:value-type="float" office:value="0.00057628">
            <text:p>0.00057628</text:p>
          </table:table-cell>
          <table:table-cell table:style-name="ce1" office:value-type="string">
            <text:p>1.2216e-05</text:p>
          </table:table-cell>
          <table:table-cell table:style-name="ce1" office:value-type="string">
            <text:p>3.0341e-08</text:p>
          </table:table-cell>
          <table:table-cell table:style-name="ce1" office:value-type="string">
            <text:p>1.5806e-06</text:p>
          </table:table-cell>
          <table:table-cell table:style-name="ce1" office:value-type="string">
            <text:p>2.7173e-05</text:p>
          </table:table-cell>
          <table:table-cell table:style-name="ce1" office:value-type="string">
            <text:p>9.458e-19</text:p>
          </table:table-cell>
          <table:table-cell office:value-type="float" office:value="0.00072868">
            <text:p>0.00072868</text:p>
          </table:table-cell>
          <table:table-cell table:style-name="ce1" office:value-type="string">
            <text:p>8.5152e-05</text:p>
          </table:table-cell>
          <table:table-cell office:value-type="float" office:value="0.00057628">
            <text:p>0.00057628</text:p>
          </table:table-cell>
          <table:table-cell table:style-name="ce1" office:value-type="string">
            <text:p>1.99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805e-06</text:p>
          </table:table-cell>
          <table:table-cell table:style-name="ce1" office:value-type="string">
            <text:p>2.7173e-05</text:p>
          </table:table-cell>
          <table:table-cell table:style-name="ce1" office:value-type="string">
            <text:p>9.4578e-19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R102]*1000000" office:value-type="float" office:value="722.96">
            <text:p>722.96</text:p>
          </table:table-cell>
          <table:table-cell table:formula="of:=[.S102]*1000000" office:value-type="float" office:value="84.591">
            <text:p>84.591</text:p>
          </table:table-cell>
          <table:table-cell table:formula="of:=[.T102]*1000000" office:value-type="float" office:value="582.4">
            <text:p>582.4</text:p>
          </table:table-cell>
          <table:table-cell table:formula="of:=[.U102]*1000000" office:value-type="float" office:value="12.053">
            <text:p>12.053</text:p>
          </table:table-cell>
          <table:table-cell table:formula="of:=[.V102]*1000000" office:value-type="float" office:value="0.030558">
            <text:p>0.030558</text:p>
          </table:table-cell>
          <table:table-cell table:formula="of:=[.W102]*1000000" office:value-type="float" office:value="1.5755">
            <text:p>1.5755</text:p>
          </table:table-cell>
          <table:table-cell table:formula="of:=[.X102]*1000000" office:value-type="float" office:value="27.088">
            <text:p>27.088</text:p>
          </table:table-cell>
          <table:table-cell table:formula="of:=[.Y102]*1000000" office:value-type="float" office:value="0.00000000000091714">
            <text:p>9.1714E-013</text:p>
          </table:table-cell>
          <table:table-cell table:formula="of:=[.Z102]*1000000" office:value-type="float" office:value="722.95">
            <text:p>722.95</text:p>
          </table:table-cell>
          <table:table-cell table:formula="of:=[.AA102]*1000000" office:value-type="float" office:value="84.59">
            <text:p>84.59</text:p>
          </table:table-cell>
          <table:table-cell table:formula="of:=[.AB102]*1000000" office:value-type="float" office:value="582.41">
            <text:p>582.41</text:p>
          </table:table-cell>
          <table:table-cell table:formula="of:=[.AC102]*1000000" office:value-type="float" office:value="19.942">
            <text:p>19.942</text:p>
          </table:table-cell>
          <table:table-cell table:formula="of:=[.AD102]*1000000" office:value-type="float" office:value="0">
            <text:p>0</text:p>
          </table:table-cell>
          <table:table-cell table:formula="of:=[.AE102]*1000000" office:value-type="float" office:value="1.5754">
            <text:p>1.5754</text:p>
          </table:table-cell>
          <table:table-cell table:formula="of:=[.AF102]*1000000" office:value-type="float" office:value="27.087">
            <text:p>27.087</text:p>
          </table:table-cell>
          <table:table-cell table:formula="of:=[.AG102]*1000000" office:value-type="float" office:value="0.00000000000091712">
            <text:p>9.1712E-013</text:p>
          </table:table-cell>
          <table:table-cell office:value-type="float" office:value="0.00072296">
            <text:p>0.00072296</text:p>
          </table:table-cell>
          <table:table-cell table:style-name="ce1" office:value-type="string">
            <text:p>8.4591e-05</text:p>
          </table:table-cell>
          <table:table-cell office:value-type="float" office:value="0.0005824">
            <text:p>0.0005824</text:p>
          </table:table-cell>
          <table:table-cell table:style-name="ce1" office:value-type="string">
            <text:p>1.2053e-05</text:p>
          </table:table-cell>
          <table:table-cell table:style-name="ce1" office:value-type="string">
            <text:p>3.0558e-08</text:p>
          </table:table-cell>
          <table:table-cell table:style-name="ce1" office:value-type="string">
            <text:p>1.5755e-06</text:p>
          </table:table-cell>
          <table:table-cell table:style-name="ce1" office:value-type="string">
            <text:p>2.7088e-05</text:p>
          </table:table-cell>
          <table:table-cell table:style-name="ce1" office:value-type="string">
            <text:p>9.1714e-19</text:p>
          </table:table-cell>
          <table:table-cell office:value-type="float" office:value="0.00072295">
            <text:p>0.00072295</text:p>
          </table:table-cell>
          <table:table-cell table:style-name="ce1" office:value-type="string">
            <text:p>8.459e-05</text:p>
          </table:table-cell>
          <table:table-cell office:value-type="float" office:value="0.00058241">
            <text:p>0.00058241</text:p>
          </table:table-cell>
          <table:table-cell table:style-name="ce1" office:value-type="string">
            <text:p>1.99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754e-06</text:p>
          </table:table-cell>
          <table:table-cell table:style-name="ce1" office:value-type="string">
            <text:p>2.7087e-05</text:p>
          </table:table-cell>
          <table:table-cell table:style-name="ce1" office:value-type="string">
            <text:p>9.1712e-19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R103]*1000000" office:value-type="float" office:value="717.28">
            <text:p>717.28</text:p>
          </table:table-cell>
          <table:table-cell table:formula="of:=[.S103]*1000000" office:value-type="float" office:value="84.032">
            <text:p>84.032</text:p>
          </table:table-cell>
          <table:table-cell table:formula="of:=[.T103]*1000000" office:value-type="float" office:value="588.47">
            <text:p>588.47</text:p>
          </table:table-cell>
          <table:table-cell table:formula="of:=[.U103]*1000000" office:value-type="float" office:value="11.89">
            <text:p>11.89</text:p>
          </table:table-cell>
          <table:table-cell table:formula="of:=[.V103]*1000000" office:value-type="float" office:value="0.030772">
            <text:p>0.030772</text:p>
          </table:table-cell>
          <table:table-cell table:formula="of:=[.W103]*1000000" office:value-type="float" office:value="1.5705">
            <text:p>1.5705</text:p>
          </table:table-cell>
          <table:table-cell table:formula="of:=[.X103]*1000000" office:value-type="float" office:value="26.999">
            <text:p>26.999</text:p>
          </table:table-cell>
          <table:table-cell table:formula="of:=[.Y103]*1000000" office:value-type="float" office:value="0.00000000000088935">
            <text:p>8.8935E-013</text:p>
          </table:table-cell>
          <table:table-cell table:formula="of:=[.Z103]*1000000" office:value-type="float" office:value="717.27">
            <text:p>717.27</text:p>
          </table:table-cell>
          <table:table-cell table:formula="of:=[.AA103]*1000000" office:value-type="float" office:value="84.032">
            <text:p>84.032</text:p>
          </table:table-cell>
          <table:table-cell table:formula="of:=[.AB103]*1000000" office:value-type="float" office:value="588.47">
            <text:p>588.47</text:p>
          </table:table-cell>
          <table:table-cell table:formula="of:=[.AC103]*1000000" office:value-type="float" office:value="19.942">
            <text:p>19.942</text:p>
          </table:table-cell>
          <table:table-cell table:formula="of:=[.AD103]*1000000" office:value-type="float" office:value="0">
            <text:p>0</text:p>
          </table:table-cell>
          <table:table-cell table:formula="of:=[.AE103]*1000000" office:value-type="float" office:value="1.5704">
            <text:p>1.5704</text:p>
          </table:table-cell>
          <table:table-cell table:formula="of:=[.AF103]*1000000" office:value-type="float" office:value="26.999">
            <text:p>26.999</text:p>
          </table:table-cell>
          <table:table-cell table:formula="of:=[.AG103]*1000000" office:value-type="float" office:value="0.00000000000088933">
            <text:p>8.8933E-013</text:p>
          </table:table-cell>
          <table:table-cell office:value-type="float" office:value="0.00071728">
            <text:p>0.00071728</text:p>
          </table:table-cell>
          <table:table-cell table:style-name="ce1" office:value-type="string">
            <text:p>8.4032e-05</text:p>
          </table:table-cell>
          <table:table-cell office:value-type="float" office:value="0.00058847">
            <text:p>0.00058847</text:p>
          </table:table-cell>
          <table:table-cell table:style-name="ce1" office:value-type="string">
            <text:p>1.189e-05</text:p>
          </table:table-cell>
          <table:table-cell table:style-name="ce1" office:value-type="string">
            <text:p>3.0772e-08</text:p>
          </table:table-cell>
          <table:table-cell table:style-name="ce1" office:value-type="string">
            <text:p>1.5705e-06</text:p>
          </table:table-cell>
          <table:table-cell table:style-name="ce1" office:value-type="string">
            <text:p>2.6999e-05</text:p>
          </table:table-cell>
          <table:table-cell table:style-name="ce1" office:value-type="string">
            <text:p>8.8935e-19</text:p>
          </table:table-cell>
          <table:table-cell office:value-type="float" office:value="0.00071727">
            <text:p>0.00071727</text:p>
          </table:table-cell>
          <table:table-cell table:style-name="ce1" office:value-type="string">
            <text:p>8.4032e-05</text:p>
          </table:table-cell>
          <table:table-cell office:value-type="float" office:value="0.00058847">
            <text:p>0.00058847</text:p>
          </table:table-cell>
          <table:table-cell table:style-name="ce1" office:value-type="string">
            <text:p>1.99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704e-06</text:p>
          </table:table-cell>
          <table:table-cell table:style-name="ce1" office:value-type="string">
            <text:p>2.6999e-05</text:p>
          </table:table-cell>
          <table:table-cell table:style-name="ce1" office:value-type="string">
            <text:p>8.8933e-19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R104]*1000000" office:value-type="float" office:value="711.65">
            <text:p>711.65</text:p>
          </table:table-cell>
          <table:table-cell table:formula="of:=[.S104]*1000000" office:value-type="float" office:value="83.476">
            <text:p>83.476</text:p>
          </table:table-cell>
          <table:table-cell table:formula="of:=[.T104]*1000000" office:value-type="float" office:value="594.48">
            <text:p>594.48</text:p>
          </table:table-cell>
          <table:table-cell table:formula="of:=[.U104]*1000000" office:value-type="float" office:value="11.727">
            <text:p>11.727</text:p>
          </table:table-cell>
          <table:table-cell table:formula="of:=[.V104]*1000000" office:value-type="float" office:value="0.03098">
            <text:p>0.03098</text:p>
          </table:table-cell>
          <table:table-cell table:formula="of:=[.W104]*1000000" office:value-type="float" office:value="1.5655">
            <text:p>1.5655</text:p>
          </table:table-cell>
          <table:table-cell table:formula="of:=[.X104]*1000000" office:value-type="float" office:value="26.907">
            <text:p>26.907</text:p>
          </table:table-cell>
          <table:table-cell table:formula="of:=[.Y104]*1000000" office:value-type="float" office:value="0.00000000000086242">
            <text:p>8.6242E-013</text:p>
          </table:table-cell>
          <table:table-cell table:formula="of:=[.Z104]*1000000" office:value-type="float" office:value="711.64">
            <text:p>711.64</text:p>
          </table:table-cell>
          <table:table-cell table:formula="of:=[.AA104]*1000000" office:value-type="float" office:value="83.476">
            <text:p>83.476</text:p>
          </table:table-cell>
          <table:table-cell table:formula="of:=[.AB104]*1000000" office:value-type="float" office:value="594.49">
            <text:p>594.49</text:p>
          </table:table-cell>
          <table:table-cell table:formula="of:=[.AC104]*1000000" office:value-type="float" office:value="19.942">
            <text:p>19.942</text:p>
          </table:table-cell>
          <table:table-cell table:formula="of:=[.AD104]*1000000" office:value-type="float" office:value="0">
            <text:p>0</text:p>
          </table:table-cell>
          <table:table-cell table:formula="of:=[.AE104]*1000000" office:value-type="float" office:value="1.5654">
            <text:p>1.5654</text:p>
          </table:table-cell>
          <table:table-cell table:formula="of:=[.AF104]*1000000" office:value-type="float" office:value="26.907">
            <text:p>26.907</text:p>
          </table:table-cell>
          <table:table-cell table:formula="of:=[.AG104]*1000000" office:value-type="float" office:value="0.00000000000086239">
            <text:p>8.6239E-013</text:p>
          </table:table-cell>
          <table:table-cell office:value-type="float" office:value="0.00071165">
            <text:p>0.00071165</text:p>
          </table:table-cell>
          <table:table-cell table:style-name="ce1" office:value-type="string">
            <text:p>8.3476e-05</text:p>
          </table:table-cell>
          <table:table-cell office:value-type="float" office:value="0.00059448">
            <text:p>0.00059448</text:p>
          </table:table-cell>
          <table:table-cell table:style-name="ce1" office:value-type="string">
            <text:p>1.1727e-05</text:p>
          </table:table-cell>
          <table:table-cell table:style-name="ce1" office:value-type="string">
            <text:p>3.098e-08</text:p>
          </table:table-cell>
          <table:table-cell table:style-name="ce1" office:value-type="string">
            <text:p>1.5655e-06</text:p>
          </table:table-cell>
          <table:table-cell table:style-name="ce1" office:value-type="string">
            <text:p>2.6907e-05</text:p>
          </table:table-cell>
          <table:table-cell table:style-name="ce1" office:value-type="string">
            <text:p>8.6242e-19</text:p>
          </table:table-cell>
          <table:table-cell office:value-type="float" office:value="0.00071164">
            <text:p>0.00071164</text:p>
          </table:table-cell>
          <table:table-cell table:style-name="ce1" office:value-type="string">
            <text:p>8.3476e-05</text:p>
          </table:table-cell>
          <table:table-cell office:value-type="float" office:value="0.00059449">
            <text:p>0.00059449</text:p>
          </table:table-cell>
          <table:table-cell table:style-name="ce1" office:value-type="string">
            <text:p>1.99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654e-06</text:p>
          </table:table-cell>
          <table:table-cell table:style-name="ce1" office:value-type="string">
            <text:p>2.6907e-05</text:p>
          </table:table-cell>
          <table:table-cell table:style-name="ce1" office:value-type="string">
            <text:p>8.6239e-19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R105]*1000000" office:value-type="float" office:value="706.07">
            <text:p>706.07</text:p>
          </table:table-cell>
          <table:table-cell table:formula="of:=[.S105]*1000000" office:value-type="float" office:value="82.923">
            <text:p>82.923</text:p>
          </table:table-cell>
          <table:table-cell table:formula="of:=[.T105]*1000000" office:value-type="float" office:value="600.45">
            <text:p>600.45</text:p>
          </table:table-cell>
          <table:table-cell table:formula="of:=[.U105]*1000000" office:value-type="float" office:value="11.566">
            <text:p>11.566</text:p>
          </table:table-cell>
          <table:table-cell table:formula="of:=[.V105]*1000000" office:value-type="float" office:value="0.031184">
            <text:p>0.031184</text:p>
          </table:table-cell>
          <table:table-cell table:formula="of:=[.W105]*1000000" office:value-type="float" office:value="1.5605">
            <text:p>1.5605</text:p>
          </table:table-cell>
          <table:table-cell table:formula="of:=[.X105]*1000000" office:value-type="float" office:value="26.813">
            <text:p>26.813</text:p>
          </table:table-cell>
          <table:table-cell table:formula="of:=[.Y105]*1000000" office:value-type="float" office:value="0.0000000000008363">
            <text:p>8.363E-013</text:p>
          </table:table-cell>
          <table:table-cell table:formula="of:=[.Z105]*1000000" office:value-type="float" office:value="706.06">
            <text:p>706.06</text:p>
          </table:table-cell>
          <table:table-cell table:formula="of:=[.AA105]*1000000" office:value-type="float" office:value="82.923">
            <text:p>82.923</text:p>
          </table:table-cell>
          <table:table-cell table:formula="of:=[.AB105]*1000000" office:value-type="float" office:value="600.46">
            <text:p>600.46</text:p>
          </table:table-cell>
          <table:table-cell table:formula="of:=[.AC105]*1000000" office:value-type="float" office:value="19.943">
            <text:p>19.943</text:p>
          </table:table-cell>
          <table:table-cell table:formula="of:=[.AD105]*1000000" office:value-type="float" office:value="0">
            <text:p>0</text:p>
          </table:table-cell>
          <table:table-cell table:formula="of:=[.AE105]*1000000" office:value-type="float" office:value="1.5604">
            <text:p>1.5604</text:p>
          </table:table-cell>
          <table:table-cell table:formula="of:=[.AF105]*1000000" office:value-type="float" office:value="26.813">
            <text:p>26.813</text:p>
          </table:table-cell>
          <table:table-cell table:formula="of:=[.AG105]*1000000" office:value-type="float" office:value="0.00000000000083628">
            <text:p>8.3628E-013</text:p>
          </table:table-cell>
          <table:table-cell office:value-type="float" office:value="0.00070607">
            <text:p>0.00070607</text:p>
          </table:table-cell>
          <table:table-cell table:style-name="ce1" office:value-type="string">
            <text:p>8.2923e-05</text:p>
          </table:table-cell>
          <table:table-cell office:value-type="float" office:value="0.00060045">
            <text:p>0.00060045</text:p>
          </table:table-cell>
          <table:table-cell table:style-name="ce1" office:value-type="string">
            <text:p>1.1566e-05</text:p>
          </table:table-cell>
          <table:table-cell table:style-name="ce1" office:value-type="string">
            <text:p>3.1184e-08</text:p>
          </table:table-cell>
          <table:table-cell table:style-name="ce1" office:value-type="string">
            <text:p>1.5605e-06</text:p>
          </table:table-cell>
          <table:table-cell table:style-name="ce1" office:value-type="string">
            <text:p>2.6813e-05</text:p>
          </table:table-cell>
          <table:table-cell table:style-name="ce1" office:value-type="string">
            <text:p>8.363e-19</text:p>
          </table:table-cell>
          <table:table-cell office:value-type="float" office:value="0.00070606">
            <text:p>0.00070606</text:p>
          </table:table-cell>
          <table:table-cell table:style-name="ce1" office:value-type="string">
            <text:p>8.2923e-05</text:p>
          </table:table-cell>
          <table:table-cell office:value-type="float" office:value="0.00060046">
            <text:p>0.00060046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604e-06</text:p>
          </table:table-cell>
          <table:table-cell table:style-name="ce1" office:value-type="string">
            <text:p>2.6813e-05</text:p>
          </table:table-cell>
          <table:table-cell table:style-name="ce1" office:value-type="string">
            <text:p>8.3628e-19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R106]*1000000" office:value-type="float" office:value="700.53">
            <text:p>700.53</text:p>
          </table:table-cell>
          <table:table-cell table:formula="of:=[.S106]*1000000" office:value-type="float" office:value="82.373">
            <text:p>82.373</text:p>
          </table:table-cell>
          <table:table-cell table:formula="of:=[.T106]*1000000" office:value-type="float" office:value="606.37">
            <text:p>606.37</text:p>
          </table:table-cell>
          <table:table-cell table:formula="of:=[.U106]*1000000" office:value-type="float" office:value="11.405">
            <text:p>11.405</text:p>
          </table:table-cell>
          <table:table-cell table:formula="of:=[.V106]*1000000" office:value-type="float" office:value="0.031383">
            <text:p>0.031383</text:p>
          </table:table-cell>
          <table:table-cell table:formula="of:=[.W106]*1000000" office:value-type="float" office:value="1.5556">
            <text:p>1.5556</text:p>
          </table:table-cell>
          <table:table-cell table:formula="of:=[.X106]*1000000" office:value-type="float" office:value="26.715">
            <text:p>26.715</text:p>
          </table:table-cell>
          <table:table-cell table:formula="of:=[.Y106]*1000000" office:value-type="float" office:value="0.00000000000081098">
            <text:p>8.1098E-013</text:p>
          </table:table-cell>
          <table:table-cell table:formula="of:=[.Z106]*1000000" office:value-type="float" office:value="700.53">
            <text:p>700.53</text:p>
          </table:table-cell>
          <table:table-cell table:formula="of:=[.AA106]*1000000" office:value-type="float" office:value="82.373">
            <text:p>82.373</text:p>
          </table:table-cell>
          <table:table-cell table:formula="of:=[.AB106]*1000000" office:value-type="float" office:value="606.37">
            <text:p>606.37</text:p>
          </table:table-cell>
          <table:table-cell table:formula="of:=[.AC106]*1000000" office:value-type="float" office:value="19.943">
            <text:p>19.943</text:p>
          </table:table-cell>
          <table:table-cell table:formula="of:=[.AD106]*1000000" office:value-type="float" office:value="0">
            <text:p>0</text:p>
          </table:table-cell>
          <table:table-cell table:formula="of:=[.AE106]*1000000" office:value-type="float" office:value="1.5555">
            <text:p>1.5555</text:p>
          </table:table-cell>
          <table:table-cell table:formula="of:=[.AF106]*1000000" office:value-type="float" office:value="26.715">
            <text:p>26.715</text:p>
          </table:table-cell>
          <table:table-cell table:formula="of:=[.AG106]*1000000" office:value-type="float" office:value="0.00000000000081096">
            <text:p>8.1096E-013</text:p>
          </table:table-cell>
          <table:table-cell office:value-type="float" office:value="0.00070053">
            <text:p>0.00070053</text:p>
          </table:table-cell>
          <table:table-cell table:style-name="ce1" office:value-type="string">
            <text:p>8.2373e-05</text:p>
          </table:table-cell>
          <table:table-cell office:value-type="float" office:value="0.00060637">
            <text:p>0.00060637</text:p>
          </table:table-cell>
          <table:table-cell table:style-name="ce1" office:value-type="string">
            <text:p>1.1405e-05</text:p>
          </table:table-cell>
          <table:table-cell table:style-name="ce1" office:value-type="string">
            <text:p>3.1383e-08</text:p>
          </table:table-cell>
          <table:table-cell table:style-name="ce1" office:value-type="string">
            <text:p>1.5556e-06</text:p>
          </table:table-cell>
          <table:table-cell table:style-name="ce1" office:value-type="string">
            <text:p>2.6715e-05</text:p>
          </table:table-cell>
          <table:table-cell table:style-name="ce1" office:value-type="string">
            <text:p>8.1098e-19</text:p>
          </table:table-cell>
          <table:table-cell office:value-type="float" office:value="0.00070053">
            <text:p>0.00070053</text:p>
          </table:table-cell>
          <table:table-cell table:style-name="ce1" office:value-type="string">
            <text:p>8.2373e-05</text:p>
          </table:table-cell>
          <table:table-cell office:value-type="float" office:value="0.00060637">
            <text:p>0.00060637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555e-06</text:p>
          </table:table-cell>
          <table:table-cell table:style-name="ce1" office:value-type="string">
            <text:p>2.6715e-05</text:p>
          </table:table-cell>
          <table:table-cell table:style-name="ce1" office:value-type="string">
            <text:p>8.1096e-19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R107]*1000000" office:value-type="float" office:value="695.05">
            <text:p>695.05</text:p>
          </table:table-cell>
          <table:table-cell table:formula="of:=[.S107]*1000000" office:value-type="float" office:value="81.826">
            <text:p>81.826</text:p>
          </table:table-cell>
          <table:table-cell table:formula="of:=[.T107]*1000000" office:value-type="float" office:value="612.23">
            <text:p>612.23</text:p>
          </table:table-cell>
          <table:table-cell table:formula="of:=[.U107]*1000000" office:value-type="float" office:value="11.245">
            <text:p>11.245</text:p>
          </table:table-cell>
          <table:table-cell table:formula="of:=[.V107]*1000000" office:value-type="float" office:value="0.031578">
            <text:p>0.031578</text:p>
          </table:table-cell>
          <table:table-cell table:formula="of:=[.W107]*1000000" office:value-type="float" office:value="1.5506">
            <text:p>1.5506</text:p>
          </table:table-cell>
          <table:table-cell table:formula="of:=[.X107]*1000000" office:value-type="float" office:value="26.615">
            <text:p>26.615</text:p>
          </table:table-cell>
          <table:table-cell table:formula="of:=[.Y107]*1000000" office:value-type="float" office:value="0.00000000000078644">
            <text:p>7.8644E-013</text:p>
          </table:table-cell>
          <table:table-cell table:formula="of:=[.Z107]*1000000" office:value-type="float" office:value="695.05">
            <text:p>695.05</text:p>
          </table:table-cell>
          <table:table-cell table:formula="of:=[.AA107]*1000000" office:value-type="float" office:value="81.825">
            <text:p>81.825</text:p>
          </table:table-cell>
          <table:table-cell table:formula="of:=[.AB107]*1000000" office:value-type="float" office:value="612.24">
            <text:p>612.24</text:p>
          </table:table-cell>
          <table:table-cell table:formula="of:=[.AC107]*1000000" office:value-type="float" office:value="19.943">
            <text:p>19.943</text:p>
          </table:table-cell>
          <table:table-cell table:formula="of:=[.AD107]*1000000" office:value-type="float" office:value="0">
            <text:p>0</text:p>
          </table:table-cell>
          <table:table-cell table:formula="of:=[.AE107]*1000000" office:value-type="float" office:value="1.5505">
            <text:p>1.5505</text:p>
          </table:table-cell>
          <table:table-cell table:formula="of:=[.AF107]*1000000" office:value-type="float" office:value="26.615">
            <text:p>26.615</text:p>
          </table:table-cell>
          <table:table-cell table:formula="of:=[.AG107]*1000000" office:value-type="float" office:value="0.00000000000078641">
            <text:p>7.8641E-013</text:p>
          </table:table-cell>
          <table:table-cell office:value-type="float" office:value="0.00069505">
            <text:p>0.00069505</text:p>
          </table:table-cell>
          <table:table-cell table:style-name="ce1" office:value-type="string">
            <text:p>8.1826e-05</text:p>
          </table:table-cell>
          <table:table-cell office:value-type="float" office:value="0.00061223">
            <text:p>0.00061223</text:p>
          </table:table-cell>
          <table:table-cell table:style-name="ce1" office:value-type="string">
            <text:p>1.1245e-05</text:p>
          </table:table-cell>
          <table:table-cell table:style-name="ce1" office:value-type="string">
            <text:p>3.1578e-08</text:p>
          </table:table-cell>
          <table:table-cell table:style-name="ce1" office:value-type="string">
            <text:p>1.5506e-06</text:p>
          </table:table-cell>
          <table:table-cell table:style-name="ce1" office:value-type="string">
            <text:p>2.6615e-05</text:p>
          </table:table-cell>
          <table:table-cell table:style-name="ce1" office:value-type="string">
            <text:p>7.8644e-19</text:p>
          </table:table-cell>
          <table:table-cell office:value-type="float" office:value="0.00069505">
            <text:p>0.00069505</text:p>
          </table:table-cell>
          <table:table-cell table:style-name="ce1" office:value-type="string">
            <text:p>8.1825e-05</text:p>
          </table:table-cell>
          <table:table-cell office:value-type="float" office:value="0.00061224">
            <text:p>0.00061224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505e-06</text:p>
          </table:table-cell>
          <table:table-cell table:style-name="ce1" office:value-type="string">
            <text:p>2.6615e-05</text:p>
          </table:table-cell>
          <table:table-cell table:style-name="ce1" office:value-type="string">
            <text:p>7.8641e-19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R108]*1000000" office:value-type="float" office:value="689.62">
            <text:p>689.62</text:p>
          </table:table-cell>
          <table:table-cell table:formula="of:=[.S108]*1000000" office:value-type="float" office:value="81.282">
            <text:p>81.282</text:p>
          </table:table-cell>
          <table:table-cell table:formula="of:=[.T108]*1000000" office:value-type="float" office:value="618.05">
            <text:p>618.05</text:p>
          </table:table-cell>
          <table:table-cell table:formula="of:=[.U108]*1000000" office:value-type="float" office:value="11.086">
            <text:p>11.086</text:p>
          </table:table-cell>
          <table:table-cell table:formula="of:=[.V108]*1000000" office:value-type="float" office:value="0.031768">
            <text:p>0.031768</text:p>
          </table:table-cell>
          <table:table-cell table:formula="of:=[.W108]*1000000" office:value-type="float" office:value="1.5457">
            <text:p>1.5457</text:p>
          </table:table-cell>
          <table:table-cell table:formula="of:=[.X108]*1000000" office:value-type="float" office:value="26.513">
            <text:p>26.513</text:p>
          </table:table-cell>
          <table:table-cell table:formula="of:=[.Y108]*1000000" office:value-type="float" office:value="0.00000000000076264">
            <text:p>7.6264E-013</text:p>
          </table:table-cell>
          <table:table-cell table:formula="of:=[.Z108]*1000000" office:value-type="float" office:value="689.61">
            <text:p>689.61</text:p>
          </table:table-cell>
          <table:table-cell table:formula="of:=[.AA108]*1000000" office:value-type="float" office:value="81.281">
            <text:p>81.281</text:p>
          </table:table-cell>
          <table:table-cell table:formula="of:=[.AB108]*1000000" office:value-type="float" office:value="618.06">
            <text:p>618.06</text:p>
          </table:table-cell>
          <table:table-cell table:formula="of:=[.AC108]*1000000" office:value-type="float" office:value="19.943">
            <text:p>19.943</text:p>
          </table:table-cell>
          <table:table-cell table:formula="of:=[.AD108]*1000000" office:value-type="float" office:value="0">
            <text:p>0</text:p>
          </table:table-cell>
          <table:table-cell table:formula="of:=[.AE108]*1000000" office:value-type="float" office:value="1.5456">
            <text:p>1.5456</text:p>
          </table:table-cell>
          <table:table-cell table:formula="of:=[.AF108]*1000000" office:value-type="float" office:value="26.513">
            <text:p>26.513</text:p>
          </table:table-cell>
          <table:table-cell table:formula="of:=[.AG108]*1000000" office:value-type="float" office:value="0.00000000000076262">
            <text:p>7.6262E-013</text:p>
          </table:table-cell>
          <table:table-cell office:value-type="float" office:value="0.00068962">
            <text:p>0.00068962</text:p>
          </table:table-cell>
          <table:table-cell table:style-name="ce1" office:value-type="string">
            <text:p>8.1282e-05</text:p>
          </table:table-cell>
          <table:table-cell office:value-type="float" office:value="0.00061805">
            <text:p>0.00061805</text:p>
          </table:table-cell>
          <table:table-cell table:style-name="ce1" office:value-type="string">
            <text:p>1.1086e-05</text:p>
          </table:table-cell>
          <table:table-cell table:style-name="ce1" office:value-type="string">
            <text:p>3.1768e-08</text:p>
          </table:table-cell>
          <table:table-cell table:style-name="ce1" office:value-type="string">
            <text:p>1.5457e-06</text:p>
          </table:table-cell>
          <table:table-cell table:style-name="ce1" office:value-type="string">
            <text:p>2.6513e-05</text:p>
          </table:table-cell>
          <table:table-cell table:style-name="ce1" office:value-type="string">
            <text:p>7.6264e-19</text:p>
          </table:table-cell>
          <table:table-cell office:value-type="float" office:value="0.00068961">
            <text:p>0.00068961</text:p>
          </table:table-cell>
          <table:table-cell table:style-name="ce1" office:value-type="string">
            <text:p>8.1281e-05</text:p>
          </table:table-cell>
          <table:table-cell office:value-type="float" office:value="0.00061806">
            <text:p>0.00061806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456e-06</text:p>
          </table:table-cell>
          <table:table-cell table:style-name="ce1" office:value-type="string">
            <text:p>2.6513e-05</text:p>
          </table:table-cell>
          <table:table-cell table:style-name="ce1" office:value-type="string">
            <text:p>7.6262e-19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R109]*1000000" office:value-type="float" office:value="684.23">
            <text:p>684.23</text:p>
          </table:table-cell>
          <table:table-cell table:formula="of:=[.S109]*1000000" office:value-type="float" office:value="80.74">
            <text:p>80.74</text:p>
          </table:table-cell>
          <table:table-cell table:formula="of:=[.T109]*1000000" office:value-type="float" office:value="623.82">
            <text:p>623.82</text:p>
          </table:table-cell>
          <table:table-cell table:formula="of:=[.U109]*1000000" office:value-type="float" office:value="10.928">
            <text:p>10.928</text:p>
          </table:table-cell>
          <table:table-cell table:formula="of:=[.V109]*1000000" office:value-type="float" office:value="0.031954">
            <text:p>0.031954</text:p>
          </table:table-cell>
          <table:table-cell table:formula="of:=[.W109]*1000000" office:value-type="float" office:value="1.5408">
            <text:p>1.5408</text:p>
          </table:table-cell>
          <table:table-cell table:formula="of:=[.X109]*1000000" office:value-type="float" office:value="26.408">
            <text:p>26.408</text:p>
          </table:table-cell>
          <table:table-cell table:formula="of:=[.Y109]*1000000" office:value-type="float" office:value="0.00000000000073957">
            <text:p>7.3957E-013</text:p>
          </table:table-cell>
          <table:table-cell table:formula="of:=[.Z109]*1000000" office:value-type="float" office:value="684.23">
            <text:p>684.23</text:p>
          </table:table-cell>
          <table:table-cell table:formula="of:=[.AA109]*1000000" office:value-type="float" office:value="80.739">
            <text:p>80.739</text:p>
          </table:table-cell>
          <table:table-cell table:formula="of:=[.AB109]*1000000" office:value-type="float" office:value="623.82">
            <text:p>623.82</text:p>
          </table:table-cell>
          <table:table-cell table:formula="of:=[.AC109]*1000000" office:value-type="float" office:value="19.943">
            <text:p>19.943</text:p>
          </table:table-cell>
          <table:table-cell table:formula="of:=[.AD109]*1000000" office:value-type="float" office:value="0">
            <text:p>0</text:p>
          </table:table-cell>
          <table:table-cell table:formula="of:=[.AE109]*1000000" office:value-type="float" office:value="1.5407">
            <text:p>1.5407</text:p>
          </table:table-cell>
          <table:table-cell table:formula="of:=[.AF109]*1000000" office:value-type="float" office:value="26.408">
            <text:p>26.408</text:p>
          </table:table-cell>
          <table:table-cell table:formula="of:=[.AG109]*1000000" office:value-type="float" office:value="0.00000000000073955">
            <text:p>7.3955E-013</text:p>
          </table:table-cell>
          <table:table-cell office:value-type="float" office:value="0.00068423">
            <text:p>0.00068423</text:p>
          </table:table-cell>
          <table:table-cell table:style-name="ce1" office:value-type="string">
            <text:p>8.074e-05</text:p>
          </table:table-cell>
          <table:table-cell office:value-type="float" office:value="0.00062382">
            <text:p>0.00062382</text:p>
          </table:table-cell>
          <table:table-cell table:style-name="ce1" office:value-type="string">
            <text:p>1.0928e-05</text:p>
          </table:table-cell>
          <table:table-cell table:style-name="ce1" office:value-type="string">
            <text:p>3.1954e-08</text:p>
          </table:table-cell>
          <table:table-cell table:style-name="ce1" office:value-type="string">
            <text:p>1.5408e-06</text:p>
          </table:table-cell>
          <table:table-cell table:style-name="ce1" office:value-type="string">
            <text:p>2.6408e-05</text:p>
          </table:table-cell>
          <table:table-cell table:style-name="ce1" office:value-type="string">
            <text:p>7.3957e-19</text:p>
          </table:table-cell>
          <table:table-cell office:value-type="float" office:value="0.00068423">
            <text:p>0.00068423</text:p>
          </table:table-cell>
          <table:table-cell table:style-name="ce1" office:value-type="string">
            <text:p>8.0739e-05</text:p>
          </table:table-cell>
          <table:table-cell office:value-type="float" office:value="0.00062382">
            <text:p>0.00062382</text:p>
          </table:table-cell>
          <table:table-cell table:style-name="ce1" office:value-type="string">
            <text:p>1.99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407e-06</text:p>
          </table:table-cell>
          <table:table-cell table:style-name="ce1" office:value-type="string">
            <text:p>2.6408e-05</text:p>
          </table:table-cell>
          <table:table-cell table:style-name="ce1" office:value-type="string">
            <text:p>7.3955e-19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R110]*1000000" office:value-type="float" office:value="678.89">
            <text:p>678.89</text:p>
          </table:table-cell>
          <table:table-cell table:formula="of:=[.S110]*1000000" office:value-type="float" office:value="80.201">
            <text:p>80.201</text:p>
          </table:table-cell>
          <table:table-cell table:formula="of:=[.T110]*1000000" office:value-type="float" office:value="629.54">
            <text:p>629.54</text:p>
          </table:table-cell>
          <table:table-cell table:formula="of:=[.U110]*1000000" office:value-type="float" office:value="10.77">
            <text:p>10.77</text:p>
          </table:table-cell>
          <table:table-cell table:formula="of:=[.V110]*1000000" office:value-type="float" office:value="0.032136">
            <text:p>0.032136</text:p>
          </table:table-cell>
          <table:table-cell table:formula="of:=[.W110]*1000000" office:value-type="float" office:value="1.5359">
            <text:p>1.5359</text:p>
          </table:table-cell>
          <table:table-cell table:formula="of:=[.X110]*1000000" office:value-type="float" office:value="26.302">
            <text:p>26.302</text:p>
          </table:table-cell>
          <table:table-cell table:formula="of:=[.Y110]*1000000" office:value-type="float" office:value="0.0000000000007172">
            <text:p>7.172E-013</text:p>
          </table:table-cell>
          <table:table-cell table:formula="of:=[.Z110]*1000000" office:value-type="float" office:value="678.89">
            <text:p>678.89</text:p>
          </table:table-cell>
          <table:table-cell table:formula="of:=[.AA110]*1000000" office:value-type="float" office:value="80.2">
            <text:p>80.2</text:p>
          </table:table-cell>
          <table:table-cell table:formula="of:=[.AB110]*1000000" office:value-type="float" office:value="629.54">
            <text:p>629.54</text:p>
          </table:table-cell>
          <table:table-cell table:formula="of:=[.AC110]*1000000" office:value-type="float" office:value="19.944">
            <text:p>19.944</text:p>
          </table:table-cell>
          <table:table-cell table:formula="of:=[.AD110]*1000000" office:value-type="float" office:value="0">
            <text:p>0</text:p>
          </table:table-cell>
          <table:table-cell table:formula="of:=[.AE110]*1000000" office:value-type="float" office:value="1.5358">
            <text:p>1.5358</text:p>
          </table:table-cell>
          <table:table-cell table:formula="of:=[.AF110]*1000000" office:value-type="float" office:value="26.302">
            <text:p>26.302</text:p>
          </table:table-cell>
          <table:table-cell table:formula="of:=[.AG110]*1000000" office:value-type="float" office:value="0.00000000000071718">
            <text:p>7.1718E-013</text:p>
          </table:table-cell>
          <table:table-cell office:value-type="float" office:value="0.00067889">
            <text:p>0.00067889</text:p>
          </table:table-cell>
          <table:table-cell table:style-name="ce1" office:value-type="string">
            <text:p>8.0201e-05</text:p>
          </table:table-cell>
          <table:table-cell office:value-type="float" office:value="0.00062954">
            <text:p>0.00062954</text:p>
          </table:table-cell>
          <table:table-cell table:style-name="ce1" office:value-type="string">
            <text:p>1.077e-05</text:p>
          </table:table-cell>
          <table:table-cell table:style-name="ce1" office:value-type="string">
            <text:p>3.2136e-08</text:p>
          </table:table-cell>
          <table:table-cell table:style-name="ce1" office:value-type="string">
            <text:p>1.5359e-06</text:p>
          </table:table-cell>
          <table:table-cell table:style-name="ce1" office:value-type="string">
            <text:p>2.6302e-05</text:p>
          </table:table-cell>
          <table:table-cell table:style-name="ce1" office:value-type="string">
            <text:p>7.172e-19</text:p>
          </table:table-cell>
          <table:table-cell office:value-type="float" office:value="0.00067889">
            <text:p>0.00067889</text:p>
          </table:table-cell>
          <table:table-cell table:style-name="ce1" office:value-type="string">
            <text:p>8.02e-05</text:p>
          </table:table-cell>
          <table:table-cell office:value-type="float" office:value="0.00062954">
            <text:p>0.00062954</text:p>
          </table:table-cell>
          <table:table-cell table:style-name="ce1" office:value-type="string">
            <text:p>1.99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5358e-06</text:p>
          </table:table-cell>
          <table:table-cell table:style-name="ce1" office:value-type="string">
            <text:p>2.6302e-05</text:p>
          </table:table-cell>
          <table:table-cell table:style-name="ce1" office:value-type="string">
            <text:p>7.1718e-19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R111]*1000000" office:value-type="float" office:value="673.6">
            <text:p>673.6</text:p>
          </table:table-cell>
          <table:table-cell table:formula="of:=[.S111]*1000000" office:value-type="float" office:value="79.665">
            <text:p>79.665</text:p>
          </table:table-cell>
          <table:table-cell table:formula="of:=[.T111]*1000000" office:value-type="float" office:value="635.21">
            <text:p>635.21</text:p>
          </table:table-cell>
          <table:table-cell table:formula="of:=[.U111]*1000000" office:value-type="float" office:value="10.614">
            <text:p>10.614</text:p>
          </table:table-cell>
          <table:table-cell table:formula="of:=[.V111]*1000000" office:value-type="float" office:value="0.032314">
            <text:p>0.032314</text:p>
          </table:table-cell>
          <table:table-cell table:formula="of:=[.W111]*1000000" office:value-type="float" office:value="1.5311">
            <text:p>1.5311</text:p>
          </table:table-cell>
          <table:table-cell table:formula="of:=[.X111]*1000000" office:value-type="float" office:value="26.193">
            <text:p>26.193</text:p>
          </table:table-cell>
          <table:table-cell table:formula="of:=[.Y111]*1000000" office:value-type="float" office:value="0.00000000000069552">
            <text:p>6.9552E-013</text:p>
          </table:table-cell>
          <table:table-cell table:formula="of:=[.Z111]*1000000" office:value-type="float" office:value="673.59">
            <text:p>673.59</text:p>
          </table:table-cell>
          <table:table-cell table:formula="of:=[.AA111]*1000000" office:value-type="float" office:value="79.664">
            <text:p>79.664</text:p>
          </table:table-cell>
          <table:table-cell table:formula="of:=[.AB111]*1000000" office:value-type="float" office:value="635.22">
            <text:p>635.22</text:p>
          </table:table-cell>
          <table:table-cell table:formula="of:=[.AC111]*1000000" office:value-type="float" office:value="19.944">
            <text:p>19.944</text:p>
          </table:table-cell>
          <table:table-cell table:formula="of:=[.AD111]*1000000" office:value-type="float" office:value="0">
            <text:p>0</text:p>
          </table:table-cell>
          <table:table-cell table:formula="of:=[.AE111]*1000000" office:value-type="float" office:value="1.531">
            <text:p>1.531</text:p>
          </table:table-cell>
          <table:table-cell table:formula="of:=[.AF111]*1000000" office:value-type="float" office:value="26.193">
            <text:p>26.193</text:p>
          </table:table-cell>
          <table:table-cell table:formula="of:=[.AG111]*1000000" office:value-type="float" office:value="0.0000000000006955">
            <text:p>6.955E-013</text:p>
          </table:table-cell>
          <table:table-cell office:value-type="float" office:value="0.0006736">
            <text:p>0.0006736</text:p>
          </table:table-cell>
          <table:table-cell table:style-name="ce1" office:value-type="string">
            <text:p>7.9665e-05</text:p>
          </table:table-cell>
          <table:table-cell office:value-type="float" office:value="0.00063521">
            <text:p>0.00063521</text:p>
          </table:table-cell>
          <table:table-cell table:style-name="ce1" office:value-type="string">
            <text:p>1.0614e-05</text:p>
          </table:table-cell>
          <table:table-cell table:style-name="ce1" office:value-type="string">
            <text:p>3.2314e-08</text:p>
          </table:table-cell>
          <table:table-cell table:style-name="ce1" office:value-type="string">
            <text:p>1.5311e-06</text:p>
          </table:table-cell>
          <table:table-cell table:style-name="ce1" office:value-type="string">
            <text:p>2.6193e-05</text:p>
          </table:table-cell>
          <table:table-cell table:style-name="ce1" office:value-type="string">
            <text:p>6.9552e-19</text:p>
          </table:table-cell>
          <table:table-cell office:value-type="float" office:value="0.00067359">
            <text:p>0.00067359</text:p>
          </table:table-cell>
          <table:table-cell table:style-name="ce1" office:value-type="string">
            <text:p>7.9664e-05</text:p>
          </table:table-cell>
          <table:table-cell office:value-type="float" office:value="0.00063522">
            <text:p>0.00063522</text:p>
          </table:table-cell>
          <table:table-cell table:style-name="ce1" office:value-type="string">
            <text:p>1.99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531e-06</text:p>
          </table:table-cell>
          <table:table-cell table:style-name="ce1" office:value-type="string">
            <text:p>2.6193e-05</text:p>
          </table:table-cell>
          <table:table-cell table:style-name="ce1" office:value-type="string">
            <text:p>6.955e-19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R112]*1000000" office:value-type="float" office:value="668.35">
            <text:p>668.35</text:p>
          </table:table-cell>
          <table:table-cell table:formula="of:=[.S112]*1000000" office:value-type="float" office:value="79.131">
            <text:p>79.131</text:p>
          </table:table-cell>
          <table:table-cell table:formula="of:=[.T112]*1000000" office:value-type="float" office:value="640.84">
            <text:p>640.84</text:p>
          </table:table-cell>
          <table:table-cell table:formula="of:=[.U112]*1000000" office:value-type="float" office:value="10.459">
            <text:p>10.459</text:p>
          </table:table-cell>
          <table:table-cell table:formula="of:=[.V112]*1000000" office:value-type="float" office:value="0.032487">
            <text:p>0.032487</text:p>
          </table:table-cell>
          <table:table-cell table:formula="of:=[.W112]*1000000" office:value-type="float" office:value="1.5262">
            <text:p>1.5262</text:p>
          </table:table-cell>
          <table:table-cell table:formula="of:=[.X112]*1000000" office:value-type="float" office:value="26.082">
            <text:p>26.082</text:p>
          </table:table-cell>
          <table:table-cell table:formula="of:=[.Y112]*1000000" office:value-type="float" office:value="0.00000000000067449">
            <text:p>6.7449E-013</text:p>
          </table:table-cell>
          <table:table-cell table:formula="of:=[.Z112]*1000000" office:value-type="float" office:value="668.35">
            <text:p>668.35</text:p>
          </table:table-cell>
          <table:table-cell table:formula="of:=[.AA112]*1000000" office:value-type="float" office:value="79.131">
            <text:p>79.131</text:p>
          </table:table-cell>
          <table:table-cell table:formula="of:=[.AB112]*1000000" office:value-type="float" office:value="640.84">
            <text:p>640.84</text:p>
          </table:table-cell>
          <table:table-cell table:formula="of:=[.AC112]*1000000" office:value-type="float" office:value="19.944">
            <text:p>19.944</text:p>
          </table:table-cell>
          <table:table-cell table:formula="of:=[.AD112]*1000000" office:value-type="float" office:value="0">
            <text:p>0</text:p>
          </table:table-cell>
          <table:table-cell table:formula="of:=[.AE112]*1000000" office:value-type="float" office:value="1.5261">
            <text:p>1.5261</text:p>
          </table:table-cell>
          <table:table-cell table:formula="of:=[.AF112]*1000000" office:value-type="float" office:value="26.082">
            <text:p>26.082</text:p>
          </table:table-cell>
          <table:table-cell table:formula="of:=[.AG112]*1000000" office:value-type="float" office:value="0.00000000000067448">
            <text:p>6.7448E-013</text:p>
          </table:table-cell>
          <table:table-cell office:value-type="float" office:value="0.00066835">
            <text:p>0.00066835</text:p>
          </table:table-cell>
          <table:table-cell table:style-name="ce1" office:value-type="string">
            <text:p>7.9131e-05</text:p>
          </table:table-cell>
          <table:table-cell office:value-type="float" office:value="0.00064084">
            <text:p>0.00064084</text:p>
          </table:table-cell>
          <table:table-cell table:style-name="ce1" office:value-type="string">
            <text:p>1.0459e-05</text:p>
          </table:table-cell>
          <table:table-cell table:style-name="ce1" office:value-type="string">
            <text:p>3.2487e-08</text:p>
          </table:table-cell>
          <table:table-cell table:style-name="ce1" office:value-type="string">
            <text:p>1.5262e-06</text:p>
          </table:table-cell>
          <table:table-cell table:style-name="ce1" office:value-type="string">
            <text:p>2.6082e-05</text:p>
          </table:table-cell>
          <table:table-cell table:style-name="ce1" office:value-type="string">
            <text:p>6.7449e-19</text:p>
          </table:table-cell>
          <table:table-cell office:value-type="float" office:value="0.00066835">
            <text:p>0.00066835</text:p>
          </table:table-cell>
          <table:table-cell table:style-name="ce1" office:value-type="string">
            <text:p>7.9131e-05</text:p>
          </table:table-cell>
          <table:table-cell office:value-type="float" office:value="0.00064084">
            <text:p>0.00064084</text:p>
          </table:table-cell>
          <table:table-cell table:style-name="ce1" office:value-type="string">
            <text:p>1.99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5261e-06</text:p>
          </table:table-cell>
          <table:table-cell table:style-name="ce1" office:value-type="string">
            <text:p>2.6082e-05</text:p>
          </table:table-cell>
          <table:table-cell table:style-name="ce1" office:value-type="string">
            <text:p>6.7448e-19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R113]*1000000" office:value-type="float" office:value="663.15">
            <text:p>663.15</text:p>
          </table:table-cell>
          <table:table-cell table:formula="of:=[.S113]*1000000" office:value-type="float" office:value="78.601">
            <text:p>78.601</text:p>
          </table:table-cell>
          <table:table-cell table:formula="of:=[.T113]*1000000" office:value-type="float" office:value="646.42">
            <text:p>646.42</text:p>
          </table:table-cell>
          <table:table-cell table:formula="of:=[.U113]*1000000" office:value-type="float" office:value="10.304">
            <text:p>10.304</text:p>
          </table:table-cell>
          <table:table-cell table:formula="of:=[.V113]*1000000" office:value-type="float" office:value="0.032657">
            <text:p>0.032657</text:p>
          </table:table-cell>
          <table:table-cell table:formula="of:=[.W113]*1000000" office:value-type="float" office:value="1.5214">
            <text:p>1.5214</text:p>
          </table:table-cell>
          <table:table-cell table:formula="of:=[.X113]*1000000" office:value-type="float" office:value="25.969">
            <text:p>25.969</text:p>
          </table:table-cell>
          <table:table-cell table:formula="of:=[.Y113]*1000000" office:value-type="float" office:value="0.00000000000065411">
            <text:p>6.5411E-013</text:p>
          </table:table-cell>
          <table:table-cell table:formula="of:=[.Z113]*1000000" office:value-type="float" office:value="663.15">
            <text:p>663.15</text:p>
          </table:table-cell>
          <table:table-cell table:formula="of:=[.AA113]*1000000" office:value-type="float" office:value="78.6">
            <text:p>78.6</text:p>
          </table:table-cell>
          <table:table-cell table:formula="of:=[.AB113]*1000000" office:value-type="float" office:value="646.42">
            <text:p>646.42</text:p>
          </table:table-cell>
          <table:table-cell table:formula="of:=[.AC113]*1000000" office:value-type="float" office:value="19.945">
            <text:p>19.945</text:p>
          </table:table-cell>
          <table:table-cell table:formula="of:=[.AD113]*1000000" office:value-type="float" office:value="0">
            <text:p>0</text:p>
          </table:table-cell>
          <table:table-cell table:formula="of:=[.AE113]*1000000" office:value-type="float" office:value="1.5213">
            <text:p>1.5213</text:p>
          </table:table-cell>
          <table:table-cell table:formula="of:=[.AF113]*1000000" office:value-type="float" office:value="25.969">
            <text:p>25.969</text:p>
          </table:table-cell>
          <table:table-cell table:formula="of:=[.AG113]*1000000" office:value-type="float" office:value="0.00000000000065409">
            <text:p>6.5409E-013</text:p>
          </table:table-cell>
          <table:table-cell office:value-type="float" office:value="0.00066315">
            <text:p>0.00066315</text:p>
          </table:table-cell>
          <table:table-cell table:style-name="ce1" office:value-type="string">
            <text:p>7.8601e-05</text:p>
          </table:table-cell>
          <table:table-cell office:value-type="float" office:value="0.00064642">
            <text:p>0.00064642</text:p>
          </table:table-cell>
          <table:table-cell table:style-name="ce1" office:value-type="string">
            <text:p>1.0304e-05</text:p>
          </table:table-cell>
          <table:table-cell table:style-name="ce1" office:value-type="string">
            <text:p>3.2657e-08</text:p>
          </table:table-cell>
          <table:table-cell table:style-name="ce1" office:value-type="string">
            <text:p>1.5214e-06</text:p>
          </table:table-cell>
          <table:table-cell table:style-name="ce1" office:value-type="string">
            <text:p>2.5969e-05</text:p>
          </table:table-cell>
          <table:table-cell table:style-name="ce1" office:value-type="string">
            <text:p>6.5411e-19</text:p>
          </table:table-cell>
          <table:table-cell office:value-type="float" office:value="0.00066315">
            <text:p>0.00066315</text:p>
          </table:table-cell>
          <table:table-cell table:style-name="ce1" office:value-type="string">
            <text:p>7.86e-05</text:p>
          </table:table-cell>
          <table:table-cell office:value-type="float" office:value="0.00064642">
            <text:p>0.00064642</text:p>
          </table:table-cell>
          <table:table-cell table:style-name="ce1" office:value-type="string">
            <text:p>1.9945e-05</text:p>
          </table:table-cell>
          <table:table-cell office:value-type="float" office:value="0">
            <text:p>0</text:p>
          </table:table-cell>
          <table:table-cell table:style-name="ce1" office:value-type="string">
            <text:p>1.5213e-06</text:p>
          </table:table-cell>
          <table:table-cell table:style-name="ce1" office:value-type="string">
            <text:p>2.5969e-05</text:p>
          </table:table-cell>
          <table:table-cell table:style-name="ce1" office:value-type="string">
            <text:p>6.5409e-19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R114]*1000000" office:value-type="float" office:value="658">
            <text:p>658</text:p>
          </table:table-cell>
          <table:table-cell table:formula="of:=[.S114]*1000000" office:value-type="float" office:value="78.073">
            <text:p>78.073</text:p>
          </table:table-cell>
          <table:table-cell table:formula="of:=[.T114]*1000000" office:value-type="float" office:value="651.95">
            <text:p>651.95</text:p>
          </table:table-cell>
          <table:table-cell table:formula="of:=[.U114]*1000000" office:value-type="float" office:value="10.151">
            <text:p>10.151</text:p>
          </table:table-cell>
          <table:table-cell table:formula="of:=[.V114]*1000000" office:value-type="float" office:value="0.032823">
            <text:p>0.032823</text:p>
          </table:table-cell>
          <table:table-cell table:formula="of:=[.W114]*1000000" office:value-type="float" office:value="1.5166">
            <text:p>1.5166</text:p>
          </table:table-cell>
          <table:table-cell table:formula="of:=[.X114]*1000000" office:value-type="float" office:value="25.855">
            <text:p>25.855</text:p>
          </table:table-cell>
          <table:table-cell table:formula="of:=[.Y114]*1000000" office:value-type="float" office:value="0.00000000000063435">
            <text:p>6.3435E-013</text:p>
          </table:table-cell>
          <table:table-cell table:formula="of:=[.Z114]*1000000" office:value-type="float" office:value="657.99">
            <text:p>657.99</text:p>
          </table:table-cell>
          <table:table-cell table:formula="of:=[.AA114]*1000000" office:value-type="float" office:value="78.072">
            <text:p>78.072</text:p>
          </table:table-cell>
          <table:table-cell table:formula="of:=[.AB114]*1000000" office:value-type="float" office:value="651.96">
            <text:p>651.96</text:p>
          </table:table-cell>
          <table:table-cell table:formula="of:=[.AC114]*1000000" office:value-type="float" office:value="19.945">
            <text:p>19.945</text:p>
          </table:table-cell>
          <table:table-cell table:formula="of:=[.AD114]*1000000" office:value-type="float" office:value="0">
            <text:p>0</text:p>
          </table:table-cell>
          <table:table-cell table:formula="of:=[.AE114]*1000000" office:value-type="float" office:value="1.5165">
            <text:p>1.5165</text:p>
          </table:table-cell>
          <table:table-cell table:formula="of:=[.AF114]*1000000" office:value-type="float" office:value="25.855">
            <text:p>25.855</text:p>
          </table:table-cell>
          <table:table-cell table:formula="of:=[.AG114]*1000000" office:value-type="float" office:value="0.00000000000063433">
            <text:p>6.3433E-013</text:p>
          </table:table-cell>
          <table:table-cell office:value-type="float" office:value="0.000658">
            <text:p>0.000658</text:p>
          </table:table-cell>
          <table:table-cell table:style-name="ce1" office:value-type="string">
            <text:p>7.8073e-05</text:p>
          </table:table-cell>
          <table:table-cell office:value-type="float" office:value="0.00065195">
            <text:p>0.00065195</text:p>
          </table:table-cell>
          <table:table-cell table:style-name="ce1" office:value-type="string">
            <text:p>1.0151e-05</text:p>
          </table:table-cell>
          <table:table-cell table:style-name="ce1" office:value-type="string">
            <text:p>3.2823e-08</text:p>
          </table:table-cell>
          <table:table-cell table:style-name="ce1" office:value-type="string">
            <text:p>1.5166e-06</text:p>
          </table:table-cell>
          <table:table-cell table:style-name="ce1" office:value-type="string">
            <text:p>2.5855e-05</text:p>
          </table:table-cell>
          <table:table-cell table:style-name="ce1" office:value-type="string">
            <text:p>6.3435e-19</text:p>
          </table:table-cell>
          <table:table-cell office:value-type="float" office:value="0.00065799">
            <text:p>0.00065799</text:p>
          </table:table-cell>
          <table:table-cell table:style-name="ce1" office:value-type="string">
            <text:p>7.8072e-05</text:p>
          </table:table-cell>
          <table:table-cell office:value-type="float" office:value="0.00065196">
            <text:p>0.00065196</text:p>
          </table:table-cell>
          <table:table-cell table:style-name="ce1" office:value-type="string">
            <text:p>1.9945e-05</text:p>
          </table:table-cell>
          <table:table-cell office:value-type="float" office:value="0">
            <text:p>0</text:p>
          </table:table-cell>
          <table:table-cell table:style-name="ce1" office:value-type="string">
            <text:p>1.5165e-06</text:p>
          </table:table-cell>
          <table:table-cell table:style-name="ce1" office:value-type="string">
            <text:p>2.5855e-05</text:p>
          </table:table-cell>
          <table:table-cell table:style-name="ce1" office:value-type="string">
            <text:p>6.3433e-19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R115]*1000000" office:value-type="float" office:value="652.89">
            <text:p>652.89</text:p>
          </table:table-cell>
          <table:table-cell table:formula="of:=[.S115]*1000000" office:value-type="float" office:value="77.547">
            <text:p>77.547</text:p>
          </table:table-cell>
          <table:table-cell table:formula="of:=[.T115]*1000000" office:value-type="float" office:value="657.44">
            <text:p>657.44</text:p>
          </table:table-cell>
          <table:table-cell table:formula="of:=[.U115]*1000000" office:value-type="float" office:value="9.999">
            <text:p>9.999</text:p>
          </table:table-cell>
          <table:table-cell table:formula="of:=[.V115]*1000000" office:value-type="float" office:value="0.032985">
            <text:p>0.032985</text:p>
          </table:table-cell>
          <table:table-cell table:formula="of:=[.W115]*1000000" office:value-type="float" office:value="1.5118">
            <text:p>1.5118</text:p>
          </table:table-cell>
          <table:table-cell table:formula="of:=[.X115]*1000000" office:value-type="float" office:value="25.739">
            <text:p>25.739</text:p>
          </table:table-cell>
          <table:table-cell table:formula="of:=[.Y115]*1000000" office:value-type="float" office:value="0.00000000000061519">
            <text:p>6.1519E-013</text:p>
          </table:table-cell>
          <table:table-cell table:formula="of:=[.Z115]*1000000" office:value-type="float" office:value="652.88">
            <text:p>652.88</text:p>
          </table:table-cell>
          <table:table-cell table:formula="of:=[.AA115]*1000000" office:value-type="float" office:value="77.547">
            <text:p>77.547</text:p>
          </table:table-cell>
          <table:table-cell table:formula="of:=[.AB115]*1000000" office:value-type="float" office:value="657.44">
            <text:p>657.44</text:p>
          </table:table-cell>
          <table:table-cell table:formula="of:=[.AC115]*1000000" office:value-type="float" office:value="19.945">
            <text:p>19.945</text:p>
          </table:table-cell>
          <table:table-cell table:formula="of:=[.AD115]*1000000" office:value-type="float" office:value="0">
            <text:p>0</text:p>
          </table:table-cell>
          <table:table-cell table:formula="of:=[.AE115]*1000000" office:value-type="float" office:value="1.5117">
            <text:p>1.5117</text:p>
          </table:table-cell>
          <table:table-cell table:formula="of:=[.AF115]*1000000" office:value-type="float" office:value="25.739">
            <text:p>25.739</text:p>
          </table:table-cell>
          <table:table-cell table:formula="of:=[.AG115]*1000000" office:value-type="float" office:value="0.00000000000061518">
            <text:p>6.1518E-013</text:p>
          </table:table-cell>
          <table:table-cell office:value-type="float" office:value="0.00065289">
            <text:p>0.00065289</text:p>
          </table:table-cell>
          <table:table-cell table:style-name="ce1" office:value-type="string">
            <text:p>7.7547e-05</text:p>
          </table:table-cell>
          <table:table-cell office:value-type="float" office:value="0.00065744">
            <text:p>0.00065744</text:p>
          </table:table-cell>
          <table:table-cell table:style-name="ce1" office:value-type="string">
            <text:p>9.999e-06</text:p>
          </table:table-cell>
          <table:table-cell table:style-name="ce1" office:value-type="string">
            <text:p>3.2985e-08</text:p>
          </table:table-cell>
          <table:table-cell table:style-name="ce1" office:value-type="string">
            <text:p>1.5118e-06</text:p>
          </table:table-cell>
          <table:table-cell table:style-name="ce1" office:value-type="string">
            <text:p>2.5739e-05</text:p>
          </table:table-cell>
          <table:table-cell table:style-name="ce1" office:value-type="string">
            <text:p>6.1519e-19</text:p>
          </table:table-cell>
          <table:table-cell office:value-type="float" office:value="0.00065288">
            <text:p>0.00065288</text:p>
          </table:table-cell>
          <table:table-cell table:style-name="ce1" office:value-type="string">
            <text:p>7.7547e-05</text:p>
          </table:table-cell>
          <table:table-cell office:value-type="float" office:value="0.00065744">
            <text:p>0.00065744</text:p>
          </table:table-cell>
          <table:table-cell table:style-name="ce1" office:value-type="string">
            <text:p>1.9945e-05</text:p>
          </table:table-cell>
          <table:table-cell office:value-type="float" office:value="0">
            <text:p>0</text:p>
          </table:table-cell>
          <table:table-cell table:style-name="ce1" office:value-type="string">
            <text:p>1.5117e-06</text:p>
          </table:table-cell>
          <table:table-cell table:style-name="ce1" office:value-type="string">
            <text:p>2.5739e-05</text:p>
          </table:table-cell>
          <table:table-cell table:style-name="ce1" office:value-type="string">
            <text:p>6.1518e-19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R116]*1000000" office:value-type="float" office:value="647.82">
            <text:p>647.82</text:p>
          </table:table-cell>
          <table:table-cell table:formula="of:=[.S116]*1000000" office:value-type="float" office:value="77.025">
            <text:p>77.025</text:p>
          </table:table-cell>
          <table:table-cell table:formula="of:=[.T116]*1000000" office:value-type="float" office:value="662.88">
            <text:p>662.88</text:p>
          </table:table-cell>
          <table:table-cell table:formula="of:=[.U116]*1000000" office:value-type="float" office:value="9.8481">
            <text:p>9.8481</text:p>
          </table:table-cell>
          <table:table-cell table:formula="of:=[.V116]*1000000" office:value-type="float" office:value="0.033144">
            <text:p>0.033144</text:p>
          </table:table-cell>
          <table:table-cell table:formula="of:=[.W116]*1000000" office:value-type="float" office:value="1.507">
            <text:p>1.507</text:p>
          </table:table-cell>
          <table:table-cell table:formula="of:=[.X116]*1000000" office:value-type="float" office:value="25.622">
            <text:p>25.622</text:p>
          </table:table-cell>
          <table:table-cell table:formula="of:=[.Y116]*1000000" office:value-type="float" office:value="0.00000000000059662">
            <text:p>5.9662E-013</text:p>
          </table:table-cell>
          <table:table-cell table:formula="of:=[.Z116]*1000000" office:value-type="float" office:value="647.81">
            <text:p>647.81</text:p>
          </table:table-cell>
          <table:table-cell table:formula="of:=[.AA116]*1000000" office:value-type="float" office:value="77.025">
            <text:p>77.025</text:p>
          </table:table-cell>
          <table:table-cell table:formula="of:=[.AB116]*1000000" office:value-type="float" office:value="662.89">
            <text:p>662.89</text:p>
          </table:table-cell>
          <table:table-cell table:formula="of:=[.AC116]*1000000" office:value-type="float" office:value="19.946">
            <text:p>19.946</text:p>
          </table:table-cell>
          <table:table-cell table:formula="of:=[.AD116]*1000000" office:value-type="float" office:value="0">
            <text:p>0</text:p>
          </table:table-cell>
          <table:table-cell table:formula="of:=[.AE116]*1000000" office:value-type="float" office:value="1.5069">
            <text:p>1.5069</text:p>
          </table:table-cell>
          <table:table-cell table:formula="of:=[.AF116]*1000000" office:value-type="float" office:value="25.622">
            <text:p>25.622</text:p>
          </table:table-cell>
          <table:table-cell table:formula="of:=[.AG116]*1000000" office:value-type="float" office:value="0.0000000000005966">
            <text:p>5.966E-013</text:p>
          </table:table-cell>
          <table:table-cell office:value-type="float" office:value="0.00064782">
            <text:p>0.00064782</text:p>
          </table:table-cell>
          <table:table-cell table:style-name="ce1" office:value-type="string">
            <text:p>7.7025e-05</text:p>
          </table:table-cell>
          <table:table-cell office:value-type="float" office:value="0.00066288">
            <text:p>0.00066288</text:p>
          </table:table-cell>
          <table:table-cell table:style-name="ce1" office:value-type="string">
            <text:p>9.8481e-06</text:p>
          </table:table-cell>
          <table:table-cell table:style-name="ce1" office:value-type="string">
            <text:p>3.3144e-08</text:p>
          </table:table-cell>
          <table:table-cell table:style-name="ce1" office:value-type="string">
            <text:p>1.507e-06</text:p>
          </table:table-cell>
          <table:table-cell table:style-name="ce1" office:value-type="string">
            <text:p>2.5622e-05</text:p>
          </table:table-cell>
          <table:table-cell table:style-name="ce1" office:value-type="string">
            <text:p>5.9662e-19</text:p>
          </table:table-cell>
          <table:table-cell office:value-type="float" office:value="0.00064781">
            <text:p>0.00064781</text:p>
          </table:table-cell>
          <table:table-cell table:style-name="ce1" office:value-type="string">
            <text:p>7.7025e-05</text:p>
          </table:table-cell>
          <table:table-cell office:value-type="float" office:value="0.00066289">
            <text:p>0.00066289</text:p>
          </table:table-cell>
          <table:table-cell table:style-name="ce1" office:value-type="string">
            <text:p>1.9946e-05</text:p>
          </table:table-cell>
          <table:table-cell office:value-type="float" office:value="0">
            <text:p>0</text:p>
          </table:table-cell>
          <table:table-cell table:style-name="ce1" office:value-type="string">
            <text:p>1.5069e-06</text:p>
          </table:table-cell>
          <table:table-cell table:style-name="ce1" office:value-type="string">
            <text:p>2.5622e-05</text:p>
          </table:table-cell>
          <table:table-cell table:style-name="ce1" office:value-type="string">
            <text:p>5.966e-19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R117]*1000000" office:value-type="float" office:value="642.79">
            <text:p>642.79</text:p>
          </table:table-cell>
          <table:table-cell table:formula="of:=[.S117]*1000000" office:value-type="float" office:value="76.505">
            <text:p>76.505</text:p>
          </table:table-cell>
          <table:table-cell table:formula="of:=[.T117]*1000000" office:value-type="float" office:value="668.28">
            <text:p>668.28</text:p>
          </table:table-cell>
          <table:table-cell table:formula="of:=[.U117]*1000000" office:value-type="float" office:value="9.6985">
            <text:p>9.6985</text:p>
          </table:table-cell>
          <table:table-cell table:formula="of:=[.V117]*1000000" office:value-type="float" office:value="0.033299">
            <text:p>0.033299</text:p>
          </table:table-cell>
          <table:table-cell table:formula="of:=[.W117]*1000000" office:value-type="float" office:value="1.5022">
            <text:p>1.5022</text:p>
          </table:table-cell>
          <table:table-cell table:formula="of:=[.X117]*1000000" office:value-type="float" office:value="25.503">
            <text:p>25.503</text:p>
          </table:table-cell>
          <table:table-cell table:formula="of:=[.Y117]*1000000" office:value-type="float" office:value="0.00000000000057861">
            <text:p>5.7861E-013</text:p>
          </table:table-cell>
          <table:table-cell table:formula="of:=[.Z117]*1000000" office:value-type="float" office:value="642.79">
            <text:p>642.79</text:p>
          </table:table-cell>
          <table:table-cell table:formula="of:=[.AA117]*1000000" office:value-type="float" office:value="76.505">
            <text:p>76.505</text:p>
          </table:table-cell>
          <table:table-cell table:formula="of:=[.AB117]*1000000" office:value-type="float" office:value="668.28">
            <text:p>668.28</text:p>
          </table:table-cell>
          <table:table-cell table:formula="of:=[.AC117]*1000000" office:value-type="float" office:value="19.946">
            <text:p>19.946</text:p>
          </table:table-cell>
          <table:table-cell table:formula="of:=[.AD117]*1000000" office:value-type="float" office:value="0">
            <text:p>0</text:p>
          </table:table-cell>
          <table:table-cell table:formula="of:=[.AE117]*1000000" office:value-type="float" office:value="1.5021">
            <text:p>1.5021</text:p>
          </table:table-cell>
          <table:table-cell table:formula="of:=[.AF117]*1000000" office:value-type="float" office:value="25.503">
            <text:p>25.503</text:p>
          </table:table-cell>
          <table:table-cell table:formula="of:=[.AG117]*1000000" office:value-type="float" office:value="0.0000000000005786">
            <text:p>5.786E-013</text:p>
          </table:table-cell>
          <table:table-cell office:value-type="float" office:value="0.00064279">
            <text:p>0.00064279</text:p>
          </table:table-cell>
          <table:table-cell table:style-name="ce1" office:value-type="string">
            <text:p>7.6505e-05</text:p>
          </table:table-cell>
          <table:table-cell office:value-type="float" office:value="0.00066828">
            <text:p>0.00066828</text:p>
          </table:table-cell>
          <table:table-cell table:style-name="ce1" office:value-type="string">
            <text:p>9.6985e-06</text:p>
          </table:table-cell>
          <table:table-cell table:style-name="ce1" office:value-type="string">
            <text:p>3.3299e-08</text:p>
          </table:table-cell>
          <table:table-cell table:style-name="ce1" office:value-type="string">
            <text:p>1.5022e-06</text:p>
          </table:table-cell>
          <table:table-cell table:style-name="ce1" office:value-type="string">
            <text:p>2.5503e-05</text:p>
          </table:table-cell>
          <table:table-cell table:style-name="ce1" office:value-type="string">
            <text:p>5.7861e-19</text:p>
          </table:table-cell>
          <table:table-cell office:value-type="float" office:value="0.00064279">
            <text:p>0.00064279</text:p>
          </table:table-cell>
          <table:table-cell table:style-name="ce1" office:value-type="string">
            <text:p>7.6505e-05</text:p>
          </table:table-cell>
          <table:table-cell office:value-type="float" office:value="0.00066828">
            <text:p>0.00066828</text:p>
          </table:table-cell>
          <table:table-cell table:style-name="ce1" office:value-type="string">
            <text:p>1.9946e-05</text:p>
          </table:table-cell>
          <table:table-cell office:value-type="float" office:value="0">
            <text:p>0</text:p>
          </table:table-cell>
          <table:table-cell table:style-name="ce1" office:value-type="string">
            <text:p>1.5021e-06</text:p>
          </table:table-cell>
          <table:table-cell table:style-name="ce1" office:value-type="string">
            <text:p>2.5503e-05</text:p>
          </table:table-cell>
          <table:table-cell table:style-name="ce1" office:value-type="string">
            <text:p>5.786e-19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R118]*1000000" office:value-type="float" office:value="637.81">
            <text:p>637.81</text:p>
          </table:table-cell>
          <table:table-cell table:formula="of:=[.S118]*1000000" office:value-type="float" office:value="75.988">
            <text:p>75.988</text:p>
          </table:table-cell>
          <table:table-cell table:formula="of:=[.T118]*1000000" office:value-type="float" office:value="673.63">
            <text:p>673.63</text:p>
          </table:table-cell>
          <table:table-cell table:formula="of:=[.U118]*1000000" office:value-type="float" office:value="9.55">
            <text:p>9.55</text:p>
          </table:table-cell>
          <table:table-cell table:formula="of:=[.V118]*1000000" office:value-type="float" office:value="0.03345">
            <text:p>0.03345</text:p>
          </table:table-cell>
          <table:table-cell table:formula="of:=[.W118]*1000000" office:value-type="float" office:value="1.4975">
            <text:p>1.4975</text:p>
          </table:table-cell>
          <table:table-cell table:formula="of:=[.X118]*1000000" office:value-type="float" office:value="25.383">
            <text:p>25.383</text:p>
          </table:table-cell>
          <table:table-cell table:formula="of:=[.Y118]*1000000" office:value-type="float" office:value="0.00000000000056116">
            <text:p>5.6116E-013</text:p>
          </table:table-cell>
          <table:table-cell table:formula="of:=[.Z118]*1000000" office:value-type="float" office:value="637.81">
            <text:p>637.81</text:p>
          </table:table-cell>
          <table:table-cell table:formula="of:=[.AA118]*1000000" office:value-type="float" office:value="75.988">
            <text:p>75.988</text:p>
          </table:table-cell>
          <table:table-cell table:formula="of:=[.AB118]*1000000" office:value-type="float" office:value="673.64">
            <text:p>673.64</text:p>
          </table:table-cell>
          <table:table-cell table:formula="of:=[.AC118]*1000000" office:value-type="float" office:value="19.947">
            <text:p>19.947</text:p>
          </table:table-cell>
          <table:table-cell table:formula="of:=[.AD118]*1000000" office:value-type="float" office:value="0">
            <text:p>0</text:p>
          </table:table-cell>
          <table:table-cell table:formula="of:=[.AE118]*1000000" office:value-type="float" office:value="1.4973">
            <text:p>1.4973</text:p>
          </table:table-cell>
          <table:table-cell table:formula="of:=[.AF118]*1000000" office:value-type="float" office:value="25.383">
            <text:p>25.383</text:p>
          </table:table-cell>
          <table:table-cell table:formula="of:=[.AG118]*1000000" office:value-type="float" office:value="0.00000000000056114">
            <text:p>5.6114E-013</text:p>
          </table:table-cell>
          <table:table-cell office:value-type="float" office:value="0.00063781">
            <text:p>0.00063781</text:p>
          </table:table-cell>
          <table:table-cell table:style-name="ce1" office:value-type="string">
            <text:p>7.5988e-05</text:p>
          </table:table-cell>
          <table:table-cell office:value-type="float" office:value="0.00067363">
            <text:p>0.00067363</text:p>
          </table:table-cell>
          <table:table-cell table:style-name="ce1" office:value-type="string">
            <text:p>9.55e-06</text:p>
          </table:table-cell>
          <table:table-cell table:style-name="ce1" office:value-type="string">
            <text:p>3.345e-08</text:p>
          </table:table-cell>
          <table:table-cell table:style-name="ce1" office:value-type="string">
            <text:p>1.4975e-06</text:p>
          </table:table-cell>
          <table:table-cell table:style-name="ce1" office:value-type="string">
            <text:p>2.5383e-05</text:p>
          </table:table-cell>
          <table:table-cell table:style-name="ce1" office:value-type="string">
            <text:p>5.6116e-19</text:p>
          </table:table-cell>
          <table:table-cell office:value-type="float" office:value="0.00063781">
            <text:p>0.00063781</text:p>
          </table:table-cell>
          <table:table-cell table:style-name="ce1" office:value-type="string">
            <text:p>7.5988e-05</text:p>
          </table:table-cell>
          <table:table-cell office:value-type="float" office:value="0.00067364">
            <text:p>0.00067364</text:p>
          </table:table-cell>
          <table:table-cell table:style-name="ce1" office:value-type="string">
            <text:p>1.994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73e-06</text:p>
          </table:table-cell>
          <table:table-cell table:style-name="ce1" office:value-type="string">
            <text:p>2.5383e-05</text:p>
          </table:table-cell>
          <table:table-cell table:style-name="ce1" office:value-type="string">
            <text:p>5.6114e-19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R119]*1000000" office:value-type="float" office:value="632.87">
            <text:p>632.87</text:p>
          </table:table-cell>
          <table:table-cell table:formula="of:=[.S119]*1000000" office:value-type="float" office:value="75.474">
            <text:p>75.474</text:p>
          </table:table-cell>
          <table:table-cell table:formula="of:=[.T119]*1000000" office:value-type="float" office:value="678.94">
            <text:p>678.94</text:p>
          </table:table-cell>
          <table:table-cell table:formula="of:=[.U119]*1000000" office:value-type="float" office:value="9.4028">
            <text:p>9.4028</text:p>
          </table:table-cell>
          <table:table-cell table:formula="of:=[.V119]*1000000" office:value-type="float" office:value="0.033598">
            <text:p>0.033598</text:p>
          </table:table-cell>
          <table:table-cell table:formula="of:=[.W119]*1000000" office:value-type="float" office:value="1.4927">
            <text:p>1.4927</text:p>
          </table:table-cell>
          <table:table-cell table:formula="of:=[.X119]*1000000" office:value-type="float" office:value="25.262">
            <text:p>25.262</text:p>
          </table:table-cell>
          <table:table-cell table:formula="of:=[.Y119]*1000000" office:value-type="float" office:value="0.00000000000054423">
            <text:p>5.4423E-013</text:p>
          </table:table-cell>
          <table:table-cell table:formula="of:=[.Z119]*1000000" office:value-type="float" office:value="632.87">
            <text:p>632.87</text:p>
          </table:table-cell>
          <table:table-cell table:formula="of:=[.AA119]*1000000" office:value-type="float" office:value="75.474">
            <text:p>75.474</text:p>
          </table:table-cell>
          <table:table-cell table:formula="of:=[.AB119]*1000000" office:value-type="float" office:value="678.95">
            <text:p>678.95</text:p>
          </table:table-cell>
          <table:table-cell table:formula="of:=[.AC119]*1000000" office:value-type="float" office:value="19.947">
            <text:p>19.947</text:p>
          </table:table-cell>
          <table:table-cell table:formula="of:=[.AD119]*1000000" office:value-type="float" office:value="0">
            <text:p>0</text:p>
          </table:table-cell>
          <table:table-cell table:formula="of:=[.AE119]*1000000" office:value-type="float" office:value="1.4926">
            <text:p>1.4926</text:p>
          </table:table-cell>
          <table:table-cell table:formula="of:=[.AF119]*1000000" office:value-type="float" office:value="25.262">
            <text:p>25.262</text:p>
          </table:table-cell>
          <table:table-cell table:formula="of:=[.AG119]*1000000" office:value-type="float" office:value="0.00000000000054422">
            <text:p>5.4422E-013</text:p>
          </table:table-cell>
          <table:table-cell office:value-type="float" office:value="0.00063287">
            <text:p>0.00063287</text:p>
          </table:table-cell>
          <table:table-cell table:style-name="ce1" office:value-type="string">
            <text:p>7.5474e-05</text:p>
          </table:table-cell>
          <table:table-cell office:value-type="float" office:value="0.00067894">
            <text:p>0.00067894</text:p>
          </table:table-cell>
          <table:table-cell table:style-name="ce1" office:value-type="string">
            <text:p>9.4028e-06</text:p>
          </table:table-cell>
          <table:table-cell table:style-name="ce1" office:value-type="string">
            <text:p>3.3598e-08</text:p>
          </table:table-cell>
          <table:table-cell table:style-name="ce1" office:value-type="string">
            <text:p>1.4927e-06</text:p>
          </table:table-cell>
          <table:table-cell table:style-name="ce1" office:value-type="string">
            <text:p>2.5262e-05</text:p>
          </table:table-cell>
          <table:table-cell table:style-name="ce1" office:value-type="string">
            <text:p>5.4423e-19</text:p>
          </table:table-cell>
          <table:table-cell office:value-type="float" office:value="0.00063287">
            <text:p>0.00063287</text:p>
          </table:table-cell>
          <table:table-cell table:style-name="ce1" office:value-type="string">
            <text:p>7.5474e-05</text:p>
          </table:table-cell>
          <table:table-cell office:value-type="float" office:value="0.00067895">
            <text:p>0.00067895</text:p>
          </table:table-cell>
          <table:table-cell table:style-name="ce1" office:value-type="string">
            <text:p>1.994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26e-06</text:p>
          </table:table-cell>
          <table:table-cell table:style-name="ce1" office:value-type="string">
            <text:p>2.5262e-05</text:p>
          </table:table-cell>
          <table:table-cell table:style-name="ce1" office:value-type="string">
            <text:p>5.4422e-19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R120]*1000000" office:value-type="float" office:value="627.98">
            <text:p>627.98</text:p>
          </table:table-cell>
          <table:table-cell table:formula="of:=[.S120]*1000000" office:value-type="float" office:value="74.962">
            <text:p>74.962</text:p>
          </table:table-cell>
          <table:table-cell table:formula="of:=[.T120]*1000000" office:value-type="float" office:value="684.2">
            <text:p>684.2</text:p>
          </table:table-cell>
          <table:table-cell table:formula="of:=[.U120]*1000000" office:value-type="float" office:value="9.2569">
            <text:p>9.2569</text:p>
          </table:table-cell>
          <table:table-cell table:formula="of:=[.V120]*1000000" office:value-type="float" office:value="0.033742">
            <text:p>0.033742</text:p>
          </table:table-cell>
          <table:table-cell table:formula="of:=[.W120]*1000000" office:value-type="float" office:value="1.488">
            <text:p>1.488</text:p>
          </table:table-cell>
          <table:table-cell table:formula="of:=[.X120]*1000000" office:value-type="float" office:value="25.139">
            <text:p>25.139</text:p>
          </table:table-cell>
          <table:table-cell table:formula="of:=[.Y120]*1000000" office:value-type="float" office:value="0.00000000000052782">
            <text:p>5.2782E-013</text:p>
          </table:table-cell>
          <table:table-cell table:formula="of:=[.Z120]*1000000" office:value-type="float" office:value="627.97">
            <text:p>627.97</text:p>
          </table:table-cell>
          <table:table-cell table:formula="of:=[.AA120]*1000000" office:value-type="float" office:value="74.962">
            <text:p>74.962</text:p>
          </table:table-cell>
          <table:table-cell table:formula="of:=[.AB120]*1000000" office:value-type="float" office:value="684.21">
            <text:p>684.21</text:p>
          </table:table-cell>
          <table:table-cell table:formula="of:=[.AC120]*1000000" office:value-type="float" office:value="19.948">
            <text:p>19.948</text:p>
          </table:table-cell>
          <table:table-cell table:formula="of:=[.AD120]*1000000" office:value-type="float" office:value="0">
            <text:p>0</text:p>
          </table:table-cell>
          <table:table-cell table:formula="of:=[.AE120]*1000000" office:value-type="float" office:value="1.4878">
            <text:p>1.4878</text:p>
          </table:table-cell>
          <table:table-cell table:formula="of:=[.AF120]*1000000" office:value-type="float" office:value="25.139">
            <text:p>25.139</text:p>
          </table:table-cell>
          <table:table-cell table:formula="of:=[.AG120]*1000000" office:value-type="float" office:value="0.00000000000052781">
            <text:p>5.2781E-013</text:p>
          </table:table-cell>
          <table:table-cell office:value-type="float" office:value="0.00062798">
            <text:p>0.00062798</text:p>
          </table:table-cell>
          <table:table-cell table:style-name="ce1" office:value-type="string">
            <text:p>7.4962e-05</text:p>
          </table:table-cell>
          <table:table-cell office:value-type="float" office:value="0.0006842">
            <text:p>0.0006842</text:p>
          </table:table-cell>
          <table:table-cell table:style-name="ce1" office:value-type="string">
            <text:p>9.2569e-06</text:p>
          </table:table-cell>
          <table:table-cell table:style-name="ce1" office:value-type="string">
            <text:p>3.3742e-08</text:p>
          </table:table-cell>
          <table:table-cell table:style-name="ce1" office:value-type="string">
            <text:p>1.488e-06</text:p>
          </table:table-cell>
          <table:table-cell table:style-name="ce1" office:value-type="string">
            <text:p>2.5139e-05</text:p>
          </table:table-cell>
          <table:table-cell table:style-name="ce1" office:value-type="string">
            <text:p>5.2782e-19</text:p>
          </table:table-cell>
          <table:table-cell office:value-type="float" office:value="0.00062797">
            <text:p>0.00062797</text:p>
          </table:table-cell>
          <table:table-cell table:style-name="ce1" office:value-type="string">
            <text:p>7.4962e-05</text:p>
          </table:table-cell>
          <table:table-cell office:value-type="float" office:value="0.00068421">
            <text:p>0.00068421</text:p>
          </table:table-cell>
          <table:table-cell table:style-name="ce1" office:value-type="string">
            <text:p>1.994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878e-06</text:p>
          </table:table-cell>
          <table:table-cell table:style-name="ce1" office:value-type="string">
            <text:p>2.5139e-05</text:p>
          </table:table-cell>
          <table:table-cell table:style-name="ce1" office:value-type="string">
            <text:p>5.2781e-19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R121]*1000000" office:value-type="float" office:value="623.12">
            <text:p>623.12</text:p>
          </table:table-cell>
          <table:table-cell table:formula="of:=[.S121]*1000000" office:value-type="float" office:value="74.454">
            <text:p>74.454</text:p>
          </table:table-cell>
          <table:table-cell table:formula="of:=[.T121]*1000000" office:value-type="float" office:value="689.43">
            <text:p>689.43</text:p>
          </table:table-cell>
          <table:table-cell table:formula="of:=[.U121]*1000000" office:value-type="float" office:value="9.1123">
            <text:p>9.1123</text:p>
          </table:table-cell>
          <table:table-cell table:formula="of:=[.V121]*1000000" office:value-type="float" office:value="0.033884">
            <text:p>0.033884</text:p>
          </table:table-cell>
          <table:table-cell table:formula="of:=[.W121]*1000000" office:value-type="float" office:value="1.4832">
            <text:p>1.4832</text:p>
          </table:table-cell>
          <table:table-cell table:formula="of:=[.X121]*1000000" office:value-type="float" office:value="25.016">
            <text:p>25.016</text:p>
          </table:table-cell>
          <table:table-cell table:formula="of:=[.Y121]*1000000" office:value-type="float" office:value="0.00000000000051191">
            <text:p>5.1191E-013</text:p>
          </table:table-cell>
          <table:table-cell table:formula="of:=[.Z121]*1000000" office:value-type="float" office:value="623.12">
            <text:p>623.12</text:p>
          </table:table-cell>
          <table:table-cell table:formula="of:=[.AA121]*1000000" office:value-type="float" office:value="74.453">
            <text:p>74.453</text:p>
          </table:table-cell>
          <table:table-cell table:formula="of:=[.AB121]*1000000" office:value-type="float" office:value="689.43">
            <text:p>689.43</text:p>
          </table:table-cell>
          <table:table-cell table:formula="of:=[.AC121]*1000000" office:value-type="float" office:value="19.948">
            <text:p>19.948</text:p>
          </table:table-cell>
          <table:table-cell table:formula="of:=[.AD121]*1000000" office:value-type="float" office:value="0">
            <text:p>0</text:p>
          </table:table-cell>
          <table:table-cell table:formula="of:=[.AE121]*1000000" office:value-type="float" office:value="1.4831">
            <text:p>1.4831</text:p>
          </table:table-cell>
          <table:table-cell table:formula="of:=[.AF121]*1000000" office:value-type="float" office:value="25.016">
            <text:p>25.016</text:p>
          </table:table-cell>
          <table:table-cell table:formula="of:=[.AG121]*1000000" office:value-type="float" office:value="0.0000000000005119">
            <text:p>5.119E-013</text:p>
          </table:table-cell>
          <table:table-cell office:value-type="float" office:value="0.00062312">
            <text:p>0.00062312</text:p>
          </table:table-cell>
          <table:table-cell table:style-name="ce1" office:value-type="string">
            <text:p>7.4454e-05</text:p>
          </table:table-cell>
          <table:table-cell office:value-type="float" office:value="0.00068943">
            <text:p>0.00068943</text:p>
          </table:table-cell>
          <table:table-cell table:style-name="ce1" office:value-type="string">
            <text:p>9.1123e-06</text:p>
          </table:table-cell>
          <table:table-cell table:style-name="ce1" office:value-type="string">
            <text:p>3.3884e-08</text:p>
          </table:table-cell>
          <table:table-cell table:style-name="ce1" office:value-type="string">
            <text:p>1.4832e-06</text:p>
          </table:table-cell>
          <table:table-cell table:style-name="ce1" office:value-type="string">
            <text:p>2.5016e-05</text:p>
          </table:table-cell>
          <table:table-cell table:style-name="ce1" office:value-type="string">
            <text:p>5.1191e-19</text:p>
          </table:table-cell>
          <table:table-cell office:value-type="float" office:value="0.00062312">
            <text:p>0.00062312</text:p>
          </table:table-cell>
          <table:table-cell table:style-name="ce1" office:value-type="string">
            <text:p>7.4453e-05</text:p>
          </table:table-cell>
          <table:table-cell office:value-type="float" office:value="0.00068943">
            <text:p>0.00068943</text:p>
          </table:table-cell>
          <table:table-cell table:style-name="ce1" office:value-type="string">
            <text:p>1.994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831e-06</text:p>
          </table:table-cell>
          <table:table-cell table:style-name="ce1" office:value-type="string">
            <text:p>2.5016e-05</text:p>
          </table:table-cell>
          <table:table-cell table:style-name="ce1" office:value-type="string">
            <text:p>5.119e-19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R122]*1000000" office:value-type="float" office:value="618.31">
            <text:p>618.31</text:p>
          </table:table-cell>
          <table:table-cell table:formula="of:=[.S122]*1000000" office:value-type="float" office:value="73.947">
            <text:p>73.947</text:p>
          </table:table-cell>
          <table:table-cell table:formula="of:=[.T122]*1000000" office:value-type="float" office:value="694.61">
            <text:p>694.61</text:p>
          </table:table-cell>
          <table:table-cell table:formula="of:=[.U122]*1000000" office:value-type="float" office:value="8.9691">
            <text:p>8.9691</text:p>
          </table:table-cell>
          <table:table-cell table:formula="of:=[.V122]*1000000" office:value-type="float" office:value="0.034022">
            <text:p>0.034022</text:p>
          </table:table-cell>
          <table:table-cell table:formula="of:=[.W122]*1000000" office:value-type="float" office:value="1.4785">
            <text:p>1.4785</text:p>
          </table:table-cell>
          <table:table-cell table:formula="of:=[.X122]*1000000" office:value-type="float" office:value="24.891">
            <text:p>24.891</text:p>
          </table:table-cell>
          <table:table-cell table:formula="of:=[.Y122]*1000000" office:value-type="float" office:value="0.00000000000049649">
            <text:p>4.9649E-013</text:p>
          </table:table-cell>
          <table:table-cell table:formula="of:=[.Z122]*1000000" office:value-type="float" office:value="618.3">
            <text:p>618.3</text:p>
          </table:table-cell>
          <table:table-cell table:formula="of:=[.AA122]*1000000" office:value-type="float" office:value="73.947">
            <text:p>73.947</text:p>
          </table:table-cell>
          <table:table-cell table:formula="of:=[.AB122]*1000000" office:value-type="float" office:value="694.61">
            <text:p>694.61</text:p>
          </table:table-cell>
          <table:table-cell table:formula="of:=[.AC122]*1000000" office:value-type="float" office:value="19.949">
            <text:p>19.949</text:p>
          </table:table-cell>
          <table:table-cell table:formula="of:=[.AD122]*1000000" office:value-type="float" office:value="0">
            <text:p>0</text:p>
          </table:table-cell>
          <table:table-cell table:formula="of:=[.AE122]*1000000" office:value-type="float" office:value="1.4784">
            <text:p>1.4784</text:p>
          </table:table-cell>
          <table:table-cell table:formula="of:=[.AF122]*1000000" office:value-type="float" office:value="24.891">
            <text:p>24.891</text:p>
          </table:table-cell>
          <table:table-cell table:formula="of:=[.AG122]*1000000" office:value-type="float" office:value="0.00000000000049648">
            <text:p>4.9648E-013</text:p>
          </table:table-cell>
          <table:table-cell office:value-type="float" office:value="0.00061831">
            <text:p>0.00061831</text:p>
          </table:table-cell>
          <table:table-cell table:style-name="ce1" office:value-type="string">
            <text:p>7.3947e-05</text:p>
          </table:table-cell>
          <table:table-cell office:value-type="float" office:value="0.00069461">
            <text:p>0.00069461</text:p>
          </table:table-cell>
          <table:table-cell table:style-name="ce1" office:value-type="string">
            <text:p>8.9691e-06</text:p>
          </table:table-cell>
          <table:table-cell table:style-name="ce1" office:value-type="string">
            <text:p>3.4022e-08</text:p>
          </table:table-cell>
          <table:table-cell table:style-name="ce1" office:value-type="string">
            <text:p>1.4785e-06</text:p>
          </table:table-cell>
          <table:table-cell table:style-name="ce1" office:value-type="string">
            <text:p>2.4891e-05</text:p>
          </table:table-cell>
          <table:table-cell table:style-name="ce1" office:value-type="string">
            <text:p>4.9649e-19</text:p>
          </table:table-cell>
          <table:table-cell office:value-type="float" office:value="0.0006183">
            <text:p>0.0006183</text:p>
          </table:table-cell>
          <table:table-cell table:style-name="ce1" office:value-type="string">
            <text:p>7.3947e-05</text:p>
          </table:table-cell>
          <table:table-cell office:value-type="float" office:value="0.00069461">
            <text:p>0.00069461</text:p>
          </table:table-cell>
          <table:table-cell table:style-name="ce1" office:value-type="string">
            <text:p>1.994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784e-06</text:p>
          </table:table-cell>
          <table:table-cell table:style-name="ce1" office:value-type="string">
            <text:p>2.4891e-05</text:p>
          </table:table-cell>
          <table:table-cell table:style-name="ce1" office:value-type="string">
            <text:p>4.9648e-19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R123]*1000000" office:value-type="float" office:value="613.54">
            <text:p>613.54</text:p>
          </table:table-cell>
          <table:table-cell table:formula="of:=[.S123]*1000000" office:value-type="float" office:value="73.444">
            <text:p>73.444</text:p>
          </table:table-cell>
          <table:table-cell table:formula="of:=[.T123]*1000000" office:value-type="float" office:value="699.74">
            <text:p>699.74</text:p>
          </table:table-cell>
          <table:table-cell table:formula="of:=[.U123]*1000000" office:value-type="float" office:value="8.8272">
            <text:p>8.8272</text:p>
          </table:table-cell>
          <table:table-cell table:formula="of:=[.V123]*1000000" office:value-type="float" office:value="0.034157">
            <text:p>0.034157</text:p>
          </table:table-cell>
          <table:table-cell table:formula="of:=[.W123]*1000000" office:value-type="float" office:value="1.4738">
            <text:p>1.4738</text:p>
          </table:table-cell>
          <table:table-cell table:formula="of:=[.X123]*1000000" office:value-type="float" office:value="24.766">
            <text:p>24.766</text:p>
          </table:table-cell>
          <table:table-cell table:formula="of:=[.Y123]*1000000" office:value-type="float" office:value="0.00000000000048154">
            <text:p>4.8154E-013</text:p>
          </table:table-cell>
          <table:table-cell table:formula="of:=[.Z123]*1000000" office:value-type="float" office:value="613.53">
            <text:p>613.53</text:p>
          </table:table-cell>
          <table:table-cell table:formula="of:=[.AA123]*1000000" office:value-type="float" office:value="73.444">
            <text:p>73.444</text:p>
          </table:table-cell>
          <table:table-cell table:formula="of:=[.AB123]*1000000" office:value-type="float" office:value="699.75">
            <text:p>699.75</text:p>
          </table:table-cell>
          <table:table-cell table:formula="of:=[.AC123]*1000000" office:value-type="float" office:value="19.949">
            <text:p>19.949</text:p>
          </table:table-cell>
          <table:table-cell table:formula="of:=[.AD123]*1000000" office:value-type="float" office:value="0">
            <text:p>0</text:p>
          </table:table-cell>
          <table:table-cell table:formula="of:=[.AE123]*1000000" office:value-type="float" office:value="1.4737">
            <text:p>1.4737</text:p>
          </table:table-cell>
          <table:table-cell table:formula="of:=[.AF123]*1000000" office:value-type="float" office:value="24.766">
            <text:p>24.766</text:p>
          </table:table-cell>
          <table:table-cell table:formula="of:=[.AG123]*1000000" office:value-type="float" office:value="0.00000000000048152">
            <text:p>4.8152E-013</text:p>
          </table:table-cell>
          <table:table-cell office:value-type="float" office:value="0.00061354">
            <text:p>0.00061354</text:p>
          </table:table-cell>
          <table:table-cell table:style-name="ce1" office:value-type="string">
            <text:p>7.3444e-05</text:p>
          </table:table-cell>
          <table:table-cell office:value-type="float" office:value="0.00069974">
            <text:p>0.00069974</text:p>
          </table:table-cell>
          <table:table-cell table:style-name="ce1" office:value-type="string">
            <text:p>8.8272e-06</text:p>
          </table:table-cell>
          <table:table-cell table:style-name="ce1" office:value-type="string">
            <text:p>3.4157e-08</text:p>
          </table:table-cell>
          <table:table-cell table:style-name="ce1" office:value-type="string">
            <text:p>1.4738e-06</text:p>
          </table:table-cell>
          <table:table-cell table:style-name="ce1" office:value-type="string">
            <text:p>2.4766e-05</text:p>
          </table:table-cell>
          <table:table-cell table:style-name="ce1" office:value-type="string">
            <text:p>4.8154e-19</text:p>
          </table:table-cell>
          <table:table-cell office:value-type="float" office:value="0.00061353">
            <text:p>0.00061353</text:p>
          </table:table-cell>
          <table:table-cell table:style-name="ce1" office:value-type="string">
            <text:p>7.3444e-05</text:p>
          </table:table-cell>
          <table:table-cell office:value-type="float" office:value="0.00069975">
            <text:p>0.00069975</text:p>
          </table:table-cell>
          <table:table-cell table:style-name="ce1" office:value-type="string">
            <text:p>1.994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737e-06</text:p>
          </table:table-cell>
          <table:table-cell table:style-name="ce1" office:value-type="string">
            <text:p>2.4766e-05</text:p>
          </table:table-cell>
          <table:table-cell table:style-name="ce1" office:value-type="string">
            <text:p>4.8152e-19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R124]*1000000" office:value-type="float" office:value="608.81">
            <text:p>608.81</text:p>
          </table:table-cell>
          <table:table-cell table:formula="of:=[.S124]*1000000" office:value-type="float" office:value="72.944">
            <text:p>72.944</text:p>
          </table:table-cell>
          <table:table-cell table:formula="of:=[.T124]*1000000" office:value-type="float" office:value="704.84">
            <text:p>704.84</text:p>
          </table:table-cell>
          <table:table-cell table:formula="of:=[.U124]*1000000" office:value-type="float" office:value="8.6867">
            <text:p>8.6867</text:p>
          </table:table-cell>
          <table:table-cell table:formula="of:=[.V124]*1000000" office:value-type="float" office:value="0.034289">
            <text:p>0.034289</text:p>
          </table:table-cell>
          <table:table-cell table:formula="of:=[.W124]*1000000" office:value-type="float" office:value="1.4691">
            <text:p>1.4691</text:p>
          </table:table-cell>
          <table:table-cell table:formula="of:=[.X124]*1000000" office:value-type="float" office:value="24.64">
            <text:p>24.64</text:p>
          </table:table-cell>
          <table:table-cell table:formula="of:=[.Y124]*1000000" office:value-type="float" office:value="0.00000000000046704">
            <text:p>4.6704E-013</text:p>
          </table:table-cell>
          <table:table-cell table:formula="of:=[.Z124]*1000000" office:value-type="float" office:value="608.8">
            <text:p>608.8</text:p>
          </table:table-cell>
          <table:table-cell table:formula="of:=[.AA124]*1000000" office:value-type="float" office:value="72.943">
            <text:p>72.943</text:p>
          </table:table-cell>
          <table:table-cell table:formula="of:=[.AB124]*1000000" office:value-type="float" office:value="704.84">
            <text:p>704.84</text:p>
          </table:table-cell>
          <table:table-cell table:formula="of:=[.AC124]*1000000" office:value-type="float" office:value="19.95">
            <text:p>19.95</text:p>
          </table:table-cell>
          <table:table-cell table:formula="of:=[.AD124]*1000000" office:value-type="float" office:value="0">
            <text:p>0</text:p>
          </table:table-cell>
          <table:table-cell table:formula="of:=[.AE124]*1000000" office:value-type="float" office:value="1.469">
            <text:p>1.469</text:p>
          </table:table-cell>
          <table:table-cell table:formula="of:=[.AF124]*1000000" office:value-type="float" office:value="24.64">
            <text:p>24.64</text:p>
          </table:table-cell>
          <table:table-cell table:formula="of:=[.AG124]*1000000" office:value-type="float" office:value="0.00000000000046703">
            <text:p>4.6703E-013</text:p>
          </table:table-cell>
          <table:table-cell office:value-type="float" office:value="0.00060881">
            <text:p>0.00060881</text:p>
          </table:table-cell>
          <table:table-cell table:style-name="ce1" office:value-type="string">
            <text:p>7.2944e-05</text:p>
          </table:table-cell>
          <table:table-cell office:value-type="float" office:value="0.00070484">
            <text:p>0.00070484</text:p>
          </table:table-cell>
          <table:table-cell table:style-name="ce1" office:value-type="string">
            <text:p>8.6867e-06</text:p>
          </table:table-cell>
          <table:table-cell table:style-name="ce1" office:value-type="string">
            <text:p>3.4289e-08</text:p>
          </table:table-cell>
          <table:table-cell table:style-name="ce1" office:value-type="string">
            <text:p>1.4691e-06</text:p>
          </table:table-cell>
          <table:table-cell table:style-name="ce1" office:value-type="string">
            <text:p>2.464e-05</text:p>
          </table:table-cell>
          <table:table-cell table:style-name="ce1" office:value-type="string">
            <text:p>4.6704e-19</text:p>
          </table:table-cell>
          <table:table-cell office:value-type="float" office:value="0.0006088">
            <text:p>0.0006088</text:p>
          </table:table-cell>
          <table:table-cell table:style-name="ce1" office:value-type="string">
            <text:p>7.2943e-05</text:p>
          </table:table-cell>
          <table:table-cell office:value-type="float" office:value="0.00070484">
            <text:p>0.00070484</text:p>
          </table:table-cell>
          <table:table-cell table:style-name="ce1" office:value-type="string">
            <text:p>1.995e-05</text:p>
          </table:table-cell>
          <table:table-cell office:value-type="float" office:value="0">
            <text:p>0</text:p>
          </table:table-cell>
          <table:table-cell table:style-name="ce1" office:value-type="string">
            <text:p>1.469e-06</text:p>
          </table:table-cell>
          <table:table-cell table:style-name="ce1" office:value-type="string">
            <text:p>2.464e-05</text:p>
          </table:table-cell>
          <table:table-cell table:style-name="ce1" office:value-type="string">
            <text:p>4.6703e-19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R125]*1000000" office:value-type="float" office:value="604.12">
            <text:p>604.12</text:p>
          </table:table-cell>
          <table:table-cell table:formula="of:=[.S125]*1000000" office:value-type="float" office:value="72.446">
            <text:p>72.446</text:p>
          </table:table-cell>
          <table:table-cell table:formula="of:=[.T125]*1000000" office:value-type="float" office:value="709.89">
            <text:p>709.89</text:p>
          </table:table-cell>
          <table:table-cell table:formula="of:=[.U125]*1000000" office:value-type="float" office:value="8.5476">
            <text:p>8.5476</text:p>
          </table:table-cell>
          <table:table-cell table:formula="of:=[.V125]*1000000" office:value-type="float" office:value="0.034418">
            <text:p>0.034418</text:p>
          </table:table-cell>
          <table:table-cell table:formula="of:=[.W125]*1000000" office:value-type="float" office:value="1.4645">
            <text:p>1.4645</text:p>
          </table:table-cell>
          <table:table-cell table:formula="of:=[.X125]*1000000" office:value-type="float" office:value="24.513">
            <text:p>24.513</text:p>
          </table:table-cell>
          <table:table-cell table:formula="of:=[.Y125]*1000000" office:value-type="float" office:value="0.00000000000045298">
            <text:p>4.5298E-013</text:p>
          </table:table-cell>
          <table:table-cell table:formula="of:=[.Z125]*1000000" office:value-type="float" office:value="604.11">
            <text:p>604.11</text:p>
          </table:table-cell>
          <table:table-cell table:formula="of:=[.AA125]*1000000" office:value-type="float" office:value="72.446">
            <text:p>72.446</text:p>
          </table:table-cell>
          <table:table-cell table:formula="of:=[.AB125]*1000000" office:value-type="float" office:value="709.9">
            <text:p>709.9</text:p>
          </table:table-cell>
          <table:table-cell table:formula="of:=[.AC125]*1000000" office:value-type="float" office:value="19.95">
            <text:p>19.95</text:p>
          </table:table-cell>
          <table:table-cell table:formula="of:=[.AD125]*1000000" office:value-type="float" office:value="0">
            <text:p>0</text:p>
          </table:table-cell>
          <table:table-cell table:formula="of:=[.AE125]*1000000" office:value-type="float" office:value="1.4643">
            <text:p>1.4643</text:p>
          </table:table-cell>
          <table:table-cell table:formula="of:=[.AF125]*1000000" office:value-type="float" office:value="24.513">
            <text:p>24.513</text:p>
          </table:table-cell>
          <table:table-cell table:formula="of:=[.AG125]*1000000" office:value-type="float" office:value="0.00000000000045297">
            <text:p>4.5297E-013</text:p>
          </table:table-cell>
          <table:table-cell office:value-type="float" office:value="0.00060412">
            <text:p>0.00060412</text:p>
          </table:table-cell>
          <table:table-cell table:style-name="ce1" office:value-type="string">
            <text:p>7.2446e-05</text:p>
          </table:table-cell>
          <table:table-cell office:value-type="float" office:value="0.00070989">
            <text:p>0.00070989</text:p>
          </table:table-cell>
          <table:table-cell table:style-name="ce1" office:value-type="string">
            <text:p>8.5476e-06</text:p>
          </table:table-cell>
          <table:table-cell table:style-name="ce1" office:value-type="string">
            <text:p>3.4418e-08</text:p>
          </table:table-cell>
          <table:table-cell table:style-name="ce1" office:value-type="string">
            <text:p>1.4645e-06</text:p>
          </table:table-cell>
          <table:table-cell table:style-name="ce1" office:value-type="string">
            <text:p>2.4513e-05</text:p>
          </table:table-cell>
          <table:table-cell table:style-name="ce1" office:value-type="string">
            <text:p>4.5298e-19</text:p>
          </table:table-cell>
          <table:table-cell office:value-type="float" office:value="0.00060411">
            <text:p>0.00060411</text:p>
          </table:table-cell>
          <table:table-cell table:style-name="ce1" office:value-type="string">
            <text:p>7.2446e-05</text:p>
          </table:table-cell>
          <table:table-cell office:value-type="float" office:value="0.0007099">
            <text:p>0.0007099</text:p>
          </table:table-cell>
          <table:table-cell table:style-name="ce1" office:value-type="string">
            <text:p>1.995e-05</text:p>
          </table:table-cell>
          <table:table-cell office:value-type="float" office:value="0">
            <text:p>0</text:p>
          </table:table-cell>
          <table:table-cell table:style-name="ce1" office:value-type="string">
            <text:p>1.4643e-06</text:p>
          </table:table-cell>
          <table:table-cell table:style-name="ce1" office:value-type="string">
            <text:p>2.4513e-05</text:p>
          </table:table-cell>
          <table:table-cell table:style-name="ce1" office:value-type="string">
            <text:p>4.5297e-19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R126]*1000000" office:value-type="float" office:value="599.47">
            <text:p>599.47</text:p>
          </table:table-cell>
          <table:table-cell table:formula="of:=[.S126]*1000000" office:value-type="float" office:value="71.951">
            <text:p>71.951</text:p>
          </table:table-cell>
          <table:table-cell table:formula="of:=[.T126]*1000000" office:value-type="float" office:value="714.9">
            <text:p>714.9</text:p>
          </table:table-cell>
          <table:table-cell table:formula="of:=[.U126]*1000000" office:value-type="float" office:value="8.4099">
            <text:p>8.4099</text:p>
          </table:table-cell>
          <table:table-cell table:formula="of:=[.V126]*1000000" office:value-type="float" office:value="0.034544">
            <text:p>0.034544</text:p>
          </table:table-cell>
          <table:table-cell table:formula="of:=[.W126]*1000000" office:value-type="float" office:value="1.4598">
            <text:p>1.4598</text:p>
          </table:table-cell>
          <table:table-cell table:formula="of:=[.X126]*1000000" office:value-type="float" office:value="24.385">
            <text:p>24.385</text:p>
          </table:table-cell>
          <table:table-cell table:formula="of:=[.Y126]*1000000" office:value-type="float" office:value="0.00000000000043936">
            <text:p>4.3936E-013</text:p>
          </table:table-cell>
          <table:table-cell table:formula="of:=[.Z126]*1000000" office:value-type="float" office:value="599.46">
            <text:p>599.46</text:p>
          </table:table-cell>
          <table:table-cell table:formula="of:=[.AA126]*1000000" office:value-type="float" office:value="71.951">
            <text:p>71.951</text:p>
          </table:table-cell>
          <table:table-cell table:formula="of:=[.AB126]*1000000" office:value-type="float" office:value="714.91">
            <text:p>714.91</text:p>
          </table:table-cell>
          <table:table-cell table:formula="of:=[.AC126]*1000000" office:value-type="float" office:value="19.951">
            <text:p>19.951</text:p>
          </table:table-cell>
          <table:table-cell table:formula="of:=[.AD126]*1000000" office:value-type="float" office:value="0">
            <text:p>0</text:p>
          </table:table-cell>
          <table:table-cell table:formula="of:=[.AE126]*1000000" office:value-type="float" office:value="1.4596">
            <text:p>1.4596</text:p>
          </table:table-cell>
          <table:table-cell table:formula="of:=[.AF126]*1000000" office:value-type="float" office:value="24.385">
            <text:p>24.385</text:p>
          </table:table-cell>
          <table:table-cell table:formula="of:=[.AG126]*1000000" office:value-type="float" office:value="0.00000000000043934">
            <text:p>4.3934E-013</text:p>
          </table:table-cell>
          <table:table-cell office:value-type="float" office:value="0.00059947">
            <text:p>0.00059947</text:p>
          </table:table-cell>
          <table:table-cell table:style-name="ce1" office:value-type="string">
            <text:p>7.1951e-05</text:p>
          </table:table-cell>
          <table:table-cell office:value-type="float" office:value="0.0007149">
            <text:p>0.0007149</text:p>
          </table:table-cell>
          <table:table-cell table:style-name="ce1" office:value-type="string">
            <text:p>8.4099e-06</text:p>
          </table:table-cell>
          <table:table-cell table:style-name="ce1" office:value-type="string">
            <text:p>3.4544e-08</text:p>
          </table:table-cell>
          <table:table-cell table:style-name="ce1" office:value-type="string">
            <text:p>1.4598e-06</text:p>
          </table:table-cell>
          <table:table-cell table:style-name="ce1" office:value-type="string">
            <text:p>2.4385e-05</text:p>
          </table:table-cell>
          <table:table-cell table:style-name="ce1" office:value-type="string">
            <text:p>4.3936e-19</text:p>
          </table:table-cell>
          <table:table-cell office:value-type="float" office:value="0.00059946">
            <text:p>0.00059946</text:p>
          </table:table-cell>
          <table:table-cell table:style-name="ce1" office:value-type="string">
            <text:p>7.1951e-05</text:p>
          </table:table-cell>
          <table:table-cell office:value-type="float" office:value="0.00071491">
            <text:p>0.00071491</text:p>
          </table:table-cell>
          <table:table-cell table:style-name="ce1" office:value-type="string">
            <text:p>1.9951e-05</text:p>
          </table:table-cell>
          <table:table-cell office:value-type="float" office:value="0">
            <text:p>0</text:p>
          </table:table-cell>
          <table:table-cell table:style-name="ce1" office:value-type="string">
            <text:p>1.4596e-06</text:p>
          </table:table-cell>
          <table:table-cell table:style-name="ce1" office:value-type="string">
            <text:p>2.4385e-05</text:p>
          </table:table-cell>
          <table:table-cell table:style-name="ce1" office:value-type="string">
            <text:p>4.3934e-19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R127]*1000000" office:value-type="float" office:value="594.86">
            <text:p>594.86</text:p>
          </table:table-cell>
          <table:table-cell table:formula="of:=[.S127]*1000000" office:value-type="float" office:value="71.458">
            <text:p>71.458</text:p>
          </table:table-cell>
          <table:table-cell table:formula="of:=[.T127]*1000000" office:value-type="float" office:value="719.87">
            <text:p>719.87</text:p>
          </table:table-cell>
          <table:table-cell table:formula="of:=[.U127]*1000000" office:value-type="float" office:value="8.2737">
            <text:p>8.2737</text:p>
          </table:table-cell>
          <table:table-cell table:formula="of:=[.V127]*1000000" office:value-type="float" office:value="0.034668">
            <text:p>0.034668</text:p>
          </table:table-cell>
          <table:table-cell table:formula="of:=[.W127]*1000000" office:value-type="float" office:value="1.4551">
            <text:p>1.4551</text:p>
          </table:table-cell>
          <table:table-cell table:formula="of:=[.X127]*1000000" office:value-type="float" office:value="24.257">
            <text:p>24.257</text:p>
          </table:table-cell>
          <table:table-cell table:formula="of:=[.Y127]*1000000" office:value-type="float" office:value="0.00000000000042614">
            <text:p>4.2614E-013</text:p>
          </table:table-cell>
          <table:table-cell table:formula="of:=[.Z127]*1000000" office:value-type="float" office:value="594.85">
            <text:p>594.85</text:p>
          </table:table-cell>
          <table:table-cell table:formula="of:=[.AA127]*1000000" office:value-type="float" office:value="71.458">
            <text:p>71.458</text:p>
          </table:table-cell>
          <table:table-cell table:formula="of:=[.AB127]*1000000" office:value-type="float" office:value="719.88">
            <text:p>719.88</text:p>
          </table:table-cell>
          <table:table-cell table:formula="of:=[.AC127]*1000000" office:value-type="float" office:value="19.951">
            <text:p>19.951</text:p>
          </table:table-cell>
          <table:table-cell table:formula="of:=[.AD127]*1000000" office:value-type="float" office:value="0">
            <text:p>0</text:p>
          </table:table-cell>
          <table:table-cell table:formula="of:=[.AE127]*1000000" office:value-type="float" office:value="1.455">
            <text:p>1.455</text:p>
          </table:table-cell>
          <table:table-cell table:formula="of:=[.AF127]*1000000" office:value-type="float" office:value="24.257">
            <text:p>24.257</text:p>
          </table:table-cell>
          <table:table-cell table:formula="of:=[.AG127]*1000000" office:value-type="float" office:value="0.00000000000042613">
            <text:p>4.2613E-013</text:p>
          </table:table-cell>
          <table:table-cell office:value-type="float" office:value="0.00059486">
            <text:p>0.00059486</text:p>
          </table:table-cell>
          <table:table-cell table:style-name="ce1" office:value-type="string">
            <text:p>7.1458e-05</text:p>
          </table:table-cell>
          <table:table-cell office:value-type="float" office:value="0.00071987">
            <text:p>0.00071987</text:p>
          </table:table-cell>
          <table:table-cell table:style-name="ce1" office:value-type="string">
            <text:p>8.2737e-06</text:p>
          </table:table-cell>
          <table:table-cell table:style-name="ce1" office:value-type="string">
            <text:p>3.4668e-08</text:p>
          </table:table-cell>
          <table:table-cell table:style-name="ce1" office:value-type="string">
            <text:p>1.4551e-06</text:p>
          </table:table-cell>
          <table:table-cell table:style-name="ce1" office:value-type="string">
            <text:p>2.4257e-05</text:p>
          </table:table-cell>
          <table:table-cell table:style-name="ce1" office:value-type="string">
            <text:p>4.2614e-19</text:p>
          </table:table-cell>
          <table:table-cell office:value-type="float" office:value="0.00059485">
            <text:p>0.00059485</text:p>
          </table:table-cell>
          <table:table-cell table:style-name="ce1" office:value-type="string">
            <text:p>7.1458e-05</text:p>
          </table:table-cell>
          <table:table-cell office:value-type="float" office:value="0.00071988">
            <text:p>0.00071988</text:p>
          </table:table-cell>
          <table:table-cell table:style-name="ce1" office:value-type="string">
            <text:p>1.9951e-05</text:p>
          </table:table-cell>
          <table:table-cell office:value-type="float" office:value="0">
            <text:p>0</text:p>
          </table:table-cell>
          <table:table-cell table:style-name="ce1" office:value-type="string">
            <text:p>1.455e-06</text:p>
          </table:table-cell>
          <table:table-cell table:style-name="ce1" office:value-type="string">
            <text:p>2.4257e-05</text:p>
          </table:table-cell>
          <table:table-cell table:style-name="ce1" office:value-type="string">
            <text:p>4.2613e-19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R128]*1000000" office:value-type="float" office:value="590.28">
            <text:p>590.28</text:p>
          </table:table-cell>
          <table:table-cell table:formula="of:=[.S128]*1000000" office:value-type="float" office:value="70.969">
            <text:p>70.969</text:p>
          </table:table-cell>
          <table:table-cell table:formula="of:=[.T128]*1000000" office:value-type="float" office:value="724.8">
            <text:p>724.8</text:p>
          </table:table-cell>
          <table:table-cell table:formula="of:=[.U128]*1000000" office:value-type="float" office:value="8.1389">
            <text:p>8.1389</text:p>
          </table:table-cell>
          <table:table-cell table:formula="of:=[.V128]*1000000" office:value-type="float" office:value="0.034788">
            <text:p>0.034788</text:p>
          </table:table-cell>
          <table:table-cell table:formula="of:=[.W128]*1000000" office:value-type="float" office:value="1.4505">
            <text:p>1.4505</text:p>
          </table:table-cell>
          <table:table-cell table:formula="of:=[.X128]*1000000" office:value-type="float" office:value="24.128">
            <text:p>24.128</text:p>
          </table:table-cell>
          <table:table-cell table:formula="of:=[.Y128]*1000000" office:value-type="float" office:value="0.00000000000041334">
            <text:p>4.1334E-013</text:p>
          </table:table-cell>
          <table:table-cell table:formula="of:=[.Z128]*1000000" office:value-type="float" office:value="590.28">
            <text:p>590.28</text:p>
          </table:table-cell>
          <table:table-cell table:formula="of:=[.AA128]*1000000" office:value-type="float" office:value="70.969">
            <text:p>70.969</text:p>
          </table:table-cell>
          <table:table-cell table:formula="of:=[.AB128]*1000000" office:value-type="float" office:value="724.8">
            <text:p>724.8</text:p>
          </table:table-cell>
          <table:table-cell table:formula="of:=[.AC128]*1000000" office:value-type="float" office:value="19.952">
            <text:p>19.952</text:p>
          </table:table-cell>
          <table:table-cell table:formula="of:=[.AD128]*1000000" office:value-type="float" office:value="0">
            <text:p>0</text:p>
          </table:table-cell>
          <table:table-cell table:formula="of:=[.AE128]*1000000" office:value-type="float" office:value="1.4503">
            <text:p>1.4503</text:p>
          </table:table-cell>
          <table:table-cell table:formula="of:=[.AF128]*1000000" office:value-type="float" office:value="24.128">
            <text:p>24.128</text:p>
          </table:table-cell>
          <table:table-cell table:formula="of:=[.AG128]*1000000" office:value-type="float" office:value="0.00000000000041332">
            <text:p>4.1332E-013</text:p>
          </table:table-cell>
          <table:table-cell office:value-type="float" office:value="0.00059028">
            <text:p>0.00059028</text:p>
          </table:table-cell>
          <table:table-cell table:style-name="ce1" office:value-type="string">
            <text:p>7.0969e-05</text:p>
          </table:table-cell>
          <table:table-cell office:value-type="float" office:value="0.0007248">
            <text:p>0.0007248</text:p>
          </table:table-cell>
          <table:table-cell table:style-name="ce1" office:value-type="string">
            <text:p>8.1389e-06</text:p>
          </table:table-cell>
          <table:table-cell table:style-name="ce1" office:value-type="string">
            <text:p>3.4788e-08</text:p>
          </table:table-cell>
          <table:table-cell table:style-name="ce1" office:value-type="string">
            <text:p>1.4505e-06</text:p>
          </table:table-cell>
          <table:table-cell table:style-name="ce1" office:value-type="string">
            <text:p>2.4128e-05</text:p>
          </table:table-cell>
          <table:table-cell table:style-name="ce1" office:value-type="string">
            <text:p>4.1334e-19</text:p>
          </table:table-cell>
          <table:table-cell office:value-type="float" office:value="0.00059028">
            <text:p>0.00059028</text:p>
          </table:table-cell>
          <table:table-cell table:style-name="ce1" office:value-type="string">
            <text:p>7.0969e-05</text:p>
          </table:table-cell>
          <table:table-cell office:value-type="float" office:value="0.0007248">
            <text:p>0.0007248</text:p>
          </table:table-cell>
          <table:table-cell table:style-name="ce1" office:value-type="string">
            <text:p>1.995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503e-06</text:p>
          </table:table-cell>
          <table:table-cell table:style-name="ce1" office:value-type="string">
            <text:p>2.4128e-05</text:p>
          </table:table-cell>
          <table:table-cell table:style-name="ce1" office:value-type="string">
            <text:p>4.1332e-19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R129]*1000000" office:value-type="float" office:value="585.75">
            <text:p>585.75</text:p>
          </table:table-cell>
          <table:table-cell table:formula="of:=[.S129]*1000000" office:value-type="float" office:value="70.482">
            <text:p>70.482</text:p>
          </table:table-cell>
          <table:table-cell table:formula="of:=[.T129]*1000000" office:value-type="float" office:value="729.68">
            <text:p>729.68</text:p>
          </table:table-cell>
          <table:table-cell table:formula="of:=[.U129]*1000000" office:value-type="float" office:value="8.0055">
            <text:p>8.0055</text:p>
          </table:table-cell>
          <table:table-cell table:formula="of:=[.V129]*1000000" office:value-type="float" office:value="0.034907">
            <text:p>0.034907</text:p>
          </table:table-cell>
          <table:table-cell table:formula="of:=[.W129]*1000000" office:value-type="float" office:value="1.4459">
            <text:p>1.4459</text:p>
          </table:table-cell>
          <table:table-cell table:formula="of:=[.X129]*1000000" office:value-type="float" office:value="23.999">
            <text:p>23.999</text:p>
          </table:table-cell>
          <table:table-cell table:formula="of:=[.Y129]*1000000" office:value-type="float" office:value="0.00000000000040092">
            <text:p>4.0092E-013</text:p>
          </table:table-cell>
          <table:table-cell table:formula="of:=[.Z129]*1000000" office:value-type="float" office:value="585.74">
            <text:p>585.74</text:p>
          </table:table-cell>
          <table:table-cell table:formula="of:=[.AA129]*1000000" office:value-type="float" office:value="70.482">
            <text:p>70.482</text:p>
          </table:table-cell>
          <table:table-cell table:formula="of:=[.AB129]*1000000" office:value-type="float" office:value="729.69">
            <text:p>729.69</text:p>
          </table:table-cell>
          <table:table-cell table:formula="of:=[.AC129]*1000000" office:value-type="float" office:value="19.952">
            <text:p>19.952</text:p>
          </table:table-cell>
          <table:table-cell table:formula="of:=[.AD129]*1000000" office:value-type="float" office:value="0">
            <text:p>0</text:p>
          </table:table-cell>
          <table:table-cell table:formula="of:=[.AE129]*1000000" office:value-type="float" office:value="1.4457">
            <text:p>1.4457</text:p>
          </table:table-cell>
          <table:table-cell table:formula="of:=[.AF129]*1000000" office:value-type="float" office:value="23.999">
            <text:p>23.999</text:p>
          </table:table-cell>
          <table:table-cell table:formula="of:=[.AG129]*1000000" office:value-type="float" office:value="0.00000000000040091">
            <text:p>4.0091E-013</text:p>
          </table:table-cell>
          <table:table-cell office:value-type="float" office:value="0.00058575">
            <text:p>0.00058575</text:p>
          </table:table-cell>
          <table:table-cell table:style-name="ce1" office:value-type="string">
            <text:p>7.0482e-05</text:p>
          </table:table-cell>
          <table:table-cell office:value-type="float" office:value="0.00072968">
            <text:p>0.00072968</text:p>
          </table:table-cell>
          <table:table-cell table:style-name="ce1" office:value-type="string">
            <text:p>8.0055e-06</text:p>
          </table:table-cell>
          <table:table-cell table:style-name="ce1" office:value-type="string">
            <text:p>3.4907e-08</text:p>
          </table:table-cell>
          <table:table-cell table:style-name="ce1" office:value-type="string">
            <text:p>1.4459e-06</text:p>
          </table:table-cell>
          <table:table-cell table:style-name="ce1" office:value-type="string">
            <text:p>2.3999e-05</text:p>
          </table:table-cell>
          <table:table-cell table:style-name="ce1" office:value-type="string">
            <text:p>4.0092e-19</text:p>
          </table:table-cell>
          <table:table-cell office:value-type="float" office:value="0.00058574">
            <text:p>0.00058574</text:p>
          </table:table-cell>
          <table:table-cell table:style-name="ce1" office:value-type="string">
            <text:p>7.0482e-05</text:p>
          </table:table-cell>
          <table:table-cell office:value-type="float" office:value="0.00072969">
            <text:p>0.00072969</text:p>
          </table:table-cell>
          <table:table-cell table:style-name="ce1" office:value-type="string">
            <text:p>1.995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457e-06</text:p>
          </table:table-cell>
          <table:table-cell table:style-name="ce1" office:value-type="string">
            <text:p>2.3999e-05</text:p>
          </table:table-cell>
          <table:table-cell table:style-name="ce1" office:value-type="string">
            <text:p>4.0091e-19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R130]*1000000" office:value-type="float" office:value="581.26">
            <text:p>581.26</text:p>
          </table:table-cell>
          <table:table-cell table:formula="of:=[.S130]*1000000" office:value-type="float" office:value="69.998">
            <text:p>69.998</text:p>
          </table:table-cell>
          <table:table-cell table:formula="of:=[.T130]*1000000" office:value-type="float" office:value="734.53">
            <text:p>734.53</text:p>
          </table:table-cell>
          <table:table-cell table:formula="of:=[.U130]*1000000" office:value-type="float" office:value="7.8737">
            <text:p>7.8737</text:p>
          </table:table-cell>
          <table:table-cell table:formula="of:=[.V130]*1000000" office:value-type="float" office:value="0.035022">
            <text:p>0.035022</text:p>
          </table:table-cell>
          <table:table-cell table:formula="of:=[.W130]*1000000" office:value-type="float" office:value="1.4412">
            <text:p>1.4412</text:p>
          </table:table-cell>
          <table:table-cell table:formula="of:=[.X130]*1000000" office:value-type="float" office:value="23.869">
            <text:p>23.869</text:p>
          </table:table-cell>
          <table:table-cell table:formula="of:=[.Y130]*1000000" office:value-type="float" office:value="0.00000000000038888">
            <text:p>3.8888E-013</text:p>
          </table:table-cell>
          <table:table-cell table:formula="of:=[.Z130]*1000000" office:value-type="float" office:value="581.25">
            <text:p>581.25</text:p>
          </table:table-cell>
          <table:table-cell table:formula="of:=[.AA130]*1000000" office:value-type="float" office:value="69.998">
            <text:p>69.998</text:p>
          </table:table-cell>
          <table:table-cell table:formula="of:=[.AB130]*1000000" office:value-type="float" office:value="734.54">
            <text:p>734.54</text:p>
          </table:table-cell>
          <table:table-cell table:formula="of:=[.AC130]*1000000" office:value-type="float" office:value="19.953">
            <text:p>19.953</text:p>
          </table:table-cell>
          <table:table-cell table:formula="of:=[.AD130]*1000000" office:value-type="float" office:value="0">
            <text:p>0</text:p>
          </table:table-cell>
          <table:table-cell table:formula="of:=[.AE130]*1000000" office:value-type="float" office:value="1.4411">
            <text:p>1.4411</text:p>
          </table:table-cell>
          <table:table-cell table:formula="of:=[.AF130]*1000000" office:value-type="float" office:value="23.869">
            <text:p>23.869</text:p>
          </table:table-cell>
          <table:table-cell table:formula="of:=[.AG130]*1000000" office:value-type="float" office:value="0.00000000000038887">
            <text:p>3.8887E-013</text:p>
          </table:table-cell>
          <table:table-cell office:value-type="float" office:value="0.00058126">
            <text:p>0.00058126</text:p>
          </table:table-cell>
          <table:table-cell table:style-name="ce1" office:value-type="string">
            <text:p>6.9998e-05</text:p>
          </table:table-cell>
          <table:table-cell office:value-type="float" office:value="0.00073453">
            <text:p>0.00073453</text:p>
          </table:table-cell>
          <table:table-cell table:style-name="ce1" office:value-type="string">
            <text:p>7.8737e-06</text:p>
          </table:table-cell>
          <table:table-cell table:style-name="ce1" office:value-type="string">
            <text:p>3.5022e-08</text:p>
          </table:table-cell>
          <table:table-cell table:style-name="ce1" office:value-type="string">
            <text:p>1.4412e-06</text:p>
          </table:table-cell>
          <table:table-cell table:style-name="ce1" office:value-type="string">
            <text:p>2.3869e-05</text:p>
          </table:table-cell>
          <table:table-cell table:style-name="ce1" office:value-type="string">
            <text:p>3.8888e-19</text:p>
          </table:table-cell>
          <table:table-cell office:value-type="float" office:value="0.00058125">
            <text:p>0.00058125</text:p>
          </table:table-cell>
          <table:table-cell table:style-name="ce1" office:value-type="string">
            <text:p>6.9998e-05</text:p>
          </table:table-cell>
          <table:table-cell office:value-type="float" office:value="0.00073454">
            <text:p>0.00073454</text:p>
          </table:table-cell>
          <table:table-cell table:style-name="ce1" office:value-type="string">
            <text:p>1.99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4411e-06</text:p>
          </table:table-cell>
          <table:table-cell table:style-name="ce1" office:value-type="string">
            <text:p>2.3869e-05</text:p>
          </table:table-cell>
          <table:table-cell table:style-name="ce1" office:value-type="string">
            <text:p>3.8887e-19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R131]*1000000" office:value-type="float" office:value="576.8">
            <text:p>576.8</text:p>
          </table:table-cell>
          <table:table-cell table:formula="of:=[.S131]*1000000" office:value-type="float" office:value="69.517">
            <text:p>69.517</text:p>
          </table:table-cell>
          <table:table-cell table:formula="of:=[.T131]*1000000" office:value-type="float" office:value="739.34">
            <text:p>739.34</text:p>
          </table:table-cell>
          <table:table-cell table:formula="of:=[.U131]*1000000" office:value-type="float" office:value="7.7433">
            <text:p>7.7433</text:p>
          </table:table-cell>
          <table:table-cell table:formula="of:=[.V131]*1000000" office:value-type="float" office:value="0.035136">
            <text:p>0.035136</text:p>
          </table:table-cell>
          <table:table-cell table:formula="of:=[.W131]*1000000" office:value-type="float" office:value="1.4366">
            <text:p>1.4366</text:p>
          </table:table-cell>
          <table:table-cell table:formula="of:=[.X131]*1000000" office:value-type="float" office:value="23.739">
            <text:p>23.739</text:p>
          </table:table-cell>
          <table:table-cell table:formula="of:=[.Y131]*1000000" office:value-type="float" office:value="0.0000000000003772">
            <text:p>3.772E-013</text:p>
          </table:table-cell>
          <table:table-cell table:formula="of:=[.Z131]*1000000" office:value-type="float" office:value="576.79">
            <text:p>576.79</text:p>
          </table:table-cell>
          <table:table-cell table:formula="of:=[.AA131]*1000000" office:value-type="float" office:value="69.517">
            <text:p>69.517</text:p>
          </table:table-cell>
          <table:table-cell table:formula="of:=[.AB131]*1000000" office:value-type="float" office:value="739.35">
            <text:p>739.35</text:p>
          </table:table-cell>
          <table:table-cell table:formula="of:=[.AC131]*1000000" office:value-type="float" office:value="19.953">
            <text:p>19.953</text:p>
          </table:table-cell>
          <table:table-cell table:formula="of:=[.AD131]*1000000" office:value-type="float" office:value="0">
            <text:p>0</text:p>
          </table:table-cell>
          <table:table-cell table:formula="of:=[.AE131]*1000000" office:value-type="float" office:value="1.4364">
            <text:p>1.4364</text:p>
          </table:table-cell>
          <table:table-cell table:formula="of:=[.AF131]*1000000" office:value-type="float" office:value="23.739">
            <text:p>23.739</text:p>
          </table:table-cell>
          <table:table-cell table:formula="of:=[.AG131]*1000000" office:value-type="float" office:value="0.00000000000037719">
            <text:p>3.7719E-013</text:p>
          </table:table-cell>
          <table:table-cell office:value-type="float" office:value="0.0005768">
            <text:p>0.0005768</text:p>
          </table:table-cell>
          <table:table-cell table:style-name="ce1" office:value-type="string">
            <text:p>6.9517e-05</text:p>
          </table:table-cell>
          <table:table-cell office:value-type="float" office:value="0.00073934">
            <text:p>0.00073934</text:p>
          </table:table-cell>
          <table:table-cell table:style-name="ce1" office:value-type="string">
            <text:p>7.7433e-06</text:p>
          </table:table-cell>
          <table:table-cell table:style-name="ce1" office:value-type="string">
            <text:p>3.5136e-08</text:p>
          </table:table-cell>
          <table:table-cell table:style-name="ce1" office:value-type="string">
            <text:p>1.4366e-06</text:p>
          </table:table-cell>
          <table:table-cell table:style-name="ce1" office:value-type="string">
            <text:p>2.3739e-05</text:p>
          </table:table-cell>
          <table:table-cell table:style-name="ce1" office:value-type="string">
            <text:p>3.772e-19</text:p>
          </table:table-cell>
          <table:table-cell office:value-type="float" office:value="0.00057679">
            <text:p>0.00057679</text:p>
          </table:table-cell>
          <table:table-cell table:style-name="ce1" office:value-type="string">
            <text:p>6.9517e-05</text:p>
          </table:table-cell>
          <table:table-cell office:value-type="float" office:value="0.00073935">
            <text:p>0.00073935</text:p>
          </table:table-cell>
          <table:table-cell table:style-name="ce1" office:value-type="string">
            <text:p>1.99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64e-06</text:p>
          </table:table-cell>
          <table:table-cell table:style-name="ce1" office:value-type="string">
            <text:p>2.3739e-05</text:p>
          </table:table-cell>
          <table:table-cell table:style-name="ce1" office:value-type="string">
            <text:p>3.7719e-19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R132]*1000000" office:value-type="float" office:value="572.38">
            <text:p>572.38</text:p>
          </table:table-cell>
          <table:table-cell table:formula="of:=[.S132]*1000000" office:value-type="float" office:value="69.038">
            <text:p>69.038</text:p>
          </table:table-cell>
          <table:table-cell table:formula="of:=[.T132]*1000000" office:value-type="float" office:value="744.11">
            <text:p>744.11</text:p>
          </table:table-cell>
          <table:table-cell table:formula="of:=[.U132]*1000000" office:value-type="float" office:value="7.6144">
            <text:p>7.6144</text:p>
          </table:table-cell>
          <table:table-cell table:formula="of:=[.V132]*1000000" office:value-type="float" office:value="0.035247">
            <text:p>0.035247</text:p>
          </table:table-cell>
          <table:table-cell table:formula="of:=[.W132]*1000000" office:value-type="float" office:value="1.432">
            <text:p>1.432</text:p>
          </table:table-cell>
          <table:table-cell table:formula="of:=[.X132]*1000000" office:value-type="float" office:value="23.608">
            <text:p>23.608</text:p>
          </table:table-cell>
          <table:table-cell table:formula="of:=[.Y132]*1000000" office:value-type="float" office:value="0.00000000000036589">
            <text:p>3.6589E-013</text:p>
          </table:table-cell>
          <table:table-cell table:formula="of:=[.Z132]*1000000" office:value-type="float" office:value="572.38">
            <text:p>572.38</text:p>
          </table:table-cell>
          <table:table-cell table:formula="of:=[.AA132]*1000000" office:value-type="float" office:value="69.038">
            <text:p>69.038</text:p>
          </table:table-cell>
          <table:table-cell table:formula="of:=[.AB132]*1000000" office:value-type="float" office:value="744.11">
            <text:p>744.11</text:p>
          </table:table-cell>
          <table:table-cell table:formula="of:=[.AC132]*1000000" office:value-type="float" office:value="19.954">
            <text:p>19.954</text:p>
          </table:table-cell>
          <table:table-cell table:formula="of:=[.AD132]*1000000" office:value-type="float" office:value="0">
            <text:p>0</text:p>
          </table:table-cell>
          <table:table-cell table:formula="of:=[.AE132]*1000000" office:value-type="float" office:value="1.4318">
            <text:p>1.4318</text:p>
          </table:table-cell>
          <table:table-cell table:formula="of:=[.AF132]*1000000" office:value-type="float" office:value="23.608">
            <text:p>23.608</text:p>
          </table:table-cell>
          <table:table-cell table:formula="of:=[.AG132]*1000000" office:value-type="float" office:value="0.00000000000036588">
            <text:p>3.6588E-013</text:p>
          </table:table-cell>
          <table:table-cell office:value-type="float" office:value="0.00057238">
            <text:p>0.00057238</text:p>
          </table:table-cell>
          <table:table-cell table:style-name="ce1" office:value-type="string">
            <text:p>6.9038e-05</text:p>
          </table:table-cell>
          <table:table-cell office:value-type="float" office:value="0.00074411">
            <text:p>0.00074411</text:p>
          </table:table-cell>
          <table:table-cell table:style-name="ce1" office:value-type="string">
            <text:p>7.6144e-06</text:p>
          </table:table-cell>
          <table:table-cell table:style-name="ce1" office:value-type="string">
            <text:p>3.5247e-08</text:p>
          </table:table-cell>
          <table:table-cell table:style-name="ce1" office:value-type="string">
            <text:p>1.432e-06</text:p>
          </table:table-cell>
          <table:table-cell table:style-name="ce1" office:value-type="string">
            <text:p>2.3608e-05</text:p>
          </table:table-cell>
          <table:table-cell table:style-name="ce1" office:value-type="string">
            <text:p>3.6589e-19</text:p>
          </table:table-cell>
          <table:table-cell office:value-type="float" office:value="0.00057238">
            <text:p>0.00057238</text:p>
          </table:table-cell>
          <table:table-cell table:style-name="ce1" office:value-type="string">
            <text:p>6.9038e-05</text:p>
          </table:table-cell>
          <table:table-cell office:value-type="float" office:value="0.00074411">
            <text:p>0.00074411</text:p>
          </table:table-cell>
          <table:table-cell table:style-name="ce1" office:value-type="string">
            <text:p>1.9954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18e-06</text:p>
          </table:table-cell>
          <table:table-cell table:style-name="ce1" office:value-type="string">
            <text:p>2.3608e-05</text:p>
          </table:table-cell>
          <table:table-cell table:style-name="ce1" office:value-type="string">
            <text:p>3.6588e-19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R133]*1000000" office:value-type="float" office:value="568">
            <text:p>568</text:p>
          </table:table-cell>
          <table:table-cell table:formula="of:=[.S133]*1000000" office:value-type="float" office:value="68.562">
            <text:p>68.562</text:p>
          </table:table-cell>
          <table:table-cell table:formula="of:=[.T133]*1000000" office:value-type="float" office:value="748.83">
            <text:p>748.83</text:p>
          </table:table-cell>
          <table:table-cell table:formula="of:=[.U133]*1000000" office:value-type="float" office:value="7.487">
            <text:p>7.487</text:p>
          </table:table-cell>
          <table:table-cell table:formula="of:=[.V133]*1000000" office:value-type="float" office:value="0.035355">
            <text:p>0.035355</text:p>
          </table:table-cell>
          <table:table-cell table:formula="of:=[.W133]*1000000" office:value-type="float" office:value="1.4274">
            <text:p>1.4274</text:p>
          </table:table-cell>
          <table:table-cell table:formula="of:=[.X133]*1000000" office:value-type="float" office:value="23.478">
            <text:p>23.478</text:p>
          </table:table-cell>
          <table:table-cell table:formula="of:=[.Y133]*1000000" office:value-type="float" office:value="0.00000000000035492">
            <text:p>3.5492E-013</text:p>
          </table:table-cell>
          <table:table-cell table:formula="of:=[.Z133]*1000000" office:value-type="float" office:value="567.99">
            <text:p>567.99</text:p>
          </table:table-cell>
          <table:table-cell table:formula="of:=[.AA133]*1000000" office:value-type="float" office:value="68.562">
            <text:p>68.562</text:p>
          </table:table-cell>
          <table:table-cell table:formula="of:=[.AB133]*1000000" office:value-type="float" office:value="748.84">
            <text:p>748.84</text:p>
          </table:table-cell>
          <table:table-cell table:formula="of:=[.AC133]*1000000" office:value-type="float" office:value="19.954">
            <text:p>19.954</text:p>
          </table:table-cell>
          <table:table-cell table:formula="of:=[.AD133]*1000000" office:value-type="float" office:value="0">
            <text:p>0</text:p>
          </table:table-cell>
          <table:table-cell table:formula="of:=[.AE133]*1000000" office:value-type="float" office:value="1.4273">
            <text:p>1.4273</text:p>
          </table:table-cell>
          <table:table-cell table:formula="of:=[.AF133]*1000000" office:value-type="float" office:value="23.478">
            <text:p>23.478</text:p>
          </table:table-cell>
          <table:table-cell table:formula="of:=[.AG133]*1000000" office:value-type="float" office:value="0.00000000000035491">
            <text:p>3.5491E-013</text:p>
          </table:table-cell>
          <table:table-cell office:value-type="float" office:value="0.000568">
            <text:p>0.000568</text:p>
          </table:table-cell>
          <table:table-cell table:style-name="ce1" office:value-type="string">
            <text:p>6.8562e-05</text:p>
          </table:table-cell>
          <table:table-cell office:value-type="float" office:value="0.00074883">
            <text:p>0.00074883</text:p>
          </table:table-cell>
          <table:table-cell table:style-name="ce1" office:value-type="string">
            <text:p>7.487e-06</text:p>
          </table:table-cell>
          <table:table-cell table:style-name="ce1" office:value-type="string">
            <text:p>3.5355e-08</text:p>
          </table:table-cell>
          <table:table-cell table:style-name="ce1" office:value-type="string">
            <text:p>1.4274e-06</text:p>
          </table:table-cell>
          <table:table-cell table:style-name="ce1" office:value-type="string">
            <text:p>2.3478e-05</text:p>
          </table:table-cell>
          <table:table-cell table:style-name="ce1" office:value-type="string">
            <text:p>3.5492e-19</text:p>
          </table:table-cell>
          <table:table-cell office:value-type="float" office:value="0.00056799">
            <text:p>0.00056799</text:p>
          </table:table-cell>
          <table:table-cell table:style-name="ce1" office:value-type="string">
            <text:p>6.8562e-05</text:p>
          </table:table-cell>
          <table:table-cell office:value-type="float" office:value="0.00074884">
            <text:p>0.00074884</text:p>
          </table:table-cell>
          <table:table-cell table:style-name="ce1" office:value-type="string">
            <text:p>1.9954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73e-06</text:p>
          </table:table-cell>
          <table:table-cell table:style-name="ce1" office:value-type="string">
            <text:p>2.3478e-05</text:p>
          </table:table-cell>
          <table:table-cell table:style-name="ce1" office:value-type="string">
            <text:p>3.5491e-19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R134]*1000000" office:value-type="float" office:value="563.66">
            <text:p>563.66</text:p>
          </table:table-cell>
          <table:table-cell table:formula="of:=[.S134]*1000000" office:value-type="float" office:value="68.089">
            <text:p>68.089</text:p>
          </table:table-cell>
          <table:table-cell table:formula="of:=[.T134]*1000000" office:value-type="float" office:value="753.52">
            <text:p>753.52</text:p>
          </table:table-cell>
          <table:table-cell table:formula="of:=[.U134]*1000000" office:value-type="float" office:value="7.3611">
            <text:p>7.3611</text:p>
          </table:table-cell>
          <table:table-cell table:formula="of:=[.V134]*1000000" office:value-type="float" office:value="0.035462">
            <text:p>0.035462</text:p>
          </table:table-cell>
          <table:table-cell table:formula="of:=[.W134]*1000000" office:value-type="float" office:value="1.4229">
            <text:p>1.4229</text:p>
          </table:table-cell>
          <table:table-cell table:formula="of:=[.X134]*1000000" office:value-type="float" office:value="23.347">
            <text:p>23.347</text:p>
          </table:table-cell>
          <table:table-cell table:formula="of:=[.Y134]*1000000" office:value-type="float" office:value="0.00000000000034428">
            <text:p>3.4428E-013</text:p>
          </table:table-cell>
          <table:table-cell table:formula="of:=[.Z134]*1000000" office:value-type="float" office:value="563.65">
            <text:p>563.65</text:p>
          </table:table-cell>
          <table:table-cell table:formula="of:=[.AA134]*1000000" office:value-type="float" office:value="68.089">
            <text:p>68.089</text:p>
          </table:table-cell>
          <table:table-cell table:formula="of:=[.AB134]*1000000" office:value-type="float" office:value="753.53">
            <text:p>753.53</text:p>
          </table:table-cell>
          <table:table-cell table:formula="of:=[.AC134]*1000000" office:value-type="float" office:value="19.955">
            <text:p>19.955</text:p>
          </table:table-cell>
          <table:table-cell table:formula="of:=[.AD134]*1000000" office:value-type="float" office:value="0">
            <text:p>0</text:p>
          </table:table-cell>
          <table:table-cell table:formula="of:=[.AE134]*1000000" office:value-type="float" office:value="1.4227">
            <text:p>1.4227</text:p>
          </table:table-cell>
          <table:table-cell table:formula="of:=[.AF134]*1000000" office:value-type="float" office:value="23.346">
            <text:p>23.346</text:p>
          </table:table-cell>
          <table:table-cell table:formula="of:=[.AG134]*1000000" office:value-type="float" office:value="0.00000000000034427">
            <text:p>3.4427E-013</text:p>
          </table:table-cell>
          <table:table-cell office:value-type="float" office:value="0.00056366">
            <text:p>0.00056366</text:p>
          </table:table-cell>
          <table:table-cell table:style-name="ce1" office:value-type="string">
            <text:p>6.8089e-05</text:p>
          </table:table-cell>
          <table:table-cell office:value-type="float" office:value="0.00075352">
            <text:p>0.00075352</text:p>
          </table:table-cell>
          <table:table-cell table:style-name="ce1" office:value-type="string">
            <text:p>7.3611e-06</text:p>
          </table:table-cell>
          <table:table-cell table:style-name="ce1" office:value-type="string">
            <text:p>3.5462e-08</text:p>
          </table:table-cell>
          <table:table-cell table:style-name="ce1" office:value-type="string">
            <text:p>1.4229e-06</text:p>
          </table:table-cell>
          <table:table-cell table:style-name="ce1" office:value-type="string">
            <text:p>2.3347e-05</text:p>
          </table:table-cell>
          <table:table-cell table:style-name="ce1" office:value-type="string">
            <text:p>3.4428e-19</text:p>
          </table:table-cell>
          <table:table-cell office:value-type="float" office:value="0.00056365">
            <text:p>0.00056365</text:p>
          </table:table-cell>
          <table:table-cell table:style-name="ce1" office:value-type="string">
            <text:p>6.8089e-05</text:p>
          </table:table-cell>
          <table:table-cell office:value-type="float" office:value="0.00075353">
            <text:p>0.00075353</text:p>
          </table:table-cell>
          <table:table-cell table:style-name="ce1" office:value-type="string">
            <text:p>1.9955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27e-06</text:p>
          </table:table-cell>
          <table:table-cell table:style-name="ce1" office:value-type="string">
            <text:p>2.3346e-05</text:p>
          </table:table-cell>
          <table:table-cell table:style-name="ce1" office:value-type="string">
            <text:p>3.4427e-19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R135]*1000000" office:value-type="float" office:value="559.35">
            <text:p>559.35</text:p>
          </table:table-cell>
          <table:table-cell table:formula="of:=[.S135]*1000000" office:value-type="float" office:value="67.619">
            <text:p>67.619</text:p>
          </table:table-cell>
          <table:table-cell table:formula="of:=[.T135]*1000000" office:value-type="float" office:value="758.17">
            <text:p>758.17</text:p>
          </table:table-cell>
          <table:table-cell table:formula="of:=[.U135]*1000000" office:value-type="float" office:value="7.2368">
            <text:p>7.2368</text:p>
          </table:table-cell>
          <table:table-cell table:formula="of:=[.V135]*1000000" office:value-type="float" office:value="0.035566">
            <text:p>0.035566</text:p>
          </table:table-cell>
          <table:table-cell table:formula="of:=[.W135]*1000000" office:value-type="float" office:value="1.4183">
            <text:p>1.4183</text:p>
          </table:table-cell>
          <table:table-cell table:formula="of:=[.X135]*1000000" office:value-type="float" office:value="23.215">
            <text:p>23.215</text:p>
          </table:table-cell>
          <table:table-cell table:formula="of:=[.Y135]*1000000" office:value-type="float" office:value="0.00000000000033397">
            <text:p>3.3397E-013</text:p>
          </table:table-cell>
          <table:table-cell table:formula="of:=[.Z135]*1000000" office:value-type="float" office:value="559.34">
            <text:p>559.34</text:p>
          </table:table-cell>
          <table:table-cell table:formula="of:=[.AA135]*1000000" office:value-type="float" office:value="67.619">
            <text:p>67.619</text:p>
          </table:table-cell>
          <table:table-cell table:formula="of:=[.AB135]*1000000" office:value-type="float" office:value="758.18">
            <text:p>758.18</text:p>
          </table:table-cell>
          <table:table-cell table:formula="of:=[.AC135]*1000000" office:value-type="float" office:value="19.955">
            <text:p>19.955</text:p>
          </table:table-cell>
          <table:table-cell table:formula="of:=[.AD135]*1000000" office:value-type="float" office:value="0">
            <text:p>0</text:p>
          </table:table-cell>
          <table:table-cell table:formula="of:=[.AE135]*1000000" office:value-type="float" office:value="1.4181">
            <text:p>1.4181</text:p>
          </table:table-cell>
          <table:table-cell table:formula="of:=[.AF135]*1000000" office:value-type="float" office:value="23.215">
            <text:p>23.215</text:p>
          </table:table-cell>
          <table:table-cell table:formula="of:=[.AG135]*1000000" office:value-type="float" office:value="0.00000000000033396">
            <text:p>3.3396E-013</text:p>
          </table:table-cell>
          <table:table-cell office:value-type="float" office:value="0.00055935">
            <text:p>0.00055935</text:p>
          </table:table-cell>
          <table:table-cell table:style-name="ce1" office:value-type="string">
            <text:p>6.7619e-05</text:p>
          </table:table-cell>
          <table:table-cell office:value-type="float" office:value="0.00075817">
            <text:p>0.00075817</text:p>
          </table:table-cell>
          <table:table-cell table:style-name="ce1" office:value-type="string">
            <text:p>7.2368e-06</text:p>
          </table:table-cell>
          <table:table-cell table:style-name="ce1" office:value-type="string">
            <text:p>3.5566e-08</text:p>
          </table:table-cell>
          <table:table-cell table:style-name="ce1" office:value-type="string">
            <text:p>1.4183e-06</text:p>
          </table:table-cell>
          <table:table-cell table:style-name="ce1" office:value-type="string">
            <text:p>2.3215e-05</text:p>
          </table:table-cell>
          <table:table-cell table:style-name="ce1" office:value-type="string">
            <text:p>3.3397e-19</text:p>
          </table:table-cell>
          <table:table-cell office:value-type="float" office:value="0.00055934">
            <text:p>0.00055934</text:p>
          </table:table-cell>
          <table:table-cell table:style-name="ce1" office:value-type="string">
            <text:p>6.7619e-05</text:p>
          </table:table-cell>
          <table:table-cell office:value-type="float" office:value="0.00075818">
            <text:p>0.00075818</text:p>
          </table:table-cell>
          <table:table-cell table:style-name="ce1" office:value-type="string">
            <text:p>1.9955e-05</text:p>
          </table:table-cell>
          <table:table-cell office:value-type="float" office:value="0">
            <text:p>0</text:p>
          </table:table-cell>
          <table:table-cell table:style-name="ce1" office:value-type="string">
            <text:p>1.4181e-06</text:p>
          </table:table-cell>
          <table:table-cell table:style-name="ce1" office:value-type="string">
            <text:p>2.3215e-05</text:p>
          </table:table-cell>
          <table:table-cell table:style-name="ce1" office:value-type="string">
            <text:p>3.3396e-19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R136]*1000000" office:value-type="float" office:value="555.08">
            <text:p>555.08</text:p>
          </table:table-cell>
          <table:table-cell table:formula="of:=[.S136]*1000000" office:value-type="float" office:value="67.152">
            <text:p>67.152</text:p>
          </table:table-cell>
          <table:table-cell table:formula="of:=[.T136]*1000000" office:value-type="float" office:value="762.79">
            <text:p>762.79</text:p>
          </table:table-cell>
          <table:table-cell table:formula="of:=[.U136]*1000000" office:value-type="float" office:value="7.1139">
            <text:p>7.1139</text:p>
          </table:table-cell>
          <table:table-cell table:formula="of:=[.V136]*1000000" office:value-type="float" office:value="0.035669">
            <text:p>0.035669</text:p>
          </table:table-cell>
          <table:table-cell table:formula="of:=[.W136]*1000000" office:value-type="float" office:value="1.4137">
            <text:p>1.4137</text:p>
          </table:table-cell>
          <table:table-cell table:formula="of:=[.X136]*1000000" office:value-type="float" office:value="23.084">
            <text:p>23.084</text:p>
          </table:table-cell>
          <table:table-cell table:formula="of:=[.Y136]*1000000" office:value-type="float" office:value="0.00000000000032397">
            <text:p>3.2397E-013</text:p>
          </table:table-cell>
          <table:table-cell table:formula="of:=[.Z136]*1000000" office:value-type="float" office:value="555.07">
            <text:p>555.07</text:p>
          </table:table-cell>
          <table:table-cell table:formula="of:=[.AA136]*1000000" office:value-type="float" office:value="67.152">
            <text:p>67.152</text:p>
          </table:table-cell>
          <table:table-cell table:formula="of:=[.AB136]*1000000" office:value-type="float" office:value="762.79">
            <text:p>762.79</text:p>
          </table:table-cell>
          <table:table-cell table:formula="of:=[.AC136]*1000000" office:value-type="float" office:value="19.956">
            <text:p>19.956</text:p>
          </table:table-cell>
          <table:table-cell table:formula="of:=[.AD136]*1000000" office:value-type="float" office:value="0">
            <text:p>0</text:p>
          </table:table-cell>
          <table:table-cell table:formula="of:=[.AE136]*1000000" office:value-type="float" office:value="1.4135">
            <text:p>1.4135</text:p>
          </table:table-cell>
          <table:table-cell table:formula="of:=[.AF136]*1000000" office:value-type="float" office:value="23.084">
            <text:p>23.084</text:p>
          </table:table-cell>
          <table:table-cell table:formula="of:=[.AG136]*1000000" office:value-type="float" office:value="0.00000000000032396">
            <text:p>3.2396E-013</text:p>
          </table:table-cell>
          <table:table-cell office:value-type="float" office:value="0.00055508">
            <text:p>0.00055508</text:p>
          </table:table-cell>
          <table:table-cell table:style-name="ce1" office:value-type="string">
            <text:p>6.7152e-05</text:p>
          </table:table-cell>
          <table:table-cell office:value-type="float" office:value="0.00076279">
            <text:p>0.00076279</text:p>
          </table:table-cell>
          <table:table-cell table:style-name="ce1" office:value-type="string">
            <text:p>7.1139e-06</text:p>
          </table:table-cell>
          <table:table-cell table:style-name="ce1" office:value-type="string">
            <text:p>3.5669e-08</text:p>
          </table:table-cell>
          <table:table-cell table:style-name="ce1" office:value-type="string">
            <text:p>1.4137e-06</text:p>
          </table:table-cell>
          <table:table-cell table:style-name="ce1" office:value-type="string">
            <text:p>2.3084e-05</text:p>
          </table:table-cell>
          <table:table-cell table:style-name="ce1" office:value-type="string">
            <text:p>3.2397e-19</text:p>
          </table:table-cell>
          <table:table-cell office:value-type="float" office:value="0.00055507">
            <text:p>0.00055507</text:p>
          </table:table-cell>
          <table:table-cell table:style-name="ce1" office:value-type="string">
            <text:p>6.7152e-05</text:p>
          </table:table-cell>
          <table:table-cell office:value-type="float" office:value="0.00076279">
            <text:p>0.00076279</text:p>
          </table:table-cell>
          <table:table-cell table:style-name="ce1" office:value-type="string">
            <text:p>1.9956e-05</text:p>
          </table:table-cell>
          <table:table-cell office:value-type="float" office:value="0">
            <text:p>0</text:p>
          </table:table-cell>
          <table:table-cell table:style-name="ce1" office:value-type="string">
            <text:p>1.4135e-06</text:p>
          </table:table-cell>
          <table:table-cell table:style-name="ce1" office:value-type="string">
            <text:p>2.3084e-05</text:p>
          </table:table-cell>
          <table:table-cell table:style-name="ce1" office:value-type="string">
            <text:p>3.2396e-19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R137]*1000000" office:value-type="float" office:value="550.85">
            <text:p>550.85</text:p>
          </table:table-cell>
          <table:table-cell table:formula="of:=[.S137]*1000000" office:value-type="float" office:value="66.687">
            <text:p>66.687</text:p>
          </table:table-cell>
          <table:table-cell table:formula="of:=[.T137]*1000000" office:value-type="float" office:value="767.36">
            <text:p>767.36</text:p>
          </table:table-cell>
          <table:table-cell table:formula="of:=[.U137]*1000000" office:value-type="float" office:value="6.9926">
            <text:p>6.9926</text:p>
          </table:table-cell>
          <table:table-cell table:formula="of:=[.V137]*1000000" office:value-type="float" office:value="0.035769">
            <text:p>0.035769</text:p>
          </table:table-cell>
          <table:table-cell table:formula="of:=[.W137]*1000000" office:value-type="float" office:value="1.4092">
            <text:p>1.4092</text:p>
          </table:table-cell>
          <table:table-cell table:formula="of:=[.X137]*1000000" office:value-type="float" office:value="22.952">
            <text:p>22.952</text:p>
          </table:table-cell>
          <table:table-cell table:formula="of:=[.Y137]*1000000" office:value-type="float" office:value="0.00000000000031427">
            <text:p>3.1427E-013</text:p>
          </table:table-cell>
          <table:table-cell table:formula="of:=[.Z137]*1000000" office:value-type="float" office:value="550.84">
            <text:p>550.84</text:p>
          </table:table-cell>
          <table:table-cell table:formula="of:=[.AA137]*1000000" office:value-type="float" office:value="66.687">
            <text:p>66.687</text:p>
          </table:table-cell>
          <table:table-cell table:formula="of:=[.AB137]*1000000" office:value-type="float" office:value="767.37">
            <text:p>767.37</text:p>
          </table:table-cell>
          <table:table-cell table:formula="of:=[.AC137]*1000000" office:value-type="float" office:value="19.957">
            <text:p>19.957</text:p>
          </table:table-cell>
          <table:table-cell table:formula="of:=[.AD137]*1000000" office:value-type="float" office:value="0">
            <text:p>0</text:p>
          </table:table-cell>
          <table:table-cell table:formula="of:=[.AE137]*1000000" office:value-type="float" office:value="1.409">
            <text:p>1.409</text:p>
          </table:table-cell>
          <table:table-cell table:formula="of:=[.AF137]*1000000" office:value-type="float" office:value="22.952">
            <text:p>22.952</text:p>
          </table:table-cell>
          <table:table-cell table:formula="of:=[.AG137]*1000000" office:value-type="float" office:value="0.00000000000031426">
            <text:p>3.1426E-013</text:p>
          </table:table-cell>
          <table:table-cell office:value-type="float" office:value="0.00055085">
            <text:p>0.00055085</text:p>
          </table:table-cell>
          <table:table-cell table:style-name="ce1" office:value-type="string">
            <text:p>6.6687e-05</text:p>
          </table:table-cell>
          <table:table-cell office:value-type="float" office:value="0.00076736">
            <text:p>0.00076736</text:p>
          </table:table-cell>
          <table:table-cell table:style-name="ce1" office:value-type="string">
            <text:p>6.9926e-06</text:p>
          </table:table-cell>
          <table:table-cell table:style-name="ce1" office:value-type="string">
            <text:p>3.5769e-08</text:p>
          </table:table-cell>
          <table:table-cell table:style-name="ce1" office:value-type="string">
            <text:p>1.4092e-06</text:p>
          </table:table-cell>
          <table:table-cell table:style-name="ce1" office:value-type="string">
            <text:p>2.2952e-05</text:p>
          </table:table-cell>
          <table:table-cell table:style-name="ce1" office:value-type="string">
            <text:p>3.1427e-19</text:p>
          </table:table-cell>
          <table:table-cell office:value-type="float" office:value="0.00055084">
            <text:p>0.00055084</text:p>
          </table:table-cell>
          <table:table-cell table:style-name="ce1" office:value-type="string">
            <text:p>6.6687e-05</text:p>
          </table:table-cell>
          <table:table-cell office:value-type="float" office:value="0.00076737">
            <text:p>0.00076737</text:p>
          </table:table-cell>
          <table:table-cell table:style-name="ce1" office:value-type="string">
            <text:p>1.995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9e-06</text:p>
          </table:table-cell>
          <table:table-cell table:style-name="ce1" office:value-type="string">
            <text:p>2.2952e-05</text:p>
          </table:table-cell>
          <table:table-cell table:style-name="ce1" office:value-type="string">
            <text:p>3.1426e-19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R138]*1000000" office:value-type="float" office:value="546.65">
            <text:p>546.65</text:p>
          </table:table-cell>
          <table:table-cell table:formula="of:=[.S138]*1000000" office:value-type="float" office:value="66.225">
            <text:p>66.225</text:p>
          </table:table-cell>
          <table:table-cell table:formula="of:=[.T138]*1000000" office:value-type="float" office:value="771.9">
            <text:p>771.9</text:p>
          </table:table-cell>
          <table:table-cell table:formula="of:=[.U138]*1000000" office:value-type="float" office:value="6.8728">
            <text:p>6.8728</text:p>
          </table:table-cell>
          <table:table-cell table:formula="of:=[.V138]*1000000" office:value-type="float" office:value="0.035868">
            <text:p>0.035868</text:p>
          </table:table-cell>
          <table:table-cell table:formula="of:=[.W138]*1000000" office:value-type="float" office:value="1.4047">
            <text:p>1.4047</text:p>
          </table:table-cell>
          <table:table-cell table:formula="of:=[.X138]*1000000" office:value-type="float" office:value="22.821">
            <text:p>22.821</text:p>
          </table:table-cell>
          <table:table-cell table:formula="of:=[.Y138]*1000000" office:value-type="float" office:value="0.00000000000030487">
            <text:p>3.0487E-013</text:p>
          </table:table-cell>
          <table:table-cell table:formula="of:=[.Z138]*1000000" office:value-type="float" office:value="546.64">
            <text:p>546.64</text:p>
          </table:table-cell>
          <table:table-cell table:formula="of:=[.AA138]*1000000" office:value-type="float" office:value="66.225">
            <text:p>66.225</text:p>
          </table:table-cell>
          <table:table-cell table:formula="of:=[.AB138]*1000000" office:value-type="float" office:value="771.91">
            <text:p>771.91</text:p>
          </table:table-cell>
          <table:table-cell table:formula="of:=[.AC138]*1000000" office:value-type="float" office:value="19.957">
            <text:p>19.957</text:p>
          </table:table-cell>
          <table:table-cell table:formula="of:=[.AD138]*1000000" office:value-type="float" office:value="0">
            <text:p>0</text:p>
          </table:table-cell>
          <table:table-cell table:formula="of:=[.AE138]*1000000" office:value-type="float" office:value="1.4045">
            <text:p>1.4045</text:p>
          </table:table-cell>
          <table:table-cell table:formula="of:=[.AF138]*1000000" office:value-type="float" office:value="22.821">
            <text:p>22.821</text:p>
          </table:table-cell>
          <table:table-cell table:formula="of:=[.AG138]*1000000" office:value-type="float" office:value="0.00000000000030487">
            <text:p>3.0487E-013</text:p>
          </table:table-cell>
          <table:table-cell office:value-type="float" office:value="0.00054665">
            <text:p>0.00054665</text:p>
          </table:table-cell>
          <table:table-cell table:style-name="ce1" office:value-type="string">
            <text:p>6.6225e-05</text:p>
          </table:table-cell>
          <table:table-cell office:value-type="float" office:value="0.0007719">
            <text:p>0.0007719</text:p>
          </table:table-cell>
          <table:table-cell table:style-name="ce1" office:value-type="string">
            <text:p>6.8728e-06</text:p>
          </table:table-cell>
          <table:table-cell table:style-name="ce1" office:value-type="string">
            <text:p>3.5868e-08</text:p>
          </table:table-cell>
          <table:table-cell table:style-name="ce1" office:value-type="string">
            <text:p>1.4047e-06</text:p>
          </table:table-cell>
          <table:table-cell table:style-name="ce1" office:value-type="string">
            <text:p>2.2821e-05</text:p>
          </table:table-cell>
          <table:table-cell table:style-name="ce1" office:value-type="string">
            <text:p>3.0487e-19</text:p>
          </table:table-cell>
          <table:table-cell office:value-type="float" office:value="0.00054664">
            <text:p>0.00054664</text:p>
          </table:table-cell>
          <table:table-cell table:style-name="ce1" office:value-type="string">
            <text:p>6.6225e-05</text:p>
          </table:table-cell>
          <table:table-cell office:value-type="float" office:value="0.00077191">
            <text:p>0.00077191</text:p>
          </table:table-cell>
          <table:table-cell table:style-name="ce1" office:value-type="string">
            <text:p>1.995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45e-06</text:p>
          </table:table-cell>
          <table:table-cell table:style-name="ce1" office:value-type="string">
            <text:p>2.2821e-05</text:p>
          </table:table-cell>
          <table:table-cell table:style-name="ce1" office:value-type="string">
            <text:p>3.0487e-19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R139]*1000000" office:value-type="float" office:value="542.49">
            <text:p>542.49</text:p>
          </table:table-cell>
          <table:table-cell table:formula="of:=[.S139]*1000000" office:value-type="float" office:value="65.766">
            <text:p>65.766</text:p>
          </table:table-cell>
          <table:table-cell table:formula="of:=[.T139]*1000000" office:value-type="float" office:value="776.4">
            <text:p>776.4</text:p>
          </table:table-cell>
          <table:table-cell table:formula="of:=[.U139]*1000000" office:value-type="float" office:value="6.7545">
            <text:p>6.7545</text:p>
          </table:table-cell>
          <table:table-cell table:formula="of:=[.V139]*1000000" office:value-type="float" office:value="0.035964">
            <text:p>0.035964</text:p>
          </table:table-cell>
          <table:table-cell table:formula="of:=[.W139]*1000000" office:value-type="float" office:value="1.4001">
            <text:p>1.4001</text:p>
          </table:table-cell>
          <table:table-cell table:formula="of:=[.X139]*1000000" office:value-type="float" office:value="22.689">
            <text:p>22.689</text:p>
          </table:table-cell>
          <table:table-cell table:formula="of:=[.Y139]*1000000" office:value-type="float" office:value="0.00000000000029576">
            <text:p>2.9576E-013</text:p>
          </table:table-cell>
          <table:table-cell table:formula="of:=[.Z139]*1000000" office:value-type="float" office:value="542.48">
            <text:p>542.48</text:p>
          </table:table-cell>
          <table:table-cell table:formula="of:=[.AA139]*1000000" office:value-type="float" office:value="65.766">
            <text:p>65.766</text:p>
          </table:table-cell>
          <table:table-cell table:formula="of:=[.AB139]*1000000" office:value-type="float" office:value="776.4">
            <text:p>776.4</text:p>
          </table:table-cell>
          <table:table-cell table:formula="of:=[.AC139]*1000000" office:value-type="float" office:value="19.958">
            <text:p>19.958</text:p>
          </table:table-cell>
          <table:table-cell table:formula="of:=[.AD139]*1000000" office:value-type="float" office:value="0">
            <text:p>0</text:p>
          </table:table-cell>
          <table:table-cell table:formula="of:=[.AE139]*1000000" office:value-type="float" office:value="1.3999">
            <text:p>1.3999</text:p>
          </table:table-cell>
          <table:table-cell table:formula="of:=[.AF139]*1000000" office:value-type="float" office:value="22.689">
            <text:p>22.689</text:p>
          </table:table-cell>
          <table:table-cell table:formula="of:=[.AG139]*1000000" office:value-type="float" office:value="0.00000000000029575">
            <text:p>2.9575E-013</text:p>
          </table:table-cell>
          <table:table-cell office:value-type="float" office:value="0.00054249">
            <text:p>0.00054249</text:p>
          </table:table-cell>
          <table:table-cell table:style-name="ce1" office:value-type="string">
            <text:p>6.5766e-05</text:p>
          </table:table-cell>
          <table:table-cell office:value-type="float" office:value="0.0007764">
            <text:p>0.0007764</text:p>
          </table:table-cell>
          <table:table-cell table:style-name="ce1" office:value-type="string">
            <text:p>6.7545e-06</text:p>
          </table:table-cell>
          <table:table-cell table:style-name="ce1" office:value-type="string">
            <text:p>3.5964e-08</text:p>
          </table:table-cell>
          <table:table-cell table:style-name="ce1" office:value-type="string">
            <text:p>1.4001e-06</text:p>
          </table:table-cell>
          <table:table-cell table:style-name="ce1" office:value-type="string">
            <text:p>2.2689e-05</text:p>
          </table:table-cell>
          <table:table-cell table:style-name="ce1" office:value-type="string">
            <text:p>2.9576e-19</text:p>
          </table:table-cell>
          <table:table-cell office:value-type="float" office:value="0.00054248">
            <text:p>0.00054248</text:p>
          </table:table-cell>
          <table:table-cell table:style-name="ce1" office:value-type="string">
            <text:p>6.5766e-05</text:p>
          </table:table-cell>
          <table:table-cell office:value-type="float" office:value="0.0007764">
            <text:p>0.0007764</text:p>
          </table:table-cell>
          <table:table-cell table:style-name="ce1" office:value-type="string">
            <text:p>1.995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99e-06</text:p>
          </table:table-cell>
          <table:table-cell table:style-name="ce1" office:value-type="string">
            <text:p>2.2689e-05</text:p>
          </table:table-cell>
          <table:table-cell table:style-name="ce1" office:value-type="string">
            <text:p>2.9575e-19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R140]*1000000" office:value-type="float" office:value="538.36">
            <text:p>538.36</text:p>
          </table:table-cell>
          <table:table-cell table:formula="of:=[.S140]*1000000" office:value-type="float" office:value="65.309">
            <text:p>65.309</text:p>
          </table:table-cell>
          <table:table-cell table:formula="of:=[.T140]*1000000" office:value-type="float" office:value="780.86">
            <text:p>780.86</text:p>
          </table:table-cell>
          <table:table-cell table:formula="of:=[.U140]*1000000" office:value-type="float" office:value="6.6378">
            <text:p>6.6378</text:p>
          </table:table-cell>
          <table:table-cell table:formula="of:=[.V140]*1000000" office:value-type="float" office:value="0.036059">
            <text:p>0.036059</text:p>
          </table:table-cell>
          <table:table-cell table:formula="of:=[.W140]*1000000" office:value-type="float" office:value="1.3956">
            <text:p>1.3956</text:p>
          </table:table-cell>
          <table:table-cell table:formula="of:=[.X140]*1000000" office:value-type="float" office:value="22.557">
            <text:p>22.557</text:p>
          </table:table-cell>
          <table:table-cell table:formula="of:=[.Y140]*1000000" office:value-type="float" office:value="0.00000000000028693">
            <text:p>2.8693E-013</text:p>
          </table:table-cell>
          <table:table-cell table:formula="of:=[.Z140]*1000000" office:value-type="float" office:value="538.35">
            <text:p>538.35</text:p>
          </table:table-cell>
          <table:table-cell table:formula="of:=[.AA140]*1000000" office:value-type="float" office:value="65.31">
            <text:p>65.31</text:p>
          </table:table-cell>
          <table:table-cell table:formula="of:=[.AB140]*1000000" office:value-type="float" office:value="780.87">
            <text:p>780.87</text:p>
          </table:table-cell>
          <table:table-cell table:formula="of:=[.AC140]*1000000" office:value-type="float" office:value="19.958">
            <text:p>19.958</text:p>
          </table:table-cell>
          <table:table-cell table:formula="of:=[.AD140]*1000000" office:value-type="float" office:value="0">
            <text:p>0</text:p>
          </table:table-cell>
          <table:table-cell table:formula="of:=[.AE140]*1000000" office:value-type="float" office:value="1.3954">
            <text:p>1.3954</text:p>
          </table:table-cell>
          <table:table-cell table:formula="of:=[.AF140]*1000000" office:value-type="float" office:value="22.557">
            <text:p>22.557</text:p>
          </table:table-cell>
          <table:table-cell table:formula="of:=[.AG140]*1000000" office:value-type="float" office:value="0.00000000000028692">
            <text:p>2.8692E-013</text:p>
          </table:table-cell>
          <table:table-cell office:value-type="float" office:value="0.00053836">
            <text:p>0.00053836</text:p>
          </table:table-cell>
          <table:table-cell table:style-name="ce1" office:value-type="string">
            <text:p>6.5309e-05</text:p>
          </table:table-cell>
          <table:table-cell office:value-type="float" office:value="0.00078086">
            <text:p>0.00078086</text:p>
          </table:table-cell>
          <table:table-cell table:style-name="ce1" office:value-type="string">
            <text:p>6.6378e-06</text:p>
          </table:table-cell>
          <table:table-cell table:style-name="ce1" office:value-type="string">
            <text:p>3.6059e-08</text:p>
          </table:table-cell>
          <table:table-cell table:style-name="ce1" office:value-type="string">
            <text:p>1.3956e-06</text:p>
          </table:table-cell>
          <table:table-cell table:style-name="ce1" office:value-type="string">
            <text:p>2.2557e-05</text:p>
          </table:table-cell>
          <table:table-cell table:style-name="ce1" office:value-type="string">
            <text:p>2.8693e-19</text:p>
          </table:table-cell>
          <table:table-cell office:value-type="float" office:value="0.00053835">
            <text:p>0.00053835</text:p>
          </table:table-cell>
          <table:table-cell table:style-name="ce1" office:value-type="string">
            <text:p>6.531e-05</text:p>
          </table:table-cell>
          <table:table-cell office:value-type="float" office:value="0.00078087">
            <text:p>0.00078087</text:p>
          </table:table-cell>
          <table:table-cell table:style-name="ce1" office:value-type="string">
            <text:p>1.995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54e-06</text:p>
          </table:table-cell>
          <table:table-cell table:style-name="ce1" office:value-type="string">
            <text:p>2.2557e-05</text:p>
          </table:table-cell>
          <table:table-cell table:style-name="ce1" office:value-type="string">
            <text:p>2.8692e-19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R141]*1000000" office:value-type="float" office:value="534.27">
            <text:p>534.27</text:p>
          </table:table-cell>
          <table:table-cell table:formula="of:=[.S141]*1000000" office:value-type="float" office:value="64.856">
            <text:p>64.856</text:p>
          </table:table-cell>
          <table:table-cell table:formula="of:=[.T141]*1000000" office:value-type="float" office:value="785.28">
            <text:p>785.28</text:p>
          </table:table-cell>
          <table:table-cell table:formula="of:=[.U141]*1000000" office:value-type="float" office:value="6.5225">
            <text:p>6.5225</text:p>
          </table:table-cell>
          <table:table-cell table:formula="of:=[.V141]*1000000" office:value-type="float" office:value="0.036153">
            <text:p>0.036153</text:p>
          </table:table-cell>
          <table:table-cell table:formula="of:=[.W141]*1000000" office:value-type="float" office:value="1.3911">
            <text:p>1.3911</text:p>
          </table:table-cell>
          <table:table-cell table:formula="of:=[.X141]*1000000" office:value-type="float" office:value="22.426">
            <text:p>22.426</text:p>
          </table:table-cell>
          <table:table-cell table:formula="of:=[.Y141]*1000000" office:value-type="float" office:value="0.00000000000027836">
            <text:p>2.7836E-013</text:p>
          </table:table-cell>
          <table:table-cell table:formula="of:=[.Z141]*1000000" office:value-type="float" office:value="534.26">
            <text:p>534.26</text:p>
          </table:table-cell>
          <table:table-cell table:formula="of:=[.AA141]*1000000" office:value-type="float" office:value="64.856">
            <text:p>64.856</text:p>
          </table:table-cell>
          <table:table-cell table:formula="of:=[.AB141]*1000000" office:value-type="float" office:value="785.29">
            <text:p>785.29</text:p>
          </table:table-cell>
          <table:table-cell table:formula="of:=[.AC141]*1000000" office:value-type="float" office:value="19.959">
            <text:p>19.959</text:p>
          </table:table-cell>
          <table:table-cell table:formula="of:=[.AD141]*1000000" office:value-type="float" office:value="0">
            <text:p>0</text:p>
          </table:table-cell>
          <table:table-cell table:formula="of:=[.AE141]*1000000" office:value-type="float" office:value="1.3909">
            <text:p>1.3909</text:p>
          </table:table-cell>
          <table:table-cell table:formula="of:=[.AF141]*1000000" office:value-type="float" office:value="22.426">
            <text:p>22.426</text:p>
          </table:table-cell>
          <table:table-cell table:formula="of:=[.AG141]*1000000" office:value-type="float" office:value="0.00000000000027836">
            <text:p>2.7836E-013</text:p>
          </table:table-cell>
          <table:table-cell office:value-type="float" office:value="0.00053427">
            <text:p>0.00053427</text:p>
          </table:table-cell>
          <table:table-cell table:style-name="ce1" office:value-type="string">
            <text:p>6.4856e-05</text:p>
          </table:table-cell>
          <table:table-cell office:value-type="float" office:value="0.00078528">
            <text:p>0.00078528</text:p>
          </table:table-cell>
          <table:table-cell table:style-name="ce1" office:value-type="string">
            <text:p>6.5225e-06</text:p>
          </table:table-cell>
          <table:table-cell table:style-name="ce1" office:value-type="string">
            <text:p>3.6153e-08</text:p>
          </table:table-cell>
          <table:table-cell table:style-name="ce1" office:value-type="string">
            <text:p>1.3911e-06</text:p>
          </table:table-cell>
          <table:table-cell table:style-name="ce1" office:value-type="string">
            <text:p>2.2426e-05</text:p>
          </table:table-cell>
          <table:table-cell table:style-name="ce1" office:value-type="string">
            <text:p>2.7836e-19</text:p>
          </table:table-cell>
          <table:table-cell office:value-type="float" office:value="0.00053426">
            <text:p>0.00053426</text:p>
          </table:table-cell>
          <table:table-cell table:style-name="ce1" office:value-type="string">
            <text:p>6.4856e-05</text:p>
          </table:table-cell>
          <table:table-cell office:value-type="float" office:value="0.00078529">
            <text:p>0.00078529</text:p>
          </table:table-cell>
          <table:table-cell table:style-name="ce1" office:value-type="string">
            <text:p>1.995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09e-06</text:p>
          </table:table-cell>
          <table:table-cell table:style-name="ce1" office:value-type="string">
            <text:p>2.2426e-05</text:p>
          </table:table-cell>
          <table:table-cell table:style-name="ce1" office:value-type="string">
            <text:p>2.7836e-19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R142]*1000000" office:value-type="float" office:value="530.21">
            <text:p>530.21</text:p>
          </table:table-cell>
          <table:table-cell table:formula="of:=[.S142]*1000000" office:value-type="float" office:value="64.405">
            <text:p>64.405</text:p>
          </table:table-cell>
          <table:table-cell table:formula="of:=[.T142]*1000000" office:value-type="float" office:value="789.67">
            <text:p>789.67</text:p>
          </table:table-cell>
          <table:table-cell table:formula="of:=[.U142]*1000000" office:value-type="float" office:value="6.4088">
            <text:p>6.4088</text:p>
          </table:table-cell>
          <table:table-cell table:formula="of:=[.V142]*1000000" office:value-type="float" office:value="0.036244">
            <text:p>0.036244</text:p>
          </table:table-cell>
          <table:table-cell table:formula="of:=[.W142]*1000000" office:value-type="float" office:value="1.3867">
            <text:p>1.3867</text:p>
          </table:table-cell>
          <table:table-cell table:formula="of:=[.X142]*1000000" office:value-type="float" office:value="22.294">
            <text:p>22.294</text:p>
          </table:table-cell>
          <table:table-cell table:formula="of:=[.Y142]*1000000" office:value-type="float" office:value="0.00000000000027006">
            <text:p>2.7006E-013</text:p>
          </table:table-cell>
          <table:table-cell table:formula="of:=[.Z142]*1000000" office:value-type="float" office:value="530.21">
            <text:p>530.21</text:p>
          </table:table-cell>
          <table:table-cell table:formula="of:=[.AA142]*1000000" office:value-type="float" office:value="64.405">
            <text:p>64.405</text:p>
          </table:table-cell>
          <table:table-cell table:formula="of:=[.AB142]*1000000" office:value-type="float" office:value="789.68">
            <text:p>789.68</text:p>
          </table:table-cell>
          <table:table-cell table:formula="of:=[.AC142]*1000000" office:value-type="float" office:value="19.959">
            <text:p>19.959</text:p>
          </table:table-cell>
          <table:table-cell table:formula="of:=[.AD142]*1000000" office:value-type="float" office:value="0">
            <text:p>0</text:p>
          </table:table-cell>
          <table:table-cell table:formula="of:=[.AE142]*1000000" office:value-type="float" office:value="1.3864">
            <text:p>1.3864</text:p>
          </table:table-cell>
          <table:table-cell table:formula="of:=[.AF142]*1000000" office:value-type="float" office:value="22.294">
            <text:p>22.294</text:p>
          </table:table-cell>
          <table:table-cell table:formula="of:=[.AG142]*1000000" office:value-type="float" office:value="0.00000000000027005">
            <text:p>2.7005E-013</text:p>
          </table:table-cell>
          <table:table-cell office:value-type="float" office:value="0.00053021">
            <text:p>0.00053021</text:p>
          </table:table-cell>
          <table:table-cell table:style-name="ce1" office:value-type="string">
            <text:p>6.4405e-05</text:p>
          </table:table-cell>
          <table:table-cell office:value-type="float" office:value="0.00078967">
            <text:p>0.00078967</text:p>
          </table:table-cell>
          <table:table-cell table:style-name="ce1" office:value-type="string">
            <text:p>6.4088e-06</text:p>
          </table:table-cell>
          <table:table-cell table:style-name="ce1" office:value-type="string">
            <text:p>3.6244e-08</text:p>
          </table:table-cell>
          <table:table-cell table:style-name="ce1" office:value-type="string">
            <text:p>1.3867e-06</text:p>
          </table:table-cell>
          <table:table-cell table:style-name="ce1" office:value-type="string">
            <text:p>2.2294e-05</text:p>
          </table:table-cell>
          <table:table-cell table:style-name="ce1" office:value-type="string">
            <text:p>2.7006e-19</text:p>
          </table:table-cell>
          <table:table-cell office:value-type="float" office:value="0.00053021">
            <text:p>0.00053021</text:p>
          </table:table-cell>
          <table:table-cell table:style-name="ce1" office:value-type="string">
            <text:p>6.4405e-05</text:p>
          </table:table-cell>
          <table:table-cell office:value-type="float" office:value="0.00078968">
            <text:p>0.00078968</text:p>
          </table:table-cell>
          <table:table-cell table:style-name="ce1" office:value-type="string">
            <text:p>1.995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64e-06</text:p>
          </table:table-cell>
          <table:table-cell table:style-name="ce1" office:value-type="string">
            <text:p>2.2294e-05</text:p>
          </table:table-cell>
          <table:table-cell table:style-name="ce1" office:value-type="string">
            <text:p>2.7005e-19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R143]*1000000" office:value-type="float" office:value="526.19">
            <text:p>526.19</text:p>
          </table:table-cell>
          <table:table-cell table:formula="of:=[.S143]*1000000" office:value-type="float" office:value="63.957">
            <text:p>63.957</text:p>
          </table:table-cell>
          <table:table-cell table:formula="of:=[.T143]*1000000" office:value-type="float" office:value="794.02">
            <text:p>794.02</text:p>
          </table:table-cell>
          <table:table-cell table:formula="of:=[.U143]*1000000" office:value-type="float" office:value="6.2966">
            <text:p>6.2966</text:p>
          </table:table-cell>
          <table:table-cell table:formula="of:=[.V143]*1000000" office:value-type="float" office:value="0.036334">
            <text:p>0.036334</text:p>
          </table:table-cell>
          <table:table-cell table:formula="of:=[.W143]*1000000" office:value-type="float" office:value="1.3822">
            <text:p>1.3822</text:p>
          </table:table-cell>
          <table:table-cell table:formula="of:=[.X143]*1000000" office:value-type="float" office:value="22.163">
            <text:p>22.163</text:p>
          </table:table-cell>
          <table:table-cell table:formula="of:=[.Y143]*1000000" office:value-type="float" office:value="0.00000000000026201">
            <text:p>2.6201E-013</text:p>
          </table:table-cell>
          <table:table-cell table:formula="of:=[.Z143]*1000000" office:value-type="float" office:value="526.18">
            <text:p>526.18</text:p>
          </table:table-cell>
          <table:table-cell table:formula="of:=[.AA143]*1000000" office:value-type="float" office:value="63.957">
            <text:p>63.957</text:p>
          </table:table-cell>
          <table:table-cell table:formula="of:=[.AB143]*1000000" office:value-type="float" office:value="794.03">
            <text:p>794.03</text:p>
          </table:table-cell>
          <table:table-cell table:formula="of:=[.AC143]*1000000" office:value-type="float" office:value="19.96">
            <text:p>19.96</text:p>
          </table:table-cell>
          <table:table-cell table:formula="of:=[.AD143]*1000000" office:value-type="float" office:value="0">
            <text:p>0</text:p>
          </table:table-cell>
          <table:table-cell table:formula="of:=[.AE143]*1000000" office:value-type="float" office:value="1.382">
            <text:p>1.382</text:p>
          </table:table-cell>
          <table:table-cell table:formula="of:=[.AF143]*1000000" office:value-type="float" office:value="22.163">
            <text:p>22.163</text:p>
          </table:table-cell>
          <table:table-cell table:formula="of:=[.AG143]*1000000" office:value-type="float" office:value="0.000000000000262">
            <text:p>2.62E-013</text:p>
          </table:table-cell>
          <table:table-cell office:value-type="float" office:value="0.00052619">
            <text:p>0.00052619</text:p>
          </table:table-cell>
          <table:table-cell table:style-name="ce1" office:value-type="string">
            <text:p>6.3957e-05</text:p>
          </table:table-cell>
          <table:table-cell office:value-type="float" office:value="0.00079402">
            <text:p>0.00079402</text:p>
          </table:table-cell>
          <table:table-cell table:style-name="ce1" office:value-type="string">
            <text:p>6.2966e-06</text:p>
          </table:table-cell>
          <table:table-cell table:style-name="ce1" office:value-type="string">
            <text:p>3.6334e-08</text:p>
          </table:table-cell>
          <table:table-cell table:style-name="ce1" office:value-type="string">
            <text:p>1.3822e-06</text:p>
          </table:table-cell>
          <table:table-cell table:style-name="ce1" office:value-type="string">
            <text:p>2.2163e-05</text:p>
          </table:table-cell>
          <table:table-cell table:style-name="ce1" office:value-type="string">
            <text:p>2.6201e-19</text:p>
          </table:table-cell>
          <table:table-cell office:value-type="float" office:value="0.00052618">
            <text:p>0.00052618</text:p>
          </table:table-cell>
          <table:table-cell table:style-name="ce1" office:value-type="string">
            <text:p>6.3957e-05</text:p>
          </table:table-cell>
          <table:table-cell office:value-type="float" office:value="0.00079403">
            <text:p>0.00079403</text:p>
          </table:table-cell>
          <table:table-cell table:style-name="ce1" office:value-type="string">
            <text:p>1.996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2e-06</text:p>
          </table:table-cell>
          <table:table-cell table:style-name="ce1" office:value-type="string">
            <text:p>2.2163e-05</text:p>
          </table:table-cell>
          <table:table-cell table:style-name="ce1" office:value-type="string">
            <text:p>2.62e-19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R144]*1000000" office:value-type="float" office:value="522.2">
            <text:p>522.2</text:p>
          </table:table-cell>
          <table:table-cell table:formula="of:=[.S144]*1000000" office:value-type="float" office:value="63.511">
            <text:p>63.511</text:p>
          </table:table-cell>
          <table:table-cell table:formula="of:=[.T144]*1000000" office:value-type="float" office:value="798.34">
            <text:p>798.34</text:p>
          </table:table-cell>
          <table:table-cell table:formula="of:=[.U144]*1000000" office:value-type="float" office:value="6.1859">
            <text:p>6.1859</text:p>
          </table:table-cell>
          <table:table-cell table:formula="of:=[.V144]*1000000" office:value-type="float" office:value="0.036423">
            <text:p>0.036423</text:p>
          </table:table-cell>
          <table:table-cell table:formula="of:=[.W144]*1000000" office:value-type="float" office:value="1.3777">
            <text:p>1.3777</text:p>
          </table:table-cell>
          <table:table-cell table:formula="of:=[.X144]*1000000" office:value-type="float" office:value="22.031">
            <text:p>22.031</text:p>
          </table:table-cell>
          <table:table-cell table:formula="of:=[.Y144]*1000000" office:value-type="float" office:value="0.0000000000002542">
            <text:p>2.542E-013</text:p>
          </table:table-cell>
          <table:table-cell table:formula="of:=[.Z144]*1000000" office:value-type="float" office:value="522.19">
            <text:p>522.19</text:p>
          </table:table-cell>
          <table:table-cell table:formula="of:=[.AA144]*1000000" office:value-type="float" office:value="63.512">
            <text:p>63.512</text:p>
          </table:table-cell>
          <table:table-cell table:formula="of:=[.AB144]*1000000" office:value-type="float" office:value="798.35">
            <text:p>798.35</text:p>
          </table:table-cell>
          <table:table-cell table:formula="of:=[.AC144]*1000000" office:value-type="float" office:value="19.96">
            <text:p>19.96</text:p>
          </table:table-cell>
          <table:table-cell table:formula="of:=[.AD144]*1000000" office:value-type="float" office:value="0">
            <text:p>0</text:p>
          </table:table-cell>
          <table:table-cell table:formula="of:=[.AE144]*1000000" office:value-type="float" office:value="1.3775">
            <text:p>1.3775</text:p>
          </table:table-cell>
          <table:table-cell table:formula="of:=[.AF144]*1000000" office:value-type="float" office:value="22.031">
            <text:p>22.031</text:p>
          </table:table-cell>
          <table:table-cell table:formula="of:=[.AG144]*1000000" office:value-type="float" office:value="0.0000000000002542">
            <text:p>2.542E-013</text:p>
          </table:table-cell>
          <table:table-cell office:value-type="float" office:value="0.0005222">
            <text:p>0.0005222</text:p>
          </table:table-cell>
          <table:table-cell table:style-name="ce1" office:value-type="string">
            <text:p>6.3511e-05</text:p>
          </table:table-cell>
          <table:table-cell office:value-type="float" office:value="0.00079834">
            <text:p>0.00079834</text:p>
          </table:table-cell>
          <table:table-cell table:style-name="ce1" office:value-type="string">
            <text:p>6.1859e-06</text:p>
          </table:table-cell>
          <table:table-cell table:style-name="ce1" office:value-type="string">
            <text:p>3.6423e-08</text:p>
          </table:table-cell>
          <table:table-cell table:style-name="ce1" office:value-type="string">
            <text:p>1.3777e-06</text:p>
          </table:table-cell>
          <table:table-cell table:style-name="ce1" office:value-type="string">
            <text:p>2.2031e-05</text:p>
          </table:table-cell>
          <table:table-cell table:style-name="ce1" office:value-type="string">
            <text:p>2.542e-19</text:p>
          </table:table-cell>
          <table:table-cell office:value-type="float" office:value="0.00052219">
            <text:p>0.00052219</text:p>
          </table:table-cell>
          <table:table-cell table:style-name="ce1" office:value-type="string">
            <text:p>6.3512e-05</text:p>
          </table:table-cell>
          <table:table-cell office:value-type="float" office:value="0.00079835">
            <text:p>0.00079835</text:p>
          </table:table-cell>
          <table:table-cell table:style-name="ce1" office:value-type="string">
            <text:p>1.996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75e-06</text:p>
          </table:table-cell>
          <table:table-cell table:style-name="ce1" office:value-type="string">
            <text:p>2.2031e-05</text:p>
          </table:table-cell>
          <table:table-cell table:style-name="ce1" office:value-type="string">
            <text:p>2.542e-19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R145]*1000000" office:value-type="float" office:value="518.25">
            <text:p>518.25</text:p>
          </table:table-cell>
          <table:table-cell table:formula="of:=[.S145]*1000000" office:value-type="float" office:value="63.068">
            <text:p>63.068</text:p>
          </table:table-cell>
          <table:table-cell table:formula="of:=[.T145]*1000000" office:value-type="float" office:value="802.62">
            <text:p>802.62</text:p>
          </table:table-cell>
          <table:table-cell table:formula="of:=[.U145]*1000000" office:value-type="float" office:value="6.0767">
            <text:p>6.0767</text:p>
          </table:table-cell>
          <table:table-cell table:formula="of:=[.V145]*1000000" office:value-type="float" office:value="0.03651">
            <text:p>0.03651</text:p>
          </table:table-cell>
          <table:table-cell table:formula="of:=[.W145]*1000000" office:value-type="float" office:value="1.3733">
            <text:p>1.3733</text:p>
          </table:table-cell>
          <table:table-cell table:formula="of:=[.X145]*1000000" office:value-type="float" office:value="21.9">
            <text:p>21.9</text:p>
          </table:table-cell>
          <table:table-cell table:formula="of:=[.Y145]*1000000" office:value-type="float" office:value="0.00000000000024664">
            <text:p>2.4664E-013</text:p>
          </table:table-cell>
          <table:table-cell table:formula="of:=[.Z145]*1000000" office:value-type="float" office:value="518.24">
            <text:p>518.24</text:p>
          </table:table-cell>
          <table:table-cell table:formula="of:=[.AA145]*1000000" office:value-type="float" office:value="63.069">
            <text:p>63.069</text:p>
          </table:table-cell>
          <table:table-cell table:formula="of:=[.AB145]*1000000" office:value-type="float" office:value="802.63">
            <text:p>802.63</text:p>
          </table:table-cell>
          <table:table-cell table:formula="of:=[.AC145]*1000000" office:value-type="float" office:value="19.961">
            <text:p>19.961</text:p>
          </table:table-cell>
          <table:table-cell table:formula="of:=[.AD145]*1000000" office:value-type="float" office:value="0">
            <text:p>0</text:p>
          </table:table-cell>
          <table:table-cell table:formula="of:=[.AE145]*1000000" office:value-type="float" office:value="1.373">
            <text:p>1.373</text:p>
          </table:table-cell>
          <table:table-cell table:formula="of:=[.AF145]*1000000" office:value-type="float" office:value="21.9">
            <text:p>21.9</text:p>
          </table:table-cell>
          <table:table-cell table:formula="of:=[.AG145]*1000000" office:value-type="float" office:value="0.00000000000024663">
            <text:p>2.4663E-013</text:p>
          </table:table-cell>
          <table:table-cell office:value-type="float" office:value="0.00051825">
            <text:p>0.00051825</text:p>
          </table:table-cell>
          <table:table-cell table:style-name="ce1" office:value-type="string">
            <text:p>6.3068e-05</text:p>
          </table:table-cell>
          <table:table-cell office:value-type="float" office:value="0.00080262">
            <text:p>0.00080262</text:p>
          </table:table-cell>
          <table:table-cell table:style-name="ce1" office:value-type="string">
            <text:p>6.0767e-06</text:p>
          </table:table-cell>
          <table:table-cell table:style-name="ce1" office:value-type="string">
            <text:p>3.651e-08</text:p>
          </table:table-cell>
          <table:table-cell table:style-name="ce1" office:value-type="string">
            <text:p>1.3733e-06</text:p>
          </table:table-cell>
          <table:table-cell table:style-name="ce1" office:value-type="string">
            <text:p>2.19e-05</text:p>
          </table:table-cell>
          <table:table-cell table:style-name="ce1" office:value-type="string">
            <text:p>2.4664e-19</text:p>
          </table:table-cell>
          <table:table-cell office:value-type="float" office:value="0.00051824">
            <text:p>0.00051824</text:p>
          </table:table-cell>
          <table:table-cell table:style-name="ce1" office:value-type="string">
            <text:p>6.3069e-05</text:p>
          </table:table-cell>
          <table:table-cell office:value-type="float" office:value="0.00080263">
            <text:p>0.00080263</text:p>
          </table:table-cell>
          <table:table-cell table:style-name="ce1" office:value-type="string">
            <text:p>1.996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3e-06</text:p>
          </table:table-cell>
          <table:table-cell table:style-name="ce1" office:value-type="string">
            <text:p>2.19e-05</text:p>
          </table:table-cell>
          <table:table-cell table:style-name="ce1" office:value-type="string">
            <text:p>2.4663e-19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R146]*1000000" office:value-type="float" office:value="514.33">
            <text:p>514.33</text:p>
          </table:table-cell>
          <table:table-cell table:formula="of:=[.S146]*1000000" office:value-type="float" office:value="62.629">
            <text:p>62.629</text:p>
          </table:table-cell>
          <table:table-cell table:formula="of:=[.T146]*1000000" office:value-type="float" office:value="806.86">
            <text:p>806.86</text:p>
          </table:table-cell>
          <table:table-cell table:formula="of:=[.U146]*1000000" office:value-type="float" office:value="5.969">
            <text:p>5.969</text:p>
          </table:table-cell>
          <table:table-cell table:formula="of:=[.V146]*1000000" office:value-type="float" office:value="0.036596">
            <text:p>0.036596</text:p>
          </table:table-cell>
          <table:table-cell table:formula="of:=[.W146]*1000000" office:value-type="float" office:value="1.3688">
            <text:p>1.3688</text:p>
          </table:table-cell>
          <table:table-cell table:formula="of:=[.X146]*1000000" office:value-type="float" office:value="21.769">
            <text:p>21.769</text:p>
          </table:table-cell>
          <table:table-cell table:formula="of:=[.Y146]*1000000" office:value-type="float" office:value="0.0000000000002393">
            <text:p>2.393E-013</text:p>
          </table:table-cell>
          <table:table-cell table:formula="of:=[.Z146]*1000000" office:value-type="float" office:value="514.32">
            <text:p>514.32</text:p>
          </table:table-cell>
          <table:table-cell table:formula="of:=[.AA146]*1000000" office:value-type="float" office:value="62.629">
            <text:p>62.629</text:p>
          </table:table-cell>
          <table:table-cell table:formula="of:=[.AB146]*1000000" office:value-type="float" office:value="806.87">
            <text:p>806.87</text:p>
          </table:table-cell>
          <table:table-cell table:formula="of:=[.AC146]*1000000" office:value-type="float" office:value="19.962">
            <text:p>19.962</text:p>
          </table:table-cell>
          <table:table-cell table:formula="of:=[.AD146]*1000000" office:value-type="float" office:value="0">
            <text:p>0</text:p>
          </table:table-cell>
          <table:table-cell table:formula="of:=[.AE146]*1000000" office:value-type="float" office:value="1.3686">
            <text:p>1.3686</text:p>
          </table:table-cell>
          <table:table-cell table:formula="of:=[.AF146]*1000000" office:value-type="float" office:value="21.769">
            <text:p>21.769</text:p>
          </table:table-cell>
          <table:table-cell table:formula="of:=[.AG146]*1000000" office:value-type="float" office:value="0.00000000000023929">
            <text:p>2.3929E-013</text:p>
          </table:table-cell>
          <table:table-cell office:value-type="float" office:value="0.00051433">
            <text:p>0.00051433</text:p>
          </table:table-cell>
          <table:table-cell table:style-name="ce1" office:value-type="string">
            <text:p>6.2629e-05</text:p>
          </table:table-cell>
          <table:table-cell office:value-type="float" office:value="0.00080686">
            <text:p>0.00080686</text:p>
          </table:table-cell>
          <table:table-cell table:style-name="ce1" office:value-type="string">
            <text:p>5.969e-06</text:p>
          </table:table-cell>
          <table:table-cell table:style-name="ce1" office:value-type="string">
            <text:p>3.6596e-08</text:p>
          </table:table-cell>
          <table:table-cell table:style-name="ce1" office:value-type="string">
            <text:p>1.3688e-06</text:p>
          </table:table-cell>
          <table:table-cell table:style-name="ce1" office:value-type="string">
            <text:p>2.1769e-05</text:p>
          </table:table-cell>
          <table:table-cell table:style-name="ce1" office:value-type="string">
            <text:p>2.393e-19</text:p>
          </table:table-cell>
          <table:table-cell office:value-type="float" office:value="0.00051432">
            <text:p>0.00051432</text:p>
          </table:table-cell>
          <table:table-cell table:style-name="ce1" office:value-type="string">
            <text:p>6.2629e-05</text:p>
          </table:table-cell>
          <table:table-cell office:value-type="float" office:value="0.00080687">
            <text:p>0.00080687</text:p>
          </table:table-cell>
          <table:table-cell table:style-name="ce1" office:value-type="string">
            <text:p>1.996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686e-06</text:p>
          </table:table-cell>
          <table:table-cell table:style-name="ce1" office:value-type="string">
            <text:p>2.1769e-05</text:p>
          </table:table-cell>
          <table:table-cell table:style-name="ce1" office:value-type="string">
            <text:p>2.3929e-19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R147]*1000000" office:value-type="float" office:value="510.44">
            <text:p>510.44</text:p>
          </table:table-cell>
          <table:table-cell table:formula="of:=[.S147]*1000000" office:value-type="float" office:value="62.191">
            <text:p>62.191</text:p>
          </table:table-cell>
          <table:table-cell table:formula="of:=[.T147]*1000000" office:value-type="float" office:value="811.07">
            <text:p>811.07</text:p>
          </table:table-cell>
          <table:table-cell table:formula="of:=[.U147]*1000000" office:value-type="float" office:value="5.8628">
            <text:p>5.8628</text:p>
          </table:table-cell>
          <table:table-cell table:formula="of:=[.V147]*1000000" office:value-type="float" office:value="0.03668">
            <text:p>0.03668</text:p>
          </table:table-cell>
          <table:table-cell table:formula="of:=[.W147]*1000000" office:value-type="float" office:value="1.3644">
            <text:p>1.3644</text:p>
          </table:table-cell>
          <table:table-cell table:formula="of:=[.X147]*1000000" office:value-type="float" office:value="21.638">
            <text:p>21.638</text:p>
          </table:table-cell>
          <table:table-cell table:formula="of:=[.Y147]*1000000" office:value-type="float" office:value="0.00000000000023219">
            <text:p>2.3219E-013</text:p>
          </table:table-cell>
          <table:table-cell table:formula="of:=[.Z147]*1000000" office:value-type="float" office:value="510.43">
            <text:p>510.43</text:p>
          </table:table-cell>
          <table:table-cell table:formula="of:=[.AA147]*1000000" office:value-type="float" office:value="62.192">
            <text:p>62.192</text:p>
          </table:table-cell>
          <table:table-cell table:formula="of:=[.AB147]*1000000" office:value-type="float" office:value="811.08">
            <text:p>811.08</text:p>
          </table:table-cell>
          <table:table-cell table:formula="of:=[.AC147]*1000000" office:value-type="float" office:value="19.962">
            <text:p>19.962</text:p>
          </table:table-cell>
          <table:table-cell table:formula="of:=[.AD147]*1000000" office:value-type="float" office:value="0">
            <text:p>0</text:p>
          </table:table-cell>
          <table:table-cell table:formula="of:=[.AE147]*1000000" office:value-type="float" office:value="1.3642">
            <text:p>1.3642</text:p>
          </table:table-cell>
          <table:table-cell table:formula="of:=[.AF147]*1000000" office:value-type="float" office:value="21.638">
            <text:p>21.638</text:p>
          </table:table-cell>
          <table:table-cell table:formula="of:=[.AG147]*1000000" office:value-type="float" office:value="0.00000000000023218">
            <text:p>2.3218E-013</text:p>
          </table:table-cell>
          <table:table-cell office:value-type="float" office:value="0.00051044">
            <text:p>0.00051044</text:p>
          </table:table-cell>
          <table:table-cell table:style-name="ce1" office:value-type="string">
            <text:p>6.2191e-05</text:p>
          </table:table-cell>
          <table:table-cell office:value-type="float" office:value="0.00081107">
            <text:p>0.00081107</text:p>
          </table:table-cell>
          <table:table-cell table:style-name="ce1" office:value-type="string">
            <text:p>5.8628e-06</text:p>
          </table:table-cell>
          <table:table-cell table:style-name="ce1" office:value-type="string">
            <text:p>3.668e-08</text:p>
          </table:table-cell>
          <table:table-cell table:style-name="ce1" office:value-type="string">
            <text:p>1.3644e-06</text:p>
          </table:table-cell>
          <table:table-cell table:style-name="ce1" office:value-type="string">
            <text:p>2.1638e-05</text:p>
          </table:table-cell>
          <table:table-cell table:style-name="ce1" office:value-type="string">
            <text:p>2.3219e-19</text:p>
          </table:table-cell>
          <table:table-cell office:value-type="float" office:value="0.00051043">
            <text:p>0.00051043</text:p>
          </table:table-cell>
          <table:table-cell table:style-name="ce1" office:value-type="string">
            <text:p>6.2192e-05</text:p>
          </table:table-cell>
          <table:table-cell office:value-type="float" office:value="0.00081108">
            <text:p>0.00081108</text:p>
          </table:table-cell>
          <table:table-cell table:style-name="ce1" office:value-type="string">
            <text:p>1.996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642e-06</text:p>
          </table:table-cell>
          <table:table-cell table:style-name="ce1" office:value-type="string">
            <text:p>2.1638e-05</text:p>
          </table:table-cell>
          <table:table-cell table:style-name="ce1" office:value-type="string">
            <text:p>2.3218e-19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R148]*1000000" office:value-type="float" office:value="506.58">
            <text:p>506.58</text:p>
          </table:table-cell>
          <table:table-cell table:formula="of:=[.S148]*1000000" office:value-type="float" office:value="61.757">
            <text:p>61.757</text:p>
          </table:table-cell>
          <table:table-cell table:formula="of:=[.T148]*1000000" office:value-type="float" office:value="815.25">
            <text:p>815.25</text:p>
          </table:table-cell>
          <table:table-cell table:formula="of:=[.U148]*1000000" office:value-type="float" office:value="5.7581">
            <text:p>5.7581</text:p>
          </table:table-cell>
          <table:table-cell table:formula="of:=[.V148]*1000000" office:value-type="float" office:value="0.036764">
            <text:p>0.036764</text:p>
          </table:table-cell>
          <table:table-cell table:formula="of:=[.W148]*1000000" office:value-type="float" office:value="1.36">
            <text:p>1.36</text:p>
          </table:table-cell>
          <table:table-cell table:formula="of:=[.X148]*1000000" office:value-type="float" office:value="21.508">
            <text:p>21.508</text:p>
          </table:table-cell>
          <table:table-cell table:formula="of:=[.Y148]*1000000" office:value-type="float" office:value="0.00000000000022529">
            <text:p>2.2529E-013</text:p>
          </table:table-cell>
          <table:table-cell table:formula="of:=[.Z148]*1000000" office:value-type="float" office:value="506.58">
            <text:p>506.58</text:p>
          </table:table-cell>
          <table:table-cell table:formula="of:=[.AA148]*1000000" office:value-type="float" office:value="61.757">
            <text:p>61.757</text:p>
          </table:table-cell>
          <table:table-cell table:formula="of:=[.AB148]*1000000" office:value-type="float" office:value="815.25">
            <text:p>815.25</text:p>
          </table:table-cell>
          <table:table-cell table:formula="of:=[.AC148]*1000000" office:value-type="float" office:value="19.963">
            <text:p>19.963</text:p>
          </table:table-cell>
          <table:table-cell table:formula="of:=[.AD148]*1000000" office:value-type="float" office:value="0">
            <text:p>0</text:p>
          </table:table-cell>
          <table:table-cell table:formula="of:=[.AE148]*1000000" office:value-type="float" office:value="1.3598">
            <text:p>1.3598</text:p>
          </table:table-cell>
          <table:table-cell table:formula="of:=[.AF148]*1000000" office:value-type="float" office:value="21.508">
            <text:p>21.508</text:p>
          </table:table-cell>
          <table:table-cell table:formula="of:=[.AG148]*1000000" office:value-type="float" office:value="0.00000000000022528">
            <text:p>2.2528E-013</text:p>
          </table:table-cell>
          <table:table-cell office:value-type="float" office:value="0.00050658">
            <text:p>0.00050658</text:p>
          </table:table-cell>
          <table:table-cell table:style-name="ce1" office:value-type="string">
            <text:p>6.1757e-05</text:p>
          </table:table-cell>
          <table:table-cell office:value-type="float" office:value="0.00081525">
            <text:p>0.00081525</text:p>
          </table:table-cell>
          <table:table-cell table:style-name="ce1" office:value-type="string">
            <text:p>5.7581e-06</text:p>
          </table:table-cell>
          <table:table-cell table:style-name="ce1" office:value-type="string">
            <text:p>3.6764e-08</text:p>
          </table:table-cell>
          <table:table-cell table:style-name="ce1" office:value-type="string">
            <text:p>1.36e-06</text:p>
          </table:table-cell>
          <table:table-cell table:style-name="ce1" office:value-type="string">
            <text:p>2.1508e-05</text:p>
          </table:table-cell>
          <table:table-cell table:style-name="ce1" office:value-type="string">
            <text:p>2.2529e-19</text:p>
          </table:table-cell>
          <table:table-cell office:value-type="float" office:value="0.00050658">
            <text:p>0.00050658</text:p>
          </table:table-cell>
          <table:table-cell table:style-name="ce1" office:value-type="string">
            <text:p>6.1757e-05</text:p>
          </table:table-cell>
          <table:table-cell office:value-type="float" office:value="0.00081525">
            <text:p>0.00081525</text:p>
          </table:table-cell>
          <table:table-cell table:style-name="ce1" office:value-type="string">
            <text:p>1.996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98e-06</text:p>
          </table:table-cell>
          <table:table-cell table:style-name="ce1" office:value-type="string">
            <text:p>2.1508e-05</text:p>
          </table:table-cell>
          <table:table-cell table:style-name="ce1" office:value-type="string">
            <text:p>2.2528e-19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R149]*1000000" office:value-type="float" office:value="502.76">
            <text:p>502.76</text:p>
          </table:table-cell>
          <table:table-cell table:formula="of:=[.S149]*1000000" office:value-type="float" office:value="61.325">
            <text:p>61.325</text:p>
          </table:table-cell>
          <table:table-cell table:formula="of:=[.T149]*1000000" office:value-type="float" office:value="819.39">
            <text:p>819.39</text:p>
          </table:table-cell>
          <table:table-cell table:formula="of:=[.U149]*1000000" office:value-type="float" office:value="5.6549">
            <text:p>5.6549</text:p>
          </table:table-cell>
          <table:table-cell table:formula="of:=[.V149]*1000000" office:value-type="float" office:value="0.036846">
            <text:p>0.036846</text:p>
          </table:table-cell>
          <table:table-cell table:formula="of:=[.W149]*1000000" office:value-type="float" office:value="1.3556">
            <text:p>1.3556</text:p>
          </table:table-cell>
          <table:table-cell table:formula="of:=[.X149]*1000000" office:value-type="float" office:value="21.377">
            <text:p>21.377</text:p>
          </table:table-cell>
          <table:table-cell table:formula="of:=[.Y149]*1000000" office:value-type="float" office:value="0.0000000000002186">
            <text:p>2.186E-013</text:p>
          </table:table-cell>
          <table:table-cell table:formula="of:=[.Z149]*1000000" office:value-type="float" office:value="502.75">
            <text:p>502.75</text:p>
          </table:table-cell>
          <table:table-cell table:formula="of:=[.AA149]*1000000" office:value-type="float" office:value="61.326">
            <text:p>61.326</text:p>
          </table:table-cell>
          <table:table-cell table:formula="of:=[.AB149]*1000000" office:value-type="float" office:value="819.39">
            <text:p>819.39</text:p>
          </table:table-cell>
          <table:table-cell table:formula="of:=[.AC149]*1000000" office:value-type="float" office:value="19.963">
            <text:p>19.963</text:p>
          </table:table-cell>
          <table:table-cell table:formula="of:=[.AD149]*1000000" office:value-type="float" office:value="0">
            <text:p>0</text:p>
          </table:table-cell>
          <table:table-cell table:formula="of:=[.AE149]*1000000" office:value-type="float" office:value="1.3554">
            <text:p>1.3554</text:p>
          </table:table-cell>
          <table:table-cell table:formula="of:=[.AF149]*1000000" office:value-type="float" office:value="21.377">
            <text:p>21.377</text:p>
          </table:table-cell>
          <table:table-cell table:formula="of:=[.AG149]*1000000" office:value-type="float" office:value="0.0000000000002186">
            <text:p>2.186E-013</text:p>
          </table:table-cell>
          <table:table-cell office:value-type="float" office:value="0.00050276">
            <text:p>0.00050276</text:p>
          </table:table-cell>
          <table:table-cell table:style-name="ce1" office:value-type="string">
            <text:p>6.1325e-05</text:p>
          </table:table-cell>
          <table:table-cell office:value-type="float" office:value="0.00081939">
            <text:p>0.00081939</text:p>
          </table:table-cell>
          <table:table-cell table:style-name="ce1" office:value-type="string">
            <text:p>5.6549e-06</text:p>
          </table:table-cell>
          <table:table-cell table:style-name="ce1" office:value-type="string">
            <text:p>3.6846e-08</text:p>
          </table:table-cell>
          <table:table-cell table:style-name="ce1" office:value-type="string">
            <text:p>1.3556e-06</text:p>
          </table:table-cell>
          <table:table-cell table:style-name="ce1" office:value-type="string">
            <text:p>2.1377e-05</text:p>
          </table:table-cell>
          <table:table-cell table:style-name="ce1" office:value-type="string">
            <text:p>2.186e-19</text:p>
          </table:table-cell>
          <table:table-cell office:value-type="float" office:value="0.00050275">
            <text:p>0.00050275</text:p>
          </table:table-cell>
          <table:table-cell table:style-name="ce1" office:value-type="string">
            <text:p>6.1326e-05</text:p>
          </table:table-cell>
          <table:table-cell office:value-type="float" office:value="0.00081939">
            <text:p>0.00081939</text:p>
          </table:table-cell>
          <table:table-cell table:style-name="ce1" office:value-type="string">
            <text:p>1.996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54e-06</text:p>
          </table:table-cell>
          <table:table-cell table:style-name="ce1" office:value-type="string">
            <text:p>2.1377e-05</text:p>
          </table:table-cell>
          <table:table-cell table:style-name="ce1" office:value-type="string">
            <text:p>2.186e-19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R150]*1000000" office:value-type="float" office:value="498.97">
            <text:p>498.97</text:p>
          </table:table-cell>
          <table:table-cell table:formula="of:=[.S150]*1000000" office:value-type="float" office:value="60.896">
            <text:p>60.896</text:p>
          </table:table-cell>
          <table:table-cell table:formula="of:=[.T150]*1000000" office:value-type="float" office:value="823.49">
            <text:p>823.49</text:p>
          </table:table-cell>
          <table:table-cell table:formula="of:=[.U150]*1000000" office:value-type="float" office:value="5.5532">
            <text:p>5.5532</text:p>
          </table:table-cell>
          <table:table-cell table:formula="of:=[.V150]*1000000" office:value-type="float" office:value="0.036927">
            <text:p>0.036927</text:p>
          </table:table-cell>
          <table:table-cell table:formula="of:=[.W150]*1000000" office:value-type="float" office:value="1.3512">
            <text:p>1.3512</text:p>
          </table:table-cell>
          <table:table-cell table:formula="of:=[.X150]*1000000" office:value-type="float" office:value="21.247">
            <text:p>21.247</text:p>
          </table:table-cell>
          <table:table-cell table:formula="of:=[.Y150]*1000000" office:value-type="float" office:value="0.00000000000021212">
            <text:p>2.1212E-013</text:p>
          </table:table-cell>
          <table:table-cell table:formula="of:=[.Z150]*1000000" office:value-type="float" office:value="498.96">
            <text:p>498.96</text:p>
          </table:table-cell>
          <table:table-cell table:formula="of:=[.AA150]*1000000" office:value-type="float" office:value="60.897">
            <text:p>60.897</text:p>
          </table:table-cell>
          <table:table-cell table:formula="of:=[.AB150]*1000000" office:value-type="float" office:value="823.5">
            <text:p>823.5</text:p>
          </table:table-cell>
          <table:table-cell table:formula="of:=[.AC150]*1000000" office:value-type="float" office:value="19.964">
            <text:p>19.964</text:p>
          </table:table-cell>
          <table:table-cell table:formula="of:=[.AD150]*1000000" office:value-type="float" office:value="0">
            <text:p>0</text:p>
          </table:table-cell>
          <table:table-cell table:formula="of:=[.AE150]*1000000" office:value-type="float" office:value="1.351">
            <text:p>1.351</text:p>
          </table:table-cell>
          <table:table-cell table:formula="of:=[.AF150]*1000000" office:value-type="float" office:value="21.247">
            <text:p>21.247</text:p>
          </table:table-cell>
          <table:table-cell table:formula="of:=[.AG150]*1000000" office:value-type="float" office:value="0.00000000000021212">
            <text:p>2.1212E-013</text:p>
          </table:table-cell>
          <table:table-cell office:value-type="float" office:value="0.00049897">
            <text:p>0.00049897</text:p>
          </table:table-cell>
          <table:table-cell table:style-name="ce1" office:value-type="string">
            <text:p>6.0896e-05</text:p>
          </table:table-cell>
          <table:table-cell office:value-type="float" office:value="0.00082349">
            <text:p>0.00082349</text:p>
          </table:table-cell>
          <table:table-cell table:style-name="ce1" office:value-type="string">
            <text:p>5.5532e-06</text:p>
          </table:table-cell>
          <table:table-cell table:style-name="ce1" office:value-type="string">
            <text:p>3.6927e-08</text:p>
          </table:table-cell>
          <table:table-cell table:style-name="ce1" office:value-type="string">
            <text:p>1.3512e-06</text:p>
          </table:table-cell>
          <table:table-cell table:style-name="ce1" office:value-type="string">
            <text:p>2.1247e-05</text:p>
          </table:table-cell>
          <table:table-cell table:style-name="ce1" office:value-type="string">
            <text:p>2.1212e-19</text:p>
          </table:table-cell>
          <table:table-cell office:value-type="float" office:value="0.00049896">
            <text:p>0.00049896</text:p>
          </table:table-cell>
          <table:table-cell table:style-name="ce1" office:value-type="string">
            <text:p>6.0897e-05</text:p>
          </table:table-cell>
          <table:table-cell office:value-type="float" office:value="0.0008235">
            <text:p>0.0008235</text:p>
          </table:table-cell>
          <table:table-cell table:style-name="ce1" office:value-type="string">
            <text:p>1.9964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1e-06</text:p>
          </table:table-cell>
          <table:table-cell table:style-name="ce1" office:value-type="string">
            <text:p>2.1247e-05</text:p>
          </table:table-cell>
          <table:table-cell table:style-name="ce1" office:value-type="string">
            <text:p>2.1212e-19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R151]*1000000" office:value-type="float" office:value="495.21">
            <text:p>495.21</text:p>
          </table:table-cell>
          <table:table-cell table:formula="of:=[.S151]*1000000" office:value-type="float" office:value="60.47">
            <text:p>60.47</text:p>
          </table:table-cell>
          <table:table-cell table:formula="of:=[.T151]*1000000" office:value-type="float" office:value="827.56">
            <text:p>827.56</text:p>
          </table:table-cell>
          <table:table-cell table:formula="of:=[.U151]*1000000" office:value-type="float" office:value="5.4529">
            <text:p>5.4529</text:p>
          </table:table-cell>
          <table:table-cell table:formula="of:=[.V151]*1000000" office:value-type="float" office:value="0.037006">
            <text:p>0.037006</text:p>
          </table:table-cell>
          <table:table-cell table:formula="of:=[.W151]*1000000" office:value-type="float" office:value="1.3469">
            <text:p>1.3469</text:p>
          </table:table-cell>
          <table:table-cell table:formula="of:=[.X151]*1000000" office:value-type="float" office:value="21.118">
            <text:p>21.118</text:p>
          </table:table-cell>
          <table:table-cell table:formula="of:=[.Y151]*1000000" office:value-type="float" office:value="0.00000000000020584">
            <text:p>2.0584E-013</text:p>
          </table:table-cell>
          <table:table-cell table:formula="of:=[.Z151]*1000000" office:value-type="float" office:value="495.2">
            <text:p>495.2</text:p>
          </table:table-cell>
          <table:table-cell table:formula="of:=[.AA151]*1000000" office:value-type="float" office:value="60.47">
            <text:p>60.47</text:p>
          </table:table-cell>
          <table:table-cell table:formula="of:=[.AB151]*1000000" office:value-type="float" office:value="827.57">
            <text:p>827.57</text:p>
          </table:table-cell>
          <table:table-cell table:formula="of:=[.AC151]*1000000" office:value-type="float" office:value="19.964">
            <text:p>19.964</text:p>
          </table:table-cell>
          <table:table-cell table:formula="of:=[.AD151]*1000000" office:value-type="float" office:value="0">
            <text:p>0</text:p>
          </table:table-cell>
          <table:table-cell table:formula="of:=[.AE151]*1000000" office:value-type="float" office:value="1.3466">
            <text:p>1.3466</text:p>
          </table:table-cell>
          <table:table-cell table:formula="of:=[.AF151]*1000000" office:value-type="float" office:value="21.118">
            <text:p>21.118</text:p>
          </table:table-cell>
          <table:table-cell table:formula="of:=[.AG151]*1000000" office:value-type="float" office:value="0.00000000000020583">
            <text:p>2.0583E-013</text:p>
          </table:table-cell>
          <table:table-cell office:value-type="float" office:value="0.00049521">
            <text:p>0.00049521</text:p>
          </table:table-cell>
          <table:table-cell table:style-name="ce1" office:value-type="string">
            <text:p>6.047e-05</text:p>
          </table:table-cell>
          <table:table-cell office:value-type="float" office:value="0.00082756">
            <text:p>0.00082756</text:p>
          </table:table-cell>
          <table:table-cell table:style-name="ce1" office:value-type="string">
            <text:p>5.4529e-06</text:p>
          </table:table-cell>
          <table:table-cell table:style-name="ce1" office:value-type="string">
            <text:p>3.7006e-08</text:p>
          </table:table-cell>
          <table:table-cell table:style-name="ce1" office:value-type="string">
            <text:p>1.3469e-06</text:p>
          </table:table-cell>
          <table:table-cell table:style-name="ce1" office:value-type="string">
            <text:p>2.1118e-05</text:p>
          </table:table-cell>
          <table:table-cell table:style-name="ce1" office:value-type="string">
            <text:p>2.0584e-19</text:p>
          </table:table-cell>
          <table:table-cell office:value-type="float" office:value="0.0004952">
            <text:p>0.0004952</text:p>
          </table:table-cell>
          <table:table-cell table:style-name="ce1" office:value-type="string">
            <text:p>6.047e-05</text:p>
          </table:table-cell>
          <table:table-cell office:value-type="float" office:value="0.00082757">
            <text:p>0.00082757</text:p>
          </table:table-cell>
          <table:table-cell table:style-name="ce1" office:value-type="string">
            <text:p>1.9964e-05</text:p>
          </table:table-cell>
          <table:table-cell office:value-type="float" office:value="0">
            <text:p>0</text:p>
          </table:table-cell>
          <table:table-cell table:style-name="ce1" office:value-type="string">
            <text:p>1.3466e-06</text:p>
          </table:table-cell>
          <table:table-cell table:style-name="ce1" office:value-type="string">
            <text:p>2.1118e-05</text:p>
          </table:table-cell>
          <table:table-cell table:style-name="ce1" office:value-type="string">
            <text:p>2.0583e-19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R152]*1000000" office:value-type="float" office:value="491.49">
            <text:p>491.49</text:p>
          </table:table-cell>
          <table:table-cell table:formula="of:=[.S152]*1000000" office:value-type="float" office:value="60.046">
            <text:p>60.046</text:p>
          </table:table-cell>
          <table:table-cell table:formula="of:=[.T152]*1000000" office:value-type="float" office:value="831.6">
            <text:p>831.6</text:p>
          </table:table-cell>
          <table:table-cell table:formula="of:=[.U152]*1000000" office:value-type="float" office:value="5.3541">
            <text:p>5.3541</text:p>
          </table:table-cell>
          <table:table-cell table:formula="of:=[.V152]*1000000" office:value-type="float" office:value="0.037085">
            <text:p>0.037085</text:p>
          </table:table-cell>
          <table:table-cell table:formula="of:=[.W152]*1000000" office:value-type="float" office:value="1.3425">
            <text:p>1.3425</text:p>
          </table:table-cell>
          <table:table-cell table:formula="of:=[.X152]*1000000" office:value-type="float" office:value="20.988">
            <text:p>20.988</text:p>
          </table:table-cell>
          <table:table-cell table:formula="of:=[.Y152]*1000000" office:value-type="float" office:value="0.00000000000019974">
            <text:p>1.9974E-013</text:p>
          </table:table-cell>
          <table:table-cell table:formula="of:=[.Z152]*1000000" office:value-type="float" office:value="491.48">
            <text:p>491.48</text:p>
          </table:table-cell>
          <table:table-cell table:formula="of:=[.AA152]*1000000" office:value-type="float" office:value="60.047">
            <text:p>60.047</text:p>
          </table:table-cell>
          <table:table-cell table:formula="of:=[.AB152]*1000000" office:value-type="float" office:value="831.61">
            <text:p>831.61</text:p>
          </table:table-cell>
          <table:table-cell table:formula="of:=[.AC152]*1000000" office:value-type="float" office:value="19.965">
            <text:p>19.965</text:p>
          </table:table-cell>
          <table:table-cell table:formula="of:=[.AD152]*1000000" office:value-type="float" office:value="0">
            <text:p>0</text:p>
          </table:table-cell>
          <table:table-cell table:formula="of:=[.AE152]*1000000" office:value-type="float" office:value="1.3422">
            <text:p>1.3422</text:p>
          </table:table-cell>
          <table:table-cell table:formula="of:=[.AF152]*1000000" office:value-type="float" office:value="20.988">
            <text:p>20.988</text:p>
          </table:table-cell>
          <table:table-cell table:formula="of:=[.AG152]*1000000" office:value-type="float" office:value="0.00000000000019974">
            <text:p>1.9974E-013</text:p>
          </table:table-cell>
          <table:table-cell office:value-type="float" office:value="0.00049149">
            <text:p>0.00049149</text:p>
          </table:table-cell>
          <table:table-cell table:style-name="ce1" office:value-type="string">
            <text:p>6.0046e-05</text:p>
          </table:table-cell>
          <table:table-cell office:value-type="float" office:value="0.0008316">
            <text:p>0.0008316</text:p>
          </table:table-cell>
          <table:table-cell table:style-name="ce1" office:value-type="string">
            <text:p>5.3541e-06</text:p>
          </table:table-cell>
          <table:table-cell table:style-name="ce1" office:value-type="string">
            <text:p>3.7085e-08</text:p>
          </table:table-cell>
          <table:table-cell table:style-name="ce1" office:value-type="string">
            <text:p>1.3425e-06</text:p>
          </table:table-cell>
          <table:table-cell table:style-name="ce1" office:value-type="string">
            <text:p>2.0988e-05</text:p>
          </table:table-cell>
          <table:table-cell table:style-name="ce1" office:value-type="string">
            <text:p>1.9974e-19</text:p>
          </table:table-cell>
          <table:table-cell office:value-type="float" office:value="0.00049148">
            <text:p>0.00049148</text:p>
          </table:table-cell>
          <table:table-cell table:style-name="ce1" office:value-type="string">
            <text:p>6.0047e-05</text:p>
          </table:table-cell>
          <table:table-cell office:value-type="float" office:value="0.00083161">
            <text:p>0.00083161</text:p>
          </table:table-cell>
          <table:table-cell table:style-name="ce1" office:value-type="string">
            <text:p>1.9965e-05</text:p>
          </table:table-cell>
          <table:table-cell office:value-type="float" office:value="0">
            <text:p>0</text:p>
          </table:table-cell>
          <table:table-cell table:style-name="ce1" office:value-type="string">
            <text:p>1.3422e-06</text:p>
          </table:table-cell>
          <table:table-cell table:style-name="ce1" office:value-type="string">
            <text:p>2.0988e-05</text:p>
          </table:table-cell>
          <table:table-cell table:style-name="ce1" office:value-type="string">
            <text:p>1.9974e-19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R153]*1000000" office:value-type="float" office:value="487.79">
            <text:p>487.79</text:p>
          </table:table-cell>
          <table:table-cell table:formula="of:=[.S153]*1000000" office:value-type="float" office:value="59.625">
            <text:p>59.625</text:p>
          </table:table-cell>
          <table:table-cell table:formula="of:=[.T153]*1000000" office:value-type="float" office:value="835.61">
            <text:p>835.61</text:p>
          </table:table-cell>
          <table:table-cell table:formula="of:=[.U153]*1000000" office:value-type="float" office:value="5.2567">
            <text:p>5.2567</text:p>
          </table:table-cell>
          <table:table-cell table:formula="of:=[.V153]*1000000" office:value-type="float" office:value="0.037163">
            <text:p>0.037163</text:p>
          </table:table-cell>
          <table:table-cell table:formula="of:=[.W153]*1000000" office:value-type="float" office:value="1.3381">
            <text:p>1.3381</text:p>
          </table:table-cell>
          <table:table-cell table:formula="of:=[.X153]*1000000" office:value-type="float" office:value="20.859">
            <text:p>20.859</text:p>
          </table:table-cell>
          <table:table-cell table:formula="of:=[.Y153]*1000000" office:value-type="float" office:value="0.00000000000019384">
            <text:p>1.9384E-013</text:p>
          </table:table-cell>
          <table:table-cell table:formula="of:=[.Z153]*1000000" office:value-type="float" office:value="487.78">
            <text:p>487.78</text:p>
          </table:table-cell>
          <table:table-cell table:formula="of:=[.AA153]*1000000" office:value-type="float" office:value="59.626">
            <text:p>59.626</text:p>
          </table:table-cell>
          <table:table-cell table:formula="of:=[.AB153]*1000000" office:value-type="float" office:value="835.61">
            <text:p>835.61</text:p>
          </table:table-cell>
          <table:table-cell table:formula="of:=[.AC153]*1000000" office:value-type="float" office:value="19.965">
            <text:p>19.965</text:p>
          </table:table-cell>
          <table:table-cell table:formula="of:=[.AD153]*1000000" office:value-type="float" office:value="0">
            <text:p>0</text:p>
          </table:table-cell>
          <table:table-cell table:formula="of:=[.AE153]*1000000" office:value-type="float" office:value="1.3379">
            <text:p>1.3379</text:p>
          </table:table-cell>
          <table:table-cell table:formula="of:=[.AF153]*1000000" office:value-type="float" office:value="20.859">
            <text:p>20.859</text:p>
          </table:table-cell>
          <table:table-cell table:formula="of:=[.AG153]*1000000" office:value-type="float" office:value="0.00000000000019383">
            <text:p>1.9383E-013</text:p>
          </table:table-cell>
          <table:table-cell office:value-type="float" office:value="0.00048779">
            <text:p>0.00048779</text:p>
          </table:table-cell>
          <table:table-cell table:style-name="ce1" office:value-type="string">
            <text:p>5.9625e-05</text:p>
          </table:table-cell>
          <table:table-cell office:value-type="float" office:value="0.00083561">
            <text:p>0.00083561</text:p>
          </table:table-cell>
          <table:table-cell table:style-name="ce1" office:value-type="string">
            <text:p>5.2567e-06</text:p>
          </table:table-cell>
          <table:table-cell table:style-name="ce1" office:value-type="string">
            <text:p>3.7163e-08</text:p>
          </table:table-cell>
          <table:table-cell table:style-name="ce1" office:value-type="string">
            <text:p>1.3381e-06</text:p>
          </table:table-cell>
          <table:table-cell table:style-name="ce1" office:value-type="string">
            <text:p>2.0859e-05</text:p>
          </table:table-cell>
          <table:table-cell table:style-name="ce1" office:value-type="string">
            <text:p>1.9384e-19</text:p>
          </table:table-cell>
          <table:table-cell office:value-type="float" office:value="0.00048778">
            <text:p>0.00048778</text:p>
          </table:table-cell>
          <table:table-cell table:style-name="ce1" office:value-type="string">
            <text:p>5.9626e-05</text:p>
          </table:table-cell>
          <table:table-cell office:value-type="float" office:value="0.00083561">
            <text:p>0.00083561</text:p>
          </table:table-cell>
          <table:table-cell table:style-name="ce1" office:value-type="string">
            <text:p>1.9965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79e-06</text:p>
          </table:table-cell>
          <table:table-cell table:style-name="ce1" office:value-type="string">
            <text:p>2.0859e-05</text:p>
          </table:table-cell>
          <table:table-cell table:style-name="ce1" office:value-type="string">
            <text:p>1.9383e-19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R154]*1000000" office:value-type="float" office:value="484.13">
            <text:p>484.13</text:p>
          </table:table-cell>
          <table:table-cell table:formula="of:=[.S154]*1000000" office:value-type="float" office:value="59.207">
            <text:p>59.207</text:p>
          </table:table-cell>
          <table:table-cell table:formula="of:=[.T154]*1000000" office:value-type="float" office:value="839.58">
            <text:p>839.58</text:p>
          </table:table-cell>
          <table:table-cell table:formula="of:=[.U154]*1000000" office:value-type="float" office:value="5.1608">
            <text:p>5.1608</text:p>
          </table:table-cell>
          <table:table-cell table:formula="of:=[.V154]*1000000" office:value-type="float" office:value="0.03724">
            <text:p>0.03724</text:p>
          </table:table-cell>
          <table:table-cell table:formula="of:=[.W154]*1000000" office:value-type="float" office:value="1.3338">
            <text:p>1.3338</text:p>
          </table:table-cell>
          <table:table-cell table:formula="of:=[.X154]*1000000" office:value-type="float" office:value="20.731">
            <text:p>20.731</text:p>
          </table:table-cell>
          <table:table-cell table:formula="of:=[.Y154]*1000000" office:value-type="float" office:value="0.00000000000018811">
            <text:p>1.8811E-013</text:p>
          </table:table-cell>
          <table:table-cell table:formula="of:=[.Z154]*1000000" office:value-type="float" office:value="484.12">
            <text:p>484.12</text:p>
          </table:table-cell>
          <table:table-cell table:formula="of:=[.AA154]*1000000" office:value-type="float" office:value="59.207">
            <text:p>59.207</text:p>
          </table:table-cell>
          <table:table-cell table:formula="of:=[.AB154]*1000000" office:value-type="float" office:value="839.59">
            <text:p>839.59</text:p>
          </table:table-cell>
          <table:table-cell table:formula="of:=[.AC154]*1000000" office:value-type="float" office:value="19.966">
            <text:p>19.966</text:p>
          </table:table-cell>
          <table:table-cell table:formula="of:=[.AD154]*1000000" office:value-type="float" office:value="0">
            <text:p>0</text:p>
          </table:table-cell>
          <table:table-cell table:formula="of:=[.AE154]*1000000" office:value-type="float" office:value="1.3335">
            <text:p>1.3335</text:p>
          </table:table-cell>
          <table:table-cell table:formula="of:=[.AF154]*1000000" office:value-type="float" office:value="20.73">
            <text:p>20.73</text:p>
          </table:table-cell>
          <table:table-cell table:formula="of:=[.AG154]*1000000" office:value-type="float" office:value="0.0000000000001881">
            <text:p>1.881E-013</text:p>
          </table:table-cell>
          <table:table-cell office:value-type="float" office:value="0.00048413">
            <text:p>0.00048413</text:p>
          </table:table-cell>
          <table:table-cell table:style-name="ce1" office:value-type="string">
            <text:p>5.9207e-05</text:p>
          </table:table-cell>
          <table:table-cell office:value-type="float" office:value="0.00083958">
            <text:p>0.00083958</text:p>
          </table:table-cell>
          <table:table-cell table:style-name="ce1" office:value-type="string">
            <text:p>5.1608e-06</text:p>
          </table:table-cell>
          <table:table-cell table:style-name="ce1" office:value-type="string">
            <text:p>3.724e-08</text:p>
          </table:table-cell>
          <table:table-cell table:style-name="ce1" office:value-type="string">
            <text:p>1.3338e-06</text:p>
          </table:table-cell>
          <table:table-cell table:style-name="ce1" office:value-type="string">
            <text:p>2.0731e-05</text:p>
          </table:table-cell>
          <table:table-cell table:style-name="ce1" office:value-type="string">
            <text:p>1.8811e-19</text:p>
          </table:table-cell>
          <table:table-cell office:value-type="float" office:value="0.00048412">
            <text:p>0.00048412</text:p>
          </table:table-cell>
          <table:table-cell table:style-name="ce1" office:value-type="string">
            <text:p>5.9207e-05</text:p>
          </table:table-cell>
          <table:table-cell office:value-type="float" office:value="0.00083959">
            <text:p>0.00083959</text:p>
          </table:table-cell>
          <table:table-cell table:style-name="ce1" office:value-type="string">
            <text:p>1.9966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35e-06</text:p>
          </table:table-cell>
          <table:table-cell table:style-name="ce1" office:value-type="string">
            <text:p>2.073e-05</text:p>
          </table:table-cell>
          <table:table-cell table:style-name="ce1" office:value-type="string">
            <text:p>1.881e-19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R155]*1000000" office:value-type="float" office:value="480.49">
            <text:p>480.49</text:p>
          </table:table-cell>
          <table:table-cell table:formula="of:=[.S155]*1000000" office:value-type="float" office:value="58.791">
            <text:p>58.791</text:p>
          </table:table-cell>
          <table:table-cell table:formula="of:=[.T155]*1000000" office:value-type="float" office:value="843.52">
            <text:p>843.52</text:p>
          </table:table-cell>
          <table:table-cell table:formula="of:=[.U155]*1000000" office:value-type="float" office:value="5.0663">
            <text:p>5.0663</text:p>
          </table:table-cell>
          <table:table-cell table:formula="of:=[.V155]*1000000" office:value-type="float" office:value="0.037316">
            <text:p>0.037316</text:p>
          </table:table-cell>
          <table:table-cell table:formula="of:=[.W155]*1000000" office:value-type="float" office:value="1.3295">
            <text:p>1.3295</text:p>
          </table:table-cell>
          <table:table-cell table:formula="of:=[.X155]*1000000" office:value-type="float" office:value="20.602">
            <text:p>20.602</text:p>
          </table:table-cell>
          <table:table-cell table:formula="of:=[.Y155]*1000000" office:value-type="float" office:value="0.00000000000018256">
            <text:p>1.8256E-013</text:p>
          </table:table-cell>
          <table:table-cell table:formula="of:=[.Z155]*1000000" office:value-type="float" office:value="480.49">
            <text:p>480.49</text:p>
          </table:table-cell>
          <table:table-cell table:formula="of:=[.AA155]*1000000" office:value-type="float" office:value="58.792">
            <text:p>58.792</text:p>
          </table:table-cell>
          <table:table-cell table:formula="of:=[.AB155]*1000000" office:value-type="float" office:value="843.52">
            <text:p>843.52</text:p>
          </table:table-cell>
          <table:table-cell table:formula="of:=[.AC155]*1000000" office:value-type="float" office:value="19.966">
            <text:p>19.966</text:p>
          </table:table-cell>
          <table:table-cell table:formula="of:=[.AD155]*1000000" office:value-type="float" office:value="0">
            <text:p>0</text:p>
          </table:table-cell>
          <table:table-cell table:formula="of:=[.AE155]*1000000" office:value-type="float" office:value="1.3292">
            <text:p>1.3292</text:p>
          </table:table-cell>
          <table:table-cell table:formula="of:=[.AF155]*1000000" office:value-type="float" office:value="20.602">
            <text:p>20.602</text:p>
          </table:table-cell>
          <table:table-cell table:formula="of:=[.AG155]*1000000" office:value-type="float" office:value="0.00000000000018255">
            <text:p>1.8255E-013</text:p>
          </table:table-cell>
          <table:table-cell office:value-type="float" office:value="0.00048049">
            <text:p>0.00048049</text:p>
          </table:table-cell>
          <table:table-cell table:style-name="ce1" office:value-type="string">
            <text:p>5.8791e-05</text:p>
          </table:table-cell>
          <table:table-cell office:value-type="float" office:value="0.00084352">
            <text:p>0.00084352</text:p>
          </table:table-cell>
          <table:table-cell table:style-name="ce1" office:value-type="string">
            <text:p>5.0663e-06</text:p>
          </table:table-cell>
          <table:table-cell table:style-name="ce1" office:value-type="string">
            <text:p>3.7316e-08</text:p>
          </table:table-cell>
          <table:table-cell table:style-name="ce1" office:value-type="string">
            <text:p>1.3295e-06</text:p>
          </table:table-cell>
          <table:table-cell table:style-name="ce1" office:value-type="string">
            <text:p>2.0602e-05</text:p>
          </table:table-cell>
          <table:table-cell table:style-name="ce1" office:value-type="string">
            <text:p>1.8256e-19</text:p>
          </table:table-cell>
          <table:table-cell office:value-type="float" office:value="0.00048049">
            <text:p>0.00048049</text:p>
          </table:table-cell>
          <table:table-cell table:style-name="ce1" office:value-type="string">
            <text:p>5.8792e-05</text:p>
          </table:table-cell>
          <table:table-cell office:value-type="float" office:value="0.00084352">
            <text:p>0.00084352</text:p>
          </table:table-cell>
          <table:table-cell table:style-name="ce1" office:value-type="string">
            <text:p>1.9966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92e-06</text:p>
          </table:table-cell>
          <table:table-cell table:style-name="ce1" office:value-type="string">
            <text:p>2.0602e-05</text:p>
          </table:table-cell>
          <table:table-cell table:style-name="ce1" office:value-type="string">
            <text:p>1.8255e-19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R156]*1000000" office:value-type="float" office:value="476.89">
            <text:p>476.89</text:p>
          </table:table-cell>
          <table:table-cell table:formula="of:=[.S156]*1000000" office:value-type="float" office:value="58.378">
            <text:p>58.378</text:p>
          </table:table-cell>
          <table:table-cell table:formula="of:=[.T156]*1000000" office:value-type="float" office:value="847.42">
            <text:p>847.42</text:p>
          </table:table-cell>
          <table:table-cell table:formula="of:=[.U156]*1000000" office:value-type="float" office:value="4.9732">
            <text:p>4.9732</text:p>
          </table:table-cell>
          <table:table-cell table:formula="of:=[.V156]*1000000" office:value-type="float" office:value="0.037391">
            <text:p>0.037391</text:p>
          </table:table-cell>
          <table:table-cell table:formula="of:=[.W156]*1000000" office:value-type="float" office:value="1.3252">
            <text:p>1.3252</text:p>
          </table:table-cell>
          <table:table-cell table:formula="of:=[.X156]*1000000" office:value-type="float" office:value="20.474">
            <text:p>20.474</text:p>
          </table:table-cell>
          <table:table-cell table:formula="of:=[.Y156]*1000000" office:value-type="float" office:value="0.00000000000017717">
            <text:p>1.7717E-013</text:p>
          </table:table-cell>
          <table:table-cell table:formula="of:=[.Z156]*1000000" office:value-type="float" office:value="476.88">
            <text:p>476.88</text:p>
          </table:table-cell>
          <table:table-cell table:formula="of:=[.AA156]*1000000" office:value-type="float" office:value="58.379">
            <text:p>58.379</text:p>
          </table:table-cell>
          <table:table-cell table:formula="of:=[.AB156]*1000000" office:value-type="float" office:value="847.43">
            <text:p>847.43</text:p>
          </table:table-cell>
          <table:table-cell table:formula="of:=[.AC156]*1000000" office:value-type="float" office:value="19.967">
            <text:p>19.967</text:p>
          </table:table-cell>
          <table:table-cell table:formula="of:=[.AD156]*1000000" office:value-type="float" office:value="0">
            <text:p>0</text:p>
          </table:table-cell>
          <table:table-cell table:formula="of:=[.AE156]*1000000" office:value-type="float" office:value="1.3249">
            <text:p>1.3249</text:p>
          </table:table-cell>
          <table:table-cell table:formula="of:=[.AF156]*1000000" office:value-type="float" office:value="20.474">
            <text:p>20.474</text:p>
          </table:table-cell>
          <table:table-cell table:formula="of:=[.AG156]*1000000" office:value-type="float" office:value="0.00000000000017717">
            <text:p>1.7717E-013</text:p>
          </table:table-cell>
          <table:table-cell office:value-type="float" office:value="0.00047689">
            <text:p>0.00047689</text:p>
          </table:table-cell>
          <table:table-cell table:style-name="ce1" office:value-type="string">
            <text:p>5.8378e-05</text:p>
          </table:table-cell>
          <table:table-cell office:value-type="float" office:value="0.00084742">
            <text:p>0.00084742</text:p>
          </table:table-cell>
          <table:table-cell table:style-name="ce1" office:value-type="string">
            <text:p>4.9732e-06</text:p>
          </table:table-cell>
          <table:table-cell table:style-name="ce1" office:value-type="string">
            <text:p>3.7391e-08</text:p>
          </table:table-cell>
          <table:table-cell table:style-name="ce1" office:value-type="string">
            <text:p>1.3252e-06</text:p>
          </table:table-cell>
          <table:table-cell table:style-name="ce1" office:value-type="string">
            <text:p>2.0474e-05</text:p>
          </table:table-cell>
          <table:table-cell table:style-name="ce1" office:value-type="string">
            <text:p>1.7717e-19</text:p>
          </table:table-cell>
          <table:table-cell office:value-type="float" office:value="0.00047688">
            <text:p>0.00047688</text:p>
          </table:table-cell>
          <table:table-cell table:style-name="ce1" office:value-type="string">
            <text:p>5.8379e-05</text:p>
          </table:table-cell>
          <table:table-cell office:value-type="float" office:value="0.00084743">
            <text:p>0.00084743</text:p>
          </table:table-cell>
          <table:table-cell table:style-name="ce1" office:value-type="string">
            <text:p>1.996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49e-06</text:p>
          </table:table-cell>
          <table:table-cell table:style-name="ce1" office:value-type="string">
            <text:p>2.0474e-05</text:p>
          </table:table-cell>
          <table:table-cell table:style-name="ce1" office:value-type="string">
            <text:p>1.7717e-19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R157]*1000000" office:value-type="float" office:value="473.32">
            <text:p>473.32</text:p>
          </table:table-cell>
          <table:table-cell table:formula="of:=[.S157]*1000000" office:value-type="float" office:value="57.968">
            <text:p>57.968</text:p>
          </table:table-cell>
          <table:table-cell table:formula="of:=[.T157]*1000000" office:value-type="float" office:value="851.29">
            <text:p>851.29</text:p>
          </table:table-cell>
          <table:table-cell table:formula="of:=[.U157]*1000000" office:value-type="float" office:value="4.8815">
            <text:p>4.8815</text:p>
          </table:table-cell>
          <table:table-cell table:formula="of:=[.V157]*1000000" office:value-type="float" office:value="0.037465">
            <text:p>0.037465</text:p>
          </table:table-cell>
          <table:table-cell table:formula="of:=[.W157]*1000000" office:value-type="float" office:value="1.3209">
            <text:p>1.3209</text:p>
          </table:table-cell>
          <table:table-cell table:formula="of:=[.X157]*1000000" office:value-type="float" office:value="20.347">
            <text:p>20.347</text:p>
          </table:table-cell>
          <table:table-cell table:formula="of:=[.Y157]*1000000" office:value-type="float" office:value="0.00000000000017195">
            <text:p>1.7195E-013</text:p>
          </table:table-cell>
          <table:table-cell table:formula="of:=[.Z157]*1000000" office:value-type="float" office:value="473.31">
            <text:p>473.31</text:p>
          </table:table-cell>
          <table:table-cell table:formula="of:=[.AA157]*1000000" office:value-type="float" office:value="57.969">
            <text:p>57.969</text:p>
          </table:table-cell>
          <table:table-cell table:formula="of:=[.AB157]*1000000" office:value-type="float" office:value="851.3">
            <text:p>851.3</text:p>
          </table:table-cell>
          <table:table-cell table:formula="of:=[.AC157]*1000000" office:value-type="float" office:value="19.968">
            <text:p>19.968</text:p>
          </table:table-cell>
          <table:table-cell table:formula="of:=[.AD157]*1000000" office:value-type="float" office:value="0">
            <text:p>0</text:p>
          </table:table-cell>
          <table:table-cell table:formula="of:=[.AE157]*1000000" office:value-type="float" office:value="1.3206">
            <text:p>1.3206</text:p>
          </table:table-cell>
          <table:table-cell table:formula="of:=[.AF157]*1000000" office:value-type="float" office:value="20.347">
            <text:p>20.347</text:p>
          </table:table-cell>
          <table:table-cell table:formula="of:=[.AG157]*1000000" office:value-type="float" office:value="0.00000000000017195">
            <text:p>1.7195E-013</text:p>
          </table:table-cell>
          <table:table-cell office:value-type="float" office:value="0.00047332">
            <text:p>0.00047332</text:p>
          </table:table-cell>
          <table:table-cell table:style-name="ce1" office:value-type="string">
            <text:p>5.7968e-05</text:p>
          </table:table-cell>
          <table:table-cell office:value-type="float" office:value="0.00085129">
            <text:p>0.00085129</text:p>
          </table:table-cell>
          <table:table-cell table:style-name="ce1" office:value-type="string">
            <text:p>4.8815e-06</text:p>
          </table:table-cell>
          <table:table-cell table:style-name="ce1" office:value-type="string">
            <text:p>3.7465e-08</text:p>
          </table:table-cell>
          <table:table-cell table:style-name="ce1" office:value-type="string">
            <text:p>1.3209e-06</text:p>
          </table:table-cell>
          <table:table-cell table:style-name="ce1" office:value-type="string">
            <text:p>2.0347e-05</text:p>
          </table:table-cell>
          <table:table-cell table:style-name="ce1" office:value-type="string">
            <text:p>1.7195e-19</text:p>
          </table:table-cell>
          <table:table-cell office:value-type="float" office:value="0.00047331">
            <text:p>0.00047331</text:p>
          </table:table-cell>
          <table:table-cell table:style-name="ce1" office:value-type="string">
            <text:p>5.7969e-05</text:p>
          </table:table-cell>
          <table:table-cell office:value-type="float" office:value="0.0008513">
            <text:p>0.0008513</text:p>
          </table:table-cell>
          <table:table-cell table:style-name="ce1" office:value-type="string">
            <text:p>1.99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06e-06</text:p>
          </table:table-cell>
          <table:table-cell table:style-name="ce1" office:value-type="string">
            <text:p>2.0347e-05</text:p>
          </table:table-cell>
          <table:table-cell table:style-name="ce1" office:value-type="string">
            <text:p>1.7195e-19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R158]*1000000" office:value-type="float" office:value="469.78">
            <text:p>469.78</text:p>
          </table:table-cell>
          <table:table-cell table:formula="of:=[.S158]*1000000" office:value-type="float" office:value="57.561">
            <text:p>57.561</text:p>
          </table:table-cell>
          <table:table-cell table:formula="of:=[.T158]*1000000" office:value-type="float" office:value="855.14">
            <text:p>855.14</text:p>
          </table:table-cell>
          <table:table-cell table:formula="of:=[.U158]*1000000" office:value-type="float" office:value="4.7912">
            <text:p>4.7912</text:p>
          </table:table-cell>
          <table:table-cell table:formula="of:=[.V158]*1000000" office:value-type="float" office:value="0.037539">
            <text:p>0.037539</text:p>
          </table:table-cell>
          <table:table-cell table:formula="of:=[.W158]*1000000" office:value-type="float" office:value="1.3166">
            <text:p>1.3166</text:p>
          </table:table-cell>
          <table:table-cell table:formula="of:=[.X158]*1000000" office:value-type="float" office:value="20.22">
            <text:p>20.22</text:p>
          </table:table-cell>
          <table:table-cell table:formula="of:=[.Y158]*1000000" office:value-type="float" office:value="0.00000000000016689">
            <text:p>1.6689E-013</text:p>
          </table:table-cell>
          <table:table-cell table:formula="of:=[.Z158]*1000000" office:value-type="float" office:value="469.77">
            <text:p>469.77</text:p>
          </table:table-cell>
          <table:table-cell table:formula="of:=[.AA158]*1000000" office:value-type="float" office:value="57.561">
            <text:p>57.561</text:p>
          </table:table-cell>
          <table:table-cell table:formula="of:=[.AB158]*1000000" office:value-type="float" office:value="855.15">
            <text:p>855.15</text:p>
          </table:table-cell>
          <table:table-cell table:formula="of:=[.AC158]*1000000" office:value-type="float" office:value="19.968">
            <text:p>19.968</text:p>
          </table:table-cell>
          <table:table-cell table:formula="of:=[.AD158]*1000000" office:value-type="float" office:value="0">
            <text:p>0</text:p>
          </table:table-cell>
          <table:table-cell table:formula="of:=[.AE158]*1000000" office:value-type="float" office:value="1.3163">
            <text:p>1.3163</text:p>
          </table:table-cell>
          <table:table-cell table:formula="of:=[.AF158]*1000000" office:value-type="float" office:value="20.22">
            <text:p>20.22</text:p>
          </table:table-cell>
          <table:table-cell table:formula="of:=[.AG158]*1000000" office:value-type="float" office:value="0.00000000000016689">
            <text:p>1.6689E-013</text:p>
          </table:table-cell>
          <table:table-cell office:value-type="float" office:value="0.00046978">
            <text:p>0.00046978</text:p>
          </table:table-cell>
          <table:table-cell table:style-name="ce1" office:value-type="string">
            <text:p>5.7561e-05</text:p>
          </table:table-cell>
          <table:table-cell office:value-type="float" office:value="0.00085514">
            <text:p>0.00085514</text:p>
          </table:table-cell>
          <table:table-cell table:style-name="ce1" office:value-type="string">
            <text:p>4.7912e-06</text:p>
          </table:table-cell>
          <table:table-cell table:style-name="ce1" office:value-type="string">
            <text:p>3.7539e-08</text:p>
          </table:table-cell>
          <table:table-cell table:style-name="ce1" office:value-type="string">
            <text:p>1.3166e-06</text:p>
          </table:table-cell>
          <table:table-cell table:style-name="ce1" office:value-type="string">
            <text:p>2.022e-05</text:p>
          </table:table-cell>
          <table:table-cell table:style-name="ce1" office:value-type="string">
            <text:p>1.6689e-19</text:p>
          </table:table-cell>
          <table:table-cell office:value-type="float" office:value="0.00046977">
            <text:p>0.00046977</text:p>
          </table:table-cell>
          <table:table-cell table:style-name="ce1" office:value-type="string">
            <text:p>5.7561e-05</text:p>
          </table:table-cell>
          <table:table-cell office:value-type="float" office:value="0.00085515">
            <text:p>0.00085515</text:p>
          </table:table-cell>
          <table:table-cell table:style-name="ce1" office:value-type="string">
            <text:p>1.99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63e-06</text:p>
          </table:table-cell>
          <table:table-cell table:style-name="ce1" office:value-type="string">
            <text:p>2.022e-05</text:p>
          </table:table-cell>
          <table:table-cell table:style-name="ce1" office:value-type="string">
            <text:p>1.6689e-19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R159]*1000000" office:value-type="float" office:value="466.27">
            <text:p>466.27</text:p>
          </table:table-cell>
          <table:table-cell table:formula="of:=[.S159]*1000000" office:value-type="float" office:value="57.156">
            <text:p>57.156</text:p>
          </table:table-cell>
          <table:table-cell table:formula="of:=[.T159]*1000000" office:value-type="float" office:value="858.95">
            <text:p>858.95</text:p>
          </table:table-cell>
          <table:table-cell table:formula="of:=[.U159]*1000000" office:value-type="float" office:value="4.7023">
            <text:p>4.7023</text:p>
          </table:table-cell>
          <table:table-cell table:formula="of:=[.V159]*1000000" office:value-type="float" office:value="0.037612">
            <text:p>0.037612</text:p>
          </table:table-cell>
          <table:table-cell table:formula="of:=[.W159]*1000000" office:value-type="float" office:value="1.3123">
            <text:p>1.3123</text:p>
          </table:table-cell>
          <table:table-cell table:formula="of:=[.X159]*1000000" office:value-type="float" office:value="20.093">
            <text:p>20.093</text:p>
          </table:table-cell>
          <table:table-cell table:formula="of:=[.Y159]*1000000" office:value-type="float" office:value="0.00000000000016199">
            <text:p>1.6199E-013</text:p>
          </table:table-cell>
          <table:table-cell table:formula="of:=[.Z159]*1000000" office:value-type="float" office:value="466.26">
            <text:p>466.26</text:p>
          </table:table-cell>
          <table:table-cell table:formula="of:=[.AA159]*1000000" office:value-type="float" office:value="57.156">
            <text:p>57.156</text:p>
          </table:table-cell>
          <table:table-cell table:formula="of:=[.AB159]*1000000" office:value-type="float" office:value="858.95">
            <text:p>858.95</text:p>
          </table:table-cell>
          <table:table-cell table:formula="of:=[.AC159]*1000000" office:value-type="float" office:value="19.969">
            <text:p>19.969</text:p>
          </table:table-cell>
          <table:table-cell table:formula="of:=[.AD159]*1000000" office:value-type="float" office:value="0">
            <text:p>0</text:p>
          </table:table-cell>
          <table:table-cell table:formula="of:=[.AE159]*1000000" office:value-type="float" office:value="1.312">
            <text:p>1.312</text:p>
          </table:table-cell>
          <table:table-cell table:formula="of:=[.AF159]*1000000" office:value-type="float" office:value="20.093">
            <text:p>20.093</text:p>
          </table:table-cell>
          <table:table-cell table:formula="of:=[.AG159]*1000000" office:value-type="float" office:value="0.00000000000016198">
            <text:p>1.6198E-013</text:p>
          </table:table-cell>
          <table:table-cell office:value-type="float" office:value="0.00046627">
            <text:p>0.00046627</text:p>
          </table:table-cell>
          <table:table-cell table:style-name="ce1" office:value-type="string">
            <text:p>5.7156e-05</text:p>
          </table:table-cell>
          <table:table-cell office:value-type="float" office:value="0.00085895">
            <text:p>0.00085895</text:p>
          </table:table-cell>
          <table:table-cell table:style-name="ce1" office:value-type="string">
            <text:p>4.7023e-06</text:p>
          </table:table-cell>
          <table:table-cell table:style-name="ce1" office:value-type="string">
            <text:p>3.7612e-08</text:p>
          </table:table-cell>
          <table:table-cell table:style-name="ce1" office:value-type="string">
            <text:p>1.3123e-06</text:p>
          </table:table-cell>
          <table:table-cell table:style-name="ce1" office:value-type="string">
            <text:p>2.0093e-05</text:p>
          </table:table-cell>
          <table:table-cell table:style-name="ce1" office:value-type="string">
            <text:p>1.6199e-19</text:p>
          </table:table-cell>
          <table:table-cell office:value-type="float" office:value="0.00046626">
            <text:p>0.00046626</text:p>
          </table:table-cell>
          <table:table-cell table:style-name="ce1" office:value-type="string">
            <text:p>5.7156e-05</text:p>
          </table:table-cell>
          <table:table-cell office:value-type="float" office:value="0.00085895">
            <text:p>0.00085895</text:p>
          </table:table-cell>
          <table:table-cell table:style-name="ce1" office:value-type="string">
            <text:p>1.996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2e-06</text:p>
          </table:table-cell>
          <table:table-cell table:style-name="ce1" office:value-type="string">
            <text:p>2.0093e-05</text:p>
          </table:table-cell>
          <table:table-cell table:style-name="ce1" office:value-type="string">
            <text:p>1.6198e-19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R160]*1000000" office:value-type="float" office:value="462.79">
            <text:p>462.79</text:p>
          </table:table-cell>
          <table:table-cell table:formula="of:=[.S160]*1000000" office:value-type="float" office:value="56.753">
            <text:p>56.753</text:p>
          </table:table-cell>
          <table:table-cell table:formula="of:=[.T160]*1000000" office:value-type="float" office:value="862.72">
            <text:p>862.72</text:p>
          </table:table-cell>
          <table:table-cell table:formula="of:=[.U160]*1000000" office:value-type="float" office:value="4.6148">
            <text:p>4.6148</text:p>
          </table:table-cell>
          <table:table-cell table:formula="of:=[.V160]*1000000" office:value-type="float" office:value="0.037684">
            <text:p>0.037684</text:p>
          </table:table-cell>
          <table:table-cell table:formula="of:=[.W160]*1000000" office:value-type="float" office:value="1.3081">
            <text:p>1.3081</text:p>
          </table:table-cell>
          <table:table-cell table:formula="of:=[.X160]*1000000" office:value-type="float" office:value="19.967">
            <text:p>19.967</text:p>
          </table:table-cell>
          <table:table-cell table:formula="of:=[.Y160]*1000000" office:value-type="float" office:value="0.00000000000015723">
            <text:p>1.5723E-013</text:p>
          </table:table-cell>
          <table:table-cell table:formula="of:=[.Z160]*1000000" office:value-type="float" office:value="462.78">
            <text:p>462.78</text:p>
          </table:table-cell>
          <table:table-cell table:formula="of:=[.AA160]*1000000" office:value-type="float" office:value="56.754">
            <text:p>56.754</text:p>
          </table:table-cell>
          <table:table-cell table:formula="of:=[.AB160]*1000000" office:value-type="float" office:value="862.73">
            <text:p>862.73</text:p>
          </table:table-cell>
          <table:table-cell table:formula="of:=[.AC160]*1000000" office:value-type="float" office:value="19.969">
            <text:p>19.969</text:p>
          </table:table-cell>
          <table:table-cell table:formula="of:=[.AD160]*1000000" office:value-type="float" office:value="0">
            <text:p>0</text:p>
          </table:table-cell>
          <table:table-cell table:formula="of:=[.AE160]*1000000" office:value-type="float" office:value="1.3078">
            <text:p>1.3078</text:p>
          </table:table-cell>
          <table:table-cell table:formula="of:=[.AF160]*1000000" office:value-type="float" office:value="19.967">
            <text:p>19.967</text:p>
          </table:table-cell>
          <table:table-cell table:formula="of:=[.AG160]*1000000" office:value-type="float" office:value="0.00000000000015722">
            <text:p>1.5722E-013</text:p>
          </table:table-cell>
          <table:table-cell office:value-type="float" office:value="0.00046279">
            <text:p>0.00046279</text:p>
          </table:table-cell>
          <table:table-cell table:style-name="ce1" office:value-type="string">
            <text:p>5.6753e-05</text:p>
          </table:table-cell>
          <table:table-cell office:value-type="float" office:value="0.00086272">
            <text:p>0.00086272</text:p>
          </table:table-cell>
          <table:table-cell table:style-name="ce1" office:value-type="string">
            <text:p>4.6148e-06</text:p>
          </table:table-cell>
          <table:table-cell table:style-name="ce1" office:value-type="string">
            <text:p>3.7684e-08</text:p>
          </table:table-cell>
          <table:table-cell table:style-name="ce1" office:value-type="string">
            <text:p>1.3081e-06</text:p>
          </table:table-cell>
          <table:table-cell table:style-name="ce1" office:value-type="string">
            <text:p>1.9967e-05</text:p>
          </table:table-cell>
          <table:table-cell table:style-name="ce1" office:value-type="string">
            <text:p>1.5723e-19</text:p>
          </table:table-cell>
          <table:table-cell office:value-type="float" office:value="0.00046278">
            <text:p>0.00046278</text:p>
          </table:table-cell>
          <table:table-cell table:style-name="ce1" office:value-type="string">
            <text:p>5.6754e-05</text:p>
          </table:table-cell>
          <table:table-cell office:value-type="float" office:value="0.00086273">
            <text:p>0.00086273</text:p>
          </table:table-cell>
          <table:table-cell table:style-name="ce1" office:value-type="string">
            <text:p>1.996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078e-06</text:p>
          </table:table-cell>
          <table:table-cell table:style-name="ce1" office:value-type="string">
            <text:p>1.9967e-05</text:p>
          </table:table-cell>
          <table:table-cell table:style-name="ce1" office:value-type="string">
            <text:p>1.5722e-19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R161]*1000000" office:value-type="float" office:value="459.33">
            <text:p>459.33</text:p>
          </table:table-cell>
          <table:table-cell table:formula="of:=[.S161]*1000000" office:value-type="float" office:value="56.354">
            <text:p>56.354</text:p>
          </table:table-cell>
          <table:table-cell table:formula="of:=[.T161]*1000000" office:value-type="float" office:value="866.47">
            <text:p>866.47</text:p>
          </table:table-cell>
          <table:table-cell table:formula="of:=[.U161]*1000000" office:value-type="float" office:value="4.5286">
            <text:p>4.5286</text:p>
          </table:table-cell>
          <table:table-cell table:formula="of:=[.V161]*1000000" office:value-type="float" office:value="0.037755">
            <text:p>0.037755</text:p>
          </table:table-cell>
          <table:table-cell table:formula="of:=[.W161]*1000000" office:value-type="float" office:value="1.3038">
            <text:p>1.3038</text:p>
          </table:table-cell>
          <table:table-cell table:formula="of:=[.X161]*1000000" office:value-type="float" office:value="19.841">
            <text:p>19.841</text:p>
          </table:table-cell>
          <table:table-cell table:formula="of:=[.Y161]*1000000" office:value-type="float" office:value="0.00000000000015262">
            <text:p>1.5262E-013</text:p>
          </table:table-cell>
          <table:table-cell table:formula="of:=[.Z161]*1000000" office:value-type="float" office:value="459.32">
            <text:p>459.32</text:p>
          </table:table-cell>
          <table:table-cell table:formula="of:=[.AA161]*1000000" office:value-type="float" office:value="56.354">
            <text:p>56.354</text:p>
          </table:table-cell>
          <table:table-cell table:formula="of:=[.AB161]*1000000" office:value-type="float" office:value="866.48">
            <text:p>866.48</text:p>
          </table:table-cell>
          <table:table-cell table:formula="of:=[.AC161]*1000000" office:value-type="float" office:value="19.97">
            <text:p>19.97</text:p>
          </table:table-cell>
          <table:table-cell table:formula="of:=[.AD161]*1000000" office:value-type="float" office:value="0">
            <text:p>0</text:p>
          </table:table-cell>
          <table:table-cell table:formula="of:=[.AE161]*1000000" office:value-type="float" office:value="1.3035">
            <text:p>1.3035</text:p>
          </table:table-cell>
          <table:table-cell table:formula="of:=[.AF161]*1000000" office:value-type="float" office:value="19.841">
            <text:p>19.841</text:p>
          </table:table-cell>
          <table:table-cell table:formula="of:=[.AG161]*1000000" office:value-type="float" office:value="0.00000000000015261">
            <text:p>1.5261E-013</text:p>
          </table:table-cell>
          <table:table-cell office:value-type="float" office:value="0.00045933">
            <text:p>0.00045933</text:p>
          </table:table-cell>
          <table:table-cell table:style-name="ce1" office:value-type="string">
            <text:p>5.6354e-05</text:p>
          </table:table-cell>
          <table:table-cell office:value-type="float" office:value="0.00086647">
            <text:p>0.00086647</text:p>
          </table:table-cell>
          <table:table-cell table:style-name="ce1" office:value-type="string">
            <text:p>4.5286e-06</text:p>
          </table:table-cell>
          <table:table-cell table:style-name="ce1" office:value-type="string">
            <text:p>3.7755e-08</text:p>
          </table:table-cell>
          <table:table-cell table:style-name="ce1" office:value-type="string">
            <text:p>1.3038e-06</text:p>
          </table:table-cell>
          <table:table-cell table:style-name="ce1" office:value-type="string">
            <text:p>1.9841e-05</text:p>
          </table:table-cell>
          <table:table-cell table:style-name="ce1" office:value-type="string">
            <text:p>1.5262e-19</text:p>
          </table:table-cell>
          <table:table-cell office:value-type="float" office:value="0.00045932">
            <text:p>0.00045932</text:p>
          </table:table-cell>
          <table:table-cell table:style-name="ce1" office:value-type="string">
            <text:p>5.6354e-05</text:p>
          </table:table-cell>
          <table:table-cell office:value-type="float" office:value="0.00086648">
            <text:p>0.00086648</text:p>
          </table:table-cell>
          <table:table-cell table:style-name="ce1" office:value-type="string">
            <text:p>1.99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035e-06</text:p>
          </table:table-cell>
          <table:table-cell table:style-name="ce1" office:value-type="string">
            <text:p>1.9841e-05</text:p>
          </table:table-cell>
          <table:table-cell table:style-name="ce1" office:value-type="string">
            <text:p>1.5261e-19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R162]*1000000" office:value-type="float" office:value="455.91">
            <text:p>455.91</text:p>
          </table:table-cell>
          <table:table-cell table:formula="of:=[.S162]*1000000" office:value-type="float" office:value="55.956">
            <text:p>55.956</text:p>
          </table:table-cell>
          <table:table-cell table:formula="of:=[.T162]*1000000" office:value-type="float" office:value="870.19">
            <text:p>870.19</text:p>
          </table:table-cell>
          <table:table-cell table:formula="of:=[.U162]*1000000" office:value-type="float" office:value="4.4438">
            <text:p>4.4438</text:p>
          </table:table-cell>
          <table:table-cell table:formula="of:=[.V162]*1000000" office:value-type="float" office:value="0.037826">
            <text:p>0.037826</text:p>
          </table:table-cell>
          <table:table-cell table:formula="of:=[.W162]*1000000" office:value-type="float" office:value="1.2996">
            <text:p>1.2996</text:p>
          </table:table-cell>
          <table:table-cell table:formula="of:=[.X162]*1000000" office:value-type="float" office:value="19.716">
            <text:p>19.716</text:p>
          </table:table-cell>
          <table:table-cell table:formula="of:=[.Y162]*1000000" office:value-type="float" office:value="0.00000000000014815">
            <text:p>1.4815E-013</text:p>
          </table:table-cell>
          <table:table-cell table:formula="of:=[.Z162]*1000000" office:value-type="float" office:value="455.9">
            <text:p>455.9</text:p>
          </table:table-cell>
          <table:table-cell table:formula="of:=[.AA162]*1000000" office:value-type="float" office:value="55.957">
            <text:p>55.957</text:p>
          </table:table-cell>
          <table:table-cell table:formula="of:=[.AB162]*1000000" office:value-type="float" office:value="870.2">
            <text:p>870.2</text:p>
          </table:table-cell>
          <table:table-cell table:formula="of:=[.AC162]*1000000" office:value-type="float" office:value="19.97">
            <text:p>19.97</text:p>
          </table:table-cell>
          <table:table-cell table:formula="of:=[.AD162]*1000000" office:value-type="float" office:value="0">
            <text:p>0</text:p>
          </table:table-cell>
          <table:table-cell table:formula="of:=[.AE162]*1000000" office:value-type="float" office:value="1.2993">
            <text:p>1.2993</text:p>
          </table:table-cell>
          <table:table-cell table:formula="of:=[.AF162]*1000000" office:value-type="float" office:value="19.716">
            <text:p>19.716</text:p>
          </table:table-cell>
          <table:table-cell table:formula="of:=[.AG162]*1000000" office:value-type="float" office:value="0.00000000000014814">
            <text:p>1.4814E-013</text:p>
          </table:table-cell>
          <table:table-cell office:value-type="float" office:value="0.00045591">
            <text:p>0.00045591</text:p>
          </table:table-cell>
          <table:table-cell table:style-name="ce1" office:value-type="string">
            <text:p>5.5956e-05</text:p>
          </table:table-cell>
          <table:table-cell office:value-type="float" office:value="0.00087019">
            <text:p>0.00087019</text:p>
          </table:table-cell>
          <table:table-cell table:style-name="ce1" office:value-type="string">
            <text:p>4.4438e-06</text:p>
          </table:table-cell>
          <table:table-cell table:style-name="ce1" office:value-type="string">
            <text:p>3.7826e-08</text:p>
          </table:table-cell>
          <table:table-cell table:style-name="ce1" office:value-type="string">
            <text:p>1.2996e-06</text:p>
          </table:table-cell>
          <table:table-cell table:style-name="ce1" office:value-type="string">
            <text:p>1.9716e-05</text:p>
          </table:table-cell>
          <table:table-cell table:style-name="ce1" office:value-type="string">
            <text:p>1.4815e-19</text:p>
          </table:table-cell>
          <table:table-cell office:value-type="float" office:value="0.0004559">
            <text:p>0.0004559</text:p>
          </table:table-cell>
          <table:table-cell table:style-name="ce1" office:value-type="string">
            <text:p>5.5957e-05</text:p>
          </table:table-cell>
          <table:table-cell office:value-type="float" office:value="0.0008702">
            <text:p>0.0008702</text:p>
          </table:table-cell>
          <table:table-cell table:style-name="ce1" office:value-type="string">
            <text:p>1.997e-05</text:p>
          </table:table-cell>
          <table:table-cell office:value-type="float" office:value="0">
            <text:p>0</text:p>
          </table:table-cell>
          <table:table-cell table:style-name="ce1" office:value-type="string">
            <text:p>1.2993e-06</text:p>
          </table:table-cell>
          <table:table-cell table:style-name="ce1" office:value-type="string">
            <text:p>1.9716e-05</text:p>
          </table:table-cell>
          <table:table-cell table:style-name="ce1" office:value-type="string">
            <text:p>1.4814e-19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R163]*1000000" office:value-type="float" office:value="452.51">
            <text:p>452.51</text:p>
          </table:table-cell>
          <table:table-cell table:formula="of:=[.S163]*1000000" office:value-type="float" office:value="55.562">
            <text:p>55.562</text:p>
          </table:table-cell>
          <table:table-cell table:formula="of:=[.T163]*1000000" office:value-type="float" office:value="873.87">
            <text:p>873.87</text:p>
          </table:table-cell>
          <table:table-cell table:formula="of:=[.U163]*1000000" office:value-type="float" office:value="4.3603">
            <text:p>4.3603</text:p>
          </table:table-cell>
          <table:table-cell table:formula="of:=[.V163]*1000000" office:value-type="float" office:value="0.037897">
            <text:p>0.037897</text:p>
          </table:table-cell>
          <table:table-cell table:formula="of:=[.W163]*1000000" office:value-type="float" office:value="1.2954">
            <text:p>1.2954</text:p>
          </table:table-cell>
          <table:table-cell table:formula="of:=[.X163]*1000000" office:value-type="float" office:value="19.592">
            <text:p>19.592</text:p>
          </table:table-cell>
          <table:table-cell table:formula="of:=[.Y163]*1000000" office:value-type="float" office:value="0.00000000000014381">
            <text:p>1.4381E-013</text:p>
          </table:table-cell>
          <table:table-cell table:formula="of:=[.Z163]*1000000" office:value-type="float" office:value="452.5">
            <text:p>452.5</text:p>
          </table:table-cell>
          <table:table-cell table:formula="of:=[.AA163]*1000000" office:value-type="float" office:value="55.563">
            <text:p>55.563</text:p>
          </table:table-cell>
          <table:table-cell table:formula="of:=[.AB163]*1000000" office:value-type="float" office:value="873.88">
            <text:p>873.88</text:p>
          </table:table-cell>
          <table:table-cell table:formula="of:=[.AC163]*1000000" office:value-type="float" office:value="19.971">
            <text:p>19.971</text:p>
          </table:table-cell>
          <table:table-cell table:formula="of:=[.AD163]*1000000" office:value-type="float" office:value="0">
            <text:p>0</text:p>
          </table:table-cell>
          <table:table-cell table:formula="of:=[.AE163]*1000000" office:value-type="float" office:value="1.295">
            <text:p>1.295</text:p>
          </table:table-cell>
          <table:table-cell table:formula="of:=[.AF163]*1000000" office:value-type="float" office:value="19.592">
            <text:p>19.592</text:p>
          </table:table-cell>
          <table:table-cell table:formula="of:=[.AG163]*1000000" office:value-type="float" office:value="0.00000000000014381">
            <text:p>1.4381E-013</text:p>
          </table:table-cell>
          <table:table-cell office:value-type="float" office:value="0.00045251">
            <text:p>0.00045251</text:p>
          </table:table-cell>
          <table:table-cell table:style-name="ce1" office:value-type="string">
            <text:p>5.5562e-05</text:p>
          </table:table-cell>
          <table:table-cell office:value-type="float" office:value="0.00087387">
            <text:p>0.00087387</text:p>
          </table:table-cell>
          <table:table-cell table:style-name="ce1" office:value-type="string">
            <text:p>4.3603e-06</text:p>
          </table:table-cell>
          <table:table-cell table:style-name="ce1" office:value-type="string">
            <text:p>3.7897e-08</text:p>
          </table:table-cell>
          <table:table-cell table:style-name="ce1" office:value-type="string">
            <text:p>1.2954e-06</text:p>
          </table:table-cell>
          <table:table-cell table:style-name="ce1" office:value-type="string">
            <text:p>1.9592e-05</text:p>
          </table:table-cell>
          <table:table-cell table:style-name="ce1" office:value-type="string">
            <text:p>1.4381e-19</text:p>
          </table:table-cell>
          <table:table-cell office:value-type="float" office:value="0.0004525">
            <text:p>0.0004525</text:p>
          </table:table-cell>
          <table:table-cell table:style-name="ce1" office:value-type="string">
            <text:p>5.5563e-05</text:p>
          </table:table-cell>
          <table:table-cell office:value-type="float" office:value="0.00087388">
            <text:p>0.00087388</text:p>
          </table:table-cell>
          <table:table-cell table:style-name="ce1" office:value-type="string">
            <text:p>1.99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295e-06</text:p>
          </table:table-cell>
          <table:table-cell table:style-name="ce1" office:value-type="string">
            <text:p>1.9592e-05</text:p>
          </table:table-cell>
          <table:table-cell table:style-name="ce1" office:value-type="string">
            <text:p>1.4381e-19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R164]*1000000" office:value-type="float" office:value="449.15">
            <text:p>449.15</text:p>
          </table:table-cell>
          <table:table-cell table:formula="of:=[.S164]*1000000" office:value-type="float" office:value="55.17">
            <text:p>55.17</text:p>
          </table:table-cell>
          <table:table-cell table:formula="of:=[.T164]*1000000" office:value-type="float" office:value="877.53">
            <text:p>877.53</text:p>
          </table:table-cell>
          <table:table-cell table:formula="of:=[.U164]*1000000" office:value-type="float" office:value="4.2781">
            <text:p>4.2781</text:p>
          </table:table-cell>
          <table:table-cell table:formula="of:=[.V164]*1000000" office:value-type="float" office:value="0.037967">
            <text:p>0.037967</text:p>
          </table:table-cell>
          <table:table-cell table:formula="of:=[.W164]*1000000" office:value-type="float" office:value="1.2912">
            <text:p>1.2912</text:p>
          </table:table-cell>
          <table:table-cell table:formula="of:=[.X164]*1000000" office:value-type="float" office:value="19.468">
            <text:p>19.468</text:p>
          </table:table-cell>
          <table:table-cell table:formula="of:=[.Y164]*1000000" office:value-type="float" office:value="0.00000000000013961">
            <text:p>1.3961E-013</text:p>
          </table:table-cell>
          <table:table-cell table:formula="of:=[.Z164]*1000000" office:value-type="float" office:value="449.14">
            <text:p>449.14</text:p>
          </table:table-cell>
          <table:table-cell table:formula="of:=[.AA164]*1000000" office:value-type="float" office:value="55.171">
            <text:p>55.171</text:p>
          </table:table-cell>
          <table:table-cell table:formula="of:=[.AB164]*1000000" office:value-type="float" office:value="877.53">
            <text:p>877.53</text:p>
          </table:table-cell>
          <table:table-cell table:formula="of:=[.AC164]*1000000" office:value-type="float" office:value="19.971">
            <text:p>19.971</text:p>
          </table:table-cell>
          <table:table-cell table:formula="of:=[.AD164]*1000000" office:value-type="float" office:value="0">
            <text:p>0</text:p>
          </table:table-cell>
          <table:table-cell table:formula="of:=[.AE164]*1000000" office:value-type="float" office:value="1.2908">
            <text:p>1.2908</text:p>
          </table:table-cell>
          <table:table-cell table:formula="of:=[.AF164]*1000000" office:value-type="float" office:value="19.467">
            <text:p>19.467</text:p>
          </table:table-cell>
          <table:table-cell table:formula="of:=[.AG164]*1000000" office:value-type="float" office:value="0.00000000000013961">
            <text:p>1.3961E-013</text:p>
          </table:table-cell>
          <table:table-cell office:value-type="float" office:value="0.00044915">
            <text:p>0.00044915</text:p>
          </table:table-cell>
          <table:table-cell table:style-name="ce1" office:value-type="string">
            <text:p>5.517e-05</text:p>
          </table:table-cell>
          <table:table-cell office:value-type="float" office:value="0.00087753">
            <text:p>0.00087753</text:p>
          </table:table-cell>
          <table:table-cell table:style-name="ce1" office:value-type="string">
            <text:p>4.2781e-06</text:p>
          </table:table-cell>
          <table:table-cell table:style-name="ce1" office:value-type="string">
            <text:p>3.7967e-08</text:p>
          </table:table-cell>
          <table:table-cell table:style-name="ce1" office:value-type="string">
            <text:p>1.2912e-06</text:p>
          </table:table-cell>
          <table:table-cell table:style-name="ce1" office:value-type="string">
            <text:p>1.9468e-05</text:p>
          </table:table-cell>
          <table:table-cell table:style-name="ce1" office:value-type="string">
            <text:p>1.3961e-19</text:p>
          </table:table-cell>
          <table:table-cell office:value-type="float" office:value="0.00044914">
            <text:p>0.00044914</text:p>
          </table:table-cell>
          <table:table-cell table:style-name="ce1" office:value-type="string">
            <text:p>5.5171e-05</text:p>
          </table:table-cell>
          <table:table-cell office:value-type="float" office:value="0.00087753">
            <text:p>0.00087753</text:p>
          </table:table-cell>
          <table:table-cell table:style-name="ce1" office:value-type="string">
            <text:p>1.99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2908e-06</text:p>
          </table:table-cell>
          <table:table-cell table:style-name="ce1" office:value-type="string">
            <text:p>1.9467e-05</text:p>
          </table:table-cell>
          <table:table-cell table:style-name="ce1" office:value-type="string">
            <text:p>1.3961e-19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R165]*1000000" office:value-type="float" office:value="445.81">
            <text:p>445.81</text:p>
          </table:table-cell>
          <table:table-cell table:formula="of:=[.S165]*1000000" office:value-type="float" office:value="54.781">
            <text:p>54.781</text:p>
          </table:table-cell>
          <table:table-cell table:formula="of:=[.T165]*1000000" office:value-type="float" office:value="881.15">
            <text:p>881.15</text:p>
          </table:table-cell>
          <table:table-cell table:formula="of:=[.U165]*1000000" office:value-type="float" office:value="4.1972">
            <text:p>4.1972</text:p>
          </table:table-cell>
          <table:table-cell table:formula="of:=[.V165]*1000000" office:value-type="float" office:value="0.038036">
            <text:p>0.038036</text:p>
          </table:table-cell>
          <table:table-cell table:formula="of:=[.W165]*1000000" office:value-type="float" office:value="1.287">
            <text:p>1.287</text:p>
          </table:table-cell>
          <table:table-cell table:formula="of:=[.X165]*1000000" office:value-type="float" office:value="19.344">
            <text:p>19.344</text:p>
          </table:table-cell>
          <table:table-cell table:formula="of:=[.Y165]*1000000" office:value-type="float" office:value="0.00000000000013553">
            <text:p>1.3553E-013</text:p>
          </table:table-cell>
          <table:table-cell table:formula="of:=[.Z165]*1000000" office:value-type="float" office:value="445.8">
            <text:p>445.8</text:p>
          </table:table-cell>
          <table:table-cell table:formula="of:=[.AA165]*1000000" office:value-type="float" office:value="54.782">
            <text:p>54.782</text:p>
          </table:table-cell>
          <table:table-cell table:formula="of:=[.AB165]*1000000" office:value-type="float" office:value="881.16">
            <text:p>881.16</text:p>
          </table:table-cell>
          <table:table-cell table:formula="of:=[.AC165]*1000000" office:value-type="float" office:value="19.972">
            <text:p>19.972</text:p>
          </table:table-cell>
          <table:table-cell table:formula="of:=[.AD165]*1000000" office:value-type="float" office:value="0">
            <text:p>0</text:p>
          </table:table-cell>
          <table:table-cell table:formula="of:=[.AE165]*1000000" office:value-type="float" office:value="1.2866">
            <text:p>1.2866</text:p>
          </table:table-cell>
          <table:table-cell table:formula="of:=[.AF165]*1000000" office:value-type="float" office:value="19.344">
            <text:p>19.344</text:p>
          </table:table-cell>
          <table:table-cell table:formula="of:=[.AG165]*1000000" office:value-type="float" office:value="0.00000000000013553">
            <text:p>1.3553E-013</text:p>
          </table:table-cell>
          <table:table-cell office:value-type="float" office:value="0.00044581">
            <text:p>0.00044581</text:p>
          </table:table-cell>
          <table:table-cell table:style-name="ce1" office:value-type="string">
            <text:p>5.4781e-05</text:p>
          </table:table-cell>
          <table:table-cell office:value-type="float" office:value="0.00088115">
            <text:p>0.00088115</text:p>
          </table:table-cell>
          <table:table-cell table:style-name="ce1" office:value-type="string">
            <text:p>4.1972e-06</text:p>
          </table:table-cell>
          <table:table-cell table:style-name="ce1" office:value-type="string">
            <text:p>3.8036e-08</text:p>
          </table:table-cell>
          <table:table-cell table:style-name="ce1" office:value-type="string">
            <text:p>1.287e-06</text:p>
          </table:table-cell>
          <table:table-cell table:style-name="ce1" office:value-type="string">
            <text:p>1.9344e-05</text:p>
          </table:table-cell>
          <table:table-cell table:style-name="ce1" office:value-type="string">
            <text:p>1.3553e-19</text:p>
          </table:table-cell>
          <table:table-cell office:value-type="float" office:value="0.0004458">
            <text:p>0.0004458</text:p>
          </table:table-cell>
          <table:table-cell table:style-name="ce1" office:value-type="string">
            <text:p>5.4782e-05</text:p>
          </table:table-cell>
          <table:table-cell office:value-type="float" office:value="0.00088116">
            <text:p>0.00088116</text:p>
          </table:table-cell>
          <table:table-cell table:style-name="ce1" office:value-type="string">
            <text:p>1.99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866e-06</text:p>
          </table:table-cell>
          <table:table-cell table:style-name="ce1" office:value-type="string">
            <text:p>1.9344e-05</text:p>
          </table:table-cell>
          <table:table-cell table:style-name="ce1" office:value-type="string">
            <text:p>1.3553e-19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R166]*1000000" office:value-type="float" office:value="442.5">
            <text:p>442.5</text:p>
          </table:table-cell>
          <table:table-cell table:formula="of:=[.S166]*1000000" office:value-type="float" office:value="54.394">
            <text:p>54.394</text:p>
          </table:table-cell>
          <table:table-cell table:formula="of:=[.T166]*1000000" office:value-type="float" office:value="884.74">
            <text:p>884.74</text:p>
          </table:table-cell>
          <table:table-cell table:formula="of:=[.U166]*1000000" office:value-type="float" office:value="4.1176">
            <text:p>4.1176</text:p>
          </table:table-cell>
          <table:table-cell table:formula="of:=[.V166]*1000000" office:value-type="float" office:value="0.038105">
            <text:p>0.038105</text:p>
          </table:table-cell>
          <table:table-cell table:formula="of:=[.W166]*1000000" office:value-type="float" office:value="1.2828">
            <text:p>1.2828</text:p>
          </table:table-cell>
          <table:table-cell table:formula="of:=[.X166]*1000000" office:value-type="float" office:value="19.221">
            <text:p>19.221</text:p>
          </table:table-cell>
          <table:table-cell table:formula="of:=[.Y166]*1000000" office:value-type="float" office:value="0.00000000000013158">
            <text:p>1.3158E-013</text:p>
          </table:table-cell>
          <table:table-cell table:formula="of:=[.Z166]*1000000" office:value-type="float" office:value="442.49">
            <text:p>442.49</text:p>
          </table:table-cell>
          <table:table-cell table:formula="of:=[.AA166]*1000000" office:value-type="float" office:value="54.395">
            <text:p>54.395</text:p>
          </table:table-cell>
          <table:table-cell table:formula="of:=[.AB166]*1000000" office:value-type="float" office:value="884.75">
            <text:p>884.75</text:p>
          </table:table-cell>
          <table:table-cell table:formula="of:=[.AC166]*1000000" office:value-type="float" office:value="19.972">
            <text:p>19.972</text:p>
          </table:table-cell>
          <table:table-cell table:formula="of:=[.AD166]*1000000" office:value-type="float" office:value="0">
            <text:p>0</text:p>
          </table:table-cell>
          <table:table-cell table:formula="of:=[.AE166]*1000000" office:value-type="float" office:value="1.2825">
            <text:p>1.2825</text:p>
          </table:table-cell>
          <table:table-cell table:formula="of:=[.AF166]*1000000" office:value-type="float" office:value="19.221">
            <text:p>19.221</text:p>
          </table:table-cell>
          <table:table-cell table:formula="of:=[.AG166]*1000000" office:value-type="float" office:value="0.00000000000013158">
            <text:p>1.3158E-013</text:p>
          </table:table-cell>
          <table:table-cell office:value-type="float" office:value="0.0004425">
            <text:p>0.0004425</text:p>
          </table:table-cell>
          <table:table-cell table:style-name="ce1" office:value-type="string">
            <text:p>5.4394e-05</text:p>
          </table:table-cell>
          <table:table-cell office:value-type="float" office:value="0.00088474">
            <text:p>0.00088474</text:p>
          </table:table-cell>
          <table:table-cell table:style-name="ce1" office:value-type="string">
            <text:p>4.1176e-06</text:p>
          </table:table-cell>
          <table:table-cell table:style-name="ce1" office:value-type="string">
            <text:p>3.8105e-08</text:p>
          </table:table-cell>
          <table:table-cell table:style-name="ce1" office:value-type="string">
            <text:p>1.2828e-06</text:p>
          </table:table-cell>
          <table:table-cell table:style-name="ce1" office:value-type="string">
            <text:p>1.9221e-05</text:p>
          </table:table-cell>
          <table:table-cell table:style-name="ce1" office:value-type="string">
            <text:p>1.3158e-19</text:p>
          </table:table-cell>
          <table:table-cell office:value-type="float" office:value="0.00044249">
            <text:p>0.00044249</text:p>
          </table:table-cell>
          <table:table-cell table:style-name="ce1" office:value-type="string">
            <text:p>5.4395e-05</text:p>
          </table:table-cell>
          <table:table-cell office:value-type="float" office:value="0.00088475">
            <text:p>0.00088475</text:p>
          </table:table-cell>
          <table:table-cell table:style-name="ce1" office:value-type="string">
            <text:p>1.99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825e-06</text:p>
          </table:table-cell>
          <table:table-cell table:style-name="ce1" office:value-type="string">
            <text:p>1.9221e-05</text:p>
          </table:table-cell>
          <table:table-cell table:style-name="ce1" office:value-type="string">
            <text:p>1.3158e-19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R167]*1000000" office:value-type="float" office:value="439.22">
            <text:p>439.22</text:p>
          </table:table-cell>
          <table:table-cell table:formula="of:=[.S167]*1000000" office:value-type="float" office:value="54.01">
            <text:p>54.01</text:p>
          </table:table-cell>
          <table:table-cell table:formula="of:=[.T167]*1000000" office:value-type="float" office:value="888.31">
            <text:p>888.31</text:p>
          </table:table-cell>
          <table:table-cell table:formula="of:=[.U167]*1000000" office:value-type="float" office:value="4.0393">
            <text:p>4.0393</text:p>
          </table:table-cell>
          <table:table-cell table:formula="of:=[.V167]*1000000" office:value-type="float" office:value="0.038173">
            <text:p>0.038173</text:p>
          </table:table-cell>
          <table:table-cell table:formula="of:=[.W167]*1000000" office:value-type="float" office:value="1.2786">
            <text:p>1.2786</text:p>
          </table:table-cell>
          <table:table-cell table:formula="of:=[.X167]*1000000" office:value-type="float" office:value="19.098">
            <text:p>19.098</text:p>
          </table:table-cell>
          <table:table-cell table:formula="of:=[.Y167]*1000000" office:value-type="float" office:value="0.00000000000012775">
            <text:p>1.2775E-013</text:p>
          </table:table-cell>
          <table:table-cell table:formula="of:=[.Z167]*1000000" office:value-type="float" office:value="439.21">
            <text:p>439.21</text:p>
          </table:table-cell>
          <table:table-cell table:formula="of:=[.AA167]*1000000" office:value-type="float" office:value="54.011">
            <text:p>54.011</text:p>
          </table:table-cell>
          <table:table-cell table:formula="of:=[.AB167]*1000000" office:value-type="float" office:value="888.32">
            <text:p>888.32</text:p>
          </table:table-cell>
          <table:table-cell table:formula="of:=[.AC167]*1000000" office:value-type="float" office:value="19.973">
            <text:p>19.973</text:p>
          </table:table-cell>
          <table:table-cell table:formula="of:=[.AD167]*1000000" office:value-type="float" office:value="0">
            <text:p>0</text:p>
          </table:table-cell>
          <table:table-cell table:formula="of:=[.AE167]*1000000" office:value-type="float" office:value="1.2783">
            <text:p>1.2783</text:p>
          </table:table-cell>
          <table:table-cell table:formula="of:=[.AF167]*1000000" office:value-type="float" office:value="19.098">
            <text:p>19.098</text:p>
          </table:table-cell>
          <table:table-cell table:formula="of:=[.AG167]*1000000" office:value-type="float" office:value="0.00000000000012775">
            <text:p>1.2775E-013</text:p>
          </table:table-cell>
          <table:table-cell office:value-type="float" office:value="0.00043922">
            <text:p>0.00043922</text:p>
          </table:table-cell>
          <table:table-cell table:style-name="ce1" office:value-type="string">
            <text:p>5.401e-05</text:p>
          </table:table-cell>
          <table:table-cell office:value-type="float" office:value="0.00088831">
            <text:p>0.00088831</text:p>
          </table:table-cell>
          <table:table-cell table:style-name="ce1" office:value-type="string">
            <text:p>4.0393e-06</text:p>
          </table:table-cell>
          <table:table-cell table:style-name="ce1" office:value-type="string">
            <text:p>3.8173e-08</text:p>
          </table:table-cell>
          <table:table-cell table:style-name="ce1" office:value-type="string">
            <text:p>1.2786e-06</text:p>
          </table:table-cell>
          <table:table-cell table:style-name="ce1" office:value-type="string">
            <text:p>1.9098e-05</text:p>
          </table:table-cell>
          <table:table-cell table:style-name="ce1" office:value-type="string">
            <text:p>1.2775e-19</text:p>
          </table:table-cell>
          <table:table-cell office:value-type="float" office:value="0.00043921">
            <text:p>0.00043921</text:p>
          </table:table-cell>
          <table:table-cell table:style-name="ce1" office:value-type="string">
            <text:p>5.4011e-05</text:p>
          </table:table-cell>
          <table:table-cell office:value-type="float" office:value="0.00088832">
            <text:p>0.00088832</text:p>
          </table:table-cell>
          <table:table-cell table:style-name="ce1" office:value-type="string">
            <text:p>1.99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83e-06</text:p>
          </table:table-cell>
          <table:table-cell table:style-name="ce1" office:value-type="string">
            <text:p>1.9098e-05</text:p>
          </table:table-cell>
          <table:table-cell table:style-name="ce1" office:value-type="string">
            <text:p>1.2775e-19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R168]*1000000" office:value-type="float" office:value="435.96">
            <text:p>435.96</text:p>
          </table:table-cell>
          <table:table-cell table:formula="of:=[.S168]*1000000" office:value-type="float" office:value="53.628">
            <text:p>53.628</text:p>
          </table:table-cell>
          <table:table-cell table:formula="of:=[.T168]*1000000" office:value-type="float" office:value="891.84">
            <text:p>891.84</text:p>
          </table:table-cell>
          <table:table-cell table:formula="of:=[.U168]*1000000" office:value-type="float" office:value="3.9623">
            <text:p>3.9623</text:p>
          </table:table-cell>
          <table:table-cell table:formula="of:=[.V168]*1000000" office:value-type="float" office:value="0.038242">
            <text:p>0.038242</text:p>
          </table:table-cell>
          <table:table-cell table:formula="of:=[.W168]*1000000" office:value-type="float" office:value="1.2745">
            <text:p>1.2745</text:p>
          </table:table-cell>
          <table:table-cell table:formula="of:=[.X168]*1000000" office:value-type="float" office:value="18.976">
            <text:p>18.976</text:p>
          </table:table-cell>
          <table:table-cell table:formula="of:=[.Y168]*1000000" office:value-type="float" office:value="0.00000000000012404">
            <text:p>1.2404E-013</text:p>
          </table:table-cell>
          <table:table-cell table:formula="of:=[.Z168]*1000000" office:value-type="float" office:value="435.95">
            <text:p>435.95</text:p>
          </table:table-cell>
          <table:table-cell table:formula="of:=[.AA168]*1000000" office:value-type="float" office:value="53.629">
            <text:p>53.629</text:p>
          </table:table-cell>
          <table:table-cell table:formula="of:=[.AB168]*1000000" office:value-type="float" office:value="891.85">
            <text:p>891.85</text:p>
          </table:table-cell>
          <table:table-cell table:formula="of:=[.AC168]*1000000" office:value-type="float" office:value="19.973">
            <text:p>19.973</text:p>
          </table:table-cell>
          <table:table-cell table:formula="of:=[.AD168]*1000000" office:value-type="float" office:value="0">
            <text:p>0</text:p>
          </table:table-cell>
          <table:table-cell table:formula="of:=[.AE168]*1000000" office:value-type="float" office:value="1.2741">
            <text:p>1.2741</text:p>
          </table:table-cell>
          <table:table-cell table:formula="of:=[.AF168]*1000000" office:value-type="float" office:value="18.976">
            <text:p>18.976</text:p>
          </table:table-cell>
          <table:table-cell table:formula="of:=[.AG168]*1000000" office:value-type="float" office:value="0.00000000000012404">
            <text:p>1.2404E-013</text:p>
          </table:table-cell>
          <table:table-cell office:value-type="float" office:value="0.00043596">
            <text:p>0.00043596</text:p>
          </table:table-cell>
          <table:table-cell table:style-name="ce1" office:value-type="string">
            <text:p>5.3628e-05</text:p>
          </table:table-cell>
          <table:table-cell office:value-type="float" office:value="0.00089184">
            <text:p>0.00089184</text:p>
          </table:table-cell>
          <table:table-cell table:style-name="ce1" office:value-type="string">
            <text:p>3.9623e-06</text:p>
          </table:table-cell>
          <table:table-cell table:style-name="ce1" office:value-type="string">
            <text:p>3.8242e-08</text:p>
          </table:table-cell>
          <table:table-cell table:style-name="ce1" office:value-type="string">
            <text:p>1.2745e-06</text:p>
          </table:table-cell>
          <table:table-cell table:style-name="ce1" office:value-type="string">
            <text:p>1.8976e-05</text:p>
          </table:table-cell>
          <table:table-cell table:style-name="ce1" office:value-type="string">
            <text:p>1.2404e-19</text:p>
          </table:table-cell>
          <table:table-cell office:value-type="float" office:value="0.00043595">
            <text:p>0.00043595</text:p>
          </table:table-cell>
          <table:table-cell table:style-name="ce1" office:value-type="string">
            <text:p>5.3629e-05</text:p>
          </table:table-cell>
          <table:table-cell office:value-type="float" office:value="0.00089185">
            <text:p>0.00089185</text:p>
          </table:table-cell>
          <table:table-cell table:style-name="ce1" office:value-type="string">
            <text:p>1.99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41e-06</text:p>
          </table:table-cell>
          <table:table-cell table:style-name="ce1" office:value-type="string">
            <text:p>1.8976e-05</text:p>
          </table:table-cell>
          <table:table-cell table:style-name="ce1" office:value-type="string">
            <text:p>1.2404e-19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R169]*1000000" office:value-type="float" office:value="432.73">
            <text:p>432.73</text:p>
          </table:table-cell>
          <table:table-cell table:formula="of:=[.S169]*1000000" office:value-type="float" office:value="53.249">
            <text:p>53.249</text:p>
          </table:table-cell>
          <table:table-cell table:formula="of:=[.T169]*1000000" office:value-type="float" office:value="895.35">
            <text:p>895.35</text:p>
          </table:table-cell>
          <table:table-cell table:formula="of:=[.U169]*1000000" office:value-type="float" office:value="3.8865">
            <text:p>3.8865</text:p>
          </table:table-cell>
          <table:table-cell table:formula="of:=[.V169]*1000000" office:value-type="float" office:value="0.038309">
            <text:p>0.038309</text:p>
          </table:table-cell>
          <table:table-cell table:formula="of:=[.W169]*1000000" office:value-type="float" office:value="1.2703">
            <text:p>1.2703</text:p>
          </table:table-cell>
          <table:table-cell table:formula="of:=[.X169]*1000000" office:value-type="float" office:value="18.855">
            <text:p>18.855</text:p>
          </table:table-cell>
          <table:table-cell table:formula="of:=[.Y169]*1000000" office:value-type="float" office:value="0.00000000000012044">
            <text:p>1.2044E-013</text:p>
          </table:table-cell>
          <table:table-cell table:formula="of:=[.Z169]*1000000" office:value-type="float" office:value="432.72">
            <text:p>432.72</text:p>
          </table:table-cell>
          <table:table-cell table:formula="of:=[.AA169]*1000000" office:value-type="float" office:value="53.25">
            <text:p>53.25</text:p>
          </table:table-cell>
          <table:table-cell table:formula="of:=[.AB169]*1000000" office:value-type="float" office:value="895.36">
            <text:p>895.36</text:p>
          </table:table-cell>
          <table:table-cell table:formula="of:=[.AC169]*1000000" office:value-type="float" office:value="19.974">
            <text:p>19.974</text:p>
          </table:table-cell>
          <table:table-cell table:formula="of:=[.AD169]*1000000" office:value-type="float" office:value="0">
            <text:p>0</text:p>
          </table:table-cell>
          <table:table-cell table:formula="of:=[.AE169]*1000000" office:value-type="float" office:value="1.27">
            <text:p>1.27</text:p>
          </table:table-cell>
          <table:table-cell table:formula="of:=[.AF169]*1000000" office:value-type="float" office:value="18.855">
            <text:p>18.855</text:p>
          </table:table-cell>
          <table:table-cell table:formula="of:=[.AG169]*1000000" office:value-type="float" office:value="0.00000000000012044">
            <text:p>1.2044E-013</text:p>
          </table:table-cell>
          <table:table-cell office:value-type="float" office:value="0.00043273">
            <text:p>0.00043273</text:p>
          </table:table-cell>
          <table:table-cell table:style-name="ce1" office:value-type="string">
            <text:p>5.3249e-05</text:p>
          </table:table-cell>
          <table:table-cell office:value-type="float" office:value="0.00089535">
            <text:p>0.00089535</text:p>
          </table:table-cell>
          <table:table-cell table:style-name="ce1" office:value-type="string">
            <text:p>3.8865e-06</text:p>
          </table:table-cell>
          <table:table-cell table:style-name="ce1" office:value-type="string">
            <text:p>3.8309e-08</text:p>
          </table:table-cell>
          <table:table-cell table:style-name="ce1" office:value-type="string">
            <text:p>1.2703e-06</text:p>
          </table:table-cell>
          <table:table-cell table:style-name="ce1" office:value-type="string">
            <text:p>1.8855e-05</text:p>
          </table:table-cell>
          <table:table-cell table:style-name="ce1" office:value-type="string">
            <text:p>1.2044e-19</text:p>
          </table:table-cell>
          <table:table-cell office:value-type="float" office:value="0.00043272">
            <text:p>0.00043272</text:p>
          </table:table-cell>
          <table:table-cell table:style-name="ce1" office:value-type="string">
            <text:p>5.325e-05</text:p>
          </table:table-cell>
          <table:table-cell office:value-type="float" office:value="0.00089536">
            <text:p>0.00089536</text:p>
          </table:table-cell>
          <table:table-cell table:style-name="ce1" office:value-type="string">
            <text:p>1.99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e-06</text:p>
          </table:table-cell>
          <table:table-cell table:style-name="ce1" office:value-type="string">
            <text:p>1.8855e-05</text:p>
          </table:table-cell>
          <table:table-cell table:style-name="ce1" office:value-type="string">
            <text:p>1.2044e-19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R170]*1000000" office:value-type="float" office:value="429.53">
            <text:p>429.53</text:p>
          </table:table-cell>
          <table:table-cell table:formula="of:=[.S170]*1000000" office:value-type="float" office:value="52.873">
            <text:p>52.873</text:p>
          </table:table-cell>
          <table:table-cell table:formula="of:=[.T170]*1000000" office:value-type="float" office:value="898.83">
            <text:p>898.83</text:p>
          </table:table-cell>
          <table:table-cell table:formula="of:=[.U170]*1000000" office:value-type="float" office:value="3.8119">
            <text:p>3.8119</text:p>
          </table:table-cell>
          <table:table-cell table:formula="of:=[.V170]*1000000" office:value-type="float" office:value="0.038377">
            <text:p>0.038377</text:p>
          </table:table-cell>
          <table:table-cell table:formula="of:=[.W170]*1000000" office:value-type="float" office:value="1.2662">
            <text:p>1.2662</text:p>
          </table:table-cell>
          <table:table-cell table:formula="of:=[.X170]*1000000" office:value-type="float" office:value="18.734">
            <text:p>18.734</text:p>
          </table:table-cell>
          <table:table-cell table:formula="of:=[.Y170]*1000000" office:value-type="float" office:value="0.00000000000011695">
            <text:p>1.1695E-013</text:p>
          </table:table-cell>
          <table:table-cell table:formula="of:=[.Z170]*1000000" office:value-type="float" office:value="429.52">
            <text:p>429.52</text:p>
          </table:table-cell>
          <table:table-cell table:formula="of:=[.AA170]*1000000" office:value-type="float" office:value="52.874">
            <text:p>52.874</text:p>
          </table:table-cell>
          <table:table-cell table:formula="of:=[.AB170]*1000000" office:value-type="float" office:value="898.84">
            <text:p>898.84</text:p>
          </table:table-cell>
          <table:table-cell table:formula="of:=[.AC170]*1000000" office:value-type="float" office:value="19.974">
            <text:p>19.974</text:p>
          </table:table-cell>
          <table:table-cell table:formula="of:=[.AD170]*1000000" office:value-type="float" office:value="0">
            <text:p>0</text:p>
          </table:table-cell>
          <table:table-cell table:formula="of:=[.AE170]*1000000" office:value-type="float" office:value="1.2659">
            <text:p>1.2659</text:p>
          </table:table-cell>
          <table:table-cell table:formula="of:=[.AF170]*1000000" office:value-type="float" office:value="18.734">
            <text:p>18.734</text:p>
          </table:table-cell>
          <table:table-cell table:formula="of:=[.AG170]*1000000" office:value-type="float" office:value="0.00000000000011695">
            <text:p>1.1695E-013</text:p>
          </table:table-cell>
          <table:table-cell office:value-type="float" office:value="0.00042953">
            <text:p>0.00042953</text:p>
          </table:table-cell>
          <table:table-cell table:style-name="ce1" office:value-type="string">
            <text:p>5.2873e-05</text:p>
          </table:table-cell>
          <table:table-cell office:value-type="float" office:value="0.00089883">
            <text:p>0.00089883</text:p>
          </table:table-cell>
          <table:table-cell table:style-name="ce1" office:value-type="string">
            <text:p>3.8119e-06</text:p>
          </table:table-cell>
          <table:table-cell table:style-name="ce1" office:value-type="string">
            <text:p>3.8377e-08</text:p>
          </table:table-cell>
          <table:table-cell table:style-name="ce1" office:value-type="string">
            <text:p>1.2662e-06</text:p>
          </table:table-cell>
          <table:table-cell table:style-name="ce1" office:value-type="string">
            <text:p>1.8734e-05</text:p>
          </table:table-cell>
          <table:table-cell table:style-name="ce1" office:value-type="string">
            <text:p>1.1695e-19</text:p>
          </table:table-cell>
          <table:table-cell office:value-type="float" office:value="0.00042952">
            <text:p>0.00042952</text:p>
          </table:table-cell>
          <table:table-cell table:style-name="ce1" office:value-type="string">
            <text:p>5.2874e-05</text:p>
          </table:table-cell>
          <table:table-cell office:value-type="float" office:value="0.00089884">
            <text:p>0.00089884</text:p>
          </table:table-cell>
          <table:table-cell table:style-name="ce1" office:value-type="string">
            <text:p>1.99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2659e-06</text:p>
          </table:table-cell>
          <table:table-cell table:style-name="ce1" office:value-type="string">
            <text:p>1.8734e-05</text:p>
          </table:table-cell>
          <table:table-cell table:style-name="ce1" office:value-type="string">
            <text:p>1.1695e-19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R171]*1000000" office:value-type="float" office:value="426.36">
            <text:p>426.36</text:p>
          </table:table-cell>
          <table:table-cell table:formula="of:=[.S171]*1000000" office:value-type="float" office:value="52.499">
            <text:p>52.499</text:p>
          </table:table-cell>
          <table:table-cell table:formula="of:=[.T171]*1000000" office:value-type="float" office:value="902.27">
            <text:p>902.27</text:p>
          </table:table-cell>
          <table:table-cell table:formula="of:=[.U171]*1000000" office:value-type="float" office:value="3.7386">
            <text:p>3.7386</text:p>
          </table:table-cell>
          <table:table-cell table:formula="of:=[.V171]*1000000" office:value-type="float" office:value="0.038444">
            <text:p>0.038444</text:p>
          </table:table-cell>
          <table:table-cell table:formula="of:=[.W171]*1000000" office:value-type="float" office:value="1.2621">
            <text:p>1.2621</text:p>
          </table:table-cell>
          <table:table-cell table:formula="of:=[.X171]*1000000" office:value-type="float" office:value="18.614">
            <text:p>18.614</text:p>
          </table:table-cell>
          <table:table-cell table:formula="of:=[.Y171]*1000000" office:value-type="float" office:value="0.00000000000011357">
            <text:p>1.1357E-013</text:p>
          </table:table-cell>
          <table:table-cell table:formula="of:=[.Z171]*1000000" office:value-type="float" office:value="426.35">
            <text:p>426.35</text:p>
          </table:table-cell>
          <table:table-cell table:formula="of:=[.AA171]*1000000" office:value-type="float" office:value="52.5">
            <text:p>52.5</text:p>
          </table:table-cell>
          <table:table-cell table:formula="of:=[.AB171]*1000000" office:value-type="float" office:value="902.28">
            <text:p>902.28</text:p>
          </table:table-cell>
          <table:table-cell table:formula="of:=[.AC171]*1000000" office:value-type="float" office:value="19.975">
            <text:p>19.975</text:p>
          </table:table-cell>
          <table:table-cell table:formula="of:=[.AD171]*1000000" office:value-type="float" office:value="0">
            <text:p>0</text:p>
          </table:table-cell>
          <table:table-cell table:formula="of:=[.AE171]*1000000" office:value-type="float" office:value="1.2617">
            <text:p>1.2617</text:p>
          </table:table-cell>
          <table:table-cell table:formula="of:=[.AF171]*1000000" office:value-type="float" office:value="18.614">
            <text:p>18.614</text:p>
          </table:table-cell>
          <table:table-cell table:formula="of:=[.AG171]*1000000" office:value-type="float" office:value="0.00000000000011356">
            <text:p>1.1356E-013</text:p>
          </table:table-cell>
          <table:table-cell office:value-type="float" office:value="0.00042636">
            <text:p>0.00042636</text:p>
          </table:table-cell>
          <table:table-cell table:style-name="ce1" office:value-type="string">
            <text:p>5.2499e-05</text:p>
          </table:table-cell>
          <table:table-cell office:value-type="float" office:value="0.00090227">
            <text:p>0.00090227</text:p>
          </table:table-cell>
          <table:table-cell table:style-name="ce1" office:value-type="string">
            <text:p>3.7386e-06</text:p>
          </table:table-cell>
          <table:table-cell table:style-name="ce1" office:value-type="string">
            <text:p>3.8444e-08</text:p>
          </table:table-cell>
          <table:table-cell table:style-name="ce1" office:value-type="string">
            <text:p>1.2621e-06</text:p>
          </table:table-cell>
          <table:table-cell table:style-name="ce1" office:value-type="string">
            <text:p>1.8614e-05</text:p>
          </table:table-cell>
          <table:table-cell table:style-name="ce1" office:value-type="string">
            <text:p>1.1357e-19</text:p>
          </table:table-cell>
          <table:table-cell office:value-type="float" office:value="0.00042635">
            <text:p>0.00042635</text:p>
          </table:table-cell>
          <table:table-cell table:style-name="ce1" office:value-type="string">
            <text:p>5.25e-05</text:p>
          </table:table-cell>
          <table:table-cell office:value-type="float" office:value="0.00090228">
            <text:p>0.00090228</text:p>
          </table:table-cell>
          <table:table-cell table:style-name="ce1" office:value-type="string">
            <text:p>1.9975e-05</text:p>
          </table:table-cell>
          <table:table-cell office:value-type="float" office:value="0">
            <text:p>0</text:p>
          </table:table-cell>
          <table:table-cell table:style-name="ce1" office:value-type="string">
            <text:p>1.2617e-06</text:p>
          </table:table-cell>
          <table:table-cell table:style-name="ce1" office:value-type="string">
            <text:p>1.8614e-05</text:p>
          </table:table-cell>
          <table:table-cell table:style-name="ce1" office:value-type="string">
            <text:p>1.1356e-19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R172]*1000000" office:value-type="float" office:value="423.21">
            <text:p>423.21</text:p>
          </table:table-cell>
          <table:table-cell table:formula="of:=[.S172]*1000000" office:value-type="float" office:value="52.127">
            <text:p>52.127</text:p>
          </table:table-cell>
          <table:table-cell table:formula="of:=[.T172]*1000000" office:value-type="float" office:value="905.69">
            <text:p>905.69</text:p>
          </table:table-cell>
          <table:table-cell table:formula="of:=[.U172]*1000000" office:value-type="float" office:value="3.6665">
            <text:p>3.6665</text:p>
          </table:table-cell>
          <table:table-cell table:formula="of:=[.V172]*1000000" office:value-type="float" office:value="0.038511">
            <text:p>0.038511</text:p>
          </table:table-cell>
          <table:table-cell table:formula="of:=[.W172]*1000000" office:value-type="float" office:value="1.258">
            <text:p>1.258</text:p>
          </table:table-cell>
          <table:table-cell table:formula="of:=[.X172]*1000000" office:value-type="float" office:value="18.494">
            <text:p>18.494</text:p>
          </table:table-cell>
          <table:table-cell table:formula="of:=[.Y172]*1000000" office:value-type="float" office:value="0.00000000000011029">
            <text:p>1.1029E-013</text:p>
          </table:table-cell>
          <table:table-cell table:formula="of:=[.Z172]*1000000" office:value-type="float" office:value="423.2">
            <text:p>423.2</text:p>
          </table:table-cell>
          <table:table-cell table:formula="of:=[.AA172]*1000000" office:value-type="float" office:value="52.128">
            <text:p>52.128</text:p>
          </table:table-cell>
          <table:table-cell table:formula="of:=[.AB172]*1000000" office:value-type="float" office:value="905.7">
            <text:p>905.7</text:p>
          </table:table-cell>
          <table:table-cell table:formula="of:=[.AC172]*1000000" office:value-type="float" office:value="19.975">
            <text:p>19.975</text:p>
          </table:table-cell>
          <table:table-cell table:formula="of:=[.AD172]*1000000" office:value-type="float" office:value="0">
            <text:p>0</text:p>
          </table:table-cell>
          <table:table-cell table:formula="of:=[.AE172]*1000000" office:value-type="float" office:value="1.2576">
            <text:p>1.2576</text:p>
          </table:table-cell>
          <table:table-cell table:formula="of:=[.AF172]*1000000" office:value-type="float" office:value="18.494">
            <text:p>18.494</text:p>
          </table:table-cell>
          <table:table-cell table:formula="of:=[.AG172]*1000000" office:value-type="float" office:value="0.00000000000011028">
            <text:p>1.1028E-013</text:p>
          </table:table-cell>
          <table:table-cell office:value-type="float" office:value="0.00042321">
            <text:p>0.00042321</text:p>
          </table:table-cell>
          <table:table-cell table:style-name="ce1" office:value-type="string">
            <text:p>5.2127e-05</text:p>
          </table:table-cell>
          <table:table-cell office:value-type="float" office:value="0.00090569">
            <text:p>0.00090569</text:p>
          </table:table-cell>
          <table:table-cell table:style-name="ce1" office:value-type="string">
            <text:p>3.6665e-06</text:p>
          </table:table-cell>
          <table:table-cell table:style-name="ce1" office:value-type="string">
            <text:p>3.8511e-08</text:p>
          </table:table-cell>
          <table:table-cell table:style-name="ce1" office:value-type="string">
            <text:p>1.258e-06</text:p>
          </table:table-cell>
          <table:table-cell table:style-name="ce1" office:value-type="string">
            <text:p>1.8494e-05</text:p>
          </table:table-cell>
          <table:table-cell table:style-name="ce1" office:value-type="string">
            <text:p>1.1029e-19</text:p>
          </table:table-cell>
          <table:table-cell office:value-type="float" office:value="0.0004232">
            <text:p>0.0004232</text:p>
          </table:table-cell>
          <table:table-cell table:style-name="ce1" office:value-type="string">
            <text:p>5.2128e-05</text:p>
          </table:table-cell>
          <table:table-cell office:value-type="float" office:value="0.0009057">
            <text:p>0.0009057</text:p>
          </table:table-cell>
          <table:table-cell table:style-name="ce1" office:value-type="string">
            <text:p>1.9975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76e-06</text:p>
          </table:table-cell>
          <table:table-cell table:style-name="ce1" office:value-type="string">
            <text:p>1.8494e-05</text:p>
          </table:table-cell>
          <table:table-cell table:style-name="ce1" office:value-type="string">
            <text:p>1.1028e-19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R173]*1000000" office:value-type="float" office:value="420.09">
            <text:p>420.09</text:p>
          </table:table-cell>
          <table:table-cell table:formula="of:=[.S173]*1000000" office:value-type="float" office:value="51.758">
            <text:p>51.758</text:p>
          </table:table-cell>
          <table:table-cell table:formula="of:=[.T173]*1000000" office:value-type="float" office:value="909.09">
            <text:p>909.09</text:p>
          </table:table-cell>
          <table:table-cell table:formula="of:=[.U173]*1000000" office:value-type="float" office:value="3.5956">
            <text:p>3.5956</text:p>
          </table:table-cell>
          <table:table-cell table:formula="of:=[.V173]*1000000" office:value-type="float" office:value="0.038577">
            <text:p>0.038577</text:p>
          </table:table-cell>
          <table:table-cell table:formula="of:=[.W173]*1000000" office:value-type="float" office:value="1.2539">
            <text:p>1.2539</text:p>
          </table:table-cell>
          <table:table-cell table:formula="of:=[.X173]*1000000" office:value-type="float" office:value="18.375">
            <text:p>18.375</text:p>
          </table:table-cell>
          <table:table-cell table:formula="of:=[.Y173]*1000000" office:value-type="float" office:value="0.00000000000010711">
            <text:p>1.0711E-013</text:p>
          </table:table-cell>
          <table:table-cell table:formula="of:=[.Z173]*1000000" office:value-type="float" office:value="420.08">
            <text:p>420.08</text:p>
          </table:table-cell>
          <table:table-cell table:formula="of:=[.AA173]*1000000" office:value-type="float" office:value="51.759">
            <text:p>51.759</text:p>
          </table:table-cell>
          <table:table-cell table:formula="of:=[.AB173]*1000000" office:value-type="float" office:value="909.1">
            <text:p>909.1</text:p>
          </table:table-cell>
          <table:table-cell table:formula="of:=[.AC173]*1000000" office:value-type="float" office:value="19.976">
            <text:p>19.976</text:p>
          </table:table-cell>
          <table:table-cell table:formula="of:=[.AD173]*1000000" office:value-type="float" office:value="0">
            <text:p>0</text:p>
          </table:table-cell>
          <table:table-cell table:formula="of:=[.AE173]*1000000" office:value-type="float" office:value="1.2536">
            <text:p>1.2536</text:p>
          </table:table-cell>
          <table:table-cell table:formula="of:=[.AF173]*1000000" office:value-type="float" office:value="18.375">
            <text:p>18.375</text:p>
          </table:table-cell>
          <table:table-cell table:formula="of:=[.AG173]*1000000" office:value-type="float" office:value="0.0000000000001071">
            <text:p>1.071E-013</text:p>
          </table:table-cell>
          <table:table-cell office:value-type="float" office:value="0.00042009">
            <text:p>0.00042009</text:p>
          </table:table-cell>
          <table:table-cell table:style-name="ce1" office:value-type="string">
            <text:p>5.1758e-05</text:p>
          </table:table-cell>
          <table:table-cell office:value-type="float" office:value="0.00090909">
            <text:p>0.00090909</text:p>
          </table:table-cell>
          <table:table-cell table:style-name="ce1" office:value-type="string">
            <text:p>3.5956e-06</text:p>
          </table:table-cell>
          <table:table-cell table:style-name="ce1" office:value-type="string">
            <text:p>3.8577e-08</text:p>
          </table:table-cell>
          <table:table-cell table:style-name="ce1" office:value-type="string">
            <text:p>1.2539e-06</text:p>
          </table:table-cell>
          <table:table-cell table:style-name="ce1" office:value-type="string">
            <text:p>1.8375e-05</text:p>
          </table:table-cell>
          <table:table-cell table:style-name="ce1" office:value-type="string">
            <text:p>1.0711e-19</text:p>
          </table:table-cell>
          <table:table-cell office:value-type="float" office:value="0.00042008">
            <text:p>0.00042008</text:p>
          </table:table-cell>
          <table:table-cell table:style-name="ce1" office:value-type="string">
            <text:p>5.1759e-05</text:p>
          </table:table-cell>
          <table:table-cell office:value-type="float" office:value="0.0009091">
            <text:p>0.0009091</text:p>
          </table:table-cell>
          <table:table-cell table:style-name="ce1" office:value-type="string">
            <text:p>1.9976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36e-06</text:p>
          </table:table-cell>
          <table:table-cell table:style-name="ce1" office:value-type="string">
            <text:p>1.8375e-05</text:p>
          </table:table-cell>
          <table:table-cell table:style-name="ce1" office:value-type="string">
            <text:p>1.071e-19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R174]*1000000" office:value-type="float" office:value="417">
            <text:p>417</text:p>
          </table:table-cell>
          <table:table-cell table:formula="of:=[.S174]*1000000" office:value-type="float" office:value="51.392">
            <text:p>51.392</text:p>
          </table:table-cell>
          <table:table-cell table:formula="of:=[.T174]*1000000" office:value-type="float" office:value="912.45">
            <text:p>912.45</text:p>
          </table:table-cell>
          <table:table-cell table:formula="of:=[.U174]*1000000" office:value-type="float" office:value="3.5258">
            <text:p>3.5258</text:p>
          </table:table-cell>
          <table:table-cell table:formula="of:=[.V174]*1000000" office:value-type="float" office:value="0.038643">
            <text:p>0.038643</text:p>
          </table:table-cell>
          <table:table-cell table:formula="of:=[.W174]*1000000" office:value-type="float" office:value="1.2499">
            <text:p>1.2499</text:p>
          </table:table-cell>
          <table:table-cell table:formula="of:=[.X174]*1000000" office:value-type="float" office:value="18.257">
            <text:p>18.257</text:p>
          </table:table-cell>
          <table:table-cell table:formula="of:=[.Y174]*1000000" office:value-type="float" office:value="0.00000000000010402">
            <text:p>1.0402E-013</text:p>
          </table:table-cell>
          <table:table-cell table:formula="of:=[.Z174]*1000000" office:value-type="float" office:value="416.99">
            <text:p>416.99</text:p>
          </table:table-cell>
          <table:table-cell table:formula="of:=[.AA174]*1000000" office:value-type="float" office:value="51.393">
            <text:p>51.393</text:p>
          </table:table-cell>
          <table:table-cell table:formula="of:=[.AB174]*1000000" office:value-type="float" office:value="912.46">
            <text:p>912.46</text:p>
          </table:table-cell>
          <table:table-cell table:formula="of:=[.AC174]*1000000" office:value-type="float" office:value="19.977">
            <text:p>19.977</text:p>
          </table:table-cell>
          <table:table-cell table:formula="of:=[.AD174]*1000000" office:value-type="float" office:value="0">
            <text:p>0</text:p>
          </table:table-cell>
          <table:table-cell table:formula="of:=[.AE174]*1000000" office:value-type="float" office:value="1.2495">
            <text:p>1.2495</text:p>
          </table:table-cell>
          <table:table-cell table:formula="of:=[.AF174]*1000000" office:value-type="float" office:value="18.257">
            <text:p>18.257</text:p>
          </table:table-cell>
          <table:table-cell table:formula="of:=[.AG174]*1000000" office:value-type="float" office:value="0.00000000000010402">
            <text:p>1.0402E-013</text:p>
          </table:table-cell>
          <table:table-cell office:value-type="float" office:value="0.000417">
            <text:p>0.000417</text:p>
          </table:table-cell>
          <table:table-cell table:style-name="ce1" office:value-type="string">
            <text:p>5.1392e-05</text:p>
          </table:table-cell>
          <table:table-cell office:value-type="float" office:value="0.00091245">
            <text:p>0.00091245</text:p>
          </table:table-cell>
          <table:table-cell table:style-name="ce1" office:value-type="string">
            <text:p>3.5258e-06</text:p>
          </table:table-cell>
          <table:table-cell table:style-name="ce1" office:value-type="string">
            <text:p>3.8643e-08</text:p>
          </table:table-cell>
          <table:table-cell table:style-name="ce1" office:value-type="string">
            <text:p>1.2499e-06</text:p>
          </table:table-cell>
          <table:table-cell table:style-name="ce1" office:value-type="string">
            <text:p>1.8257e-05</text:p>
          </table:table-cell>
          <table:table-cell table:style-name="ce1" office:value-type="string">
            <text:p>1.0402e-19</text:p>
          </table:table-cell>
          <table:table-cell office:value-type="float" office:value="0.00041699">
            <text:p>0.00041699</text:p>
          </table:table-cell>
          <table:table-cell table:style-name="ce1" office:value-type="string">
            <text:p>5.1393e-05</text:p>
          </table:table-cell>
          <table:table-cell office:value-type="float" office:value="0.00091246">
            <text:p>0.00091246</text:p>
          </table:table-cell>
          <table:table-cell table:style-name="ce1" office:value-type="string">
            <text:p>1.9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95e-06</text:p>
          </table:table-cell>
          <table:table-cell table:style-name="ce1" office:value-type="string">
            <text:p>1.8257e-05</text:p>
          </table:table-cell>
          <table:table-cell table:style-name="ce1" office:value-type="string">
            <text:p>1.0402e-19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R175]*1000000" office:value-type="float" office:value="413.93">
            <text:p>413.93</text:p>
          </table:table-cell>
          <table:table-cell table:formula="of:=[.S175]*1000000" office:value-type="float" office:value="51.028">
            <text:p>51.028</text:p>
          </table:table-cell>
          <table:table-cell table:formula="of:=[.T175]*1000000" office:value-type="float" office:value="915.78">
            <text:p>915.78</text:p>
          </table:table-cell>
          <table:table-cell table:formula="of:=[.U175]*1000000" office:value-type="float" office:value="3.4573">
            <text:p>3.4573</text:p>
          </table:table-cell>
          <table:table-cell table:formula="of:=[.V175]*1000000" office:value-type="float" office:value="0.03871">
            <text:p>0.03871</text:p>
          </table:table-cell>
          <table:table-cell table:formula="of:=[.W175]*1000000" office:value-type="float" office:value="1.2458">
            <text:p>1.2458</text:p>
          </table:table-cell>
          <table:table-cell table:formula="of:=[.X175]*1000000" office:value-type="float" office:value="18.139">
            <text:p>18.139</text:p>
          </table:table-cell>
          <table:table-cell table:formula="of:=[.Y175]*1000000" office:value-type="float" office:value="0.00000000000010103">
            <text:p>1.0103E-013</text:p>
          </table:table-cell>
          <table:table-cell table:formula="of:=[.Z175]*1000000" office:value-type="float" office:value="413.92">
            <text:p>413.92</text:p>
          </table:table-cell>
          <table:table-cell table:formula="of:=[.AA175]*1000000" office:value-type="float" office:value="51.029">
            <text:p>51.029</text:p>
          </table:table-cell>
          <table:table-cell table:formula="of:=[.AB175]*1000000" office:value-type="float" office:value="915.8">
            <text:p>915.8</text:p>
          </table:table-cell>
          <table:table-cell table:formula="of:=[.AC175]*1000000" office:value-type="float" office:value="19.977">
            <text:p>19.977</text:p>
          </table:table-cell>
          <table:table-cell table:formula="of:=[.AD175]*1000000" office:value-type="float" office:value="0">
            <text:p>0</text:p>
          </table:table-cell>
          <table:table-cell table:formula="of:=[.AE175]*1000000" office:value-type="float" office:value="1.2454">
            <text:p>1.2454</text:p>
          </table:table-cell>
          <table:table-cell table:formula="of:=[.AF175]*1000000" office:value-type="float" office:value="18.139">
            <text:p>18.139</text:p>
          </table:table-cell>
          <table:table-cell table:formula="of:=[.AG175]*1000000" office:value-type="float" office:value="0.00000000000010103">
            <text:p>1.0103E-013</text:p>
          </table:table-cell>
          <table:table-cell office:value-type="float" office:value="0.00041393">
            <text:p>0.00041393</text:p>
          </table:table-cell>
          <table:table-cell table:style-name="ce1" office:value-type="string">
            <text:p>5.1028e-05</text:p>
          </table:table-cell>
          <table:table-cell office:value-type="float" office:value="0.00091578">
            <text:p>0.00091578</text:p>
          </table:table-cell>
          <table:table-cell table:style-name="ce1" office:value-type="string">
            <text:p>3.4573e-06</text:p>
          </table:table-cell>
          <table:table-cell table:style-name="ce1" office:value-type="string">
            <text:p>3.871e-08</text:p>
          </table:table-cell>
          <table:table-cell table:style-name="ce1" office:value-type="string">
            <text:p>1.2458e-06</text:p>
          </table:table-cell>
          <table:table-cell table:style-name="ce1" office:value-type="string">
            <text:p>1.8139e-05</text:p>
          </table:table-cell>
          <table:table-cell table:style-name="ce1" office:value-type="string">
            <text:p>1.0103e-19</text:p>
          </table:table-cell>
          <table:table-cell office:value-type="float" office:value="0.00041392">
            <text:p>0.00041392</text:p>
          </table:table-cell>
          <table:table-cell table:style-name="ce1" office:value-type="string">
            <text:p>5.1029e-05</text:p>
          </table:table-cell>
          <table:table-cell office:value-type="float" office:value="0.0009158">
            <text:p>0.0009158</text:p>
          </table:table-cell>
          <table:table-cell table:style-name="ce1" office:value-type="string">
            <text:p>1.9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54e-06</text:p>
          </table:table-cell>
          <table:table-cell table:style-name="ce1" office:value-type="string">
            <text:p>1.8139e-05</text:p>
          </table:table-cell>
          <table:table-cell table:style-name="ce1" office:value-type="string">
            <text:p>1.0103e-19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R176]*1000000" office:value-type="float" office:value="410.88">
            <text:p>410.88</text:p>
          </table:table-cell>
          <table:table-cell table:formula="of:=[.S176]*1000000" office:value-type="float" office:value="50.666">
            <text:p>50.666</text:p>
          </table:table-cell>
          <table:table-cell table:formula="of:=[.T176]*1000000" office:value-type="float" office:value="919.09">
            <text:p>919.09</text:p>
          </table:table-cell>
          <table:table-cell table:formula="of:=[.U176]*1000000" office:value-type="float" office:value="3.3899">
            <text:p>3.3899</text:p>
          </table:table-cell>
          <table:table-cell table:formula="of:=[.V176]*1000000" office:value-type="float" office:value="0.038775">
            <text:p>0.038775</text:p>
          </table:table-cell>
          <table:table-cell table:formula="of:=[.W176]*1000000" office:value-type="float" office:value="1.2418">
            <text:p>1.2418</text:p>
          </table:table-cell>
          <table:table-cell table:formula="of:=[.X176]*1000000" office:value-type="float" office:value="18.022">
            <text:p>18.022</text:p>
          </table:table-cell>
          <table:table-cell table:formula="of:=[.Y176]*1000000" office:value-type="float" office:value="0.000000000000098134">
            <text:p>9.8134E-014</text:p>
          </table:table-cell>
          <table:table-cell table:formula="of:=[.Z176]*1000000" office:value-type="float" office:value="410.87">
            <text:p>410.87</text:p>
          </table:table-cell>
          <table:table-cell table:formula="of:=[.AA176]*1000000" office:value-type="float" office:value="50.667">
            <text:p>50.667</text:p>
          </table:table-cell>
          <table:table-cell table:formula="of:=[.AB176]*1000000" office:value-type="float" office:value="919.1">
            <text:p>919.1</text:p>
          </table:table-cell>
          <table:table-cell table:formula="of:=[.AC176]*1000000" office:value-type="float" office:value="19.978">
            <text:p>19.978</text:p>
          </table:table-cell>
          <table:table-cell table:formula="of:=[.AD176]*1000000" office:value-type="float" office:value="0">
            <text:p>0</text:p>
          </table:table-cell>
          <table:table-cell table:formula="of:=[.AE176]*1000000" office:value-type="float" office:value="1.2414">
            <text:p>1.2414</text:p>
          </table:table-cell>
          <table:table-cell table:formula="of:=[.AF176]*1000000" office:value-type="float" office:value="18.022">
            <text:p>18.022</text:p>
          </table:table-cell>
          <table:table-cell table:formula="of:=[.AG176]*1000000" office:value-type="float" office:value="0.000000000000098132">
            <text:p>9.8132E-014</text:p>
          </table:table-cell>
          <table:table-cell office:value-type="float" office:value="0.00041088">
            <text:p>0.00041088</text:p>
          </table:table-cell>
          <table:table-cell table:style-name="ce1" office:value-type="string">
            <text:p>5.0666e-05</text:p>
          </table:table-cell>
          <table:table-cell office:value-type="float" office:value="0.00091909">
            <text:p>0.00091909</text:p>
          </table:table-cell>
          <table:table-cell table:style-name="ce1" office:value-type="string">
            <text:p>3.3899e-06</text:p>
          </table:table-cell>
          <table:table-cell table:style-name="ce1" office:value-type="string">
            <text:p>3.8775e-08</text:p>
          </table:table-cell>
          <table:table-cell table:style-name="ce1" office:value-type="string">
            <text:p>1.2418e-06</text:p>
          </table:table-cell>
          <table:table-cell table:style-name="ce1" office:value-type="string">
            <text:p>1.8022e-05</text:p>
          </table:table-cell>
          <table:table-cell table:style-name="ce1" office:value-type="string">
            <text:p>9.8134e-20</text:p>
          </table:table-cell>
          <table:table-cell office:value-type="float" office:value="0.00041087">
            <text:p>0.00041087</text:p>
          </table:table-cell>
          <table:table-cell table:style-name="ce1" office:value-type="string">
            <text:p>5.0667e-05</text:p>
          </table:table-cell>
          <table:table-cell office:value-type="float" office:value="0.0009191">
            <text:p>0.0009191</text:p>
          </table:table-cell>
          <table:table-cell table:style-name="ce1" office:value-type="string">
            <text:p>1.997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14e-06</text:p>
          </table:table-cell>
          <table:table-cell table:style-name="ce1" office:value-type="string">
            <text:p>1.8022e-05</text:p>
          </table:table-cell>
          <table:table-cell table:style-name="ce1" office:value-type="string">
            <text:p>9.8132e-20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R177]*1000000" office:value-type="float" office:value="407.87">
            <text:p>407.87</text:p>
          </table:table-cell>
          <table:table-cell table:formula="of:=[.S177]*1000000" office:value-type="float" office:value="50.307">
            <text:p>50.307</text:p>
          </table:table-cell>
          <table:table-cell table:formula="of:=[.T177]*1000000" office:value-type="float" office:value="922.37">
            <text:p>922.37</text:p>
          </table:table-cell>
          <table:table-cell table:formula="of:=[.U177]*1000000" office:value-type="float" office:value="3.3236">
            <text:p>3.3236</text:p>
          </table:table-cell>
          <table:table-cell table:formula="of:=[.V177]*1000000" office:value-type="float" office:value="0.038841">
            <text:p>0.038841</text:p>
          </table:table-cell>
          <table:table-cell table:formula="of:=[.W177]*1000000" office:value-type="float" office:value="1.2377">
            <text:p>1.2377</text:p>
          </table:table-cell>
          <table:table-cell table:formula="of:=[.X177]*1000000" office:value-type="float" office:value="17.905">
            <text:p>17.905</text:p>
          </table:table-cell>
          <table:table-cell table:formula="of:=[.Y177]*1000000" office:value-type="float" office:value="0.000000000000095324">
            <text:p>9.5324E-014</text:p>
          </table:table-cell>
          <table:table-cell table:formula="of:=[.Z177]*1000000" office:value-type="float" office:value="407.86">
            <text:p>407.86</text:p>
          </table:table-cell>
          <table:table-cell table:formula="of:=[.AA177]*1000000" office:value-type="float" office:value="50.308">
            <text:p>50.308</text:p>
          </table:table-cell>
          <table:table-cell table:formula="of:=[.AB177]*1000000" office:value-type="float" office:value="922.39">
            <text:p>922.39</text:p>
          </table:table-cell>
          <table:table-cell table:formula="of:=[.AC177]*1000000" office:value-type="float" office:value="19.978">
            <text:p>19.978</text:p>
          </table:table-cell>
          <table:table-cell table:formula="of:=[.AD177]*1000000" office:value-type="float" office:value="0">
            <text:p>0</text:p>
          </table:table-cell>
          <table:table-cell table:formula="of:=[.AE177]*1000000" office:value-type="float" office:value="1.2373">
            <text:p>1.2373</text:p>
          </table:table-cell>
          <table:table-cell table:formula="of:=[.AF177]*1000000" office:value-type="float" office:value="17.905">
            <text:p>17.905</text:p>
          </table:table-cell>
          <table:table-cell table:formula="of:=[.AG177]*1000000" office:value-type="float" office:value="0.000000000000095322">
            <text:p>9.5322E-014</text:p>
          </table:table-cell>
          <table:table-cell office:value-type="float" office:value="0.00040787">
            <text:p>0.00040787</text:p>
          </table:table-cell>
          <table:table-cell table:style-name="ce1" office:value-type="string">
            <text:p>5.0307e-05</text:p>
          </table:table-cell>
          <table:table-cell office:value-type="float" office:value="0.00092237">
            <text:p>0.00092237</text:p>
          </table:table-cell>
          <table:table-cell table:style-name="ce1" office:value-type="string">
            <text:p>3.3236e-06</text:p>
          </table:table-cell>
          <table:table-cell table:style-name="ce1" office:value-type="string">
            <text:p>3.8841e-08</text:p>
          </table:table-cell>
          <table:table-cell table:style-name="ce1" office:value-type="string">
            <text:p>1.2377e-06</text:p>
          </table:table-cell>
          <table:table-cell table:style-name="ce1" office:value-type="string">
            <text:p>1.7905e-05</text:p>
          </table:table-cell>
          <table:table-cell table:style-name="ce1" office:value-type="string">
            <text:p>9.5324e-20</text:p>
          </table:table-cell>
          <table:table-cell office:value-type="float" office:value="0.00040786">
            <text:p>0.00040786</text:p>
          </table:table-cell>
          <table:table-cell table:style-name="ce1" office:value-type="string">
            <text:p>5.0308e-05</text:p>
          </table:table-cell>
          <table:table-cell office:value-type="float" office:value="0.00092239">
            <text:p>0.00092239</text:p>
          </table:table-cell>
          <table:table-cell table:style-name="ce1" office:value-type="string">
            <text:p>1.997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373e-06</text:p>
          </table:table-cell>
          <table:table-cell table:style-name="ce1" office:value-type="string">
            <text:p>1.7905e-05</text:p>
          </table:table-cell>
          <table:table-cell table:style-name="ce1" office:value-type="string">
            <text:p>9.5322e-20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R178]*1000000" office:value-type="float" office:value="404.87">
            <text:p>404.87</text:p>
          </table:table-cell>
          <table:table-cell table:formula="of:=[.S178]*1000000" office:value-type="float" office:value="49.95">
            <text:p>49.95</text:p>
          </table:table-cell>
          <table:table-cell table:formula="of:=[.T178]*1000000" office:value-type="float" office:value="925.63">
            <text:p>925.63</text:p>
          </table:table-cell>
          <table:table-cell table:formula="of:=[.U178]*1000000" office:value-type="float" office:value="3.2584">
            <text:p>3.2584</text:p>
          </table:table-cell>
          <table:table-cell table:formula="of:=[.V178]*1000000" office:value-type="float" office:value="0.038907">
            <text:p>0.038907</text:p>
          </table:table-cell>
          <table:table-cell table:formula="of:=[.W178]*1000000" office:value-type="float" office:value="1.2337">
            <text:p>1.2337</text:p>
          </table:table-cell>
          <table:table-cell table:formula="of:=[.X178]*1000000" office:value-type="float" office:value="17.789">
            <text:p>17.789</text:p>
          </table:table-cell>
          <table:table-cell table:formula="of:=[.Y178]*1000000" office:value-type="float" office:value="0.000000000000092599">
            <text:p>9.2599E-014</text:p>
          </table:table-cell>
          <table:table-cell table:formula="of:=[.Z178]*1000000" office:value-type="float" office:value="404.86">
            <text:p>404.86</text:p>
          </table:table-cell>
          <table:table-cell table:formula="of:=[.AA178]*1000000" office:value-type="float" office:value="49.951">
            <text:p>49.951</text:p>
          </table:table-cell>
          <table:table-cell table:formula="of:=[.AB178]*1000000" office:value-type="float" office:value="925.64">
            <text:p>925.64</text:p>
          </table:table-cell>
          <table:table-cell table:formula="of:=[.AC178]*1000000" office:value-type="float" office:value="19.979">
            <text:p>19.979</text:p>
          </table:table-cell>
          <table:table-cell table:formula="of:=[.AD178]*1000000" office:value-type="float" office:value="0">
            <text:p>0</text:p>
          </table:table-cell>
          <table:table-cell table:formula="of:=[.AE178]*1000000" office:value-type="float" office:value="1.2333">
            <text:p>1.2333</text:p>
          </table:table-cell>
          <table:table-cell table:formula="of:=[.AF178]*1000000" office:value-type="float" office:value="17.789">
            <text:p>17.789</text:p>
          </table:table-cell>
          <table:table-cell table:formula="of:=[.AG178]*1000000" office:value-type="float" office:value="0.000000000000092597">
            <text:p>9.2597E-014</text:p>
          </table:table-cell>
          <table:table-cell office:value-type="float" office:value="0.00040487">
            <text:p>0.00040487</text:p>
          </table:table-cell>
          <table:table-cell table:style-name="ce1" office:value-type="string">
            <text:p>4.995e-05</text:p>
          </table:table-cell>
          <table:table-cell office:value-type="float" office:value="0.00092563">
            <text:p>0.00092563</text:p>
          </table:table-cell>
          <table:table-cell table:style-name="ce1" office:value-type="string">
            <text:p>3.2584e-06</text:p>
          </table:table-cell>
          <table:table-cell table:style-name="ce1" office:value-type="string">
            <text:p>3.8907e-08</text:p>
          </table:table-cell>
          <table:table-cell table:style-name="ce1" office:value-type="string">
            <text:p>1.2337e-06</text:p>
          </table:table-cell>
          <table:table-cell table:style-name="ce1" office:value-type="string">
            <text:p>1.7789e-05</text:p>
          </table:table-cell>
          <table:table-cell table:style-name="ce1" office:value-type="string">
            <text:p>9.2599e-20</text:p>
          </table:table-cell>
          <table:table-cell office:value-type="float" office:value="0.00040486">
            <text:p>0.00040486</text:p>
          </table:table-cell>
          <table:table-cell table:style-name="ce1" office:value-type="string">
            <text:p>4.9951e-05</text:p>
          </table:table-cell>
          <table:table-cell office:value-type="float" office:value="0.00092564">
            <text:p>0.00092564</text:p>
          </table:table-cell>
          <table:table-cell table:style-name="ce1" office:value-type="string">
            <text:p>1.997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333e-06</text:p>
          </table:table-cell>
          <table:table-cell table:style-name="ce1" office:value-type="string">
            <text:p>1.7789e-05</text:p>
          </table:table-cell>
          <table:table-cell table:style-name="ce1" office:value-type="string">
            <text:p>9.2597e-20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R179]*1000000" office:value-type="float" office:value="401.91">
            <text:p>401.91</text:p>
          </table:table-cell>
          <table:table-cell table:formula="of:=[.S179]*1000000" office:value-type="float" office:value="49.596">
            <text:p>49.596</text:p>
          </table:table-cell>
          <table:table-cell table:formula="of:=[.T179]*1000000" office:value-type="float" office:value="928.86">
            <text:p>928.86</text:p>
          </table:table-cell>
          <table:table-cell table:formula="of:=[.U179]*1000000" office:value-type="float" office:value="3.1944">
            <text:p>3.1944</text:p>
          </table:table-cell>
          <table:table-cell table:formula="of:=[.V179]*1000000" office:value-type="float" office:value="0.038972">
            <text:p>0.038972</text:p>
          </table:table-cell>
          <table:table-cell table:formula="of:=[.W179]*1000000" office:value-type="float" office:value="1.2297">
            <text:p>1.2297</text:p>
          </table:table-cell>
          <table:table-cell table:formula="of:=[.X179]*1000000" office:value-type="float" office:value="17.674">
            <text:p>17.674</text:p>
          </table:table-cell>
          <table:table-cell table:formula="of:=[.Y179]*1000000" office:value-type="float" office:value="0.000000000000089958">
            <text:p>8.9958E-014</text:p>
          </table:table-cell>
          <table:table-cell table:formula="of:=[.Z179]*1000000" office:value-type="float" office:value="401.9">
            <text:p>401.9</text:p>
          </table:table-cell>
          <table:table-cell table:formula="of:=[.AA179]*1000000" office:value-type="float" office:value="49.597">
            <text:p>49.597</text:p>
          </table:table-cell>
          <table:table-cell table:formula="of:=[.AB179]*1000000" office:value-type="float" office:value="928.87">
            <text:p>928.87</text:p>
          </table:table-cell>
          <table:table-cell table:formula="of:=[.AC179]*1000000" office:value-type="float" office:value="19.979">
            <text:p>19.979</text:p>
          </table:table-cell>
          <table:table-cell table:formula="of:=[.AD179]*1000000" office:value-type="float" office:value="0">
            <text:p>0</text:p>
          </table:table-cell>
          <table:table-cell table:formula="of:=[.AE179]*1000000" office:value-type="float" office:value="1.2293">
            <text:p>1.2293</text:p>
          </table:table-cell>
          <table:table-cell table:formula="of:=[.AF179]*1000000" office:value-type="float" office:value="17.674">
            <text:p>17.674</text:p>
          </table:table-cell>
          <table:table-cell table:formula="of:=[.AG179]*1000000" office:value-type="float" office:value="0.000000000000089956">
            <text:p>8.9956E-014</text:p>
          </table:table-cell>
          <table:table-cell office:value-type="float" office:value="0.00040191">
            <text:p>0.00040191</text:p>
          </table:table-cell>
          <table:table-cell table:style-name="ce1" office:value-type="string">
            <text:p>4.9596e-05</text:p>
          </table:table-cell>
          <table:table-cell office:value-type="float" office:value="0.00092886">
            <text:p>0.00092886</text:p>
          </table:table-cell>
          <table:table-cell table:style-name="ce1" office:value-type="string">
            <text:p>3.1944e-06</text:p>
          </table:table-cell>
          <table:table-cell table:style-name="ce1" office:value-type="string">
            <text:p>3.8972e-08</text:p>
          </table:table-cell>
          <table:table-cell table:style-name="ce1" office:value-type="string">
            <text:p>1.2297e-06</text:p>
          </table:table-cell>
          <table:table-cell table:style-name="ce1" office:value-type="string">
            <text:p>1.7674e-05</text:p>
          </table:table-cell>
          <table:table-cell table:style-name="ce1" office:value-type="string">
            <text:p>8.9958e-20</text:p>
          </table:table-cell>
          <table:table-cell office:value-type="float" office:value="0.0004019">
            <text:p>0.0004019</text:p>
          </table:table-cell>
          <table:table-cell table:style-name="ce1" office:value-type="string">
            <text:p>4.9597e-05</text:p>
          </table:table-cell>
          <table:table-cell office:value-type="float" office:value="0.00092887">
            <text:p>0.00092887</text:p>
          </table:table-cell>
          <table:table-cell table:style-name="ce1" office:value-type="string">
            <text:p>1.997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293e-06</text:p>
          </table:table-cell>
          <table:table-cell table:style-name="ce1" office:value-type="string">
            <text:p>1.7674e-05</text:p>
          </table:table-cell>
          <table:table-cell table:style-name="ce1" office:value-type="string">
            <text:p>8.9956e-20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R180]*1000000" office:value-type="float" office:value="398.96">
            <text:p>398.96</text:p>
          </table:table-cell>
          <table:table-cell table:formula="of:=[.S180]*1000000" office:value-type="float" office:value="49.244">
            <text:p>49.244</text:p>
          </table:table-cell>
          <table:table-cell table:formula="of:=[.T180]*1000000" office:value-type="float" office:value="932.06">
            <text:p>932.06</text:p>
          </table:table-cell>
          <table:table-cell table:formula="of:=[.U180]*1000000" office:value-type="float" office:value="3.1314">
            <text:p>3.1314</text:p>
          </table:table-cell>
          <table:table-cell table:formula="of:=[.V180]*1000000" office:value-type="float" office:value="0.039038">
            <text:p>0.039038</text:p>
          </table:table-cell>
          <table:table-cell table:formula="of:=[.W180]*1000000" office:value-type="float" office:value="1.2257">
            <text:p>1.2257</text:p>
          </table:table-cell>
          <table:table-cell table:formula="of:=[.X180]*1000000" office:value-type="float" office:value="17.559">
            <text:p>17.559</text:p>
          </table:table-cell>
          <table:table-cell table:formula="of:=[.Y180]*1000000" office:value-type="float" office:value="0.000000000000087397">
            <text:p>8.7397E-014</text:p>
          </table:table-cell>
          <table:table-cell table:formula="of:=[.Z180]*1000000" office:value-type="float" office:value="398.95">
            <text:p>398.95</text:p>
          </table:table-cell>
          <table:table-cell table:formula="of:=[.AA180]*1000000" office:value-type="float" office:value="49.245">
            <text:p>49.245</text:p>
          </table:table-cell>
          <table:table-cell table:formula="of:=[.AB180]*1000000" office:value-type="float" office:value="932.07">
            <text:p>932.07</text:p>
          </table:table-cell>
          <table:table-cell table:formula="of:=[.AC180]*1000000" office:value-type="float" office:value="19.98">
            <text:p>19.98</text:p>
          </table:table-cell>
          <table:table-cell table:formula="of:=[.AD180]*1000000" office:value-type="float" office:value="0">
            <text:p>0</text:p>
          </table:table-cell>
          <table:table-cell table:formula="of:=[.AE180]*1000000" office:value-type="float" office:value="1.2253">
            <text:p>1.2253</text:p>
          </table:table-cell>
          <table:table-cell table:formula="of:=[.AF180]*1000000" office:value-type="float" office:value="17.559">
            <text:p>17.559</text:p>
          </table:table-cell>
          <table:table-cell table:formula="of:=[.AG180]*1000000" office:value-type="float" office:value="0.000000000000087395">
            <text:p>8.7395E-014</text:p>
          </table:table-cell>
          <table:table-cell office:value-type="float" office:value="0.00039896">
            <text:p>0.00039896</text:p>
          </table:table-cell>
          <table:table-cell table:style-name="ce1" office:value-type="string">
            <text:p>4.9244e-05</text:p>
          </table:table-cell>
          <table:table-cell office:value-type="float" office:value="0.00093206">
            <text:p>0.00093206</text:p>
          </table:table-cell>
          <table:table-cell table:style-name="ce1" office:value-type="string">
            <text:p>3.1314e-06</text:p>
          </table:table-cell>
          <table:table-cell table:style-name="ce1" office:value-type="string">
            <text:p>3.9038e-08</text:p>
          </table:table-cell>
          <table:table-cell table:style-name="ce1" office:value-type="string">
            <text:p>1.2257e-06</text:p>
          </table:table-cell>
          <table:table-cell table:style-name="ce1" office:value-type="string">
            <text:p>1.7559e-05</text:p>
          </table:table-cell>
          <table:table-cell table:style-name="ce1" office:value-type="string">
            <text:p>8.7397e-20</text:p>
          </table:table-cell>
          <table:table-cell office:value-type="float" office:value="0.00039895">
            <text:p>0.00039895</text:p>
          </table:table-cell>
          <table:table-cell table:style-name="ce1" office:value-type="string">
            <text:p>4.9245e-05</text:p>
          </table:table-cell>
          <table:table-cell office:value-type="float" office:value="0.00093207">
            <text:p>0.00093207</text:p>
          </table:table-cell>
          <table:table-cell table:style-name="ce1" office:value-type="string">
            <text:p>1.99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253e-06</text:p>
          </table:table-cell>
          <table:table-cell table:style-name="ce1" office:value-type="string">
            <text:p>1.7559e-05</text:p>
          </table:table-cell>
          <table:table-cell table:style-name="ce1" office:value-type="string">
            <text:p>8.7395e-20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R181]*1000000" office:value-type="float" office:value="396.04">
            <text:p>396.04</text:p>
          </table:table-cell>
          <table:table-cell table:formula="of:=[.S181]*1000000" office:value-type="float" office:value="48.894">
            <text:p>48.894</text:p>
          </table:table-cell>
          <table:table-cell table:formula="of:=[.T181]*1000000" office:value-type="float" office:value="935.23">
            <text:p>935.23</text:p>
          </table:table-cell>
          <table:table-cell table:formula="of:=[.U181]*1000000" office:value-type="float" office:value="3.0696">
            <text:p>3.0696</text:p>
          </table:table-cell>
          <table:table-cell table:formula="of:=[.V181]*1000000" office:value-type="float" office:value="0.039103">
            <text:p>0.039103</text:p>
          </table:table-cell>
          <table:table-cell table:formula="of:=[.W181]*1000000" office:value-type="float" office:value="1.2218">
            <text:p>1.2218</text:p>
          </table:table-cell>
          <table:table-cell table:formula="of:=[.X181]*1000000" office:value-type="float" office:value="17.445">
            <text:p>17.445</text:p>
          </table:table-cell>
          <table:table-cell table:formula="of:=[.Y181]*1000000" office:value-type="float" office:value="0.000000000000084914">
            <text:p>8.4914E-014</text:p>
          </table:table-cell>
          <table:table-cell table:formula="of:=[.Z181]*1000000" office:value-type="float" office:value="396.03">
            <text:p>396.03</text:p>
          </table:table-cell>
          <table:table-cell table:formula="of:=[.AA181]*1000000" office:value-type="float" office:value="48.896">
            <text:p>48.896</text:p>
          </table:table-cell>
          <table:table-cell table:formula="of:=[.AB181]*1000000" office:value-type="float" office:value="935.24">
            <text:p>935.24</text:p>
          </table:table-cell>
          <table:table-cell table:formula="of:=[.AC181]*1000000" office:value-type="float" office:value="19.98">
            <text:p>19.98</text:p>
          </table:table-cell>
          <table:table-cell table:formula="of:=[.AD181]*1000000" office:value-type="float" office:value="0">
            <text:p>0</text:p>
          </table:table-cell>
          <table:table-cell table:formula="of:=[.AE181]*1000000" office:value-type="float" office:value="1.2213">
            <text:p>1.2213</text:p>
          </table:table-cell>
          <table:table-cell table:formula="of:=[.AF181]*1000000" office:value-type="float" office:value="17.445">
            <text:p>17.445</text:p>
          </table:table-cell>
          <table:table-cell table:formula="of:=[.AG181]*1000000" office:value-type="float" office:value="0.000000000000084912">
            <text:p>8.4912E-014</text:p>
          </table:table-cell>
          <table:table-cell office:value-type="float" office:value="0.00039604">
            <text:p>0.00039604</text:p>
          </table:table-cell>
          <table:table-cell table:style-name="ce1" office:value-type="string">
            <text:p>4.8894e-05</text:p>
          </table:table-cell>
          <table:table-cell office:value-type="float" office:value="0.00093523">
            <text:p>0.00093523</text:p>
          </table:table-cell>
          <table:table-cell table:style-name="ce1" office:value-type="string">
            <text:p>3.0696e-06</text:p>
          </table:table-cell>
          <table:table-cell table:style-name="ce1" office:value-type="string">
            <text:p>3.9103e-08</text:p>
          </table:table-cell>
          <table:table-cell table:style-name="ce1" office:value-type="string">
            <text:p>1.2218e-06</text:p>
          </table:table-cell>
          <table:table-cell table:style-name="ce1" office:value-type="string">
            <text:p>1.7445e-05</text:p>
          </table:table-cell>
          <table:table-cell table:style-name="ce1" office:value-type="string">
            <text:p>8.4914e-20</text:p>
          </table:table-cell>
          <table:table-cell office:value-type="float" office:value="0.00039603">
            <text:p>0.00039603</text:p>
          </table:table-cell>
          <table:table-cell table:style-name="ce1" office:value-type="string">
            <text:p>4.8896e-05</text:p>
          </table:table-cell>
          <table:table-cell office:value-type="float" office:value="0.00093524">
            <text:p>0.00093524</text:p>
          </table:table-cell>
          <table:table-cell table:style-name="ce1" office:value-type="string">
            <text:p>1.99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213e-06</text:p>
          </table:table-cell>
          <table:table-cell table:style-name="ce1" office:value-type="string">
            <text:p>1.7445e-05</text:p>
          </table:table-cell>
          <table:table-cell table:style-name="ce1" office:value-type="string">
            <text:p>8.4912e-20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R182]*1000000" office:value-type="float" office:value="393.15">
            <text:p>393.15</text:p>
          </table:table-cell>
          <table:table-cell table:formula="of:=[.S182]*1000000" office:value-type="float" office:value="48.547">
            <text:p>48.547</text:p>
          </table:table-cell>
          <table:table-cell table:formula="of:=[.T182]*1000000" office:value-type="float" office:value="938.38">
            <text:p>938.38</text:p>
          </table:table-cell>
          <table:table-cell table:formula="of:=[.U182]*1000000" office:value-type="float" office:value="3.0088">
            <text:p>3.0088</text:p>
          </table:table-cell>
          <table:table-cell table:formula="of:=[.V182]*1000000" office:value-type="float" office:value="0.039168">
            <text:p>0.039168</text:p>
          </table:table-cell>
          <table:table-cell table:formula="of:=[.W182]*1000000" office:value-type="float" office:value="1.2178">
            <text:p>1.2178</text:p>
          </table:table-cell>
          <table:table-cell table:formula="of:=[.X182]*1000000" office:value-type="float" office:value="17.332">
            <text:p>17.332</text:p>
          </table:table-cell>
          <table:table-cell table:formula="of:=[.Y182]*1000000" office:value-type="float" office:value="0.000000000000082507">
            <text:p>8.2507E-014</text:p>
          </table:table-cell>
          <table:table-cell table:formula="of:=[.Z182]*1000000" office:value-type="float" office:value="393.14">
            <text:p>393.14</text:p>
          </table:table-cell>
          <table:table-cell table:formula="of:=[.AA182]*1000000" office:value-type="float" office:value="48.549">
            <text:p>48.549</text:p>
          </table:table-cell>
          <table:table-cell table:formula="of:=[.AB182]*1000000" office:value-type="float" office:value="938.39">
            <text:p>938.39</text:p>
          </table:table-cell>
          <table:table-cell table:formula="of:=[.AC182]*1000000" office:value-type="float" office:value="19.981">
            <text:p>19.981</text:p>
          </table:table-cell>
          <table:table-cell table:formula="of:=[.AD182]*1000000" office:value-type="float" office:value="0">
            <text:p>0</text:p>
          </table:table-cell>
          <table:table-cell table:formula="of:=[.AE182]*1000000" office:value-type="float" office:value="1.2174">
            <text:p>1.2174</text:p>
          </table:table-cell>
          <table:table-cell table:formula="of:=[.AF182]*1000000" office:value-type="float" office:value="17.332">
            <text:p>17.332</text:p>
          </table:table-cell>
          <table:table-cell table:formula="of:=[.AG182]*1000000" office:value-type="float" office:value="0.000000000000082505">
            <text:p>8.2505E-014</text:p>
          </table:table-cell>
          <table:table-cell office:value-type="float" office:value="0.00039315">
            <text:p>0.00039315</text:p>
          </table:table-cell>
          <table:table-cell table:style-name="ce1" office:value-type="string">
            <text:p>4.8547e-05</text:p>
          </table:table-cell>
          <table:table-cell office:value-type="float" office:value="0.00093838">
            <text:p>0.00093838</text:p>
          </table:table-cell>
          <table:table-cell table:style-name="ce1" office:value-type="string">
            <text:p>3.0088e-06</text:p>
          </table:table-cell>
          <table:table-cell table:style-name="ce1" office:value-type="string">
            <text:p>3.9168e-08</text:p>
          </table:table-cell>
          <table:table-cell table:style-name="ce1" office:value-type="string">
            <text:p>1.2178e-06</text:p>
          </table:table-cell>
          <table:table-cell table:style-name="ce1" office:value-type="string">
            <text:p>1.7332e-05</text:p>
          </table:table-cell>
          <table:table-cell table:style-name="ce1" office:value-type="string">
            <text:p>8.2507e-20</text:p>
          </table:table-cell>
          <table:table-cell office:value-type="float" office:value="0.00039314">
            <text:p>0.00039314</text:p>
          </table:table-cell>
          <table:table-cell table:style-name="ce1" office:value-type="string">
            <text:p>4.8549e-05</text:p>
          </table:table-cell>
          <table:table-cell office:value-type="float" office:value="0.00093839">
            <text:p>0.00093839</text:p>
          </table:table-cell>
          <table:table-cell table:style-name="ce1" office:value-type="string">
            <text:p>1.9981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74e-06</text:p>
          </table:table-cell>
          <table:table-cell table:style-name="ce1" office:value-type="string">
            <text:p>1.7332e-05</text:p>
          </table:table-cell>
          <table:table-cell table:style-name="ce1" office:value-type="string">
            <text:p>8.2505e-20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R183]*1000000" office:value-type="float" office:value="390.28">
            <text:p>390.28</text:p>
          </table:table-cell>
          <table:table-cell table:formula="of:=[.S183]*1000000" office:value-type="float" office:value="48.203">
            <text:p>48.203</text:p>
          </table:table-cell>
          <table:table-cell table:formula="of:=[.T183]*1000000" office:value-type="float" office:value="941.5">
            <text:p>941.5</text:p>
          </table:table-cell>
          <table:table-cell table:formula="of:=[.U183]*1000000" office:value-type="float" office:value="2.949">
            <text:p>2.949</text:p>
          </table:table-cell>
          <table:table-cell table:formula="of:=[.V183]*1000000" office:value-type="float" office:value="0.039233">
            <text:p>0.039233</text:p>
          </table:table-cell>
          <table:table-cell table:formula="of:=[.W183]*1000000" office:value-type="float" office:value="1.2139">
            <text:p>1.2139</text:p>
          </table:table-cell>
          <table:table-cell table:formula="of:=[.X183]*1000000" office:value-type="float" office:value="17.219">
            <text:p>17.219</text:p>
          </table:table-cell>
          <table:table-cell table:formula="of:=[.Y183]*1000000" office:value-type="float" office:value="0.000000000000080173">
            <text:p>8.0173E-014</text:p>
          </table:table-cell>
          <table:table-cell table:formula="of:=[.Z183]*1000000" office:value-type="float" office:value="390.27">
            <text:p>390.27</text:p>
          </table:table-cell>
          <table:table-cell table:formula="of:=[.AA183]*1000000" office:value-type="float" office:value="48.204">
            <text:p>48.204</text:p>
          </table:table-cell>
          <table:table-cell table:formula="of:=[.AB183]*1000000" office:value-type="float" office:value="941.51">
            <text:p>941.51</text:p>
          </table:table-cell>
          <table:table-cell table:formula="of:=[.AC183]*1000000" office:value-type="float" office:value="19.981">
            <text:p>19.981</text:p>
          </table:table-cell>
          <table:table-cell table:formula="of:=[.AD183]*1000000" office:value-type="float" office:value="0">
            <text:p>0</text:p>
          </table:table-cell>
          <table:table-cell table:formula="of:=[.AE183]*1000000" office:value-type="float" office:value="1.2134">
            <text:p>1.2134</text:p>
          </table:table-cell>
          <table:table-cell table:formula="of:=[.AF183]*1000000" office:value-type="float" office:value="17.219">
            <text:p>17.219</text:p>
          </table:table-cell>
          <table:table-cell table:formula="of:=[.AG183]*1000000" office:value-type="float" office:value="0.000000000000080171">
            <text:p>8.0171E-014</text:p>
          </table:table-cell>
          <table:table-cell office:value-type="float" office:value="0.00039028">
            <text:p>0.00039028</text:p>
          </table:table-cell>
          <table:table-cell table:style-name="ce1" office:value-type="string">
            <text:p>4.8203e-05</text:p>
          </table:table-cell>
          <table:table-cell office:value-type="float" office:value="0.0009415">
            <text:p>0.0009415</text:p>
          </table:table-cell>
          <table:table-cell table:style-name="ce1" office:value-type="string">
            <text:p>2.949e-06</text:p>
          </table:table-cell>
          <table:table-cell table:style-name="ce1" office:value-type="string">
            <text:p>3.9233e-08</text:p>
          </table:table-cell>
          <table:table-cell table:style-name="ce1" office:value-type="string">
            <text:p>1.2139e-06</text:p>
          </table:table-cell>
          <table:table-cell table:style-name="ce1" office:value-type="string">
            <text:p>1.7219e-05</text:p>
          </table:table-cell>
          <table:table-cell table:style-name="ce1" office:value-type="string">
            <text:p>8.0173e-20</text:p>
          </table:table-cell>
          <table:table-cell office:value-type="float" office:value="0.00039027">
            <text:p>0.00039027</text:p>
          </table:table-cell>
          <table:table-cell table:style-name="ce1" office:value-type="string">
            <text:p>4.8204e-05</text:p>
          </table:table-cell>
          <table:table-cell office:value-type="float" office:value="0.00094151">
            <text:p>0.00094151</text:p>
          </table:table-cell>
          <table:table-cell table:style-name="ce1" office:value-type="string">
            <text:p>1.9981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34e-06</text:p>
          </table:table-cell>
          <table:table-cell table:style-name="ce1" office:value-type="string">
            <text:p>1.7219e-05</text:p>
          </table:table-cell>
          <table:table-cell table:style-name="ce1" office:value-type="string">
            <text:p>8.0171e-20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R184]*1000000" office:value-type="float" office:value="387.43">
            <text:p>387.43</text:p>
          </table:table-cell>
          <table:table-cell table:formula="of:=[.S184]*1000000" office:value-type="float" office:value="47.86">
            <text:p>47.86</text:p>
          </table:table-cell>
          <table:table-cell table:formula="of:=[.T184]*1000000" office:value-type="float" office:value="944.6">
            <text:p>944.6</text:p>
          </table:table-cell>
          <table:table-cell table:formula="of:=[.U184]*1000000" office:value-type="float" office:value="2.8903">
            <text:p>2.8903</text:p>
          </table:table-cell>
          <table:table-cell table:formula="of:=[.V184]*1000000" office:value-type="float" office:value="0.039298">
            <text:p>0.039298</text:p>
          </table:table-cell>
          <table:table-cell table:formula="of:=[.W184]*1000000" office:value-type="float" office:value="1.2099">
            <text:p>1.2099</text:p>
          </table:table-cell>
          <table:table-cell table:formula="of:=[.X184]*1000000" office:value-type="float" office:value="17.107">
            <text:p>17.107</text:p>
          </table:table-cell>
          <table:table-cell table:formula="of:=[.Y184]*1000000" office:value-type="float" office:value="0.000000000000077911">
            <text:p>7.7911E-014</text:p>
          </table:table-cell>
          <table:table-cell table:formula="of:=[.Z184]*1000000" office:value-type="float" office:value="387.42">
            <text:p>387.42</text:p>
          </table:table-cell>
          <table:table-cell table:formula="of:=[.AA184]*1000000" office:value-type="float" office:value="47.862">
            <text:p>47.862</text:p>
          </table:table-cell>
          <table:table-cell table:formula="of:=[.AB184]*1000000" office:value-type="float" office:value="944.61">
            <text:p>944.61</text:p>
          </table:table-cell>
          <table:table-cell table:formula="of:=[.AC184]*1000000" office:value-type="float" office:value="19.982">
            <text:p>19.982</text:p>
          </table:table-cell>
          <table:table-cell table:formula="of:=[.AD184]*1000000" office:value-type="float" office:value="0">
            <text:p>0</text:p>
          </table:table-cell>
          <table:table-cell table:formula="of:=[.AE184]*1000000" office:value-type="float" office:value="1.2095">
            <text:p>1.2095</text:p>
          </table:table-cell>
          <table:table-cell table:formula="of:=[.AF184]*1000000" office:value-type="float" office:value="17.107">
            <text:p>17.107</text:p>
          </table:table-cell>
          <table:table-cell table:formula="of:=[.AG184]*1000000" office:value-type="float" office:value="0.000000000000077909">
            <text:p>7.7909E-014</text:p>
          </table:table-cell>
          <table:table-cell office:value-type="float" office:value="0.00038743">
            <text:p>0.00038743</text:p>
          </table:table-cell>
          <table:table-cell table:style-name="ce1" office:value-type="string">
            <text:p>4.786e-05</text:p>
          </table:table-cell>
          <table:table-cell office:value-type="float" office:value="0.0009446">
            <text:p>0.0009446</text:p>
          </table:table-cell>
          <table:table-cell table:style-name="ce1" office:value-type="string">
            <text:p>2.8903e-06</text:p>
          </table:table-cell>
          <table:table-cell table:style-name="ce1" office:value-type="string">
            <text:p>3.9298e-08</text:p>
          </table:table-cell>
          <table:table-cell table:style-name="ce1" office:value-type="string">
            <text:p>1.2099e-06</text:p>
          </table:table-cell>
          <table:table-cell table:style-name="ce1" office:value-type="string">
            <text:p>1.7107e-05</text:p>
          </table:table-cell>
          <table:table-cell table:style-name="ce1" office:value-type="string">
            <text:p>7.7911e-20</text:p>
          </table:table-cell>
          <table:table-cell office:value-type="float" office:value="0.00038742">
            <text:p>0.00038742</text:p>
          </table:table-cell>
          <table:table-cell table:style-name="ce1" office:value-type="string">
            <text:p>4.7862e-05</text:p>
          </table:table-cell>
          <table:table-cell office:value-type="float" office:value="0.00094461">
            <text:p>0.00094461</text:p>
          </table:table-cell>
          <table:table-cell table:style-name="ce1" office:value-type="string">
            <text:p>1.99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95e-06</text:p>
          </table:table-cell>
          <table:table-cell table:style-name="ce1" office:value-type="string">
            <text:p>1.7107e-05</text:p>
          </table:table-cell>
          <table:table-cell table:style-name="ce1" office:value-type="string">
            <text:p>7.7909e-20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R185]*1000000" office:value-type="float" office:value="384.61">
            <text:p>384.61</text:p>
          </table:table-cell>
          <table:table-cell table:formula="of:=[.S185]*1000000" office:value-type="float" office:value="47.52">
            <text:p>47.52</text:p>
          </table:table-cell>
          <table:table-cell table:formula="of:=[.T185]*1000000" office:value-type="float" office:value="947.67">
            <text:p>947.67</text:p>
          </table:table-cell>
          <table:table-cell table:formula="of:=[.U185]*1000000" office:value-type="float" office:value="2.8326">
            <text:p>2.8326</text:p>
          </table:table-cell>
          <table:table-cell table:formula="of:=[.V185]*1000000" office:value-type="float" office:value="0.039363">
            <text:p>0.039363</text:p>
          </table:table-cell>
          <table:table-cell table:formula="of:=[.W185]*1000000" office:value-type="float" office:value="1.206">
            <text:p>1.206</text:p>
          </table:table-cell>
          <table:table-cell table:formula="of:=[.X185]*1000000" office:value-type="float" office:value="16.996">
            <text:p>16.996</text:p>
          </table:table-cell>
          <table:table-cell table:formula="of:=[.Y185]*1000000" office:value-type="float" office:value="0.000000000000075717">
            <text:p>7.5717E-014</text:p>
          </table:table-cell>
          <table:table-cell table:formula="of:=[.Z185]*1000000" office:value-type="float" office:value="384.6">
            <text:p>384.6</text:p>
          </table:table-cell>
          <table:table-cell table:formula="of:=[.AA185]*1000000" office:value-type="float" office:value="47.522">
            <text:p>47.522</text:p>
          </table:table-cell>
          <table:table-cell table:formula="of:=[.AB185]*1000000" office:value-type="float" office:value="947.68">
            <text:p>947.68</text:p>
          </table:table-cell>
          <table:table-cell table:formula="of:=[.AC185]*1000000" office:value-type="float" office:value="19.982">
            <text:p>19.982</text:p>
          </table:table-cell>
          <table:table-cell table:formula="of:=[.AD185]*1000000" office:value-type="float" office:value="0">
            <text:p>0</text:p>
          </table:table-cell>
          <table:table-cell table:formula="of:=[.AE185]*1000000" office:value-type="float" office:value="1.2056">
            <text:p>1.2056</text:p>
          </table:table-cell>
          <table:table-cell table:formula="of:=[.AF185]*1000000" office:value-type="float" office:value="16.996">
            <text:p>16.996</text:p>
          </table:table-cell>
          <table:table-cell table:formula="of:=[.AG185]*1000000" office:value-type="float" office:value="0.000000000000075715">
            <text:p>7.5715E-014</text:p>
          </table:table-cell>
          <table:table-cell office:value-type="float" office:value="0.00038461">
            <text:p>0.00038461</text:p>
          </table:table-cell>
          <table:table-cell table:style-name="ce1" office:value-type="string">
            <text:p>4.752e-05</text:p>
          </table:table-cell>
          <table:table-cell office:value-type="float" office:value="0.00094767">
            <text:p>0.00094767</text:p>
          </table:table-cell>
          <table:table-cell table:style-name="ce1" office:value-type="string">
            <text:p>2.8326e-06</text:p>
          </table:table-cell>
          <table:table-cell table:style-name="ce1" office:value-type="string">
            <text:p>3.9363e-08</text:p>
          </table:table-cell>
          <table:table-cell table:style-name="ce1" office:value-type="string">
            <text:p>1.206e-06</text:p>
          </table:table-cell>
          <table:table-cell table:style-name="ce1" office:value-type="string">
            <text:p>1.6996e-05</text:p>
          </table:table-cell>
          <table:table-cell table:style-name="ce1" office:value-type="string">
            <text:p>7.5717e-20</text:p>
          </table:table-cell>
          <table:table-cell office:value-type="float" office:value="0.0003846">
            <text:p>0.0003846</text:p>
          </table:table-cell>
          <table:table-cell table:style-name="ce1" office:value-type="string">
            <text:p>4.7522e-05</text:p>
          </table:table-cell>
          <table:table-cell office:value-type="float" office:value="0.00094768">
            <text:p>0.00094768</text:p>
          </table:table-cell>
          <table:table-cell table:style-name="ce1" office:value-type="string">
            <text:p>1.99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56e-06</text:p>
          </table:table-cell>
          <table:table-cell table:style-name="ce1" office:value-type="string">
            <text:p>1.6996e-05</text:p>
          </table:table-cell>
          <table:table-cell table:style-name="ce1" office:value-type="string">
            <text:p>7.5715e-20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R186]*1000000" office:value-type="float" office:value="381.81">
            <text:p>381.81</text:p>
          </table:table-cell>
          <table:table-cell table:formula="of:=[.S186]*1000000" office:value-type="float" office:value="47.182">
            <text:p>47.182</text:p>
          </table:table-cell>
          <table:table-cell table:formula="of:=[.T186]*1000000" office:value-type="float" office:value="950.72">
            <text:p>950.72</text:p>
          </table:table-cell>
          <table:table-cell table:formula="of:=[.U186]*1000000" office:value-type="float" office:value="2.7759">
            <text:p>2.7759</text:p>
          </table:table-cell>
          <table:table-cell table:formula="of:=[.V186]*1000000" office:value-type="float" office:value="0.039428">
            <text:p>0.039428</text:p>
          </table:table-cell>
          <table:table-cell table:formula="of:=[.W186]*1000000" office:value-type="float" office:value="1.2021">
            <text:p>1.2021</text:p>
          </table:table-cell>
          <table:table-cell table:formula="of:=[.X186]*1000000" office:value-type="float" office:value="16.885">
            <text:p>16.885</text:p>
          </table:table-cell>
          <table:table-cell table:formula="of:=[.Y186]*1000000" office:value-type="float" office:value="0.00000000000007359">
            <text:p>7.359E-014</text:p>
          </table:table-cell>
          <table:table-cell table:formula="of:=[.Z186]*1000000" office:value-type="float" office:value="381.8">
            <text:p>381.8</text:p>
          </table:table-cell>
          <table:table-cell table:formula="of:=[.AA186]*1000000" office:value-type="float" office:value="47.184">
            <text:p>47.184</text:p>
          </table:table-cell>
          <table:table-cell table:formula="of:=[.AB186]*1000000" office:value-type="float" office:value="950.73">
            <text:p>950.73</text:p>
          </table:table-cell>
          <table:table-cell table:formula="of:=[.AC186]*1000000" office:value-type="float" office:value="19.982">
            <text:p>19.982</text:p>
          </table:table-cell>
          <table:table-cell table:formula="of:=[.AD186]*1000000" office:value-type="float" office:value="0">
            <text:p>0</text:p>
          </table:table-cell>
          <table:table-cell table:formula="of:=[.AE186]*1000000" office:value-type="float" office:value="1.2017">
            <text:p>1.2017</text:p>
          </table:table-cell>
          <table:table-cell table:formula="of:=[.AF186]*1000000" office:value-type="float" office:value="16.885">
            <text:p>16.885</text:p>
          </table:table-cell>
          <table:table-cell table:formula="of:=[.AG186]*1000000" office:value-type="float" office:value="0.000000000000073588">
            <text:p>7.3588E-014</text:p>
          </table:table-cell>
          <table:table-cell office:value-type="float" office:value="0.00038181">
            <text:p>0.00038181</text:p>
          </table:table-cell>
          <table:table-cell table:style-name="ce1" office:value-type="string">
            <text:p>4.7182e-05</text:p>
          </table:table-cell>
          <table:table-cell office:value-type="float" office:value="0.00095072">
            <text:p>0.00095072</text:p>
          </table:table-cell>
          <table:table-cell table:style-name="ce1" office:value-type="string">
            <text:p>2.7759e-06</text:p>
          </table:table-cell>
          <table:table-cell table:style-name="ce1" office:value-type="string">
            <text:p>3.9428e-08</text:p>
          </table:table-cell>
          <table:table-cell table:style-name="ce1" office:value-type="string">
            <text:p>1.2021e-06</text:p>
          </table:table-cell>
          <table:table-cell table:style-name="ce1" office:value-type="string">
            <text:p>1.6885e-05</text:p>
          </table:table-cell>
          <table:table-cell table:style-name="ce1" office:value-type="string">
            <text:p>7.359e-20</text:p>
          </table:table-cell>
          <table:table-cell office:value-type="float" office:value="0.0003818">
            <text:p>0.0003818</text:p>
          </table:table-cell>
          <table:table-cell table:style-name="ce1" office:value-type="string">
            <text:p>4.7184e-05</text:p>
          </table:table-cell>
          <table:table-cell office:value-type="float" office:value="0.00095073">
            <text:p>0.00095073</text:p>
          </table:table-cell>
          <table:table-cell table:style-name="ce1" office:value-type="string">
            <text:p>1.99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17e-06</text:p>
          </table:table-cell>
          <table:table-cell table:style-name="ce1" office:value-type="string">
            <text:p>1.6885e-05</text:p>
          </table:table-cell>
          <table:table-cell table:style-name="ce1" office:value-type="string">
            <text:p>7.3588e-20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R187]*1000000" office:value-type="float" office:value="379.03">
            <text:p>379.03</text:p>
          </table:table-cell>
          <table:table-cell table:formula="of:=[.S187]*1000000" office:value-type="float" office:value="46.847">
            <text:p>46.847</text:p>
          </table:table-cell>
          <table:table-cell table:formula="of:=[.T187]*1000000" office:value-type="float" office:value="953.74">
            <text:p>953.74</text:p>
          </table:table-cell>
          <table:table-cell table:formula="of:=[.U187]*1000000" office:value-type="float" office:value="2.7203">
            <text:p>2.7203</text:p>
          </table:table-cell>
          <table:table-cell table:formula="of:=[.V187]*1000000" office:value-type="float" office:value="0.039493">
            <text:p>0.039493</text:p>
          </table:table-cell>
          <table:table-cell table:formula="of:=[.W187]*1000000" office:value-type="float" office:value="1.1982">
            <text:p>1.1982</text:p>
          </table:table-cell>
          <table:table-cell table:formula="of:=[.X187]*1000000" office:value-type="float" office:value="16.775">
            <text:p>16.775</text:p>
          </table:table-cell>
          <table:table-cell table:formula="of:=[.Y187]*1000000" office:value-type="float" office:value="0.000000000000071528">
            <text:p>7.1528E-014</text:p>
          </table:table-cell>
          <table:table-cell table:formula="of:=[.Z187]*1000000" office:value-type="float" office:value="379.02">
            <text:p>379.02</text:p>
          </table:table-cell>
          <table:table-cell table:formula="of:=[.AA187]*1000000" office:value-type="float" office:value="46.849">
            <text:p>46.849</text:p>
          </table:table-cell>
          <table:table-cell table:formula="of:=[.AB187]*1000000" office:value-type="float" office:value="953.75">
            <text:p>953.75</text:p>
          </table:table-cell>
          <table:table-cell table:formula="of:=[.AC187]*1000000" office:value-type="float" office:value="19.983">
            <text:p>19.983</text:p>
          </table:table-cell>
          <table:table-cell table:formula="of:=[.AD187]*1000000" office:value-type="float" office:value="0">
            <text:p>0</text:p>
          </table:table-cell>
          <table:table-cell table:formula="of:=[.AE187]*1000000" office:value-type="float" office:value="1.1978">
            <text:p>1.1978</text:p>
          </table:table-cell>
          <table:table-cell table:formula="of:=[.AF187]*1000000" office:value-type="float" office:value="16.775">
            <text:p>16.775</text:p>
          </table:table-cell>
          <table:table-cell table:formula="of:=[.AG187]*1000000" office:value-type="float" office:value="0.000000000000071527">
            <text:p>7.1527E-014</text:p>
          </table:table-cell>
          <table:table-cell office:value-type="float" office:value="0.00037903">
            <text:p>0.00037903</text:p>
          </table:table-cell>
          <table:table-cell table:style-name="ce1" office:value-type="string">
            <text:p>4.6847e-05</text:p>
          </table:table-cell>
          <table:table-cell office:value-type="float" office:value="0.00095374">
            <text:p>0.00095374</text:p>
          </table:table-cell>
          <table:table-cell table:style-name="ce1" office:value-type="string">
            <text:p>2.7203e-06</text:p>
          </table:table-cell>
          <table:table-cell table:style-name="ce1" office:value-type="string">
            <text:p>3.9493e-08</text:p>
          </table:table-cell>
          <table:table-cell table:style-name="ce1" office:value-type="string">
            <text:p>1.1982e-06</text:p>
          </table:table-cell>
          <table:table-cell table:style-name="ce1" office:value-type="string">
            <text:p>1.6775e-05</text:p>
          </table:table-cell>
          <table:table-cell table:style-name="ce1" office:value-type="string">
            <text:p>7.1528e-20</text:p>
          </table:table-cell>
          <table:table-cell office:value-type="float" office:value="0.00037902">
            <text:p>0.00037902</text:p>
          </table:table-cell>
          <table:table-cell table:style-name="ce1" office:value-type="string">
            <text:p>4.6849e-05</text:p>
          </table:table-cell>
          <table:table-cell office:value-type="float" office:value="0.00095375">
            <text:p>0.00095375</text:p>
          </table:table-cell>
          <table:table-cell table:style-name="ce1" office:value-type="string">
            <text:p>1.998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78e-06</text:p>
          </table:table-cell>
          <table:table-cell table:style-name="ce1" office:value-type="string">
            <text:p>1.6775e-05</text:p>
          </table:table-cell>
          <table:table-cell table:style-name="ce1" office:value-type="string">
            <text:p>7.1527e-20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R188]*1000000" office:value-type="float" office:value="376.28">
            <text:p>376.28</text:p>
          </table:table-cell>
          <table:table-cell table:formula="of:=[.S188]*1000000" office:value-type="float" office:value="46.514">
            <text:p>46.514</text:p>
          </table:table-cell>
          <table:table-cell table:formula="of:=[.T188]*1000000" office:value-type="float" office:value="956.73">
            <text:p>956.73</text:p>
          </table:table-cell>
          <table:table-cell table:formula="of:=[.U188]*1000000" office:value-type="float" office:value="2.6656">
            <text:p>2.6656</text:p>
          </table:table-cell>
          <table:table-cell table:formula="of:=[.V188]*1000000" office:value-type="float" office:value="0.039559">
            <text:p>0.039559</text:p>
          </table:table-cell>
          <table:table-cell table:formula="of:=[.W188]*1000000" office:value-type="float" office:value="1.1944">
            <text:p>1.1944</text:p>
          </table:table-cell>
          <table:table-cell table:formula="of:=[.X188]*1000000" office:value-type="float" office:value="16.666">
            <text:p>16.666</text:p>
          </table:table-cell>
          <table:table-cell table:formula="of:=[.Y188]*1000000" office:value-type="float" office:value="0.000000000000069529">
            <text:p>6.9529E-014</text:p>
          </table:table-cell>
          <table:table-cell table:formula="of:=[.Z188]*1000000" office:value-type="float" office:value="376.27">
            <text:p>376.27</text:p>
          </table:table-cell>
          <table:table-cell table:formula="of:=[.AA188]*1000000" office:value-type="float" office:value="46.515">
            <text:p>46.515</text:p>
          </table:table-cell>
          <table:table-cell table:formula="of:=[.AB188]*1000000" office:value-type="float" office:value="956.75">
            <text:p>956.75</text:p>
          </table:table-cell>
          <table:table-cell table:formula="of:=[.AC188]*1000000" office:value-type="float" office:value="19.983">
            <text:p>19.983</text:p>
          </table:table-cell>
          <table:table-cell table:formula="of:=[.AD188]*1000000" office:value-type="float" office:value="0">
            <text:p>0</text:p>
          </table:table-cell>
          <table:table-cell table:formula="of:=[.AE188]*1000000" office:value-type="float" office:value="1.1939">
            <text:p>1.1939</text:p>
          </table:table-cell>
          <table:table-cell table:formula="of:=[.AF188]*1000000" office:value-type="float" office:value="16.665">
            <text:p>16.665</text:p>
          </table:table-cell>
          <table:table-cell table:formula="of:=[.AG188]*1000000" office:value-type="float" office:value="0.000000000000069528">
            <text:p>6.9528E-014</text:p>
          </table:table-cell>
          <table:table-cell office:value-type="float" office:value="0.00037628">
            <text:p>0.00037628</text:p>
          </table:table-cell>
          <table:table-cell table:style-name="ce1" office:value-type="string">
            <text:p>4.6514e-05</text:p>
          </table:table-cell>
          <table:table-cell office:value-type="float" office:value="0.00095673">
            <text:p>0.00095673</text:p>
          </table:table-cell>
          <table:table-cell table:style-name="ce1" office:value-type="string">
            <text:p>2.6656e-06</text:p>
          </table:table-cell>
          <table:table-cell table:style-name="ce1" office:value-type="string">
            <text:p>3.9559e-08</text:p>
          </table:table-cell>
          <table:table-cell table:style-name="ce1" office:value-type="string">
            <text:p>1.1944e-06</text:p>
          </table:table-cell>
          <table:table-cell table:style-name="ce1" office:value-type="string">
            <text:p>1.6666e-05</text:p>
          </table:table-cell>
          <table:table-cell table:style-name="ce1" office:value-type="string">
            <text:p>6.9529e-20</text:p>
          </table:table-cell>
          <table:table-cell office:value-type="float" office:value="0.00037627">
            <text:p>0.00037627</text:p>
          </table:table-cell>
          <table:table-cell table:style-name="ce1" office:value-type="string">
            <text:p>4.6515e-05</text:p>
          </table:table-cell>
          <table:table-cell office:value-type="float" office:value="0.00095675">
            <text:p>0.00095675</text:p>
          </table:table-cell>
          <table:table-cell table:style-name="ce1" office:value-type="string">
            <text:p>1.998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39e-06</text:p>
          </table:table-cell>
          <table:table-cell table:style-name="ce1" office:value-type="string">
            <text:p>1.6665e-05</text:p>
          </table:table-cell>
          <table:table-cell table:style-name="ce1" office:value-type="string">
            <text:p>6.9528e-20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R189]*1000000" office:value-type="float" office:value="373.55">
            <text:p>373.55</text:p>
          </table:table-cell>
          <table:table-cell table:formula="of:=[.S189]*1000000" office:value-type="float" office:value="46.183">
            <text:p>46.183</text:p>
          </table:table-cell>
          <table:table-cell table:formula="of:=[.T189]*1000000" office:value-type="float" office:value="959.7">
            <text:p>959.7</text:p>
          </table:table-cell>
          <table:table-cell table:formula="of:=[.U189]*1000000" office:value-type="float" office:value="2.6119">
            <text:p>2.6119</text:p>
          </table:table-cell>
          <table:table-cell table:formula="of:=[.V189]*1000000" office:value-type="float" office:value="0.039624">
            <text:p>0.039624</text:p>
          </table:table-cell>
          <table:table-cell table:formula="of:=[.W189]*1000000" office:value-type="float" office:value="1.1905">
            <text:p>1.1905</text:p>
          </table:table-cell>
          <table:table-cell table:formula="of:=[.X189]*1000000" office:value-type="float" office:value="16.557">
            <text:p>16.557</text:p>
          </table:table-cell>
          <table:table-cell table:formula="of:=[.Y189]*1000000" office:value-type="float" office:value="0.000000000000067591">
            <text:p>6.7591E-014</text:p>
          </table:table-cell>
          <table:table-cell table:formula="of:=[.Z189]*1000000" office:value-type="float" office:value="373.54">
            <text:p>373.54</text:p>
          </table:table-cell>
          <table:table-cell table:formula="of:=[.AA189]*1000000" office:value-type="float" office:value="46.185">
            <text:p>46.185</text:p>
          </table:table-cell>
          <table:table-cell table:formula="of:=[.AB189]*1000000" office:value-type="float" office:value="959.72">
            <text:p>959.72</text:p>
          </table:table-cell>
          <table:table-cell table:formula="of:=[.AC189]*1000000" office:value-type="float" office:value="19.984">
            <text:p>19.984</text:p>
          </table:table-cell>
          <table:table-cell table:formula="of:=[.AD189]*1000000" office:value-type="float" office:value="0">
            <text:p>0</text:p>
          </table:table-cell>
          <table:table-cell table:formula="of:=[.AE189]*1000000" office:value-type="float" office:value="1.19">
            <text:p>1.19</text:p>
          </table:table-cell>
          <table:table-cell table:formula="of:=[.AF189]*1000000" office:value-type="float" office:value="16.557">
            <text:p>16.557</text:p>
          </table:table-cell>
          <table:table-cell table:formula="of:=[.AG189]*1000000" office:value-type="float" office:value="0.00000000000006759">
            <text:p>6.759E-014</text:p>
          </table:table-cell>
          <table:table-cell office:value-type="float" office:value="0.00037355">
            <text:p>0.00037355</text:p>
          </table:table-cell>
          <table:table-cell table:style-name="ce1" office:value-type="string">
            <text:p>4.6183e-05</text:p>
          </table:table-cell>
          <table:table-cell office:value-type="float" office:value="0.0009597">
            <text:p>0.0009597</text:p>
          </table:table-cell>
          <table:table-cell table:style-name="ce1" office:value-type="string">
            <text:p>2.6119e-06</text:p>
          </table:table-cell>
          <table:table-cell table:style-name="ce1" office:value-type="string">
            <text:p>3.9624e-08</text:p>
          </table:table-cell>
          <table:table-cell table:style-name="ce1" office:value-type="string">
            <text:p>1.1905e-06</text:p>
          </table:table-cell>
          <table:table-cell table:style-name="ce1" office:value-type="string">
            <text:p>1.6557e-05</text:p>
          </table:table-cell>
          <table:table-cell table:style-name="ce1" office:value-type="string">
            <text:p>6.7591e-20</text:p>
          </table:table-cell>
          <table:table-cell office:value-type="float" office:value="0.00037354">
            <text:p>0.00037354</text:p>
          </table:table-cell>
          <table:table-cell table:style-name="ce1" office:value-type="string">
            <text:p>4.6185e-05</text:p>
          </table:table-cell>
          <table:table-cell office:value-type="float" office:value="0.00095972">
            <text:p>0.00095972</text:p>
          </table:table-cell>
          <table:table-cell table:style-name="ce1" office:value-type="string">
            <text:p>1.99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e-06</text:p>
          </table:table-cell>
          <table:table-cell table:style-name="ce1" office:value-type="string">
            <text:p>1.6557e-05</text:p>
          </table:table-cell>
          <table:table-cell table:style-name="ce1" office:value-type="string">
            <text:p>6.759e-20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R190]*1000000" office:value-type="float" office:value="370.84">
            <text:p>370.84</text:p>
          </table:table-cell>
          <table:table-cell table:formula="of:=[.S190]*1000000" office:value-type="float" office:value="45.855">
            <text:p>45.855</text:p>
          </table:table-cell>
          <table:table-cell table:formula="of:=[.T190]*1000000" office:value-type="float" office:value="962.65">
            <text:p>962.65</text:p>
          </table:table-cell>
          <table:table-cell table:formula="of:=[.U190]*1000000" office:value-type="float" office:value="2.5591">
            <text:p>2.5591</text:p>
          </table:table-cell>
          <table:table-cell table:formula="of:=[.V190]*1000000" office:value-type="float" office:value="0.039689">
            <text:p>0.039689</text:p>
          </table:table-cell>
          <table:table-cell table:formula="of:=[.W190]*1000000" office:value-type="float" office:value="1.1867">
            <text:p>1.1867</text:p>
          </table:table-cell>
          <table:table-cell table:formula="of:=[.X190]*1000000" office:value-type="float" office:value="16.449">
            <text:p>16.449</text:p>
          </table:table-cell>
          <table:table-cell table:formula="of:=[.Y190]*1000000" office:value-type="float" office:value="0.000000000000065712">
            <text:p>6.5712E-014</text:p>
          </table:table-cell>
          <table:table-cell table:formula="of:=[.Z190]*1000000" office:value-type="float" office:value="370.83">
            <text:p>370.83</text:p>
          </table:table-cell>
          <table:table-cell table:formula="of:=[.AA190]*1000000" office:value-type="float" office:value="45.856">
            <text:p>45.856</text:p>
          </table:table-cell>
          <table:table-cell table:formula="of:=[.AB190]*1000000" office:value-type="float" office:value="962.66">
            <text:p>962.66</text:p>
          </table:table-cell>
          <table:table-cell table:formula="of:=[.AC190]*1000000" office:value-type="float" office:value="19.984">
            <text:p>19.984</text:p>
          </table:table-cell>
          <table:table-cell table:formula="of:=[.AD190]*1000000" office:value-type="float" office:value="0">
            <text:p>0</text:p>
          </table:table-cell>
          <table:table-cell table:formula="of:=[.AE190]*1000000" office:value-type="float" office:value="1.1862">
            <text:p>1.1862</text:p>
          </table:table-cell>
          <table:table-cell table:formula="of:=[.AF190]*1000000" office:value-type="float" office:value="16.449">
            <text:p>16.449</text:p>
          </table:table-cell>
          <table:table-cell table:formula="of:=[.AG190]*1000000" office:value-type="float" office:value="0.000000000000065711">
            <text:p>6.5711E-014</text:p>
          </table:table-cell>
          <table:table-cell office:value-type="float" office:value="0.00037084">
            <text:p>0.00037084</text:p>
          </table:table-cell>
          <table:table-cell table:style-name="ce1" office:value-type="string">
            <text:p>4.5855e-05</text:p>
          </table:table-cell>
          <table:table-cell office:value-type="float" office:value="0.00096265">
            <text:p>0.00096265</text:p>
          </table:table-cell>
          <table:table-cell table:style-name="ce1" office:value-type="string">
            <text:p>2.5591e-06</text:p>
          </table:table-cell>
          <table:table-cell table:style-name="ce1" office:value-type="string">
            <text:p>3.9689e-08</text:p>
          </table:table-cell>
          <table:table-cell table:style-name="ce1" office:value-type="string">
            <text:p>1.1867e-06</text:p>
          </table:table-cell>
          <table:table-cell table:style-name="ce1" office:value-type="string">
            <text:p>1.6449e-05</text:p>
          </table:table-cell>
          <table:table-cell table:style-name="ce1" office:value-type="string">
            <text:p>6.5712e-20</text:p>
          </table:table-cell>
          <table:table-cell office:value-type="float" office:value="0.00037083">
            <text:p>0.00037083</text:p>
          </table:table-cell>
          <table:table-cell table:style-name="ce1" office:value-type="string">
            <text:p>4.5856e-05</text:p>
          </table:table-cell>
          <table:table-cell office:value-type="float" office:value="0.00096266">
            <text:p>0.00096266</text:p>
          </table:table-cell>
          <table:table-cell table:style-name="ce1" office:value-type="string">
            <text:p>1.99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62e-06</text:p>
          </table:table-cell>
          <table:table-cell table:style-name="ce1" office:value-type="string">
            <text:p>1.6449e-05</text:p>
          </table:table-cell>
          <table:table-cell table:style-name="ce1" office:value-type="string">
            <text:p>6.5711e-20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R191]*1000000" office:value-type="float" office:value="368.15">
            <text:p>368.15</text:p>
          </table:table-cell>
          <table:table-cell table:formula="of:=[.S191]*1000000" office:value-type="float" office:value="45.528">
            <text:p>45.528</text:p>
          </table:table-cell>
          <table:table-cell table:formula="of:=[.T191]*1000000" office:value-type="float" office:value="965.58">
            <text:p>965.58</text:p>
          </table:table-cell>
          <table:table-cell table:formula="of:=[.U191]*1000000" office:value-type="float" office:value="2.5073">
            <text:p>2.5073</text:p>
          </table:table-cell>
          <table:table-cell table:formula="of:=[.V191]*1000000" office:value-type="float" office:value="0.039754">
            <text:p>0.039754</text:p>
          </table:table-cell>
          <table:table-cell table:formula="of:=[.W191]*1000000" office:value-type="float" office:value="1.1828">
            <text:p>1.1828</text:p>
          </table:table-cell>
          <table:table-cell table:formula="of:=[.X191]*1000000" office:value-type="float" office:value="16.341">
            <text:p>16.341</text:p>
          </table:table-cell>
          <table:table-cell table:formula="of:=[.Y191]*1000000" office:value-type="float" office:value="0.00000000000006389">
            <text:p>6.389E-014</text:p>
          </table:table-cell>
          <table:table-cell table:formula="of:=[.Z191]*1000000" office:value-type="float" office:value="368.14">
            <text:p>368.14</text:p>
          </table:table-cell>
          <table:table-cell table:formula="of:=[.AA191]*1000000" office:value-type="float" office:value="45.53">
            <text:p>45.53</text:p>
          </table:table-cell>
          <table:table-cell table:formula="of:=[.AB191]*1000000" office:value-type="float" office:value="965.59">
            <text:p>965.59</text:p>
          </table:table-cell>
          <table:table-cell table:formula="of:=[.AC191]*1000000" office:value-type="float" office:value="19.985">
            <text:p>19.985</text:p>
          </table:table-cell>
          <table:table-cell table:formula="of:=[.AD191]*1000000" office:value-type="float" office:value="0">
            <text:p>0</text:p>
          </table:table-cell>
          <table:table-cell table:formula="of:=[.AE191]*1000000" office:value-type="float" office:value="1.1824">
            <text:p>1.1824</text:p>
          </table:table-cell>
          <table:table-cell table:formula="of:=[.AF191]*1000000" office:value-type="float" office:value="16.341">
            <text:p>16.341</text:p>
          </table:table-cell>
          <table:table-cell table:formula="of:=[.AG191]*1000000" office:value-type="float" office:value="0.000000000000063889">
            <text:p>6.3889E-014</text:p>
          </table:table-cell>
          <table:table-cell office:value-type="float" office:value="0.00036815">
            <text:p>0.00036815</text:p>
          </table:table-cell>
          <table:table-cell table:style-name="ce1" office:value-type="string">
            <text:p>4.5528e-05</text:p>
          </table:table-cell>
          <table:table-cell office:value-type="float" office:value="0.00096558">
            <text:p>0.00096558</text:p>
          </table:table-cell>
          <table:table-cell table:style-name="ce1" office:value-type="string">
            <text:p>2.5073e-06</text:p>
          </table:table-cell>
          <table:table-cell table:style-name="ce1" office:value-type="string">
            <text:p>3.9754e-08</text:p>
          </table:table-cell>
          <table:table-cell table:style-name="ce1" office:value-type="string">
            <text:p>1.1828e-06</text:p>
          </table:table-cell>
          <table:table-cell table:style-name="ce1" office:value-type="string">
            <text:p>1.6341e-05</text:p>
          </table:table-cell>
          <table:table-cell table:style-name="ce1" office:value-type="string">
            <text:p>6.389e-20</text:p>
          </table:table-cell>
          <table:table-cell office:value-type="float" office:value="0.00036814">
            <text:p>0.00036814</text:p>
          </table:table-cell>
          <table:table-cell table:style-name="ce1" office:value-type="string">
            <text:p>4.553e-05</text:p>
          </table:table-cell>
          <table:table-cell office:value-type="float" office:value="0.00096559">
            <text:p>0.00096559</text:p>
          </table:table-cell>
          <table:table-cell table:style-name="ce1" office:value-type="string">
            <text:p>1.998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24e-06</text:p>
          </table:table-cell>
          <table:table-cell table:style-name="ce1" office:value-type="string">
            <text:p>1.6341e-05</text:p>
          </table:table-cell>
          <table:table-cell table:style-name="ce1" office:value-type="string">
            <text:p>6.3889e-20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R192]*1000000" office:value-type="float" office:value="365.49">
            <text:p>365.49</text:p>
          </table:table-cell>
          <table:table-cell table:formula="of:=[.S192]*1000000" office:value-type="float" office:value="45.204">
            <text:p>45.204</text:p>
          </table:table-cell>
          <table:table-cell table:formula="of:=[.T192]*1000000" office:value-type="float" office:value="968.47">
            <text:p>968.47</text:p>
          </table:table-cell>
          <table:table-cell table:formula="of:=[.U192]*1000000" office:value-type="float" office:value="2.4564">
            <text:p>2.4564</text:p>
          </table:table-cell>
          <table:table-cell table:formula="of:=[.V192]*1000000" office:value-type="float" office:value="0.039819">
            <text:p>0.039819</text:p>
          </table:table-cell>
          <table:table-cell table:formula="of:=[.W192]*1000000" office:value-type="float" office:value="1.179">
            <text:p>1.179</text:p>
          </table:table-cell>
          <table:table-cell table:formula="of:=[.X192]*1000000" office:value-type="float" office:value="16.235">
            <text:p>16.235</text:p>
          </table:table-cell>
          <table:table-cell table:formula="of:=[.Y192]*1000000" office:value-type="float" office:value="0.000000000000062124">
            <text:p>6.2124E-014</text:p>
          </table:table-cell>
          <table:table-cell table:formula="of:=[.Z192]*1000000" office:value-type="float" office:value="365.48">
            <text:p>365.48</text:p>
          </table:table-cell>
          <table:table-cell table:formula="of:=[.AA192]*1000000" office:value-type="float" office:value="45.206">
            <text:p>45.206</text:p>
          </table:table-cell>
          <table:table-cell table:formula="of:=[.AB192]*1000000" office:value-type="float" office:value="968.49">
            <text:p>968.49</text:p>
          </table:table-cell>
          <table:table-cell table:formula="of:=[.AC192]*1000000" office:value-type="float" office:value="19.985">
            <text:p>19.985</text:p>
          </table:table-cell>
          <table:table-cell table:formula="of:=[.AD192]*1000000" office:value-type="float" office:value="0">
            <text:p>0</text:p>
          </table:table-cell>
          <table:table-cell table:formula="of:=[.AE192]*1000000" office:value-type="float" office:value="1.1785">
            <text:p>1.1785</text:p>
          </table:table-cell>
          <table:table-cell table:formula="of:=[.AF192]*1000000" office:value-type="float" office:value="16.235">
            <text:p>16.235</text:p>
          </table:table-cell>
          <table:table-cell table:formula="of:=[.AG192]*1000000" office:value-type="float" office:value="0.000000000000062123">
            <text:p>6.2123E-014</text:p>
          </table:table-cell>
          <table:table-cell office:value-type="float" office:value="0.00036549">
            <text:p>0.00036549</text:p>
          </table:table-cell>
          <table:table-cell table:style-name="ce1" office:value-type="string">
            <text:p>4.5204e-05</text:p>
          </table:table-cell>
          <table:table-cell office:value-type="float" office:value="0.00096847">
            <text:p>0.00096847</text:p>
          </table:table-cell>
          <table:table-cell table:style-name="ce1" office:value-type="string">
            <text:p>2.4564e-06</text:p>
          </table:table-cell>
          <table:table-cell table:style-name="ce1" office:value-type="string">
            <text:p>3.9819e-08</text:p>
          </table:table-cell>
          <table:table-cell table:style-name="ce1" office:value-type="string">
            <text:p>1.179e-06</text:p>
          </table:table-cell>
          <table:table-cell table:style-name="ce1" office:value-type="string">
            <text:p>1.6235e-05</text:p>
          </table:table-cell>
          <table:table-cell table:style-name="ce1" office:value-type="string">
            <text:p>6.2124e-20</text:p>
          </table:table-cell>
          <table:table-cell office:value-type="float" office:value="0.00036548">
            <text:p>0.00036548</text:p>
          </table:table-cell>
          <table:table-cell table:style-name="ce1" office:value-type="string">
            <text:p>4.5206e-05</text:p>
          </table:table-cell>
          <table:table-cell office:value-type="float" office:value="0.00096849">
            <text:p>0.00096849</text:p>
          </table:table-cell>
          <table:table-cell table:style-name="ce1" office:value-type="string">
            <text:p>1.998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785e-06</text:p>
          </table:table-cell>
          <table:table-cell table:style-name="ce1" office:value-type="string">
            <text:p>1.6235e-05</text:p>
          </table:table-cell>
          <table:table-cell table:style-name="ce1" office:value-type="string">
            <text:p>6.2123e-20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R193]*1000000" office:value-type="float" office:value="362.85">
            <text:p>362.85</text:p>
          </table:table-cell>
          <table:table-cell table:formula="of:=[.S193]*1000000" office:value-type="float" office:value="44.883">
            <text:p>44.883</text:p>
          </table:table-cell>
          <table:table-cell table:formula="of:=[.T193]*1000000" office:value-type="float" office:value="971.35">
            <text:p>971.35</text:p>
          </table:table-cell>
          <table:table-cell table:formula="of:=[.U193]*1000000" office:value-type="float" office:value="2.4064">
            <text:p>2.4064</text:p>
          </table:table-cell>
          <table:table-cell table:formula="of:=[.V193]*1000000" office:value-type="float" office:value="0.039885">
            <text:p>0.039885</text:p>
          </table:table-cell>
          <table:table-cell table:formula="of:=[.W193]*1000000" office:value-type="float" office:value="1.1752">
            <text:p>1.1752</text:p>
          </table:table-cell>
          <table:table-cell table:formula="of:=[.X193]*1000000" office:value-type="float" office:value="16.129">
            <text:p>16.129</text:p>
          </table:table-cell>
          <table:table-cell table:formula="of:=[.Y193]*1000000" office:value-type="float" office:value="0.000000000000060412">
            <text:p>6.0412E-014</text:p>
          </table:table-cell>
          <table:table-cell table:formula="of:=[.Z193]*1000000" office:value-type="float" office:value="362.84">
            <text:p>362.84</text:p>
          </table:table-cell>
          <table:table-cell table:formula="of:=[.AA193]*1000000" office:value-type="float" office:value="44.884">
            <text:p>44.884</text:p>
          </table:table-cell>
          <table:table-cell table:formula="of:=[.AB193]*1000000" office:value-type="float" office:value="971.36">
            <text:p>971.36</text:p>
          </table:table-cell>
          <table:table-cell table:formula="of:=[.AC193]*1000000" office:value-type="float" office:value="19.986">
            <text:p>19.986</text:p>
          </table:table-cell>
          <table:table-cell table:formula="of:=[.AD193]*1000000" office:value-type="float" office:value="0">
            <text:p>0</text:p>
          </table:table-cell>
          <table:table-cell table:formula="of:=[.AE193]*1000000" office:value-type="float" office:value="1.1747">
            <text:p>1.1747</text:p>
          </table:table-cell>
          <table:table-cell table:formula="of:=[.AF193]*1000000" office:value-type="float" office:value="16.128">
            <text:p>16.128</text:p>
          </table:table-cell>
          <table:table-cell table:formula="of:=[.AG193]*1000000" office:value-type="float" office:value="0.000000000000060411">
            <text:p>6.0411E-014</text:p>
          </table:table-cell>
          <table:table-cell office:value-type="float" office:value="0.00036285">
            <text:p>0.00036285</text:p>
          </table:table-cell>
          <table:table-cell table:style-name="ce1" office:value-type="string">
            <text:p>4.4883e-05</text:p>
          </table:table-cell>
          <table:table-cell office:value-type="float" office:value="0.00097135">
            <text:p>0.00097135</text:p>
          </table:table-cell>
          <table:table-cell table:style-name="ce1" office:value-type="string">
            <text:p>2.4064e-06</text:p>
          </table:table-cell>
          <table:table-cell table:style-name="ce1" office:value-type="string">
            <text:p>3.9885e-08</text:p>
          </table:table-cell>
          <table:table-cell table:style-name="ce1" office:value-type="string">
            <text:p>1.1752e-06</text:p>
          </table:table-cell>
          <table:table-cell table:style-name="ce1" office:value-type="string">
            <text:p>1.6129e-05</text:p>
          </table:table-cell>
          <table:table-cell table:style-name="ce1" office:value-type="string">
            <text:p>6.0412e-20</text:p>
          </table:table-cell>
          <table:table-cell office:value-type="float" office:value="0.00036284">
            <text:p>0.00036284</text:p>
          </table:table-cell>
          <table:table-cell table:style-name="ce1" office:value-type="string">
            <text:p>4.4884e-05</text:p>
          </table:table-cell>
          <table:table-cell office:value-type="float" office:value="0.00097136">
            <text:p>0.00097136</text:p>
          </table:table-cell>
          <table:table-cell table:style-name="ce1" office:value-type="string">
            <text:p>1.9986e-05</text:p>
          </table:table-cell>
          <table:table-cell office:value-type="float" office:value="0">
            <text:p>0</text:p>
          </table:table-cell>
          <table:table-cell table:style-name="ce1" office:value-type="string">
            <text:p>1.1747e-06</text:p>
          </table:table-cell>
          <table:table-cell table:style-name="ce1" office:value-type="string">
            <text:p>1.6128e-05</text:p>
          </table:table-cell>
          <table:table-cell table:style-name="ce1" office:value-type="string">
            <text:p>6.0411e-20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R194]*1000000" office:value-type="float" office:value="360.23">
            <text:p>360.23</text:p>
          </table:table-cell>
          <table:table-cell table:formula="of:=[.S194]*1000000" office:value-type="float" office:value="44.563">
            <text:p>44.563</text:p>
          </table:table-cell>
          <table:table-cell table:formula="of:=[.T194]*1000000" office:value-type="float" office:value="974.2">
            <text:p>974.2</text:p>
          </table:table-cell>
          <table:table-cell table:formula="of:=[.U194]*1000000" office:value-type="float" office:value="2.3573">
            <text:p>2.3573</text:p>
          </table:table-cell>
          <table:table-cell table:formula="of:=[.V194]*1000000" office:value-type="float" office:value="0.03995">
            <text:p>0.03995</text:p>
          </table:table-cell>
          <table:table-cell table:formula="of:=[.W194]*1000000" office:value-type="float" office:value="1.1714">
            <text:p>1.1714</text:p>
          </table:table-cell>
          <table:table-cell table:formula="of:=[.X194]*1000000" office:value-type="float" office:value="16.023">
            <text:p>16.023</text:p>
          </table:table-cell>
          <table:table-cell table:formula="of:=[.Y194]*1000000" office:value-type="float" office:value="0.000000000000058752">
            <text:p>5.8752E-014</text:p>
          </table:table-cell>
          <table:table-cell table:formula="of:=[.Z194]*1000000" office:value-type="float" office:value="360.22">
            <text:p>360.22</text:p>
          </table:table-cell>
          <table:table-cell table:formula="of:=[.AA194]*1000000" office:value-type="float" office:value="44.565">
            <text:p>44.565</text:p>
          </table:table-cell>
          <table:table-cell table:formula="of:=[.AB194]*1000000" office:value-type="float" office:value="974.22">
            <text:p>974.22</text:p>
          </table:table-cell>
          <table:table-cell table:formula="of:=[.AC194]*1000000" office:value-type="float" office:value="19.986">
            <text:p>19.986</text:p>
          </table:table-cell>
          <table:table-cell table:formula="of:=[.AD194]*1000000" office:value-type="float" office:value="0">
            <text:p>0</text:p>
          </table:table-cell>
          <table:table-cell table:formula="of:=[.AE194]*1000000" office:value-type="float" office:value="1.1709">
            <text:p>1.1709</text:p>
          </table:table-cell>
          <table:table-cell table:formula="of:=[.AF194]*1000000" office:value-type="float" office:value="16.023">
            <text:p>16.023</text:p>
          </table:table-cell>
          <table:table-cell table:formula="of:=[.AG194]*1000000" office:value-type="float" office:value="0.00000000000005875">
            <text:p>5.875E-014</text:p>
          </table:table-cell>
          <table:table-cell office:value-type="float" office:value="0.00036023">
            <text:p>0.00036023</text:p>
          </table:table-cell>
          <table:table-cell table:style-name="ce1" office:value-type="string">
            <text:p>4.4563e-05</text:p>
          </table:table-cell>
          <table:table-cell office:value-type="float" office:value="0.0009742">
            <text:p>0.0009742</text:p>
          </table:table-cell>
          <table:table-cell table:style-name="ce1" office:value-type="string">
            <text:p>2.3573e-06</text:p>
          </table:table-cell>
          <table:table-cell table:style-name="ce1" office:value-type="string">
            <text:p>3.995e-08</text:p>
          </table:table-cell>
          <table:table-cell table:style-name="ce1" office:value-type="string">
            <text:p>1.1714e-06</text:p>
          </table:table-cell>
          <table:table-cell table:style-name="ce1" office:value-type="string">
            <text:p>1.6023e-05</text:p>
          </table:table-cell>
          <table:table-cell table:style-name="ce1" office:value-type="string">
            <text:p>5.8752e-20</text:p>
          </table:table-cell>
          <table:table-cell office:value-type="float" office:value="0.00036022">
            <text:p>0.00036022</text:p>
          </table:table-cell>
          <table:table-cell table:style-name="ce1" office:value-type="string">
            <text:p>4.4565e-05</text:p>
          </table:table-cell>
          <table:table-cell office:value-type="float" office:value="0.00097422">
            <text:p>0.00097422</text:p>
          </table:table-cell>
          <table:table-cell table:style-name="ce1" office:value-type="string">
            <text:p>1.9986e-05</text:p>
          </table:table-cell>
          <table:table-cell office:value-type="float" office:value="0">
            <text:p>0</text:p>
          </table:table-cell>
          <table:table-cell table:style-name="ce1" office:value-type="string">
            <text:p>1.1709e-06</text:p>
          </table:table-cell>
          <table:table-cell table:style-name="ce1" office:value-type="string">
            <text:p>1.6023e-05</text:p>
          </table:table-cell>
          <table:table-cell table:style-name="ce1" office:value-type="string">
            <text:p>5.875e-20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R195]*1000000" office:value-type="float" office:value="357.63">
            <text:p>357.63</text:p>
          </table:table-cell>
          <table:table-cell table:formula="of:=[.S195]*1000000" office:value-type="float" office:value="44.246">
            <text:p>44.246</text:p>
          </table:table-cell>
          <table:table-cell table:formula="of:=[.T195]*1000000" office:value-type="float" office:value="977.03">
            <text:p>977.03</text:p>
          </table:table-cell>
          <table:table-cell table:formula="of:=[.U195]*1000000" office:value-type="float" office:value="2.3091">
            <text:p>2.3091</text:p>
          </table:table-cell>
          <table:table-cell table:formula="of:=[.V195]*1000000" office:value-type="float" office:value="0.040016">
            <text:p>0.040016</text:p>
          </table:table-cell>
          <table:table-cell table:formula="of:=[.W195]*1000000" office:value-type="float" office:value="1.1677">
            <text:p>1.1677</text:p>
          </table:table-cell>
          <table:table-cell table:formula="of:=[.X195]*1000000" office:value-type="float" office:value="15.918">
            <text:p>15.918</text:p>
          </table:table-cell>
          <table:table-cell table:formula="of:=[.Y195]*1000000" office:value-type="float" office:value="0.000000000000057142">
            <text:p>5.7142E-014</text:p>
          </table:table-cell>
          <table:table-cell table:formula="of:=[.Z195]*1000000" office:value-type="float" office:value="357.62">
            <text:p>357.62</text:p>
          </table:table-cell>
          <table:table-cell table:formula="of:=[.AA195]*1000000" office:value-type="float" office:value="44.248">
            <text:p>44.248</text:p>
          </table:table-cell>
          <table:table-cell table:formula="of:=[.AB195]*1000000" office:value-type="float" office:value="977.04">
            <text:p>977.04</text:p>
          </table:table-cell>
          <table:table-cell table:formula="of:=[.AC195]*1000000" office:value-type="float" office:value="19.987">
            <text:p>19.987</text:p>
          </table:table-cell>
          <table:table-cell table:formula="of:=[.AD195]*1000000" office:value-type="float" office:value="0">
            <text:p>0</text:p>
          </table:table-cell>
          <table:table-cell table:formula="of:=[.AE195]*1000000" office:value-type="float" office:value="1.1672">
            <text:p>1.1672</text:p>
          </table:table-cell>
          <table:table-cell table:formula="of:=[.AF195]*1000000" office:value-type="float" office:value="15.918">
            <text:p>15.918</text:p>
          </table:table-cell>
          <table:table-cell table:formula="of:=[.AG195]*1000000" office:value-type="float" office:value="0.000000000000057141">
            <text:p>5.7141E-014</text:p>
          </table:table-cell>
          <table:table-cell office:value-type="float" office:value="0.00035763">
            <text:p>0.00035763</text:p>
          </table:table-cell>
          <table:table-cell table:style-name="ce1" office:value-type="string">
            <text:p>4.4246e-05</text:p>
          </table:table-cell>
          <table:table-cell office:value-type="float" office:value="0.00097703">
            <text:p>0.00097703</text:p>
          </table:table-cell>
          <table:table-cell table:style-name="ce1" office:value-type="string">
            <text:p>2.3091e-06</text:p>
          </table:table-cell>
          <table:table-cell table:style-name="ce1" office:value-type="string">
            <text:p>4.0016e-08</text:p>
          </table:table-cell>
          <table:table-cell table:style-name="ce1" office:value-type="string">
            <text:p>1.1677e-06</text:p>
          </table:table-cell>
          <table:table-cell table:style-name="ce1" office:value-type="string">
            <text:p>1.5918e-05</text:p>
          </table:table-cell>
          <table:table-cell table:style-name="ce1" office:value-type="string">
            <text:p>5.7142e-20</text:p>
          </table:table-cell>
          <table:table-cell office:value-type="float" office:value="0.00035762">
            <text:p>0.00035762</text:p>
          </table:table-cell>
          <table:table-cell table:style-name="ce1" office:value-type="string">
            <text:p>4.4248e-05</text:p>
          </table:table-cell>
          <table:table-cell office:value-type="float" office:value="0.00097704">
            <text:p>0.00097704</text:p>
          </table:table-cell>
          <table:table-cell table:style-name="ce1" office:value-type="string">
            <text:p>1.998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72e-06</text:p>
          </table:table-cell>
          <table:table-cell table:style-name="ce1" office:value-type="string">
            <text:p>1.5918e-05</text:p>
          </table:table-cell>
          <table:table-cell table:style-name="ce1" office:value-type="string">
            <text:p>5.7141e-20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R196]*1000000" office:value-type="float" office:value="355.05">
            <text:p>355.05</text:p>
          </table:table-cell>
          <table:table-cell table:formula="of:=[.S196]*1000000" office:value-type="float" office:value="43.931">
            <text:p>43.931</text:p>
          </table:table-cell>
          <table:table-cell table:formula="of:=[.T196]*1000000" office:value-type="float" office:value="979.84">
            <text:p>979.84</text:p>
          </table:table-cell>
          <table:table-cell table:formula="of:=[.U196]*1000000" office:value-type="float" office:value="2.2618">
            <text:p>2.2618</text:p>
          </table:table-cell>
          <table:table-cell table:formula="of:=[.V196]*1000000" office:value-type="float" office:value="0.040081">
            <text:p>0.040081</text:p>
          </table:table-cell>
          <table:table-cell table:formula="of:=[.W196]*1000000" office:value-type="float" office:value="1.1639">
            <text:p>1.1639</text:p>
          </table:table-cell>
          <table:table-cell table:formula="of:=[.X196]*1000000" office:value-type="float" office:value="15.814">
            <text:p>15.814</text:p>
          </table:table-cell>
          <table:table-cell table:formula="of:=[.Y196]*1000000" office:value-type="float" office:value="0.000000000000055582">
            <text:p>5.5582E-014</text:p>
          </table:table-cell>
          <table:table-cell table:formula="of:=[.Z196]*1000000" office:value-type="float" office:value="355.04">
            <text:p>355.04</text:p>
          </table:table-cell>
          <table:table-cell table:formula="of:=[.AA196]*1000000" office:value-type="float" office:value="43.932">
            <text:p>43.932</text:p>
          </table:table-cell>
          <table:table-cell table:formula="of:=[.AB196]*1000000" office:value-type="float" office:value="979.85">
            <text:p>979.85</text:p>
          </table:table-cell>
          <table:table-cell table:formula="of:=[.AC196]*1000000" office:value-type="float" office:value="19.987">
            <text:p>19.987</text:p>
          </table:table-cell>
          <table:table-cell table:formula="of:=[.AD196]*1000000" office:value-type="float" office:value="0">
            <text:p>0</text:p>
          </table:table-cell>
          <table:table-cell table:formula="of:=[.AE196]*1000000" office:value-type="float" office:value="1.1634">
            <text:p>1.1634</text:p>
          </table:table-cell>
          <table:table-cell table:formula="of:=[.AF196]*1000000" office:value-type="float" office:value="15.814">
            <text:p>15.814</text:p>
          </table:table-cell>
          <table:table-cell table:formula="of:=[.AG196]*1000000" office:value-type="float" office:value="0.000000000000055581">
            <text:p>5.5581E-014</text:p>
          </table:table-cell>
          <table:table-cell office:value-type="float" office:value="0.00035505">
            <text:p>0.00035505</text:p>
          </table:table-cell>
          <table:table-cell table:style-name="ce1" office:value-type="string">
            <text:p>4.3931e-05</text:p>
          </table:table-cell>
          <table:table-cell office:value-type="float" office:value="0.00097984">
            <text:p>0.00097984</text:p>
          </table:table-cell>
          <table:table-cell table:style-name="ce1" office:value-type="string">
            <text:p>2.2618e-06</text:p>
          </table:table-cell>
          <table:table-cell table:style-name="ce1" office:value-type="string">
            <text:p>4.0081e-08</text:p>
          </table:table-cell>
          <table:table-cell table:style-name="ce1" office:value-type="string">
            <text:p>1.1639e-06</text:p>
          </table:table-cell>
          <table:table-cell table:style-name="ce1" office:value-type="string">
            <text:p>1.5814e-05</text:p>
          </table:table-cell>
          <table:table-cell table:style-name="ce1" office:value-type="string">
            <text:p>5.5582e-20</text:p>
          </table:table-cell>
          <table:table-cell office:value-type="float" office:value="0.00035504">
            <text:p>0.00035504</text:p>
          </table:table-cell>
          <table:table-cell table:style-name="ce1" office:value-type="string">
            <text:p>4.3932e-05</text:p>
          </table:table-cell>
          <table:table-cell office:value-type="float" office:value="0.00097985">
            <text:p>0.00097985</text:p>
          </table:table-cell>
          <table:table-cell table:style-name="ce1" office:value-type="string">
            <text:p>1.998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34e-06</text:p>
          </table:table-cell>
          <table:table-cell table:style-name="ce1" office:value-type="string">
            <text:p>1.5814e-05</text:p>
          </table:table-cell>
          <table:table-cell table:style-name="ce1" office:value-type="string">
            <text:p>5.5581e-20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R197]*1000000" office:value-type="float" office:value="352.5">
            <text:p>352.5</text:p>
          </table:table-cell>
          <table:table-cell table:formula="of:=[.S197]*1000000" office:value-type="float" office:value="43.618">
            <text:p>43.618</text:p>
          </table:table-cell>
          <table:table-cell table:formula="of:=[.T197]*1000000" office:value-type="float" office:value="982.62">
            <text:p>982.62</text:p>
          </table:table-cell>
          <table:table-cell table:formula="of:=[.U197]*1000000" office:value-type="float" office:value="2.2153">
            <text:p>2.2153</text:p>
          </table:table-cell>
          <table:table-cell table:formula="of:=[.V197]*1000000" office:value-type="float" office:value="0.040147">
            <text:p>0.040147</text:p>
          </table:table-cell>
          <table:table-cell table:formula="of:=[.W197]*1000000" office:value-type="float" office:value="1.1601">
            <text:p>1.1601</text:p>
          </table:table-cell>
          <table:table-cell table:formula="of:=[.X197]*1000000" office:value-type="float" office:value="15.711">
            <text:p>15.711</text:p>
          </table:table-cell>
          <table:table-cell table:formula="of:=[.Y197]*1000000" office:value-type="float" office:value="0.000000000000054069">
            <text:p>5.4069E-014</text:p>
          </table:table-cell>
          <table:table-cell table:formula="of:=[.Z197]*1000000" office:value-type="float" office:value="352.48">
            <text:p>352.48</text:p>
          </table:table-cell>
          <table:table-cell table:formula="of:=[.AA197]*1000000" office:value-type="float" office:value="43.62">
            <text:p>43.62</text:p>
          </table:table-cell>
          <table:table-cell table:formula="of:=[.AB197]*1000000" office:value-type="float" office:value="982.63">
            <text:p>982.63</text:p>
          </table:table-cell>
          <table:table-cell table:formula="of:=[.AC197]*1000000" office:value-type="float" office:value="19.988">
            <text:p>19.988</text:p>
          </table:table-cell>
          <table:table-cell table:formula="of:=[.AD197]*1000000" office:value-type="float" office:value="0">
            <text:p>0</text:p>
          </table:table-cell>
          <table:table-cell table:formula="of:=[.AE197]*1000000" office:value-type="float" office:value="1.1596">
            <text:p>1.1596</text:p>
          </table:table-cell>
          <table:table-cell table:formula="of:=[.AF197]*1000000" office:value-type="float" office:value="15.711">
            <text:p>15.711</text:p>
          </table:table-cell>
          <table:table-cell table:formula="of:=[.AG197]*1000000" office:value-type="float" office:value="0.000000000000054068">
            <text:p>5.4068E-014</text:p>
          </table:table-cell>
          <table:table-cell office:value-type="float" office:value="0.0003525">
            <text:p>0.0003525</text:p>
          </table:table-cell>
          <table:table-cell table:style-name="ce1" office:value-type="string">
            <text:p>4.3618e-05</text:p>
          </table:table-cell>
          <table:table-cell office:value-type="float" office:value="0.00098262">
            <text:p>0.00098262</text:p>
          </table:table-cell>
          <table:table-cell table:style-name="ce1" office:value-type="string">
            <text:p>2.2153e-06</text:p>
          </table:table-cell>
          <table:table-cell table:style-name="ce1" office:value-type="string">
            <text:p>4.0147e-08</text:p>
          </table:table-cell>
          <table:table-cell table:style-name="ce1" office:value-type="string">
            <text:p>1.1601e-06</text:p>
          </table:table-cell>
          <table:table-cell table:style-name="ce1" office:value-type="string">
            <text:p>1.5711e-05</text:p>
          </table:table-cell>
          <table:table-cell table:style-name="ce1" office:value-type="string">
            <text:p>5.4069e-20</text:p>
          </table:table-cell>
          <table:table-cell office:value-type="float" office:value="0.00035248">
            <text:p>0.00035248</text:p>
          </table:table-cell>
          <table:table-cell table:style-name="ce1" office:value-type="string">
            <text:p>4.362e-05</text:p>
          </table:table-cell>
          <table:table-cell office:value-type="float" office:value="0.00098263">
            <text:p>0.00098263</text:p>
          </table:table-cell>
          <table:table-cell table:style-name="ce1" office:value-type="string">
            <text:p>1.998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96e-06</text:p>
          </table:table-cell>
          <table:table-cell table:style-name="ce1" office:value-type="string">
            <text:p>1.5711e-05</text:p>
          </table:table-cell>
          <table:table-cell table:style-name="ce1" office:value-type="string">
            <text:p>5.4068e-20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R198]*1000000" office:value-type="float" office:value="349.96">
            <text:p>349.96</text:p>
          </table:table-cell>
          <table:table-cell table:formula="of:=[.S198]*1000000" office:value-type="float" office:value="43.307">
            <text:p>43.307</text:p>
          </table:table-cell>
          <table:table-cell table:formula="of:=[.T198]*1000000" office:value-type="float" office:value="985.38">
            <text:p>985.38</text:p>
          </table:table-cell>
          <table:table-cell table:formula="of:=[.U198]*1000000" office:value-type="float" office:value="2.1697">
            <text:p>2.1697</text:p>
          </table:table-cell>
          <table:table-cell table:formula="of:=[.V198]*1000000" office:value-type="float" office:value="0.040213">
            <text:p>0.040213</text:p>
          </table:table-cell>
          <table:table-cell table:formula="of:=[.W198]*1000000" office:value-type="float" office:value="1.1564">
            <text:p>1.1564</text:p>
          </table:table-cell>
          <table:table-cell table:formula="of:=[.X198]*1000000" office:value-type="float" office:value="15.608">
            <text:p>15.608</text:p>
          </table:table-cell>
          <table:table-cell table:formula="of:=[.Y198]*1000000" office:value-type="float" office:value="0.000000000000052603">
            <text:p>5.2603E-014</text:p>
          </table:table-cell>
          <table:table-cell table:formula="of:=[.Z198]*1000000" office:value-type="float" office:value="349.95">
            <text:p>349.95</text:p>
          </table:table-cell>
          <table:table-cell table:formula="of:=[.AA198]*1000000" office:value-type="float" office:value="43.309">
            <text:p>43.309</text:p>
          </table:table-cell>
          <table:table-cell table:formula="of:=[.AB198]*1000000" office:value-type="float" office:value="985.39">
            <text:p>985.39</text:p>
          </table:table-cell>
          <table:table-cell table:formula="of:=[.AC198]*1000000" office:value-type="float" office:value="19.988">
            <text:p>19.988</text:p>
          </table:table-cell>
          <table:table-cell table:formula="of:=[.AD198]*1000000" office:value-type="float" office:value="0">
            <text:p>0</text:p>
          </table:table-cell>
          <table:table-cell table:formula="of:=[.AE198]*1000000" office:value-type="float" office:value="1.1559">
            <text:p>1.1559</text:p>
          </table:table-cell>
          <table:table-cell table:formula="of:=[.AF198]*1000000" office:value-type="float" office:value="15.608">
            <text:p>15.608</text:p>
          </table:table-cell>
          <table:table-cell table:formula="of:=[.AG198]*1000000" office:value-type="float" office:value="0.000000000000052601">
            <text:p>5.2601E-014</text:p>
          </table:table-cell>
          <table:table-cell office:value-type="float" office:value="0.00034996">
            <text:p>0.00034996</text:p>
          </table:table-cell>
          <table:table-cell table:style-name="ce1" office:value-type="string">
            <text:p>4.3307e-05</text:p>
          </table:table-cell>
          <table:table-cell office:value-type="float" office:value="0.00098538">
            <text:p>0.00098538</text:p>
          </table:table-cell>
          <table:table-cell table:style-name="ce1" office:value-type="string">
            <text:p>2.1697e-06</text:p>
          </table:table-cell>
          <table:table-cell table:style-name="ce1" office:value-type="string">
            <text:p>4.0213e-08</text:p>
          </table:table-cell>
          <table:table-cell table:style-name="ce1" office:value-type="string">
            <text:p>1.1564e-06</text:p>
          </table:table-cell>
          <table:table-cell table:style-name="ce1" office:value-type="string">
            <text:p>1.5608e-05</text:p>
          </table:table-cell>
          <table:table-cell table:style-name="ce1" office:value-type="string">
            <text:p>5.2603e-20</text:p>
          </table:table-cell>
          <table:table-cell office:value-type="float" office:value="0.00034995">
            <text:p>0.00034995</text:p>
          </table:table-cell>
          <table:table-cell table:style-name="ce1" office:value-type="string">
            <text:p>4.3309e-05</text:p>
          </table:table-cell>
          <table:table-cell office:value-type="float" office:value="0.00098539">
            <text:p>0.00098539</text:p>
          </table:table-cell>
          <table:table-cell table:style-name="ce1" office:value-type="string">
            <text:p>1.998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59e-06</text:p>
          </table:table-cell>
          <table:table-cell table:style-name="ce1" office:value-type="string">
            <text:p>1.5608e-05</text:p>
          </table:table-cell>
          <table:table-cell table:style-name="ce1" office:value-type="string">
            <text:p>5.2601e-20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R199]*1000000" office:value-type="float" office:value="347.45">
            <text:p>347.45</text:p>
          </table:table-cell>
          <table:table-cell table:formula="of:=[.S199]*1000000" office:value-type="float" office:value="42.998">
            <text:p>42.998</text:p>
          </table:table-cell>
          <table:table-cell table:formula="of:=[.T199]*1000000" office:value-type="float" office:value="988.12">
            <text:p>988.12</text:p>
          </table:table-cell>
          <table:table-cell table:formula="of:=[.U199]*1000000" office:value-type="float" office:value="2.125">
            <text:p>2.125</text:p>
          </table:table-cell>
          <table:table-cell table:formula="of:=[.V199]*1000000" office:value-type="float" office:value="0.040279">
            <text:p>0.040279</text:p>
          </table:table-cell>
          <table:table-cell table:formula="of:=[.W199]*1000000" office:value-type="float" office:value="1.1527">
            <text:p>1.1527</text:p>
          </table:table-cell>
          <table:table-cell table:formula="of:=[.X199]*1000000" office:value-type="float" office:value="15.506">
            <text:p>15.506</text:p>
          </table:table-cell>
          <table:table-cell table:formula="of:=[.Y199]*1000000" office:value-type="float" office:value="0.000000000000051181">
            <text:p>5.1181E-014</text:p>
          </table:table-cell>
          <table:table-cell table:formula="of:=[.Z199]*1000000" office:value-type="float" office:value="347.44">
            <text:p>347.44</text:p>
          </table:table-cell>
          <table:table-cell table:formula="of:=[.AA199]*1000000" office:value-type="float" office:value="43">
            <text:p>43</text:p>
          </table:table-cell>
          <table:table-cell table:formula="of:=[.AB199]*1000000" office:value-type="float" office:value="988.13">
            <text:p>988.13</text:p>
          </table:table-cell>
          <table:table-cell table:formula="of:=[.AC199]*1000000" office:value-type="float" office:value="19.989">
            <text:p>19.989</text:p>
          </table:table-cell>
          <table:table-cell table:formula="of:=[.AD199]*1000000" office:value-type="float" office:value="0">
            <text:p>0</text:p>
          </table:table-cell>
          <table:table-cell table:formula="of:=[.AE199]*1000000" office:value-type="float" office:value="1.1522">
            <text:p>1.1522</text:p>
          </table:table-cell>
          <table:table-cell table:formula="of:=[.AF199]*1000000" office:value-type="float" office:value="15.506">
            <text:p>15.506</text:p>
          </table:table-cell>
          <table:table-cell table:formula="of:=[.AG199]*1000000" office:value-type="float" office:value="0.000000000000051179">
            <text:p>5.1179E-014</text:p>
          </table:table-cell>
          <table:table-cell office:value-type="float" office:value="0.00034745">
            <text:p>0.00034745</text:p>
          </table:table-cell>
          <table:table-cell table:style-name="ce1" office:value-type="string">
            <text:p>4.2998e-05</text:p>
          </table:table-cell>
          <table:table-cell office:value-type="float" office:value="0.00098812">
            <text:p>0.00098812</text:p>
          </table:table-cell>
          <table:table-cell table:style-name="ce1" office:value-type="string">
            <text:p>2.125e-06</text:p>
          </table:table-cell>
          <table:table-cell table:style-name="ce1" office:value-type="string">
            <text:p>4.0279e-08</text:p>
          </table:table-cell>
          <table:table-cell table:style-name="ce1" office:value-type="string">
            <text:p>1.1527e-06</text:p>
          </table:table-cell>
          <table:table-cell table:style-name="ce1" office:value-type="string">
            <text:p>1.5506e-05</text:p>
          </table:table-cell>
          <table:table-cell table:style-name="ce1" office:value-type="string">
            <text:p>5.1181e-20</text:p>
          </table:table-cell>
          <table:table-cell office:value-type="float" office:value="0.00034744">
            <text:p>0.00034744</text:p>
          </table:table-cell>
          <table:table-cell table:style-name="ce1" office:value-type="string">
            <text:p>4.3e-05</text:p>
          </table:table-cell>
          <table:table-cell office:value-type="float" office:value="0.00098813">
            <text:p>0.00098813</text:p>
          </table:table-cell>
          <table:table-cell table:style-name="ce1" office:value-type="string">
            <text:p>1.998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22e-06</text:p>
          </table:table-cell>
          <table:table-cell table:style-name="ce1" office:value-type="string">
            <text:p>1.5506e-05</text:p>
          </table:table-cell>
          <table:table-cell table:style-name="ce1" office:value-type="string">
            <text:p>5.1179e-20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R200]*1000000" office:value-type="float" office:value="344.96">
            <text:p>344.96</text:p>
          </table:table-cell>
          <table:table-cell table:formula="of:=[.S200]*1000000" office:value-type="float" office:value="42.692">
            <text:p>42.692</text:p>
          </table:table-cell>
          <table:table-cell table:formula="of:=[.T200]*1000000" office:value-type="float" office:value="990.83">
            <text:p>990.83</text:p>
          </table:table-cell>
          <table:table-cell table:formula="of:=[.U200]*1000000" office:value-type="float" office:value="2.081">
            <text:p>2.081</text:p>
          </table:table-cell>
          <table:table-cell table:formula="of:=[.V200]*1000000" office:value-type="float" office:value="0.040345">
            <text:p>0.040345</text:p>
          </table:table-cell>
          <table:table-cell table:formula="of:=[.W200]*1000000" office:value-type="float" office:value="1.149">
            <text:p>1.149</text:p>
          </table:table-cell>
          <table:table-cell table:formula="of:=[.X200]*1000000" office:value-type="float" office:value="15.405">
            <text:p>15.405</text:p>
          </table:table-cell>
          <table:table-cell table:formula="of:=[.Y200]*1000000" office:value-type="float" office:value="0.000000000000049802">
            <text:p>4.9802E-014</text:p>
          </table:table-cell>
          <table:table-cell table:formula="of:=[.Z200]*1000000" office:value-type="float" office:value="344.94">
            <text:p>344.94</text:p>
          </table:table-cell>
          <table:table-cell table:formula="of:=[.AA200]*1000000" office:value-type="float" office:value="42.694">
            <text:p>42.694</text:p>
          </table:table-cell>
          <table:table-cell table:formula="of:=[.AB200]*1000000" office:value-type="float" office:value="990.85">
            <text:p>990.85</text:p>
          </table:table-cell>
          <table:table-cell table:formula="of:=[.AC200]*1000000" office:value-type="float" office:value="19.989">
            <text:p>19.989</text:p>
          </table:table-cell>
          <table:table-cell table:formula="of:=[.AD200]*1000000" office:value-type="float" office:value="0">
            <text:p>0</text:p>
          </table:table-cell>
          <table:table-cell table:formula="of:=[.AE200]*1000000" office:value-type="float" office:value="1.1485">
            <text:p>1.1485</text:p>
          </table:table-cell>
          <table:table-cell table:formula="of:=[.AF200]*1000000" office:value-type="float" office:value="15.405">
            <text:p>15.405</text:p>
          </table:table-cell>
          <table:table-cell table:formula="of:=[.AG200]*1000000" office:value-type="float" office:value="0.000000000000049801">
            <text:p>4.9801E-014</text:p>
          </table:table-cell>
          <table:table-cell office:value-type="float" office:value="0.00034496">
            <text:p>0.00034496</text:p>
          </table:table-cell>
          <table:table-cell table:style-name="ce1" office:value-type="string">
            <text:p>4.2692e-05</text:p>
          </table:table-cell>
          <table:table-cell office:value-type="float" office:value="0.00099083">
            <text:p>0.00099083</text:p>
          </table:table-cell>
          <table:table-cell table:style-name="ce1" office:value-type="string">
            <text:p>2.081e-06</text:p>
          </table:table-cell>
          <table:table-cell table:style-name="ce1" office:value-type="string">
            <text:p>4.0345e-08</text:p>
          </table:table-cell>
          <table:table-cell table:style-name="ce1" office:value-type="string">
            <text:p>1.149e-06</text:p>
          </table:table-cell>
          <table:table-cell table:style-name="ce1" office:value-type="string">
            <text:p>1.5405e-05</text:p>
          </table:table-cell>
          <table:table-cell table:style-name="ce1" office:value-type="string">
            <text:p>4.9802e-20</text:p>
          </table:table-cell>
          <table:table-cell office:value-type="float" office:value="0.00034494">
            <text:p>0.00034494</text:p>
          </table:table-cell>
          <table:table-cell table:style-name="ce1" office:value-type="string">
            <text:p>4.2694e-05</text:p>
          </table:table-cell>
          <table:table-cell office:value-type="float" office:value="0.00099085">
            <text:p>0.00099085</text:p>
          </table:table-cell>
          <table:table-cell table:style-name="ce1" office:value-type="string">
            <text:p>1.998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85e-06</text:p>
          </table:table-cell>
          <table:table-cell table:style-name="ce1" office:value-type="string">
            <text:p>1.5405e-05</text:p>
          </table:table-cell>
          <table:table-cell table:style-name="ce1" office:value-type="string">
            <text:p>4.9801e-20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R201]*1000000" office:value-type="float" office:value="342.48">
            <text:p>342.48</text:p>
          </table:table-cell>
          <table:table-cell table:formula="of:=[.S201]*1000000" office:value-type="float" office:value="42.388">
            <text:p>42.388</text:p>
          </table:table-cell>
          <table:table-cell table:formula="of:=[.T201]*1000000" office:value-type="float" office:value="993.53">
            <text:p>993.53</text:p>
          </table:table-cell>
          <table:table-cell table:formula="of:=[.U201]*1000000" office:value-type="float" office:value="2.0379">
            <text:p>2.0379</text:p>
          </table:table-cell>
          <table:table-cell table:formula="of:=[.V201]*1000000" office:value-type="float" office:value="0.040411">
            <text:p>0.040411</text:p>
          </table:table-cell>
          <table:table-cell table:formula="of:=[.W201]*1000000" office:value-type="float" office:value="1.1453">
            <text:p>1.1453</text:p>
          </table:table-cell>
          <table:table-cell table:formula="of:=[.X201]*1000000" office:value-type="float" office:value="15.304">
            <text:p>15.304</text:p>
          </table:table-cell>
          <table:table-cell table:formula="of:=[.Y201]*1000000" office:value-type="float" office:value="0.000000000000048465">
            <text:p>4.8465E-014</text:p>
          </table:table-cell>
          <table:table-cell table:formula="of:=[.Z201]*1000000" office:value-type="float" office:value="342.47">
            <text:p>342.47</text:p>
          </table:table-cell>
          <table:table-cell table:formula="of:=[.AA201]*1000000" office:value-type="float" office:value="42.39">
            <text:p>42.39</text:p>
          </table:table-cell>
          <table:table-cell table:formula="of:=[.AB201]*1000000" office:value-type="float" office:value="993.54">
            <text:p>993.54</text:p>
          </table:table-cell>
          <table:table-cell table:formula="of:=[.AC201]*1000000" office:value-type="float" office:value="19.99">
            <text:p>19.99</text:p>
          </table:table-cell>
          <table:table-cell table:formula="of:=[.AD201]*1000000" office:value-type="float" office:value="0">
            <text:p>0</text:p>
          </table:table-cell>
          <table:table-cell table:formula="of:=[.AE201]*1000000" office:value-type="float" office:value="1.1448">
            <text:p>1.1448</text:p>
          </table:table-cell>
          <table:table-cell table:formula="of:=[.AF201]*1000000" office:value-type="float" office:value="15.304">
            <text:p>15.304</text:p>
          </table:table-cell>
          <table:table-cell table:formula="of:=[.AG201]*1000000" office:value-type="float" office:value="0.000000000000048464">
            <text:p>4.8464E-014</text:p>
          </table:table-cell>
          <table:table-cell office:value-type="float" office:value="0.00034248">
            <text:p>0.00034248</text:p>
          </table:table-cell>
          <table:table-cell table:style-name="ce1" office:value-type="string">
            <text:p>4.2388e-05</text:p>
          </table:table-cell>
          <table:table-cell office:value-type="float" office:value="0.00099353">
            <text:p>0.00099353</text:p>
          </table:table-cell>
          <table:table-cell table:style-name="ce1" office:value-type="string">
            <text:p>2.0379e-06</text:p>
          </table:table-cell>
          <table:table-cell table:style-name="ce1" office:value-type="string">
            <text:p>4.0411e-08</text:p>
          </table:table-cell>
          <table:table-cell table:style-name="ce1" office:value-type="string">
            <text:p>1.1453e-06</text:p>
          </table:table-cell>
          <table:table-cell table:style-name="ce1" office:value-type="string">
            <text:p>1.5304e-05</text:p>
          </table:table-cell>
          <table:table-cell table:style-name="ce1" office:value-type="string">
            <text:p>4.8465e-20</text:p>
          </table:table-cell>
          <table:table-cell office:value-type="float" office:value="0.00034247">
            <text:p>0.00034247</text:p>
          </table:table-cell>
          <table:table-cell table:style-name="ce1" office:value-type="string">
            <text:p>4.239e-05</text:p>
          </table:table-cell>
          <table:table-cell office:value-type="float" office:value="0.00099354">
            <text:p>0.00099354</text:p>
          </table:table-cell>
          <table:table-cell table:style-name="ce1" office:value-type="string">
            <text:p>1.99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48e-06</text:p>
          </table:table-cell>
          <table:table-cell table:style-name="ce1" office:value-type="string">
            <text:p>1.5304e-05</text:p>
          </table:table-cell>
          <table:table-cell table:style-name="ce1" office:value-type="string">
            <text:p>4.8464e-20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R202]*1000000" office:value-type="float" office:value="340.03">
            <text:p>340.03</text:p>
          </table:table-cell>
          <table:table-cell table:formula="of:=[.S202]*1000000" office:value-type="float" office:value="42.086">
            <text:p>42.086</text:p>
          </table:table-cell>
          <table:table-cell table:formula="of:=[.T202]*1000000" office:value-type="float" office:value="996.2">
            <text:p>996.2</text:p>
          </table:table-cell>
          <table:table-cell table:formula="of:=[.U202]*1000000" office:value-type="float" office:value="1.9955">
            <text:p>1.9955</text:p>
          </table:table-cell>
          <table:table-cell table:formula="of:=[.V202]*1000000" office:value-type="float" office:value="0.040477">
            <text:p>0.040477</text:p>
          </table:table-cell>
          <table:table-cell table:formula="of:=[.W202]*1000000" office:value-type="float" office:value="1.1416">
            <text:p>1.1416</text:p>
          </table:table-cell>
          <table:table-cell table:formula="of:=[.X202]*1000000" office:value-type="float" office:value="15.204">
            <text:p>15.204</text:p>
          </table:table-cell>
          <table:table-cell table:formula="of:=[.Y202]*1000000" office:value-type="float" office:value="0.00000000000004717">
            <text:p>4.717E-014</text:p>
          </table:table-cell>
          <table:table-cell table:formula="of:=[.Z202]*1000000" office:value-type="float" office:value="340.02">
            <text:p>340.02</text:p>
          </table:table-cell>
          <table:table-cell table:formula="of:=[.AA202]*1000000" office:value-type="float" office:value="42.088">
            <text:p>42.088</text:p>
          </table:table-cell>
          <table:table-cell table:formula="of:=[.AB202]*1000000" office:value-type="float" office:value="996.21">
            <text:p>996.21</text:p>
          </table:table-cell>
          <table:table-cell table:formula="of:=[.AC202]*1000000" office:value-type="float" office:value="19.99">
            <text:p>19.99</text:p>
          </table:table-cell>
          <table:table-cell table:formula="of:=[.AD202]*1000000" office:value-type="float" office:value="0">
            <text:p>0</text:p>
          </table:table-cell>
          <table:table-cell table:formula="of:=[.AE202]*1000000" office:value-type="float" office:value="1.1411">
            <text:p>1.1411</text:p>
          </table:table-cell>
          <table:table-cell table:formula="of:=[.AF202]*1000000" office:value-type="float" office:value="15.204">
            <text:p>15.204</text:p>
          </table:table-cell>
          <table:table-cell table:formula="of:=[.AG202]*1000000" office:value-type="float" office:value="0.000000000000047169">
            <text:p>4.7169E-014</text:p>
          </table:table-cell>
          <table:table-cell office:value-type="float" office:value="0.00034003">
            <text:p>0.00034003</text:p>
          </table:table-cell>
          <table:table-cell table:style-name="ce1" office:value-type="string">
            <text:p>4.2086e-05</text:p>
          </table:table-cell>
          <table:table-cell office:value-type="float" office:value="0.0009962">
            <text:p>0.0009962</text:p>
          </table:table-cell>
          <table:table-cell table:style-name="ce1" office:value-type="string">
            <text:p>1.9955e-06</text:p>
          </table:table-cell>
          <table:table-cell table:style-name="ce1" office:value-type="string">
            <text:p>4.0477e-08</text:p>
          </table:table-cell>
          <table:table-cell table:style-name="ce1" office:value-type="string">
            <text:p>1.1416e-06</text:p>
          </table:table-cell>
          <table:table-cell table:style-name="ce1" office:value-type="string">
            <text:p>1.5204e-05</text:p>
          </table:table-cell>
          <table:table-cell table:style-name="ce1" office:value-type="string">
            <text:p>4.717e-20</text:p>
          </table:table-cell>
          <table:table-cell office:value-type="float" office:value="0.00034002">
            <text:p>0.00034002</text:p>
          </table:table-cell>
          <table:table-cell table:style-name="ce1" office:value-type="string">
            <text:p>4.2088e-05</text:p>
          </table:table-cell>
          <table:table-cell office:value-type="float" office:value="0.00099621">
            <text:p>0.00099621</text:p>
          </table:table-cell>
          <table:table-cell table:style-name="ce1" office:value-type="string">
            <text:p>1.99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11e-06</text:p>
          </table:table-cell>
          <table:table-cell table:style-name="ce1" office:value-type="string">
            <text:p>1.5204e-05</text:p>
          </table:table-cell>
          <table:table-cell table:style-name="ce1" office:value-type="string">
            <text:p>4.7169e-20</text:p>
          </table:table-cell>
        </table:table-row>
        <table:table-row table:style-name="ro2" table:number-rows-repeated="1048373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30 percent" table:style-name="ta1">
        <table:shapes>
          <draw:frame draw:z-index="0" draw:style-name="gr1" svg:width="6.2988in" svg:height="3.5429in" svg:x="14.2071in" svg:y="0.7299in">
            <draw:object draw:notify-on-update-of-ranges="'30 percent'.A2:'30 percent'.A202 '30 percent'.B1:'30 percent'.B1 '30 percent'.B2:'30 percent'.B202 '30 percent'.A2:'30 percent'.A202 '30 percent'.J1:'30 percent'.J1 '30 percent'.J2:'30 percent'.J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30 percent'.A2:'30 percent'.A202 '30 percent'.C1:'30 percent'.C1 '30 percent'.C2:'30 percent'.C202 '30 percent'.A2:'30 percent'.A202 '30 percent'.K1:'30 percent'.K1 '30 percent'.K2:'30 percent'.K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30 percent'.A2:'30 percent'.A202 '30 percent'.D1:'30 percent'.D1 '30 percent'.D2:'30 percent'.D202 '30 percent'.A2:'30 percent'.A202 '30 percent'.L1:'30 percent'.L1 '30 percent'.L2:'30 percent'.L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mIIa</text:p>
          </table:table-cell>
          <table:table-cell office:value-type="string">
            <text:p>apc Xa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mIIa</text:p>
          </table:table-cell>
          <table:table-cell office:value-type="string">
            <text:p>noapc Xa</text:p>
          </table:table-cell>
          <table:table-cell office:value-type="string">
            <text:p>noapc TF</text:p>
          </table:table-cell>
          <table:table-cell table:number-columns-repeated="16"/>
        </table:table-row>
        <table:table-row table:style-name="ro2">
          <table:table-cell office:value-type="float" office:value="0">
            <text:p>0</text:p>
          </table:table-cell>
          <table:table-cell table:formula="of:=[.R2]*1000000" office:value-type="float" office:value="1400">
            <text:p>140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0">
            <text:p>0</text:p>
          </table:table-cell>
          <table:table-cell table:formula="of:=[.V2]*1000000" office:value-type="float" office:value="0">
            <text:p>0</text:p>
          </table:table-cell>
          <table:table-cell table:formula="of:=[.W2]*1000000" office:value-type="float" office:value="0">
            <text:p>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.0000000015">
            <text:p>1.5E-009</text:p>
          </table:table-cell>
          <table:table-cell table:formula="of:=[.Z2]*1000000" office:value-type="float" office:value="1400">
            <text:p>140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0">
            <text:p>0</text:p>
          </table:table-cell>
          <table:table-cell table:formula="of:=[.AC2]*1000000" office:value-type="float" office:value="0">
            <text:p>0</text:p>
          </table:table-cell>
          <table:table-cell table:formula="of:=[.AD2]*1000000" office:value-type="float" office:value="0">
            <text:p>0</text:p>
          </table:table-cell>
          <table:table-cell table:formula="of:=[.AE2]*1000000" office:value-type="float" office:value="0">
            <text:p>0</text:p>
          </table:table-cell>
          <table:table-cell table:formula="of:=[.AF2]*1000000" office:value-type="float" office:value="0">
            <text:p>0</text:p>
          </table:table-cell>
          <table:table-cell table:formula="of:=[.AG2]*1000000" office:value-type="float" office:value="0.0000000015">
            <text:p>1.5E-009</text:p>
          </table:table-cell>
          <table:table-cell office:value-type="float" office:value="0.0014">
            <text:p>0.001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5e-15</text:p>
          </table:table-cell>
          <table:table-cell office:value-type="float" office:value="0.0014">
            <text:p>0.001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5e-15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R3]*1000000" office:value-type="float" office:value="1395.1">
            <text:p>1395.1</text:p>
          </table:table-cell>
          <table:table-cell table:formula="of:=[.S3]*1000000" office:value-type="float" office:value="0.000000045268">
            <text:p>4.5268E-008</text:p>
          </table:table-cell>
          <table:table-cell table:formula="of:=[.T3]*1000000" office:value-type="float" office:value="0.0000000023412">
            <text:p>2.3412E-009</text:p>
          </table:table-cell>
          <table:table-cell table:formula="of:=[.U3]*1000000" office:value-type="float" office:value="0.000000052253">
            <text:p>5.2253E-008</text:p>
          </table:table-cell>
          <table:table-cell table:formula="of:=[.V3]*1000000" office:value-type="float" office:value="0.000000000019269">
            <text:p>1.9269E-011</text:p>
          </table:table-cell>
          <table:table-cell table:formula="of:=[.W3]*1000000" office:value-type="float" office:value="0.0000000000062352">
            <text:p>6.2352E-012</text:p>
          </table:table-cell>
          <table:table-cell table:formula="of:=[.X3]*1000000" office:value-type="float" office:value="0.0000020707">
            <text:p>2.0707E-006</text:p>
          </table:table-cell>
          <table:table-cell table:formula="of:=[.Y3]*1000000" office:value-type="float" office:value="0.0000000010707">
            <text:p>1.0707E-009</text:p>
          </table:table-cell>
          <table:table-cell table:formula="of:=[.Z3]*1000000" office:value-type="float" office:value="1395.1">
            <text:p>1395.1</text:p>
          </table:table-cell>
          <table:table-cell table:formula="of:=[.AA3]*1000000" office:value-type="float" office:value="0.000000045275">
            <text:p>4.5275E-008</text:p>
          </table:table-cell>
          <table:table-cell table:formula="of:=[.AB3]*1000000" office:value-type="float" office:value="0.0000000023421">
            <text:p>2.3421E-009</text:p>
          </table:table-cell>
          <table:table-cell table:formula="of:=[.AC3]*1000000" office:value-type="float" office:value="0.000000052257">
            <text:p>5.2257E-008</text:p>
          </table:table-cell>
          <table:table-cell table:formula="of:=[.AD3]*1000000" office:value-type="float" office:value="0">
            <text:p>0</text:p>
          </table:table-cell>
          <table:table-cell table:formula="of:=[.AE3]*1000000" office:value-type="float" office:value="0.0000000000060216">
            <text:p>6.0216E-012</text:p>
          </table:table-cell>
          <table:table-cell table:formula="of:=[.AF3]*1000000" office:value-type="float" office:value="0.0000020707">
            <text:p>2.0707E-006</text:p>
          </table:table-cell>
          <table:table-cell table:formula="of:=[.AG3]*1000000" office:value-type="float" office:value="0.0000000010707">
            <text:p>1.0707E-009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4.5268e-14</text:p>
          </table:table-cell>
          <table:table-cell table:style-name="ce1" office:value-type="string">
            <text:p>2.3412e-15</text:p>
          </table:table-cell>
          <table:table-cell table:style-name="ce1" office:value-type="string">
            <text:p>5.2253e-14</text:p>
          </table:table-cell>
          <table:table-cell table:style-name="ce1" office:value-type="string">
            <text:p>1.9269e-17</text:p>
          </table:table-cell>
          <table:table-cell table:style-name="ce1" office:value-type="string">
            <text:p>6.2352e-18</text:p>
          </table:table-cell>
          <table:table-cell table:style-name="ce1" office:value-type="string">
            <text:p>2.0707e-12</text:p>
          </table:table-cell>
          <table:table-cell table:style-name="ce1" office:value-type="string">
            <text:p>1.0707e-15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4.5275e-14</text:p>
          </table:table-cell>
          <table:table-cell table:style-name="ce1" office:value-type="string">
            <text:p>2.3421e-15</text:p>
          </table:table-cell>
          <table:table-cell table:style-name="ce1" office:value-type="string">
            <text:p>5.2257e-14</text:p>
          </table:table-cell>
          <table:table-cell office:value-type="float" office:value="0">
            <text:p>0</text:p>
          </table:table-cell>
          <table:table-cell table:style-name="ce1" office:value-type="string">
            <text:p>6.0216e-18</text:p>
          </table:table-cell>
          <table:table-cell table:style-name="ce1" office:value-type="string">
            <text:p>2.0707e-12</text:p>
          </table:table-cell>
          <table:table-cell table:style-name="ce1" office:value-type="string">
            <text:p>1.0707e-15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R4]*1000000" office:value-type="float" office:value="1395.9">
            <text:p>1395.9</text:p>
          </table:table-cell>
          <table:table-cell table:formula="of:=[.S4]*1000000" office:value-type="float" office:value="0.00000041169">
            <text:p>4.1169E-007</text:p>
          </table:table-cell>
          <table:table-cell table:formula="of:=[.T4]*1000000" office:value-type="float" office:value="0.000000044843">
            <text:p>4.4843E-008</text:p>
          </table:table-cell>
          <table:table-cell table:formula="of:=[.U4]*1000000" office:value-type="float" office:value="0.00000093919">
            <text:p>9.3919E-007</text:p>
          </table:table-cell>
          <table:table-cell table:formula="of:=[.V4]*1000000" office:value-type="float" office:value="0.00000000036855">
            <text:p>3.6855E-010</text:p>
          </table:table-cell>
          <table:table-cell table:formula="of:=[.W4]*1000000" office:value-type="float" office:value="0.0000000003152">
            <text:p>3.152E-010</text:p>
          </table:table-cell>
          <table:table-cell table:formula="of:=[.X4]*1000000" office:value-type="float" office:value="0.0000093135">
            <text:p>9.3135E-006</text:p>
          </table:table-cell>
          <table:table-cell table:formula="of:=[.Y4]*1000000" office:value-type="float" office:value="0.00000000077348">
            <text:p>7.7348E-010</text:p>
          </table:table-cell>
          <table:table-cell table:formula="of:=[.Z4]*1000000" office:value-type="float" office:value="1395.9">
            <text:p>1395.9</text:p>
          </table:table-cell>
          <table:table-cell table:formula="of:=[.AA4]*1000000" office:value-type="float" office:value="0.00000041176">
            <text:p>4.1176E-007</text:p>
          </table:table-cell>
          <table:table-cell table:formula="of:=[.AB4]*1000000" office:value-type="float" office:value="0.000000044859">
            <text:p>4.4859E-008</text:p>
          </table:table-cell>
          <table:table-cell table:formula="of:=[.AC4]*1000000" office:value-type="float" office:value="0.00000093935">
            <text:p>9.3935E-007</text:p>
          </table:table-cell>
          <table:table-cell table:formula="of:=[.AD4]*1000000" office:value-type="float" office:value="0">
            <text:p>0</text:p>
          </table:table-cell>
          <table:table-cell table:formula="of:=[.AE4]*1000000" office:value-type="float" office:value="0.00000000031516">
            <text:p>3.1516E-010</text:p>
          </table:table-cell>
          <table:table-cell table:formula="of:=[.AF4]*1000000" office:value-type="float" office:value="0.0000093135">
            <text:p>9.3135E-006</text:p>
          </table:table-cell>
          <table:table-cell table:formula="of:=[.AG4]*1000000" office:value-type="float" office:value="0.00000000077348">
            <text:p>7.7348E-010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4.1169e-13</text:p>
          </table:table-cell>
          <table:table-cell table:style-name="ce1" office:value-type="string">
            <text:p>4.4843e-14</text:p>
          </table:table-cell>
          <table:table-cell table:style-name="ce1" office:value-type="string">
            <text:p>9.3919e-13</text:p>
          </table:table-cell>
          <table:table-cell table:style-name="ce1" office:value-type="string">
            <text:p>3.6855e-16</text:p>
          </table:table-cell>
          <table:table-cell table:style-name="ce1" office:value-type="string">
            <text:p>3.152e-16</text:p>
          </table:table-cell>
          <table:table-cell table:style-name="ce1" office:value-type="string">
            <text:p>9.3135e-12</text:p>
          </table:table-cell>
          <table:table-cell table:style-name="ce1" office:value-type="string">
            <text:p>7.7348e-16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4.1176e-13</text:p>
          </table:table-cell>
          <table:table-cell table:style-name="ce1" office:value-type="string">
            <text:p>4.4859e-14</text:p>
          </table:table-cell>
          <table:table-cell table:style-name="ce1" office:value-type="string">
            <text:p>9.3935e-13</text:p>
          </table:table-cell>
          <table:table-cell office:value-type="float" office:value="0">
            <text:p>0</text:p>
          </table:table-cell>
          <table:table-cell table:style-name="ce1" office:value-type="string">
            <text:p>3.1516e-16</text:p>
          </table:table-cell>
          <table:table-cell table:style-name="ce1" office:value-type="string">
            <text:p>9.3135e-12</text:p>
          </table:table-cell>
          <table:table-cell table:style-name="ce1" office:value-type="string">
            <text:p>7.7348e-16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R5]*1000000" office:value-type="float" office:value="1396.4">
            <text:p>1396.4</text:p>
          </table:table-cell>
          <table:table-cell table:formula="of:=[.S5]*1000000" office:value-type="float" office:value="0.0000012806">
            <text:p>1.2806E-006</text:p>
          </table:table-cell>
          <table:table-cell table:formula="of:=[.T5]*1000000" office:value-type="float" office:value="0.0000002198">
            <text:p>2.198E-007</text:p>
          </table:table-cell>
          <table:table-cell table:formula="of:=[.U5]*1000000" office:value-type="float" office:value="0.00000476">
            <text:p>0.00000476</text:p>
          </table:table-cell>
          <table:table-cell table:formula="of:=[.V5]*1000000" office:value-type="float" office:value="0.0000000017272">
            <text:p>1.7272E-009</text:p>
          </table:table-cell>
          <table:table-cell table:formula="of:=[.W5]*1000000" office:value-type="float" office:value="0.000000003155">
            <text:p>3.155E-009</text:p>
          </table:table-cell>
          <table:table-cell table:formula="of:=[.X5]*1000000" office:value-type="float" office:value="0.000019422">
            <text:p>0.000019422</text:p>
          </table:table-cell>
          <table:table-cell table:formula="of:=[.Y5]*1000000" office:value-type="float" office:value="0.00000000056854">
            <text:p>5.6854E-010</text:p>
          </table:table-cell>
          <table:table-cell table:formula="of:=[.Z5]*1000000" office:value-type="float" office:value="1396.4">
            <text:p>1396.4</text:p>
          </table:table-cell>
          <table:table-cell table:formula="of:=[.AA5]*1000000" office:value-type="float" office:value="0.0000012809">
            <text:p>1.2809E-006</text:p>
          </table:table-cell>
          <table:table-cell table:formula="of:=[.AB5]*1000000" office:value-type="float" office:value="0.00000021987">
            <text:p>2.1987E-007</text:p>
          </table:table-cell>
          <table:table-cell table:formula="of:=[.AC5]*1000000" office:value-type="float" office:value="0.0000047609">
            <text:p>4.7609E-006</text:p>
          </table:table-cell>
          <table:table-cell table:formula="of:=[.AD5]*1000000" office:value-type="float" office:value="0">
            <text:p>0</text:p>
          </table:table-cell>
          <table:table-cell table:formula="of:=[.AE5]*1000000" office:value-type="float" office:value="0.0000000031566">
            <text:p>3.1566E-009</text:p>
          </table:table-cell>
          <table:table-cell table:formula="of:=[.AF5]*1000000" office:value-type="float" office:value="0.000019422">
            <text:p>0.000019422</text:p>
          </table:table-cell>
          <table:table-cell table:formula="of:=[.AG5]*1000000" office:value-type="float" office:value="0.00000000056854">
            <text:p>5.6854E-010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1.2806e-12</text:p>
          </table:table-cell>
          <table:table-cell table:style-name="ce1" office:value-type="string">
            <text:p>2.198e-13</text:p>
          </table:table-cell>
          <table:table-cell table:style-name="ce1" office:value-type="string">
            <text:p>4.76e-12</text:p>
          </table:table-cell>
          <table:table-cell table:style-name="ce1" office:value-type="string">
            <text:p>1.7272e-15</text:p>
          </table:table-cell>
          <table:table-cell table:style-name="ce1" office:value-type="string">
            <text:p>3.155e-15</text:p>
          </table:table-cell>
          <table:table-cell table:style-name="ce1" office:value-type="string">
            <text:p>1.9422e-11</text:p>
          </table:table-cell>
          <table:table-cell table:style-name="ce1" office:value-type="string">
            <text:p>5.6854e-16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1.2809e-12</text:p>
          </table:table-cell>
          <table:table-cell table:style-name="ce1" office:value-type="string">
            <text:p>2.1987e-13</text:p>
          </table:table-cell>
          <table:table-cell table:style-name="ce1" office:value-type="string">
            <text:p>4.7609e-12</text:p>
          </table:table-cell>
          <table:table-cell office:value-type="float" office:value="0">
            <text:p>0</text:p>
          </table:table-cell>
          <table:table-cell table:style-name="ce1" office:value-type="string">
            <text:p>3.1566e-15</text:p>
          </table:table-cell>
          <table:table-cell table:style-name="ce1" office:value-type="string">
            <text:p>1.9422e-11</text:p>
          </table:table-cell>
          <table:table-cell table:style-name="ce1" office:value-type="string">
            <text:p>5.6854e-16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R6]*1000000" office:value-type="float" office:value="1396.7">
            <text:p>1396.7</text:p>
          </table:table-cell>
          <table:table-cell table:formula="of:=[.S6]*1000000" office:value-type="float" office:value="0.0000027327">
            <text:p>2.7327E-006</text:p>
          </table:table-cell>
          <table:table-cell table:formula="of:=[.T6]*1000000" office:value-type="float" office:value="0.00000064211">
            <text:p>6.4211E-007</text:p>
          </table:table-cell>
          <table:table-cell table:formula="of:=[.U6]*1000000" office:value-type="float" office:value="0.000013694">
            <text:p>0.000013694</text:p>
          </table:table-cell>
          <table:table-cell table:formula="of:=[.V6]*1000000" office:value-type="float" office:value="0.0000000047583">
            <text:p>4.7583E-009</text:p>
          </table:table-cell>
          <table:table-cell table:formula="of:=[.W6]*1000000" office:value-type="float" office:value="0.000000013724">
            <text:p>1.3724E-008</text:p>
          </table:table-cell>
          <table:table-cell table:formula="of:=[.X6]*1000000" office:value-type="float" office:value="0.000032128">
            <text:p>0.000032128</text:p>
          </table:table-cell>
          <table:table-cell table:formula="of:=[.Y6]*1000000" office:value-type="float" office:value="0.00000000042792">
            <text:p>4.2792E-010</text:p>
          </table:table-cell>
          <table:table-cell table:formula="of:=[.Z6]*1000000" office:value-type="float" office:value="1396.7">
            <text:p>1396.7</text:p>
          </table:table-cell>
          <table:table-cell table:formula="of:=[.AA6]*1000000" office:value-type="float" office:value="0.0000027332">
            <text:p>2.7332E-006</text:p>
          </table:table-cell>
          <table:table-cell table:formula="of:=[.AB6]*1000000" office:value-type="float" office:value="0.00000064228">
            <text:p>6.4228E-007</text:p>
          </table:table-cell>
          <table:table-cell table:formula="of:=[.AC6]*1000000" office:value-type="float" office:value="0.000013697">
            <text:p>0.000013697</text:p>
          </table:table-cell>
          <table:table-cell table:formula="of:=[.AD6]*1000000" office:value-type="float" office:value="0">
            <text:p>0</text:p>
          </table:table-cell>
          <table:table-cell table:formula="of:=[.AE6]*1000000" office:value-type="float" office:value="0.000000013733">
            <text:p>1.3733E-008</text:p>
          </table:table-cell>
          <table:table-cell table:formula="of:=[.AF6]*1000000" office:value-type="float" office:value="0.000032128">
            <text:p>0.000032128</text:p>
          </table:table-cell>
          <table:table-cell table:formula="of:=[.AG6]*1000000" office:value-type="float" office:value="0.00000000042792">
            <text:p>4.2792E-010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2.7327e-12</text:p>
          </table:table-cell>
          <table:table-cell table:style-name="ce1" office:value-type="string">
            <text:p>6.4211e-13</text:p>
          </table:table-cell>
          <table:table-cell table:style-name="ce1" office:value-type="string">
            <text:p>1.3694e-11</text:p>
          </table:table-cell>
          <table:table-cell table:style-name="ce1" office:value-type="string">
            <text:p>4.7583e-15</text:p>
          </table:table-cell>
          <table:table-cell table:style-name="ce1" office:value-type="string">
            <text:p>1.3724e-14</text:p>
          </table:table-cell>
          <table:table-cell table:style-name="ce1" office:value-type="string">
            <text:p>3.2128e-11</text:p>
          </table:table-cell>
          <table:table-cell table:style-name="ce1" office:value-type="string">
            <text:p>4.2792e-16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2.7332e-12</text:p>
          </table:table-cell>
          <table:table-cell table:style-name="ce1" office:value-type="string">
            <text:p>6.4228e-13</text:p>
          </table:table-cell>
          <table:table-cell table:style-name="ce1" office:value-type="string">
            <text:p>1.3697e-11</text:p>
          </table:table-cell>
          <table:table-cell office:value-type="float" office:value="0">
            <text:p>0</text:p>
          </table:table-cell>
          <table:table-cell table:style-name="ce1" office:value-type="string">
            <text:p>1.3733e-14</text:p>
          </table:table-cell>
          <table:table-cell table:style-name="ce1" office:value-type="string">
            <text:p>3.2128e-11</text:p>
          </table:table-cell>
          <table:table-cell table:style-name="ce1" office:value-type="string">
            <text:p>4.2792e-16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R7]*1000000" office:value-type="float" office:value="1397">
            <text:p>1397</text:p>
          </table:table-cell>
          <table:table-cell table:formula="of:=[.S7]*1000000" office:value-type="float" office:value="0.0000047937">
            <text:p>4.7937E-006</text:p>
          </table:table-cell>
          <table:table-cell table:formula="of:=[.T7]*1000000" office:value-type="float" office:value="0.0000014201">
            <text:p>1.4201E-006</text:p>
          </table:table-cell>
          <table:table-cell table:formula="of:=[.U7]*1000000" office:value-type="float" office:value="0.000029031">
            <text:p>0.000029031</text:p>
          </table:table-cell>
          <table:table-cell table:formula="of:=[.V7]*1000000" office:value-type="float" office:value="0.0000000099322">
            <text:p>9.9322E-009</text:p>
          </table:table-cell>
          <table:table-cell table:formula="of:=[.W7]*1000000" office:value-type="float" office:value="0.000000036887">
            <text:p>3.6887E-008</text:p>
          </table:table-cell>
          <table:table-cell table:formula="of:=[.X7]*1000000" office:value-type="float" office:value="0.000047537">
            <text:p>0.000047537</text:p>
          </table:table-cell>
          <table:table-cell table:formula="of:=[.Y7]*1000000" office:value-type="float" office:value="0.00000000033307">
            <text:p>3.3307E-010</text:p>
          </table:table-cell>
          <table:table-cell table:formula="of:=[.Z7]*1000000" office:value-type="float" office:value="1397">
            <text:p>1397</text:p>
          </table:table-cell>
          <table:table-cell table:formula="of:=[.AA7]*1000000" office:value-type="float" office:value="0.0000047946">
            <text:p>4.7946E-006</text:p>
          </table:table-cell>
          <table:table-cell table:formula="of:=[.AB7]*1000000" office:value-type="float" office:value="0.0000014205">
            <text:p>1.4205E-006</text:p>
          </table:table-cell>
          <table:table-cell table:formula="of:=[.AC7]*1000000" office:value-type="float" office:value="0.000029036">
            <text:p>0.000029036</text:p>
          </table:table-cell>
          <table:table-cell table:formula="of:=[.AD7]*1000000" office:value-type="float" office:value="0">
            <text:p>0</text:p>
          </table:table-cell>
          <table:table-cell table:formula="of:=[.AE7]*1000000" office:value-type="float" office:value="0.000000036908">
            <text:p>3.6908E-008</text:p>
          </table:table-cell>
          <table:table-cell table:formula="of:=[.AF7]*1000000" office:value-type="float" office:value="0.000047537">
            <text:p>0.000047537</text:p>
          </table:table-cell>
          <table:table-cell table:formula="of:=[.AG7]*1000000" office:value-type="float" office:value="0.00000000033307">
            <text:p>3.3307E-010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4.7937e-12</text:p>
          </table:table-cell>
          <table:table-cell table:style-name="ce1" office:value-type="string">
            <text:p>1.4201e-12</text:p>
          </table:table-cell>
          <table:table-cell table:style-name="ce1" office:value-type="string">
            <text:p>2.9031e-11</text:p>
          </table:table-cell>
          <table:table-cell table:style-name="ce1" office:value-type="string">
            <text:p>9.9322e-15</text:p>
          </table:table-cell>
          <table:table-cell table:style-name="ce1" office:value-type="string">
            <text:p>3.6887e-14</text:p>
          </table:table-cell>
          <table:table-cell table:style-name="ce1" office:value-type="string">
            <text:p>4.7537e-11</text:p>
          </table:table-cell>
          <table:table-cell table:style-name="ce1" office:value-type="string">
            <text:p>3.3307e-16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4.7946e-12</text:p>
          </table:table-cell>
          <table:table-cell table:style-name="ce1" office:value-type="string">
            <text:p>1.4205e-12</text:p>
          </table:table-cell>
          <table:table-cell table:style-name="ce1" office:value-type="string">
            <text:p>2.9036e-11</text:p>
          </table:table-cell>
          <table:table-cell office:value-type="float" office:value="0">
            <text:p>0</text:p>
          </table:table-cell>
          <table:table-cell table:style-name="ce1" office:value-type="string">
            <text:p>3.6908e-14</text:p>
          </table:table-cell>
          <table:table-cell table:style-name="ce1" office:value-type="string">
            <text:p>4.7537e-11</text:p>
          </table:table-cell>
          <table:table-cell table:style-name="ce1" office:value-type="string">
            <text:p>3.3307e-16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R8]*1000000" office:value-type="float" office:value="1397.2">
            <text:p>1397.2</text:p>
          </table:table-cell>
          <table:table-cell table:formula="of:=[.S8]*1000000" office:value-type="float" office:value="0.000007587">
            <text:p>0.000007587</text:p>
          </table:table-cell>
          <table:table-cell table:formula="of:=[.T8]*1000000" office:value-type="float" office:value="0.0000027003">
            <text:p>2.7003E-006</text:p>
          </table:table-cell>
          <table:table-cell table:formula="of:=[.U8]*1000000" office:value-type="float" office:value="0.000053271">
            <text:p>0.000053271</text:p>
          </table:table-cell>
          <table:table-cell table:formula="of:=[.V8]*1000000" office:value-type="float" office:value="0.00000001789">
            <text:p>1.789E-008</text:p>
          </table:table-cell>
          <table:table-cell table:formula="of:=[.W8]*1000000" office:value-type="float" office:value="0.000000078931">
            <text:p>7.8931E-008</text:p>
          </table:table-cell>
          <table:table-cell table:formula="of:=[.X8]*1000000" office:value-type="float" office:value="0.000066411">
            <text:p>0.000066411</text:p>
          </table:table-cell>
          <table:table-cell table:formula="of:=[.Y8]*1000000" office:value-type="float" office:value="0.00000000026728">
            <text:p>2.6728E-010</text:p>
          </table:table-cell>
          <table:table-cell table:formula="of:=[.Z8]*1000000" office:value-type="float" office:value="1397.2">
            <text:p>1397.2</text:p>
          </table:table-cell>
          <table:table-cell table:formula="of:=[.AA8]*1000000" office:value-type="float" office:value="0.0000075882">
            <text:p>7.5882E-006</text:p>
          </table:table-cell>
          <table:table-cell table:formula="of:=[.AB8]*1000000" office:value-type="float" office:value="0.0000027009">
            <text:p>2.7009E-006</text:p>
          </table:table-cell>
          <table:table-cell table:formula="of:=[.AC8]*1000000" office:value-type="float" office:value="0.000053279">
            <text:p>0.000053279</text:p>
          </table:table-cell>
          <table:table-cell table:formula="of:=[.AD8]*1000000" office:value-type="float" office:value="0">
            <text:p>0</text:p>
          </table:table-cell>
          <table:table-cell table:formula="of:=[.AE8]*1000000" office:value-type="float" office:value="0.000000078973">
            <text:p>0.000000079</text:p>
          </table:table-cell>
          <table:table-cell table:formula="of:=[.AF8]*1000000" office:value-type="float" office:value="0.000066411">
            <text:p>0.000066411</text:p>
          </table:table-cell>
          <table:table-cell table:formula="of:=[.AG8]*1000000" office:value-type="float" office:value="0.00000000026728">
            <text:p>2.6728E-010</text:p>
          </table:table-cell>
          <table:table-cell office:value-type="float" office:value="0.0013972">
            <text:p>0.0013972</text:p>
          </table:table-cell>
          <table:table-cell table:style-name="ce1" office:value-type="string">
            <text:p>7.587e-12</text:p>
          </table:table-cell>
          <table:table-cell table:style-name="ce1" office:value-type="string">
            <text:p>2.7003e-12</text:p>
          </table:table-cell>
          <table:table-cell table:style-name="ce1" office:value-type="string">
            <text:p>5.3271e-11</text:p>
          </table:table-cell>
          <table:table-cell table:style-name="ce1" office:value-type="string">
            <text:p>1.789e-14</text:p>
          </table:table-cell>
          <table:table-cell table:style-name="ce1" office:value-type="string">
            <text:p>7.8931e-14</text:p>
          </table:table-cell>
          <table:table-cell table:style-name="ce1" office:value-type="string">
            <text:p>6.6411e-11</text:p>
          </table:table-cell>
          <table:table-cell table:style-name="ce1" office:value-type="string">
            <text:p>2.6728e-16</text:p>
          </table:table-cell>
          <table:table-cell office:value-type="float" office:value="0.0013972">
            <text:p>0.0013972</text:p>
          </table:table-cell>
          <table:table-cell table:style-name="ce1" office:value-type="string">
            <text:p>7.5882e-12</text:p>
          </table:table-cell>
          <table:table-cell table:style-name="ce1" office:value-type="string">
            <text:p>2.7009e-12</text:p>
          </table:table-cell>
          <table:table-cell table:style-name="ce1" office:value-type="string">
            <text:p>5.3279e-11</text:p>
          </table:table-cell>
          <table:table-cell office:value-type="float" office:value="0">
            <text:p>0</text:p>
          </table:table-cell>
          <table:table-cell table:style-name="ce1" office:value-type="string">
            <text:p>7.8973e-14</text:p>
          </table:table-cell>
          <table:table-cell table:style-name="ce1" office:value-type="string">
            <text:p>6.6411e-11</text:p>
          </table:table-cell>
          <table:table-cell table:style-name="ce1" office:value-type="string">
            <text:p>2.6728e-16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R9]*1000000" office:value-type="float" office:value="1397.3">
            <text:p>1397.3</text:p>
          </table:table-cell>
          <table:table-cell table:formula="of:=[.S9]*1000000" office:value-type="float" office:value="0.000011458">
            <text:p>0.000011458</text:p>
          </table:table-cell>
          <table:table-cell table:formula="of:=[.T9]*1000000" office:value-type="float" office:value="0.0000047752">
            <text:p>4.7752E-006</text:p>
          </table:table-cell>
          <table:table-cell table:formula="of:=[.U9]*1000000" office:value-type="float" office:value="0.000092753">
            <text:p>0.000092753</text:p>
          </table:table-cell>
          <table:table-cell table:formula="of:=[.V9]*1000000" office:value-type="float" office:value="0.000000030066">
            <text:p>3.0066E-008</text:p>
          </table:table-cell>
          <table:table-cell table:formula="of:=[.W9]*1000000" office:value-type="float" office:value="0.00000016029">
            <text:p>1.6029E-007</text:p>
          </table:table-cell>
          <table:table-cell table:formula="of:=[.X9]*1000000" office:value-type="float" office:value="0.000090523">
            <text:p>0.000090523</text:p>
          </table:table-cell>
          <table:table-cell table:formula="of:=[.Y9]*1000000" office:value-type="float" office:value="0.00000000021949">
            <text:p>2.1949E-010</text:p>
          </table:table-cell>
          <table:table-cell table:formula="of:=[.Z9]*1000000" office:value-type="float" office:value="1397.3">
            <text:p>1397.3</text:p>
          </table:table-cell>
          <table:table-cell table:formula="of:=[.AA9]*1000000" office:value-type="float" office:value="0.00001146">
            <text:p>0.00001146</text:p>
          </table:table-cell>
          <table:table-cell table:formula="of:=[.AB9]*1000000" office:value-type="float" office:value="0.0000047761">
            <text:p>4.7761E-006</text:p>
          </table:table-cell>
          <table:table-cell table:formula="of:=[.AC9]*1000000" office:value-type="float" office:value="0.000092767">
            <text:p>0.000092767</text:p>
          </table:table-cell>
          <table:table-cell table:formula="of:=[.AD9]*1000000" office:value-type="float" office:value="0">
            <text:p>0</text:p>
          </table:table-cell>
          <table:table-cell table:formula="of:=[.AE9]*1000000" office:value-type="float" office:value="0.00000016038">
            <text:p>1.6038E-007</text:p>
          </table:table-cell>
          <table:table-cell table:formula="of:=[.AF9]*1000000" office:value-type="float" office:value="0.000090523">
            <text:p>0.000090523</text:p>
          </table:table-cell>
          <table:table-cell table:formula="of:=[.AG9]*1000000" office:value-type="float" office:value="0.00000000021949">
            <text:p>2.1949E-010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1.1458e-11</text:p>
          </table:table-cell>
          <table:table-cell table:style-name="ce1" office:value-type="string">
            <text:p>4.7752e-12</text:p>
          </table:table-cell>
          <table:table-cell table:style-name="ce1" office:value-type="string">
            <text:p>9.2753e-11</text:p>
          </table:table-cell>
          <table:table-cell table:style-name="ce1" office:value-type="string">
            <text:p>3.0066e-14</text:p>
          </table:table-cell>
          <table:table-cell table:style-name="ce1" office:value-type="string">
            <text:p>1.6029e-13</text:p>
          </table:table-cell>
          <table:table-cell table:style-name="ce1" office:value-type="string">
            <text:p>9.0523e-11</text:p>
          </table:table-cell>
          <table:table-cell table:style-name="ce1" office:value-type="string">
            <text:p>2.1949e-16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1.146e-11</text:p>
          </table:table-cell>
          <table:table-cell table:style-name="ce1" office:value-type="string">
            <text:p>4.7761e-12</text:p>
          </table:table-cell>
          <table:table-cell table:style-name="ce1" office:value-type="string">
            <text:p>9.2767e-11</text:p>
          </table:table-cell>
          <table:table-cell office:value-type="float" office:value="0">
            <text:p>0</text:p>
          </table:table-cell>
          <table:table-cell table:style-name="ce1" office:value-type="string">
            <text:p>1.6038e-13</text:p>
          </table:table-cell>
          <table:table-cell table:style-name="ce1" office:value-type="string">
            <text:p>9.0523e-11</text:p>
          </table:table-cell>
          <table:table-cell table:style-name="ce1" office:value-type="string">
            <text:p>2.1949e-16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R10]*1000000" office:value-type="float" office:value="1397.4">
            <text:p>1397.4</text:p>
          </table:table-cell>
          <table:table-cell table:formula="of:=[.S10]*1000000" office:value-type="float" office:value="0.000016094">
            <text:p>0.000016094</text:p>
          </table:table-cell>
          <table:table-cell table:formula="of:=[.T10]*1000000" office:value-type="float" office:value="0.0000075988">
            <text:p>7.5988E-006</text:p>
          </table:table-cell>
          <table:table-cell table:formula="of:=[.U10]*1000000" office:value-type="float" office:value="0.00014803">
            <text:p>0.00014803</text:p>
          </table:table-cell>
          <table:table-cell table:formula="of:=[.V10]*1000000" office:value-type="float" office:value="0.000000045945">
            <text:p>4.5945E-008</text:p>
          </table:table-cell>
          <table:table-cell table:formula="of:=[.W10]*1000000" office:value-type="float" office:value="0.00000030881">
            <text:p>3.0881E-007</text:p>
          </table:table-cell>
          <table:table-cell table:formula="of:=[.X10]*1000000" office:value-type="float" office:value="0.00011748">
            <text:p>0.00011748</text:p>
          </table:table-cell>
          <table:table-cell table:formula="of:=[.Y10]*1000000" office:value-type="float" office:value="0.00000000018847">
            <text:p>1.8847E-010</text:p>
          </table:table-cell>
          <table:table-cell table:formula="of:=[.Z10]*1000000" office:value-type="float" office:value="1397.4">
            <text:p>1397.4</text:p>
          </table:table-cell>
          <table:table-cell table:formula="of:=[.AA10]*1000000" office:value-type="float" office:value="0.000016096">
            <text:p>0.000016096</text:p>
          </table:table-cell>
          <table:table-cell table:formula="of:=[.AB10]*1000000" office:value-type="float" office:value="0.0000076001">
            <text:p>7.6001E-006</text:p>
          </table:table-cell>
          <table:table-cell table:formula="of:=[.AC10]*1000000" office:value-type="float" office:value="0.00014805">
            <text:p>0.00014805</text:p>
          </table:table-cell>
          <table:table-cell table:formula="of:=[.AD10]*1000000" office:value-type="float" office:value="0">
            <text:p>0</text:p>
          </table:table-cell>
          <table:table-cell table:formula="of:=[.AE10]*1000000" office:value-type="float" office:value="0.00000030897">
            <text:p>0.000000309</text:p>
          </table:table-cell>
          <table:table-cell table:formula="of:=[.AF10]*1000000" office:value-type="float" office:value="0.00011748">
            <text:p>0.00011748</text:p>
          </table:table-cell>
          <table:table-cell table:formula="of:=[.AG10]*1000000" office:value-type="float" office:value="0.00000000018847">
            <text:p>1.8847E-010</text:p>
          </table:table-cell>
          <table:table-cell office:value-type="float" office:value="0.0013974">
            <text:p>0.0013974</text:p>
          </table:table-cell>
          <table:table-cell table:style-name="ce1" office:value-type="string">
            <text:p>1.6094e-11</text:p>
          </table:table-cell>
          <table:table-cell table:style-name="ce1" office:value-type="string">
            <text:p>7.5988e-12</text:p>
          </table:table-cell>
          <table:table-cell table:style-name="ce1" office:value-type="string">
            <text:p>1.4803e-10</text:p>
          </table:table-cell>
          <table:table-cell table:style-name="ce1" office:value-type="string">
            <text:p>4.5945e-14</text:p>
          </table:table-cell>
          <table:table-cell table:style-name="ce1" office:value-type="string">
            <text:p>3.0881e-13</text:p>
          </table:table-cell>
          <table:table-cell table:style-name="ce1" office:value-type="string">
            <text:p>1.1748e-10</text:p>
          </table:table-cell>
          <table:table-cell table:style-name="ce1" office:value-type="string">
            <text:p>1.8847e-16</text:p>
          </table:table-cell>
          <table:table-cell office:value-type="float" office:value="0.0013974">
            <text:p>0.0013974</text:p>
          </table:table-cell>
          <table:table-cell table:style-name="ce1" office:value-type="string">
            <text:p>1.6096e-11</text:p>
          </table:table-cell>
          <table:table-cell table:style-name="ce1" office:value-type="string">
            <text:p>7.6001e-12</text:p>
          </table:table-cell>
          <table:table-cell table:style-name="ce1" office:value-type="string">
            <text:p>1.4805e-10</text:p>
          </table:table-cell>
          <table:table-cell office:value-type="float" office:value="0">
            <text:p>0</text:p>
          </table:table-cell>
          <table:table-cell table:style-name="ce1" office:value-type="string">
            <text:p>3.0897e-13</text:p>
          </table:table-cell>
          <table:table-cell table:style-name="ce1" office:value-type="string">
            <text:p>1.1748e-10</text:p>
          </table:table-cell>
          <table:table-cell table:style-name="ce1" office:value-type="string">
            <text:p>1.8847e-16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R11]*1000000" office:value-type="float" office:value="1397.5">
            <text:p>1397.5</text:p>
          </table:table-cell>
          <table:table-cell table:formula="of:=[.S11]*1000000" office:value-type="float" office:value="0.000022119">
            <text:p>0.000022119</text:p>
          </table:table-cell>
          <table:table-cell table:formula="of:=[.T11]*1000000" office:value-type="float" office:value="0.000011694">
            <text:p>0.000011694</text:p>
          </table:table-cell>
          <table:table-cell table:formula="of:=[.U11]*1000000" office:value-type="float" office:value="0.00023074">
            <text:p>0.00023074</text:p>
          </table:table-cell>
          <table:table-cell table:formula="of:=[.V11]*1000000" office:value-type="float" office:value="0.000000068362">
            <text:p>6.8362E-008</text:p>
          </table:table-cell>
          <table:table-cell table:formula="of:=[.W11]*1000000" office:value-type="float" office:value="0.00000062279">
            <text:p>6.2279E-007</text:p>
          </table:table-cell>
          <table:table-cell table:formula="of:=[.X11]*1000000" office:value-type="float" office:value="0.00015051">
            <text:p>0.00015051</text:p>
          </table:table-cell>
          <table:table-cell table:formula="of:=[.Y11]*1000000" office:value-type="float" office:value="0.00000000016589">
            <text:p>1.6589E-010</text:p>
          </table:table-cell>
          <table:table-cell table:formula="of:=[.Z11]*1000000" office:value-type="float" office:value="1397.5">
            <text:p>1397.5</text:p>
          </table:table-cell>
          <table:table-cell table:formula="of:=[.AA11]*1000000" office:value-type="float" office:value="0.000022121">
            <text:p>0.000022121</text:p>
          </table:table-cell>
          <table:table-cell table:formula="of:=[.AB11]*1000000" office:value-type="float" office:value="0.000011695">
            <text:p>0.000011695</text:p>
          </table:table-cell>
          <table:table-cell table:formula="of:=[.AC11]*1000000" office:value-type="float" office:value="0.00023078">
            <text:p>0.00023078</text:p>
          </table:table-cell>
          <table:table-cell table:formula="of:=[.AD11]*1000000" office:value-type="float" office:value="0">
            <text:p>0</text:p>
          </table:table-cell>
          <table:table-cell table:formula="of:=[.AE11]*1000000" office:value-type="float" office:value="0.00000062313">
            <text:p>6.2313E-007</text:p>
          </table:table-cell>
          <table:table-cell table:formula="of:=[.AF11]*1000000" office:value-type="float" office:value="0.00015052">
            <text:p>0.00015052</text:p>
          </table:table-cell>
          <table:table-cell table:formula="of:=[.AG11]*1000000" office:value-type="float" office:value="0.00000000016589">
            <text:p>1.6589E-010</text:p>
          </table:table-cell>
          <table:table-cell office:value-type="float" office:value="0.0013975">
            <text:p>0.0013975</text:p>
          </table:table-cell>
          <table:table-cell table:style-name="ce1" office:value-type="string">
            <text:p>2.2119e-11</text:p>
          </table:table-cell>
          <table:table-cell table:style-name="ce1" office:value-type="string">
            <text:p>1.1694e-11</text:p>
          </table:table-cell>
          <table:table-cell table:style-name="ce1" office:value-type="string">
            <text:p>2.3074e-10</text:p>
          </table:table-cell>
          <table:table-cell table:style-name="ce1" office:value-type="string">
            <text:p>6.8362e-14</text:p>
          </table:table-cell>
          <table:table-cell table:style-name="ce1" office:value-type="string">
            <text:p>6.2279e-13</text:p>
          </table:table-cell>
          <table:table-cell table:style-name="ce1" office:value-type="string">
            <text:p>1.5051e-10</text:p>
          </table:table-cell>
          <table:table-cell table:style-name="ce1" office:value-type="string">
            <text:p>1.6589e-16</text:p>
          </table:table-cell>
          <table:table-cell office:value-type="float" office:value="0.0013975">
            <text:p>0.0013975</text:p>
          </table:table-cell>
          <table:table-cell table:style-name="ce1" office:value-type="string">
            <text:p>2.2121e-11</text:p>
          </table:table-cell>
          <table:table-cell table:style-name="ce1" office:value-type="string">
            <text:p>1.1695e-11</text:p>
          </table:table-cell>
          <table:table-cell table:style-name="ce1" office:value-type="string">
            <text:p>2.3078e-10</text:p>
          </table:table-cell>
          <table:table-cell office:value-type="float" office:value="0">
            <text:p>0</text:p>
          </table:table-cell>
          <table:table-cell table:style-name="ce1" office:value-type="string">
            <text:p>6.2313e-13</text:p>
          </table:table-cell>
          <table:table-cell table:style-name="ce1" office:value-type="string">
            <text:p>1.5052e-10</text:p>
          </table:table-cell>
          <table:table-cell table:style-name="ce1" office:value-type="string">
            <text:p>1.6589e-16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R12]*1000000" office:value-type="float" office:value="1397.6">
            <text:p>1397.6</text:p>
          </table:table-cell>
          <table:table-cell table:formula="of:=[.S12]*1000000" office:value-type="float" office:value="0.000029714">
            <text:p>0.000029714</text:p>
          </table:table-cell>
          <table:table-cell table:formula="of:=[.T12]*1000000" office:value-type="float" office:value="0.000017402">
            <text:p>0.000017402</text:p>
          </table:table-cell>
          <table:table-cell table:formula="of:=[.U12]*1000000" office:value-type="float" office:value="0.00034949">
            <text:p>0.00034949</text:p>
          </table:table-cell>
          <table:table-cell table:formula="of:=[.V12]*1000000" office:value-type="float" office:value="0.000000099309">
            <text:p>9.9309E-008</text:p>
          </table:table-cell>
          <table:table-cell table:formula="of:=[.W12]*1000000" office:value-type="float" office:value="0.0000012976">
            <text:p>1.2976E-006</text:p>
          </table:table-cell>
          <table:table-cell table:formula="of:=[.X12]*1000000" office:value-type="float" office:value="0.00019018">
            <text:p>0.00019018</text:p>
          </table:table-cell>
          <table:table-cell table:formula="of:=[.Y12]*1000000" office:value-type="float" office:value="0.0000000001499">
            <text:p>1.499E-010</text:p>
          </table:table-cell>
          <table:table-cell table:formula="of:=[.Z12]*1000000" office:value-type="float" office:value="1397.6">
            <text:p>1397.6</text:p>
          </table:table-cell>
          <table:table-cell table:formula="of:=[.AA12]*1000000" office:value-type="float" office:value="0.000029718">
            <text:p>0.000029718</text:p>
          </table:table-cell>
          <table:table-cell table:formula="of:=[.AB12]*1000000" office:value-type="float" office:value="0.000017404">
            <text:p>0.000017404</text:p>
          </table:table-cell>
          <table:table-cell table:formula="of:=[.AC12]*1000000" office:value-type="float" office:value="0.00034954">
            <text:p>0.00034954</text:p>
          </table:table-cell>
          <table:table-cell table:formula="of:=[.AD12]*1000000" office:value-type="float" office:value="0">
            <text:p>0</text:p>
          </table:table-cell>
          <table:table-cell table:formula="of:=[.AE12]*1000000" office:value-type="float" office:value="0.0000012984">
            <text:p>1.2984E-006</text:p>
          </table:table-cell>
          <table:table-cell table:formula="of:=[.AF12]*1000000" office:value-type="float" office:value="0.00019018">
            <text:p>0.00019018</text:p>
          </table:table-cell>
          <table:table-cell table:formula="of:=[.AG12]*1000000" office:value-type="float" office:value="0.0000000001499">
            <text:p>1.499E-010</text:p>
          </table:table-cell>
          <table:table-cell office:value-type="float" office:value="0.0013976">
            <text:p>0.0013976</text:p>
          </table:table-cell>
          <table:table-cell table:style-name="ce1" office:value-type="string">
            <text:p>2.9714e-11</text:p>
          </table:table-cell>
          <table:table-cell table:style-name="ce1" office:value-type="string">
            <text:p>1.7402e-11</text:p>
          </table:table-cell>
          <table:table-cell table:style-name="ce1" office:value-type="string">
            <text:p>3.4949e-10</text:p>
          </table:table-cell>
          <table:table-cell table:style-name="ce1" office:value-type="string">
            <text:p>9.9309e-14</text:p>
          </table:table-cell>
          <table:table-cell table:style-name="ce1" office:value-type="string">
            <text:p>1.2976e-12</text:p>
          </table:table-cell>
          <table:table-cell table:style-name="ce1" office:value-type="string">
            <text:p>1.9018e-10</text:p>
          </table:table-cell>
          <table:table-cell table:style-name="ce1" office:value-type="string">
            <text:p>1.499e-16</text:p>
          </table:table-cell>
          <table:table-cell office:value-type="float" office:value="0.0013976">
            <text:p>0.0013976</text:p>
          </table:table-cell>
          <table:table-cell table:style-name="ce1" office:value-type="string">
            <text:p>2.9718e-11</text:p>
          </table:table-cell>
          <table:table-cell table:style-name="ce1" office:value-type="string">
            <text:p>1.7404e-11</text:p>
          </table:table-cell>
          <table:table-cell table:style-name="ce1" office:value-type="string">
            <text:p>3.4954e-10</text:p>
          </table:table-cell>
          <table:table-cell office:value-type="float" office:value="0">
            <text:p>0</text:p>
          </table:table-cell>
          <table:table-cell table:style-name="ce1" office:value-type="string">
            <text:p>1.2984e-12</text:p>
          </table:table-cell>
          <table:table-cell table:style-name="ce1" office:value-type="string">
            <text:p>1.9018e-10</text:p>
          </table:table-cell>
          <table:table-cell table:style-name="ce1" office:value-type="string">
            <text:p>1.499e-16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R13]*1000000" office:value-type="float" office:value="1397.7">
            <text:p>1397.7</text:p>
          </table:table-cell>
          <table:table-cell table:formula="of:=[.S13]*1000000" office:value-type="float" office:value="0.000038481">
            <text:p>0.000038481</text:p>
          </table:table-cell>
          <table:table-cell table:formula="of:=[.T13]*1000000" office:value-type="float" office:value="0.000024586">
            <text:p>0.000024586</text:p>
          </table:table-cell>
          <table:table-cell table:formula="of:=[.U13]*1000000" office:value-type="float" office:value="0.00050336">
            <text:p>0.00050336</text:p>
          </table:table-cell>
          <table:table-cell table:formula="of:=[.V13]*1000000" office:value-type="float" office:value="0.00000013884">
            <text:p>1.3884E-007</text:p>
          </table:table-cell>
          <table:table-cell table:formula="of:=[.W13]*1000000" office:value-type="float" office:value="0.0000026355">
            <text:p>2.6355E-006</text:p>
          </table:table-cell>
          <table:table-cell table:formula="of:=[.X13]*1000000" office:value-type="float" office:value="0.00023439">
            <text:p>0.00023439</text:p>
          </table:table-cell>
          <table:table-cell table:formula="of:=[.Y13]*1000000" office:value-type="float" office:value="0.00000000013929">
            <text:p>1.3929E-010</text:p>
          </table:table-cell>
          <table:table-cell table:formula="of:=[.Z13]*1000000" office:value-type="float" office:value="1397.7">
            <text:p>1397.7</text:p>
          </table:table-cell>
          <table:table-cell table:formula="of:=[.AA13]*1000000" office:value-type="float" office:value="0.000038486">
            <text:p>0.000038486</text:p>
          </table:table-cell>
          <table:table-cell table:formula="of:=[.AB13]*1000000" office:value-type="float" office:value="0.000024589">
            <text:p>0.000024589</text:p>
          </table:table-cell>
          <table:table-cell table:formula="of:=[.AC13]*1000000" office:value-type="float" office:value="0.00050344">
            <text:p>0.00050344</text:p>
          </table:table-cell>
          <table:table-cell table:formula="of:=[.AD13]*1000000" office:value-type="float" office:value="0">
            <text:p>0</text:p>
          </table:table-cell>
          <table:table-cell table:formula="of:=[.AE13]*1000000" office:value-type="float" office:value="0.0000026371">
            <text:p>2.6371E-006</text:p>
          </table:table-cell>
          <table:table-cell table:formula="of:=[.AF13]*1000000" office:value-type="float" office:value="0.00023439">
            <text:p>0.00023439</text:p>
          </table:table-cell>
          <table:table-cell table:formula="of:=[.AG13]*1000000" office:value-type="float" office:value="0.00000000013929">
            <text:p>1.3929E-010</text:p>
          </table:table-cell>
          <table:table-cell office:value-type="float" office:value="0.0013977">
            <text:p>0.0013977</text:p>
          </table:table-cell>
          <table:table-cell table:style-name="ce1" office:value-type="string">
            <text:p>3.8481e-11</text:p>
          </table:table-cell>
          <table:table-cell table:style-name="ce1" office:value-type="string">
            <text:p>2.4586e-11</text:p>
          </table:table-cell>
          <table:table-cell table:style-name="ce1" office:value-type="string">
            <text:p>5.0336e-10</text:p>
          </table:table-cell>
          <table:table-cell table:style-name="ce1" office:value-type="string">
            <text:p>1.3884e-13</text:p>
          </table:table-cell>
          <table:table-cell table:style-name="ce1" office:value-type="string">
            <text:p>2.6355e-12</text:p>
          </table:table-cell>
          <table:table-cell table:style-name="ce1" office:value-type="string">
            <text:p>2.3439e-10</text:p>
          </table:table-cell>
          <table:table-cell table:style-name="ce1" office:value-type="string">
            <text:p>1.3929e-16</text:p>
          </table:table-cell>
          <table:table-cell office:value-type="float" office:value="0.0013977">
            <text:p>0.0013977</text:p>
          </table:table-cell>
          <table:table-cell table:style-name="ce1" office:value-type="string">
            <text:p>3.8486e-11</text:p>
          </table:table-cell>
          <table:table-cell table:style-name="ce1" office:value-type="string">
            <text:p>2.4589e-11</text:p>
          </table:table-cell>
          <table:table-cell table:style-name="ce1" office:value-type="string">
            <text:p>5.0344e-10</text:p>
          </table:table-cell>
          <table:table-cell office:value-type="float" office:value="0">
            <text:p>0</text:p>
          </table:table-cell>
          <table:table-cell table:style-name="ce1" office:value-type="string">
            <text:p>2.6371e-12</text:p>
          </table:table-cell>
          <table:table-cell table:style-name="ce1" office:value-type="string">
            <text:p>2.3439e-10</text:p>
          </table:table-cell>
          <table:table-cell table:style-name="ce1" office:value-type="string">
            <text:p>1.3929e-16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R14]*1000000" office:value-type="float" office:value="1397.8">
            <text:p>1397.8</text:p>
          </table:table-cell>
          <table:table-cell table:formula="of:=[.S14]*1000000" office:value-type="float" office:value="0.000048904">
            <text:p>0.000048904</text:p>
          </table:table-cell>
          <table:table-cell table:formula="of:=[.T14]*1000000" office:value-type="float" office:value="0.000033766">
            <text:p>0.000033766</text:p>
          </table:table-cell>
          <table:table-cell table:formula="of:=[.U14]*1000000" office:value-type="float" office:value="0.0007066">
            <text:p>0.0007066</text:p>
          </table:table-cell>
          <table:table-cell table:formula="of:=[.V14]*1000000" office:value-type="float" office:value="0.00000019179">
            <text:p>1.9179E-007</text:p>
          </table:table-cell>
          <table:table-cell table:formula="of:=[.W14]*1000000" office:value-type="float" office:value="0.0000053518">
            <text:p>5.3518E-006</text:p>
          </table:table-cell>
          <table:table-cell table:formula="of:=[.X14]*1000000" office:value-type="float" office:value="0.00028576">
            <text:p>0.00028576</text:p>
          </table:table-cell>
          <table:table-cell table:formula="of:=[.Y14]*1000000" office:value-type="float" office:value="0.00000000013185">
            <text:p>1.3185E-010</text:p>
          </table:table-cell>
          <table:table-cell table:formula="of:=[.Z14]*1000000" office:value-type="float" office:value="1397.8">
            <text:p>1397.8</text:p>
          </table:table-cell>
          <table:table-cell table:formula="of:=[.AA14]*1000000" office:value-type="float" office:value="0.00004891">
            <text:p>0.00004891</text:p>
          </table:table-cell>
          <table:table-cell table:formula="of:=[.AB14]*1000000" office:value-type="float" office:value="0.00003377">
            <text:p>0.00003377</text:p>
          </table:table-cell>
          <table:table-cell table:formula="of:=[.AC14]*1000000" office:value-type="float" office:value="0.00070671">
            <text:p>0.00070671</text:p>
          </table:table-cell>
          <table:table-cell table:formula="of:=[.AD14]*1000000" office:value-type="float" office:value="0">
            <text:p>0</text:p>
          </table:table-cell>
          <table:table-cell table:formula="of:=[.AE14]*1000000" office:value-type="float" office:value="0.0000053552">
            <text:p>5.3552E-006</text:p>
          </table:table-cell>
          <table:table-cell table:formula="of:=[.AF14]*1000000" office:value-type="float" office:value="0.00028576">
            <text:p>0.00028576</text:p>
          </table:table-cell>
          <table:table-cell table:formula="of:=[.AG14]*1000000" office:value-type="float" office:value="0.00000000013185">
            <text:p>1.3185E-010</text:p>
          </table:table-cell>
          <table:table-cell office:value-type="float" office:value="0.0013978">
            <text:p>0.0013978</text:p>
          </table:table-cell>
          <table:table-cell table:style-name="ce1" office:value-type="string">
            <text:p>4.8904e-11</text:p>
          </table:table-cell>
          <table:table-cell table:style-name="ce1" office:value-type="string">
            <text:p>3.3766e-11</text:p>
          </table:table-cell>
          <table:table-cell table:style-name="ce1" office:value-type="string">
            <text:p>7.066e-10</text:p>
          </table:table-cell>
          <table:table-cell table:style-name="ce1" office:value-type="string">
            <text:p>1.9179e-13</text:p>
          </table:table-cell>
          <table:table-cell table:style-name="ce1" office:value-type="string">
            <text:p>5.3518e-12</text:p>
          </table:table-cell>
          <table:table-cell table:style-name="ce1" office:value-type="string">
            <text:p>2.8576e-10</text:p>
          </table:table-cell>
          <table:table-cell table:style-name="ce1" office:value-type="string">
            <text:p>1.3185e-16</text:p>
          </table:table-cell>
          <table:table-cell office:value-type="float" office:value="0.0013978">
            <text:p>0.0013978</text:p>
          </table:table-cell>
          <table:table-cell table:style-name="ce1" office:value-type="string">
            <text:p>4.891e-11</text:p>
          </table:table-cell>
          <table:table-cell table:style-name="ce1" office:value-type="string">
            <text:p>3.377e-11</text:p>
          </table:table-cell>
          <table:table-cell table:style-name="ce1" office:value-type="string">
            <text:p>7.0671e-10</text:p>
          </table:table-cell>
          <table:table-cell office:value-type="float" office:value="0">
            <text:p>0</text:p>
          </table:table-cell>
          <table:table-cell table:style-name="ce1" office:value-type="string">
            <text:p>5.3552e-12</text:p>
          </table:table-cell>
          <table:table-cell table:style-name="ce1" office:value-type="string">
            <text:p>2.8576e-10</text:p>
          </table:table-cell>
          <table:table-cell table:style-name="ce1" office:value-type="string">
            <text:p>1.3185e-16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R15]*1000000" office:value-type="float" office:value="1397.9">
            <text:p>1397.9</text:p>
          </table:table-cell>
          <table:table-cell table:formula="of:=[.S15]*1000000" office:value-type="float" office:value="0.000061223">
            <text:p>0.000061223</text:p>
          </table:table-cell>
          <table:table-cell table:formula="of:=[.T15]*1000000" office:value-type="float" office:value="0.000045301">
            <text:p>0.000045301</text:p>
          </table:table-cell>
          <table:table-cell table:formula="of:=[.U15]*1000000" office:value-type="float" office:value="0.00097197">
            <text:p>0.00097197</text:p>
          </table:table-cell>
          <table:table-cell table:formula="of:=[.V15]*1000000" office:value-type="float" office:value="0.00000026438">
            <text:p>2.6438E-007</text:p>
          </table:table-cell>
          <table:table-cell table:formula="of:=[.W15]*1000000" office:value-type="float" office:value="0.000010804">
            <text:p>0.000010804</text:p>
          </table:table-cell>
          <table:table-cell table:formula="of:=[.X15]*1000000" office:value-type="float" office:value="0.00034576">
            <text:p>0.00034576</text:p>
          </table:table-cell>
          <table:table-cell table:formula="of:=[.Y15]*1000000" office:value-type="float" office:value="0.00000000012661">
            <text:p>1.2661E-010</text:p>
          </table:table-cell>
          <table:table-cell table:formula="of:=[.Z15]*1000000" office:value-type="float" office:value="1397.9">
            <text:p>1397.9</text:p>
          </table:table-cell>
          <table:table-cell table:formula="of:=[.AA15]*1000000" office:value-type="float" office:value="0.000061231">
            <text:p>0.000061231</text:p>
          </table:table-cell>
          <table:table-cell table:formula="of:=[.AB15]*1000000" office:value-type="float" office:value="0.000045307">
            <text:p>0.000045307</text:p>
          </table:table-cell>
          <table:table-cell table:formula="of:=[.AC15]*1000000" office:value-type="float" office:value="0.00097212">
            <text:p>0.00097212</text:p>
          </table:table-cell>
          <table:table-cell table:formula="of:=[.AD15]*1000000" office:value-type="float" office:value="0">
            <text:p>0</text:p>
          </table:table-cell>
          <table:table-cell table:formula="of:=[.AE15]*1000000" office:value-type="float" office:value="0.000010811">
            <text:p>0.000010811</text:p>
          </table:table-cell>
          <table:table-cell table:formula="of:=[.AF15]*1000000" office:value-type="float" office:value="0.00034577">
            <text:p>0.00034577</text:p>
          </table:table-cell>
          <table:table-cell table:formula="of:=[.AG15]*1000000" office:value-type="float" office:value="0.00000000012661">
            <text:p>1.2661E-010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6.1223e-11</text:p>
          </table:table-cell>
          <table:table-cell table:style-name="ce1" office:value-type="string">
            <text:p>4.5301e-11</text:p>
          </table:table-cell>
          <table:table-cell table:style-name="ce1" office:value-type="string">
            <text:p>9.7197e-10</text:p>
          </table:table-cell>
          <table:table-cell table:style-name="ce1" office:value-type="string">
            <text:p>2.6438e-13</text:p>
          </table:table-cell>
          <table:table-cell table:style-name="ce1" office:value-type="string">
            <text:p>1.0804e-11</text:p>
          </table:table-cell>
          <table:table-cell table:style-name="ce1" office:value-type="string">
            <text:p>3.4576e-10</text:p>
          </table:table-cell>
          <table:table-cell table:style-name="ce1" office:value-type="string">
            <text:p>1.2661e-16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6.1231e-11</text:p>
          </table:table-cell>
          <table:table-cell table:style-name="ce1" office:value-type="string">
            <text:p>4.5307e-11</text:p>
          </table:table-cell>
          <table:table-cell table:style-name="ce1" office:value-type="string">
            <text:p>9.7212e-10</text:p>
          </table:table-cell>
          <table:table-cell office:value-type="float" office:value="0">
            <text:p>0</text:p>
          </table:table-cell>
          <table:table-cell table:style-name="ce1" office:value-type="string">
            <text:p>1.0811e-11</text:p>
          </table:table-cell>
          <table:table-cell table:style-name="ce1" office:value-type="string">
            <text:p>3.4577e-10</text:p>
          </table:table-cell>
          <table:table-cell table:style-name="ce1" office:value-type="string">
            <text:p>1.2661e-16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R16]*1000000" office:value-type="float" office:value="1397.9">
            <text:p>1397.9</text:p>
          </table:table-cell>
          <table:table-cell table:formula="of:=[.S16]*1000000" office:value-type="float" office:value="0.000075754">
            <text:p>0.000075754</text:p>
          </table:table-cell>
          <table:table-cell table:formula="of:=[.T16]*1000000" office:value-type="float" office:value="0.000059604">
            <text:p>0.000059604</text:p>
          </table:table-cell>
          <table:table-cell table:formula="of:=[.U16]*1000000" office:value-type="float" office:value="0.0013158">
            <text:p>0.0013158</text:p>
          </table:table-cell>
          <table:table-cell table:formula="of:=[.V16]*1000000" office:value-type="float" office:value="0.00000036757">
            <text:p>3.6757E-007</text:p>
          </table:table-cell>
          <table:table-cell table:formula="of:=[.W16]*1000000" office:value-type="float" office:value="0.000021598">
            <text:p>0.000021598</text:p>
          </table:table-cell>
          <table:table-cell table:formula="of:=[.X16]*1000000" office:value-type="float" office:value="0.00041638">
            <text:p>0.00041638</text:p>
          </table:table-cell>
          <table:table-cell table:formula="of:=[.Y16]*1000000" office:value-type="float" office:value="0.00000000012289">
            <text:p>1.2289E-010</text:p>
          </table:table-cell>
          <table:table-cell table:formula="of:=[.Z16]*1000000" office:value-type="float" office:value="1397.9">
            <text:p>1397.9</text:p>
          </table:table-cell>
          <table:table-cell table:formula="of:=[.AA16]*1000000" office:value-type="float" office:value="0.000075764">
            <text:p>0.000075764</text:p>
          </table:table-cell>
          <table:table-cell table:formula="of:=[.AB16]*1000000" office:value-type="float" office:value="0.000059612">
            <text:p>0.000059612</text:p>
          </table:table-cell>
          <table:table-cell table:formula="of:=[.AC16]*1000000" office:value-type="float" office:value="0.001316">
            <text:p>0.001316</text:p>
          </table:table-cell>
          <table:table-cell table:formula="of:=[.AD16]*1000000" office:value-type="float" office:value="0">
            <text:p>0</text:p>
          </table:table-cell>
          <table:table-cell table:formula="of:=[.AE16]*1000000" office:value-type="float" office:value="0.000021613">
            <text:p>0.000021613</text:p>
          </table:table-cell>
          <table:table-cell table:formula="of:=[.AF16]*1000000" office:value-type="float" office:value="0.0004164">
            <text:p>0.0004164</text:p>
          </table:table-cell>
          <table:table-cell table:formula="of:=[.AG16]*1000000" office:value-type="float" office:value="0.00000000012289">
            <text:p>1.2289E-010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7.5754e-11</text:p>
          </table:table-cell>
          <table:table-cell table:style-name="ce1" office:value-type="string">
            <text:p>5.9604e-11</text:p>
          </table:table-cell>
          <table:table-cell table:style-name="ce1" office:value-type="string">
            <text:p>1.3158e-09</text:p>
          </table:table-cell>
          <table:table-cell table:style-name="ce1" office:value-type="string">
            <text:p>3.6757e-13</text:p>
          </table:table-cell>
          <table:table-cell table:style-name="ce1" office:value-type="string">
            <text:p>2.1598e-11</text:p>
          </table:table-cell>
          <table:table-cell table:style-name="ce1" office:value-type="string">
            <text:p>4.1638e-10</text:p>
          </table:table-cell>
          <table:table-cell table:style-name="ce1" office:value-type="string">
            <text:p>1.2289e-16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7.5764e-11</text:p>
          </table:table-cell>
          <table:table-cell table:style-name="ce1" office:value-type="string">
            <text:p>5.9612e-11</text:p>
          </table:table-cell>
          <table:table-cell table:style-name="ce1" office:value-type="string">
            <text:p>1.316e-09</text:p>
          </table:table-cell>
          <table:table-cell office:value-type="float" office:value="0">
            <text:p>0</text:p>
          </table:table-cell>
          <table:table-cell table:style-name="ce1" office:value-type="string">
            <text:p>2.1613e-11</text:p>
          </table:table-cell>
          <table:table-cell table:style-name="ce1" office:value-type="string">
            <text:p>4.164e-10</text:p>
          </table:table-cell>
          <table:table-cell table:style-name="ce1" office:value-type="string">
            <text:p>1.2289e-16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R17]*1000000" office:value-type="float" office:value="1398">
            <text:p>1398</text:p>
          </table:table-cell>
          <table:table-cell table:formula="of:=[.S17]*1000000" office:value-type="float" office:value="0.000092908">
            <text:p>0.000092908</text:p>
          </table:table-cell>
          <table:table-cell table:formula="of:=[.T17]*1000000" office:value-type="float" office:value="0.000077155">
            <text:p>0.000077155</text:p>
          </table:table-cell>
          <table:table-cell table:formula="of:=[.U17]*1000000" office:value-type="float" office:value="0.0017592">
            <text:p>0.0017592</text:p>
          </table:table-cell>
          <table:table-cell table:formula="of:=[.V17]*1000000" office:value-type="float" office:value="0.00000052123">
            <text:p>5.2123E-007</text:p>
          </table:table-cell>
          <table:table-cell table:formula="of:=[.W17]*1000000" office:value-type="float" office:value="0.000042634">
            <text:p>0.000042634</text:p>
          </table:table-cell>
          <table:table-cell table:formula="of:=[.X17]*1000000" office:value-type="float" office:value="0.00050025">
            <text:p>0.00050025</text:p>
          </table:table-cell>
          <table:table-cell table:formula="of:=[.Y17]*1000000" office:value-type="float" office:value="0.00000000012023">
            <text:p>1.2023E-010</text:p>
          </table:table-cell>
          <table:table-cell table:formula="of:=[.Z17]*1000000" office:value-type="float" office:value="1398">
            <text:p>1398</text:p>
          </table:table-cell>
          <table:table-cell table:formula="of:=[.AA17]*1000000" office:value-type="float" office:value="0.00009292">
            <text:p>0.00009292</text:p>
          </table:table-cell>
          <table:table-cell table:formula="of:=[.AB17]*1000000" office:value-type="float" office:value="0.000077165">
            <text:p>0.000077165</text:p>
          </table:table-cell>
          <table:table-cell table:formula="of:=[.AC17]*1000000" office:value-type="float" office:value="0.0017595">
            <text:p>0.0017595</text:p>
          </table:table-cell>
          <table:table-cell table:formula="of:=[.AD17]*1000000" office:value-type="float" office:value="0">
            <text:p>0</text:p>
          </table:table-cell>
          <table:table-cell table:formula="of:=[.AE17]*1000000" office:value-type="float" office:value="0.000042663">
            <text:p>0.000042663</text:p>
          </table:table-cell>
          <table:table-cell table:formula="of:=[.AF17]*1000000" office:value-type="float" office:value="0.00050027">
            <text:p>0.00050027</text:p>
          </table:table-cell>
          <table:table-cell table:formula="of:=[.AG17]*1000000" office:value-type="float" office:value="0.00000000012023">
            <text:p>1.2023E-010</text:p>
          </table:table-cell>
          <table:table-cell office:value-type="float" office:value="0.001398">
            <text:p>0.001398</text:p>
          </table:table-cell>
          <table:table-cell table:style-name="ce1" office:value-type="string">
            <text:p>9.2908e-11</text:p>
          </table:table-cell>
          <table:table-cell table:style-name="ce1" office:value-type="string">
            <text:p>7.7155e-11</text:p>
          </table:table-cell>
          <table:table-cell table:style-name="ce1" office:value-type="string">
            <text:p>1.7592e-09</text:p>
          </table:table-cell>
          <table:table-cell table:style-name="ce1" office:value-type="string">
            <text:p>5.2123e-13</text:p>
          </table:table-cell>
          <table:table-cell table:style-name="ce1" office:value-type="string">
            <text:p>4.2634e-11</text:p>
          </table:table-cell>
          <table:table-cell table:style-name="ce1" office:value-type="string">
            <text:p>5.0025e-10</text:p>
          </table:table-cell>
          <table:table-cell table:style-name="ce1" office:value-type="string">
            <text:p>1.2023e-16</text:p>
          </table:table-cell>
          <table:table-cell office:value-type="float" office:value="0.001398">
            <text:p>0.001398</text:p>
          </table:table-cell>
          <table:table-cell table:style-name="ce1" office:value-type="string">
            <text:p>9.292e-11</text:p>
          </table:table-cell>
          <table:table-cell table:style-name="ce1" office:value-type="string">
            <text:p>7.7165e-11</text:p>
          </table:table-cell>
          <table:table-cell table:style-name="ce1" office:value-type="string">
            <text:p>1.7595e-09</text:p>
          </table:table-cell>
          <table:table-cell office:value-type="float" office:value="0">
            <text:p>0</text:p>
          </table:table-cell>
          <table:table-cell table:style-name="ce1" office:value-type="string">
            <text:p>4.2663e-11</text:p>
          </table:table-cell>
          <table:table-cell table:style-name="ce1" office:value-type="string">
            <text:p>5.0027e-10</text:p>
          </table:table-cell>
          <table:table-cell table:style-name="ce1" office:value-type="string">
            <text:p>1.2023e-16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R18]*1000000" office:value-type="float" office:value="1398">
            <text:p>1398</text:p>
          </table:table-cell>
          <table:table-cell table:formula="of:=[.S18]*1000000" office:value-type="float" office:value="0.00011323">
            <text:p>0.00011323</text:p>
          </table:table-cell>
          <table:table-cell table:formula="of:=[.T18]*1000000" office:value-type="float" office:value="0.000098528">
            <text:p>0.000098528</text:p>
          </table:table-cell>
          <table:table-cell table:formula="of:=[.U18]*1000000" office:value-type="float" office:value="0.0023307">
            <text:p>0.0023307</text:p>
          </table:table-cell>
          <table:table-cell table:formula="of:=[.V18]*1000000" office:value-type="float" office:value="0.00000076138">
            <text:p>7.6138E-007</text:p>
          </table:table-cell>
          <table:table-cell table:formula="of:=[.W18]*1000000" office:value-type="float" office:value="0.000082969">
            <text:p>0.000082969</text:p>
          </table:table-cell>
          <table:table-cell table:formula="of:=[.X18]*1000000" office:value-type="float" office:value="0.0006008">
            <text:p>0.0006008</text:p>
          </table:table-cell>
          <table:table-cell table:formula="of:=[.Y18]*1000000" office:value-type="float" office:value="0.00000000011831">
            <text:p>1.1831E-010</text:p>
          </table:table-cell>
          <table:table-cell table:formula="of:=[.Z18]*1000000" office:value-type="float" office:value="1398">
            <text:p>1398</text:p>
          </table:table-cell>
          <table:table-cell table:formula="of:=[.AA18]*1000000" office:value-type="float" office:value="0.00011324">
            <text:p>0.00011324</text:p>
          </table:table-cell>
          <table:table-cell table:formula="of:=[.AB18]*1000000" office:value-type="float" office:value="0.00009854">
            <text:p>0.00009854</text:p>
          </table:table-cell>
          <table:table-cell table:formula="of:=[.AC18]*1000000" office:value-type="float" office:value="0.002331">
            <text:p>0.002331</text:p>
          </table:table-cell>
          <table:table-cell table:formula="of:=[.AD18]*1000000" office:value-type="float" office:value="0">
            <text:p>0</text:p>
          </table:table-cell>
          <table:table-cell table:formula="of:=[.AE18]*1000000" office:value-type="float" office:value="0.000083026">
            <text:p>0.000083026</text:p>
          </table:table-cell>
          <table:table-cell table:formula="of:=[.AF18]*1000000" office:value-type="float" office:value="0.00060083">
            <text:p>0.00060083</text:p>
          </table:table-cell>
          <table:table-cell table:formula="of:=[.AG18]*1000000" office:value-type="float" office:value="0.00000000011831">
            <text:p>1.1831E-010</text:p>
          </table:table-cell>
          <table:table-cell office:value-type="float" office:value="0.001398">
            <text:p>0.001398</text:p>
          </table:table-cell>
          <table:table-cell table:style-name="ce1" office:value-type="string">
            <text:p>1.1323e-10</text:p>
          </table:table-cell>
          <table:table-cell table:style-name="ce1" office:value-type="string">
            <text:p>9.8528e-11</text:p>
          </table:table-cell>
          <table:table-cell table:style-name="ce1" office:value-type="string">
            <text:p>2.3307e-09</text:p>
          </table:table-cell>
          <table:table-cell table:style-name="ce1" office:value-type="string">
            <text:p>7.6138e-13</text:p>
          </table:table-cell>
          <table:table-cell table:style-name="ce1" office:value-type="string">
            <text:p>8.2969e-11</text:p>
          </table:table-cell>
          <table:table-cell table:style-name="ce1" office:value-type="string">
            <text:p>6.008e-10</text:p>
          </table:table-cell>
          <table:table-cell table:style-name="ce1" office:value-type="string">
            <text:p>1.1831e-16</text:p>
          </table:table-cell>
          <table:table-cell office:value-type="float" office:value="0.001398">
            <text:p>0.001398</text:p>
          </table:table-cell>
          <table:table-cell table:style-name="ce1" office:value-type="string">
            <text:p>1.1324e-10</text:p>
          </table:table-cell>
          <table:table-cell table:style-name="ce1" office:value-type="string">
            <text:p>9.854e-11</text:p>
          </table:table-cell>
          <table:table-cell table:style-name="ce1" office:value-type="string">
            <text:p>2.331e-09</text:p>
          </table:table-cell>
          <table:table-cell office:value-type="float" office:value="0">
            <text:p>0</text:p>
          </table:table-cell>
          <table:table-cell table:style-name="ce1" office:value-type="string">
            <text:p>8.3026e-11</text:p>
          </table:table-cell>
          <table:table-cell table:style-name="ce1" office:value-type="string">
            <text:p>6.0083e-10</text:p>
          </table:table-cell>
          <table:table-cell table:style-name="ce1" office:value-type="string">
            <text:p>1.1831e-16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R19]*1000000" office:value-type="float" office:value="1398.1">
            <text:p>1398.1</text:p>
          </table:table-cell>
          <table:table-cell table:formula="of:=[.S19]*1000000" office:value-type="float" office:value="0.00013741">
            <text:p>0.00013741</text:p>
          </table:table-cell>
          <table:table-cell table:formula="of:=[.T19]*1000000" office:value-type="float" office:value="0.00012441">
            <text:p>0.00012441</text:p>
          </table:table-cell>
          <table:table-cell table:formula="of:=[.U19]*1000000" office:value-type="float" office:value="0.003069">
            <text:p>0.003069</text:p>
          </table:table-cell>
          <table:table-cell table:formula="of:=[.V19]*1000000" office:value-type="float" office:value="0.0000011532">
            <text:p>1.1532E-006</text:p>
          </table:table-cell>
          <table:table-cell table:formula="of:=[.W19]*1000000" office:value-type="float" office:value="0.00015908">
            <text:p>0.00015908</text:p>
          </table:table-cell>
          <table:table-cell table:formula="of:=[.X19]*1000000" office:value-type="float" office:value="0.00072247">
            <text:p>0.00072247</text:p>
          </table:table-cell>
          <table:table-cell table:formula="of:=[.Y19]*1000000" office:value-type="float" office:value="0.00000000011688">
            <text:p>1.1688E-010</text:p>
          </table:table-cell>
          <table:table-cell table:formula="of:=[.Z19]*1000000" office:value-type="float" office:value="1398.1">
            <text:p>1398.1</text:p>
          </table:table-cell>
          <table:table-cell table:formula="of:=[.AA19]*1000000" office:value-type="float" office:value="0.00013743">
            <text:p>0.00013743</text:p>
          </table:table-cell>
          <table:table-cell table:formula="of:=[.AB19]*1000000" office:value-type="float" office:value="0.00012443">
            <text:p>0.00012443</text:p>
          </table:table-cell>
          <table:table-cell table:formula="of:=[.AC19]*1000000" office:value-type="float" office:value="0.0030695">
            <text:p>0.0030695</text:p>
          </table:table-cell>
          <table:table-cell table:formula="of:=[.AD19]*1000000" office:value-type="float" office:value="0">
            <text:p>0</text:p>
          </table:table-cell>
          <table:table-cell table:formula="of:=[.AE19]*1000000" office:value-type="float" office:value="0.00015919">
            <text:p>0.00015919</text:p>
          </table:table-cell>
          <table:table-cell table:formula="of:=[.AF19]*1000000" office:value-type="float" office:value="0.00072252">
            <text:p>0.00072252</text:p>
          </table:table-cell>
          <table:table-cell table:formula="of:=[.AG19]*1000000" office:value-type="float" office:value="0.00000000011688">
            <text:p>1.1688E-010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1.3741e-10</text:p>
          </table:table-cell>
          <table:table-cell table:style-name="ce1" office:value-type="string">
            <text:p>1.2441e-10</text:p>
          </table:table-cell>
          <table:table-cell table:style-name="ce1" office:value-type="string">
            <text:p>3.069e-09</text:p>
          </table:table-cell>
          <table:table-cell table:style-name="ce1" office:value-type="string">
            <text:p>1.1532e-12</text:p>
          </table:table-cell>
          <table:table-cell table:style-name="ce1" office:value-type="string">
            <text:p>1.5908e-10</text:p>
          </table:table-cell>
          <table:table-cell table:style-name="ce1" office:value-type="string">
            <text:p>7.2247e-10</text:p>
          </table:table-cell>
          <table:table-cell table:style-name="ce1" office:value-type="string">
            <text:p>1.1688e-16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1.3743e-10</text:p>
          </table:table-cell>
          <table:table-cell table:style-name="ce1" office:value-type="string">
            <text:p>1.2443e-10</text:p>
          </table:table-cell>
          <table:table-cell table:style-name="ce1" office:value-type="string">
            <text:p>3.0695e-09</text:p>
          </table:table-cell>
          <table:table-cell office:value-type="float" office:value="0">
            <text:p>0</text:p>
          </table:table-cell>
          <table:table-cell table:style-name="ce1" office:value-type="string">
            <text:p>1.5919e-10</text:p>
          </table:table-cell>
          <table:table-cell table:style-name="ce1" office:value-type="string">
            <text:p>7.2252e-10</text:p>
          </table:table-cell>
          <table:table-cell table:style-name="ce1" office:value-type="string">
            <text:p>1.1688e-16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R20]*1000000" office:value-type="float" office:value="1398.1">
            <text:p>1398.1</text:p>
          </table:table-cell>
          <table:table-cell table:formula="of:=[.S20]*1000000" office:value-type="float" office:value="0.00016638">
            <text:p>0.00016638</text:p>
          </table:table-cell>
          <table:table-cell table:formula="of:=[.T20]*1000000" office:value-type="float" office:value="0.00015566">
            <text:p>0.00015566</text:p>
          </table:table-cell>
          <table:table-cell table:formula="of:=[.U20]*1000000" office:value-type="float" office:value="0.0040287">
            <text:p>0.0040287</text:p>
          </table:table-cell>
          <table:table-cell table:formula="of:=[.V20]*1000000" office:value-type="float" office:value="0.0000018138">
            <text:p>1.8138E-006</text:p>
          </table:table-cell>
          <table:table-cell table:formula="of:=[.W20]*1000000" office:value-type="float" office:value="0.00030055">
            <text:p>0.00030055</text:p>
          </table:table-cell>
          <table:table-cell table:formula="of:=[.X20]*1000000" office:value-type="float" office:value="0.00087099">
            <text:p>0.00087099</text:p>
          </table:table-cell>
          <table:table-cell table:formula="of:=[.Y20]*1000000" office:value-type="float" office:value="0.0000000001158">
            <text:p>1.158E-010</text:p>
          </table:table-cell>
          <table:table-cell table:formula="of:=[.Z20]*1000000" office:value-type="float" office:value="1398.1">
            <text:p>1398.1</text:p>
          </table:table-cell>
          <table:table-cell table:formula="of:=[.AA20]*1000000" office:value-type="float" office:value="0.00016641">
            <text:p>0.00016641</text:p>
          </table:table-cell>
          <table:table-cell table:formula="of:=[.AB20]*1000000" office:value-type="float" office:value="0.00015568">
            <text:p>0.00015568</text:p>
          </table:table-cell>
          <table:table-cell table:formula="of:=[.AC20]*1000000" office:value-type="float" office:value="0.0040294">
            <text:p>0.0040294</text:p>
          </table:table-cell>
          <table:table-cell table:formula="of:=[.AD20]*1000000" office:value-type="float" office:value="0">
            <text:p>0</text:p>
          </table:table-cell>
          <table:table-cell table:formula="of:=[.AE20]*1000000" office:value-type="float" office:value="0.00030076">
            <text:p>0.00030076</text:p>
          </table:table-cell>
          <table:table-cell table:formula="of:=[.AF20]*1000000" office:value-type="float" office:value="0.00087106">
            <text:p>0.00087106</text:p>
          </table:table-cell>
          <table:table-cell table:formula="of:=[.AG20]*1000000" office:value-type="float" office:value="0.0000000001158">
            <text:p>1.158E-010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1.6638e-10</text:p>
          </table:table-cell>
          <table:table-cell table:style-name="ce1" office:value-type="string">
            <text:p>1.5566e-10</text:p>
          </table:table-cell>
          <table:table-cell table:style-name="ce1" office:value-type="string">
            <text:p>4.0287e-09</text:p>
          </table:table-cell>
          <table:table-cell table:style-name="ce1" office:value-type="string">
            <text:p>1.8138e-12</text:p>
          </table:table-cell>
          <table:table-cell table:style-name="ce1" office:value-type="string">
            <text:p>3.0055e-10</text:p>
          </table:table-cell>
          <table:table-cell table:style-name="ce1" office:value-type="string">
            <text:p>8.7099e-10</text:p>
          </table:table-cell>
          <table:table-cell table:style-name="ce1" office:value-type="string">
            <text:p>1.158e-16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1.6641e-10</text:p>
          </table:table-cell>
          <table:table-cell table:style-name="ce1" office:value-type="string">
            <text:p>1.5568e-10</text:p>
          </table:table-cell>
          <table:table-cell table:style-name="ce1" office:value-type="string">
            <text:p>4.0294e-09</text:p>
          </table:table-cell>
          <table:table-cell office:value-type="float" office:value="0">
            <text:p>0</text:p>
          </table:table-cell>
          <table:table-cell table:style-name="ce1" office:value-type="string">
            <text:p>3.0076e-10</text:p>
          </table:table-cell>
          <table:table-cell table:style-name="ce1" office:value-type="string">
            <text:p>8.7106e-10</text:p>
          </table:table-cell>
          <table:table-cell table:style-name="ce1" office:value-type="string">
            <text:p>1.158e-16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R21]*1000000" office:value-type="float" office:value="1398.1">
            <text:p>1398.1</text:p>
          </table:table-cell>
          <table:table-cell table:formula="of:=[.S21]*1000000" office:value-type="float" office:value="0.00020133">
            <text:p>0.00020133</text:p>
          </table:table-cell>
          <table:table-cell table:formula="of:=[.T21]*1000000" office:value-type="float" office:value="0.00019331">
            <text:p>0.00019331</text:p>
          </table:table-cell>
          <table:table-cell table:formula="of:=[.U21]*1000000" office:value-type="float" office:value="0.0052882">
            <text:p>0.0052882</text:p>
          </table:table-cell>
          <table:table-cell table:formula="of:=[.V21]*1000000" office:value-type="float" office:value="0.0000029514">
            <text:p>2.9514E-006</text:p>
          </table:table-cell>
          <table:table-cell table:formula="of:=[.W21]*1000000" office:value-type="float" office:value="0.00055981">
            <text:p>0.00055981</text:p>
          </table:table-cell>
          <table:table-cell table:formula="of:=[.X21]*1000000" office:value-type="float" office:value="0.0010537">
            <text:p>0.0010537</text:p>
          </table:table-cell>
          <table:table-cell table:formula="of:=[.Y21]*1000000" office:value-type="float" office:value="0.00000000011496">
            <text:p>1.1496E-010</text:p>
          </table:table-cell>
          <table:table-cell table:formula="of:=[.Z21]*1000000" office:value-type="float" office:value="1398.1">
            <text:p>1398.1</text:p>
          </table:table-cell>
          <table:table-cell table:formula="of:=[.AA21]*1000000" office:value-type="float" office:value="0.00020137">
            <text:p>0.00020137</text:p>
          </table:table-cell>
          <table:table-cell table:formula="of:=[.AB21]*1000000" office:value-type="float" office:value="0.00019334">
            <text:p>0.00019334</text:p>
          </table:table-cell>
          <table:table-cell table:formula="of:=[.AC21]*1000000" office:value-type="float" office:value="0.0052892">
            <text:p>0.0052892</text:p>
          </table:table-cell>
          <table:table-cell table:formula="of:=[.AD21]*1000000" office:value-type="float" office:value="0">
            <text:p>0</text:p>
          </table:table-cell>
          <table:table-cell table:formula="of:=[.AE21]*1000000" office:value-type="float" office:value="0.0005602">
            <text:p>0.0005602</text:p>
          </table:table-cell>
          <table:table-cell table:formula="of:=[.AF21]*1000000" office:value-type="float" office:value="0.0010538">
            <text:p>0.0010538</text:p>
          </table:table-cell>
          <table:table-cell table:formula="of:=[.AG21]*1000000" office:value-type="float" office:value="0.00000000011496">
            <text:p>1.1496E-010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2.0133e-10</text:p>
          </table:table-cell>
          <table:table-cell table:style-name="ce1" office:value-type="string">
            <text:p>1.9331e-10</text:p>
          </table:table-cell>
          <table:table-cell table:style-name="ce1" office:value-type="string">
            <text:p>5.2882e-09</text:p>
          </table:table-cell>
          <table:table-cell table:style-name="ce1" office:value-type="string">
            <text:p>2.9514e-12</text:p>
          </table:table-cell>
          <table:table-cell table:style-name="ce1" office:value-type="string">
            <text:p>5.5981e-10</text:p>
          </table:table-cell>
          <table:table-cell table:style-name="ce1" office:value-type="string">
            <text:p>1.0537e-09</text:p>
          </table:table-cell>
          <table:table-cell table:style-name="ce1" office:value-type="string">
            <text:p>1.1496e-16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2.0137e-10</text:p>
          </table:table-cell>
          <table:table-cell table:style-name="ce1" office:value-type="string">
            <text:p>1.9334e-10</text:p>
          </table:table-cell>
          <table:table-cell table:style-name="ce1" office:value-type="string">
            <text:p>5.2892e-09</text:p>
          </table:table-cell>
          <table:table-cell office:value-type="float" office:value="0">
            <text:p>0</text:p>
          </table:table-cell>
          <table:table-cell table:style-name="ce1" office:value-type="string">
            <text:p>5.602e-10</text:p>
          </table:table-cell>
          <table:table-cell table:style-name="ce1" office:value-type="string">
            <text:p>1.0538e-09</text:p>
          </table:table-cell>
          <table:table-cell table:style-name="ce1" office:value-type="string">
            <text:p>1.1496e-16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R22]*1000000" office:value-type="float" office:value="1398.2">
            <text:p>1398.2</text:p>
          </table:table-cell>
          <table:table-cell table:formula="of:=[.S22]*1000000" office:value-type="float" office:value="0.0002438">
            <text:p>0.0002438</text:p>
          </table:table-cell>
          <table:table-cell table:formula="of:=[.T22]*1000000" office:value-type="float" office:value="0.00023869">
            <text:p>0.00023869</text:p>
          </table:table-cell>
          <table:table-cell table:formula="of:=[.U22]*1000000" office:value-type="float" office:value="0.0069627">
            <text:p>0.0069627</text:p>
          </table:table-cell>
          <table:table-cell table:formula="of:=[.V22]*1000000" office:value-type="float" office:value="0.0000049332">
            <text:p>4.9332E-006</text:p>
          </table:table-cell>
          <table:table-cell table:formula="of:=[.W22]*1000000" office:value-type="float" office:value="0.0010287">
            <text:p>0.0010287</text:p>
          </table:table-cell>
          <table:table-cell table:formula="of:=[.X22]*1000000" office:value-type="float" office:value="0.00128">
            <text:p>0.00128</text:p>
          </table:table-cell>
          <table:table-cell table:formula="of:=[.Y22]*1000000" office:value-type="float" office:value="0.00000000011428">
            <text:p>1.1428E-010</text:p>
          </table:table-cell>
          <table:table-cell table:formula="of:=[.Z22]*1000000" office:value-type="float" office:value="1398.2">
            <text:p>1398.2</text:p>
          </table:table-cell>
          <table:table-cell table:formula="of:=[.AA22]*1000000" office:value-type="float" office:value="0.00024384">
            <text:p>0.00024384</text:p>
          </table:table-cell>
          <table:table-cell table:formula="of:=[.AB22]*1000000" office:value-type="float" office:value="0.00023872">
            <text:p>0.00023872</text:p>
          </table:table-cell>
          <table:table-cell table:formula="of:=[.AC22]*1000000" office:value-type="float" office:value="0.0069642">
            <text:p>0.0069642</text:p>
          </table:table-cell>
          <table:table-cell table:formula="of:=[.AD22]*1000000" office:value-type="float" office:value="0">
            <text:p>0</text:p>
          </table:table-cell>
          <table:table-cell table:formula="of:=[.AE22]*1000000" office:value-type="float" office:value="0.0010295">
            <text:p>0.0010295</text:p>
          </table:table-cell>
          <table:table-cell table:formula="of:=[.AF22]*1000000" office:value-type="float" office:value="0.0012801">
            <text:p>0.0012801</text:p>
          </table:table-cell>
          <table:table-cell table:formula="of:=[.AG22]*1000000" office:value-type="float" office:value="0.00000000011428">
            <text:p>1.1428E-010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2.438e-10</text:p>
          </table:table-cell>
          <table:table-cell table:style-name="ce1" office:value-type="string">
            <text:p>2.3869e-10</text:p>
          </table:table-cell>
          <table:table-cell table:style-name="ce1" office:value-type="string">
            <text:p>6.9627e-09</text:p>
          </table:table-cell>
          <table:table-cell table:style-name="ce1" office:value-type="string">
            <text:p>4.9332e-12</text:p>
          </table:table-cell>
          <table:table-cell table:style-name="ce1" office:value-type="string">
            <text:p>1.0287e-09</text:p>
          </table:table-cell>
          <table:table-cell table:style-name="ce1" office:value-type="string">
            <text:p>1.28e-09</text:p>
          </table:table-cell>
          <table:table-cell table:style-name="ce1" office:value-type="string">
            <text:p>1.1428e-1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2.4384e-10</text:p>
          </table:table-cell>
          <table:table-cell table:style-name="ce1" office:value-type="string">
            <text:p>2.3872e-10</text:p>
          </table:table-cell>
          <table:table-cell table:style-name="ce1" office:value-type="string">
            <text:p>6.9642e-09</text:p>
          </table:table-cell>
          <table:table-cell office:value-type="float" office:value="0">
            <text:p>0</text:p>
          </table:table-cell>
          <table:table-cell table:style-name="ce1" office:value-type="string">
            <text:p>1.0295e-09</text:p>
          </table:table-cell>
          <table:table-cell table:style-name="ce1" office:value-type="string">
            <text:p>1.2801e-09</text:p>
          </table:table-cell>
          <table:table-cell table:style-name="ce1" office:value-type="string">
            <text:p>1.1428e-16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R23]*1000000" office:value-type="float" office:value="1398.2">
            <text:p>1398.2</text:p>
          </table:table-cell>
          <table:table-cell table:formula="of:=[.S23]*1000000" office:value-type="float" office:value="0.00029578">
            <text:p>0.00029578</text:p>
          </table:table-cell>
          <table:table-cell table:formula="of:=[.T23]*1000000" office:value-type="float" office:value="0.00029343">
            <text:p>0.00029343</text:p>
          </table:table-cell>
          <table:table-cell table:formula="of:=[.U23]*1000000" office:value-type="float" office:value="0.0092263">
            <text:p>0.0092263</text:p>
          </table:table-cell>
          <table:table-cell table:formula="of:=[.V23]*1000000" office:value-type="float" office:value="0.0000083995">
            <text:p>8.3995E-006</text:p>
          </table:table-cell>
          <table:table-cell table:formula="of:=[.W23]*1000000" office:value-type="float" office:value="0.0018667">
            <text:p>0.0018667</text:p>
          </table:table-cell>
          <table:table-cell table:formula="of:=[.X23]*1000000" office:value-type="float" office:value="0.001562">
            <text:p>0.001562</text:p>
          </table:table-cell>
          <table:table-cell table:formula="of:=[.Y23]*1000000" office:value-type="float" office:value="0.00000000011369">
            <text:p>1.1369E-010</text:p>
          </table:table-cell>
          <table:table-cell table:formula="of:=[.Z23]*1000000" office:value-type="float" office:value="1398.2">
            <text:p>1398.2</text:p>
          </table:table-cell>
          <table:table-cell table:formula="of:=[.AA23]*1000000" office:value-type="float" office:value="0.00029583">
            <text:p>0.00029583</text:p>
          </table:table-cell>
          <table:table-cell table:formula="of:=[.AB23]*1000000" office:value-type="float" office:value="0.00029347">
            <text:p>0.00029347</text:p>
          </table:table-cell>
          <table:table-cell table:formula="of:=[.AC23]*1000000" office:value-type="float" office:value="0.0092285">
            <text:p>0.0092285</text:p>
          </table:table-cell>
          <table:table-cell table:formula="of:=[.AD23]*1000000" office:value-type="float" office:value="0">
            <text:p>0</text:p>
          </table:table-cell>
          <table:table-cell table:formula="of:=[.AE23]*1000000" office:value-type="float" office:value="0.001868">
            <text:p>0.001868</text:p>
          </table:table-cell>
          <table:table-cell table:formula="of:=[.AF23]*1000000" office:value-type="float" office:value="0.0015622">
            <text:p>0.0015622</text:p>
          </table:table-cell>
          <table:table-cell table:formula="of:=[.AG23]*1000000" office:value-type="float" office:value="0.00000000011369">
            <text:p>1.1369E-010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2.9578e-10</text:p>
          </table:table-cell>
          <table:table-cell table:style-name="ce1" office:value-type="string">
            <text:p>2.9343e-10</text:p>
          </table:table-cell>
          <table:table-cell table:style-name="ce1" office:value-type="string">
            <text:p>9.2263e-09</text:p>
          </table:table-cell>
          <table:table-cell table:style-name="ce1" office:value-type="string">
            <text:p>8.3995e-12</text:p>
          </table:table-cell>
          <table:table-cell table:style-name="ce1" office:value-type="string">
            <text:p>1.8667e-09</text:p>
          </table:table-cell>
          <table:table-cell table:style-name="ce1" office:value-type="string">
            <text:p>1.562e-09</text:p>
          </table:table-cell>
          <table:table-cell table:style-name="ce1" office:value-type="string">
            <text:p>1.1369e-1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2.9583e-10</text:p>
          </table:table-cell>
          <table:table-cell table:style-name="ce1" office:value-type="string">
            <text:p>2.9347e-10</text:p>
          </table:table-cell>
          <table:table-cell table:style-name="ce1" office:value-type="string">
            <text:p>9.2285e-09</text:p>
          </table:table-cell>
          <table:table-cell office:value-type="float" office:value="0">
            <text:p>0</text:p>
          </table:table-cell>
          <table:table-cell table:style-name="ce1" office:value-type="string">
            <text:p>1.868e-09</text:p>
          </table:table-cell>
          <table:table-cell table:style-name="ce1" office:value-type="string">
            <text:p>1.5622e-09</text:p>
          </table:table-cell>
          <table:table-cell table:style-name="ce1" office:value-type="string">
            <text:p>1.1369e-16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R24]*1000000" office:value-type="float" office:value="1398.2">
            <text:p>1398.2</text:p>
          </table:table-cell>
          <table:table-cell table:formula="of:=[.S24]*1000000" office:value-type="float" office:value="0.00035987">
            <text:p>0.00035987</text:p>
          </table:table-cell>
          <table:table-cell table:formula="of:=[.T24]*1000000" office:value-type="float" office:value="0.00035963">
            <text:p>0.00035963</text:p>
          </table:table-cell>
          <table:table-cell table:formula="of:=[.U24]*1000000" office:value-type="float" office:value="0.012346">
            <text:p>0.012346</text:p>
          </table:table-cell>
          <table:table-cell table:formula="of:=[.V24]*1000000" office:value-type="float" office:value="0.000014454">
            <text:p>0.000014454</text:p>
          </table:table-cell>
          <table:table-cell table:formula="of:=[.W24]*1000000" office:value-type="float" office:value="0.0033478">
            <text:p>0.0033478</text:p>
          </table:table-cell>
          <table:table-cell table:formula="of:=[.X24]*1000000" office:value-type="float" office:value="0.0019152">
            <text:p>0.0019152</text:p>
          </table:table-cell>
          <table:table-cell table:formula="of:=[.Y24]*1000000" office:value-type="float" office:value="0.00000000011317">
            <text:p>1.1317E-010</text:p>
          </table:table-cell>
          <table:table-cell table:formula="of:=[.Z24]*1000000" office:value-type="float" office:value="1398.2">
            <text:p>1398.2</text:p>
          </table:table-cell>
          <table:table-cell table:formula="of:=[.AA24]*1000000" office:value-type="float" office:value="0.00035994">
            <text:p>0.00035994</text:p>
          </table:table-cell>
          <table:table-cell table:formula="of:=[.AB24]*1000000" office:value-type="float" office:value="0.00035969">
            <text:p>0.00035969</text:p>
          </table:table-cell>
          <table:table-cell table:formula="of:=[.AC24]*1000000" office:value-type="float" office:value="0.01235">
            <text:p>0.01235</text:p>
          </table:table-cell>
          <table:table-cell table:formula="of:=[.AD24]*1000000" office:value-type="float" office:value="0">
            <text:p>0</text:p>
          </table:table-cell>
          <table:table-cell table:formula="of:=[.AE24]*1000000" office:value-type="float" office:value="0.0033502">
            <text:p>0.0033502</text:p>
          </table:table-cell>
          <table:table-cell table:formula="of:=[.AF24]*1000000" office:value-type="float" office:value="0.0019154">
            <text:p>0.0019154</text:p>
          </table:table-cell>
          <table:table-cell table:formula="of:=[.AG24]*1000000" office:value-type="float" office:value="0.00000000011317">
            <text:p>1.1317E-010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3.5987e-10</text:p>
          </table:table-cell>
          <table:table-cell table:style-name="ce1" office:value-type="string">
            <text:p>3.5963e-10</text:p>
          </table:table-cell>
          <table:table-cell table:style-name="ce1" office:value-type="string">
            <text:p>1.2346e-08</text:p>
          </table:table-cell>
          <table:table-cell table:style-name="ce1" office:value-type="string">
            <text:p>1.4454e-11</text:p>
          </table:table-cell>
          <table:table-cell table:style-name="ce1" office:value-type="string">
            <text:p>3.3478e-09</text:p>
          </table:table-cell>
          <table:table-cell table:style-name="ce1" office:value-type="string">
            <text:p>1.9152e-09</text:p>
          </table:table-cell>
          <table:table-cell table:style-name="ce1" office:value-type="string">
            <text:p>1.1317e-1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3.5994e-10</text:p>
          </table:table-cell>
          <table:table-cell table:style-name="ce1" office:value-type="string">
            <text:p>3.5969e-10</text:p>
          </table:table-cell>
          <table:table-cell table:style-name="ce1" office:value-type="string">
            <text:p>1.235e-08</text:p>
          </table:table-cell>
          <table:table-cell office:value-type="float" office:value="0">
            <text:p>0</text:p>
          </table:table-cell>
          <table:table-cell table:style-name="ce1" office:value-type="string">
            <text:p>3.3502e-09</text:p>
          </table:table-cell>
          <table:table-cell table:style-name="ce1" office:value-type="string">
            <text:p>1.9154e-09</text:p>
          </table:table-cell>
          <table:table-cell table:style-name="ce1" office:value-type="string">
            <text:p>1.1317e-16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R25]*1000000" office:value-type="float" office:value="1398.2">
            <text:p>1398.2</text:p>
          </table:table-cell>
          <table:table-cell table:formula="of:=[.S25]*1000000" office:value-type="float" office:value="0.00043952">
            <text:p>0.00043952</text:p>
          </table:table-cell>
          <table:table-cell table:formula="of:=[.T25]*1000000" office:value-type="float" office:value="0.00043995">
            <text:p>0.00043995</text:p>
          </table:table-cell>
          <table:table-cell table:formula="of:=[.U25]*1000000" office:value-type="float" office:value="0.016742">
            <text:p>0.016742</text:p>
          </table:table-cell>
          <table:table-cell table:formula="of:=[.V25]*1000000" office:value-type="float" office:value="0.000024979">
            <text:p>0.000024979</text:p>
          </table:table-cell>
          <table:table-cell table:formula="of:=[.W25]*1000000" office:value-type="float" office:value="0.0059407">
            <text:p>0.0059407</text:p>
          </table:table-cell>
          <table:table-cell table:formula="of:=[.X25]*1000000" office:value-type="float" office:value="0.0023595">
            <text:p>0.0023595</text:p>
          </table:table-cell>
          <table:table-cell table:formula="of:=[.Y25]*1000000" office:value-type="float" office:value="0.00000000011267">
            <text:p>1.1267E-010</text:p>
          </table:table-cell>
          <table:table-cell table:formula="of:=[.Z25]*1000000" office:value-type="float" office:value="1398.2">
            <text:p>1398.2</text:p>
          </table:table-cell>
          <table:table-cell table:formula="of:=[.AA25]*1000000" office:value-type="float" office:value="0.00043961">
            <text:p>0.00043961</text:p>
          </table:table-cell>
          <table:table-cell table:formula="of:=[.AB25]*1000000" office:value-type="float" office:value="0.00044002">
            <text:p>0.00044002</text:p>
          </table:table-cell>
          <table:table-cell table:formula="of:=[.AC25]*1000000" office:value-type="float" office:value="0.016747">
            <text:p>0.016747</text:p>
          </table:table-cell>
          <table:table-cell table:formula="of:=[.AD25]*1000000" office:value-type="float" office:value="0">
            <text:p>0</text:p>
          </table:table-cell>
          <table:table-cell table:formula="of:=[.AE25]*1000000" office:value-type="float" office:value="0.005945">
            <text:p>0.005945</text:p>
          </table:table-cell>
          <table:table-cell table:formula="of:=[.AF25]*1000000" office:value-type="float" office:value="0.0023598">
            <text:p>0.0023598</text:p>
          </table:table-cell>
          <table:table-cell table:formula="of:=[.AG25]*1000000" office:value-type="float" office:value="0.00000000011267">
            <text:p>1.1267E-010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4.3952e-10</text:p>
          </table:table-cell>
          <table:table-cell table:style-name="ce1" office:value-type="string">
            <text:p>4.3995e-10</text:p>
          </table:table-cell>
          <table:table-cell table:style-name="ce1" office:value-type="string">
            <text:p>1.6742e-08</text:p>
          </table:table-cell>
          <table:table-cell table:style-name="ce1" office:value-type="string">
            <text:p>2.4979e-11</text:p>
          </table:table-cell>
          <table:table-cell table:style-name="ce1" office:value-type="string">
            <text:p>5.9407e-09</text:p>
          </table:table-cell>
          <table:table-cell table:style-name="ce1" office:value-type="string">
            <text:p>2.3595e-09</text:p>
          </table:table-cell>
          <table:table-cell table:style-name="ce1" office:value-type="string">
            <text:p>1.1267e-1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4.3961e-10</text:p>
          </table:table-cell>
          <table:table-cell table:style-name="ce1" office:value-type="string">
            <text:p>4.4002e-10</text:p>
          </table:table-cell>
          <table:table-cell table:style-name="ce1" office:value-type="string">
            <text:p>1.6747e-08</text:p>
          </table:table-cell>
          <table:table-cell office:value-type="float" office:value="0">
            <text:p>0</text:p>
          </table:table-cell>
          <table:table-cell table:style-name="ce1" office:value-type="string">
            <text:p>5.945e-09</text:p>
          </table:table-cell>
          <table:table-cell table:style-name="ce1" office:value-type="string">
            <text:p>2.3598e-09</text:p>
          </table:table-cell>
          <table:table-cell table:style-name="ce1" office:value-type="string">
            <text:p>1.1267e-16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R26]*1000000" office:value-type="float" office:value="1398.2">
            <text:p>1398.2</text:p>
          </table:table-cell>
          <table:table-cell table:formula="of:=[.S26]*1000000" office:value-type="float" office:value="0.00053951">
            <text:p>0.00053951</text:p>
          </table:table-cell>
          <table:table-cell table:formula="of:=[.T26]*1000000" office:value-type="float" office:value="0.00053783">
            <text:p>0.00053783</text:p>
          </table:table-cell>
          <table:table-cell table:formula="of:=[.U26]*1000000" office:value-type="float" office:value="0.023081">
            <text:p>0.023081</text:p>
          </table:table-cell>
          <table:table-cell table:formula="of:=[.V26]*1000000" office:value-type="float" office:value="0.000043138">
            <text:p>0.000043138</text:p>
          </table:table-cell>
          <table:table-cell table:formula="of:=[.W26]*1000000" office:value-type="float" office:value="0.010443">
            <text:p>0.010443</text:p>
          </table:table-cell>
          <table:table-cell table:formula="of:=[.X26]*1000000" office:value-type="float" office:value="0.0029208">
            <text:p>0.0029208</text:p>
          </table:table-cell>
          <table:table-cell table:formula="of:=[.Y26]*1000000" office:value-type="float" office:value="0.00000000011218">
            <text:p>1.1218E-010</text:p>
          </table:table-cell>
          <table:table-cell table:formula="of:=[.Z26]*1000000" office:value-type="float" office:value="1398.2">
            <text:p>1398.2</text:p>
          </table:table-cell>
          <table:table-cell table:formula="of:=[.AA26]*1000000" office:value-type="float" office:value="0.00053963">
            <text:p>0.00053963</text:p>
          </table:table-cell>
          <table:table-cell table:formula="of:=[.AB26]*1000000" office:value-type="float" office:value="0.00053791">
            <text:p>0.00053791</text:p>
          </table:table-cell>
          <table:table-cell table:formula="of:=[.AC26]*1000000" office:value-type="float" office:value="0.02309">
            <text:p>0.02309</text:p>
          </table:table-cell>
          <table:table-cell table:formula="of:=[.AD26]*1000000" office:value-type="float" office:value="0">
            <text:p>0</text:p>
          </table:table-cell>
          <table:table-cell table:formula="of:=[.AE26]*1000000" office:value-type="float" office:value="0.010451">
            <text:p>0.010451</text:p>
          </table:table-cell>
          <table:table-cell table:formula="of:=[.AF26]*1000000" office:value-type="float" office:value="0.0029212">
            <text:p>0.0029212</text:p>
          </table:table-cell>
          <table:table-cell table:formula="of:=[.AG26]*1000000" office:value-type="float" office:value="0.00000000011218">
            <text:p>1.1218E-010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5.3951e-10</text:p>
          </table:table-cell>
          <table:table-cell table:style-name="ce1" office:value-type="string">
            <text:p>5.3783e-10</text:p>
          </table:table-cell>
          <table:table-cell table:style-name="ce1" office:value-type="string">
            <text:p>2.3081e-08</text:p>
          </table:table-cell>
          <table:table-cell table:style-name="ce1" office:value-type="string">
            <text:p>4.3138e-11</text:p>
          </table:table-cell>
          <table:table-cell table:style-name="ce1" office:value-type="string">
            <text:p>1.0443e-08</text:p>
          </table:table-cell>
          <table:table-cell table:style-name="ce1" office:value-type="string">
            <text:p>2.9208e-09</text:p>
          </table:table-cell>
          <table:table-cell table:style-name="ce1" office:value-type="string">
            <text:p>1.1218e-1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5.3963e-10</text:p>
          </table:table-cell>
          <table:table-cell table:style-name="ce1" office:value-type="string">
            <text:p>5.3791e-10</text:p>
          </table:table-cell>
          <table:table-cell table:style-name="ce1" office:value-type="string">
            <text:p>2.309e-08</text:p>
          </table:table-cell>
          <table:table-cell office:value-type="float" office:value="0">
            <text:p>0</text:p>
          </table:table-cell>
          <table:table-cell table:style-name="ce1" office:value-type="string">
            <text:p>1.0451e-08</text:p>
          </table:table-cell>
          <table:table-cell table:style-name="ce1" office:value-type="string">
            <text:p>2.9212e-09</text:p>
          </table:table-cell>
          <table:table-cell table:style-name="ce1" office:value-type="string">
            <text:p>1.1218e-16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R27]*1000000" office:value-type="float" office:value="1398.3">
            <text:p>1398.3</text:p>
          </table:table-cell>
          <table:table-cell table:formula="of:=[.S27]*1000000" office:value-type="float" office:value="0.00066701">
            <text:p>0.00066701</text:p>
          </table:table-cell>
          <table:table-cell table:formula="of:=[.T27]*1000000" office:value-type="float" office:value="0.0006578">
            <text:p>0.0006578</text:p>
          </table:table-cell>
          <table:table-cell table:formula="of:=[.U27]*1000000" office:value-type="float" office:value="0.032449">
            <text:p>0.032449</text:p>
          </table:table-cell>
          <table:table-cell table:formula="of:=[.V27]*1000000" office:value-type="float" office:value="0.000074169">
            <text:p>0.000074169</text:p>
          </table:table-cell>
          <table:table-cell table:formula="of:=[.W27]*1000000" office:value-type="float" office:value="0.018219">
            <text:p>0.018219</text:p>
          </table:table-cell>
          <table:table-cell table:formula="of:=[.X27]*1000000" office:value-type="float" office:value="0.0036326">
            <text:p>0.0036326</text:p>
          </table:table-cell>
          <table:table-cell table:formula="of:=[.Y27]*1000000" office:value-type="float" office:value="0.00000000011167">
            <text:p>1.1167E-010</text:p>
          </table:table-cell>
          <table:table-cell table:formula="of:=[.Z27]*1000000" office:value-type="float" office:value="1398.3">
            <text:p>1398.3</text:p>
          </table:table-cell>
          <table:table-cell table:formula="of:=[.AA27]*1000000" office:value-type="float" office:value="0.00066717">
            <text:p>0.00066717</text:p>
          </table:table-cell>
          <table:table-cell table:formula="of:=[.AB27]*1000000" office:value-type="float" office:value="0.00065791">
            <text:p>0.00065791</text:p>
          </table:table-cell>
          <table:table-cell table:formula="of:=[.AC27]*1000000" office:value-type="float" office:value="0.032464">
            <text:p>0.032464</text:p>
          </table:table-cell>
          <table:table-cell table:formula="of:=[.AD27]*1000000" office:value-type="float" office:value="0">
            <text:p>0</text:p>
          </table:table-cell>
          <table:table-cell table:formula="of:=[.AE27]*1000000" office:value-type="float" office:value="0.018232">
            <text:p>0.018232</text:p>
          </table:table-cell>
          <table:table-cell table:formula="of:=[.AF27]*1000000" office:value-type="float" office:value="0.0036331">
            <text:p>0.0036331</text:p>
          </table:table-cell>
          <table:table-cell table:formula="of:=[.AG27]*1000000" office:value-type="float" office:value="0.00000000011167">
            <text:p>1.1167E-010</text:p>
          </table:table-cell>
          <table:table-cell office:value-type="float" office:value="0.0013983">
            <text:p>0.0013983</text:p>
          </table:table-cell>
          <table:table-cell table:style-name="ce1" office:value-type="string">
            <text:p>6.6701e-10</text:p>
          </table:table-cell>
          <table:table-cell table:style-name="ce1" office:value-type="string">
            <text:p>6.578e-10</text:p>
          </table:table-cell>
          <table:table-cell table:style-name="ce1" office:value-type="string">
            <text:p>3.2449e-08</text:p>
          </table:table-cell>
          <table:table-cell table:style-name="ce1" office:value-type="string">
            <text:p>7.4169e-11</text:p>
          </table:table-cell>
          <table:table-cell table:style-name="ce1" office:value-type="string">
            <text:p>1.8219e-08</text:p>
          </table:table-cell>
          <table:table-cell table:style-name="ce1" office:value-type="string">
            <text:p>3.6326e-09</text:p>
          </table:table-cell>
          <table:table-cell table:style-name="ce1" office:value-type="string">
            <text:p>1.1167e-16</text:p>
          </table:table-cell>
          <table:table-cell office:value-type="float" office:value="0.0013983">
            <text:p>0.0013983</text:p>
          </table:table-cell>
          <table:table-cell table:style-name="ce1" office:value-type="string">
            <text:p>6.6717e-10</text:p>
          </table:table-cell>
          <table:table-cell table:style-name="ce1" office:value-type="string">
            <text:p>6.5791e-10</text:p>
          </table:table-cell>
          <table:table-cell table:style-name="ce1" office:value-type="string">
            <text:p>3.2464e-08</text:p>
          </table:table-cell>
          <table:table-cell office:value-type="float" office:value="0">
            <text:p>0</text:p>
          </table:table-cell>
          <table:table-cell table:style-name="ce1" office:value-type="string">
            <text:p>1.8232e-08</text:p>
          </table:table-cell>
          <table:table-cell table:style-name="ce1" office:value-type="string">
            <text:p>3.6331e-09</text:p>
          </table:table-cell>
          <table:table-cell table:style-name="ce1" office:value-type="string">
            <text:p>1.1167e-16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R28]*1000000" office:value-type="float" office:value="1398.3">
            <text:p>1398.3</text:p>
          </table:table-cell>
          <table:table-cell table:formula="of:=[.S28]*1000000" office:value-type="float" office:value="0.0008343">
            <text:p>0.0008343</text:p>
          </table:table-cell>
          <table:table-cell table:formula="of:=[.T28]*1000000" office:value-type="float" office:value="0.00080616">
            <text:p>0.00080616</text:p>
          </table:table-cell>
          <table:table-cell table:formula="of:=[.U28]*1000000" office:value-type="float" office:value="0.046641">
            <text:p>0.046641</text:p>
          </table:table-cell>
          <table:table-cell table:formula="of:=[.V28]*1000000" office:value-type="float" office:value="0.00012659">
            <text:p>0.00012659</text:p>
          </table:table-cell>
          <table:table-cell table:formula="of:=[.W28]*1000000" office:value-type="float" office:value="0.031634">
            <text:p>0.031634</text:p>
          </table:table-cell>
          <table:table-cell table:formula="of:=[.X28]*1000000" office:value-type="float" office:value="0.0045397">
            <text:p>0.0045397</text:p>
          </table:table-cell>
          <table:table-cell table:formula="of:=[.Y28]*1000000" office:value-type="float" office:value="0.00000000011113">
            <text:p>1.1113E-010</text:p>
          </table:table-cell>
          <table:table-cell table:formula="of:=[.Z28]*1000000" office:value-type="float" office:value="1398.3">
            <text:p>1398.3</text:p>
          </table:table-cell>
          <table:table-cell table:formula="of:=[.AA28]*1000000" office:value-type="float" office:value="0.00083452">
            <text:p>0.00083452</text:p>
          </table:table-cell>
          <table:table-cell table:formula="of:=[.AB28]*1000000" office:value-type="float" office:value="0.00080632">
            <text:p>0.00080632</text:p>
          </table:table-cell>
          <table:table-cell table:formula="of:=[.AC28]*1000000" office:value-type="float" office:value="0.046667">
            <text:p>0.046667</text:p>
          </table:table-cell>
          <table:table-cell table:formula="of:=[.AD28]*1000000" office:value-type="float" office:value="0">
            <text:p>0</text:p>
          </table:table-cell>
          <table:table-cell table:formula="of:=[.AE28]*1000000" office:value-type="float" office:value="0.031656">
            <text:p>0.031656</text:p>
          </table:table-cell>
          <table:table-cell table:formula="of:=[.AF28]*1000000" office:value-type="float" office:value="0.0045405">
            <text:p>0.0045405</text:p>
          </table:table-cell>
          <table:table-cell table:formula="of:=[.AG28]*1000000" office:value-type="float" office:value="0.00000000011113">
            <text:p>1.1113E-010</text:p>
          </table:table-cell>
          <table:table-cell office:value-type="float" office:value="0.0013983">
            <text:p>0.0013983</text:p>
          </table:table-cell>
          <table:table-cell table:style-name="ce1" office:value-type="string">
            <text:p>8.343e-10</text:p>
          </table:table-cell>
          <table:table-cell table:style-name="ce1" office:value-type="string">
            <text:p>8.0616e-10</text:p>
          </table:table-cell>
          <table:table-cell table:style-name="ce1" office:value-type="string">
            <text:p>4.6641e-08</text:p>
          </table:table-cell>
          <table:table-cell table:style-name="ce1" office:value-type="string">
            <text:p>1.2659e-10</text:p>
          </table:table-cell>
          <table:table-cell table:style-name="ce1" office:value-type="string">
            <text:p>3.1634e-08</text:p>
          </table:table-cell>
          <table:table-cell table:style-name="ce1" office:value-type="string">
            <text:p>4.5397e-09</text:p>
          </table:table-cell>
          <table:table-cell table:style-name="ce1" office:value-type="string">
            <text:p>1.1113e-16</text:p>
          </table:table-cell>
          <table:table-cell office:value-type="float" office:value="0.0013983">
            <text:p>0.0013983</text:p>
          </table:table-cell>
          <table:table-cell table:style-name="ce1" office:value-type="string">
            <text:p>8.3452e-10</text:p>
          </table:table-cell>
          <table:table-cell table:style-name="ce1" office:value-type="string">
            <text:p>8.0632e-10</text:p>
          </table:table-cell>
          <table:table-cell table:style-name="ce1" office:value-type="string">
            <text:p>4.6667e-08</text:p>
          </table:table-cell>
          <table:table-cell office:value-type="float" office:value="0">
            <text:p>0</text:p>
          </table:table-cell>
          <table:table-cell table:style-name="ce1" office:value-type="string">
            <text:p>3.1656e-08</text:p>
          </table:table-cell>
          <table:table-cell table:style-name="ce1" office:value-type="string">
            <text:p>4.5405e-09</text:p>
          </table:table-cell>
          <table:table-cell table:style-name="ce1" office:value-type="string">
            <text:p>1.1113e-16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R29]*1000000" office:value-type="float" office:value="1398.2">
            <text:p>1398.2</text:p>
          </table:table-cell>
          <table:table-cell table:formula="of:=[.S29]*1000000" office:value-type="float" office:value="0.001067">
            <text:p>0.001067</text:p>
          </table:table-cell>
          <table:table-cell table:formula="of:=[.T29]*1000000" office:value-type="float" office:value="0.00099248">
            <text:p>0.00099248</text:p>
          </table:table-cell>
          <table:table-cell table:formula="of:=[.U29]*1000000" office:value-type="float" office:value="0.068739">
            <text:p>0.068739</text:p>
          </table:table-cell>
          <table:table-cell table:formula="of:=[.V29]*1000000" office:value-type="float" office:value="0.00021397">
            <text:p>0.00021397</text:p>
          </table:table-cell>
          <table:table-cell table:formula="of:=[.W29]*1000000" office:value-type="float" office:value="0.054967">
            <text:p>0.054967</text:p>
          </table:table-cell>
          <table:table-cell table:formula="of:=[.X29]*1000000" office:value-type="float" office:value="0.0057045">
            <text:p>0.0057045</text:p>
          </table:table-cell>
          <table:table-cell table:formula="of:=[.Y29]*1000000" office:value-type="float" office:value="0.00000000011052">
            <text:p>1.1052E-010</text:p>
          </table:table-cell>
          <table:table-cell table:formula="of:=[.Z29]*1000000" office:value-type="float" office:value="1398.2">
            <text:p>1398.2</text:p>
          </table:table-cell>
          <table:table-cell table:formula="of:=[.AA29]*1000000" office:value-type="float" office:value="0.0010674">
            <text:p>0.0010674</text:p>
          </table:table-cell>
          <table:table-cell table:formula="of:=[.AB29]*1000000" office:value-type="float" office:value="0.00099269">
            <text:p>0.00099269</text:p>
          </table:table-cell>
          <table:table-cell table:formula="of:=[.AC29]*1000000" office:value-type="float" office:value="0.068786">
            <text:p>0.068786</text:p>
          </table:table-cell>
          <table:table-cell table:formula="of:=[.AD29]*1000000" office:value-type="float" office:value="0">
            <text:p>0</text:p>
          </table:table-cell>
          <table:table-cell table:formula="of:=[.AE29]*1000000" office:value-type="float" office:value="0.055006">
            <text:p>0.055006</text:p>
          </table:table-cell>
          <table:table-cell table:formula="of:=[.AF29]*1000000" office:value-type="float" office:value="0.0057055">
            <text:p>0.0057055</text:p>
          </table:table-cell>
          <table:table-cell table:formula="of:=[.AG29]*1000000" office:value-type="float" office:value="0.00000000011052">
            <text:p>1.1052E-010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1.067e-09</text:p>
          </table:table-cell>
          <table:table-cell table:style-name="ce1" office:value-type="string">
            <text:p>9.9248e-10</text:p>
          </table:table-cell>
          <table:table-cell table:style-name="ce1" office:value-type="string">
            <text:p>6.8739e-08</text:p>
          </table:table-cell>
          <table:table-cell table:style-name="ce1" office:value-type="string">
            <text:p>2.1397e-10</text:p>
          </table:table-cell>
          <table:table-cell table:style-name="ce1" office:value-type="string">
            <text:p>5.4967e-08</text:p>
          </table:table-cell>
          <table:table-cell table:style-name="ce1" office:value-type="string">
            <text:p>5.7045e-09</text:p>
          </table:table-cell>
          <table:table-cell table:style-name="ce1" office:value-type="string">
            <text:p>1.1052e-1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1.0674e-09</text:p>
          </table:table-cell>
          <table:table-cell table:style-name="ce1" office:value-type="string">
            <text:p>9.9269e-10</text:p>
          </table:table-cell>
          <table:table-cell table:style-name="ce1" office:value-type="string">
            <text:p>6.8786e-08</text:p>
          </table:table-cell>
          <table:table-cell office:value-type="float" office:value="0">
            <text:p>0</text:p>
          </table:table-cell>
          <table:table-cell table:style-name="ce1" office:value-type="string">
            <text:p>5.5006e-08</text:p>
          </table:table-cell>
          <table:table-cell table:style-name="ce1" office:value-type="string">
            <text:p>5.7055e-09</text:p>
          </table:table-cell>
          <table:table-cell table:style-name="ce1" office:value-type="string">
            <text:p>1.1052e-16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R30]*1000000" office:value-type="float" office:value="1398.2">
            <text:p>1398.2</text:p>
          </table:table-cell>
          <table:table-cell table:formula="of:=[.S30]*1000000" office:value-type="float" office:value="0.001433">
            <text:p>0.001433</text:p>
          </table:table-cell>
          <table:table-cell table:formula="of:=[.T30]*1000000" office:value-type="float" office:value="0.001234">
            <text:p>0.001234</text:p>
          </table:table-cell>
          <table:table-cell table:formula="of:=[.U30]*1000000" office:value-type="float" office:value="0.10437">
            <text:p>0.10437</text:p>
          </table:table-cell>
          <table:table-cell table:formula="of:=[.V30]*1000000" office:value-type="float" office:value="0.00035761">
            <text:p>0.00035761</text:p>
          </table:table-cell>
          <table:table-cell table:formula="of:=[.W30]*1000000" office:value-type="float" office:value="0.096726">
            <text:p>0.096726</text:p>
          </table:table-cell>
          <table:table-cell table:formula="of:=[.X30]*1000000" office:value-type="float" office:value="0.0072211">
            <text:p>0.0072211</text:p>
          </table:table-cell>
          <table:table-cell table:formula="of:=[.Y30]*1000000" office:value-type="float" office:value="0.00000000010984">
            <text:p>1.0984E-010</text:p>
          </table:table-cell>
          <table:table-cell table:formula="of:=[.Z30]*1000000" office:value-type="float" office:value="1398.2">
            <text:p>1398.2</text:p>
          </table:table-cell>
          <table:table-cell table:formula="of:=[.AA30]*1000000" office:value-type="float" office:value="0.0014336">
            <text:p>0.0014336</text:p>
          </table:table-cell>
          <table:table-cell table:formula="of:=[.AB30]*1000000" office:value-type="float" office:value="0.0012343">
            <text:p>0.0012343</text:p>
          </table:table-cell>
          <table:table-cell table:formula="of:=[.AC30]*1000000" office:value-type="float" office:value="0.10446">
            <text:p>0.10446</text:p>
          </table:table-cell>
          <table:table-cell table:formula="of:=[.AD30]*1000000" office:value-type="float" office:value="0">
            <text:p>0</text:p>
          </table:table-cell>
          <table:table-cell table:formula="of:=[.AE30]*1000000" office:value-type="float" office:value="0.096795">
            <text:p>0.096795</text:p>
          </table:table-cell>
          <table:table-cell table:formula="of:=[.AF30]*1000000" office:value-type="float" office:value="0.0072225">
            <text:p>0.0072225</text:p>
          </table:table-cell>
          <table:table-cell table:formula="of:=[.AG30]*1000000" office:value-type="float" office:value="0.00000000010984">
            <text:p>1.0984E-010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1.433e-09</text:p>
          </table:table-cell>
          <table:table-cell table:style-name="ce1" office:value-type="string">
            <text:p>1.234e-09</text:p>
          </table:table-cell>
          <table:table-cell table:style-name="ce1" office:value-type="string">
            <text:p>1.0437e-07</text:p>
          </table:table-cell>
          <table:table-cell table:style-name="ce1" office:value-type="string">
            <text:p>3.5761e-10</text:p>
          </table:table-cell>
          <table:table-cell table:style-name="ce1" office:value-type="string">
            <text:p>9.6726e-08</text:p>
          </table:table-cell>
          <table:table-cell table:style-name="ce1" office:value-type="string">
            <text:p>7.2211e-09</text:p>
          </table:table-cell>
          <table:table-cell table:style-name="ce1" office:value-type="string">
            <text:p>1.0984e-1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1.4336e-09</text:p>
          </table:table-cell>
          <table:table-cell table:style-name="ce1" office:value-type="string">
            <text:p>1.2343e-09</text:p>
          </table:table-cell>
          <table:table-cell table:style-name="ce1" office:value-type="string">
            <text:p>1.0446e-07</text:p>
          </table:table-cell>
          <table:table-cell office:value-type="float" office:value="0">
            <text:p>0</text:p>
          </table:table-cell>
          <table:table-cell table:style-name="ce1" office:value-type="string">
            <text:p>9.6795e-08</text:p>
          </table:table-cell>
          <table:table-cell table:style-name="ce1" office:value-type="string">
            <text:p>7.2225e-09</text:p>
          </table:table-cell>
          <table:table-cell table:style-name="ce1" office:value-type="string">
            <text:p>1.0984e-16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R31]*1000000" office:value-type="float" office:value="1398.1">
            <text:p>1398.1</text:p>
          </table:table-cell>
          <table:table-cell table:formula="of:=[.S31]*1000000" office:value-type="float" office:value="0.0021789">
            <text:p>0.0021789</text:p>
          </table:table-cell>
          <table:table-cell table:formula="of:=[.T31]*1000000" office:value-type="float" office:value="0.0015715">
            <text:p>0.0015715</text:p>
          </table:table-cell>
          <table:table-cell table:formula="of:=[.U31]*1000000" office:value-type="float" office:value="0.16524">
            <text:p>0.16524</text:p>
          </table:table-cell>
          <table:table-cell table:formula="of:=[.V31]*1000000" office:value-type="float" office:value="0.00059073">
            <text:p>0.00059073</text:p>
          </table:table-cell>
          <table:table-cell table:formula="of:=[.W31]*1000000" office:value-type="float" office:value="0.17742">
            <text:p>0.17742</text:p>
          </table:table-cell>
          <table:table-cell table:formula="of:=[.X31]*1000000" office:value-type="float" office:value="0.0092589">
            <text:p>0.0092589</text:p>
          </table:table-cell>
          <table:table-cell table:formula="of:=[.Y31]*1000000" office:value-type="float" office:value="0.00000000010905">
            <text:p>1.0905E-010</text:p>
          </table:table-cell>
          <table:table-cell table:formula="of:=[.Z31]*1000000" office:value-type="float" office:value="1398.1">
            <text:p>1398.1</text:p>
          </table:table-cell>
          <table:table-cell table:formula="of:=[.AA31]*1000000" office:value-type="float" office:value="0.0021802">
            <text:p>0.0021802</text:p>
          </table:table-cell>
          <table:table-cell table:formula="of:=[.AB31]*1000000" office:value-type="float" office:value="0.001572">
            <text:p>0.001572</text:p>
          </table:table-cell>
          <table:table-cell table:formula="of:=[.AC31]*1000000" office:value-type="float" office:value="0.16543">
            <text:p>0.16543</text:p>
          </table:table-cell>
          <table:table-cell table:formula="of:=[.AD31]*1000000" office:value-type="float" office:value="0">
            <text:p>0</text:p>
          </table:table-cell>
          <table:table-cell table:formula="of:=[.AE31]*1000000" office:value-type="float" office:value="0.17755">
            <text:p>0.17755</text:p>
          </table:table-cell>
          <table:table-cell table:formula="of:=[.AF31]*1000000" office:value-type="float" office:value="0.009261">
            <text:p>0.009261</text:p>
          </table:table-cell>
          <table:table-cell table:formula="of:=[.AG31]*1000000" office:value-type="float" office:value="0.00000000010905">
            <text:p>1.0905E-010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2.1789e-09</text:p>
          </table:table-cell>
          <table:table-cell table:style-name="ce1" office:value-type="string">
            <text:p>1.5715e-09</text:p>
          </table:table-cell>
          <table:table-cell table:style-name="ce1" office:value-type="string">
            <text:p>1.6524e-07</text:p>
          </table:table-cell>
          <table:table-cell table:style-name="ce1" office:value-type="string">
            <text:p>5.9073e-10</text:p>
          </table:table-cell>
          <table:table-cell table:style-name="ce1" office:value-type="string">
            <text:p>1.7742e-07</text:p>
          </table:table-cell>
          <table:table-cell table:style-name="ce1" office:value-type="string">
            <text:p>9.2589e-09</text:p>
          </table:table-cell>
          <table:table-cell table:style-name="ce1" office:value-type="string">
            <text:p>1.0905e-16</text:p>
          </table:table-cell>
          <table:table-cell office:value-type="float" office:value="0.0013981">
            <text:p>0.0013981</text:p>
          </table:table-cell>
          <table:table-cell table:style-name="ce1" office:value-type="string">
            <text:p>2.1802e-09</text:p>
          </table:table-cell>
          <table:table-cell table:style-name="ce1" office:value-type="string">
            <text:p>1.572e-09</text:p>
          </table:table-cell>
          <table:table-cell table:style-name="ce1" office:value-type="string">
            <text:p>1.6543e-07</text:p>
          </table:table-cell>
          <table:table-cell office:value-type="float" office:value="0">
            <text:p>0</text:p>
          </table:table-cell>
          <table:table-cell table:style-name="ce1" office:value-type="string">
            <text:p>1.7755e-07</text:p>
          </table:table-cell>
          <table:table-cell table:style-name="ce1" office:value-type="string">
            <text:p>9.261e-09</text:p>
          </table:table-cell>
          <table:table-cell table:style-name="ce1" office:value-type="string">
            <text:p>1.0905e-16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R32]*1000000" office:value-type="float" office:value="1397.9">
            <text:p>1397.9</text:p>
          </table:table-cell>
          <table:table-cell table:formula="of:=[.S32]*1000000" office:value-type="float" office:value="0.0048931">
            <text:p>0.0048931</text:p>
          </table:table-cell>
          <table:table-cell table:formula="of:=[.T32]*1000000" office:value-type="float" office:value="0.0021622">
            <text:p>0.0021622</text:p>
          </table:table-cell>
          <table:table-cell table:formula="of:=[.U32]*1000000" office:value-type="float" office:value="0.2841">
            <text:p>0.2841</text:p>
          </table:table-cell>
          <table:table-cell table:formula="of:=[.V32]*1000000" office:value-type="float" office:value="0.00096573">
            <text:p>0.00096573</text:p>
          </table:table-cell>
          <table:table-cell table:formula="of:=[.W32]*1000000" office:value-type="float" office:value="0.36911">
            <text:p>0.36911</text:p>
          </table:table-cell>
          <table:table-cell table:formula="of:=[.X32]*1000000" office:value-type="float" office:value="0.012238">
            <text:p>0.012238</text:p>
          </table:table-cell>
          <table:table-cell table:formula="of:=[.Y32]*1000000" office:value-type="float" office:value="0.00000000010811">
            <text:p>1.0811E-010</text:p>
          </table:table-cell>
          <table:table-cell table:formula="of:=[.Z32]*1000000" office:value-type="float" office:value="1397.9">
            <text:p>1397.9</text:p>
          </table:table-cell>
          <table:table-cell table:formula="of:=[.AA32]*1000000" office:value-type="float" office:value="0.0048991">
            <text:p>0.0048991</text:p>
          </table:table-cell>
          <table:table-cell table:formula="of:=[.AB32]*1000000" office:value-type="float" office:value="0.0021633">
            <text:p>0.0021633</text:p>
          </table:table-cell>
          <table:table-cell table:formula="of:=[.AC32]*1000000" office:value-type="float" office:value="0.28458">
            <text:p>0.28458</text:p>
          </table:table-cell>
          <table:table-cell table:formula="of:=[.AD32]*1000000" office:value-type="float" office:value="0">
            <text:p>0</text:p>
          </table:table-cell>
          <table:table-cell table:formula="of:=[.AE32]*1000000" office:value-type="float" office:value="0.36943">
            <text:p>0.36943</text:p>
          </table:table-cell>
          <table:table-cell table:formula="of:=[.AF32]*1000000" office:value-type="float" office:value="0.012241">
            <text:p>0.012241</text:p>
          </table:table-cell>
          <table:table-cell table:formula="of:=[.AG32]*1000000" office:value-type="float" office:value="0.00000000010811">
            <text:p>1.0811E-010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4.8931e-09</text:p>
          </table:table-cell>
          <table:table-cell table:style-name="ce1" office:value-type="string">
            <text:p>2.1622e-09</text:p>
          </table:table-cell>
          <table:table-cell table:style-name="ce1" office:value-type="string">
            <text:p>2.841e-07</text:p>
          </table:table-cell>
          <table:table-cell table:style-name="ce1" office:value-type="string">
            <text:p>9.6573e-10</text:p>
          </table:table-cell>
          <table:table-cell table:style-name="ce1" office:value-type="string">
            <text:p>3.6911e-07</text:p>
          </table:table-cell>
          <table:table-cell table:style-name="ce1" office:value-type="string">
            <text:p>1.2238e-08</text:p>
          </table:table-cell>
          <table:table-cell table:style-name="ce1" office:value-type="string">
            <text:p>1.0811e-16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4.8991e-09</text:p>
          </table:table-cell>
          <table:table-cell table:style-name="ce1" office:value-type="string">
            <text:p>2.1633e-09</text:p>
          </table:table-cell>
          <table:table-cell table:style-name="ce1" office:value-type="string">
            <text:p>2.8458e-07</text:p>
          </table:table-cell>
          <table:table-cell office:value-type="float" office:value="0">
            <text:p>0</text:p>
          </table:table-cell>
          <table:table-cell table:style-name="ce1" office:value-type="string">
            <text:p>3.6943e-07</text:p>
          </table:table-cell>
          <table:table-cell table:style-name="ce1" office:value-type="string">
            <text:p>1.2241e-08</text:p>
          </table:table-cell>
          <table:table-cell table:style-name="ce1" office:value-type="string">
            <text:p>1.0811e-16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R33]*1000000" office:value-type="float" office:value="1396.9">
            <text:p>1396.9</text:p>
          </table:table-cell>
          <table:table-cell table:formula="of:=[.S33]*1000000" office:value-type="float" office:value="0.053986">
            <text:p>0.053986</text:p>
          </table:table-cell>
          <table:table-cell table:formula="of:=[.T33]*1000000" office:value-type="float" office:value="0.0048813">
            <text:p>0.0048813</text:p>
          </table:table-cell>
          <table:table-cell table:formula="of:=[.U33]*1000000" office:value-type="float" office:value="0.66979">
            <text:p>0.66979</text:p>
          </table:table-cell>
          <table:table-cell table:formula="of:=[.V33]*1000000" office:value-type="float" office:value="0.0015396">
            <text:p>0.0015396</text:p>
          </table:table-cell>
          <table:table-cell table:formula="of:=[.W33]*1000000" office:value-type="float" office:value="1.2102">
            <text:p>1.2102</text:p>
          </table:table-cell>
          <table:table-cell table:formula="of:=[.X33]*1000000" office:value-type="float" office:value="0.018365">
            <text:p>0.018365</text:p>
          </table:table-cell>
          <table:table-cell table:formula="of:=[.Y33]*1000000" office:value-type="float" office:value="0.00000000010695">
            <text:p>1.0695E-010</text:p>
          </table:table-cell>
          <table:table-cell table:formula="of:=[.Z33]*1000000" office:value-type="float" office:value="1396.9">
            <text:p>1396.9</text:p>
          </table:table-cell>
          <table:table-cell table:formula="of:=[.AA33]*1000000" office:value-type="float" office:value="0.054184">
            <text:p>0.054184</text:p>
          </table:table-cell>
          <table:table-cell table:formula="of:=[.AB33]*1000000" office:value-type="float" office:value="0.0048899">
            <text:p>0.0048899</text:p>
          </table:table-cell>
          <table:table-cell table:formula="of:=[.AC33]*1000000" office:value-type="float" office:value="0.67161">
            <text:p>0.67161</text:p>
          </table:table-cell>
          <table:table-cell table:formula="of:=[.AD33]*1000000" office:value-type="float" office:value="0">
            <text:p>0</text:p>
          </table:table-cell>
          <table:table-cell table:formula="of:=[.AE33]*1000000" office:value-type="float" office:value="1.212">
            <text:p>1.212</text:p>
          </table:table-cell>
          <table:table-cell table:formula="of:=[.AF33]*1000000" office:value-type="float" office:value="0.018376">
            <text:p>0.018376</text:p>
          </table:table-cell>
          <table:table-cell table:formula="of:=[.AG33]*1000000" office:value-type="float" office:value="0.00000000010695">
            <text:p>1.0695E-010</text:p>
          </table:table-cell>
          <table:table-cell office:value-type="float" office:value="0.0013969">
            <text:p>0.0013969</text:p>
          </table:table-cell>
          <table:table-cell table:style-name="ce1" office:value-type="string">
            <text:p>5.3986e-08</text:p>
          </table:table-cell>
          <table:table-cell table:style-name="ce1" office:value-type="string">
            <text:p>4.8813e-09</text:p>
          </table:table-cell>
          <table:table-cell table:style-name="ce1" office:value-type="string">
            <text:p>6.6979e-07</text:p>
          </table:table-cell>
          <table:table-cell table:style-name="ce1" office:value-type="string">
            <text:p>1.5396e-09</text:p>
          </table:table-cell>
          <table:table-cell table:style-name="ce1" office:value-type="string">
            <text:p>1.2102e-06</text:p>
          </table:table-cell>
          <table:table-cell table:style-name="ce1" office:value-type="string">
            <text:p>1.8365e-08</text:p>
          </table:table-cell>
          <table:table-cell table:style-name="ce1" office:value-type="string">
            <text:p>1.0695e-16</text:p>
          </table:table-cell>
          <table:table-cell office:value-type="float" office:value="0.0013969">
            <text:p>0.0013969</text:p>
          </table:table-cell>
          <table:table-cell table:style-name="ce1" office:value-type="string">
            <text:p>5.4184e-08</text:p>
          </table:table-cell>
          <table:table-cell table:style-name="ce1" office:value-type="string">
            <text:p>4.8899e-09</text:p>
          </table:table-cell>
          <table:table-cell table:style-name="ce1" office:value-type="string">
            <text:p>6.7161e-07</text:p>
          </table:table-cell>
          <table:table-cell office:value-type="float" office:value="0">
            <text:p>0</text:p>
          </table:table-cell>
          <table:table-cell table:style-name="ce1" office:value-type="string">
            <text:p>1.212e-06</text:p>
          </table:table-cell>
          <table:table-cell table:style-name="ce1" office:value-type="string">
            <text:p>1.8376e-08</text:p>
          </table:table-cell>
          <table:table-cell table:style-name="ce1" office:value-type="string">
            <text:p>1.0695e-16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R34]*1000000" office:value-type="float" office:value="1386.8">
            <text:p>1386.8</text:p>
          </table:table-cell>
          <table:table-cell table:formula="of:=[.S34]*1000000" office:value-type="float" office:value="4.2274">
            <text:p>4.2274</text:p>
          </table:table-cell>
          <table:table-cell table:formula="of:=[.T34]*1000000" office:value-type="float" office:value="0.17249">
            <text:p>0.17249</text:p>
          </table:table-cell>
          <table:table-cell table:formula="of:=[.U34]*1000000" office:value-type="float" office:value="4.1558">
            <text:p>4.1558</text:p>
          </table:table-cell>
          <table:table-cell table:formula="of:=[.V34]*1000000" office:value-type="float" office:value="0.0020486">
            <text:p>0.0020486</text:p>
          </table:table-cell>
          <table:table-cell table:formula="of:=[.W34]*1000000" office:value-type="float" office:value="6.2701">
            <text:p>6.2701</text:p>
          </table:table-cell>
          <table:table-cell table:formula="of:=[.X34]*1000000" office:value-type="float" office:value="0.074017">
            <text:p>0.074017</text:p>
          </table:table-cell>
          <table:table-cell table:formula="of:=[.Y34]*1000000" office:value-type="float" office:value="0.00000000010521">
            <text:p>1.0521E-010</text:p>
          </table:table-cell>
          <table:table-cell table:formula="of:=[.Z34]*1000000" office:value-type="float" office:value="1386.8">
            <text:p>1386.8</text:p>
          </table:table-cell>
          <table:table-cell table:formula="of:=[.AA34]*1000000" office:value-type="float" office:value="4.2416">
            <text:p>4.2416</text:p>
          </table:table-cell>
          <table:table-cell table:formula="of:=[.AB34]*1000000" office:value-type="float" office:value="0.17315">
            <text:p>0.17315</text:p>
          </table:table-cell>
          <table:table-cell table:formula="of:=[.AC34]*1000000" office:value-type="float" office:value="4.1665">
            <text:p>4.1665</text:p>
          </table:table-cell>
          <table:table-cell table:formula="of:=[.AD34]*1000000" office:value-type="float" office:value="0">
            <text:p>0</text:p>
          </table:table-cell>
          <table:table-cell table:formula="of:=[.AE34]*1000000" office:value-type="float" office:value="6.277">
            <text:p>6.277</text:p>
          </table:table-cell>
          <table:table-cell table:formula="of:=[.AF34]*1000000" office:value-type="float" office:value="0.074155">
            <text:p>0.074155</text:p>
          </table:table-cell>
          <table:table-cell table:formula="of:=[.AG34]*1000000" office:value-type="float" office:value="0.00000000010521">
            <text:p>1.0521E-010</text:p>
          </table:table-cell>
          <table:table-cell office:value-type="float" office:value="0.0013868">
            <text:p>0.0013868</text:p>
          </table:table-cell>
          <table:table-cell table:style-name="ce1" office:value-type="string">
            <text:p>4.2274e-06</text:p>
          </table:table-cell>
          <table:table-cell table:style-name="ce1" office:value-type="string">
            <text:p>1.7249e-07</text:p>
          </table:table-cell>
          <table:table-cell table:style-name="ce1" office:value-type="string">
            <text:p>4.1558e-06</text:p>
          </table:table-cell>
          <table:table-cell table:style-name="ce1" office:value-type="string">
            <text:p>2.0486e-09</text:p>
          </table:table-cell>
          <table:table-cell table:style-name="ce1" office:value-type="string">
            <text:p>6.2701e-06</text:p>
          </table:table-cell>
          <table:table-cell table:style-name="ce1" office:value-type="string">
            <text:p>7.4017e-08</text:p>
          </table:table-cell>
          <table:table-cell table:style-name="ce1" office:value-type="string">
            <text:p>1.0521e-16</text:p>
          </table:table-cell>
          <table:table-cell office:value-type="float" office:value="0.0013868">
            <text:p>0.0013868</text:p>
          </table:table-cell>
          <table:table-cell table:style-name="ce1" office:value-type="string">
            <text:p>4.2416e-06</text:p>
          </table:table-cell>
          <table:table-cell table:style-name="ce1" office:value-type="string">
            <text:p>1.7315e-07</text:p>
          </table:table-cell>
          <table:table-cell table:style-name="ce1" office:value-type="string">
            <text:p>4.1665e-06</text:p>
          </table:table-cell>
          <table:table-cell office:value-type="float" office:value="0">
            <text:p>0</text:p>
          </table:table-cell>
          <table:table-cell table:style-name="ce1" office:value-type="string">
            <text:p>6.277e-06</text:p>
          </table:table-cell>
          <table:table-cell table:style-name="ce1" office:value-type="string">
            <text:p>7.4155e-08</text:p>
          </table:table-cell>
          <table:table-cell table:style-name="ce1" office:value-type="string">
            <text:p>1.0521e-16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R35]*1000000" office:value-type="float" office:value="1341">
            <text:p>1341</text:p>
          </table:table-cell>
          <table:table-cell table:formula="of:=[.S35]*1000000" office:value-type="float" office:value="56.206">
            <text:p>56.206</text:p>
          </table:table-cell>
          <table:table-cell table:formula="of:=[.T35]*1000000" office:value-type="float" office:value="4.428">
            <text:p>4.428</text:p>
          </table:table-cell>
          <table:table-cell table:formula="of:=[.U35]*1000000" office:value-type="float" office:value="10.864">
            <text:p>10.864</text:p>
          </table:table-cell>
          <table:table-cell table:formula="of:=[.V35]*1000000" office:value-type="float" office:value="0.002461">
            <text:p>0.002461</text:p>
          </table:table-cell>
          <table:table-cell table:formula="of:=[.W35]*1000000" office:value-type="float" office:value="11.587">
            <text:p>11.587</text:p>
          </table:table-cell>
          <table:table-cell table:formula="of:=[.X35]*1000000" office:value-type="float" office:value="0.48683">
            <text:p>0.48683</text:p>
          </table:table-cell>
          <table:table-cell table:formula="of:=[.Y35]*1000000" office:value-type="float" office:value="0.000000000097961">
            <text:p>9.7961E-011</text:p>
          </table:table-cell>
          <table:table-cell table:formula="of:=[.Z35]*1000000" office:value-type="float" office:value="1340.9">
            <text:p>1340.9</text:p>
          </table:table-cell>
          <table:table-cell table:formula="of:=[.AA35]*1000000" office:value-type="float" office:value="56.286">
            <text:p>56.286</text:p>
          </table:table-cell>
          <table:table-cell table:formula="of:=[.AB35]*1000000" office:value-type="float" office:value="4.4373">
            <text:p>4.4373</text:p>
          </table:table-cell>
          <table:table-cell table:formula="of:=[.AC35]*1000000" office:value-type="float" office:value="10.888">
            <text:p>10.888</text:p>
          </table:table-cell>
          <table:table-cell table:formula="of:=[.AD35]*1000000" office:value-type="float" office:value="0">
            <text:p>0</text:p>
          </table:table-cell>
          <table:table-cell table:formula="of:=[.AE35]*1000000" office:value-type="float" office:value="11.589">
            <text:p>11.589</text:p>
          </table:table-cell>
          <table:table-cell table:formula="of:=[.AF35]*1000000" office:value-type="float" office:value="0.48754">
            <text:p>0.48754</text:p>
          </table:table-cell>
          <table:table-cell table:formula="of:=[.AG35]*1000000" office:value-type="float" office:value="0.000000000097948">
            <text:p>9.7948E-011</text:p>
          </table:table-cell>
          <table:table-cell office:value-type="float" office:value="0.001341">
            <text:p>0.001341</text:p>
          </table:table-cell>
          <table:table-cell table:style-name="ce1" office:value-type="string">
            <text:p>5.6206e-05</text:p>
          </table:table-cell>
          <table:table-cell table:style-name="ce1" office:value-type="string">
            <text:p>4.428e-06</text:p>
          </table:table-cell>
          <table:table-cell table:style-name="ce1" office:value-type="string">
            <text:p>1.0864e-05</text:p>
          </table:table-cell>
          <table:table-cell table:style-name="ce1" office:value-type="string">
            <text:p>2.461e-09</text:p>
          </table:table-cell>
          <table:table-cell table:style-name="ce1" office:value-type="string">
            <text:p>1.1587e-05</text:p>
          </table:table-cell>
          <table:table-cell table:style-name="ce1" office:value-type="string">
            <text:p>4.8683e-07</text:p>
          </table:table-cell>
          <table:table-cell table:style-name="ce1" office:value-type="string">
            <text:p>9.7961e-17</text:p>
          </table:table-cell>
          <table:table-cell office:value-type="float" office:value="0.0013409">
            <text:p>0.0013409</text:p>
          </table:table-cell>
          <table:table-cell table:style-name="ce1" office:value-type="string">
            <text:p>5.6286e-05</text:p>
          </table:table-cell>
          <table:table-cell table:style-name="ce1" office:value-type="string">
            <text:p>4.4373e-06</text:p>
          </table:table-cell>
          <table:table-cell table:style-name="ce1" office:value-type="string">
            <text:p>1.088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89e-05</text:p>
          </table:table-cell>
          <table:table-cell table:style-name="ce1" office:value-type="string">
            <text:p>4.8754e-07</text:p>
          </table:table-cell>
          <table:table-cell table:style-name="ce1" office:value-type="string">
            <text:p>9.7948e-17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R36]*1000000" office:value-type="float" office:value="1269">
            <text:p>1269</text:p>
          </table:table-cell>
          <table:table-cell table:formula="of:=[.S36]*1000000" office:value-type="float" office:value="144.43">
            <text:p>144.43</text:p>
          </table:table-cell>
          <table:table-cell table:formula="of:=[.T36]*1000000" office:value-type="float" office:value="22.698">
            <text:p>22.698</text:p>
          </table:table-cell>
          <table:table-cell table:formula="of:=[.U36]*1000000" office:value-type="float" office:value="16.812">
            <text:p>16.812</text:p>
          </table:table-cell>
          <table:table-cell table:formula="of:=[.V36]*1000000" office:value-type="float" office:value="0.0031068">
            <text:p>0.0031068</text:p>
          </table:table-cell>
          <table:table-cell table:formula="of:=[.W36]*1000000" office:value-type="float" office:value="11.582">
            <text:p>11.582</text:p>
          </table:table-cell>
          <table:table-cell table:formula="of:=[.X36]*1000000" office:value-type="float" office:value="1.9083">
            <text:p>1.9083</text:p>
          </table:table-cell>
          <table:table-cell table:formula="of:=[.Y36]*1000000" office:value-type="float" office:value="0.000000000075448">
            <text:p>7.5448E-011</text:p>
          </table:table-cell>
          <table:table-cell table:formula="of:=[.Z36]*1000000" office:value-type="float" office:value="1268.9">
            <text:p>1268.9</text:p>
          </table:table-cell>
          <table:table-cell table:formula="of:=[.AA36]*1000000" office:value-type="float" office:value="144.5">
            <text:p>144.5</text:p>
          </table:table-cell>
          <table:table-cell table:formula="of:=[.AB36]*1000000" office:value-type="float" office:value="22.721">
            <text:p>22.721</text:p>
          </table:table-cell>
          <table:table-cell table:formula="of:=[.AC36]*1000000" office:value-type="float" office:value="16.861">
            <text:p>16.861</text:p>
          </table:table-cell>
          <table:table-cell table:formula="of:=[.AD36]*1000000" office:value-type="float" office:value="0">
            <text:p>0</text:p>
          </table:table-cell>
          <table:table-cell table:formula="of:=[.AE36]*1000000" office:value-type="float" office:value="11.581">
            <text:p>11.581</text:p>
          </table:table-cell>
          <table:table-cell table:formula="of:=[.AF36]*1000000" office:value-type="float" office:value="1.9103">
            <text:p>1.9103</text:p>
          </table:table-cell>
          <table:table-cell table:formula="of:=[.AG36]*1000000" office:value-type="float" office:value="0.000000000075424">
            <text:p>7.5424E-011</text:p>
          </table:table-cell>
          <table:table-cell office:value-type="float" office:value="0.001269">
            <text:p>0.001269</text:p>
          </table:table-cell>
          <table:table-cell office:value-type="float" office:value="0.00014443">
            <text:p>0.00014443</text:p>
          </table:table-cell>
          <table:table-cell table:style-name="ce1" office:value-type="string">
            <text:p>2.2698e-05</text:p>
          </table:table-cell>
          <table:table-cell table:style-name="ce1" office:value-type="string">
            <text:p>1.6812e-05</text:p>
          </table:table-cell>
          <table:table-cell table:style-name="ce1" office:value-type="string">
            <text:p>3.1068e-09</text:p>
          </table:table-cell>
          <table:table-cell table:style-name="ce1" office:value-type="string">
            <text:p>1.1582e-05</text:p>
          </table:table-cell>
          <table:table-cell table:style-name="ce1" office:value-type="string">
            <text:p>1.9083e-06</text:p>
          </table:table-cell>
          <table:table-cell table:style-name="ce1" office:value-type="string">
            <text:p>7.5448e-17</text:p>
          </table:table-cell>
          <table:table-cell office:value-type="float" office:value="0.0012689">
            <text:p>0.0012689</text:p>
          </table:table-cell>
          <table:table-cell office:value-type="float" office:value="0.0001445">
            <text:p>0.0001445</text:p>
          </table:table-cell>
          <table:table-cell table:style-name="ce1" office:value-type="string">
            <text:p>2.2721e-05</text:p>
          </table:table-cell>
          <table:table-cell table:style-name="ce1" office:value-type="string">
            <text:p>1.6861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81e-05</text:p>
          </table:table-cell>
          <table:table-cell table:style-name="ce1" office:value-type="string">
            <text:p>1.9103e-06</text:p>
          </table:table-cell>
          <table:table-cell table:style-name="ce1" office:value-type="string">
            <text:p>7.5424e-17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R37]*1000000" office:value-type="float" office:value="1197.2">
            <text:p>1197.2</text:p>
          </table:table-cell>
          <table:table-cell table:formula="of:=[.S37]*1000000" office:value-type="float" office:value="205.11">
            <text:p>205.11</text:p>
          </table:table-cell>
          <table:table-cell table:formula="of:=[.T37]*1000000" office:value-type="float" office:value="52.968">
            <text:p>52.968</text:p>
          </table:table-cell>
          <table:table-cell table:formula="of:=[.U37]*1000000" office:value-type="float" office:value="20.459">
            <text:p>20.459</text:p>
          </table:table-cell>
          <table:table-cell table:formula="of:=[.V37]*1000000" office:value-type="float" office:value="0.0040534">
            <text:p>0.0040534</text:p>
          </table:table-cell>
          <table:table-cell table:formula="of:=[.W37]*1000000" office:value-type="float" office:value="10.341">
            <text:p>10.341</text:p>
          </table:table-cell>
          <table:table-cell table:formula="of:=[.X37]*1000000" office:value-type="float" office:value="4.9862">
            <text:p>4.9862</text:p>
          </table:table-cell>
          <table:table-cell table:formula="of:=[.Y37]*1000000" office:value-type="float" office:value="0.000000000051247">
            <text:p>5.1247E-011</text:p>
          </table:table-cell>
          <table:table-cell table:formula="of:=[.Z37]*1000000" office:value-type="float" office:value="1197.1">
            <text:p>1197.1</text:p>
          </table:table-cell>
          <table:table-cell table:formula="of:=[.AA37]*1000000" office:value-type="float" office:value="205.16">
            <text:p>205.16</text:p>
          </table:table-cell>
          <table:table-cell table:formula="of:=[.AB37]*1000000" office:value-type="float" office:value="52.999">
            <text:p>52.999</text:p>
          </table:table-cell>
          <table:table-cell table:formula="of:=[.AC37]*1000000" office:value-type="float" office:value="20.544">
            <text:p>20.544</text:p>
          </table:table-cell>
          <table:table-cell table:formula="of:=[.AD37]*1000000" office:value-type="float" office:value="0">
            <text:p>0</text:p>
          </table:table-cell>
          <table:table-cell table:formula="of:=[.AE37]*1000000" office:value-type="float" office:value="10.34">
            <text:p>10.34</text:p>
          </table:table-cell>
          <table:table-cell table:formula="of:=[.AF37]*1000000" office:value-type="float" office:value="4.9898">
            <text:p>4.9898</text:p>
          </table:table-cell>
          <table:table-cell table:formula="of:=[.AG37]*1000000" office:value-type="float" office:value="0.000000000051228">
            <text:p>5.1228E-011</text:p>
          </table:table-cell>
          <table:table-cell office:value-type="float" office:value="0.0011972">
            <text:p>0.0011972</text:p>
          </table:table-cell>
          <table:table-cell office:value-type="float" office:value="0.00020511">
            <text:p>0.00020511</text:p>
          </table:table-cell>
          <table:table-cell table:style-name="ce1" office:value-type="string">
            <text:p>5.2968e-05</text:p>
          </table:table-cell>
          <table:table-cell table:style-name="ce1" office:value-type="string">
            <text:p>2.0459e-05</text:p>
          </table:table-cell>
          <table:table-cell table:style-name="ce1" office:value-type="string">
            <text:p>4.0534e-09</text:p>
          </table:table-cell>
          <table:table-cell table:style-name="ce1" office:value-type="string">
            <text:p>1.0341e-05</text:p>
          </table:table-cell>
          <table:table-cell table:style-name="ce1" office:value-type="string">
            <text:p>4.9862e-06</text:p>
          </table:table-cell>
          <table:table-cell table:style-name="ce1" office:value-type="string">
            <text:p>5.1247e-17</text:p>
          </table:table-cell>
          <table:table-cell office:value-type="float" office:value="0.0011971">
            <text:p>0.0011971</text:p>
          </table:table-cell>
          <table:table-cell office:value-type="float" office:value="0.00020516">
            <text:p>0.00020516</text:p>
          </table:table-cell>
          <table:table-cell table:style-name="ce1" office:value-type="string">
            <text:p>5.2999e-05</text:p>
          </table:table-cell>
          <table:table-cell table:style-name="ce1" office:value-type="string">
            <text:p>2.05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34e-05</text:p>
          </table:table-cell>
          <table:table-cell table:style-name="ce1" office:value-type="string">
            <text:p>4.9898e-06</text:p>
          </table:table-cell>
          <table:table-cell table:style-name="ce1" office:value-type="string">
            <text:p>5.1228e-17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R38]*1000000" office:value-type="float" office:value="1130">
            <text:p>1130</text:p>
          </table:table-cell>
          <table:table-cell table:formula="of:=[.S38]*1000000" office:value-type="float" office:value="247.56">
            <text:p>247.56</text:p>
          </table:table-cell>
          <table:table-cell table:formula="of:=[.T38]*1000000" office:value-type="float" office:value="89.909">
            <text:p>89.909</text:p>
          </table:table-cell>
          <table:table-cell table:formula="of:=[.U38]*1000000" office:value-type="float" office:value="21.084">
            <text:p>21.084</text:p>
          </table:table-cell>
          <table:table-cell table:formula="of:=[.V38]*1000000" office:value-type="float" office:value="0.0051269">
            <text:p>0.0051269</text:p>
          </table:table-cell>
          <table:table-cell table:formula="of:=[.W38]*1000000" office:value-type="float" office:value="8.2819">
            <text:p>8.2819</text:p>
          </table:table-cell>
          <table:table-cell table:formula="of:=[.X38]*1000000" office:value-type="float" office:value="9.6721">
            <text:p>9.6721</text:p>
          </table:table-cell>
          <table:table-cell table:formula="of:=[.Y38]*1000000" office:value-type="float" office:value="0.000000000032643">
            <text:p>3.2643E-011</text:p>
          </table:table-cell>
          <table:table-cell table:formula="of:=[.Z38]*1000000" office:value-type="float" office:value="1130">
            <text:p>1130</text:p>
          </table:table-cell>
          <table:table-cell table:formula="of:=[.AA38]*1000000" office:value-type="float" office:value="247.59">
            <text:p>247.59</text:p>
          </table:table-cell>
          <table:table-cell table:formula="of:=[.AB38]*1000000" office:value-type="float" office:value="89.945">
            <text:p>89.945</text:p>
          </table:table-cell>
          <table:table-cell table:formula="of:=[.AC38]*1000000" office:value-type="float" office:value="21.218">
            <text:p>21.218</text:p>
          </table:table-cell>
          <table:table-cell table:formula="of:=[.AD38]*1000000" office:value-type="float" office:value="0">
            <text:p>0</text:p>
          </table:table-cell>
          <table:table-cell table:formula="of:=[.AE38]*1000000" office:value-type="float" office:value="8.2795">
            <text:p>8.2795</text:p>
          </table:table-cell>
          <table:table-cell table:formula="of:=[.AF38]*1000000" office:value-type="float" office:value="9.6768">
            <text:p>9.6768</text:p>
          </table:table-cell>
          <table:table-cell table:formula="of:=[.AG38]*1000000" office:value-type="float" office:value="0.000000000032628">
            <text:p>3.2628E-011</text:p>
          </table:table-cell>
          <table:table-cell office:value-type="float" office:value="0.00113">
            <text:p>0.00113</text:p>
          </table:table-cell>
          <table:table-cell office:value-type="float" office:value="0.00024756">
            <text:p>0.00024756</text:p>
          </table:table-cell>
          <table:table-cell table:style-name="ce1" office:value-type="string">
            <text:p>8.9909e-05</text:p>
          </table:table-cell>
          <table:table-cell table:style-name="ce1" office:value-type="string">
            <text:p>2.1084e-05</text:p>
          </table:table-cell>
          <table:table-cell table:style-name="ce1" office:value-type="string">
            <text:p>5.1269e-09</text:p>
          </table:table-cell>
          <table:table-cell table:style-name="ce1" office:value-type="string">
            <text:p>8.2819e-06</text:p>
          </table:table-cell>
          <table:table-cell table:style-name="ce1" office:value-type="string">
            <text:p>9.6721e-06</text:p>
          </table:table-cell>
          <table:table-cell table:style-name="ce1" office:value-type="string">
            <text:p>3.2643e-17</text:p>
          </table:table-cell>
          <table:table-cell office:value-type="float" office:value="0.00113">
            <text:p>0.00113</text:p>
          </table:table-cell>
          <table:table-cell office:value-type="float" office:value="0.00024759">
            <text:p>0.00024759</text:p>
          </table:table-cell>
          <table:table-cell table:style-name="ce1" office:value-type="string">
            <text:p>8.9945e-05</text:p>
          </table:table-cell>
          <table:table-cell table:style-name="ce1" office:value-type="string">
            <text:p>2.1218e-05</text:p>
          </table:table-cell>
          <table:table-cell office:value-type="float" office:value="0">
            <text:p>0</text:p>
          </table:table-cell>
          <table:table-cell table:style-name="ce1" office:value-type="string">
            <text:p>8.2795e-06</text:p>
          </table:table-cell>
          <table:table-cell table:style-name="ce1" office:value-type="string">
            <text:p>9.6768e-06</text:p>
          </table:table-cell>
          <table:table-cell table:style-name="ce1" office:value-type="string">
            <text:p>3.2628e-17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R39]*1000000" office:value-type="float" office:value="1076.3">
            <text:p>1076.3</text:p>
          </table:table-cell>
          <table:table-cell table:formula="of:=[.S39]*1000000" office:value-type="float" office:value="262.67">
            <text:p>262.67</text:p>
          </table:table-cell>
          <table:table-cell table:formula="of:=[.T39]*1000000" office:value-type="float" office:value="129.7">
            <text:p>129.7</text:p>
          </table:table-cell>
          <table:table-cell table:formula="of:=[.U39]*1000000" office:value-type="float" office:value="20.92">
            <text:p>20.92</text:p>
          </table:table-cell>
          <table:table-cell table:formula="of:=[.V39]*1000000" office:value-type="float" office:value="0.0062065">
            <text:p>0.0062065</text:p>
          </table:table-cell>
          <table:table-cell table:formula="of:=[.W39]*1000000" office:value-type="float" office:value="6.4166">
            <text:p>6.4166</text:p>
          </table:table-cell>
          <table:table-cell table:formula="of:=[.X39]*1000000" office:value-type="float" office:value="15.081">
            <text:p>15.081</text:p>
          </table:table-cell>
          <table:table-cell table:formula="of:=[.Y39]*1000000" office:value-type="float" office:value="0.000000000020761">
            <text:p>2.0761E-011</text:p>
          </table:table-cell>
          <table:table-cell table:formula="of:=[.Z39]*1000000" office:value-type="float" office:value="1076.2">
            <text:p>1076.2</text:p>
          </table:table-cell>
          <table:table-cell table:formula="of:=[.AA39]*1000000" office:value-type="float" office:value="262.67">
            <text:p>262.67</text:p>
          </table:table-cell>
          <table:table-cell table:formula="of:=[.AB39]*1000000" office:value-type="float" office:value="129.74">
            <text:p>129.74</text:p>
          </table:table-cell>
          <table:table-cell table:formula="of:=[.AC39]*1000000" office:value-type="float" office:value="21.114">
            <text:p>21.114</text:p>
          </table:table-cell>
          <table:table-cell table:formula="of:=[.AD39]*1000000" office:value-type="float" office:value="0">
            <text:p>0</text:p>
          </table:table-cell>
          <table:table-cell table:formula="of:=[.AE39]*1000000" office:value-type="float" office:value="6.4154">
            <text:p>6.4154</text:p>
          </table:table-cell>
          <table:table-cell table:formula="of:=[.AF39]*1000000" office:value-type="float" office:value="15.086">
            <text:p>15.086</text:p>
          </table:table-cell>
          <table:table-cell table:formula="of:=[.AG39]*1000000" office:value-type="float" office:value="0.000000000020755">
            <text:p>2.0755E-011</text:p>
          </table:table-cell>
          <table:table-cell office:value-type="float" office:value="0.0010763">
            <text:p>0.0010763</text:p>
          </table:table-cell>
          <table:table-cell office:value-type="float" office:value="0.00026267">
            <text:p>0.00026267</text:p>
          </table:table-cell>
          <table:table-cell office:value-type="float" office:value="0.0001297">
            <text:p>0.0001297</text:p>
          </table:table-cell>
          <table:table-cell table:style-name="ce1" office:value-type="string">
            <text:p>2.092e-05</text:p>
          </table:table-cell>
          <table:table-cell table:style-name="ce1" office:value-type="string">
            <text:p>6.2065e-09</text:p>
          </table:table-cell>
          <table:table-cell table:style-name="ce1" office:value-type="string">
            <text:p>6.4166e-06</text:p>
          </table:table-cell>
          <table:table-cell table:style-name="ce1" office:value-type="string">
            <text:p>1.5081e-05</text:p>
          </table:table-cell>
          <table:table-cell table:style-name="ce1" office:value-type="string">
            <text:p>2.0761e-17</text:p>
          </table:table-cell>
          <table:table-cell office:value-type="float" office:value="0.0010762">
            <text:p>0.0010762</text:p>
          </table:table-cell>
          <table:table-cell office:value-type="float" office:value="0.00026267">
            <text:p>0.00026267</text:p>
          </table:table-cell>
          <table:table-cell office:value-type="float" office:value="0.00012974">
            <text:p>0.00012974</text:p>
          </table:table-cell>
          <table:table-cell table:style-name="ce1" office:value-type="string">
            <text:p>2.1114e-05</text:p>
          </table:table-cell>
          <table:table-cell office:value-type="float" office:value="0">
            <text:p>0</text:p>
          </table:table-cell>
          <table:table-cell table:style-name="ce1" office:value-type="string">
            <text:p>6.4154e-06</text:p>
          </table:table-cell>
          <table:table-cell table:style-name="ce1" office:value-type="string">
            <text:p>1.5086e-05</text:p>
          </table:table-cell>
          <table:table-cell table:style-name="ce1" office:value-type="string">
            <text:p>2.0755e-17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R40]*1000000" office:value-type="float" office:value="1032.7">
            <text:p>1032.7</text:p>
          </table:table-cell>
          <table:table-cell table:formula="of:=[.S40]*1000000" office:value-type="float" office:value="262">
            <text:p>262</text:p>
          </table:table-cell>
          <table:table-cell table:formula="of:=[.T40]*1000000" office:value-type="float" office:value="167.72">
            <text:p>167.72</text:p>
          </table:table-cell>
          <table:table-cell table:formula="of:=[.U40]*1000000" office:value-type="float" office:value="20.831">
            <text:p>20.831</text:p>
          </table:table-cell>
          <table:table-cell table:formula="of:=[.V40]*1000000" office:value-type="float" office:value="0.0072135">
            <text:p>0.0072135</text:p>
          </table:table-cell>
          <table:table-cell table:formula="of:=[.W40]*1000000" office:value-type="float" office:value="5.4468">
            <text:p>5.4468</text:p>
          </table:table-cell>
          <table:table-cell table:formula="of:=[.X40]*1000000" office:value-type="float" office:value="20.298">
            <text:p>20.298</text:p>
          </table:table-cell>
          <table:table-cell table:formula="of:=[.Y40]*1000000" office:value-type="float" office:value="0.000000000016754">
            <text:p>1.6754E-011</text:p>
          </table:table-cell>
          <table:table-cell table:formula="of:=[.Z40]*1000000" office:value-type="float" office:value="1032.7">
            <text:p>1032.7</text:p>
          </table:table-cell>
          <table:table-cell table:formula="of:=[.AA40]*1000000" office:value-type="float" office:value="262">
            <text:p>262</text:p>
          </table:table-cell>
          <table:table-cell table:formula="of:=[.AB40]*1000000" office:value-type="float" office:value="167.76">
            <text:p>167.76</text:p>
          </table:table-cell>
          <table:table-cell table:formula="of:=[.AC40]*1000000" office:value-type="float" office:value="21.093">
            <text:p>21.093</text:p>
          </table:table-cell>
          <table:table-cell table:formula="of:=[.AD40]*1000000" office:value-type="float" office:value="0">
            <text:p>0</text:p>
          </table:table-cell>
          <table:table-cell table:formula="of:=[.AE40]*1000000" office:value-type="float" office:value="5.446">
            <text:p>5.446</text:p>
          </table:table-cell>
          <table:table-cell table:formula="of:=[.AF40]*1000000" office:value-type="float" office:value="20.303">
            <text:p>20.303</text:p>
          </table:table-cell>
          <table:table-cell table:formula="of:=[.AG40]*1000000" office:value-type="float" office:value="0.000000000016752">
            <text:p>1.6752E-011</text:p>
          </table:table-cell>
          <table:table-cell office:value-type="float" office:value="0.0010327">
            <text:p>0.0010327</text:p>
          </table:table-cell>
          <table:table-cell office:value-type="float" office:value="0.000262">
            <text:p>0.000262</text:p>
          </table:table-cell>
          <table:table-cell office:value-type="float" office:value="0.00016772">
            <text:p>0.00016772</text:p>
          </table:table-cell>
          <table:table-cell table:style-name="ce1" office:value-type="string">
            <text:p>2.0831e-05</text:p>
          </table:table-cell>
          <table:table-cell table:style-name="ce1" office:value-type="string">
            <text:p>7.2135e-09</text:p>
          </table:table-cell>
          <table:table-cell table:style-name="ce1" office:value-type="string">
            <text:p>5.4468e-06</text:p>
          </table:table-cell>
          <table:table-cell table:style-name="ce1" office:value-type="string">
            <text:p>2.0298e-05</text:p>
          </table:table-cell>
          <table:table-cell table:style-name="ce1" office:value-type="string">
            <text:p>1.6754e-17</text:p>
          </table:table-cell>
          <table:table-cell office:value-type="float" office:value="0.0010327">
            <text:p>0.0010327</text:p>
          </table:table-cell>
          <table:table-cell office:value-type="float" office:value="0.000262">
            <text:p>0.000262</text:p>
          </table:table-cell>
          <table:table-cell office:value-type="float" office:value="0.00016776">
            <text:p>0.00016776</text:p>
          </table:table-cell>
          <table:table-cell table:style-name="ce1" office:value-type="string">
            <text:p>2.1093e-05</text:p>
          </table:table-cell>
          <table:table-cell office:value-type="float" office:value="0">
            <text:p>0</text:p>
          </table:table-cell>
          <table:table-cell table:style-name="ce1" office:value-type="string">
            <text:p>5.446e-06</text:p>
          </table:table-cell>
          <table:table-cell table:style-name="ce1" office:value-type="string">
            <text:p>2.0303e-05</text:p>
          </table:table-cell>
          <table:table-cell table:style-name="ce1" office:value-type="string">
            <text:p>1.6752e-17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R41]*1000000" office:value-type="float" office:value="995.13">
            <text:p>995.13</text:p>
          </table:table-cell>
          <table:table-cell table:formula="of:=[.S41]*1000000" office:value-type="float" office:value="258.83">
            <text:p>258.83</text:p>
          </table:table-cell>
          <table:table-cell table:formula="of:=[.T41]*1000000" office:value-type="float" office:value="203.32">
            <text:p>203.32</text:p>
          </table:table-cell>
          <table:table-cell table:formula="of:=[.U41]*1000000" office:value-type="float" office:value="20.768">
            <text:p>20.768</text:p>
          </table:table-cell>
          <table:table-cell table:formula="of:=[.V41]*1000000" office:value-type="float" office:value="0.0081504">
            <text:p>0.0081504</text:p>
          </table:table-cell>
          <table:table-cell table:formula="of:=[.W41]*1000000" office:value-type="float" office:value="4.7783">
            <text:p>4.7783</text:p>
          </table:table-cell>
          <table:table-cell table:formula="of:=[.X41]*1000000" office:value-type="float" office:value="24.816">
            <text:p>24.816</text:p>
          </table:table-cell>
          <table:table-cell table:formula="of:=[.Y41]*1000000" office:value-type="float" office:value="0.000000000015258">
            <text:p>1.5258E-011</text:p>
          </table:table-cell>
          <table:table-cell table:formula="of:=[.Z41]*1000000" office:value-type="float" office:value="995.1">
            <text:p>995.1</text:p>
          </table:table-cell>
          <table:table-cell table:formula="of:=[.AA41]*1000000" office:value-type="float" office:value="258.83">
            <text:p>258.83</text:p>
          </table:table-cell>
          <table:table-cell table:formula="of:=[.AB41]*1000000" office:value-type="float" office:value="203.35">
            <text:p>203.35</text:p>
          </table:table-cell>
          <table:table-cell table:formula="of:=[.AC41]*1000000" office:value-type="float" office:value="21.104">
            <text:p>21.104</text:p>
          </table:table-cell>
          <table:table-cell table:formula="of:=[.AD41]*1000000" office:value-type="float" office:value="0">
            <text:p>0</text:p>
          </table:table-cell>
          <table:table-cell table:formula="of:=[.AE41]*1000000" office:value-type="float" office:value="4.7778">
            <text:p>4.7778</text:p>
          </table:table-cell>
          <table:table-cell table:formula="of:=[.AF41]*1000000" office:value-type="float" office:value="24.82">
            <text:p>24.82</text:p>
          </table:table-cell>
          <table:table-cell table:formula="of:=[.AG41]*1000000" office:value-type="float" office:value="0.000000000015257">
            <text:p>1.5257E-011</text:p>
          </table:table-cell>
          <table:table-cell office:value-type="float" office:value="0.00099513">
            <text:p>0.00099513</text:p>
          </table:table-cell>
          <table:table-cell office:value-type="float" office:value="0.00025883">
            <text:p>0.00025883</text:p>
          </table:table-cell>
          <table:table-cell office:value-type="float" office:value="0.00020332">
            <text:p>0.00020332</text:p>
          </table:table-cell>
          <table:table-cell table:style-name="ce1" office:value-type="string">
            <text:p>2.0768e-05</text:p>
          </table:table-cell>
          <table:table-cell table:style-name="ce1" office:value-type="string">
            <text:p>8.1504e-09</text:p>
          </table:table-cell>
          <table:table-cell table:style-name="ce1" office:value-type="string">
            <text:p>4.7783e-06</text:p>
          </table:table-cell>
          <table:table-cell table:style-name="ce1" office:value-type="string">
            <text:p>2.4816e-05</text:p>
          </table:table-cell>
          <table:table-cell table:style-name="ce1" office:value-type="string">
            <text:p>1.5258e-17</text:p>
          </table:table-cell>
          <table:table-cell office:value-type="float" office:value="0.0009951">
            <text:p>0.0009951</text:p>
          </table:table-cell>
          <table:table-cell office:value-type="float" office:value="0.00025883">
            <text:p>0.00025883</text:p>
          </table:table-cell>
          <table:table-cell office:value-type="float" office:value="0.00020335">
            <text:p>0.00020335</text:p>
          </table:table-cell>
          <table:table-cell table:style-name="ce1" office:value-type="string">
            <text:p>2.1104e-05</text:p>
          </table:table-cell>
          <table:table-cell office:value-type="float" office:value="0">
            <text:p>0</text:p>
          </table:table-cell>
          <table:table-cell table:style-name="ce1" office:value-type="string">
            <text:p>4.7778e-06</text:p>
          </table:table-cell>
          <table:table-cell table:style-name="ce1" office:value-type="string">
            <text:p>2.482e-05</text:p>
          </table:table-cell>
          <table:table-cell table:style-name="ce1" office:value-type="string">
            <text:p>1.5257e-17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R42]*1000000" office:value-type="float" office:value="962.08">
            <text:p>962.08</text:p>
          </table:table-cell>
          <table:table-cell table:formula="of:=[.S42]*1000000" office:value-type="float" office:value="254.38">
            <text:p>254.38</text:p>
          </table:table-cell>
          <table:table-cell table:formula="of:=[.T42]*1000000" office:value-type="float" office:value="236.6">
            <text:p>236.6</text:p>
          </table:table-cell>
          <table:table-cell table:formula="of:=[.U42]*1000000" office:value-type="float" office:value="20.695">
            <text:p>20.695</text:p>
          </table:table-cell>
          <table:table-cell table:formula="of:=[.V42]*1000000" office:value-type="float" office:value="0.0090301">
            <text:p>0.0090301</text:p>
          </table:table-cell>
          <table:table-cell table:formula="of:=[.W42]*1000000" office:value-type="float" office:value="4.2885">
            <text:p>4.2885</text:p>
          </table:table-cell>
          <table:table-cell table:formula="of:=[.X42]*1000000" office:value-type="float" office:value="28.569">
            <text:p>28.569</text:p>
          </table:table-cell>
          <table:table-cell table:formula="of:=[.Y42]*1000000" office:value-type="float" office:value="0.000000000014421">
            <text:p>1.4421E-011</text:p>
          </table:table-cell>
          <table:table-cell table:formula="of:=[.Z42]*1000000" office:value-type="float" office:value="962.06">
            <text:p>962.06</text:p>
          </table:table-cell>
          <table:table-cell table:formula="of:=[.AA42]*1000000" office:value-type="float" office:value="254.37">
            <text:p>254.37</text:p>
          </table:table-cell>
          <table:table-cell table:formula="of:=[.AB42]*1000000" office:value-type="float" office:value="236.63">
            <text:p>236.63</text:p>
          </table:table-cell>
          <table:table-cell table:formula="of:=[.AC42]*1000000" office:value-type="float" office:value="21.111">
            <text:p>21.111</text:p>
          </table:table-cell>
          <table:table-cell table:formula="of:=[.AD42]*1000000" office:value-type="float" office:value="0">
            <text:p>0</text:p>
          </table:table-cell>
          <table:table-cell table:formula="of:=[.AE42]*1000000" office:value-type="float" office:value="4.2881">
            <text:p>4.2881</text:p>
          </table:table-cell>
          <table:table-cell table:formula="of:=[.AF42]*1000000" office:value-type="float" office:value="28.572">
            <text:p>28.572</text:p>
          </table:table-cell>
          <table:table-cell table:formula="of:=[.AG42]*1000000" office:value-type="float" office:value="0.00000000001442">
            <text:p>1.442E-011</text:p>
          </table:table-cell>
          <table:table-cell office:value-type="float" office:value="0.00096208">
            <text:p>0.00096208</text:p>
          </table:table-cell>
          <table:table-cell office:value-type="float" office:value="0.00025438">
            <text:p>0.00025438</text:p>
          </table:table-cell>
          <table:table-cell office:value-type="float" office:value="0.0002366">
            <text:p>0.0002366</text:p>
          </table:table-cell>
          <table:table-cell table:style-name="ce1" office:value-type="string">
            <text:p>2.0695e-05</text:p>
          </table:table-cell>
          <table:table-cell table:style-name="ce1" office:value-type="string">
            <text:p>9.0301e-09</text:p>
          </table:table-cell>
          <table:table-cell table:style-name="ce1" office:value-type="string">
            <text:p>4.2885e-06</text:p>
          </table:table-cell>
          <table:table-cell table:style-name="ce1" office:value-type="string">
            <text:p>2.8569e-05</text:p>
          </table:table-cell>
          <table:table-cell table:style-name="ce1" office:value-type="string">
            <text:p>1.4421e-17</text:p>
          </table:table-cell>
          <table:table-cell office:value-type="float" office:value="0.00096206">
            <text:p>0.00096206</text:p>
          </table:table-cell>
          <table:table-cell office:value-type="float" office:value="0.00025437">
            <text:p>0.00025437</text:p>
          </table:table-cell>
          <table:table-cell office:value-type="float" office:value="0.00023663">
            <text:p>0.00023663</text:p>
          </table:table-cell>
          <table:table-cell table:style-name="ce1" office:value-type="string">
            <text:p>2.1111e-05</text:p>
          </table:table-cell>
          <table:table-cell office:value-type="float" office:value="0">
            <text:p>0</text:p>
          </table:table-cell>
          <table:table-cell table:style-name="ce1" office:value-type="string">
            <text:p>4.2881e-06</text:p>
          </table:table-cell>
          <table:table-cell table:style-name="ce1" office:value-type="string">
            <text:p>2.8572e-05</text:p>
          </table:table-cell>
          <table:table-cell table:style-name="ce1" office:value-type="string">
            <text:p>1.442e-17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R43]*1000000" office:value-type="float" office:value="932.63">
            <text:p>932.63</text:p>
          </table:table-cell>
          <table:table-cell table:formula="of:=[.S43]*1000000" office:value-type="float" office:value="249.26">
            <text:p>249.26</text:p>
          </table:table-cell>
          <table:table-cell table:formula="of:=[.T43]*1000000" office:value-type="float" office:value="267.67">
            <text:p>267.67</text:p>
          </table:table-cell>
          <table:table-cell table:formula="of:=[.U43]*1000000" office:value-type="float" office:value="20.591">
            <text:p>20.591</text:p>
          </table:table-cell>
          <table:table-cell table:formula="of:=[.V43]*1000000" office:value-type="float" office:value="0.0098618">
            <text:p>0.0098618</text:p>
          </table:table-cell>
          <table:table-cell table:formula="of:=[.W43]*1000000" office:value-type="float" office:value="3.9238">
            <text:p>3.9238</text:p>
          </table:table-cell>
          <table:table-cell table:formula="of:=[.X43]*1000000" office:value-type="float" office:value="31.705">
            <text:p>31.705</text:p>
          </table:table-cell>
          <table:table-cell table:formula="of:=[.Y43]*1000000" office:value-type="float" office:value="0.00000000001385">
            <text:p>1.385E-011</text:p>
          </table:table-cell>
          <table:table-cell table:formula="of:=[.Z43]*1000000" office:value-type="float" office:value="932.6">
            <text:p>932.6</text:p>
          </table:table-cell>
          <table:table-cell table:formula="of:=[.AA43]*1000000" office:value-type="float" office:value="249.25">
            <text:p>249.25</text:p>
          </table:table-cell>
          <table:table-cell table:formula="of:=[.AB43]*1000000" office:value-type="float" office:value="267.7">
            <text:p>267.7</text:p>
          </table:table-cell>
          <table:table-cell table:formula="of:=[.AC43]*1000000" office:value-type="float" office:value="21.093">
            <text:p>21.093</text:p>
          </table:table-cell>
          <table:table-cell table:formula="of:=[.AD43]*1000000" office:value-type="float" office:value="0">
            <text:p>0</text:p>
          </table:table-cell>
          <table:table-cell table:formula="of:=[.AE43]*1000000" office:value-type="float" office:value="3.9235">
            <text:p>3.9235</text:p>
          </table:table-cell>
          <table:table-cell table:formula="of:=[.AF43]*1000000" office:value-type="float" office:value="31.708">
            <text:p>31.708</text:p>
          </table:table-cell>
          <table:table-cell table:formula="of:=[.AG43]*1000000" office:value-type="float" office:value="0.00000000001385">
            <text:p>1.385E-011</text:p>
          </table:table-cell>
          <table:table-cell office:value-type="float" office:value="0.00093263">
            <text:p>0.00093263</text:p>
          </table:table-cell>
          <table:table-cell office:value-type="float" office:value="0.00024926">
            <text:p>0.00024926</text:p>
          </table:table-cell>
          <table:table-cell office:value-type="float" office:value="0.00026767">
            <text:p>0.00026767</text:p>
          </table:table-cell>
          <table:table-cell table:style-name="ce1" office:value-type="string">
            <text:p>2.0591e-05</text:p>
          </table:table-cell>
          <table:table-cell table:style-name="ce1" office:value-type="string">
            <text:p>9.8618e-09</text:p>
          </table:table-cell>
          <table:table-cell table:style-name="ce1" office:value-type="string">
            <text:p>3.9238e-06</text:p>
          </table:table-cell>
          <table:table-cell table:style-name="ce1" office:value-type="string">
            <text:p>3.1705e-05</text:p>
          </table:table-cell>
          <table:table-cell table:style-name="ce1" office:value-type="string">
            <text:p>1.385e-17</text:p>
          </table:table-cell>
          <table:table-cell office:value-type="float" office:value="0.0009326">
            <text:p>0.0009326</text:p>
          </table:table-cell>
          <table:table-cell office:value-type="float" office:value="0.00024925">
            <text:p>0.00024925</text:p>
          </table:table-cell>
          <table:table-cell office:value-type="float" office:value="0.0002677">
            <text:p>0.0002677</text:p>
          </table:table-cell>
          <table:table-cell table:style-name="ce1" office:value-type="string">
            <text:p>2.1093e-05</text:p>
          </table:table-cell>
          <table:table-cell office:value-type="float" office:value="0">
            <text:p>0</text:p>
          </table:table-cell>
          <table:table-cell table:style-name="ce1" office:value-type="string">
            <text:p>3.9235e-06</text:p>
          </table:table-cell>
          <table:table-cell table:style-name="ce1" office:value-type="string">
            <text:p>3.1708e-05</text:p>
          </table:table-cell>
          <table:table-cell table:style-name="ce1" office:value-type="string">
            <text:p>1.385e-17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R44]*1000000" office:value-type="float" office:value="906.03">
            <text:p>906.03</text:p>
          </table:table-cell>
          <table:table-cell table:formula="of:=[.S44]*1000000" office:value-type="float" office:value="243.89">
            <text:p>243.89</text:p>
          </table:table-cell>
          <table:table-cell table:formula="of:=[.T44]*1000000" office:value-type="float" office:value="296.71">
            <text:p>296.71</text:p>
          </table:table-cell>
          <table:table-cell table:formula="of:=[.U44]*1000000" office:value-type="float" office:value="20.45">
            <text:p>20.45</text:p>
          </table:table-cell>
          <table:table-cell table:formula="of:=[.V44]*1000000" office:value-type="float" office:value="0.010652">
            <text:p>0.010652</text:p>
          </table:table-cell>
          <table:table-cell table:formula="of:=[.W44]*1000000" office:value-type="float" office:value="3.6447">
            <text:p>3.6447</text:p>
          </table:table-cell>
          <table:table-cell table:formula="of:=[.X44]*1000000" office:value-type="float" office:value="34.352">
            <text:p>34.352</text:p>
          </table:table-cell>
          <table:table-cell table:formula="of:=[.Y44]*1000000" office:value-type="float" office:value="0.000000000013389">
            <text:p>1.3389E-011</text:p>
          </table:table-cell>
          <table:table-cell table:formula="of:=[.Z44]*1000000" office:value-type="float" office:value="906">
            <text:p>906</text:p>
          </table:table-cell>
          <table:table-cell table:formula="of:=[.AA44]*1000000" office:value-type="float" office:value="243.88">
            <text:p>243.88</text:p>
          </table:table-cell>
          <table:table-cell table:formula="of:=[.AB44]*1000000" office:value-type="float" office:value="296.73">
            <text:p>296.73</text:p>
          </table:table-cell>
          <table:table-cell table:formula="of:=[.AC44]*1000000" office:value-type="float" office:value="21.043">
            <text:p>21.043</text:p>
          </table:table-cell>
          <table:table-cell table:formula="of:=[.AD44]*1000000" office:value-type="float" office:value="0">
            <text:p>0</text:p>
          </table:table-cell>
          <table:table-cell table:formula="of:=[.AE44]*1000000" office:value-type="float" office:value="3.6445">
            <text:p>3.6445</text:p>
          </table:table-cell>
          <table:table-cell table:formula="of:=[.AF44]*1000000" office:value-type="float" office:value="34.354">
            <text:p>34.354</text:p>
          </table:table-cell>
          <table:table-cell table:formula="of:=[.AG44]*1000000" office:value-type="float" office:value="0.000000000013388">
            <text:p>1.3388E-011</text:p>
          </table:table-cell>
          <table:table-cell office:value-type="float" office:value="0.00090603">
            <text:p>0.00090603</text:p>
          </table:table-cell>
          <table:table-cell office:value-type="float" office:value="0.00024389">
            <text:p>0.00024389</text:p>
          </table:table-cell>
          <table:table-cell office:value-type="float" office:value="0.00029671">
            <text:p>0.00029671</text:p>
          </table:table-cell>
          <table:table-cell table:style-name="ce1" office:value-type="string">
            <text:p>2.045e-05</text:p>
          </table:table-cell>
          <table:table-cell table:style-name="ce1" office:value-type="string">
            <text:p>1.0652e-08</text:p>
          </table:table-cell>
          <table:table-cell table:style-name="ce1" office:value-type="string">
            <text:p>3.6447e-06</text:p>
          </table:table-cell>
          <table:table-cell table:style-name="ce1" office:value-type="string">
            <text:p>3.4352e-05</text:p>
          </table:table-cell>
          <table:table-cell table:style-name="ce1" office:value-type="string">
            <text:p>1.3389e-17</text:p>
          </table:table-cell>
          <table:table-cell office:value-type="float" office:value="0.000906">
            <text:p>0.000906</text:p>
          </table:table-cell>
          <table:table-cell office:value-type="float" office:value="0.00024388">
            <text:p>0.00024388</text:p>
          </table:table-cell>
          <table:table-cell office:value-type="float" office:value="0.00029673">
            <text:p>0.00029673</text:p>
          </table:table-cell>
          <table:table-cell table:style-name="ce1" office:value-type="string">
            <text:p>2.1043e-05</text:p>
          </table:table-cell>
          <table:table-cell office:value-type="float" office:value="0">
            <text:p>0</text:p>
          </table:table-cell>
          <table:table-cell table:style-name="ce1" office:value-type="string">
            <text:p>3.6445e-06</text:p>
          </table:table-cell>
          <table:table-cell table:style-name="ce1" office:value-type="string">
            <text:p>3.4354e-05</text:p>
          </table:table-cell>
          <table:table-cell table:style-name="ce1" office:value-type="string">
            <text:p>1.3388e-17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R45]*1000000" office:value-type="float" office:value="881.75">
            <text:p>881.75</text:p>
          </table:table-cell>
          <table:table-cell table:formula="of:=[.S45]*1000000" office:value-type="float" office:value="238.49">
            <text:p>238.49</text:p>
          </table:table-cell>
          <table:table-cell table:formula="of:=[.T45]*1000000" office:value-type="float" office:value="323.88">
            <text:p>323.88</text:p>
          </table:table-cell>
          <table:table-cell table:formula="of:=[.U45]*1000000" office:value-type="float" office:value="20.278">
            <text:p>20.278</text:p>
          </table:table-cell>
          <table:table-cell table:formula="of:=[.V45]*1000000" office:value-type="float" office:value="0.011407">
            <text:p>0.011407</text:p>
          </table:table-cell>
          <table:table-cell table:formula="of:=[.W45]*1000000" office:value-type="float" office:value="3.4247">
            <text:p>3.4247</text:p>
          </table:table-cell>
          <table:table-cell table:formula="of:=[.X45]*1000000" office:value-type="float" office:value="36.596">
            <text:p>36.596</text:p>
          </table:table-cell>
          <table:table-cell table:formula="of:=[.Y45]*1000000" office:value-type="float" office:value="0.000000000012964">
            <text:p>1.2964E-011</text:p>
          </table:table-cell>
          <table:table-cell table:formula="of:=[.Z45]*1000000" office:value-type="float" office:value="881.73">
            <text:p>881.73</text:p>
          </table:table-cell>
          <table:table-cell table:formula="of:=[.AA45]*1000000" office:value-type="float" office:value="238.48">
            <text:p>238.48</text:p>
          </table:table-cell>
          <table:table-cell table:formula="of:=[.AB45]*1000000" office:value-type="float" office:value="323.9">
            <text:p>323.9</text:p>
          </table:table-cell>
          <table:table-cell table:formula="of:=[.AC45]*1000000" office:value-type="float" office:value="20.967">
            <text:p>20.967</text:p>
          </table:table-cell>
          <table:table-cell table:formula="of:=[.AD45]*1000000" office:value-type="float" office:value="0">
            <text:p>0</text:p>
          </table:table-cell>
          <table:table-cell table:formula="of:=[.AE45]*1000000" office:value-type="float" office:value="3.4246">
            <text:p>3.4246</text:p>
          </table:table-cell>
          <table:table-cell table:formula="of:=[.AF45]*1000000" office:value-type="float" office:value="36.597">
            <text:p>36.597</text:p>
          </table:table-cell>
          <table:table-cell table:formula="of:=[.AG45]*1000000" office:value-type="float" office:value="0.000000000012964">
            <text:p>1.2964E-011</text:p>
          </table:table-cell>
          <table:table-cell office:value-type="float" office:value="0.00088175">
            <text:p>0.00088175</text:p>
          </table:table-cell>
          <table:table-cell office:value-type="float" office:value="0.00023849">
            <text:p>0.00023849</text:p>
          </table:table-cell>
          <table:table-cell office:value-type="float" office:value="0.00032388">
            <text:p>0.00032388</text:p>
          </table:table-cell>
          <table:table-cell table:style-name="ce1" office:value-type="string">
            <text:p>2.0278e-05</text:p>
          </table:table-cell>
          <table:table-cell table:style-name="ce1" office:value-type="string">
            <text:p>1.1407e-08</text:p>
          </table:table-cell>
          <table:table-cell table:style-name="ce1" office:value-type="string">
            <text:p>3.4247e-06</text:p>
          </table:table-cell>
          <table:table-cell table:style-name="ce1" office:value-type="string">
            <text:p>3.6596e-05</text:p>
          </table:table-cell>
          <table:table-cell table:style-name="ce1" office:value-type="string">
            <text:p>1.2964e-17</text:p>
          </table:table-cell>
          <table:table-cell office:value-type="float" office:value="0.00088173">
            <text:p>0.00088173</text:p>
          </table:table-cell>
          <table:table-cell office:value-type="float" office:value="0.00023848">
            <text:p>0.00023848</text:p>
          </table:table-cell>
          <table:table-cell office:value-type="float" office:value="0.0003239">
            <text:p>0.0003239</text:p>
          </table:table-cell>
          <table:table-cell table:style-name="ce1" office:value-type="string">
            <text:p>2.0967e-05</text:p>
          </table:table-cell>
          <table:table-cell office:value-type="float" office:value="0">
            <text:p>0</text:p>
          </table:table-cell>
          <table:table-cell table:style-name="ce1" office:value-type="string">
            <text:p>3.4246e-06</text:p>
          </table:table-cell>
          <table:table-cell table:style-name="ce1" office:value-type="string">
            <text:p>3.6597e-05</text:p>
          </table:table-cell>
          <table:table-cell table:style-name="ce1" office:value-type="string">
            <text:p>1.2964e-17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R46]*1000000" office:value-type="float" office:value="859.42">
            <text:p>859.42</text:p>
          </table:table-cell>
          <table:table-cell table:formula="of:=[.S46]*1000000" office:value-type="float" office:value="233.15">
            <text:p>233.15</text:p>
          </table:table-cell>
          <table:table-cell table:formula="of:=[.T46]*1000000" office:value-type="float" office:value="349.35">
            <text:p>349.35</text:p>
          </table:table-cell>
          <table:table-cell table:formula="of:=[.U46]*1000000" office:value-type="float" office:value="20.086">
            <text:p>20.086</text:p>
          </table:table-cell>
          <table:table-cell table:formula="of:=[.V46]*1000000" office:value-type="float" office:value="0.01213">
            <text:p>0.01213</text:p>
          </table:table-cell>
          <table:table-cell table:formula="of:=[.W46]*1000000" office:value-type="float" office:value="3.2469">
            <text:p>3.2469</text:p>
          </table:table-cell>
          <table:table-cell table:formula="of:=[.X46]*1000000" office:value-type="float" office:value="38.506">
            <text:p>38.506</text:p>
          </table:table-cell>
          <table:table-cell table:formula="of:=[.Y46]*1000000" office:value-type="float" office:value="0.000000000012555">
            <text:p>1.2555E-011</text:p>
          </table:table-cell>
          <table:table-cell table:formula="of:=[.Z46]*1000000" office:value-type="float" office:value="859.4">
            <text:p>859.4</text:p>
          </table:table-cell>
          <table:table-cell table:formula="of:=[.AA46]*1000000" office:value-type="float" office:value="233.15">
            <text:p>233.15</text:p>
          </table:table-cell>
          <table:table-cell table:formula="of:=[.AB46]*1000000" office:value-type="float" office:value="349.37">
            <text:p>349.37</text:p>
          </table:table-cell>
          <table:table-cell table:formula="of:=[.AC46]*1000000" office:value-type="float" office:value="20.876">
            <text:p>20.876</text:p>
          </table:table-cell>
          <table:table-cell table:formula="of:=[.AD46]*1000000" office:value-type="float" office:value="0">
            <text:p>0</text:p>
          </table:table-cell>
          <table:table-cell table:formula="of:=[.AE46]*1000000" office:value-type="float" office:value="3.2467">
            <text:p>3.2467</text:p>
          </table:table-cell>
          <table:table-cell table:formula="of:=[.AF46]*1000000" office:value-type="float" office:value="38.508">
            <text:p>38.508</text:p>
          </table:table-cell>
          <table:table-cell table:formula="of:=[.AG46]*1000000" office:value-type="float" office:value="0.000000000012555">
            <text:p>1.2555E-011</text:p>
          </table:table-cell>
          <table:table-cell office:value-type="float" office:value="0.00085942">
            <text:p>0.00085942</text:p>
          </table:table-cell>
          <table:table-cell office:value-type="float" office:value="0.00023315">
            <text:p>0.00023315</text:p>
          </table:table-cell>
          <table:table-cell office:value-type="float" office:value="0.00034935">
            <text:p>0.00034935</text:p>
          </table:table-cell>
          <table:table-cell table:style-name="ce1" office:value-type="string">
            <text:p>2.0086e-05</text:p>
          </table:table-cell>
          <table:table-cell table:style-name="ce1" office:value-type="string">
            <text:p>1.213e-08</text:p>
          </table:table-cell>
          <table:table-cell table:style-name="ce1" office:value-type="string">
            <text:p>3.2469e-06</text:p>
          </table:table-cell>
          <table:table-cell table:style-name="ce1" office:value-type="string">
            <text:p>3.8506e-05</text:p>
          </table:table-cell>
          <table:table-cell table:style-name="ce1" office:value-type="string">
            <text:p>1.2555e-17</text:p>
          </table:table-cell>
          <table:table-cell office:value-type="float" office:value="0.0008594">
            <text:p>0.0008594</text:p>
          </table:table-cell>
          <table:table-cell office:value-type="float" office:value="0.00023315">
            <text:p>0.00023315</text:p>
          </table:table-cell>
          <table:table-cell office:value-type="float" office:value="0.00034937">
            <text:p>0.00034937</text:p>
          </table:table-cell>
          <table:table-cell table:style-name="ce1" office:value-type="string">
            <text:p>2.0876e-05</text:p>
          </table:table-cell>
          <table:table-cell office:value-type="float" office:value="0">
            <text:p>0</text:p>
          </table:table-cell>
          <table:table-cell table:style-name="ce1" office:value-type="string">
            <text:p>3.2467e-06</text:p>
          </table:table-cell>
          <table:table-cell table:style-name="ce1" office:value-type="string">
            <text:p>3.8508e-05</text:p>
          </table:table-cell>
          <table:table-cell table:style-name="ce1" office:value-type="string">
            <text:p>1.2555e-17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R47]*1000000" office:value-type="float" office:value="838.73">
            <text:p>838.73</text:p>
          </table:table-cell>
          <table:table-cell table:formula="of:=[.S47]*1000000" office:value-type="float" office:value="227.96">
            <text:p>227.96</text:p>
          </table:table-cell>
          <table:table-cell table:formula="of:=[.T47]*1000000" office:value-type="float" office:value="373.28">
            <text:p>373.28</text:p>
          </table:table-cell>
          <table:table-cell table:formula="of:=[.U47]*1000000" office:value-type="float" office:value="19.888">
            <text:p>19.888</text:p>
          </table:table-cell>
          <table:table-cell table:formula="of:=[.V47]*1000000" office:value-type="float" office:value="0.012825">
            <text:p>0.012825</text:p>
          </table:table-cell>
          <table:table-cell table:formula="of:=[.W47]*1000000" office:value-type="float" office:value="3.1">
            <text:p>3.1</text:p>
          </table:table-cell>
          <table:table-cell table:formula="of:=[.X47]*1000000" office:value-type="float" office:value="40.14">
            <text:p>40.14</text:p>
          </table:table-cell>
          <table:table-cell table:formula="of:=[.Y47]*1000000" office:value-type="float" office:value="0.000000000012159">
            <text:p>1.2159E-011</text:p>
          </table:table-cell>
          <table:table-cell table:formula="of:=[.Z47]*1000000" office:value-type="float" office:value="838.71">
            <text:p>838.71</text:p>
          </table:table-cell>
          <table:table-cell table:formula="of:=[.AA47]*1000000" office:value-type="float" office:value="227.95">
            <text:p>227.95</text:p>
          </table:table-cell>
          <table:table-cell table:formula="of:=[.AB47]*1000000" office:value-type="float" office:value="373.3">
            <text:p>373.3</text:p>
          </table:table-cell>
          <table:table-cell table:formula="of:=[.AC47]*1000000" office:value-type="float" office:value="20.782">
            <text:p>20.782</text:p>
          </table:table-cell>
          <table:table-cell table:formula="of:=[.AD47]*1000000" office:value-type="float" office:value="0">
            <text:p>0</text:p>
          </table:table-cell>
          <table:table-cell table:formula="of:=[.AE47]*1000000" office:value-type="float" office:value="3.0999">
            <text:p>3.0999</text:p>
          </table:table-cell>
          <table:table-cell table:formula="of:=[.AF47]*1000000" office:value-type="float" office:value="40.141">
            <text:p>40.141</text:p>
          </table:table-cell>
          <table:table-cell table:formula="of:=[.AG47]*1000000" office:value-type="float" office:value="0.000000000012158">
            <text:p>1.2158E-011</text:p>
          </table:table-cell>
          <table:table-cell office:value-type="float" office:value="0.00083873">
            <text:p>0.00083873</text:p>
          </table:table-cell>
          <table:table-cell office:value-type="float" office:value="0.00022796">
            <text:p>0.00022796</text:p>
          </table:table-cell>
          <table:table-cell office:value-type="float" office:value="0.00037328">
            <text:p>0.00037328</text:p>
          </table:table-cell>
          <table:table-cell table:style-name="ce1" office:value-type="string">
            <text:p>1.9888e-05</text:p>
          </table:table-cell>
          <table:table-cell table:style-name="ce1" office:value-type="string">
            <text:p>1.2825e-08</text:p>
          </table:table-cell>
          <table:table-cell table:style-name="ce1" office:value-type="string">
            <text:p>3.1e-06</text:p>
          </table:table-cell>
          <table:table-cell table:style-name="ce1" office:value-type="string">
            <text:p>4.014e-05</text:p>
          </table:table-cell>
          <table:table-cell table:style-name="ce1" office:value-type="string">
            <text:p>1.2159e-17</text:p>
          </table:table-cell>
          <table:table-cell office:value-type="float" office:value="0.00083871">
            <text:p>0.00083871</text:p>
          </table:table-cell>
          <table:table-cell office:value-type="float" office:value="0.00022795">
            <text:p>0.00022795</text:p>
          </table:table-cell>
          <table:table-cell office:value-type="float" office:value="0.0003733">
            <text:p>0.0003733</text:p>
          </table:table-cell>
          <table:table-cell table:style-name="ce1" office:value-type="string">
            <text:p>2.0782e-05</text:p>
          </table:table-cell>
          <table:table-cell office:value-type="float" office:value="0">
            <text:p>0</text:p>
          </table:table-cell>
          <table:table-cell table:style-name="ce1" office:value-type="string">
            <text:p>3.0999e-06</text:p>
          </table:table-cell>
          <table:table-cell table:style-name="ce1" office:value-type="string">
            <text:p>4.0141e-05</text:p>
          </table:table-cell>
          <table:table-cell table:style-name="ce1" office:value-type="string">
            <text:p>1.2158e-17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R48]*1000000" office:value-type="float" office:value="819.46">
            <text:p>819.46</text:p>
          </table:table-cell>
          <table:table-cell table:formula="of:=[.S48]*1000000" office:value-type="float" office:value="222.94">
            <text:p>222.94</text:p>
          </table:table-cell>
          <table:table-cell table:formula="of:=[.T48]*1000000" office:value-type="float" office:value="395.8">
            <text:p>395.8</text:p>
          </table:table-cell>
          <table:table-cell table:formula="of:=[.U48]*1000000" office:value-type="float" office:value="19.689">
            <text:p>19.689</text:p>
          </table:table-cell>
          <table:table-cell table:formula="of:=[.V48]*1000000" office:value-type="float" office:value="0.013494">
            <text:p>0.013494</text:p>
          </table:table-cell>
          <table:table-cell table:formula="of:=[.W48]*1000000" office:value-type="float" office:value="2.9766">
            <text:p>2.9766</text:p>
          </table:table-cell>
          <table:table-cell table:formula="of:=[.X48]*1000000" office:value-type="float" office:value="41.539">
            <text:p>41.539</text:p>
          </table:table-cell>
          <table:table-cell table:formula="of:=[.Y48]*1000000" office:value-type="float" office:value="0.000000000011777">
            <text:p>1.1777E-011</text:p>
          </table:table-cell>
          <table:table-cell table:formula="of:=[.Z48]*1000000" office:value-type="float" office:value="819.44">
            <text:p>819.44</text:p>
          </table:table-cell>
          <table:table-cell table:formula="of:=[.AA48]*1000000" office:value-type="float" office:value="222.94">
            <text:p>222.94</text:p>
          </table:table-cell>
          <table:table-cell table:formula="of:=[.AB48]*1000000" office:value-type="float" office:value="395.82">
            <text:p>395.82</text:p>
          </table:table-cell>
          <table:table-cell table:formula="of:=[.AC48]*1000000" office:value-type="float" office:value="20.692">
            <text:p>20.692</text:p>
          </table:table-cell>
          <table:table-cell table:formula="of:=[.AD48]*1000000" office:value-type="float" office:value="0">
            <text:p>0</text:p>
          </table:table-cell>
          <table:table-cell table:formula="of:=[.AE48]*1000000" office:value-type="float" office:value="2.9765">
            <text:p>2.9765</text:p>
          </table:table-cell>
          <table:table-cell table:formula="of:=[.AF48]*1000000" office:value-type="float" office:value="41.54">
            <text:p>41.54</text:p>
          </table:table-cell>
          <table:table-cell table:formula="of:=[.AG48]*1000000" office:value-type="float" office:value="0.000000000011777">
            <text:p>1.1777E-011</text:p>
          </table:table-cell>
          <table:table-cell office:value-type="float" office:value="0.00081946">
            <text:p>0.00081946</text:p>
          </table:table-cell>
          <table:table-cell office:value-type="float" office:value="0.00022294">
            <text:p>0.00022294</text:p>
          </table:table-cell>
          <table:table-cell office:value-type="float" office:value="0.0003958">
            <text:p>0.0003958</text:p>
          </table:table-cell>
          <table:table-cell table:style-name="ce1" office:value-type="string">
            <text:p>1.9689e-05</text:p>
          </table:table-cell>
          <table:table-cell table:style-name="ce1" office:value-type="string">
            <text:p>1.3494e-08</text:p>
          </table:table-cell>
          <table:table-cell table:style-name="ce1" office:value-type="string">
            <text:p>2.9766e-06</text:p>
          </table:table-cell>
          <table:table-cell table:style-name="ce1" office:value-type="string">
            <text:p>4.1539e-05</text:p>
          </table:table-cell>
          <table:table-cell table:style-name="ce1" office:value-type="string">
            <text:p>1.1777e-17</text:p>
          </table:table-cell>
          <table:table-cell office:value-type="float" office:value="0.00081944">
            <text:p>0.00081944</text:p>
          </table:table-cell>
          <table:table-cell office:value-type="float" office:value="0.00022294">
            <text:p>0.00022294</text:p>
          </table:table-cell>
          <table:table-cell office:value-type="float" office:value="0.00039582">
            <text:p>0.00039582</text:p>
          </table:table-cell>
          <table:table-cell table:style-name="ce1" office:value-type="string">
            <text:p>2.0692e-05</text:p>
          </table:table-cell>
          <table:table-cell office:value-type="float" office:value="0">
            <text:p>0</text:p>
          </table:table-cell>
          <table:table-cell table:style-name="ce1" office:value-type="string">
            <text:p>2.9765e-06</text:p>
          </table:table-cell>
          <table:table-cell table:style-name="ce1" office:value-type="string">
            <text:p>4.154e-05</text:p>
          </table:table-cell>
          <table:table-cell table:style-name="ce1" office:value-type="string">
            <text:p>1.1777e-17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R49]*1000000" office:value-type="float" office:value="801.41">
            <text:p>801.41</text:p>
          </table:table-cell>
          <table:table-cell table:formula="of:=[.S49]*1000000" office:value-type="float" office:value="218.13">
            <text:p>218.13</text:p>
          </table:table-cell>
          <table:table-cell table:formula="of:=[.T49]*1000000" office:value-type="float" office:value="417.05">
            <text:p>417.05</text:p>
          </table:table-cell>
          <table:table-cell table:formula="of:=[.U49]*1000000" office:value-type="float" office:value="19.494">
            <text:p>19.494</text:p>
          </table:table-cell>
          <table:table-cell table:formula="of:=[.V49]*1000000" office:value-type="float" office:value="0.014139">
            <text:p>0.014139</text:p>
          </table:table-cell>
          <table:table-cell table:formula="of:=[.W49]*1000000" office:value-type="float" office:value="2.8713">
            <text:p>2.8713</text:p>
          </table:table-cell>
          <table:table-cell table:formula="of:=[.X49]*1000000" office:value-type="float" office:value="42.739">
            <text:p>42.739</text:p>
          </table:table-cell>
          <table:table-cell table:formula="of:=[.Y49]*1000000" office:value-type="float" office:value="0.000000000011411">
            <text:p>1.1411E-011</text:p>
          </table:table-cell>
          <table:table-cell table:formula="of:=[.Z49]*1000000" office:value-type="float" office:value="801.4">
            <text:p>801.4</text:p>
          </table:table-cell>
          <table:table-cell table:formula="of:=[.AA49]*1000000" office:value-type="float" office:value="218.12">
            <text:p>218.12</text:p>
          </table:table-cell>
          <table:table-cell table:formula="of:=[.AB49]*1000000" office:value-type="float" office:value="417.07">
            <text:p>417.07</text:p>
          </table:table-cell>
          <table:table-cell table:formula="of:=[.AC49]*1000000" office:value-type="float" office:value="20.609">
            <text:p>20.609</text:p>
          </table:table-cell>
          <table:table-cell table:formula="of:=[.AD49]*1000000" office:value-type="float" office:value="0">
            <text:p>0</text:p>
          </table:table-cell>
          <table:table-cell table:formula="of:=[.AE49]*1000000" office:value-type="float" office:value="2.8712">
            <text:p>2.8712</text:p>
          </table:table-cell>
          <table:table-cell table:formula="of:=[.AF49]*1000000" office:value-type="float" office:value="42.74">
            <text:p>42.74</text:p>
          </table:table-cell>
          <table:table-cell table:formula="of:=[.AG49]*1000000" office:value-type="float" office:value="0.000000000011411">
            <text:p>1.1411E-011</text:p>
          </table:table-cell>
          <table:table-cell office:value-type="float" office:value="0.00080141">
            <text:p>0.00080141</text:p>
          </table:table-cell>
          <table:table-cell office:value-type="float" office:value="0.00021813">
            <text:p>0.00021813</text:p>
          </table:table-cell>
          <table:table-cell office:value-type="float" office:value="0.00041705">
            <text:p>0.00041705</text:p>
          </table:table-cell>
          <table:table-cell table:style-name="ce1" office:value-type="string">
            <text:p>1.9494e-05</text:p>
          </table:table-cell>
          <table:table-cell table:style-name="ce1" office:value-type="string">
            <text:p>1.4139e-08</text:p>
          </table:table-cell>
          <table:table-cell table:style-name="ce1" office:value-type="string">
            <text:p>2.8713e-06</text:p>
          </table:table-cell>
          <table:table-cell table:style-name="ce1" office:value-type="string">
            <text:p>4.2739e-05</text:p>
          </table:table-cell>
          <table:table-cell table:style-name="ce1" office:value-type="string">
            <text:p>1.1411e-17</text:p>
          </table:table-cell>
          <table:table-cell office:value-type="float" office:value="0.0008014">
            <text:p>0.0008014</text:p>
          </table:table-cell>
          <table:table-cell office:value-type="float" office:value="0.00021812">
            <text:p>0.00021812</text:p>
          </table:table-cell>
          <table:table-cell office:value-type="float" office:value="0.00041707">
            <text:p>0.00041707</text:p>
          </table:table-cell>
          <table:table-cell table:style-name="ce1" office:value-type="string">
            <text:p>2.0609e-05</text:p>
          </table:table-cell>
          <table:table-cell office:value-type="float" office:value="0">
            <text:p>0</text:p>
          </table:table-cell>
          <table:table-cell table:style-name="ce1" office:value-type="string">
            <text:p>2.8712e-06</text:p>
          </table:table-cell>
          <table:table-cell table:style-name="ce1" office:value-type="string">
            <text:p>4.274e-05</text:p>
          </table:table-cell>
          <table:table-cell table:style-name="ce1" office:value-type="string">
            <text:p>1.1411e-17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R50]*1000000" office:value-type="float" office:value="784.45">
            <text:p>784.45</text:p>
          </table:table-cell>
          <table:table-cell table:formula="of:=[.S50]*1000000" office:value-type="float" office:value="213.53">
            <text:p>213.53</text:p>
          </table:table-cell>
          <table:table-cell table:formula="of:=[.T50]*1000000" office:value-type="float" office:value="437.15">
            <text:p>437.15</text:p>
          </table:table-cell>
          <table:table-cell table:formula="of:=[.U50]*1000000" office:value-type="float" office:value="19.302">
            <text:p>19.302</text:p>
          </table:table-cell>
          <table:table-cell table:formula="of:=[.V50]*1000000" office:value-type="float" office:value="0.014763">
            <text:p>0.014763</text:p>
          </table:table-cell>
          <table:table-cell table:formula="of:=[.W50]*1000000" office:value-type="float" office:value="2.7802">
            <text:p>2.7802</text:p>
          </table:table-cell>
          <table:table-cell table:formula="of:=[.X50]*1000000" office:value-type="float" office:value="43.767">
            <text:p>43.767</text:p>
          </table:table-cell>
          <table:table-cell table:formula="of:=[.Y50]*1000000" office:value-type="float" office:value="0.000000000011057">
            <text:p>1.1057E-011</text:p>
          </table:table-cell>
          <table:table-cell table:formula="of:=[.Z50]*1000000" office:value-type="float" office:value="784.43">
            <text:p>784.43</text:p>
          </table:table-cell>
          <table:table-cell table:formula="of:=[.AA50]*1000000" office:value-type="float" office:value="213.52">
            <text:p>213.52</text:p>
          </table:table-cell>
          <table:table-cell table:formula="of:=[.AB50]*1000000" office:value-type="float" office:value="437.17">
            <text:p>437.17</text:p>
          </table:table-cell>
          <table:table-cell table:formula="of:=[.AC50]*1000000" office:value-type="float" office:value="20.533">
            <text:p>20.533</text:p>
          </table:table-cell>
          <table:table-cell table:formula="of:=[.AD50]*1000000" office:value-type="float" office:value="0">
            <text:p>0</text:p>
          </table:table-cell>
          <table:table-cell table:formula="of:=[.AE50]*1000000" office:value-type="float" office:value="2.7801">
            <text:p>2.7801</text:p>
          </table:table-cell>
          <table:table-cell table:formula="of:=[.AF50]*1000000" office:value-type="float" office:value="43.768">
            <text:p>43.768</text:p>
          </table:table-cell>
          <table:table-cell table:formula="of:=[.AG50]*1000000" office:value-type="float" office:value="0.000000000011057">
            <text:p>1.1057E-011</text:p>
          </table:table-cell>
          <table:table-cell office:value-type="float" office:value="0.00078445">
            <text:p>0.00078445</text:p>
          </table:table-cell>
          <table:table-cell office:value-type="float" office:value="0.00021353">
            <text:p>0.00021353</text:p>
          </table:table-cell>
          <table:table-cell office:value-type="float" office:value="0.00043715">
            <text:p>0.00043715</text:p>
          </table:table-cell>
          <table:table-cell table:style-name="ce1" office:value-type="string">
            <text:p>1.9302e-05</text:p>
          </table:table-cell>
          <table:table-cell table:style-name="ce1" office:value-type="string">
            <text:p>1.4763e-08</text:p>
          </table:table-cell>
          <table:table-cell table:style-name="ce1" office:value-type="string">
            <text:p>2.7802e-06</text:p>
          </table:table-cell>
          <table:table-cell table:style-name="ce1" office:value-type="string">
            <text:p>4.3767e-05</text:p>
          </table:table-cell>
          <table:table-cell table:style-name="ce1" office:value-type="string">
            <text:p>1.1057e-17</text:p>
          </table:table-cell>
          <table:table-cell office:value-type="float" office:value="0.00078443">
            <text:p>0.00078443</text:p>
          </table:table-cell>
          <table:table-cell office:value-type="float" office:value="0.00021352">
            <text:p>0.00021352</text:p>
          </table:table-cell>
          <table:table-cell office:value-type="float" office:value="0.00043717">
            <text:p>0.00043717</text:p>
          </table:table-cell>
          <table:table-cell table:style-name="ce1" office:value-type="string">
            <text:p>2.0533e-05</text:p>
          </table:table-cell>
          <table:table-cell office:value-type="float" office:value="0">
            <text:p>0</text:p>
          </table:table-cell>
          <table:table-cell table:style-name="ce1" office:value-type="string">
            <text:p>2.7801e-06</text:p>
          </table:table-cell>
          <table:table-cell table:style-name="ce1" office:value-type="string">
            <text:p>4.3768e-05</text:p>
          </table:table-cell>
          <table:table-cell table:style-name="ce1" office:value-type="string">
            <text:p>1.1057e-17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R51]*1000000" office:value-type="float" office:value="768.43">
            <text:p>768.43</text:p>
          </table:table-cell>
          <table:table-cell table:formula="of:=[.S51]*1000000" office:value-type="float" office:value="209.14">
            <text:p>209.14</text:p>
          </table:table-cell>
          <table:table-cell table:formula="of:=[.T51]*1000000" office:value-type="float" office:value="456.2">
            <text:p>456.2</text:p>
          </table:table-cell>
          <table:table-cell table:formula="of:=[.U51]*1000000" office:value-type="float" office:value="19.115">
            <text:p>19.115</text:p>
          </table:table-cell>
          <table:table-cell table:formula="of:=[.V51]*1000000" office:value-type="float" office:value="0.015366">
            <text:p>0.015366</text:p>
          </table:table-cell>
          <table:table-cell table:formula="of:=[.W51]*1000000" office:value-type="float" office:value="2.7003">
            <text:p>2.7003</text:p>
          </table:table-cell>
          <table:table-cell table:formula="of:=[.X51]*1000000" office:value-type="float" office:value="44.647">
            <text:p>44.647</text:p>
          </table:table-cell>
          <table:table-cell table:formula="of:=[.Y51]*1000000" office:value-type="float" office:value="0.000000000010716">
            <text:p>1.0716E-011</text:p>
          </table:table-cell>
          <table:table-cell table:formula="of:=[.Z51]*1000000" office:value-type="float" office:value="768.42">
            <text:p>768.42</text:p>
          </table:table-cell>
          <table:table-cell table:formula="of:=[.AA51]*1000000" office:value-type="float" office:value="209.14">
            <text:p>209.14</text:p>
          </table:table-cell>
          <table:table-cell table:formula="of:=[.AB51]*1000000" office:value-type="float" office:value="456.21">
            <text:p>456.21</text:p>
          </table:table-cell>
          <table:table-cell table:formula="of:=[.AC51]*1000000" office:value-type="float" office:value="20.464">
            <text:p>20.464</text:p>
          </table:table-cell>
          <table:table-cell table:formula="of:=[.AD51]*1000000" office:value-type="float" office:value="0">
            <text:p>0</text:p>
          </table:table-cell>
          <table:table-cell table:formula="of:=[.AE51]*1000000" office:value-type="float" office:value="2.7003">
            <text:p>2.7003</text:p>
          </table:table-cell>
          <table:table-cell table:formula="of:=[.AF51]*1000000" office:value-type="float" office:value="44.648">
            <text:p>44.648</text:p>
          </table:table-cell>
          <table:table-cell table:formula="of:=[.AG51]*1000000" office:value-type="float" office:value="0.000000000010715">
            <text:p>1.0715E-011</text:p>
          </table:table-cell>
          <table:table-cell office:value-type="float" office:value="0.00076843">
            <text:p>0.00076843</text:p>
          </table:table-cell>
          <table:table-cell office:value-type="float" office:value="0.00020914">
            <text:p>0.00020914</text:p>
          </table:table-cell>
          <table:table-cell office:value-type="float" office:value="0.0004562">
            <text:p>0.0004562</text:p>
          </table:table-cell>
          <table:table-cell table:style-name="ce1" office:value-type="string">
            <text:p>1.9115e-05</text:p>
          </table:table-cell>
          <table:table-cell table:style-name="ce1" office:value-type="string">
            <text:p>1.5366e-08</text:p>
          </table:table-cell>
          <table:table-cell table:style-name="ce1" office:value-type="string">
            <text:p>2.7003e-06</text:p>
          </table:table-cell>
          <table:table-cell table:style-name="ce1" office:value-type="string">
            <text:p>4.4647e-05</text:p>
          </table:table-cell>
          <table:table-cell table:style-name="ce1" office:value-type="string">
            <text:p>1.0716e-17</text:p>
          </table:table-cell>
          <table:table-cell office:value-type="float" office:value="0.00076842">
            <text:p>0.00076842</text:p>
          </table:table-cell>
          <table:table-cell office:value-type="float" office:value="0.00020914">
            <text:p>0.00020914</text:p>
          </table:table-cell>
          <table:table-cell office:value-type="float" office:value="0.00045621">
            <text:p>0.00045621</text:p>
          </table:table-cell>
          <table:table-cell table:style-name="ce1" office:value-type="string">
            <text:p>2.0464e-05</text:p>
          </table:table-cell>
          <table:table-cell office:value-type="float" office:value="0">
            <text:p>0</text:p>
          </table:table-cell>
          <table:table-cell table:style-name="ce1" office:value-type="string">
            <text:p>2.7003e-06</text:p>
          </table:table-cell>
          <table:table-cell table:style-name="ce1" office:value-type="string">
            <text:p>4.4648e-05</text:p>
          </table:table-cell>
          <table:table-cell table:style-name="ce1" office:value-type="string">
            <text:p>1.0715e-17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R52]*1000000" office:value-type="float" office:value="753.26">
            <text:p>753.26</text:p>
          </table:table-cell>
          <table:table-cell table:formula="of:=[.S52]*1000000" office:value-type="float" office:value="204.97">
            <text:p>204.97</text:p>
          </table:table-cell>
          <table:table-cell table:formula="of:=[.T52]*1000000" office:value-type="float" office:value="474.29">
            <text:p>474.29</text:p>
          </table:table-cell>
          <table:table-cell table:formula="of:=[.U52]*1000000" office:value-type="float" office:value="18.932">
            <text:p>18.932</text:p>
          </table:table-cell>
          <table:table-cell table:formula="of:=[.V52]*1000000" office:value-type="float" office:value="0.015951">
            <text:p>0.015951</text:p>
          </table:table-cell>
          <table:table-cell table:formula="of:=[.W52]*1000000" office:value-type="float" office:value="2.6296">
            <text:p>2.6296</text:p>
          </table:table-cell>
          <table:table-cell table:formula="of:=[.X52]*1000000" office:value-type="float" office:value="45.397">
            <text:p>45.397</text:p>
          </table:table-cell>
          <table:table-cell table:formula="of:=[.Y52]*1000000" office:value-type="float" office:value="0.000000000010385">
            <text:p>1.0385E-011</text:p>
          </table:table-cell>
          <table:table-cell table:formula="of:=[.Z52]*1000000" office:value-type="float" office:value="753.25">
            <text:p>753.25</text:p>
          </table:table-cell>
          <table:table-cell table:formula="of:=[.AA52]*1000000" office:value-type="float" office:value="204.97">
            <text:p>204.97</text:p>
          </table:table-cell>
          <table:table-cell table:formula="of:=[.AB52]*1000000" office:value-type="float" office:value="474.31">
            <text:p>474.31</text:p>
          </table:table-cell>
          <table:table-cell table:formula="of:=[.AC52]*1000000" office:value-type="float" office:value="20.402">
            <text:p>20.402</text:p>
          </table:table-cell>
          <table:table-cell table:formula="of:=[.AD52]*1000000" office:value-type="float" office:value="0">
            <text:p>0</text:p>
          </table:table-cell>
          <table:table-cell table:formula="of:=[.AE52]*1000000" office:value-type="float" office:value="2.6296">
            <text:p>2.6296</text:p>
          </table:table-cell>
          <table:table-cell table:formula="of:=[.AF52]*1000000" office:value-type="float" office:value="45.397">
            <text:p>45.397</text:p>
          </table:table-cell>
          <table:table-cell table:formula="of:=[.AG52]*1000000" office:value-type="float" office:value="0.000000000010385">
            <text:p>1.0385E-011</text:p>
          </table:table-cell>
          <table:table-cell office:value-type="float" office:value="0.00075326">
            <text:p>0.00075326</text:p>
          </table:table-cell>
          <table:table-cell office:value-type="float" office:value="0.00020497">
            <text:p>0.00020497</text:p>
          </table:table-cell>
          <table:table-cell office:value-type="float" office:value="0.00047429">
            <text:p>0.00047429</text:p>
          </table:table-cell>
          <table:table-cell table:style-name="ce1" office:value-type="string">
            <text:p>1.8932e-05</text:p>
          </table:table-cell>
          <table:table-cell table:style-name="ce1" office:value-type="string">
            <text:p>1.5951e-08</text:p>
          </table:table-cell>
          <table:table-cell table:style-name="ce1" office:value-type="string">
            <text:p>2.6296e-06</text:p>
          </table:table-cell>
          <table:table-cell table:style-name="ce1" office:value-type="string">
            <text:p>4.5397e-05</text:p>
          </table:table-cell>
          <table:table-cell table:style-name="ce1" office:value-type="string">
            <text:p>1.0385e-17</text:p>
          </table:table-cell>
          <table:table-cell office:value-type="float" office:value="0.00075325">
            <text:p>0.00075325</text:p>
          </table:table-cell>
          <table:table-cell office:value-type="float" office:value="0.00020497">
            <text:p>0.00020497</text:p>
          </table:table-cell>
          <table:table-cell office:value-type="float" office:value="0.00047431">
            <text:p>0.00047431</text:p>
          </table:table-cell>
          <table:table-cell table:style-name="ce1" office:value-type="string">
            <text:p>2.04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6296e-06</text:p>
          </table:table-cell>
          <table:table-cell table:style-name="ce1" office:value-type="string">
            <text:p>4.5397e-05</text:p>
          </table:table-cell>
          <table:table-cell table:style-name="ce1" office:value-type="string">
            <text:p>1.0385e-17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R53]*1000000" office:value-type="float" office:value="738.84">
            <text:p>738.84</text:p>
          </table:table-cell>
          <table:table-cell table:formula="of:=[.S53]*1000000" office:value-type="float" office:value="201">
            <text:p>201</text:p>
          </table:table-cell>
          <table:table-cell table:formula="of:=[.T53]*1000000" office:value-type="float" office:value="491.52">
            <text:p>491.52</text:p>
          </table:table-cell>
          <table:table-cell table:formula="of:=[.U53]*1000000" office:value-type="float" office:value="18.751">
            <text:p>18.751</text:p>
          </table:table-cell>
          <table:table-cell table:formula="of:=[.V53]*1000000" office:value-type="float" office:value="0.016518">
            <text:p>0.016518</text:p>
          </table:table-cell>
          <table:table-cell table:formula="of:=[.W53]*1000000" office:value-type="float" office:value="2.5664">
            <text:p>2.5664</text:p>
          </table:table-cell>
          <table:table-cell table:formula="of:=[.X53]*1000000" office:value-type="float" office:value="46.033">
            <text:p>46.033</text:p>
          </table:table-cell>
          <table:table-cell table:formula="of:=[.Y53]*1000000" office:value-type="float" office:value="0.000000000010065">
            <text:p>1.0065E-011</text:p>
          </table:table-cell>
          <table:table-cell table:formula="of:=[.Z53]*1000000" office:value-type="float" office:value="738.83">
            <text:p>738.83</text:p>
          </table:table-cell>
          <table:table-cell table:formula="of:=[.AA53]*1000000" office:value-type="float" office:value="201">
            <text:p>201</text:p>
          </table:table-cell>
          <table:table-cell table:formula="of:=[.AB53]*1000000" office:value-type="float" office:value="491.53">
            <text:p>491.53</text:p>
          </table:table-cell>
          <table:table-cell table:formula="of:=[.AC53]*1000000" office:value-type="float" office:value="20.346">
            <text:p>20.346</text:p>
          </table:table-cell>
          <table:table-cell table:formula="of:=[.AD53]*1000000" office:value-type="float" office:value="0">
            <text:p>0</text:p>
          </table:table-cell>
          <table:table-cell table:formula="of:=[.AE53]*1000000" office:value-type="float" office:value="2.5663">
            <text:p>2.5663</text:p>
          </table:table-cell>
          <table:table-cell table:formula="of:=[.AF53]*1000000" office:value-type="float" office:value="46.033">
            <text:p>46.033</text:p>
          </table:table-cell>
          <table:table-cell table:formula="of:=[.AG53]*1000000" office:value-type="float" office:value="0.000000000010065">
            <text:p>1.0065E-011</text:p>
          </table:table-cell>
          <table:table-cell office:value-type="float" office:value="0.00073884">
            <text:p>0.00073884</text:p>
          </table:table-cell>
          <table:table-cell office:value-type="float" office:value="0.000201">
            <text:p>0.000201</text:p>
          </table:table-cell>
          <table:table-cell office:value-type="float" office:value="0.00049152">
            <text:p>0.00049152</text:p>
          </table:table-cell>
          <table:table-cell table:style-name="ce1" office:value-type="string">
            <text:p>1.8751e-05</text:p>
          </table:table-cell>
          <table:table-cell table:style-name="ce1" office:value-type="string">
            <text:p>1.6518e-08</text:p>
          </table:table-cell>
          <table:table-cell table:style-name="ce1" office:value-type="string">
            <text:p>2.5664e-06</text:p>
          </table:table-cell>
          <table:table-cell table:style-name="ce1" office:value-type="string">
            <text:p>4.6033e-05</text:p>
          </table:table-cell>
          <table:table-cell table:style-name="ce1" office:value-type="string">
            <text:p>1.0065e-17</text:p>
          </table:table-cell>
          <table:table-cell office:value-type="float" office:value="0.00073883">
            <text:p>0.00073883</text:p>
          </table:table-cell>
          <table:table-cell office:value-type="float" office:value="0.000201">
            <text:p>0.000201</text:p>
          </table:table-cell>
          <table:table-cell office:value-type="float" office:value="0.00049153">
            <text:p>0.00049153</text:p>
          </table:table-cell>
          <table:table-cell table:style-name="ce1" office:value-type="string">
            <text:p>2.0346e-05</text:p>
          </table:table-cell>
          <table:table-cell office:value-type="float" office:value="0">
            <text:p>0</text:p>
          </table:table-cell>
          <table:table-cell table:style-name="ce1" office:value-type="string">
            <text:p>2.5663e-06</text:p>
          </table:table-cell>
          <table:table-cell table:style-name="ce1" office:value-type="string">
            <text:p>4.6033e-05</text:p>
          </table:table-cell>
          <table:table-cell table:style-name="ce1" office:value-type="string">
            <text:p>1.0065e-17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R54]*1000000" office:value-type="float" office:value="725.1">
            <text:p>725.1</text:p>
          </table:table-cell>
          <table:table-cell table:formula="of:=[.S54]*1000000" office:value-type="float" office:value="197.23">
            <text:p>197.23</text:p>
          </table:table-cell>
          <table:table-cell table:formula="of:=[.T54]*1000000" office:value-type="float" office:value="507.96">
            <text:p>507.96</text:p>
          </table:table-cell>
          <table:table-cell table:formula="of:=[.U54]*1000000" office:value-type="float" office:value="18.572">
            <text:p>18.572</text:p>
          </table:table-cell>
          <table:table-cell table:formula="of:=[.V54]*1000000" office:value-type="float" office:value="0.017069">
            <text:p>0.017069</text:p>
          </table:table-cell>
          <table:table-cell table:formula="of:=[.W54]*1000000" office:value-type="float" office:value="2.5093">
            <text:p>2.5093</text:p>
          </table:table-cell>
          <table:table-cell table:formula="of:=[.X54]*1000000" office:value-type="float" office:value="46.57">
            <text:p>46.57</text:p>
          </table:table-cell>
          <table:table-cell table:formula="of:=[.Y54]*1000000" office:value-type="float" office:value="0.0000000000097552">
            <text:p>9.7552E-012</text:p>
          </table:table-cell>
          <table:table-cell table:formula="of:=[.Z54]*1000000" office:value-type="float" office:value="725.09">
            <text:p>725.09</text:p>
          </table:table-cell>
          <table:table-cell table:formula="of:=[.AA54]*1000000" office:value-type="float" office:value="197.22">
            <text:p>197.22</text:p>
          </table:table-cell>
          <table:table-cell table:formula="of:=[.AB54]*1000000" office:value-type="float" office:value="507.98">
            <text:p>507.98</text:p>
          </table:table-cell>
          <table:table-cell table:formula="of:=[.AC54]*1000000" office:value-type="float" office:value="20.295">
            <text:p>20.295</text:p>
          </table:table-cell>
          <table:table-cell table:formula="of:=[.AD54]*1000000" office:value-type="float" office:value="0">
            <text:p>0</text:p>
          </table:table-cell>
          <table:table-cell table:formula="of:=[.AE54]*1000000" office:value-type="float" office:value="2.5093">
            <text:p>2.5093</text:p>
          </table:table-cell>
          <table:table-cell table:formula="of:=[.AF54]*1000000" office:value-type="float" office:value="46.57">
            <text:p>46.57</text:p>
          </table:table-cell>
          <table:table-cell table:formula="of:=[.AG54]*1000000" office:value-type="float" office:value="0.0000000000097549">
            <text:p>9.7549E-012</text:p>
          </table:table-cell>
          <table:table-cell office:value-type="float" office:value="0.0007251">
            <text:p>0.0007251</text:p>
          </table:table-cell>
          <table:table-cell office:value-type="float" office:value="0.00019723">
            <text:p>0.00019723</text:p>
          </table:table-cell>
          <table:table-cell office:value-type="float" office:value="0.00050796">
            <text:p>0.00050796</text:p>
          </table:table-cell>
          <table:table-cell table:style-name="ce1" office:value-type="string">
            <text:p>1.8572e-05</text:p>
          </table:table-cell>
          <table:table-cell table:style-name="ce1" office:value-type="string">
            <text:p>1.7069e-08</text:p>
          </table:table-cell>
          <table:table-cell table:style-name="ce1" office:value-type="string">
            <text:p>2.5093e-06</text:p>
          </table:table-cell>
          <table:table-cell table:style-name="ce1" office:value-type="string">
            <text:p>4.657e-05</text:p>
          </table:table-cell>
          <table:table-cell table:style-name="ce1" office:value-type="string">
            <text:p>9.7552e-18</text:p>
          </table:table-cell>
          <table:table-cell office:value-type="float" office:value="0.00072509">
            <text:p>0.00072509</text:p>
          </table:table-cell>
          <table:table-cell office:value-type="float" office:value="0.00019722">
            <text:p>0.00019722</text:p>
          </table:table-cell>
          <table:table-cell office:value-type="float" office:value="0.00050798">
            <text:p>0.00050798</text:p>
          </table:table-cell>
          <table:table-cell table:style-name="ce1" office:value-type="string">
            <text:p>2.0295e-05</text:p>
          </table:table-cell>
          <table:table-cell office:value-type="float" office:value="0">
            <text:p>0</text:p>
          </table:table-cell>
          <table:table-cell table:style-name="ce1" office:value-type="string">
            <text:p>2.5093e-06</text:p>
          </table:table-cell>
          <table:table-cell table:style-name="ce1" office:value-type="string">
            <text:p>4.657e-05</text:p>
          </table:table-cell>
          <table:table-cell table:style-name="ce1" office:value-type="string">
            <text:p>9.7549e-18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R55]*1000000" office:value-type="float" office:value="711.96">
            <text:p>711.96</text:p>
          </table:table-cell>
          <table:table-cell table:formula="of:=[.S55]*1000000" office:value-type="float" office:value="193.63">
            <text:p>193.63</text:p>
          </table:table-cell>
          <table:table-cell table:formula="of:=[.T55]*1000000" office:value-type="float" office:value="523.69">
            <text:p>523.69</text:p>
          </table:table-cell>
          <table:table-cell table:formula="of:=[.U55]*1000000" office:value-type="float" office:value="18.396">
            <text:p>18.396</text:p>
          </table:table-cell>
          <table:table-cell table:formula="of:=[.V55]*1000000" office:value-type="float" office:value="0.017604">
            <text:p>0.017604</text:p>
          </table:table-cell>
          <table:table-cell table:formula="of:=[.W55]*1000000" office:value-type="float" office:value="2.4574">
            <text:p>2.4574</text:p>
          </table:table-cell>
          <table:table-cell table:formula="of:=[.X55]*1000000" office:value-type="float" office:value="47.02">
            <text:p>47.02</text:p>
          </table:table-cell>
          <table:table-cell table:formula="of:=[.Y55]*1000000" office:value-type="float" office:value="0.0000000000094553">
            <text:p>9.4553E-012</text:p>
          </table:table-cell>
          <table:table-cell table:formula="of:=[.Z55]*1000000" office:value-type="float" office:value="711.95">
            <text:p>711.95</text:p>
          </table:table-cell>
          <table:table-cell table:formula="of:=[.AA55]*1000000" office:value-type="float" office:value="193.63">
            <text:p>193.63</text:p>
          </table:table-cell>
          <table:table-cell table:formula="of:=[.AB55]*1000000" office:value-type="float" office:value="523.71">
            <text:p>523.71</text:p>
          </table:table-cell>
          <table:table-cell table:formula="of:=[.AC55]*1000000" office:value-type="float" office:value="20.248">
            <text:p>20.248</text:p>
          </table:table-cell>
          <table:table-cell table:formula="of:=[.AD55]*1000000" office:value-type="float" office:value="0">
            <text:p>0</text:p>
          </table:table-cell>
          <table:table-cell table:formula="of:=[.AE55]*1000000" office:value-type="float" office:value="2.4574">
            <text:p>2.4574</text:p>
          </table:table-cell>
          <table:table-cell table:formula="of:=[.AF55]*1000000" office:value-type="float" office:value="47.02">
            <text:p>47.02</text:p>
          </table:table-cell>
          <table:table-cell table:formula="of:=[.AG55]*1000000" office:value-type="float" office:value="0.000000000009455">
            <text:p>9.455E-012</text:p>
          </table:table-cell>
          <table:table-cell office:value-type="float" office:value="0.00071196">
            <text:p>0.00071196</text:p>
          </table:table-cell>
          <table:table-cell office:value-type="float" office:value="0.00019363">
            <text:p>0.00019363</text:p>
          </table:table-cell>
          <table:table-cell office:value-type="float" office:value="0.00052369">
            <text:p>0.00052369</text:p>
          </table:table-cell>
          <table:table-cell table:style-name="ce1" office:value-type="string">
            <text:p>1.8396e-05</text:p>
          </table:table-cell>
          <table:table-cell table:style-name="ce1" office:value-type="string">
            <text:p>1.7604e-08</text:p>
          </table:table-cell>
          <table:table-cell table:style-name="ce1" office:value-type="string">
            <text:p>2.4574e-06</text:p>
          </table:table-cell>
          <table:table-cell table:style-name="ce1" office:value-type="string">
            <text:p>4.702e-05</text:p>
          </table:table-cell>
          <table:table-cell table:style-name="ce1" office:value-type="string">
            <text:p>9.4553e-18</text:p>
          </table:table-cell>
          <table:table-cell office:value-type="float" office:value="0.00071195">
            <text:p>0.00071195</text:p>
          </table:table-cell>
          <table:table-cell office:value-type="float" office:value="0.00019363">
            <text:p>0.00019363</text:p>
          </table:table-cell>
          <table:table-cell office:value-type="float" office:value="0.00052371">
            <text:p>0.00052371</text:p>
          </table:table-cell>
          <table:table-cell table:style-name="ce1" office:value-type="string">
            <text:p>2.0248e-05</text:p>
          </table:table-cell>
          <table:table-cell office:value-type="float" office:value="0">
            <text:p>0</text:p>
          </table:table-cell>
          <table:table-cell table:style-name="ce1" office:value-type="string">
            <text:p>2.4574e-06</text:p>
          </table:table-cell>
          <table:table-cell table:style-name="ce1" office:value-type="string">
            <text:p>4.702e-05</text:p>
          </table:table-cell>
          <table:table-cell table:style-name="ce1" office:value-type="string">
            <text:p>9.455e-18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R56]*1000000" office:value-type="float" office:value="699.37">
            <text:p>699.37</text:p>
          </table:table-cell>
          <table:table-cell table:formula="of:=[.S56]*1000000" office:value-type="float" office:value="190.21">
            <text:p>190.21</text:p>
          </table:table-cell>
          <table:table-cell table:formula="of:=[.T56]*1000000" office:value-type="float" office:value="538.77">
            <text:p>538.77</text:p>
          </table:table-cell>
          <table:table-cell table:formula="of:=[.U56]*1000000" office:value-type="float" office:value="18.221">
            <text:p>18.221</text:p>
          </table:table-cell>
          <table:table-cell table:formula="of:=[.V56]*1000000" office:value-type="float" office:value="0.018124">
            <text:p>0.018124</text:p>
          </table:table-cell>
          <table:table-cell table:formula="of:=[.W56]*1000000" office:value-type="float" office:value="2.4099">
            <text:p>2.4099</text:p>
          </table:table-cell>
          <table:table-cell table:formula="of:=[.X56]*1000000" office:value-type="float" office:value="47.392">
            <text:p>47.392</text:p>
          </table:table-cell>
          <table:table-cell table:formula="of:=[.Y56]*1000000" office:value-type="float" office:value="0.0000000000091649">
            <text:p>9.1649E-012</text:p>
          </table:table-cell>
          <table:table-cell table:formula="of:=[.Z56]*1000000" office:value-type="float" office:value="699.36">
            <text:p>699.36</text:p>
          </table:table-cell>
          <table:table-cell table:formula="of:=[.AA56]*1000000" office:value-type="float" office:value="190.2">
            <text:p>190.2</text:p>
          </table:table-cell>
          <table:table-cell table:formula="of:=[.AB56]*1000000" office:value-type="float" office:value="538.78">
            <text:p>538.78</text:p>
          </table:table-cell>
          <table:table-cell table:formula="of:=[.AC56]*1000000" office:value-type="float" office:value="20.206">
            <text:p>20.206</text:p>
          </table:table-cell>
          <table:table-cell table:formula="of:=[.AD56]*1000000" office:value-type="float" office:value="0">
            <text:p>0</text:p>
          </table:table-cell>
          <table:table-cell table:formula="of:=[.AE56]*1000000" office:value-type="float" office:value="2.4099">
            <text:p>2.4099</text:p>
          </table:table-cell>
          <table:table-cell table:formula="of:=[.AF56]*1000000" office:value-type="float" office:value="47.392">
            <text:p>47.392</text:p>
          </table:table-cell>
          <table:table-cell table:formula="of:=[.AG56]*1000000" office:value-type="float" office:value="0.0000000000091646">
            <text:p>9.1646E-012</text:p>
          </table:table-cell>
          <table:table-cell office:value-type="float" office:value="0.00069937">
            <text:p>0.00069937</text:p>
          </table:table-cell>
          <table:table-cell office:value-type="float" office:value="0.00019021">
            <text:p>0.00019021</text:p>
          </table:table-cell>
          <table:table-cell office:value-type="float" office:value="0.00053877">
            <text:p>0.00053877</text:p>
          </table:table-cell>
          <table:table-cell table:style-name="ce1" office:value-type="string">
            <text:p>1.8221e-05</text:p>
          </table:table-cell>
          <table:table-cell table:style-name="ce1" office:value-type="string">
            <text:p>1.8124e-08</text:p>
          </table:table-cell>
          <table:table-cell table:style-name="ce1" office:value-type="string">
            <text:p>2.4099e-06</text:p>
          </table:table-cell>
          <table:table-cell table:style-name="ce1" office:value-type="string">
            <text:p>4.7392e-05</text:p>
          </table:table-cell>
          <table:table-cell table:style-name="ce1" office:value-type="string">
            <text:p>9.1649e-18</text:p>
          </table:table-cell>
          <table:table-cell office:value-type="float" office:value="0.00069936">
            <text:p>0.00069936</text:p>
          </table:table-cell>
          <table:table-cell office:value-type="float" office:value="0.0001902">
            <text:p>0.0001902</text:p>
          </table:table-cell>
          <table:table-cell office:value-type="float" office:value="0.00053878">
            <text:p>0.00053878</text:p>
          </table:table-cell>
          <table:table-cell table:style-name="ce1" office:value-type="string">
            <text:p>2.0206e-05</text:p>
          </table:table-cell>
          <table:table-cell office:value-type="float" office:value="0">
            <text:p>0</text:p>
          </table:table-cell>
          <table:table-cell table:style-name="ce1" office:value-type="string">
            <text:p>2.4099e-06</text:p>
          </table:table-cell>
          <table:table-cell table:style-name="ce1" office:value-type="string">
            <text:p>4.7392e-05</text:p>
          </table:table-cell>
          <table:table-cell table:style-name="ce1" office:value-type="string">
            <text:p>9.1646e-18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R57]*1000000" office:value-type="float" office:value="687.28">
            <text:p>687.28</text:p>
          </table:table-cell>
          <table:table-cell table:formula="of:=[.S57]*1000000" office:value-type="float" office:value="186.94">
            <text:p>186.94</text:p>
          </table:table-cell>
          <table:table-cell table:formula="of:=[.T57]*1000000" office:value-type="float" office:value="553.25">
            <text:p>553.25</text:p>
          </table:table-cell>
          <table:table-cell table:formula="of:=[.U57]*1000000" office:value-type="float" office:value="18.048">
            <text:p>18.048</text:p>
          </table:table-cell>
          <table:table-cell table:formula="of:=[.V57]*1000000" office:value-type="float" office:value="0.01863">
            <text:p>0.01863</text:p>
          </table:table-cell>
          <table:table-cell table:formula="of:=[.W57]*1000000" office:value-type="float" office:value="2.3661">
            <text:p>2.3661</text:p>
          </table:table-cell>
          <table:table-cell table:formula="of:=[.X57]*1000000" office:value-type="float" office:value="47.696">
            <text:p>47.696</text:p>
          </table:table-cell>
          <table:table-cell table:formula="of:=[.Y57]*1000000" office:value-type="float" office:value="0.0000000000088836">
            <text:p>8.8836E-012</text:p>
          </table:table-cell>
          <table:table-cell table:formula="of:=[.Z57]*1000000" office:value-type="float" office:value="687.27">
            <text:p>687.27</text:p>
          </table:table-cell>
          <table:table-cell table:formula="of:=[.AA57]*1000000" office:value-type="float" office:value="186.93">
            <text:p>186.93</text:p>
          </table:table-cell>
          <table:table-cell table:formula="of:=[.AB57]*1000000" office:value-type="float" office:value="553.27">
            <text:p>553.27</text:p>
          </table:table-cell>
          <table:table-cell table:formula="of:=[.AC57]*1000000" office:value-type="float" office:value="20.167">
            <text:p>20.167</text:p>
          </table:table-cell>
          <table:table-cell table:formula="of:=[.AD57]*1000000" office:value-type="float" office:value="0">
            <text:p>0</text:p>
          </table:table-cell>
          <table:table-cell table:formula="of:=[.AE57]*1000000" office:value-type="float" office:value="2.3661">
            <text:p>2.3661</text:p>
          </table:table-cell>
          <table:table-cell table:formula="of:=[.AF57]*1000000" office:value-type="float" office:value="47.696">
            <text:p>47.696</text:p>
          </table:table-cell>
          <table:table-cell table:formula="of:=[.AG57]*1000000" office:value-type="float" office:value="0.0000000000088834">
            <text:p>8.8834E-012</text:p>
          </table:table-cell>
          <table:table-cell office:value-type="float" office:value="0.00068728">
            <text:p>0.00068728</text:p>
          </table:table-cell>
          <table:table-cell office:value-type="float" office:value="0.00018694">
            <text:p>0.00018694</text:p>
          </table:table-cell>
          <table:table-cell office:value-type="float" office:value="0.00055325">
            <text:p>0.00055325</text:p>
          </table:table-cell>
          <table:table-cell table:style-name="ce1" office:value-type="string">
            <text:p>1.8048e-05</text:p>
          </table:table-cell>
          <table:table-cell table:style-name="ce1" office:value-type="string">
            <text:p>1.863e-08</text:p>
          </table:table-cell>
          <table:table-cell table:style-name="ce1" office:value-type="string">
            <text:p>2.3661e-06</text:p>
          </table:table-cell>
          <table:table-cell table:style-name="ce1" office:value-type="string">
            <text:p>4.7696e-05</text:p>
          </table:table-cell>
          <table:table-cell table:style-name="ce1" office:value-type="string">
            <text:p>8.8836e-18</text:p>
          </table:table-cell>
          <table:table-cell office:value-type="float" office:value="0.00068727">
            <text:p>0.00068727</text:p>
          </table:table-cell>
          <table:table-cell office:value-type="float" office:value="0.00018693">
            <text:p>0.00018693</text:p>
          </table:table-cell>
          <table:table-cell office:value-type="float" office:value="0.00055327">
            <text:p>0.00055327</text:p>
          </table:table-cell>
          <table:table-cell table:style-name="ce1" office:value-type="string">
            <text:p>2.0167e-05</text:p>
          </table:table-cell>
          <table:table-cell office:value-type="float" office:value="0">
            <text:p>0</text:p>
          </table:table-cell>
          <table:table-cell table:style-name="ce1" office:value-type="string">
            <text:p>2.3661e-06</text:p>
          </table:table-cell>
          <table:table-cell table:style-name="ce1" office:value-type="string">
            <text:p>4.7696e-05</text:p>
          </table:table-cell>
          <table:table-cell table:style-name="ce1" office:value-type="string">
            <text:p>8.8834e-18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R58]*1000000" office:value-type="float" office:value="675.64">
            <text:p>675.64</text:p>
          </table:table-cell>
          <table:table-cell table:formula="of:=[.S58]*1000000" office:value-type="float" office:value="183.81">
            <text:p>183.81</text:p>
          </table:table-cell>
          <table:table-cell table:formula="of:=[.T58]*1000000" office:value-type="float" office:value="567.2">
            <text:p>567.2</text:p>
          </table:table-cell>
          <table:table-cell table:formula="of:=[.U58]*1000000" office:value-type="float" office:value="17.875">
            <text:p>17.875</text:p>
          </table:table-cell>
          <table:table-cell table:formula="of:=[.V58]*1000000" office:value-type="float" office:value="0.019123">
            <text:p>0.019123</text:p>
          </table:table-cell>
          <table:table-cell table:formula="of:=[.W58]*1000000" office:value-type="float" office:value="2.3255">
            <text:p>2.3255</text:p>
          </table:table-cell>
          <table:table-cell table:formula="of:=[.X58]*1000000" office:value-type="float" office:value="47.94">
            <text:p>47.94</text:p>
          </table:table-cell>
          <table:table-cell table:formula="of:=[.Y58]*1000000" office:value-type="float" office:value="0.0000000000086112">
            <text:p>8.6112E-012</text:p>
          </table:table-cell>
          <table:table-cell table:formula="of:=[.Z58]*1000000" office:value-type="float" office:value="675.63">
            <text:p>675.63</text:p>
          </table:table-cell>
          <table:table-cell table:formula="of:=[.AA58]*1000000" office:value-type="float" office:value="183.81">
            <text:p>183.81</text:p>
          </table:table-cell>
          <table:table-cell table:formula="of:=[.AB58]*1000000" office:value-type="float" office:value="567.21">
            <text:p>567.21</text:p>
          </table:table-cell>
          <table:table-cell table:formula="of:=[.AC58]*1000000" office:value-type="float" office:value="20.131">
            <text:p>20.131</text:p>
          </table:table-cell>
          <table:table-cell table:formula="of:=[.AD58]*1000000" office:value-type="float" office:value="0">
            <text:p>0</text:p>
          </table:table-cell>
          <table:table-cell table:formula="of:=[.AE58]*1000000" office:value-type="float" office:value="2.3254">
            <text:p>2.3254</text:p>
          </table:table-cell>
          <table:table-cell table:formula="of:=[.AF58]*1000000" office:value-type="float" office:value="47.94">
            <text:p>47.94</text:p>
          </table:table-cell>
          <table:table-cell table:formula="of:=[.AG58]*1000000" office:value-type="float" office:value="0.000000000008611">
            <text:p>8.611E-012</text:p>
          </table:table-cell>
          <table:table-cell office:value-type="float" office:value="0.00067564">
            <text:p>0.00067564</text:p>
          </table:table-cell>
          <table:table-cell office:value-type="float" office:value="0.00018381">
            <text:p>0.00018381</text:p>
          </table:table-cell>
          <table:table-cell office:value-type="float" office:value="0.0005672">
            <text:p>0.0005672</text:p>
          </table:table-cell>
          <table:table-cell table:style-name="ce1" office:value-type="string">
            <text:p>1.7875e-05</text:p>
          </table:table-cell>
          <table:table-cell table:style-name="ce1" office:value-type="string">
            <text:p>1.9123e-08</text:p>
          </table:table-cell>
          <table:table-cell table:style-name="ce1" office:value-type="string">
            <text:p>2.3255e-06</text:p>
          </table:table-cell>
          <table:table-cell table:style-name="ce1" office:value-type="string">
            <text:p>4.794e-05</text:p>
          </table:table-cell>
          <table:table-cell table:style-name="ce1" office:value-type="string">
            <text:p>8.6112e-18</text:p>
          </table:table-cell>
          <table:table-cell office:value-type="float" office:value="0.00067563">
            <text:p>0.00067563</text:p>
          </table:table-cell>
          <table:table-cell office:value-type="float" office:value="0.00018381">
            <text:p>0.00018381</text:p>
          </table:table-cell>
          <table:table-cell office:value-type="float" office:value="0.00056721">
            <text:p>0.00056721</text:p>
          </table:table-cell>
          <table:table-cell table:style-name="ce1" office:value-type="string">
            <text:p>2.0131e-05</text:p>
          </table:table-cell>
          <table:table-cell office:value-type="float" office:value="0">
            <text:p>0</text:p>
          </table:table-cell>
          <table:table-cell table:style-name="ce1" office:value-type="string">
            <text:p>2.3254e-06</text:p>
          </table:table-cell>
          <table:table-cell table:style-name="ce1" office:value-type="string">
            <text:p>4.794e-05</text:p>
          </table:table-cell>
          <table:table-cell table:style-name="ce1" office:value-type="string">
            <text:p>8.611e-18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R59]*1000000" office:value-type="float" office:value="664.42">
            <text:p>664.42</text:p>
          </table:table-cell>
          <table:table-cell table:formula="of:=[.S59]*1000000" office:value-type="float" office:value="180.82">
            <text:p>180.82</text:p>
          </table:table-cell>
          <table:table-cell table:formula="of:=[.T59]*1000000" office:value-type="float" office:value="580.64">
            <text:p>580.64</text:p>
          </table:table-cell>
          <table:table-cell table:formula="of:=[.U59]*1000000" office:value-type="float" office:value="17.704">
            <text:p>17.704</text:p>
          </table:table-cell>
          <table:table-cell table:formula="of:=[.V59]*1000000" office:value-type="float" office:value="0.019604">
            <text:p>0.019604</text:p>
          </table:table-cell>
          <table:table-cell table:formula="of:=[.W59]*1000000" office:value-type="float" office:value="2.2877">
            <text:p>2.2877</text:p>
          </table:table-cell>
          <table:table-cell table:formula="of:=[.X59]*1000000" office:value-type="float" office:value="48.129">
            <text:p>48.129</text:p>
          </table:table-cell>
          <table:table-cell table:formula="of:=[.Y59]*1000000" office:value-type="float" office:value="0.0000000000083474">
            <text:p>8.3474E-012</text:p>
          </table:table-cell>
          <table:table-cell table:formula="of:=[.Z59]*1000000" office:value-type="float" office:value="664.41">
            <text:p>664.41</text:p>
          </table:table-cell>
          <table:table-cell table:formula="of:=[.AA59]*1000000" office:value-type="float" office:value="180.82">
            <text:p>180.82</text:p>
          </table:table-cell>
          <table:table-cell table:formula="of:=[.AB59]*1000000" office:value-type="float" office:value="580.66">
            <text:p>580.66</text:p>
          </table:table-cell>
          <table:table-cell table:formula="of:=[.AC59]*1000000" office:value-type="float" office:value="20.098">
            <text:p>20.098</text:p>
          </table:table-cell>
          <table:table-cell table:formula="of:=[.AD59]*1000000" office:value-type="float" office:value="0">
            <text:p>0</text:p>
          </table:table-cell>
          <table:table-cell table:formula="of:=[.AE59]*1000000" office:value-type="float" office:value="2.2876">
            <text:p>2.2876</text:p>
          </table:table-cell>
          <table:table-cell table:formula="of:=[.AF59]*1000000" office:value-type="float" office:value="48.13">
            <text:p>48.13</text:p>
          </table:table-cell>
          <table:table-cell table:formula="of:=[.AG59]*1000000" office:value-type="float" office:value="0.0000000000083472">
            <text:p>8.3472E-012</text:p>
          </table:table-cell>
          <table:table-cell office:value-type="float" office:value="0.00066442">
            <text:p>0.00066442</text:p>
          </table:table-cell>
          <table:table-cell office:value-type="float" office:value="0.00018082">
            <text:p>0.00018082</text:p>
          </table:table-cell>
          <table:table-cell office:value-type="float" office:value="0.00058064">
            <text:p>0.00058064</text:p>
          </table:table-cell>
          <table:table-cell table:style-name="ce1" office:value-type="string">
            <text:p>1.7704e-05</text:p>
          </table:table-cell>
          <table:table-cell table:style-name="ce1" office:value-type="string">
            <text:p>1.9604e-08</text:p>
          </table:table-cell>
          <table:table-cell table:style-name="ce1" office:value-type="string">
            <text:p>2.2877e-06</text:p>
          </table:table-cell>
          <table:table-cell table:style-name="ce1" office:value-type="string">
            <text:p>4.8129e-05</text:p>
          </table:table-cell>
          <table:table-cell table:style-name="ce1" office:value-type="string">
            <text:p>8.3474e-18</text:p>
          </table:table-cell>
          <table:table-cell office:value-type="float" office:value="0.00066441">
            <text:p>0.00066441</text:p>
          </table:table-cell>
          <table:table-cell office:value-type="float" office:value="0.00018082">
            <text:p>0.00018082</text:p>
          </table:table-cell>
          <table:table-cell office:value-type="float" office:value="0.00058066">
            <text:p>0.00058066</text:p>
          </table:table-cell>
          <table:table-cell table:style-name="ce1" office:value-type="string">
            <text:p>2.009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876e-06</text:p>
          </table:table-cell>
          <table:table-cell table:style-name="ce1" office:value-type="string">
            <text:p>4.813e-05</text:p>
          </table:table-cell>
          <table:table-cell table:style-name="ce1" office:value-type="string">
            <text:p>8.3472e-18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R60]*1000000" office:value-type="float" office:value="653.57">
            <text:p>653.57</text:p>
          </table:table-cell>
          <table:table-cell table:formula="of:=[.S60]*1000000" office:value-type="float" office:value="177.96">
            <text:p>177.96</text:p>
          </table:table-cell>
          <table:table-cell table:formula="of:=[.T60]*1000000" office:value-type="float" office:value="593.63">
            <text:p>593.63</text:p>
          </table:table-cell>
          <table:table-cell table:formula="of:=[.U60]*1000000" office:value-type="float" office:value="17.533">
            <text:p>17.533</text:p>
          </table:table-cell>
          <table:table-cell table:formula="of:=[.V60]*1000000" office:value-type="float" office:value="0.020072">
            <text:p>0.020072</text:p>
          </table:table-cell>
          <table:table-cell table:formula="of:=[.W60]*1000000" office:value-type="float" office:value="2.2522">
            <text:p>2.2522</text:p>
          </table:table-cell>
          <table:table-cell table:formula="of:=[.X60]*1000000" office:value-type="float" office:value="48.271">
            <text:p>48.271</text:p>
          </table:table-cell>
          <table:table-cell table:formula="of:=[.Y60]*1000000" office:value-type="float" office:value="0.0000000000080918">
            <text:p>8.0918E-012</text:p>
          </table:table-cell>
          <table:table-cell table:formula="of:=[.Z60]*1000000" office:value-type="float" office:value="653.56">
            <text:p>653.56</text:p>
          </table:table-cell>
          <table:table-cell table:formula="of:=[.AA60]*1000000" office:value-type="float" office:value="177.95">
            <text:p>177.95</text:p>
          </table:table-cell>
          <table:table-cell table:formula="of:=[.AB60]*1000000" office:value-type="float" office:value="593.65">
            <text:p>593.65</text:p>
          </table:table-cell>
          <table:table-cell table:formula="of:=[.AC60]*1000000" office:value-type="float" office:value="20.068">
            <text:p>20.068</text:p>
          </table:table-cell>
          <table:table-cell table:formula="of:=[.AD60]*1000000" office:value-type="float" office:value="0">
            <text:p>0</text:p>
          </table:table-cell>
          <table:table-cell table:formula="of:=[.AE60]*1000000" office:value-type="float" office:value="2.2522">
            <text:p>2.2522</text:p>
          </table:table-cell>
          <table:table-cell table:formula="of:=[.AF60]*1000000" office:value-type="float" office:value="48.271">
            <text:p>48.271</text:p>
          </table:table-cell>
          <table:table-cell table:formula="of:=[.AG60]*1000000" office:value-type="float" office:value="0.0000000000080916">
            <text:p>8.0916E-012</text:p>
          </table:table-cell>
          <table:table-cell office:value-type="float" office:value="0.00065357">
            <text:p>0.00065357</text:p>
          </table:table-cell>
          <table:table-cell office:value-type="float" office:value="0.00017796">
            <text:p>0.00017796</text:p>
          </table:table-cell>
          <table:table-cell office:value-type="float" office:value="0.00059363">
            <text:p>0.00059363</text:p>
          </table:table-cell>
          <table:table-cell table:style-name="ce1" office:value-type="string">
            <text:p>1.7533e-05</text:p>
          </table:table-cell>
          <table:table-cell table:style-name="ce1" office:value-type="string">
            <text:p>2.0072e-08</text:p>
          </table:table-cell>
          <table:table-cell table:style-name="ce1" office:value-type="string">
            <text:p>2.2522e-06</text:p>
          </table:table-cell>
          <table:table-cell table:style-name="ce1" office:value-type="string">
            <text:p>4.8271e-05</text:p>
          </table:table-cell>
          <table:table-cell table:style-name="ce1" office:value-type="string">
            <text:p>8.0918e-18</text:p>
          </table:table-cell>
          <table:table-cell office:value-type="float" office:value="0.00065356">
            <text:p>0.00065356</text:p>
          </table:table-cell>
          <table:table-cell office:value-type="float" office:value="0.00017795">
            <text:p>0.00017795</text:p>
          </table:table-cell>
          <table:table-cell office:value-type="float" office:value="0.00059365">
            <text:p>0.00059365</text:p>
          </table:table-cell>
          <table:table-cell table:style-name="ce1" office:value-type="string">
            <text:p>2.00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522e-06</text:p>
          </table:table-cell>
          <table:table-cell table:style-name="ce1" office:value-type="string">
            <text:p>4.8271e-05</text:p>
          </table:table-cell>
          <table:table-cell table:style-name="ce1" office:value-type="string">
            <text:p>8.0916e-18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R61]*1000000" office:value-type="float" office:value="643.07">
            <text:p>643.07</text:p>
          </table:table-cell>
          <table:table-cell table:formula="of:=[.S61]*1000000" office:value-type="float" office:value="175.21">
            <text:p>175.21</text:p>
          </table:table-cell>
          <table:table-cell table:formula="of:=[.T61]*1000000" office:value-type="float" office:value="606.21">
            <text:p>606.21</text:p>
          </table:table-cell>
          <table:table-cell table:formula="of:=[.U61]*1000000" office:value-type="float" office:value="17.363">
            <text:p>17.363</text:p>
          </table:table-cell>
          <table:table-cell table:formula="of:=[.V61]*1000000" office:value-type="float" office:value="0.020529">
            <text:p>0.020529</text:p>
          </table:table-cell>
          <table:table-cell table:formula="of:=[.W61]*1000000" office:value-type="float" office:value="2.2189">
            <text:p>2.2189</text:p>
          </table:table-cell>
          <table:table-cell table:formula="of:=[.X61]*1000000" office:value-type="float" office:value="48.371">
            <text:p>48.371</text:p>
          </table:table-cell>
          <table:table-cell table:formula="of:=[.Y61]*1000000" office:value-type="float" office:value="0.0000000000078442">
            <text:p>7.8442E-012</text:p>
          </table:table-cell>
          <table:table-cell table:formula="of:=[.Z61]*1000000" office:value-type="float" office:value="643.06">
            <text:p>643.06</text:p>
          </table:table-cell>
          <table:table-cell table:formula="of:=[.AA61]*1000000" office:value-type="float" office:value="175.2">
            <text:p>175.2</text:p>
          </table:table-cell>
          <table:table-cell table:formula="of:=[.AB61]*1000000" office:value-type="float" office:value="606.22">
            <text:p>606.22</text:p>
          </table:table-cell>
          <table:table-cell table:formula="of:=[.AC61]*1000000" office:value-type="float" office:value="20.041">
            <text:p>20.041</text:p>
          </table:table-cell>
          <table:table-cell table:formula="of:=[.AD61]*1000000" office:value-type="float" office:value="0">
            <text:p>0</text:p>
          </table:table-cell>
          <table:table-cell table:formula="of:=[.AE61]*1000000" office:value-type="float" office:value="2.2189">
            <text:p>2.2189</text:p>
          </table:table-cell>
          <table:table-cell table:formula="of:=[.AF61]*1000000" office:value-type="float" office:value="48.371">
            <text:p>48.371</text:p>
          </table:table-cell>
          <table:table-cell table:formula="of:=[.AG61]*1000000" office:value-type="float" office:value="0.000000000007844">
            <text:p>7.844E-012</text:p>
          </table:table-cell>
          <table:table-cell office:value-type="float" office:value="0.00064307">
            <text:p>0.00064307</text:p>
          </table:table-cell>
          <table:table-cell office:value-type="float" office:value="0.00017521">
            <text:p>0.00017521</text:p>
          </table:table-cell>
          <table:table-cell office:value-type="float" office:value="0.00060621">
            <text:p>0.00060621</text:p>
          </table:table-cell>
          <table:table-cell table:style-name="ce1" office:value-type="string">
            <text:p>1.7363e-05</text:p>
          </table:table-cell>
          <table:table-cell table:style-name="ce1" office:value-type="string">
            <text:p>2.0529e-08</text:p>
          </table:table-cell>
          <table:table-cell table:style-name="ce1" office:value-type="string">
            <text:p>2.2189e-06</text:p>
          </table:table-cell>
          <table:table-cell table:style-name="ce1" office:value-type="string">
            <text:p>4.8371e-05</text:p>
          </table:table-cell>
          <table:table-cell table:style-name="ce1" office:value-type="string">
            <text:p>7.8442e-18</text:p>
          </table:table-cell>
          <table:table-cell office:value-type="float" office:value="0.00064306">
            <text:p>0.00064306</text:p>
          </table:table-cell>
          <table:table-cell office:value-type="float" office:value="0.0001752">
            <text:p>0.0001752</text:p>
          </table:table-cell>
          <table:table-cell office:value-type="float" office:value="0.00060622">
            <text:p>0.00060622</text:p>
          </table:table-cell>
          <table:table-cell table:style-name="ce1" office:value-type="string">
            <text:p>2.0041e-05</text:p>
          </table:table-cell>
          <table:table-cell office:value-type="float" office:value="0">
            <text:p>0</text:p>
          </table:table-cell>
          <table:table-cell table:style-name="ce1" office:value-type="string">
            <text:p>2.2189e-06</text:p>
          </table:table-cell>
          <table:table-cell table:style-name="ce1" office:value-type="string">
            <text:p>4.8371e-05</text:p>
          </table:table-cell>
          <table:table-cell table:style-name="ce1" office:value-type="string">
            <text:p>7.844e-18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R62]*1000000" office:value-type="float" office:value="632.89">
            <text:p>632.89</text:p>
          </table:table-cell>
          <table:table-cell table:formula="of:=[.S62]*1000000" office:value-type="float" office:value="172.56">
            <text:p>172.56</text:p>
          </table:table-cell>
          <table:table-cell table:formula="of:=[.T62]*1000000" office:value-type="float" office:value="618.4">
            <text:p>618.4</text:p>
          </table:table-cell>
          <table:table-cell table:formula="of:=[.U62]*1000000" office:value-type="float" office:value="17.193">
            <text:p>17.193</text:p>
          </table:table-cell>
          <table:table-cell table:formula="of:=[.V62]*1000000" office:value-type="float" office:value="0.020975">
            <text:p>0.020975</text:p>
          </table:table-cell>
          <table:table-cell table:formula="of:=[.W62]*1000000" office:value-type="float" office:value="2.1874">
            <text:p>2.1874</text:p>
          </table:table-cell>
          <table:table-cell table:formula="of:=[.X62]*1000000" office:value-type="float" office:value="48.432">
            <text:p>48.432</text:p>
          </table:table-cell>
          <table:table-cell table:formula="of:=[.Y62]*1000000" office:value-type="float" office:value="0.0000000000076042">
            <text:p>7.6042E-012</text:p>
          </table:table-cell>
          <table:table-cell table:formula="of:=[.Z62]*1000000" office:value-type="float" office:value="632.88">
            <text:p>632.88</text:p>
          </table:table-cell>
          <table:table-cell table:formula="of:=[.AA62]*1000000" office:value-type="float" office:value="172.56">
            <text:p>172.56</text:p>
          </table:table-cell>
          <table:table-cell table:formula="of:=[.AB62]*1000000" office:value-type="float" office:value="618.41">
            <text:p>618.41</text:p>
          </table:table-cell>
          <table:table-cell table:formula="of:=[.AC62]*1000000" office:value-type="float" office:value="20.015">
            <text:p>20.015</text:p>
          </table:table-cell>
          <table:table-cell table:formula="of:=[.AD62]*1000000" office:value-type="float" office:value="0">
            <text:p>0</text:p>
          </table:table-cell>
          <table:table-cell table:formula="of:=[.AE62]*1000000" office:value-type="float" office:value="2.1874">
            <text:p>2.1874</text:p>
          </table:table-cell>
          <table:table-cell table:formula="of:=[.AF62]*1000000" office:value-type="float" office:value="48.432">
            <text:p>48.432</text:p>
          </table:table-cell>
          <table:table-cell table:formula="of:=[.AG62]*1000000" office:value-type="float" office:value="0.000000000007604">
            <text:p>7.604E-012</text:p>
          </table:table-cell>
          <table:table-cell office:value-type="float" office:value="0.00063289">
            <text:p>0.00063289</text:p>
          </table:table-cell>
          <table:table-cell office:value-type="float" office:value="0.00017256">
            <text:p>0.00017256</text:p>
          </table:table-cell>
          <table:table-cell office:value-type="float" office:value="0.0006184">
            <text:p>0.0006184</text:p>
          </table:table-cell>
          <table:table-cell table:style-name="ce1" office:value-type="string">
            <text:p>1.7193e-05</text:p>
          </table:table-cell>
          <table:table-cell table:style-name="ce1" office:value-type="string">
            <text:p>2.0975e-08</text:p>
          </table:table-cell>
          <table:table-cell table:style-name="ce1" office:value-type="string">
            <text:p>2.1874e-06</text:p>
          </table:table-cell>
          <table:table-cell table:style-name="ce1" office:value-type="string">
            <text:p>4.8432e-05</text:p>
          </table:table-cell>
          <table:table-cell table:style-name="ce1" office:value-type="string">
            <text:p>7.6042e-18</text:p>
          </table:table-cell>
          <table:table-cell office:value-type="float" office:value="0.00063288">
            <text:p>0.00063288</text:p>
          </table:table-cell>
          <table:table-cell office:value-type="float" office:value="0.00017256">
            <text:p>0.00017256</text:p>
          </table:table-cell>
          <table:table-cell office:value-type="float" office:value="0.00061841">
            <text:p>0.00061841</text:p>
          </table:table-cell>
          <table:table-cell table:style-name="ce1" office:value-type="string">
            <text:p>2.0015e-05</text:p>
          </table:table-cell>
          <table:table-cell office:value-type="float" office:value="0">
            <text:p>0</text:p>
          </table:table-cell>
          <table:table-cell table:style-name="ce1" office:value-type="string">
            <text:p>2.1874e-06</text:p>
          </table:table-cell>
          <table:table-cell table:style-name="ce1" office:value-type="string">
            <text:p>4.8432e-05</text:p>
          </table:table-cell>
          <table:table-cell table:style-name="ce1" office:value-type="string">
            <text:p>7.604e-18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R63]*1000000" office:value-type="float" office:value="623">
            <text:p>623</text:p>
          </table:table-cell>
          <table:table-cell table:formula="of:=[.S63]*1000000" office:value-type="float" office:value="170.02">
            <text:p>170.02</text:p>
          </table:table-cell>
          <table:table-cell table:formula="of:=[.T63]*1000000" office:value-type="float" office:value="630.24">
            <text:p>630.24</text:p>
          </table:table-cell>
          <table:table-cell table:formula="of:=[.U63]*1000000" office:value-type="float" office:value="17.024">
            <text:p>17.024</text:p>
          </table:table-cell>
          <table:table-cell table:formula="of:=[.V63]*1000000" office:value-type="float" office:value="0.021411">
            <text:p>0.021411</text:p>
          </table:table-cell>
          <table:table-cell table:formula="of:=[.W63]*1000000" office:value-type="float" office:value="2.1576">
            <text:p>2.1576</text:p>
          </table:table-cell>
          <table:table-cell table:formula="of:=[.X63]*1000000" office:value-type="float" office:value="48.459">
            <text:p>48.459</text:p>
          </table:table-cell>
          <table:table-cell table:formula="of:=[.Y63]*1000000" office:value-type="float" office:value="0.0000000000073718">
            <text:p>7.3718E-012</text:p>
          </table:table-cell>
          <table:table-cell table:formula="of:=[.Z63]*1000000" office:value-type="float" office:value="622.99">
            <text:p>622.99</text:p>
          </table:table-cell>
          <table:table-cell table:formula="of:=[.AA63]*1000000" office:value-type="float" office:value="170.01">
            <text:p>170.01</text:p>
          </table:table-cell>
          <table:table-cell table:formula="of:=[.AB63]*1000000" office:value-type="float" office:value="630.25">
            <text:p>630.25</text:p>
          </table:table-cell>
          <table:table-cell table:formula="of:=[.AC63]*1000000" office:value-type="float" office:value="19.992">
            <text:p>19.992</text:p>
          </table:table-cell>
          <table:table-cell table:formula="of:=[.AD63]*1000000" office:value-type="float" office:value="0">
            <text:p>0</text:p>
          </table:table-cell>
          <table:table-cell table:formula="of:=[.AE63]*1000000" office:value-type="float" office:value="2.1576">
            <text:p>2.1576</text:p>
          </table:table-cell>
          <table:table-cell table:formula="of:=[.AF63]*1000000" office:value-type="float" office:value="48.459">
            <text:p>48.459</text:p>
          </table:table-cell>
          <table:table-cell table:formula="of:=[.AG63]*1000000" office:value-type="float" office:value="0.0000000000073716">
            <text:p>7.3716E-012</text:p>
          </table:table-cell>
          <table:table-cell office:value-type="float" office:value="0.000623">
            <text:p>0.000623</text:p>
          </table:table-cell>
          <table:table-cell office:value-type="float" office:value="0.00017002">
            <text:p>0.00017002</text:p>
          </table:table-cell>
          <table:table-cell office:value-type="float" office:value="0.00063024">
            <text:p>0.00063024</text:p>
          </table:table-cell>
          <table:table-cell table:style-name="ce1" office:value-type="string">
            <text:p>1.7024e-05</text:p>
          </table:table-cell>
          <table:table-cell table:style-name="ce1" office:value-type="string">
            <text:p>2.1411e-08</text:p>
          </table:table-cell>
          <table:table-cell table:style-name="ce1" office:value-type="string">
            <text:p>2.1576e-06</text:p>
          </table:table-cell>
          <table:table-cell table:style-name="ce1" office:value-type="string">
            <text:p>4.8459e-05</text:p>
          </table:table-cell>
          <table:table-cell table:style-name="ce1" office:value-type="string">
            <text:p>7.3718e-18</text:p>
          </table:table-cell>
          <table:table-cell office:value-type="float" office:value="0.00062299">
            <text:p>0.00062299</text:p>
          </table:table-cell>
          <table:table-cell office:value-type="float" office:value="0.00017001">
            <text:p>0.00017001</text:p>
          </table:table-cell>
          <table:table-cell office:value-type="float" office:value="0.00063025">
            <text:p>0.00063025</text:p>
          </table:table-cell>
          <table:table-cell table:style-name="ce1" office:value-type="string">
            <text:p>1.9992e-05</text:p>
          </table:table-cell>
          <table:table-cell office:value-type="float" office:value="0">
            <text:p>0</text:p>
          </table:table-cell>
          <table:table-cell table:style-name="ce1" office:value-type="string">
            <text:p>2.1576e-06</text:p>
          </table:table-cell>
          <table:table-cell table:style-name="ce1" office:value-type="string">
            <text:p>4.8459e-05</text:p>
          </table:table-cell>
          <table:table-cell table:style-name="ce1" office:value-type="string">
            <text:p>7.3716e-18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R64]*1000000" office:value-type="float" office:value="613.38">
            <text:p>613.38</text:p>
          </table:table-cell>
          <table:table-cell table:formula="of:=[.S64]*1000000" office:value-type="float" office:value="167.56">
            <text:p>167.56</text:p>
          </table:table-cell>
          <table:table-cell table:formula="of:=[.T64]*1000000" office:value-type="float" office:value="641.75">
            <text:p>641.75</text:p>
          </table:table-cell>
          <table:table-cell table:formula="of:=[.U64]*1000000" office:value-type="float" office:value="16.855">
            <text:p>16.855</text:p>
          </table:table-cell>
          <table:table-cell table:formula="of:=[.V64]*1000000" office:value-type="float" office:value="0.021836">
            <text:p>0.021836</text:p>
          </table:table-cell>
          <table:table-cell table:formula="of:=[.W64]*1000000" office:value-type="float" office:value="2.1292">
            <text:p>2.1292</text:p>
          </table:table-cell>
          <table:table-cell table:formula="of:=[.X64]*1000000" office:value-type="float" office:value="48.455">
            <text:p>48.455</text:p>
          </table:table-cell>
          <table:table-cell table:formula="of:=[.Y64]*1000000" office:value-type="float" office:value="0.0000000000071466">
            <text:p>7.1466E-012</text:p>
          </table:table-cell>
          <table:table-cell table:formula="of:=[.Z64]*1000000" office:value-type="float" office:value="613.37">
            <text:p>613.37</text:p>
          </table:table-cell>
          <table:table-cell table:formula="of:=[.AA64]*1000000" office:value-type="float" office:value="167.56">
            <text:p>167.56</text:p>
          </table:table-cell>
          <table:table-cell table:formula="of:=[.AB64]*1000000" office:value-type="float" office:value="641.76">
            <text:p>641.76</text:p>
          </table:table-cell>
          <table:table-cell table:formula="of:=[.AC64]*1000000" office:value-type="float" office:value="19.971">
            <text:p>19.971</text:p>
          </table:table-cell>
          <table:table-cell table:formula="of:=[.AD64]*1000000" office:value-type="float" office:value="0">
            <text:p>0</text:p>
          </table:table-cell>
          <table:table-cell table:formula="of:=[.AE64]*1000000" office:value-type="float" office:value="2.1292">
            <text:p>2.1292</text:p>
          </table:table-cell>
          <table:table-cell table:formula="of:=[.AF64]*1000000" office:value-type="float" office:value="48.455">
            <text:p>48.455</text:p>
          </table:table-cell>
          <table:table-cell table:formula="of:=[.AG64]*1000000" office:value-type="float" office:value="0.0000000000071464">
            <text:p>7.1464E-012</text:p>
          </table:table-cell>
          <table:table-cell office:value-type="float" office:value="0.00061338">
            <text:p>0.00061338</text:p>
          </table:table-cell>
          <table:table-cell office:value-type="float" office:value="0.00016756">
            <text:p>0.00016756</text:p>
          </table:table-cell>
          <table:table-cell office:value-type="float" office:value="0.00064175">
            <text:p>0.00064175</text:p>
          </table:table-cell>
          <table:table-cell table:style-name="ce1" office:value-type="string">
            <text:p>1.6855e-05</text:p>
          </table:table-cell>
          <table:table-cell table:style-name="ce1" office:value-type="string">
            <text:p>2.1836e-08</text:p>
          </table:table-cell>
          <table:table-cell table:style-name="ce1" office:value-type="string">
            <text:p>2.1292e-06</text:p>
          </table:table-cell>
          <table:table-cell table:style-name="ce1" office:value-type="string">
            <text:p>4.8455e-05</text:p>
          </table:table-cell>
          <table:table-cell table:style-name="ce1" office:value-type="string">
            <text:p>7.1466e-18</text:p>
          </table:table-cell>
          <table:table-cell office:value-type="float" office:value="0.00061337">
            <text:p>0.00061337</text:p>
          </table:table-cell>
          <table:table-cell office:value-type="float" office:value="0.00016756">
            <text:p>0.00016756</text:p>
          </table:table-cell>
          <table:table-cell office:value-type="float" office:value="0.00064176">
            <text:p>0.00064176</text:p>
          </table:table-cell>
          <table:table-cell table:style-name="ce1" office:value-type="string">
            <text:p>1.9971e-05</text:p>
          </table:table-cell>
          <table:table-cell office:value-type="float" office:value="0">
            <text:p>0</text:p>
          </table:table-cell>
          <table:table-cell table:style-name="ce1" office:value-type="string">
            <text:p>2.1292e-06</text:p>
          </table:table-cell>
          <table:table-cell table:style-name="ce1" office:value-type="string">
            <text:p>4.8455e-05</text:p>
          </table:table-cell>
          <table:table-cell table:style-name="ce1" office:value-type="string">
            <text:p>7.1464e-18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R65]*1000000" office:value-type="float" office:value="604.02">
            <text:p>604.02</text:p>
          </table:table-cell>
          <table:table-cell table:formula="of:=[.S65]*1000000" office:value-type="float" office:value="165.19">
            <text:p>165.19</text:p>
          </table:table-cell>
          <table:table-cell table:formula="of:=[.T65]*1000000" office:value-type="float" office:value="652.96">
            <text:p>652.96</text:p>
          </table:table-cell>
          <table:table-cell table:formula="of:=[.U65]*1000000" office:value-type="float" office:value="16.686">
            <text:p>16.686</text:p>
          </table:table-cell>
          <table:table-cell table:formula="of:=[.V65]*1000000" office:value-type="float" office:value="0.022251">
            <text:p>0.022251</text:p>
          </table:table-cell>
          <table:table-cell table:formula="of:=[.W65]*1000000" office:value-type="float" office:value="2.1022">
            <text:p>2.1022</text:p>
          </table:table-cell>
          <table:table-cell table:formula="of:=[.X65]*1000000" office:value-type="float" office:value="48.424">
            <text:p>48.424</text:p>
          </table:table-cell>
          <table:table-cell table:formula="of:=[.Y65]*1000000" office:value-type="float" office:value="0.0000000000069283">
            <text:p>6.9283E-012</text:p>
          </table:table-cell>
          <table:table-cell table:formula="of:=[.Z65]*1000000" office:value-type="float" office:value="604.01">
            <text:p>604.01</text:p>
          </table:table-cell>
          <table:table-cell table:formula="of:=[.AA65]*1000000" office:value-type="float" office:value="165.18">
            <text:p>165.18</text:p>
          </table:table-cell>
          <table:table-cell table:formula="of:=[.AB65]*1000000" office:value-type="float" office:value="652.97">
            <text:p>652.97</text:p>
          </table:table-cell>
          <table:table-cell table:formula="of:=[.AC65]*1000000" office:value-type="float" office:value="19.951">
            <text:p>19.951</text:p>
          </table:table-cell>
          <table:table-cell table:formula="of:=[.AD65]*1000000" office:value-type="float" office:value="0">
            <text:p>0</text:p>
          </table:table-cell>
          <table:table-cell table:formula="of:=[.AE65]*1000000" office:value-type="float" office:value="2.1021">
            <text:p>2.1021</text:p>
          </table:table-cell>
          <table:table-cell table:formula="of:=[.AF65]*1000000" office:value-type="float" office:value="48.424">
            <text:p>48.424</text:p>
          </table:table-cell>
          <table:table-cell table:formula="of:=[.AG65]*1000000" office:value-type="float" office:value="0.0000000000069281">
            <text:p>6.9281E-012</text:p>
          </table:table-cell>
          <table:table-cell office:value-type="float" office:value="0.00060402">
            <text:p>0.00060402</text:p>
          </table:table-cell>
          <table:table-cell office:value-type="float" office:value="0.00016519">
            <text:p>0.00016519</text:p>
          </table:table-cell>
          <table:table-cell office:value-type="float" office:value="0.00065296">
            <text:p>0.00065296</text:p>
          </table:table-cell>
          <table:table-cell table:style-name="ce1" office:value-type="string">
            <text:p>1.6686e-05</text:p>
          </table:table-cell>
          <table:table-cell table:style-name="ce1" office:value-type="string">
            <text:p>2.2251e-08</text:p>
          </table:table-cell>
          <table:table-cell table:style-name="ce1" office:value-type="string">
            <text:p>2.1022e-06</text:p>
          </table:table-cell>
          <table:table-cell table:style-name="ce1" office:value-type="string">
            <text:p>4.8424e-05</text:p>
          </table:table-cell>
          <table:table-cell table:style-name="ce1" office:value-type="string">
            <text:p>6.9283e-18</text:p>
          </table:table-cell>
          <table:table-cell office:value-type="float" office:value="0.00060401">
            <text:p>0.00060401</text:p>
          </table:table-cell>
          <table:table-cell office:value-type="float" office:value="0.00016518">
            <text:p>0.00016518</text:p>
          </table:table-cell>
          <table:table-cell office:value-type="float" office:value="0.00065297">
            <text:p>0.00065297</text:p>
          </table:table-cell>
          <table:table-cell table:style-name="ce1" office:value-type="string">
            <text:p>1.9951e-05</text:p>
          </table:table-cell>
          <table:table-cell office:value-type="float" office:value="0">
            <text:p>0</text:p>
          </table:table-cell>
          <table:table-cell table:style-name="ce1" office:value-type="string">
            <text:p>2.1021e-06</text:p>
          </table:table-cell>
          <table:table-cell table:style-name="ce1" office:value-type="string">
            <text:p>4.8424e-05</text:p>
          </table:table-cell>
          <table:table-cell table:style-name="ce1" office:value-type="string">
            <text:p>6.9281e-18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R66]*1000000" office:value-type="float" office:value="594.89">
            <text:p>594.89</text:p>
          </table:table-cell>
          <table:table-cell table:formula="of:=[.S66]*1000000" office:value-type="float" office:value="162.89">
            <text:p>162.89</text:p>
          </table:table-cell>
          <table:table-cell table:formula="of:=[.T66]*1000000" office:value-type="float" office:value="663.89">
            <text:p>663.89</text:p>
          </table:table-cell>
          <table:table-cell table:formula="of:=[.U66]*1000000" office:value-type="float" office:value="16.518">
            <text:p>16.518</text:p>
          </table:table-cell>
          <table:table-cell table:formula="of:=[.V66]*1000000" office:value-type="float" office:value="0.022658">
            <text:p>0.022658</text:p>
          </table:table-cell>
          <table:table-cell table:formula="of:=[.W66]*1000000" office:value-type="float" office:value="2.0762">
            <text:p>2.0762</text:p>
          </table:table-cell>
          <table:table-cell table:formula="of:=[.X66]*1000000" office:value-type="float" office:value="48.368">
            <text:p>48.368</text:p>
          </table:table-cell>
          <table:table-cell table:formula="of:=[.Y66]*1000000" office:value-type="float" office:value="0.0000000000067168">
            <text:p>6.7168E-012</text:p>
          </table:table-cell>
          <table:table-cell table:formula="of:=[.Z66]*1000000" office:value-type="float" office:value="594.89">
            <text:p>594.89</text:p>
          </table:table-cell>
          <table:table-cell table:formula="of:=[.AA66]*1000000" office:value-type="float" office:value="162.88">
            <text:p>162.88</text:p>
          </table:table-cell>
          <table:table-cell table:formula="of:=[.AB66]*1000000" office:value-type="float" office:value="663.9">
            <text:p>663.9</text:p>
          </table:table-cell>
          <table:table-cell table:formula="of:=[.AC66]*1000000" office:value-type="float" office:value="19.933">
            <text:p>19.933</text:p>
          </table:table-cell>
          <table:table-cell table:formula="of:=[.AD66]*1000000" office:value-type="float" office:value="0">
            <text:p>0</text:p>
          </table:table-cell>
          <table:table-cell table:formula="of:=[.AE66]*1000000" office:value-type="float" office:value="2.0762">
            <text:p>2.0762</text:p>
          </table:table-cell>
          <table:table-cell table:formula="of:=[.AF66]*1000000" office:value-type="float" office:value="48.368">
            <text:p>48.368</text:p>
          </table:table-cell>
          <table:table-cell table:formula="of:=[.AG66]*1000000" office:value-type="float" office:value="0.0000000000067166">
            <text:p>6.7166E-012</text:p>
          </table:table-cell>
          <table:table-cell office:value-type="float" office:value="0.00059489">
            <text:p>0.00059489</text:p>
          </table:table-cell>
          <table:table-cell office:value-type="float" office:value="0.00016289">
            <text:p>0.00016289</text:p>
          </table:table-cell>
          <table:table-cell office:value-type="float" office:value="0.00066389">
            <text:p>0.00066389</text:p>
          </table:table-cell>
          <table:table-cell table:style-name="ce1" office:value-type="string">
            <text:p>1.6518e-05</text:p>
          </table:table-cell>
          <table:table-cell table:style-name="ce1" office:value-type="string">
            <text:p>2.2658e-08</text:p>
          </table:table-cell>
          <table:table-cell table:style-name="ce1" office:value-type="string">
            <text:p>2.0762e-06</text:p>
          </table:table-cell>
          <table:table-cell table:style-name="ce1" office:value-type="string">
            <text:p>4.8368e-05</text:p>
          </table:table-cell>
          <table:table-cell table:style-name="ce1" office:value-type="string">
            <text:p>6.7168e-18</text:p>
          </table:table-cell>
          <table:table-cell office:value-type="float" office:value="0.00059489">
            <text:p>0.00059489</text:p>
          </table:table-cell>
          <table:table-cell office:value-type="float" office:value="0.00016288">
            <text:p>0.00016288</text:p>
          </table:table-cell>
          <table:table-cell office:value-type="float" office:value="0.0006639">
            <text:p>0.0006639</text:p>
          </table:table-cell>
          <table:table-cell table:style-name="ce1" office:value-type="string">
            <text:p>1.9933e-05</text:p>
          </table:table-cell>
          <table:table-cell office:value-type="float" office:value="0">
            <text:p>0</text:p>
          </table:table-cell>
          <table:table-cell table:style-name="ce1" office:value-type="string">
            <text:p>2.0762e-06</text:p>
          </table:table-cell>
          <table:table-cell table:style-name="ce1" office:value-type="string">
            <text:p>4.8368e-05</text:p>
          </table:table-cell>
          <table:table-cell table:style-name="ce1" office:value-type="string">
            <text:p>6.7166e-18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R67]*1000000" office:value-type="float" office:value="585.99">
            <text:p>585.99</text:p>
          </table:table-cell>
          <table:table-cell table:formula="of:=[.S67]*1000000" office:value-type="float" office:value="160.66">
            <text:p>160.66</text:p>
          </table:table-cell>
          <table:table-cell table:formula="of:=[.T67]*1000000" office:value-type="float" office:value="674.55">
            <text:p>674.55</text:p>
          </table:table-cell>
          <table:table-cell table:formula="of:=[.U67]*1000000" office:value-type="float" office:value="16.349">
            <text:p>16.349</text:p>
          </table:table-cell>
          <table:table-cell table:formula="of:=[.V67]*1000000" office:value-type="float" office:value="0.023055">
            <text:p>0.023055</text:p>
          </table:table-cell>
          <table:table-cell table:formula="of:=[.W67]*1000000" office:value-type="float" office:value="2.0513">
            <text:p>2.0513</text:p>
          </table:table-cell>
          <table:table-cell table:formula="of:=[.X67]*1000000" office:value-type="float" office:value="48.29">
            <text:p>48.29</text:p>
          </table:table-cell>
          <table:table-cell table:formula="of:=[.Y67]*1000000" office:value-type="float" office:value="0.0000000000065118">
            <text:p>6.5118E-012</text:p>
          </table:table-cell>
          <table:table-cell table:formula="of:=[.Z67]*1000000" office:value-type="float" office:value="585.98">
            <text:p>585.98</text:p>
          </table:table-cell>
          <table:table-cell table:formula="of:=[.AA67]*1000000" office:value-type="float" office:value="160.66">
            <text:p>160.66</text:p>
          </table:table-cell>
          <table:table-cell table:formula="of:=[.AB67]*1000000" office:value-type="float" office:value="674.56">
            <text:p>674.56</text:p>
          </table:table-cell>
          <table:table-cell table:formula="of:=[.AC67]*1000000" office:value-type="float" office:value="19.917">
            <text:p>19.917</text:p>
          </table:table-cell>
          <table:table-cell table:formula="of:=[.AD67]*1000000" office:value-type="float" office:value="0">
            <text:p>0</text:p>
          </table:table-cell>
          <table:table-cell table:formula="of:=[.AE67]*1000000" office:value-type="float" office:value="2.0513">
            <text:p>2.0513</text:p>
          </table:table-cell>
          <table:table-cell table:formula="of:=[.AF67]*1000000" office:value-type="float" office:value="48.289">
            <text:p>48.289</text:p>
          </table:table-cell>
          <table:table-cell table:formula="of:=[.AG67]*1000000" office:value-type="float" office:value="0.0000000000065116">
            <text:p>6.5116E-012</text:p>
          </table:table-cell>
          <table:table-cell office:value-type="float" office:value="0.00058599">
            <text:p>0.00058599</text:p>
          </table:table-cell>
          <table:table-cell office:value-type="float" office:value="0.00016066">
            <text:p>0.00016066</text:p>
          </table:table-cell>
          <table:table-cell office:value-type="float" office:value="0.00067455">
            <text:p>0.00067455</text:p>
          </table:table-cell>
          <table:table-cell table:style-name="ce1" office:value-type="string">
            <text:p>1.6349e-05</text:p>
          </table:table-cell>
          <table:table-cell table:style-name="ce1" office:value-type="string">
            <text:p>2.3055e-08</text:p>
          </table:table-cell>
          <table:table-cell table:style-name="ce1" office:value-type="string">
            <text:p>2.0513e-06</text:p>
          </table:table-cell>
          <table:table-cell table:style-name="ce1" office:value-type="string">
            <text:p>4.829e-05</text:p>
          </table:table-cell>
          <table:table-cell table:style-name="ce1" office:value-type="string">
            <text:p>6.5118e-18</text:p>
          </table:table-cell>
          <table:table-cell office:value-type="float" office:value="0.00058598">
            <text:p>0.00058598</text:p>
          </table:table-cell>
          <table:table-cell office:value-type="float" office:value="0.00016066">
            <text:p>0.00016066</text:p>
          </table:table-cell>
          <table:table-cell office:value-type="float" office:value="0.00067456">
            <text:p>0.00067456</text:p>
          </table:table-cell>
          <table:table-cell table:style-name="ce1" office:value-type="string">
            <text:p>1.9917e-05</text:p>
          </table:table-cell>
          <table:table-cell office:value-type="float" office:value="0">
            <text:p>0</text:p>
          </table:table-cell>
          <table:table-cell table:style-name="ce1" office:value-type="string">
            <text:p>2.0513e-06</text:p>
          </table:table-cell>
          <table:table-cell table:style-name="ce1" office:value-type="string">
            <text:p>4.8289e-05</text:p>
          </table:table-cell>
          <table:table-cell table:style-name="ce1" office:value-type="string">
            <text:p>6.5116e-18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R68]*1000000" office:value-type="float" office:value="577.29">
            <text:p>577.29</text:p>
          </table:table-cell>
          <table:table-cell table:formula="of:=[.S68]*1000000" office:value-type="float" office:value="158.5">
            <text:p>158.5</text:p>
          </table:table-cell>
          <table:table-cell table:formula="of:=[.T68]*1000000" office:value-type="float" office:value="684.98">
            <text:p>684.98</text:p>
          </table:table-cell>
          <table:table-cell table:formula="of:=[.U68]*1000000" office:value-type="float" office:value="16.181">
            <text:p>16.181</text:p>
          </table:table-cell>
          <table:table-cell table:formula="of:=[.V68]*1000000" office:value-type="float" office:value="0.023443">
            <text:p>0.023443</text:p>
          </table:table-cell>
          <table:table-cell table:formula="of:=[.W68]*1000000" office:value-type="float" office:value="2.0274">
            <text:p>2.0274</text:p>
          </table:table-cell>
          <table:table-cell table:formula="of:=[.X68]*1000000" office:value-type="float" office:value="48.191">
            <text:p>48.191</text:p>
          </table:table-cell>
          <table:table-cell table:formula="of:=[.Y68]*1000000" office:value-type="float" office:value="0.0000000000063132">
            <text:p>6.3132E-012</text:p>
          </table:table-cell>
          <table:table-cell table:formula="of:=[.Z68]*1000000" office:value-type="float" office:value="577.28">
            <text:p>577.28</text:p>
          </table:table-cell>
          <table:table-cell table:formula="of:=[.AA68]*1000000" office:value-type="float" office:value="158.49">
            <text:p>158.49</text:p>
          </table:table-cell>
          <table:table-cell table:formula="of:=[.AB68]*1000000" office:value-type="float" office:value="684.99">
            <text:p>684.99</text:p>
          </table:table-cell>
          <table:table-cell table:formula="of:=[.AC68]*1000000" office:value-type="float" office:value="19.902">
            <text:p>19.902</text:p>
          </table:table-cell>
          <table:table-cell table:formula="of:=[.AD68]*1000000" office:value-type="float" office:value="0">
            <text:p>0</text:p>
          </table:table-cell>
          <table:table-cell table:formula="of:=[.AE68]*1000000" office:value-type="float" office:value="2.0273">
            <text:p>2.0273</text:p>
          </table:table-cell>
          <table:table-cell table:formula="of:=[.AF68]*1000000" office:value-type="float" office:value="48.191">
            <text:p>48.191</text:p>
          </table:table-cell>
          <table:table-cell table:formula="of:=[.AG68]*1000000" office:value-type="float" office:value="0.000000000006313">
            <text:p>6.313E-012</text:p>
          </table:table-cell>
          <table:table-cell office:value-type="float" office:value="0.00057729">
            <text:p>0.00057729</text:p>
          </table:table-cell>
          <table:table-cell office:value-type="float" office:value="0.0001585">
            <text:p>0.0001585</text:p>
          </table:table-cell>
          <table:table-cell office:value-type="float" office:value="0.00068498">
            <text:p>0.00068498</text:p>
          </table:table-cell>
          <table:table-cell table:style-name="ce1" office:value-type="string">
            <text:p>1.6181e-05</text:p>
          </table:table-cell>
          <table:table-cell table:style-name="ce1" office:value-type="string">
            <text:p>2.3443e-08</text:p>
          </table:table-cell>
          <table:table-cell table:style-name="ce1" office:value-type="string">
            <text:p>2.0274e-06</text:p>
          </table:table-cell>
          <table:table-cell table:style-name="ce1" office:value-type="string">
            <text:p>4.8191e-05</text:p>
          </table:table-cell>
          <table:table-cell table:style-name="ce1" office:value-type="string">
            <text:p>6.3132e-18</text:p>
          </table:table-cell>
          <table:table-cell office:value-type="float" office:value="0.00057728">
            <text:p>0.00057728</text:p>
          </table:table-cell>
          <table:table-cell office:value-type="float" office:value="0.00015849">
            <text:p>0.00015849</text:p>
          </table:table-cell>
          <table:table-cell office:value-type="float" office:value="0.00068499">
            <text:p>0.00068499</text:p>
          </table:table-cell>
          <table:table-cell table:style-name="ce1" office:value-type="string">
            <text:p>1.99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273e-06</text:p>
          </table:table-cell>
          <table:table-cell table:style-name="ce1" office:value-type="string">
            <text:p>4.8191e-05</text:p>
          </table:table-cell>
          <table:table-cell table:style-name="ce1" office:value-type="string">
            <text:p>6.313e-18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R69]*1000000" office:value-type="float" office:value="568.78">
            <text:p>568.78</text:p>
          </table:table-cell>
          <table:table-cell table:formula="of:=[.S69]*1000000" office:value-type="float" office:value="156.39">
            <text:p>156.39</text:p>
          </table:table-cell>
          <table:table-cell table:formula="of:=[.T69]*1000000" office:value-type="float" office:value="695.17">
            <text:p>695.17</text:p>
          </table:table-cell>
          <table:table-cell table:formula="of:=[.U69]*1000000" office:value-type="float" office:value="16.012">
            <text:p>16.012</text:p>
          </table:table-cell>
          <table:table-cell table:formula="of:=[.V69]*1000000" office:value-type="float" office:value="0.023823">
            <text:p>0.023823</text:p>
          </table:table-cell>
          <table:table-cell table:formula="of:=[.W69]*1000000" office:value-type="float" office:value="2.0043">
            <text:p>2.0043</text:p>
          </table:table-cell>
          <table:table-cell table:formula="of:=[.X69]*1000000" office:value-type="float" office:value="48.074">
            <text:p>48.074</text:p>
          </table:table-cell>
          <table:table-cell table:formula="of:=[.Y69]*1000000" office:value-type="float" office:value="0.0000000000061207">
            <text:p>6.1207E-012</text:p>
          </table:table-cell>
          <table:table-cell table:formula="of:=[.Z69]*1000000" office:value-type="float" office:value="568.77">
            <text:p>568.77</text:p>
          </table:table-cell>
          <table:table-cell table:formula="of:=[.AA69]*1000000" office:value-type="float" office:value="156.39">
            <text:p>156.39</text:p>
          </table:table-cell>
          <table:table-cell table:formula="of:=[.AB69]*1000000" office:value-type="float" office:value="695.18">
            <text:p>695.18</text:p>
          </table:table-cell>
          <table:table-cell table:formula="of:=[.AC69]*1000000" office:value-type="float" office:value="19.888">
            <text:p>19.888</text:p>
          </table:table-cell>
          <table:table-cell table:formula="of:=[.AD69]*1000000" office:value-type="float" office:value="0">
            <text:p>0</text:p>
          </table:table-cell>
          <table:table-cell table:formula="of:=[.AE69]*1000000" office:value-type="float" office:value="2.0042">
            <text:p>2.0042</text:p>
          </table:table-cell>
          <table:table-cell table:formula="of:=[.AF69]*1000000" office:value-type="float" office:value="48.074">
            <text:p>48.074</text:p>
          </table:table-cell>
          <table:table-cell table:formula="of:=[.AG69]*1000000" office:value-type="float" office:value="0.0000000000061205">
            <text:p>6.1205E-012</text:p>
          </table:table-cell>
          <table:table-cell office:value-type="float" office:value="0.00056878">
            <text:p>0.00056878</text:p>
          </table:table-cell>
          <table:table-cell office:value-type="float" office:value="0.00015639">
            <text:p>0.00015639</text:p>
          </table:table-cell>
          <table:table-cell office:value-type="float" office:value="0.00069517">
            <text:p>0.00069517</text:p>
          </table:table-cell>
          <table:table-cell table:style-name="ce1" office:value-type="string">
            <text:p>1.6012e-05</text:p>
          </table:table-cell>
          <table:table-cell table:style-name="ce1" office:value-type="string">
            <text:p>2.3823e-08</text:p>
          </table:table-cell>
          <table:table-cell table:style-name="ce1" office:value-type="string">
            <text:p>2.0043e-06</text:p>
          </table:table-cell>
          <table:table-cell table:style-name="ce1" office:value-type="string">
            <text:p>4.8074e-05</text:p>
          </table:table-cell>
          <table:table-cell table:style-name="ce1" office:value-type="string">
            <text:p>6.1207e-18</text:p>
          </table:table-cell>
          <table:table-cell office:value-type="float" office:value="0.00056877">
            <text:p>0.00056877</text:p>
          </table:table-cell>
          <table:table-cell office:value-type="float" office:value="0.00015639">
            <text:p>0.00015639</text:p>
          </table:table-cell>
          <table:table-cell office:value-type="float" office:value="0.00069518">
            <text:p>0.00069518</text:p>
          </table:table-cell>
          <table:table-cell table:style-name="ce1" office:value-type="string">
            <text:p>1.9888e-05</text:p>
          </table:table-cell>
          <table:table-cell office:value-type="float" office:value="0">
            <text:p>0</text:p>
          </table:table-cell>
          <table:table-cell table:style-name="ce1" office:value-type="string">
            <text:p>2.0042e-06</text:p>
          </table:table-cell>
          <table:table-cell table:style-name="ce1" office:value-type="string">
            <text:p>4.8074e-05</text:p>
          </table:table-cell>
          <table:table-cell table:style-name="ce1" office:value-type="string">
            <text:p>6.1205e-18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R70]*1000000" office:value-type="float" office:value="560.46">
            <text:p>560.46</text:p>
          </table:table-cell>
          <table:table-cell table:formula="of:=[.S70]*1000000" office:value-type="float" office:value="154.35">
            <text:p>154.35</text:p>
          </table:table-cell>
          <table:table-cell table:formula="of:=[.T70]*1000000" office:value-type="float" office:value="705.15">
            <text:p>705.15</text:p>
          </table:table-cell>
          <table:table-cell table:formula="of:=[.U70]*1000000" office:value-type="float" office:value="15.844">
            <text:p>15.844</text:p>
          </table:table-cell>
          <table:table-cell table:formula="of:=[.V70]*1000000" office:value-type="float" office:value="0.024194">
            <text:p>0.024194</text:p>
          </table:table-cell>
          <table:table-cell table:formula="of:=[.W70]*1000000" office:value-type="float" office:value="1.9819">
            <text:p>1.9819</text:p>
          </table:table-cell>
          <table:table-cell table:formula="of:=[.X70]*1000000" office:value-type="float" office:value="47.94">
            <text:p>47.94</text:p>
          </table:table-cell>
          <table:table-cell table:formula="of:=[.Y70]*1000000" office:value-type="float" office:value="0.0000000000059341">
            <text:p>5.9341E-012</text:p>
          </table:table-cell>
          <table:table-cell table:formula="of:=[.Z70]*1000000" office:value-type="float" office:value="560.45">
            <text:p>560.45</text:p>
          </table:table-cell>
          <table:table-cell table:formula="of:=[.AA70]*1000000" office:value-type="float" office:value="154.34">
            <text:p>154.34</text:p>
          </table:table-cell>
          <table:table-cell table:formula="of:=[.AB70]*1000000" office:value-type="float" office:value="705.16">
            <text:p>705.16</text:p>
          </table:table-cell>
          <table:table-cell table:formula="of:=[.AC70]*1000000" office:value-type="float" office:value="19.876">
            <text:p>19.876</text:p>
          </table:table-cell>
          <table:table-cell table:formula="of:=[.AD70]*1000000" office:value-type="float" office:value="0">
            <text:p>0</text:p>
          </table:table-cell>
          <table:table-cell table:formula="of:=[.AE70]*1000000" office:value-type="float" office:value="1.9819">
            <text:p>1.9819</text:p>
          </table:table-cell>
          <table:table-cell table:formula="of:=[.AF70]*1000000" office:value-type="float" office:value="47.94">
            <text:p>47.94</text:p>
          </table:table-cell>
          <table:table-cell table:formula="of:=[.AG70]*1000000" office:value-type="float" office:value="0.0000000000059339">
            <text:p>5.9339E-012</text:p>
          </table:table-cell>
          <table:table-cell office:value-type="float" office:value="0.00056046">
            <text:p>0.00056046</text:p>
          </table:table-cell>
          <table:table-cell office:value-type="float" office:value="0.00015435">
            <text:p>0.00015435</text:p>
          </table:table-cell>
          <table:table-cell office:value-type="float" office:value="0.00070515">
            <text:p>0.00070515</text:p>
          </table:table-cell>
          <table:table-cell table:style-name="ce1" office:value-type="string">
            <text:p>1.5844e-05</text:p>
          </table:table-cell>
          <table:table-cell table:style-name="ce1" office:value-type="string">
            <text:p>2.4194e-08</text:p>
          </table:table-cell>
          <table:table-cell table:style-name="ce1" office:value-type="string">
            <text:p>1.9819e-06</text:p>
          </table:table-cell>
          <table:table-cell table:style-name="ce1" office:value-type="string">
            <text:p>4.794e-05</text:p>
          </table:table-cell>
          <table:table-cell table:style-name="ce1" office:value-type="string">
            <text:p>5.9341e-18</text:p>
          </table:table-cell>
          <table:table-cell office:value-type="float" office:value="0.00056045">
            <text:p>0.00056045</text:p>
          </table:table-cell>
          <table:table-cell office:value-type="float" office:value="0.00015434">
            <text:p>0.00015434</text:p>
          </table:table-cell>
          <table:table-cell office:value-type="float" office:value="0.00070516">
            <text:p>0.00070516</text:p>
          </table:table-cell>
          <table:table-cell table:style-name="ce1" office:value-type="string">
            <text:p>1.9876e-05</text:p>
          </table:table-cell>
          <table:table-cell office:value-type="float" office:value="0">
            <text:p>0</text:p>
          </table:table-cell>
          <table:table-cell table:style-name="ce1" office:value-type="string">
            <text:p>1.9819e-06</text:p>
          </table:table-cell>
          <table:table-cell table:style-name="ce1" office:value-type="string">
            <text:p>4.794e-05</text:p>
          </table:table-cell>
          <table:table-cell table:style-name="ce1" office:value-type="string">
            <text:p>5.9339e-18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R71]*1000000" office:value-type="float" office:value="552.31">
            <text:p>552.31</text:p>
          </table:table-cell>
          <table:table-cell table:formula="of:=[.S71]*1000000" office:value-type="float" office:value="152.35">
            <text:p>152.35</text:p>
          </table:table-cell>
          <table:table-cell table:formula="of:=[.T71]*1000000" office:value-type="float" office:value="714.93">
            <text:p>714.93</text:p>
          </table:table-cell>
          <table:table-cell table:formula="of:=[.U71]*1000000" office:value-type="float" office:value="15.676">
            <text:p>15.676</text:p>
          </table:table-cell>
          <table:table-cell table:formula="of:=[.V71]*1000000" office:value-type="float" office:value="0.024558">
            <text:p>0.024558</text:p>
          </table:table-cell>
          <table:table-cell table:formula="of:=[.W71]*1000000" office:value-type="float" office:value="1.9603">
            <text:p>1.9603</text:p>
          </table:table-cell>
          <table:table-cell table:formula="of:=[.X71]*1000000" office:value-type="float" office:value="47.791">
            <text:p>47.791</text:p>
          </table:table-cell>
          <table:table-cell table:formula="of:=[.Y71]*1000000" office:value-type="float" office:value="0.0000000000057533">
            <text:p>5.7533E-012</text:p>
          </table:table-cell>
          <table:table-cell table:formula="of:=[.Z71]*1000000" office:value-type="float" office:value="552.3">
            <text:p>552.3</text:p>
          </table:table-cell>
          <table:table-cell table:formula="of:=[.AA71]*1000000" office:value-type="float" office:value="152.35">
            <text:p>152.35</text:p>
          </table:table-cell>
          <table:table-cell table:formula="of:=[.AB71]*1000000" office:value-type="float" office:value="714.94">
            <text:p>714.94</text:p>
          </table:table-cell>
          <table:table-cell table:formula="of:=[.AC71]*1000000" office:value-type="float" office:value="19.864">
            <text:p>19.864</text:p>
          </table:table-cell>
          <table:table-cell table:formula="of:=[.AD71]*1000000" office:value-type="float" office:value="0">
            <text:p>0</text:p>
          </table:table-cell>
          <table:table-cell table:formula="of:=[.AE71]*1000000" office:value-type="float" office:value="1.9602">
            <text:p>1.9602</text:p>
          </table:table-cell>
          <table:table-cell table:formula="of:=[.AF71]*1000000" office:value-type="float" office:value="47.791">
            <text:p>47.791</text:p>
          </table:table-cell>
          <table:table-cell table:formula="of:=[.AG71]*1000000" office:value-type="float" office:value="0.0000000000057531">
            <text:p>5.7531E-012</text:p>
          </table:table-cell>
          <table:table-cell office:value-type="float" office:value="0.00055231">
            <text:p>0.00055231</text:p>
          </table:table-cell>
          <table:table-cell office:value-type="float" office:value="0.00015235">
            <text:p>0.00015235</text:p>
          </table:table-cell>
          <table:table-cell office:value-type="float" office:value="0.00071493">
            <text:p>0.00071493</text:p>
          </table:table-cell>
          <table:table-cell table:style-name="ce1" office:value-type="string">
            <text:p>1.5676e-05</text:p>
          </table:table-cell>
          <table:table-cell table:style-name="ce1" office:value-type="string">
            <text:p>2.4558e-08</text:p>
          </table:table-cell>
          <table:table-cell table:style-name="ce1" office:value-type="string">
            <text:p>1.9603e-06</text:p>
          </table:table-cell>
          <table:table-cell table:style-name="ce1" office:value-type="string">
            <text:p>4.7791e-05</text:p>
          </table:table-cell>
          <table:table-cell table:style-name="ce1" office:value-type="string">
            <text:p>5.7533e-18</text:p>
          </table:table-cell>
          <table:table-cell office:value-type="float" office:value="0.0005523">
            <text:p>0.0005523</text:p>
          </table:table-cell>
          <table:table-cell office:value-type="float" office:value="0.00015235">
            <text:p>0.00015235</text:p>
          </table:table-cell>
          <table:table-cell office:value-type="float" office:value="0.00071494">
            <text:p>0.00071494</text:p>
          </table:table-cell>
          <table:table-cell table:style-name="ce1" office:value-type="string">
            <text:p>1.9864e-05</text:p>
          </table:table-cell>
          <table:table-cell office:value-type="float" office:value="0">
            <text:p>0</text:p>
          </table:table-cell>
          <table:table-cell table:style-name="ce1" office:value-type="string">
            <text:p>1.9602e-06</text:p>
          </table:table-cell>
          <table:table-cell table:style-name="ce1" office:value-type="string">
            <text:p>4.7791e-05</text:p>
          </table:table-cell>
          <table:table-cell table:style-name="ce1" office:value-type="string">
            <text:p>5.7531e-18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R72]*1000000" office:value-type="float" office:value="544.32">
            <text:p>544.32</text:p>
          </table:table-cell>
          <table:table-cell table:formula="of:=[.S72]*1000000" office:value-type="float" office:value="150.4">
            <text:p>150.4</text:p>
          </table:table-cell>
          <table:table-cell table:formula="of:=[.T72]*1000000" office:value-type="float" office:value="724.52">
            <text:p>724.52</text:p>
          </table:table-cell>
          <table:table-cell table:formula="of:=[.U72]*1000000" office:value-type="float" office:value="15.507">
            <text:p>15.507</text:p>
          </table:table-cell>
          <table:table-cell table:formula="of:=[.V72]*1000000" office:value-type="float" office:value="0.024913">
            <text:p>0.024913</text:p>
          </table:table-cell>
          <table:table-cell table:formula="of:=[.W72]*1000000" office:value-type="float" office:value="1.9392">
            <text:p>1.9392</text:p>
          </table:table-cell>
          <table:table-cell table:formula="of:=[.X72]*1000000" office:value-type="float" office:value="47.629">
            <text:p>47.629</text:p>
          </table:table-cell>
          <table:table-cell table:formula="of:=[.Y72]*1000000" office:value-type="float" office:value="0.000000000005578">
            <text:p>5.578E-012</text:p>
          </table:table-cell>
          <table:table-cell table:formula="of:=[.Z72]*1000000" office:value-type="float" office:value="544.31">
            <text:p>544.31</text:p>
          </table:table-cell>
          <table:table-cell table:formula="of:=[.AA72]*1000000" office:value-type="float" office:value="150.4">
            <text:p>150.4</text:p>
          </table:table-cell>
          <table:table-cell table:formula="of:=[.AB72]*1000000" office:value-type="float" office:value="724.53">
            <text:p>724.53</text:p>
          </table:table-cell>
          <table:table-cell table:formula="of:=[.AC72]*1000000" office:value-type="float" office:value="19.854">
            <text:p>19.854</text:p>
          </table:table-cell>
          <table:table-cell table:formula="of:=[.AD72]*1000000" office:value-type="float" office:value="0">
            <text:p>0</text:p>
          </table:table-cell>
          <table:table-cell table:formula="of:=[.AE72]*1000000" office:value-type="float" office:value="1.9392">
            <text:p>1.9392</text:p>
          </table:table-cell>
          <table:table-cell table:formula="of:=[.AF72]*1000000" office:value-type="float" office:value="47.628">
            <text:p>47.628</text:p>
          </table:table-cell>
          <table:table-cell table:formula="of:=[.AG72]*1000000" office:value-type="float" office:value="0.0000000000055778">
            <text:p>5.5778E-012</text:p>
          </table:table-cell>
          <table:table-cell office:value-type="float" office:value="0.00054432">
            <text:p>0.00054432</text:p>
          </table:table-cell>
          <table:table-cell office:value-type="float" office:value="0.0001504">
            <text:p>0.0001504</text:p>
          </table:table-cell>
          <table:table-cell office:value-type="float" office:value="0.00072452">
            <text:p>0.00072452</text:p>
          </table:table-cell>
          <table:table-cell table:style-name="ce1" office:value-type="string">
            <text:p>1.5507e-05</text:p>
          </table:table-cell>
          <table:table-cell table:style-name="ce1" office:value-type="string">
            <text:p>2.4913e-08</text:p>
          </table:table-cell>
          <table:table-cell table:style-name="ce1" office:value-type="string">
            <text:p>1.9392e-06</text:p>
          </table:table-cell>
          <table:table-cell table:style-name="ce1" office:value-type="string">
            <text:p>4.7629e-05</text:p>
          </table:table-cell>
          <table:table-cell table:style-name="ce1" office:value-type="string">
            <text:p>5.578e-18</text:p>
          </table:table-cell>
          <table:table-cell office:value-type="float" office:value="0.00054431">
            <text:p>0.00054431</text:p>
          </table:table-cell>
          <table:table-cell office:value-type="float" office:value="0.0001504">
            <text:p>0.0001504</text:p>
          </table:table-cell>
          <table:table-cell office:value-type="float" office:value="0.00072453">
            <text:p>0.00072453</text:p>
          </table:table-cell>
          <table:table-cell table:style-name="ce1" office:value-type="string">
            <text:p>1.9854e-05</text:p>
          </table:table-cell>
          <table:table-cell office:value-type="float" office:value="0">
            <text:p>0</text:p>
          </table:table-cell>
          <table:table-cell table:style-name="ce1" office:value-type="string">
            <text:p>1.9392e-06</text:p>
          </table:table-cell>
          <table:table-cell table:style-name="ce1" office:value-type="string">
            <text:p>4.7628e-05</text:p>
          </table:table-cell>
          <table:table-cell table:style-name="ce1" office:value-type="string">
            <text:p>5.5778e-18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R73]*1000000" office:value-type="float" office:value="536.49">
            <text:p>536.49</text:p>
          </table:table-cell>
          <table:table-cell table:formula="of:=[.S73]*1000000" office:value-type="float" office:value="148.49">
            <text:p>148.49</text:p>
          </table:table-cell>
          <table:table-cell table:formula="of:=[.T73]*1000000" office:value-type="float" office:value="733.93">
            <text:p>733.93</text:p>
          </table:table-cell>
          <table:table-cell table:formula="of:=[.U73]*1000000" office:value-type="float" office:value="15.339">
            <text:p>15.339</text:p>
          </table:table-cell>
          <table:table-cell table:formula="of:=[.V73]*1000000" office:value-type="float" office:value="0.025261">
            <text:p>0.025261</text:p>
          </table:table-cell>
          <table:table-cell table:formula="of:=[.W73]*1000000" office:value-type="float" office:value="1.9187">
            <text:p>1.9187</text:p>
          </table:table-cell>
          <table:table-cell table:formula="of:=[.X73]*1000000" office:value-type="float" office:value="47.453">
            <text:p>47.453</text:p>
          </table:table-cell>
          <table:table-cell table:formula="of:=[.Y73]*1000000" office:value-type="float" office:value="0.0000000000054081">
            <text:p>5.4081E-012</text:p>
          </table:table-cell>
          <table:table-cell table:formula="of:=[.Z73]*1000000" office:value-type="float" office:value="536.48">
            <text:p>536.48</text:p>
          </table:table-cell>
          <table:table-cell table:formula="of:=[.AA73]*1000000" office:value-type="float" office:value="148.49">
            <text:p>148.49</text:p>
          </table:table-cell>
          <table:table-cell table:formula="of:=[.AB73]*1000000" office:value-type="float" office:value="733.94">
            <text:p>733.94</text:p>
          </table:table-cell>
          <table:table-cell table:formula="of:=[.AC73]*1000000" office:value-type="float" office:value="19.844">
            <text:p>19.844</text:p>
          </table:table-cell>
          <table:table-cell table:formula="of:=[.AD73]*1000000" office:value-type="float" office:value="0">
            <text:p>0</text:p>
          </table:table-cell>
          <table:table-cell table:formula="of:=[.AE73]*1000000" office:value-type="float" office:value="1.9187">
            <text:p>1.9187</text:p>
          </table:table-cell>
          <table:table-cell table:formula="of:=[.AF73]*1000000" office:value-type="float" office:value="47.453">
            <text:p>47.453</text:p>
          </table:table-cell>
          <table:table-cell table:formula="of:=[.AG73]*1000000" office:value-type="float" office:value="0.000000000005408">
            <text:p>5.408E-012</text:p>
          </table:table-cell>
          <table:table-cell office:value-type="float" office:value="0.00053649">
            <text:p>0.00053649</text:p>
          </table:table-cell>
          <table:table-cell office:value-type="float" office:value="0.00014849">
            <text:p>0.00014849</text:p>
          </table:table-cell>
          <table:table-cell office:value-type="float" office:value="0.00073393">
            <text:p>0.00073393</text:p>
          </table:table-cell>
          <table:table-cell table:style-name="ce1" office:value-type="string">
            <text:p>1.5339e-05</text:p>
          </table:table-cell>
          <table:table-cell table:style-name="ce1" office:value-type="string">
            <text:p>2.5261e-08</text:p>
          </table:table-cell>
          <table:table-cell table:style-name="ce1" office:value-type="string">
            <text:p>1.9187e-06</text:p>
          </table:table-cell>
          <table:table-cell table:style-name="ce1" office:value-type="string">
            <text:p>4.7453e-05</text:p>
          </table:table-cell>
          <table:table-cell table:style-name="ce1" office:value-type="string">
            <text:p>5.4081e-18</text:p>
          </table:table-cell>
          <table:table-cell office:value-type="float" office:value="0.00053648">
            <text:p>0.00053648</text:p>
          </table:table-cell>
          <table:table-cell office:value-type="float" office:value="0.00014849">
            <text:p>0.00014849</text:p>
          </table:table-cell>
          <table:table-cell office:value-type="float" office:value="0.00073394">
            <text:p>0.00073394</text:p>
          </table:table-cell>
          <table:table-cell table:style-name="ce1" office:value-type="string">
            <text:p>1.98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87e-06</text:p>
          </table:table-cell>
          <table:table-cell table:style-name="ce1" office:value-type="string">
            <text:p>4.7453e-05</text:p>
          </table:table-cell>
          <table:table-cell table:style-name="ce1" office:value-type="string">
            <text:p>5.408e-18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R74]*1000000" office:value-type="float" office:value="528.8">
            <text:p>528.8</text:p>
          </table:table-cell>
          <table:table-cell table:formula="of:=[.S74]*1000000" office:value-type="float" office:value="146.63">
            <text:p>146.63</text:p>
          </table:table-cell>
          <table:table-cell table:formula="of:=[.T74]*1000000" office:value-type="float" office:value="743.17">
            <text:p>743.17</text:p>
          </table:table-cell>
          <table:table-cell table:formula="of:=[.U74]*1000000" office:value-type="float" office:value="15.17">
            <text:p>15.17</text:p>
          </table:table-cell>
          <table:table-cell table:formula="of:=[.V74]*1000000" office:value-type="float" office:value="0.025602">
            <text:p>0.025602</text:p>
          </table:table-cell>
          <table:table-cell table:formula="of:=[.W74]*1000000" office:value-type="float" office:value="1.8988">
            <text:p>1.8988</text:p>
          </table:table-cell>
          <table:table-cell table:formula="of:=[.X74]*1000000" office:value-type="float" office:value="47.266">
            <text:p>47.266</text:p>
          </table:table-cell>
          <table:table-cell table:formula="of:=[.Y74]*1000000" office:value-type="float" office:value="0.0000000000052435">
            <text:p>5.2435E-012</text:p>
          </table:table-cell>
          <table:table-cell table:formula="of:=[.Z74]*1000000" office:value-type="float" office:value="528.79">
            <text:p>528.79</text:p>
          </table:table-cell>
          <table:table-cell table:formula="of:=[.AA74]*1000000" office:value-type="float" office:value="146.63">
            <text:p>146.63</text:p>
          </table:table-cell>
          <table:table-cell table:formula="of:=[.AB74]*1000000" office:value-type="float" office:value="743.18">
            <text:p>743.18</text:p>
          </table:table-cell>
          <table:table-cell table:formula="of:=[.AC74]*1000000" office:value-type="float" office:value="19.836">
            <text:p>19.836</text:p>
          </table:table-cell>
          <table:table-cell table:formula="of:=[.AD74]*1000000" office:value-type="float" office:value="0">
            <text:p>0</text:p>
          </table:table-cell>
          <table:table-cell table:formula="of:=[.AE74]*1000000" office:value-type="float" office:value="1.8987">
            <text:p>1.8987</text:p>
          </table:table-cell>
          <table:table-cell table:formula="of:=[.AF74]*1000000" office:value-type="float" office:value="47.266">
            <text:p>47.266</text:p>
          </table:table-cell>
          <table:table-cell table:formula="of:=[.AG74]*1000000" office:value-type="float" office:value="0.0000000000052433">
            <text:p>5.2433E-012</text:p>
          </table:table-cell>
          <table:table-cell office:value-type="float" office:value="0.0005288">
            <text:p>0.0005288</text:p>
          </table:table-cell>
          <table:table-cell office:value-type="float" office:value="0.00014663">
            <text:p>0.00014663</text:p>
          </table:table-cell>
          <table:table-cell office:value-type="float" office:value="0.00074317">
            <text:p>0.00074317</text:p>
          </table:table-cell>
          <table:table-cell table:style-name="ce1" office:value-type="string">
            <text:p>1.517e-05</text:p>
          </table:table-cell>
          <table:table-cell table:style-name="ce1" office:value-type="string">
            <text:p>2.5602e-08</text:p>
          </table:table-cell>
          <table:table-cell table:style-name="ce1" office:value-type="string">
            <text:p>1.8988e-06</text:p>
          </table:table-cell>
          <table:table-cell table:style-name="ce1" office:value-type="string">
            <text:p>4.7266e-05</text:p>
          </table:table-cell>
          <table:table-cell table:style-name="ce1" office:value-type="string">
            <text:p>5.2435e-18</text:p>
          </table:table-cell>
          <table:table-cell office:value-type="float" office:value="0.00052879">
            <text:p>0.00052879</text:p>
          </table:table-cell>
          <table:table-cell office:value-type="float" office:value="0.00014663">
            <text:p>0.00014663</text:p>
          </table:table-cell>
          <table:table-cell office:value-type="float" office:value="0.00074318">
            <text:p>0.00074318</text:p>
          </table:table-cell>
          <table:table-cell table:style-name="ce1" office:value-type="string">
            <text:p>1.9836e-05</text:p>
          </table:table-cell>
          <table:table-cell office:value-type="float" office:value="0">
            <text:p>0</text:p>
          </table:table-cell>
          <table:table-cell table:style-name="ce1" office:value-type="string">
            <text:p>1.8987e-06</text:p>
          </table:table-cell>
          <table:table-cell table:style-name="ce1" office:value-type="string">
            <text:p>4.7266e-05</text:p>
          </table:table-cell>
          <table:table-cell table:style-name="ce1" office:value-type="string">
            <text:p>5.2433e-18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R75]*1000000" office:value-type="float" office:value="521.26">
            <text:p>521.26</text:p>
          </table:table-cell>
          <table:table-cell table:formula="of:=[.S75]*1000000" office:value-type="float" office:value="144.8">
            <text:p>144.8</text:p>
          </table:table-cell>
          <table:table-cell table:formula="of:=[.T75]*1000000" office:value-type="float" office:value="752.25">
            <text:p>752.25</text:p>
          </table:table-cell>
          <table:table-cell table:formula="of:=[.U75]*1000000" office:value-type="float" office:value="15.001">
            <text:p>15.001</text:p>
          </table:table-cell>
          <table:table-cell table:formula="of:=[.V75]*1000000" office:value-type="float" office:value="0.025935">
            <text:p>0.025935</text:p>
          </table:table-cell>
          <table:table-cell table:formula="of:=[.W75]*1000000" office:value-type="float" office:value="1.8793">
            <text:p>1.8793</text:p>
          </table:table-cell>
          <table:table-cell table:formula="of:=[.X75]*1000000" office:value-type="float" office:value="47.069">
            <text:p>47.069</text:p>
          </table:table-cell>
          <table:table-cell table:formula="of:=[.Y75]*1000000" office:value-type="float" office:value="0.0000000000050839">
            <text:p>5.0839E-012</text:p>
          </table:table-cell>
          <table:table-cell table:formula="of:=[.Z75]*1000000" office:value-type="float" office:value="521.25">
            <text:p>521.25</text:p>
          </table:table-cell>
          <table:table-cell table:formula="of:=[.AA75]*1000000" office:value-type="float" office:value="144.8">
            <text:p>144.8</text:p>
          </table:table-cell>
          <table:table-cell table:formula="of:=[.AB75]*1000000" office:value-type="float" office:value="752.26">
            <text:p>752.26</text:p>
          </table:table-cell>
          <table:table-cell table:formula="of:=[.AC75]*1000000" office:value-type="float" office:value="19.828">
            <text:p>19.828</text:p>
          </table:table-cell>
          <table:table-cell table:formula="of:=[.AD75]*1000000" office:value-type="float" office:value="0">
            <text:p>0</text:p>
          </table:table-cell>
          <table:table-cell table:formula="of:=[.AE75]*1000000" office:value-type="float" office:value="1.8793">
            <text:p>1.8793</text:p>
          </table:table-cell>
          <table:table-cell table:formula="of:=[.AF75]*1000000" office:value-type="float" office:value="47.069">
            <text:p>47.069</text:p>
          </table:table-cell>
          <table:table-cell table:formula="of:=[.AG75]*1000000" office:value-type="float" office:value="0.0000000000050837">
            <text:p>5.0837E-012</text:p>
          </table:table-cell>
          <table:table-cell office:value-type="float" office:value="0.00052126">
            <text:p>0.00052126</text:p>
          </table:table-cell>
          <table:table-cell office:value-type="float" office:value="0.0001448">
            <text:p>0.0001448</text:p>
          </table:table-cell>
          <table:table-cell office:value-type="float" office:value="0.00075225">
            <text:p>0.00075225</text:p>
          </table:table-cell>
          <table:table-cell table:style-name="ce1" office:value-type="string">
            <text:p>1.5001e-05</text:p>
          </table:table-cell>
          <table:table-cell table:style-name="ce1" office:value-type="string">
            <text:p>2.5935e-08</text:p>
          </table:table-cell>
          <table:table-cell table:style-name="ce1" office:value-type="string">
            <text:p>1.8793e-06</text:p>
          </table:table-cell>
          <table:table-cell table:style-name="ce1" office:value-type="string">
            <text:p>4.7069e-05</text:p>
          </table:table-cell>
          <table:table-cell table:style-name="ce1" office:value-type="string">
            <text:p>5.0839e-18</text:p>
          </table:table-cell>
          <table:table-cell office:value-type="float" office:value="0.00052125">
            <text:p>0.00052125</text:p>
          </table:table-cell>
          <table:table-cell office:value-type="float" office:value="0.0001448">
            <text:p>0.0001448</text:p>
          </table:table-cell>
          <table:table-cell office:value-type="float" office:value="0.00075226">
            <text:p>0.00075226</text:p>
          </table:table-cell>
          <table:table-cell table:style-name="ce1" office:value-type="string">
            <text:p>1.9828e-05</text:p>
          </table:table-cell>
          <table:table-cell office:value-type="float" office:value="0">
            <text:p>0</text:p>
          </table:table-cell>
          <table:table-cell table:style-name="ce1" office:value-type="string">
            <text:p>1.8793e-06</text:p>
          </table:table-cell>
          <table:table-cell table:style-name="ce1" office:value-type="string">
            <text:p>4.7069e-05</text:p>
          </table:table-cell>
          <table:table-cell table:style-name="ce1" office:value-type="string">
            <text:p>5.0837e-18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R76]*1000000" office:value-type="float" office:value="513.85">
            <text:p>513.85</text:p>
          </table:table-cell>
          <table:table-cell table:formula="of:=[.S76]*1000000" office:value-type="float" office:value="143.01">
            <text:p>143.01</text:p>
          </table:table-cell>
          <table:table-cell table:formula="of:=[.T76]*1000000" office:value-type="float" office:value="761.18">
            <text:p>761.18</text:p>
          </table:table-cell>
          <table:table-cell table:formula="of:=[.U76]*1000000" office:value-type="float" office:value="14.833">
            <text:p>14.833</text:p>
          </table:table-cell>
          <table:table-cell table:formula="of:=[.V76]*1000000" office:value-type="float" office:value="0.026262">
            <text:p>0.026262</text:p>
          </table:table-cell>
          <table:table-cell table:formula="of:=[.W76]*1000000" office:value-type="float" office:value="1.8603">
            <text:p>1.8603</text:p>
          </table:table-cell>
          <table:table-cell table:formula="of:=[.X76]*1000000" office:value-type="float" office:value="46.861">
            <text:p>46.861</text:p>
          </table:table-cell>
          <table:table-cell table:formula="of:=[.Y76]*1000000" office:value-type="float" office:value="0.0000000000049291">
            <text:p>4.9291E-012</text:p>
          </table:table-cell>
          <table:table-cell table:formula="of:=[.Z76]*1000000" office:value-type="float" office:value="513.84">
            <text:p>513.84</text:p>
          </table:table-cell>
          <table:table-cell table:formula="of:=[.AA76]*1000000" office:value-type="float" office:value="143.01">
            <text:p>143.01</text:p>
          </table:table-cell>
          <table:table-cell table:formula="of:=[.AB76]*1000000" office:value-type="float" office:value="761.18">
            <text:p>761.18</text:p>
          </table:table-cell>
          <table:table-cell table:formula="of:=[.AC76]*1000000" office:value-type="float" office:value="19.821">
            <text:p>19.821</text:p>
          </table:table-cell>
          <table:table-cell table:formula="of:=[.AD76]*1000000" office:value-type="float" office:value="0">
            <text:p>0</text:p>
          </table:table-cell>
          <table:table-cell table:formula="of:=[.AE76]*1000000" office:value-type="float" office:value="1.8602">
            <text:p>1.8602</text:p>
          </table:table-cell>
          <table:table-cell table:formula="of:=[.AF76]*1000000" office:value-type="float" office:value="46.861">
            <text:p>46.861</text:p>
          </table:table-cell>
          <table:table-cell table:formula="of:=[.AG76]*1000000" office:value-type="float" office:value="0.000000000004929">
            <text:p>4.929E-012</text:p>
          </table:table-cell>
          <table:table-cell office:value-type="float" office:value="0.00051385">
            <text:p>0.00051385</text:p>
          </table:table-cell>
          <table:table-cell office:value-type="float" office:value="0.00014301">
            <text:p>0.00014301</text:p>
          </table:table-cell>
          <table:table-cell office:value-type="float" office:value="0.00076118">
            <text:p>0.00076118</text:p>
          </table:table-cell>
          <table:table-cell table:style-name="ce1" office:value-type="string">
            <text:p>1.4833e-05</text:p>
          </table:table-cell>
          <table:table-cell table:style-name="ce1" office:value-type="string">
            <text:p>2.6262e-08</text:p>
          </table:table-cell>
          <table:table-cell table:style-name="ce1" office:value-type="string">
            <text:p>1.8603e-06</text:p>
          </table:table-cell>
          <table:table-cell table:style-name="ce1" office:value-type="string">
            <text:p>4.6861e-05</text:p>
          </table:table-cell>
          <table:table-cell table:style-name="ce1" office:value-type="string">
            <text:p>4.9291e-18</text:p>
          </table:table-cell>
          <table:table-cell office:value-type="float" office:value="0.00051384">
            <text:p>0.00051384</text:p>
          </table:table-cell>
          <table:table-cell office:value-type="float" office:value="0.00014301">
            <text:p>0.00014301</text:p>
          </table:table-cell>
          <table:table-cell office:value-type="float" office:value="0.00076118">
            <text:p>0.00076118</text:p>
          </table:table-cell>
          <table:table-cell table:style-name="ce1" office:value-type="string">
            <text:p>1.9821e-05</text:p>
          </table:table-cell>
          <table:table-cell office:value-type="float" office:value="0">
            <text:p>0</text:p>
          </table:table-cell>
          <table:table-cell table:style-name="ce1" office:value-type="string">
            <text:p>1.8602e-06</text:p>
          </table:table-cell>
          <table:table-cell table:style-name="ce1" office:value-type="string">
            <text:p>4.6861e-05</text:p>
          </table:table-cell>
          <table:table-cell table:style-name="ce1" office:value-type="string">
            <text:p>4.929e-18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R77]*1000000" office:value-type="float" office:value="506.57">
            <text:p>506.57</text:p>
          </table:table-cell>
          <table:table-cell table:formula="of:=[.S77]*1000000" office:value-type="float" office:value="141.26">
            <text:p>141.26</text:p>
          </table:table-cell>
          <table:table-cell table:formula="of:=[.T77]*1000000" office:value-type="float" office:value="769.95">
            <text:p>769.95</text:p>
          </table:table-cell>
          <table:table-cell table:formula="of:=[.U77]*1000000" office:value-type="float" office:value="14.664">
            <text:p>14.664</text:p>
          </table:table-cell>
          <table:table-cell table:formula="of:=[.V77]*1000000" office:value-type="float" office:value="0.026581">
            <text:p>0.026581</text:p>
          </table:table-cell>
          <table:table-cell table:formula="of:=[.W77]*1000000" office:value-type="float" office:value="1.8416">
            <text:p>1.8416</text:p>
          </table:table-cell>
          <table:table-cell table:formula="of:=[.X77]*1000000" office:value-type="float" office:value="46.645">
            <text:p>46.645</text:p>
          </table:table-cell>
          <table:table-cell table:formula="of:=[.Y77]*1000000" office:value-type="float" office:value="0.0000000000047792">
            <text:p>4.7792E-012</text:p>
          </table:table-cell>
          <table:table-cell table:formula="of:=[.Z77]*1000000" office:value-type="float" office:value="506.57">
            <text:p>506.57</text:p>
          </table:table-cell>
          <table:table-cell table:formula="of:=[.AA77]*1000000" office:value-type="float" office:value="141.26">
            <text:p>141.26</text:p>
          </table:table-cell>
          <table:table-cell table:formula="of:=[.AB77]*1000000" office:value-type="float" office:value="769.96">
            <text:p>769.96</text:p>
          </table:table-cell>
          <table:table-cell table:formula="of:=[.AC77]*1000000" office:value-type="float" office:value="19.814">
            <text:p>19.814</text:p>
          </table:table-cell>
          <table:table-cell table:formula="of:=[.AD77]*1000000" office:value-type="float" office:value="0">
            <text:p>0</text:p>
          </table:table-cell>
          <table:table-cell table:formula="of:=[.AE77]*1000000" office:value-type="float" office:value="1.8416">
            <text:p>1.8416</text:p>
          </table:table-cell>
          <table:table-cell table:formula="of:=[.AF77]*1000000" office:value-type="float" office:value="46.645">
            <text:p>46.645</text:p>
          </table:table-cell>
          <table:table-cell table:formula="of:=[.AG77]*1000000" office:value-type="float" office:value="0.0000000000047791">
            <text:p>4.7791E-012</text:p>
          </table:table-cell>
          <table:table-cell office:value-type="float" office:value="0.00050657">
            <text:p>0.00050657</text:p>
          </table:table-cell>
          <table:table-cell office:value-type="float" office:value="0.00014126">
            <text:p>0.00014126</text:p>
          </table:table-cell>
          <table:table-cell office:value-type="float" office:value="0.00076995">
            <text:p>0.00076995</text:p>
          </table:table-cell>
          <table:table-cell table:style-name="ce1" office:value-type="string">
            <text:p>1.4664e-05</text:p>
          </table:table-cell>
          <table:table-cell table:style-name="ce1" office:value-type="string">
            <text:p>2.6581e-08</text:p>
          </table:table-cell>
          <table:table-cell table:style-name="ce1" office:value-type="string">
            <text:p>1.8416e-06</text:p>
          </table:table-cell>
          <table:table-cell table:style-name="ce1" office:value-type="string">
            <text:p>4.6645e-05</text:p>
          </table:table-cell>
          <table:table-cell table:style-name="ce1" office:value-type="string">
            <text:p>4.7792e-18</text:p>
          </table:table-cell>
          <table:table-cell office:value-type="float" office:value="0.00050657">
            <text:p>0.00050657</text:p>
          </table:table-cell>
          <table:table-cell office:value-type="float" office:value="0.00014126">
            <text:p>0.00014126</text:p>
          </table:table-cell>
          <table:table-cell office:value-type="float" office:value="0.00076996">
            <text:p>0.00076996</text:p>
          </table:table-cell>
          <table:table-cell table:style-name="ce1" office:value-type="string">
            <text:p>1.9814e-05</text:p>
          </table:table-cell>
          <table:table-cell office:value-type="float" office:value="0">
            <text:p>0</text:p>
          </table:table-cell>
          <table:table-cell table:style-name="ce1" office:value-type="string">
            <text:p>1.8416e-06</text:p>
          </table:table-cell>
          <table:table-cell table:style-name="ce1" office:value-type="string">
            <text:p>4.6645e-05</text:p>
          </table:table-cell>
          <table:table-cell table:style-name="ce1" office:value-type="string">
            <text:p>4.7791e-18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R78]*1000000" office:value-type="float" office:value="499.42">
            <text:p>499.42</text:p>
          </table:table-cell>
          <table:table-cell table:formula="of:=[.S78]*1000000" office:value-type="float" office:value="139.53">
            <text:p>139.53</text:p>
          </table:table-cell>
          <table:table-cell table:formula="of:=[.T78]*1000000" office:value-type="float" office:value="778.58">
            <text:p>778.58</text:p>
          </table:table-cell>
          <table:table-cell table:formula="of:=[.U78]*1000000" office:value-type="float" office:value="14.496">
            <text:p>14.496</text:p>
          </table:table-cell>
          <table:table-cell table:formula="of:=[.V78]*1000000" office:value-type="float" office:value="0.026894">
            <text:p>0.026894</text:p>
          </table:table-cell>
          <table:table-cell table:formula="of:=[.W78]*1000000" office:value-type="float" office:value="1.8234">
            <text:p>1.8234</text:p>
          </table:table-cell>
          <table:table-cell table:formula="of:=[.X78]*1000000" office:value-type="float" office:value="46.421">
            <text:p>46.421</text:p>
          </table:table-cell>
          <table:table-cell table:formula="of:=[.Y78]*1000000" office:value-type="float" office:value="0.0000000000046338">
            <text:p>4.6338E-012</text:p>
          </table:table-cell>
          <table:table-cell table:formula="of:=[.Z78]*1000000" office:value-type="float" office:value="499.42">
            <text:p>499.42</text:p>
          </table:table-cell>
          <table:table-cell table:formula="of:=[.AA78]*1000000" office:value-type="float" office:value="139.53">
            <text:p>139.53</text:p>
          </table:table-cell>
          <table:table-cell table:formula="of:=[.AB78]*1000000" office:value-type="float" office:value="778.59">
            <text:p>778.59</text:p>
          </table:table-cell>
          <table:table-cell table:formula="of:=[.AC78]*1000000" office:value-type="float" office:value="19.809">
            <text:p>19.809</text:p>
          </table:table-cell>
          <table:table-cell table:formula="of:=[.AD78]*1000000" office:value-type="float" office:value="0">
            <text:p>0</text:p>
          </table:table-cell>
          <table:table-cell table:formula="of:=[.AE78]*1000000" office:value-type="float" office:value="1.8233">
            <text:p>1.8233</text:p>
          </table:table-cell>
          <table:table-cell table:formula="of:=[.AF78]*1000000" office:value-type="float" office:value="46.421">
            <text:p>46.421</text:p>
          </table:table-cell>
          <table:table-cell table:formula="of:=[.AG78]*1000000" office:value-type="float" office:value="0.0000000000046337">
            <text:p>4.6337E-012</text:p>
          </table:table-cell>
          <table:table-cell office:value-type="float" office:value="0.00049942">
            <text:p>0.00049942</text:p>
          </table:table-cell>
          <table:table-cell office:value-type="float" office:value="0.00013953">
            <text:p>0.00013953</text:p>
          </table:table-cell>
          <table:table-cell office:value-type="float" office:value="0.00077858">
            <text:p>0.00077858</text:p>
          </table:table-cell>
          <table:table-cell table:style-name="ce1" office:value-type="string">
            <text:p>1.4496e-05</text:p>
          </table:table-cell>
          <table:table-cell table:style-name="ce1" office:value-type="string">
            <text:p>2.6894e-08</text:p>
          </table:table-cell>
          <table:table-cell table:style-name="ce1" office:value-type="string">
            <text:p>1.8234e-06</text:p>
          </table:table-cell>
          <table:table-cell table:style-name="ce1" office:value-type="string">
            <text:p>4.6421e-05</text:p>
          </table:table-cell>
          <table:table-cell table:style-name="ce1" office:value-type="string">
            <text:p>4.6338e-18</text:p>
          </table:table-cell>
          <table:table-cell office:value-type="float" office:value="0.00049942">
            <text:p>0.00049942</text:p>
          </table:table-cell>
          <table:table-cell office:value-type="float" office:value="0.00013953">
            <text:p>0.00013953</text:p>
          </table:table-cell>
          <table:table-cell office:value-type="float" office:value="0.00077859">
            <text:p>0.00077859</text:p>
          </table:table-cell>
          <table:table-cell table:style-name="ce1" office:value-type="string">
            <text:p>1.9809e-05</text:p>
          </table:table-cell>
          <table:table-cell office:value-type="float" office:value="0">
            <text:p>0</text:p>
          </table:table-cell>
          <table:table-cell table:style-name="ce1" office:value-type="string">
            <text:p>1.8233e-06</text:p>
          </table:table-cell>
          <table:table-cell table:style-name="ce1" office:value-type="string">
            <text:p>4.6421e-05</text:p>
          </table:table-cell>
          <table:table-cell table:style-name="ce1" office:value-type="string">
            <text:p>4.6337e-18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R79]*1000000" office:value-type="float" office:value="492.39">
            <text:p>492.39</text:p>
          </table:table-cell>
          <table:table-cell table:formula="of:=[.S79]*1000000" office:value-type="float" office:value="137.84">
            <text:p>137.84</text:p>
          </table:table-cell>
          <table:table-cell table:formula="of:=[.T79]*1000000" office:value-type="float" office:value="787.08">
            <text:p>787.08</text:p>
          </table:table-cell>
          <table:table-cell table:formula="of:=[.U79]*1000000" office:value-type="float" office:value="14.327">
            <text:p>14.327</text:p>
          </table:table-cell>
          <table:table-cell table:formula="of:=[.V79]*1000000" office:value-type="float" office:value="0.0272">
            <text:p>0.0272</text:p>
          </table:table-cell>
          <table:table-cell table:formula="of:=[.W79]*1000000" office:value-type="float" office:value="1.8055">
            <text:p>1.8055</text:p>
          </table:table-cell>
          <table:table-cell table:formula="of:=[.X79]*1000000" office:value-type="float" office:value="46.189">
            <text:p>46.189</text:p>
          </table:table-cell>
          <table:table-cell table:formula="of:=[.Y79]*1000000" office:value-type="float" office:value="0.0000000000044929">
            <text:p>4.4929E-012</text:p>
          </table:table-cell>
          <table:table-cell table:formula="of:=[.Z79]*1000000" office:value-type="float" office:value="492.38">
            <text:p>492.38</text:p>
          </table:table-cell>
          <table:table-cell table:formula="of:=[.AA79]*1000000" office:value-type="float" office:value="137.84">
            <text:p>137.84</text:p>
          </table:table-cell>
          <table:table-cell table:formula="of:=[.AB79]*1000000" office:value-type="float" office:value="787.09">
            <text:p>787.09</text:p>
          </table:table-cell>
          <table:table-cell table:formula="of:=[.AC79]*1000000" office:value-type="float" office:value="19.803">
            <text:p>19.803</text:p>
          </table:table-cell>
          <table:table-cell table:formula="of:=[.AD79]*1000000" office:value-type="float" office:value="0">
            <text:p>0</text:p>
          </table:table-cell>
          <table:table-cell table:formula="of:=[.AE79]*1000000" office:value-type="float" office:value="1.8054">
            <text:p>1.8054</text:p>
          </table:table-cell>
          <table:table-cell table:formula="of:=[.AF79]*1000000" office:value-type="float" office:value="46.189">
            <text:p>46.189</text:p>
          </table:table-cell>
          <table:table-cell table:formula="of:=[.AG79]*1000000" office:value-type="float" office:value="0.0000000000044928">
            <text:p>4.4928E-012</text:p>
          </table:table-cell>
          <table:table-cell office:value-type="float" office:value="0.00049239">
            <text:p>0.00049239</text:p>
          </table:table-cell>
          <table:table-cell office:value-type="float" office:value="0.00013784">
            <text:p>0.00013784</text:p>
          </table:table-cell>
          <table:table-cell office:value-type="float" office:value="0.00078708">
            <text:p>0.00078708</text:p>
          </table:table-cell>
          <table:table-cell table:style-name="ce1" office:value-type="string">
            <text:p>1.4327e-05</text:p>
          </table:table-cell>
          <table:table-cell table:style-name="ce1" office:value-type="string">
            <text:p>2.72e-08</text:p>
          </table:table-cell>
          <table:table-cell table:style-name="ce1" office:value-type="string">
            <text:p>1.8055e-06</text:p>
          </table:table-cell>
          <table:table-cell table:style-name="ce1" office:value-type="string">
            <text:p>4.6189e-05</text:p>
          </table:table-cell>
          <table:table-cell table:style-name="ce1" office:value-type="string">
            <text:p>4.4929e-18</text:p>
          </table:table-cell>
          <table:table-cell office:value-type="float" office:value="0.00049238">
            <text:p>0.00049238</text:p>
          </table:table-cell>
          <table:table-cell office:value-type="float" office:value="0.00013784">
            <text:p>0.00013784</text:p>
          </table:table-cell>
          <table:table-cell office:value-type="float" office:value="0.00078709">
            <text:p>0.00078709</text:p>
          </table:table-cell>
          <table:table-cell table:style-name="ce1" office:value-type="string">
            <text:p>1.9803e-05</text:p>
          </table:table-cell>
          <table:table-cell office:value-type="float" office:value="0">
            <text:p>0</text:p>
          </table:table-cell>
          <table:table-cell table:style-name="ce1" office:value-type="string">
            <text:p>1.8054e-06</text:p>
          </table:table-cell>
          <table:table-cell table:style-name="ce1" office:value-type="string">
            <text:p>4.6189e-05</text:p>
          </table:table-cell>
          <table:table-cell table:style-name="ce1" office:value-type="string">
            <text:p>4.4928e-18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R80]*1000000" office:value-type="float" office:value="485.48">
            <text:p>485.48</text:p>
          </table:table-cell>
          <table:table-cell table:formula="of:=[.S80]*1000000" office:value-type="float" office:value="136.17">
            <text:p>136.17</text:p>
          </table:table-cell>
          <table:table-cell table:formula="of:=[.T80]*1000000" office:value-type="float" office:value="795.44">
            <text:p>795.44</text:p>
          </table:table-cell>
          <table:table-cell table:formula="of:=[.U80]*1000000" office:value-type="float" office:value="14.159">
            <text:p>14.159</text:p>
          </table:table-cell>
          <table:table-cell table:formula="of:=[.V80]*1000000" office:value-type="float" office:value="0.0275">
            <text:p>0.0275</text:p>
          </table:table-cell>
          <table:table-cell table:formula="of:=[.W80]*1000000" office:value-type="float" office:value="1.7879">
            <text:p>1.7879</text:p>
          </table:table-cell>
          <table:table-cell table:formula="of:=[.X80]*1000000" office:value-type="float" office:value="45.95">
            <text:p>45.95</text:p>
          </table:table-cell>
          <table:table-cell table:formula="of:=[.Y80]*1000000" office:value-type="float" office:value="0.0000000000043563">
            <text:p>4.3563E-012</text:p>
          </table:table-cell>
          <table:table-cell table:formula="of:=[.Z80]*1000000" office:value-type="float" office:value="485.47">
            <text:p>485.47</text:p>
          </table:table-cell>
          <table:table-cell table:formula="of:=[.AA80]*1000000" office:value-type="float" office:value="136.17">
            <text:p>136.17</text:p>
          </table:table-cell>
          <table:table-cell table:formula="of:=[.AB80]*1000000" office:value-type="float" office:value="795.45">
            <text:p>795.45</text:p>
          </table:table-cell>
          <table:table-cell table:formula="of:=[.AC80]*1000000" office:value-type="float" office:value="19.799">
            <text:p>19.799</text:p>
          </table:table-cell>
          <table:table-cell table:formula="of:=[.AD80]*1000000" office:value-type="float" office:value="0">
            <text:p>0</text:p>
          </table:table-cell>
          <table:table-cell table:formula="of:=[.AE80]*1000000" office:value-type="float" office:value="1.7878">
            <text:p>1.7878</text:p>
          </table:table-cell>
          <table:table-cell table:formula="of:=[.AF80]*1000000" office:value-type="float" office:value="45.95">
            <text:p>45.95</text:p>
          </table:table-cell>
          <table:table-cell table:formula="of:=[.AG80]*1000000" office:value-type="float" office:value="0.0000000000043562">
            <text:p>4.3562E-012</text:p>
          </table:table-cell>
          <table:table-cell office:value-type="float" office:value="0.00048548">
            <text:p>0.00048548</text:p>
          </table:table-cell>
          <table:table-cell office:value-type="float" office:value="0.00013617">
            <text:p>0.00013617</text:p>
          </table:table-cell>
          <table:table-cell office:value-type="float" office:value="0.00079544">
            <text:p>0.00079544</text:p>
          </table:table-cell>
          <table:table-cell table:style-name="ce1" office:value-type="string">
            <text:p>1.4159e-05</text:p>
          </table:table-cell>
          <table:table-cell table:style-name="ce1" office:value-type="string">
            <text:p>2.75e-08</text:p>
          </table:table-cell>
          <table:table-cell table:style-name="ce1" office:value-type="string">
            <text:p>1.7879e-06</text:p>
          </table:table-cell>
          <table:table-cell table:style-name="ce1" office:value-type="string">
            <text:p>4.595e-05</text:p>
          </table:table-cell>
          <table:table-cell table:style-name="ce1" office:value-type="string">
            <text:p>4.3563e-18</text:p>
          </table:table-cell>
          <table:table-cell office:value-type="float" office:value="0.00048547">
            <text:p>0.00048547</text:p>
          </table:table-cell>
          <table:table-cell office:value-type="float" office:value="0.00013617">
            <text:p>0.00013617</text:p>
          </table:table-cell>
          <table:table-cell office:value-type="float" office:value="0.00079545">
            <text:p>0.00079545</text:p>
          </table:table-cell>
          <table:table-cell table:style-name="ce1" office:value-type="string">
            <text:p>1.9799e-05</text:p>
          </table:table-cell>
          <table:table-cell office:value-type="float" office:value="0">
            <text:p>0</text:p>
          </table:table-cell>
          <table:table-cell table:style-name="ce1" office:value-type="string">
            <text:p>1.7878e-06</text:p>
          </table:table-cell>
          <table:table-cell table:style-name="ce1" office:value-type="string">
            <text:p>4.595e-05</text:p>
          </table:table-cell>
          <table:table-cell table:style-name="ce1" office:value-type="string">
            <text:p>4.3562e-18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R81]*1000000" office:value-type="float" office:value="478.67">
            <text:p>478.67</text:p>
          </table:table-cell>
          <table:table-cell table:formula="of:=[.S81]*1000000" office:value-type="float" office:value="134.53">
            <text:p>134.53</text:p>
          </table:table-cell>
          <table:table-cell table:formula="of:=[.T81]*1000000" office:value-type="float" office:value="803.68">
            <text:p>803.68</text:p>
          </table:table-cell>
          <table:table-cell table:formula="of:=[.U81]*1000000" office:value-type="float" office:value="13.991">
            <text:p>13.991</text:p>
          </table:table-cell>
          <table:table-cell table:formula="of:=[.V81]*1000000" office:value-type="float" office:value="0.027793">
            <text:p>0.027793</text:p>
          </table:table-cell>
          <table:table-cell table:formula="of:=[.W81]*1000000" office:value-type="float" office:value="1.7706">
            <text:p>1.7706</text:p>
          </table:table-cell>
          <table:table-cell table:formula="of:=[.X81]*1000000" office:value-type="float" office:value="45.705">
            <text:p>45.705</text:p>
          </table:table-cell>
          <table:table-cell table:formula="of:=[.Y81]*1000000" office:value-type="float" office:value="0.0000000000042239">
            <text:p>4.2239E-012</text:p>
          </table:table-cell>
          <table:table-cell table:formula="of:=[.Z81]*1000000" office:value-type="float" office:value="478.67">
            <text:p>478.67</text:p>
          </table:table-cell>
          <table:table-cell table:formula="of:=[.AA81]*1000000" office:value-type="float" office:value="134.53">
            <text:p>134.53</text:p>
          </table:table-cell>
          <table:table-cell table:formula="of:=[.AB81]*1000000" office:value-type="float" office:value="803.69">
            <text:p>803.69</text:p>
          </table:table-cell>
          <table:table-cell table:formula="of:=[.AC81]*1000000" office:value-type="float" office:value="19.794">
            <text:p>19.794</text:p>
          </table:table-cell>
          <table:table-cell table:formula="of:=[.AD81]*1000000" office:value-type="float" office:value="0">
            <text:p>0</text:p>
          </table:table-cell>
          <table:table-cell table:formula="of:=[.AE81]*1000000" office:value-type="float" office:value="1.7705">
            <text:p>1.7705</text:p>
          </table:table-cell>
          <table:table-cell table:formula="of:=[.AF81]*1000000" office:value-type="float" office:value="45.705">
            <text:p>45.705</text:p>
          </table:table-cell>
          <table:table-cell table:formula="of:=[.AG81]*1000000" office:value-type="float" office:value="0.0000000000042238">
            <text:p>4.2238E-012</text:p>
          </table:table-cell>
          <table:table-cell office:value-type="float" office:value="0.00047867">
            <text:p>0.00047867</text:p>
          </table:table-cell>
          <table:table-cell office:value-type="float" office:value="0.00013453">
            <text:p>0.00013453</text:p>
          </table:table-cell>
          <table:table-cell office:value-type="float" office:value="0.00080368">
            <text:p>0.00080368</text:p>
          </table:table-cell>
          <table:table-cell table:style-name="ce1" office:value-type="string">
            <text:p>1.3991e-05</text:p>
          </table:table-cell>
          <table:table-cell table:style-name="ce1" office:value-type="string">
            <text:p>2.7793e-08</text:p>
          </table:table-cell>
          <table:table-cell table:style-name="ce1" office:value-type="string">
            <text:p>1.7706e-06</text:p>
          </table:table-cell>
          <table:table-cell table:style-name="ce1" office:value-type="string">
            <text:p>4.5705e-05</text:p>
          </table:table-cell>
          <table:table-cell table:style-name="ce1" office:value-type="string">
            <text:p>4.2239e-18</text:p>
          </table:table-cell>
          <table:table-cell office:value-type="float" office:value="0.00047867">
            <text:p>0.00047867</text:p>
          </table:table-cell>
          <table:table-cell office:value-type="float" office:value="0.00013453">
            <text:p>0.00013453</text:p>
          </table:table-cell>
          <table:table-cell office:value-type="float" office:value="0.00080369">
            <text:p>0.00080369</text:p>
          </table:table-cell>
          <table:table-cell table:style-name="ce1" office:value-type="string">
            <text:p>1.979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705e-06</text:p>
          </table:table-cell>
          <table:table-cell table:style-name="ce1" office:value-type="string">
            <text:p>4.5705e-05</text:p>
          </table:table-cell>
          <table:table-cell table:style-name="ce1" office:value-type="string">
            <text:p>4.2238e-18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R82]*1000000" office:value-type="float" office:value="471.98">
            <text:p>471.98</text:p>
          </table:table-cell>
          <table:table-cell table:formula="of:=[.S82]*1000000" office:value-type="float" office:value="132.91">
            <text:p>132.91</text:p>
          </table:table-cell>
          <table:table-cell table:formula="of:=[.T82]*1000000" office:value-type="float" office:value="811.79">
            <text:p>811.79</text:p>
          </table:table-cell>
          <table:table-cell table:formula="of:=[.U82]*1000000" office:value-type="float" office:value="13.822">
            <text:p>13.822</text:p>
          </table:table-cell>
          <table:table-cell table:formula="of:=[.V82]*1000000" office:value-type="float" office:value="0.02808">
            <text:p>0.02808</text:p>
          </table:table-cell>
          <table:table-cell table:formula="of:=[.W82]*1000000" office:value-type="float" office:value="1.7535">
            <text:p>1.7535</text:p>
          </table:table-cell>
          <table:table-cell table:formula="of:=[.X82]*1000000" office:value-type="float" office:value="45.454">
            <text:p>45.454</text:p>
          </table:table-cell>
          <table:table-cell table:formula="of:=[.Y82]*1000000" office:value-type="float" office:value="0.0000000000040956">
            <text:p>4.0956E-012</text:p>
          </table:table-cell>
          <table:table-cell table:formula="of:=[.Z82]*1000000" office:value-type="float" office:value="471.98">
            <text:p>471.98</text:p>
          </table:table-cell>
          <table:table-cell table:formula="of:=[.AA82]*1000000" office:value-type="float" office:value="132.91">
            <text:p>132.91</text:p>
          </table:table-cell>
          <table:table-cell table:formula="of:=[.AB82]*1000000" office:value-type="float" office:value="811.8">
            <text:p>811.8</text:p>
          </table:table-cell>
          <table:table-cell table:formula="of:=[.AC82]*1000000" office:value-type="float" office:value="19.79">
            <text:p>19.79</text:p>
          </table:table-cell>
          <table:table-cell table:formula="of:=[.AD82]*1000000" office:value-type="float" office:value="0">
            <text:p>0</text:p>
          </table:table-cell>
          <table:table-cell table:formula="of:=[.AE82]*1000000" office:value-type="float" office:value="1.7535">
            <text:p>1.7535</text:p>
          </table:table-cell>
          <table:table-cell table:formula="of:=[.AF82]*1000000" office:value-type="float" office:value="45.453">
            <text:p>45.453</text:p>
          </table:table-cell>
          <table:table-cell table:formula="of:=[.AG82]*1000000" office:value-type="float" office:value="0.0000000000040955">
            <text:p>4.0955E-012</text:p>
          </table:table-cell>
          <table:table-cell office:value-type="float" office:value="0.00047198">
            <text:p>0.00047198</text:p>
          </table:table-cell>
          <table:table-cell office:value-type="float" office:value="0.00013291">
            <text:p>0.00013291</text:p>
          </table:table-cell>
          <table:table-cell office:value-type="float" office:value="0.00081179">
            <text:p>0.00081179</text:p>
          </table:table-cell>
          <table:table-cell table:style-name="ce1" office:value-type="string">
            <text:p>1.3822e-05</text:p>
          </table:table-cell>
          <table:table-cell table:style-name="ce1" office:value-type="string">
            <text:p>2.808e-08</text:p>
          </table:table-cell>
          <table:table-cell table:style-name="ce1" office:value-type="string">
            <text:p>1.7535e-06</text:p>
          </table:table-cell>
          <table:table-cell table:style-name="ce1" office:value-type="string">
            <text:p>4.5454e-05</text:p>
          </table:table-cell>
          <table:table-cell table:style-name="ce1" office:value-type="string">
            <text:p>4.0956e-18</text:p>
          </table:table-cell>
          <table:table-cell office:value-type="float" office:value="0.00047198">
            <text:p>0.00047198</text:p>
          </table:table-cell>
          <table:table-cell office:value-type="float" office:value="0.00013291">
            <text:p>0.00013291</text:p>
          </table:table-cell>
          <table:table-cell office:value-type="float" office:value="0.0008118">
            <text:p>0.0008118</text:p>
          </table:table-cell>
          <table:table-cell table:style-name="ce1" office:value-type="string">
            <text:p>1.979e-05</text:p>
          </table:table-cell>
          <table:table-cell office:value-type="float" office:value="0">
            <text:p>0</text:p>
          </table:table-cell>
          <table:table-cell table:style-name="ce1" office:value-type="string">
            <text:p>1.7535e-06</text:p>
          </table:table-cell>
          <table:table-cell table:style-name="ce1" office:value-type="string">
            <text:p>4.5453e-05</text:p>
          </table:table-cell>
          <table:table-cell table:style-name="ce1" office:value-type="string">
            <text:p>4.0955e-18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R83]*1000000" office:value-type="float" office:value="465.4">
            <text:p>465.4</text:p>
          </table:table-cell>
          <table:table-cell table:formula="of:=[.S83]*1000000" office:value-type="float" office:value="131.32">
            <text:p>131.32</text:p>
          </table:table-cell>
          <table:table-cell table:formula="of:=[.T83]*1000000" office:value-type="float" office:value="819.79">
            <text:p>819.79</text:p>
          </table:table-cell>
          <table:table-cell table:formula="of:=[.U83]*1000000" office:value-type="float" office:value="13.654">
            <text:p>13.654</text:p>
          </table:table-cell>
          <table:table-cell table:formula="of:=[.V83]*1000000" office:value-type="float" office:value="0.028361">
            <text:p>0.028361</text:p>
          </table:table-cell>
          <table:table-cell table:formula="of:=[.W83]*1000000" office:value-type="float" office:value="1.7368">
            <text:p>1.7368</text:p>
          </table:table-cell>
          <table:table-cell table:formula="of:=[.X83]*1000000" office:value-type="float" office:value="45.197">
            <text:p>45.197</text:p>
          </table:table-cell>
          <table:table-cell table:formula="of:=[.Y83]*1000000" office:value-type="float" office:value="0.0000000000039712">
            <text:p>3.9712E-012</text:p>
          </table:table-cell>
          <table:table-cell table:formula="of:=[.Z83]*1000000" office:value-type="float" office:value="465.39">
            <text:p>465.39</text:p>
          </table:table-cell>
          <table:table-cell table:formula="of:=[.AA83]*1000000" office:value-type="float" office:value="131.32">
            <text:p>131.32</text:p>
          </table:table-cell>
          <table:table-cell table:formula="of:=[.AB83]*1000000" office:value-type="float" office:value="819.8">
            <text:p>819.8</text:p>
          </table:table-cell>
          <table:table-cell table:formula="of:=[.AC83]*1000000" office:value-type="float" office:value="19.787">
            <text:p>19.787</text:p>
          </table:table-cell>
          <table:table-cell table:formula="of:=[.AD83]*1000000" office:value-type="float" office:value="0">
            <text:p>0</text:p>
          </table:table-cell>
          <table:table-cell table:formula="of:=[.AE83]*1000000" office:value-type="float" office:value="1.7367">
            <text:p>1.7367</text:p>
          </table:table-cell>
          <table:table-cell table:formula="of:=[.AF83]*1000000" office:value-type="float" office:value="45.197">
            <text:p>45.197</text:p>
          </table:table-cell>
          <table:table-cell table:formula="of:=[.AG83]*1000000" office:value-type="float" office:value="0.0000000000039711">
            <text:p>3.9711E-012</text:p>
          </table:table-cell>
          <table:table-cell office:value-type="float" office:value="0.0004654">
            <text:p>0.0004654</text:p>
          </table:table-cell>
          <table:table-cell office:value-type="float" office:value="0.00013132">
            <text:p>0.00013132</text:p>
          </table:table-cell>
          <table:table-cell office:value-type="float" office:value="0.00081979">
            <text:p>0.00081979</text:p>
          </table:table-cell>
          <table:table-cell table:style-name="ce1" office:value-type="string">
            <text:p>1.3654e-05</text:p>
          </table:table-cell>
          <table:table-cell table:style-name="ce1" office:value-type="string">
            <text:p>2.8361e-08</text:p>
          </table:table-cell>
          <table:table-cell table:style-name="ce1" office:value-type="string">
            <text:p>1.7368e-06</text:p>
          </table:table-cell>
          <table:table-cell table:style-name="ce1" office:value-type="string">
            <text:p>4.5197e-05</text:p>
          </table:table-cell>
          <table:table-cell table:style-name="ce1" office:value-type="string">
            <text:p>3.9712e-18</text:p>
          </table:table-cell>
          <table:table-cell office:value-type="float" office:value="0.00046539">
            <text:p>0.00046539</text:p>
          </table:table-cell>
          <table:table-cell office:value-type="float" office:value="0.00013132">
            <text:p>0.00013132</text:p>
          </table:table-cell>
          <table:table-cell office:value-type="float" office:value="0.0008198">
            <text:p>0.0008198</text:p>
          </table:table-cell>
          <table:table-cell table:style-name="ce1" office:value-type="string">
            <text:p>1.9787e-05</text:p>
          </table:table-cell>
          <table:table-cell office:value-type="float" office:value="0">
            <text:p>0</text:p>
          </table:table-cell>
          <table:table-cell table:style-name="ce1" office:value-type="string">
            <text:p>1.7367e-06</text:p>
          </table:table-cell>
          <table:table-cell table:style-name="ce1" office:value-type="string">
            <text:p>4.5197e-05</text:p>
          </table:table-cell>
          <table:table-cell table:style-name="ce1" office:value-type="string">
            <text:p>3.9711e-18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R84]*1000000" office:value-type="float" office:value="458.91">
            <text:p>458.91</text:p>
          </table:table-cell>
          <table:table-cell table:formula="of:=[.S84]*1000000" office:value-type="float" office:value="129.75">
            <text:p>129.75</text:p>
          </table:table-cell>
          <table:table-cell table:formula="of:=[.T84]*1000000" office:value-type="float" office:value="827.67">
            <text:p>827.67</text:p>
          </table:table-cell>
          <table:table-cell table:formula="of:=[.U84]*1000000" office:value-type="float" office:value="13.487">
            <text:p>13.487</text:p>
          </table:table-cell>
          <table:table-cell table:formula="of:=[.V84]*1000000" office:value-type="float" office:value="0.028635">
            <text:p>0.028635</text:p>
          </table:table-cell>
          <table:table-cell table:formula="of:=[.W84]*1000000" office:value-type="float" office:value="1.7202">
            <text:p>1.7202</text:p>
          </table:table-cell>
          <table:table-cell table:formula="of:=[.X84]*1000000" office:value-type="float" office:value="44.935">
            <text:p>44.935</text:p>
          </table:table-cell>
          <table:table-cell table:formula="of:=[.Y84]*1000000" office:value-type="float" office:value="0.0000000000038505">
            <text:p>3.8505E-012</text:p>
          </table:table-cell>
          <table:table-cell table:formula="of:=[.Z84]*1000000" office:value-type="float" office:value="458.91">
            <text:p>458.91</text:p>
          </table:table-cell>
          <table:table-cell table:formula="of:=[.AA84]*1000000" office:value-type="float" office:value="129.75">
            <text:p>129.75</text:p>
          </table:table-cell>
          <table:table-cell table:formula="of:=[.AB84]*1000000" office:value-type="float" office:value="827.67">
            <text:p>827.67</text:p>
          </table:table-cell>
          <table:table-cell table:formula="of:=[.AC84]*1000000" office:value-type="float" office:value="19.784">
            <text:p>19.784</text:p>
          </table:table-cell>
          <table:table-cell table:formula="of:=[.AD84]*1000000" office:value-type="float" office:value="0">
            <text:p>0</text:p>
          </table:table-cell>
          <table:table-cell table:formula="of:=[.AE84]*1000000" office:value-type="float" office:value="1.7202">
            <text:p>1.7202</text:p>
          </table:table-cell>
          <table:table-cell table:formula="of:=[.AF84]*1000000" office:value-type="float" office:value="44.935">
            <text:p>44.935</text:p>
          </table:table-cell>
          <table:table-cell table:formula="of:=[.AG84]*1000000" office:value-type="float" office:value="0.0000000000038504">
            <text:p>3.8504E-012</text:p>
          </table:table-cell>
          <table:table-cell office:value-type="float" office:value="0.00045891">
            <text:p>0.00045891</text:p>
          </table:table-cell>
          <table:table-cell office:value-type="float" office:value="0.00012975">
            <text:p>0.00012975</text:p>
          </table:table-cell>
          <table:table-cell office:value-type="float" office:value="0.00082767">
            <text:p>0.00082767</text:p>
          </table:table-cell>
          <table:table-cell table:style-name="ce1" office:value-type="string">
            <text:p>1.3487e-05</text:p>
          </table:table-cell>
          <table:table-cell table:style-name="ce1" office:value-type="string">
            <text:p>2.8635e-08</text:p>
          </table:table-cell>
          <table:table-cell table:style-name="ce1" office:value-type="string">
            <text:p>1.7202e-06</text:p>
          </table:table-cell>
          <table:table-cell table:style-name="ce1" office:value-type="string">
            <text:p>4.4935e-05</text:p>
          </table:table-cell>
          <table:table-cell table:style-name="ce1" office:value-type="string">
            <text:p>3.8505e-18</text:p>
          </table:table-cell>
          <table:table-cell office:value-type="float" office:value="0.00045891">
            <text:p>0.00045891</text:p>
          </table:table-cell>
          <table:table-cell office:value-type="float" office:value="0.00012975">
            <text:p>0.00012975</text:p>
          </table:table-cell>
          <table:table-cell office:value-type="float" office:value="0.00082767">
            <text:p>0.00082767</text:p>
          </table:table-cell>
          <table:table-cell table:style-name="ce1" office:value-type="string">
            <text:p>1.97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202e-06</text:p>
          </table:table-cell>
          <table:table-cell table:style-name="ce1" office:value-type="string">
            <text:p>4.4935e-05</text:p>
          </table:table-cell>
          <table:table-cell table:style-name="ce1" office:value-type="string">
            <text:p>3.8504e-18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R85]*1000000" office:value-type="float" office:value="452.53">
            <text:p>452.53</text:p>
          </table:table-cell>
          <table:table-cell table:formula="of:=[.S85]*1000000" office:value-type="float" office:value="128.2">
            <text:p>128.2</text:p>
          </table:table-cell>
          <table:table-cell table:formula="of:=[.T85]*1000000" office:value-type="float" office:value="835.43">
            <text:p>835.43</text:p>
          </table:table-cell>
          <table:table-cell table:formula="of:=[.U85]*1000000" office:value-type="float" office:value="13.319">
            <text:p>13.319</text:p>
          </table:table-cell>
          <table:table-cell table:formula="of:=[.V85]*1000000" office:value-type="float" office:value="0.028904">
            <text:p>0.028904</text:p>
          </table:table-cell>
          <table:table-cell table:formula="of:=[.W85]*1000000" office:value-type="float" office:value="1.704">
            <text:p>1.704</text:p>
          </table:table-cell>
          <table:table-cell table:formula="of:=[.X85]*1000000" office:value-type="float" office:value="44.669">
            <text:p>44.669</text:p>
          </table:table-cell>
          <table:table-cell table:formula="of:=[.Y85]*1000000" office:value-type="float" office:value="0.0000000000037336">
            <text:p>3.7336E-012</text:p>
          </table:table-cell>
          <table:table-cell table:formula="of:=[.Z85]*1000000" office:value-type="float" office:value="452.52">
            <text:p>452.52</text:p>
          </table:table-cell>
          <table:table-cell table:formula="of:=[.AA85]*1000000" office:value-type="float" office:value="128.2">
            <text:p>128.2</text:p>
          </table:table-cell>
          <table:table-cell table:formula="of:=[.AB85]*1000000" office:value-type="float" office:value="835.44">
            <text:p>835.44</text:p>
          </table:table-cell>
          <table:table-cell table:formula="of:=[.AC85]*1000000" office:value-type="float" office:value="19.782">
            <text:p>19.782</text:p>
          </table:table-cell>
          <table:table-cell table:formula="of:=[.AD85]*1000000" office:value-type="float" office:value="0">
            <text:p>0</text:p>
          </table:table-cell>
          <table:table-cell table:formula="of:=[.AE85]*1000000" office:value-type="float" office:value="1.7039">
            <text:p>1.7039</text:p>
          </table:table-cell>
          <table:table-cell table:formula="of:=[.AF85]*1000000" office:value-type="float" office:value="44.669">
            <text:p>44.669</text:p>
          </table:table-cell>
          <table:table-cell table:formula="of:=[.AG85]*1000000" office:value-type="float" office:value="0.0000000000037335">
            <text:p>3.7335E-012</text:p>
          </table:table-cell>
          <table:table-cell office:value-type="float" office:value="0.00045253">
            <text:p>0.00045253</text:p>
          </table:table-cell>
          <table:table-cell office:value-type="float" office:value="0.0001282">
            <text:p>0.0001282</text:p>
          </table:table-cell>
          <table:table-cell office:value-type="float" office:value="0.00083543">
            <text:p>0.00083543</text:p>
          </table:table-cell>
          <table:table-cell table:style-name="ce1" office:value-type="string">
            <text:p>1.3319e-05</text:p>
          </table:table-cell>
          <table:table-cell table:style-name="ce1" office:value-type="string">
            <text:p>2.8904e-08</text:p>
          </table:table-cell>
          <table:table-cell table:style-name="ce1" office:value-type="string">
            <text:p>1.704e-06</text:p>
          </table:table-cell>
          <table:table-cell table:style-name="ce1" office:value-type="string">
            <text:p>4.4669e-05</text:p>
          </table:table-cell>
          <table:table-cell table:style-name="ce1" office:value-type="string">
            <text:p>3.7336e-18</text:p>
          </table:table-cell>
          <table:table-cell office:value-type="float" office:value="0.00045252">
            <text:p>0.00045252</text:p>
          </table:table-cell>
          <table:table-cell office:value-type="float" office:value="0.0001282">
            <text:p>0.0001282</text:p>
          </table:table-cell>
          <table:table-cell office:value-type="float" office:value="0.00083544">
            <text:p>0.00083544</text:p>
          </table:table-cell>
          <table:table-cell table:style-name="ce1" office:value-type="string">
            <text:p>1.97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039e-06</text:p>
          </table:table-cell>
          <table:table-cell table:style-name="ce1" office:value-type="string">
            <text:p>4.4669e-05</text:p>
          </table:table-cell>
          <table:table-cell table:style-name="ce1" office:value-type="string">
            <text:p>3.7335e-18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R86]*1000000" office:value-type="float" office:value="446.25">
            <text:p>446.25</text:p>
          </table:table-cell>
          <table:table-cell table:formula="of:=[.S86]*1000000" office:value-type="float" office:value="126.67">
            <text:p>126.67</text:p>
          </table:table-cell>
          <table:table-cell table:formula="of:=[.T86]*1000000" office:value-type="float" office:value="843.08">
            <text:p>843.08</text:p>
          </table:table-cell>
          <table:table-cell table:formula="of:=[.U86]*1000000" office:value-type="float" office:value="13.152">
            <text:p>13.152</text:p>
          </table:table-cell>
          <table:table-cell table:formula="of:=[.V86]*1000000" office:value-type="float" office:value="0.029167">
            <text:p>0.029167</text:p>
          </table:table-cell>
          <table:table-cell table:formula="of:=[.W86]*1000000" office:value-type="float" office:value="1.6879">
            <text:p>1.6879</text:p>
          </table:table-cell>
          <table:table-cell table:formula="of:=[.X86]*1000000" office:value-type="float" office:value="44.399">
            <text:p>44.399</text:p>
          </table:table-cell>
          <table:table-cell table:formula="of:=[.Y86]*1000000" office:value-type="float" office:value="0.0000000000036203">
            <text:p>3.6203E-012</text:p>
          </table:table-cell>
          <table:table-cell table:formula="of:=[.Z86]*1000000" office:value-type="float" office:value="446.24">
            <text:p>446.24</text:p>
          </table:table-cell>
          <table:table-cell table:formula="of:=[.AA86]*1000000" office:value-type="float" office:value="126.67">
            <text:p>126.67</text:p>
          </table:table-cell>
          <table:table-cell table:formula="of:=[.AB86]*1000000" office:value-type="float" office:value="843.09">
            <text:p>843.09</text:p>
          </table:table-cell>
          <table:table-cell table:formula="of:=[.AC86]*1000000" office:value-type="float" office:value="19.779">
            <text:p>19.779</text:p>
          </table:table-cell>
          <table:table-cell table:formula="of:=[.AD86]*1000000" office:value-type="float" office:value="0">
            <text:p>0</text:p>
          </table:table-cell>
          <table:table-cell table:formula="of:=[.AE86]*1000000" office:value-type="float" office:value="1.6878">
            <text:p>1.6878</text:p>
          </table:table-cell>
          <table:table-cell table:formula="of:=[.AF86]*1000000" office:value-type="float" office:value="44.399">
            <text:p>44.399</text:p>
          </table:table-cell>
          <table:table-cell table:formula="of:=[.AG86]*1000000" office:value-type="float" office:value="0.0000000000036202">
            <text:p>3.6202E-012</text:p>
          </table:table-cell>
          <table:table-cell office:value-type="float" office:value="0.00044625">
            <text:p>0.00044625</text:p>
          </table:table-cell>
          <table:table-cell office:value-type="float" office:value="0.00012667">
            <text:p>0.00012667</text:p>
          </table:table-cell>
          <table:table-cell office:value-type="float" office:value="0.00084308">
            <text:p>0.00084308</text:p>
          </table:table-cell>
          <table:table-cell table:style-name="ce1" office:value-type="string">
            <text:p>1.3152e-05</text:p>
          </table:table-cell>
          <table:table-cell table:style-name="ce1" office:value-type="string">
            <text:p>2.9167e-08</text:p>
          </table:table-cell>
          <table:table-cell table:style-name="ce1" office:value-type="string">
            <text:p>1.6879e-06</text:p>
          </table:table-cell>
          <table:table-cell table:style-name="ce1" office:value-type="string">
            <text:p>4.4399e-05</text:p>
          </table:table-cell>
          <table:table-cell table:style-name="ce1" office:value-type="string">
            <text:p>3.6203e-18</text:p>
          </table:table-cell>
          <table:table-cell office:value-type="float" office:value="0.00044624">
            <text:p>0.00044624</text:p>
          </table:table-cell>
          <table:table-cell office:value-type="float" office:value="0.00012667">
            <text:p>0.00012667</text:p>
          </table:table-cell>
          <table:table-cell office:value-type="float" office:value="0.00084309">
            <text:p>0.00084309</text:p>
          </table:table-cell>
          <table:table-cell table:style-name="ce1" office:value-type="string">
            <text:p>1.9779e-05</text:p>
          </table:table-cell>
          <table:table-cell office:value-type="float" office:value="0">
            <text:p>0</text:p>
          </table:table-cell>
          <table:table-cell table:style-name="ce1" office:value-type="string">
            <text:p>1.6878e-06</text:p>
          </table:table-cell>
          <table:table-cell table:style-name="ce1" office:value-type="string">
            <text:p>4.4399e-05</text:p>
          </table:table-cell>
          <table:table-cell table:style-name="ce1" office:value-type="string">
            <text:p>3.6202e-18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R87]*1000000" office:value-type="float" office:value="440.06">
            <text:p>440.06</text:p>
          </table:table-cell>
          <table:table-cell table:formula="of:=[.S87]*1000000" office:value-type="float" office:value="125.17">
            <text:p>125.17</text:p>
          </table:table-cell>
          <table:table-cell table:formula="of:=[.T87]*1000000" office:value-type="float" office:value="850.63">
            <text:p>850.63</text:p>
          </table:table-cell>
          <table:table-cell table:formula="of:=[.U87]*1000000" office:value-type="float" office:value="12.985">
            <text:p>12.985</text:p>
          </table:table-cell>
          <table:table-cell table:formula="of:=[.V87]*1000000" office:value-type="float" office:value="0.029425">
            <text:p>0.029425</text:p>
          </table:table-cell>
          <table:table-cell table:formula="of:=[.W87]*1000000" office:value-type="float" office:value="1.672">
            <text:p>1.672</text:p>
          </table:table-cell>
          <table:table-cell table:formula="of:=[.X87]*1000000" office:value-type="float" office:value="44.125">
            <text:p>44.125</text:p>
          </table:table-cell>
          <table:table-cell table:formula="of:=[.Y87]*1000000" office:value-type="float" office:value="0.0000000000035104">
            <text:p>3.5104E-012</text:p>
          </table:table-cell>
          <table:table-cell table:formula="of:=[.Z87]*1000000" office:value-type="float" office:value="440.05">
            <text:p>440.05</text:p>
          </table:table-cell>
          <table:table-cell table:formula="of:=[.AA87]*1000000" office:value-type="float" office:value="125.16">
            <text:p>125.16</text:p>
          </table:table-cell>
          <table:table-cell table:formula="of:=[.AB87]*1000000" office:value-type="float" office:value="850.64">
            <text:p>850.64</text:p>
          </table:table-cell>
          <table:table-cell table:formula="of:=[.AC87]*1000000" office:value-type="float" office:value="19.777">
            <text:p>19.777</text:p>
          </table:table-cell>
          <table:table-cell table:formula="of:=[.AD87]*1000000" office:value-type="float" office:value="0">
            <text:p>0</text:p>
          </table:table-cell>
          <table:table-cell table:formula="of:=[.AE87]*1000000" office:value-type="float" office:value="1.672">
            <text:p>1.672</text:p>
          </table:table-cell>
          <table:table-cell table:formula="of:=[.AF87]*1000000" office:value-type="float" office:value="44.125">
            <text:p>44.125</text:p>
          </table:table-cell>
          <table:table-cell table:formula="of:=[.AG87]*1000000" office:value-type="float" office:value="0.0000000000035103">
            <text:p>3.5103E-012</text:p>
          </table:table-cell>
          <table:table-cell office:value-type="float" office:value="0.00044006">
            <text:p>0.00044006</text:p>
          </table:table-cell>
          <table:table-cell office:value-type="float" office:value="0.00012517">
            <text:p>0.00012517</text:p>
          </table:table-cell>
          <table:table-cell office:value-type="float" office:value="0.00085063">
            <text:p>0.00085063</text:p>
          </table:table-cell>
          <table:table-cell table:style-name="ce1" office:value-type="string">
            <text:p>1.2985e-05</text:p>
          </table:table-cell>
          <table:table-cell table:style-name="ce1" office:value-type="string">
            <text:p>2.9425e-08</text:p>
          </table:table-cell>
          <table:table-cell table:style-name="ce1" office:value-type="string">
            <text:p>1.672e-06</text:p>
          </table:table-cell>
          <table:table-cell table:style-name="ce1" office:value-type="string">
            <text:p>4.4125e-05</text:p>
          </table:table-cell>
          <table:table-cell table:style-name="ce1" office:value-type="string">
            <text:p>3.5104e-18</text:p>
          </table:table-cell>
          <table:table-cell office:value-type="float" office:value="0.00044005">
            <text:p>0.00044005</text:p>
          </table:table-cell>
          <table:table-cell office:value-type="float" office:value="0.00012516">
            <text:p>0.00012516</text:p>
          </table:table-cell>
          <table:table-cell office:value-type="float" office:value="0.00085064">
            <text:p>0.00085064</text:p>
          </table:table-cell>
          <table:table-cell table:style-name="ce1" office:value-type="string">
            <text:p>1.97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2e-06</text:p>
          </table:table-cell>
          <table:table-cell table:style-name="ce1" office:value-type="string">
            <text:p>4.4125e-05</text:p>
          </table:table-cell>
          <table:table-cell table:style-name="ce1" office:value-type="string">
            <text:p>3.5103e-18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R88]*1000000" office:value-type="float" office:value="433.96">
            <text:p>433.96</text:p>
          </table:table-cell>
          <table:table-cell table:formula="of:=[.S88]*1000000" office:value-type="float" office:value="123.68">
            <text:p>123.68</text:p>
          </table:table-cell>
          <table:table-cell table:formula="of:=[.T88]*1000000" office:value-type="float" office:value="858.07">
            <text:p>858.07</text:p>
          </table:table-cell>
          <table:table-cell table:formula="of:=[.U88]*1000000" office:value-type="float" office:value="12.819">
            <text:p>12.819</text:p>
          </table:table-cell>
          <table:table-cell table:formula="of:=[.V88]*1000000" office:value-type="float" office:value="0.029676">
            <text:p>0.029676</text:p>
          </table:table-cell>
          <table:table-cell table:formula="of:=[.W88]*1000000" office:value-type="float" office:value="1.6564">
            <text:p>1.6564</text:p>
          </table:table-cell>
          <table:table-cell table:formula="of:=[.X88]*1000000" office:value-type="float" office:value="43.847">
            <text:p>43.847</text:p>
          </table:table-cell>
          <table:table-cell table:formula="of:=[.Y88]*1000000" office:value-type="float" office:value="0.0000000000034038">
            <text:p>3.4038E-012</text:p>
          </table:table-cell>
          <table:table-cell table:formula="of:=[.Z88]*1000000" office:value-type="float" office:value="433.96">
            <text:p>433.96</text:p>
          </table:table-cell>
          <table:table-cell table:formula="of:=[.AA88]*1000000" office:value-type="float" office:value="123.68">
            <text:p>123.68</text:p>
          </table:table-cell>
          <table:table-cell table:formula="of:=[.AB88]*1000000" office:value-type="float" office:value="858.08">
            <text:p>858.08</text:p>
          </table:table-cell>
          <table:table-cell table:formula="of:=[.AC88]*1000000" office:value-type="float" office:value="19.776">
            <text:p>19.776</text:p>
          </table:table-cell>
          <table:table-cell table:formula="of:=[.AD88]*1000000" office:value-type="float" office:value="0">
            <text:p>0</text:p>
          </table:table-cell>
          <table:table-cell table:formula="of:=[.AE88]*1000000" office:value-type="float" office:value="1.6563">
            <text:p>1.6563</text:p>
          </table:table-cell>
          <table:table-cell table:formula="of:=[.AF88]*1000000" office:value-type="float" office:value="43.847">
            <text:p>43.847</text:p>
          </table:table-cell>
          <table:table-cell table:formula="of:=[.AG88]*1000000" office:value-type="float" office:value="0.0000000000034038">
            <text:p>3.4038E-012</text:p>
          </table:table-cell>
          <table:table-cell office:value-type="float" office:value="0.00043396">
            <text:p>0.00043396</text:p>
          </table:table-cell>
          <table:table-cell office:value-type="float" office:value="0.00012368">
            <text:p>0.00012368</text:p>
          </table:table-cell>
          <table:table-cell office:value-type="float" office:value="0.00085807">
            <text:p>0.00085807</text:p>
          </table:table-cell>
          <table:table-cell table:style-name="ce1" office:value-type="string">
            <text:p>1.2819e-05</text:p>
          </table:table-cell>
          <table:table-cell table:style-name="ce1" office:value-type="string">
            <text:p>2.9676e-08</text:p>
          </table:table-cell>
          <table:table-cell table:style-name="ce1" office:value-type="string">
            <text:p>1.6564e-06</text:p>
          </table:table-cell>
          <table:table-cell table:style-name="ce1" office:value-type="string">
            <text:p>4.3847e-05</text:p>
          </table:table-cell>
          <table:table-cell table:style-name="ce1" office:value-type="string">
            <text:p>3.4038e-18</text:p>
          </table:table-cell>
          <table:table-cell office:value-type="float" office:value="0.00043396">
            <text:p>0.00043396</text:p>
          </table:table-cell>
          <table:table-cell office:value-type="float" office:value="0.00012368">
            <text:p>0.00012368</text:p>
          </table:table-cell>
          <table:table-cell office:value-type="float" office:value="0.00085808">
            <text:p>0.00085808</text:p>
          </table:table-cell>
          <table:table-cell table:style-name="ce1" office:value-type="string">
            <text:p>1.9776e-05</text:p>
          </table:table-cell>
          <table:table-cell office:value-type="float" office:value="0">
            <text:p>0</text:p>
          </table:table-cell>
          <table:table-cell table:style-name="ce1" office:value-type="string">
            <text:p>1.6563e-06</text:p>
          </table:table-cell>
          <table:table-cell table:style-name="ce1" office:value-type="string">
            <text:p>4.3847e-05</text:p>
          </table:table-cell>
          <table:table-cell table:style-name="ce1" office:value-type="string">
            <text:p>3.4038e-18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R89]*1000000" office:value-type="float" office:value="427.96">
            <text:p>427.96</text:p>
          </table:table-cell>
          <table:table-cell table:formula="of:=[.S89]*1000000" office:value-type="float" office:value="122.21">
            <text:p>122.21</text:p>
          </table:table-cell>
          <table:table-cell table:formula="of:=[.T89]*1000000" office:value-type="float" office:value="865.41">
            <text:p>865.41</text:p>
          </table:table-cell>
          <table:table-cell table:formula="of:=[.U89]*1000000" office:value-type="float" office:value="12.653">
            <text:p>12.653</text:p>
          </table:table-cell>
          <table:table-cell table:formula="of:=[.V89]*1000000" office:value-type="float" office:value="0.029922">
            <text:p>0.029922</text:p>
          </table:table-cell>
          <table:table-cell table:formula="of:=[.W89]*1000000" office:value-type="float" office:value="1.6409">
            <text:p>1.6409</text:p>
          </table:table-cell>
          <table:table-cell table:formula="of:=[.X89]*1000000" office:value-type="float" office:value="43.566">
            <text:p>43.566</text:p>
          </table:table-cell>
          <table:table-cell table:formula="of:=[.Y89]*1000000" office:value-type="float" office:value="0.0000000000033006">
            <text:p>3.3006E-012</text:p>
          </table:table-cell>
          <table:table-cell table:formula="of:=[.Z89]*1000000" office:value-type="float" office:value="427.95">
            <text:p>427.95</text:p>
          </table:table-cell>
          <table:table-cell table:formula="of:=[.AA89]*1000000" office:value-type="float" office:value="122.21">
            <text:p>122.21</text:p>
          </table:table-cell>
          <table:table-cell table:formula="of:=[.AB89]*1000000" office:value-type="float" office:value="865.42">
            <text:p>865.42</text:p>
          </table:table-cell>
          <table:table-cell table:formula="of:=[.AC89]*1000000" office:value-type="float" office:value="19.774">
            <text:p>19.774</text:p>
          </table:table-cell>
          <table:table-cell table:formula="of:=[.AD89]*1000000" office:value-type="float" office:value="0">
            <text:p>0</text:p>
          </table:table-cell>
          <table:table-cell table:formula="of:=[.AE89]*1000000" office:value-type="float" office:value="1.6408">
            <text:p>1.6408</text:p>
          </table:table-cell>
          <table:table-cell table:formula="of:=[.AF89]*1000000" office:value-type="float" office:value="43.566">
            <text:p>43.566</text:p>
          </table:table-cell>
          <table:table-cell table:formula="of:=[.AG89]*1000000" office:value-type="float" office:value="0.0000000000033005">
            <text:p>3.3005E-012</text:p>
          </table:table-cell>
          <table:table-cell office:value-type="float" office:value="0.00042796">
            <text:p>0.00042796</text:p>
          </table:table-cell>
          <table:table-cell office:value-type="float" office:value="0.00012221">
            <text:p>0.00012221</text:p>
          </table:table-cell>
          <table:table-cell office:value-type="float" office:value="0.00086541">
            <text:p>0.00086541</text:p>
          </table:table-cell>
          <table:table-cell table:style-name="ce1" office:value-type="string">
            <text:p>1.2653e-05</text:p>
          </table:table-cell>
          <table:table-cell table:style-name="ce1" office:value-type="string">
            <text:p>2.9922e-08</text:p>
          </table:table-cell>
          <table:table-cell table:style-name="ce1" office:value-type="string">
            <text:p>1.6409e-06</text:p>
          </table:table-cell>
          <table:table-cell table:style-name="ce1" office:value-type="string">
            <text:p>4.3566e-05</text:p>
          </table:table-cell>
          <table:table-cell table:style-name="ce1" office:value-type="string">
            <text:p>3.3006e-18</text:p>
          </table:table-cell>
          <table:table-cell office:value-type="float" office:value="0.00042795">
            <text:p>0.00042795</text:p>
          </table:table-cell>
          <table:table-cell office:value-type="float" office:value="0.00012221">
            <text:p>0.00012221</text:p>
          </table:table-cell>
          <table:table-cell office:value-type="float" office:value="0.00086542">
            <text:p>0.00086542</text:p>
          </table:table-cell>
          <table:table-cell table:style-name="ce1" office:value-type="string">
            <text:p>1.97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408e-06</text:p>
          </table:table-cell>
          <table:table-cell table:style-name="ce1" office:value-type="string">
            <text:p>4.3566e-05</text:p>
          </table:table-cell>
          <table:table-cell table:style-name="ce1" office:value-type="string">
            <text:p>3.3005e-18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R90]*1000000" office:value-type="float" office:value="422.05">
            <text:p>422.05</text:p>
          </table:table-cell>
          <table:table-cell table:formula="of:=[.S90]*1000000" office:value-type="float" office:value="120.76">
            <text:p>120.76</text:p>
          </table:table-cell>
          <table:table-cell table:formula="of:=[.T90]*1000000" office:value-type="float" office:value="872.65">
            <text:p>872.65</text:p>
          </table:table-cell>
          <table:table-cell table:formula="of:=[.U90]*1000000" office:value-type="float" office:value="12.487">
            <text:p>12.487</text:p>
          </table:table-cell>
          <table:table-cell table:formula="of:=[.V90]*1000000" office:value-type="float" office:value="0.030163">
            <text:p>0.030163</text:p>
          </table:table-cell>
          <table:table-cell table:formula="of:=[.W90]*1000000" office:value-type="float" office:value="1.6256">
            <text:p>1.6256</text:p>
          </table:table-cell>
          <table:table-cell table:formula="of:=[.X90]*1000000" office:value-type="float" office:value="43.282">
            <text:p>43.282</text:p>
          </table:table-cell>
          <table:table-cell table:formula="of:=[.Y90]*1000000" office:value-type="float" office:value="0.0000000000032005">
            <text:p>3.2005E-012</text:p>
          </table:table-cell>
          <table:table-cell table:formula="of:=[.Z90]*1000000" office:value-type="float" office:value="422.04">
            <text:p>422.04</text:p>
          </table:table-cell>
          <table:table-cell table:formula="of:=[.AA90]*1000000" office:value-type="float" office:value="120.76">
            <text:p>120.76</text:p>
          </table:table-cell>
          <table:table-cell table:formula="of:=[.AB90]*1000000" office:value-type="float" office:value="872.65">
            <text:p>872.65</text:p>
          </table:table-cell>
          <table:table-cell table:formula="of:=[.AC90]*1000000" office:value-type="float" office:value="19.773">
            <text:p>19.773</text:p>
          </table:table-cell>
          <table:table-cell table:formula="of:=[.AD90]*1000000" office:value-type="float" office:value="0">
            <text:p>0</text:p>
          </table:table-cell>
          <table:table-cell table:formula="of:=[.AE90]*1000000" office:value-type="float" office:value="1.6255">
            <text:p>1.6255</text:p>
          </table:table-cell>
          <table:table-cell table:formula="of:=[.AF90]*1000000" office:value-type="float" office:value="43.282">
            <text:p>43.282</text:p>
          </table:table-cell>
          <table:table-cell table:formula="of:=[.AG90]*1000000" office:value-type="float" office:value="0.0000000000032004">
            <text:p>3.2004E-012</text:p>
          </table:table-cell>
          <table:table-cell office:value-type="float" office:value="0.00042205">
            <text:p>0.00042205</text:p>
          </table:table-cell>
          <table:table-cell office:value-type="float" office:value="0.00012076">
            <text:p>0.00012076</text:p>
          </table:table-cell>
          <table:table-cell office:value-type="float" office:value="0.00087265">
            <text:p>0.00087265</text:p>
          </table:table-cell>
          <table:table-cell table:style-name="ce1" office:value-type="string">
            <text:p>1.2487e-05</text:p>
          </table:table-cell>
          <table:table-cell table:style-name="ce1" office:value-type="string">
            <text:p>3.0163e-08</text:p>
          </table:table-cell>
          <table:table-cell table:style-name="ce1" office:value-type="string">
            <text:p>1.6256e-06</text:p>
          </table:table-cell>
          <table:table-cell table:style-name="ce1" office:value-type="string">
            <text:p>4.3282e-05</text:p>
          </table:table-cell>
          <table:table-cell table:style-name="ce1" office:value-type="string">
            <text:p>3.2005e-18</text:p>
          </table:table-cell>
          <table:table-cell office:value-type="float" office:value="0.00042204">
            <text:p>0.00042204</text:p>
          </table:table-cell>
          <table:table-cell office:value-type="float" office:value="0.00012076">
            <text:p>0.00012076</text:p>
          </table:table-cell>
          <table:table-cell office:value-type="float" office:value="0.00087265">
            <text:p>0.00087265</text:p>
          </table:table-cell>
          <table:table-cell table:style-name="ce1" office:value-type="string">
            <text:p>1.97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55e-06</text:p>
          </table:table-cell>
          <table:table-cell table:style-name="ce1" office:value-type="string">
            <text:p>4.3282e-05</text:p>
          </table:table-cell>
          <table:table-cell table:style-name="ce1" office:value-type="string">
            <text:p>3.2004e-18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R91]*1000000" office:value-type="float" office:value="416.22">
            <text:p>416.22</text:p>
          </table:table-cell>
          <table:table-cell table:formula="of:=[.S91]*1000000" office:value-type="float" office:value="119.32">
            <text:p>119.32</text:p>
          </table:table-cell>
          <table:table-cell table:formula="of:=[.T91]*1000000" office:value-type="float" office:value="879.78">
            <text:p>879.78</text:p>
          </table:table-cell>
          <table:table-cell table:formula="of:=[.U91]*1000000" office:value-type="float" office:value="12.322">
            <text:p>12.322</text:p>
          </table:table-cell>
          <table:table-cell table:formula="of:=[.V91]*1000000" office:value-type="float" office:value="0.030399">
            <text:p>0.030399</text:p>
          </table:table-cell>
          <table:table-cell table:formula="of:=[.W91]*1000000" office:value-type="float" office:value="1.6105">
            <text:p>1.6105</text:p>
          </table:table-cell>
          <table:table-cell table:formula="of:=[.X91]*1000000" office:value-type="float" office:value="42.996">
            <text:p>42.996</text:p>
          </table:table-cell>
          <table:table-cell table:formula="of:=[.Y91]*1000000" office:value-type="float" office:value="0.0000000000031034">
            <text:p>3.1034E-012</text:p>
          </table:table-cell>
          <table:table-cell table:formula="of:=[.Z91]*1000000" office:value-type="float" office:value="416.21">
            <text:p>416.21</text:p>
          </table:table-cell>
          <table:table-cell table:formula="of:=[.AA91]*1000000" office:value-type="float" office:value="119.32">
            <text:p>119.32</text:p>
          </table:table-cell>
          <table:table-cell table:formula="of:=[.AB91]*1000000" office:value-type="float" office:value="879.79">
            <text:p>879.79</text:p>
          </table:table-cell>
          <table:table-cell table:formula="of:=[.AC91]*1000000" office:value-type="float" office:value="19.772">
            <text:p>19.772</text:p>
          </table:table-cell>
          <table:table-cell table:formula="of:=[.AD91]*1000000" office:value-type="float" office:value="0">
            <text:p>0</text:p>
          </table:table-cell>
          <table:table-cell table:formula="of:=[.AE91]*1000000" office:value-type="float" office:value="1.6104">
            <text:p>1.6104</text:p>
          </table:table-cell>
          <table:table-cell table:formula="of:=[.AF91]*1000000" office:value-type="float" office:value="42.995">
            <text:p>42.995</text:p>
          </table:table-cell>
          <table:table-cell table:formula="of:=[.AG91]*1000000" office:value-type="float" office:value="0.0000000000031033">
            <text:p>3.1033E-012</text:p>
          </table:table-cell>
          <table:table-cell office:value-type="float" office:value="0.00041622">
            <text:p>0.00041622</text:p>
          </table:table-cell>
          <table:table-cell office:value-type="float" office:value="0.00011932">
            <text:p>0.00011932</text:p>
          </table:table-cell>
          <table:table-cell office:value-type="float" office:value="0.00087978">
            <text:p>0.00087978</text:p>
          </table:table-cell>
          <table:table-cell table:style-name="ce1" office:value-type="string">
            <text:p>1.2322e-05</text:p>
          </table:table-cell>
          <table:table-cell table:style-name="ce1" office:value-type="string">
            <text:p>3.0399e-08</text:p>
          </table:table-cell>
          <table:table-cell table:style-name="ce1" office:value-type="string">
            <text:p>1.6105e-06</text:p>
          </table:table-cell>
          <table:table-cell table:style-name="ce1" office:value-type="string">
            <text:p>4.2996e-05</text:p>
          </table:table-cell>
          <table:table-cell table:style-name="ce1" office:value-type="string">
            <text:p>3.1034e-18</text:p>
          </table:table-cell>
          <table:table-cell office:value-type="float" office:value="0.00041621">
            <text:p>0.00041621</text:p>
          </table:table-cell>
          <table:table-cell office:value-type="float" office:value="0.00011932">
            <text:p>0.00011932</text:p>
          </table:table-cell>
          <table:table-cell office:value-type="float" office:value="0.00087979">
            <text:p>0.00087979</text:p>
          </table:table-cell>
          <table:table-cell table:style-name="ce1" office:value-type="string">
            <text:p>1.97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04e-06</text:p>
          </table:table-cell>
          <table:table-cell table:style-name="ce1" office:value-type="string">
            <text:p>4.2995e-05</text:p>
          </table:table-cell>
          <table:table-cell table:style-name="ce1" office:value-type="string">
            <text:p>3.1033e-18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R92]*1000000" office:value-type="float" office:value="410.48">
            <text:p>410.48</text:p>
          </table:table-cell>
          <table:table-cell table:formula="of:=[.S92]*1000000" office:value-type="float" office:value="117.91">
            <text:p>117.91</text:p>
          </table:table-cell>
          <table:table-cell table:formula="of:=[.T92]*1000000" office:value-type="float" office:value="886.82">
            <text:p>886.82</text:p>
          </table:table-cell>
          <table:table-cell table:formula="of:=[.U92]*1000000" office:value-type="float" office:value="12.158">
            <text:p>12.158</text:p>
          </table:table-cell>
          <table:table-cell table:formula="of:=[.V92]*1000000" office:value-type="float" office:value="0.030629">
            <text:p>0.030629</text:p>
          </table:table-cell>
          <table:table-cell table:formula="of:=[.W92]*1000000" office:value-type="float" office:value="1.5956">
            <text:p>1.5956</text:p>
          </table:table-cell>
          <table:table-cell table:formula="of:=[.X92]*1000000" office:value-type="float" office:value="42.707">
            <text:p>42.707</text:p>
          </table:table-cell>
          <table:table-cell table:formula="of:=[.Y92]*1000000" office:value-type="float" office:value="0.0000000000030093">
            <text:p>3.0093E-012</text:p>
          </table:table-cell>
          <table:table-cell table:formula="of:=[.Z92]*1000000" office:value-type="float" office:value="410.47">
            <text:p>410.47</text:p>
          </table:table-cell>
          <table:table-cell table:formula="of:=[.AA92]*1000000" office:value-type="float" office:value="117.9">
            <text:p>117.9</text:p>
          </table:table-cell>
          <table:table-cell table:formula="of:=[.AB92]*1000000" office:value-type="float" office:value="886.83">
            <text:p>886.83</text:p>
          </table:table-cell>
          <table:table-cell table:formula="of:=[.AC92]*1000000" office:value-type="float" office:value="19.771">
            <text:p>19.771</text:p>
          </table:table-cell>
          <table:table-cell table:formula="of:=[.AD92]*1000000" office:value-type="float" office:value="0">
            <text:p>0</text:p>
          </table:table-cell>
          <table:table-cell table:formula="of:=[.AE92]*1000000" office:value-type="float" office:value="1.5955">
            <text:p>1.5955</text:p>
          </table:table-cell>
          <table:table-cell table:formula="of:=[.AF92]*1000000" office:value-type="float" office:value="42.706">
            <text:p>42.706</text:p>
          </table:table-cell>
          <table:table-cell table:formula="of:=[.AG92]*1000000" office:value-type="float" office:value="0.0000000000030092">
            <text:p>3.0092E-012</text:p>
          </table:table-cell>
          <table:table-cell office:value-type="float" office:value="0.00041048">
            <text:p>0.00041048</text:p>
          </table:table-cell>
          <table:table-cell office:value-type="float" office:value="0.00011791">
            <text:p>0.00011791</text:p>
          </table:table-cell>
          <table:table-cell office:value-type="float" office:value="0.00088682">
            <text:p>0.00088682</text:p>
          </table:table-cell>
          <table:table-cell table:style-name="ce1" office:value-type="string">
            <text:p>1.2158e-05</text:p>
          </table:table-cell>
          <table:table-cell table:style-name="ce1" office:value-type="string">
            <text:p>3.0629e-08</text:p>
          </table:table-cell>
          <table:table-cell table:style-name="ce1" office:value-type="string">
            <text:p>1.5956e-06</text:p>
          </table:table-cell>
          <table:table-cell table:style-name="ce1" office:value-type="string">
            <text:p>4.2707e-05</text:p>
          </table:table-cell>
          <table:table-cell table:style-name="ce1" office:value-type="string">
            <text:p>3.0093e-18</text:p>
          </table:table-cell>
          <table:table-cell office:value-type="float" office:value="0.00041047">
            <text:p>0.00041047</text:p>
          </table:table-cell>
          <table:table-cell office:value-type="float" office:value="0.0001179">
            <text:p>0.0001179</text:p>
          </table:table-cell>
          <table:table-cell office:value-type="float" office:value="0.00088683">
            <text:p>0.00088683</text:p>
          </table:table-cell>
          <table:table-cell table:style-name="ce1" office:value-type="string">
            <text:p>1.97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5955e-06</text:p>
          </table:table-cell>
          <table:table-cell table:style-name="ce1" office:value-type="string">
            <text:p>4.2706e-05</text:p>
          </table:table-cell>
          <table:table-cell table:style-name="ce1" office:value-type="string">
            <text:p>3.0092e-18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R93]*1000000" office:value-type="float" office:value="404.83">
            <text:p>404.83</text:p>
          </table:table-cell>
          <table:table-cell table:formula="of:=[.S93]*1000000" office:value-type="float" office:value="116.51">
            <text:p>116.51</text:p>
          </table:table-cell>
          <table:table-cell table:formula="of:=[.T93]*1000000" office:value-type="float" office:value="893.77">
            <text:p>893.77</text:p>
          </table:table-cell>
          <table:table-cell table:formula="of:=[.U93]*1000000" office:value-type="float" office:value="11.994">
            <text:p>11.994</text:p>
          </table:table-cell>
          <table:table-cell table:formula="of:=[.V93]*1000000" office:value-type="float" office:value="0.030854">
            <text:p>0.030854</text:p>
          </table:table-cell>
          <table:table-cell table:formula="of:=[.W93]*1000000" office:value-type="float" office:value="1.5808">
            <text:p>1.5808</text:p>
          </table:table-cell>
          <table:table-cell table:formula="of:=[.X93]*1000000" office:value-type="float" office:value="42.416">
            <text:p>42.416</text:p>
          </table:table-cell>
          <table:table-cell table:formula="of:=[.Y93]*1000000" office:value-type="float" office:value="0.0000000000029181">
            <text:p>2.9181E-012</text:p>
          </table:table-cell>
          <table:table-cell table:formula="of:=[.Z93]*1000000" office:value-type="float" office:value="404.82">
            <text:p>404.82</text:p>
          </table:table-cell>
          <table:table-cell table:formula="of:=[.AA93]*1000000" office:value-type="float" office:value="116.5">
            <text:p>116.5</text:p>
          </table:table-cell>
          <table:table-cell table:formula="of:=[.AB93]*1000000" office:value-type="float" office:value="893.78">
            <text:p>893.78</text:p>
          </table:table-cell>
          <table:table-cell table:formula="of:=[.AC93]*1000000" office:value-type="float" office:value="19.771">
            <text:p>19.771</text:p>
          </table:table-cell>
          <table:table-cell table:formula="of:=[.AD93]*1000000" office:value-type="float" office:value="0">
            <text:p>0</text:p>
          </table:table-cell>
          <table:table-cell table:formula="of:=[.AE93]*1000000" office:value-type="float" office:value="1.5807">
            <text:p>1.5807</text:p>
          </table:table-cell>
          <table:table-cell table:formula="of:=[.AF93]*1000000" office:value-type="float" office:value="42.415">
            <text:p>42.415</text:p>
          </table:table-cell>
          <table:table-cell table:formula="of:=[.AG93]*1000000" office:value-type="float" office:value="0.000000000002918">
            <text:p>2.918E-012</text:p>
          </table:table-cell>
          <table:table-cell office:value-type="float" office:value="0.00040483">
            <text:p>0.00040483</text:p>
          </table:table-cell>
          <table:table-cell office:value-type="float" office:value="0.00011651">
            <text:p>0.00011651</text:p>
          </table:table-cell>
          <table:table-cell office:value-type="float" office:value="0.00089377">
            <text:p>0.00089377</text:p>
          </table:table-cell>
          <table:table-cell table:style-name="ce1" office:value-type="string">
            <text:p>1.1994e-05</text:p>
          </table:table-cell>
          <table:table-cell table:style-name="ce1" office:value-type="string">
            <text:p>3.0854e-08</text:p>
          </table:table-cell>
          <table:table-cell table:style-name="ce1" office:value-type="string">
            <text:p>1.5808e-06</text:p>
          </table:table-cell>
          <table:table-cell table:style-name="ce1" office:value-type="string">
            <text:p>4.2416e-05</text:p>
          </table:table-cell>
          <table:table-cell table:style-name="ce1" office:value-type="string">
            <text:p>2.9181e-18</text:p>
          </table:table-cell>
          <table:table-cell office:value-type="float" office:value="0.00040482">
            <text:p>0.00040482</text:p>
          </table:table-cell>
          <table:table-cell office:value-type="float" office:value="0.0001165">
            <text:p>0.0001165</text:p>
          </table:table-cell>
          <table:table-cell office:value-type="float" office:value="0.00089378">
            <text:p>0.00089378</text:p>
          </table:table-cell>
          <table:table-cell table:style-name="ce1" office:value-type="string">
            <text:p>1.97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5807e-06</text:p>
          </table:table-cell>
          <table:table-cell table:style-name="ce1" office:value-type="string">
            <text:p>4.2415e-05</text:p>
          </table:table-cell>
          <table:table-cell table:style-name="ce1" office:value-type="string">
            <text:p>2.918e-18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R94]*1000000" office:value-type="float" office:value="399.25">
            <text:p>399.25</text:p>
          </table:table-cell>
          <table:table-cell table:formula="of:=[.S94]*1000000" office:value-type="float" office:value="115.12">
            <text:p>115.12</text:p>
          </table:table-cell>
          <table:table-cell table:formula="of:=[.T94]*1000000" office:value-type="float" office:value="900.62">
            <text:p>900.62</text:p>
          </table:table-cell>
          <table:table-cell table:formula="of:=[.U94]*1000000" office:value-type="float" office:value="11.831">
            <text:p>11.831</text:p>
          </table:table-cell>
          <table:table-cell table:formula="of:=[.V94]*1000000" office:value-type="float" office:value="0.031074">
            <text:p>0.031074</text:p>
          </table:table-cell>
          <table:table-cell table:formula="of:=[.W94]*1000000" office:value-type="float" office:value="1.5662">
            <text:p>1.5662</text:p>
          </table:table-cell>
          <table:table-cell table:formula="of:=[.X94]*1000000" office:value-type="float" office:value="42.122">
            <text:p>42.122</text:p>
          </table:table-cell>
          <table:table-cell table:formula="of:=[.Y94]*1000000" office:value-type="float" office:value="0.0000000000028296">
            <text:p>2.8296E-012</text:p>
          </table:table-cell>
          <table:table-cell table:formula="of:=[.Z94]*1000000" office:value-type="float" office:value="399.25">
            <text:p>399.25</text:p>
          </table:table-cell>
          <table:table-cell table:formula="of:=[.AA94]*1000000" office:value-type="float" office:value="115.12">
            <text:p>115.12</text:p>
          </table:table-cell>
          <table:table-cell table:formula="of:=[.AB94]*1000000" office:value-type="float" office:value="900.63">
            <text:p>900.63</text:p>
          </table:table-cell>
          <table:table-cell table:formula="of:=[.AC94]*1000000" office:value-type="float" office:value="19.77">
            <text:p>19.77</text:p>
          </table:table-cell>
          <table:table-cell table:formula="of:=[.AD94]*1000000" office:value-type="float" office:value="0">
            <text:p>0</text:p>
          </table:table-cell>
          <table:table-cell table:formula="of:=[.AE94]*1000000" office:value-type="float" office:value="1.5661">
            <text:p>1.5661</text:p>
          </table:table-cell>
          <table:table-cell table:formula="of:=[.AF94]*1000000" office:value-type="float" office:value="42.122">
            <text:p>42.122</text:p>
          </table:table-cell>
          <table:table-cell table:formula="of:=[.AG94]*1000000" office:value-type="float" office:value="0.0000000000028296">
            <text:p>2.8296E-012</text:p>
          </table:table-cell>
          <table:table-cell office:value-type="float" office:value="0.00039925">
            <text:p>0.00039925</text:p>
          </table:table-cell>
          <table:table-cell office:value-type="float" office:value="0.00011512">
            <text:p>0.00011512</text:p>
          </table:table-cell>
          <table:table-cell office:value-type="float" office:value="0.00090062">
            <text:p>0.00090062</text:p>
          </table:table-cell>
          <table:table-cell table:style-name="ce1" office:value-type="string">
            <text:p>1.1831e-05</text:p>
          </table:table-cell>
          <table:table-cell table:style-name="ce1" office:value-type="string">
            <text:p>3.1074e-08</text:p>
          </table:table-cell>
          <table:table-cell table:style-name="ce1" office:value-type="string">
            <text:p>1.5662e-06</text:p>
          </table:table-cell>
          <table:table-cell table:style-name="ce1" office:value-type="string">
            <text:p>4.2122e-05</text:p>
          </table:table-cell>
          <table:table-cell table:style-name="ce1" office:value-type="string">
            <text:p>2.8296e-18</text:p>
          </table:table-cell>
          <table:table-cell office:value-type="float" office:value="0.00039925">
            <text:p>0.00039925</text:p>
          </table:table-cell>
          <table:table-cell office:value-type="float" office:value="0.00011512">
            <text:p>0.00011512</text:p>
          </table:table-cell>
          <table:table-cell office:value-type="float" office:value="0.00090063">
            <text:p>0.00090063</text:p>
          </table:table-cell>
          <table:table-cell table:style-name="ce1" office:value-type="string">
            <text:p>1.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661e-06</text:p>
          </table:table-cell>
          <table:table-cell table:style-name="ce1" office:value-type="string">
            <text:p>4.2122e-05</text:p>
          </table:table-cell>
          <table:table-cell table:style-name="ce1" office:value-type="string">
            <text:p>2.8296e-18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R95]*1000000" office:value-type="float" office:value="393.76">
            <text:p>393.76</text:p>
          </table:table-cell>
          <table:table-cell table:formula="of:=[.S95]*1000000" office:value-type="float" office:value="113.75">
            <text:p>113.75</text:p>
          </table:table-cell>
          <table:table-cell table:formula="of:=[.T95]*1000000" office:value-type="float" office:value="907.38">
            <text:p>907.38</text:p>
          </table:table-cell>
          <table:table-cell table:formula="of:=[.U95]*1000000" office:value-type="float" office:value="11.669">
            <text:p>11.669</text:p>
          </table:table-cell>
          <table:table-cell table:formula="of:=[.V95]*1000000" office:value-type="float" office:value="0.031289">
            <text:p>0.031289</text:p>
          </table:table-cell>
          <table:table-cell table:formula="of:=[.W95]*1000000" office:value-type="float" office:value="1.5517">
            <text:p>1.5517</text:p>
          </table:table-cell>
          <table:table-cell table:formula="of:=[.X95]*1000000" office:value-type="float" office:value="41.828">
            <text:p>41.828</text:p>
          </table:table-cell>
          <table:table-cell table:formula="of:=[.Y95]*1000000" office:value-type="float" office:value="0.0000000000027439">
            <text:p>2.7439E-012</text:p>
          </table:table-cell>
          <table:table-cell table:formula="of:=[.Z95]*1000000" office:value-type="float" office:value="393.76">
            <text:p>393.76</text:p>
          </table:table-cell>
          <table:table-cell table:formula="of:=[.AA95]*1000000" office:value-type="float" office:value="113.75">
            <text:p>113.75</text:p>
          </table:table-cell>
          <table:table-cell table:formula="of:=[.AB95]*1000000" office:value-type="float" office:value="907.39">
            <text:p>907.39</text:p>
          </table:table-cell>
          <table:table-cell table:formula="of:=[.AC95]*1000000" office:value-type="float" office:value="19.77">
            <text:p>19.77</text:p>
          </table:table-cell>
          <table:table-cell table:formula="of:=[.AD95]*1000000" office:value-type="float" office:value="0">
            <text:p>0</text:p>
          </table:table-cell>
          <table:table-cell table:formula="of:=[.AE95]*1000000" office:value-type="float" office:value="1.5516">
            <text:p>1.5516</text:p>
          </table:table-cell>
          <table:table-cell table:formula="of:=[.AF95]*1000000" office:value-type="float" office:value="41.827">
            <text:p>41.827</text:p>
          </table:table-cell>
          <table:table-cell table:formula="of:=[.AG95]*1000000" office:value-type="float" office:value="0.0000000000027438">
            <text:p>2.7438E-012</text:p>
          </table:table-cell>
          <table:table-cell office:value-type="float" office:value="0.00039376">
            <text:p>0.00039376</text:p>
          </table:table-cell>
          <table:table-cell office:value-type="float" office:value="0.00011375">
            <text:p>0.00011375</text:p>
          </table:table-cell>
          <table:table-cell office:value-type="float" office:value="0.00090738">
            <text:p>0.00090738</text:p>
          </table:table-cell>
          <table:table-cell table:style-name="ce1" office:value-type="string">
            <text:p>1.1669e-05</text:p>
          </table:table-cell>
          <table:table-cell table:style-name="ce1" office:value-type="string">
            <text:p>3.1289e-08</text:p>
          </table:table-cell>
          <table:table-cell table:style-name="ce1" office:value-type="string">
            <text:p>1.5517e-06</text:p>
          </table:table-cell>
          <table:table-cell table:style-name="ce1" office:value-type="string">
            <text:p>4.1828e-05</text:p>
          </table:table-cell>
          <table:table-cell table:style-name="ce1" office:value-type="string">
            <text:p>2.7439e-18</text:p>
          </table:table-cell>
          <table:table-cell office:value-type="float" office:value="0.00039376">
            <text:p>0.00039376</text:p>
          </table:table-cell>
          <table:table-cell office:value-type="float" office:value="0.00011375">
            <text:p>0.00011375</text:p>
          </table:table-cell>
          <table:table-cell office:value-type="float" office:value="0.00090739">
            <text:p>0.00090739</text:p>
          </table:table-cell>
          <table:table-cell table:style-name="ce1" office:value-type="string">
            <text:p>1.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516e-06</text:p>
          </table:table-cell>
          <table:table-cell table:style-name="ce1" office:value-type="string">
            <text:p>4.1827e-05</text:p>
          </table:table-cell>
          <table:table-cell table:style-name="ce1" office:value-type="string">
            <text:p>2.7438e-18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R96]*1000000" office:value-type="float" office:value="388.35">
            <text:p>388.35</text:p>
          </table:table-cell>
          <table:table-cell table:formula="of:=[.S96]*1000000" office:value-type="float" office:value="112.4">
            <text:p>112.4</text:p>
          </table:table-cell>
          <table:table-cell table:formula="of:=[.T96]*1000000" office:value-type="float" office:value="914.05">
            <text:p>914.05</text:p>
          </table:table-cell>
          <table:table-cell table:formula="of:=[.U96]*1000000" office:value-type="float" office:value="11.507">
            <text:p>11.507</text:p>
          </table:table-cell>
          <table:table-cell table:formula="of:=[.V96]*1000000" office:value-type="float" office:value="0.031499">
            <text:p>0.031499</text:p>
          </table:table-cell>
          <table:table-cell table:formula="of:=[.W96]*1000000" office:value-type="float" office:value="1.5374">
            <text:p>1.5374</text:p>
          </table:table-cell>
          <table:table-cell table:formula="of:=[.X96]*1000000" office:value-type="float" office:value="41.531">
            <text:p>41.531</text:p>
          </table:table-cell>
          <table:table-cell table:formula="of:=[.Y96]*1000000" office:value-type="float" office:value="0.0000000000026608">
            <text:p>2.6608E-012</text:p>
          </table:table-cell>
          <table:table-cell table:formula="of:=[.Z96]*1000000" office:value-type="float" office:value="388.35">
            <text:p>388.35</text:p>
          </table:table-cell>
          <table:table-cell table:formula="of:=[.AA96]*1000000" office:value-type="float" office:value="112.4">
            <text:p>112.4</text:p>
          </table:table-cell>
          <table:table-cell table:formula="of:=[.AB96]*1000000" office:value-type="float" office:value="914.05">
            <text:p>914.05</text:p>
          </table:table-cell>
          <table:table-cell table:formula="of:=[.AC96]*1000000" office:value-type="float" office:value="19.77">
            <text:p>19.77</text:p>
          </table:table-cell>
          <table:table-cell table:formula="of:=[.AD96]*1000000" office:value-type="float" office:value="0">
            <text:p>0</text:p>
          </table:table-cell>
          <table:table-cell table:formula="of:=[.AE96]*1000000" office:value-type="float" office:value="1.5373">
            <text:p>1.5373</text:p>
          </table:table-cell>
          <table:table-cell table:formula="of:=[.AF96]*1000000" office:value-type="float" office:value="41.531">
            <text:p>41.531</text:p>
          </table:table-cell>
          <table:table-cell table:formula="of:=[.AG96]*1000000" office:value-type="float" office:value="0.0000000000026607">
            <text:p>2.6607E-012</text:p>
          </table:table-cell>
          <table:table-cell office:value-type="float" office:value="0.00038835">
            <text:p>0.00038835</text:p>
          </table:table-cell>
          <table:table-cell office:value-type="float" office:value="0.0001124">
            <text:p>0.0001124</text:p>
          </table:table-cell>
          <table:table-cell office:value-type="float" office:value="0.00091405">
            <text:p>0.00091405</text:p>
          </table:table-cell>
          <table:table-cell table:style-name="ce1" office:value-type="string">
            <text:p>1.1507e-05</text:p>
          </table:table-cell>
          <table:table-cell table:style-name="ce1" office:value-type="string">
            <text:p>3.1499e-08</text:p>
          </table:table-cell>
          <table:table-cell table:style-name="ce1" office:value-type="string">
            <text:p>1.5374e-06</text:p>
          </table:table-cell>
          <table:table-cell table:style-name="ce1" office:value-type="string">
            <text:p>4.1531e-05</text:p>
          </table:table-cell>
          <table:table-cell table:style-name="ce1" office:value-type="string">
            <text:p>2.6608e-18</text:p>
          </table:table-cell>
          <table:table-cell office:value-type="float" office:value="0.00038835">
            <text:p>0.00038835</text:p>
          </table:table-cell>
          <table:table-cell office:value-type="float" office:value="0.0001124">
            <text:p>0.0001124</text:p>
          </table:table-cell>
          <table:table-cell office:value-type="float" office:value="0.00091405">
            <text:p>0.00091405</text:p>
          </table:table-cell>
          <table:table-cell table:style-name="ce1" office:value-type="string">
            <text:p>1.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373e-06</text:p>
          </table:table-cell>
          <table:table-cell table:style-name="ce1" office:value-type="string">
            <text:p>4.1531e-05</text:p>
          </table:table-cell>
          <table:table-cell table:style-name="ce1" office:value-type="string">
            <text:p>2.6607e-18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R97]*1000000" office:value-type="float" office:value="383.02">
            <text:p>383.02</text:p>
          </table:table-cell>
          <table:table-cell table:formula="of:=[.S97]*1000000" office:value-type="float" office:value="111.06">
            <text:p>111.06</text:p>
          </table:table-cell>
          <table:table-cell table:formula="of:=[.T97]*1000000" office:value-type="float" office:value="920.62">
            <text:p>920.62</text:p>
          </table:table-cell>
          <table:table-cell table:formula="of:=[.U97]*1000000" office:value-type="float" office:value="11.347">
            <text:p>11.347</text:p>
          </table:table-cell>
          <table:table-cell table:formula="of:=[.V97]*1000000" office:value-type="float" office:value="0.031704">
            <text:p>0.031704</text:p>
          </table:table-cell>
          <table:table-cell table:formula="of:=[.W97]*1000000" office:value-type="float" office:value="1.5232">
            <text:p>1.5232</text:p>
          </table:table-cell>
          <table:table-cell table:formula="of:=[.X97]*1000000" office:value-type="float" office:value="41.234">
            <text:p>41.234</text:p>
          </table:table-cell>
          <table:table-cell table:formula="of:=[.Y97]*1000000" office:value-type="float" office:value="0.0000000000025802">
            <text:p>2.5802E-012</text:p>
          </table:table-cell>
          <table:table-cell table:formula="of:=[.Z97]*1000000" office:value-type="float" office:value="383.01">
            <text:p>383.01</text:p>
          </table:table-cell>
          <table:table-cell table:formula="of:=[.AA97]*1000000" office:value-type="float" office:value="111.06">
            <text:p>111.06</text:p>
          </table:table-cell>
          <table:table-cell table:formula="of:=[.AB97]*1000000" office:value-type="float" office:value="920.63">
            <text:p>920.63</text:p>
          </table:table-cell>
          <table:table-cell table:formula="of:=[.AC97]*1000000" office:value-type="float" office:value="19.77">
            <text:p>19.77</text:p>
          </table:table-cell>
          <table:table-cell table:formula="of:=[.AD97]*1000000" office:value-type="float" office:value="0">
            <text:p>0</text:p>
          </table:table-cell>
          <table:table-cell table:formula="of:=[.AE97]*1000000" office:value-type="float" office:value="1.5231">
            <text:p>1.5231</text:p>
          </table:table-cell>
          <table:table-cell table:formula="of:=[.AF97]*1000000" office:value-type="float" office:value="41.233">
            <text:p>41.233</text:p>
          </table:table-cell>
          <table:table-cell table:formula="of:=[.AG97]*1000000" office:value-type="float" office:value="0.0000000000025801">
            <text:p>2.5801E-012</text:p>
          </table:table-cell>
          <table:table-cell office:value-type="float" office:value="0.00038302">
            <text:p>0.00038302</text:p>
          </table:table-cell>
          <table:table-cell office:value-type="float" office:value="0.00011106">
            <text:p>0.00011106</text:p>
          </table:table-cell>
          <table:table-cell office:value-type="float" office:value="0.00092062">
            <text:p>0.00092062</text:p>
          </table:table-cell>
          <table:table-cell table:style-name="ce1" office:value-type="string">
            <text:p>1.1347e-05</text:p>
          </table:table-cell>
          <table:table-cell table:style-name="ce1" office:value-type="string">
            <text:p>3.1704e-08</text:p>
          </table:table-cell>
          <table:table-cell table:style-name="ce1" office:value-type="string">
            <text:p>1.5232e-06</text:p>
          </table:table-cell>
          <table:table-cell table:style-name="ce1" office:value-type="string">
            <text:p>4.1234e-05</text:p>
          </table:table-cell>
          <table:table-cell table:style-name="ce1" office:value-type="string">
            <text:p>2.5802e-18</text:p>
          </table:table-cell>
          <table:table-cell office:value-type="float" office:value="0.00038301">
            <text:p>0.00038301</text:p>
          </table:table-cell>
          <table:table-cell office:value-type="float" office:value="0.00011106">
            <text:p>0.00011106</text:p>
          </table:table-cell>
          <table:table-cell office:value-type="float" office:value="0.00092063">
            <text:p>0.00092063</text:p>
          </table:table-cell>
          <table:table-cell table:style-name="ce1" office:value-type="string">
            <text:p>1.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231e-06</text:p>
          </table:table-cell>
          <table:table-cell table:style-name="ce1" office:value-type="string">
            <text:p>4.1233e-05</text:p>
          </table:table-cell>
          <table:table-cell table:style-name="ce1" office:value-type="string">
            <text:p>2.5801e-18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R98]*1000000" office:value-type="float" office:value="377.76">
            <text:p>377.76</text:p>
          </table:table-cell>
          <table:table-cell table:formula="of:=[.S98]*1000000" office:value-type="float" office:value="109.74">
            <text:p>109.74</text:p>
          </table:table-cell>
          <table:table-cell table:formula="of:=[.T98]*1000000" office:value-type="float" office:value="927.11">
            <text:p>927.11</text:p>
          </table:table-cell>
          <table:table-cell table:formula="of:=[.U98]*1000000" office:value-type="float" office:value="11.187">
            <text:p>11.187</text:p>
          </table:table-cell>
          <table:table-cell table:formula="of:=[.V98]*1000000" office:value-type="float" office:value="0.031904">
            <text:p>0.031904</text:p>
          </table:table-cell>
          <table:table-cell table:formula="of:=[.W98]*1000000" office:value-type="float" office:value="1.5091">
            <text:p>1.5091</text:p>
          </table:table-cell>
          <table:table-cell table:formula="of:=[.X98]*1000000" office:value-type="float" office:value="40.935">
            <text:p>40.935</text:p>
          </table:table-cell>
          <table:table-cell table:formula="of:=[.Y98]*1000000" office:value-type="float" office:value="0.0000000000025021">
            <text:p>2.5021E-012</text:p>
          </table:table-cell>
          <table:table-cell table:formula="of:=[.Z98]*1000000" office:value-type="float" office:value="377.76">
            <text:p>377.76</text:p>
          </table:table-cell>
          <table:table-cell table:formula="of:=[.AA98]*1000000" office:value-type="float" office:value="109.74">
            <text:p>109.74</text:p>
          </table:table-cell>
          <table:table-cell table:formula="of:=[.AB98]*1000000" office:value-type="float" office:value="927.12">
            <text:p>927.12</text:p>
          </table:table-cell>
          <table:table-cell table:formula="of:=[.AC98]*1000000" office:value-type="float" office:value="19.77">
            <text:p>19.77</text:p>
          </table:table-cell>
          <table:table-cell table:formula="of:=[.AD98]*1000000" office:value-type="float" office:value="0">
            <text:p>0</text:p>
          </table:table-cell>
          <table:table-cell table:formula="of:=[.AE98]*1000000" office:value-type="float" office:value="1.509">
            <text:p>1.509</text:p>
          </table:table-cell>
          <table:table-cell table:formula="of:=[.AF98]*1000000" office:value-type="float" office:value="40.934">
            <text:p>40.934</text:p>
          </table:table-cell>
          <table:table-cell table:formula="of:=[.AG98]*1000000" office:value-type="float" office:value="0.000000000002502">
            <text:p>2.502E-012</text:p>
          </table:table-cell>
          <table:table-cell office:value-type="float" office:value="0.00037776">
            <text:p>0.00037776</text:p>
          </table:table-cell>
          <table:table-cell office:value-type="float" office:value="0.00010974">
            <text:p>0.00010974</text:p>
          </table:table-cell>
          <table:table-cell office:value-type="float" office:value="0.00092711">
            <text:p>0.00092711</text:p>
          </table:table-cell>
          <table:table-cell table:style-name="ce1" office:value-type="string">
            <text:p>1.1187e-05</text:p>
          </table:table-cell>
          <table:table-cell table:style-name="ce1" office:value-type="string">
            <text:p>3.1904e-08</text:p>
          </table:table-cell>
          <table:table-cell table:style-name="ce1" office:value-type="string">
            <text:p>1.5091e-06</text:p>
          </table:table-cell>
          <table:table-cell table:style-name="ce1" office:value-type="string">
            <text:p>4.0935e-05</text:p>
          </table:table-cell>
          <table:table-cell table:style-name="ce1" office:value-type="string">
            <text:p>2.5021e-18</text:p>
          </table:table-cell>
          <table:table-cell office:value-type="float" office:value="0.00037776">
            <text:p>0.00037776</text:p>
          </table:table-cell>
          <table:table-cell office:value-type="float" office:value="0.00010974">
            <text:p>0.00010974</text:p>
          </table:table-cell>
          <table:table-cell office:value-type="float" office:value="0.00092712">
            <text:p>0.00092712</text:p>
          </table:table-cell>
          <table:table-cell table:style-name="ce1" office:value-type="string">
            <text:p>1.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09e-06</text:p>
          </table:table-cell>
          <table:table-cell table:style-name="ce1" office:value-type="string">
            <text:p>4.0934e-05</text:p>
          </table:table-cell>
          <table:table-cell table:style-name="ce1" office:value-type="string">
            <text:p>2.502e-18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R99]*1000000" office:value-type="float" office:value="372.58">
            <text:p>372.58</text:p>
          </table:table-cell>
          <table:table-cell table:formula="of:=[.S99]*1000000" office:value-type="float" office:value="108.43">
            <text:p>108.43</text:p>
          </table:table-cell>
          <table:table-cell table:formula="of:=[.T99]*1000000" office:value-type="float" office:value="933.52">
            <text:p>933.52</text:p>
          </table:table-cell>
          <table:table-cell table:formula="of:=[.U99]*1000000" office:value-type="float" office:value="11.028">
            <text:p>11.028</text:p>
          </table:table-cell>
          <table:table-cell table:formula="of:=[.V99]*1000000" office:value-type="float" office:value="0.0321">
            <text:p>0.0321</text:p>
          </table:table-cell>
          <table:table-cell table:formula="of:=[.W99]*1000000" office:value-type="float" office:value="1.4953">
            <text:p>1.4953</text:p>
          </table:table-cell>
          <table:table-cell table:formula="of:=[.X99]*1000000" office:value-type="float" office:value="40.635">
            <text:p>40.635</text:p>
          </table:table-cell>
          <table:table-cell table:formula="of:=[.Y99]*1000000" office:value-type="float" office:value="0.0000000000024263">
            <text:p>2.4263E-012</text:p>
          </table:table-cell>
          <table:table-cell table:formula="of:=[.Z99]*1000000" office:value-type="float" office:value="372.58">
            <text:p>372.58</text:p>
          </table:table-cell>
          <table:table-cell table:formula="of:=[.AA99]*1000000" office:value-type="float" office:value="108.43">
            <text:p>108.43</text:p>
          </table:table-cell>
          <table:table-cell table:formula="of:=[.AB99]*1000000" office:value-type="float" office:value="933.52">
            <text:p>933.52</text:p>
          </table:table-cell>
          <table:table-cell table:formula="of:=[.AC99]*1000000" office:value-type="float" office:value="19.77">
            <text:p>19.77</text:p>
          </table:table-cell>
          <table:table-cell table:formula="of:=[.AD99]*1000000" office:value-type="float" office:value="0">
            <text:p>0</text:p>
          </table:table-cell>
          <table:table-cell table:formula="of:=[.AE99]*1000000" office:value-type="float" office:value="1.4951">
            <text:p>1.4951</text:p>
          </table:table-cell>
          <table:table-cell table:formula="of:=[.AF99]*1000000" office:value-type="float" office:value="40.635">
            <text:p>40.635</text:p>
          </table:table-cell>
          <table:table-cell table:formula="of:=[.AG99]*1000000" office:value-type="float" office:value="0.0000000000024263">
            <text:p>2.4263E-012</text:p>
          </table:table-cell>
          <table:table-cell office:value-type="float" office:value="0.00037258">
            <text:p>0.00037258</text:p>
          </table:table-cell>
          <table:table-cell office:value-type="float" office:value="0.00010843">
            <text:p>0.00010843</text:p>
          </table:table-cell>
          <table:table-cell office:value-type="float" office:value="0.00093352">
            <text:p>0.00093352</text:p>
          </table:table-cell>
          <table:table-cell table:style-name="ce1" office:value-type="string">
            <text:p>1.1028e-05</text:p>
          </table:table-cell>
          <table:table-cell table:style-name="ce1" office:value-type="string">
            <text:p>3.21e-08</text:p>
          </table:table-cell>
          <table:table-cell table:style-name="ce1" office:value-type="string">
            <text:p>1.4953e-06</text:p>
          </table:table-cell>
          <table:table-cell table:style-name="ce1" office:value-type="string">
            <text:p>4.0635e-05</text:p>
          </table:table-cell>
          <table:table-cell table:style-name="ce1" office:value-type="string">
            <text:p>2.4263e-18</text:p>
          </table:table-cell>
          <table:table-cell office:value-type="float" office:value="0.00037258">
            <text:p>0.00037258</text:p>
          </table:table-cell>
          <table:table-cell office:value-type="float" office:value="0.00010843">
            <text:p>0.00010843</text:p>
          </table:table-cell>
          <table:table-cell office:value-type="float" office:value="0.00093352">
            <text:p>0.00093352</text:p>
          </table:table-cell>
          <table:table-cell table:style-name="ce1" office:value-type="string">
            <text:p>1.9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51e-06</text:p>
          </table:table-cell>
          <table:table-cell table:style-name="ce1" office:value-type="string">
            <text:p>4.0635e-05</text:p>
          </table:table-cell>
          <table:table-cell table:style-name="ce1" office:value-type="string">
            <text:p>2.4263e-18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R100]*1000000" office:value-type="float" office:value="367.48">
            <text:p>367.48</text:p>
          </table:table-cell>
          <table:table-cell table:formula="of:=[.S100]*1000000" office:value-type="float" office:value="107.14">
            <text:p>107.14</text:p>
          </table:table-cell>
          <table:table-cell table:formula="of:=[.T100]*1000000" office:value-type="float" office:value="939.83">
            <text:p>939.83</text:p>
          </table:table-cell>
          <table:table-cell table:formula="of:=[.U100]*1000000" office:value-type="float" office:value="10.87">
            <text:p>10.87</text:p>
          </table:table-cell>
          <table:table-cell table:formula="of:=[.V100]*1000000" office:value-type="float" office:value="0.032292">
            <text:p>0.032292</text:p>
          </table:table-cell>
          <table:table-cell table:formula="of:=[.W100]*1000000" office:value-type="float" office:value="1.4815">
            <text:p>1.4815</text:p>
          </table:table-cell>
          <table:table-cell table:formula="of:=[.X100]*1000000" office:value-type="float" office:value="40.334">
            <text:p>40.334</text:p>
          </table:table-cell>
          <table:table-cell table:formula="of:=[.Y100]*1000000" office:value-type="float" office:value="0.0000000000023529">
            <text:p>2.3529E-012</text:p>
          </table:table-cell>
          <table:table-cell table:formula="of:=[.Z100]*1000000" office:value-type="float" office:value="367.47">
            <text:p>367.47</text:p>
          </table:table-cell>
          <table:table-cell table:formula="of:=[.AA100]*1000000" office:value-type="float" office:value="107.14">
            <text:p>107.14</text:p>
          </table:table-cell>
          <table:table-cell table:formula="of:=[.AB100]*1000000" office:value-type="float" office:value="939.84">
            <text:p>939.84</text:p>
          </table:table-cell>
          <table:table-cell table:formula="of:=[.AC100]*1000000" office:value-type="float" office:value="19.771">
            <text:p>19.771</text:p>
          </table:table-cell>
          <table:table-cell table:formula="of:=[.AD100]*1000000" office:value-type="float" office:value="0">
            <text:p>0</text:p>
          </table:table-cell>
          <table:table-cell table:formula="of:=[.AE100]*1000000" office:value-type="float" office:value="1.4814">
            <text:p>1.4814</text:p>
          </table:table-cell>
          <table:table-cell table:formula="of:=[.AF100]*1000000" office:value-type="float" office:value="40.334">
            <text:p>40.334</text:p>
          </table:table-cell>
          <table:table-cell table:formula="of:=[.AG100]*1000000" office:value-type="float" office:value="0.0000000000023528">
            <text:p>2.3528E-012</text:p>
          </table:table-cell>
          <table:table-cell office:value-type="float" office:value="0.00036748">
            <text:p>0.00036748</text:p>
          </table:table-cell>
          <table:table-cell office:value-type="float" office:value="0.00010714">
            <text:p>0.00010714</text:p>
          </table:table-cell>
          <table:table-cell office:value-type="float" office:value="0.00093983">
            <text:p>0.00093983</text:p>
          </table:table-cell>
          <table:table-cell table:style-name="ce1" office:value-type="string">
            <text:p>1.087e-05</text:p>
          </table:table-cell>
          <table:table-cell table:style-name="ce1" office:value-type="string">
            <text:p>3.2292e-08</text:p>
          </table:table-cell>
          <table:table-cell table:style-name="ce1" office:value-type="string">
            <text:p>1.4815e-06</text:p>
          </table:table-cell>
          <table:table-cell table:style-name="ce1" office:value-type="string">
            <text:p>4.0334e-05</text:p>
          </table:table-cell>
          <table:table-cell table:style-name="ce1" office:value-type="string">
            <text:p>2.3529e-18</text:p>
          </table:table-cell>
          <table:table-cell office:value-type="float" office:value="0.00036747">
            <text:p>0.00036747</text:p>
          </table:table-cell>
          <table:table-cell office:value-type="float" office:value="0.00010714">
            <text:p>0.00010714</text:p>
          </table:table-cell>
          <table:table-cell office:value-type="float" office:value="0.00093984">
            <text:p>0.00093984</text:p>
          </table:table-cell>
          <table:table-cell table:style-name="ce1" office:value-type="string">
            <text:p>1.97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4814e-06</text:p>
          </table:table-cell>
          <table:table-cell table:style-name="ce1" office:value-type="string">
            <text:p>4.0334e-05</text:p>
          </table:table-cell>
          <table:table-cell table:style-name="ce1" office:value-type="string">
            <text:p>2.3528e-18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R101]*1000000" office:value-type="float" office:value="362.45">
            <text:p>362.45</text:p>
          </table:table-cell>
          <table:table-cell table:formula="of:=[.S101]*1000000" office:value-type="float" office:value="105.86">
            <text:p>105.86</text:p>
          </table:table-cell>
          <table:table-cell table:formula="of:=[.T101]*1000000" office:value-type="float" office:value="946.07">
            <text:p>946.07</text:p>
          </table:table-cell>
          <table:table-cell table:formula="of:=[.U101]*1000000" office:value-type="float" office:value="10.713">
            <text:p>10.713</text:p>
          </table:table-cell>
          <table:table-cell table:formula="of:=[.V101]*1000000" office:value-type="float" office:value="0.032479">
            <text:p>0.032479</text:p>
          </table:table-cell>
          <table:table-cell table:formula="of:=[.W101]*1000000" office:value-type="float" office:value="1.4679">
            <text:p>1.4679</text:p>
          </table:table-cell>
          <table:table-cell table:formula="of:=[.X101]*1000000" office:value-type="float" office:value="40.033">
            <text:p>40.033</text:p>
          </table:table-cell>
          <table:table-cell table:formula="of:=[.Y101]*1000000" office:value-type="float" office:value="0.0000000000022817">
            <text:p>2.2817E-012</text:p>
          </table:table-cell>
          <table:table-cell table:formula="of:=[.Z101]*1000000" office:value-type="float" office:value="362.44">
            <text:p>362.44</text:p>
          </table:table-cell>
          <table:table-cell table:formula="of:=[.AA101]*1000000" office:value-type="float" office:value="105.86">
            <text:p>105.86</text:p>
          </table:table-cell>
          <table:table-cell table:formula="of:=[.AB101]*1000000" office:value-type="float" office:value="946.07">
            <text:p>946.07</text:p>
          </table:table-cell>
          <table:table-cell table:formula="of:=[.AC101]*1000000" office:value-type="float" office:value="19.771">
            <text:p>19.771</text:p>
          </table:table-cell>
          <table:table-cell table:formula="of:=[.AD101]*1000000" office:value-type="float" office:value="0">
            <text:p>0</text:p>
          </table:table-cell>
          <table:table-cell table:formula="of:=[.AE101]*1000000" office:value-type="float" office:value="1.4677">
            <text:p>1.4677</text:p>
          </table:table-cell>
          <table:table-cell table:formula="of:=[.AF101]*1000000" office:value-type="float" office:value="40.033">
            <text:p>40.033</text:p>
          </table:table-cell>
          <table:table-cell table:formula="of:=[.AG101]*1000000" office:value-type="float" office:value="0.0000000000022816">
            <text:p>2.2816E-012</text:p>
          </table:table-cell>
          <table:table-cell office:value-type="float" office:value="0.00036245">
            <text:p>0.00036245</text:p>
          </table:table-cell>
          <table:table-cell office:value-type="float" office:value="0.00010586">
            <text:p>0.00010586</text:p>
          </table:table-cell>
          <table:table-cell office:value-type="float" office:value="0.00094607">
            <text:p>0.00094607</text:p>
          </table:table-cell>
          <table:table-cell table:style-name="ce1" office:value-type="string">
            <text:p>1.0713e-05</text:p>
          </table:table-cell>
          <table:table-cell table:style-name="ce1" office:value-type="string">
            <text:p>3.2479e-08</text:p>
          </table:table-cell>
          <table:table-cell table:style-name="ce1" office:value-type="string">
            <text:p>1.4679e-06</text:p>
          </table:table-cell>
          <table:table-cell table:style-name="ce1" office:value-type="string">
            <text:p>4.0033e-05</text:p>
          </table:table-cell>
          <table:table-cell table:style-name="ce1" office:value-type="string">
            <text:p>2.2817e-18</text:p>
          </table:table-cell>
          <table:table-cell office:value-type="float" office:value="0.00036244">
            <text:p>0.00036244</text:p>
          </table:table-cell>
          <table:table-cell office:value-type="float" office:value="0.00010586">
            <text:p>0.00010586</text:p>
          </table:table-cell>
          <table:table-cell office:value-type="float" office:value="0.00094607">
            <text:p>0.00094607</text:p>
          </table:table-cell>
          <table:table-cell table:style-name="ce1" office:value-type="string">
            <text:p>1.97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4677e-06</text:p>
          </table:table-cell>
          <table:table-cell table:style-name="ce1" office:value-type="string">
            <text:p>4.0033e-05</text:p>
          </table:table-cell>
          <table:table-cell table:style-name="ce1" office:value-type="string">
            <text:p>2.2816e-18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R102]*1000000" office:value-type="float" office:value="357.49">
            <text:p>357.49</text:p>
          </table:table-cell>
          <table:table-cell table:formula="of:=[.S102]*1000000" office:value-type="float" office:value="104.59">
            <text:p>104.59</text:p>
          </table:table-cell>
          <table:table-cell table:formula="of:=[.T102]*1000000" office:value-type="float" office:value="952.21">
            <text:p>952.21</text:p>
          </table:table-cell>
          <table:table-cell table:formula="of:=[.U102]*1000000" office:value-type="float" office:value="10.557">
            <text:p>10.557</text:p>
          </table:table-cell>
          <table:table-cell table:formula="of:=[.V102]*1000000" office:value-type="float" office:value="0.032661">
            <text:p>0.032661</text:p>
          </table:table-cell>
          <table:table-cell table:formula="of:=[.W102]*1000000" office:value-type="float" office:value="1.4544">
            <text:p>1.4544</text:p>
          </table:table-cell>
          <table:table-cell table:formula="of:=[.X102]*1000000" office:value-type="float" office:value="39.731">
            <text:p>39.731</text:p>
          </table:table-cell>
          <table:table-cell table:formula="of:=[.Y102]*1000000" office:value-type="float" office:value="0.0000000000022127">
            <text:p>2.2127E-012</text:p>
          </table:table-cell>
          <table:table-cell table:formula="of:=[.Z102]*1000000" office:value-type="float" office:value="357.49">
            <text:p>357.49</text:p>
          </table:table-cell>
          <table:table-cell table:formula="of:=[.AA102]*1000000" office:value-type="float" office:value="104.59">
            <text:p>104.59</text:p>
          </table:table-cell>
          <table:table-cell table:formula="of:=[.AB102]*1000000" office:value-type="float" office:value="952.22">
            <text:p>952.22</text:p>
          </table:table-cell>
          <table:table-cell table:formula="of:=[.AC102]*1000000" office:value-type="float" office:value="19.772">
            <text:p>19.772</text:p>
          </table:table-cell>
          <table:table-cell table:formula="of:=[.AD102]*1000000" office:value-type="float" office:value="0">
            <text:p>0</text:p>
          </table:table-cell>
          <table:table-cell table:formula="of:=[.AE102]*1000000" office:value-type="float" office:value="1.4542">
            <text:p>1.4542</text:p>
          </table:table-cell>
          <table:table-cell table:formula="of:=[.AF102]*1000000" office:value-type="float" office:value="39.731">
            <text:p>39.731</text:p>
          </table:table-cell>
          <table:table-cell table:formula="of:=[.AG102]*1000000" office:value-type="float" office:value="0.0000000000022126">
            <text:p>2.2126E-012</text:p>
          </table:table-cell>
          <table:table-cell office:value-type="float" office:value="0.00035749">
            <text:p>0.00035749</text:p>
          </table:table-cell>
          <table:table-cell office:value-type="float" office:value="0.00010459">
            <text:p>0.00010459</text:p>
          </table:table-cell>
          <table:table-cell office:value-type="float" office:value="0.00095221">
            <text:p>0.00095221</text:p>
          </table:table-cell>
          <table:table-cell table:style-name="ce1" office:value-type="string">
            <text:p>1.0557e-05</text:p>
          </table:table-cell>
          <table:table-cell table:style-name="ce1" office:value-type="string">
            <text:p>3.2661e-08</text:p>
          </table:table-cell>
          <table:table-cell table:style-name="ce1" office:value-type="string">
            <text:p>1.4544e-06</text:p>
          </table:table-cell>
          <table:table-cell table:style-name="ce1" office:value-type="string">
            <text:p>3.9731e-05</text:p>
          </table:table-cell>
          <table:table-cell table:style-name="ce1" office:value-type="string">
            <text:p>2.2127e-18</text:p>
          </table:table-cell>
          <table:table-cell office:value-type="float" office:value="0.00035749">
            <text:p>0.00035749</text:p>
          </table:table-cell>
          <table:table-cell office:value-type="float" office:value="0.00010459">
            <text:p>0.00010459</text:p>
          </table:table-cell>
          <table:table-cell office:value-type="float" office:value="0.00095222">
            <text:p>0.00095222</text:p>
          </table:table-cell>
          <table:table-cell table:style-name="ce1" office:value-type="string">
            <text:p>1.97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542e-06</text:p>
          </table:table-cell>
          <table:table-cell table:style-name="ce1" office:value-type="string">
            <text:p>3.9731e-05</text:p>
          </table:table-cell>
          <table:table-cell table:style-name="ce1" office:value-type="string">
            <text:p>2.2126e-18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R103]*1000000" office:value-type="float" office:value="352.6">
            <text:p>352.6</text:p>
          </table:table-cell>
          <table:table-cell table:formula="of:=[.S103]*1000000" office:value-type="float" office:value="103.34">
            <text:p>103.34</text:p>
          </table:table-cell>
          <table:table-cell table:formula="of:=[.T103]*1000000" office:value-type="float" office:value="958.28">
            <text:p>958.28</text:p>
          </table:table-cell>
          <table:table-cell table:formula="of:=[.U103]*1000000" office:value-type="float" office:value="10.402">
            <text:p>10.402</text:p>
          </table:table-cell>
          <table:table-cell table:formula="of:=[.V103]*1000000" office:value-type="float" office:value="0.03284">
            <text:p>0.03284</text:p>
          </table:table-cell>
          <table:table-cell table:formula="of:=[.W103]*1000000" office:value-type="float" office:value="1.441">
            <text:p>1.441</text:p>
          </table:table-cell>
          <table:table-cell table:formula="of:=[.X103]*1000000" office:value-type="float" office:value="39.429">
            <text:p>39.429</text:p>
          </table:table-cell>
          <table:table-cell table:formula="of:=[.Y103]*1000000" office:value-type="float" office:value="0.0000000000021458">
            <text:p>2.1458E-012</text:p>
          </table:table-cell>
          <table:table-cell table:formula="of:=[.Z103]*1000000" office:value-type="float" office:value="352.6">
            <text:p>352.6</text:p>
          </table:table-cell>
          <table:table-cell table:formula="of:=[.AA103]*1000000" office:value-type="float" office:value="103.34">
            <text:p>103.34</text:p>
          </table:table-cell>
          <table:table-cell table:formula="of:=[.AB103]*1000000" office:value-type="float" office:value="958.29">
            <text:p>958.29</text:p>
          </table:table-cell>
          <table:table-cell table:formula="of:=[.AC103]*1000000" office:value-type="float" office:value="19.772">
            <text:p>19.772</text:p>
          </table:table-cell>
          <table:table-cell table:formula="of:=[.AD103]*1000000" office:value-type="float" office:value="0">
            <text:p>0</text:p>
          </table:table-cell>
          <table:table-cell table:formula="of:=[.AE103]*1000000" office:value-type="float" office:value="1.4409">
            <text:p>1.4409</text:p>
          </table:table-cell>
          <table:table-cell table:formula="of:=[.AF103]*1000000" office:value-type="float" office:value="39.428">
            <text:p>39.428</text:p>
          </table:table-cell>
          <table:table-cell table:formula="of:=[.AG103]*1000000" office:value-type="float" office:value="0.0000000000021457">
            <text:p>2.1457E-012</text:p>
          </table:table-cell>
          <table:table-cell office:value-type="float" office:value="0.0003526">
            <text:p>0.0003526</text:p>
          </table:table-cell>
          <table:table-cell office:value-type="float" office:value="0.00010334">
            <text:p>0.00010334</text:p>
          </table:table-cell>
          <table:table-cell office:value-type="float" office:value="0.00095828">
            <text:p>0.00095828</text:p>
          </table:table-cell>
          <table:table-cell table:style-name="ce1" office:value-type="string">
            <text:p>1.0402e-05</text:p>
          </table:table-cell>
          <table:table-cell table:style-name="ce1" office:value-type="string">
            <text:p>3.284e-08</text:p>
          </table:table-cell>
          <table:table-cell table:style-name="ce1" office:value-type="string">
            <text:p>1.441e-06</text:p>
          </table:table-cell>
          <table:table-cell table:style-name="ce1" office:value-type="string">
            <text:p>3.9429e-05</text:p>
          </table:table-cell>
          <table:table-cell table:style-name="ce1" office:value-type="string">
            <text:p>2.1458e-18</text:p>
          </table:table-cell>
          <table:table-cell office:value-type="float" office:value="0.0003526">
            <text:p>0.0003526</text:p>
          </table:table-cell>
          <table:table-cell office:value-type="float" office:value="0.00010334">
            <text:p>0.00010334</text:p>
          </table:table-cell>
          <table:table-cell office:value-type="float" office:value="0.00095829">
            <text:p>0.00095829</text:p>
          </table:table-cell>
          <table:table-cell table:style-name="ce1" office:value-type="string">
            <text:p>1.97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409e-06</text:p>
          </table:table-cell>
          <table:table-cell table:style-name="ce1" office:value-type="string">
            <text:p>3.9428e-05</text:p>
          </table:table-cell>
          <table:table-cell table:style-name="ce1" office:value-type="string">
            <text:p>2.1457e-18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R104]*1000000" office:value-type="float" office:value="347.79">
            <text:p>347.79</text:p>
          </table:table-cell>
          <table:table-cell table:formula="of:=[.S104]*1000000" office:value-type="float" office:value="102.1">
            <text:p>102.1</text:p>
          </table:table-cell>
          <table:table-cell table:formula="of:=[.T104]*1000000" office:value-type="float" office:value="964.27">
            <text:p>964.27</text:p>
          </table:table-cell>
          <table:table-cell table:formula="of:=[.U104]*1000000" office:value-type="float" office:value="10.248">
            <text:p>10.248</text:p>
          </table:table-cell>
          <table:table-cell table:formula="of:=[.V104]*1000000" office:value-type="float" office:value="0.033014">
            <text:p>0.033014</text:p>
          </table:table-cell>
          <table:table-cell table:formula="of:=[.W104]*1000000" office:value-type="float" office:value="1.4277">
            <text:p>1.4277</text:p>
          </table:table-cell>
          <table:table-cell table:formula="of:=[.X104]*1000000" office:value-type="float" office:value="39.126">
            <text:p>39.126</text:p>
          </table:table-cell>
          <table:table-cell table:formula="of:=[.Y104]*1000000" office:value-type="float" office:value="0.0000000000020809">
            <text:p>2.0809E-012</text:p>
          </table:table-cell>
          <table:table-cell table:formula="of:=[.Z104]*1000000" office:value-type="float" office:value="347.78">
            <text:p>347.78</text:p>
          </table:table-cell>
          <table:table-cell table:formula="of:=[.AA104]*1000000" office:value-type="float" office:value="102.1">
            <text:p>102.1</text:p>
          </table:table-cell>
          <table:table-cell table:formula="of:=[.AB104]*1000000" office:value-type="float" office:value="964.27">
            <text:p>964.27</text:p>
          </table:table-cell>
          <table:table-cell table:formula="of:=[.AC104]*1000000" office:value-type="float" office:value="19.773">
            <text:p>19.773</text:p>
          </table:table-cell>
          <table:table-cell table:formula="of:=[.AD104]*1000000" office:value-type="float" office:value="0">
            <text:p>0</text:p>
          </table:table-cell>
          <table:table-cell table:formula="of:=[.AE104]*1000000" office:value-type="float" office:value="1.4276">
            <text:p>1.4276</text:p>
          </table:table-cell>
          <table:table-cell table:formula="of:=[.AF104]*1000000" office:value-type="float" office:value="39.126">
            <text:p>39.126</text:p>
          </table:table-cell>
          <table:table-cell table:formula="of:=[.AG104]*1000000" office:value-type="float" office:value="0.0000000000020809">
            <text:p>2.0809E-012</text:p>
          </table:table-cell>
          <table:table-cell office:value-type="float" office:value="0.00034779">
            <text:p>0.00034779</text:p>
          </table:table-cell>
          <table:table-cell office:value-type="float" office:value="0.0001021">
            <text:p>0.0001021</text:p>
          </table:table-cell>
          <table:table-cell office:value-type="float" office:value="0.00096427">
            <text:p>0.00096427</text:p>
          </table:table-cell>
          <table:table-cell table:style-name="ce1" office:value-type="string">
            <text:p>1.0248e-05</text:p>
          </table:table-cell>
          <table:table-cell table:style-name="ce1" office:value-type="string">
            <text:p>3.3014e-08</text:p>
          </table:table-cell>
          <table:table-cell table:style-name="ce1" office:value-type="string">
            <text:p>1.4277e-06</text:p>
          </table:table-cell>
          <table:table-cell table:style-name="ce1" office:value-type="string">
            <text:p>3.9126e-05</text:p>
          </table:table-cell>
          <table:table-cell table:style-name="ce1" office:value-type="string">
            <text:p>2.0809e-18</text:p>
          </table:table-cell>
          <table:table-cell office:value-type="float" office:value="0.00034778">
            <text:p>0.00034778</text:p>
          </table:table-cell>
          <table:table-cell office:value-type="float" office:value="0.0001021">
            <text:p>0.0001021</text:p>
          </table:table-cell>
          <table:table-cell office:value-type="float" office:value="0.00096427">
            <text:p>0.00096427</text:p>
          </table:table-cell>
          <table:table-cell table:style-name="ce1" office:value-type="string">
            <text:p>1.97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76e-06</text:p>
          </table:table-cell>
          <table:table-cell table:style-name="ce1" office:value-type="string">
            <text:p>3.9126e-05</text:p>
          </table:table-cell>
          <table:table-cell table:style-name="ce1" office:value-type="string">
            <text:p>2.0809e-18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R105]*1000000" office:value-type="float" office:value="343.04">
            <text:p>343.04</text:p>
          </table:table-cell>
          <table:table-cell table:formula="of:=[.S105]*1000000" office:value-type="float" office:value="100.88">
            <text:p>100.88</text:p>
          </table:table-cell>
          <table:table-cell table:formula="of:=[.T105]*1000000" office:value-type="float" office:value="970.17">
            <text:p>970.17</text:p>
          </table:table-cell>
          <table:table-cell table:formula="of:=[.U105]*1000000" office:value-type="float" office:value="10.095">
            <text:p>10.095</text:p>
          </table:table-cell>
          <table:table-cell table:formula="of:=[.V105]*1000000" office:value-type="float" office:value="0.033184">
            <text:p>0.033184</text:p>
          </table:table-cell>
          <table:table-cell table:formula="of:=[.W105]*1000000" office:value-type="float" office:value="1.4146">
            <text:p>1.4146</text:p>
          </table:table-cell>
          <table:table-cell table:formula="of:=[.X105]*1000000" office:value-type="float" office:value="38.823">
            <text:p>38.823</text:p>
          </table:table-cell>
          <table:table-cell table:formula="of:=[.Y105]*1000000" office:value-type="float" office:value="0.000000000002018">
            <text:p>2.018E-012</text:p>
          </table:table-cell>
          <table:table-cell table:formula="of:=[.Z105]*1000000" office:value-type="float" office:value="343.03">
            <text:p>343.03</text:p>
          </table:table-cell>
          <table:table-cell table:formula="of:=[.AA105]*1000000" office:value-type="float" office:value="100.88">
            <text:p>100.88</text:p>
          </table:table-cell>
          <table:table-cell table:formula="of:=[.AB105]*1000000" office:value-type="float" office:value="970.18">
            <text:p>970.18</text:p>
          </table:table-cell>
          <table:table-cell table:formula="of:=[.AC105]*1000000" office:value-type="float" office:value="19.774">
            <text:p>19.774</text:p>
          </table:table-cell>
          <table:table-cell table:formula="of:=[.AD105]*1000000" office:value-type="float" office:value="0">
            <text:p>0</text:p>
          </table:table-cell>
          <table:table-cell table:formula="of:=[.AE105]*1000000" office:value-type="float" office:value="1.4145">
            <text:p>1.4145</text:p>
          </table:table-cell>
          <table:table-cell table:formula="of:=[.AF105]*1000000" office:value-type="float" office:value="38.823">
            <text:p>38.823</text:p>
          </table:table-cell>
          <table:table-cell table:formula="of:=[.AG105]*1000000" office:value-type="float" office:value="0.000000000002018">
            <text:p>2.018E-012</text:p>
          </table:table-cell>
          <table:table-cell office:value-type="float" office:value="0.00034304">
            <text:p>0.00034304</text:p>
          </table:table-cell>
          <table:table-cell office:value-type="float" office:value="0.00010088">
            <text:p>0.00010088</text:p>
          </table:table-cell>
          <table:table-cell office:value-type="float" office:value="0.00097017">
            <text:p>0.00097017</text:p>
          </table:table-cell>
          <table:table-cell table:style-name="ce1" office:value-type="string">
            <text:p>1.0095e-05</text:p>
          </table:table-cell>
          <table:table-cell table:style-name="ce1" office:value-type="string">
            <text:p>3.3184e-08</text:p>
          </table:table-cell>
          <table:table-cell table:style-name="ce1" office:value-type="string">
            <text:p>1.4146e-06</text:p>
          </table:table-cell>
          <table:table-cell table:style-name="ce1" office:value-type="string">
            <text:p>3.8823e-05</text:p>
          </table:table-cell>
          <table:table-cell table:style-name="ce1" office:value-type="string">
            <text:p>2.018e-18</text:p>
          </table:table-cell>
          <table:table-cell office:value-type="float" office:value="0.00034303">
            <text:p>0.00034303</text:p>
          </table:table-cell>
          <table:table-cell office:value-type="float" office:value="0.00010088">
            <text:p>0.00010088</text:p>
          </table:table-cell>
          <table:table-cell office:value-type="float" office:value="0.00097018">
            <text:p>0.00097018</text:p>
          </table:table-cell>
          <table:table-cell table:style-name="ce1" office:value-type="string">
            <text:p>1.97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4145e-06</text:p>
          </table:table-cell>
          <table:table-cell table:style-name="ce1" office:value-type="string">
            <text:p>3.8823e-05</text:p>
          </table:table-cell>
          <table:table-cell table:style-name="ce1" office:value-type="string">
            <text:p>2.018e-18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R106]*1000000" office:value-type="float" office:value="338.36">
            <text:p>338.36</text:p>
          </table:table-cell>
          <table:table-cell table:formula="of:=[.S106]*1000000" office:value-type="float" office:value="99.665">
            <text:p>99.665</text:p>
          </table:table-cell>
          <table:table-cell table:formula="of:=[.T106]*1000000" office:value-type="float" office:value="976">
            <text:p>976</text:p>
          </table:table-cell>
          <table:table-cell table:formula="of:=[.U106]*1000000" office:value-type="float" office:value="9.9434">
            <text:p>9.9434</text:p>
          </table:table-cell>
          <table:table-cell table:formula="of:=[.V106]*1000000" office:value-type="float" office:value="0.03335">
            <text:p>0.03335</text:p>
          </table:table-cell>
          <table:table-cell table:formula="of:=[.W106]*1000000" office:value-type="float" office:value="1.4016">
            <text:p>1.4016</text:p>
          </table:table-cell>
          <table:table-cell table:formula="of:=[.X106]*1000000" office:value-type="float" office:value="38.521">
            <text:p>38.521</text:p>
          </table:table-cell>
          <table:table-cell table:formula="of:=[.Y106]*1000000" office:value-type="float" office:value="0.000000000001957">
            <text:p>1.957E-012</text:p>
          </table:table-cell>
          <table:table-cell table:formula="of:=[.Z106]*1000000" office:value-type="float" office:value="338.36">
            <text:p>338.36</text:p>
          </table:table-cell>
          <table:table-cell table:formula="of:=[.AA106]*1000000" office:value-type="float" office:value="99.664">
            <text:p>99.664</text:p>
          </table:table-cell>
          <table:table-cell table:formula="of:=[.AB106]*1000000" office:value-type="float" office:value="976.01">
            <text:p>976.01</text:p>
          </table:table-cell>
          <table:table-cell table:formula="of:=[.AC106]*1000000" office:value-type="float" office:value="19.775">
            <text:p>19.775</text:p>
          </table:table-cell>
          <table:table-cell table:formula="of:=[.AD106]*1000000" office:value-type="float" office:value="0">
            <text:p>0</text:p>
          </table:table-cell>
          <table:table-cell table:formula="of:=[.AE106]*1000000" office:value-type="float" office:value="1.4015">
            <text:p>1.4015</text:p>
          </table:table-cell>
          <table:table-cell table:formula="of:=[.AF106]*1000000" office:value-type="float" office:value="38.52">
            <text:p>38.52</text:p>
          </table:table-cell>
          <table:table-cell table:formula="of:=[.AG106]*1000000" office:value-type="float" office:value="0.000000000001957">
            <text:p>1.957E-012</text:p>
          </table:table-cell>
          <table:table-cell office:value-type="float" office:value="0.00033836">
            <text:p>0.00033836</text:p>
          </table:table-cell>
          <table:table-cell table:style-name="ce1" office:value-type="string">
            <text:p>9.9665e-05</text:p>
          </table:table-cell>
          <table:table-cell office:value-type="float" office:value="0.000976">
            <text:p>0.000976</text:p>
          </table:table-cell>
          <table:table-cell table:style-name="ce1" office:value-type="string">
            <text:p>9.9434e-06</text:p>
          </table:table-cell>
          <table:table-cell table:style-name="ce1" office:value-type="string">
            <text:p>3.335e-08</text:p>
          </table:table-cell>
          <table:table-cell table:style-name="ce1" office:value-type="string">
            <text:p>1.4016e-06</text:p>
          </table:table-cell>
          <table:table-cell table:style-name="ce1" office:value-type="string">
            <text:p>3.8521e-05</text:p>
          </table:table-cell>
          <table:table-cell table:style-name="ce1" office:value-type="string">
            <text:p>1.957e-18</text:p>
          </table:table-cell>
          <table:table-cell office:value-type="float" office:value="0.00033836">
            <text:p>0.00033836</text:p>
          </table:table-cell>
          <table:table-cell table:style-name="ce1" office:value-type="string">
            <text:p>9.9664e-05</text:p>
          </table:table-cell>
          <table:table-cell office:value-type="float" office:value="0.00097601">
            <text:p>0.00097601</text:p>
          </table:table-cell>
          <table:table-cell table:style-name="ce1" office:value-type="string">
            <text:p>1.9775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15e-06</text:p>
          </table:table-cell>
          <table:table-cell table:style-name="ce1" office:value-type="string">
            <text:p>3.852e-05</text:p>
          </table:table-cell>
          <table:table-cell table:style-name="ce1" office:value-type="string">
            <text:p>1.957e-18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R107]*1000000" office:value-type="float" office:value="333.75">
            <text:p>333.75</text:p>
          </table:table-cell>
          <table:table-cell table:formula="of:=[.S107]*1000000" office:value-type="float" office:value="98.467">
            <text:p>98.467</text:p>
          </table:table-cell>
          <table:table-cell table:formula="of:=[.T107]*1000000" office:value-type="float" office:value="981.75">
            <text:p>981.75</text:p>
          </table:table-cell>
          <table:table-cell table:formula="of:=[.U107]*1000000" office:value-type="float" office:value="9.793">
            <text:p>9.793</text:p>
          </table:table-cell>
          <table:table-cell table:formula="of:=[.V107]*1000000" office:value-type="float" office:value="0.033512">
            <text:p>0.033512</text:p>
          </table:table-cell>
          <table:table-cell table:formula="of:=[.W107]*1000000" office:value-type="float" office:value="1.3887">
            <text:p>1.3887</text:p>
          </table:table-cell>
          <table:table-cell table:formula="of:=[.X107]*1000000" office:value-type="float" office:value="38.218">
            <text:p>38.218</text:p>
          </table:table-cell>
          <table:table-cell table:formula="of:=[.Y107]*1000000" office:value-type="float" office:value="0.0000000000018979">
            <text:p>1.8979E-012</text:p>
          </table:table-cell>
          <table:table-cell table:formula="of:=[.Z107]*1000000" office:value-type="float" office:value="333.74">
            <text:p>333.74</text:p>
          </table:table-cell>
          <table:table-cell table:formula="of:=[.AA107]*1000000" office:value-type="float" office:value="98.466">
            <text:p>98.466</text:p>
          </table:table-cell>
          <table:table-cell table:formula="of:=[.AB107]*1000000" office:value-type="float" office:value="981.75">
            <text:p>981.75</text:p>
          </table:table-cell>
          <table:table-cell table:formula="of:=[.AC107]*1000000" office:value-type="float" office:value="19.776">
            <text:p>19.776</text:p>
          </table:table-cell>
          <table:table-cell table:formula="of:=[.AD107]*1000000" office:value-type="float" office:value="0">
            <text:p>0</text:p>
          </table:table-cell>
          <table:table-cell table:formula="of:=[.AE107]*1000000" office:value-type="float" office:value="1.3886">
            <text:p>1.3886</text:p>
          </table:table-cell>
          <table:table-cell table:formula="of:=[.AF107]*1000000" office:value-type="float" office:value="38.218">
            <text:p>38.218</text:p>
          </table:table-cell>
          <table:table-cell table:formula="of:=[.AG107]*1000000" office:value-type="float" office:value="0.0000000000018979">
            <text:p>1.8979E-012</text:p>
          </table:table-cell>
          <table:table-cell office:value-type="float" office:value="0.00033375">
            <text:p>0.00033375</text:p>
          </table:table-cell>
          <table:table-cell table:style-name="ce1" office:value-type="string">
            <text:p>9.8467e-05</text:p>
          </table:table-cell>
          <table:table-cell office:value-type="float" office:value="0.00098175">
            <text:p>0.00098175</text:p>
          </table:table-cell>
          <table:table-cell table:style-name="ce1" office:value-type="string">
            <text:p>9.793e-06</text:p>
          </table:table-cell>
          <table:table-cell table:style-name="ce1" office:value-type="string">
            <text:p>3.3512e-08</text:p>
          </table:table-cell>
          <table:table-cell table:style-name="ce1" office:value-type="string">
            <text:p>1.3887e-06</text:p>
          </table:table-cell>
          <table:table-cell table:style-name="ce1" office:value-type="string">
            <text:p>3.8218e-05</text:p>
          </table:table-cell>
          <table:table-cell table:style-name="ce1" office:value-type="string">
            <text:p>1.8979e-18</text:p>
          </table:table-cell>
          <table:table-cell office:value-type="float" office:value="0.00033374">
            <text:p>0.00033374</text:p>
          </table:table-cell>
          <table:table-cell table:style-name="ce1" office:value-type="string">
            <text:p>9.8466e-05</text:p>
          </table:table-cell>
          <table:table-cell office:value-type="float" office:value="0.00098175">
            <text:p>0.00098175</text:p>
          </table:table-cell>
          <table:table-cell table:style-name="ce1" office:value-type="string">
            <text:p>1.9776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86e-06</text:p>
          </table:table-cell>
          <table:table-cell table:style-name="ce1" office:value-type="string">
            <text:p>3.8218e-05</text:p>
          </table:table-cell>
          <table:table-cell table:style-name="ce1" office:value-type="string">
            <text:p>1.8979e-18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R108]*1000000" office:value-type="float" office:value="329.2">
            <text:p>329.2</text:p>
          </table:table-cell>
          <table:table-cell table:formula="of:=[.S108]*1000000" office:value-type="float" office:value="97.282">
            <text:p>97.282</text:p>
          </table:table-cell>
          <table:table-cell table:formula="of:=[.T108]*1000000" office:value-type="float" office:value="987.42">
            <text:p>987.42</text:p>
          </table:table-cell>
          <table:table-cell table:formula="of:=[.U108]*1000000" office:value-type="float" office:value="9.6438">
            <text:p>9.6438</text:p>
          </table:table-cell>
          <table:table-cell table:formula="of:=[.V108]*1000000" office:value-type="float" office:value="0.033671">
            <text:p>0.033671</text:p>
          </table:table-cell>
          <table:table-cell table:formula="of:=[.W108]*1000000" office:value-type="float" office:value="1.376">
            <text:p>1.376</text:p>
          </table:table-cell>
          <table:table-cell table:formula="of:=[.X108]*1000000" office:value-type="float" office:value="37.916">
            <text:p>37.916</text:p>
          </table:table-cell>
          <table:table-cell table:formula="of:=[.Y108]*1000000" office:value-type="float" office:value="0.0000000000018406">
            <text:p>1.8406E-012</text:p>
          </table:table-cell>
          <table:table-cell table:formula="of:=[.Z108]*1000000" office:value-type="float" office:value="329.2">
            <text:p>329.2</text:p>
          </table:table-cell>
          <table:table-cell table:formula="of:=[.AA108]*1000000" office:value-type="float" office:value="97.281">
            <text:p>97.281</text:p>
          </table:table-cell>
          <table:table-cell table:formula="of:=[.AB108]*1000000" office:value-type="float" office:value="987.43">
            <text:p>987.43</text:p>
          </table:table-cell>
          <table:table-cell table:formula="of:=[.AC108]*1000000" office:value-type="float" office:value="19.777">
            <text:p>19.777</text:p>
          </table:table-cell>
          <table:table-cell table:formula="of:=[.AD108]*1000000" office:value-type="float" office:value="0">
            <text:p>0</text:p>
          </table:table-cell>
          <table:table-cell table:formula="of:=[.AE108]*1000000" office:value-type="float" office:value="1.3759">
            <text:p>1.3759</text:p>
          </table:table-cell>
          <table:table-cell table:formula="of:=[.AF108]*1000000" office:value-type="float" office:value="37.915">
            <text:p>37.915</text:p>
          </table:table-cell>
          <table:table-cell table:formula="of:=[.AG108]*1000000" office:value-type="float" office:value="0.0000000000018406">
            <text:p>1.8406E-012</text:p>
          </table:table-cell>
          <table:table-cell office:value-type="float" office:value="0.0003292">
            <text:p>0.0003292</text:p>
          </table:table-cell>
          <table:table-cell table:style-name="ce1" office:value-type="string">
            <text:p>9.7282e-05</text:p>
          </table:table-cell>
          <table:table-cell office:value-type="float" office:value="0.00098742">
            <text:p>0.00098742</text:p>
          </table:table-cell>
          <table:table-cell table:style-name="ce1" office:value-type="string">
            <text:p>9.6438e-06</text:p>
          </table:table-cell>
          <table:table-cell table:style-name="ce1" office:value-type="string">
            <text:p>3.3671e-08</text:p>
          </table:table-cell>
          <table:table-cell table:style-name="ce1" office:value-type="string">
            <text:p>1.376e-06</text:p>
          </table:table-cell>
          <table:table-cell table:style-name="ce1" office:value-type="string">
            <text:p>3.7916e-05</text:p>
          </table:table-cell>
          <table:table-cell table:style-name="ce1" office:value-type="string">
            <text:p>1.8406e-18</text:p>
          </table:table-cell>
          <table:table-cell office:value-type="float" office:value="0.0003292">
            <text:p>0.0003292</text:p>
          </table:table-cell>
          <table:table-cell table:style-name="ce1" office:value-type="string">
            <text:p>9.7281e-05</text:p>
          </table:table-cell>
          <table:table-cell office:value-type="float" office:value="0.00098743">
            <text:p>0.00098743</text:p>
          </table:table-cell>
          <table:table-cell table:style-name="ce1" office:value-type="string">
            <text:p>1.97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59e-06</text:p>
          </table:table-cell>
          <table:table-cell table:style-name="ce1" office:value-type="string">
            <text:p>3.7915e-05</text:p>
          </table:table-cell>
          <table:table-cell table:style-name="ce1" office:value-type="string">
            <text:p>1.8406e-18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R109]*1000000" office:value-type="float" office:value="324.72">
            <text:p>324.72</text:p>
          </table:table-cell>
          <table:table-cell table:formula="of:=[.S109]*1000000" office:value-type="float" office:value="96.11">
            <text:p>96.11</text:p>
          </table:table-cell>
          <table:table-cell table:formula="of:=[.T109]*1000000" office:value-type="float" office:value="993.01">
            <text:p>993.01</text:p>
          </table:table-cell>
          <table:table-cell table:formula="of:=[.U109]*1000000" office:value-type="float" office:value="9.4958">
            <text:p>9.4958</text:p>
          </table:table-cell>
          <table:table-cell table:formula="of:=[.V109]*1000000" office:value-type="float" office:value="0.033826">
            <text:p>0.033826</text:p>
          </table:table-cell>
          <table:table-cell table:formula="of:=[.W109]*1000000" office:value-type="float" office:value="1.3634">
            <text:p>1.3634</text:p>
          </table:table-cell>
          <table:table-cell table:formula="of:=[.X109]*1000000" office:value-type="float" office:value="37.613">
            <text:p>37.613</text:p>
          </table:table-cell>
          <table:table-cell table:formula="of:=[.Y109]*1000000" office:value-type="float" office:value="0.000000000001785">
            <text:p>1.785E-012</text:p>
          </table:table-cell>
          <table:table-cell table:formula="of:=[.Z109]*1000000" office:value-type="float" office:value="324.72">
            <text:p>324.72</text:p>
          </table:table-cell>
          <table:table-cell table:formula="of:=[.AA109]*1000000" office:value-type="float" office:value="96.109">
            <text:p>96.109</text:p>
          </table:table-cell>
          <table:table-cell table:formula="of:=[.AB109]*1000000" office:value-type="float" office:value="993.02">
            <text:p>993.02</text:p>
          </table:table-cell>
          <table:table-cell table:formula="of:=[.AC109]*1000000" office:value-type="float" office:value="19.778">
            <text:p>19.778</text:p>
          </table:table-cell>
          <table:table-cell table:formula="of:=[.AD109]*1000000" office:value-type="float" office:value="0">
            <text:p>0</text:p>
          </table:table-cell>
          <table:table-cell table:formula="of:=[.AE109]*1000000" office:value-type="float" office:value="1.3632">
            <text:p>1.3632</text:p>
          </table:table-cell>
          <table:table-cell table:formula="of:=[.AF109]*1000000" office:value-type="float" office:value="37.613">
            <text:p>37.613</text:p>
          </table:table-cell>
          <table:table-cell table:formula="of:=[.AG109]*1000000" office:value-type="float" office:value="0.000000000001785">
            <text:p>1.785E-012</text:p>
          </table:table-cell>
          <table:table-cell office:value-type="float" office:value="0.00032472">
            <text:p>0.00032472</text:p>
          </table:table-cell>
          <table:table-cell table:style-name="ce1" office:value-type="string">
            <text:p>9.611e-05</text:p>
          </table:table-cell>
          <table:table-cell office:value-type="float" office:value="0.00099301">
            <text:p>0.00099301</text:p>
          </table:table-cell>
          <table:table-cell table:style-name="ce1" office:value-type="string">
            <text:p>9.4958e-06</text:p>
          </table:table-cell>
          <table:table-cell table:style-name="ce1" office:value-type="string">
            <text:p>3.3826e-08</text:p>
          </table:table-cell>
          <table:table-cell table:style-name="ce1" office:value-type="string">
            <text:p>1.3634e-06</text:p>
          </table:table-cell>
          <table:table-cell table:style-name="ce1" office:value-type="string">
            <text:p>3.7613e-05</text:p>
          </table:table-cell>
          <table:table-cell table:style-name="ce1" office:value-type="string">
            <text:p>1.785e-18</text:p>
          </table:table-cell>
          <table:table-cell office:value-type="float" office:value="0.00032472">
            <text:p>0.00032472</text:p>
          </table:table-cell>
          <table:table-cell table:style-name="ce1" office:value-type="string">
            <text:p>9.6109e-05</text:p>
          </table:table-cell>
          <table:table-cell office:value-type="float" office:value="0.00099302">
            <text:p>0.00099302</text:p>
          </table:table-cell>
          <table:table-cell table:style-name="ce1" office:value-type="string">
            <text:p>1.977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632e-06</text:p>
          </table:table-cell>
          <table:table-cell table:style-name="ce1" office:value-type="string">
            <text:p>3.7613e-05</text:p>
          </table:table-cell>
          <table:table-cell table:style-name="ce1" office:value-type="string">
            <text:p>1.785e-18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R110]*1000000" office:value-type="float" office:value="320.3">
            <text:p>320.3</text:p>
          </table:table-cell>
          <table:table-cell table:formula="of:=[.S110]*1000000" office:value-type="float" office:value="94.951">
            <text:p>94.951</text:p>
          </table:table-cell>
          <table:table-cell table:formula="of:=[.T110]*1000000" office:value-type="float" office:value="998.53">
            <text:p>998.53</text:p>
          </table:table-cell>
          <table:table-cell table:formula="of:=[.U110]*1000000" office:value-type="float" office:value="9.3492">
            <text:p>9.3492</text:p>
          </table:table-cell>
          <table:table-cell table:formula="of:=[.V110]*1000000" office:value-type="float" office:value="0.033977">
            <text:p>0.033977</text:p>
          </table:table-cell>
          <table:table-cell table:formula="of:=[.W110]*1000000" office:value-type="float" office:value="1.3508">
            <text:p>1.3508</text:p>
          </table:table-cell>
          <table:table-cell table:formula="of:=[.X110]*1000000" office:value-type="float" office:value="37.312">
            <text:p>37.312</text:p>
          </table:table-cell>
          <table:table-cell table:formula="of:=[.Y110]*1000000" office:value-type="float" office:value="0.0000000000017312">
            <text:p>1.7312E-012</text:p>
          </table:table-cell>
          <table:table-cell table:formula="of:=[.Z110]*1000000" office:value-type="float" office:value="320.3">
            <text:p>320.3</text:p>
          </table:table-cell>
          <table:table-cell table:formula="of:=[.AA110]*1000000" office:value-type="float" office:value="94.95">
            <text:p>94.95</text:p>
          </table:table-cell>
          <table:table-cell table:formula="of:=[.AB110]*1000000" office:value-type="float" office:value="998.54">
            <text:p>998.54</text:p>
          </table:table-cell>
          <table:table-cell table:formula="of:=[.AC110]*1000000" office:value-type="float" office:value="19.779">
            <text:p>19.779</text:p>
          </table:table-cell>
          <table:table-cell table:formula="of:=[.AD110]*1000000" office:value-type="float" office:value="0">
            <text:p>0</text:p>
          </table:table-cell>
          <table:table-cell table:formula="of:=[.AE110]*1000000" office:value-type="float" office:value="1.3507">
            <text:p>1.3507</text:p>
          </table:table-cell>
          <table:table-cell table:formula="of:=[.AF110]*1000000" office:value-type="float" office:value="37.311">
            <text:p>37.311</text:p>
          </table:table-cell>
          <table:table-cell table:formula="of:=[.AG110]*1000000" office:value-type="float" office:value="0.0000000000017311">
            <text:p>1.7311E-012</text:p>
          </table:table-cell>
          <table:table-cell office:value-type="float" office:value="0.0003203">
            <text:p>0.0003203</text:p>
          </table:table-cell>
          <table:table-cell table:style-name="ce1" office:value-type="string">
            <text:p>9.4951e-05</text:p>
          </table:table-cell>
          <table:table-cell office:value-type="float" office:value="0.00099853">
            <text:p>0.00099853</text:p>
          </table:table-cell>
          <table:table-cell table:style-name="ce1" office:value-type="string">
            <text:p>9.3492e-06</text:p>
          </table:table-cell>
          <table:table-cell table:style-name="ce1" office:value-type="string">
            <text:p>3.3977e-08</text:p>
          </table:table-cell>
          <table:table-cell table:style-name="ce1" office:value-type="string">
            <text:p>1.3508e-06</text:p>
          </table:table-cell>
          <table:table-cell table:style-name="ce1" office:value-type="string">
            <text:p>3.7312e-05</text:p>
          </table:table-cell>
          <table:table-cell table:style-name="ce1" office:value-type="string">
            <text:p>1.7312e-18</text:p>
          </table:table-cell>
          <table:table-cell office:value-type="float" office:value="0.0003203">
            <text:p>0.0003203</text:p>
          </table:table-cell>
          <table:table-cell table:style-name="ce1" office:value-type="string">
            <text:p>9.495e-05</text:p>
          </table:table-cell>
          <table:table-cell office:value-type="float" office:value="0.00099854">
            <text:p>0.00099854</text:p>
          </table:table-cell>
          <table:table-cell table:style-name="ce1" office:value-type="string">
            <text:p>1.977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07e-06</text:p>
          </table:table-cell>
          <table:table-cell table:style-name="ce1" office:value-type="string">
            <text:p>3.7311e-05</text:p>
          </table:table-cell>
          <table:table-cell table:style-name="ce1" office:value-type="string">
            <text:p>1.7311e-18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R111]*1000000" office:value-type="float" office:value="315.95">
            <text:p>315.95</text:p>
          </table:table-cell>
          <table:table-cell table:formula="of:=[.S111]*1000000" office:value-type="float" office:value="93.804">
            <text:p>93.804</text:p>
          </table:table-cell>
          <table:table-cell table:formula="of:=[.T111]*1000000" office:value-type="float" office:value="1004">
            <text:p>1004</text:p>
          </table:table-cell>
          <table:table-cell table:formula="of:=[.U111]*1000000" office:value-type="float" office:value="9.2038">
            <text:p>9.2038</text:p>
          </table:table-cell>
          <table:table-cell table:formula="of:=[.V111]*1000000" office:value-type="float" office:value="0.034124">
            <text:p>0.034124</text:p>
          </table:table-cell>
          <table:table-cell table:formula="of:=[.W111]*1000000" office:value-type="float" office:value="1.3384">
            <text:p>1.3384</text:p>
          </table:table-cell>
          <table:table-cell table:formula="of:=[.X111]*1000000" office:value-type="float" office:value="37.01">
            <text:p>37.01</text:p>
          </table:table-cell>
          <table:table-cell table:formula="of:=[.Y111]*1000000" office:value-type="float" office:value="0.0000000000016789">
            <text:p>1.6789E-012</text:p>
          </table:table-cell>
          <table:table-cell table:formula="of:=[.Z111]*1000000" office:value-type="float" office:value="315.95">
            <text:p>315.95</text:p>
          </table:table-cell>
          <table:table-cell table:formula="of:=[.AA111]*1000000" office:value-type="float" office:value="93.803">
            <text:p>93.803</text:p>
          </table:table-cell>
          <table:table-cell table:formula="of:=[.AB111]*1000000" office:value-type="float" office:value="1004">
            <text:p>1004</text:p>
          </table:table-cell>
          <table:table-cell table:formula="of:=[.AC111]*1000000" office:value-type="float" office:value="19.78">
            <text:p>19.78</text:p>
          </table:table-cell>
          <table:table-cell table:formula="of:=[.AD111]*1000000" office:value-type="float" office:value="0">
            <text:p>0</text:p>
          </table:table-cell>
          <table:table-cell table:formula="of:=[.AE111]*1000000" office:value-type="float" office:value="1.3383">
            <text:p>1.3383</text:p>
          </table:table-cell>
          <table:table-cell table:formula="of:=[.AF111]*1000000" office:value-type="float" office:value="37.01">
            <text:p>37.01</text:p>
          </table:table-cell>
          <table:table-cell table:formula="of:=[.AG111]*1000000" office:value-type="float" office:value="0.0000000000016789">
            <text:p>1.6789E-012</text:p>
          </table:table-cell>
          <table:table-cell office:value-type="float" office:value="0.00031595">
            <text:p>0.00031595</text:p>
          </table:table-cell>
          <table:table-cell table:style-name="ce1" office:value-type="string">
            <text:p>9.3804e-05</text:p>
          </table:table-cell>
          <table:table-cell office:value-type="float" office:value="0.001004">
            <text:p>0.001004</text:p>
          </table:table-cell>
          <table:table-cell table:style-name="ce1" office:value-type="string">
            <text:p>9.2038e-06</text:p>
          </table:table-cell>
          <table:table-cell table:style-name="ce1" office:value-type="string">
            <text:p>3.4124e-08</text:p>
          </table:table-cell>
          <table:table-cell table:style-name="ce1" office:value-type="string">
            <text:p>1.3384e-06</text:p>
          </table:table-cell>
          <table:table-cell table:style-name="ce1" office:value-type="string">
            <text:p>3.701e-05</text:p>
          </table:table-cell>
          <table:table-cell table:style-name="ce1" office:value-type="string">
            <text:p>1.6789e-18</text:p>
          </table:table-cell>
          <table:table-cell office:value-type="float" office:value="0.00031595">
            <text:p>0.00031595</text:p>
          </table:table-cell>
          <table:table-cell table:style-name="ce1" office:value-type="string">
            <text:p>9.3803e-05</text:p>
          </table:table-cell>
          <table:table-cell office:value-type="float" office:value="0.001004">
            <text:p>0.001004</text:p>
          </table:table-cell>
          <table:table-cell table:style-name="ce1" office:value-type="string">
            <text:p>1.97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83e-06</text:p>
          </table:table-cell>
          <table:table-cell table:style-name="ce1" office:value-type="string">
            <text:p>3.701e-05</text:p>
          </table:table-cell>
          <table:table-cell table:style-name="ce1" office:value-type="string">
            <text:p>1.6789e-18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R112]*1000000" office:value-type="float" office:value="311.66">
            <text:p>311.66</text:p>
          </table:table-cell>
          <table:table-cell table:formula="of:=[.S112]*1000000" office:value-type="float" office:value="92.67">
            <text:p>92.67</text:p>
          </table:table-cell>
          <table:table-cell table:formula="of:=[.T112]*1000000" office:value-type="float" office:value="1009.4">
            <text:p>1009.4</text:p>
          </table:table-cell>
          <table:table-cell table:formula="of:=[.U112]*1000000" office:value-type="float" office:value="9.0598">
            <text:p>9.0598</text:p>
          </table:table-cell>
          <table:table-cell table:formula="of:=[.V112]*1000000" office:value-type="float" office:value="0.034268">
            <text:p>0.034268</text:p>
          </table:table-cell>
          <table:table-cell table:formula="of:=[.W112]*1000000" office:value-type="float" office:value="1.3261">
            <text:p>1.3261</text:p>
          </table:table-cell>
          <table:table-cell table:formula="of:=[.X112]*1000000" office:value-type="float" office:value="36.71">
            <text:p>36.71</text:p>
          </table:table-cell>
          <table:table-cell table:formula="of:=[.Y112]*1000000" office:value-type="float" office:value="0.0000000000016283">
            <text:p>1.6283E-012</text:p>
          </table:table-cell>
          <table:table-cell table:formula="of:=[.Z112]*1000000" office:value-type="float" office:value="311.65">
            <text:p>311.65</text:p>
          </table:table-cell>
          <table:table-cell table:formula="of:=[.AA112]*1000000" office:value-type="float" office:value="92.669">
            <text:p>92.669</text:p>
          </table:table-cell>
          <table:table-cell table:formula="of:=[.AB112]*1000000" office:value-type="float" office:value="1009.4">
            <text:p>1009.4</text:p>
          </table:table-cell>
          <table:table-cell table:formula="of:=[.AC112]*1000000" office:value-type="float" office:value="19.781">
            <text:p>19.781</text:p>
          </table:table-cell>
          <table:table-cell table:formula="of:=[.AD112]*1000000" office:value-type="float" office:value="0">
            <text:p>0</text:p>
          </table:table-cell>
          <table:table-cell table:formula="of:=[.AE112]*1000000" office:value-type="float" office:value="1.326">
            <text:p>1.326</text:p>
          </table:table-cell>
          <table:table-cell table:formula="of:=[.AF112]*1000000" office:value-type="float" office:value="36.709">
            <text:p>36.709</text:p>
          </table:table-cell>
          <table:table-cell table:formula="of:=[.AG112]*1000000" office:value-type="float" office:value="0.0000000000016283">
            <text:p>1.6283E-012</text:p>
          </table:table-cell>
          <table:table-cell office:value-type="float" office:value="0.00031166">
            <text:p>0.00031166</text:p>
          </table:table-cell>
          <table:table-cell table:style-name="ce1" office:value-type="string">
            <text:p>9.267e-05</text:p>
          </table:table-cell>
          <table:table-cell office:value-type="float" office:value="0.0010094">
            <text:p>0.0010094</text:p>
          </table:table-cell>
          <table:table-cell table:style-name="ce1" office:value-type="string">
            <text:p>9.0598e-06</text:p>
          </table:table-cell>
          <table:table-cell table:style-name="ce1" office:value-type="string">
            <text:p>3.4268e-08</text:p>
          </table:table-cell>
          <table:table-cell table:style-name="ce1" office:value-type="string">
            <text:p>1.3261e-06</text:p>
          </table:table-cell>
          <table:table-cell table:style-name="ce1" office:value-type="string">
            <text:p>3.671e-05</text:p>
          </table:table-cell>
          <table:table-cell table:style-name="ce1" office:value-type="string">
            <text:p>1.6283e-18</text:p>
          </table:table-cell>
          <table:table-cell office:value-type="float" office:value="0.00031165">
            <text:p>0.00031165</text:p>
          </table:table-cell>
          <table:table-cell table:style-name="ce1" office:value-type="string">
            <text:p>9.2669e-05</text:p>
          </table:table-cell>
          <table:table-cell office:value-type="float" office:value="0.0010094">
            <text:p>0.0010094</text:p>
          </table:table-cell>
          <table:table-cell table:style-name="ce1" office:value-type="string">
            <text:p>1.978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6e-06</text:p>
          </table:table-cell>
          <table:table-cell table:style-name="ce1" office:value-type="string">
            <text:p>3.6709e-05</text:p>
          </table:table-cell>
          <table:table-cell table:style-name="ce1" office:value-type="string">
            <text:p>1.6283e-18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R113]*1000000" office:value-type="float" office:value="307.43">
            <text:p>307.43</text:p>
          </table:table-cell>
          <table:table-cell table:formula="of:=[.S113]*1000000" office:value-type="float" office:value="91.549">
            <text:p>91.549</text:p>
          </table:table-cell>
          <table:table-cell table:formula="of:=[.T113]*1000000" office:value-type="float" office:value="1014.7">
            <text:p>1014.7</text:p>
          </table:table-cell>
          <table:table-cell table:formula="of:=[.U113]*1000000" office:value-type="float" office:value="8.9172">
            <text:p>8.9172</text:p>
          </table:table-cell>
          <table:table-cell table:formula="of:=[.V113]*1000000" office:value-type="float" office:value="0.034409">
            <text:p>0.034409</text:p>
          </table:table-cell>
          <table:table-cell table:formula="of:=[.W113]*1000000" office:value-type="float" office:value="1.314">
            <text:p>1.314</text:p>
          </table:table-cell>
          <table:table-cell table:formula="of:=[.X113]*1000000" office:value-type="float" office:value="36.41">
            <text:p>36.41</text:p>
          </table:table-cell>
          <table:table-cell table:formula="of:=[.Y113]*1000000" office:value-type="float" office:value="0.0000000000015792">
            <text:p>1.5792E-012</text:p>
          </table:table-cell>
          <table:table-cell table:formula="of:=[.Z113]*1000000" office:value-type="float" office:value="307.42">
            <text:p>307.42</text:p>
          </table:table-cell>
          <table:table-cell table:formula="of:=[.AA113]*1000000" office:value-type="float" office:value="91.548">
            <text:p>91.548</text:p>
          </table:table-cell>
          <table:table-cell table:formula="of:=[.AB113]*1000000" office:value-type="float" office:value="1014.7">
            <text:p>1014.7</text:p>
          </table:table-cell>
          <table:table-cell table:formula="of:=[.AC113]*1000000" office:value-type="float" office:value="19.782">
            <text:p>19.782</text:p>
          </table:table-cell>
          <table:table-cell table:formula="of:=[.AD113]*1000000" office:value-type="float" office:value="0">
            <text:p>0</text:p>
          </table:table-cell>
          <table:table-cell table:formula="of:=[.AE113]*1000000" office:value-type="float" office:value="1.3138">
            <text:p>1.3138</text:p>
          </table:table-cell>
          <table:table-cell table:formula="of:=[.AF113]*1000000" office:value-type="float" office:value="36.409">
            <text:p>36.409</text:p>
          </table:table-cell>
          <table:table-cell table:formula="of:=[.AG113]*1000000" office:value-type="float" office:value="0.0000000000015792">
            <text:p>1.5792E-012</text:p>
          </table:table-cell>
          <table:table-cell office:value-type="float" office:value="0.00030743">
            <text:p>0.00030743</text:p>
          </table:table-cell>
          <table:table-cell table:style-name="ce1" office:value-type="string">
            <text:p>9.1549e-05</text:p>
          </table:table-cell>
          <table:table-cell office:value-type="float" office:value="0.0010147">
            <text:p>0.0010147</text:p>
          </table:table-cell>
          <table:table-cell table:style-name="ce1" office:value-type="string">
            <text:p>8.9172e-06</text:p>
          </table:table-cell>
          <table:table-cell table:style-name="ce1" office:value-type="string">
            <text:p>3.4409e-08</text:p>
          </table:table-cell>
          <table:table-cell table:style-name="ce1" office:value-type="string">
            <text:p>1.314e-06</text:p>
          </table:table-cell>
          <table:table-cell table:style-name="ce1" office:value-type="string">
            <text:p>3.641e-05</text:p>
          </table:table-cell>
          <table:table-cell table:style-name="ce1" office:value-type="string">
            <text:p>1.5792e-18</text:p>
          </table:table-cell>
          <table:table-cell office:value-type="float" office:value="0.00030742">
            <text:p>0.00030742</text:p>
          </table:table-cell>
          <table:table-cell table:style-name="ce1" office:value-type="string">
            <text:p>9.1548e-05</text:p>
          </table:table-cell>
          <table:table-cell office:value-type="float" office:value="0.0010147">
            <text:p>0.0010147</text:p>
          </table:table-cell>
          <table:table-cell table:style-name="ce1" office:value-type="string">
            <text:p>1.97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38e-06</text:p>
          </table:table-cell>
          <table:table-cell table:style-name="ce1" office:value-type="string">
            <text:p>3.6409e-05</text:p>
          </table:table-cell>
          <table:table-cell table:style-name="ce1" office:value-type="string">
            <text:p>1.5792e-18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R114]*1000000" office:value-type="float" office:value="303.26">
            <text:p>303.26</text:p>
          </table:table-cell>
          <table:table-cell table:formula="of:=[.S114]*1000000" office:value-type="float" office:value="90.439">
            <text:p>90.439</text:p>
          </table:table-cell>
          <table:table-cell table:formula="of:=[.T114]*1000000" office:value-type="float" office:value="1019.9">
            <text:p>1019.9</text:p>
          </table:table-cell>
          <table:table-cell table:formula="of:=[.U114]*1000000" office:value-type="float" office:value="8.7759">
            <text:p>8.7759</text:p>
          </table:table-cell>
          <table:table-cell table:formula="of:=[.V114]*1000000" office:value-type="float" office:value="0.034547">
            <text:p>0.034547</text:p>
          </table:table-cell>
          <table:table-cell table:formula="of:=[.W114]*1000000" office:value-type="float" office:value="1.3019">
            <text:p>1.3019</text:p>
          </table:table-cell>
          <table:table-cell table:formula="of:=[.X114]*1000000" office:value-type="float" office:value="36.11">
            <text:p>36.11</text:p>
          </table:table-cell>
          <table:table-cell table:formula="of:=[.Y114]*1000000" office:value-type="float" office:value="0.0000000000015316">
            <text:p>1.5316E-012</text:p>
          </table:table-cell>
          <table:table-cell table:formula="of:=[.Z114]*1000000" office:value-type="float" office:value="303.25">
            <text:p>303.25</text:p>
          </table:table-cell>
          <table:table-cell table:formula="of:=[.AA114]*1000000" office:value-type="float" office:value="90.439">
            <text:p>90.439</text:p>
          </table:table-cell>
          <table:table-cell table:formula="of:=[.AB114]*1000000" office:value-type="float" office:value="1019.9">
            <text:p>1019.9</text:p>
          </table:table-cell>
          <table:table-cell table:formula="of:=[.AC114]*1000000" office:value-type="float" office:value="19.783">
            <text:p>19.783</text:p>
          </table:table-cell>
          <table:table-cell table:formula="of:=[.AD114]*1000000" office:value-type="float" office:value="0">
            <text:p>0</text:p>
          </table:table-cell>
          <table:table-cell table:formula="of:=[.AE114]*1000000" office:value-type="float" office:value="1.3017">
            <text:p>1.3017</text:p>
          </table:table-cell>
          <table:table-cell table:formula="of:=[.AF114]*1000000" office:value-type="float" office:value="36.11">
            <text:p>36.11</text:p>
          </table:table-cell>
          <table:table-cell table:formula="of:=[.AG114]*1000000" office:value-type="float" office:value="0.0000000000015316">
            <text:p>1.5316E-012</text:p>
          </table:table-cell>
          <table:table-cell office:value-type="float" office:value="0.00030326">
            <text:p>0.00030326</text:p>
          </table:table-cell>
          <table:table-cell table:style-name="ce1" office:value-type="string">
            <text:p>9.0439e-05</text:p>
          </table:table-cell>
          <table:table-cell office:value-type="float" office:value="0.0010199">
            <text:p>0.0010199</text:p>
          </table:table-cell>
          <table:table-cell table:style-name="ce1" office:value-type="string">
            <text:p>8.7759e-06</text:p>
          </table:table-cell>
          <table:table-cell table:style-name="ce1" office:value-type="string">
            <text:p>3.4547e-08</text:p>
          </table:table-cell>
          <table:table-cell table:style-name="ce1" office:value-type="string">
            <text:p>1.3019e-06</text:p>
          </table:table-cell>
          <table:table-cell table:style-name="ce1" office:value-type="string">
            <text:p>3.611e-05</text:p>
          </table:table-cell>
          <table:table-cell table:style-name="ce1" office:value-type="string">
            <text:p>1.5316e-18</text:p>
          </table:table-cell>
          <table:table-cell office:value-type="float" office:value="0.00030325">
            <text:p>0.00030325</text:p>
          </table:table-cell>
          <table:table-cell table:style-name="ce1" office:value-type="string">
            <text:p>9.0439e-05</text:p>
          </table:table-cell>
          <table:table-cell office:value-type="float" office:value="0.0010199">
            <text:p>0.0010199</text:p>
          </table:table-cell>
          <table:table-cell table:style-name="ce1" office:value-type="string">
            <text:p>1.978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017e-06</text:p>
          </table:table-cell>
          <table:table-cell table:style-name="ce1" office:value-type="string">
            <text:p>3.611e-05</text:p>
          </table:table-cell>
          <table:table-cell table:style-name="ce1" office:value-type="string">
            <text:p>1.5316e-18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R115]*1000000" office:value-type="float" office:value="299.15">
            <text:p>299.15</text:p>
          </table:table-cell>
          <table:table-cell table:formula="of:=[.S115]*1000000" office:value-type="float" office:value="89.342">
            <text:p>89.342</text:p>
          </table:table-cell>
          <table:table-cell table:formula="of:=[.T115]*1000000" office:value-type="float" office:value="1025">
            <text:p>1025</text:p>
          </table:table-cell>
          <table:table-cell table:formula="of:=[.U115]*1000000" office:value-type="float" office:value="8.636">
            <text:p>8.636</text:p>
          </table:table-cell>
          <table:table-cell table:formula="of:=[.V115]*1000000" office:value-type="float" office:value="0.034681">
            <text:p>0.034681</text:p>
          </table:table-cell>
          <table:table-cell table:formula="of:=[.W115]*1000000" office:value-type="float" office:value="1.2899">
            <text:p>1.2899</text:p>
          </table:table-cell>
          <table:table-cell table:formula="of:=[.X115]*1000000" office:value-type="float" office:value="35.812">
            <text:p>35.812</text:p>
          </table:table-cell>
          <table:table-cell table:formula="of:=[.Y115]*1000000" office:value-type="float" office:value="0.0000000000014855">
            <text:p>1.4855E-012</text:p>
          </table:table-cell>
          <table:table-cell table:formula="of:=[.Z115]*1000000" office:value-type="float" office:value="299.14">
            <text:p>299.14</text:p>
          </table:table-cell>
          <table:table-cell table:formula="of:=[.AA115]*1000000" office:value-type="float" office:value="89.342">
            <text:p>89.342</text:p>
          </table:table-cell>
          <table:table-cell table:formula="of:=[.AB115]*1000000" office:value-type="float" office:value="1025.1">
            <text:p>1025.1</text:p>
          </table:table-cell>
          <table:table-cell table:formula="of:=[.AC115]*1000000" office:value-type="float" office:value="19.785">
            <text:p>19.785</text:p>
          </table:table-cell>
          <table:table-cell table:formula="of:=[.AD115]*1000000" office:value-type="float" office:value="0">
            <text:p>0</text:p>
          </table:table-cell>
          <table:table-cell table:formula="of:=[.AE115]*1000000" office:value-type="float" office:value="1.2898">
            <text:p>1.2898</text:p>
          </table:table-cell>
          <table:table-cell table:formula="of:=[.AF115]*1000000" office:value-type="float" office:value="35.812">
            <text:p>35.812</text:p>
          </table:table-cell>
          <table:table-cell table:formula="of:=[.AG115]*1000000" office:value-type="float" office:value="0.0000000000014854">
            <text:p>1.4854E-012</text:p>
          </table:table-cell>
          <table:table-cell office:value-type="float" office:value="0.00029915">
            <text:p>0.00029915</text:p>
          </table:table-cell>
          <table:table-cell table:style-name="ce1" office:value-type="string">
            <text:p>8.9342e-05</text:p>
          </table:table-cell>
          <table:table-cell office:value-type="float" office:value="0.001025">
            <text:p>0.001025</text:p>
          </table:table-cell>
          <table:table-cell table:style-name="ce1" office:value-type="string">
            <text:p>8.636e-06</text:p>
          </table:table-cell>
          <table:table-cell table:style-name="ce1" office:value-type="string">
            <text:p>3.4681e-08</text:p>
          </table:table-cell>
          <table:table-cell table:style-name="ce1" office:value-type="string">
            <text:p>1.2899e-06</text:p>
          </table:table-cell>
          <table:table-cell table:style-name="ce1" office:value-type="string">
            <text:p>3.5812e-05</text:p>
          </table:table-cell>
          <table:table-cell table:style-name="ce1" office:value-type="string">
            <text:p>1.4855e-18</text:p>
          </table:table-cell>
          <table:table-cell office:value-type="float" office:value="0.00029914">
            <text:p>0.00029914</text:p>
          </table:table-cell>
          <table:table-cell table:style-name="ce1" office:value-type="string">
            <text:p>8.9342e-05</text:p>
          </table:table-cell>
          <table:table-cell office:value-type="float" office:value="0.0010251">
            <text:p>0.0010251</text:p>
          </table:table-cell>
          <table:table-cell table:style-name="ce1" office:value-type="string">
            <text:p>1.9785e-05</text:p>
          </table:table-cell>
          <table:table-cell office:value-type="float" office:value="0">
            <text:p>0</text:p>
          </table:table-cell>
          <table:table-cell table:style-name="ce1" office:value-type="string">
            <text:p>1.2898e-06</text:p>
          </table:table-cell>
          <table:table-cell table:style-name="ce1" office:value-type="string">
            <text:p>3.5812e-05</text:p>
          </table:table-cell>
          <table:table-cell table:style-name="ce1" office:value-type="string">
            <text:p>1.4854e-18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R116]*1000000" office:value-type="float" office:value="295.1">
            <text:p>295.1</text:p>
          </table:table-cell>
          <table:table-cell table:formula="of:=[.S116]*1000000" office:value-type="float" office:value="88.257">
            <text:p>88.257</text:p>
          </table:table-cell>
          <table:table-cell table:formula="of:=[.T116]*1000000" office:value-type="float" office:value="1030.1">
            <text:p>1030.1</text:p>
          </table:table-cell>
          <table:table-cell table:formula="of:=[.U116]*1000000" office:value-type="float" office:value="8.4975">
            <text:p>8.4975</text:p>
          </table:table-cell>
          <table:table-cell table:formula="of:=[.V116]*1000000" office:value-type="float" office:value="0.034813">
            <text:p>0.034813</text:p>
          </table:table-cell>
          <table:table-cell table:formula="of:=[.W116]*1000000" office:value-type="float" office:value="1.2781">
            <text:p>1.2781</text:p>
          </table:table-cell>
          <table:table-cell table:formula="of:=[.X116]*1000000" office:value-type="float" office:value="35.514">
            <text:p>35.514</text:p>
          </table:table-cell>
          <table:table-cell table:formula="of:=[.Y116]*1000000" office:value-type="float" office:value="0.0000000000014407">
            <text:p>1.4407E-012</text:p>
          </table:table-cell>
          <table:table-cell table:formula="of:=[.Z116]*1000000" office:value-type="float" office:value="295.09">
            <text:p>295.09</text:p>
          </table:table-cell>
          <table:table-cell table:formula="of:=[.AA116]*1000000" office:value-type="float" office:value="88.257">
            <text:p>88.257</text:p>
          </table:table-cell>
          <table:table-cell table:formula="of:=[.AB116]*1000000" office:value-type="float" office:value="1030.1">
            <text:p>1030.1</text:p>
          </table:table-cell>
          <table:table-cell table:formula="of:=[.AC116]*1000000" office:value-type="float" office:value="19.786">
            <text:p>19.786</text:p>
          </table:table-cell>
          <table:table-cell table:formula="of:=[.AD116]*1000000" office:value-type="float" office:value="0">
            <text:p>0</text:p>
          </table:table-cell>
          <table:table-cell table:formula="of:=[.AE116]*1000000" office:value-type="float" office:value="1.2779">
            <text:p>1.2779</text:p>
          </table:table-cell>
          <table:table-cell table:formula="of:=[.AF116]*1000000" office:value-type="float" office:value="35.514">
            <text:p>35.514</text:p>
          </table:table-cell>
          <table:table-cell table:formula="of:=[.AG116]*1000000" office:value-type="float" office:value="0.0000000000014407">
            <text:p>1.4407E-012</text:p>
          </table:table-cell>
          <table:table-cell office:value-type="float" office:value="0.0002951">
            <text:p>0.0002951</text:p>
          </table:table-cell>
          <table:table-cell table:style-name="ce1" office:value-type="string">
            <text:p>8.8257e-05</text:p>
          </table:table-cell>
          <table:table-cell office:value-type="float" office:value="0.0010301">
            <text:p>0.0010301</text:p>
          </table:table-cell>
          <table:table-cell table:style-name="ce1" office:value-type="string">
            <text:p>8.4975e-06</text:p>
          </table:table-cell>
          <table:table-cell table:style-name="ce1" office:value-type="string">
            <text:p>3.4813e-08</text:p>
          </table:table-cell>
          <table:table-cell table:style-name="ce1" office:value-type="string">
            <text:p>1.2781e-06</text:p>
          </table:table-cell>
          <table:table-cell table:style-name="ce1" office:value-type="string">
            <text:p>3.5514e-05</text:p>
          </table:table-cell>
          <table:table-cell table:style-name="ce1" office:value-type="string">
            <text:p>1.4407e-18</text:p>
          </table:table-cell>
          <table:table-cell office:value-type="float" office:value="0.00029509">
            <text:p>0.00029509</text:p>
          </table:table-cell>
          <table:table-cell table:style-name="ce1" office:value-type="string">
            <text:p>8.8257e-05</text:p>
          </table:table-cell>
          <table:table-cell office:value-type="float" office:value="0.0010301">
            <text:p>0.0010301</text:p>
          </table:table-cell>
          <table:table-cell table:style-name="ce1" office:value-type="string">
            <text:p>1.9786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79e-06</text:p>
          </table:table-cell>
          <table:table-cell table:style-name="ce1" office:value-type="string">
            <text:p>3.5514e-05</text:p>
          </table:table-cell>
          <table:table-cell table:style-name="ce1" office:value-type="string">
            <text:p>1.4407e-18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R117]*1000000" office:value-type="float" office:value="291.1">
            <text:p>291.1</text:p>
          </table:table-cell>
          <table:table-cell table:formula="of:=[.S117]*1000000" office:value-type="float" office:value="87.185">
            <text:p>87.185</text:p>
          </table:table-cell>
          <table:table-cell table:formula="of:=[.T117]*1000000" office:value-type="float" office:value="1035.2">
            <text:p>1035.2</text:p>
          </table:table-cell>
          <table:table-cell table:formula="of:=[.U117]*1000000" office:value-type="float" office:value="8.3604">
            <text:p>8.3604</text:p>
          </table:table-cell>
          <table:table-cell table:formula="of:=[.V117]*1000000" office:value-type="float" office:value="0.034941">
            <text:p>0.034941</text:p>
          </table:table-cell>
          <table:table-cell table:formula="of:=[.W117]*1000000" office:value-type="float" office:value="1.2664">
            <text:p>1.2664</text:p>
          </table:table-cell>
          <table:table-cell table:formula="of:=[.X117]*1000000" office:value-type="float" office:value="35.218">
            <text:p>35.218</text:p>
          </table:table-cell>
          <table:table-cell table:formula="of:=[.Y117]*1000000" office:value-type="float" office:value="0.0000000000013974">
            <text:p>1.3974E-012</text:p>
          </table:table-cell>
          <table:table-cell table:formula="of:=[.Z117]*1000000" office:value-type="float" office:value="291.1">
            <text:p>291.1</text:p>
          </table:table-cell>
          <table:table-cell table:formula="of:=[.AA117]*1000000" office:value-type="float" office:value="87.184">
            <text:p>87.184</text:p>
          </table:table-cell>
          <table:table-cell table:formula="of:=[.AB117]*1000000" office:value-type="float" office:value="1035.2">
            <text:p>1035.2</text:p>
          </table:table-cell>
          <table:table-cell table:formula="of:=[.AC117]*1000000" office:value-type="float" office:value="19.787">
            <text:p>19.787</text:p>
          </table:table-cell>
          <table:table-cell table:formula="of:=[.AD117]*1000000" office:value-type="float" office:value="0">
            <text:p>0</text:p>
          </table:table-cell>
          <table:table-cell table:formula="of:=[.AE117]*1000000" office:value-type="float" office:value="1.2662">
            <text:p>1.2662</text:p>
          </table:table-cell>
          <table:table-cell table:formula="of:=[.AF117]*1000000" office:value-type="float" office:value="35.217">
            <text:p>35.217</text:p>
          </table:table-cell>
          <table:table-cell table:formula="of:=[.AG117]*1000000" office:value-type="float" office:value="0.0000000000013973">
            <text:p>1.3973E-012</text:p>
          </table:table-cell>
          <table:table-cell office:value-type="float" office:value="0.0002911">
            <text:p>0.0002911</text:p>
          </table:table-cell>
          <table:table-cell table:style-name="ce1" office:value-type="string">
            <text:p>8.7185e-05</text:p>
          </table:table-cell>
          <table:table-cell office:value-type="float" office:value="0.0010352">
            <text:p>0.0010352</text:p>
          </table:table-cell>
          <table:table-cell table:style-name="ce1" office:value-type="string">
            <text:p>8.3604e-06</text:p>
          </table:table-cell>
          <table:table-cell table:style-name="ce1" office:value-type="string">
            <text:p>3.4941e-08</text:p>
          </table:table-cell>
          <table:table-cell table:style-name="ce1" office:value-type="string">
            <text:p>1.2664e-06</text:p>
          </table:table-cell>
          <table:table-cell table:style-name="ce1" office:value-type="string">
            <text:p>3.5218e-05</text:p>
          </table:table-cell>
          <table:table-cell table:style-name="ce1" office:value-type="string">
            <text:p>1.3974e-18</text:p>
          </table:table-cell>
          <table:table-cell office:value-type="float" office:value="0.0002911">
            <text:p>0.0002911</text:p>
          </table:table-cell>
          <table:table-cell table:style-name="ce1" office:value-type="string">
            <text:p>8.7184e-05</text:p>
          </table:table-cell>
          <table:table-cell office:value-type="float" office:value="0.0010352">
            <text:p>0.0010352</text:p>
          </table:table-cell>
          <table:table-cell table:style-name="ce1" office:value-type="string">
            <text:p>1.9787e-05</text:p>
          </table:table-cell>
          <table:table-cell office:value-type="float" office:value="0">
            <text:p>0</text:p>
          </table:table-cell>
          <table:table-cell table:style-name="ce1" office:value-type="string">
            <text:p>1.2662e-06</text:p>
          </table:table-cell>
          <table:table-cell table:style-name="ce1" office:value-type="string">
            <text:p>3.5217e-05</text:p>
          </table:table-cell>
          <table:table-cell table:style-name="ce1" office:value-type="string">
            <text:p>1.3973e-18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R118]*1000000" office:value-type="float" office:value="287.17">
            <text:p>287.17</text:p>
          </table:table-cell>
          <table:table-cell table:formula="of:=[.S118]*1000000" office:value-type="float" office:value="86.124">
            <text:p>86.124</text:p>
          </table:table-cell>
          <table:table-cell table:formula="of:=[.T118]*1000000" office:value-type="float" office:value="1040.1">
            <text:p>1040.1</text:p>
          </table:table-cell>
          <table:table-cell table:formula="of:=[.U118]*1000000" office:value-type="float" office:value="8.2248">
            <text:p>8.2248</text:p>
          </table:table-cell>
          <table:table-cell table:formula="of:=[.V118]*1000000" office:value-type="float" office:value="0.035067">
            <text:p>0.035067</text:p>
          </table:table-cell>
          <table:table-cell table:formula="of:=[.W118]*1000000" office:value-type="float" office:value="1.2547">
            <text:p>1.2547</text:p>
          </table:table-cell>
          <table:table-cell table:formula="of:=[.X118]*1000000" office:value-type="float" office:value="34.922">
            <text:p>34.922</text:p>
          </table:table-cell>
          <table:table-cell table:formula="of:=[.Y118]*1000000" office:value-type="float" office:value="0.0000000000013553">
            <text:p>1.3553E-012</text:p>
          </table:table-cell>
          <table:table-cell table:formula="of:=[.Z118]*1000000" office:value-type="float" office:value="287.16">
            <text:p>287.16</text:p>
          </table:table-cell>
          <table:table-cell table:formula="of:=[.AA118]*1000000" office:value-type="float" office:value="86.123">
            <text:p>86.123</text:p>
          </table:table-cell>
          <table:table-cell table:formula="of:=[.AB118]*1000000" office:value-type="float" office:value="1040.1">
            <text:p>1040.1</text:p>
          </table:table-cell>
          <table:table-cell table:formula="of:=[.AC118]*1000000" office:value-type="float" office:value="19.789">
            <text:p>19.789</text:p>
          </table:table-cell>
          <table:table-cell table:formula="of:=[.AD118]*1000000" office:value-type="float" office:value="0">
            <text:p>0</text:p>
          </table:table-cell>
          <table:table-cell table:formula="of:=[.AE118]*1000000" office:value-type="float" office:value="1.2546">
            <text:p>1.2546</text:p>
          </table:table-cell>
          <table:table-cell table:formula="of:=[.AF118]*1000000" office:value-type="float" office:value="34.922">
            <text:p>34.922</text:p>
          </table:table-cell>
          <table:table-cell table:formula="of:=[.AG118]*1000000" office:value-type="float" office:value="0.0000000000013553">
            <text:p>1.3553E-012</text:p>
          </table:table-cell>
          <table:table-cell office:value-type="float" office:value="0.00028717">
            <text:p>0.00028717</text:p>
          </table:table-cell>
          <table:table-cell table:style-name="ce1" office:value-type="string">
            <text:p>8.6124e-05</text:p>
          </table:table-cell>
          <table:table-cell office:value-type="float" office:value="0.0010401">
            <text:p>0.0010401</text:p>
          </table:table-cell>
          <table:table-cell table:style-name="ce1" office:value-type="string">
            <text:p>8.2248e-06</text:p>
          </table:table-cell>
          <table:table-cell table:style-name="ce1" office:value-type="string">
            <text:p>3.5067e-08</text:p>
          </table:table-cell>
          <table:table-cell table:style-name="ce1" office:value-type="string">
            <text:p>1.2547e-06</text:p>
          </table:table-cell>
          <table:table-cell table:style-name="ce1" office:value-type="string">
            <text:p>3.4922e-05</text:p>
          </table:table-cell>
          <table:table-cell table:style-name="ce1" office:value-type="string">
            <text:p>1.3553e-18</text:p>
          </table:table-cell>
          <table:table-cell office:value-type="float" office:value="0.00028716">
            <text:p>0.00028716</text:p>
          </table:table-cell>
          <table:table-cell table:style-name="ce1" office:value-type="string">
            <text:p>8.6123e-05</text:p>
          </table:table-cell>
          <table:table-cell office:value-type="float" office:value="0.0010401">
            <text:p>0.0010401</text:p>
          </table:table-cell>
          <table:table-cell table:style-name="ce1" office:value-type="string">
            <text:p>1.978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46e-06</text:p>
          </table:table-cell>
          <table:table-cell table:style-name="ce1" office:value-type="string">
            <text:p>3.4922e-05</text:p>
          </table:table-cell>
          <table:table-cell table:style-name="ce1" office:value-type="string">
            <text:p>1.3553e-18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R119]*1000000" office:value-type="float" office:value="283.29">
            <text:p>283.29</text:p>
          </table:table-cell>
          <table:table-cell table:formula="of:=[.S119]*1000000" office:value-type="float" office:value="85.074">
            <text:p>85.074</text:p>
          </table:table-cell>
          <table:table-cell table:formula="of:=[.T119]*1000000" office:value-type="float" office:value="1045">
            <text:p>1045</text:p>
          </table:table-cell>
          <table:table-cell table:formula="of:=[.U119]*1000000" office:value-type="float" office:value="8.0907">
            <text:p>8.0907</text:p>
          </table:table-cell>
          <table:table-cell table:formula="of:=[.V119]*1000000" office:value-type="float" office:value="0.035189">
            <text:p>0.035189</text:p>
          </table:table-cell>
          <table:table-cell table:formula="of:=[.W119]*1000000" office:value-type="float" office:value="1.2432">
            <text:p>1.2432</text:p>
          </table:table-cell>
          <table:table-cell table:formula="of:=[.X119]*1000000" office:value-type="float" office:value="34.627">
            <text:p>34.627</text:p>
          </table:table-cell>
          <table:table-cell table:formula="of:=[.Y119]*1000000" office:value-type="float" office:value="0.0000000000013146">
            <text:p>1.3146E-012</text:p>
          </table:table-cell>
          <table:table-cell table:formula="of:=[.Z119]*1000000" office:value-type="float" office:value="283.28">
            <text:p>283.28</text:p>
          </table:table-cell>
          <table:table-cell table:formula="of:=[.AA119]*1000000" office:value-type="float" office:value="85.074">
            <text:p>85.074</text:p>
          </table:table-cell>
          <table:table-cell table:formula="of:=[.AB119]*1000000" office:value-type="float" office:value="1045">
            <text:p>1045</text:p>
          </table:table-cell>
          <table:table-cell table:formula="of:=[.AC119]*1000000" office:value-type="float" office:value="19.79">
            <text:p>19.79</text:p>
          </table:table-cell>
          <table:table-cell table:formula="of:=[.AD119]*1000000" office:value-type="float" office:value="0">
            <text:p>0</text:p>
          </table:table-cell>
          <table:table-cell table:formula="of:=[.AE119]*1000000" office:value-type="float" office:value="1.2431">
            <text:p>1.2431</text:p>
          </table:table-cell>
          <table:table-cell table:formula="of:=[.AF119]*1000000" office:value-type="float" office:value="34.627">
            <text:p>34.627</text:p>
          </table:table-cell>
          <table:table-cell table:formula="of:=[.AG119]*1000000" office:value-type="float" office:value="0.0000000000013145">
            <text:p>1.3145E-012</text:p>
          </table:table-cell>
          <table:table-cell office:value-type="float" office:value="0.00028329">
            <text:p>0.00028329</text:p>
          </table:table-cell>
          <table:table-cell table:style-name="ce1" office:value-type="string">
            <text:p>8.5074e-05</text:p>
          </table:table-cell>
          <table:table-cell office:value-type="float" office:value="0.001045">
            <text:p>0.001045</text:p>
          </table:table-cell>
          <table:table-cell table:style-name="ce1" office:value-type="string">
            <text:p>8.0907e-06</text:p>
          </table:table-cell>
          <table:table-cell table:style-name="ce1" office:value-type="string">
            <text:p>3.5189e-08</text:p>
          </table:table-cell>
          <table:table-cell table:style-name="ce1" office:value-type="string">
            <text:p>1.2432e-06</text:p>
          </table:table-cell>
          <table:table-cell table:style-name="ce1" office:value-type="string">
            <text:p>3.4627e-05</text:p>
          </table:table-cell>
          <table:table-cell table:style-name="ce1" office:value-type="string">
            <text:p>1.3146e-18</text:p>
          </table:table-cell>
          <table:table-cell office:value-type="float" office:value="0.00028328">
            <text:p>0.00028328</text:p>
          </table:table-cell>
          <table:table-cell table:style-name="ce1" office:value-type="string">
            <text:p>8.5074e-05</text:p>
          </table:table-cell>
          <table:table-cell office:value-type="float" office:value="0.001045">
            <text:p>0.001045</text:p>
          </table:table-cell>
          <table:table-cell table:style-name="ce1" office:value-type="string">
            <text:p>1.97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31e-06</text:p>
          </table:table-cell>
          <table:table-cell table:style-name="ce1" office:value-type="string">
            <text:p>3.4627e-05</text:p>
          </table:table-cell>
          <table:table-cell table:style-name="ce1" office:value-type="string">
            <text:p>1.3145e-18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R120]*1000000" office:value-type="float" office:value="279.46">
            <text:p>279.46</text:p>
          </table:table-cell>
          <table:table-cell table:formula="of:=[.S120]*1000000" office:value-type="float" office:value="84.037">
            <text:p>84.037</text:p>
          </table:table-cell>
          <table:table-cell table:formula="of:=[.T120]*1000000" office:value-type="float" office:value="1049.8">
            <text:p>1049.8</text:p>
          </table:table-cell>
          <table:table-cell table:formula="of:=[.U120]*1000000" office:value-type="float" office:value="7.958">
            <text:p>7.958</text:p>
          </table:table-cell>
          <table:table-cell table:formula="of:=[.V120]*1000000" office:value-type="float" office:value="0.035309">
            <text:p>0.035309</text:p>
          </table:table-cell>
          <table:table-cell table:formula="of:=[.W120]*1000000" office:value-type="float" office:value="1.2318">
            <text:p>1.2318</text:p>
          </table:table-cell>
          <table:table-cell table:formula="of:=[.X120]*1000000" office:value-type="float" office:value="34.334">
            <text:p>34.334</text:p>
          </table:table-cell>
          <table:table-cell table:formula="of:=[.Y120]*1000000" office:value-type="float" office:value="0.000000000001275">
            <text:p>1.275E-012</text:p>
          </table:table-cell>
          <table:table-cell table:formula="of:=[.Z120]*1000000" office:value-type="float" office:value="279.45">
            <text:p>279.45</text:p>
          </table:table-cell>
          <table:table-cell table:formula="of:=[.AA120]*1000000" office:value-type="float" office:value="84.036">
            <text:p>84.036</text:p>
          </table:table-cell>
          <table:table-cell table:formula="of:=[.AB120]*1000000" office:value-type="float" office:value="1049.8">
            <text:p>1049.8</text:p>
          </table:table-cell>
          <table:table-cell table:formula="of:=[.AC120]*1000000" office:value-type="float" office:value="19.791">
            <text:p>19.791</text:p>
          </table:table-cell>
          <table:table-cell table:formula="of:=[.AD120]*1000000" office:value-type="float" office:value="0">
            <text:p>0</text:p>
          </table:table-cell>
          <table:table-cell table:formula="of:=[.AE120]*1000000" office:value-type="float" office:value="1.2317">
            <text:p>1.2317</text:p>
          </table:table-cell>
          <table:table-cell table:formula="of:=[.AF120]*1000000" office:value-type="float" office:value="34.334">
            <text:p>34.334</text:p>
          </table:table-cell>
          <table:table-cell table:formula="of:=[.AG120]*1000000" office:value-type="float" office:value="0.000000000001275">
            <text:p>1.275E-012</text:p>
          </table:table-cell>
          <table:table-cell office:value-type="float" office:value="0.00027946">
            <text:p>0.00027946</text:p>
          </table:table-cell>
          <table:table-cell table:style-name="ce1" office:value-type="string">
            <text:p>8.4037e-05</text:p>
          </table:table-cell>
          <table:table-cell office:value-type="float" office:value="0.0010498">
            <text:p>0.0010498</text:p>
          </table:table-cell>
          <table:table-cell table:style-name="ce1" office:value-type="string">
            <text:p>7.958e-06</text:p>
          </table:table-cell>
          <table:table-cell table:style-name="ce1" office:value-type="string">
            <text:p>3.5309e-08</text:p>
          </table:table-cell>
          <table:table-cell table:style-name="ce1" office:value-type="string">
            <text:p>1.2318e-06</text:p>
          </table:table-cell>
          <table:table-cell table:style-name="ce1" office:value-type="string">
            <text:p>3.4334e-05</text:p>
          </table:table-cell>
          <table:table-cell table:style-name="ce1" office:value-type="string">
            <text:p>1.275e-18</text:p>
          </table:table-cell>
          <table:table-cell office:value-type="float" office:value="0.00027945">
            <text:p>0.00027945</text:p>
          </table:table-cell>
          <table:table-cell table:style-name="ce1" office:value-type="string">
            <text:p>8.4036e-05</text:p>
          </table:table-cell>
          <table:table-cell office:value-type="float" office:value="0.0010498">
            <text:p>0.0010498</text:p>
          </table:table-cell>
          <table:table-cell table:style-name="ce1" office:value-type="string">
            <text:p>1.9791e-05</text:p>
          </table:table-cell>
          <table:table-cell office:value-type="float" office:value="0">
            <text:p>0</text:p>
          </table:table-cell>
          <table:table-cell table:style-name="ce1" office:value-type="string">
            <text:p>1.2317e-06</text:p>
          </table:table-cell>
          <table:table-cell table:style-name="ce1" office:value-type="string">
            <text:p>3.4334e-05</text:p>
          </table:table-cell>
          <table:table-cell table:style-name="ce1" office:value-type="string">
            <text:p>1.275e-18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R121]*1000000" office:value-type="float" office:value="275.69">
            <text:p>275.69</text:p>
          </table:table-cell>
          <table:table-cell table:formula="of:=[.S121]*1000000" office:value-type="float" office:value="83.011">
            <text:p>83.011</text:p>
          </table:table-cell>
          <table:table-cell table:formula="of:=[.T121]*1000000" office:value-type="float" office:value="1054.6">
            <text:p>1054.6</text:p>
          </table:table-cell>
          <table:table-cell table:formula="of:=[.U121]*1000000" office:value-type="float" office:value="7.8268">
            <text:p>7.8268</text:p>
          </table:table-cell>
          <table:table-cell table:formula="of:=[.V121]*1000000" office:value-type="float" office:value="0.035426">
            <text:p>0.035426</text:p>
          </table:table-cell>
          <table:table-cell table:formula="of:=[.W121]*1000000" office:value-type="float" office:value="1.2205">
            <text:p>1.2205</text:p>
          </table:table-cell>
          <table:table-cell table:formula="of:=[.X121]*1000000" office:value-type="float" office:value="34.042">
            <text:p>34.042</text:p>
          </table:table-cell>
          <table:table-cell table:formula="of:=[.Y121]*1000000" office:value-type="float" office:value="0.0000000000012367">
            <text:p>1.2367E-012</text:p>
          </table:table-cell>
          <table:table-cell table:formula="of:=[.Z121]*1000000" office:value-type="float" office:value="275.68">
            <text:p>275.68</text:p>
          </table:table-cell>
          <table:table-cell table:formula="of:=[.AA121]*1000000" office:value-type="float" office:value="83.01">
            <text:p>83.01</text:p>
          </table:table-cell>
          <table:table-cell table:formula="of:=[.AB121]*1000000" office:value-type="float" office:value="1054.6">
            <text:p>1054.6</text:p>
          </table:table-cell>
          <table:table-cell table:formula="of:=[.AC121]*1000000" office:value-type="float" office:value="19.793">
            <text:p>19.793</text:p>
          </table:table-cell>
          <table:table-cell table:formula="of:=[.AD121]*1000000" office:value-type="float" office:value="0">
            <text:p>0</text:p>
          </table:table-cell>
          <table:table-cell table:formula="of:=[.AE121]*1000000" office:value-type="float" office:value="1.2203">
            <text:p>1.2203</text:p>
          </table:table-cell>
          <table:table-cell table:formula="of:=[.AF121]*1000000" office:value-type="float" office:value="34.041">
            <text:p>34.041</text:p>
          </table:table-cell>
          <table:table-cell table:formula="of:=[.AG121]*1000000" office:value-type="float" office:value="0.0000000000012367">
            <text:p>1.2367E-012</text:p>
          </table:table-cell>
          <table:table-cell office:value-type="float" office:value="0.00027569">
            <text:p>0.00027569</text:p>
          </table:table-cell>
          <table:table-cell table:style-name="ce1" office:value-type="string">
            <text:p>8.3011e-05</text:p>
          </table:table-cell>
          <table:table-cell office:value-type="float" office:value="0.0010546">
            <text:p>0.0010546</text:p>
          </table:table-cell>
          <table:table-cell table:style-name="ce1" office:value-type="string">
            <text:p>7.8268e-06</text:p>
          </table:table-cell>
          <table:table-cell table:style-name="ce1" office:value-type="string">
            <text:p>3.5426e-08</text:p>
          </table:table-cell>
          <table:table-cell table:style-name="ce1" office:value-type="string">
            <text:p>1.2205e-06</text:p>
          </table:table-cell>
          <table:table-cell table:style-name="ce1" office:value-type="string">
            <text:p>3.4042e-05</text:p>
          </table:table-cell>
          <table:table-cell table:style-name="ce1" office:value-type="string">
            <text:p>1.2367e-18</text:p>
          </table:table-cell>
          <table:table-cell office:value-type="float" office:value="0.00027568">
            <text:p>0.00027568</text:p>
          </table:table-cell>
          <table:table-cell table:style-name="ce1" office:value-type="string">
            <text:p>8.301e-05</text:p>
          </table:table-cell>
          <table:table-cell office:value-type="float" office:value="0.0010546">
            <text:p>0.0010546</text:p>
          </table:table-cell>
          <table:table-cell table:style-name="ce1" office:value-type="string">
            <text:p>1.979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203e-06</text:p>
          </table:table-cell>
          <table:table-cell table:style-name="ce1" office:value-type="string">
            <text:p>3.4041e-05</text:p>
          </table:table-cell>
          <table:table-cell table:style-name="ce1" office:value-type="string">
            <text:p>1.2367e-18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R122]*1000000" office:value-type="float" office:value="271.97">
            <text:p>271.97</text:p>
          </table:table-cell>
          <table:table-cell table:formula="of:=[.S122]*1000000" office:value-type="float" office:value="81.997">
            <text:p>81.997</text:p>
          </table:table-cell>
          <table:table-cell table:formula="of:=[.T122]*1000000" office:value-type="float" office:value="1059.3">
            <text:p>1059.3</text:p>
          </table:table-cell>
          <table:table-cell table:formula="of:=[.U122]*1000000" office:value-type="float" office:value="7.6971">
            <text:p>7.6971</text:p>
          </table:table-cell>
          <table:table-cell table:formula="of:=[.V122]*1000000" office:value-type="float" office:value="0.035541">
            <text:p>0.035541</text:p>
          </table:table-cell>
          <table:table-cell table:formula="of:=[.W122]*1000000" office:value-type="float" office:value="1.2093">
            <text:p>1.2093</text:p>
          </table:table-cell>
          <table:table-cell table:formula="of:=[.X122]*1000000" office:value-type="float" office:value="33.751">
            <text:p>33.751</text:p>
          </table:table-cell>
          <table:table-cell table:formula="of:=[.Y122]*1000000" office:value-type="float" office:value="0.0000000000011996">
            <text:p>1.1996E-012</text:p>
          </table:table-cell>
          <table:table-cell table:formula="of:=[.Z122]*1000000" office:value-type="float" office:value="271.97">
            <text:p>271.97</text:p>
          </table:table-cell>
          <table:table-cell table:formula="of:=[.AA122]*1000000" office:value-type="float" office:value="81.996">
            <text:p>81.996</text:p>
          </table:table-cell>
          <table:table-cell table:formula="of:=[.AB122]*1000000" office:value-type="float" office:value="1059.3">
            <text:p>1059.3</text:p>
          </table:table-cell>
          <table:table-cell table:formula="of:=[.AC122]*1000000" office:value-type="float" office:value="19.794">
            <text:p>19.794</text:p>
          </table:table-cell>
          <table:table-cell table:formula="of:=[.AD122]*1000000" office:value-type="float" office:value="0">
            <text:p>0</text:p>
          </table:table-cell>
          <table:table-cell table:formula="of:=[.AE122]*1000000" office:value-type="float" office:value="1.2091">
            <text:p>1.2091</text:p>
          </table:table-cell>
          <table:table-cell table:formula="of:=[.AF122]*1000000" office:value-type="float" office:value="33.75">
            <text:p>33.75</text:p>
          </table:table-cell>
          <table:table-cell table:formula="of:=[.AG122]*1000000" office:value-type="float" office:value="0.0000000000011995">
            <text:p>1.1995E-012</text:p>
          </table:table-cell>
          <table:table-cell office:value-type="float" office:value="0.00027197">
            <text:p>0.00027197</text:p>
          </table:table-cell>
          <table:table-cell table:style-name="ce1" office:value-type="string">
            <text:p>8.1997e-05</text:p>
          </table:table-cell>
          <table:table-cell office:value-type="float" office:value="0.0010593">
            <text:p>0.0010593</text:p>
          </table:table-cell>
          <table:table-cell table:style-name="ce1" office:value-type="string">
            <text:p>7.6971e-06</text:p>
          </table:table-cell>
          <table:table-cell table:style-name="ce1" office:value-type="string">
            <text:p>3.5541e-08</text:p>
          </table:table-cell>
          <table:table-cell table:style-name="ce1" office:value-type="string">
            <text:p>1.2093e-06</text:p>
          </table:table-cell>
          <table:table-cell table:style-name="ce1" office:value-type="string">
            <text:p>3.3751e-05</text:p>
          </table:table-cell>
          <table:table-cell table:style-name="ce1" office:value-type="string">
            <text:p>1.1996e-18</text:p>
          </table:table-cell>
          <table:table-cell office:value-type="float" office:value="0.00027197">
            <text:p>0.00027197</text:p>
          </table:table-cell>
          <table:table-cell table:style-name="ce1" office:value-type="string">
            <text:p>8.1996e-05</text:p>
          </table:table-cell>
          <table:table-cell office:value-type="float" office:value="0.0010593">
            <text:p>0.0010593</text:p>
          </table:table-cell>
          <table:table-cell table:style-name="ce1" office:value-type="string">
            <text:p>1.9794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91e-06</text:p>
          </table:table-cell>
          <table:table-cell table:style-name="ce1" office:value-type="string">
            <text:p>3.375e-05</text:p>
          </table:table-cell>
          <table:table-cell table:style-name="ce1" office:value-type="string">
            <text:p>1.1995e-18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R123]*1000000" office:value-type="float" office:value="268.31">
            <text:p>268.31</text:p>
          </table:table-cell>
          <table:table-cell table:formula="of:=[.S123]*1000000" office:value-type="float" office:value="80.994">
            <text:p>80.994</text:p>
          </table:table-cell>
          <table:table-cell table:formula="of:=[.T123]*1000000" office:value-type="float" office:value="1063.9">
            <text:p>1063.9</text:p>
          </table:table-cell>
          <table:table-cell table:formula="of:=[.U123]*1000000" office:value-type="float" office:value="7.5689">
            <text:p>7.5689</text:p>
          </table:table-cell>
          <table:table-cell table:formula="of:=[.V123]*1000000" office:value-type="float" office:value="0.035654">
            <text:p>0.035654</text:p>
          </table:table-cell>
          <table:table-cell table:formula="of:=[.W123]*1000000" office:value-type="float" office:value="1.1982">
            <text:p>1.1982</text:p>
          </table:table-cell>
          <table:table-cell table:formula="of:=[.X123]*1000000" office:value-type="float" office:value="33.461">
            <text:p>33.461</text:p>
          </table:table-cell>
          <table:table-cell table:formula="of:=[.Y123]*1000000" office:value-type="float" office:value="0.0000000000011635">
            <text:p>1.1635E-012</text:p>
          </table:table-cell>
          <table:table-cell table:formula="of:=[.Z123]*1000000" office:value-type="float" office:value="268.3">
            <text:p>268.3</text:p>
          </table:table-cell>
          <table:table-cell table:formula="of:=[.AA123]*1000000" office:value-type="float" office:value="80.993">
            <text:p>80.993</text:p>
          </table:table-cell>
          <table:table-cell table:formula="of:=[.AB123]*1000000" office:value-type="float" office:value="1063.9">
            <text:p>1063.9</text:p>
          </table:table-cell>
          <table:table-cell table:formula="of:=[.AC123]*1000000" office:value-type="float" office:value="19.795">
            <text:p>19.795</text:p>
          </table:table-cell>
          <table:table-cell table:formula="of:=[.AD123]*1000000" office:value-type="float" office:value="0">
            <text:p>0</text:p>
          </table:table-cell>
          <table:table-cell table:formula="of:=[.AE123]*1000000" office:value-type="float" office:value="1.1981">
            <text:p>1.1981</text:p>
          </table:table-cell>
          <table:table-cell table:formula="of:=[.AF123]*1000000" office:value-type="float" office:value="33.46">
            <text:p>33.46</text:p>
          </table:table-cell>
          <table:table-cell table:formula="of:=[.AG123]*1000000" office:value-type="float" office:value="0.0000000000011635">
            <text:p>1.1635E-012</text:p>
          </table:table-cell>
          <table:table-cell office:value-type="float" office:value="0.00026831">
            <text:p>0.00026831</text:p>
          </table:table-cell>
          <table:table-cell table:style-name="ce1" office:value-type="string">
            <text:p>8.0994e-05</text:p>
          </table:table-cell>
          <table:table-cell office:value-type="float" office:value="0.0010639">
            <text:p>0.0010639</text:p>
          </table:table-cell>
          <table:table-cell table:style-name="ce1" office:value-type="string">
            <text:p>7.5689e-06</text:p>
          </table:table-cell>
          <table:table-cell table:style-name="ce1" office:value-type="string">
            <text:p>3.5654e-08</text:p>
          </table:table-cell>
          <table:table-cell table:style-name="ce1" office:value-type="string">
            <text:p>1.1982e-06</text:p>
          </table:table-cell>
          <table:table-cell table:style-name="ce1" office:value-type="string">
            <text:p>3.3461e-05</text:p>
          </table:table-cell>
          <table:table-cell table:style-name="ce1" office:value-type="string">
            <text:p>1.1635e-18</text:p>
          </table:table-cell>
          <table:table-cell office:value-type="float" office:value="0.0002683">
            <text:p>0.0002683</text:p>
          </table:table-cell>
          <table:table-cell table:style-name="ce1" office:value-type="string">
            <text:p>8.0993e-05</text:p>
          </table:table-cell>
          <table:table-cell office:value-type="float" office:value="0.0010639">
            <text:p>0.0010639</text:p>
          </table:table-cell>
          <table:table-cell table:style-name="ce1" office:value-type="string">
            <text:p>1.979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81e-06</text:p>
          </table:table-cell>
          <table:table-cell table:style-name="ce1" office:value-type="string">
            <text:p>3.346e-05</text:p>
          </table:table-cell>
          <table:table-cell table:style-name="ce1" office:value-type="string">
            <text:p>1.1635e-18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R124]*1000000" office:value-type="float" office:value="264.7">
            <text:p>264.7</text:p>
          </table:table-cell>
          <table:table-cell table:formula="of:=[.S124]*1000000" office:value-type="float" office:value="80.002">
            <text:p>80.002</text:p>
          </table:table-cell>
          <table:table-cell table:formula="of:=[.T124]*1000000" office:value-type="float" office:value="1068.5">
            <text:p>1068.5</text:p>
          </table:table-cell>
          <table:table-cell table:formula="of:=[.U124]*1000000" office:value-type="float" office:value="7.4422">
            <text:p>7.4422</text:p>
          </table:table-cell>
          <table:table-cell table:formula="of:=[.V124]*1000000" office:value-type="float" office:value="0.035763">
            <text:p>0.035763</text:p>
          </table:table-cell>
          <table:table-cell table:formula="of:=[.W124]*1000000" office:value-type="float" office:value="1.1872">
            <text:p>1.1872</text:p>
          </table:table-cell>
          <table:table-cell table:formula="of:=[.X124]*1000000" office:value-type="float" office:value="33.172">
            <text:p>33.172</text:p>
          </table:table-cell>
          <table:table-cell table:formula="of:=[.Y124]*1000000" office:value-type="float" office:value="0.0000000000011286">
            <text:p>1.1286E-012</text:p>
          </table:table-cell>
          <table:table-cell table:formula="of:=[.Z124]*1000000" office:value-type="float" office:value="264.69">
            <text:p>264.69</text:p>
          </table:table-cell>
          <table:table-cell table:formula="of:=[.AA124]*1000000" office:value-type="float" office:value="80.002">
            <text:p>80.002</text:p>
          </table:table-cell>
          <table:table-cell table:formula="of:=[.AB124]*1000000" office:value-type="float" office:value="1068.5">
            <text:p>1068.5</text:p>
          </table:table-cell>
          <table:table-cell table:formula="of:=[.AC124]*1000000" office:value-type="float" office:value="19.797">
            <text:p>19.797</text:p>
          </table:table-cell>
          <table:table-cell table:formula="of:=[.AD124]*1000000" office:value-type="float" office:value="0">
            <text:p>0</text:p>
          </table:table-cell>
          <table:table-cell table:formula="of:=[.AE124]*1000000" office:value-type="float" office:value="1.1871">
            <text:p>1.1871</text:p>
          </table:table-cell>
          <table:table-cell table:formula="of:=[.AF124]*1000000" office:value-type="float" office:value="33.172">
            <text:p>33.172</text:p>
          </table:table-cell>
          <table:table-cell table:formula="of:=[.AG124]*1000000" office:value-type="float" office:value="0.0000000000011286">
            <text:p>1.1286E-012</text:p>
          </table:table-cell>
          <table:table-cell office:value-type="float" office:value="0.0002647">
            <text:p>0.0002647</text:p>
          </table:table-cell>
          <table:table-cell table:style-name="ce1" office:value-type="string">
            <text:p>8.0002e-05</text:p>
          </table:table-cell>
          <table:table-cell office:value-type="float" office:value="0.0010685">
            <text:p>0.0010685</text:p>
          </table:table-cell>
          <table:table-cell table:style-name="ce1" office:value-type="string">
            <text:p>7.4422e-06</text:p>
          </table:table-cell>
          <table:table-cell table:style-name="ce1" office:value-type="string">
            <text:p>3.5763e-08</text:p>
          </table:table-cell>
          <table:table-cell table:style-name="ce1" office:value-type="string">
            <text:p>1.1872e-06</text:p>
          </table:table-cell>
          <table:table-cell table:style-name="ce1" office:value-type="string">
            <text:p>3.3172e-05</text:p>
          </table:table-cell>
          <table:table-cell table:style-name="ce1" office:value-type="string">
            <text:p>1.1286e-18</text:p>
          </table:table-cell>
          <table:table-cell office:value-type="float" office:value="0.00026469">
            <text:p>0.00026469</text:p>
          </table:table-cell>
          <table:table-cell table:style-name="ce1" office:value-type="string">
            <text:p>8.0002e-05</text:p>
          </table:table-cell>
          <table:table-cell office:value-type="float" office:value="0.0010685">
            <text:p>0.0010685</text:p>
          </table:table-cell>
          <table:table-cell table:style-name="ce1" office:value-type="string">
            <text:p>1.979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71e-06</text:p>
          </table:table-cell>
          <table:table-cell table:style-name="ce1" office:value-type="string">
            <text:p>3.3172e-05</text:p>
          </table:table-cell>
          <table:table-cell table:style-name="ce1" office:value-type="string">
            <text:p>1.1286e-18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R125]*1000000" office:value-type="float" office:value="261.13">
            <text:p>261.13</text:p>
          </table:table-cell>
          <table:table-cell table:formula="of:=[.S125]*1000000" office:value-type="float" office:value="79.022">
            <text:p>79.022</text:p>
          </table:table-cell>
          <table:table-cell table:formula="of:=[.T125]*1000000" office:value-type="float" office:value="1073">
            <text:p>1073</text:p>
          </table:table-cell>
          <table:table-cell table:formula="of:=[.U125]*1000000" office:value-type="float" office:value="7.317">
            <text:p>7.317</text:p>
          </table:table-cell>
          <table:table-cell table:formula="of:=[.V125]*1000000" office:value-type="float" office:value="0.035871">
            <text:p>0.035871</text:p>
          </table:table-cell>
          <table:table-cell table:formula="of:=[.W125]*1000000" office:value-type="float" office:value="1.1764">
            <text:p>1.1764</text:p>
          </table:table-cell>
          <table:table-cell table:formula="of:=[.X125]*1000000" office:value-type="float" office:value="32.885">
            <text:p>32.885</text:p>
          </table:table-cell>
          <table:table-cell table:formula="of:=[.Y125]*1000000" office:value-type="float" office:value="0.0000000000010948">
            <text:p>1.0948E-012</text:p>
          </table:table-cell>
          <table:table-cell table:formula="of:=[.Z125]*1000000" office:value-type="float" office:value="261.13">
            <text:p>261.13</text:p>
          </table:table-cell>
          <table:table-cell table:formula="of:=[.AA125]*1000000" office:value-type="float" office:value="79.021">
            <text:p>79.021</text:p>
          </table:table-cell>
          <table:table-cell table:formula="of:=[.AB125]*1000000" office:value-type="float" office:value="1073">
            <text:p>1073</text:p>
          </table:table-cell>
          <table:table-cell table:formula="of:=[.AC125]*1000000" office:value-type="float" office:value="19.798">
            <text:p>19.798</text:p>
          </table:table-cell>
          <table:table-cell table:formula="of:=[.AD125]*1000000" office:value-type="float" office:value="0">
            <text:p>0</text:p>
          </table:table-cell>
          <table:table-cell table:formula="of:=[.AE125]*1000000" office:value-type="float" office:value="1.1762">
            <text:p>1.1762</text:p>
          </table:table-cell>
          <table:table-cell table:formula="of:=[.AF125]*1000000" office:value-type="float" office:value="32.885">
            <text:p>32.885</text:p>
          </table:table-cell>
          <table:table-cell table:formula="of:=[.AG125]*1000000" office:value-type="float" office:value="0.0000000000010947">
            <text:p>1.0947E-012</text:p>
          </table:table-cell>
          <table:table-cell office:value-type="float" office:value="0.00026113">
            <text:p>0.00026113</text:p>
          </table:table-cell>
          <table:table-cell table:style-name="ce1" office:value-type="string">
            <text:p>7.9022e-05</text:p>
          </table:table-cell>
          <table:table-cell office:value-type="float" office:value="0.001073">
            <text:p>0.001073</text:p>
          </table:table-cell>
          <table:table-cell table:style-name="ce1" office:value-type="string">
            <text:p>7.317e-06</text:p>
          </table:table-cell>
          <table:table-cell table:style-name="ce1" office:value-type="string">
            <text:p>3.5871e-08</text:p>
          </table:table-cell>
          <table:table-cell table:style-name="ce1" office:value-type="string">
            <text:p>1.1764e-06</text:p>
          </table:table-cell>
          <table:table-cell table:style-name="ce1" office:value-type="string">
            <text:p>3.2885e-05</text:p>
          </table:table-cell>
          <table:table-cell table:style-name="ce1" office:value-type="string">
            <text:p>1.0948e-18</text:p>
          </table:table-cell>
          <table:table-cell office:value-type="float" office:value="0.00026113">
            <text:p>0.00026113</text:p>
          </table:table-cell>
          <table:table-cell table:style-name="ce1" office:value-type="string">
            <text:p>7.9021e-05</text:p>
          </table:table-cell>
          <table:table-cell office:value-type="float" office:value="0.001073">
            <text:p>0.001073</text:p>
          </table:table-cell>
          <table:table-cell table:style-name="ce1" office:value-type="string">
            <text:p>1.979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762e-06</text:p>
          </table:table-cell>
          <table:table-cell table:style-name="ce1" office:value-type="string">
            <text:p>3.2885e-05</text:p>
          </table:table-cell>
          <table:table-cell table:style-name="ce1" office:value-type="string">
            <text:p>1.0947e-18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R126]*1000000" office:value-type="float" office:value="257.62">
            <text:p>257.62</text:p>
          </table:table-cell>
          <table:table-cell table:formula="of:=[.S126]*1000000" office:value-type="float" office:value="78.053">
            <text:p>78.053</text:p>
          </table:table-cell>
          <table:table-cell table:formula="of:=[.T126]*1000000" office:value-type="float" office:value="1077.4">
            <text:p>1077.4</text:p>
          </table:table-cell>
          <table:table-cell table:formula="of:=[.U126]*1000000" office:value-type="float" office:value="7.1934">
            <text:p>7.1934</text:p>
          </table:table-cell>
          <table:table-cell table:formula="of:=[.V126]*1000000" office:value-type="float" office:value="0.035976">
            <text:p>0.035976</text:p>
          </table:table-cell>
          <table:table-cell table:formula="of:=[.W126]*1000000" office:value-type="float" office:value="1.1656">
            <text:p>1.1656</text:p>
          </table:table-cell>
          <table:table-cell table:formula="of:=[.X126]*1000000" office:value-type="float" office:value="32.599">
            <text:p>32.599</text:p>
          </table:table-cell>
          <table:table-cell table:formula="of:=[.Y126]*1000000" office:value-type="float" office:value="0.0000000000010619">
            <text:p>1.0619E-012</text:p>
          </table:table-cell>
          <table:table-cell table:formula="of:=[.Z126]*1000000" office:value-type="float" office:value="257.62">
            <text:p>257.62</text:p>
          </table:table-cell>
          <table:table-cell table:formula="of:=[.AA126]*1000000" office:value-type="float" office:value="78.052">
            <text:p>78.052</text:p>
          </table:table-cell>
          <table:table-cell table:formula="of:=[.AB126]*1000000" office:value-type="float" office:value="1077.4">
            <text:p>1077.4</text:p>
          </table:table-cell>
          <table:table-cell table:formula="of:=[.AC126]*1000000" office:value-type="float" office:value="19.8">
            <text:p>19.8</text:p>
          </table:table-cell>
          <table:table-cell table:formula="of:=[.AD126]*1000000" office:value-type="float" office:value="0">
            <text:p>0</text:p>
          </table:table-cell>
          <table:table-cell table:formula="of:=[.AE126]*1000000" office:value-type="float" office:value="1.1654">
            <text:p>1.1654</text:p>
          </table:table-cell>
          <table:table-cell table:formula="of:=[.AF126]*1000000" office:value-type="float" office:value="32.599">
            <text:p>32.599</text:p>
          </table:table-cell>
          <table:table-cell table:formula="of:=[.AG126]*1000000" office:value-type="float" office:value="0.0000000000010619">
            <text:p>1.0619E-012</text:p>
          </table:table-cell>
          <table:table-cell office:value-type="float" office:value="0.00025762">
            <text:p>0.00025762</text:p>
          </table:table-cell>
          <table:table-cell table:style-name="ce1" office:value-type="string">
            <text:p>7.8053e-05</text:p>
          </table:table-cell>
          <table:table-cell office:value-type="float" office:value="0.0010774">
            <text:p>0.0010774</text:p>
          </table:table-cell>
          <table:table-cell table:style-name="ce1" office:value-type="string">
            <text:p>7.1934e-06</text:p>
          </table:table-cell>
          <table:table-cell table:style-name="ce1" office:value-type="string">
            <text:p>3.5976e-08</text:p>
          </table:table-cell>
          <table:table-cell table:style-name="ce1" office:value-type="string">
            <text:p>1.1656e-06</text:p>
          </table:table-cell>
          <table:table-cell table:style-name="ce1" office:value-type="string">
            <text:p>3.2599e-05</text:p>
          </table:table-cell>
          <table:table-cell table:style-name="ce1" office:value-type="string">
            <text:p>1.0619e-18</text:p>
          </table:table-cell>
          <table:table-cell office:value-type="float" office:value="0.00025762">
            <text:p>0.00025762</text:p>
          </table:table-cell>
          <table:table-cell table:style-name="ce1" office:value-type="string">
            <text:p>7.8052e-05</text:p>
          </table:table-cell>
          <table:table-cell office:value-type="float" office:value="0.0010774">
            <text:p>0.0010774</text:p>
          </table:table-cell>
          <table:table-cell table:style-name="ce1" office:value-type="string">
            <text:p>1.9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54e-06</text:p>
          </table:table-cell>
          <table:table-cell table:style-name="ce1" office:value-type="string">
            <text:p>3.2599e-05</text:p>
          </table:table-cell>
          <table:table-cell table:style-name="ce1" office:value-type="string">
            <text:p>1.0619e-18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R127]*1000000" office:value-type="float" office:value="254.16">
            <text:p>254.16</text:p>
          </table:table-cell>
          <table:table-cell table:formula="of:=[.S127]*1000000" office:value-type="float" office:value="77.094">
            <text:p>77.094</text:p>
          </table:table-cell>
          <table:table-cell table:formula="of:=[.T127]*1000000" office:value-type="float" office:value="1081.8">
            <text:p>1081.8</text:p>
          </table:table-cell>
          <table:table-cell table:formula="of:=[.U127]*1000000" office:value-type="float" office:value="7.0712">
            <text:p>7.0712</text:p>
          </table:table-cell>
          <table:table-cell table:formula="of:=[.V127]*1000000" office:value-type="float" office:value="0.03608">
            <text:p>0.03608</text:p>
          </table:table-cell>
          <table:table-cell table:formula="of:=[.W127]*1000000" office:value-type="float" office:value="1.1549">
            <text:p>1.1549</text:p>
          </table:table-cell>
          <table:table-cell table:formula="of:=[.X127]*1000000" office:value-type="float" office:value="32.315">
            <text:p>32.315</text:p>
          </table:table-cell>
          <table:table-cell table:formula="of:=[.Y127]*1000000" office:value-type="float" office:value="0.0000000000010301">
            <text:p>1.0301E-012</text:p>
          </table:table-cell>
          <table:table-cell table:formula="of:=[.Z127]*1000000" office:value-type="float" office:value="254.16">
            <text:p>254.16</text:p>
          </table:table-cell>
          <table:table-cell table:formula="of:=[.AA127]*1000000" office:value-type="float" office:value="77.094">
            <text:p>77.094</text:p>
          </table:table-cell>
          <table:table-cell table:formula="of:=[.AB127]*1000000" office:value-type="float" office:value="1081.8">
            <text:p>1081.8</text:p>
          </table:table-cell>
          <table:table-cell table:formula="of:=[.AC127]*1000000" office:value-type="float" office:value="19.801">
            <text:p>19.801</text:p>
          </table:table-cell>
          <table:table-cell table:formula="of:=[.AD127]*1000000" office:value-type="float" office:value="0">
            <text:p>0</text:p>
          </table:table-cell>
          <table:table-cell table:formula="of:=[.AE127]*1000000" office:value-type="float" office:value="1.1547">
            <text:p>1.1547</text:p>
          </table:table-cell>
          <table:table-cell table:formula="of:=[.AF127]*1000000" office:value-type="float" office:value="32.315">
            <text:p>32.315</text:p>
          </table:table-cell>
          <table:table-cell table:formula="of:=[.AG127]*1000000" office:value-type="float" office:value="0.0000000000010301">
            <text:p>1.0301E-012</text:p>
          </table:table-cell>
          <table:table-cell office:value-type="float" office:value="0.00025416">
            <text:p>0.00025416</text:p>
          </table:table-cell>
          <table:table-cell table:style-name="ce1" office:value-type="string">
            <text:p>7.7094e-05</text:p>
          </table:table-cell>
          <table:table-cell office:value-type="float" office:value="0.0010818">
            <text:p>0.0010818</text:p>
          </table:table-cell>
          <table:table-cell table:style-name="ce1" office:value-type="string">
            <text:p>7.0712e-06</text:p>
          </table:table-cell>
          <table:table-cell table:style-name="ce1" office:value-type="string">
            <text:p>3.608e-08</text:p>
          </table:table-cell>
          <table:table-cell table:style-name="ce1" office:value-type="string">
            <text:p>1.1549e-06</text:p>
          </table:table-cell>
          <table:table-cell table:style-name="ce1" office:value-type="string">
            <text:p>3.2315e-05</text:p>
          </table:table-cell>
          <table:table-cell table:style-name="ce1" office:value-type="string">
            <text:p>1.0301e-18</text:p>
          </table:table-cell>
          <table:table-cell office:value-type="float" office:value="0.00025416">
            <text:p>0.00025416</text:p>
          </table:table-cell>
          <table:table-cell table:style-name="ce1" office:value-type="string">
            <text:p>7.7094e-05</text:p>
          </table:table-cell>
          <table:table-cell office:value-type="float" office:value="0.0010818">
            <text:p>0.0010818</text:p>
          </table:table-cell>
          <table:table-cell table:style-name="ce1" office:value-type="string">
            <text:p>1.98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47e-06</text:p>
          </table:table-cell>
          <table:table-cell table:style-name="ce1" office:value-type="string">
            <text:p>3.2315e-05</text:p>
          </table:table-cell>
          <table:table-cell table:style-name="ce1" office:value-type="string">
            <text:p>1.0301e-18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R128]*1000000" office:value-type="float" office:value="250.75">
            <text:p>250.75</text:p>
          </table:table-cell>
          <table:table-cell table:formula="of:=[.S128]*1000000" office:value-type="float" office:value="76.147">
            <text:p>76.147</text:p>
          </table:table-cell>
          <table:table-cell table:formula="of:=[.T128]*1000000" office:value-type="float" office:value="1086.1">
            <text:p>1086.1</text:p>
          </table:table-cell>
          <table:table-cell table:formula="of:=[.U128]*1000000" office:value-type="float" office:value="6.9506">
            <text:p>6.9506</text:p>
          </table:table-cell>
          <table:table-cell table:formula="of:=[.V128]*1000000" office:value-type="float" office:value="0.036181">
            <text:p>0.036181</text:p>
          </table:table-cell>
          <table:table-cell table:formula="of:=[.W128]*1000000" office:value-type="float" office:value="1.1443">
            <text:p>1.1443</text:p>
          </table:table-cell>
          <table:table-cell table:formula="of:=[.X128]*1000000" office:value-type="float" office:value="32.032">
            <text:p>32.032</text:p>
          </table:table-cell>
          <table:table-cell table:formula="of:=[.Y128]*1000000" office:value-type="float" office:value="0.00000000000099925">
            <text:p>9.9925E-013</text:p>
          </table:table-cell>
          <table:table-cell table:formula="of:=[.Z128]*1000000" office:value-type="float" office:value="250.75">
            <text:p>250.75</text:p>
          </table:table-cell>
          <table:table-cell table:formula="of:=[.AA128]*1000000" office:value-type="float" office:value="76.147">
            <text:p>76.147</text:p>
          </table:table-cell>
          <table:table-cell table:formula="of:=[.AB128]*1000000" office:value-type="float" office:value="1086.1">
            <text:p>1086.1</text:p>
          </table:table-cell>
          <table:table-cell table:formula="of:=[.AC128]*1000000" office:value-type="float" office:value="19.802">
            <text:p>19.802</text:p>
          </table:table-cell>
          <table:table-cell table:formula="of:=[.AD128]*1000000" office:value-type="float" office:value="0">
            <text:p>0</text:p>
          </table:table-cell>
          <table:table-cell table:formula="of:=[.AE128]*1000000" office:value-type="float" office:value="1.1441">
            <text:p>1.1441</text:p>
          </table:table-cell>
          <table:table-cell table:formula="of:=[.AF128]*1000000" office:value-type="float" office:value="32.032">
            <text:p>32.032</text:p>
          </table:table-cell>
          <table:table-cell table:formula="of:=[.AG128]*1000000" office:value-type="float" office:value="0.00000000000099923">
            <text:p>9.9923E-013</text:p>
          </table:table-cell>
          <table:table-cell office:value-type="float" office:value="0.00025075">
            <text:p>0.00025075</text:p>
          </table:table-cell>
          <table:table-cell table:style-name="ce1" office:value-type="string">
            <text:p>7.6147e-05</text:p>
          </table:table-cell>
          <table:table-cell office:value-type="float" office:value="0.0010861">
            <text:p>0.0010861</text:p>
          </table:table-cell>
          <table:table-cell table:style-name="ce1" office:value-type="string">
            <text:p>6.9506e-06</text:p>
          </table:table-cell>
          <table:table-cell table:style-name="ce1" office:value-type="string">
            <text:p>3.6181e-08</text:p>
          </table:table-cell>
          <table:table-cell table:style-name="ce1" office:value-type="string">
            <text:p>1.1443e-06</text:p>
          </table:table-cell>
          <table:table-cell table:style-name="ce1" office:value-type="string">
            <text:p>3.2032e-05</text:p>
          </table:table-cell>
          <table:table-cell table:style-name="ce1" office:value-type="string">
            <text:p>9.9925e-19</text:p>
          </table:table-cell>
          <table:table-cell office:value-type="float" office:value="0.00025075">
            <text:p>0.00025075</text:p>
          </table:table-cell>
          <table:table-cell table:style-name="ce1" office:value-type="string">
            <text:p>7.6147e-05</text:p>
          </table:table-cell>
          <table:table-cell office:value-type="float" office:value="0.0010861">
            <text:p>0.0010861</text:p>
          </table:table-cell>
          <table:table-cell table:style-name="ce1" office:value-type="string">
            <text:p>1.98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41e-06</text:p>
          </table:table-cell>
          <table:table-cell table:style-name="ce1" office:value-type="string">
            <text:p>3.2032e-05</text:p>
          </table:table-cell>
          <table:table-cell table:style-name="ce1" office:value-type="string">
            <text:p>9.9923e-19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R129]*1000000" office:value-type="float" office:value="247.39">
            <text:p>247.39</text:p>
          </table:table-cell>
          <table:table-cell table:formula="of:=[.S129]*1000000" office:value-type="float" office:value="75.211">
            <text:p>75.211</text:p>
          </table:table-cell>
          <table:table-cell table:formula="of:=[.T129]*1000000" office:value-type="float" office:value="1090.4">
            <text:p>1090.4</text:p>
          </table:table-cell>
          <table:table-cell table:formula="of:=[.U129]*1000000" office:value-type="float" office:value="6.8315">
            <text:p>6.8315</text:p>
          </table:table-cell>
          <table:table-cell table:formula="of:=[.V129]*1000000" office:value-type="float" office:value="0.03628">
            <text:p>0.03628</text:p>
          </table:table-cell>
          <table:table-cell table:formula="of:=[.W129]*1000000" office:value-type="float" office:value="1.1338">
            <text:p>1.1338</text:p>
          </table:table-cell>
          <table:table-cell table:formula="of:=[.X129]*1000000" office:value-type="float" office:value="31.751">
            <text:p>31.751</text:p>
          </table:table-cell>
          <table:table-cell table:formula="of:=[.Y129]*1000000" office:value-type="float" office:value="0.00000000000096934">
            <text:p>9.6934E-013</text:p>
          </table:table-cell>
          <table:table-cell table:formula="of:=[.Z129]*1000000" office:value-type="float" office:value="247.39">
            <text:p>247.39</text:p>
          </table:table-cell>
          <table:table-cell table:formula="of:=[.AA129]*1000000" office:value-type="float" office:value="75.21">
            <text:p>75.21</text:p>
          </table:table-cell>
          <table:table-cell table:formula="of:=[.AB129]*1000000" office:value-type="float" office:value="1090.4">
            <text:p>1090.4</text:p>
          </table:table-cell>
          <table:table-cell table:formula="of:=[.AC129]*1000000" office:value-type="float" office:value="19.804">
            <text:p>19.804</text:p>
          </table:table-cell>
          <table:table-cell table:formula="of:=[.AD129]*1000000" office:value-type="float" office:value="0">
            <text:p>0</text:p>
          </table:table-cell>
          <table:table-cell table:formula="of:=[.AE129]*1000000" office:value-type="float" office:value="1.1336">
            <text:p>1.1336</text:p>
          </table:table-cell>
          <table:table-cell table:formula="of:=[.AF129]*1000000" office:value-type="float" office:value="31.751">
            <text:p>31.751</text:p>
          </table:table-cell>
          <table:table-cell table:formula="of:=[.AG129]*1000000" office:value-type="float" office:value="0.00000000000096931">
            <text:p>9.6931E-013</text:p>
          </table:table-cell>
          <table:table-cell office:value-type="float" office:value="0.00024739">
            <text:p>0.00024739</text:p>
          </table:table-cell>
          <table:table-cell table:style-name="ce1" office:value-type="string">
            <text:p>7.5211e-05</text:p>
          </table:table-cell>
          <table:table-cell office:value-type="float" office:value="0.0010904">
            <text:p>0.0010904</text:p>
          </table:table-cell>
          <table:table-cell table:style-name="ce1" office:value-type="string">
            <text:p>6.8315e-06</text:p>
          </table:table-cell>
          <table:table-cell table:style-name="ce1" office:value-type="string">
            <text:p>3.628e-08</text:p>
          </table:table-cell>
          <table:table-cell table:style-name="ce1" office:value-type="string">
            <text:p>1.1338e-06</text:p>
          </table:table-cell>
          <table:table-cell table:style-name="ce1" office:value-type="string">
            <text:p>3.1751e-05</text:p>
          </table:table-cell>
          <table:table-cell table:style-name="ce1" office:value-type="string">
            <text:p>9.6934e-19</text:p>
          </table:table-cell>
          <table:table-cell office:value-type="float" office:value="0.00024739">
            <text:p>0.00024739</text:p>
          </table:table-cell>
          <table:table-cell table:style-name="ce1" office:value-type="string">
            <text:p>7.521e-05</text:p>
          </table:table-cell>
          <table:table-cell office:value-type="float" office:value="0.0010904">
            <text:p>0.0010904</text:p>
          </table:table-cell>
          <table:table-cell table:style-name="ce1" office:value-type="string">
            <text:p>1.9804e-05</text:p>
          </table:table-cell>
          <table:table-cell office:value-type="float" office:value="0">
            <text:p>0</text:p>
          </table:table-cell>
          <table:table-cell table:style-name="ce1" office:value-type="string">
            <text:p>1.1336e-06</text:p>
          </table:table-cell>
          <table:table-cell table:style-name="ce1" office:value-type="string">
            <text:p>3.1751e-05</text:p>
          </table:table-cell>
          <table:table-cell table:style-name="ce1" office:value-type="string">
            <text:p>9.6931e-19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R130]*1000000" office:value-type="float" office:value="244.08">
            <text:p>244.08</text:p>
          </table:table-cell>
          <table:table-cell table:formula="of:=[.S130]*1000000" office:value-type="float" office:value="74.285">
            <text:p>74.285</text:p>
          </table:table-cell>
          <table:table-cell table:formula="of:=[.T130]*1000000" office:value-type="float" office:value="1094.6">
            <text:p>1094.6</text:p>
          </table:table-cell>
          <table:table-cell table:formula="of:=[.U130]*1000000" office:value-type="float" office:value="6.7139">
            <text:p>6.7139</text:p>
          </table:table-cell>
          <table:table-cell table:formula="of:=[.V130]*1000000" office:value-type="float" office:value="0.036377">
            <text:p>0.036377</text:p>
          </table:table-cell>
          <table:table-cell table:formula="of:=[.W130]*1000000" office:value-type="float" office:value="1.1234">
            <text:p>1.1234</text:p>
          </table:table-cell>
          <table:table-cell table:formula="of:=[.X130]*1000000" office:value-type="float" office:value="31.471">
            <text:p>31.471</text:p>
          </table:table-cell>
          <table:table-cell table:formula="of:=[.Y130]*1000000" office:value-type="float" office:value="0.00000000000094034">
            <text:p>9.4034E-013</text:p>
          </table:table-cell>
          <table:table-cell table:formula="of:=[.Z130]*1000000" office:value-type="float" office:value="244.07">
            <text:p>244.07</text:p>
          </table:table-cell>
          <table:table-cell table:formula="of:=[.AA130]*1000000" office:value-type="float" office:value="74.284">
            <text:p>74.284</text:p>
          </table:table-cell>
          <table:table-cell table:formula="of:=[.AB130]*1000000" office:value-type="float" office:value="1094.6">
            <text:p>1094.6</text:p>
          </table:table-cell>
          <table:table-cell table:formula="of:=[.AC130]*1000000" office:value-type="float" office:value="19.805">
            <text:p>19.805</text:p>
          </table:table-cell>
          <table:table-cell table:formula="of:=[.AD130]*1000000" office:value-type="float" office:value="0">
            <text:p>0</text:p>
          </table:table-cell>
          <table:table-cell table:formula="of:=[.AE130]*1000000" office:value-type="float" office:value="1.1232">
            <text:p>1.1232</text:p>
          </table:table-cell>
          <table:table-cell table:formula="of:=[.AF130]*1000000" office:value-type="float" office:value="31.471">
            <text:p>31.471</text:p>
          </table:table-cell>
          <table:table-cell table:formula="of:=[.AG130]*1000000" office:value-type="float" office:value="0.00000000000094031">
            <text:p>9.4031E-013</text:p>
          </table:table-cell>
          <table:table-cell office:value-type="float" office:value="0.00024408">
            <text:p>0.00024408</text:p>
          </table:table-cell>
          <table:table-cell table:style-name="ce1" office:value-type="string">
            <text:p>7.4285e-05</text:p>
          </table:table-cell>
          <table:table-cell office:value-type="float" office:value="0.0010946">
            <text:p>0.0010946</text:p>
          </table:table-cell>
          <table:table-cell table:style-name="ce1" office:value-type="string">
            <text:p>6.7139e-06</text:p>
          </table:table-cell>
          <table:table-cell table:style-name="ce1" office:value-type="string">
            <text:p>3.6377e-08</text:p>
          </table:table-cell>
          <table:table-cell table:style-name="ce1" office:value-type="string">
            <text:p>1.1234e-06</text:p>
          </table:table-cell>
          <table:table-cell table:style-name="ce1" office:value-type="string">
            <text:p>3.1471e-05</text:p>
          </table:table-cell>
          <table:table-cell table:style-name="ce1" office:value-type="string">
            <text:p>9.4034e-19</text:p>
          </table:table-cell>
          <table:table-cell office:value-type="float" office:value="0.00024407">
            <text:p>0.00024407</text:p>
          </table:table-cell>
          <table:table-cell table:style-name="ce1" office:value-type="string">
            <text:p>7.4284e-05</text:p>
          </table:table-cell>
          <table:table-cell office:value-type="float" office:value="0.0010946">
            <text:p>0.0010946</text:p>
          </table:table-cell>
          <table:table-cell table:style-name="ce1" office:value-type="string">
            <text:p>1.980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232e-06</text:p>
          </table:table-cell>
          <table:table-cell table:style-name="ce1" office:value-type="string">
            <text:p>3.1471e-05</text:p>
          </table:table-cell>
          <table:table-cell table:style-name="ce1" office:value-type="string">
            <text:p>9.4031e-19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R131]*1000000" office:value-type="float" office:value="240.81">
            <text:p>240.81</text:p>
          </table:table-cell>
          <table:table-cell table:formula="of:=[.S131]*1000000" office:value-type="float" office:value="73.37">
            <text:p>73.37</text:p>
          </table:table-cell>
          <table:table-cell table:formula="of:=[.T131]*1000000" office:value-type="float" office:value="1098.7">
            <text:p>1098.7</text:p>
          </table:table-cell>
          <table:table-cell table:formula="of:=[.U131]*1000000" office:value-type="float" office:value="6.5979">
            <text:p>6.5979</text:p>
          </table:table-cell>
          <table:table-cell table:formula="of:=[.V131]*1000000" office:value-type="float" office:value="0.036472">
            <text:p>0.036472</text:p>
          </table:table-cell>
          <table:table-cell table:formula="of:=[.W131]*1000000" office:value-type="float" office:value="1.1131">
            <text:p>1.1131</text:p>
          </table:table-cell>
          <table:table-cell table:formula="of:=[.X131]*1000000" office:value-type="float" office:value="31.193">
            <text:p>31.193</text:p>
          </table:table-cell>
          <table:table-cell table:formula="of:=[.Y131]*1000000" office:value-type="float" office:value="0.00000000000091222">
            <text:p>9.1222E-013</text:p>
          </table:table-cell>
          <table:table-cell table:formula="of:=[.Z131]*1000000" office:value-type="float" office:value="240.8">
            <text:p>240.8</text:p>
          </table:table-cell>
          <table:table-cell table:formula="of:=[.AA131]*1000000" office:value-type="float" office:value="73.369">
            <text:p>73.369</text:p>
          </table:table-cell>
          <table:table-cell table:formula="of:=[.AB131]*1000000" office:value-type="float" office:value="1098.7">
            <text:p>1098.7</text:p>
          </table:table-cell>
          <table:table-cell table:formula="of:=[.AC131]*1000000" office:value-type="float" office:value="19.807">
            <text:p>19.807</text:p>
          </table:table-cell>
          <table:table-cell table:formula="of:=[.AD131]*1000000" office:value-type="float" office:value="0">
            <text:p>0</text:p>
          </table:table-cell>
          <table:table-cell table:formula="of:=[.AE131]*1000000" office:value-type="float" office:value="1.1129">
            <text:p>1.1129</text:p>
          </table:table-cell>
          <table:table-cell table:formula="of:=[.AF131]*1000000" office:value-type="float" office:value="31.193">
            <text:p>31.193</text:p>
          </table:table-cell>
          <table:table-cell table:formula="of:=[.AG131]*1000000" office:value-type="float" office:value="0.0000000000009122">
            <text:p>9.122E-013</text:p>
          </table:table-cell>
          <table:table-cell office:value-type="float" office:value="0.00024081">
            <text:p>0.00024081</text:p>
          </table:table-cell>
          <table:table-cell table:style-name="ce1" office:value-type="string">
            <text:p>7.337e-05</text:p>
          </table:table-cell>
          <table:table-cell office:value-type="float" office:value="0.0010987">
            <text:p>0.0010987</text:p>
          </table:table-cell>
          <table:table-cell table:style-name="ce1" office:value-type="string">
            <text:p>6.5979e-06</text:p>
          </table:table-cell>
          <table:table-cell table:style-name="ce1" office:value-type="string">
            <text:p>3.6472e-08</text:p>
          </table:table-cell>
          <table:table-cell table:style-name="ce1" office:value-type="string">
            <text:p>1.1131e-06</text:p>
          </table:table-cell>
          <table:table-cell table:style-name="ce1" office:value-type="string">
            <text:p>3.1193e-05</text:p>
          </table:table-cell>
          <table:table-cell table:style-name="ce1" office:value-type="string">
            <text:p>9.1222e-19</text:p>
          </table:table-cell>
          <table:table-cell office:value-type="float" office:value="0.0002408">
            <text:p>0.0002408</text:p>
          </table:table-cell>
          <table:table-cell table:style-name="ce1" office:value-type="string">
            <text:p>7.3369e-05</text:p>
          </table:table-cell>
          <table:table-cell office:value-type="float" office:value="0.0010987">
            <text:p>0.0010987</text:p>
          </table:table-cell>
          <table:table-cell table:style-name="ce1" office:value-type="string">
            <text:p>1.98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129e-06</text:p>
          </table:table-cell>
          <table:table-cell table:style-name="ce1" office:value-type="string">
            <text:p>3.1193e-05</text:p>
          </table:table-cell>
          <table:table-cell table:style-name="ce1" office:value-type="string">
            <text:p>9.122e-19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R132]*1000000" office:value-type="float" office:value="237.59">
            <text:p>237.59</text:p>
          </table:table-cell>
          <table:table-cell table:formula="of:=[.S132]*1000000" office:value-type="float" office:value="72.465">
            <text:p>72.465</text:p>
          </table:table-cell>
          <table:table-cell table:formula="of:=[.T132]*1000000" office:value-type="float" office:value="1102.8">
            <text:p>1102.8</text:p>
          </table:table-cell>
          <table:table-cell table:formula="of:=[.U132]*1000000" office:value-type="float" office:value="6.4834">
            <text:p>6.4834</text:p>
          </table:table-cell>
          <table:table-cell table:formula="of:=[.V132]*1000000" office:value-type="float" office:value="0.036566">
            <text:p>0.036566</text:p>
          </table:table-cell>
          <table:table-cell table:formula="of:=[.W132]*1000000" office:value-type="float" office:value="1.1029">
            <text:p>1.1029</text:p>
          </table:table-cell>
          <table:table-cell table:formula="of:=[.X132]*1000000" office:value-type="float" office:value="30.917">
            <text:p>30.917</text:p>
          </table:table-cell>
          <table:table-cell table:formula="of:=[.Y132]*1000000" office:value-type="float" office:value="0.00000000000088496">
            <text:p>8.8496E-013</text:p>
          </table:table-cell>
          <table:table-cell table:formula="of:=[.Z132]*1000000" office:value-type="float" office:value="237.58">
            <text:p>237.58</text:p>
          </table:table-cell>
          <table:table-cell table:formula="of:=[.AA132]*1000000" office:value-type="float" office:value="72.465">
            <text:p>72.465</text:p>
          </table:table-cell>
          <table:table-cell table:formula="of:=[.AB132]*1000000" office:value-type="float" office:value="1102.8">
            <text:p>1102.8</text:p>
          </table:table-cell>
          <table:table-cell table:formula="of:=[.AC132]*1000000" office:value-type="float" office:value="19.808">
            <text:p>19.808</text:p>
          </table:table-cell>
          <table:table-cell table:formula="of:=[.AD132]*1000000" office:value-type="float" office:value="0">
            <text:p>0</text:p>
          </table:table-cell>
          <table:table-cell table:formula="of:=[.AE132]*1000000" office:value-type="float" office:value="1.1027">
            <text:p>1.1027</text:p>
          </table:table-cell>
          <table:table-cell table:formula="of:=[.AF132]*1000000" office:value-type="float" office:value="30.916">
            <text:p>30.916</text:p>
          </table:table-cell>
          <table:table-cell table:formula="of:=[.AG132]*1000000" office:value-type="float" office:value="0.00000000000088493">
            <text:p>8.8493E-013</text:p>
          </table:table-cell>
          <table:table-cell office:value-type="float" office:value="0.00023759">
            <text:p>0.00023759</text:p>
          </table:table-cell>
          <table:table-cell table:style-name="ce1" office:value-type="string">
            <text:p>7.2465e-05</text:p>
          </table:table-cell>
          <table:table-cell office:value-type="float" office:value="0.0011028">
            <text:p>0.0011028</text:p>
          </table:table-cell>
          <table:table-cell table:style-name="ce1" office:value-type="string">
            <text:p>6.4834e-06</text:p>
          </table:table-cell>
          <table:table-cell table:style-name="ce1" office:value-type="string">
            <text:p>3.6566e-08</text:p>
          </table:table-cell>
          <table:table-cell table:style-name="ce1" office:value-type="string">
            <text:p>1.1029e-06</text:p>
          </table:table-cell>
          <table:table-cell table:style-name="ce1" office:value-type="string">
            <text:p>3.0917e-05</text:p>
          </table:table-cell>
          <table:table-cell table:style-name="ce1" office:value-type="string">
            <text:p>8.8496e-19</text:p>
          </table:table-cell>
          <table:table-cell office:value-type="float" office:value="0.00023758">
            <text:p>0.00023758</text:p>
          </table:table-cell>
          <table:table-cell table:style-name="ce1" office:value-type="string">
            <text:p>7.2465e-05</text:p>
          </table:table-cell>
          <table:table-cell office:value-type="float" office:value="0.0011028">
            <text:p>0.0011028</text:p>
          </table:table-cell>
          <table:table-cell table:style-name="ce1" office:value-type="string">
            <text:p>1.98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027e-06</text:p>
          </table:table-cell>
          <table:table-cell table:style-name="ce1" office:value-type="string">
            <text:p>3.0916e-05</text:p>
          </table:table-cell>
          <table:table-cell table:style-name="ce1" office:value-type="string">
            <text:p>8.8493e-19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R133]*1000000" office:value-type="float" office:value="234.41">
            <text:p>234.41</text:p>
          </table:table-cell>
          <table:table-cell table:formula="of:=[.S133]*1000000" office:value-type="float" office:value="71.571">
            <text:p>71.571</text:p>
          </table:table-cell>
          <table:table-cell table:formula="of:=[.T133]*1000000" office:value-type="float" office:value="1106.9">
            <text:p>1106.9</text:p>
          </table:table-cell>
          <table:table-cell table:formula="of:=[.U133]*1000000" office:value-type="float" office:value="6.3704">
            <text:p>6.3704</text:p>
          </table:table-cell>
          <table:table-cell table:formula="of:=[.V133]*1000000" office:value-type="float" office:value="0.036658">
            <text:p>0.036658</text:p>
          </table:table-cell>
          <table:table-cell table:formula="of:=[.W133]*1000000" office:value-type="float" office:value="1.0929">
            <text:p>1.0929</text:p>
          </table:table-cell>
          <table:table-cell table:formula="of:=[.X133]*1000000" office:value-type="float" office:value="30.642">
            <text:p>30.642</text:p>
          </table:table-cell>
          <table:table-cell table:formula="of:=[.Y133]*1000000" office:value-type="float" office:value="0.00000000000085853">
            <text:p>8.5853E-013</text:p>
          </table:table-cell>
          <table:table-cell table:formula="of:=[.Z133]*1000000" office:value-type="float" office:value="234.41">
            <text:p>234.41</text:p>
          </table:table-cell>
          <table:table-cell table:formula="of:=[.AA133]*1000000" office:value-type="float" office:value="71.571">
            <text:p>71.571</text:p>
          </table:table-cell>
          <table:table-cell table:formula="of:=[.AB133]*1000000" office:value-type="float" office:value="1106.9">
            <text:p>1106.9</text:p>
          </table:table-cell>
          <table:table-cell table:formula="of:=[.AC133]*1000000" office:value-type="float" office:value="19.81">
            <text:p>19.81</text:p>
          </table:table-cell>
          <table:table-cell table:formula="of:=[.AD133]*1000000" office:value-type="float" office:value="0">
            <text:p>0</text:p>
          </table:table-cell>
          <table:table-cell table:formula="of:=[.AE133]*1000000" office:value-type="float" office:value="1.0926">
            <text:p>1.0926</text:p>
          </table:table-cell>
          <table:table-cell table:formula="of:=[.AF133]*1000000" office:value-type="float" office:value="30.641">
            <text:p>30.641</text:p>
          </table:table-cell>
          <table:table-cell table:formula="of:=[.AG133]*1000000" office:value-type="float" office:value="0.00000000000085851">
            <text:p>8.5851E-013</text:p>
          </table:table-cell>
          <table:table-cell office:value-type="float" office:value="0.00023441">
            <text:p>0.00023441</text:p>
          </table:table-cell>
          <table:table-cell table:style-name="ce1" office:value-type="string">
            <text:p>7.1571e-05</text:p>
          </table:table-cell>
          <table:table-cell office:value-type="float" office:value="0.0011069">
            <text:p>0.0011069</text:p>
          </table:table-cell>
          <table:table-cell table:style-name="ce1" office:value-type="string">
            <text:p>6.3704e-06</text:p>
          </table:table-cell>
          <table:table-cell table:style-name="ce1" office:value-type="string">
            <text:p>3.6658e-08</text:p>
          </table:table-cell>
          <table:table-cell table:style-name="ce1" office:value-type="string">
            <text:p>1.0929e-06</text:p>
          </table:table-cell>
          <table:table-cell table:style-name="ce1" office:value-type="string">
            <text:p>3.0642e-05</text:p>
          </table:table-cell>
          <table:table-cell table:style-name="ce1" office:value-type="string">
            <text:p>8.5853e-19</text:p>
          </table:table-cell>
          <table:table-cell office:value-type="float" office:value="0.00023441">
            <text:p>0.00023441</text:p>
          </table:table-cell>
          <table:table-cell table:style-name="ce1" office:value-type="string">
            <text:p>7.1571e-05</text:p>
          </table:table-cell>
          <table:table-cell office:value-type="float" office:value="0.0011069">
            <text:p>0.0011069</text:p>
          </table:table-cell>
          <table:table-cell table:style-name="ce1" office:value-type="string">
            <text:p>1.981e-05</text:p>
          </table:table-cell>
          <table:table-cell office:value-type="float" office:value="0">
            <text:p>0</text:p>
          </table:table-cell>
          <table:table-cell table:style-name="ce1" office:value-type="string">
            <text:p>1.0926e-06</text:p>
          </table:table-cell>
          <table:table-cell table:style-name="ce1" office:value-type="string">
            <text:p>3.0641e-05</text:p>
          </table:table-cell>
          <table:table-cell table:style-name="ce1" office:value-type="string">
            <text:p>8.5851e-19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R134]*1000000" office:value-type="float" office:value="231.28">
            <text:p>231.28</text:p>
          </table:table-cell>
          <table:table-cell table:formula="of:=[.S134]*1000000" office:value-type="float" office:value="70.687">
            <text:p>70.687</text:p>
          </table:table-cell>
          <table:table-cell table:formula="of:=[.T134]*1000000" office:value-type="float" office:value="1110.9">
            <text:p>1110.9</text:p>
          </table:table-cell>
          <table:table-cell table:formula="of:=[.U134]*1000000" office:value-type="float" office:value="6.2589">
            <text:p>6.2589</text:p>
          </table:table-cell>
          <table:table-cell table:formula="of:=[.V134]*1000000" office:value-type="float" office:value="0.036748">
            <text:p>0.036748</text:p>
          </table:table-cell>
          <table:table-cell table:formula="of:=[.W134]*1000000" office:value-type="float" office:value="1.0829">
            <text:p>1.0829</text:p>
          </table:table-cell>
          <table:table-cell table:formula="of:=[.X134]*1000000" office:value-type="float" office:value="30.368">
            <text:p>30.368</text:p>
          </table:table-cell>
          <table:table-cell table:formula="of:=[.Y134]*1000000" office:value-type="float" office:value="0.0000000000008329">
            <text:p>8.329E-013</text:p>
          </table:table-cell>
          <table:table-cell table:formula="of:=[.Z134]*1000000" office:value-type="float" office:value="231.27">
            <text:p>231.27</text:p>
          </table:table-cell>
          <table:table-cell table:formula="of:=[.AA134]*1000000" office:value-type="float" office:value="70.687">
            <text:p>70.687</text:p>
          </table:table-cell>
          <table:table-cell table:formula="of:=[.AB134]*1000000" office:value-type="float" office:value="1110.9">
            <text:p>1110.9</text:p>
          </table:table-cell>
          <table:table-cell table:formula="of:=[.AC134]*1000000" office:value-type="float" office:value="19.811">
            <text:p>19.811</text:p>
          </table:table-cell>
          <table:table-cell table:formula="of:=[.AD134]*1000000" office:value-type="float" office:value="0">
            <text:p>0</text:p>
          </table:table-cell>
          <table:table-cell table:formula="of:=[.AE134]*1000000" office:value-type="float" office:value="1.0826">
            <text:p>1.0826</text:p>
          </table:table-cell>
          <table:table-cell table:formula="of:=[.AF134]*1000000" office:value-type="float" office:value="30.368">
            <text:p>30.368</text:p>
          </table:table-cell>
          <table:table-cell table:formula="of:=[.AG134]*1000000" office:value-type="float" office:value="0.00000000000083288">
            <text:p>8.3288E-013</text:p>
          </table:table-cell>
          <table:table-cell office:value-type="float" office:value="0.00023128">
            <text:p>0.00023128</text:p>
          </table:table-cell>
          <table:table-cell table:style-name="ce1" office:value-type="string">
            <text:p>7.0687e-05</text:p>
          </table:table-cell>
          <table:table-cell office:value-type="float" office:value="0.0011109">
            <text:p>0.0011109</text:p>
          </table:table-cell>
          <table:table-cell table:style-name="ce1" office:value-type="string">
            <text:p>6.2589e-06</text:p>
          </table:table-cell>
          <table:table-cell table:style-name="ce1" office:value-type="string">
            <text:p>3.6748e-08</text:p>
          </table:table-cell>
          <table:table-cell table:style-name="ce1" office:value-type="string">
            <text:p>1.0829e-06</text:p>
          </table:table-cell>
          <table:table-cell table:style-name="ce1" office:value-type="string">
            <text:p>3.0368e-05</text:p>
          </table:table-cell>
          <table:table-cell table:style-name="ce1" office:value-type="string">
            <text:p>8.329e-19</text:p>
          </table:table-cell>
          <table:table-cell office:value-type="float" office:value="0.00023127">
            <text:p>0.00023127</text:p>
          </table:table-cell>
          <table:table-cell table:style-name="ce1" office:value-type="string">
            <text:p>7.0687e-05</text:p>
          </table:table-cell>
          <table:table-cell office:value-type="float" office:value="0.0011109">
            <text:p>0.0011109</text:p>
          </table:table-cell>
          <table:table-cell table:style-name="ce1" office:value-type="string">
            <text:p>1.9811e-05</text:p>
          </table:table-cell>
          <table:table-cell office:value-type="float" office:value="0">
            <text:p>0</text:p>
          </table:table-cell>
          <table:table-cell table:style-name="ce1" office:value-type="string">
            <text:p>1.0826e-06</text:p>
          </table:table-cell>
          <table:table-cell table:style-name="ce1" office:value-type="string">
            <text:p>3.0368e-05</text:p>
          </table:table-cell>
          <table:table-cell table:style-name="ce1" office:value-type="string">
            <text:p>8.3288e-19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R135]*1000000" office:value-type="float" office:value="228.19">
            <text:p>228.19</text:p>
          </table:table-cell>
          <table:table-cell table:formula="of:=[.S135]*1000000" office:value-type="float" office:value="69.814">
            <text:p>69.814</text:p>
          </table:table-cell>
          <table:table-cell table:formula="of:=[.T135]*1000000" office:value-type="float" office:value="1114.8">
            <text:p>1114.8</text:p>
          </table:table-cell>
          <table:table-cell table:formula="of:=[.U135]*1000000" office:value-type="float" office:value="6.149">
            <text:p>6.149</text:p>
          </table:table-cell>
          <table:table-cell table:formula="of:=[.V135]*1000000" office:value-type="float" office:value="0.036837">
            <text:p>0.036837</text:p>
          </table:table-cell>
          <table:table-cell table:formula="of:=[.W135]*1000000" office:value-type="float" office:value="1.0729">
            <text:p>1.0729</text:p>
          </table:table-cell>
          <table:table-cell table:formula="of:=[.X135]*1000000" office:value-type="float" office:value="30.097">
            <text:p>30.097</text:p>
          </table:table-cell>
          <table:table-cell table:formula="of:=[.Y135]*1000000" office:value-type="float" office:value="0.00000000000080806">
            <text:p>8.0806E-013</text:p>
          </table:table-cell>
          <table:table-cell table:formula="of:=[.Z135]*1000000" office:value-type="float" office:value="228.19">
            <text:p>228.19</text:p>
          </table:table-cell>
          <table:table-cell table:formula="of:=[.AA135]*1000000" office:value-type="float" office:value="69.814">
            <text:p>69.814</text:p>
          </table:table-cell>
          <table:table-cell table:formula="of:=[.AB135]*1000000" office:value-type="float" office:value="1114.8">
            <text:p>1114.8</text:p>
          </table:table-cell>
          <table:table-cell table:formula="of:=[.AC135]*1000000" office:value-type="float" office:value="19.813">
            <text:p>19.813</text:p>
          </table:table-cell>
          <table:table-cell table:formula="of:=[.AD135]*1000000" office:value-type="float" office:value="0">
            <text:p>0</text:p>
          </table:table-cell>
          <table:table-cell table:formula="of:=[.AE135]*1000000" office:value-type="float" office:value="1.0727">
            <text:p>1.0727</text:p>
          </table:table-cell>
          <table:table-cell table:formula="of:=[.AF135]*1000000" office:value-type="float" office:value="30.097">
            <text:p>30.097</text:p>
          </table:table-cell>
          <table:table-cell table:formula="of:=[.AG135]*1000000" office:value-type="float" office:value="0.00000000000080804">
            <text:p>8.0804E-013</text:p>
          </table:table-cell>
          <table:table-cell office:value-type="float" office:value="0.00022819">
            <text:p>0.00022819</text:p>
          </table:table-cell>
          <table:table-cell table:style-name="ce1" office:value-type="string">
            <text:p>6.9814e-05</text:p>
          </table:table-cell>
          <table:table-cell office:value-type="float" office:value="0.0011148">
            <text:p>0.0011148</text:p>
          </table:table-cell>
          <table:table-cell table:style-name="ce1" office:value-type="string">
            <text:p>6.149e-06</text:p>
          </table:table-cell>
          <table:table-cell table:style-name="ce1" office:value-type="string">
            <text:p>3.6837e-08</text:p>
          </table:table-cell>
          <table:table-cell table:style-name="ce1" office:value-type="string">
            <text:p>1.0729e-06</text:p>
          </table:table-cell>
          <table:table-cell table:style-name="ce1" office:value-type="string">
            <text:p>3.0097e-05</text:p>
          </table:table-cell>
          <table:table-cell table:style-name="ce1" office:value-type="string">
            <text:p>8.0806e-19</text:p>
          </table:table-cell>
          <table:table-cell office:value-type="float" office:value="0.00022819">
            <text:p>0.00022819</text:p>
          </table:table-cell>
          <table:table-cell table:style-name="ce1" office:value-type="string">
            <text:p>6.9814e-05</text:p>
          </table:table-cell>
          <table:table-cell office:value-type="float" office:value="0.0011148">
            <text:p>0.0011148</text:p>
          </table:table-cell>
          <table:table-cell table:style-name="ce1" office:value-type="string">
            <text:p>1.981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727e-06</text:p>
          </table:table-cell>
          <table:table-cell table:style-name="ce1" office:value-type="string">
            <text:p>3.0097e-05</text:p>
          </table:table-cell>
          <table:table-cell table:style-name="ce1" office:value-type="string">
            <text:p>8.0804e-19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R136]*1000000" office:value-type="float" office:value="225.15">
            <text:p>225.15</text:p>
          </table:table-cell>
          <table:table-cell table:formula="of:=[.S136]*1000000" office:value-type="float" office:value="68.951">
            <text:p>68.951</text:p>
          </table:table-cell>
          <table:table-cell table:formula="of:=[.T136]*1000000" office:value-type="float" office:value="1118.7">
            <text:p>1118.7</text:p>
          </table:table-cell>
          <table:table-cell table:formula="of:=[.U136]*1000000" office:value-type="float" office:value="6.0405">
            <text:p>6.0405</text:p>
          </table:table-cell>
          <table:table-cell table:formula="of:=[.V136]*1000000" office:value-type="float" office:value="0.036924">
            <text:p>0.036924</text:p>
          </table:table-cell>
          <table:table-cell table:formula="of:=[.W136]*1000000" office:value-type="float" office:value="1.0631">
            <text:p>1.0631</text:p>
          </table:table-cell>
          <table:table-cell table:formula="of:=[.X136]*1000000" office:value-type="float" office:value="29.827">
            <text:p>29.827</text:p>
          </table:table-cell>
          <table:table-cell table:formula="of:=[.Y136]*1000000" office:value-type="float" office:value="0.00000000000078397">
            <text:p>7.8397E-013</text:p>
          </table:table-cell>
          <table:table-cell table:formula="of:=[.Z136]*1000000" office:value-type="float" office:value="225.15">
            <text:p>225.15</text:p>
          </table:table-cell>
          <table:table-cell table:formula="of:=[.AA136]*1000000" office:value-type="float" office:value="68.95">
            <text:p>68.95</text:p>
          </table:table-cell>
          <table:table-cell table:formula="of:=[.AB136]*1000000" office:value-type="float" office:value="1118.7">
            <text:p>1118.7</text:p>
          </table:table-cell>
          <table:table-cell table:formula="of:=[.AC136]*1000000" office:value-type="float" office:value="19.814">
            <text:p>19.814</text:p>
          </table:table-cell>
          <table:table-cell table:formula="of:=[.AD136]*1000000" office:value-type="float" office:value="0">
            <text:p>0</text:p>
          </table:table-cell>
          <table:table-cell table:formula="of:=[.AE136]*1000000" office:value-type="float" office:value="1.0629">
            <text:p>1.0629</text:p>
          </table:table-cell>
          <table:table-cell table:formula="of:=[.AF136]*1000000" office:value-type="float" office:value="29.827">
            <text:p>29.827</text:p>
          </table:table-cell>
          <table:table-cell table:formula="of:=[.AG136]*1000000" office:value-type="float" office:value="0.00000000000078395">
            <text:p>7.8395E-013</text:p>
          </table:table-cell>
          <table:table-cell office:value-type="float" office:value="0.00022515">
            <text:p>0.00022515</text:p>
          </table:table-cell>
          <table:table-cell table:style-name="ce1" office:value-type="string">
            <text:p>6.8951e-05</text:p>
          </table:table-cell>
          <table:table-cell office:value-type="float" office:value="0.0011187">
            <text:p>0.0011187</text:p>
          </table:table-cell>
          <table:table-cell table:style-name="ce1" office:value-type="string">
            <text:p>6.0405e-06</text:p>
          </table:table-cell>
          <table:table-cell table:style-name="ce1" office:value-type="string">
            <text:p>3.6924e-08</text:p>
          </table:table-cell>
          <table:table-cell table:style-name="ce1" office:value-type="string">
            <text:p>1.0631e-06</text:p>
          </table:table-cell>
          <table:table-cell table:style-name="ce1" office:value-type="string">
            <text:p>2.9827e-05</text:p>
          </table:table-cell>
          <table:table-cell table:style-name="ce1" office:value-type="string">
            <text:p>7.8397e-19</text:p>
          </table:table-cell>
          <table:table-cell office:value-type="float" office:value="0.00022515">
            <text:p>0.00022515</text:p>
          </table:table-cell>
          <table:table-cell table:style-name="ce1" office:value-type="string">
            <text:p>6.895e-05</text:p>
          </table:table-cell>
          <table:table-cell office:value-type="float" office:value="0.0011187">
            <text:p>0.0011187</text:p>
          </table:table-cell>
          <table:table-cell table:style-name="ce1" office:value-type="string">
            <text:p>1.981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629e-06</text:p>
          </table:table-cell>
          <table:table-cell table:style-name="ce1" office:value-type="string">
            <text:p>2.9827e-05</text:p>
          </table:table-cell>
          <table:table-cell table:style-name="ce1" office:value-type="string">
            <text:p>7.8395e-19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R137]*1000000" office:value-type="float" office:value="222.15">
            <text:p>222.15</text:p>
          </table:table-cell>
          <table:table-cell table:formula="of:=[.S137]*1000000" office:value-type="float" office:value="68.097">
            <text:p>68.097</text:p>
          </table:table-cell>
          <table:table-cell table:formula="of:=[.T137]*1000000" office:value-type="float" office:value="1122.5">
            <text:p>1122.5</text:p>
          </table:table-cell>
          <table:table-cell table:formula="of:=[.U137]*1000000" office:value-type="float" office:value="5.9336">
            <text:p>5.9336</text:p>
          </table:table-cell>
          <table:table-cell table:formula="of:=[.V137]*1000000" office:value-type="float" office:value="0.037009">
            <text:p>0.037009</text:p>
          </table:table-cell>
          <table:table-cell table:formula="of:=[.W137]*1000000" office:value-type="float" office:value="1.0534">
            <text:p>1.0534</text:p>
          </table:table-cell>
          <table:table-cell table:formula="of:=[.X137]*1000000" office:value-type="float" office:value="29.559">
            <text:p>29.559</text:p>
          </table:table-cell>
          <table:table-cell table:formula="of:=[.Y137]*1000000" office:value-type="float" office:value="0.00000000000076062">
            <text:p>7.6062E-013</text:p>
          </table:table-cell>
          <table:table-cell table:formula="of:=[.Z137]*1000000" office:value-type="float" office:value="222.15">
            <text:p>222.15</text:p>
          </table:table-cell>
          <table:table-cell table:formula="of:=[.AA137]*1000000" office:value-type="float" office:value="68.097">
            <text:p>68.097</text:p>
          </table:table-cell>
          <table:table-cell table:formula="of:=[.AB137]*1000000" office:value-type="float" office:value="1122.5">
            <text:p>1122.5</text:p>
          </table:table-cell>
          <table:table-cell table:formula="of:=[.AC137]*1000000" office:value-type="float" office:value="19.815">
            <text:p>19.815</text:p>
          </table:table-cell>
          <table:table-cell table:formula="of:=[.AD137]*1000000" office:value-type="float" office:value="0">
            <text:p>0</text:p>
          </table:table-cell>
          <table:table-cell table:formula="of:=[.AE137]*1000000" office:value-type="float" office:value="1.0532">
            <text:p>1.0532</text:p>
          </table:table-cell>
          <table:table-cell table:formula="of:=[.AF137]*1000000" office:value-type="float" office:value="29.558">
            <text:p>29.558</text:p>
          </table:table-cell>
          <table:table-cell table:formula="of:=[.AG137]*1000000" office:value-type="float" office:value="0.0000000000007606">
            <text:p>7.606E-013</text:p>
          </table:table-cell>
          <table:table-cell office:value-type="float" office:value="0.00022215">
            <text:p>0.00022215</text:p>
          </table:table-cell>
          <table:table-cell table:style-name="ce1" office:value-type="string">
            <text:p>6.8097e-05</text:p>
          </table:table-cell>
          <table:table-cell office:value-type="float" office:value="0.0011225">
            <text:p>0.0011225</text:p>
          </table:table-cell>
          <table:table-cell table:style-name="ce1" office:value-type="string">
            <text:p>5.9336e-06</text:p>
          </table:table-cell>
          <table:table-cell table:style-name="ce1" office:value-type="string">
            <text:p>3.7009e-08</text:p>
          </table:table-cell>
          <table:table-cell table:style-name="ce1" office:value-type="string">
            <text:p>1.0534e-06</text:p>
          </table:table-cell>
          <table:table-cell table:style-name="ce1" office:value-type="string">
            <text:p>2.9559e-05</text:p>
          </table:table-cell>
          <table:table-cell table:style-name="ce1" office:value-type="string">
            <text:p>7.6062e-19</text:p>
          </table:table-cell>
          <table:table-cell office:value-type="float" office:value="0.00022215">
            <text:p>0.00022215</text:p>
          </table:table-cell>
          <table:table-cell table:style-name="ce1" office:value-type="string">
            <text:p>6.8097e-05</text:p>
          </table:table-cell>
          <table:table-cell office:value-type="float" office:value="0.0011225">
            <text:p>0.0011225</text:p>
          </table:table-cell>
          <table:table-cell table:style-name="ce1" office:value-type="string">
            <text:p>1.9815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32e-06</text:p>
          </table:table-cell>
          <table:table-cell table:style-name="ce1" office:value-type="string">
            <text:p>2.9558e-05</text:p>
          </table:table-cell>
          <table:table-cell table:style-name="ce1" office:value-type="string">
            <text:p>7.606e-19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R138]*1000000" office:value-type="float" office:value="219.19">
            <text:p>219.19</text:p>
          </table:table-cell>
          <table:table-cell table:formula="of:=[.S138]*1000000" office:value-type="float" office:value="67.254">
            <text:p>67.254</text:p>
          </table:table-cell>
          <table:table-cell table:formula="of:=[.T138]*1000000" office:value-type="float" office:value="1126.3">
            <text:p>1126.3</text:p>
          </table:table-cell>
          <table:table-cell table:formula="of:=[.U138]*1000000" office:value-type="float" office:value="5.8281">
            <text:p>5.8281</text:p>
          </table:table-cell>
          <table:table-cell table:formula="of:=[.V138]*1000000" office:value-type="float" office:value="0.037094">
            <text:p>0.037094</text:p>
          </table:table-cell>
          <table:table-cell table:formula="of:=[.W138]*1000000" office:value-type="float" office:value="1.0438">
            <text:p>1.0438</text:p>
          </table:table-cell>
          <table:table-cell table:formula="of:=[.X138]*1000000" office:value-type="float" office:value="29.292">
            <text:p>29.292</text:p>
          </table:table-cell>
          <table:table-cell table:formula="of:=[.Y138]*1000000" office:value-type="float" office:value="0.00000000000073798">
            <text:p>7.3798E-013</text:p>
          </table:table-cell>
          <table:table-cell table:formula="of:=[.Z138]*1000000" office:value-type="float" office:value="219.19">
            <text:p>219.19</text:p>
          </table:table-cell>
          <table:table-cell table:formula="of:=[.AA138]*1000000" office:value-type="float" office:value="67.254">
            <text:p>67.254</text:p>
          </table:table-cell>
          <table:table-cell table:formula="of:=[.AB138]*1000000" office:value-type="float" office:value="1126.3">
            <text:p>1126.3</text:p>
          </table:table-cell>
          <table:table-cell table:formula="of:=[.AC138]*1000000" office:value-type="float" office:value="19.817">
            <text:p>19.817</text:p>
          </table:table-cell>
          <table:table-cell table:formula="of:=[.AD138]*1000000" office:value-type="float" office:value="0">
            <text:p>0</text:p>
          </table:table-cell>
          <table:table-cell table:formula="of:=[.AE138]*1000000" office:value-type="float" office:value="1.0436">
            <text:p>1.0436</text:p>
          </table:table-cell>
          <table:table-cell table:formula="of:=[.AF138]*1000000" office:value-type="float" office:value="29.292">
            <text:p>29.292</text:p>
          </table:table-cell>
          <table:table-cell table:formula="of:=[.AG138]*1000000" office:value-type="float" office:value="0.00000000000073796">
            <text:p>7.3796E-013</text:p>
          </table:table-cell>
          <table:table-cell office:value-type="float" office:value="0.00021919">
            <text:p>0.00021919</text:p>
          </table:table-cell>
          <table:table-cell table:style-name="ce1" office:value-type="string">
            <text:p>6.7254e-05</text:p>
          </table:table-cell>
          <table:table-cell office:value-type="float" office:value="0.0011263">
            <text:p>0.0011263</text:p>
          </table:table-cell>
          <table:table-cell table:style-name="ce1" office:value-type="string">
            <text:p>5.8281e-06</text:p>
          </table:table-cell>
          <table:table-cell table:style-name="ce1" office:value-type="string">
            <text:p>3.7094e-08</text:p>
          </table:table-cell>
          <table:table-cell table:style-name="ce1" office:value-type="string">
            <text:p>1.0438e-06</text:p>
          </table:table-cell>
          <table:table-cell table:style-name="ce1" office:value-type="string">
            <text:p>2.9292e-05</text:p>
          </table:table-cell>
          <table:table-cell table:style-name="ce1" office:value-type="string">
            <text:p>7.3798e-19</text:p>
          </table:table-cell>
          <table:table-cell office:value-type="float" office:value="0.00021919">
            <text:p>0.00021919</text:p>
          </table:table-cell>
          <table:table-cell table:style-name="ce1" office:value-type="string">
            <text:p>6.7254e-05</text:p>
          </table:table-cell>
          <table:table-cell office:value-type="float" office:value="0.0011263">
            <text:p>0.0011263</text:p>
          </table:table-cell>
          <table:table-cell table:style-name="ce1" office:value-type="string">
            <text:p>1.981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436e-06</text:p>
          </table:table-cell>
          <table:table-cell table:style-name="ce1" office:value-type="string">
            <text:p>2.9292e-05</text:p>
          </table:table-cell>
          <table:table-cell table:style-name="ce1" office:value-type="string">
            <text:p>7.3796e-19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R139]*1000000" office:value-type="float" office:value="216.28">
            <text:p>216.28</text:p>
          </table:table-cell>
          <table:table-cell table:formula="of:=[.S139]*1000000" office:value-type="float" office:value="66.421">
            <text:p>66.421</text:p>
          </table:table-cell>
          <table:table-cell table:formula="of:=[.T139]*1000000" office:value-type="float" office:value="1130">
            <text:p>1130</text:p>
          </table:table-cell>
          <table:table-cell table:formula="of:=[.U139]*1000000" office:value-type="float" office:value="5.7242">
            <text:p>5.7242</text:p>
          </table:table-cell>
          <table:table-cell table:formula="of:=[.V139]*1000000" office:value-type="float" office:value="0.037176">
            <text:p>0.037176</text:p>
          </table:table-cell>
          <table:table-cell table:formula="of:=[.W139]*1000000" office:value-type="float" office:value="1.0343">
            <text:p>1.0343</text:p>
          </table:table-cell>
          <table:table-cell table:formula="of:=[.X139]*1000000" office:value-type="float" office:value="29.027">
            <text:p>29.027</text:p>
          </table:table-cell>
          <table:table-cell table:formula="of:=[.Y139]*1000000" office:value-type="float" office:value="0.00000000000071603">
            <text:p>7.1603E-013</text:p>
          </table:table-cell>
          <table:table-cell table:formula="of:=[.Z139]*1000000" office:value-type="float" office:value="216.27">
            <text:p>216.27</text:p>
          </table:table-cell>
          <table:table-cell table:formula="of:=[.AA139]*1000000" office:value-type="float" office:value="66.42">
            <text:p>66.42</text:p>
          </table:table-cell>
          <table:table-cell table:formula="of:=[.AB139]*1000000" office:value-type="float" office:value="1130">
            <text:p>1130</text:p>
          </table:table-cell>
          <table:table-cell table:formula="of:=[.AC139]*1000000" office:value-type="float" office:value="19.818">
            <text:p>19.818</text:p>
          </table:table-cell>
          <table:table-cell table:formula="of:=[.AD139]*1000000" office:value-type="float" office:value="0">
            <text:p>0</text:p>
          </table:table-cell>
          <table:table-cell table:formula="of:=[.AE139]*1000000" office:value-type="float" office:value="1.034">
            <text:p>1.034</text:p>
          </table:table-cell>
          <table:table-cell table:formula="of:=[.AF139]*1000000" office:value-type="float" office:value="29.027">
            <text:p>29.027</text:p>
          </table:table-cell>
          <table:table-cell table:formula="of:=[.AG139]*1000000" office:value-type="float" office:value="0.00000000000071601">
            <text:p>7.1601E-013</text:p>
          </table:table-cell>
          <table:table-cell office:value-type="float" office:value="0.00021628">
            <text:p>0.00021628</text:p>
          </table:table-cell>
          <table:table-cell table:style-name="ce1" office:value-type="string">
            <text:p>6.6421e-05</text:p>
          </table:table-cell>
          <table:table-cell office:value-type="float" office:value="0.00113">
            <text:p>0.00113</text:p>
          </table:table-cell>
          <table:table-cell table:style-name="ce1" office:value-type="string">
            <text:p>5.7242e-06</text:p>
          </table:table-cell>
          <table:table-cell table:style-name="ce1" office:value-type="string">
            <text:p>3.7176e-08</text:p>
          </table:table-cell>
          <table:table-cell table:style-name="ce1" office:value-type="string">
            <text:p>1.0343e-06</text:p>
          </table:table-cell>
          <table:table-cell table:style-name="ce1" office:value-type="string">
            <text:p>2.9027e-05</text:p>
          </table:table-cell>
          <table:table-cell table:style-name="ce1" office:value-type="string">
            <text:p>7.1603e-19</text:p>
          </table:table-cell>
          <table:table-cell office:value-type="float" office:value="0.00021627">
            <text:p>0.00021627</text:p>
          </table:table-cell>
          <table:table-cell table:style-name="ce1" office:value-type="string">
            <text:p>6.642e-05</text:p>
          </table:table-cell>
          <table:table-cell office:value-type="float" office:value="0.00113">
            <text:p>0.00113</text:p>
          </table:table-cell>
          <table:table-cell table:style-name="ce1" office:value-type="string">
            <text:p>1.9818e-05</text:p>
          </table:table-cell>
          <table:table-cell office:value-type="float" office:value="0">
            <text:p>0</text:p>
          </table:table-cell>
          <table:table-cell table:style-name="ce1" office:value-type="string">
            <text:p>1.034e-06</text:p>
          </table:table-cell>
          <table:table-cell table:style-name="ce1" office:value-type="string">
            <text:p>2.9027e-05</text:p>
          </table:table-cell>
          <table:table-cell table:style-name="ce1" office:value-type="string">
            <text:p>7.1601e-19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R140]*1000000" office:value-type="float" office:value="213.4">
            <text:p>213.4</text:p>
          </table:table-cell>
          <table:table-cell table:formula="of:=[.S140]*1000000" office:value-type="float" office:value="65.597">
            <text:p>65.597</text:p>
          </table:table-cell>
          <table:table-cell table:formula="of:=[.T140]*1000000" office:value-type="float" office:value="1133.6">
            <text:p>1133.6</text:p>
          </table:table-cell>
          <table:table-cell table:formula="of:=[.U140]*1000000" office:value-type="float" office:value="5.6217">
            <text:p>5.6217</text:p>
          </table:table-cell>
          <table:table-cell table:formula="of:=[.V140]*1000000" office:value-type="float" office:value="0.037258">
            <text:p>0.037258</text:p>
          </table:table-cell>
          <table:table-cell table:formula="of:=[.W140]*1000000" office:value-type="float" office:value="1.0248">
            <text:p>1.0248</text:p>
          </table:table-cell>
          <table:table-cell table:formula="of:=[.X140]*1000000" office:value-type="float" office:value="28.764">
            <text:p>28.764</text:p>
          </table:table-cell>
          <table:table-cell table:formula="of:=[.Y140]*1000000" office:value-type="float" office:value="0.00000000000069475">
            <text:p>6.9475E-013</text:p>
          </table:table-cell>
          <table:table-cell table:formula="of:=[.Z140]*1000000" office:value-type="float" office:value="213.4">
            <text:p>213.4</text:p>
          </table:table-cell>
          <table:table-cell table:formula="of:=[.AA140]*1000000" office:value-type="float" office:value="65.597">
            <text:p>65.597</text:p>
          </table:table-cell>
          <table:table-cell table:formula="of:=[.AB140]*1000000" office:value-type="float" office:value="1133.7">
            <text:p>1133.7</text:p>
          </table:table-cell>
          <table:table-cell table:formula="of:=[.AC140]*1000000" office:value-type="float" office:value="19.82">
            <text:p>19.82</text:p>
          </table:table-cell>
          <table:table-cell table:formula="of:=[.AD140]*1000000" office:value-type="float" office:value="0">
            <text:p>0</text:p>
          </table:table-cell>
          <table:table-cell table:formula="of:=[.AE140]*1000000" office:value-type="float" office:value="1.0246">
            <text:p>1.0246</text:p>
          </table:table-cell>
          <table:table-cell table:formula="of:=[.AF140]*1000000" office:value-type="float" office:value="28.764">
            <text:p>28.764</text:p>
          </table:table-cell>
          <table:table-cell table:formula="of:=[.AG140]*1000000" office:value-type="float" office:value="0.00000000000069473">
            <text:p>6.9473E-013</text:p>
          </table:table-cell>
          <table:table-cell office:value-type="float" office:value="0.0002134">
            <text:p>0.0002134</text:p>
          </table:table-cell>
          <table:table-cell table:style-name="ce1" office:value-type="string">
            <text:p>6.5597e-05</text:p>
          </table:table-cell>
          <table:table-cell office:value-type="float" office:value="0.0011336">
            <text:p>0.0011336</text:p>
          </table:table-cell>
          <table:table-cell table:style-name="ce1" office:value-type="string">
            <text:p>5.6217e-06</text:p>
          </table:table-cell>
          <table:table-cell table:style-name="ce1" office:value-type="string">
            <text:p>3.7258e-08</text:p>
          </table:table-cell>
          <table:table-cell table:style-name="ce1" office:value-type="string">
            <text:p>1.0248e-06</text:p>
          </table:table-cell>
          <table:table-cell table:style-name="ce1" office:value-type="string">
            <text:p>2.8764e-05</text:p>
          </table:table-cell>
          <table:table-cell table:style-name="ce1" office:value-type="string">
            <text:p>6.9475e-19</text:p>
          </table:table-cell>
          <table:table-cell office:value-type="float" office:value="0.0002134">
            <text:p>0.0002134</text:p>
          </table:table-cell>
          <table:table-cell table:style-name="ce1" office:value-type="string">
            <text:p>6.5597e-05</text:p>
          </table:table-cell>
          <table:table-cell office:value-type="float" office:value="0.0011337">
            <text:p>0.0011337</text:p>
          </table:table-cell>
          <table:table-cell table:style-name="ce1" office:value-type="string">
            <text:p>1.9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246e-06</text:p>
          </table:table-cell>
          <table:table-cell table:style-name="ce1" office:value-type="string">
            <text:p>2.8764e-05</text:p>
          </table:table-cell>
          <table:table-cell table:style-name="ce1" office:value-type="string">
            <text:p>6.9473e-19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R141]*1000000" office:value-type="float" office:value="210.57">
            <text:p>210.57</text:p>
          </table:table-cell>
          <table:table-cell table:formula="of:=[.S141]*1000000" office:value-type="float" office:value="64.783">
            <text:p>64.783</text:p>
          </table:table-cell>
          <table:table-cell table:formula="of:=[.T141]*1000000" office:value-type="float" office:value="1137.3">
            <text:p>1137.3</text:p>
          </table:table-cell>
          <table:table-cell table:formula="of:=[.U141]*1000000" office:value-type="float" office:value="5.5207">
            <text:p>5.5207</text:p>
          </table:table-cell>
          <table:table-cell table:formula="of:=[.V141]*1000000" office:value-type="float" office:value="0.037339">
            <text:p>0.037339</text:p>
          </table:table-cell>
          <table:table-cell table:formula="of:=[.W141]*1000000" office:value-type="float" office:value="1.0155">
            <text:p>1.0155</text:p>
          </table:table-cell>
          <table:table-cell table:formula="of:=[.X141]*1000000" office:value-type="float" office:value="28.503">
            <text:p>28.503</text:p>
          </table:table-cell>
          <table:table-cell table:formula="of:=[.Y141]*1000000" office:value-type="float" office:value="0.00000000000067412">
            <text:p>6.7412E-013</text:p>
          </table:table-cell>
          <table:table-cell table:formula="of:=[.Z141]*1000000" office:value-type="float" office:value="210.56">
            <text:p>210.56</text:p>
          </table:table-cell>
          <table:table-cell table:formula="of:=[.AA141]*1000000" office:value-type="float" office:value="64.783">
            <text:p>64.783</text:p>
          </table:table-cell>
          <table:table-cell table:formula="of:=[.AB141]*1000000" office:value-type="float" office:value="1137.3">
            <text:p>1137.3</text:p>
          </table:table-cell>
          <table:table-cell table:formula="of:=[.AC141]*1000000" office:value-type="float" office:value="19.821">
            <text:p>19.821</text:p>
          </table:table-cell>
          <table:table-cell table:formula="of:=[.AD141]*1000000" office:value-type="float" office:value="0">
            <text:p>0</text:p>
          </table:table-cell>
          <table:table-cell table:formula="of:=[.AE141]*1000000" office:value-type="float" office:value="1.0152">
            <text:p>1.0152</text:p>
          </table:table-cell>
          <table:table-cell table:formula="of:=[.AF141]*1000000" office:value-type="float" office:value="28.503">
            <text:p>28.503</text:p>
          </table:table-cell>
          <table:table-cell table:formula="of:=[.AG141]*1000000" office:value-type="float" office:value="0.0000000000006741">
            <text:p>6.741E-013</text:p>
          </table:table-cell>
          <table:table-cell office:value-type="float" office:value="0.00021057">
            <text:p>0.00021057</text:p>
          </table:table-cell>
          <table:table-cell table:style-name="ce1" office:value-type="string">
            <text:p>6.4783e-05</text:p>
          </table:table-cell>
          <table:table-cell office:value-type="float" office:value="0.0011373">
            <text:p>0.0011373</text:p>
          </table:table-cell>
          <table:table-cell table:style-name="ce1" office:value-type="string">
            <text:p>5.5207e-06</text:p>
          </table:table-cell>
          <table:table-cell table:style-name="ce1" office:value-type="string">
            <text:p>3.7339e-08</text:p>
          </table:table-cell>
          <table:table-cell table:style-name="ce1" office:value-type="string">
            <text:p>1.0155e-06</text:p>
          </table:table-cell>
          <table:table-cell table:style-name="ce1" office:value-type="string">
            <text:p>2.8503e-05</text:p>
          </table:table-cell>
          <table:table-cell table:style-name="ce1" office:value-type="string">
            <text:p>6.7412e-19</text:p>
          </table:table-cell>
          <table:table-cell office:value-type="float" office:value="0.00021056">
            <text:p>0.00021056</text:p>
          </table:table-cell>
          <table:table-cell table:style-name="ce1" office:value-type="string">
            <text:p>6.4783e-05</text:p>
          </table:table-cell>
          <table:table-cell office:value-type="float" office:value="0.0011373">
            <text:p>0.0011373</text:p>
          </table:table-cell>
          <table:table-cell table:style-name="ce1" office:value-type="string">
            <text:p>1.9821e-05</text:p>
          </table:table-cell>
          <table:table-cell office:value-type="float" office:value="0">
            <text:p>0</text:p>
          </table:table-cell>
          <table:table-cell table:style-name="ce1" office:value-type="string">
            <text:p>1.0152e-06</text:p>
          </table:table-cell>
          <table:table-cell table:style-name="ce1" office:value-type="string">
            <text:p>2.8503e-05</text:p>
          </table:table-cell>
          <table:table-cell table:style-name="ce1" office:value-type="string">
            <text:p>6.741e-19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R142]*1000000" office:value-type="float" office:value="207.78">
            <text:p>207.78</text:p>
          </table:table-cell>
          <table:table-cell table:formula="of:=[.S142]*1000000" office:value-type="float" office:value="63.979">
            <text:p>63.979</text:p>
          </table:table-cell>
          <table:table-cell table:formula="of:=[.T142]*1000000" office:value-type="float" office:value="1140.8">
            <text:p>1140.8</text:p>
          </table:table-cell>
          <table:table-cell table:formula="of:=[.U142]*1000000" office:value-type="float" office:value="5.4212">
            <text:p>5.4212</text:p>
          </table:table-cell>
          <table:table-cell table:formula="of:=[.V142]*1000000" office:value-type="float" office:value="0.037418">
            <text:p>0.037418</text:p>
          </table:table-cell>
          <table:table-cell table:formula="of:=[.W142]*1000000" office:value-type="float" office:value="1.0062">
            <text:p>1.0062</text:p>
          </table:table-cell>
          <table:table-cell table:formula="of:=[.X142]*1000000" office:value-type="float" office:value="28.244">
            <text:p>28.244</text:p>
          </table:table-cell>
          <table:table-cell table:formula="of:=[.Y142]*1000000" office:value-type="float" office:value="0.00000000000065412">
            <text:p>6.5412E-013</text:p>
          </table:table-cell>
          <table:table-cell table:formula="of:=[.Z142]*1000000" office:value-type="float" office:value="207.77">
            <text:p>207.77</text:p>
          </table:table-cell>
          <table:table-cell table:formula="of:=[.AA142]*1000000" office:value-type="float" office:value="63.979">
            <text:p>63.979</text:p>
          </table:table-cell>
          <table:table-cell table:formula="of:=[.AB142]*1000000" office:value-type="float" office:value="1140.8">
            <text:p>1140.8</text:p>
          </table:table-cell>
          <table:table-cell table:formula="of:=[.AC142]*1000000" office:value-type="float" office:value="19.823">
            <text:p>19.823</text:p>
          </table:table-cell>
          <table:table-cell table:formula="of:=[.AD142]*1000000" office:value-type="float" office:value="0">
            <text:p>0</text:p>
          </table:table-cell>
          <table:table-cell table:formula="of:=[.AE142]*1000000" office:value-type="float" office:value="1.006">
            <text:p>1.006</text:p>
          </table:table-cell>
          <table:table-cell table:formula="of:=[.AF142]*1000000" office:value-type="float" office:value="28.244">
            <text:p>28.244</text:p>
          </table:table-cell>
          <table:table-cell table:formula="of:=[.AG142]*1000000" office:value-type="float" office:value="0.0000000000006541">
            <text:p>6.541E-013</text:p>
          </table:table-cell>
          <table:table-cell office:value-type="float" office:value="0.00020778">
            <text:p>0.00020778</text:p>
          </table:table-cell>
          <table:table-cell table:style-name="ce1" office:value-type="string">
            <text:p>6.3979e-05</text:p>
          </table:table-cell>
          <table:table-cell office:value-type="float" office:value="0.0011408">
            <text:p>0.0011408</text:p>
          </table:table-cell>
          <table:table-cell table:style-name="ce1" office:value-type="string">
            <text:p>5.4212e-06</text:p>
          </table:table-cell>
          <table:table-cell table:style-name="ce1" office:value-type="string">
            <text:p>3.7418e-08</text:p>
          </table:table-cell>
          <table:table-cell table:style-name="ce1" office:value-type="string">
            <text:p>1.0062e-06</text:p>
          </table:table-cell>
          <table:table-cell table:style-name="ce1" office:value-type="string">
            <text:p>2.8244e-05</text:p>
          </table:table-cell>
          <table:table-cell table:style-name="ce1" office:value-type="string">
            <text:p>6.5412e-19</text:p>
          </table:table-cell>
          <table:table-cell office:value-type="float" office:value="0.00020777">
            <text:p>0.00020777</text:p>
          </table:table-cell>
          <table:table-cell table:style-name="ce1" office:value-type="string">
            <text:p>6.3979e-05</text:p>
          </table:table-cell>
          <table:table-cell office:value-type="float" office:value="0.0011408">
            <text:p>0.0011408</text:p>
          </table:table-cell>
          <table:table-cell table:style-name="ce1" office:value-type="string">
            <text:p>1.982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06e-06</text:p>
          </table:table-cell>
          <table:table-cell table:style-name="ce1" office:value-type="string">
            <text:p>2.8244e-05</text:p>
          </table:table-cell>
          <table:table-cell table:style-name="ce1" office:value-type="string">
            <text:p>6.541e-19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R143]*1000000" office:value-type="float" office:value="205.02">
            <text:p>205.02</text:p>
          </table:table-cell>
          <table:table-cell table:formula="of:=[.S143]*1000000" office:value-type="float" office:value="63.184">
            <text:p>63.184</text:p>
          </table:table-cell>
          <table:table-cell table:formula="of:=[.T143]*1000000" office:value-type="float" office:value="1144.4">
            <text:p>1144.4</text:p>
          </table:table-cell>
          <table:table-cell table:formula="of:=[.U143]*1000000" office:value-type="float" office:value="5.3231">
            <text:p>5.3231</text:p>
          </table:table-cell>
          <table:table-cell table:formula="of:=[.V143]*1000000" office:value-type="float" office:value="0.037496">
            <text:p>0.037496</text:p>
          </table:table-cell>
          <table:table-cell table:formula="of:=[.W143]*1000000" office:value-type="float" office:value="0.99703">
            <text:p>0.99703</text:p>
          </table:table-cell>
          <table:table-cell table:formula="of:=[.X143]*1000000" office:value-type="float" office:value="27.986">
            <text:p>27.986</text:p>
          </table:table-cell>
          <table:table-cell table:formula="of:=[.Y143]*1000000" office:value-type="float" office:value="0.00000000000063472">
            <text:p>6.3472E-013</text:p>
          </table:table-cell>
          <table:table-cell table:formula="of:=[.Z143]*1000000" office:value-type="float" office:value="205.02">
            <text:p>205.02</text:p>
          </table:table-cell>
          <table:table-cell table:formula="of:=[.AA143]*1000000" office:value-type="float" office:value="63.184">
            <text:p>63.184</text:p>
          </table:table-cell>
          <table:table-cell table:formula="of:=[.AB143]*1000000" office:value-type="float" office:value="1144.4">
            <text:p>1144.4</text:p>
          </table:table-cell>
          <table:table-cell table:formula="of:=[.AC143]*1000000" office:value-type="float" office:value="19.824">
            <text:p>19.824</text:p>
          </table:table-cell>
          <table:table-cell table:formula="of:=[.AD143]*1000000" office:value-type="float" office:value="0">
            <text:p>0</text:p>
          </table:table-cell>
          <table:table-cell table:formula="of:=[.AE143]*1000000" office:value-type="float" office:value="0.99679">
            <text:p>0.99679</text:p>
          </table:table-cell>
          <table:table-cell table:formula="of:=[.AF143]*1000000" office:value-type="float" office:value="27.986">
            <text:p>27.986</text:p>
          </table:table-cell>
          <table:table-cell table:formula="of:=[.AG143]*1000000" office:value-type="float" office:value="0.00000000000063471">
            <text:p>6.3471E-013</text:p>
          </table:table-cell>
          <table:table-cell office:value-type="float" office:value="0.00020502">
            <text:p>0.00020502</text:p>
          </table:table-cell>
          <table:table-cell table:style-name="ce1" office:value-type="string">
            <text:p>6.3184e-05</text:p>
          </table:table-cell>
          <table:table-cell office:value-type="float" office:value="0.0011444">
            <text:p>0.0011444</text:p>
          </table:table-cell>
          <table:table-cell table:style-name="ce1" office:value-type="string">
            <text:p>5.3231e-06</text:p>
          </table:table-cell>
          <table:table-cell table:style-name="ce1" office:value-type="string">
            <text:p>3.7496e-08</text:p>
          </table:table-cell>
          <table:table-cell table:style-name="ce1" office:value-type="string">
            <text:p>9.9703e-07</text:p>
          </table:table-cell>
          <table:table-cell table:style-name="ce1" office:value-type="string">
            <text:p>2.7986e-05</text:p>
          </table:table-cell>
          <table:table-cell table:style-name="ce1" office:value-type="string">
            <text:p>6.3472e-19</text:p>
          </table:table-cell>
          <table:table-cell office:value-type="float" office:value="0.00020502">
            <text:p>0.00020502</text:p>
          </table:table-cell>
          <table:table-cell table:style-name="ce1" office:value-type="string">
            <text:p>6.3184e-05</text:p>
          </table:table-cell>
          <table:table-cell office:value-type="float" office:value="0.0011444">
            <text:p>0.0011444</text:p>
          </table:table-cell>
          <table:table-cell table:style-name="ce1" office:value-type="string">
            <text:p>1.9824e-05</text:p>
          </table:table-cell>
          <table:table-cell office:value-type="float" office:value="0">
            <text:p>0</text:p>
          </table:table-cell>
          <table:table-cell table:style-name="ce1" office:value-type="string">
            <text:p>9.9679e-07</text:p>
          </table:table-cell>
          <table:table-cell table:style-name="ce1" office:value-type="string">
            <text:p>2.7986e-05</text:p>
          </table:table-cell>
          <table:table-cell table:style-name="ce1" office:value-type="string">
            <text:p>6.3471e-19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R144]*1000000" office:value-type="float" office:value="202.31">
            <text:p>202.31</text:p>
          </table:table-cell>
          <table:table-cell table:formula="of:=[.S144]*1000000" office:value-type="float" office:value="62.399">
            <text:p>62.399</text:p>
          </table:table-cell>
          <table:table-cell table:formula="of:=[.T144]*1000000" office:value-type="float" office:value="1147.8">
            <text:p>1147.8</text:p>
          </table:table-cell>
          <table:table-cell table:formula="of:=[.U144]*1000000" office:value-type="float" office:value="5.2265">
            <text:p>5.2265</text:p>
          </table:table-cell>
          <table:table-cell table:formula="of:=[.V144]*1000000" office:value-type="float" office:value="0.037573">
            <text:p>0.037573</text:p>
          </table:table-cell>
          <table:table-cell table:formula="of:=[.W144]*1000000" office:value-type="float" office:value="0.98794">
            <text:p>0.98794</text:p>
          </table:table-cell>
          <table:table-cell table:formula="of:=[.X144]*1000000" office:value-type="float" office:value="27.731">
            <text:p>27.731</text:p>
          </table:table-cell>
          <table:table-cell table:formula="of:=[.Y144]*1000000" office:value-type="float" office:value="0.00000000000061592">
            <text:p>6.1592E-013</text:p>
          </table:table-cell>
          <table:table-cell table:formula="of:=[.Z144]*1000000" office:value-type="float" office:value="202.3">
            <text:p>202.3</text:p>
          </table:table-cell>
          <table:table-cell table:formula="of:=[.AA144]*1000000" office:value-type="float" office:value="62.398">
            <text:p>62.398</text:p>
          </table:table-cell>
          <table:table-cell table:formula="of:=[.AB144]*1000000" office:value-type="float" office:value="1147.8">
            <text:p>1147.8</text:p>
          </table:table-cell>
          <table:table-cell table:formula="of:=[.AC144]*1000000" office:value-type="float" office:value="19.826">
            <text:p>19.826</text:p>
          </table:table-cell>
          <table:table-cell table:formula="of:=[.AD144]*1000000" office:value-type="float" office:value="0">
            <text:p>0</text:p>
          </table:table-cell>
          <table:table-cell table:formula="of:=[.AE144]*1000000" office:value-type="float" office:value="0.9877">
            <text:p>0.9877</text:p>
          </table:table-cell>
          <table:table-cell table:formula="of:=[.AF144]*1000000" office:value-type="float" office:value="27.73">
            <text:p>27.73</text:p>
          </table:table-cell>
          <table:table-cell table:formula="of:=[.AG144]*1000000" office:value-type="float" office:value="0.0000000000006159">
            <text:p>6.159E-013</text:p>
          </table:table-cell>
          <table:table-cell office:value-type="float" office:value="0.00020231">
            <text:p>0.00020231</text:p>
          </table:table-cell>
          <table:table-cell table:style-name="ce1" office:value-type="string">
            <text:p>6.2399e-05</text:p>
          </table:table-cell>
          <table:table-cell office:value-type="float" office:value="0.0011478">
            <text:p>0.0011478</text:p>
          </table:table-cell>
          <table:table-cell table:style-name="ce1" office:value-type="string">
            <text:p>5.2265e-06</text:p>
          </table:table-cell>
          <table:table-cell table:style-name="ce1" office:value-type="string">
            <text:p>3.7573e-08</text:p>
          </table:table-cell>
          <table:table-cell table:style-name="ce1" office:value-type="string">
            <text:p>9.8794e-07</text:p>
          </table:table-cell>
          <table:table-cell table:style-name="ce1" office:value-type="string">
            <text:p>2.7731e-05</text:p>
          </table:table-cell>
          <table:table-cell table:style-name="ce1" office:value-type="string">
            <text:p>6.1592e-19</text:p>
          </table:table-cell>
          <table:table-cell office:value-type="float" office:value="0.0002023">
            <text:p>0.0002023</text:p>
          </table:table-cell>
          <table:table-cell table:style-name="ce1" office:value-type="string">
            <text:p>6.2398e-05</text:p>
          </table:table-cell>
          <table:table-cell office:value-type="float" office:value="0.0011478">
            <text:p>0.0011478</text:p>
          </table:table-cell>
          <table:table-cell table:style-name="ce1" office:value-type="string">
            <text:p>1.9826e-05</text:p>
          </table:table-cell>
          <table:table-cell office:value-type="float" office:value="0">
            <text:p>0</text:p>
          </table:table-cell>
          <table:table-cell table:style-name="ce1" office:value-type="string">
            <text:p>9.877e-07</text:p>
          </table:table-cell>
          <table:table-cell table:style-name="ce1" office:value-type="string">
            <text:p>2.773e-05</text:p>
          </table:table-cell>
          <table:table-cell table:style-name="ce1" office:value-type="string">
            <text:p>6.159e-19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R145]*1000000" office:value-type="float" office:value="199.63">
            <text:p>199.63</text:p>
          </table:table-cell>
          <table:table-cell table:formula="of:=[.S145]*1000000" office:value-type="float" office:value="61.622">
            <text:p>61.622</text:p>
          </table:table-cell>
          <table:table-cell table:formula="of:=[.T145]*1000000" office:value-type="float" office:value="1151.3">
            <text:p>1151.3</text:p>
          </table:table-cell>
          <table:table-cell table:formula="of:=[.U145]*1000000" office:value-type="float" office:value="5.1313">
            <text:p>5.1313</text:p>
          </table:table-cell>
          <table:table-cell table:formula="of:=[.V145]*1000000" office:value-type="float" office:value="0.037649">
            <text:p>0.037649</text:p>
          </table:table-cell>
          <table:table-cell table:formula="of:=[.W145]*1000000" office:value-type="float" office:value="0.97894">
            <text:p>0.97894</text:p>
          </table:table-cell>
          <table:table-cell table:formula="of:=[.X145]*1000000" office:value-type="float" office:value="27.477">
            <text:p>27.477</text:p>
          </table:table-cell>
          <table:table-cell table:formula="of:=[.Y145]*1000000" office:value-type="float" office:value="0.00000000000059769">
            <text:p>5.9769E-013</text:p>
          </table:table-cell>
          <table:table-cell table:formula="of:=[.Z145]*1000000" office:value-type="float" office:value="199.62">
            <text:p>199.62</text:p>
          </table:table-cell>
          <table:table-cell table:formula="of:=[.AA145]*1000000" office:value-type="float" office:value="61.622">
            <text:p>61.622</text:p>
          </table:table-cell>
          <table:table-cell table:formula="of:=[.AB145]*1000000" office:value-type="float" office:value="1151.3">
            <text:p>1151.3</text:p>
          </table:table-cell>
          <table:table-cell table:formula="of:=[.AC145]*1000000" office:value-type="float" office:value="19.827">
            <text:p>19.827</text:p>
          </table:table-cell>
          <table:table-cell table:formula="of:=[.AD145]*1000000" office:value-type="float" office:value="0">
            <text:p>0</text:p>
          </table:table-cell>
          <table:table-cell table:formula="of:=[.AE145]*1000000" office:value-type="float" office:value="0.9787">
            <text:p>0.9787</text:p>
          </table:table-cell>
          <table:table-cell table:formula="of:=[.AF145]*1000000" office:value-type="float" office:value="27.476">
            <text:p>27.476</text:p>
          </table:table-cell>
          <table:table-cell table:formula="of:=[.AG145]*1000000" office:value-type="float" office:value="0.00000000000059768">
            <text:p>5.9768E-013</text:p>
          </table:table-cell>
          <table:table-cell office:value-type="float" office:value="0.00019963">
            <text:p>0.00019963</text:p>
          </table:table-cell>
          <table:table-cell table:style-name="ce1" office:value-type="string">
            <text:p>6.1622e-05</text:p>
          </table:table-cell>
          <table:table-cell office:value-type="float" office:value="0.0011513">
            <text:p>0.0011513</text:p>
          </table:table-cell>
          <table:table-cell table:style-name="ce1" office:value-type="string">
            <text:p>5.1313e-06</text:p>
          </table:table-cell>
          <table:table-cell table:style-name="ce1" office:value-type="string">
            <text:p>3.7649e-08</text:p>
          </table:table-cell>
          <table:table-cell table:style-name="ce1" office:value-type="string">
            <text:p>9.7894e-07</text:p>
          </table:table-cell>
          <table:table-cell table:style-name="ce1" office:value-type="string">
            <text:p>2.7477e-05</text:p>
          </table:table-cell>
          <table:table-cell table:style-name="ce1" office:value-type="string">
            <text:p>5.9769e-19</text:p>
          </table:table-cell>
          <table:table-cell office:value-type="float" office:value="0.00019962">
            <text:p>0.00019962</text:p>
          </table:table-cell>
          <table:table-cell table:style-name="ce1" office:value-type="string">
            <text:p>6.1622e-05</text:p>
          </table:table-cell>
          <table:table-cell office:value-type="float" office:value="0.0011513">
            <text:p>0.0011513</text:p>
          </table:table-cell>
          <table:table-cell table:style-name="ce1" office:value-type="string">
            <text:p>1.9827e-05</text:p>
          </table:table-cell>
          <table:table-cell office:value-type="float" office:value="0">
            <text:p>0</text:p>
          </table:table-cell>
          <table:table-cell table:style-name="ce1" office:value-type="string">
            <text:p>9.787e-07</text:p>
          </table:table-cell>
          <table:table-cell table:style-name="ce1" office:value-type="string">
            <text:p>2.7476e-05</text:p>
          </table:table-cell>
          <table:table-cell table:style-name="ce1" office:value-type="string">
            <text:p>5.9768e-19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R146]*1000000" office:value-type="float" office:value="196.99">
            <text:p>196.99</text:p>
          </table:table-cell>
          <table:table-cell table:formula="of:=[.S146]*1000000" office:value-type="float" office:value="60.856">
            <text:p>60.856</text:p>
          </table:table-cell>
          <table:table-cell table:formula="of:=[.T146]*1000000" office:value-type="float" office:value="1154.6">
            <text:p>1154.6</text:p>
          </table:table-cell>
          <table:table-cell table:formula="of:=[.U146]*1000000" office:value-type="float" office:value="5.0376">
            <text:p>5.0376</text:p>
          </table:table-cell>
          <table:table-cell table:formula="of:=[.V146]*1000000" office:value-type="float" office:value="0.037724">
            <text:p>0.037724</text:p>
          </table:table-cell>
          <table:table-cell table:formula="of:=[.W146]*1000000" office:value-type="float" office:value="0.97003">
            <text:p>0.97003</text:p>
          </table:table-cell>
          <table:table-cell table:formula="of:=[.X146]*1000000" office:value-type="float" office:value="27.225">
            <text:p>27.225</text:p>
          </table:table-cell>
          <table:table-cell table:formula="of:=[.Y146]*1000000" office:value-type="float" office:value="0.00000000000058002">
            <text:p>5.8002E-013</text:p>
          </table:table-cell>
          <table:table-cell table:formula="of:=[.Z146]*1000000" office:value-type="float" office:value="196.98">
            <text:p>196.98</text:p>
          </table:table-cell>
          <table:table-cell table:formula="of:=[.AA146]*1000000" office:value-type="float" office:value="60.855">
            <text:p>60.855</text:p>
          </table:table-cell>
          <table:table-cell table:formula="of:=[.AB146]*1000000" office:value-type="float" office:value="1154.6">
            <text:p>1154.6</text:p>
          </table:table-cell>
          <table:table-cell table:formula="of:=[.AC146]*1000000" office:value-type="float" office:value="19.828">
            <text:p>19.828</text:p>
          </table:table-cell>
          <table:table-cell table:formula="of:=[.AD146]*1000000" office:value-type="float" office:value="0">
            <text:p>0</text:p>
          </table:table-cell>
          <table:table-cell table:formula="of:=[.AE146]*1000000" office:value-type="float" office:value="0.96978">
            <text:p>0.96978</text:p>
          </table:table-cell>
          <table:table-cell table:formula="of:=[.AF146]*1000000" office:value-type="float" office:value="27.224">
            <text:p>27.224</text:p>
          </table:table-cell>
          <table:table-cell table:formula="of:=[.AG146]*1000000" office:value-type="float" office:value="0.00000000000058">
            <text:p>5.8E-013</text:p>
          </table:table-cell>
          <table:table-cell office:value-type="float" office:value="0.00019699">
            <text:p>0.00019699</text:p>
          </table:table-cell>
          <table:table-cell table:style-name="ce1" office:value-type="string">
            <text:p>6.0856e-05</text:p>
          </table:table-cell>
          <table:table-cell office:value-type="float" office:value="0.0011546">
            <text:p>0.0011546</text:p>
          </table:table-cell>
          <table:table-cell table:style-name="ce1" office:value-type="string">
            <text:p>5.0376e-06</text:p>
          </table:table-cell>
          <table:table-cell table:style-name="ce1" office:value-type="string">
            <text:p>3.7724e-08</text:p>
          </table:table-cell>
          <table:table-cell table:style-name="ce1" office:value-type="string">
            <text:p>9.7003e-07</text:p>
          </table:table-cell>
          <table:table-cell table:style-name="ce1" office:value-type="string">
            <text:p>2.7225e-05</text:p>
          </table:table-cell>
          <table:table-cell table:style-name="ce1" office:value-type="string">
            <text:p>5.8002e-19</text:p>
          </table:table-cell>
          <table:table-cell office:value-type="float" office:value="0.00019698">
            <text:p>0.00019698</text:p>
          </table:table-cell>
          <table:table-cell table:style-name="ce1" office:value-type="string">
            <text:p>6.0855e-05</text:p>
          </table:table-cell>
          <table:table-cell office:value-type="float" office:value="0.0011546">
            <text:p>0.0011546</text:p>
          </table:table-cell>
          <table:table-cell table:style-name="ce1" office:value-type="string">
            <text:p>1.9828e-05</text:p>
          </table:table-cell>
          <table:table-cell office:value-type="float" office:value="0">
            <text:p>0</text:p>
          </table:table-cell>
          <table:table-cell table:style-name="ce1" office:value-type="string">
            <text:p>9.6978e-07</text:p>
          </table:table-cell>
          <table:table-cell table:style-name="ce1" office:value-type="string">
            <text:p>2.7224e-05</text:p>
          </table:table-cell>
          <table:table-cell table:style-name="ce1" office:value-type="string">
            <text:p>5.8e-19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R147]*1000000" office:value-type="float" office:value="194.39">
            <text:p>194.39</text:p>
          </table:table-cell>
          <table:table-cell table:formula="of:=[.S147]*1000000" office:value-type="float" office:value="60.098">
            <text:p>60.098</text:p>
          </table:table-cell>
          <table:table-cell table:formula="of:=[.T147]*1000000" office:value-type="float" office:value="1158">
            <text:p>1158</text:p>
          </table:table-cell>
          <table:table-cell table:formula="of:=[.U147]*1000000" office:value-type="float" office:value="4.9453">
            <text:p>4.9453</text:p>
          </table:table-cell>
          <table:table-cell table:formula="of:=[.V147]*1000000" office:value-type="float" office:value="0.037798">
            <text:p>0.037798</text:p>
          </table:table-cell>
          <table:table-cell table:formula="of:=[.W147]*1000000" office:value-type="float" office:value="0.9612">
            <text:p>0.9612</text:p>
          </table:table-cell>
          <table:table-cell table:formula="of:=[.X147]*1000000" office:value-type="float" office:value="26.974">
            <text:p>26.974</text:p>
          </table:table-cell>
          <table:table-cell table:formula="of:=[.Y147]*1000000" office:value-type="float" office:value="0.00000000000056288">
            <text:p>5.6288E-013</text:p>
          </table:table-cell>
          <table:table-cell table:formula="of:=[.Z147]*1000000" office:value-type="float" office:value="194.38">
            <text:p>194.38</text:p>
          </table:table-cell>
          <table:table-cell table:formula="of:=[.AA147]*1000000" office:value-type="float" office:value="60.098">
            <text:p>60.098</text:p>
          </table:table-cell>
          <table:table-cell table:formula="of:=[.AB147]*1000000" office:value-type="float" office:value="1158">
            <text:p>1158</text:p>
          </table:table-cell>
          <table:table-cell table:formula="of:=[.AC147]*1000000" office:value-type="float" office:value="19.83">
            <text:p>19.83</text:p>
          </table:table-cell>
          <table:table-cell table:formula="of:=[.AD147]*1000000" office:value-type="float" office:value="0">
            <text:p>0</text:p>
          </table:table-cell>
          <table:table-cell table:formula="of:=[.AE147]*1000000" office:value-type="float" office:value="0.96095">
            <text:p>0.96095</text:p>
          </table:table-cell>
          <table:table-cell table:formula="of:=[.AF147]*1000000" office:value-type="float" office:value="26.974">
            <text:p>26.974</text:p>
          </table:table-cell>
          <table:table-cell table:formula="of:=[.AG147]*1000000" office:value-type="float" office:value="0.00000000000056287">
            <text:p>5.6287E-013</text:p>
          </table:table-cell>
          <table:table-cell office:value-type="float" office:value="0.00019439">
            <text:p>0.00019439</text:p>
          </table:table-cell>
          <table:table-cell table:style-name="ce1" office:value-type="string">
            <text:p>6.0098e-05</text:p>
          </table:table-cell>
          <table:table-cell office:value-type="float" office:value="0.001158">
            <text:p>0.001158</text:p>
          </table:table-cell>
          <table:table-cell table:style-name="ce1" office:value-type="string">
            <text:p>4.9453e-06</text:p>
          </table:table-cell>
          <table:table-cell table:style-name="ce1" office:value-type="string">
            <text:p>3.7798e-08</text:p>
          </table:table-cell>
          <table:table-cell table:style-name="ce1" office:value-type="string">
            <text:p>9.612e-07</text:p>
          </table:table-cell>
          <table:table-cell table:style-name="ce1" office:value-type="string">
            <text:p>2.6974e-05</text:p>
          </table:table-cell>
          <table:table-cell table:style-name="ce1" office:value-type="string">
            <text:p>5.6288e-19</text:p>
          </table:table-cell>
          <table:table-cell office:value-type="float" office:value="0.00019438">
            <text:p>0.00019438</text:p>
          </table:table-cell>
          <table:table-cell table:style-name="ce1" office:value-type="string">
            <text:p>6.0098e-05</text:p>
          </table:table-cell>
          <table:table-cell office:value-type="float" office:value="0.001158">
            <text:p>0.001158</text:p>
          </table:table-cell>
          <table:table-cell table:style-name="ce1" office:value-type="string">
            <text:p>1.983e-05</text:p>
          </table:table-cell>
          <table:table-cell office:value-type="float" office:value="0">
            <text:p>0</text:p>
          </table:table-cell>
          <table:table-cell table:style-name="ce1" office:value-type="string">
            <text:p>9.6095e-07</text:p>
          </table:table-cell>
          <table:table-cell table:style-name="ce1" office:value-type="string">
            <text:p>2.6974e-05</text:p>
          </table:table-cell>
          <table:table-cell table:style-name="ce1" office:value-type="string">
            <text:p>5.6287e-19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R148]*1000000" office:value-type="float" office:value="191.82">
            <text:p>191.82</text:p>
          </table:table-cell>
          <table:table-cell table:formula="of:=[.S148]*1000000" office:value-type="float" office:value="59.349">
            <text:p>59.349</text:p>
          </table:table-cell>
          <table:table-cell table:formula="of:=[.T148]*1000000" office:value-type="float" office:value="1161.3">
            <text:p>1161.3</text:p>
          </table:table-cell>
          <table:table-cell table:formula="of:=[.U148]*1000000" office:value-type="float" office:value="4.8543">
            <text:p>4.8543</text:p>
          </table:table-cell>
          <table:table-cell table:formula="of:=[.V148]*1000000" office:value-type="float" office:value="0.037871">
            <text:p>0.037871</text:p>
          </table:table-cell>
          <table:table-cell table:formula="of:=[.W148]*1000000" office:value-type="float" office:value="0.95246">
            <text:p>0.95246</text:p>
          </table:table-cell>
          <table:table-cell table:formula="of:=[.X148]*1000000" office:value-type="float" office:value="26.726">
            <text:p>26.726</text:p>
          </table:table-cell>
          <table:table-cell table:formula="of:=[.Y148]*1000000" office:value-type="float" office:value="0.00000000000054627">
            <text:p>5.4627E-013</text:p>
          </table:table-cell>
          <table:table-cell table:formula="of:=[.Z148]*1000000" office:value-type="float" office:value="191.82">
            <text:p>191.82</text:p>
          </table:table-cell>
          <table:table-cell table:formula="of:=[.AA148]*1000000" office:value-type="float" office:value="59.349">
            <text:p>59.349</text:p>
          </table:table-cell>
          <table:table-cell table:formula="of:=[.AB148]*1000000" office:value-type="float" office:value="1161.3">
            <text:p>1161.3</text:p>
          </table:table-cell>
          <table:table-cell table:formula="of:=[.AC148]*1000000" office:value-type="float" office:value="19.831">
            <text:p>19.831</text:p>
          </table:table-cell>
          <table:table-cell table:formula="of:=[.AD148]*1000000" office:value-type="float" office:value="0">
            <text:p>0</text:p>
          </table:table-cell>
          <table:table-cell table:formula="of:=[.AE148]*1000000" office:value-type="float" office:value="0.95221">
            <text:p>0.95221</text:p>
          </table:table-cell>
          <table:table-cell table:formula="of:=[.AF148]*1000000" office:value-type="float" office:value="26.726">
            <text:p>26.726</text:p>
          </table:table-cell>
          <table:table-cell table:formula="of:=[.AG148]*1000000" office:value-type="float" office:value="0.00000000000054626">
            <text:p>5.4626E-013</text:p>
          </table:table-cell>
          <table:table-cell office:value-type="float" office:value="0.00019182">
            <text:p>0.00019182</text:p>
          </table:table-cell>
          <table:table-cell table:style-name="ce1" office:value-type="string">
            <text:p>5.9349e-05</text:p>
          </table:table-cell>
          <table:table-cell office:value-type="float" office:value="0.0011613">
            <text:p>0.0011613</text:p>
          </table:table-cell>
          <table:table-cell table:style-name="ce1" office:value-type="string">
            <text:p>4.8543e-06</text:p>
          </table:table-cell>
          <table:table-cell table:style-name="ce1" office:value-type="string">
            <text:p>3.7871e-08</text:p>
          </table:table-cell>
          <table:table-cell table:style-name="ce1" office:value-type="string">
            <text:p>9.5246e-07</text:p>
          </table:table-cell>
          <table:table-cell table:style-name="ce1" office:value-type="string">
            <text:p>2.6726e-05</text:p>
          </table:table-cell>
          <table:table-cell table:style-name="ce1" office:value-type="string">
            <text:p>5.4627e-19</text:p>
          </table:table-cell>
          <table:table-cell office:value-type="float" office:value="0.00019182">
            <text:p>0.00019182</text:p>
          </table:table-cell>
          <table:table-cell table:style-name="ce1" office:value-type="string">
            <text:p>5.9349e-05</text:p>
          </table:table-cell>
          <table:table-cell office:value-type="float" office:value="0.0011613">
            <text:p>0.0011613</text:p>
          </table:table-cell>
          <table:table-cell table:style-name="ce1" office:value-type="string">
            <text:p>1.9831e-05</text:p>
          </table:table-cell>
          <table:table-cell office:value-type="float" office:value="0">
            <text:p>0</text:p>
          </table:table-cell>
          <table:table-cell table:style-name="ce1" office:value-type="string">
            <text:p>9.5221e-07</text:p>
          </table:table-cell>
          <table:table-cell table:style-name="ce1" office:value-type="string">
            <text:p>2.6726e-05</text:p>
          </table:table-cell>
          <table:table-cell table:style-name="ce1" office:value-type="string">
            <text:p>5.4626e-19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R149]*1000000" office:value-type="float" office:value="189.29">
            <text:p>189.29</text:p>
          </table:table-cell>
          <table:table-cell table:formula="of:=[.S149]*1000000" office:value-type="float" office:value="58.609">
            <text:p>58.609</text:p>
          </table:table-cell>
          <table:table-cell table:formula="of:=[.T149]*1000000" office:value-type="float" office:value="1164.5">
            <text:p>1164.5</text:p>
          </table:table-cell>
          <table:table-cell table:formula="of:=[.U149]*1000000" office:value-type="float" office:value="4.7648">
            <text:p>4.7648</text:p>
          </table:table-cell>
          <table:table-cell table:formula="of:=[.V149]*1000000" office:value-type="float" office:value="0.037944">
            <text:p>0.037944</text:p>
          </table:table-cell>
          <table:table-cell table:formula="of:=[.W149]*1000000" office:value-type="float" office:value="0.9438">
            <text:p>0.9438</text:p>
          </table:table-cell>
          <table:table-cell table:formula="of:=[.X149]*1000000" office:value-type="float" office:value="26.479">
            <text:p>26.479</text:p>
          </table:table-cell>
          <table:table-cell table:formula="of:=[.Y149]*1000000" office:value-type="float" office:value="0.00000000000053016">
            <text:p>5.3016E-013</text:p>
          </table:table-cell>
          <table:table-cell table:formula="of:=[.Z149]*1000000" office:value-type="float" office:value="189.29">
            <text:p>189.29</text:p>
          </table:table-cell>
          <table:table-cell table:formula="of:=[.AA149]*1000000" office:value-type="float" office:value="58.609">
            <text:p>58.609</text:p>
          </table:table-cell>
          <table:table-cell table:formula="of:=[.AB149]*1000000" office:value-type="float" office:value="1164.5">
            <text:p>1164.5</text:p>
          </table:table-cell>
          <table:table-cell table:formula="of:=[.AC149]*1000000" office:value-type="float" office:value="19.833">
            <text:p>19.833</text:p>
          </table:table-cell>
          <table:table-cell table:formula="of:=[.AD149]*1000000" office:value-type="float" office:value="0">
            <text:p>0</text:p>
          </table:table-cell>
          <table:table-cell table:formula="of:=[.AE149]*1000000" office:value-type="float" office:value="0.94355">
            <text:p>0.94355</text:p>
          </table:table-cell>
          <table:table-cell table:formula="of:=[.AF149]*1000000" office:value-type="float" office:value="26.479">
            <text:p>26.479</text:p>
          </table:table-cell>
          <table:table-cell table:formula="of:=[.AG149]*1000000" office:value-type="float" office:value="0.00000000000053015">
            <text:p>5.3015E-013</text:p>
          </table:table-cell>
          <table:table-cell office:value-type="float" office:value="0.00018929">
            <text:p>0.00018929</text:p>
          </table:table-cell>
          <table:table-cell table:style-name="ce1" office:value-type="string">
            <text:p>5.8609e-05</text:p>
          </table:table-cell>
          <table:table-cell office:value-type="float" office:value="0.0011645">
            <text:p>0.0011645</text:p>
          </table:table-cell>
          <table:table-cell table:style-name="ce1" office:value-type="string">
            <text:p>4.7648e-06</text:p>
          </table:table-cell>
          <table:table-cell table:style-name="ce1" office:value-type="string">
            <text:p>3.7944e-08</text:p>
          </table:table-cell>
          <table:table-cell table:style-name="ce1" office:value-type="string">
            <text:p>9.438e-07</text:p>
          </table:table-cell>
          <table:table-cell table:style-name="ce1" office:value-type="string">
            <text:p>2.6479e-05</text:p>
          </table:table-cell>
          <table:table-cell table:style-name="ce1" office:value-type="string">
            <text:p>5.3016e-19</text:p>
          </table:table-cell>
          <table:table-cell office:value-type="float" office:value="0.00018929">
            <text:p>0.00018929</text:p>
          </table:table-cell>
          <table:table-cell table:style-name="ce1" office:value-type="string">
            <text:p>5.8609e-05</text:p>
          </table:table-cell>
          <table:table-cell office:value-type="float" office:value="0.0011645">
            <text:p>0.0011645</text:p>
          </table:table-cell>
          <table:table-cell table:style-name="ce1" office:value-type="string">
            <text:p>1.9833e-05</text:p>
          </table:table-cell>
          <table:table-cell office:value-type="float" office:value="0">
            <text:p>0</text:p>
          </table:table-cell>
          <table:table-cell table:style-name="ce1" office:value-type="string">
            <text:p>9.4355e-07</text:p>
          </table:table-cell>
          <table:table-cell table:style-name="ce1" office:value-type="string">
            <text:p>2.6479e-05</text:p>
          </table:table-cell>
          <table:table-cell table:style-name="ce1" office:value-type="string">
            <text:p>5.3015e-19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R150]*1000000" office:value-type="float" office:value="186.8">
            <text:p>186.8</text:p>
          </table:table-cell>
          <table:table-cell table:formula="of:=[.S150]*1000000" office:value-type="float" office:value="57.879">
            <text:p>57.879</text:p>
          </table:table-cell>
          <table:table-cell table:formula="of:=[.T150]*1000000" office:value-type="float" office:value="1167.7">
            <text:p>1167.7</text:p>
          </table:table-cell>
          <table:table-cell table:formula="of:=[.U150]*1000000" office:value-type="float" office:value="4.6767">
            <text:p>4.6767</text:p>
          </table:table-cell>
          <table:table-cell table:formula="of:=[.V150]*1000000" office:value-type="float" office:value="0.038015">
            <text:p>0.038015</text:p>
          </table:table-cell>
          <table:table-cell table:formula="of:=[.W150]*1000000" office:value-type="float" office:value="0.93523">
            <text:p>0.93523</text:p>
          </table:table-cell>
          <table:table-cell table:formula="of:=[.X150]*1000000" office:value-type="float" office:value="26.235">
            <text:p>26.235</text:p>
          </table:table-cell>
          <table:table-cell table:formula="of:=[.Y150]*1000000" office:value-type="float" office:value="0.00000000000051455">
            <text:p>5.1455E-013</text:p>
          </table:table-cell>
          <table:table-cell table:formula="of:=[.Z150]*1000000" office:value-type="float" office:value="186.79">
            <text:p>186.79</text:p>
          </table:table-cell>
          <table:table-cell table:formula="of:=[.AA150]*1000000" office:value-type="float" office:value="57.878">
            <text:p>57.878</text:p>
          </table:table-cell>
          <table:table-cell table:formula="of:=[.AB150]*1000000" office:value-type="float" office:value="1167.7">
            <text:p>1167.7</text:p>
          </table:table-cell>
          <table:table-cell table:formula="of:=[.AC150]*1000000" office:value-type="float" office:value="19.834">
            <text:p>19.834</text:p>
          </table:table-cell>
          <table:table-cell table:formula="of:=[.AD150]*1000000" office:value-type="float" office:value="0">
            <text:p>0</text:p>
          </table:table-cell>
          <table:table-cell table:formula="of:=[.AE150]*1000000" office:value-type="float" office:value="0.93497">
            <text:p>0.93497</text:p>
          </table:table-cell>
          <table:table-cell table:formula="of:=[.AF150]*1000000" office:value-type="float" office:value="26.235">
            <text:p>26.235</text:p>
          </table:table-cell>
          <table:table-cell table:formula="of:=[.AG150]*1000000" office:value-type="float" office:value="0.00000000000051454">
            <text:p>5.1454E-013</text:p>
          </table:table-cell>
          <table:table-cell office:value-type="float" office:value="0.0001868">
            <text:p>0.0001868</text:p>
          </table:table-cell>
          <table:table-cell table:style-name="ce1" office:value-type="string">
            <text:p>5.7879e-05</text:p>
          </table:table-cell>
          <table:table-cell office:value-type="float" office:value="0.0011677">
            <text:p>0.0011677</text:p>
          </table:table-cell>
          <table:table-cell table:style-name="ce1" office:value-type="string">
            <text:p>4.6767e-06</text:p>
          </table:table-cell>
          <table:table-cell table:style-name="ce1" office:value-type="string">
            <text:p>3.8015e-08</text:p>
          </table:table-cell>
          <table:table-cell table:style-name="ce1" office:value-type="string">
            <text:p>9.3523e-07</text:p>
          </table:table-cell>
          <table:table-cell table:style-name="ce1" office:value-type="string">
            <text:p>2.6235e-05</text:p>
          </table:table-cell>
          <table:table-cell table:style-name="ce1" office:value-type="string">
            <text:p>5.1455e-19</text:p>
          </table:table-cell>
          <table:table-cell office:value-type="float" office:value="0.00018679">
            <text:p>0.00018679</text:p>
          </table:table-cell>
          <table:table-cell table:style-name="ce1" office:value-type="string">
            <text:p>5.7878e-05</text:p>
          </table:table-cell>
          <table:table-cell office:value-type="float" office:value="0.0011677">
            <text:p>0.0011677</text:p>
          </table:table-cell>
          <table:table-cell table:style-name="ce1" office:value-type="string">
            <text:p>1.9834e-05</text:p>
          </table:table-cell>
          <table:table-cell office:value-type="float" office:value="0">
            <text:p>0</text:p>
          </table:table-cell>
          <table:table-cell table:style-name="ce1" office:value-type="string">
            <text:p>9.3497e-07</text:p>
          </table:table-cell>
          <table:table-cell table:style-name="ce1" office:value-type="string">
            <text:p>2.6235e-05</text:p>
          </table:table-cell>
          <table:table-cell table:style-name="ce1" office:value-type="string">
            <text:p>5.1454e-19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R151]*1000000" office:value-type="float" office:value="184.34">
            <text:p>184.34</text:p>
          </table:table-cell>
          <table:table-cell table:formula="of:=[.S151]*1000000" office:value-type="float" office:value="57.156">
            <text:p>57.156</text:p>
          </table:table-cell>
          <table:table-cell table:formula="of:=[.T151]*1000000" office:value-type="float" office:value="1170.9">
            <text:p>1170.9</text:p>
          </table:table-cell>
          <table:table-cell table:formula="of:=[.U151]*1000000" office:value-type="float" office:value="4.5899">
            <text:p>4.5899</text:p>
          </table:table-cell>
          <table:table-cell table:formula="of:=[.V151]*1000000" office:value-type="float" office:value="0.038086">
            <text:p>0.038086</text:p>
          </table:table-cell>
          <table:table-cell table:formula="of:=[.W151]*1000000" office:value-type="float" office:value="0.92674">
            <text:p>0.92674</text:p>
          </table:table-cell>
          <table:table-cell table:formula="of:=[.X151]*1000000" office:value-type="float" office:value="25.992">
            <text:p>25.992</text:p>
          </table:table-cell>
          <table:table-cell table:formula="of:=[.Y151]*1000000" office:value-type="float" office:value="0.00000000000049941">
            <text:p>4.9941E-013</text:p>
          </table:table-cell>
          <table:table-cell table:formula="of:=[.Z151]*1000000" office:value-type="float" office:value="184.33">
            <text:p>184.33</text:p>
          </table:table-cell>
          <table:table-cell table:formula="of:=[.AA151]*1000000" office:value-type="float" office:value="57.156">
            <text:p>57.156</text:p>
          </table:table-cell>
          <table:table-cell table:formula="of:=[.AB151]*1000000" office:value-type="float" office:value="1170.9">
            <text:p>1170.9</text:p>
          </table:table-cell>
          <table:table-cell table:formula="of:=[.AC151]*1000000" office:value-type="float" office:value="19.835">
            <text:p>19.835</text:p>
          </table:table-cell>
          <table:table-cell table:formula="of:=[.AD151]*1000000" office:value-type="float" office:value="0">
            <text:p>0</text:p>
          </table:table-cell>
          <table:table-cell table:formula="of:=[.AE151]*1000000" office:value-type="float" office:value="0.92647">
            <text:p>0.92647</text:p>
          </table:table-cell>
          <table:table-cell table:formula="of:=[.AF151]*1000000" office:value-type="float" office:value="25.992">
            <text:p>25.992</text:p>
          </table:table-cell>
          <table:table-cell table:formula="of:=[.AG151]*1000000" office:value-type="float" office:value="0.0000000000004994">
            <text:p>4.994E-013</text:p>
          </table:table-cell>
          <table:table-cell office:value-type="float" office:value="0.00018434">
            <text:p>0.00018434</text:p>
          </table:table-cell>
          <table:table-cell table:style-name="ce1" office:value-type="string">
            <text:p>5.7156e-05</text:p>
          </table:table-cell>
          <table:table-cell office:value-type="float" office:value="0.0011709">
            <text:p>0.0011709</text:p>
          </table:table-cell>
          <table:table-cell table:style-name="ce1" office:value-type="string">
            <text:p>4.5899e-06</text:p>
          </table:table-cell>
          <table:table-cell table:style-name="ce1" office:value-type="string">
            <text:p>3.8086e-08</text:p>
          </table:table-cell>
          <table:table-cell table:style-name="ce1" office:value-type="string">
            <text:p>9.2674e-07</text:p>
          </table:table-cell>
          <table:table-cell table:style-name="ce1" office:value-type="string">
            <text:p>2.5992e-05</text:p>
          </table:table-cell>
          <table:table-cell table:style-name="ce1" office:value-type="string">
            <text:p>4.9941e-19</text:p>
          </table:table-cell>
          <table:table-cell office:value-type="float" office:value="0.00018433">
            <text:p>0.00018433</text:p>
          </table:table-cell>
          <table:table-cell table:style-name="ce1" office:value-type="string">
            <text:p>5.7156e-05</text:p>
          </table:table-cell>
          <table:table-cell office:value-type="float" office:value="0.0011709">
            <text:p>0.0011709</text:p>
          </table:table-cell>
          <table:table-cell table:style-name="ce1" office:value-type="string">
            <text:p>1.9835e-05</text:p>
          </table:table-cell>
          <table:table-cell office:value-type="float" office:value="0">
            <text:p>0</text:p>
          </table:table-cell>
          <table:table-cell table:style-name="ce1" office:value-type="string">
            <text:p>9.2647e-07</text:p>
          </table:table-cell>
          <table:table-cell table:style-name="ce1" office:value-type="string">
            <text:p>2.5992e-05</text:p>
          </table:table-cell>
          <table:table-cell table:style-name="ce1" office:value-type="string">
            <text:p>4.994e-19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R152]*1000000" office:value-type="float" office:value="181.91">
            <text:p>181.91</text:p>
          </table:table-cell>
          <table:table-cell table:formula="of:=[.S152]*1000000" office:value-type="float" office:value="56.443">
            <text:p>56.443</text:p>
          </table:table-cell>
          <table:table-cell table:formula="of:=[.T152]*1000000" office:value-type="float" office:value="1174">
            <text:p>1174</text:p>
          </table:table-cell>
          <table:table-cell table:formula="of:=[.U152]*1000000" office:value-type="float" office:value="4.5045">
            <text:p>4.5045</text:p>
          </table:table-cell>
          <table:table-cell table:formula="of:=[.V152]*1000000" office:value-type="float" office:value="0.038157">
            <text:p>0.038157</text:p>
          </table:table-cell>
          <table:table-cell table:formula="of:=[.W152]*1000000" office:value-type="float" office:value="0.91833">
            <text:p>0.91833</text:p>
          </table:table-cell>
          <table:table-cell table:formula="of:=[.X152]*1000000" office:value-type="float" office:value="25.751">
            <text:p>25.751</text:p>
          </table:table-cell>
          <table:table-cell table:formula="of:=[.Y152]*1000000" office:value-type="float" office:value="0.00000000000048473">
            <text:p>4.8473E-013</text:p>
          </table:table-cell>
          <table:table-cell table:formula="of:=[.Z152]*1000000" office:value-type="float" office:value="181.91">
            <text:p>181.91</text:p>
          </table:table-cell>
          <table:table-cell table:formula="of:=[.AA152]*1000000" office:value-type="float" office:value="56.443">
            <text:p>56.443</text:p>
          </table:table-cell>
          <table:table-cell table:formula="of:=[.AB152]*1000000" office:value-type="float" office:value="1174">
            <text:p>1174</text:p>
          </table:table-cell>
          <table:table-cell table:formula="of:=[.AC152]*1000000" office:value-type="float" office:value="19.837">
            <text:p>19.837</text:p>
          </table:table-cell>
          <table:table-cell table:formula="of:=[.AD152]*1000000" office:value-type="float" office:value="0">
            <text:p>0</text:p>
          </table:table-cell>
          <table:table-cell table:formula="of:=[.AE152]*1000000" office:value-type="float" office:value="0.91806">
            <text:p>0.91806</text:p>
          </table:table-cell>
          <table:table-cell table:formula="of:=[.AF152]*1000000" office:value-type="float" office:value="25.751">
            <text:p>25.751</text:p>
          </table:table-cell>
          <table:table-cell table:formula="of:=[.AG152]*1000000" office:value-type="float" office:value="0.00000000000048472">
            <text:p>4.8472E-013</text:p>
          </table:table-cell>
          <table:table-cell office:value-type="float" office:value="0.00018191">
            <text:p>0.00018191</text:p>
          </table:table-cell>
          <table:table-cell table:style-name="ce1" office:value-type="string">
            <text:p>5.6443e-05</text:p>
          </table:table-cell>
          <table:table-cell office:value-type="float" office:value="0.001174">
            <text:p>0.001174</text:p>
          </table:table-cell>
          <table:table-cell table:style-name="ce1" office:value-type="string">
            <text:p>4.5045e-06</text:p>
          </table:table-cell>
          <table:table-cell table:style-name="ce1" office:value-type="string">
            <text:p>3.8157e-08</text:p>
          </table:table-cell>
          <table:table-cell table:style-name="ce1" office:value-type="string">
            <text:p>9.1833e-07</text:p>
          </table:table-cell>
          <table:table-cell table:style-name="ce1" office:value-type="string">
            <text:p>2.5751e-05</text:p>
          </table:table-cell>
          <table:table-cell table:style-name="ce1" office:value-type="string">
            <text:p>4.8473e-19</text:p>
          </table:table-cell>
          <table:table-cell office:value-type="float" office:value="0.00018191">
            <text:p>0.00018191</text:p>
          </table:table-cell>
          <table:table-cell table:style-name="ce1" office:value-type="string">
            <text:p>5.6443e-05</text:p>
          </table:table-cell>
          <table:table-cell office:value-type="float" office:value="0.001174">
            <text:p>0.001174</text:p>
          </table:table-cell>
          <table:table-cell table:style-name="ce1" office:value-type="string">
            <text:p>1.9837e-05</text:p>
          </table:table-cell>
          <table:table-cell office:value-type="float" office:value="0">
            <text:p>0</text:p>
          </table:table-cell>
          <table:table-cell table:style-name="ce1" office:value-type="string">
            <text:p>9.1806e-07</text:p>
          </table:table-cell>
          <table:table-cell table:style-name="ce1" office:value-type="string">
            <text:p>2.5751e-05</text:p>
          </table:table-cell>
          <table:table-cell table:style-name="ce1" office:value-type="string">
            <text:p>4.8472e-19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R153]*1000000" office:value-type="float" office:value="179.52">
            <text:p>179.52</text:p>
          </table:table-cell>
          <table:table-cell table:formula="of:=[.S153]*1000000" office:value-type="float" office:value="55.738">
            <text:p>55.738</text:p>
          </table:table-cell>
          <table:table-cell table:formula="of:=[.T153]*1000000" office:value-type="float" office:value="1177.1">
            <text:p>1177.1</text:p>
          </table:table-cell>
          <table:table-cell table:formula="of:=[.U153]*1000000" office:value-type="float" office:value="4.4204">
            <text:p>4.4204</text:p>
          </table:table-cell>
          <table:table-cell table:formula="of:=[.V153]*1000000" office:value-type="float" office:value="0.038226">
            <text:p>0.038226</text:p>
          </table:table-cell>
          <table:table-cell table:formula="of:=[.W153]*1000000" office:value-type="float" office:value="0.91">
            <text:p>0.91</text:p>
          </table:table-cell>
          <table:table-cell table:formula="of:=[.X153]*1000000" office:value-type="float" office:value="25.512">
            <text:p>25.512</text:p>
          </table:table-cell>
          <table:table-cell table:formula="of:=[.Y153]*1000000" office:value-type="float" office:value="0.0000000000004705">
            <text:p>4.705E-013</text:p>
          </table:table-cell>
          <table:table-cell table:formula="of:=[.Z153]*1000000" office:value-type="float" office:value="179.52">
            <text:p>179.52</text:p>
          </table:table-cell>
          <table:table-cell table:formula="of:=[.AA153]*1000000" office:value-type="float" office:value="55.738">
            <text:p>55.738</text:p>
          </table:table-cell>
          <table:table-cell table:formula="of:=[.AB153]*1000000" office:value-type="float" office:value="1177.1">
            <text:p>1177.1</text:p>
          </table:table-cell>
          <table:table-cell table:formula="of:=[.AC153]*1000000" office:value-type="float" office:value="19.838">
            <text:p>19.838</text:p>
          </table:table-cell>
          <table:table-cell table:formula="of:=[.AD153]*1000000" office:value-type="float" office:value="0">
            <text:p>0</text:p>
          </table:table-cell>
          <table:table-cell table:formula="of:=[.AE153]*1000000" office:value-type="float" office:value="0.90973">
            <text:p>0.90973</text:p>
          </table:table-cell>
          <table:table-cell table:formula="of:=[.AF153]*1000000" office:value-type="float" office:value="25.512">
            <text:p>25.512</text:p>
          </table:table-cell>
          <table:table-cell table:formula="of:=[.AG153]*1000000" office:value-type="float" office:value="0.00000000000047049">
            <text:p>4.7049E-013</text:p>
          </table:table-cell>
          <table:table-cell office:value-type="float" office:value="0.00017952">
            <text:p>0.00017952</text:p>
          </table:table-cell>
          <table:table-cell table:style-name="ce1" office:value-type="string">
            <text:p>5.5738e-05</text:p>
          </table:table-cell>
          <table:table-cell office:value-type="float" office:value="0.0011771">
            <text:p>0.0011771</text:p>
          </table:table-cell>
          <table:table-cell table:style-name="ce1" office:value-type="string">
            <text:p>4.4204e-06</text:p>
          </table:table-cell>
          <table:table-cell table:style-name="ce1" office:value-type="string">
            <text:p>3.8226e-08</text:p>
          </table:table-cell>
          <table:table-cell table:style-name="ce1" office:value-type="string">
            <text:p>9.1e-07</text:p>
          </table:table-cell>
          <table:table-cell table:style-name="ce1" office:value-type="string">
            <text:p>2.5512e-05</text:p>
          </table:table-cell>
          <table:table-cell table:style-name="ce1" office:value-type="string">
            <text:p>4.705e-19</text:p>
          </table:table-cell>
          <table:table-cell office:value-type="float" office:value="0.00017952">
            <text:p>0.00017952</text:p>
          </table:table-cell>
          <table:table-cell table:style-name="ce1" office:value-type="string">
            <text:p>5.5738e-05</text:p>
          </table:table-cell>
          <table:table-cell office:value-type="float" office:value="0.0011771">
            <text:p>0.0011771</text:p>
          </table:table-cell>
          <table:table-cell table:style-name="ce1" office:value-type="string">
            <text:p>1.9838e-05</text:p>
          </table:table-cell>
          <table:table-cell office:value-type="float" office:value="0">
            <text:p>0</text:p>
          </table:table-cell>
          <table:table-cell table:style-name="ce1" office:value-type="string">
            <text:p>9.0973e-07</text:p>
          </table:table-cell>
          <table:table-cell table:style-name="ce1" office:value-type="string">
            <text:p>2.5512e-05</text:p>
          </table:table-cell>
          <table:table-cell table:style-name="ce1" office:value-type="string">
            <text:p>4.7049e-19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R154]*1000000" office:value-type="float" office:value="177.17">
            <text:p>177.17</text:p>
          </table:table-cell>
          <table:table-cell table:formula="of:=[.S154]*1000000" office:value-type="float" office:value="55.042">
            <text:p>55.042</text:p>
          </table:table-cell>
          <table:table-cell table:formula="of:=[.T154]*1000000" office:value-type="float" office:value="1180.1">
            <text:p>1180.1</text:p>
          </table:table-cell>
          <table:table-cell table:formula="of:=[.U154]*1000000" office:value-type="float" office:value="4.3376">
            <text:p>4.3376</text:p>
          </table:table-cell>
          <table:table-cell table:formula="of:=[.V154]*1000000" office:value-type="float" office:value="0.038295">
            <text:p>0.038295</text:p>
          </table:table-cell>
          <table:table-cell table:formula="of:=[.W154]*1000000" office:value-type="float" office:value="0.90175">
            <text:p>0.90175</text:p>
          </table:table-cell>
          <table:table-cell table:formula="of:=[.X154]*1000000" office:value-type="float" office:value="25.275">
            <text:p>25.275</text:p>
          </table:table-cell>
          <table:table-cell table:formula="of:=[.Y154]*1000000" office:value-type="float" office:value="0.00000000000045671">
            <text:p>4.5671E-013</text:p>
          </table:table-cell>
          <table:table-cell table:formula="of:=[.Z154]*1000000" office:value-type="float" office:value="177.16">
            <text:p>177.16</text:p>
          </table:table-cell>
          <table:table-cell table:formula="of:=[.AA154]*1000000" office:value-type="float" office:value="55.042">
            <text:p>55.042</text:p>
          </table:table-cell>
          <table:table-cell table:formula="of:=[.AB154]*1000000" office:value-type="float" office:value="1180.1">
            <text:p>1180.1</text:p>
          </table:table-cell>
          <table:table-cell table:formula="of:=[.AC154]*1000000" office:value-type="float" office:value="19.84">
            <text:p>19.84</text:p>
          </table:table-cell>
          <table:table-cell table:formula="of:=[.AD154]*1000000" office:value-type="float" office:value="0">
            <text:p>0</text:p>
          </table:table-cell>
          <table:table-cell table:formula="of:=[.AE154]*1000000" office:value-type="float" office:value="0.90148">
            <text:p>0.90148</text:p>
          </table:table-cell>
          <table:table-cell table:formula="of:=[.AF154]*1000000" office:value-type="float" office:value="25.275">
            <text:p>25.275</text:p>
          </table:table-cell>
          <table:table-cell table:formula="of:=[.AG154]*1000000" office:value-type="float" office:value="0.00000000000045669">
            <text:p>4.5669E-013</text:p>
          </table:table-cell>
          <table:table-cell office:value-type="float" office:value="0.00017717">
            <text:p>0.00017717</text:p>
          </table:table-cell>
          <table:table-cell table:style-name="ce1" office:value-type="string">
            <text:p>5.5042e-05</text:p>
          </table:table-cell>
          <table:table-cell office:value-type="float" office:value="0.0011801">
            <text:p>0.0011801</text:p>
          </table:table-cell>
          <table:table-cell table:style-name="ce1" office:value-type="string">
            <text:p>4.3376e-06</text:p>
          </table:table-cell>
          <table:table-cell table:style-name="ce1" office:value-type="string">
            <text:p>3.8295e-08</text:p>
          </table:table-cell>
          <table:table-cell table:style-name="ce1" office:value-type="string">
            <text:p>9.0175e-07</text:p>
          </table:table-cell>
          <table:table-cell table:style-name="ce1" office:value-type="string">
            <text:p>2.5275e-05</text:p>
          </table:table-cell>
          <table:table-cell table:style-name="ce1" office:value-type="string">
            <text:p>4.5671e-19</text:p>
          </table:table-cell>
          <table:table-cell office:value-type="float" office:value="0.00017716">
            <text:p>0.00017716</text:p>
          </table:table-cell>
          <table:table-cell table:style-name="ce1" office:value-type="string">
            <text:p>5.5042e-05</text:p>
          </table:table-cell>
          <table:table-cell office:value-type="float" office:value="0.0011801">
            <text:p>0.0011801</text:p>
          </table:table-cell>
          <table:table-cell table:style-name="ce1" office:value-type="string">
            <text:p>1.984e-05</text:p>
          </table:table-cell>
          <table:table-cell office:value-type="float" office:value="0">
            <text:p>0</text:p>
          </table:table-cell>
          <table:table-cell table:style-name="ce1" office:value-type="string">
            <text:p>9.0148e-07</text:p>
          </table:table-cell>
          <table:table-cell table:style-name="ce1" office:value-type="string">
            <text:p>2.5275e-05</text:p>
          </table:table-cell>
          <table:table-cell table:style-name="ce1" office:value-type="string">
            <text:p>4.5669e-19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R155]*1000000" office:value-type="float" office:value="174.84">
            <text:p>174.84</text:p>
          </table:table-cell>
          <table:table-cell table:formula="of:=[.S155]*1000000" office:value-type="float" office:value="54.354">
            <text:p>54.354</text:p>
          </table:table-cell>
          <table:table-cell table:formula="of:=[.T155]*1000000" office:value-type="float" office:value="1183.1">
            <text:p>1183.1</text:p>
          </table:table-cell>
          <table:table-cell table:formula="of:=[.U155]*1000000" office:value-type="float" office:value="4.2562">
            <text:p>4.2562</text:p>
          </table:table-cell>
          <table:table-cell table:formula="of:=[.V155]*1000000" office:value-type="float" office:value="0.038363">
            <text:p>0.038363</text:p>
          </table:table-cell>
          <table:table-cell table:formula="of:=[.W155]*1000000" office:value-type="float" office:value="0.89358">
            <text:p>0.89358</text:p>
          </table:table-cell>
          <table:table-cell table:formula="of:=[.X155]*1000000" office:value-type="float" office:value="25.04">
            <text:p>25.04</text:p>
          </table:table-cell>
          <table:table-cell table:formula="of:=[.Y155]*1000000" office:value-type="float" office:value="0.00000000000044333">
            <text:p>4.4333E-013</text:p>
          </table:table-cell>
          <table:table-cell table:formula="of:=[.Z155]*1000000" office:value-type="float" office:value="174.84">
            <text:p>174.84</text:p>
          </table:table-cell>
          <table:table-cell table:formula="of:=[.AA155]*1000000" office:value-type="float" office:value="54.354">
            <text:p>54.354</text:p>
          </table:table-cell>
          <table:table-cell table:formula="of:=[.AB155]*1000000" office:value-type="float" office:value="1183.1">
            <text:p>1183.1</text:p>
          </table:table-cell>
          <table:table-cell table:formula="of:=[.AC155]*1000000" office:value-type="float" office:value="19.841">
            <text:p>19.841</text:p>
          </table:table-cell>
          <table:table-cell table:formula="of:=[.AD155]*1000000" office:value-type="float" office:value="0">
            <text:p>0</text:p>
          </table:table-cell>
          <table:table-cell table:formula="of:=[.AE155]*1000000" office:value-type="float" office:value="0.89331">
            <text:p>0.89331</text:p>
          </table:table-cell>
          <table:table-cell table:formula="of:=[.AF155]*1000000" office:value-type="float" office:value="25.039">
            <text:p>25.039</text:p>
          </table:table-cell>
          <table:table-cell table:formula="of:=[.AG155]*1000000" office:value-type="float" office:value="0.00000000000044332">
            <text:p>4.4332E-013</text:p>
          </table:table-cell>
          <table:table-cell office:value-type="float" office:value="0.00017484">
            <text:p>0.00017484</text:p>
          </table:table-cell>
          <table:table-cell table:style-name="ce1" office:value-type="string">
            <text:p>5.4354e-05</text:p>
          </table:table-cell>
          <table:table-cell office:value-type="float" office:value="0.0011831">
            <text:p>0.0011831</text:p>
          </table:table-cell>
          <table:table-cell table:style-name="ce1" office:value-type="string">
            <text:p>4.2562e-06</text:p>
          </table:table-cell>
          <table:table-cell table:style-name="ce1" office:value-type="string">
            <text:p>3.8363e-08</text:p>
          </table:table-cell>
          <table:table-cell table:style-name="ce1" office:value-type="string">
            <text:p>8.9358e-07</text:p>
          </table:table-cell>
          <table:table-cell table:style-name="ce1" office:value-type="string">
            <text:p>2.504e-05</text:p>
          </table:table-cell>
          <table:table-cell table:style-name="ce1" office:value-type="string">
            <text:p>4.4333e-19</text:p>
          </table:table-cell>
          <table:table-cell office:value-type="float" office:value="0.00017484">
            <text:p>0.00017484</text:p>
          </table:table-cell>
          <table:table-cell table:style-name="ce1" office:value-type="string">
            <text:p>5.4354e-05</text:p>
          </table:table-cell>
          <table:table-cell office:value-type="float" office:value="0.0011831">
            <text:p>0.0011831</text:p>
          </table:table-cell>
          <table:table-cell table:style-name="ce1" office:value-type="string">
            <text:p>1.9841e-05</text:p>
          </table:table-cell>
          <table:table-cell office:value-type="float" office:value="0">
            <text:p>0</text:p>
          </table:table-cell>
          <table:table-cell table:style-name="ce1" office:value-type="string">
            <text:p>8.9331e-07</text:p>
          </table:table-cell>
          <table:table-cell table:style-name="ce1" office:value-type="string">
            <text:p>2.5039e-05</text:p>
          </table:table-cell>
          <table:table-cell table:style-name="ce1" office:value-type="string">
            <text:p>4.4332e-19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R156]*1000000" office:value-type="float" office:value="172.55">
            <text:p>172.55</text:p>
          </table:table-cell>
          <table:table-cell table:formula="of:=[.S156]*1000000" office:value-type="float" office:value="53.674">
            <text:p>53.674</text:p>
          </table:table-cell>
          <table:table-cell table:formula="of:=[.T156]*1000000" office:value-type="float" office:value="1186">
            <text:p>1186</text:p>
          </table:table-cell>
          <table:table-cell table:formula="of:=[.U156]*1000000" office:value-type="float" office:value="4.1761">
            <text:p>4.1761</text:p>
          </table:table-cell>
          <table:table-cell table:formula="of:=[.V156]*1000000" office:value-type="float" office:value="0.038431">
            <text:p>0.038431</text:p>
          </table:table-cell>
          <table:table-cell table:formula="of:=[.W156]*1000000" office:value-type="float" office:value="0.88549">
            <text:p>0.88549</text:p>
          </table:table-cell>
          <table:table-cell table:formula="of:=[.X156]*1000000" office:value-type="float" office:value="24.806">
            <text:p>24.806</text:p>
          </table:table-cell>
          <table:table-cell table:formula="of:=[.Y156]*1000000" office:value-type="float" office:value="0.00000000000043036">
            <text:p>4.3036E-013</text:p>
          </table:table-cell>
          <table:table-cell table:formula="of:=[.Z156]*1000000" office:value-type="float" office:value="172.54">
            <text:p>172.54</text:p>
          </table:table-cell>
          <table:table-cell table:formula="of:=[.AA156]*1000000" office:value-type="float" office:value="53.674">
            <text:p>53.674</text:p>
          </table:table-cell>
          <table:table-cell table:formula="of:=[.AB156]*1000000" office:value-type="float" office:value="1186">
            <text:p>1186</text:p>
          </table:table-cell>
          <table:table-cell table:formula="of:=[.AC156]*1000000" office:value-type="float" office:value="19.842">
            <text:p>19.842</text:p>
          </table:table-cell>
          <table:table-cell table:formula="of:=[.AD156]*1000000" office:value-type="float" office:value="0">
            <text:p>0</text:p>
          </table:table-cell>
          <table:table-cell table:formula="of:=[.AE156]*1000000" office:value-type="float" office:value="0.88522">
            <text:p>0.88522</text:p>
          </table:table-cell>
          <table:table-cell table:formula="of:=[.AF156]*1000000" office:value-type="float" office:value="24.806">
            <text:p>24.806</text:p>
          </table:table-cell>
          <table:table-cell table:formula="of:=[.AG156]*1000000" office:value-type="float" office:value="0.00000000000043035">
            <text:p>4.3035E-013</text:p>
          </table:table-cell>
          <table:table-cell office:value-type="float" office:value="0.00017255">
            <text:p>0.00017255</text:p>
          </table:table-cell>
          <table:table-cell table:style-name="ce1" office:value-type="string">
            <text:p>5.3674e-05</text:p>
          </table:table-cell>
          <table:table-cell office:value-type="float" office:value="0.001186">
            <text:p>0.001186</text:p>
          </table:table-cell>
          <table:table-cell table:style-name="ce1" office:value-type="string">
            <text:p>4.1761e-06</text:p>
          </table:table-cell>
          <table:table-cell table:style-name="ce1" office:value-type="string">
            <text:p>3.8431e-08</text:p>
          </table:table-cell>
          <table:table-cell table:style-name="ce1" office:value-type="string">
            <text:p>8.8549e-07</text:p>
          </table:table-cell>
          <table:table-cell table:style-name="ce1" office:value-type="string">
            <text:p>2.4806e-05</text:p>
          </table:table-cell>
          <table:table-cell table:style-name="ce1" office:value-type="string">
            <text:p>4.3036e-19</text:p>
          </table:table-cell>
          <table:table-cell office:value-type="float" office:value="0.00017254">
            <text:p>0.00017254</text:p>
          </table:table-cell>
          <table:table-cell table:style-name="ce1" office:value-type="string">
            <text:p>5.3674e-05</text:p>
          </table:table-cell>
          <table:table-cell office:value-type="float" office:value="0.001186">
            <text:p>0.001186</text:p>
          </table:table-cell>
          <table:table-cell table:style-name="ce1" office:value-type="string">
            <text:p>1.9842e-05</text:p>
          </table:table-cell>
          <table:table-cell office:value-type="float" office:value="0">
            <text:p>0</text:p>
          </table:table-cell>
          <table:table-cell table:style-name="ce1" office:value-type="string">
            <text:p>8.8522e-07</text:p>
          </table:table-cell>
          <table:table-cell table:style-name="ce1" office:value-type="string">
            <text:p>2.4806e-05</text:p>
          </table:table-cell>
          <table:table-cell table:style-name="ce1" office:value-type="string">
            <text:p>4.3035e-19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R157]*1000000" office:value-type="float" office:value="170.29">
            <text:p>170.29</text:p>
          </table:table-cell>
          <table:table-cell table:formula="of:=[.S157]*1000000" office:value-type="float" office:value="53.003">
            <text:p>53.003</text:p>
          </table:table-cell>
          <table:table-cell table:formula="of:=[.T157]*1000000" office:value-type="float" office:value="1188.9">
            <text:p>1188.9</text:p>
          </table:table-cell>
          <table:table-cell table:formula="of:=[.U157]*1000000" office:value-type="float" office:value="4.0973">
            <text:p>4.0973</text:p>
          </table:table-cell>
          <table:table-cell table:formula="of:=[.V157]*1000000" office:value-type="float" office:value="0.038498">
            <text:p>0.038498</text:p>
          </table:table-cell>
          <table:table-cell table:formula="of:=[.W157]*1000000" office:value-type="float" office:value="0.87748">
            <text:p>0.87748</text:p>
          </table:table-cell>
          <table:table-cell table:formula="of:=[.X157]*1000000" office:value-type="float" office:value="24.575">
            <text:p>24.575</text:p>
          </table:table-cell>
          <table:table-cell table:formula="of:=[.Y157]*1000000" office:value-type="float" office:value="0.00000000000041779">
            <text:p>4.1779E-013</text:p>
          </table:table-cell>
          <table:table-cell table:formula="of:=[.Z157]*1000000" office:value-type="float" office:value="170.28">
            <text:p>170.28</text:p>
          </table:table-cell>
          <table:table-cell table:formula="of:=[.AA157]*1000000" office:value-type="float" office:value="53.003">
            <text:p>53.003</text:p>
          </table:table-cell>
          <table:table-cell table:formula="of:=[.AB157]*1000000" office:value-type="float" office:value="1188.9">
            <text:p>1188.9</text:p>
          </table:table-cell>
          <table:table-cell table:formula="of:=[.AC157]*1000000" office:value-type="float" office:value="19.844">
            <text:p>19.844</text:p>
          </table:table-cell>
          <table:table-cell table:formula="of:=[.AD157]*1000000" office:value-type="float" office:value="0">
            <text:p>0</text:p>
          </table:table-cell>
          <table:table-cell table:formula="of:=[.AE157]*1000000" office:value-type="float" office:value="0.8772">
            <text:p>0.8772</text:p>
          </table:table-cell>
          <table:table-cell table:formula="of:=[.AF157]*1000000" office:value-type="float" office:value="24.575">
            <text:p>24.575</text:p>
          </table:table-cell>
          <table:table-cell table:formula="of:=[.AG157]*1000000" office:value-type="float" office:value="0.00000000000041778">
            <text:p>4.1778E-013</text:p>
          </table:table-cell>
          <table:table-cell office:value-type="float" office:value="0.00017029">
            <text:p>0.00017029</text:p>
          </table:table-cell>
          <table:table-cell table:style-name="ce1" office:value-type="string">
            <text:p>5.3003e-05</text:p>
          </table:table-cell>
          <table:table-cell office:value-type="float" office:value="0.0011889">
            <text:p>0.0011889</text:p>
          </table:table-cell>
          <table:table-cell table:style-name="ce1" office:value-type="string">
            <text:p>4.0973e-06</text:p>
          </table:table-cell>
          <table:table-cell table:style-name="ce1" office:value-type="string">
            <text:p>3.8498e-08</text:p>
          </table:table-cell>
          <table:table-cell table:style-name="ce1" office:value-type="string">
            <text:p>8.7748e-07</text:p>
          </table:table-cell>
          <table:table-cell table:style-name="ce1" office:value-type="string">
            <text:p>2.4575e-05</text:p>
          </table:table-cell>
          <table:table-cell table:style-name="ce1" office:value-type="string">
            <text:p>4.1779e-19</text:p>
          </table:table-cell>
          <table:table-cell office:value-type="float" office:value="0.00017028">
            <text:p>0.00017028</text:p>
          </table:table-cell>
          <table:table-cell table:style-name="ce1" office:value-type="string">
            <text:p>5.3003e-05</text:p>
          </table:table-cell>
          <table:table-cell office:value-type="float" office:value="0.0011889">
            <text:p>0.0011889</text:p>
          </table:table-cell>
          <table:table-cell table:style-name="ce1" office:value-type="string">
            <text:p>1.9844e-05</text:p>
          </table:table-cell>
          <table:table-cell office:value-type="float" office:value="0">
            <text:p>0</text:p>
          </table:table-cell>
          <table:table-cell table:style-name="ce1" office:value-type="string">
            <text:p>8.772e-07</text:p>
          </table:table-cell>
          <table:table-cell table:style-name="ce1" office:value-type="string">
            <text:p>2.4575e-05</text:p>
          </table:table-cell>
          <table:table-cell table:style-name="ce1" office:value-type="string">
            <text:p>4.1778e-19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R158]*1000000" office:value-type="float" office:value="168.06">
            <text:p>168.06</text:p>
          </table:table-cell>
          <table:table-cell table:formula="of:=[.S158]*1000000" office:value-type="float" office:value="52.339">
            <text:p>52.339</text:p>
          </table:table-cell>
          <table:table-cell table:formula="of:=[.T158]*1000000" office:value-type="float" office:value="1191.8">
            <text:p>1191.8</text:p>
          </table:table-cell>
          <table:table-cell table:formula="of:=[.U158]*1000000" office:value-type="float" office:value="4.0197">
            <text:p>4.0197</text:p>
          </table:table-cell>
          <table:table-cell table:formula="of:=[.V158]*1000000" office:value-type="float" office:value="0.038565">
            <text:p>0.038565</text:p>
          </table:table-cell>
          <table:table-cell table:formula="of:=[.W158]*1000000" office:value-type="float" office:value="0.86955">
            <text:p>0.86955</text:p>
          </table:table-cell>
          <table:table-cell table:formula="of:=[.X158]*1000000" office:value-type="float" office:value="24.345">
            <text:p>24.345</text:p>
          </table:table-cell>
          <table:table-cell table:formula="of:=[.Y158]*1000000" office:value-type="float" office:value="0.0000000000004056">
            <text:p>4.056E-013</text:p>
          </table:table-cell>
          <table:table-cell table:formula="of:=[.Z158]*1000000" office:value-type="float" office:value="168.06">
            <text:p>168.06</text:p>
          </table:table-cell>
          <table:table-cell table:formula="of:=[.AA158]*1000000" office:value-type="float" office:value="52.34">
            <text:p>52.34</text:p>
          </table:table-cell>
          <table:table-cell table:formula="of:=[.AB158]*1000000" office:value-type="float" office:value="1191.8">
            <text:p>1191.8</text:p>
          </table:table-cell>
          <table:table-cell table:formula="of:=[.AC158]*1000000" office:value-type="float" office:value="19.845">
            <text:p>19.845</text:p>
          </table:table-cell>
          <table:table-cell table:formula="of:=[.AD158]*1000000" office:value-type="float" office:value="0">
            <text:p>0</text:p>
          </table:table-cell>
          <table:table-cell table:formula="of:=[.AE158]*1000000" office:value-type="float" office:value="0.86927">
            <text:p>0.86927</text:p>
          </table:table-cell>
          <table:table-cell table:formula="of:=[.AF158]*1000000" office:value-type="float" office:value="24.345">
            <text:p>24.345</text:p>
          </table:table-cell>
          <table:table-cell table:formula="of:=[.AG158]*1000000" office:value-type="float" office:value="0.00000000000040559">
            <text:p>4.0559E-013</text:p>
          </table:table-cell>
          <table:table-cell office:value-type="float" office:value="0.00016806">
            <text:p>0.00016806</text:p>
          </table:table-cell>
          <table:table-cell table:style-name="ce1" office:value-type="string">
            <text:p>5.2339e-05</text:p>
          </table:table-cell>
          <table:table-cell office:value-type="float" office:value="0.0011918">
            <text:p>0.0011918</text:p>
          </table:table-cell>
          <table:table-cell table:style-name="ce1" office:value-type="string">
            <text:p>4.0197e-06</text:p>
          </table:table-cell>
          <table:table-cell table:style-name="ce1" office:value-type="string">
            <text:p>3.8565e-08</text:p>
          </table:table-cell>
          <table:table-cell table:style-name="ce1" office:value-type="string">
            <text:p>8.6955e-07</text:p>
          </table:table-cell>
          <table:table-cell table:style-name="ce1" office:value-type="string">
            <text:p>2.4345e-05</text:p>
          </table:table-cell>
          <table:table-cell table:style-name="ce1" office:value-type="string">
            <text:p>4.056e-19</text:p>
          </table:table-cell>
          <table:table-cell office:value-type="float" office:value="0.00016806">
            <text:p>0.00016806</text:p>
          </table:table-cell>
          <table:table-cell table:style-name="ce1" office:value-type="string">
            <text:p>5.234e-05</text:p>
          </table:table-cell>
          <table:table-cell office:value-type="float" office:value="0.0011918">
            <text:p>0.0011918</text:p>
          </table:table-cell>
          <table:table-cell table:style-name="ce1" office:value-type="string">
            <text:p>1.9845e-05</text:p>
          </table:table-cell>
          <table:table-cell office:value-type="float" office:value="0">
            <text:p>0</text:p>
          </table:table-cell>
          <table:table-cell table:style-name="ce1" office:value-type="string">
            <text:p>8.6927e-07</text:p>
          </table:table-cell>
          <table:table-cell table:style-name="ce1" office:value-type="string">
            <text:p>2.4345e-05</text:p>
          </table:table-cell>
          <table:table-cell table:style-name="ce1" office:value-type="string">
            <text:p>4.0559e-19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R159]*1000000" office:value-type="float" office:value="165.86">
            <text:p>165.86</text:p>
          </table:table-cell>
          <table:table-cell table:formula="of:=[.S159]*1000000" office:value-type="float" office:value="51.684">
            <text:p>51.684</text:p>
          </table:table-cell>
          <table:table-cell table:formula="of:=[.T159]*1000000" office:value-type="float" office:value="1194.6">
            <text:p>1194.6</text:p>
          </table:table-cell>
          <table:table-cell table:formula="of:=[.U159]*1000000" office:value-type="float" office:value="3.9434">
            <text:p>3.9434</text:p>
          </table:table-cell>
          <table:table-cell table:formula="of:=[.V159]*1000000" office:value-type="float" office:value="0.038631">
            <text:p>0.038631</text:p>
          </table:table-cell>
          <table:table-cell table:formula="of:=[.W159]*1000000" office:value-type="float" office:value="0.8617">
            <text:p>0.8617</text:p>
          </table:table-cell>
          <table:table-cell table:formula="of:=[.X159]*1000000" office:value-type="float" office:value="24.117">
            <text:p>24.117</text:p>
          </table:table-cell>
          <table:table-cell table:formula="of:=[.Y159]*1000000" office:value-type="float" office:value="0.00000000000039378">
            <text:p>3.9378E-013</text:p>
          </table:table-cell>
          <table:table-cell table:formula="of:=[.Z159]*1000000" office:value-type="float" office:value="165.86">
            <text:p>165.86</text:p>
          </table:table-cell>
          <table:table-cell table:formula="of:=[.AA159]*1000000" office:value-type="float" office:value="51.684">
            <text:p>51.684</text:p>
          </table:table-cell>
          <table:table-cell table:formula="of:=[.AB159]*1000000" office:value-type="float" office:value="1194.6">
            <text:p>1194.6</text:p>
          </table:table-cell>
          <table:table-cell table:formula="of:=[.AC159]*1000000" office:value-type="float" office:value="19.847">
            <text:p>19.847</text:p>
          </table:table-cell>
          <table:table-cell table:formula="of:=[.AD159]*1000000" office:value-type="float" office:value="0">
            <text:p>0</text:p>
          </table:table-cell>
          <table:table-cell table:formula="of:=[.AE159]*1000000" office:value-type="float" office:value="0.86141">
            <text:p>0.86141</text:p>
          </table:table-cell>
          <table:table-cell table:formula="of:=[.AF159]*1000000" office:value-type="float" office:value="24.117">
            <text:p>24.117</text:p>
          </table:table-cell>
          <table:table-cell table:formula="of:=[.AG159]*1000000" office:value-type="float" office:value="0.00000000000039377">
            <text:p>3.9377E-013</text:p>
          </table:table-cell>
          <table:table-cell office:value-type="float" office:value="0.00016586">
            <text:p>0.00016586</text:p>
          </table:table-cell>
          <table:table-cell table:style-name="ce1" office:value-type="string">
            <text:p>5.1684e-05</text:p>
          </table:table-cell>
          <table:table-cell office:value-type="float" office:value="0.0011946">
            <text:p>0.0011946</text:p>
          </table:table-cell>
          <table:table-cell table:style-name="ce1" office:value-type="string">
            <text:p>3.9434e-06</text:p>
          </table:table-cell>
          <table:table-cell table:style-name="ce1" office:value-type="string">
            <text:p>3.8631e-08</text:p>
          </table:table-cell>
          <table:table-cell table:style-name="ce1" office:value-type="string">
            <text:p>8.617e-07</text:p>
          </table:table-cell>
          <table:table-cell table:style-name="ce1" office:value-type="string">
            <text:p>2.4117e-05</text:p>
          </table:table-cell>
          <table:table-cell table:style-name="ce1" office:value-type="string">
            <text:p>3.9378e-19</text:p>
          </table:table-cell>
          <table:table-cell office:value-type="float" office:value="0.00016586">
            <text:p>0.00016586</text:p>
          </table:table-cell>
          <table:table-cell table:style-name="ce1" office:value-type="string">
            <text:p>5.1684e-05</text:p>
          </table:table-cell>
          <table:table-cell office:value-type="float" office:value="0.0011946">
            <text:p>0.0011946</text:p>
          </table:table-cell>
          <table:table-cell table:style-name="ce1" office:value-type="string">
            <text:p>1.9847e-05</text:p>
          </table:table-cell>
          <table:table-cell office:value-type="float" office:value="0">
            <text:p>0</text:p>
          </table:table-cell>
          <table:table-cell table:style-name="ce1" office:value-type="string">
            <text:p>8.6141e-07</text:p>
          </table:table-cell>
          <table:table-cell table:style-name="ce1" office:value-type="string">
            <text:p>2.4117e-05</text:p>
          </table:table-cell>
          <table:table-cell table:style-name="ce1" office:value-type="string">
            <text:p>3.9377e-19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R160]*1000000" office:value-type="float" office:value="163.7">
            <text:p>163.7</text:p>
          </table:table-cell>
          <table:table-cell table:formula="of:=[.S160]*1000000" office:value-type="float" office:value="51.037">
            <text:p>51.037</text:p>
          </table:table-cell>
          <table:table-cell table:formula="of:=[.T160]*1000000" office:value-type="float" office:value="1197.4">
            <text:p>1197.4</text:p>
          </table:table-cell>
          <table:table-cell table:formula="of:=[.U160]*1000000" office:value-type="float" office:value="3.8684">
            <text:p>3.8684</text:p>
          </table:table-cell>
          <table:table-cell table:formula="of:=[.V160]*1000000" office:value-type="float" office:value="0.038697">
            <text:p>0.038697</text:p>
          </table:table-cell>
          <table:table-cell table:formula="of:=[.W160]*1000000" office:value-type="float" office:value="0.85392">
            <text:p>0.85392</text:p>
          </table:table-cell>
          <table:table-cell table:formula="of:=[.X160]*1000000" office:value-type="float" office:value="23.892">
            <text:p>23.892</text:p>
          </table:table-cell>
          <table:table-cell table:formula="of:=[.Y160]*1000000" office:value-type="float" office:value="0.00000000000038232">
            <text:p>3.8232E-013</text:p>
          </table:table-cell>
          <table:table-cell table:formula="of:=[.Z160]*1000000" office:value-type="float" office:value="163.69">
            <text:p>163.69</text:p>
          </table:table-cell>
          <table:table-cell table:formula="of:=[.AA160]*1000000" office:value-type="float" office:value="51.037">
            <text:p>51.037</text:p>
          </table:table-cell>
          <table:table-cell table:formula="of:=[.AB160]*1000000" office:value-type="float" office:value="1197.4">
            <text:p>1197.4</text:p>
          </table:table-cell>
          <table:table-cell table:formula="of:=[.AC160]*1000000" office:value-type="float" office:value="19.848">
            <text:p>19.848</text:p>
          </table:table-cell>
          <table:table-cell table:formula="of:=[.AD160]*1000000" office:value-type="float" office:value="0">
            <text:p>0</text:p>
          </table:table-cell>
          <table:table-cell table:formula="of:=[.AE160]*1000000" office:value-type="float" office:value="0.85363">
            <text:p>0.85363</text:p>
          </table:table-cell>
          <table:table-cell table:formula="of:=[.AF160]*1000000" office:value-type="float" office:value="23.891">
            <text:p>23.891</text:p>
          </table:table-cell>
          <table:table-cell table:formula="of:=[.AG160]*1000000" office:value-type="float" office:value="0.00000000000038231">
            <text:p>3.8231E-013</text:p>
          </table:table-cell>
          <table:table-cell office:value-type="float" office:value="0.0001637">
            <text:p>0.0001637</text:p>
          </table:table-cell>
          <table:table-cell table:style-name="ce1" office:value-type="string">
            <text:p>5.1037e-05</text:p>
          </table:table-cell>
          <table:table-cell office:value-type="float" office:value="0.0011974">
            <text:p>0.0011974</text:p>
          </table:table-cell>
          <table:table-cell table:style-name="ce1" office:value-type="string">
            <text:p>3.8684e-06</text:p>
          </table:table-cell>
          <table:table-cell table:style-name="ce1" office:value-type="string">
            <text:p>3.8697e-08</text:p>
          </table:table-cell>
          <table:table-cell table:style-name="ce1" office:value-type="string">
            <text:p>8.5392e-07</text:p>
          </table:table-cell>
          <table:table-cell table:style-name="ce1" office:value-type="string">
            <text:p>2.3892e-05</text:p>
          </table:table-cell>
          <table:table-cell table:style-name="ce1" office:value-type="string">
            <text:p>3.8232e-19</text:p>
          </table:table-cell>
          <table:table-cell office:value-type="float" office:value="0.00016369">
            <text:p>0.00016369</text:p>
          </table:table-cell>
          <table:table-cell table:style-name="ce1" office:value-type="string">
            <text:p>5.1037e-05</text:p>
          </table:table-cell>
          <table:table-cell office:value-type="float" office:value="0.0011974">
            <text:p>0.0011974</text:p>
          </table:table-cell>
          <table:table-cell table:style-name="ce1" office:value-type="string">
            <text:p>1.9848e-05</text:p>
          </table:table-cell>
          <table:table-cell office:value-type="float" office:value="0">
            <text:p>0</text:p>
          </table:table-cell>
          <table:table-cell table:style-name="ce1" office:value-type="string">
            <text:p>8.5363e-07</text:p>
          </table:table-cell>
          <table:table-cell table:style-name="ce1" office:value-type="string">
            <text:p>2.3891e-05</text:p>
          </table:table-cell>
          <table:table-cell table:style-name="ce1" office:value-type="string">
            <text:p>3.8231e-19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R161]*1000000" office:value-type="float" office:value="161.56">
            <text:p>161.56</text:p>
          </table:table-cell>
          <table:table-cell table:formula="of:=[.S161]*1000000" office:value-type="float" office:value="50.398">
            <text:p>50.398</text:p>
          </table:table-cell>
          <table:table-cell table:formula="of:=[.T161]*1000000" office:value-type="float" office:value="1200.2">
            <text:p>1200.2</text:p>
          </table:table-cell>
          <table:table-cell table:formula="of:=[.U161]*1000000" office:value-type="float" office:value="3.7946">
            <text:p>3.7946</text:p>
          </table:table-cell>
          <table:table-cell table:formula="of:=[.V161]*1000000" office:value-type="float" office:value="0.038762">
            <text:p>0.038762</text:p>
          </table:table-cell>
          <table:table-cell table:formula="of:=[.W161]*1000000" office:value-type="float" office:value="0.84621">
            <text:p>0.84621</text:p>
          </table:table-cell>
          <table:table-cell table:formula="of:=[.X161]*1000000" office:value-type="float" office:value="23.668">
            <text:p>23.668</text:p>
          </table:table-cell>
          <table:table-cell table:formula="of:=[.Y161]*1000000" office:value-type="float" office:value="0.00000000000037121">
            <text:p>3.7121E-013</text:p>
          </table:table-cell>
          <table:table-cell table:formula="of:=[.Z161]*1000000" office:value-type="float" office:value="161.55">
            <text:p>161.55</text:p>
          </table:table-cell>
          <table:table-cell table:formula="of:=[.AA161]*1000000" office:value-type="float" office:value="50.398">
            <text:p>50.398</text:p>
          </table:table-cell>
          <table:table-cell table:formula="of:=[.AB161]*1000000" office:value-type="float" office:value="1200.2">
            <text:p>1200.2</text:p>
          </table:table-cell>
          <table:table-cell table:formula="of:=[.AC161]*1000000" office:value-type="float" office:value="19.849">
            <text:p>19.849</text:p>
          </table:table-cell>
          <table:table-cell table:formula="of:=[.AD161]*1000000" office:value-type="float" office:value="0">
            <text:p>0</text:p>
          </table:table-cell>
          <table:table-cell table:formula="of:=[.AE161]*1000000" office:value-type="float" office:value="0.84592">
            <text:p>0.84592</text:p>
          </table:table-cell>
          <table:table-cell table:formula="of:=[.AF161]*1000000" office:value-type="float" office:value="23.667">
            <text:p>23.667</text:p>
          </table:table-cell>
          <table:table-cell table:formula="of:=[.AG161]*1000000" office:value-type="float" office:value="0.00000000000037121">
            <text:p>3.7121E-013</text:p>
          </table:table-cell>
          <table:table-cell office:value-type="float" office:value="0.00016156">
            <text:p>0.00016156</text:p>
          </table:table-cell>
          <table:table-cell table:style-name="ce1" office:value-type="string">
            <text:p>5.0398e-05</text:p>
          </table:table-cell>
          <table:table-cell office:value-type="float" office:value="0.0012002">
            <text:p>0.0012002</text:p>
          </table:table-cell>
          <table:table-cell table:style-name="ce1" office:value-type="string">
            <text:p>3.7946e-06</text:p>
          </table:table-cell>
          <table:table-cell table:style-name="ce1" office:value-type="string">
            <text:p>3.8762e-08</text:p>
          </table:table-cell>
          <table:table-cell table:style-name="ce1" office:value-type="string">
            <text:p>8.4621e-07</text:p>
          </table:table-cell>
          <table:table-cell table:style-name="ce1" office:value-type="string">
            <text:p>2.3668e-05</text:p>
          </table:table-cell>
          <table:table-cell table:style-name="ce1" office:value-type="string">
            <text:p>3.7121e-19</text:p>
          </table:table-cell>
          <table:table-cell office:value-type="float" office:value="0.00016155">
            <text:p>0.00016155</text:p>
          </table:table-cell>
          <table:table-cell table:style-name="ce1" office:value-type="string">
            <text:p>5.0398e-05</text:p>
          </table:table-cell>
          <table:table-cell office:value-type="float" office:value="0.0012002">
            <text:p>0.0012002</text:p>
          </table:table-cell>
          <table:table-cell table:style-name="ce1" office:value-type="string">
            <text:p>1.9849e-05</text:p>
          </table:table-cell>
          <table:table-cell office:value-type="float" office:value="0">
            <text:p>0</text:p>
          </table:table-cell>
          <table:table-cell table:style-name="ce1" office:value-type="string">
            <text:p>8.4592e-07</text:p>
          </table:table-cell>
          <table:table-cell table:style-name="ce1" office:value-type="string">
            <text:p>2.3667e-05</text:p>
          </table:table-cell>
          <table:table-cell table:style-name="ce1" office:value-type="string">
            <text:p>3.7121e-19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R162]*1000000" office:value-type="float" office:value="159.45">
            <text:p>159.45</text:p>
          </table:table-cell>
          <table:table-cell table:formula="of:=[.S162]*1000000" office:value-type="float" office:value="49.766">
            <text:p>49.766</text:p>
          </table:table-cell>
          <table:table-cell table:formula="of:=[.T162]*1000000" office:value-type="float" office:value="1202.9">
            <text:p>1202.9</text:p>
          </table:table-cell>
          <table:table-cell table:formula="of:=[.U162]*1000000" office:value-type="float" office:value="3.722">
            <text:p>3.722</text:p>
          </table:table-cell>
          <table:table-cell table:formula="of:=[.V162]*1000000" office:value-type="float" office:value="0.038827">
            <text:p>0.038827</text:p>
          </table:table-cell>
          <table:table-cell table:formula="of:=[.W162]*1000000" office:value-type="float" office:value="0.83858">
            <text:p>0.83858</text:p>
          </table:table-cell>
          <table:table-cell table:formula="of:=[.X162]*1000000" office:value-type="float" office:value="23.445">
            <text:p>23.445</text:p>
          </table:table-cell>
          <table:table-cell table:formula="of:=[.Y162]*1000000" office:value-type="float" office:value="0.00000000000036045">
            <text:p>3.6045E-013</text:p>
          </table:table-cell>
          <table:table-cell table:formula="of:=[.Z162]*1000000" office:value-type="float" office:value="159.45">
            <text:p>159.45</text:p>
          </table:table-cell>
          <table:table-cell table:formula="of:=[.AA162]*1000000" office:value-type="float" office:value="49.766">
            <text:p>49.766</text:p>
          </table:table-cell>
          <table:table-cell table:formula="of:=[.AB162]*1000000" office:value-type="float" office:value="1202.9">
            <text:p>1202.9</text:p>
          </table:table-cell>
          <table:table-cell table:formula="of:=[.AC162]*1000000" office:value-type="float" office:value="19.851">
            <text:p>19.851</text:p>
          </table:table-cell>
          <table:table-cell table:formula="of:=[.AD162]*1000000" office:value-type="float" office:value="0">
            <text:p>0</text:p>
          </table:table-cell>
          <table:table-cell table:formula="of:=[.AE162]*1000000" office:value-type="float" office:value="0.83829">
            <text:p>0.83829</text:p>
          </table:table-cell>
          <table:table-cell table:formula="of:=[.AF162]*1000000" office:value-type="float" office:value="23.445">
            <text:p>23.445</text:p>
          </table:table-cell>
          <table:table-cell table:formula="of:=[.AG162]*1000000" office:value-type="float" office:value="0.00000000000036044">
            <text:p>3.6044E-013</text:p>
          </table:table-cell>
          <table:table-cell office:value-type="float" office:value="0.00015945">
            <text:p>0.00015945</text:p>
          </table:table-cell>
          <table:table-cell table:style-name="ce1" office:value-type="string">
            <text:p>4.9766e-05</text:p>
          </table:table-cell>
          <table:table-cell office:value-type="float" office:value="0.0012029">
            <text:p>0.0012029</text:p>
          </table:table-cell>
          <table:table-cell table:style-name="ce1" office:value-type="string">
            <text:p>3.722e-06</text:p>
          </table:table-cell>
          <table:table-cell table:style-name="ce1" office:value-type="string">
            <text:p>3.8827e-08</text:p>
          </table:table-cell>
          <table:table-cell table:style-name="ce1" office:value-type="string">
            <text:p>8.3858e-07</text:p>
          </table:table-cell>
          <table:table-cell table:style-name="ce1" office:value-type="string">
            <text:p>2.3445e-05</text:p>
          </table:table-cell>
          <table:table-cell table:style-name="ce1" office:value-type="string">
            <text:p>3.6045e-19</text:p>
          </table:table-cell>
          <table:table-cell office:value-type="float" office:value="0.00015945">
            <text:p>0.00015945</text:p>
          </table:table-cell>
          <table:table-cell table:style-name="ce1" office:value-type="string">
            <text:p>4.9766e-05</text:p>
          </table:table-cell>
          <table:table-cell office:value-type="float" office:value="0.0012029">
            <text:p>0.0012029</text:p>
          </table:table-cell>
          <table:table-cell table:style-name="ce1" office:value-type="string">
            <text:p>1.9851e-05</text:p>
          </table:table-cell>
          <table:table-cell office:value-type="float" office:value="0">
            <text:p>0</text:p>
          </table:table-cell>
          <table:table-cell table:style-name="ce1" office:value-type="string">
            <text:p>8.3829e-07</text:p>
          </table:table-cell>
          <table:table-cell table:style-name="ce1" office:value-type="string">
            <text:p>2.3445e-05</text:p>
          </table:table-cell>
          <table:table-cell table:style-name="ce1" office:value-type="string">
            <text:p>3.6044e-19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R163]*1000000" office:value-type="float" office:value="157.38">
            <text:p>157.38</text:p>
          </table:table-cell>
          <table:table-cell table:formula="of:=[.S163]*1000000" office:value-type="float" office:value="49.142">
            <text:p>49.142</text:p>
          </table:table-cell>
          <table:table-cell table:formula="of:=[.T163]*1000000" office:value-type="float" office:value="1205.6">
            <text:p>1205.6</text:p>
          </table:table-cell>
          <table:table-cell table:formula="of:=[.U163]*1000000" office:value-type="float" office:value="3.6506">
            <text:p>3.6506</text:p>
          </table:table-cell>
          <table:table-cell table:formula="of:=[.V163]*1000000" office:value-type="float" office:value="0.038892">
            <text:p>0.038892</text:p>
          </table:table-cell>
          <table:table-cell table:formula="of:=[.W163]*1000000" office:value-type="float" office:value="0.83103">
            <text:p>0.83103</text:p>
          </table:table-cell>
          <table:table-cell table:formula="of:=[.X163]*1000000" office:value-type="float" office:value="23.225">
            <text:p>23.225</text:p>
          </table:table-cell>
          <table:table-cell table:formula="of:=[.Y163]*1000000" office:value-type="float" office:value="0.00000000000035">
            <text:p>3.5E-013</text:p>
          </table:table-cell>
          <table:table-cell table:formula="of:=[.Z163]*1000000" office:value-type="float" office:value="157.37">
            <text:p>157.37</text:p>
          </table:table-cell>
          <table:table-cell table:formula="of:=[.AA163]*1000000" office:value-type="float" office:value="49.142">
            <text:p>49.142</text:p>
          </table:table-cell>
          <table:table-cell table:formula="of:=[.AB163]*1000000" office:value-type="float" office:value="1205.6">
            <text:p>1205.6</text:p>
          </table:table-cell>
          <table:table-cell table:formula="of:=[.AC163]*1000000" office:value-type="float" office:value="19.852">
            <text:p>19.852</text:p>
          </table:table-cell>
          <table:table-cell table:formula="of:=[.AD163]*1000000" office:value-type="float" office:value="0">
            <text:p>0</text:p>
          </table:table-cell>
          <table:table-cell table:formula="of:=[.AE163]*1000000" office:value-type="float" office:value="0.83073">
            <text:p>0.83073</text:p>
          </table:table-cell>
          <table:table-cell table:formula="of:=[.AF163]*1000000" office:value-type="float" office:value="23.225">
            <text:p>23.225</text:p>
          </table:table-cell>
          <table:table-cell table:formula="of:=[.AG163]*1000000" office:value-type="float" office:value="0.00000000000035">
            <text:p>3.5E-013</text:p>
          </table:table-cell>
          <table:table-cell office:value-type="float" office:value="0.00015738">
            <text:p>0.00015738</text:p>
          </table:table-cell>
          <table:table-cell table:style-name="ce1" office:value-type="string">
            <text:p>4.9142e-05</text:p>
          </table:table-cell>
          <table:table-cell office:value-type="float" office:value="0.0012056">
            <text:p>0.0012056</text:p>
          </table:table-cell>
          <table:table-cell table:style-name="ce1" office:value-type="string">
            <text:p>3.6506e-06</text:p>
          </table:table-cell>
          <table:table-cell table:style-name="ce1" office:value-type="string">
            <text:p>3.8892e-08</text:p>
          </table:table-cell>
          <table:table-cell table:style-name="ce1" office:value-type="string">
            <text:p>8.3103e-07</text:p>
          </table:table-cell>
          <table:table-cell table:style-name="ce1" office:value-type="string">
            <text:p>2.3225e-05</text:p>
          </table:table-cell>
          <table:table-cell table:style-name="ce1" office:value-type="string">
            <text:p>3.5e-19</text:p>
          </table:table-cell>
          <table:table-cell office:value-type="float" office:value="0.00015737">
            <text:p>0.00015737</text:p>
          </table:table-cell>
          <table:table-cell table:style-name="ce1" office:value-type="string">
            <text:p>4.9142e-05</text:p>
          </table:table-cell>
          <table:table-cell office:value-type="float" office:value="0.0012056">
            <text:p>0.0012056</text:p>
          </table:table-cell>
          <table:table-cell table:style-name="ce1" office:value-type="string">
            <text:p>1.9852e-05</text:p>
          </table:table-cell>
          <table:table-cell office:value-type="float" office:value="0">
            <text:p>0</text:p>
          </table:table-cell>
          <table:table-cell table:style-name="ce1" office:value-type="string">
            <text:p>8.3073e-07</text:p>
          </table:table-cell>
          <table:table-cell table:style-name="ce1" office:value-type="string">
            <text:p>2.3225e-05</text:p>
          </table:table-cell>
          <table:table-cell table:style-name="ce1" office:value-type="string">
            <text:p>3.5e-19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R164]*1000000" office:value-type="float" office:value="155.33">
            <text:p>155.33</text:p>
          </table:table-cell>
          <table:table-cell table:formula="of:=[.S164]*1000000" office:value-type="float" office:value="48.526">
            <text:p>48.526</text:p>
          </table:table-cell>
          <table:table-cell table:formula="of:=[.T164]*1000000" office:value-type="float" office:value="1208.2">
            <text:p>1208.2</text:p>
          </table:table-cell>
          <table:table-cell table:formula="of:=[.U164]*1000000" office:value-type="float" office:value="3.5804">
            <text:p>3.5804</text:p>
          </table:table-cell>
          <table:table-cell table:formula="of:=[.V164]*1000000" office:value-type="float" office:value="0.038956">
            <text:p>0.038956</text:p>
          </table:table-cell>
          <table:table-cell table:formula="of:=[.W164]*1000000" office:value-type="float" office:value="0.82355">
            <text:p>0.82355</text:p>
          </table:table-cell>
          <table:table-cell table:formula="of:=[.X164]*1000000" office:value-type="float" office:value="23.007">
            <text:p>23.007</text:p>
          </table:table-cell>
          <table:table-cell table:formula="of:=[.Y164]*1000000" office:value-type="float" office:value="0.00000000000033988">
            <text:p>3.3988E-013</text:p>
          </table:table-cell>
          <table:table-cell table:formula="of:=[.Z164]*1000000" office:value-type="float" office:value="155.32">
            <text:p>155.32</text:p>
          </table:table-cell>
          <table:table-cell table:formula="of:=[.AA164]*1000000" office:value-type="float" office:value="48.526">
            <text:p>48.526</text:p>
          </table:table-cell>
          <table:table-cell table:formula="of:=[.AB164]*1000000" office:value-type="float" office:value="1208.2">
            <text:p>1208.2</text:p>
          </table:table-cell>
          <table:table-cell table:formula="of:=[.AC164]*1000000" office:value-type="float" office:value="19.853">
            <text:p>19.853</text:p>
          </table:table-cell>
          <table:table-cell table:formula="of:=[.AD164]*1000000" office:value-type="float" office:value="0">
            <text:p>0</text:p>
          </table:table-cell>
          <table:table-cell table:formula="of:=[.AE164]*1000000" office:value-type="float" office:value="0.82325">
            <text:p>0.82325</text:p>
          </table:table-cell>
          <table:table-cell table:formula="of:=[.AF164]*1000000" office:value-type="float" office:value="23.007">
            <text:p>23.007</text:p>
          </table:table-cell>
          <table:table-cell table:formula="of:=[.AG164]*1000000" office:value-type="float" office:value="0.00000000000033987">
            <text:p>3.3987E-013</text:p>
          </table:table-cell>
          <table:table-cell office:value-type="float" office:value="0.00015533">
            <text:p>0.00015533</text:p>
          </table:table-cell>
          <table:table-cell table:style-name="ce1" office:value-type="string">
            <text:p>4.8526e-05</text:p>
          </table:table-cell>
          <table:table-cell office:value-type="float" office:value="0.0012082">
            <text:p>0.0012082</text:p>
          </table:table-cell>
          <table:table-cell table:style-name="ce1" office:value-type="string">
            <text:p>3.5804e-06</text:p>
          </table:table-cell>
          <table:table-cell table:style-name="ce1" office:value-type="string">
            <text:p>3.8956e-08</text:p>
          </table:table-cell>
          <table:table-cell table:style-name="ce1" office:value-type="string">
            <text:p>8.2355e-07</text:p>
          </table:table-cell>
          <table:table-cell table:style-name="ce1" office:value-type="string">
            <text:p>2.3007e-05</text:p>
          </table:table-cell>
          <table:table-cell table:style-name="ce1" office:value-type="string">
            <text:p>3.3988e-19</text:p>
          </table:table-cell>
          <table:table-cell office:value-type="float" office:value="0.00015532">
            <text:p>0.00015532</text:p>
          </table:table-cell>
          <table:table-cell table:style-name="ce1" office:value-type="string">
            <text:p>4.8526e-05</text:p>
          </table:table-cell>
          <table:table-cell office:value-type="float" office:value="0.0012082">
            <text:p>0.0012082</text:p>
          </table:table-cell>
          <table:table-cell table:style-name="ce1" office:value-type="string">
            <text:p>1.9853e-05</text:p>
          </table:table-cell>
          <table:table-cell office:value-type="float" office:value="0">
            <text:p>0</text:p>
          </table:table-cell>
          <table:table-cell table:style-name="ce1" office:value-type="string">
            <text:p>8.2325e-07</text:p>
          </table:table-cell>
          <table:table-cell table:style-name="ce1" office:value-type="string">
            <text:p>2.3007e-05</text:p>
          </table:table-cell>
          <table:table-cell table:style-name="ce1" office:value-type="string">
            <text:p>3.3987e-19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R165]*1000000" office:value-type="float" office:value="153.31">
            <text:p>153.31</text:p>
          </table:table-cell>
          <table:table-cell table:formula="of:=[.S165]*1000000" office:value-type="float" office:value="47.917">
            <text:p>47.917</text:p>
          </table:table-cell>
          <table:table-cell table:formula="of:=[.T165]*1000000" office:value-type="float" office:value="1210.8">
            <text:p>1210.8</text:p>
          </table:table-cell>
          <table:table-cell table:formula="of:=[.U165]*1000000" office:value-type="float" office:value="3.5114">
            <text:p>3.5114</text:p>
          </table:table-cell>
          <table:table-cell table:formula="of:=[.V165]*1000000" office:value-type="float" office:value="0.03902">
            <text:p>0.03902</text:p>
          </table:table-cell>
          <table:table-cell table:formula="of:=[.W165]*1000000" office:value-type="float" office:value="0.81614">
            <text:p>0.81614</text:p>
          </table:table-cell>
          <table:table-cell table:formula="of:=[.X165]*1000000" office:value-type="float" office:value="22.79">
            <text:p>22.79</text:p>
          </table:table-cell>
          <table:table-cell table:formula="of:=[.Y165]*1000000" office:value-type="float" office:value="0.00000000000033007">
            <text:p>3.3007E-013</text:p>
          </table:table-cell>
          <table:table-cell table:formula="of:=[.Z165]*1000000" office:value-type="float" office:value="153.3">
            <text:p>153.3</text:p>
          </table:table-cell>
          <table:table-cell table:formula="of:=[.AA165]*1000000" office:value-type="float" office:value="47.917">
            <text:p>47.917</text:p>
          </table:table-cell>
          <table:table-cell table:formula="of:=[.AB165]*1000000" office:value-type="float" office:value="1210.8">
            <text:p>1210.8</text:p>
          </table:table-cell>
          <table:table-cell table:formula="of:=[.AC165]*1000000" office:value-type="float" office:value="19.855">
            <text:p>19.855</text:p>
          </table:table-cell>
          <table:table-cell table:formula="of:=[.AD165]*1000000" office:value-type="float" office:value="0">
            <text:p>0</text:p>
          </table:table-cell>
          <table:table-cell table:formula="of:=[.AE165]*1000000" office:value-type="float" office:value="0.81584">
            <text:p>0.81584</text:p>
          </table:table-cell>
          <table:table-cell table:formula="of:=[.AF165]*1000000" office:value-type="float" office:value="22.79">
            <text:p>22.79</text:p>
          </table:table-cell>
          <table:table-cell table:formula="of:=[.AG165]*1000000" office:value-type="float" office:value="0.00000000000033006">
            <text:p>3.3006E-013</text:p>
          </table:table-cell>
          <table:table-cell office:value-type="float" office:value="0.00015331">
            <text:p>0.00015331</text:p>
          </table:table-cell>
          <table:table-cell table:style-name="ce1" office:value-type="string">
            <text:p>4.7917e-05</text:p>
          </table:table-cell>
          <table:table-cell office:value-type="float" office:value="0.0012108">
            <text:p>0.0012108</text:p>
          </table:table-cell>
          <table:table-cell table:style-name="ce1" office:value-type="string">
            <text:p>3.5114e-06</text:p>
          </table:table-cell>
          <table:table-cell table:style-name="ce1" office:value-type="string">
            <text:p>3.902e-08</text:p>
          </table:table-cell>
          <table:table-cell table:style-name="ce1" office:value-type="string">
            <text:p>8.1614e-07</text:p>
          </table:table-cell>
          <table:table-cell table:style-name="ce1" office:value-type="string">
            <text:p>2.279e-05</text:p>
          </table:table-cell>
          <table:table-cell table:style-name="ce1" office:value-type="string">
            <text:p>3.3007e-19</text:p>
          </table:table-cell>
          <table:table-cell office:value-type="float" office:value="0.0001533">
            <text:p>0.0001533</text:p>
          </table:table-cell>
          <table:table-cell table:style-name="ce1" office:value-type="string">
            <text:p>4.7917e-05</text:p>
          </table:table-cell>
          <table:table-cell office:value-type="float" office:value="0.0012108">
            <text:p>0.0012108</text:p>
          </table:table-cell>
          <table:table-cell table:style-name="ce1" office:value-type="string">
            <text:p>1.9855e-05</text:p>
          </table:table-cell>
          <table:table-cell office:value-type="float" office:value="0">
            <text:p>0</text:p>
          </table:table-cell>
          <table:table-cell table:style-name="ce1" office:value-type="string">
            <text:p>8.1584e-07</text:p>
          </table:table-cell>
          <table:table-cell table:style-name="ce1" office:value-type="string">
            <text:p>2.279e-05</text:p>
          </table:table-cell>
          <table:table-cell table:style-name="ce1" office:value-type="string">
            <text:p>3.3006e-19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R166]*1000000" office:value-type="float" office:value="151.32">
            <text:p>151.32</text:p>
          </table:table-cell>
          <table:table-cell table:formula="of:=[.S166]*1000000" office:value-type="float" office:value="47.316">
            <text:p>47.316</text:p>
          </table:table-cell>
          <table:table-cell table:formula="of:=[.T166]*1000000" office:value-type="float" office:value="1213.4">
            <text:p>1213.4</text:p>
          </table:table-cell>
          <table:table-cell table:formula="of:=[.U166]*1000000" office:value-type="float" office:value="3.4436">
            <text:p>3.4436</text:p>
          </table:table-cell>
          <table:table-cell table:formula="of:=[.V166]*1000000" office:value-type="float" office:value="0.039084">
            <text:p>0.039084</text:p>
          </table:table-cell>
          <table:table-cell table:formula="of:=[.W166]*1000000" office:value-type="float" office:value="0.8088">
            <text:p>0.8088</text:p>
          </table:table-cell>
          <table:table-cell table:formula="of:=[.X166]*1000000" office:value-type="float" office:value="22.576">
            <text:p>22.576</text:p>
          </table:table-cell>
          <table:table-cell table:formula="of:=[.Y166]*1000000" office:value-type="float" office:value="0.00000000000032055">
            <text:p>3.2055E-013</text:p>
          </table:table-cell>
          <table:table-cell table:formula="of:=[.Z166]*1000000" office:value-type="float" office:value="151.31">
            <text:p>151.31</text:p>
          </table:table-cell>
          <table:table-cell table:formula="of:=[.AA166]*1000000" office:value-type="float" office:value="47.316">
            <text:p>47.316</text:p>
          </table:table-cell>
          <table:table-cell table:formula="of:=[.AB166]*1000000" office:value-type="float" office:value="1213.4">
            <text:p>1213.4</text:p>
          </table:table-cell>
          <table:table-cell table:formula="of:=[.AC166]*1000000" office:value-type="float" office:value="19.856">
            <text:p>19.856</text:p>
          </table:table-cell>
          <table:table-cell table:formula="of:=[.AD166]*1000000" office:value-type="float" office:value="0">
            <text:p>0</text:p>
          </table:table-cell>
          <table:table-cell table:formula="of:=[.AE166]*1000000" office:value-type="float" office:value="0.8085">
            <text:p>0.8085</text:p>
          </table:table-cell>
          <table:table-cell table:formula="of:=[.AF166]*1000000" office:value-type="float" office:value="22.575">
            <text:p>22.575</text:p>
          </table:table-cell>
          <table:table-cell table:formula="of:=[.AG166]*1000000" office:value-type="float" office:value="0.00000000000032054">
            <text:p>3.2054E-013</text:p>
          </table:table-cell>
          <table:table-cell office:value-type="float" office:value="0.00015132">
            <text:p>0.00015132</text:p>
          </table:table-cell>
          <table:table-cell table:style-name="ce1" office:value-type="string">
            <text:p>4.7316e-05</text:p>
          </table:table-cell>
          <table:table-cell office:value-type="float" office:value="0.0012134">
            <text:p>0.0012134</text:p>
          </table:table-cell>
          <table:table-cell table:style-name="ce1" office:value-type="string">
            <text:p>3.4436e-06</text:p>
          </table:table-cell>
          <table:table-cell table:style-name="ce1" office:value-type="string">
            <text:p>3.9084e-08</text:p>
          </table:table-cell>
          <table:table-cell table:style-name="ce1" office:value-type="string">
            <text:p>8.088e-07</text:p>
          </table:table-cell>
          <table:table-cell table:style-name="ce1" office:value-type="string">
            <text:p>2.2576e-05</text:p>
          </table:table-cell>
          <table:table-cell table:style-name="ce1" office:value-type="string">
            <text:p>3.2055e-19</text:p>
          </table:table-cell>
          <table:table-cell office:value-type="float" office:value="0.00015131">
            <text:p>0.00015131</text:p>
          </table:table-cell>
          <table:table-cell table:style-name="ce1" office:value-type="string">
            <text:p>4.7316e-05</text:p>
          </table:table-cell>
          <table:table-cell office:value-type="float" office:value="0.0012134">
            <text:p>0.0012134</text:p>
          </table:table-cell>
          <table:table-cell table:style-name="ce1" office:value-type="string">
            <text:p>1.9856e-05</text:p>
          </table:table-cell>
          <table:table-cell office:value-type="float" office:value="0">
            <text:p>0</text:p>
          </table:table-cell>
          <table:table-cell table:style-name="ce1" office:value-type="string">
            <text:p>8.085e-07</text:p>
          </table:table-cell>
          <table:table-cell table:style-name="ce1" office:value-type="string">
            <text:p>2.2575e-05</text:p>
          </table:table-cell>
          <table:table-cell table:style-name="ce1" office:value-type="string">
            <text:p>3.2054e-19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R167]*1000000" office:value-type="float" office:value="149.35">
            <text:p>149.35</text:p>
          </table:table-cell>
          <table:table-cell table:formula="of:=[.S167]*1000000" office:value-type="float" office:value="46.722">
            <text:p>46.722</text:p>
          </table:table-cell>
          <table:table-cell table:formula="of:=[.T167]*1000000" office:value-type="float" office:value="1215.9">
            <text:p>1215.9</text:p>
          </table:table-cell>
          <table:table-cell table:formula="of:=[.U167]*1000000" office:value-type="float" office:value="3.3769">
            <text:p>3.3769</text:p>
          </table:table-cell>
          <table:table-cell table:formula="of:=[.V167]*1000000" office:value-type="float" office:value="0.039147">
            <text:p>0.039147</text:p>
          </table:table-cell>
          <table:table-cell table:formula="of:=[.W167]*1000000" office:value-type="float" office:value="0.80154">
            <text:p>0.80154</text:p>
          </table:table-cell>
          <table:table-cell table:formula="of:=[.X167]*1000000" office:value-type="float" office:value="22.363">
            <text:p>22.363</text:p>
          </table:table-cell>
          <table:table-cell table:formula="of:=[.Y167]*1000000" office:value-type="float" office:value="0.00000000000031133">
            <text:p>3.1133E-013</text:p>
          </table:table-cell>
          <table:table-cell table:formula="of:=[.Z167]*1000000" office:value-type="float" office:value="149.34">
            <text:p>149.34</text:p>
          </table:table-cell>
          <table:table-cell table:formula="of:=[.AA167]*1000000" office:value-type="float" office:value="46.722">
            <text:p>46.722</text:p>
          </table:table-cell>
          <table:table-cell table:formula="of:=[.AB167]*1000000" office:value-type="float" office:value="1216">
            <text:p>1216</text:p>
          </table:table-cell>
          <table:table-cell table:formula="of:=[.AC167]*1000000" office:value-type="float" office:value="19.857">
            <text:p>19.857</text:p>
          </table:table-cell>
          <table:table-cell table:formula="of:=[.AD167]*1000000" office:value-type="float" office:value="0">
            <text:p>0</text:p>
          </table:table-cell>
          <table:table-cell table:formula="of:=[.AE167]*1000000" office:value-type="float" office:value="0.80123">
            <text:p>0.80123</text:p>
          </table:table-cell>
          <table:table-cell table:formula="of:=[.AF167]*1000000" office:value-type="float" office:value="22.363">
            <text:p>22.363</text:p>
          </table:table-cell>
          <table:table-cell table:formula="of:=[.AG167]*1000000" office:value-type="float" office:value="0.00000000000031132">
            <text:p>3.1132E-013</text:p>
          </table:table-cell>
          <table:table-cell office:value-type="float" office:value="0.00014935">
            <text:p>0.00014935</text:p>
          </table:table-cell>
          <table:table-cell table:style-name="ce1" office:value-type="string">
            <text:p>4.6722e-05</text:p>
          </table:table-cell>
          <table:table-cell office:value-type="float" office:value="0.0012159">
            <text:p>0.0012159</text:p>
          </table:table-cell>
          <table:table-cell table:style-name="ce1" office:value-type="string">
            <text:p>3.3769e-06</text:p>
          </table:table-cell>
          <table:table-cell table:style-name="ce1" office:value-type="string">
            <text:p>3.9147e-08</text:p>
          </table:table-cell>
          <table:table-cell table:style-name="ce1" office:value-type="string">
            <text:p>8.0154e-07</text:p>
          </table:table-cell>
          <table:table-cell table:style-name="ce1" office:value-type="string">
            <text:p>2.2363e-05</text:p>
          </table:table-cell>
          <table:table-cell table:style-name="ce1" office:value-type="string">
            <text:p>3.1133e-19</text:p>
          </table:table-cell>
          <table:table-cell office:value-type="float" office:value="0.00014934">
            <text:p>0.00014934</text:p>
          </table:table-cell>
          <table:table-cell table:style-name="ce1" office:value-type="string">
            <text:p>4.6722e-05</text:p>
          </table:table-cell>
          <table:table-cell office:value-type="float" office:value="0.001216">
            <text:p>0.001216</text:p>
          </table:table-cell>
          <table:table-cell table:style-name="ce1" office:value-type="string">
            <text:p>1.9857e-05</text:p>
          </table:table-cell>
          <table:table-cell office:value-type="float" office:value="0">
            <text:p>0</text:p>
          </table:table-cell>
          <table:table-cell table:style-name="ce1" office:value-type="string">
            <text:p>8.0123e-07</text:p>
          </table:table-cell>
          <table:table-cell table:style-name="ce1" office:value-type="string">
            <text:p>2.2363e-05</text:p>
          </table:table-cell>
          <table:table-cell table:style-name="ce1" office:value-type="string">
            <text:p>3.1132e-19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R168]*1000000" office:value-type="float" office:value="147.41">
            <text:p>147.41</text:p>
          </table:table-cell>
          <table:table-cell table:formula="of:=[.S168]*1000000" office:value-type="float" office:value="46.136">
            <text:p>46.136</text:p>
          </table:table-cell>
          <table:table-cell table:formula="of:=[.T168]*1000000" office:value-type="float" office:value="1218.5">
            <text:p>1218.5</text:p>
          </table:table-cell>
          <table:table-cell table:formula="of:=[.U168]*1000000" office:value-type="float" office:value="3.3114">
            <text:p>3.3114</text:p>
          </table:table-cell>
          <table:table-cell table:formula="of:=[.V168]*1000000" office:value-type="float" office:value="0.03921">
            <text:p>0.03921</text:p>
          </table:table-cell>
          <table:table-cell table:formula="of:=[.W168]*1000000" office:value-type="float" office:value="0.79435">
            <text:p>0.79435</text:p>
          </table:table-cell>
          <table:table-cell table:formula="of:=[.X168]*1000000" office:value-type="float" office:value="22.152">
            <text:p>22.152</text:p>
          </table:table-cell>
          <table:table-cell table:formula="of:=[.Y168]*1000000" office:value-type="float" office:value="0.00000000000030238">
            <text:p>3.0238E-013</text:p>
          </table:table-cell>
          <table:table-cell table:formula="of:=[.Z168]*1000000" office:value-type="float" office:value="147.41">
            <text:p>147.41</text:p>
          </table:table-cell>
          <table:table-cell table:formula="of:=[.AA168]*1000000" office:value-type="float" office:value="46.136">
            <text:p>46.136</text:p>
          </table:table-cell>
          <table:table-cell table:formula="of:=[.AB168]*1000000" office:value-type="float" office:value="1218.5">
            <text:p>1218.5</text:p>
          </table:table-cell>
          <table:table-cell table:formula="of:=[.AC168]*1000000" office:value-type="float" office:value="19.859">
            <text:p>19.859</text:p>
          </table:table-cell>
          <table:table-cell table:formula="of:=[.AD168]*1000000" office:value-type="float" office:value="0">
            <text:p>0</text:p>
          </table:table-cell>
          <table:table-cell table:formula="of:=[.AE168]*1000000" office:value-type="float" office:value="0.79404">
            <text:p>0.79404</text:p>
          </table:table-cell>
          <table:table-cell table:formula="of:=[.AF168]*1000000" office:value-type="float" office:value="22.152">
            <text:p>22.152</text:p>
          </table:table-cell>
          <table:table-cell table:formula="of:=[.AG168]*1000000" office:value-type="float" office:value="0.00000000000030237">
            <text:p>3.0237E-013</text:p>
          </table:table-cell>
          <table:table-cell office:value-type="float" office:value="0.00014741">
            <text:p>0.00014741</text:p>
          </table:table-cell>
          <table:table-cell table:style-name="ce1" office:value-type="string">
            <text:p>4.6136e-05</text:p>
          </table:table-cell>
          <table:table-cell office:value-type="float" office:value="0.0012185">
            <text:p>0.0012185</text:p>
          </table:table-cell>
          <table:table-cell table:style-name="ce1" office:value-type="string">
            <text:p>3.3114e-06</text:p>
          </table:table-cell>
          <table:table-cell table:style-name="ce1" office:value-type="string">
            <text:p>3.921e-08</text:p>
          </table:table-cell>
          <table:table-cell table:style-name="ce1" office:value-type="string">
            <text:p>7.9435e-07</text:p>
          </table:table-cell>
          <table:table-cell table:style-name="ce1" office:value-type="string">
            <text:p>2.2152e-05</text:p>
          </table:table-cell>
          <table:table-cell table:style-name="ce1" office:value-type="string">
            <text:p>3.0238e-19</text:p>
          </table:table-cell>
          <table:table-cell office:value-type="float" office:value="0.00014741">
            <text:p>0.00014741</text:p>
          </table:table-cell>
          <table:table-cell table:style-name="ce1" office:value-type="string">
            <text:p>4.6136e-05</text:p>
          </table:table-cell>
          <table:table-cell office:value-type="float" office:value="0.0012185">
            <text:p>0.0012185</text:p>
          </table:table-cell>
          <table:table-cell table:style-name="ce1" office:value-type="string">
            <text:p>1.9859e-05</text:p>
          </table:table-cell>
          <table:table-cell office:value-type="float" office:value="0">
            <text:p>0</text:p>
          </table:table-cell>
          <table:table-cell table:style-name="ce1" office:value-type="string">
            <text:p>7.9404e-07</text:p>
          </table:table-cell>
          <table:table-cell table:style-name="ce1" office:value-type="string">
            <text:p>2.2152e-05</text:p>
          </table:table-cell>
          <table:table-cell table:style-name="ce1" office:value-type="string">
            <text:p>3.0237e-19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R169]*1000000" office:value-type="float" office:value="145.5">
            <text:p>145.5</text:p>
          </table:table-cell>
          <table:table-cell table:formula="of:=[.S169]*1000000" office:value-type="float" office:value="45.556">
            <text:p>45.556</text:p>
          </table:table-cell>
          <table:table-cell table:formula="of:=[.T169]*1000000" office:value-type="float" office:value="1220.9">
            <text:p>1220.9</text:p>
          </table:table-cell>
          <table:table-cell table:formula="of:=[.U169]*1000000" office:value-type="float" office:value="3.2469">
            <text:p>3.2469</text:p>
          </table:table-cell>
          <table:table-cell table:formula="of:=[.V169]*1000000" office:value-type="float" office:value="0.039273">
            <text:p>0.039273</text:p>
          </table:table-cell>
          <table:table-cell table:formula="of:=[.W169]*1000000" office:value-type="float" office:value="0.78722">
            <text:p>0.78722</text:p>
          </table:table-cell>
          <table:table-cell table:formula="of:=[.X169]*1000000" office:value-type="float" office:value="21.943">
            <text:p>21.943</text:p>
          </table:table-cell>
          <table:table-cell table:formula="of:=[.Y169]*1000000" office:value-type="float" office:value="0.00000000000029371">
            <text:p>2.9371E-013</text:p>
          </table:table-cell>
          <table:table-cell table:formula="of:=[.Z169]*1000000" office:value-type="float" office:value="145.5">
            <text:p>145.5</text:p>
          </table:table-cell>
          <table:table-cell table:formula="of:=[.AA169]*1000000" office:value-type="float" office:value="45.557">
            <text:p>45.557</text:p>
          </table:table-cell>
          <table:table-cell table:formula="of:=[.AB169]*1000000" office:value-type="float" office:value="1220.9">
            <text:p>1220.9</text:p>
          </table:table-cell>
          <table:table-cell table:formula="of:=[.AC169]*1000000" office:value-type="float" office:value="19.86">
            <text:p>19.86</text:p>
          </table:table-cell>
          <table:table-cell table:formula="of:=[.AD169]*1000000" office:value-type="float" office:value="0">
            <text:p>0</text:p>
          </table:table-cell>
          <table:table-cell table:formula="of:=[.AE169]*1000000" office:value-type="float" office:value="0.78691">
            <text:p>0.78691</text:p>
          </table:table-cell>
          <table:table-cell table:formula="of:=[.AF169]*1000000" office:value-type="float" office:value="21.943">
            <text:p>21.943</text:p>
          </table:table-cell>
          <table:table-cell table:formula="of:=[.AG169]*1000000" office:value-type="float" office:value="0.0000000000002937">
            <text:p>2.937E-013</text:p>
          </table:table-cell>
          <table:table-cell office:value-type="float" office:value="0.0001455">
            <text:p>0.0001455</text:p>
          </table:table-cell>
          <table:table-cell table:style-name="ce1" office:value-type="string">
            <text:p>4.5556e-05</text:p>
          </table:table-cell>
          <table:table-cell office:value-type="float" office:value="0.0012209">
            <text:p>0.0012209</text:p>
          </table:table-cell>
          <table:table-cell table:style-name="ce1" office:value-type="string">
            <text:p>3.2469e-06</text:p>
          </table:table-cell>
          <table:table-cell table:style-name="ce1" office:value-type="string">
            <text:p>3.9273e-08</text:p>
          </table:table-cell>
          <table:table-cell table:style-name="ce1" office:value-type="string">
            <text:p>7.8722e-07</text:p>
          </table:table-cell>
          <table:table-cell table:style-name="ce1" office:value-type="string">
            <text:p>2.1943e-05</text:p>
          </table:table-cell>
          <table:table-cell table:style-name="ce1" office:value-type="string">
            <text:p>2.9371e-19</text:p>
          </table:table-cell>
          <table:table-cell office:value-type="float" office:value="0.0001455">
            <text:p>0.0001455</text:p>
          </table:table-cell>
          <table:table-cell table:style-name="ce1" office:value-type="string">
            <text:p>4.5557e-05</text:p>
          </table:table-cell>
          <table:table-cell office:value-type="float" office:value="0.0012209">
            <text:p>0.0012209</text:p>
          </table:table-cell>
          <table:table-cell table:style-name="ce1" office:value-type="string">
            <text:p>1.986e-05</text:p>
          </table:table-cell>
          <table:table-cell office:value-type="float" office:value="0">
            <text:p>0</text:p>
          </table:table-cell>
          <table:table-cell table:style-name="ce1" office:value-type="string">
            <text:p>7.8691e-07</text:p>
          </table:table-cell>
          <table:table-cell table:style-name="ce1" office:value-type="string">
            <text:p>2.1943e-05</text:p>
          </table:table-cell>
          <table:table-cell table:style-name="ce1" office:value-type="string">
            <text:p>2.937e-19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R170]*1000000" office:value-type="float" office:value="143.62">
            <text:p>143.62</text:p>
          </table:table-cell>
          <table:table-cell table:formula="of:=[.S170]*1000000" office:value-type="float" office:value="44.984">
            <text:p>44.984</text:p>
          </table:table-cell>
          <table:table-cell table:formula="of:=[.T170]*1000000" office:value-type="float" office:value="1223.4">
            <text:p>1223.4</text:p>
          </table:table-cell>
          <table:table-cell table:formula="of:=[.U170]*1000000" office:value-type="float" office:value="3.1836">
            <text:p>3.1836</text:p>
          </table:table-cell>
          <table:table-cell table:formula="of:=[.V170]*1000000" office:value-type="float" office:value="0.039336">
            <text:p>0.039336</text:p>
          </table:table-cell>
          <table:table-cell table:formula="of:=[.W170]*1000000" office:value-type="float" office:value="0.78017">
            <text:p>0.78017</text:p>
          </table:table-cell>
          <table:table-cell table:formula="of:=[.X170]*1000000" office:value-type="float" office:value="21.736">
            <text:p>21.736</text:p>
          </table:table-cell>
          <table:table-cell table:formula="of:=[.Y170]*1000000" office:value-type="float" office:value="0.0000000000002853">
            <text:p>2.853E-013</text:p>
          </table:table-cell>
          <table:table-cell table:formula="of:=[.Z170]*1000000" office:value-type="float" office:value="143.61">
            <text:p>143.61</text:p>
          </table:table-cell>
          <table:table-cell table:formula="of:=[.AA170]*1000000" office:value-type="float" office:value="44.984">
            <text:p>44.984</text:p>
          </table:table-cell>
          <table:table-cell table:formula="of:=[.AB170]*1000000" office:value-type="float" office:value="1223.4">
            <text:p>1223.4</text:p>
          </table:table-cell>
          <table:table-cell table:formula="of:=[.AC170]*1000000" office:value-type="float" office:value="19.861">
            <text:p>19.861</text:p>
          </table:table-cell>
          <table:table-cell table:formula="of:=[.AD170]*1000000" office:value-type="float" office:value="0">
            <text:p>0</text:p>
          </table:table-cell>
          <table:table-cell table:formula="of:=[.AE170]*1000000" office:value-type="float" office:value="0.77985">
            <text:p>0.77985</text:p>
          </table:table-cell>
          <table:table-cell table:formula="of:=[.AF170]*1000000" office:value-type="float" office:value="21.735">
            <text:p>21.735</text:p>
          </table:table-cell>
          <table:table-cell table:formula="of:=[.AG170]*1000000" office:value-type="float" office:value="0.0000000000002853">
            <text:p>2.853E-013</text:p>
          </table:table-cell>
          <table:table-cell office:value-type="float" office:value="0.00014362">
            <text:p>0.00014362</text:p>
          </table:table-cell>
          <table:table-cell table:style-name="ce1" office:value-type="string">
            <text:p>4.4984e-05</text:p>
          </table:table-cell>
          <table:table-cell office:value-type="float" office:value="0.0012234">
            <text:p>0.0012234</text:p>
          </table:table-cell>
          <table:table-cell table:style-name="ce1" office:value-type="string">
            <text:p>3.1836e-06</text:p>
          </table:table-cell>
          <table:table-cell table:style-name="ce1" office:value-type="string">
            <text:p>3.9336e-08</text:p>
          </table:table-cell>
          <table:table-cell table:style-name="ce1" office:value-type="string">
            <text:p>7.8017e-07</text:p>
          </table:table-cell>
          <table:table-cell table:style-name="ce1" office:value-type="string">
            <text:p>2.1736e-05</text:p>
          </table:table-cell>
          <table:table-cell table:style-name="ce1" office:value-type="string">
            <text:p>2.853e-19</text:p>
          </table:table-cell>
          <table:table-cell office:value-type="float" office:value="0.00014361">
            <text:p>0.00014361</text:p>
          </table:table-cell>
          <table:table-cell table:style-name="ce1" office:value-type="string">
            <text:p>4.4984e-05</text:p>
          </table:table-cell>
          <table:table-cell office:value-type="float" office:value="0.0012234">
            <text:p>0.0012234</text:p>
          </table:table-cell>
          <table:table-cell table:style-name="ce1" office:value-type="string">
            <text:p>1.9861e-05</text:p>
          </table:table-cell>
          <table:table-cell office:value-type="float" office:value="0">
            <text:p>0</text:p>
          </table:table-cell>
          <table:table-cell table:style-name="ce1" office:value-type="string">
            <text:p>7.7985e-07</text:p>
          </table:table-cell>
          <table:table-cell table:style-name="ce1" office:value-type="string">
            <text:p>2.1735e-05</text:p>
          </table:table-cell>
          <table:table-cell table:style-name="ce1" office:value-type="string">
            <text:p>2.853e-19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R171]*1000000" office:value-type="float" office:value="141.76">
            <text:p>141.76</text:p>
          </table:table-cell>
          <table:table-cell table:formula="of:=[.S171]*1000000" office:value-type="float" office:value="44.419">
            <text:p>44.419</text:p>
          </table:table-cell>
          <table:table-cell table:formula="of:=[.T171]*1000000" office:value-type="float" office:value="1225.8">
            <text:p>1225.8</text:p>
          </table:table-cell>
          <table:table-cell table:formula="of:=[.U171]*1000000" office:value-type="float" office:value="3.1214">
            <text:p>3.1214</text:p>
          </table:table-cell>
          <table:table-cell table:formula="of:=[.V171]*1000000" office:value-type="float" office:value="0.039398">
            <text:p>0.039398</text:p>
          </table:table-cell>
          <table:table-cell table:formula="of:=[.W171]*1000000" office:value-type="float" office:value="0.77318">
            <text:p>0.77318</text:p>
          </table:table-cell>
          <table:table-cell table:formula="of:=[.X171]*1000000" office:value-type="float" office:value="21.53">
            <text:p>21.53</text:p>
          </table:table-cell>
          <table:table-cell table:formula="of:=[.Y171]*1000000" office:value-type="float" office:value="0.00000000000027715">
            <text:p>2.7715E-013</text:p>
          </table:table-cell>
          <table:table-cell table:formula="of:=[.Z171]*1000000" office:value-type="float" office:value="141.75">
            <text:p>141.75</text:p>
          </table:table-cell>
          <table:table-cell table:formula="of:=[.AA171]*1000000" office:value-type="float" office:value="44.419">
            <text:p>44.419</text:p>
          </table:table-cell>
          <table:table-cell table:formula="of:=[.AB171]*1000000" office:value-type="float" office:value="1225.8">
            <text:p>1225.8</text:p>
          </table:table-cell>
          <table:table-cell table:formula="of:=[.AC171]*1000000" office:value-type="float" office:value="19.863">
            <text:p>19.863</text:p>
          </table:table-cell>
          <table:table-cell table:formula="of:=[.AD171]*1000000" office:value-type="float" office:value="0">
            <text:p>0</text:p>
          </table:table-cell>
          <table:table-cell table:formula="of:=[.AE171]*1000000" office:value-type="float" office:value="0.77287">
            <text:p>0.77287</text:p>
          </table:table-cell>
          <table:table-cell table:formula="of:=[.AF171]*1000000" office:value-type="float" office:value="21.53">
            <text:p>21.53</text:p>
          </table:table-cell>
          <table:table-cell table:formula="of:=[.AG171]*1000000" office:value-type="float" office:value="0.00000000000027715">
            <text:p>2.7715E-013</text:p>
          </table:table-cell>
          <table:table-cell office:value-type="float" office:value="0.00014176">
            <text:p>0.00014176</text:p>
          </table:table-cell>
          <table:table-cell table:style-name="ce1" office:value-type="string">
            <text:p>4.4419e-05</text:p>
          </table:table-cell>
          <table:table-cell office:value-type="float" office:value="0.0012258">
            <text:p>0.0012258</text:p>
          </table:table-cell>
          <table:table-cell table:style-name="ce1" office:value-type="string">
            <text:p>3.1214e-06</text:p>
          </table:table-cell>
          <table:table-cell table:style-name="ce1" office:value-type="string">
            <text:p>3.9398e-08</text:p>
          </table:table-cell>
          <table:table-cell table:style-name="ce1" office:value-type="string">
            <text:p>7.7318e-07</text:p>
          </table:table-cell>
          <table:table-cell table:style-name="ce1" office:value-type="string">
            <text:p>2.153e-05</text:p>
          </table:table-cell>
          <table:table-cell table:style-name="ce1" office:value-type="string">
            <text:p>2.7715e-19</text:p>
          </table:table-cell>
          <table:table-cell office:value-type="float" office:value="0.00014175">
            <text:p>0.00014175</text:p>
          </table:table-cell>
          <table:table-cell table:style-name="ce1" office:value-type="string">
            <text:p>4.4419e-05</text:p>
          </table:table-cell>
          <table:table-cell office:value-type="float" office:value="0.0012258">
            <text:p>0.0012258</text:p>
          </table:table-cell>
          <table:table-cell table:style-name="ce1" office:value-type="string">
            <text:p>1.9863e-05</text:p>
          </table:table-cell>
          <table:table-cell office:value-type="float" office:value="0">
            <text:p>0</text:p>
          </table:table-cell>
          <table:table-cell table:style-name="ce1" office:value-type="string">
            <text:p>7.7287e-07</text:p>
          </table:table-cell>
          <table:table-cell table:style-name="ce1" office:value-type="string">
            <text:p>2.153e-05</text:p>
          </table:table-cell>
          <table:table-cell table:style-name="ce1" office:value-type="string">
            <text:p>2.7715e-19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R172]*1000000" office:value-type="float" office:value="139.93">
            <text:p>139.93</text:p>
          </table:table-cell>
          <table:table-cell table:formula="of:=[.S172]*1000000" office:value-type="float" office:value="43.861">
            <text:p>43.861</text:p>
          </table:table-cell>
          <table:table-cell table:formula="of:=[.T172]*1000000" office:value-type="float" office:value="1228.1">
            <text:p>1228.1</text:p>
          </table:table-cell>
          <table:table-cell table:formula="of:=[.U172]*1000000" office:value-type="float" office:value="3.0602">
            <text:p>3.0602</text:p>
          </table:table-cell>
          <table:table-cell table:formula="of:=[.V172]*1000000" office:value-type="float" office:value="0.039461">
            <text:p>0.039461</text:p>
          </table:table-cell>
          <table:table-cell table:formula="of:=[.W172]*1000000" office:value-type="float" office:value="0.76627">
            <text:p>0.76627</text:p>
          </table:table-cell>
          <table:table-cell table:formula="of:=[.X172]*1000000" office:value-type="float" office:value="21.327">
            <text:p>21.327</text:p>
          </table:table-cell>
          <table:table-cell table:formula="of:=[.Y172]*1000000" office:value-type="float" office:value="0.00000000000026925">
            <text:p>2.6925E-013</text:p>
          </table:table-cell>
          <table:table-cell table:formula="of:=[.Z172]*1000000" office:value-type="float" office:value="139.92">
            <text:p>139.92</text:p>
          </table:table-cell>
          <table:table-cell table:formula="of:=[.AA172]*1000000" office:value-type="float" office:value="43.861">
            <text:p>43.861</text:p>
          </table:table-cell>
          <table:table-cell table:formula="of:=[.AB172]*1000000" office:value-type="float" office:value="1228.1">
            <text:p>1228.1</text:p>
          </table:table-cell>
          <table:table-cell table:formula="of:=[.AC172]*1000000" office:value-type="float" office:value="19.864">
            <text:p>19.864</text:p>
          </table:table-cell>
          <table:table-cell table:formula="of:=[.AD172]*1000000" office:value-type="float" office:value="0">
            <text:p>0</text:p>
          </table:table-cell>
          <table:table-cell table:formula="of:=[.AE172]*1000000" office:value-type="float" office:value="0.76595">
            <text:p>0.76595</text:p>
          </table:table-cell>
          <table:table-cell table:formula="of:=[.AF172]*1000000" office:value-type="float" office:value="21.326">
            <text:p>21.326</text:p>
          </table:table-cell>
          <table:table-cell table:formula="of:=[.AG172]*1000000" office:value-type="float" office:value="0.00000000000026924">
            <text:p>2.6924E-013</text:p>
          </table:table-cell>
          <table:table-cell office:value-type="float" office:value="0.00013993">
            <text:p>0.00013993</text:p>
          </table:table-cell>
          <table:table-cell table:style-name="ce1" office:value-type="string">
            <text:p>4.3861e-05</text:p>
          </table:table-cell>
          <table:table-cell office:value-type="float" office:value="0.0012281">
            <text:p>0.0012281</text:p>
          </table:table-cell>
          <table:table-cell table:style-name="ce1" office:value-type="string">
            <text:p>3.0602e-06</text:p>
          </table:table-cell>
          <table:table-cell table:style-name="ce1" office:value-type="string">
            <text:p>3.9461e-08</text:p>
          </table:table-cell>
          <table:table-cell table:style-name="ce1" office:value-type="string">
            <text:p>7.6627e-07</text:p>
          </table:table-cell>
          <table:table-cell table:style-name="ce1" office:value-type="string">
            <text:p>2.1327e-05</text:p>
          </table:table-cell>
          <table:table-cell table:style-name="ce1" office:value-type="string">
            <text:p>2.6925e-19</text:p>
          </table:table-cell>
          <table:table-cell office:value-type="float" office:value="0.00013992">
            <text:p>0.00013992</text:p>
          </table:table-cell>
          <table:table-cell table:style-name="ce1" office:value-type="string">
            <text:p>4.3861e-05</text:p>
          </table:table-cell>
          <table:table-cell office:value-type="float" office:value="0.0012281">
            <text:p>0.0012281</text:p>
          </table:table-cell>
          <table:table-cell table:style-name="ce1" office:value-type="string">
            <text:p>1.9864e-05</text:p>
          </table:table-cell>
          <table:table-cell office:value-type="float" office:value="0">
            <text:p>0</text:p>
          </table:table-cell>
          <table:table-cell table:style-name="ce1" office:value-type="string">
            <text:p>7.6595e-07</text:p>
          </table:table-cell>
          <table:table-cell table:style-name="ce1" office:value-type="string">
            <text:p>2.1326e-05</text:p>
          </table:table-cell>
          <table:table-cell table:style-name="ce1" office:value-type="string">
            <text:p>2.6924e-19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R173]*1000000" office:value-type="float" office:value="138.12">
            <text:p>138.12</text:p>
          </table:table-cell>
          <table:table-cell table:formula="of:=[.S173]*1000000" office:value-type="float" office:value="43.31">
            <text:p>43.31</text:p>
          </table:table-cell>
          <table:table-cell table:formula="of:=[.T173]*1000000" office:value-type="float" office:value="1230.5">
            <text:p>1230.5</text:p>
          </table:table-cell>
          <table:table-cell table:formula="of:=[.U173]*1000000" office:value-type="float" office:value="3.0001">
            <text:p>3.0001</text:p>
          </table:table-cell>
          <table:table-cell table:formula="of:=[.V173]*1000000" office:value-type="float" office:value="0.039523">
            <text:p>0.039523</text:p>
          </table:table-cell>
          <table:table-cell table:formula="of:=[.W173]*1000000" office:value-type="float" office:value="0.75942">
            <text:p>0.75942</text:p>
          </table:table-cell>
          <table:table-cell table:formula="of:=[.X173]*1000000" office:value-type="float" office:value="21.125">
            <text:p>21.125</text:p>
          </table:table-cell>
          <table:table-cell table:formula="of:=[.Y173]*1000000" office:value-type="float" office:value="0.00000000000026159">
            <text:p>2.6159E-013</text:p>
          </table:table-cell>
          <table:table-cell table:formula="of:=[.Z173]*1000000" office:value-type="float" office:value="138.12">
            <text:p>138.12</text:p>
          </table:table-cell>
          <table:table-cell table:formula="of:=[.AA173]*1000000" office:value-type="float" office:value="43.31">
            <text:p>43.31</text:p>
          </table:table-cell>
          <table:table-cell table:formula="of:=[.AB173]*1000000" office:value-type="float" office:value="1230.5">
            <text:p>1230.5</text:p>
          </table:table-cell>
          <table:table-cell table:formula="of:=[.AC173]*1000000" office:value-type="float" office:value="19.865">
            <text:p>19.865</text:p>
          </table:table-cell>
          <table:table-cell table:formula="of:=[.AD173]*1000000" office:value-type="float" office:value="0">
            <text:p>0</text:p>
          </table:table-cell>
          <table:table-cell table:formula="of:=[.AE173]*1000000" office:value-type="float" office:value="0.7591">
            <text:p>0.7591</text:p>
          </table:table-cell>
          <table:table-cell table:formula="of:=[.AF173]*1000000" office:value-type="float" office:value="21.125">
            <text:p>21.125</text:p>
          </table:table-cell>
          <table:table-cell table:formula="of:=[.AG173]*1000000" office:value-type="float" office:value="0.00000000000026158">
            <text:p>2.6158E-013</text:p>
          </table:table-cell>
          <table:table-cell office:value-type="float" office:value="0.00013812">
            <text:p>0.00013812</text:p>
          </table:table-cell>
          <table:table-cell table:style-name="ce1" office:value-type="string">
            <text:p>4.331e-05</text:p>
          </table:table-cell>
          <table:table-cell office:value-type="float" office:value="0.0012305">
            <text:p>0.0012305</text:p>
          </table:table-cell>
          <table:table-cell table:style-name="ce1" office:value-type="string">
            <text:p>3.0001e-06</text:p>
          </table:table-cell>
          <table:table-cell table:style-name="ce1" office:value-type="string">
            <text:p>3.9523e-08</text:p>
          </table:table-cell>
          <table:table-cell table:style-name="ce1" office:value-type="string">
            <text:p>7.5942e-07</text:p>
          </table:table-cell>
          <table:table-cell table:style-name="ce1" office:value-type="string">
            <text:p>2.1125e-05</text:p>
          </table:table-cell>
          <table:table-cell table:style-name="ce1" office:value-type="string">
            <text:p>2.6159e-19</text:p>
          </table:table-cell>
          <table:table-cell office:value-type="float" office:value="0.00013812">
            <text:p>0.00013812</text:p>
          </table:table-cell>
          <table:table-cell table:style-name="ce1" office:value-type="string">
            <text:p>4.331e-05</text:p>
          </table:table-cell>
          <table:table-cell office:value-type="float" office:value="0.0012305">
            <text:p>0.0012305</text:p>
          </table:table-cell>
          <table:table-cell table:style-name="ce1" office:value-type="string">
            <text:p>1.9865e-05</text:p>
          </table:table-cell>
          <table:table-cell office:value-type="float" office:value="0">
            <text:p>0</text:p>
          </table:table-cell>
          <table:table-cell table:style-name="ce1" office:value-type="string">
            <text:p>7.591e-07</text:p>
          </table:table-cell>
          <table:table-cell table:style-name="ce1" office:value-type="string">
            <text:p>2.1125e-05</text:p>
          </table:table-cell>
          <table:table-cell table:style-name="ce1" office:value-type="string">
            <text:p>2.6158e-19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R174]*1000000" office:value-type="float" office:value="136.34">
            <text:p>136.34</text:p>
          </table:table-cell>
          <table:table-cell table:formula="of:=[.S174]*1000000" office:value-type="float" office:value="42.765">
            <text:p>42.765</text:p>
          </table:table-cell>
          <table:table-cell table:formula="of:=[.T174]*1000000" office:value-type="float" office:value="1232.8">
            <text:p>1232.8</text:p>
          </table:table-cell>
          <table:table-cell table:formula="of:=[.U174]*1000000" office:value-type="float" office:value="2.9411">
            <text:p>2.9411</text:p>
          </table:table-cell>
          <table:table-cell table:formula="of:=[.V174]*1000000" office:value-type="float" office:value="0.039585">
            <text:p>0.039585</text:p>
          </table:table-cell>
          <table:table-cell table:formula="of:=[.W174]*1000000" office:value-type="float" office:value="0.75264">
            <text:p>0.75264</text:p>
          </table:table-cell>
          <table:table-cell table:formula="of:=[.X174]*1000000" office:value-type="float" office:value="20.925">
            <text:p>20.925</text:p>
          </table:table-cell>
          <table:table-cell table:formula="of:=[.Y174]*1000000" office:value-type="float" office:value="0.00000000000025416">
            <text:p>2.5416E-013</text:p>
          </table:table-cell>
          <table:table-cell table:formula="of:=[.Z174]*1000000" office:value-type="float" office:value="136.33">
            <text:p>136.33</text:p>
          </table:table-cell>
          <table:table-cell table:formula="of:=[.AA174]*1000000" office:value-type="float" office:value="42.765">
            <text:p>42.765</text:p>
          </table:table-cell>
          <table:table-cell table:formula="of:=[.AB174]*1000000" office:value-type="float" office:value="1232.8">
            <text:p>1232.8</text:p>
          </table:table-cell>
          <table:table-cell table:formula="of:=[.AC174]*1000000" office:value-type="float" office:value="19.867">
            <text:p>19.867</text:p>
          </table:table-cell>
          <table:table-cell table:formula="of:=[.AD174]*1000000" office:value-type="float" office:value="0">
            <text:p>0</text:p>
          </table:table-cell>
          <table:table-cell table:formula="of:=[.AE174]*1000000" office:value-type="float" office:value="0.75231">
            <text:p>0.75231</text:p>
          </table:table-cell>
          <table:table-cell table:formula="of:=[.AF174]*1000000" office:value-type="float" office:value="20.925">
            <text:p>20.925</text:p>
          </table:table-cell>
          <table:table-cell table:formula="of:=[.AG174]*1000000" office:value-type="float" office:value="0.00000000000025416">
            <text:p>2.5416E-013</text:p>
          </table:table-cell>
          <table:table-cell office:value-type="float" office:value="0.00013634">
            <text:p>0.00013634</text:p>
          </table:table-cell>
          <table:table-cell table:style-name="ce1" office:value-type="string">
            <text:p>4.2765e-05</text:p>
          </table:table-cell>
          <table:table-cell office:value-type="float" office:value="0.0012328">
            <text:p>0.0012328</text:p>
          </table:table-cell>
          <table:table-cell table:style-name="ce1" office:value-type="string">
            <text:p>2.9411e-06</text:p>
          </table:table-cell>
          <table:table-cell table:style-name="ce1" office:value-type="string">
            <text:p>3.9585e-08</text:p>
          </table:table-cell>
          <table:table-cell table:style-name="ce1" office:value-type="string">
            <text:p>7.5264e-07</text:p>
          </table:table-cell>
          <table:table-cell table:style-name="ce1" office:value-type="string">
            <text:p>2.0925e-05</text:p>
          </table:table-cell>
          <table:table-cell table:style-name="ce1" office:value-type="string">
            <text:p>2.5416e-19</text:p>
          </table:table-cell>
          <table:table-cell office:value-type="float" office:value="0.00013633">
            <text:p>0.00013633</text:p>
          </table:table-cell>
          <table:table-cell table:style-name="ce1" office:value-type="string">
            <text:p>4.2765e-05</text:p>
          </table:table-cell>
          <table:table-cell office:value-type="float" office:value="0.0012328">
            <text:p>0.0012328</text:p>
          </table:table-cell>
          <table:table-cell table:style-name="ce1" office:value-type="string">
            <text:p>1.9867e-05</text:p>
          </table:table-cell>
          <table:table-cell office:value-type="float" office:value="0">
            <text:p>0</text:p>
          </table:table-cell>
          <table:table-cell table:style-name="ce1" office:value-type="string">
            <text:p>7.5231e-07</text:p>
          </table:table-cell>
          <table:table-cell table:style-name="ce1" office:value-type="string">
            <text:p>2.0925e-05</text:p>
          </table:table-cell>
          <table:table-cell table:style-name="ce1" office:value-type="string">
            <text:p>2.5416e-19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R175]*1000000" office:value-type="float" office:value="134.58">
            <text:p>134.58</text:p>
          </table:table-cell>
          <table:table-cell table:formula="of:=[.S175]*1000000" office:value-type="float" office:value="42.227">
            <text:p>42.227</text:p>
          </table:table-cell>
          <table:table-cell table:formula="of:=[.T175]*1000000" office:value-type="float" office:value="1235.1">
            <text:p>1235.1</text:p>
          </table:table-cell>
          <table:table-cell table:formula="of:=[.U175]*1000000" office:value-type="float" office:value="2.8831">
            <text:p>2.8831</text:p>
          </table:table-cell>
          <table:table-cell table:formula="of:=[.V175]*1000000" office:value-type="float" office:value="0.039647">
            <text:p>0.039647</text:p>
          </table:table-cell>
          <table:table-cell table:formula="of:=[.W175]*1000000" office:value-type="float" office:value="0.74592">
            <text:p>0.74592</text:p>
          </table:table-cell>
          <table:table-cell table:formula="of:=[.X175]*1000000" office:value-type="float" office:value="20.727">
            <text:p>20.727</text:p>
          </table:table-cell>
          <table:table-cell table:formula="of:=[.Y175]*1000000" office:value-type="float" office:value="0.00000000000024696">
            <text:p>2.4696E-013</text:p>
          </table:table-cell>
          <table:table-cell table:formula="of:=[.Z175]*1000000" office:value-type="float" office:value="134.58">
            <text:p>134.58</text:p>
          </table:table-cell>
          <table:table-cell table:formula="of:=[.AA175]*1000000" office:value-type="float" office:value="42.228">
            <text:p>42.228</text:p>
          </table:table-cell>
          <table:table-cell table:formula="of:=[.AB175]*1000000" office:value-type="float" office:value="1235.1">
            <text:p>1235.1</text:p>
          </table:table-cell>
          <table:table-cell table:formula="of:=[.AC175]*1000000" office:value-type="float" office:value="19.868">
            <text:p>19.868</text:p>
          </table:table-cell>
          <table:table-cell table:formula="of:=[.AD175]*1000000" office:value-type="float" office:value="0">
            <text:p>0</text:p>
          </table:table-cell>
          <table:table-cell table:formula="of:=[.AE175]*1000000" office:value-type="float" office:value="0.74559">
            <text:p>0.74559</text:p>
          </table:table-cell>
          <table:table-cell table:formula="of:=[.AF175]*1000000" office:value-type="float" office:value="20.727">
            <text:p>20.727</text:p>
          </table:table-cell>
          <table:table-cell table:formula="of:=[.AG175]*1000000" office:value-type="float" office:value="0.00000000000024696">
            <text:p>2.4696E-013</text:p>
          </table:table-cell>
          <table:table-cell office:value-type="float" office:value="0.00013458">
            <text:p>0.00013458</text:p>
          </table:table-cell>
          <table:table-cell table:style-name="ce1" office:value-type="string">
            <text:p>4.2227e-05</text:p>
          </table:table-cell>
          <table:table-cell office:value-type="float" office:value="0.0012351">
            <text:p>0.0012351</text:p>
          </table:table-cell>
          <table:table-cell table:style-name="ce1" office:value-type="string">
            <text:p>2.8831e-06</text:p>
          </table:table-cell>
          <table:table-cell table:style-name="ce1" office:value-type="string">
            <text:p>3.9647e-08</text:p>
          </table:table-cell>
          <table:table-cell table:style-name="ce1" office:value-type="string">
            <text:p>7.4592e-07</text:p>
          </table:table-cell>
          <table:table-cell table:style-name="ce1" office:value-type="string">
            <text:p>2.0727e-05</text:p>
          </table:table-cell>
          <table:table-cell table:style-name="ce1" office:value-type="string">
            <text:p>2.4696e-19</text:p>
          </table:table-cell>
          <table:table-cell office:value-type="float" office:value="0.00013458">
            <text:p>0.00013458</text:p>
          </table:table-cell>
          <table:table-cell table:style-name="ce1" office:value-type="string">
            <text:p>4.2228e-05</text:p>
          </table:table-cell>
          <table:table-cell office:value-type="float" office:value="0.0012351">
            <text:p>0.0012351</text:p>
          </table:table-cell>
          <table:table-cell table:style-name="ce1" office:value-type="string">
            <text:p>1.9868e-05</text:p>
          </table:table-cell>
          <table:table-cell office:value-type="float" office:value="0">
            <text:p>0</text:p>
          </table:table-cell>
          <table:table-cell table:style-name="ce1" office:value-type="string">
            <text:p>7.4559e-07</text:p>
          </table:table-cell>
          <table:table-cell table:style-name="ce1" office:value-type="string">
            <text:p>2.0727e-05</text:p>
          </table:table-cell>
          <table:table-cell table:style-name="ce1" office:value-type="string">
            <text:p>2.4696e-19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R176]*1000000" office:value-type="float" office:value="132.85">
            <text:p>132.85</text:p>
          </table:table-cell>
          <table:table-cell table:formula="of:=[.S176]*1000000" office:value-type="float" office:value="41.696">
            <text:p>41.696</text:p>
          </table:table-cell>
          <table:table-cell table:formula="of:=[.T176]*1000000" office:value-type="float" office:value="1237.3">
            <text:p>1237.3</text:p>
          </table:table-cell>
          <table:table-cell table:formula="of:=[.U176]*1000000" office:value-type="float" office:value="2.8261">
            <text:p>2.8261</text:p>
          </table:table-cell>
          <table:table-cell table:formula="of:=[.V176]*1000000" office:value-type="float" office:value="0.039709">
            <text:p>0.039709</text:p>
          </table:table-cell>
          <table:table-cell table:formula="of:=[.W176]*1000000" office:value-type="float" office:value="0.73927">
            <text:p>0.73927</text:p>
          </table:table-cell>
          <table:table-cell table:formula="of:=[.X176]*1000000" office:value-type="float" office:value="20.53">
            <text:p>20.53</text:p>
          </table:table-cell>
          <table:table-cell table:formula="of:=[.Y176]*1000000" office:value-type="float" office:value="0.00000000000023998">
            <text:p>2.3998E-013</text:p>
          </table:table-cell>
          <table:table-cell table:formula="of:=[.Z176]*1000000" office:value-type="float" office:value="132.84">
            <text:p>132.84</text:p>
          </table:table-cell>
          <table:table-cell table:formula="of:=[.AA176]*1000000" office:value-type="float" office:value="41.697">
            <text:p>41.697</text:p>
          </table:table-cell>
          <table:table-cell table:formula="of:=[.AB176]*1000000" office:value-type="float" office:value="1237.3">
            <text:p>1237.3</text:p>
          </table:table-cell>
          <table:table-cell table:formula="of:=[.AC176]*1000000" office:value-type="float" office:value="19.869">
            <text:p>19.869</text:p>
          </table:table-cell>
          <table:table-cell table:formula="of:=[.AD176]*1000000" office:value-type="float" office:value="0">
            <text:p>0</text:p>
          </table:table-cell>
          <table:table-cell table:formula="of:=[.AE176]*1000000" office:value-type="float" office:value="0.73894">
            <text:p>0.73894</text:p>
          </table:table-cell>
          <table:table-cell table:formula="of:=[.AF176]*1000000" office:value-type="float" office:value="20.53">
            <text:p>20.53</text:p>
          </table:table-cell>
          <table:table-cell table:formula="of:=[.AG176]*1000000" office:value-type="float" office:value="0.00000000000023997">
            <text:p>2.3997E-013</text:p>
          </table:table-cell>
          <table:table-cell office:value-type="float" office:value="0.00013285">
            <text:p>0.00013285</text:p>
          </table:table-cell>
          <table:table-cell table:style-name="ce1" office:value-type="string">
            <text:p>4.1696e-05</text:p>
          </table:table-cell>
          <table:table-cell office:value-type="float" office:value="0.0012373">
            <text:p>0.0012373</text:p>
          </table:table-cell>
          <table:table-cell table:style-name="ce1" office:value-type="string">
            <text:p>2.8261e-06</text:p>
          </table:table-cell>
          <table:table-cell table:style-name="ce1" office:value-type="string">
            <text:p>3.9709e-08</text:p>
          </table:table-cell>
          <table:table-cell table:style-name="ce1" office:value-type="string">
            <text:p>7.3927e-07</text:p>
          </table:table-cell>
          <table:table-cell table:style-name="ce1" office:value-type="string">
            <text:p>2.053e-05</text:p>
          </table:table-cell>
          <table:table-cell table:style-name="ce1" office:value-type="string">
            <text:p>2.3998e-19</text:p>
          </table:table-cell>
          <table:table-cell office:value-type="float" office:value="0.00013284">
            <text:p>0.00013284</text:p>
          </table:table-cell>
          <table:table-cell table:style-name="ce1" office:value-type="string">
            <text:p>4.1697e-05</text:p>
          </table:table-cell>
          <table:table-cell office:value-type="float" office:value="0.0012373">
            <text:p>0.0012373</text:p>
          </table:table-cell>
          <table:table-cell table:style-name="ce1" office:value-type="string">
            <text:p>1.9869e-05</text:p>
          </table:table-cell>
          <table:table-cell office:value-type="float" office:value="0">
            <text:p>0</text:p>
          </table:table-cell>
          <table:table-cell table:style-name="ce1" office:value-type="string">
            <text:p>7.3894e-07</text:p>
          </table:table-cell>
          <table:table-cell table:style-name="ce1" office:value-type="string">
            <text:p>2.053e-05</text:p>
          </table:table-cell>
          <table:table-cell table:style-name="ce1" office:value-type="string">
            <text:p>2.3997e-19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R177]*1000000" office:value-type="float" office:value="131.14">
            <text:p>131.14</text:p>
          </table:table-cell>
          <table:table-cell table:formula="of:=[.S177]*1000000" office:value-type="float" office:value="41.172">
            <text:p>41.172</text:p>
          </table:table-cell>
          <table:table-cell table:formula="of:=[.T177]*1000000" office:value-type="float" office:value="1239.5">
            <text:p>1239.5</text:p>
          </table:table-cell>
          <table:table-cell table:formula="of:=[.U177]*1000000" office:value-type="float" office:value="2.7701">
            <text:p>2.7701</text:p>
          </table:table-cell>
          <table:table-cell table:formula="of:=[.V177]*1000000" office:value-type="float" office:value="0.039771">
            <text:p>0.039771</text:p>
          </table:table-cell>
          <table:table-cell table:formula="of:=[.W177]*1000000" office:value-type="float" office:value="0.73268">
            <text:p>0.73268</text:p>
          </table:table-cell>
          <table:table-cell table:formula="of:=[.X177]*1000000" office:value-type="float" office:value="20.336">
            <text:p>20.336</text:p>
          </table:table-cell>
          <table:table-cell table:formula="of:=[.Y177]*1000000" office:value-type="float" office:value="0.00000000000023321">
            <text:p>2.3321E-013</text:p>
          </table:table-cell>
          <table:table-cell table:formula="of:=[.Z177]*1000000" office:value-type="float" office:value="131.13">
            <text:p>131.13</text:p>
          </table:table-cell>
          <table:table-cell table:formula="of:=[.AA177]*1000000" office:value-type="float" office:value="41.172">
            <text:p>41.172</text:p>
          </table:table-cell>
          <table:table-cell table:formula="of:=[.AB177]*1000000" office:value-type="float" office:value="1239.5">
            <text:p>1239.5</text:p>
          </table:table-cell>
          <table:table-cell table:formula="of:=[.AC177]*1000000" office:value-type="float" office:value="19.87">
            <text:p>19.87</text:p>
          </table:table-cell>
          <table:table-cell table:formula="of:=[.AD177]*1000000" office:value-type="float" office:value="0">
            <text:p>0</text:p>
          </table:table-cell>
          <table:table-cell table:formula="of:=[.AE177]*1000000" office:value-type="float" office:value="0.73235">
            <text:p>0.73235</text:p>
          </table:table-cell>
          <table:table-cell table:formula="of:=[.AF177]*1000000" office:value-type="float" office:value="20.336">
            <text:p>20.336</text:p>
          </table:table-cell>
          <table:table-cell table:formula="of:=[.AG177]*1000000" office:value-type="float" office:value="0.00000000000023321">
            <text:p>2.3321E-013</text:p>
          </table:table-cell>
          <table:table-cell office:value-type="float" office:value="0.00013114">
            <text:p>0.00013114</text:p>
          </table:table-cell>
          <table:table-cell table:style-name="ce1" office:value-type="string">
            <text:p>4.1172e-05</text:p>
          </table:table-cell>
          <table:table-cell office:value-type="float" office:value="0.0012395">
            <text:p>0.0012395</text:p>
          </table:table-cell>
          <table:table-cell table:style-name="ce1" office:value-type="string">
            <text:p>2.7701e-06</text:p>
          </table:table-cell>
          <table:table-cell table:style-name="ce1" office:value-type="string">
            <text:p>3.9771e-08</text:p>
          </table:table-cell>
          <table:table-cell table:style-name="ce1" office:value-type="string">
            <text:p>7.3268e-07</text:p>
          </table:table-cell>
          <table:table-cell table:style-name="ce1" office:value-type="string">
            <text:p>2.0336e-05</text:p>
          </table:table-cell>
          <table:table-cell table:style-name="ce1" office:value-type="string">
            <text:p>2.3321e-19</text:p>
          </table:table-cell>
          <table:table-cell office:value-type="float" office:value="0.00013113">
            <text:p>0.00013113</text:p>
          </table:table-cell>
          <table:table-cell table:style-name="ce1" office:value-type="string">
            <text:p>4.1172e-05</text:p>
          </table:table-cell>
          <table:table-cell office:value-type="float" office:value="0.0012395">
            <text:p>0.0012395</text:p>
          </table:table-cell>
          <table:table-cell table:style-name="ce1" office:value-type="string">
            <text:p>1.987e-05</text:p>
          </table:table-cell>
          <table:table-cell office:value-type="float" office:value="0">
            <text:p>0</text:p>
          </table:table-cell>
          <table:table-cell table:style-name="ce1" office:value-type="string">
            <text:p>7.3235e-07</text:p>
          </table:table-cell>
          <table:table-cell table:style-name="ce1" office:value-type="string">
            <text:p>2.0336e-05</text:p>
          </table:table-cell>
          <table:table-cell table:style-name="ce1" office:value-type="string">
            <text:p>2.3321e-19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R178]*1000000" office:value-type="float" office:value="129.45">
            <text:p>129.45</text:p>
          </table:table-cell>
          <table:table-cell table:formula="of:=[.S178]*1000000" office:value-type="float" office:value="40.654">
            <text:p>40.654</text:p>
          </table:table-cell>
          <table:table-cell table:formula="of:=[.T178]*1000000" office:value-type="float" office:value="1241.7">
            <text:p>1241.7</text:p>
          </table:table-cell>
          <table:table-cell table:formula="of:=[.U178]*1000000" office:value-type="float" office:value="2.7151">
            <text:p>2.7151</text:p>
          </table:table-cell>
          <table:table-cell table:formula="of:=[.V178]*1000000" office:value-type="float" office:value="0.039832">
            <text:p>0.039832</text:p>
          </table:table-cell>
          <table:table-cell table:formula="of:=[.W178]*1000000" office:value-type="float" office:value="0.72616">
            <text:p>0.72616</text:p>
          </table:table-cell>
          <table:table-cell table:formula="of:=[.X178]*1000000" office:value-type="float" office:value="20.143">
            <text:p>20.143</text:p>
          </table:table-cell>
          <table:table-cell table:formula="of:=[.Y178]*1000000" office:value-type="float" office:value="0.00000000000022665">
            <text:p>2.2665E-013</text:p>
          </table:table-cell>
          <table:table-cell table:formula="of:=[.Z178]*1000000" office:value-type="float" office:value="129.45">
            <text:p>129.45</text:p>
          </table:table-cell>
          <table:table-cell table:formula="of:=[.AA178]*1000000" office:value-type="float" office:value="40.654">
            <text:p>40.654</text:p>
          </table:table-cell>
          <table:table-cell table:formula="of:=[.AB178]*1000000" office:value-type="float" office:value="1241.7">
            <text:p>1241.7</text:p>
          </table:table-cell>
          <table:table-cell table:formula="of:=[.AC178]*1000000" office:value-type="float" office:value="19.872">
            <text:p>19.872</text:p>
          </table:table-cell>
          <table:table-cell table:formula="of:=[.AD178]*1000000" office:value-type="float" office:value="0">
            <text:p>0</text:p>
          </table:table-cell>
          <table:table-cell table:formula="of:=[.AE178]*1000000" office:value-type="float" office:value="0.72583">
            <text:p>0.72583</text:p>
          </table:table-cell>
          <table:table-cell table:formula="of:=[.AF178]*1000000" office:value-type="float" office:value="20.143">
            <text:p>20.143</text:p>
          </table:table-cell>
          <table:table-cell table:formula="of:=[.AG178]*1000000" office:value-type="float" office:value="0.00000000000022664">
            <text:p>2.2664E-013</text:p>
          </table:table-cell>
          <table:table-cell office:value-type="float" office:value="0.00012945">
            <text:p>0.00012945</text:p>
          </table:table-cell>
          <table:table-cell table:style-name="ce1" office:value-type="string">
            <text:p>4.0654e-05</text:p>
          </table:table-cell>
          <table:table-cell office:value-type="float" office:value="0.0012417">
            <text:p>0.0012417</text:p>
          </table:table-cell>
          <table:table-cell table:style-name="ce1" office:value-type="string">
            <text:p>2.7151e-06</text:p>
          </table:table-cell>
          <table:table-cell table:style-name="ce1" office:value-type="string">
            <text:p>3.9832e-08</text:p>
          </table:table-cell>
          <table:table-cell table:style-name="ce1" office:value-type="string">
            <text:p>7.2616e-07</text:p>
          </table:table-cell>
          <table:table-cell table:style-name="ce1" office:value-type="string">
            <text:p>2.0143e-05</text:p>
          </table:table-cell>
          <table:table-cell table:style-name="ce1" office:value-type="string">
            <text:p>2.2665e-19</text:p>
          </table:table-cell>
          <table:table-cell office:value-type="float" office:value="0.00012945">
            <text:p>0.00012945</text:p>
          </table:table-cell>
          <table:table-cell table:style-name="ce1" office:value-type="string">
            <text:p>4.0654e-05</text:p>
          </table:table-cell>
          <table:table-cell office:value-type="float" office:value="0.0012417">
            <text:p>0.0012417</text:p>
          </table:table-cell>
          <table:table-cell table:style-name="ce1" office:value-type="string">
            <text:p>1.9872e-05</text:p>
          </table:table-cell>
          <table:table-cell office:value-type="float" office:value="0">
            <text:p>0</text:p>
          </table:table-cell>
          <table:table-cell table:style-name="ce1" office:value-type="string">
            <text:p>7.2583e-07</text:p>
          </table:table-cell>
          <table:table-cell table:style-name="ce1" office:value-type="string">
            <text:p>2.0143e-05</text:p>
          </table:table-cell>
          <table:table-cell table:style-name="ce1" office:value-type="string">
            <text:p>2.2664e-19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R179]*1000000" office:value-type="float" office:value="127.79">
            <text:p>127.79</text:p>
          </table:table-cell>
          <table:table-cell table:formula="of:=[.S179]*1000000" office:value-type="float" office:value="40.142">
            <text:p>40.142</text:p>
          </table:table-cell>
          <table:table-cell table:formula="of:=[.T179]*1000000" office:value-type="float" office:value="1243.9">
            <text:p>1243.9</text:p>
          </table:table-cell>
          <table:table-cell table:formula="of:=[.U179]*1000000" office:value-type="float" office:value="2.6611">
            <text:p>2.6611</text:p>
          </table:table-cell>
          <table:table-cell table:formula="of:=[.V179]*1000000" office:value-type="float" office:value="0.039894">
            <text:p>0.039894</text:p>
          </table:table-cell>
          <table:table-cell table:formula="of:=[.W179]*1000000" office:value-type="float" office:value="0.7197">
            <text:p>0.7197</text:p>
          </table:table-cell>
          <table:table-cell table:formula="of:=[.X179]*1000000" office:value-type="float" office:value="19.952">
            <text:p>19.952</text:p>
          </table:table-cell>
          <table:table-cell table:formula="of:=[.Y179]*1000000" office:value-type="float" office:value="0.00000000000022029">
            <text:p>2.2029E-013</text:p>
          </table:table-cell>
          <table:table-cell table:formula="of:=[.Z179]*1000000" office:value-type="float" office:value="127.78">
            <text:p>127.78</text:p>
          </table:table-cell>
          <table:table-cell table:formula="of:=[.AA179]*1000000" office:value-type="float" office:value="40.143">
            <text:p>40.143</text:p>
          </table:table-cell>
          <table:table-cell table:formula="of:=[.AB179]*1000000" office:value-type="float" office:value="1243.9">
            <text:p>1243.9</text:p>
          </table:table-cell>
          <table:table-cell table:formula="of:=[.AC179]*1000000" office:value-type="float" office:value="19.873">
            <text:p>19.873</text:p>
          </table:table-cell>
          <table:table-cell table:formula="of:=[.AD179]*1000000" office:value-type="float" office:value="0">
            <text:p>0</text:p>
          </table:table-cell>
          <table:table-cell table:formula="of:=[.AE179]*1000000" office:value-type="float" office:value="0.71937">
            <text:p>0.71937</text:p>
          </table:table-cell>
          <table:table-cell table:formula="of:=[.AF179]*1000000" office:value-type="float" office:value="19.952">
            <text:p>19.952</text:p>
          </table:table-cell>
          <table:table-cell table:formula="of:=[.AG179]*1000000" office:value-type="float" office:value="0.00000000000022028">
            <text:p>2.2028E-013</text:p>
          </table:table-cell>
          <table:table-cell office:value-type="float" office:value="0.00012779">
            <text:p>0.00012779</text:p>
          </table:table-cell>
          <table:table-cell table:style-name="ce1" office:value-type="string">
            <text:p>4.0142e-05</text:p>
          </table:table-cell>
          <table:table-cell office:value-type="float" office:value="0.0012439">
            <text:p>0.0012439</text:p>
          </table:table-cell>
          <table:table-cell table:style-name="ce1" office:value-type="string">
            <text:p>2.6611e-06</text:p>
          </table:table-cell>
          <table:table-cell table:style-name="ce1" office:value-type="string">
            <text:p>3.9894e-08</text:p>
          </table:table-cell>
          <table:table-cell table:style-name="ce1" office:value-type="string">
            <text:p>7.197e-07</text:p>
          </table:table-cell>
          <table:table-cell table:style-name="ce1" office:value-type="string">
            <text:p>1.9952e-05</text:p>
          </table:table-cell>
          <table:table-cell table:style-name="ce1" office:value-type="string">
            <text:p>2.2029e-19</text:p>
          </table:table-cell>
          <table:table-cell office:value-type="float" office:value="0.00012778">
            <text:p>0.00012778</text:p>
          </table:table-cell>
          <table:table-cell table:style-name="ce1" office:value-type="string">
            <text:p>4.0143e-05</text:p>
          </table:table-cell>
          <table:table-cell office:value-type="float" office:value="0.0012439">
            <text:p>0.0012439</text:p>
          </table:table-cell>
          <table:table-cell table:style-name="ce1" office:value-type="string">
            <text:p>1.9873e-05</text:p>
          </table:table-cell>
          <table:table-cell office:value-type="float" office:value="0">
            <text:p>0</text:p>
          </table:table-cell>
          <table:table-cell table:style-name="ce1" office:value-type="string">
            <text:p>7.1937e-07</text:p>
          </table:table-cell>
          <table:table-cell table:style-name="ce1" office:value-type="string">
            <text:p>1.9952e-05</text:p>
          </table:table-cell>
          <table:table-cell table:style-name="ce1" office:value-type="string">
            <text:p>2.2028e-19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R180]*1000000" office:value-type="float" office:value="126.15">
            <text:p>126.15</text:p>
          </table:table-cell>
          <table:table-cell table:formula="of:=[.S180]*1000000" office:value-type="float" office:value="39.637">
            <text:p>39.637</text:p>
          </table:table-cell>
          <table:table-cell table:formula="of:=[.T180]*1000000" office:value-type="float" office:value="1246">
            <text:p>1246</text:p>
          </table:table-cell>
          <table:table-cell table:formula="of:=[.U180]*1000000" office:value-type="float" office:value="2.6081">
            <text:p>2.6081</text:p>
          </table:table-cell>
          <table:table-cell table:formula="of:=[.V180]*1000000" office:value-type="float" office:value="0.039955">
            <text:p>0.039955</text:p>
          </table:table-cell>
          <table:table-cell table:formula="of:=[.W180]*1000000" office:value-type="float" office:value="0.71331">
            <text:p>0.71331</text:p>
          </table:table-cell>
          <table:table-cell table:formula="of:=[.X180]*1000000" office:value-type="float" office:value="19.763">
            <text:p>19.763</text:p>
          </table:table-cell>
          <table:table-cell table:formula="of:=[.Y180]*1000000" office:value-type="float" office:value="0.00000000000021412">
            <text:p>2.1412E-013</text:p>
          </table:table-cell>
          <table:table-cell table:formula="of:=[.Z180]*1000000" office:value-type="float" office:value="126.14">
            <text:p>126.14</text:p>
          </table:table-cell>
          <table:table-cell table:formula="of:=[.AA180]*1000000" office:value-type="float" office:value="39.638">
            <text:p>39.638</text:p>
          </table:table-cell>
          <table:table-cell table:formula="of:=[.AB180]*1000000" office:value-type="float" office:value="1246">
            <text:p>1246</text:p>
          </table:table-cell>
          <table:table-cell table:formula="of:=[.AC180]*1000000" office:value-type="float" office:value="19.874">
            <text:p>19.874</text:p>
          </table:table-cell>
          <table:table-cell table:formula="of:=[.AD180]*1000000" office:value-type="float" office:value="0">
            <text:p>0</text:p>
          </table:table-cell>
          <table:table-cell table:formula="of:=[.AE180]*1000000" office:value-type="float" office:value="0.71297">
            <text:p>0.71297</text:p>
          </table:table-cell>
          <table:table-cell table:formula="of:=[.AF180]*1000000" office:value-type="float" office:value="19.763">
            <text:p>19.763</text:p>
          </table:table-cell>
          <table:table-cell table:formula="of:=[.AG180]*1000000" office:value-type="float" office:value="0.00000000000021411">
            <text:p>2.1411E-013</text:p>
          </table:table-cell>
          <table:table-cell office:value-type="float" office:value="0.00012615">
            <text:p>0.00012615</text:p>
          </table:table-cell>
          <table:table-cell table:style-name="ce1" office:value-type="string">
            <text:p>3.9637e-05</text:p>
          </table:table-cell>
          <table:table-cell office:value-type="float" office:value="0.001246">
            <text:p>0.001246</text:p>
          </table:table-cell>
          <table:table-cell table:style-name="ce1" office:value-type="string">
            <text:p>2.6081e-06</text:p>
          </table:table-cell>
          <table:table-cell table:style-name="ce1" office:value-type="string">
            <text:p>3.9955e-08</text:p>
          </table:table-cell>
          <table:table-cell table:style-name="ce1" office:value-type="string">
            <text:p>7.1331e-07</text:p>
          </table:table-cell>
          <table:table-cell table:style-name="ce1" office:value-type="string">
            <text:p>1.9763e-05</text:p>
          </table:table-cell>
          <table:table-cell table:style-name="ce1" office:value-type="string">
            <text:p>2.1412e-19</text:p>
          </table:table-cell>
          <table:table-cell office:value-type="float" office:value="0.00012614">
            <text:p>0.00012614</text:p>
          </table:table-cell>
          <table:table-cell table:style-name="ce1" office:value-type="string">
            <text:p>3.9638e-05</text:p>
          </table:table-cell>
          <table:table-cell office:value-type="float" office:value="0.001246">
            <text:p>0.001246</text:p>
          </table:table-cell>
          <table:table-cell table:style-name="ce1" office:value-type="string">
            <text:p>1.9874e-05</text:p>
          </table:table-cell>
          <table:table-cell office:value-type="float" office:value="0">
            <text:p>0</text:p>
          </table:table-cell>
          <table:table-cell table:style-name="ce1" office:value-type="string">
            <text:p>7.1297e-07</text:p>
          </table:table-cell>
          <table:table-cell table:style-name="ce1" office:value-type="string">
            <text:p>1.9763e-05</text:p>
          </table:table-cell>
          <table:table-cell table:style-name="ce1" office:value-type="string">
            <text:p>2.1411e-19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R181]*1000000" office:value-type="float" office:value="124.53">
            <text:p>124.53</text:p>
          </table:table-cell>
          <table:table-cell table:formula="of:=[.S181]*1000000" office:value-type="float" office:value="39.138">
            <text:p>39.138</text:p>
          </table:table-cell>
          <table:table-cell table:formula="of:=[.T181]*1000000" office:value-type="float" office:value="1248.1">
            <text:p>1248.1</text:p>
          </table:table-cell>
          <table:table-cell table:formula="of:=[.U181]*1000000" office:value-type="float" office:value="2.556">
            <text:p>2.556</text:p>
          </table:table-cell>
          <table:table-cell table:formula="of:=[.V181]*1000000" office:value-type="float" office:value="0.040017">
            <text:p>0.040017</text:p>
          </table:table-cell>
          <table:table-cell table:formula="of:=[.W181]*1000000" office:value-type="float" office:value="0.70698">
            <text:p>0.70698</text:p>
          </table:table-cell>
          <table:table-cell table:formula="of:=[.X181]*1000000" office:value-type="float" office:value="19.575">
            <text:p>19.575</text:p>
          </table:table-cell>
          <table:table-cell table:formula="of:=[.Y181]*1000000" office:value-type="float" office:value="0.00000000000020814">
            <text:p>2.0814E-013</text:p>
          </table:table-cell>
          <table:table-cell table:formula="of:=[.Z181]*1000000" office:value-type="float" office:value="124.52">
            <text:p>124.52</text:p>
          </table:table-cell>
          <table:table-cell table:formula="of:=[.AA181]*1000000" office:value-type="float" office:value="39.139">
            <text:p>39.139</text:p>
          </table:table-cell>
          <table:table-cell table:formula="of:=[.AB181]*1000000" office:value-type="float" office:value="1248.1">
            <text:p>1248.1</text:p>
          </table:table-cell>
          <table:table-cell table:formula="of:=[.AC181]*1000000" office:value-type="float" office:value="19.876">
            <text:p>19.876</text:p>
          </table:table-cell>
          <table:table-cell table:formula="of:=[.AD181]*1000000" office:value-type="float" office:value="0">
            <text:p>0</text:p>
          </table:table-cell>
          <table:table-cell table:formula="of:=[.AE181]*1000000" office:value-type="float" office:value="0.70664">
            <text:p>0.70664</text:p>
          </table:table-cell>
          <table:table-cell table:formula="of:=[.AF181]*1000000" office:value-type="float" office:value="19.575">
            <text:p>19.575</text:p>
          </table:table-cell>
          <table:table-cell table:formula="of:=[.AG181]*1000000" office:value-type="float" office:value="0.00000000000020813">
            <text:p>2.0813E-013</text:p>
          </table:table-cell>
          <table:table-cell office:value-type="float" office:value="0.00012453">
            <text:p>0.00012453</text:p>
          </table:table-cell>
          <table:table-cell table:style-name="ce1" office:value-type="string">
            <text:p>3.9138e-05</text:p>
          </table:table-cell>
          <table:table-cell office:value-type="float" office:value="0.0012481">
            <text:p>0.0012481</text:p>
          </table:table-cell>
          <table:table-cell table:style-name="ce1" office:value-type="string">
            <text:p>2.556e-06</text:p>
          </table:table-cell>
          <table:table-cell table:style-name="ce1" office:value-type="string">
            <text:p>4.0017e-08</text:p>
          </table:table-cell>
          <table:table-cell table:style-name="ce1" office:value-type="string">
            <text:p>7.0698e-07</text:p>
          </table:table-cell>
          <table:table-cell table:style-name="ce1" office:value-type="string">
            <text:p>1.9575e-05</text:p>
          </table:table-cell>
          <table:table-cell table:style-name="ce1" office:value-type="string">
            <text:p>2.0814e-19</text:p>
          </table:table-cell>
          <table:table-cell office:value-type="float" office:value="0.00012452">
            <text:p>0.00012452</text:p>
          </table:table-cell>
          <table:table-cell table:style-name="ce1" office:value-type="string">
            <text:p>3.9139e-05</text:p>
          </table:table-cell>
          <table:table-cell office:value-type="float" office:value="0.0012481">
            <text:p>0.0012481</text:p>
          </table:table-cell>
          <table:table-cell table:style-name="ce1" office:value-type="string">
            <text:p>1.9876e-05</text:p>
          </table:table-cell>
          <table:table-cell office:value-type="float" office:value="0">
            <text:p>0</text:p>
          </table:table-cell>
          <table:table-cell table:style-name="ce1" office:value-type="string">
            <text:p>7.0664e-07</text:p>
          </table:table-cell>
          <table:table-cell table:style-name="ce1" office:value-type="string">
            <text:p>1.9575e-05</text:p>
          </table:table-cell>
          <table:table-cell table:style-name="ce1" office:value-type="string">
            <text:p>2.0813e-19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R182]*1000000" office:value-type="float" office:value="122.94">
            <text:p>122.94</text:p>
          </table:table-cell>
          <table:table-cell table:formula="of:=[.S182]*1000000" office:value-type="float" office:value="38.646">
            <text:p>38.646</text:p>
          </table:table-cell>
          <table:table-cell table:formula="of:=[.T182]*1000000" office:value-type="float" office:value="1250.2">
            <text:p>1250.2</text:p>
          </table:table-cell>
          <table:table-cell table:formula="of:=[.U182]*1000000" office:value-type="float" office:value="2.5048">
            <text:p>2.5048</text:p>
          </table:table-cell>
          <table:table-cell table:formula="of:=[.V182]*1000000" office:value-type="float" office:value="0.040078">
            <text:p>0.040078</text:p>
          </table:table-cell>
          <table:table-cell table:formula="of:=[.W182]*1000000" office:value-type="float" office:value="0.70071">
            <text:p>0.70071</text:p>
          </table:table-cell>
          <table:table-cell table:formula="of:=[.X182]*1000000" office:value-type="float" office:value="19.39">
            <text:p>19.39</text:p>
          </table:table-cell>
          <table:table-cell table:formula="of:=[.Y182]*1000000" office:value-type="float" office:value="0.00000000000020234">
            <text:p>2.0234E-013</text:p>
          </table:table-cell>
          <table:table-cell table:formula="of:=[.Z182]*1000000" office:value-type="float" office:value="122.93">
            <text:p>122.93</text:p>
          </table:table-cell>
          <table:table-cell table:formula="of:=[.AA182]*1000000" office:value-type="float" office:value="38.646">
            <text:p>38.646</text:p>
          </table:table-cell>
          <table:table-cell table:formula="of:=[.AB182]*1000000" office:value-type="float" office:value="1250.2">
            <text:p>1250.2</text:p>
          </table:table-cell>
          <table:table-cell table:formula="of:=[.AC182]*1000000" office:value-type="float" office:value="19.877">
            <text:p>19.877</text:p>
          </table:table-cell>
          <table:table-cell table:formula="of:=[.AD182]*1000000" office:value-type="float" office:value="0">
            <text:p>0</text:p>
          </table:table-cell>
          <table:table-cell table:formula="of:=[.AE182]*1000000" office:value-type="float" office:value="0.70036">
            <text:p>0.70036</text:p>
          </table:table-cell>
          <table:table-cell table:formula="of:=[.AF182]*1000000" office:value-type="float" office:value="19.389">
            <text:p>19.389</text:p>
          </table:table-cell>
          <table:table-cell table:formula="of:=[.AG182]*1000000" office:value-type="float" office:value="0.00000000000020234">
            <text:p>2.0234E-013</text:p>
          </table:table-cell>
          <table:table-cell office:value-type="float" office:value="0.00012294">
            <text:p>0.00012294</text:p>
          </table:table-cell>
          <table:table-cell table:style-name="ce1" office:value-type="string">
            <text:p>3.8646e-05</text:p>
          </table:table-cell>
          <table:table-cell office:value-type="float" office:value="0.0012502">
            <text:p>0.0012502</text:p>
          </table:table-cell>
          <table:table-cell table:style-name="ce1" office:value-type="string">
            <text:p>2.5048e-06</text:p>
          </table:table-cell>
          <table:table-cell table:style-name="ce1" office:value-type="string">
            <text:p>4.0078e-08</text:p>
          </table:table-cell>
          <table:table-cell table:style-name="ce1" office:value-type="string">
            <text:p>7.0071e-07</text:p>
          </table:table-cell>
          <table:table-cell table:style-name="ce1" office:value-type="string">
            <text:p>1.939e-05</text:p>
          </table:table-cell>
          <table:table-cell table:style-name="ce1" office:value-type="string">
            <text:p>2.0234e-19</text:p>
          </table:table-cell>
          <table:table-cell office:value-type="float" office:value="0.00012293">
            <text:p>0.00012293</text:p>
          </table:table-cell>
          <table:table-cell table:style-name="ce1" office:value-type="string">
            <text:p>3.8646e-05</text:p>
          </table:table-cell>
          <table:table-cell office:value-type="float" office:value="0.0012502">
            <text:p>0.0012502</text:p>
          </table:table-cell>
          <table:table-cell table:style-name="ce1" office:value-type="string">
            <text:p>1.9877e-05</text:p>
          </table:table-cell>
          <table:table-cell office:value-type="float" office:value="0">
            <text:p>0</text:p>
          </table:table-cell>
          <table:table-cell table:style-name="ce1" office:value-type="string">
            <text:p>7.0036e-07</text:p>
          </table:table-cell>
          <table:table-cell table:style-name="ce1" office:value-type="string">
            <text:p>1.9389e-05</text:p>
          </table:table-cell>
          <table:table-cell table:style-name="ce1" office:value-type="string">
            <text:p>2.0234e-19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R183]*1000000" office:value-type="float" office:value="121.36">
            <text:p>121.36</text:p>
          </table:table-cell>
          <table:table-cell table:formula="of:=[.S183]*1000000" office:value-type="float" office:value="38.159">
            <text:p>38.159</text:p>
          </table:table-cell>
          <table:table-cell table:formula="of:=[.T183]*1000000" office:value-type="float" office:value="1252.2">
            <text:p>1252.2</text:p>
          </table:table-cell>
          <table:table-cell table:formula="of:=[.U183]*1000000" office:value-type="float" office:value="2.4546">
            <text:p>2.4546</text:p>
          </table:table-cell>
          <table:table-cell table:formula="of:=[.V183]*1000000" office:value-type="float" office:value="0.04014">
            <text:p>0.04014</text:p>
          </table:table-cell>
          <table:table-cell table:formula="of:=[.W183]*1000000" office:value-type="float" office:value="0.6945">
            <text:p>0.6945</text:p>
          </table:table-cell>
          <table:table-cell table:formula="of:=[.X183]*1000000" office:value-type="float" office:value="19.206">
            <text:p>19.206</text:p>
          </table:table-cell>
          <table:table-cell table:formula="of:=[.Y183]*1000000" office:value-type="float" office:value="0.00000000000019672">
            <text:p>1.9672E-013</text:p>
          </table:table-cell>
          <table:table-cell table:formula="of:=[.Z183]*1000000" office:value-type="float" office:value="121.36">
            <text:p>121.36</text:p>
          </table:table-cell>
          <table:table-cell table:formula="of:=[.AA183]*1000000" office:value-type="float" office:value="38.159">
            <text:p>38.159</text:p>
          </table:table-cell>
          <table:table-cell table:formula="of:=[.AB183]*1000000" office:value-type="float" office:value="1252.2">
            <text:p>1252.2</text:p>
          </table:table-cell>
          <table:table-cell table:formula="of:=[.AC183]*1000000" office:value-type="float" office:value="19.878">
            <text:p>19.878</text:p>
          </table:table-cell>
          <table:table-cell table:formula="of:=[.AD183]*1000000" office:value-type="float" office:value="0">
            <text:p>0</text:p>
          </table:table-cell>
          <table:table-cell table:formula="of:=[.AE183]*1000000" office:value-type="float" office:value="0.69415">
            <text:p>0.69415</text:p>
          </table:table-cell>
          <table:table-cell table:formula="of:=[.AF183]*1000000" office:value-type="float" office:value="19.205">
            <text:p>19.205</text:p>
          </table:table-cell>
          <table:table-cell table:formula="of:=[.AG183]*1000000" office:value-type="float" office:value="0.00000000000019672">
            <text:p>1.9672E-013</text:p>
          </table:table-cell>
          <table:table-cell office:value-type="float" office:value="0.00012136">
            <text:p>0.00012136</text:p>
          </table:table-cell>
          <table:table-cell table:style-name="ce1" office:value-type="string">
            <text:p>3.8159e-05</text:p>
          </table:table-cell>
          <table:table-cell office:value-type="float" office:value="0.0012522">
            <text:p>0.0012522</text:p>
          </table:table-cell>
          <table:table-cell table:style-name="ce1" office:value-type="string">
            <text:p>2.4546e-06</text:p>
          </table:table-cell>
          <table:table-cell table:style-name="ce1" office:value-type="string">
            <text:p>4.014e-08</text:p>
          </table:table-cell>
          <table:table-cell table:style-name="ce1" office:value-type="string">
            <text:p>6.945e-07</text:p>
          </table:table-cell>
          <table:table-cell table:style-name="ce1" office:value-type="string">
            <text:p>1.9206e-05</text:p>
          </table:table-cell>
          <table:table-cell table:style-name="ce1" office:value-type="string">
            <text:p>1.9672e-19</text:p>
          </table:table-cell>
          <table:table-cell office:value-type="float" office:value="0.00012136">
            <text:p>0.00012136</text:p>
          </table:table-cell>
          <table:table-cell table:style-name="ce1" office:value-type="string">
            <text:p>3.8159e-05</text:p>
          </table:table-cell>
          <table:table-cell office:value-type="float" office:value="0.0012522">
            <text:p>0.0012522</text:p>
          </table:table-cell>
          <table:table-cell table:style-name="ce1" office:value-type="string">
            <text:p>1.9878e-05</text:p>
          </table:table-cell>
          <table:table-cell office:value-type="float" office:value="0">
            <text:p>0</text:p>
          </table:table-cell>
          <table:table-cell table:style-name="ce1" office:value-type="string">
            <text:p>6.9415e-07</text:p>
          </table:table-cell>
          <table:table-cell table:style-name="ce1" office:value-type="string">
            <text:p>1.9205e-05</text:p>
          </table:table-cell>
          <table:table-cell table:style-name="ce1" office:value-type="string">
            <text:p>1.9672e-19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R184]*1000000" office:value-type="float" office:value="119.81">
            <text:p>119.81</text:p>
          </table:table-cell>
          <table:table-cell table:formula="of:=[.S184]*1000000" office:value-type="float" office:value="37.679">
            <text:p>37.679</text:p>
          </table:table-cell>
          <table:table-cell table:formula="of:=[.T184]*1000000" office:value-type="float" office:value="1254.2">
            <text:p>1254.2</text:p>
          </table:table-cell>
          <table:table-cell table:formula="of:=[.U184]*1000000" office:value-type="float" office:value="2.4052">
            <text:p>2.4052</text:p>
          </table:table-cell>
          <table:table-cell table:formula="of:=[.V184]*1000000" office:value-type="float" office:value="0.040201">
            <text:p>0.040201</text:p>
          </table:table-cell>
          <table:table-cell table:formula="of:=[.W184]*1000000" office:value-type="float" office:value="0.68835">
            <text:p>0.68835</text:p>
          </table:table-cell>
          <table:table-cell table:formula="of:=[.X184]*1000000" office:value-type="float" office:value="19.023">
            <text:p>19.023</text:p>
          </table:table-cell>
          <table:table-cell table:formula="of:=[.Y184]*1000000" office:value-type="float" office:value="0.00000000000019127">
            <text:p>1.9127E-013</text:p>
          </table:table-cell>
          <table:table-cell table:formula="of:=[.Z184]*1000000" office:value-type="float" office:value="119.8">
            <text:p>119.8</text:p>
          </table:table-cell>
          <table:table-cell table:formula="of:=[.AA184]*1000000" office:value-type="float" office:value="37.679">
            <text:p>37.679</text:p>
          </table:table-cell>
          <table:table-cell table:formula="of:=[.AB184]*1000000" office:value-type="float" office:value="1254.2">
            <text:p>1254.2</text:p>
          </table:table-cell>
          <table:table-cell table:formula="of:=[.AC184]*1000000" office:value-type="float" office:value="19.879">
            <text:p>19.879</text:p>
          </table:table-cell>
          <table:table-cell table:formula="of:=[.AD184]*1000000" office:value-type="float" office:value="0">
            <text:p>0</text:p>
          </table:table-cell>
          <table:table-cell table:formula="of:=[.AE184]*1000000" office:value-type="float" office:value="0.688">
            <text:p>0.688</text:p>
          </table:table-cell>
          <table:table-cell table:formula="of:=[.AF184]*1000000" office:value-type="float" office:value="19.023">
            <text:p>19.023</text:p>
          </table:table-cell>
          <table:table-cell table:formula="of:=[.AG184]*1000000" office:value-type="float" office:value="0.00000000000019127">
            <text:p>1.9127E-013</text:p>
          </table:table-cell>
          <table:table-cell office:value-type="float" office:value="0.00011981">
            <text:p>0.00011981</text:p>
          </table:table-cell>
          <table:table-cell table:style-name="ce1" office:value-type="string">
            <text:p>3.7679e-05</text:p>
          </table:table-cell>
          <table:table-cell office:value-type="float" office:value="0.0012542">
            <text:p>0.0012542</text:p>
          </table:table-cell>
          <table:table-cell table:style-name="ce1" office:value-type="string">
            <text:p>2.4052e-06</text:p>
          </table:table-cell>
          <table:table-cell table:style-name="ce1" office:value-type="string">
            <text:p>4.0201e-08</text:p>
          </table:table-cell>
          <table:table-cell table:style-name="ce1" office:value-type="string">
            <text:p>6.8835e-07</text:p>
          </table:table-cell>
          <table:table-cell table:style-name="ce1" office:value-type="string">
            <text:p>1.9023e-05</text:p>
          </table:table-cell>
          <table:table-cell table:style-name="ce1" office:value-type="string">
            <text:p>1.9127e-19</text:p>
          </table:table-cell>
          <table:table-cell office:value-type="float" office:value="0.0001198">
            <text:p>0.0001198</text:p>
          </table:table-cell>
          <table:table-cell table:style-name="ce1" office:value-type="string">
            <text:p>3.7679e-05</text:p>
          </table:table-cell>
          <table:table-cell office:value-type="float" office:value="0.0012542">
            <text:p>0.0012542</text:p>
          </table:table-cell>
          <table:table-cell table:style-name="ce1" office:value-type="string">
            <text:p>1.9879e-05</text:p>
          </table:table-cell>
          <table:table-cell office:value-type="float" office:value="0">
            <text:p>0</text:p>
          </table:table-cell>
          <table:table-cell table:style-name="ce1" office:value-type="string">
            <text:p>6.88e-07</text:p>
          </table:table-cell>
          <table:table-cell table:style-name="ce1" office:value-type="string">
            <text:p>1.9023e-05</text:p>
          </table:table-cell>
          <table:table-cell table:style-name="ce1" office:value-type="string">
            <text:p>1.9127e-19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R185]*1000000" office:value-type="float" office:value="118.28">
            <text:p>118.28</text:p>
          </table:table-cell>
          <table:table-cell table:formula="of:=[.S185]*1000000" office:value-type="float" office:value="37.204">
            <text:p>37.204</text:p>
          </table:table-cell>
          <table:table-cell table:formula="of:=[.T185]*1000000" office:value-type="float" office:value="1256.2">
            <text:p>1256.2</text:p>
          </table:table-cell>
          <table:table-cell table:formula="of:=[.U185]*1000000" office:value-type="float" office:value="2.3568">
            <text:p>2.3568</text:p>
          </table:table-cell>
          <table:table-cell table:formula="of:=[.V185]*1000000" office:value-type="float" office:value="0.040263">
            <text:p>0.040263</text:p>
          </table:table-cell>
          <table:table-cell table:formula="of:=[.W185]*1000000" office:value-type="float" office:value="0.68226">
            <text:p>0.68226</text:p>
          </table:table-cell>
          <table:table-cell table:formula="of:=[.X185]*1000000" office:value-type="float" office:value="18.843">
            <text:p>18.843</text:p>
          </table:table-cell>
          <table:table-cell table:formula="of:=[.Y185]*1000000" office:value-type="float" office:value="0.00000000000018599">
            <text:p>1.8599E-013</text:p>
          </table:table-cell>
          <table:table-cell table:formula="of:=[.Z185]*1000000" office:value-type="float" office:value="118.27">
            <text:p>118.27</text:p>
          </table:table-cell>
          <table:table-cell table:formula="of:=[.AA185]*1000000" office:value-type="float" office:value="37.205">
            <text:p>37.205</text:p>
          </table:table-cell>
          <table:table-cell table:formula="of:=[.AB185]*1000000" office:value-type="float" office:value="1256.2">
            <text:p>1256.2</text:p>
          </table:table-cell>
          <table:table-cell table:formula="of:=[.AC185]*1000000" office:value-type="float" office:value="19.881">
            <text:p>19.881</text:p>
          </table:table-cell>
          <table:table-cell table:formula="of:=[.AD185]*1000000" office:value-type="float" office:value="0">
            <text:p>0</text:p>
          </table:table-cell>
          <table:table-cell table:formula="of:=[.AE185]*1000000" office:value-type="float" office:value="0.68191">
            <text:p>0.68191</text:p>
          </table:table-cell>
          <table:table-cell table:formula="of:=[.AF185]*1000000" office:value-type="float" office:value="18.843">
            <text:p>18.843</text:p>
          </table:table-cell>
          <table:table-cell table:formula="of:=[.AG185]*1000000" office:value-type="float" office:value="0.00000000000018598">
            <text:p>1.8598E-013</text:p>
          </table:table-cell>
          <table:table-cell office:value-type="float" office:value="0.00011828">
            <text:p>0.00011828</text:p>
          </table:table-cell>
          <table:table-cell table:style-name="ce1" office:value-type="string">
            <text:p>3.7204e-05</text:p>
          </table:table-cell>
          <table:table-cell office:value-type="float" office:value="0.0012562">
            <text:p>0.0012562</text:p>
          </table:table-cell>
          <table:table-cell table:style-name="ce1" office:value-type="string">
            <text:p>2.3568e-06</text:p>
          </table:table-cell>
          <table:table-cell table:style-name="ce1" office:value-type="string">
            <text:p>4.0263e-08</text:p>
          </table:table-cell>
          <table:table-cell table:style-name="ce1" office:value-type="string">
            <text:p>6.8226e-07</text:p>
          </table:table-cell>
          <table:table-cell table:style-name="ce1" office:value-type="string">
            <text:p>1.8843e-05</text:p>
          </table:table-cell>
          <table:table-cell table:style-name="ce1" office:value-type="string">
            <text:p>1.8599e-19</text:p>
          </table:table-cell>
          <table:table-cell office:value-type="float" office:value="0.00011827">
            <text:p>0.00011827</text:p>
          </table:table-cell>
          <table:table-cell table:style-name="ce1" office:value-type="string">
            <text:p>3.7205e-05</text:p>
          </table:table-cell>
          <table:table-cell office:value-type="float" office:value="0.0012562">
            <text:p>0.0012562</text:p>
          </table:table-cell>
          <table:table-cell table:style-name="ce1" office:value-type="string">
            <text:p>1.9881e-05</text:p>
          </table:table-cell>
          <table:table-cell office:value-type="float" office:value="0">
            <text:p>0</text:p>
          </table:table-cell>
          <table:table-cell table:style-name="ce1" office:value-type="string">
            <text:p>6.8191e-07</text:p>
          </table:table-cell>
          <table:table-cell table:style-name="ce1" office:value-type="string">
            <text:p>1.8843e-05</text:p>
          </table:table-cell>
          <table:table-cell table:style-name="ce1" office:value-type="string">
            <text:p>1.8598e-19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R186]*1000000" office:value-type="float" office:value="116.77">
            <text:p>116.77</text:p>
          </table:table-cell>
          <table:table-cell table:formula="of:=[.S186]*1000000" office:value-type="float" office:value="36.736">
            <text:p>36.736</text:p>
          </table:table-cell>
          <table:table-cell table:formula="of:=[.T186]*1000000" office:value-type="float" office:value="1258.2">
            <text:p>1258.2</text:p>
          </table:table-cell>
          <table:table-cell table:formula="of:=[.U186]*1000000" office:value-type="float" office:value="2.3093">
            <text:p>2.3093</text:p>
          </table:table-cell>
          <table:table-cell table:formula="of:=[.V186]*1000000" office:value-type="float" office:value="0.040324">
            <text:p>0.040324</text:p>
          </table:table-cell>
          <table:table-cell table:formula="of:=[.W186]*1000000" office:value-type="float" office:value="0.67623">
            <text:p>0.67623</text:p>
          </table:table-cell>
          <table:table-cell table:formula="of:=[.X186]*1000000" office:value-type="float" office:value="18.664">
            <text:p>18.664</text:p>
          </table:table-cell>
          <table:table-cell table:formula="of:=[.Y186]*1000000" office:value-type="float" office:value="0.00000000000018087">
            <text:p>1.8087E-013</text:p>
          </table:table-cell>
          <table:table-cell table:formula="of:=[.Z186]*1000000" office:value-type="float" office:value="116.76">
            <text:p>116.76</text:p>
          </table:table-cell>
          <table:table-cell table:formula="of:=[.AA186]*1000000" office:value-type="float" office:value="36.736">
            <text:p>36.736</text:p>
          </table:table-cell>
          <table:table-cell table:formula="of:=[.AB186]*1000000" office:value-type="float" office:value="1258.2">
            <text:p>1258.2</text:p>
          </table:table-cell>
          <table:table-cell table:formula="of:=[.AC186]*1000000" office:value-type="float" office:value="19.882">
            <text:p>19.882</text:p>
          </table:table-cell>
          <table:table-cell table:formula="of:=[.AD186]*1000000" office:value-type="float" office:value="0">
            <text:p>0</text:p>
          </table:table-cell>
          <table:table-cell table:formula="of:=[.AE186]*1000000" office:value-type="float" office:value="0.67588">
            <text:p>0.67588</text:p>
          </table:table-cell>
          <table:table-cell table:formula="of:=[.AF186]*1000000" office:value-type="float" office:value="18.664">
            <text:p>18.664</text:p>
          </table:table-cell>
          <table:table-cell table:formula="of:=[.AG186]*1000000" office:value-type="float" office:value="0.00000000000018086">
            <text:p>1.8086E-013</text:p>
          </table:table-cell>
          <table:table-cell office:value-type="float" office:value="0.00011677">
            <text:p>0.00011677</text:p>
          </table:table-cell>
          <table:table-cell table:style-name="ce1" office:value-type="string">
            <text:p>3.6736e-05</text:p>
          </table:table-cell>
          <table:table-cell office:value-type="float" office:value="0.0012582">
            <text:p>0.0012582</text:p>
          </table:table-cell>
          <table:table-cell table:style-name="ce1" office:value-type="string">
            <text:p>2.3093e-06</text:p>
          </table:table-cell>
          <table:table-cell table:style-name="ce1" office:value-type="string">
            <text:p>4.0324e-08</text:p>
          </table:table-cell>
          <table:table-cell table:style-name="ce1" office:value-type="string">
            <text:p>6.7623e-07</text:p>
          </table:table-cell>
          <table:table-cell table:style-name="ce1" office:value-type="string">
            <text:p>1.8664e-05</text:p>
          </table:table-cell>
          <table:table-cell table:style-name="ce1" office:value-type="string">
            <text:p>1.8087e-19</text:p>
          </table:table-cell>
          <table:table-cell office:value-type="float" office:value="0.00011676">
            <text:p>0.00011676</text:p>
          </table:table-cell>
          <table:table-cell table:style-name="ce1" office:value-type="string">
            <text:p>3.6736e-05</text:p>
          </table:table-cell>
          <table:table-cell office:value-type="float" office:value="0.0012582">
            <text:p>0.0012582</text:p>
          </table:table-cell>
          <table:table-cell table:style-name="ce1" office:value-type="string">
            <text:p>1.9882e-05</text:p>
          </table:table-cell>
          <table:table-cell office:value-type="float" office:value="0">
            <text:p>0</text:p>
          </table:table-cell>
          <table:table-cell table:style-name="ce1" office:value-type="string">
            <text:p>6.7588e-07</text:p>
          </table:table-cell>
          <table:table-cell table:style-name="ce1" office:value-type="string">
            <text:p>1.8664e-05</text:p>
          </table:table-cell>
          <table:table-cell table:style-name="ce1" office:value-type="string">
            <text:p>1.8086e-19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R187]*1000000" office:value-type="float" office:value="115.28">
            <text:p>115.28</text:p>
          </table:table-cell>
          <table:table-cell table:formula="of:=[.S187]*1000000" office:value-type="float" office:value="36.273">
            <text:p>36.273</text:p>
          </table:table-cell>
          <table:table-cell table:formula="of:=[.T187]*1000000" office:value-type="float" office:value="1260.1">
            <text:p>1260.1</text:p>
          </table:table-cell>
          <table:table-cell table:formula="of:=[.U187]*1000000" office:value-type="float" office:value="2.2626">
            <text:p>2.2626</text:p>
          </table:table-cell>
          <table:table-cell table:formula="of:=[.V187]*1000000" office:value-type="float" office:value="0.040385">
            <text:p>0.040385</text:p>
          </table:table-cell>
          <table:table-cell table:formula="of:=[.W187]*1000000" office:value-type="float" office:value="0.67026">
            <text:p>0.67026</text:p>
          </table:table-cell>
          <table:table-cell table:formula="of:=[.X187]*1000000" office:value-type="float" office:value="18.487">
            <text:p>18.487</text:p>
          </table:table-cell>
          <table:table-cell table:formula="of:=[.Y187]*1000000" office:value-type="float" office:value="0.0000000000001759">
            <text:p>1.759E-013</text:p>
          </table:table-cell>
          <table:table-cell table:formula="of:=[.Z187]*1000000" office:value-type="float" office:value="115.27">
            <text:p>115.27</text:p>
          </table:table-cell>
          <table:table-cell table:formula="of:=[.AA187]*1000000" office:value-type="float" office:value="36.273">
            <text:p>36.273</text:p>
          </table:table-cell>
          <table:table-cell table:formula="of:=[.AB187]*1000000" office:value-type="float" office:value="1260.1">
            <text:p>1260.1</text:p>
          </table:table-cell>
          <table:table-cell table:formula="of:=[.AC187]*1000000" office:value-type="float" office:value="19.883">
            <text:p>19.883</text:p>
          </table:table-cell>
          <table:table-cell table:formula="of:=[.AD187]*1000000" office:value-type="float" office:value="0">
            <text:p>0</text:p>
          </table:table-cell>
          <table:table-cell table:formula="of:=[.AE187]*1000000" office:value-type="float" office:value="0.66991">
            <text:p>0.66991</text:p>
          </table:table-cell>
          <table:table-cell table:formula="of:=[.AF187]*1000000" office:value-type="float" office:value="18.487">
            <text:p>18.487</text:p>
          </table:table-cell>
          <table:table-cell table:formula="of:=[.AG187]*1000000" office:value-type="float" office:value="0.0000000000001759">
            <text:p>1.759E-013</text:p>
          </table:table-cell>
          <table:table-cell office:value-type="float" office:value="0.00011528">
            <text:p>0.00011528</text:p>
          </table:table-cell>
          <table:table-cell table:style-name="ce1" office:value-type="string">
            <text:p>3.6273e-05</text:p>
          </table:table-cell>
          <table:table-cell office:value-type="float" office:value="0.0012601">
            <text:p>0.0012601</text:p>
          </table:table-cell>
          <table:table-cell table:style-name="ce1" office:value-type="string">
            <text:p>2.2626e-06</text:p>
          </table:table-cell>
          <table:table-cell table:style-name="ce1" office:value-type="string">
            <text:p>4.0385e-08</text:p>
          </table:table-cell>
          <table:table-cell table:style-name="ce1" office:value-type="string">
            <text:p>6.7026e-07</text:p>
          </table:table-cell>
          <table:table-cell table:style-name="ce1" office:value-type="string">
            <text:p>1.8487e-05</text:p>
          </table:table-cell>
          <table:table-cell table:style-name="ce1" office:value-type="string">
            <text:p>1.759e-19</text:p>
          </table:table-cell>
          <table:table-cell office:value-type="float" office:value="0.00011527">
            <text:p>0.00011527</text:p>
          </table:table-cell>
          <table:table-cell table:style-name="ce1" office:value-type="string">
            <text:p>3.6273e-05</text:p>
          </table:table-cell>
          <table:table-cell office:value-type="float" office:value="0.0012601">
            <text:p>0.0012601</text:p>
          </table:table-cell>
          <table:table-cell table:style-name="ce1" office:value-type="string">
            <text:p>1.9883e-05</text:p>
          </table:table-cell>
          <table:table-cell office:value-type="float" office:value="0">
            <text:p>0</text:p>
          </table:table-cell>
          <table:table-cell table:style-name="ce1" office:value-type="string">
            <text:p>6.6991e-07</text:p>
          </table:table-cell>
          <table:table-cell table:style-name="ce1" office:value-type="string">
            <text:p>1.8487e-05</text:p>
          </table:table-cell>
          <table:table-cell table:style-name="ce1" office:value-type="string">
            <text:p>1.759e-19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R188]*1000000" office:value-type="float" office:value="113.81">
            <text:p>113.81</text:p>
          </table:table-cell>
          <table:table-cell table:formula="of:=[.S188]*1000000" office:value-type="float" office:value="35.816">
            <text:p>35.816</text:p>
          </table:table-cell>
          <table:table-cell table:formula="of:=[.T188]*1000000" office:value-type="float" office:value="1262">
            <text:p>1262</text:p>
          </table:table-cell>
          <table:table-cell table:formula="of:=[.U188]*1000000" office:value-type="float" office:value="2.2168">
            <text:p>2.2168</text:p>
          </table:table-cell>
          <table:table-cell table:formula="of:=[.V188]*1000000" office:value-type="float" office:value="0.040447">
            <text:p>0.040447</text:p>
          </table:table-cell>
          <table:table-cell table:formula="of:=[.W188]*1000000" office:value-type="float" office:value="0.66435">
            <text:p>0.66435</text:p>
          </table:table-cell>
          <table:table-cell table:formula="of:=[.X188]*1000000" office:value-type="float" office:value="18.311">
            <text:p>18.311</text:p>
          </table:table-cell>
          <table:table-cell table:formula="of:=[.Y188]*1000000" office:value-type="float" office:value="0.00000000000017109">
            <text:p>1.7109E-013</text:p>
          </table:table-cell>
          <table:table-cell table:formula="of:=[.Z188]*1000000" office:value-type="float" office:value="113.8">
            <text:p>113.8</text:p>
          </table:table-cell>
          <table:table-cell table:formula="of:=[.AA188]*1000000" office:value-type="float" office:value="35.816">
            <text:p>35.816</text:p>
          </table:table-cell>
          <table:table-cell table:formula="of:=[.AB188]*1000000" office:value-type="float" office:value="1262">
            <text:p>1262</text:p>
          </table:table-cell>
          <table:table-cell table:formula="of:=[.AC188]*1000000" office:value-type="float" office:value="19.884">
            <text:p>19.884</text:p>
          </table:table-cell>
          <table:table-cell table:formula="of:=[.AD188]*1000000" office:value-type="float" office:value="0">
            <text:p>0</text:p>
          </table:table-cell>
          <table:table-cell table:formula="of:=[.AE188]*1000000" office:value-type="float" office:value="0.664">
            <text:p>0.664</text:p>
          </table:table-cell>
          <table:table-cell table:formula="of:=[.AF188]*1000000" office:value-type="float" office:value="18.311">
            <text:p>18.311</text:p>
          </table:table-cell>
          <table:table-cell table:formula="of:=[.AG188]*1000000" office:value-type="float" office:value="0.00000000000017108">
            <text:p>1.7108E-013</text:p>
          </table:table-cell>
          <table:table-cell office:value-type="float" office:value="0.00011381">
            <text:p>0.00011381</text:p>
          </table:table-cell>
          <table:table-cell table:style-name="ce1" office:value-type="string">
            <text:p>3.5816e-05</text:p>
          </table:table-cell>
          <table:table-cell office:value-type="float" office:value="0.001262">
            <text:p>0.001262</text:p>
          </table:table-cell>
          <table:table-cell table:style-name="ce1" office:value-type="string">
            <text:p>2.2168e-06</text:p>
          </table:table-cell>
          <table:table-cell table:style-name="ce1" office:value-type="string">
            <text:p>4.0447e-08</text:p>
          </table:table-cell>
          <table:table-cell table:style-name="ce1" office:value-type="string">
            <text:p>6.6435e-07</text:p>
          </table:table-cell>
          <table:table-cell table:style-name="ce1" office:value-type="string">
            <text:p>1.8311e-05</text:p>
          </table:table-cell>
          <table:table-cell table:style-name="ce1" office:value-type="string">
            <text:p>1.7109e-19</text:p>
          </table:table-cell>
          <table:table-cell office:value-type="float" office:value="0.0001138">
            <text:p>0.0001138</text:p>
          </table:table-cell>
          <table:table-cell table:style-name="ce1" office:value-type="string">
            <text:p>3.5816e-05</text:p>
          </table:table-cell>
          <table:table-cell office:value-type="float" office:value="0.001262">
            <text:p>0.001262</text:p>
          </table:table-cell>
          <table:table-cell table:style-name="ce1" office:value-type="string">
            <text:p>1.9884e-05</text:p>
          </table:table-cell>
          <table:table-cell office:value-type="float" office:value="0">
            <text:p>0</text:p>
          </table:table-cell>
          <table:table-cell table:style-name="ce1" office:value-type="string">
            <text:p>6.64e-07</text:p>
          </table:table-cell>
          <table:table-cell table:style-name="ce1" office:value-type="string">
            <text:p>1.8311e-05</text:p>
          </table:table-cell>
          <table:table-cell table:style-name="ce1" office:value-type="string">
            <text:p>1.7108e-19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R189]*1000000" office:value-type="float" office:value="112.36">
            <text:p>112.36</text:p>
          </table:table-cell>
          <table:table-cell table:formula="of:=[.S189]*1000000" office:value-type="float" office:value="35.365">
            <text:p>35.365</text:p>
          </table:table-cell>
          <table:table-cell table:formula="of:=[.T189]*1000000" office:value-type="float" office:value="1263.9">
            <text:p>1263.9</text:p>
          </table:table-cell>
          <table:table-cell table:formula="of:=[.U189]*1000000" office:value-type="float" office:value="2.1718">
            <text:p>2.1718</text:p>
          </table:table-cell>
          <table:table-cell table:formula="of:=[.V189]*1000000" office:value-type="float" office:value="0.040508">
            <text:p>0.040508</text:p>
          </table:table-cell>
          <table:table-cell table:formula="of:=[.W189]*1000000" office:value-type="float" office:value="0.6585">
            <text:p>0.6585</text:p>
          </table:table-cell>
          <table:table-cell table:formula="of:=[.X189]*1000000" office:value-type="float" office:value="18.138">
            <text:p>18.138</text:p>
          </table:table-cell>
          <table:table-cell table:formula="of:=[.Y189]*1000000" office:value-type="float" office:value="0.00000000000016642">
            <text:p>1.6642E-013</text:p>
          </table:table-cell>
          <table:table-cell table:formula="of:=[.Z189]*1000000" office:value-type="float" office:value="112.35">
            <text:p>112.35</text:p>
          </table:table-cell>
          <table:table-cell table:formula="of:=[.AA189]*1000000" office:value-type="float" office:value="35.365">
            <text:p>35.365</text:p>
          </table:table-cell>
          <table:table-cell table:formula="of:=[.AB189]*1000000" office:value-type="float" office:value="1263.9">
            <text:p>1263.9</text:p>
          </table:table-cell>
          <table:table-cell table:formula="of:=[.AC189]*1000000" office:value-type="float" office:value="19.886">
            <text:p>19.886</text:p>
          </table:table-cell>
          <table:table-cell table:formula="of:=[.AD189]*1000000" office:value-type="float" office:value="0">
            <text:p>0</text:p>
          </table:table-cell>
          <table:table-cell table:formula="of:=[.AE189]*1000000" office:value-type="float" office:value="0.65814">
            <text:p>0.65814</text:p>
          </table:table-cell>
          <table:table-cell table:formula="of:=[.AF189]*1000000" office:value-type="float" office:value="18.137">
            <text:p>18.137</text:p>
          </table:table-cell>
          <table:table-cell table:formula="of:=[.AG189]*1000000" office:value-type="float" office:value="0.00000000000016642">
            <text:p>1.6642E-013</text:p>
          </table:table-cell>
          <table:table-cell office:value-type="float" office:value="0.00011236">
            <text:p>0.00011236</text:p>
          </table:table-cell>
          <table:table-cell table:style-name="ce1" office:value-type="string">
            <text:p>3.5365e-05</text:p>
          </table:table-cell>
          <table:table-cell office:value-type="float" office:value="0.0012639">
            <text:p>0.0012639</text:p>
          </table:table-cell>
          <table:table-cell table:style-name="ce1" office:value-type="string">
            <text:p>2.1718e-06</text:p>
          </table:table-cell>
          <table:table-cell table:style-name="ce1" office:value-type="string">
            <text:p>4.0508e-08</text:p>
          </table:table-cell>
          <table:table-cell table:style-name="ce1" office:value-type="string">
            <text:p>6.585e-07</text:p>
          </table:table-cell>
          <table:table-cell table:style-name="ce1" office:value-type="string">
            <text:p>1.8138e-05</text:p>
          </table:table-cell>
          <table:table-cell table:style-name="ce1" office:value-type="string">
            <text:p>1.6642e-19</text:p>
          </table:table-cell>
          <table:table-cell office:value-type="float" office:value="0.00011235">
            <text:p>0.00011235</text:p>
          </table:table-cell>
          <table:table-cell table:style-name="ce1" office:value-type="string">
            <text:p>3.5365e-05</text:p>
          </table:table-cell>
          <table:table-cell office:value-type="float" office:value="0.0012639">
            <text:p>0.0012639</text:p>
          </table:table-cell>
          <table:table-cell table:style-name="ce1" office:value-type="string">
            <text:p>1.9886e-05</text:p>
          </table:table-cell>
          <table:table-cell office:value-type="float" office:value="0">
            <text:p>0</text:p>
          </table:table-cell>
          <table:table-cell table:style-name="ce1" office:value-type="string">
            <text:p>6.5814e-07</text:p>
          </table:table-cell>
          <table:table-cell table:style-name="ce1" office:value-type="string">
            <text:p>1.8137e-05</text:p>
          </table:table-cell>
          <table:table-cell table:style-name="ce1" office:value-type="string">
            <text:p>1.6642e-19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R190]*1000000" office:value-type="float" office:value="110.93">
            <text:p>110.93</text:p>
          </table:table-cell>
          <table:table-cell table:formula="of:=[.S190]*1000000" office:value-type="float" office:value="34.919">
            <text:p>34.919</text:p>
          </table:table-cell>
          <table:table-cell table:formula="of:=[.T190]*1000000" office:value-type="float" office:value="1265.8">
            <text:p>1265.8</text:p>
          </table:table-cell>
          <table:table-cell table:formula="of:=[.U190]*1000000" office:value-type="float" office:value="2.1276">
            <text:p>2.1276</text:p>
          </table:table-cell>
          <table:table-cell table:formula="of:=[.V190]*1000000" office:value-type="float" office:value="0.04057">
            <text:p>0.04057</text:p>
          </table:table-cell>
          <table:table-cell table:formula="of:=[.W190]*1000000" office:value-type="float" office:value="0.6527">
            <text:p>0.6527</text:p>
          </table:table-cell>
          <table:table-cell table:formula="of:=[.X190]*1000000" office:value-type="float" office:value="17.966">
            <text:p>17.966</text:p>
          </table:table-cell>
          <table:table-cell table:formula="of:=[.Y190]*1000000" office:value-type="float" office:value="0.00000000000016189">
            <text:p>1.6189E-013</text:p>
          </table:table-cell>
          <table:table-cell table:formula="of:=[.Z190]*1000000" office:value-type="float" office:value="110.92">
            <text:p>110.92</text:p>
          </table:table-cell>
          <table:table-cell table:formula="of:=[.AA190]*1000000" office:value-type="float" office:value="34.92">
            <text:p>34.92</text:p>
          </table:table-cell>
          <table:table-cell table:formula="of:=[.AB190]*1000000" office:value-type="float" office:value="1265.8">
            <text:p>1265.8</text:p>
          </table:table-cell>
          <table:table-cell table:formula="of:=[.AC190]*1000000" office:value-type="float" office:value="19.887">
            <text:p>19.887</text:p>
          </table:table-cell>
          <table:table-cell table:formula="of:=[.AD190]*1000000" office:value-type="float" office:value="0">
            <text:p>0</text:p>
          </table:table-cell>
          <table:table-cell table:formula="of:=[.AE190]*1000000" office:value-type="float" office:value="0.65234">
            <text:p>0.65234</text:p>
          </table:table-cell>
          <table:table-cell table:formula="of:=[.AF190]*1000000" office:value-type="float" office:value="17.965">
            <text:p>17.965</text:p>
          </table:table-cell>
          <table:table-cell table:formula="of:=[.AG190]*1000000" office:value-type="float" office:value="0.00000000000016189">
            <text:p>1.6189E-013</text:p>
          </table:table-cell>
          <table:table-cell office:value-type="float" office:value="0.00011093">
            <text:p>0.00011093</text:p>
          </table:table-cell>
          <table:table-cell table:style-name="ce1" office:value-type="string">
            <text:p>3.4919e-05</text:p>
          </table:table-cell>
          <table:table-cell office:value-type="float" office:value="0.0012658">
            <text:p>0.0012658</text:p>
          </table:table-cell>
          <table:table-cell table:style-name="ce1" office:value-type="string">
            <text:p>2.1276e-06</text:p>
          </table:table-cell>
          <table:table-cell table:style-name="ce1" office:value-type="string">
            <text:p>4.057e-08</text:p>
          </table:table-cell>
          <table:table-cell table:style-name="ce1" office:value-type="string">
            <text:p>6.527e-07</text:p>
          </table:table-cell>
          <table:table-cell table:style-name="ce1" office:value-type="string">
            <text:p>1.7966e-05</text:p>
          </table:table-cell>
          <table:table-cell table:style-name="ce1" office:value-type="string">
            <text:p>1.6189e-19</text:p>
          </table:table-cell>
          <table:table-cell office:value-type="float" office:value="0.00011092">
            <text:p>0.00011092</text:p>
          </table:table-cell>
          <table:table-cell table:style-name="ce1" office:value-type="string">
            <text:p>3.492e-05</text:p>
          </table:table-cell>
          <table:table-cell office:value-type="float" office:value="0.0012658">
            <text:p>0.0012658</text:p>
          </table:table-cell>
          <table:table-cell table:style-name="ce1" office:value-type="string">
            <text:p>1.9887e-05</text:p>
          </table:table-cell>
          <table:table-cell office:value-type="float" office:value="0">
            <text:p>0</text:p>
          </table:table-cell>
          <table:table-cell table:style-name="ce1" office:value-type="string">
            <text:p>6.5234e-07</text:p>
          </table:table-cell>
          <table:table-cell table:style-name="ce1" office:value-type="string">
            <text:p>1.7965e-05</text:p>
          </table:table-cell>
          <table:table-cell table:style-name="ce1" office:value-type="string">
            <text:p>1.6189e-19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R191]*1000000" office:value-type="float" office:value="109.52">
            <text:p>109.52</text:p>
          </table:table-cell>
          <table:table-cell table:formula="of:=[.S191]*1000000" office:value-type="float" office:value="34.479">
            <text:p>34.479</text:p>
          </table:table-cell>
          <table:table-cell table:formula="of:=[.T191]*1000000" office:value-type="float" office:value="1267.6">
            <text:p>1267.6</text:p>
          </table:table-cell>
          <table:table-cell table:formula="of:=[.U191]*1000000" office:value-type="float" office:value="2.0843">
            <text:p>2.0843</text:p>
          </table:table-cell>
          <table:table-cell table:formula="of:=[.V191]*1000000" office:value-type="float" office:value="0.040631">
            <text:p>0.040631</text:p>
          </table:table-cell>
          <table:table-cell table:formula="of:=[.W191]*1000000" office:value-type="float" office:value="0.64696">
            <text:p>0.64696</text:p>
          </table:table-cell>
          <table:table-cell table:formula="of:=[.X191]*1000000" office:value-type="float" office:value="17.795">
            <text:p>17.795</text:p>
          </table:table-cell>
          <table:table-cell table:formula="of:=[.Y191]*1000000" office:value-type="float" office:value="0.00000000000015751">
            <text:p>1.5751E-013</text:p>
          </table:table-cell>
          <table:table-cell table:formula="of:=[.Z191]*1000000" office:value-type="float" office:value="109.51">
            <text:p>109.51</text:p>
          </table:table-cell>
          <table:table-cell table:formula="of:=[.AA191]*1000000" office:value-type="float" office:value="34.48">
            <text:p>34.48</text:p>
          </table:table-cell>
          <table:table-cell table:formula="of:=[.AB191]*1000000" office:value-type="float" office:value="1267.6">
            <text:p>1267.6</text:p>
          </table:table-cell>
          <table:table-cell table:formula="of:=[.AC191]*1000000" office:value-type="float" office:value="19.888">
            <text:p>19.888</text:p>
          </table:table-cell>
          <table:table-cell table:formula="of:=[.AD191]*1000000" office:value-type="float" office:value="0">
            <text:p>0</text:p>
          </table:table-cell>
          <table:table-cell table:formula="of:=[.AE191]*1000000" office:value-type="float" office:value="0.6466">
            <text:p>0.6466</text:p>
          </table:table-cell>
          <table:table-cell table:formula="of:=[.AF191]*1000000" office:value-type="float" office:value="17.795">
            <text:p>17.795</text:p>
          </table:table-cell>
          <table:table-cell table:formula="of:=[.AG191]*1000000" office:value-type="float" office:value="0.0000000000001575">
            <text:p>1.575E-013</text:p>
          </table:table-cell>
          <table:table-cell office:value-type="float" office:value="0.00010952">
            <text:p>0.00010952</text:p>
          </table:table-cell>
          <table:table-cell table:style-name="ce1" office:value-type="string">
            <text:p>3.4479e-05</text:p>
          </table:table-cell>
          <table:table-cell office:value-type="float" office:value="0.0012676">
            <text:p>0.0012676</text:p>
          </table:table-cell>
          <table:table-cell table:style-name="ce1" office:value-type="string">
            <text:p>2.0843e-06</text:p>
          </table:table-cell>
          <table:table-cell table:style-name="ce1" office:value-type="string">
            <text:p>4.0631e-08</text:p>
          </table:table-cell>
          <table:table-cell table:style-name="ce1" office:value-type="string">
            <text:p>6.4696e-07</text:p>
          </table:table-cell>
          <table:table-cell table:style-name="ce1" office:value-type="string">
            <text:p>1.7795e-05</text:p>
          </table:table-cell>
          <table:table-cell table:style-name="ce1" office:value-type="string">
            <text:p>1.5751e-19</text:p>
          </table:table-cell>
          <table:table-cell office:value-type="float" office:value="0.00010951">
            <text:p>0.00010951</text:p>
          </table:table-cell>
          <table:table-cell table:style-name="ce1" office:value-type="string">
            <text:p>3.448e-05</text:p>
          </table:table-cell>
          <table:table-cell office:value-type="float" office:value="0.0012676">
            <text:p>0.0012676</text:p>
          </table:table-cell>
          <table:table-cell table:style-name="ce1" office:value-type="string">
            <text:p>1.9888e-05</text:p>
          </table:table-cell>
          <table:table-cell office:value-type="float" office:value="0">
            <text:p>0</text:p>
          </table:table-cell>
          <table:table-cell table:style-name="ce1" office:value-type="string">
            <text:p>6.466e-07</text:p>
          </table:table-cell>
          <table:table-cell table:style-name="ce1" office:value-type="string">
            <text:p>1.7795e-05</text:p>
          </table:table-cell>
          <table:table-cell table:style-name="ce1" office:value-type="string">
            <text:p>1.575e-19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R192]*1000000" office:value-type="float" office:value="108.13">
            <text:p>108.13</text:p>
          </table:table-cell>
          <table:table-cell table:formula="of:=[.S192]*1000000" office:value-type="float" office:value="34.045">
            <text:p>34.045</text:p>
          </table:table-cell>
          <table:table-cell table:formula="of:=[.T192]*1000000" office:value-type="float" office:value="1269.4">
            <text:p>1269.4</text:p>
          </table:table-cell>
          <table:table-cell table:formula="of:=[.U192]*1000000" office:value-type="float" office:value="2.0418">
            <text:p>2.0418</text:p>
          </table:table-cell>
          <table:table-cell table:formula="of:=[.V192]*1000000" office:value-type="float" office:value="0.040693">
            <text:p>0.040693</text:p>
          </table:table-cell>
          <table:table-cell table:formula="of:=[.W192]*1000000" office:value-type="float" office:value="0.64128">
            <text:p>0.64128</text:p>
          </table:table-cell>
          <table:table-cell table:formula="of:=[.X192]*1000000" office:value-type="float" office:value="17.626">
            <text:p>17.626</text:p>
          </table:table-cell>
          <table:table-cell table:formula="of:=[.Y192]*1000000" office:value-type="float" office:value="0.00000000000015325">
            <text:p>1.5325E-013</text:p>
          </table:table-cell>
          <table:table-cell table:formula="of:=[.Z192]*1000000" office:value-type="float" office:value="108.12">
            <text:p>108.12</text:p>
          </table:table-cell>
          <table:table-cell table:formula="of:=[.AA192]*1000000" office:value-type="float" office:value="34.045">
            <text:p>34.045</text:p>
          </table:table-cell>
          <table:table-cell table:formula="of:=[.AB192]*1000000" office:value-type="float" office:value="1269.4">
            <text:p>1269.4</text:p>
          </table:table-cell>
          <table:table-cell table:formula="of:=[.AC192]*1000000" office:value-type="float" office:value="19.889">
            <text:p>19.889</text:p>
          </table:table-cell>
          <table:table-cell table:formula="of:=[.AD192]*1000000" office:value-type="float" office:value="0">
            <text:p>0</text:p>
          </table:table-cell>
          <table:table-cell table:formula="of:=[.AE192]*1000000" office:value-type="float" office:value="0.64091">
            <text:p>0.64091</text:p>
          </table:table-cell>
          <table:table-cell table:formula="of:=[.AF192]*1000000" office:value-type="float" office:value="17.626">
            <text:p>17.626</text:p>
          </table:table-cell>
          <table:table-cell table:formula="of:=[.AG192]*1000000" office:value-type="float" office:value="0.00000000000015325">
            <text:p>1.5325E-013</text:p>
          </table:table-cell>
          <table:table-cell office:value-type="float" office:value="0.00010813">
            <text:p>0.00010813</text:p>
          </table:table-cell>
          <table:table-cell table:style-name="ce1" office:value-type="string">
            <text:p>3.4045e-05</text:p>
          </table:table-cell>
          <table:table-cell office:value-type="float" office:value="0.0012694">
            <text:p>0.0012694</text:p>
          </table:table-cell>
          <table:table-cell table:style-name="ce1" office:value-type="string">
            <text:p>2.0418e-06</text:p>
          </table:table-cell>
          <table:table-cell table:style-name="ce1" office:value-type="string">
            <text:p>4.0693e-08</text:p>
          </table:table-cell>
          <table:table-cell table:style-name="ce1" office:value-type="string">
            <text:p>6.4128e-07</text:p>
          </table:table-cell>
          <table:table-cell table:style-name="ce1" office:value-type="string">
            <text:p>1.7626e-05</text:p>
          </table:table-cell>
          <table:table-cell table:style-name="ce1" office:value-type="string">
            <text:p>1.5325e-19</text:p>
          </table:table-cell>
          <table:table-cell office:value-type="float" office:value="0.00010812">
            <text:p>0.00010812</text:p>
          </table:table-cell>
          <table:table-cell table:style-name="ce1" office:value-type="string">
            <text:p>3.4045e-05</text:p>
          </table:table-cell>
          <table:table-cell office:value-type="float" office:value="0.0012694">
            <text:p>0.0012694</text:p>
          </table:table-cell>
          <table:table-cell table:style-name="ce1" office:value-type="string">
            <text:p>1.9889e-05</text:p>
          </table:table-cell>
          <table:table-cell office:value-type="float" office:value="0">
            <text:p>0</text:p>
          </table:table-cell>
          <table:table-cell table:style-name="ce1" office:value-type="string">
            <text:p>6.4091e-07</text:p>
          </table:table-cell>
          <table:table-cell table:style-name="ce1" office:value-type="string">
            <text:p>1.7626e-05</text:p>
          </table:table-cell>
          <table:table-cell table:style-name="ce1" office:value-type="string">
            <text:p>1.5325e-19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R193]*1000000" office:value-type="float" office:value="106.76">
            <text:p>106.76</text:p>
          </table:table-cell>
          <table:table-cell table:formula="of:=[.S193]*1000000" office:value-type="float" office:value="33.616">
            <text:p>33.616</text:p>
          </table:table-cell>
          <table:table-cell table:formula="of:=[.T193]*1000000" office:value-type="float" office:value="1271.2">
            <text:p>1271.2</text:p>
          </table:table-cell>
          <table:table-cell table:formula="of:=[.U193]*1000000" office:value-type="float" office:value="2">
            <text:p>2</text:p>
          </table:table-cell>
          <table:table-cell table:formula="of:=[.V193]*1000000" office:value-type="float" office:value="0.040754">
            <text:p>0.040754</text:p>
          </table:table-cell>
          <table:table-cell table:formula="of:=[.W193]*1000000" office:value-type="float" office:value="0.63565">
            <text:p>0.63565</text:p>
          </table:table-cell>
          <table:table-cell table:formula="of:=[.X193]*1000000" office:value-type="float" office:value="17.459">
            <text:p>17.459</text:p>
          </table:table-cell>
          <table:table-cell table:formula="of:=[.Y193]*1000000" office:value-type="float" office:value="0.00000000000014913">
            <text:p>1.4913E-013</text:p>
          </table:table-cell>
          <table:table-cell table:formula="of:=[.Z193]*1000000" office:value-type="float" office:value="106.75">
            <text:p>106.75</text:p>
          </table:table-cell>
          <table:table-cell table:formula="of:=[.AA193]*1000000" office:value-type="float" office:value="33.616">
            <text:p>33.616</text:p>
          </table:table-cell>
          <table:table-cell table:formula="of:=[.AB193]*1000000" office:value-type="float" office:value="1271.2">
            <text:p>1271.2</text:p>
          </table:table-cell>
          <table:table-cell table:formula="of:=[.AC193]*1000000" office:value-type="float" office:value="19.89">
            <text:p>19.89</text:p>
          </table:table-cell>
          <table:table-cell table:formula="of:=[.AD193]*1000000" office:value-type="float" office:value="0">
            <text:p>0</text:p>
          </table:table-cell>
          <table:table-cell table:formula="of:=[.AE193]*1000000" office:value-type="float" office:value="0.63528">
            <text:p>0.63528</text:p>
          </table:table-cell>
          <table:table-cell table:formula="of:=[.AF193]*1000000" office:value-type="float" office:value="17.459">
            <text:p>17.459</text:p>
          </table:table-cell>
          <table:table-cell table:formula="of:=[.AG193]*1000000" office:value-type="float" office:value="0.00000000000014913">
            <text:p>1.4913E-013</text:p>
          </table:table-cell>
          <table:table-cell office:value-type="float" office:value="0.00010676">
            <text:p>0.00010676</text:p>
          </table:table-cell>
          <table:table-cell table:style-name="ce1" office:value-type="string">
            <text:p>3.3616e-05</text:p>
          </table:table-cell>
          <table:table-cell office:value-type="float" office:value="0.0012712">
            <text:p>0.0012712</text:p>
          </table:table-cell>
          <table:table-cell table:style-name="ce1" office:value-type="string">
            <text:p>2e-06</text:p>
          </table:table-cell>
          <table:table-cell table:style-name="ce1" office:value-type="string">
            <text:p>4.0754e-08</text:p>
          </table:table-cell>
          <table:table-cell table:style-name="ce1" office:value-type="string">
            <text:p>6.3565e-07</text:p>
          </table:table-cell>
          <table:table-cell table:style-name="ce1" office:value-type="string">
            <text:p>1.7459e-05</text:p>
          </table:table-cell>
          <table:table-cell table:style-name="ce1" office:value-type="string">
            <text:p>1.4913e-19</text:p>
          </table:table-cell>
          <table:table-cell office:value-type="float" office:value="0.00010675">
            <text:p>0.00010675</text:p>
          </table:table-cell>
          <table:table-cell table:style-name="ce1" office:value-type="string">
            <text:p>3.3616e-05</text:p>
          </table:table-cell>
          <table:table-cell office:value-type="float" office:value="0.0012712">
            <text:p>0.0012712</text:p>
          </table:table-cell>
          <table:table-cell table:style-name="ce1" office:value-type="string">
            <text:p>1.989e-05</text:p>
          </table:table-cell>
          <table:table-cell office:value-type="float" office:value="0">
            <text:p>0</text:p>
          </table:table-cell>
          <table:table-cell table:style-name="ce1" office:value-type="string">
            <text:p>6.3528e-07</text:p>
          </table:table-cell>
          <table:table-cell table:style-name="ce1" office:value-type="string">
            <text:p>1.7459e-05</text:p>
          </table:table-cell>
          <table:table-cell table:style-name="ce1" office:value-type="string">
            <text:p>1.4913e-19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R194]*1000000" office:value-type="float" office:value="105.4">
            <text:p>105.4</text:p>
          </table:table-cell>
          <table:table-cell table:formula="of:=[.S194]*1000000" office:value-type="float" office:value="33.192">
            <text:p>33.192</text:p>
          </table:table-cell>
          <table:table-cell table:formula="of:=[.T194]*1000000" office:value-type="float" office:value="1273">
            <text:p>1273</text:p>
          </table:table-cell>
          <table:table-cell table:formula="of:=[.U194]*1000000" office:value-type="float" office:value="1.9591">
            <text:p>1.9591</text:p>
          </table:table-cell>
          <table:table-cell table:formula="of:=[.V194]*1000000" office:value-type="float" office:value="0.040816">
            <text:p>0.040816</text:p>
          </table:table-cell>
          <table:table-cell table:formula="of:=[.W194]*1000000" office:value-type="float" office:value="0.63008">
            <text:p>0.63008</text:p>
          </table:table-cell>
          <table:table-cell table:formula="of:=[.X194]*1000000" office:value-type="float" office:value="17.294">
            <text:p>17.294</text:p>
          </table:table-cell>
          <table:table-cell table:formula="of:=[.Y194]*1000000" office:value-type="float" office:value="0.00000000000014513">
            <text:p>1.4513E-013</text:p>
          </table:table-cell>
          <table:table-cell table:formula="of:=[.Z194]*1000000" office:value-type="float" office:value="105.4">
            <text:p>105.4</text:p>
          </table:table-cell>
          <table:table-cell table:formula="of:=[.AA194]*1000000" office:value-type="float" office:value="33.193">
            <text:p>33.193</text:p>
          </table:table-cell>
          <table:table-cell table:formula="of:=[.AB194]*1000000" office:value-type="float" office:value="1273">
            <text:p>1273</text:p>
          </table:table-cell>
          <table:table-cell table:formula="of:=[.AC194]*1000000" office:value-type="float" office:value="19.892">
            <text:p>19.892</text:p>
          </table:table-cell>
          <table:table-cell table:formula="of:=[.AD194]*1000000" office:value-type="float" office:value="0">
            <text:p>0</text:p>
          </table:table-cell>
          <table:table-cell table:formula="of:=[.AE194]*1000000" office:value-type="float" office:value="0.62971">
            <text:p>0.62971</text:p>
          </table:table-cell>
          <table:table-cell table:formula="of:=[.AF194]*1000000" office:value-type="float" office:value="17.293">
            <text:p>17.293</text:p>
          </table:table-cell>
          <table:table-cell table:formula="of:=[.AG194]*1000000" office:value-type="float" office:value="0.00000000000014513">
            <text:p>1.4513E-013</text:p>
          </table:table-cell>
          <table:table-cell office:value-type="float" office:value="0.0001054">
            <text:p>0.0001054</text:p>
          </table:table-cell>
          <table:table-cell table:style-name="ce1" office:value-type="string">
            <text:p>3.3192e-05</text:p>
          </table:table-cell>
          <table:table-cell office:value-type="float" office:value="0.001273">
            <text:p>0.001273</text:p>
          </table:table-cell>
          <table:table-cell table:style-name="ce1" office:value-type="string">
            <text:p>1.9591e-06</text:p>
          </table:table-cell>
          <table:table-cell table:style-name="ce1" office:value-type="string">
            <text:p>4.0816e-08</text:p>
          </table:table-cell>
          <table:table-cell table:style-name="ce1" office:value-type="string">
            <text:p>6.3008e-07</text:p>
          </table:table-cell>
          <table:table-cell table:style-name="ce1" office:value-type="string">
            <text:p>1.7294e-05</text:p>
          </table:table-cell>
          <table:table-cell table:style-name="ce1" office:value-type="string">
            <text:p>1.4513e-19</text:p>
          </table:table-cell>
          <table:table-cell office:value-type="float" office:value="0.0001054">
            <text:p>0.0001054</text:p>
          </table:table-cell>
          <table:table-cell table:style-name="ce1" office:value-type="string">
            <text:p>3.3193e-05</text:p>
          </table:table-cell>
          <table:table-cell office:value-type="float" office:value="0.001273">
            <text:p>0.001273</text:p>
          </table:table-cell>
          <table:table-cell table:style-name="ce1" office:value-type="string">
            <text:p>1.9892e-05</text:p>
          </table:table-cell>
          <table:table-cell office:value-type="float" office:value="0">
            <text:p>0</text:p>
          </table:table-cell>
          <table:table-cell table:style-name="ce1" office:value-type="string">
            <text:p>6.2971e-07</text:p>
          </table:table-cell>
          <table:table-cell table:style-name="ce1" office:value-type="string">
            <text:p>1.7293e-05</text:p>
          </table:table-cell>
          <table:table-cell table:style-name="ce1" office:value-type="string">
            <text:p>1.4513e-19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R195]*1000000" office:value-type="float" office:value="104.07">
            <text:p>104.07</text:p>
          </table:table-cell>
          <table:table-cell table:formula="of:=[.S195]*1000000" office:value-type="float" office:value="32.774">
            <text:p>32.774</text:p>
          </table:table-cell>
          <table:table-cell table:formula="of:=[.T195]*1000000" office:value-type="float" office:value="1274.7">
            <text:p>1274.7</text:p>
          </table:table-cell>
          <table:table-cell table:formula="of:=[.U195]*1000000" office:value-type="float" office:value="1.9189">
            <text:p>1.9189</text:p>
          </table:table-cell>
          <table:table-cell table:formula="of:=[.V195]*1000000" office:value-type="float" office:value="0.040878">
            <text:p>0.040878</text:p>
          </table:table-cell>
          <table:table-cell table:formula="of:=[.W195]*1000000" office:value-type="float" office:value="0.62456">
            <text:p>0.62456</text:p>
          </table:table-cell>
          <table:table-cell table:formula="of:=[.X195]*1000000" office:value-type="float" office:value="17.13">
            <text:p>17.13</text:p>
          </table:table-cell>
          <table:table-cell table:formula="of:=[.Y195]*1000000" office:value-type="float" office:value="0.00000000000014126">
            <text:p>1.4126E-013</text:p>
          </table:table-cell>
          <table:table-cell table:formula="of:=[.Z195]*1000000" office:value-type="float" office:value="104.06">
            <text:p>104.06</text:p>
          </table:table-cell>
          <table:table-cell table:formula="of:=[.AA195]*1000000" office:value-type="float" office:value="32.774">
            <text:p>32.774</text:p>
          </table:table-cell>
          <table:table-cell table:formula="of:=[.AB195]*1000000" office:value-type="float" office:value="1274.7">
            <text:p>1274.7</text:p>
          </table:table-cell>
          <table:table-cell table:formula="of:=[.AC195]*1000000" office:value-type="float" office:value="19.893">
            <text:p>19.893</text:p>
          </table:table-cell>
          <table:table-cell table:formula="of:=[.AD195]*1000000" office:value-type="float" office:value="0">
            <text:p>0</text:p>
          </table:table-cell>
          <table:table-cell table:formula="of:=[.AE195]*1000000" office:value-type="float" office:value="0.62419">
            <text:p>0.62419</text:p>
          </table:table-cell>
          <table:table-cell table:formula="of:=[.AF195]*1000000" office:value-type="float" office:value="17.129">
            <text:p>17.129</text:p>
          </table:table-cell>
          <table:table-cell table:formula="of:=[.AG195]*1000000" office:value-type="float" office:value="0.00000000000014125">
            <text:p>1.4125E-013</text:p>
          </table:table-cell>
          <table:table-cell office:value-type="float" office:value="0.00010407">
            <text:p>0.00010407</text:p>
          </table:table-cell>
          <table:table-cell table:style-name="ce1" office:value-type="string">
            <text:p>3.2774e-05</text:p>
          </table:table-cell>
          <table:table-cell office:value-type="float" office:value="0.0012747">
            <text:p>0.0012747</text:p>
          </table:table-cell>
          <table:table-cell table:style-name="ce1" office:value-type="string">
            <text:p>1.9189e-06</text:p>
          </table:table-cell>
          <table:table-cell table:style-name="ce1" office:value-type="string">
            <text:p>4.0878e-08</text:p>
          </table:table-cell>
          <table:table-cell table:style-name="ce1" office:value-type="string">
            <text:p>6.2456e-07</text:p>
          </table:table-cell>
          <table:table-cell table:style-name="ce1" office:value-type="string">
            <text:p>1.713e-05</text:p>
          </table:table-cell>
          <table:table-cell table:style-name="ce1" office:value-type="string">
            <text:p>1.4126e-19</text:p>
          </table:table-cell>
          <table:table-cell office:value-type="float" office:value="0.00010406">
            <text:p>0.00010406</text:p>
          </table:table-cell>
          <table:table-cell table:style-name="ce1" office:value-type="string">
            <text:p>3.2774e-05</text:p>
          </table:table-cell>
          <table:table-cell office:value-type="float" office:value="0.0012747">
            <text:p>0.0012747</text:p>
          </table:table-cell>
          <table:table-cell table:style-name="ce1" office:value-type="string">
            <text:p>1.9893e-05</text:p>
          </table:table-cell>
          <table:table-cell office:value-type="float" office:value="0">
            <text:p>0</text:p>
          </table:table-cell>
          <table:table-cell table:style-name="ce1" office:value-type="string">
            <text:p>6.2419e-07</text:p>
          </table:table-cell>
          <table:table-cell table:style-name="ce1" office:value-type="string">
            <text:p>1.7129e-05</text:p>
          </table:table-cell>
          <table:table-cell table:style-name="ce1" office:value-type="string">
            <text:p>1.4125e-19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R196]*1000000" office:value-type="float" office:value="102.75">
            <text:p>102.75</text:p>
          </table:table-cell>
          <table:table-cell table:formula="of:=[.S196]*1000000" office:value-type="float" office:value="32.361">
            <text:p>32.361</text:p>
          </table:table-cell>
          <table:table-cell table:formula="of:=[.T196]*1000000" office:value-type="float" office:value="1276.4">
            <text:p>1276.4</text:p>
          </table:table-cell>
          <table:table-cell table:formula="of:=[.U196]*1000000" office:value-type="float" office:value="1.8795">
            <text:p>1.8795</text:p>
          </table:table-cell>
          <table:table-cell table:formula="of:=[.V196]*1000000" office:value-type="float" office:value="0.040939">
            <text:p>0.040939</text:p>
          </table:table-cell>
          <table:table-cell table:formula="of:=[.W196]*1000000" office:value-type="float" office:value="0.61909">
            <text:p>0.61909</text:p>
          </table:table-cell>
          <table:table-cell table:formula="of:=[.X196]*1000000" office:value-type="float" office:value="16.967">
            <text:p>16.967</text:p>
          </table:table-cell>
          <table:table-cell table:formula="of:=[.Y196]*1000000" office:value-type="float" office:value="0.0000000000001375">
            <text:p>1.375E-013</text:p>
          </table:table-cell>
          <table:table-cell table:formula="of:=[.Z196]*1000000" office:value-type="float" office:value="102.74">
            <text:p>102.74</text:p>
          </table:table-cell>
          <table:table-cell table:formula="of:=[.AA196]*1000000" office:value-type="float" office:value="32.361">
            <text:p>32.361</text:p>
          </table:table-cell>
          <table:table-cell table:formula="of:=[.AB196]*1000000" office:value-type="float" office:value="1276.4">
            <text:p>1276.4</text:p>
          </table:table-cell>
          <table:table-cell table:formula="of:=[.AC196]*1000000" office:value-type="float" office:value="19.894">
            <text:p>19.894</text:p>
          </table:table-cell>
          <table:table-cell table:formula="of:=[.AD196]*1000000" office:value-type="float" office:value="0">
            <text:p>0</text:p>
          </table:table-cell>
          <table:table-cell table:formula="of:=[.AE196]*1000000" office:value-type="float" office:value="0.61872">
            <text:p>0.61872</text:p>
          </table:table-cell>
          <table:table-cell table:formula="of:=[.AF196]*1000000" office:value-type="float" office:value="16.967">
            <text:p>16.967</text:p>
          </table:table-cell>
          <table:table-cell table:formula="of:=[.AG196]*1000000" office:value-type="float" office:value="0.0000000000001375">
            <text:p>1.375E-013</text:p>
          </table:table-cell>
          <table:table-cell office:value-type="float" office:value="0.00010275">
            <text:p>0.00010275</text:p>
          </table:table-cell>
          <table:table-cell table:style-name="ce1" office:value-type="string">
            <text:p>3.2361e-05</text:p>
          </table:table-cell>
          <table:table-cell office:value-type="float" office:value="0.0012764">
            <text:p>0.0012764</text:p>
          </table:table-cell>
          <table:table-cell table:style-name="ce1" office:value-type="string">
            <text:p>1.8795e-06</text:p>
          </table:table-cell>
          <table:table-cell table:style-name="ce1" office:value-type="string">
            <text:p>4.0939e-08</text:p>
          </table:table-cell>
          <table:table-cell table:style-name="ce1" office:value-type="string">
            <text:p>6.1909e-07</text:p>
          </table:table-cell>
          <table:table-cell table:style-name="ce1" office:value-type="string">
            <text:p>1.6967e-05</text:p>
          </table:table-cell>
          <table:table-cell table:style-name="ce1" office:value-type="string">
            <text:p>1.375e-19</text:p>
          </table:table-cell>
          <table:table-cell office:value-type="float" office:value="0.00010274">
            <text:p>0.00010274</text:p>
          </table:table-cell>
          <table:table-cell table:style-name="ce1" office:value-type="string">
            <text:p>3.2361e-05</text:p>
          </table:table-cell>
          <table:table-cell office:value-type="float" office:value="0.0012764">
            <text:p>0.0012764</text:p>
          </table:table-cell>
          <table:table-cell table:style-name="ce1" office:value-type="string">
            <text:p>1.9894e-05</text:p>
          </table:table-cell>
          <table:table-cell office:value-type="float" office:value="0">
            <text:p>0</text:p>
          </table:table-cell>
          <table:table-cell table:style-name="ce1" office:value-type="string">
            <text:p>6.1872e-07</text:p>
          </table:table-cell>
          <table:table-cell table:style-name="ce1" office:value-type="string">
            <text:p>1.6967e-05</text:p>
          </table:table-cell>
          <table:table-cell table:style-name="ce1" office:value-type="string">
            <text:p>1.375e-19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R197]*1000000" office:value-type="float" office:value="101.45">
            <text:p>101.45</text:p>
          </table:table-cell>
          <table:table-cell table:formula="of:=[.S197]*1000000" office:value-type="float" office:value="31.953">
            <text:p>31.953</text:p>
          </table:table-cell>
          <table:table-cell table:formula="of:=[.T197]*1000000" office:value-type="float" office:value="1278.1">
            <text:p>1278.1</text:p>
          </table:table-cell>
          <table:table-cell table:formula="of:=[.U197]*1000000" office:value-type="float" office:value="1.8408">
            <text:p>1.8408</text:p>
          </table:table-cell>
          <table:table-cell table:formula="of:=[.V197]*1000000" office:value-type="float" office:value="0.041001">
            <text:p>0.041001</text:p>
          </table:table-cell>
          <table:table-cell table:formula="of:=[.W197]*1000000" office:value-type="float" office:value="0.61368">
            <text:p>0.61368</text:p>
          </table:table-cell>
          <table:table-cell table:formula="of:=[.X197]*1000000" office:value-type="float" office:value="16.806">
            <text:p>16.806</text:p>
          </table:table-cell>
          <table:table-cell table:formula="of:=[.Y197]*1000000" office:value-type="float" office:value="0.00000000000013386">
            <text:p>1.3386E-013</text:p>
          </table:table-cell>
          <table:table-cell table:formula="of:=[.Z197]*1000000" office:value-type="float" office:value="101.44">
            <text:p>101.44</text:p>
          </table:table-cell>
          <table:table-cell table:formula="of:=[.AA197]*1000000" office:value-type="float" office:value="31.954">
            <text:p>31.954</text:p>
          </table:table-cell>
          <table:table-cell table:formula="of:=[.AB197]*1000000" office:value-type="float" office:value="1278.1">
            <text:p>1278.1</text:p>
          </table:table-cell>
          <table:table-cell table:formula="of:=[.AC197]*1000000" office:value-type="float" office:value="19.895">
            <text:p>19.895</text:p>
          </table:table-cell>
          <table:table-cell table:formula="of:=[.AD197]*1000000" office:value-type="float" office:value="0">
            <text:p>0</text:p>
          </table:table-cell>
          <table:table-cell table:formula="of:=[.AE197]*1000000" office:value-type="float" office:value="0.61331">
            <text:p>0.61331</text:p>
          </table:table-cell>
          <table:table-cell table:formula="of:=[.AF197]*1000000" office:value-type="float" office:value="16.806">
            <text:p>16.806</text:p>
          </table:table-cell>
          <table:table-cell table:formula="of:=[.AG197]*1000000" office:value-type="float" office:value="0.00000000000013385">
            <text:p>1.3385E-013</text:p>
          </table:table-cell>
          <table:table-cell office:value-type="float" office:value="0.00010145">
            <text:p>0.00010145</text:p>
          </table:table-cell>
          <table:table-cell table:style-name="ce1" office:value-type="string">
            <text:p>3.1953e-05</text:p>
          </table:table-cell>
          <table:table-cell office:value-type="float" office:value="0.0012781">
            <text:p>0.0012781</text:p>
          </table:table-cell>
          <table:table-cell table:style-name="ce1" office:value-type="string">
            <text:p>1.8408e-06</text:p>
          </table:table-cell>
          <table:table-cell table:style-name="ce1" office:value-type="string">
            <text:p>4.1001e-08</text:p>
          </table:table-cell>
          <table:table-cell table:style-name="ce1" office:value-type="string">
            <text:p>6.1368e-07</text:p>
          </table:table-cell>
          <table:table-cell table:style-name="ce1" office:value-type="string">
            <text:p>1.6806e-05</text:p>
          </table:table-cell>
          <table:table-cell table:style-name="ce1" office:value-type="string">
            <text:p>1.3386e-19</text:p>
          </table:table-cell>
          <table:table-cell office:value-type="float" office:value="0.00010144">
            <text:p>0.00010144</text:p>
          </table:table-cell>
          <table:table-cell table:style-name="ce1" office:value-type="string">
            <text:p>3.1954e-05</text:p>
          </table:table-cell>
          <table:table-cell office:value-type="float" office:value="0.0012781">
            <text:p>0.0012781</text:p>
          </table:table-cell>
          <table:table-cell table:style-name="ce1" office:value-type="string">
            <text:p>1.9895e-05</text:p>
          </table:table-cell>
          <table:table-cell office:value-type="float" office:value="0">
            <text:p>0</text:p>
          </table:table-cell>
          <table:table-cell table:style-name="ce1" office:value-type="string">
            <text:p>6.1331e-07</text:p>
          </table:table-cell>
          <table:table-cell table:style-name="ce1" office:value-type="string">
            <text:p>1.6806e-05</text:p>
          </table:table-cell>
          <table:table-cell table:style-name="ce1" office:value-type="string">
            <text:p>1.3385e-19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R198]*1000000" office:value-type="float" office:value="100.17">
            <text:p>100.17</text:p>
          </table:table-cell>
          <table:table-cell table:formula="of:=[.S198]*1000000" office:value-type="float" office:value="31.55">
            <text:p>31.55</text:p>
          </table:table-cell>
          <table:table-cell table:formula="of:=[.T198]*1000000" office:value-type="float" office:value="1279.8">
            <text:p>1279.8</text:p>
          </table:table-cell>
          <table:table-cell table:formula="of:=[.U198]*1000000" office:value-type="float" office:value="1.8028">
            <text:p>1.8028</text:p>
          </table:table-cell>
          <table:table-cell table:formula="of:=[.V198]*1000000" office:value-type="float" office:value="0.041063">
            <text:p>0.041063</text:p>
          </table:table-cell>
          <table:table-cell table:formula="of:=[.W198]*1000000" office:value-type="float" office:value="0.60832">
            <text:p>0.60832</text:p>
          </table:table-cell>
          <table:table-cell table:formula="of:=[.X198]*1000000" office:value-type="float" office:value="16.647">
            <text:p>16.647</text:p>
          </table:table-cell>
          <table:table-cell table:formula="of:=[.Y198]*1000000" office:value-type="float" office:value="0.00000000000013033">
            <text:p>1.3033E-013</text:p>
          </table:table-cell>
          <table:table-cell table:formula="of:=[.Z198]*1000000" office:value-type="float" office:value="100.16">
            <text:p>100.16</text:p>
          </table:table-cell>
          <table:table-cell table:formula="of:=[.AA198]*1000000" office:value-type="float" office:value="31.551">
            <text:p>31.551</text:p>
          </table:table-cell>
          <table:table-cell table:formula="of:=[.AB198]*1000000" office:value-type="float" office:value="1279.8">
            <text:p>1279.8</text:p>
          </table:table-cell>
          <table:table-cell table:formula="of:=[.AC198]*1000000" office:value-type="float" office:value="19.896">
            <text:p>19.896</text:p>
          </table:table-cell>
          <table:table-cell table:formula="of:=[.AD198]*1000000" office:value-type="float" office:value="0">
            <text:p>0</text:p>
          </table:table-cell>
          <table:table-cell table:formula="of:=[.AE198]*1000000" office:value-type="float" office:value="0.60795">
            <text:p>0.60795</text:p>
          </table:table-cell>
          <table:table-cell table:formula="of:=[.AF198]*1000000" office:value-type="float" office:value="16.647">
            <text:p>16.647</text:p>
          </table:table-cell>
          <table:table-cell table:formula="of:=[.AG198]*1000000" office:value-type="float" office:value="0.00000000000013032">
            <text:p>1.3032E-013</text:p>
          </table:table-cell>
          <table:table-cell office:value-type="float" office:value="0.00010017">
            <text:p>0.00010017</text:p>
          </table:table-cell>
          <table:table-cell table:style-name="ce1" office:value-type="string">
            <text:p>3.155e-05</text:p>
          </table:table-cell>
          <table:table-cell office:value-type="float" office:value="0.0012798">
            <text:p>0.0012798</text:p>
          </table:table-cell>
          <table:table-cell table:style-name="ce1" office:value-type="string">
            <text:p>1.8028e-06</text:p>
          </table:table-cell>
          <table:table-cell table:style-name="ce1" office:value-type="string">
            <text:p>4.1063e-08</text:p>
          </table:table-cell>
          <table:table-cell table:style-name="ce1" office:value-type="string">
            <text:p>6.0832e-07</text:p>
          </table:table-cell>
          <table:table-cell table:style-name="ce1" office:value-type="string">
            <text:p>1.6647e-05</text:p>
          </table:table-cell>
          <table:table-cell table:style-name="ce1" office:value-type="string">
            <text:p>1.3033e-19</text:p>
          </table:table-cell>
          <table:table-cell office:value-type="float" office:value="0.00010016">
            <text:p>0.00010016</text:p>
          </table:table-cell>
          <table:table-cell table:style-name="ce1" office:value-type="string">
            <text:p>3.1551e-05</text:p>
          </table:table-cell>
          <table:table-cell office:value-type="float" office:value="0.0012798">
            <text:p>0.0012798</text:p>
          </table:table-cell>
          <table:table-cell table:style-name="ce1" office:value-type="string">
            <text:p>1.9896e-05</text:p>
          </table:table-cell>
          <table:table-cell office:value-type="float" office:value="0">
            <text:p>0</text:p>
          </table:table-cell>
          <table:table-cell table:style-name="ce1" office:value-type="string">
            <text:p>6.0795e-07</text:p>
          </table:table-cell>
          <table:table-cell table:style-name="ce1" office:value-type="string">
            <text:p>1.6647e-05</text:p>
          </table:table-cell>
          <table:table-cell table:style-name="ce1" office:value-type="string">
            <text:p>1.3032e-19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R199]*1000000" office:value-type="float" office:value="98.905">
            <text:p>98.905</text:p>
          </table:table-cell>
          <table:table-cell table:formula="of:=[.S199]*1000000" office:value-type="float" office:value="31.153">
            <text:p>31.153</text:p>
          </table:table-cell>
          <table:table-cell table:formula="of:=[.T199]*1000000" office:value-type="float" office:value="1281.4">
            <text:p>1281.4</text:p>
          </table:table-cell>
          <table:table-cell table:formula="of:=[.U199]*1000000" office:value-type="float" office:value="1.7656">
            <text:p>1.7656</text:p>
          </table:table-cell>
          <table:table-cell table:formula="of:=[.V199]*1000000" office:value-type="float" office:value="0.041125">
            <text:p>0.041125</text:p>
          </table:table-cell>
          <table:table-cell table:formula="of:=[.W199]*1000000" office:value-type="float" office:value="0.60302">
            <text:p>0.60302</text:p>
          </table:table-cell>
          <table:table-cell table:formula="of:=[.X199]*1000000" office:value-type="float" office:value="16.49">
            <text:p>16.49</text:p>
          </table:table-cell>
          <table:table-cell table:formula="of:=[.Y199]*1000000" office:value-type="float" office:value="0.0000000000001269">
            <text:p>1.269E-013</text:p>
          </table:table-cell>
          <table:table-cell table:formula="of:=[.Z199]*1000000" office:value-type="float" office:value="98.898">
            <text:p>98.898</text:p>
          </table:table-cell>
          <table:table-cell table:formula="of:=[.AA199]*1000000" office:value-type="float" office:value="31.153">
            <text:p>31.153</text:p>
          </table:table-cell>
          <table:table-cell table:formula="of:=[.AB199]*1000000" office:value-type="float" office:value="1281.4">
            <text:p>1281.4</text:p>
          </table:table-cell>
          <table:table-cell table:formula="of:=[.AC199]*1000000" office:value-type="float" office:value="19.898">
            <text:p>19.898</text:p>
          </table:table-cell>
          <table:table-cell table:formula="of:=[.AD199]*1000000" office:value-type="float" office:value="0">
            <text:p>0</text:p>
          </table:table-cell>
          <table:table-cell table:formula="of:=[.AE199]*1000000" office:value-type="float" office:value="0.60264">
            <text:p>0.60264</text:p>
          </table:table-cell>
          <table:table-cell table:formula="of:=[.AF199]*1000000" office:value-type="float" office:value="16.49">
            <text:p>16.49</text:p>
          </table:table-cell>
          <table:table-cell table:formula="of:=[.AG199]*1000000" office:value-type="float" office:value="0.0000000000001269">
            <text:p>1.269E-013</text:p>
          </table:table-cell>
          <table:table-cell table:style-name="ce1" office:value-type="string">
            <text:p>9.8905e-05</text:p>
          </table:table-cell>
          <table:table-cell table:style-name="ce1" office:value-type="string">
            <text:p>3.1153e-05</text:p>
          </table:table-cell>
          <table:table-cell office:value-type="float" office:value="0.0012814">
            <text:p>0.0012814</text:p>
          </table:table-cell>
          <table:table-cell table:style-name="ce1" office:value-type="string">
            <text:p>1.7656e-06</text:p>
          </table:table-cell>
          <table:table-cell table:style-name="ce1" office:value-type="string">
            <text:p>4.1125e-08</text:p>
          </table:table-cell>
          <table:table-cell table:style-name="ce1" office:value-type="string">
            <text:p>6.0302e-07</text:p>
          </table:table-cell>
          <table:table-cell table:style-name="ce1" office:value-type="string">
            <text:p>1.649e-05</text:p>
          </table:table-cell>
          <table:table-cell table:style-name="ce1" office:value-type="string">
            <text:p>1.269e-19</text:p>
          </table:table-cell>
          <table:table-cell table:style-name="ce1" office:value-type="string">
            <text:p>9.8898e-05</text:p>
          </table:table-cell>
          <table:table-cell table:style-name="ce1" office:value-type="string">
            <text:p>3.1153e-05</text:p>
          </table:table-cell>
          <table:table-cell office:value-type="float" office:value="0.0012814">
            <text:p>0.0012814</text:p>
          </table:table-cell>
          <table:table-cell table:style-name="ce1" office:value-type="string">
            <text:p>1.9898e-05</text:p>
          </table:table-cell>
          <table:table-cell office:value-type="float" office:value="0">
            <text:p>0</text:p>
          </table:table-cell>
          <table:table-cell table:style-name="ce1" office:value-type="string">
            <text:p>6.0264e-07</text:p>
          </table:table-cell>
          <table:table-cell table:style-name="ce1" office:value-type="string">
            <text:p>1.649e-05</text:p>
          </table:table-cell>
          <table:table-cell table:style-name="ce1" office:value-type="string">
            <text:p>1.269e-19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R200]*1000000" office:value-type="float" office:value="97.658">
            <text:p>97.658</text:p>
          </table:table-cell>
          <table:table-cell table:formula="of:=[.S200]*1000000" office:value-type="float" office:value="30.76">
            <text:p>30.76</text:p>
          </table:table-cell>
          <table:table-cell table:formula="of:=[.T200]*1000000" office:value-type="float" office:value="1283">
            <text:p>1283</text:p>
          </table:table-cell>
          <table:table-cell table:formula="of:=[.U200]*1000000" office:value-type="float" office:value="1.7291">
            <text:p>1.7291</text:p>
          </table:table-cell>
          <table:table-cell table:formula="of:=[.V200]*1000000" office:value-type="float" office:value="0.041187">
            <text:p>0.041187</text:p>
          </table:table-cell>
          <table:table-cell table:formula="of:=[.W200]*1000000" office:value-type="float" office:value="0.59776">
            <text:p>0.59776</text:p>
          </table:table-cell>
          <table:table-cell table:formula="of:=[.X200]*1000000" office:value-type="float" office:value="16.334">
            <text:p>16.334</text:p>
          </table:table-cell>
          <table:table-cell table:formula="of:=[.Y200]*1000000" office:value-type="float" office:value="0.00000000000012358">
            <text:p>1.2358E-013</text:p>
          </table:table-cell>
          <table:table-cell table:formula="of:=[.Z200]*1000000" office:value-type="float" office:value="97.651">
            <text:p>97.651</text:p>
          </table:table-cell>
          <table:table-cell table:formula="of:=[.AA200]*1000000" office:value-type="float" office:value="30.761">
            <text:p>30.761</text:p>
          </table:table-cell>
          <table:table-cell table:formula="of:=[.AB200]*1000000" office:value-type="float" office:value="1283">
            <text:p>1283</text:p>
          </table:table-cell>
          <table:table-cell table:formula="of:=[.AC200]*1000000" office:value-type="float" office:value="19.899">
            <text:p>19.899</text:p>
          </table:table-cell>
          <table:table-cell table:formula="of:=[.AD200]*1000000" office:value-type="float" office:value="0">
            <text:p>0</text:p>
          </table:table-cell>
          <table:table-cell table:formula="of:=[.AE200]*1000000" office:value-type="float" office:value="0.59738">
            <text:p>0.59738</text:p>
          </table:table-cell>
          <table:table-cell table:formula="of:=[.AF200]*1000000" office:value-type="float" office:value="16.333">
            <text:p>16.333</text:p>
          </table:table-cell>
          <table:table-cell table:formula="of:=[.AG200]*1000000" office:value-type="float" office:value="0.00000000000012358">
            <text:p>1.2358E-013</text:p>
          </table:table-cell>
          <table:table-cell table:style-name="ce1" office:value-type="string">
            <text:p>9.7658e-05</text:p>
          </table:table-cell>
          <table:table-cell table:style-name="ce1" office:value-type="string">
            <text:p>3.076e-05</text:p>
          </table:table-cell>
          <table:table-cell office:value-type="float" office:value="0.001283">
            <text:p>0.001283</text:p>
          </table:table-cell>
          <table:table-cell table:style-name="ce1" office:value-type="string">
            <text:p>1.7291e-06</text:p>
          </table:table-cell>
          <table:table-cell table:style-name="ce1" office:value-type="string">
            <text:p>4.1187e-08</text:p>
          </table:table-cell>
          <table:table-cell table:style-name="ce1" office:value-type="string">
            <text:p>5.9776e-07</text:p>
          </table:table-cell>
          <table:table-cell table:style-name="ce1" office:value-type="string">
            <text:p>1.6334e-05</text:p>
          </table:table-cell>
          <table:table-cell table:style-name="ce1" office:value-type="string">
            <text:p>1.2358e-19</text:p>
          </table:table-cell>
          <table:table-cell table:style-name="ce1" office:value-type="string">
            <text:p>9.7651e-05</text:p>
          </table:table-cell>
          <table:table-cell table:style-name="ce1" office:value-type="string">
            <text:p>3.0761e-05</text:p>
          </table:table-cell>
          <table:table-cell office:value-type="float" office:value="0.001283">
            <text:p>0.001283</text:p>
          </table:table-cell>
          <table:table-cell table:style-name="ce1" office:value-type="string">
            <text:p>1.9899e-05</text:p>
          </table:table-cell>
          <table:table-cell office:value-type="float" office:value="0">
            <text:p>0</text:p>
          </table:table-cell>
          <table:table-cell table:style-name="ce1" office:value-type="string">
            <text:p>5.9738e-07</text:p>
          </table:table-cell>
          <table:table-cell table:style-name="ce1" office:value-type="string">
            <text:p>1.6333e-05</text:p>
          </table:table-cell>
          <table:table-cell table:style-name="ce1" office:value-type="string">
            <text:p>1.2358e-19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R201]*1000000" office:value-type="float" office:value="96.427">
            <text:p>96.427</text:p>
          </table:table-cell>
          <table:table-cell table:formula="of:=[.S201]*1000000" office:value-type="float" office:value="30.372">
            <text:p>30.372</text:p>
          </table:table-cell>
          <table:table-cell table:formula="of:=[.T201]*1000000" office:value-type="float" office:value="1284.6">
            <text:p>1284.6</text:p>
          </table:table-cell>
          <table:table-cell table:formula="of:=[.U201]*1000000" office:value-type="float" office:value="1.6933">
            <text:p>1.6933</text:p>
          </table:table-cell>
          <table:table-cell table:formula="of:=[.V201]*1000000" office:value-type="float" office:value="0.041249">
            <text:p>0.041249</text:p>
          </table:table-cell>
          <table:table-cell table:formula="of:=[.W201]*1000000" office:value-type="float" office:value="0.59256">
            <text:p>0.59256</text:p>
          </table:table-cell>
          <table:table-cell table:formula="of:=[.X201]*1000000" office:value-type="float" office:value="16.179">
            <text:p>16.179</text:p>
          </table:table-cell>
          <table:table-cell table:formula="of:=[.Y201]*1000000" office:value-type="float" office:value="0.00000000000012036">
            <text:p>1.2036E-013</text:p>
          </table:table-cell>
          <table:table-cell table:formula="of:=[.Z201]*1000000" office:value-type="float" office:value="96.42">
            <text:p>96.42</text:p>
          </table:table-cell>
          <table:table-cell table:formula="of:=[.AA201]*1000000" office:value-type="float" office:value="30.373">
            <text:p>30.373</text:p>
          </table:table-cell>
          <table:table-cell table:formula="of:=[.AB201]*1000000" office:value-type="float" office:value="1284.7">
            <text:p>1284.7</text:p>
          </table:table-cell>
          <table:table-cell table:formula="of:=[.AC201]*1000000" office:value-type="float" office:value="19.9">
            <text:p>19.9</text:p>
          </table:table-cell>
          <table:table-cell table:formula="of:=[.AD201]*1000000" office:value-type="float" office:value="0">
            <text:p>0</text:p>
          </table:table-cell>
          <table:table-cell table:formula="of:=[.AE201]*1000000" office:value-type="float" office:value="0.59217">
            <text:p>0.59217</text:p>
          </table:table-cell>
          <table:table-cell table:formula="of:=[.AF201]*1000000" office:value-type="float" office:value="16.179">
            <text:p>16.179</text:p>
          </table:table-cell>
          <table:table-cell table:formula="of:=[.AG201]*1000000" office:value-type="float" office:value="0.00000000000012036">
            <text:p>1.2036E-013</text:p>
          </table:table-cell>
          <table:table-cell table:style-name="ce1" office:value-type="string">
            <text:p>9.6427e-05</text:p>
          </table:table-cell>
          <table:table-cell table:style-name="ce1" office:value-type="string">
            <text:p>3.0372e-05</text:p>
          </table:table-cell>
          <table:table-cell office:value-type="float" office:value="0.0012846">
            <text:p>0.0012846</text:p>
          </table:table-cell>
          <table:table-cell table:style-name="ce1" office:value-type="string">
            <text:p>1.6933e-06</text:p>
          </table:table-cell>
          <table:table-cell table:style-name="ce1" office:value-type="string">
            <text:p>4.1249e-08</text:p>
          </table:table-cell>
          <table:table-cell table:style-name="ce1" office:value-type="string">
            <text:p>5.9256e-07</text:p>
          </table:table-cell>
          <table:table-cell table:style-name="ce1" office:value-type="string">
            <text:p>1.6179e-05</text:p>
          </table:table-cell>
          <table:table-cell table:style-name="ce1" office:value-type="string">
            <text:p>1.2036e-19</text:p>
          </table:table-cell>
          <table:table-cell table:style-name="ce1" office:value-type="string">
            <text:p>9.642e-05</text:p>
          </table:table-cell>
          <table:table-cell table:style-name="ce1" office:value-type="string">
            <text:p>3.0373e-05</text:p>
          </table:table-cell>
          <table:table-cell office:value-type="float" office:value="0.0012847">
            <text:p>0.0012847</text:p>
          </table:table-cell>
          <table:table-cell table:style-name="ce1" office:value-type="string">
            <text:p>1.99e-05</text:p>
          </table:table-cell>
          <table:table-cell office:value-type="float" office:value="0">
            <text:p>0</text:p>
          </table:table-cell>
          <table:table-cell table:style-name="ce1" office:value-type="string">
            <text:p>5.9217e-07</text:p>
          </table:table-cell>
          <table:table-cell table:style-name="ce1" office:value-type="string">
            <text:p>1.6179e-05</text:p>
          </table:table-cell>
          <table:table-cell table:style-name="ce1" office:value-type="string">
            <text:p>1.2036e-19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R202]*1000000" office:value-type="float" office:value="95.213">
            <text:p>95.213</text:p>
          </table:table-cell>
          <table:table-cell table:formula="of:=[.S202]*1000000" office:value-type="float" office:value="29.99">
            <text:p>29.99</text:p>
          </table:table-cell>
          <table:table-cell table:formula="of:=[.T202]*1000000" office:value-type="float" office:value="1286.2">
            <text:p>1286.2</text:p>
          </table:table-cell>
          <table:table-cell table:formula="of:=[.U202]*1000000" office:value-type="float" office:value="1.6581">
            <text:p>1.6581</text:p>
          </table:table-cell>
          <table:table-cell table:formula="of:=[.V202]*1000000" office:value-type="float" office:value="0.041311">
            <text:p>0.041311</text:p>
          </table:table-cell>
          <table:table-cell table:formula="of:=[.W202]*1000000" office:value-type="float" office:value="0.5874">
            <text:p>0.5874</text:p>
          </table:table-cell>
          <table:table-cell table:formula="of:=[.X202]*1000000" office:value-type="float" office:value="16.026">
            <text:p>16.026</text:p>
          </table:table-cell>
          <table:table-cell table:formula="of:=[.Y202]*1000000" office:value-type="float" office:value="0.00000000000011725">
            <text:p>1.1725E-013</text:p>
          </table:table-cell>
          <table:table-cell table:formula="of:=[.Z202]*1000000" office:value-type="float" office:value="95.206">
            <text:p>95.206</text:p>
          </table:table-cell>
          <table:table-cell table:formula="of:=[.AA202]*1000000" office:value-type="float" office:value="29.99">
            <text:p>29.99</text:p>
          </table:table-cell>
          <table:table-cell table:formula="of:=[.AB202]*1000000" office:value-type="float" office:value="1286.2">
            <text:p>1286.2</text:p>
          </table:table-cell>
          <table:table-cell table:formula="of:=[.AC202]*1000000" office:value-type="float" office:value="19.901">
            <text:p>19.901</text:p>
          </table:table-cell>
          <table:table-cell table:formula="of:=[.AD202]*1000000" office:value-type="float" office:value="0">
            <text:p>0</text:p>
          </table:table-cell>
          <table:table-cell table:formula="of:=[.AE202]*1000000" office:value-type="float" office:value="0.58702">
            <text:p>0.58702</text:p>
          </table:table-cell>
          <table:table-cell table:formula="of:=[.AF202]*1000000" office:value-type="float" office:value="16.026">
            <text:p>16.026</text:p>
          </table:table-cell>
          <table:table-cell table:formula="of:=[.AG202]*1000000" office:value-type="float" office:value="0.00000000000011724">
            <text:p>1.1724E-013</text:p>
          </table:table-cell>
          <table:table-cell table:style-name="ce1" office:value-type="string">
            <text:p>9.5213e-05</text:p>
          </table:table-cell>
          <table:table-cell table:style-name="ce1" office:value-type="string">
            <text:p>2.999e-05</text:p>
          </table:table-cell>
          <table:table-cell office:value-type="float" office:value="0.0012862">
            <text:p>0.0012862</text:p>
          </table:table-cell>
          <table:table-cell table:style-name="ce1" office:value-type="string">
            <text:p>1.6581e-06</text:p>
          </table:table-cell>
          <table:table-cell table:style-name="ce1" office:value-type="string">
            <text:p>4.1311e-08</text:p>
          </table:table-cell>
          <table:table-cell table:style-name="ce1" office:value-type="string">
            <text:p>5.874e-07</text:p>
          </table:table-cell>
          <table:table-cell table:style-name="ce1" office:value-type="string">
            <text:p>1.6026e-05</text:p>
          </table:table-cell>
          <table:table-cell table:style-name="ce1" office:value-type="string">
            <text:p>1.1725e-19</text:p>
          </table:table-cell>
          <table:table-cell table:style-name="ce1" office:value-type="string">
            <text:p>9.5206e-05</text:p>
          </table:table-cell>
          <table:table-cell table:style-name="ce1" office:value-type="string">
            <text:p>2.999e-05</text:p>
          </table:table-cell>
          <table:table-cell office:value-type="float" office:value="0.0012862">
            <text:p>0.0012862</text:p>
          </table:table-cell>
          <table:table-cell table:style-name="ce1" office:value-type="string">
            <text:p>1.9901e-05</text:p>
          </table:table-cell>
          <table:table-cell office:value-type="float" office:value="0">
            <text:p>0</text:p>
          </table:table-cell>
          <table:table-cell table:style-name="ce1" office:value-type="string">
            <text:p>5.8702e-07</text:p>
          </table:table-cell>
          <table:table-cell table:style-name="ce1" office:value-type="string">
            <text:p>1.6026e-05</text:p>
          </table:table-cell>
          <table:table-cell table:style-name="ce1" office:value-type="string">
            <text:p>1.1724e-19</text:p>
          </table:table-cell>
        </table:table-row>
        <table:table-row table:style-name="ro2" table:number-rows-repeated="1048373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13T15:08:19</dc:date>
    <dc:creator>Tie Wu</dc:creator>
    <meta:editing-duration>P1DT1M11S</meta:editing-duration>
    <meta:editing-cycles>15</meta:editing-cycles>
    <meta:document-statistic meta:table-count="4" meta:cell-count="133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J1:'10 percent'.J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8.4">
                <text:p>1398.4</text:p>
              </table:table-cell>
              <table:table-cell office:value-type="float" office:value="1398.4">
                <text:p>139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8.6">
                <text:p>1398.6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8.8">
                <text:p>1398.8</text:p>
              </table:table-cell>
              <table:table-cell office:value-type="float" office:value="1398.8">
                <text:p>139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8.9">
                <text:p>1398.9</text:p>
              </table:table-cell>
              <table:table-cell office:value-type="float" office:value="1398.9">
                <text:p>139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399.5">
                <text:p>1399.5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399.4">
                <text:p>1399.4</text:p>
              </table:table-cell>
              <table:table-cell office:value-type="float" office:value="1399.4">
                <text:p>1399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399.3">
                <text:p>1399.3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398.1">
                <text:p>1398.1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390.9">
                <text:p>1390.9</text:p>
              </table:table-cell>
              <table:table-cell office:value-type="float" office:value="1390.8">
                <text:p>1390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371.7">
                <text:p>1371.7</text:p>
              </table:table-cell>
              <table:table-cell office:value-type="float" office:value="1371.7">
                <text:p>137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345.5">
                <text:p>1345.5</text:p>
              </table:table-cell>
              <table:table-cell office:value-type="float" office:value="1345.5">
                <text:p>134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317.1">
                <text:p>1317.1</text:p>
              </table:table-cell>
              <table:table-cell office:value-type="float" office:value="1317.1">
                <text:p>131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287.3">
                <text:p>1287.3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259">
                <text:p>125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234.7">
                <text:p>1234.7</text:p>
              </table:table-cell>
              <table:table-cell office:value-type="float" office:value="1234.7">
                <text:p>1234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212.9">
                <text:p>1212.9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192.9">
                <text:p>1192.9</text:p>
              </table:table-cell>
              <table:table-cell office:value-type="float" office:value="1192.9">
                <text:p>1192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174.5">
                <text:p>1174.5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157.4">
                <text:p>1157.4</text:p>
              </table:table-cell>
              <table:table-cell office:value-type="float" office:value="1157.4">
                <text:p>1157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141.3">
                <text:p>1141.3</text:p>
              </table:table-cell>
              <table:table-cell office:value-type="float" office:value="1141.3">
                <text:p>1141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126.1">
                <text:p>1126.1</text:p>
              </table:table-cell>
              <table:table-cell office:value-type="float" office:value="1126.1">
                <text:p>1126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111.7">
                <text:p>1111.7</text:p>
              </table:table-cell>
              <table:table-cell office:value-type="float" office:value="1111.7">
                <text:p>1111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098">
                <text:p>109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084.9">
                <text:p>1084.9</text:p>
              </table:table-cell>
              <table:table-cell office:value-type="float" office:value="1084.9">
                <text:p>1084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072.3">
                <text:p>1072.3</text:p>
              </table:table-cell>
              <table:table-cell office:value-type="float" office:value="1072.3">
                <text:p>1072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060.3">
                <text:p>1060.3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048.6">
                <text:p>1048.6</text:p>
              </table:table-cell>
              <table:table-cell office:value-type="float" office:value="1048.6">
                <text:p>104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037.4">
                <text:p>1037.4</text:p>
              </table:table-cell>
              <table:table-cell office:value-type="float" office:value="1037.4">
                <text:p>103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026.5">
                <text:p>1026.5</text:p>
              </table:table-cell>
              <table:table-cell office:value-type="float" office:value="1026.5">
                <text:p>1026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016">
                <text:p>101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005.8">
                <text:p>1005.8</text:p>
              </table:table-cell>
              <table:table-cell office:value-type="float" office:value="1005.8">
                <text:p>1005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995.87">
                <text:p>995.87</text:p>
              </table:table-cell>
              <table:table-cell office:value-type="float" office:value="995.86">
                <text:p>995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986.21">
                <text:p>986.21</text:p>
              </table:table-cell>
              <table:table-cell office:value-type="float" office:value="986.2">
                <text:p>986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976.8">
                <text:p>976.8</text:p>
              </table:table-cell>
              <table:table-cell office:value-type="float" office:value="976.79">
                <text:p>976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967.61">
                <text:p>967.61</text:p>
              </table:table-cell>
              <table:table-cell office:value-type="float" office:value="967.6">
                <text:p>967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958.63">
                <text:p>958.63</text:p>
              </table:table-cell>
              <table:table-cell office:value-type="float" office:value="958.62">
                <text:p>958.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949.85">
                <text:p>949.85</text:p>
              </table:table-cell>
              <table:table-cell office:value-type="float" office:value="949.85">
                <text:p>949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941.26">
                <text:p>941.26</text:p>
              </table:table-cell>
              <table:table-cell office:value-type="float" office:value="941.25">
                <text:p>941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932.84">
                <text:p>932.84</text:p>
              </table:table-cell>
              <table:table-cell office:value-type="float" office:value="932.83">
                <text:p>932.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924.58">
                <text:p>924.58</text:p>
              </table:table-cell>
              <table:table-cell office:value-type="float" office:value="924.57">
                <text:p>924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916.47">
                <text:p>916.47</text:p>
              </table:table-cell>
              <table:table-cell office:value-type="float" office:value="916.46">
                <text:p>916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908.51">
                <text:p>908.51</text:p>
              </table:table-cell>
              <table:table-cell office:value-type="float" office:value="908.5">
                <text:p>908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900.68">
                <text:p>900.68</text:p>
              </table:table-cell>
              <table:table-cell office:value-type="float" office:value="900.67">
                <text:p>900.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92.97">
                <text:p>892.97</text:p>
              </table:table-cell>
              <table:table-cell office:value-type="float" office:value="892.96">
                <text:p>892.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85.39">
                <text:p>885.39</text:p>
              </table:table-cell>
              <table:table-cell office:value-type="float" office:value="885.38">
                <text:p>885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77.92">
                <text:p>877.92</text:p>
              </table:table-cell>
              <table:table-cell office:value-type="float" office:value="877.91">
                <text:p>877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70.55">
                <text:p>870.55</text:p>
              </table:table-cell>
              <table:table-cell office:value-type="float" office:value="870.55">
                <text:p>870.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63.29">
                <text:p>863.29</text:p>
              </table:table-cell>
              <table:table-cell office:value-type="float" office:value="863.29">
                <text:p>863.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56.13">
                <text:p>856.13</text:p>
              </table:table-cell>
              <table:table-cell office:value-type="float" office:value="856.13">
                <text:p>856.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49.06">
                <text:p>849.06</text:p>
              </table:table-cell>
              <table:table-cell office:value-type="float" office:value="849.06">
                <text:p>849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42.08">
                <text:p>842.08</text:p>
              </table:table-cell>
              <table:table-cell office:value-type="float" office:value="842.08">
                <text:p>842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35.19">
                <text:p>835.19</text:p>
              </table:table-cell>
              <table:table-cell office:value-type="float" office:value="835.18">
                <text:p>835.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28.38">
                <text:p>828.38</text:p>
              </table:table-cell>
              <table:table-cell office:value-type="float" office:value="828.37">
                <text:p>828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21.65">
                <text:p>821.65</text:p>
              </table:table-cell>
              <table:table-cell office:value-type="float" office:value="821.64">
                <text:p>821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14.99">
                <text:p>814.99</text:p>
              </table:table-cell>
              <table:table-cell office:value-type="float" office:value="814.99">
                <text:p>814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08.41">
                <text:p>808.41</text:p>
              </table:table-cell>
              <table:table-cell office:value-type="float" office:value="808.41">
                <text:p>808.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801.9">
                <text:p>801.9</text:p>
              </table:table-cell>
              <table:table-cell office:value-type="float" office:value="801.9">
                <text:p>801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795.46">
                <text:p>795.46</text:p>
              </table:table-cell>
              <table:table-cell office:value-type="float" office:value="795.46">
                <text:p>795.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789.09">
                <text:p>789.09</text:p>
              </table:table-cell>
              <table:table-cell office:value-type="float" office:value="789.08">
                <text:p>789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82.78">
                <text:p>782.78</text:p>
              </table:table-cell>
              <table:table-cell office:value-type="float" office:value="782.77">
                <text:p>782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76.53">
                <text:p>776.53</text:p>
              </table:table-cell>
              <table:table-cell office:value-type="float" office:value="776.53">
                <text:p>776.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70.35">
                <text:p>770.35</text:p>
              </table:table-cell>
              <table:table-cell office:value-type="float" office:value="770.34">
                <text:p>77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64.23">
                <text:p>764.23</text:p>
              </table:table-cell>
              <table:table-cell office:value-type="float" office:value="764.22">
                <text:p>764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58.16">
                <text:p>758.16</text:p>
              </table:table-cell>
              <table:table-cell office:value-type="float" office:value="758.16">
                <text:p>758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52.16">
                <text:p>752.16</text:p>
              </table:table-cell>
              <table:table-cell office:value-type="float" office:value="752.15">
                <text:p>752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46.21">
                <text:p>746.21</text:p>
              </table:table-cell>
              <table:table-cell office:value-type="float" office:value="746.2">
                <text:p>746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40.32">
                <text:p>740.32</text:p>
              </table:table-cell>
              <table:table-cell office:value-type="float" office:value="740.31">
                <text:p>740.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34.48">
                <text:p>734.48</text:p>
              </table:table-cell>
              <table:table-cell office:value-type="float" office:value="734.47">
                <text:p>734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28.69">
                <text:p>728.69</text:p>
              </table:table-cell>
              <table:table-cell office:value-type="float" office:value="728.68">
                <text:p>728.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22.96">
                <text:p>722.96</text:p>
              </table:table-cell>
              <table:table-cell office:value-type="float" office:value="722.95">
                <text:p>722.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17.28">
                <text:p>717.28</text:p>
              </table:table-cell>
              <table:table-cell office:value-type="float" office:value="717.27">
                <text:p>717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11.65">
                <text:p>711.65</text:p>
              </table:table-cell>
              <table:table-cell office:value-type="float" office:value="711.64">
                <text:p>711.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06.07">
                <text:p>706.07</text:p>
              </table:table-cell>
              <table:table-cell office:value-type="float" office:value="706.06">
                <text:p>706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00.53">
                <text:p>700.53</text:p>
              </table:table-cell>
              <table:table-cell office:value-type="float" office:value="700.53">
                <text:p>700.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95.05">
                <text:p>695.05</text:p>
              </table:table-cell>
              <table:table-cell office:value-type="float" office:value="695.05">
                <text:p>695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89.62">
                <text:p>689.62</text:p>
              </table:table-cell>
              <table:table-cell office:value-type="float" office:value="689.61">
                <text:p>689.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84.23">
                <text:p>684.23</text:p>
              </table:table-cell>
              <table:table-cell office:value-type="float" office:value="684.23">
                <text:p>684.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78.89">
                <text:p>678.89</text:p>
              </table:table-cell>
              <table:table-cell office:value-type="float" office:value="678.89">
                <text:p>678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73.6">
                <text:p>673.6</text:p>
              </table:table-cell>
              <table:table-cell office:value-type="float" office:value="673.59">
                <text:p>673.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68.35">
                <text:p>668.35</text:p>
              </table:table-cell>
              <table:table-cell office:value-type="float" office:value="668.35">
                <text:p>668.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63.15">
                <text:p>663.15</text:p>
              </table:table-cell>
              <table:table-cell office:value-type="float" office:value="663.15">
                <text:p>663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58">
                <text:p>658</text:p>
              </table:table-cell>
              <table:table-cell office:value-type="float" office:value="657.99">
                <text:p>657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52.89">
                <text:p>652.89</text:p>
              </table:table-cell>
              <table:table-cell office:value-type="float" office:value="652.88">
                <text:p>652.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47.82">
                <text:p>647.82</text:p>
              </table:table-cell>
              <table:table-cell office:value-type="float" office:value="647.81">
                <text:p>647.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42.79">
                <text:p>642.79</text:p>
              </table:table-cell>
              <table:table-cell office:value-type="float" office:value="642.79">
                <text:p>642.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37.81">
                <text:p>637.81</text:p>
              </table:table-cell>
              <table:table-cell office:value-type="float" office:value="637.81">
                <text:p>637.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32.87">
                <text:p>632.87</text:p>
              </table:table-cell>
              <table:table-cell office:value-type="float" office:value="632.87">
                <text:p>632.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27.98">
                <text:p>627.98</text:p>
              </table:table-cell>
              <table:table-cell office:value-type="float" office:value="627.97">
                <text:p>627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23.12">
                <text:p>623.12</text:p>
              </table:table-cell>
              <table:table-cell office:value-type="float" office:value="623.12">
                <text:p>623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18.31">
                <text:p>618.31</text:p>
              </table:table-cell>
              <table:table-cell office:value-type="float" office:value="618.3">
                <text:p>618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13.54">
                <text:p>613.54</text:p>
              </table:table-cell>
              <table:table-cell office:value-type="float" office:value="613.53">
                <text:p>613.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08.81">
                <text:p>608.81</text:p>
              </table:table-cell>
              <table:table-cell office:value-type="float" office:value="608.8">
                <text:p>608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04.12">
                <text:p>604.12</text:p>
              </table:table-cell>
              <table:table-cell office:value-type="float" office:value="604.11">
                <text:p>604.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99.47">
                <text:p>599.47</text:p>
              </table:table-cell>
              <table:table-cell office:value-type="float" office:value="599.46">
                <text:p>599.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94.86">
                <text:p>594.86</text:p>
              </table:table-cell>
              <table:table-cell office:value-type="float" office:value="594.85">
                <text:p>594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90.28">
                <text:p>590.28</text:p>
              </table:table-cell>
              <table:table-cell office:value-type="float" office:value="590.28">
                <text:p>590.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85.75">
                <text:p>585.75</text:p>
              </table:table-cell>
              <table:table-cell office:value-type="float" office:value="585.74">
                <text:p>585.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81.26">
                <text:p>581.26</text:p>
              </table:table-cell>
              <table:table-cell office:value-type="float" office:value="581.25">
                <text:p>581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76.8">
                <text:p>576.8</text:p>
              </table:table-cell>
              <table:table-cell office:value-type="float" office:value="576.79">
                <text:p>576.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72.38">
                <text:p>572.38</text:p>
              </table:table-cell>
              <table:table-cell office:value-type="float" office:value="572.38">
                <text:p>572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68">
                <text:p>568</text:p>
              </table:table-cell>
              <table:table-cell office:value-type="float" office:value="567.99">
                <text:p>567.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63.66">
                <text:p>563.66</text:p>
              </table:table-cell>
              <table:table-cell office:value-type="float" office:value="563.65">
                <text:p>563.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59.35">
                <text:p>559.35</text:p>
              </table:table-cell>
              <table:table-cell office:value-type="float" office:value="559.34">
                <text:p>559.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55.08">
                <text:p>555.08</text:p>
              </table:table-cell>
              <table:table-cell office:value-type="float" office:value="555.07">
                <text:p>555.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50.85">
                <text:p>550.85</text:p>
              </table:table-cell>
              <table:table-cell office:value-type="float" office:value="550.84">
                <text:p>550.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46.65">
                <text:p>546.65</text:p>
              </table:table-cell>
              <table:table-cell office:value-type="float" office:value="546.64">
                <text:p>546.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42.49">
                <text:p>542.49</text:p>
              </table:table-cell>
              <table:table-cell office:value-type="float" office:value="542.48">
                <text:p>542.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38.36">
                <text:p>538.36</text:p>
              </table:table-cell>
              <table:table-cell office:value-type="float" office:value="538.35">
                <text:p>538.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34.27">
                <text:p>534.27</text:p>
              </table:table-cell>
              <table:table-cell office:value-type="float" office:value="534.26">
                <text:p>534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30.21">
                <text:p>530.21</text:p>
              </table:table-cell>
              <table:table-cell office:value-type="float" office:value="530.21">
                <text:p>530.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26.19">
                <text:p>526.19</text:p>
              </table:table-cell>
              <table:table-cell office:value-type="float" office:value="526.18">
                <text:p>526.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22.2">
                <text:p>522.2</text:p>
              </table:table-cell>
              <table:table-cell office:value-type="float" office:value="522.19">
                <text:p>522.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18.25">
                <text:p>518.25</text:p>
              </table:table-cell>
              <table:table-cell office:value-type="float" office:value="518.24">
                <text:p>518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14.33">
                <text:p>514.33</text:p>
              </table:table-cell>
              <table:table-cell office:value-type="float" office:value="514.32">
                <text:p>514.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10.44">
                <text:p>510.44</text:p>
              </table:table-cell>
              <table:table-cell office:value-type="float" office:value="510.43">
                <text:p>510.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06.58">
                <text:p>506.58</text:p>
              </table:table-cell>
              <table:table-cell office:value-type="float" office:value="506.58">
                <text:p>506.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02.76">
                <text:p>502.76</text:p>
              </table:table-cell>
              <table:table-cell office:value-type="float" office:value="502.75">
                <text:p>502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98.97">
                <text:p>498.97</text:p>
              </table:table-cell>
              <table:table-cell office:value-type="float" office:value="498.96">
                <text:p>498.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95.21">
                <text:p>495.21</text:p>
              </table:table-cell>
              <table:table-cell office:value-type="float" office:value="495.2">
                <text:p>49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91.49">
                <text:p>491.49</text:p>
              </table:table-cell>
              <table:table-cell office:value-type="float" office:value="491.48">
                <text:p>491.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87.79">
                <text:p>487.79</text:p>
              </table:table-cell>
              <table:table-cell office:value-type="float" office:value="487.78">
                <text:p>487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84.13">
                <text:p>484.13</text:p>
              </table:table-cell>
              <table:table-cell office:value-type="float" office:value="484.12">
                <text:p>484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80.49">
                <text:p>480.49</text:p>
              </table:table-cell>
              <table:table-cell office:value-type="float" office:value="480.49">
                <text:p>480.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76.89">
                <text:p>476.89</text:p>
              </table:table-cell>
              <table:table-cell office:value-type="float" office:value="476.88">
                <text:p>476.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73.32">
                <text:p>473.32</text:p>
              </table:table-cell>
              <table:table-cell office:value-type="float" office:value="473.31">
                <text:p>473.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69.78">
                <text:p>469.78</text:p>
              </table:table-cell>
              <table:table-cell office:value-type="float" office:value="469.77">
                <text:p>469.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66.27">
                <text:p>466.27</text:p>
              </table:table-cell>
              <table:table-cell office:value-type="float" office:value="466.26">
                <text:p>466.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62.79">
                <text:p>462.79</text:p>
              </table:table-cell>
              <table:table-cell office:value-type="float" office:value="462.78">
                <text:p>462.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59.33">
                <text:p>459.33</text:p>
              </table:table-cell>
              <table:table-cell office:value-type="float" office:value="459.32">
                <text:p>459.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55.91">
                <text:p>455.91</text:p>
              </table:table-cell>
              <table:table-cell office:value-type="float" office:value="455.9">
                <text:p>455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52.51">
                <text:p>452.51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49.15">
                <text:p>449.15</text:p>
              </table:table-cell>
              <table:table-cell office:value-type="float" office:value="449.14">
                <text:p>449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45.81">
                <text:p>445.81</text:p>
              </table:table-cell>
              <table:table-cell office:value-type="float" office:value="445.8">
                <text:p>445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42.5">
                <text:p>442.5</text:p>
              </table:table-cell>
              <table:table-cell office:value-type="float" office:value="442.49">
                <text:p>442.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39.22">
                <text:p>439.22</text:p>
              </table:table-cell>
              <table:table-cell office:value-type="float" office:value="439.21">
                <text:p>439.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35.96">
                <text:p>435.96</text:p>
              </table:table-cell>
              <table:table-cell office:value-type="float" office:value="435.95">
                <text:p>435.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32.73">
                <text:p>432.73</text:p>
              </table:table-cell>
              <table:table-cell office:value-type="float" office:value="432.72">
                <text:p>432.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29.53">
                <text:p>429.53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26.36">
                <text:p>426.36</text:p>
              </table:table-cell>
              <table:table-cell office:value-type="float" office:value="426.35">
                <text:p>426.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23.21">
                <text:p>423.21</text:p>
              </table:table-cell>
              <table:table-cell office:value-type="float" office:value="423.2">
                <text:p>423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20.09">
                <text:p>420.09</text:p>
              </table:table-cell>
              <table:table-cell office:value-type="float" office:value="420.08">
                <text:p>420.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17">
                <text:p>417</text:p>
              </table:table-cell>
              <table:table-cell office:value-type="float" office:value="416.99">
                <text:p>416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13.93">
                <text:p>413.93</text:p>
              </table:table-cell>
              <table:table-cell office:value-type="float" office:value="413.92">
                <text:p>413.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10.88">
                <text:p>410.88</text:p>
              </table:table-cell>
              <table:table-cell office:value-type="float" office:value="410.87">
                <text:p>410.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07.87">
                <text:p>407.87</text:p>
              </table:table-cell>
              <table:table-cell office:value-type="float" office:value="407.86">
                <text:p>407.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04.87">
                <text:p>404.87</text:p>
              </table:table-cell>
              <table:table-cell office:value-type="float" office:value="404.86">
                <text:p>404.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01.91">
                <text:p>401.91</text:p>
              </table:table-cell>
              <table:table-cell office:value-type="float" office:value="401.9">
                <text:p>401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98.96">
                <text:p>398.96</text:p>
              </table:table-cell>
              <table:table-cell office:value-type="float" office:value="398.95">
                <text:p>398.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96.04">
                <text:p>396.04</text:p>
              </table:table-cell>
              <table:table-cell office:value-type="float" office:value="396.03">
                <text:p>396.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93.15">
                <text:p>393.15</text:p>
              </table:table-cell>
              <table:table-cell office:value-type="float" office:value="393.14">
                <text:p>393.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90.28">
                <text:p>390.28</text:p>
              </table:table-cell>
              <table:table-cell office:value-type="float" office:value="390.27">
                <text:p>390.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87.43">
                <text:p>387.43</text:p>
              </table:table-cell>
              <table:table-cell office:value-type="float" office:value="387.42">
                <text:p>387.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84.61">
                <text:p>384.61</text:p>
              </table:table-cell>
              <table:table-cell office:value-type="float" office:value="384.6">
                <text:p>384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81.81">
                <text:p>381.81</text:p>
              </table:table-cell>
              <table:table-cell office:value-type="float" office:value="381.8">
                <text:p>381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79.03">
                <text:p>379.03</text:p>
              </table:table-cell>
              <table:table-cell office:value-type="float" office:value="379.02">
                <text:p>379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76.28">
                <text:p>376.28</text:p>
              </table:table-cell>
              <table:table-cell office:value-type="float" office:value="376.27">
                <text:p>376.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73.55">
                <text:p>373.55</text:p>
              </table:table-cell>
              <table:table-cell office:value-type="float" office:value="373.54">
                <text:p>373.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70.84">
                <text:p>370.84</text:p>
              </table:table-cell>
              <table:table-cell office:value-type="float" office:value="370.83">
                <text:p>370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68.15">
                <text:p>368.15</text:p>
              </table:table-cell>
              <table:table-cell office:value-type="float" office:value="368.14">
                <text:p>368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65.49">
                <text:p>365.49</text:p>
              </table:table-cell>
              <table:table-cell office:value-type="float" office:value="365.48">
                <text:p>365.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62.85">
                <text:p>362.85</text:p>
              </table:table-cell>
              <table:table-cell office:value-type="float" office:value="362.84">
                <text:p>362.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60.23">
                <text:p>360.2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57.63">
                <text:p>357.63</text:p>
              </table:table-cell>
              <table:table-cell office:value-type="float" office:value="357.62">
                <text:p>357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55.05">
                <text:p>355.05</text:p>
              </table:table-cell>
              <table:table-cell office:value-type="float" office:value="355.04">
                <text:p>355.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52.5">
                <text:p>352.5</text:p>
              </table:table-cell>
              <table:table-cell office:value-type="float" office:value="352.48">
                <text:p>352.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49.96">
                <text:p>349.96</text:p>
              </table:table-cell>
              <table:table-cell office:value-type="float" office:value="349.95">
                <text:p>349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47.45">
                <text:p>347.45</text:p>
              </table:table-cell>
              <table:table-cell office:value-type="float" office:value="347.44">
                <text:p>347.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44.96">
                <text:p>344.96</text:p>
              </table:table-cell>
              <table:table-cell office:value-type="float" office:value="344.94">
                <text:p>344.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42.48">
                <text:p>342.48</text:p>
              </table:table-cell>
              <table:table-cell office:value-type="float" office:value="342.47">
                <text:p>342.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40.03">
                <text:p>340.03</text:p>
              </table:table-cell>
              <table:table-cell office:value-type="float" office:value="340.02">
                <text:p>34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K1:'10 percent'.K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17176">
                <text:p>0.000000017176</text:p>
              </table:table-cell>
              <table:table-cell office:value-type="float" office:value="0.000000017179">
                <text:p>0.000000017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15727">
                <text:p>0.00000015727</text:p>
              </table:table-cell>
              <table:table-cell office:value-type="float" office:value="0.00000015731">
                <text:p>0.00000015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4782">
                <text:p>0.0000004782</text:p>
              </table:table-cell>
              <table:table-cell office:value-type="float" office:value="0.00000047829">
                <text:p>0.00000047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10118">
                <text:p>0.0000010118</text:p>
              </table:table-cell>
              <table:table-cell office:value-type="float" office:value="0.000001012">
                <text:p>0.000001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17836">
                <text:p>0.0000017836</text:p>
              </table:table-cell>
              <table:table-cell office:value-type="float" office:value="0.000001784">
                <text:p>0.000001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28504">
                <text:p>0.0000028504</text:p>
              </table:table-cell>
              <table:table-cell office:value-type="float" office:value="0.0000028508">
                <text:p>0.0000028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43468">
                <text:p>0.0000043468</text:p>
              </table:table-cell>
              <table:table-cell office:value-type="float" office:value="0.0000043475">
                <text:p>0.0000043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61455">
                <text:p>0.0000061455</text:p>
              </table:table-cell>
              <table:table-cell office:value-type="float" office:value="0.0000061464">
                <text:p>0.0000061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8475">
                <text:p>0.000008475</text:p>
              </table:table-cell>
              <table:table-cell office:value-type="float" office:value="0.0000084762">
                <text:p>0.0000084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11384">
                <text:p>0.000011384</text:p>
              </table:table-cell>
              <table:table-cell office:value-type="float" office:value="0.000011386">
                <text:p>0.000011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14689">
                <text:p>0.000014689</text:p>
              </table:table-cell>
              <table:table-cell office:value-type="float" office:value="0.000014691">
                <text:p>0.00001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18531">
                <text:p>0.000018531</text:p>
              </table:table-cell>
              <table:table-cell office:value-type="float" office:value="0.000018534">
                <text:p>0.000018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22942">
                <text:p>0.000022942</text:p>
              </table:table-cell>
              <table:table-cell office:value-type="float" office:value="0.000022944">
                <text:p>0.000022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27957">
                <text:p>0.000027957</text:p>
              </table:table-cell>
              <table:table-cell office:value-type="float" office:value="0.00002796">
                <text:p>0.00002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3362">
                <text:p>0.00003362</text:p>
              </table:table-cell>
              <table:table-cell office:value-type="float" office:value="0.000033624">
                <text:p>0.000033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39987">
                <text:p>0.000039987</text:p>
              </table:table-cell>
              <table:table-cell office:value-type="float" office:value="0.000039991">
                <text:p>0.000039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47126">
                <text:p>0.000047126</text:p>
              </table:table-cell>
              <table:table-cell office:value-type="float" office:value="0.000047131">
                <text:p>0.000047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55127">
                <text:p>0.000055127</text:p>
              </table:table-cell>
              <table:table-cell office:value-type="float" office:value="0.000055133">
                <text:p>0.000055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641">
                <text:p>0.0000641</text:p>
              </table:table-cell>
              <table:table-cell office:value-type="float" office:value="0.000064107">
                <text:p>0.000064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74186">
                <text:p>0.000074186</text:p>
              </table:table-cell>
              <table:table-cell office:value-type="float" office:value="0.000074195">
                <text:p>0.000074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8556">
                <text:p>0.00008556</text:p>
              </table:table-cell>
              <table:table-cell office:value-type="float" office:value="0.00008557">
                <text:p>0.00008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098437">
                <text:p>0.000098437</text:p>
              </table:table-cell>
              <table:table-cell office:value-type="float" office:value="0.000098449">
                <text:p>0.000098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11308">
                <text:p>0.00011308</text:p>
              </table:table-cell>
              <table:table-cell office:value-type="float" office:value="0.0001131">
                <text:p>0.0001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12982">
                <text:p>0.00012982</text:p>
              </table:table-cell>
              <table:table-cell office:value-type="float" office:value="0.00012984">
                <text:p>0.00012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14905">
                <text:p>0.00014905</text:p>
              </table:table-cell>
              <table:table-cell office:value-type="float" office:value="0.00014907">
                <text:p>0.00014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17125">
                <text:p>0.00017125</text:p>
              </table:table-cell>
              <table:table-cell office:value-type="float" office:value="0.00017128">
                <text:p>0.00017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19704">
                <text:p>0.00019704</text:p>
              </table:table-cell>
              <table:table-cell office:value-type="float" office:value="0.00019707">
                <text:p>0.00019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22718">
                <text:p>0.00022718</text:p>
              </table:table-cell>
              <table:table-cell office:value-type="float" office:value="0.00022721">
                <text:p>0.00022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26265">
                <text:p>0.00026265</text:p>
              </table:table-cell>
              <table:table-cell office:value-type="float" office:value="0.0002627">
                <text:p>0.0002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30484">
                <text:p>0.00030484</text:p>
              </table:table-cell>
              <table:table-cell office:value-type="float" office:value="0.0003049">
                <text:p>0.0003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35581">
                <text:p>0.00035581</text:p>
              </table:table-cell>
              <table:table-cell office:value-type="float" office:value="0.00035588">
                <text:p>0.00035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41919">
                <text:p>0.000419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50164">
                <text:p>0.00050164</text:p>
              </table:table-cell>
              <table:table-cell office:value-type="float" office:value="0.00050177">
                <text:p>0.00050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61978">
                <text:p>0.00061978</text:p>
              </table:table-cell>
              <table:table-cell office:value-type="float" office:value="0.00061997">
                <text:p>0.00061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82276">
                <text:p>0.00082276</text:p>
              </table:table-cell>
              <table:table-cell office:value-type="float" office:value="0.0008231">
                <text:p>0.0008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13381">
                <text:p>0.0013381</text:p>
              </table:table-cell>
              <table:table-cell office:value-type="float" office:value="0.0013391">
                <text:p>0.0013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49535">
                <text:p>0.0049535</text:p>
              </table:table-cell>
              <table:table-cell office:value-type="float" office:value="0.0049646">
                <text:p>0.00496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20126">
                <text:p>0.20126</text:p>
              </table:table-cell>
              <table:table-cell office:value-type="float" office:value="0.20202">
                <text:p>0.20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5.3411">
                <text:p>5.3411</text:p>
              </table:table-cell>
              <table:table-cell office:value-type="float" office:value="5.353">
                <text:p>5.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7.318">
                <text:p>27.318</text:p>
              </table:table-cell>
              <table:table-cell office:value-type="float" office:value="27.343">
                <text:p>27.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53.642">
                <text:p>53.642</text:p>
              </table:table-cell>
              <table:table-cell office:value-type="float" office:value="53.665">
                <text:p>53.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75.927">
                <text:p>75.927</text:p>
              </table:table-cell>
              <table:table-cell office:value-type="float" office:value="75.945">
                <text:p>75.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95.552">
                <text:p>95.552</text:p>
              </table:table-cell>
              <table:table-cell office:value-type="float" office:value="95.569">
                <text:p>95.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10.55">
                <text:p>110.55</text:p>
              </table:table-cell>
              <table:table-cell office:value-type="float" office:value="110.56">
                <text:p>110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14.92">
                <text:p>114.92</text:p>
              </table:table-cell>
              <table:table-cell office:value-type="float" office:value="114.92">
                <text:p>114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16.94">
                <text:p>116.94</text:p>
              </table:table-cell>
              <table:table-cell office:value-type="float" office:value="116.94">
                <text:p>116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18.09">
                <text:p>118.09</text:p>
              </table:table-cell>
              <table:table-cell office:value-type="float" office:value="118.09">
                <text:p>118.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18.67">
                <text:p>118.67</text:p>
              </table:table-cell>
              <table:table-cell office:value-type="float" office:value="118.67">
                <text:p>118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18.82">
                <text:p>118.82</text:p>
              </table:table-cell>
              <table:table-cell office:value-type="float" office:value="118.82">
                <text:p>118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18.65">
                <text:p>118.65</text:p>
              </table:table-cell>
              <table:table-cell office:value-type="float" office:value="118.65">
                <text:p>118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18.24">
                <text:p>118.24</text:p>
              </table:table-cell>
              <table:table-cell office:value-type="float" office:value="118.24">
                <text:p>118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17.67">
                <text:p>117.67</text:p>
              </table:table-cell>
              <table:table-cell office:value-type="float" office:value="117.67">
                <text:p>117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16.98">
                <text:p>116.98</text:p>
              </table:table-cell>
              <table:table-cell office:value-type="float" office:value="116.98">
                <text:p>116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16.23">
                <text:p>116.23</text:p>
              </table:table-cell>
              <table:table-cell office:value-type="float" office:value="116.22">
                <text:p>116.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15.42">
                <text:p>115.42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14.58">
                <text:p>114.58</text:p>
              </table:table-cell>
              <table:table-cell office:value-type="float" office:value="114.58">
                <text:p>114.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13.73">
                <text:p>113.73</text:p>
              </table:table-cell>
              <table:table-cell office:value-type="float" office:value="113.73">
                <text:p>113.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12.87">
                <text:p>112.87</text:p>
              </table:table-cell>
              <table:table-cell office:value-type="float" office:value="112.87">
                <text:p>112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12.01">
                <text:p>112.01</text:p>
              </table:table-cell>
              <table:table-cell office:value-type="float" office:value="112.01">
                <text:p>112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11.16">
                <text:p>111.16</text:p>
              </table:table-cell>
              <table:table-cell office:value-type="float" office:value="111.16">
                <text:p>111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10.32">
                <text:p>110.32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09.49">
                <text:p>109.49</text:p>
              </table:table-cell>
              <table:table-cell office:value-type="float" office:value="109.49">
                <text:p>109.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08.67">
                <text:p>108.67</text:p>
              </table:table-cell>
              <table:table-cell office:value-type="float" office:value="108.67">
                <text:p>108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07.86">
                <text:p>107.86</text:p>
              </table:table-cell>
              <table:table-cell office:value-type="float" office:value="107.86">
                <text:p>107.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07.07">
                <text:p>107.07</text:p>
              </table:table-cell>
              <table:table-cell office:value-type="float" office:value="107.07">
                <text:p>107.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06.29">
                <text:p>106.29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05.52">
                <text:p>105.52</text:p>
              </table:table-cell>
              <table:table-cell office:value-type="float" office:value="105.52">
                <text:p>105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04.77">
                <text:p>104.77</text:p>
              </table:table-cell>
              <table:table-cell office:value-type="float" office:value="104.77">
                <text:p>104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04.03">
                <text:p>104.03</text:p>
              </table:table-cell>
              <table:table-cell office:value-type="float" office:value="104.02">
                <text:p>104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03.29">
                <text:p>103.29</text:p>
              </table:table-cell>
              <table:table-cell office:value-type="float" office:value="103.29">
                <text:p>103.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02.57">
                <text:p>102.57</text:p>
              </table:table-cell>
              <table:table-cell office:value-type="float" office:value="102.57">
                <text:p>102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01.87">
                <text:p>101.87</text:p>
              </table:table-cell>
              <table:table-cell office:value-type="float" office:value="101.86">
                <text:p>101.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01.17">
                <text:p>101.17</text:p>
              </table:table-cell>
              <table:table-cell office:value-type="float" office:value="101.16">
                <text:p>101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00.48">
                <text:p>100.48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99.794">
                <text:p>99.794</text:p>
              </table:table-cell>
              <table:table-cell office:value-type="float" office:value="99.793">
                <text:p>99.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9.121">
                <text:p>99.121</text:p>
              </table:table-cell>
              <table:table-cell office:value-type="float" office:value="99.12">
                <text:p>99.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8.456">
                <text:p>98.456</text:p>
              </table:table-cell>
              <table:table-cell office:value-type="float" office:value="98.455">
                <text:p>98.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97.798">
                <text:p>97.798</text:p>
              </table:table-cell>
              <table:table-cell office:value-type="float" office:value="97.797">
                <text:p>97.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97.147">
                <text:p>97.147</text:p>
              </table:table-cell>
              <table:table-cell office:value-type="float" office:value="97.146">
                <text:p>97.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6.503">
                <text:p>96.503</text:p>
              </table:table-cell>
              <table:table-cell office:value-type="float" office:value="96.502">
                <text:p>96.5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5.865">
                <text:p>95.865</text:p>
              </table:table-cell>
              <table:table-cell office:value-type="float" office:value="95.864">
                <text:p>95.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5.232">
                <text:p>95.232</text:p>
              </table:table-cell>
              <table:table-cell office:value-type="float" office:value="95.231">
                <text:p>95.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4.605">
                <text:p>94.605</text:p>
              </table:table-cell>
              <table:table-cell office:value-type="float" office:value="94.604">
                <text:p>94.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3.984">
                <text:p>93.984</text:p>
              </table:table-cell>
              <table:table-cell office:value-type="float" office:value="93.983">
                <text:p>93.9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3.367">
                <text:p>93.367</text:p>
              </table:table-cell>
              <table:table-cell office:value-type="float" office:value="93.366">
                <text:p>93.3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2.755">
                <text:p>92.755</text:p>
              </table:table-cell>
              <table:table-cell office:value-type="float" office:value="92.754">
                <text:p>92.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2.148">
                <text:p>92.148</text:p>
              </table:table-cell>
              <table:table-cell office:value-type="float" office:value="92.147">
                <text:p>92.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1.545">
                <text:p>91.545</text:p>
              </table:table-cell>
              <table:table-cell office:value-type="float" office:value="91.544">
                <text:p>91.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0.946">
                <text:p>90.946</text:p>
              </table:table-cell>
              <table:table-cell office:value-type="float" office:value="90.945">
                <text:p>90.9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0.351">
                <text:p>90.351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9.759">
                <text:p>89.759</text:p>
              </table:table-cell>
              <table:table-cell office:value-type="float" office:value="89.759">
                <text:p>89.7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9.172">
                <text:p>89.172</text:p>
              </table:table-cell>
              <table:table-cell office:value-type="float" office:value="89.171">
                <text:p>89.1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88.588">
                <text:p>88.588</text:p>
              </table:table-cell>
              <table:table-cell office:value-type="float" office:value="88.587">
                <text:p>88.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88.007">
                <text:p>88.007</text:p>
              </table:table-cell>
              <table:table-cell office:value-type="float" office:value="88.006">
                <text:p>88.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87.43">
                <text:p>87.43</text:p>
              </table:table-cell>
              <table:table-cell office:value-type="float" office:value="87.429">
                <text:p>87.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86.856">
                <text:p>86.856</text:p>
              </table:table-cell>
              <table:table-cell office:value-type="float" office:value="86.855">
                <text:p>86.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86.285">
                <text:p>86.285</text:p>
              </table:table-cell>
              <table:table-cell office:value-type="float" office:value="86.284">
                <text:p>86.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85.717">
                <text:p>85.717</text:p>
              </table:table-cell>
              <table:table-cell office:value-type="float" office:value="85.717">
                <text:p>85.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85.153">
                <text:p>85.153</text:p>
              </table:table-cell>
              <table:table-cell office:value-type="float" office:value="85.152">
                <text:p>85.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84.591">
                <text:p>84.591</text:p>
              </table:table-cell>
              <table:table-cell office:value-type="float" office:value="84.59">
                <text:p>84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84.032">
                <text:p>84.032</text:p>
              </table:table-cell>
              <table:table-cell office:value-type="float" office:value="84.032">
                <text:p>84.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83.476">
                <text:p>83.476</text:p>
              </table:table-cell>
              <table:table-cell office:value-type="float" office:value="83.476">
                <text:p>83.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82.923">
                <text:p>82.923</text:p>
              </table:table-cell>
              <table:table-cell office:value-type="float" office:value="82.923">
                <text:p>82.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82.373">
                <text:p>82.373</text:p>
              </table:table-cell>
              <table:table-cell office:value-type="float" office:value="82.373">
                <text:p>82.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81.826">
                <text:p>81.826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81.282">
                <text:p>81.282</text:p>
              </table:table-cell>
              <table:table-cell office:value-type="float" office:value="81.281">
                <text:p>81.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80.74">
                <text:p>80.74</text:p>
              </table:table-cell>
              <table:table-cell office:value-type="float" office:value="80.739">
                <text:p>80.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80.201">
                <text:p>80.20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9.665">
                <text:p>79.665</text:p>
              </table:table-cell>
              <table:table-cell office:value-type="float" office:value="79.664">
                <text:p>79.6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9.131">
                <text:p>79.131</text:p>
              </table:table-cell>
              <table:table-cell office:value-type="float" office:value="79.131">
                <text:p>79.1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8.601">
                <text:p>78.60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8.073">
                <text:p>78.073</text:p>
              </table:table-cell>
              <table:table-cell office:value-type="float" office:value="78.072">
                <text:p>78.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7.547">
                <text:p>77.547</text:p>
              </table:table-cell>
              <table:table-cell office:value-type="float" office:value="77.547">
                <text:p>77.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7.025">
                <text:p>77.025</text:p>
              </table:table-cell>
              <table:table-cell office:value-type="float" office:value="77.025">
                <text:p>77.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6.505">
                <text:p>76.505</text:p>
              </table:table-cell>
              <table:table-cell office:value-type="float" office:value="76.505">
                <text:p>76.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5.988">
                <text:p>75.988</text:p>
              </table:table-cell>
              <table:table-cell office:value-type="float" office:value="75.988">
                <text:p>75.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5.474">
                <text:p>75.474</text:p>
              </table:table-cell>
              <table:table-cell office:value-type="float" office:value="75.474">
                <text:p>75.4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74.962">
                <text:p>74.962</text:p>
              </table:table-cell>
              <table:table-cell office:value-type="float" office:value="74.962">
                <text:p>74.9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74.454">
                <text:p>74.454</text:p>
              </table:table-cell>
              <table:table-cell office:value-type="float" office:value="74.453">
                <text:p>74.4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73.947">
                <text:p>73.947</text:p>
              </table:table-cell>
              <table:table-cell office:value-type="float" office:value="73.947">
                <text:p>73.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73.444">
                <text:p>73.444</text:p>
              </table:table-cell>
              <table:table-cell office:value-type="float" office:value="73.444">
                <text:p>73.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72.944">
                <text:p>72.944</text:p>
              </table:table-cell>
              <table:table-cell office:value-type="float" office:value="72.943">
                <text:p>72.9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72.446">
                <text:p>72.446</text:p>
              </table:table-cell>
              <table:table-cell office:value-type="float" office:value="72.446">
                <text:p>72.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71.951">
                <text:p>71.951</text:p>
              </table:table-cell>
              <table:table-cell office:value-type="float" office:value="71.951">
                <text:p>71.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71.458">
                <text:p>71.458</text:p>
              </table:table-cell>
              <table:table-cell office:value-type="float" office:value="71.458">
                <text:p>71.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70.969">
                <text:p>70.969</text:p>
              </table:table-cell>
              <table:table-cell office:value-type="float" office:value="70.969">
                <text:p>70.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70.482">
                <text:p>70.482</text:p>
              </table:table-cell>
              <table:table-cell office:value-type="float" office:value="70.482">
                <text:p>70.4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9.998">
                <text:p>69.998</text:p>
              </table:table-cell>
              <table:table-cell office:value-type="float" office:value="69.998">
                <text:p>69.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9.517">
                <text:p>69.517</text:p>
              </table:table-cell>
              <table:table-cell office:value-type="float" office:value="69.517">
                <text:p>69.5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69.038">
                <text:p>69.038</text:p>
              </table:table-cell>
              <table:table-cell office:value-type="float" office:value="69.038">
                <text:p>69.0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68.562">
                <text:p>68.562</text:p>
              </table:table-cell>
              <table:table-cell office:value-type="float" office:value="68.562">
                <text:p>68.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68.089">
                <text:p>68.089</text:p>
              </table:table-cell>
              <table:table-cell office:value-type="float" office:value="68.089">
                <text:p>68.0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67.619">
                <text:p>67.619</text:p>
              </table:table-cell>
              <table:table-cell office:value-type="float" office:value="67.619">
                <text:p>67.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67.152">
                <text:p>67.152</text:p>
              </table:table-cell>
              <table:table-cell office:value-type="float" office:value="67.152">
                <text:p>67.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66.687">
                <text:p>66.687</text:p>
              </table:table-cell>
              <table:table-cell office:value-type="float" office:value="66.687">
                <text:p>66.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66.225">
                <text:p>66.225</text:p>
              </table:table-cell>
              <table:table-cell office:value-type="float" office:value="66.225">
                <text:p>66.2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65.766">
                <text:p>65.766</text:p>
              </table:table-cell>
              <table:table-cell office:value-type="float" office:value="65.766">
                <text:p>65.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65.309">
                <text:p>65.309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64.856">
                <text:p>64.856</text:p>
              </table:table-cell>
              <table:table-cell office:value-type="float" office:value="64.856">
                <text:p>64.8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64.405">
                <text:p>64.405</text:p>
              </table:table-cell>
              <table:table-cell office:value-type="float" office:value="64.405">
                <text:p>64.4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63.957">
                <text:p>63.957</text:p>
              </table:table-cell>
              <table:table-cell office:value-type="float" office:value="63.957">
                <text:p>63.9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63.511">
                <text:p>63.511</text:p>
              </table:table-cell>
              <table:table-cell office:value-type="float" office:value="63.512">
                <text:p>63.5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63.068">
                <text:p>63.068</text:p>
              </table:table-cell>
              <table:table-cell office:value-type="float" office:value="63.069">
                <text:p>63.0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62.629">
                <text:p>62.629</text:p>
              </table:table-cell>
              <table:table-cell office:value-type="float" office:value="62.629">
                <text:p>62.6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62.191">
                <text:p>62.191</text:p>
              </table:table-cell>
              <table:table-cell office:value-type="float" office:value="62.192">
                <text:p>62.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61.757">
                <text:p>61.757</text:p>
              </table:table-cell>
              <table:table-cell office:value-type="float" office:value="61.757">
                <text:p>61.7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61.325">
                <text:p>61.325</text:p>
              </table:table-cell>
              <table:table-cell office:value-type="float" office:value="61.326">
                <text:p>61.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60.896">
                <text:p>60.896</text:p>
              </table:table-cell>
              <table:table-cell office:value-type="float" office:value="60.897">
                <text:p>60.8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60.47">
                <text:p>60.47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60.046">
                <text:p>60.046</text:p>
              </table:table-cell>
              <table:table-cell office:value-type="float" office:value="60.047">
                <text:p>60.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9.625">
                <text:p>59.625</text:p>
              </table:table-cell>
              <table:table-cell office:value-type="float" office:value="59.626">
                <text:p>59.6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9.207">
                <text:p>59.207</text:p>
              </table:table-cell>
              <table:table-cell office:value-type="float" office:value="59.207">
                <text:p>59.2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8.791">
                <text:p>58.791</text:p>
              </table:table-cell>
              <table:table-cell office:value-type="float" office:value="58.792">
                <text:p>58.7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58.378">
                <text:p>58.378</text:p>
              </table:table-cell>
              <table:table-cell office:value-type="float" office:value="58.379">
                <text:p>58.3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57.968">
                <text:p>57.968</text:p>
              </table:table-cell>
              <table:table-cell office:value-type="float" office:value="57.969">
                <text:p>57.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57.561">
                <text:p>57.561</text:p>
              </table:table-cell>
              <table:table-cell office:value-type="float" office:value="57.561">
                <text:p>57.5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57.156">
                <text:p>57.156</text:p>
              </table:table-cell>
              <table:table-cell office:value-type="float" office:value="57.156">
                <text:p>57.1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56.753">
                <text:p>56.753</text:p>
              </table:table-cell>
              <table:table-cell office:value-type="float" office:value="56.754">
                <text:p>56.7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56.354">
                <text:p>56.354</text:p>
              </table:table-cell>
              <table:table-cell office:value-type="float" office:value="56.354">
                <text:p>56.3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55.956">
                <text:p>55.956</text:p>
              </table:table-cell>
              <table:table-cell office:value-type="float" office:value="55.957">
                <text:p>55.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55.562">
                <text:p>55.562</text:p>
              </table:table-cell>
              <table:table-cell office:value-type="float" office:value="55.563">
                <text:p>55.5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55.17">
                <text:p>55.17</text:p>
              </table:table-cell>
              <table:table-cell office:value-type="float" office:value="55.171">
                <text:p>55.1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54.781">
                <text:p>54.781</text:p>
              </table:table-cell>
              <table:table-cell office:value-type="float" office:value="54.782">
                <text:p>54.7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54.394">
                <text:p>54.394</text:p>
              </table:table-cell>
              <table:table-cell office:value-type="float" office:value="54.395">
                <text:p>54.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54.01">
                <text:p>54.01</text:p>
              </table:table-cell>
              <table:table-cell office:value-type="float" office:value="54.011">
                <text:p>54.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53.628">
                <text:p>53.628</text:p>
              </table:table-cell>
              <table:table-cell office:value-type="float" office:value="53.629">
                <text:p>53.6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53.249">
                <text:p>53.249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52.873">
                <text:p>52.873</text:p>
              </table:table-cell>
              <table:table-cell office:value-type="float" office:value="52.874">
                <text:p>52.8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52.499">
                <text:p>52.499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52.127">
                <text:p>52.127</text:p>
              </table:table-cell>
              <table:table-cell office:value-type="float" office:value="52.128">
                <text:p>52.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51.758">
                <text:p>51.758</text:p>
              </table:table-cell>
              <table:table-cell office:value-type="float" office:value="51.759">
                <text:p>51.7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51.392">
                <text:p>51.392</text:p>
              </table:table-cell>
              <table:table-cell office:value-type="float" office:value="51.393">
                <text:p>51.3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51.028">
                <text:p>51.028</text:p>
              </table:table-cell>
              <table:table-cell office:value-type="float" office:value="51.029">
                <text:p>51.0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50.666">
                <text:p>50.666</text:p>
              </table:table-cell>
              <table:table-cell office:value-type="float" office:value="50.667">
                <text:p>50.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50.307">
                <text:p>50.307</text:p>
              </table:table-cell>
              <table:table-cell office:value-type="float" office:value="50.308">
                <text:p>50.3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9.95">
                <text:p>49.95</text:p>
              </table:table-cell>
              <table:table-cell office:value-type="float" office:value="49.951">
                <text:p>49.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9.596">
                <text:p>49.596</text:p>
              </table:table-cell>
              <table:table-cell office:value-type="float" office:value="49.597">
                <text:p>49.5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9.244">
                <text:p>49.244</text:p>
              </table:table-cell>
              <table:table-cell office:value-type="float" office:value="49.245">
                <text:p>49.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8.894">
                <text:p>48.894</text:p>
              </table:table-cell>
              <table:table-cell office:value-type="float" office:value="48.896">
                <text:p>48.8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8.547">
                <text:p>48.547</text:p>
              </table:table-cell>
              <table:table-cell office:value-type="float" office:value="48.549">
                <text:p>48.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8.203">
                <text:p>48.203</text:p>
              </table:table-cell>
              <table:table-cell office:value-type="float" office:value="48.204">
                <text:p>48.2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47.86">
                <text:p>47.86</text:p>
              </table:table-cell>
              <table:table-cell office:value-type="float" office:value="47.862">
                <text:p>47.8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47.52">
                <text:p>47.52</text:p>
              </table:table-cell>
              <table:table-cell office:value-type="float" office:value="47.522">
                <text:p>47.5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47.182">
                <text:p>47.182</text:p>
              </table:table-cell>
              <table:table-cell office:value-type="float" office:value="47.184">
                <text:p>47.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46.847">
                <text:p>46.847</text:p>
              </table:table-cell>
              <table:table-cell office:value-type="float" office:value="46.849">
                <text:p>46.8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46.514">
                <text:p>46.514</text:p>
              </table:table-cell>
              <table:table-cell office:value-type="float" office:value="46.515">
                <text:p>46.5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46.183">
                <text:p>46.183</text:p>
              </table:table-cell>
              <table:table-cell office:value-type="float" office:value="46.185">
                <text:p>46.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45.855">
                <text:p>45.855</text:p>
              </table:table-cell>
              <table:table-cell office:value-type="float" office:value="45.856">
                <text:p>45.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45.528">
                <text:p>45.528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45.204">
                <text:p>45.204</text:p>
              </table:table-cell>
              <table:table-cell office:value-type="float" office:value="45.206">
                <text:p>45.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44.883">
                <text:p>44.883</text:p>
              </table:table-cell>
              <table:table-cell office:value-type="float" office:value="44.884">
                <text:p>44.8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44.563">
                <text:p>44.563</text:p>
              </table:table-cell>
              <table:table-cell office:value-type="float" office:value="44.565">
                <text:p>44.5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44.246">
                <text:p>44.246</text:p>
              </table:table-cell>
              <table:table-cell office:value-type="float" office:value="44.248">
                <text:p>44.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43.931">
                <text:p>43.931</text:p>
              </table:table-cell>
              <table:table-cell office:value-type="float" office:value="43.932">
                <text:p>43.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43.618">
                <text:p>43.618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43.307">
                <text:p>43.307</text:p>
              </table:table-cell>
              <table:table-cell office:value-type="float" office:value="43.309">
                <text:p>43.3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42.998">
                <text:p>42.9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42.692">
                <text:p>42.692</text:p>
              </table:table-cell>
              <table:table-cell office:value-type="float" office:value="42.694">
                <text:p>42.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42.388">
                <text:p>42.388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42.086">
                <text:p>42.086</text:p>
              </table:table-cell>
              <table:table-cell office:value-type="float" office:value="42.088">
                <text:p>42.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L1:'10 percent'.L202" chart:data-source-has-labels="row" svg:x="0.769cm" svg:y="1.635cm" svg:width="11.554cm" svg:height="6.771cm">
          <chartooo:coordinate-region svg:x="1.761cm" svg:y="1.835cm" svg:width="10.191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L2:'10 percent'.L202" chart:label-cell-address="'10 percent'.L1:'10 percent'.L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L1:'10 percent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L2:'10 percent'.L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087224">
                <text:p>0.00000000087224</text:p>
              </table:table-cell>
              <table:table-cell office:value-type="float" office:value="0.00000000087259">
                <text:p>0.00000000087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17169">
                <text:p>0.000000017169</text:p>
              </table:table-cell>
              <table:table-cell office:value-type="float" office:value="0.000000017175">
                <text:p>0.000000017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083029">
                <text:p>0.000000083029</text:p>
              </table:table-cell>
              <table:table-cell office:value-type="float" office:value="0.000000083054">
                <text:p>0.000000083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23972">
                <text:p>0.00000023972</text:p>
              </table:table-cell>
              <table:table-cell office:value-type="float" office:value="0.00000023978">
                <text:p>0.00000023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52862">
                <text:p>0.00000052862</text:p>
              </table:table-cell>
              <table:table-cell office:value-type="float" office:value="0.00000052874">
                <text:p>0.00000052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10081">
                <text:p>0.0000010081</text:p>
              </table:table-cell>
              <table:table-cell office:value-type="float" office:value="0.0000010083">
                <text:p>0.0000010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1793">
                <text:p>0.000001793</text:p>
              </table:table-cell>
              <table:table-cell office:value-type="float" office:value="0.0000017933">
                <text:p>0.0000017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28694">
                <text:p>0.0000028694</text:p>
              </table:table-cell>
              <table:table-cell office:value-type="float" office:value="0.0000028698">
                <text:p>0.0000028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44374">
                <text:p>0.0000044374</text:p>
              </table:table-cell>
              <table:table-cell office:value-type="float" office:value="0.0000044381">
                <text:p>0.0000044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66258">
                <text:p>0.0000066258</text:p>
              </table:table-cell>
              <table:table-cell office:value-type="float" office:value="0.0000066268">
                <text:p>0.0000066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09374">
                <text:p>0.000009374</text:p>
              </table:table-cell>
              <table:table-cell office:value-type="float" office:value="0.0000093753">
                <text:p>0.0000093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12866">
                <text:p>0.000012866</text:p>
              </table:table-cell>
              <table:table-cell office:value-type="float" office:value="0.000012868">
                <text:p>0.000012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17213">
                <text:p>0.000017213</text:p>
              </table:table-cell>
              <table:table-cell office:value-type="float" office:value="0.000017215">
                <text:p>0.000017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22534">
                <text:p>0.000022534</text:p>
              </table:table-cell>
              <table:table-cell office:value-type="float" office:value="0.000022536">
                <text:p>0.000022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28952">
                <text:p>0.000028952</text:p>
              </table:table-cell>
              <table:table-cell office:value-type="float" office:value="0.000028955">
                <text:p>0.000028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36602">
                <text:p>0.000036602</text:p>
              </table:table-cell>
              <table:table-cell office:value-type="float" office:value="0.000036606">
                <text:p>0.000036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45628">
                <text:p>0.000045628</text:p>
              </table:table-cell>
              <table:table-cell office:value-type="float" office:value="0.000045633">
                <text:p>0.000045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56191">
                <text:p>0.000056191</text:p>
              </table:table-cell>
              <table:table-cell office:value-type="float" office:value="0.000056197">
                <text:p>0.000056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68469">
                <text:p>0.000068469</text:p>
              </table:table-cell>
              <table:table-cell office:value-type="float" office:value="0.000068476">
                <text:p>0.000068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82663">
                <text:p>0.000082663</text:p>
              </table:table-cell>
              <table:table-cell office:value-type="float" office:value="0.000082672">
                <text:p>0.000082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99006">
                <text:p>0.000099006</text:p>
              </table:table-cell>
              <table:table-cell office:value-type="float" office:value="0.000099016">
                <text:p>0.000099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11777">
                <text:p>0.00011777</text:p>
              </table:table-cell>
              <table:table-cell office:value-type="float" office:value="0.00011778">
                <text:p>0.00011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13925">
                <text:p>0.00013925</text:p>
              </table:table-cell>
              <table:table-cell office:value-type="float" office:value="0.00013927">
                <text:p>0.00013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16384">
                <text:p>0.00016384</text:p>
              </table:table-cell>
              <table:table-cell office:value-type="float" office:value="0.00016386">
                <text:p>0.00016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19196">
                <text:p>0.00019196</text:p>
              </table:table-cell>
              <table:table-cell office:value-type="float" office:value="0.00019199">
                <text:p>0.00019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22414">
                <text:p>0.00022414</text:p>
              </table:table-cell>
              <table:table-cell office:value-type="float" office:value="0.00022417">
                <text:p>0.00022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261">
                <text:p>0.000261</text:p>
              </table:table-cell>
              <table:table-cell office:value-type="float" office:value="0.00026103">
                <text:p>0.00026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30328">
                <text:p>0.00030328</text:p>
              </table:table-cell>
              <table:table-cell office:value-type="float" office:value="0.00030331">
                <text:p>0.00030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3519">
                <text:p>0.0003519</text:p>
              </table:table-cell>
              <table:table-cell office:value-type="float" office:value="0.00035194">
                <text:p>0.00035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40798">
                <text:p>0.00040798</text:p>
              </table:table-cell>
              <table:table-cell office:value-type="float" office:value="0.00040803">
                <text:p>0.00040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47297">
                <text:p>0.00047297</text:p>
              </table:table-cell>
              <table:table-cell office:value-type="float" office:value="0.00047303">
                <text:p>0.00047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54879">
                <text:p>0.00054879</text:p>
              </table:table-cell>
              <table:table-cell office:value-type="float" office:value="0.00054887">
                <text:p>0.00054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63828">
                <text:p>0.00063828</text:p>
              </table:table-cell>
              <table:table-cell office:value-type="float" office:value="0.00063838">
                <text:p>0.00063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74619">
                <text:p>0.00074619</text:p>
              </table:table-cell>
              <table:table-cell office:value-type="float" office:value="0.00074632">
                <text:p>0.00074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8824">
                <text:p>0.0008824</text:p>
              </table:table-cell>
              <table:table-cell office:value-type="float" office:value="0.00088258">
                <text:p>0.00088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10761">
                <text:p>0.0010761</text:p>
              </table:table-cell>
              <table:table-cell office:value-type="float" office:value="0.0010764">
                <text:p>0.0010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15073">
                <text:p>0.0015073</text:p>
              </table:table-cell>
              <table:table-cell office:value-type="float" office:value="0.0015083">
                <text:p>0.0015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91403">
                <text:p>0.0091403</text:p>
              </table:table-cell>
              <table:table-cell office:value-type="float" office:value="0.0091716">
                <text:p>0.0091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32216">
                <text:p>0.32216</text:p>
              </table:table-cell>
              <table:table-cell office:value-type="float" office:value="0.32307">
                <text:p>0.32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3.0666">
                <text:p>3.0666</text:p>
              </table:table-cell>
              <table:table-cell office:value-type="float" office:value="3.0712">
                <text:p>3.0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.346">
                <text:p>10.346</text:p>
              </table:table-cell>
              <table:table-cell office:value-type="float" office:value="10.354">
                <text:p>10.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1.541">
                <text:p>21.541</text:p>
              </table:table-cell>
              <table:table-cell office:value-type="float" office:value="21.553">
                <text:p>21.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35.743">
                <text:p>35.743</text:p>
              </table:table-cell>
              <table:table-cell office:value-type="float" office:value="35.757">
                <text:p>35.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52.427">
                <text:p>52.427</text:p>
              </table:table-cell>
              <table:table-cell office:value-type="float" office:value="52.443">
                <text:p>52.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69.756">
                <text:p>69.756</text:p>
              </table:table-cell>
              <table:table-cell office:value-type="float" office:value="69.772">
                <text:p>69.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86.726">
                <text:p>86.726</text:p>
              </table:table-cell>
              <table:table-cell office:value-type="float" office:value="86.742">
                <text:p>86.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03.23">
                <text:p>103.23</text:p>
              </table:table-cell>
              <table:table-cell office:value-type="float" office:value="103.24">
                <text:p>103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19.22">
                <text:p>119.22</text:p>
              </table:table-cell>
              <table:table-cell office:value-type="float" office:value="119.24">
                <text:p>119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34.69">
                <text:p>134.69</text:p>
              </table:table-cell>
              <table:table-cell office:value-type="float" office:value="134.71">
                <text:p>134.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49.64">
                <text:p>149.64</text:p>
              </table:table-cell>
              <table:table-cell office:value-type="float" office:value="149.65">
                <text:p>149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64.07">
                <text:p>164.07</text:p>
              </table:table-cell>
              <table:table-cell office:value-type="float" office:value="164.09">
                <text:p>164.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78.01">
                <text:p>178.01</text:p>
              </table:table-cell>
              <table:table-cell office:value-type="float" office:value="178.02">
                <text:p>178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91.47">
                <text:p>191.47</text:p>
              </table:table-cell>
              <table:table-cell office:value-type="float" office:value="191.48">
                <text:p>19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204.47">
                <text:p>204.47</text:p>
              </table:table-cell>
              <table:table-cell office:value-type="float" office:value="204.49">
                <text:p>204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217.05">
                <text:p>217.05</text:p>
              </table:table-cell>
              <table:table-cell office:value-type="float" office:value="217.06">
                <text:p>217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229.22">
                <text:p>229.22</text:p>
              </table:table-cell>
              <table:table-cell office:value-type="float" office:value="229.23">
                <text:p>229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241.02">
                <text:p>241.02</text:p>
              </table:table-cell>
              <table:table-cell office:value-type="float" office:value="241.03">
                <text:p>241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252.45">
                <text:p>252.45</text:p>
              </table:table-cell>
              <table:table-cell office:value-type="float" office:value="252.47">
                <text:p>252.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263.56">
                <text:p>263.56</text:p>
              </table:table-cell>
              <table:table-cell office:value-type="float" office:value="263.57">
                <text:p>263.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274.36">
                <text:p>274.36</text:p>
              </table:table-cell>
              <table:table-cell office:value-type="float" office:value="274.37">
                <text:p>274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284.87">
                <text:p>284.87</text:p>
              </table:table-cell>
              <table:table-cell office:value-type="float" office:value="284.88">
                <text:p>284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295.11">
                <text:p>295.11</text:p>
              </table:table-cell>
              <table:table-cell office:value-type="float" office:value="295.12">
                <text:p>29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305.1">
                <text:p>305.1</text:p>
              </table:table-cell>
              <table:table-cell office:value-type="float" office:value="305.11">
                <text:p>305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314.85">
                <text:p>314.85</text:p>
              </table:table-cell>
              <table:table-cell office:value-type="float" office:value="314.86">
                <text:p>314.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324.38">
                <text:p>324.38</text:p>
              </table:table-cell>
              <table:table-cell office:value-type="float" office:value="324.39">
                <text:p>324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333.71">
                <text:p>333.71</text:p>
              </table:table-cell>
              <table:table-cell office:value-type="float" office:value="333.72">
                <text:p>333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342.85">
                <text:p>342.85</text:p>
              </table:table-cell>
              <table:table-cell office:value-type="float" office:value="342.85">
                <text:p>342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351.8">
                <text:p>351.8</text:p>
              </table:table-cell>
              <table:table-cell office:value-type="float" office:value="351.81">
                <text:p>351.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360.59">
                <text:p>360.59</text:p>
              </table:table-cell>
              <table:table-cell office:value-type="float" office:value="360.6">
                <text:p>36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369.22">
                <text:p>369.22</text:p>
              </table:table-cell>
              <table:table-cell office:value-type="float" office:value="369.23">
                <text:p>369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377.7">
                <text:p>377.7</text:p>
              </table:table-cell>
              <table:table-cell office:value-type="float" office:value="377.71">
                <text:p>377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386.04">
                <text:p>386.04</text:p>
              </table:table-cell>
              <table:table-cell office:value-type="float" office:value="386.04">
                <text:p>386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394.24">
                <text:p>394.24</text:p>
              </table:table-cell>
              <table:table-cell office:value-type="float" office:value="394.25">
                <text:p>394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402.32">
                <text:p>402.32</text:p>
              </table:table-cell>
              <table:table-cell office:value-type="float" office:value="402.33">
                <text:p>402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410.29">
                <text:p>410.29</text:p>
              </table:table-cell>
              <table:table-cell office:value-type="float" office:value="410.3">
                <text:p>41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418.14">
                <text:p>418.14</text:p>
              </table:table-cell>
              <table:table-cell office:value-type="float" office:value="418.15">
                <text:p>418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425.88">
                <text:p>425.88</text:p>
              </table:table-cell>
              <table:table-cell office:value-type="float" office:value="425.89">
                <text:p>425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433.52">
                <text:p>433.52</text:p>
              </table:table-cell>
              <table:table-cell office:value-type="float" office:value="433.53">
                <text:p>433.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441.07">
                <text:p>441.07</text:p>
              </table:table-cell>
              <table:table-cell office:value-type="float" office:value="441.08">
                <text:p>441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448.52">
                <text:p>448.52</text:p>
              </table:table-cell>
              <table:table-cell office:value-type="float" office:value="448.53">
                <text:p>448.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455.89">
                <text:p>455.89</text:p>
              </table:table-cell>
              <table:table-cell office:value-type="float" office:value="455.9">
                <text:p>455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463.17">
                <text:p>463.17</text:p>
              </table:table-cell>
              <table:table-cell office:value-type="float" office:value="463.17">
                <text:p>463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470.36">
                <text:p>470.36</text:p>
              </table:table-cell>
              <table:table-cell office:value-type="float" office:value="470.37">
                <text:p>470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477.48">
                <text:p>477.48</text:p>
              </table:table-cell>
              <table:table-cell office:value-type="float" office:value="477.49">
                <text:p>477.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484.53">
                <text:p>484.53</text:p>
              </table:table-cell>
              <table:table-cell office:value-type="float" office:value="484.53">
                <text:p>484.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491.5">
                <text:p>491.5</text:p>
              </table:table-cell>
              <table:table-cell office:value-type="float" office:value="491.5">
                <text:p>49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498.4">
                <text:p>498.4</text:p>
              </table:table-cell>
              <table:table-cell office:value-type="float" office:value="498.4">
                <text:p>498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505.23">
                <text:p>505.23</text:p>
              </table:table-cell>
              <table:table-cell office:value-type="float" office:value="505.23">
                <text:p>50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511.99">
                <text:p>511.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518.69">
                <text:p>518.69</text:p>
              </table:table-cell>
              <table:table-cell office:value-type="float" office:value="518.69">
                <text:p>518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525.32">
                <text:p>525.32</text:p>
              </table:table-cell>
              <table:table-cell office:value-type="float" office:value="525.33">
                <text:p>525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531.89">
                <text:p>531.89</text:p>
              </table:table-cell>
              <table:table-cell office:value-type="float" office:value="531.9">
                <text:p>531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538.41">
                <text:p>538.41</text:p>
              </table:table-cell>
              <table:table-cell office:value-type="float" office:value="538.41">
                <text:p>538.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544.86">
                <text:p>544.86</text:p>
              </table:table-cell>
              <table:table-cell office:value-type="float" office:value="544.87">
                <text:p>544.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551.25">
                <text:p>551.25</text:p>
              </table:table-cell>
              <table:table-cell office:value-type="float" office:value="551.26">
                <text:p>551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557.59">
                <text:p>557.59</text:p>
              </table:table-cell>
              <table:table-cell office:value-type="float" office:value="557.6">
                <text:p>557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563.88">
                <text:p>563.88</text:p>
              </table:table-cell>
              <table:table-cell office:value-type="float" office:value="563.88">
                <text:p>563.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570.1">
                <text:p>570.1</text:p>
              </table:table-cell>
              <table:table-cell office:value-type="float" office:value="570.11">
                <text:p>57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576.28">
                <text:p>576.28</text:p>
              </table:table-cell>
              <table:table-cell office:value-type="float" office:value="576.28">
                <text:p>576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582.4">
                <text:p>582.4</text:p>
              </table:table-cell>
              <table:table-cell office:value-type="float" office:value="582.41">
                <text:p>582.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588.47">
                <text:p>588.47</text:p>
              </table:table-cell>
              <table:table-cell office:value-type="float" office:value="588.47">
                <text:p>588.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594.48">
                <text:p>594.48</text:p>
              </table:table-cell>
              <table:table-cell office:value-type="float" office:value="594.49">
                <text:p>594.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00.45">
                <text:p>600.45</text:p>
              </table:table-cell>
              <table:table-cell office:value-type="float" office:value="600.46">
                <text:p>600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06.37">
                <text:p>606.37</text:p>
              </table:table-cell>
              <table:table-cell office:value-type="float" office:value="606.37">
                <text:p>606.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12.23">
                <text:p>612.23</text:p>
              </table:table-cell>
              <table:table-cell office:value-type="float" office:value="612.24">
                <text:p>612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18.05">
                <text:p>618.05</text:p>
              </table:table-cell>
              <table:table-cell office:value-type="float" office:value="618.06">
                <text:p>618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23.82">
                <text:p>623.82</text:p>
              </table:table-cell>
              <table:table-cell office:value-type="float" office:value="623.82">
                <text:p>623.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29.54">
                <text:p>629.54</text:p>
              </table:table-cell>
              <table:table-cell office:value-type="float" office:value="629.54">
                <text:p>629.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35.21">
                <text:p>635.21</text:p>
              </table:table-cell>
              <table:table-cell office:value-type="float" office:value="635.22">
                <text:p>635.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40.84">
                <text:p>640.84</text:p>
              </table:table-cell>
              <table:table-cell office:value-type="float" office:value="640.84">
                <text:p>640.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46.42">
                <text:p>646.42</text:p>
              </table:table-cell>
              <table:table-cell office:value-type="float" office:value="646.42">
                <text:p>646.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51.95">
                <text:p>651.95</text:p>
              </table:table-cell>
              <table:table-cell office:value-type="float" office:value="651.96">
                <text:p>651.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57.44">
                <text:p>657.44</text:p>
              </table:table-cell>
              <table:table-cell office:value-type="float" office:value="657.44">
                <text:p>657.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62.88">
                <text:p>662.88</text:p>
              </table:table-cell>
              <table:table-cell office:value-type="float" office:value="662.89">
                <text:p>662.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68.28">
                <text:p>668.28</text:p>
              </table:table-cell>
              <table:table-cell office:value-type="float" office:value="668.28">
                <text:p>668.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73.63">
                <text:p>673.63</text:p>
              </table:table-cell>
              <table:table-cell office:value-type="float" office:value="673.64">
                <text:p>673.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78.94">
                <text:p>678.94</text:p>
              </table:table-cell>
              <table:table-cell office:value-type="float" office:value="678.95">
                <text:p>678.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84.2">
                <text:p>684.2</text:p>
              </table:table-cell>
              <table:table-cell office:value-type="float" office:value="684.21">
                <text:p>684.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89.43">
                <text:p>689.43</text:p>
              </table:table-cell>
              <table:table-cell office:value-type="float" office:value="689.43">
                <text:p>689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94.61">
                <text:p>694.61</text:p>
              </table:table-cell>
              <table:table-cell office:value-type="float" office:value="694.61">
                <text:p>694.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99.74">
                <text:p>699.74</text:p>
              </table:table-cell>
              <table:table-cell office:value-type="float" office:value="699.75">
                <text:p>699.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704.84">
                <text:p>704.84</text:p>
              </table:table-cell>
              <table:table-cell office:value-type="float" office:value="704.84">
                <text:p>704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709.89">
                <text:p>709.89</text:p>
              </table:table-cell>
              <table:table-cell office:value-type="float" office:value="709.9">
                <text:p>709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714.9">
                <text:p>714.9</text:p>
              </table:table-cell>
              <table:table-cell office:value-type="float" office:value="714.91">
                <text:p>714.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719.87">
                <text:p>719.87</text:p>
              </table:table-cell>
              <table:table-cell office:value-type="float" office:value="719.88">
                <text:p>719.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724.8">
                <text:p>724.8</text:p>
              </table:table-cell>
              <table:table-cell office:value-type="float" office:value="724.8">
                <text:p>724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729.68">
                <text:p>729.68</text:p>
              </table:table-cell>
              <table:table-cell office:value-type="float" office:value="729.69">
                <text:p>729.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734.53">
                <text:p>734.53</text:p>
              </table:table-cell>
              <table:table-cell office:value-type="float" office:value="734.54">
                <text:p>734.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739.34">
                <text:p>739.34</text:p>
              </table:table-cell>
              <table:table-cell office:value-type="float" office:value="739.35">
                <text:p>739.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744.11">
                <text:p>744.11</text:p>
              </table:table-cell>
              <table:table-cell office:value-type="float" office:value="744.11">
                <text:p>744.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748.83">
                <text:p>748.83</text:p>
              </table:table-cell>
              <table:table-cell office:value-type="float" office:value="748.84">
                <text:p>748.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753.52">
                <text:p>753.52</text:p>
              </table:table-cell>
              <table:table-cell office:value-type="float" office:value="753.53">
                <text:p>753.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758.17">
                <text:p>758.17</text:p>
              </table:table-cell>
              <table:table-cell office:value-type="float" office:value="758.18">
                <text:p>758.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762.79">
                <text:p>762.79</text:p>
              </table:table-cell>
              <table:table-cell office:value-type="float" office:value="762.79">
                <text:p>762.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767.36">
                <text:p>767.36</text:p>
              </table:table-cell>
              <table:table-cell office:value-type="float" office:value="767.37">
                <text:p>767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771.9">
                <text:p>771.9</text:p>
              </table:table-cell>
              <table:table-cell office:value-type="float" office:value="771.91">
                <text:p>771.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776.4">
                <text:p>776.4</text:p>
              </table:table-cell>
              <table:table-cell office:value-type="float" office:value="776.4">
                <text:p>776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780.86">
                <text:p>780.86</text:p>
              </table:table-cell>
              <table:table-cell office:value-type="float" office:value="780.87">
                <text:p>780.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785.28">
                <text:p>785.28</text:p>
              </table:table-cell>
              <table:table-cell office:value-type="float" office:value="785.29">
                <text:p>785.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789.67">
                <text:p>789.67</text:p>
              </table:table-cell>
              <table:table-cell office:value-type="float" office:value="789.68">
                <text:p>789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794.02">
                <text:p>794.02</text:p>
              </table:table-cell>
              <table:table-cell office:value-type="float" office:value="794.03">
                <text:p>794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798.34">
                <text:p>798.34</text:p>
              </table:table-cell>
              <table:table-cell office:value-type="float" office:value="798.35">
                <text:p>798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802.62">
                <text:p>802.62</text:p>
              </table:table-cell>
              <table:table-cell office:value-type="float" office:value="802.63">
                <text:p>802.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806.86">
                <text:p>806.86</text:p>
              </table:table-cell>
              <table:table-cell office:value-type="float" office:value="806.87">
                <text:p>806.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811.07">
                <text:p>811.07</text:p>
              </table:table-cell>
              <table:table-cell office:value-type="float" office:value="811.08">
                <text:p>811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815.25">
                <text:p>815.25</text:p>
              </table:table-cell>
              <table:table-cell office:value-type="float" office:value="815.25">
                <text:p>815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819.39">
                <text:p>819.39</text:p>
              </table:table-cell>
              <table:table-cell office:value-type="float" office:value="819.39">
                <text:p>819.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823.49">
                <text:p>823.49</text:p>
              </table:table-cell>
              <table:table-cell office:value-type="float" office:value="823.5">
                <text:p>823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827.56">
                <text:p>827.56</text:p>
              </table:table-cell>
              <table:table-cell office:value-type="float" office:value="827.57">
                <text:p>827.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831.6">
                <text:p>831.6</text:p>
              </table:table-cell>
              <table:table-cell office:value-type="float" office:value="831.61">
                <text:p>831.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835.61">
                <text:p>835.61</text:p>
              </table:table-cell>
              <table:table-cell office:value-type="float" office:value="835.61">
                <text:p>835.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839.58">
                <text:p>839.58</text:p>
              </table:table-cell>
              <table:table-cell office:value-type="float" office:value="839.59">
                <text:p>839.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843.52">
                <text:p>843.52</text:p>
              </table:table-cell>
              <table:table-cell office:value-type="float" office:value="843.52">
                <text:p>843.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847.42">
                <text:p>847.42</text:p>
              </table:table-cell>
              <table:table-cell office:value-type="float" office:value="847.43">
                <text:p>847.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851.29">
                <text:p>851.29</text:p>
              </table:table-cell>
              <table:table-cell office:value-type="float" office:value="851.3">
                <text:p>851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855.14">
                <text:p>855.14</text:p>
              </table:table-cell>
              <table:table-cell office:value-type="float" office:value="855.15">
                <text:p>855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858.95">
                <text:p>858.95</text:p>
              </table:table-cell>
              <table:table-cell office:value-type="float" office:value="858.95">
                <text:p>858.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862.72">
                <text:p>862.72</text:p>
              </table:table-cell>
              <table:table-cell office:value-type="float" office:value="862.73">
                <text:p>862.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866.47">
                <text:p>866.47</text:p>
              </table:table-cell>
              <table:table-cell office:value-type="float" office:value="866.48">
                <text:p>866.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870.19">
                <text:p>870.19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873.87">
                <text:p>873.87</text:p>
              </table:table-cell>
              <table:table-cell office:value-type="float" office:value="873.88">
                <text:p>873.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877.53">
                <text:p>877.53</text:p>
              </table:table-cell>
              <table:table-cell office:value-type="float" office:value="877.53">
                <text:p>877.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881.15">
                <text:p>881.15</text:p>
              </table:table-cell>
              <table:table-cell office:value-type="float" office:value="881.16">
                <text:p>881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884.74">
                <text:p>884.74</text:p>
              </table:table-cell>
              <table:table-cell office:value-type="float" office:value="884.75">
                <text:p>884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888.31">
                <text:p>888.31</text:p>
              </table:table-cell>
              <table:table-cell office:value-type="float" office:value="888.32">
                <text:p>888.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891.84">
                <text:p>891.84</text:p>
              </table:table-cell>
              <table:table-cell office:value-type="float" office:value="891.85">
                <text:p>891.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895.35">
                <text:p>895.35</text:p>
              </table:table-cell>
              <table:table-cell office:value-type="float" office:value="895.36">
                <text:p>895.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898.83">
                <text:p>898.83</text:p>
              </table:table-cell>
              <table:table-cell office:value-type="float" office:value="898.84">
                <text:p>898.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02.27">
                <text:p>902.27</text:p>
              </table:table-cell>
              <table:table-cell office:value-type="float" office:value="902.28">
                <text:p>902.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05.69">
                <text:p>905.69</text:p>
              </table:table-cell>
              <table:table-cell office:value-type="float" office:value="905.7">
                <text:p>905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09.09">
                <text:p>909.09</text:p>
              </table:table-cell>
              <table:table-cell office:value-type="float" office:value="909.1">
                <text:p>909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12.45">
                <text:p>912.45</text:p>
              </table:table-cell>
              <table:table-cell office:value-type="float" office:value="912.46">
                <text:p>912.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15.78">
                <text:p>915.78</text:p>
              </table:table-cell>
              <table:table-cell office:value-type="float" office:value="915.8">
                <text:p>915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19.09">
                <text:p>919.09</text:p>
              </table:table-cell>
              <table:table-cell office:value-type="float" office:value="919.1">
                <text:p>919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22.37">
                <text:p>922.37</text:p>
              </table:table-cell>
              <table:table-cell office:value-type="float" office:value="922.39">
                <text:p>922.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25.63">
                <text:p>925.63</text:p>
              </table:table-cell>
              <table:table-cell office:value-type="float" office:value="925.64">
                <text:p>925.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28.86">
                <text:p>928.86</text:p>
              </table:table-cell>
              <table:table-cell office:value-type="float" office:value="928.87">
                <text:p>928.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32.06">
                <text:p>932.06</text:p>
              </table:table-cell>
              <table:table-cell office:value-type="float" office:value="932.07">
                <text:p>932.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35.23">
                <text:p>935.23</text:p>
              </table:table-cell>
              <table:table-cell office:value-type="float" office:value="935.24">
                <text:p>935.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38.38">
                <text:p>938.38</text:p>
              </table:table-cell>
              <table:table-cell office:value-type="float" office:value="938.39">
                <text:p>938.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41.5">
                <text:p>941.5</text:p>
              </table:table-cell>
              <table:table-cell office:value-type="float" office:value="941.51">
                <text:p>941.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944.6">
                <text:p>944.6</text:p>
              </table:table-cell>
              <table:table-cell office:value-type="float" office:value="944.61">
                <text:p>944.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947.67">
                <text:p>947.67</text:p>
              </table:table-cell>
              <table:table-cell office:value-type="float" office:value="947.68">
                <text:p>947.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950.72">
                <text:p>950.72</text:p>
              </table:table-cell>
              <table:table-cell office:value-type="float" office:value="950.73">
                <text:p>950.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953.74">
                <text:p>953.74</text:p>
              </table:table-cell>
              <table:table-cell office:value-type="float" office:value="953.75">
                <text:p>953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956.73">
                <text:p>956.73</text:p>
              </table:table-cell>
              <table:table-cell office:value-type="float" office:value="956.75">
                <text:p>956.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959.7">
                <text:p>959.7</text:p>
              </table:table-cell>
              <table:table-cell office:value-type="float" office:value="959.72">
                <text:p>959.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962.65">
                <text:p>962.65</text:p>
              </table:table-cell>
              <table:table-cell office:value-type="float" office:value="962.66">
                <text:p>962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965.58">
                <text:p>965.58</text:p>
              </table:table-cell>
              <table:table-cell office:value-type="float" office:value="965.59">
                <text:p>965.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968.47">
                <text:p>968.47</text:p>
              </table:table-cell>
              <table:table-cell office:value-type="float" office:value="968.49">
                <text:p>968.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971.35">
                <text:p>971.35</text:p>
              </table:table-cell>
              <table:table-cell office:value-type="float" office:value="971.36">
                <text:p>971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974.2">
                <text:p>974.2</text:p>
              </table:table-cell>
              <table:table-cell office:value-type="float" office:value="974.22">
                <text:p>974.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977.03">
                <text:p>977.03</text:p>
              </table:table-cell>
              <table:table-cell office:value-type="float" office:value="977.04">
                <text:p>977.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979.84">
                <text:p>979.84</text:p>
              </table:table-cell>
              <table:table-cell office:value-type="float" office:value="979.85">
                <text:p>979.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982.62">
                <text:p>982.62</text:p>
              </table:table-cell>
              <table:table-cell office:value-type="float" office:value="982.63">
                <text:p>982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985.38">
                <text:p>985.38</text:p>
              </table:table-cell>
              <table:table-cell office:value-type="float" office:value="985.39">
                <text:p>985.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988.12">
                <text:p>988.12</text:p>
              </table:table-cell>
              <table:table-cell office:value-type="float" office:value="988.13">
                <text:p>988.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990.83">
                <text:p>990.83</text:p>
              </table:table-cell>
              <table:table-cell office:value-type="float" office:value="990.85">
                <text:p>990.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993.53">
                <text:p>993.53</text:p>
              </table:table-cell>
              <table:table-cell office:value-type="float" office:value="993.54">
                <text:p>993.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996.2">
                <text:p>996.2</text:p>
              </table:table-cell>
              <table:table-cell office:value-type="float" office:value="996.21">
                <text:p>996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30 percent'.A2:'30 percent'.B202 '30 percent'.B1:'30 percent'.B1 '30 percent'.J1:'30 percent'.J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B2:'30 percent'.B202" chart:label-cell-address="'30 percent'.B1:'30 percent'.B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J2:'30 percent'.J202" chart:label-cell-address="'30 percent'.J1:'3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30 percent'.B1:'30 percent'.B1</svg:desc>
                </draw:g>
              </table:table-cell>
              <table:table-cell office:value-type="string">
                <text:p>noapc II</text:p>
                <draw:g>
                  <svg:desc>'30 percent'.J1:'3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1400">
                <text:p>1400</text:p>
                <draw:g>
                  <svg:desc>'30 percent'.B2:'30 percent'.B202</svg:desc>
                </draw:g>
              </table:table-cell>
              <table:table-cell office:value-type="float" office:value="1400">
                <text:p>1400</text:p>
                <draw:g>
                  <svg:desc>'30 percent'.J2:'3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5.1">
                <text:p>1395.1</text:p>
              </table:table-cell>
              <table:table-cell office:value-type="float" office:value="1395.1">
                <text:p>139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5.9">
                <text:p>1395.9</text:p>
              </table:table-cell>
              <table:table-cell office:value-type="float" office:value="1395.9">
                <text:p>139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6.4">
                <text:p>1396.4</text:p>
              </table:table-cell>
              <table:table-cell office:value-type="float" office:value="1396.4">
                <text:p>139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6.7">
                <text:p>1396.7</text:p>
              </table:table-cell>
              <table:table-cell office:value-type="float" office:value="1396.7">
                <text:p>139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7">
                <text:p>139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7.2">
                <text:p>1397.2</text:p>
              </table:table-cell>
              <table:table-cell office:value-type="float" office:value="1397.2">
                <text:p>139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7.3">
                <text:p>1397.3</text:p>
              </table:table-cell>
              <table:table-cell office:value-type="float" office:value="1397.3">
                <text:p>139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7.4">
                <text:p>1397.4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7.5">
                <text:p>1397.5</text:p>
              </table:table-cell>
              <table:table-cell office:value-type="float" office:value="1397.5">
                <text:p>139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7.6">
                <text:p>1397.6</text:p>
              </table:table-cell>
              <table:table-cell office:value-type="float" office:value="1397.6">
                <text:p>139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7.7">
                <text:p>1397.7</text:p>
              </table:table-cell>
              <table:table-cell office:value-type="float" office:value="1397.7">
                <text:p>139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7.8">
                <text:p>1397.8</text:p>
              </table:table-cell>
              <table:table-cell office:value-type="float" office:value="1397.8">
                <text:p>139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7.9">
                <text:p>1397.9</text:p>
              </table:table-cell>
              <table:table-cell office:value-type="float" office:value="1397.9">
                <text:p>139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97.9">
                <text:p>1397.9</text:p>
              </table:table-cell>
              <table:table-cell office:value-type="float" office:value="1397.9">
                <text:p>139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98">
                <text:p>1398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98">
                <text:p>1398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398.1">
                <text:p>1398.1</text:p>
              </table:table-cell>
              <table:table-cell office:value-type="float" office:value="1398.1">
                <text:p>139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398.1">
                <text:p>1398.1</text:p>
              </table:table-cell>
              <table:table-cell office:value-type="float" office:value="1398.1">
                <text:p>139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398.1">
                <text:p>1398.1</text:p>
              </table:table-cell>
              <table:table-cell office:value-type="float" office:value="1398.1">
                <text:p>139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398.3">
                <text:p>1398.3</text:p>
              </table:table-cell>
              <table:table-cell office:value-type="float" office:value="1398.3">
                <text:p>139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398.3">
                <text:p>1398.3</text:p>
              </table:table-cell>
              <table:table-cell office:value-type="float" office:value="1398.3">
                <text:p>1398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398.1">
                <text:p>1398.1</text:p>
              </table:table-cell>
              <table:table-cell office:value-type="float" office:value="1398.1">
                <text:p>1398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397.9">
                <text:p>1397.9</text:p>
              </table:table-cell>
              <table:table-cell office:value-type="float" office:value="1397.9">
                <text:p>139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396.9">
                <text:p>1396.9</text:p>
              </table:table-cell>
              <table:table-cell office:value-type="float" office:value="1396.9">
                <text:p>1396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386.8">
                <text:p>1386.8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341">
                <text:p>1341</text:p>
              </table:table-cell>
              <table:table-cell office:value-type="float" office:value="1340.9">
                <text:p>1340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269">
                <text:p>1269</text:p>
              </table:table-cell>
              <table:table-cell office:value-type="float" office:value="1268.9">
                <text:p>12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197.2">
                <text:p>1197.2</text:p>
              </table:table-cell>
              <table:table-cell office:value-type="float" office:value="1197.1">
                <text:p>119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76.3">
                <text:p>1076.3</text:p>
              </table:table-cell>
              <table:table-cell office:value-type="float" office:value="1076.2">
                <text:p>1076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32.7">
                <text:p>1032.7</text:p>
              </table:table-cell>
              <table:table-cell office:value-type="float" office:value="1032.7">
                <text:p>103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995.13">
                <text:p>995.13</text:p>
              </table:table-cell>
              <table:table-cell office:value-type="float" office:value="995.1">
                <text:p>995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962.08">
                <text:p>962.08</text:p>
              </table:table-cell>
              <table:table-cell office:value-type="float" office:value="962.06">
                <text:p>962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932.63">
                <text:p>932.63</text:p>
              </table:table-cell>
              <table:table-cell office:value-type="float" office:value="932.6">
                <text:p>93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906.03">
                <text:p>906.0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881.75">
                <text:p>881.75</text:p>
              </table:table-cell>
              <table:table-cell office:value-type="float" office:value="881.73">
                <text:p>881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859.42">
                <text:p>859.42</text:p>
              </table:table-cell>
              <table:table-cell office:value-type="float" office:value="859.4">
                <text:p>859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838.73">
                <text:p>838.73</text:p>
              </table:table-cell>
              <table:table-cell office:value-type="float" office:value="838.71">
                <text:p>838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819.46">
                <text:p>819.46</text:p>
              </table:table-cell>
              <table:table-cell office:value-type="float" office:value="819.44">
                <text:p>819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801.41">
                <text:p>801.41</text:p>
              </table:table-cell>
              <table:table-cell office:value-type="float" office:value="801.4">
                <text:p>801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784.45">
                <text:p>784.45</text:p>
              </table:table-cell>
              <table:table-cell office:value-type="float" office:value="784.43">
                <text:p>784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768.43">
                <text:p>768.43</text:p>
              </table:table-cell>
              <table:table-cell office:value-type="float" office:value="768.42">
                <text:p>768.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753.26">
                <text:p>753.26</text:p>
              </table:table-cell>
              <table:table-cell office:value-type="float" office:value="753.25">
                <text:p>753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738.84">
                <text:p>738.84</text:p>
              </table:table-cell>
              <table:table-cell office:value-type="float" office:value="738.83">
                <text:p>738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725.1">
                <text:p>725.1</text:p>
              </table:table-cell>
              <table:table-cell office:value-type="float" office:value="725.09">
                <text:p>725.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711.96">
                <text:p>711.96</text:p>
              </table:table-cell>
              <table:table-cell office:value-type="float" office:value="711.95">
                <text:p>711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699.37">
                <text:p>699.37</text:p>
              </table:table-cell>
              <table:table-cell office:value-type="float" office:value="699.36">
                <text:p>699.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687.28">
                <text:p>687.28</text:p>
              </table:table-cell>
              <table:table-cell office:value-type="float" office:value="687.27">
                <text:p>687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675.64">
                <text:p>675.64</text:p>
              </table:table-cell>
              <table:table-cell office:value-type="float" office:value="675.63">
                <text:p>675.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664.42">
                <text:p>664.42</text:p>
              </table:table-cell>
              <table:table-cell office:value-type="float" office:value="664.41">
                <text:p>664.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653.57">
                <text:p>653.57</text:p>
              </table:table-cell>
              <table:table-cell office:value-type="float" office:value="653.56">
                <text:p>653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643.07">
                <text:p>643.07</text:p>
              </table:table-cell>
              <table:table-cell office:value-type="float" office:value="643.06">
                <text:p>643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632.89">
                <text:p>632.89</text:p>
              </table:table-cell>
              <table:table-cell office:value-type="float" office:value="632.88">
                <text:p>632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623">
                <text:p>623</text:p>
              </table:table-cell>
              <table:table-cell office:value-type="float" office:value="622.99">
                <text:p>622.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613.38">
                <text:p>613.38</text:p>
              </table:table-cell>
              <table:table-cell office:value-type="float" office:value="613.37">
                <text:p>613.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604.02">
                <text:p>604.02</text:p>
              </table:table-cell>
              <table:table-cell office:value-type="float" office:value="604.01">
                <text:p>604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594.89">
                <text:p>594.89</text:p>
              </table:table-cell>
              <table:table-cell office:value-type="float" office:value="594.89">
                <text:p>594.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585.99">
                <text:p>585.99</text:p>
              </table:table-cell>
              <table:table-cell office:value-type="float" office:value="585.98">
                <text:p>585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577.29">
                <text:p>577.29</text:p>
              </table:table-cell>
              <table:table-cell office:value-type="float" office:value="577.28">
                <text:p>577.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568.78">
                <text:p>568.78</text:p>
              </table:table-cell>
              <table:table-cell office:value-type="float" office:value="568.77">
                <text:p>568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560.46">
                <text:p>560.46</text:p>
              </table:table-cell>
              <table:table-cell office:value-type="float" office:value="560.45">
                <text:p>560.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552.31">
                <text:p>552.31</text:p>
              </table:table-cell>
              <table:table-cell office:value-type="float" office:value="552.3">
                <text:p>552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544.32">
                <text:p>544.32</text:p>
              </table:table-cell>
              <table:table-cell office:value-type="float" office:value="544.31">
                <text:p>544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536.49">
                <text:p>536.49</text:p>
              </table:table-cell>
              <table:table-cell office:value-type="float" office:value="536.48">
                <text:p>536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528.8">
                <text:p>528.8</text:p>
              </table:table-cell>
              <table:table-cell office:value-type="float" office:value="528.79">
                <text:p>528.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521.26">
                <text:p>521.26</text:p>
              </table:table-cell>
              <table:table-cell office:value-type="float" office:value="521.25">
                <text:p>521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513.85">
                <text:p>513.85</text:p>
              </table:table-cell>
              <table:table-cell office:value-type="float" office:value="513.84">
                <text:p>513.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506.57">
                <text:p>506.57</text:p>
              </table:table-cell>
              <table:table-cell office:value-type="float" office:value="506.57">
                <text:p>506.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499.42">
                <text:p>499.42</text:p>
              </table:table-cell>
              <table:table-cell office:value-type="float" office:value="499.42">
                <text:p>499.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492.39">
                <text:p>492.39</text:p>
              </table:table-cell>
              <table:table-cell office:value-type="float" office:value="492.38">
                <text:p>492.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485.48">
                <text:p>485.48</text:p>
              </table:table-cell>
              <table:table-cell office:value-type="float" office:value="485.47">
                <text:p>485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478.67">
                <text:p>478.67</text:p>
              </table:table-cell>
              <table:table-cell office:value-type="float" office:value="478.67">
                <text:p>478.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471.98">
                <text:p>471.98</text:p>
              </table:table-cell>
              <table:table-cell office:value-type="float" office:value="471.98">
                <text:p>471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465.4">
                <text:p>465.4</text:p>
              </table:table-cell>
              <table:table-cell office:value-type="float" office:value="465.39">
                <text:p>465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458.91">
                <text:p>458.91</text:p>
              </table:table-cell>
              <table:table-cell office:value-type="float" office:value="458.91">
                <text:p>458.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452.53">
                <text:p>452.53</text:p>
              </table:table-cell>
              <table:table-cell office:value-type="float" office:value="452.52">
                <text:p>452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446.25">
                <text:p>446.25</text:p>
              </table:table-cell>
              <table:table-cell office:value-type="float" office:value="446.24">
                <text:p>446.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440.06">
                <text:p>440.06</text:p>
              </table:table-cell>
              <table:table-cell office:value-type="float" office:value="440.05">
                <text:p>44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433.96">
                <text:p>433.96</text:p>
              </table:table-cell>
              <table:table-cell office:value-type="float" office:value="433.96">
                <text:p>433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427.96">
                <text:p>427.96</text:p>
              </table:table-cell>
              <table:table-cell office:value-type="float" office:value="427.95">
                <text:p>427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422.05">
                <text:p>422.05</text:p>
              </table:table-cell>
              <table:table-cell office:value-type="float" office:value="422.04">
                <text:p>422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416.22">
                <text:p>416.22</text:p>
              </table:table-cell>
              <table:table-cell office:value-type="float" office:value="416.21">
                <text:p>416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410.48">
                <text:p>410.48</text:p>
              </table:table-cell>
              <table:table-cell office:value-type="float" office:value="410.47">
                <text:p>410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404.83">
                <text:p>404.83</text:p>
              </table:table-cell>
              <table:table-cell office:value-type="float" office:value="404.82">
                <text:p>404.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399.25">
                <text:p>399.25</text:p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393.76">
                <text:p>393.76</text:p>
              </table:table-cell>
              <table:table-cell office:value-type="float" office:value="393.76">
                <text:p>393.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388.35">
                <text:p>388.35</text:p>
              </table:table-cell>
              <table:table-cell office:value-type="float" office:value="388.35">
                <text:p>388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383.02">
                <text:p>383.02</text:p>
              </table:table-cell>
              <table:table-cell office:value-type="float" office:value="383.01">
                <text:p>383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377.76">
                <text:p>377.76</text:p>
              </table:table-cell>
              <table:table-cell office:value-type="float" office:value="377.76">
                <text:p>377.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372.58">
                <text:p>372.58</text:p>
              </table:table-cell>
              <table:table-cell office:value-type="float" office:value="372.58">
                <text:p>372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367.48">
                <text:p>367.48</text:p>
              </table:table-cell>
              <table:table-cell office:value-type="float" office:value="367.47">
                <text:p>367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362.45">
                <text:p>362.45</text:p>
              </table:table-cell>
              <table:table-cell office:value-type="float" office:value="362.44">
                <text:p>362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357.49">
                <text:p>357.49</text:p>
              </table:table-cell>
              <table:table-cell office:value-type="float" office:value="357.49">
                <text:p>357.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352.6">
                <text:p>352.6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347.79">
                <text:p>347.79</text:p>
              </table:table-cell>
              <table:table-cell office:value-type="float" office:value="347.78">
                <text:p>347.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343.04">
                <text:p>343.04</text:p>
              </table:table-cell>
              <table:table-cell office:value-type="float" office:value="343.03">
                <text:p>343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338.36">
                <text:p>338.36</text:p>
              </table:table-cell>
              <table:table-cell office:value-type="float" office:value="338.36">
                <text:p>338.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333.75">
                <text:p>333.75</text:p>
              </table:table-cell>
              <table:table-cell office:value-type="float" office:value="333.74">
                <text:p>333.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329.2">
                <text:p>329.2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324.72">
                <text:p>324.72</text:p>
              </table:table-cell>
              <table:table-cell office:value-type="float" office:value="324.72">
                <text:p>324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320.3">
                <text:p>320.3</text:p>
              </table:table-cell>
              <table:table-cell office:value-type="float" office:value="320.3">
                <text:p>320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315.95">
                <text:p>315.95</text:p>
              </table:table-cell>
              <table:table-cell office:value-type="float" office:value="315.95">
                <text:p>315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311.66">
                <text:p>311.66</text:p>
              </table:table-cell>
              <table:table-cell office:value-type="float" office:value="311.65">
                <text:p>311.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307.43">
                <text:p>307.43</text:p>
              </table:table-cell>
              <table:table-cell office:value-type="float" office:value="307.42">
                <text:p>307.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303.26">
                <text:p>303.26</text:p>
              </table:table-cell>
              <table:table-cell office:value-type="float" office:value="303.25">
                <text:p>303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99.15">
                <text:p>299.15</text:p>
              </table:table-cell>
              <table:table-cell office:value-type="float" office:value="299.14">
                <text:p>299.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95.1">
                <text:p>295.1</text:p>
              </table:table-cell>
              <table:table-cell office:value-type="float" office:value="295.09">
                <text:p>295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91.1">
                <text:p>291.1</text:p>
              </table:table-cell>
              <table:table-cell office:value-type="float" office:value="291.1">
                <text:p>291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87.17">
                <text:p>287.17</text:p>
              </table:table-cell>
              <table:table-cell office:value-type="float" office:value="287.16">
                <text:p>287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83.29">
                <text:p>283.29</text:p>
              </table:table-cell>
              <table:table-cell office:value-type="float" office:value="283.28">
                <text:p>283.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279.46">
                <text:p>279.46</text:p>
              </table:table-cell>
              <table:table-cell office:value-type="float" office:value="279.45">
                <text:p>279.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275.69">
                <text:p>275.69</text:p>
              </table:table-cell>
              <table:table-cell office:value-type="float" office:value="275.68">
                <text:p>275.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271.97">
                <text:p>271.97</text:p>
              </table:table-cell>
              <table:table-cell office:value-type="float" office:value="271.97">
                <text:p>271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268.31">
                <text:p>268.31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264.7">
                <text:p>264.7</text:p>
              </table:table-cell>
              <table:table-cell office:value-type="float" office:value="264.69">
                <text:p>264.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261.13">
                <text:p>261.13</text:p>
              </table:table-cell>
              <table:table-cell office:value-type="float" office:value="261.13">
                <text:p>261.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257.62">
                <text:p>257.62</text:p>
              </table:table-cell>
              <table:table-cell office:value-type="float" office:value="257.62">
                <text:p>257.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254.16">
                <text:p>254.16</text:p>
              </table:table-cell>
              <table:table-cell office:value-type="float" office:value="254.16">
                <text:p>254.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250.75">
                <text:p>250.75</text:p>
              </table:table-cell>
              <table:table-cell office:value-type="float" office:value="250.75">
                <text:p>250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247.39">
                <text:p>247.39</text:p>
              </table:table-cell>
              <table:table-cell office:value-type="float" office:value="247.39">
                <text:p>247.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244.08">
                <text:p>244.08</text:p>
              </table:table-cell>
              <table:table-cell office:value-type="float" office:value="244.07">
                <text:p>244.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240.81">
                <text:p>240.81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237.59">
                <text:p>237.59</text:p>
              </table:table-cell>
              <table:table-cell office:value-type="float" office:value="237.58">
                <text:p>237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234.41">
                <text:p>234.41</text:p>
              </table:table-cell>
              <table:table-cell office:value-type="float" office:value="234.41">
                <text:p>234.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231.28">
                <text:p>231.28</text:p>
              </table:table-cell>
              <table:table-cell office:value-type="float" office:value="231.27">
                <text:p>231.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228.19">
                <text:p>228.19</text:p>
              </table:table-cell>
              <table:table-cell office:value-type="float" office:value="228.19">
                <text:p>228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225.15">
                <text:p>225.15</text:p>
              </table:table-cell>
              <table:table-cell office:value-type="float" office:value="225.15">
                <text:p>225.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222.15">
                <text:p>222.15</text:p>
              </table:table-cell>
              <table:table-cell office:value-type="float" office:value="222.15">
                <text:p>222.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219.19">
                <text:p>219.19</text:p>
              </table:table-cell>
              <table:table-cell office:value-type="float" office:value="219.19">
                <text:p>219.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216.28">
                <text:p>216.28</text:p>
              </table:table-cell>
              <table:table-cell office:value-type="float" office:value="216.27">
                <text:p>216.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213.4">
                <text:p>213.4</text:p>
              </table:table-cell>
              <table:table-cell office:value-type="float" office:value="213.4">
                <text:p>213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210.57">
                <text:p>210.57</text:p>
              </table:table-cell>
              <table:table-cell office:value-type="float" office:value="210.56">
                <text:p>210.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207.78">
                <text:p>207.78</text:p>
              </table:table-cell>
              <table:table-cell office:value-type="float" office:value="207.77">
                <text:p>207.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205.02">
                <text:p>205.02</text:p>
              </table:table-cell>
              <table:table-cell office:value-type="float" office:value="205.02">
                <text:p>205.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202.31">
                <text:p>202.31</text:p>
              </table:table-cell>
              <table:table-cell office:value-type="float" office:value="202.3">
                <text:p>202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99.63">
                <text:p>199.63</text:p>
              </table:table-cell>
              <table:table-cell office:value-type="float" office:value="199.62">
                <text:p>199.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96.99">
                <text:p>196.99</text:p>
              </table:table-cell>
              <table:table-cell office:value-type="float" office:value="196.98">
                <text:p>196.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94.39">
                <text:p>194.39</text:p>
              </table:table-cell>
              <table:table-cell office:value-type="float" office:value="194.38">
                <text:p>194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91.82">
                <text:p>191.82</text:p>
              </table:table-cell>
              <table:table-cell office:value-type="float" office:value="191.82">
                <text:p>191.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89.29">
                <text:p>189.29</text:p>
              </table:table-cell>
              <table:table-cell office:value-type="float" office:value="189.29">
                <text:p>189.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86.8">
                <text:p>186.8</text:p>
              </table:table-cell>
              <table:table-cell office:value-type="float" office:value="186.79">
                <text:p>186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84.34">
                <text:p>184.34</text:p>
              </table:table-cell>
              <table:table-cell office:value-type="float" office:value="184.33">
                <text:p>184.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81.91">
                <text:p>181.91</text:p>
              </table:table-cell>
              <table:table-cell office:value-type="float" office:value="181.91">
                <text:p>181.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79.52">
                <text:p>179.52</text:p>
              </table:table-cell>
              <table:table-cell office:value-type="float" office:value="179.52">
                <text:p>179.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77.17">
                <text:p>177.17</text:p>
              </table:table-cell>
              <table:table-cell office:value-type="float" office:value="177.16">
                <text:p>177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74.84">
                <text:p>174.84</text:p>
              </table:table-cell>
              <table:table-cell office:value-type="float" office:value="174.84">
                <text:p>174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72.55">
                <text:p>172.55</text:p>
              </table:table-cell>
              <table:table-cell office:value-type="float" office:value="172.54">
                <text:p>172.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70.29">
                <text:p>170.29</text:p>
              </table:table-cell>
              <table:table-cell office:value-type="float" office:value="170.28">
                <text:p>170.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68.06">
                <text:p>168.06</text:p>
              </table:table-cell>
              <table:table-cell office:value-type="float" office:value="168.06">
                <text:p>168.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65.86">
                <text:p>165.86</text:p>
              </table:table-cell>
              <table:table-cell office:value-type="float" office:value="165.86">
                <text:p>165.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63.7">
                <text:p>163.7</text:p>
              </table:table-cell>
              <table:table-cell office:value-type="float" office:value="163.69">
                <text:p>163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61.56">
                <text:p>161.56</text:p>
              </table:table-cell>
              <table:table-cell office:value-type="float" office:value="161.55">
                <text:p>161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59.45">
                <text:p>159.45</text:p>
              </table:table-cell>
              <table:table-cell office:value-type="float" office:value="159.45">
                <text:p>159.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57.38">
                <text:p>157.38</text:p>
              </table:table-cell>
              <table:table-cell office:value-type="float" office:value="157.37">
                <text:p>157.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55.33">
                <text:p>155.33</text:p>
              </table:table-cell>
              <table:table-cell office:value-type="float" office:value="155.32">
                <text:p>155.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53.31">
                <text:p>153.31</text:p>
              </table:table-cell>
              <table:table-cell office:value-type="float" office:value="153.3">
                <text:p>153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51.32">
                <text:p>151.32</text:p>
              </table:table-cell>
              <table:table-cell office:value-type="float" office:value="151.31">
                <text:p>151.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49.35">
                <text:p>149.35</text:p>
              </table:table-cell>
              <table:table-cell office:value-type="float" office:value="149.34">
                <text:p>149.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47.41">
                <text:p>147.41</text:p>
              </table:table-cell>
              <table:table-cell office:value-type="float" office:value="147.41">
                <text:p>147.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45.5">
                <text:p>145.5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43.62">
                <text:p>143.62</text:p>
              </table:table-cell>
              <table:table-cell office:value-type="float" office:value="143.61">
                <text:p>143.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41.76">
                <text:p>141.76</text:p>
              </table:table-cell>
              <table:table-cell office:value-type="float" office:value="141.75">
                <text:p>141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39.93">
                <text:p>139.93</text:p>
              </table:table-cell>
              <table:table-cell office:value-type="float" office:value="139.92">
                <text:p>139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38.12">
                <text:p>138.12</text:p>
              </table:table-cell>
              <table:table-cell office:value-type="float" office:value="138.12">
                <text:p>138.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36.34">
                <text:p>136.34</text:p>
              </table:table-cell>
              <table:table-cell office:value-type="float" office:value="136.33">
                <text:p>136.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34.58">
                <text:p>134.58</text:p>
              </table:table-cell>
              <table:table-cell office:value-type="float" office:value="134.58">
                <text:p>134.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32.85">
                <text:p>132.85</text:p>
              </table:table-cell>
              <table:table-cell office:value-type="float" office:value="132.84">
                <text:p>132.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31.14">
                <text:p>131.14</text:p>
              </table:table-cell>
              <table:table-cell office:value-type="float" office:value="131.13">
                <text:p>131.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9.45">
                <text:p>129.45</text:p>
              </table:table-cell>
              <table:table-cell office:value-type="float" office:value="129.45">
                <text:p>129.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7.79">
                <text:p>127.79</text:p>
              </table:table-cell>
              <table:table-cell office:value-type="float" office:value="127.78">
                <text:p>127.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6.15">
                <text:p>126.15</text:p>
              </table:table-cell>
              <table:table-cell office:value-type="float" office:value="126.14">
                <text:p>126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4.53">
                <text:p>124.53</text:p>
              </table:table-cell>
              <table:table-cell office:value-type="float" office:value="124.52">
                <text:p>124.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2.94">
                <text:p>122.94</text:p>
              </table:table-cell>
              <table:table-cell office:value-type="float" office:value="122.93">
                <text:p>122.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1.36">
                <text:p>121.36</text:p>
              </table:table-cell>
              <table:table-cell office:value-type="float" office:value="121.36">
                <text:p>121.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19.81">
                <text:p>119.81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18.28">
                <text:p>118.28</text:p>
              </table:table-cell>
              <table:table-cell office:value-type="float" office:value="118.27">
                <text:p>118.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16.77">
                <text:p>116.77</text:p>
              </table:table-cell>
              <table:table-cell office:value-type="float" office:value="116.76">
                <text:p>116.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15.28">
                <text:p>115.28</text:p>
              </table:table-cell>
              <table:table-cell office:value-type="float" office:value="115.27">
                <text:p>115.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13.81">
                <text:p>113.81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12.36">
                <text:p>112.36</text:p>
              </table:table-cell>
              <table:table-cell office:value-type="float" office:value="112.35">
                <text:p>112.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10.93">
                <text:p>110.93</text:p>
              </table:table-cell>
              <table:table-cell office:value-type="float" office:value="110.92">
                <text:p>110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9.52">
                <text:p>109.52</text:p>
              </table:table-cell>
              <table:table-cell office:value-type="float" office:value="109.51">
                <text:p>109.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8.13">
                <text:p>108.13</text:p>
              </table:table-cell>
              <table:table-cell office:value-type="float" office:value="108.12">
                <text:p>108.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6.76">
                <text:p>106.76</text:p>
              </table:table-cell>
              <table:table-cell office:value-type="float" office:value="106.75">
                <text:p>106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5.4">
                <text:p>105.4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4.07">
                <text:p>104.07</text:p>
              </table:table-cell>
              <table:table-cell office:value-type="float" office:value="104.06">
                <text:p>104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2.75">
                <text:p>102.75</text:p>
              </table:table-cell>
              <table:table-cell office:value-type="float" office:value="102.74">
                <text:p>102.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1.45">
                <text:p>101.45</text:p>
              </table:table-cell>
              <table:table-cell office:value-type="float" office:value="101.44">
                <text:p>101.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0.17">
                <text:p>100.17</text:p>
              </table:table-cell>
              <table:table-cell office:value-type="float" office:value="100.16">
                <text:p>100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98.905">
                <text:p>98.905</text:p>
              </table:table-cell>
              <table:table-cell office:value-type="float" office:value="98.898">
                <text:p>98.8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97.658">
                <text:p>97.658</text:p>
              </table:table-cell>
              <table:table-cell office:value-type="float" office:value="97.651">
                <text:p>97.6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96.427">
                <text:p>96.427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95.213">
                <text:p>95.213</text:p>
              </table:table-cell>
              <table:table-cell office:value-type="float" office:value="95.206">
                <text:p>95.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30 percent'.A2:'30 percent'.A202 '30 percent'.C1:'30 percent'.C202 '30 percent'.K1:'30 percent'.K202" chart:data-source-has-labels="row" svg:x="0.769cm" svg:y="1.635cm" svg:width="11.845cm" svg:height="6.77cm">
          <chartooo:coordinate-region svg:x="1.576cm" svg:y="1.835cm" svg:width="10.666cm" svg:height="5.9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C2:'30 percent'.C202" chart:label-cell-address="'30 percent'.C1:'30 percent'.C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K2:'30 percent'.K202" chart:label-cell-address="'30 percent'.K1:'3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30 percent'.C1:'30 percent'.C1</svg:desc>
                </draw:g>
              </table:table-cell>
              <table:table-cell office:value-type="string">
                <text:p>noapc Iia</text:p>
                <draw:g>
                  <svg:desc>'30 percent'.K1:'3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C2:'30 percent'.C202</svg:desc>
                </draw:g>
              </table:table-cell>
              <table:table-cell office:value-type="float" office:value="0">
                <text:p>0</text:p>
                <draw:g>
                  <svg:desc>'30 percent'.K2:'3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45268">
                <text:p>0.000000045268</text:p>
              </table:table-cell>
              <table:table-cell office:value-type="float" office:value="0.000000045275">
                <text:p>0.000000045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41169">
                <text:p>0.00000041169</text:p>
              </table:table-cell>
              <table:table-cell office:value-type="float" office:value="0.00000041176">
                <text:p>0.0000004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12806">
                <text:p>0.0000012806</text:p>
              </table:table-cell>
              <table:table-cell office:value-type="float" office:value="0.0000012809">
                <text:p>0.0000012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27327">
                <text:p>0.0000027327</text:p>
              </table:table-cell>
              <table:table-cell office:value-type="float" office:value="0.0000027332">
                <text:p>0.0000027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47937">
                <text:p>0.0000047937</text:p>
              </table:table-cell>
              <table:table-cell office:value-type="float" office:value="0.0000047946">
                <text:p>0.0000047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7587">
                <text:p>0.000007587</text:p>
              </table:table-cell>
              <table:table-cell office:value-type="float" office:value="0.0000075882">
                <text:p>0.0000075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11458">
                <text:p>0.000011458</text:p>
              </table:table-cell>
              <table:table-cell office:value-type="float" office:value="0.00001146">
                <text:p>0.00001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16094">
                <text:p>0.000016094</text:p>
              </table:table-cell>
              <table:table-cell office:value-type="float" office:value="0.000016096">
                <text:p>0.000016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22119">
                <text:p>0.000022119</text:p>
              </table:table-cell>
              <table:table-cell office:value-type="float" office:value="0.000022121">
                <text:p>0.000022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29714">
                <text:p>0.000029714</text:p>
              </table:table-cell>
              <table:table-cell office:value-type="float" office:value="0.000029718">
                <text:p>0.000029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38481">
                <text:p>0.000038481</text:p>
              </table:table-cell>
              <table:table-cell office:value-type="float" office:value="0.000038486">
                <text:p>0.000038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48904">
                <text:p>0.000048904</text:p>
              </table:table-cell>
              <table:table-cell office:value-type="float" office:value="0.00004891">
                <text:p>0.00004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61223">
                <text:p>0.000061223</text:p>
              </table:table-cell>
              <table:table-cell office:value-type="float" office:value="0.000061231">
                <text:p>0.000061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75754">
                <text:p>0.000075754</text:p>
              </table:table-cell>
              <table:table-cell office:value-type="float" office:value="0.000075764">
                <text:p>0.000075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92908">
                <text:p>0.000092908</text:p>
              </table:table-cell>
              <table:table-cell office:value-type="float" office:value="0.00009292">
                <text:p>0.00009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11323">
                <text:p>0.00011323</text:p>
              </table:table-cell>
              <table:table-cell office:value-type="float" office:value="0.00011324">
                <text:p>0.00011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13741">
                <text:p>0.00013741</text:p>
              </table:table-cell>
              <table:table-cell office:value-type="float" office:value="0.00013743">
                <text:p>0.00013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16638">
                <text:p>0.00016638</text:p>
              </table:table-cell>
              <table:table-cell office:value-type="float" office:value="0.00016641">
                <text:p>0.00016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20133">
                <text:p>0.00020133</text:p>
              </table:table-cell>
              <table:table-cell office:value-type="float" office:value="0.00020137">
                <text:p>0.00020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2438">
                <text:p>0.0002438</text:p>
              </table:table-cell>
              <table:table-cell office:value-type="float" office:value="0.00024384">
                <text:p>0.00024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29578">
                <text:p>0.00029578</text:p>
              </table:table-cell>
              <table:table-cell office:value-type="float" office:value="0.00029583">
                <text:p>0.00029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35987">
                <text:p>0.00035987</text:p>
              </table:table-cell>
              <table:table-cell office:value-type="float" office:value="0.00035994">
                <text:p>0.00035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43952">
                <text:p>0.00043952</text:p>
              </table:table-cell>
              <table:table-cell office:value-type="float" office:value="0.00043961">
                <text:p>0.00043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53951">
                <text:p>0.00053951</text:p>
              </table:table-cell>
              <table:table-cell office:value-type="float" office:value="0.00053963">
                <text:p>0.00053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66701">
                <text:p>0.00066701</text:p>
              </table:table-cell>
              <table:table-cell office:value-type="float" office:value="0.00066717">
                <text:p>0.00066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8343">
                <text:p>0.0008343</text:p>
              </table:table-cell>
              <table:table-cell office:value-type="float" office:value="0.00083452">
                <text:p>0.000834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1067">
                <text:p>0.001067</text:p>
              </table:table-cell>
              <table:table-cell office:value-type="float" office:value="0.0010674">
                <text:p>0.0010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1433">
                <text:p>0.001433</text:p>
              </table:table-cell>
              <table:table-cell office:value-type="float" office:value="0.0014336">
                <text:p>0.0014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21789">
                <text:p>0.0021789</text:p>
              </table:table-cell>
              <table:table-cell office:value-type="float" office:value="0.0021802">
                <text:p>0.0021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48931">
                <text:p>0.0048931</text:p>
              </table:table-cell>
              <table:table-cell office:value-type="float" office:value="0.0048991">
                <text:p>0.0048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53986">
                <text:p>0.053986</text:p>
              </table:table-cell>
              <table:table-cell office:value-type="float" office:value="0.054184">
                <text:p>0.054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4.2274">
                <text:p>4.2274</text:p>
              </table:table-cell>
              <table:table-cell office:value-type="float" office:value="4.2416">
                <text:p>4.2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56.206">
                <text:p>56.206</text:p>
              </table:table-cell>
              <table:table-cell office:value-type="float" office:value="56.286">
                <text:p>56.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44.43">
                <text:p>144.43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205.11">
                <text:p>205.11</text:p>
              </table:table-cell>
              <table:table-cell office:value-type="float" office:value="205.16">
                <text:p>205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247.56">
                <text:p>247.56</text:p>
              </table:table-cell>
              <table:table-cell office:value-type="float" office:value="247.59">
                <text:p>247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262.67">
                <text:p>262.67</text:p>
              </table:table-cell>
              <table:table-cell office:value-type="float" office:value="262.67">
                <text:p>262.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258.83">
                <text:p>258.83</text:p>
              </table:table-cell>
              <table:table-cell office:value-type="float" office:value="258.83">
                <text:p>258.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54.38">
                <text:p>254.38</text:p>
              </table:table-cell>
              <table:table-cell office:value-type="float" office:value="254.37">
                <text:p>254.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249.26">
                <text:p>249.26</text:p>
              </table:table-cell>
              <table:table-cell office:value-type="float" office:value="249.25">
                <text:p>249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43.89">
                <text:p>243.89</text:p>
              </table:table-cell>
              <table:table-cell office:value-type="float" office:value="243.88">
                <text:p>243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238.49">
                <text:p>238.49</text:p>
              </table:table-cell>
              <table:table-cell office:value-type="float" office:value="238.48">
                <text:p>238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233.15">
                <text:p>233.15</text:p>
              </table:table-cell>
              <table:table-cell office:value-type="float" office:value="233.15">
                <text:p>233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227.96">
                <text:p>227.96</text:p>
              </table:table-cell>
              <table:table-cell office:value-type="float" office:value="227.95">
                <text:p>227.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222.94">
                <text:p>222.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218.13">
                <text:p>218.13</text:p>
              </table:table-cell>
              <table:table-cell office:value-type="float" office:value="218.12">
                <text:p>218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213.53">
                <text:p>213.53</text:p>
              </table:table-cell>
              <table:table-cell office:value-type="float" office:value="213.52">
                <text:p>213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209.14">
                <text:p>209.14</text:p>
              </table:table-cell>
              <table:table-cell office:value-type="float" office:value="209.14">
                <text:p>209.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204.97">
                <text:p>204.97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97.23">
                <text:p>197.23</text:p>
              </table:table-cell>
              <table:table-cell office:value-type="float" office:value="197.22">
                <text:p>197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93.63">
                <text:p>193.63</text:p>
              </table:table-cell>
              <table:table-cell office:value-type="float" office:value="193.63">
                <text:p>193.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90.21">
                <text:p>190.21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86.94">
                <text:p>186.94</text:p>
              </table:table-cell>
              <table:table-cell office:value-type="float" office:value="186.93">
                <text:p>186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83.81">
                <text:p>183.81</text:p>
              </table:table-cell>
              <table:table-cell office:value-type="float" office:value="183.81">
                <text:p>183.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80.82">
                <text:p>180.82</text:p>
              </table:table-cell>
              <table:table-cell office:value-type="float" office:value="180.82">
                <text:p>180.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77.96">
                <text:p>177.96</text:p>
              </table:table-cell>
              <table:table-cell office:value-type="float" office:value="177.95">
                <text:p>177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75.21">
                <text:p>175.21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72.56">
                <text:p>172.56</text:p>
              </table:table-cell>
              <table:table-cell office:value-type="float" office:value="172.56">
                <text:p>172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70.02">
                <text:p>170.02</text:p>
              </table:table-cell>
              <table:table-cell office:value-type="float" office:value="170.01">
                <text:p>17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67.56">
                <text:p>167.56</text:p>
              </table:table-cell>
              <table:table-cell office:value-type="float" office:value="167.56">
                <text:p>167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65.19">
                <text:p>165.19</text:p>
              </table:table-cell>
              <table:table-cell office:value-type="float" office:value="165.18">
                <text:p>165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62.89">
                <text:p>162.89</text:p>
              </table:table-cell>
              <table:table-cell office:value-type="float" office:value="162.88">
                <text:p>162.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60.66">
                <text:p>160.66</text:p>
              </table:table-cell>
              <table:table-cell office:value-type="float" office:value="160.66">
                <text:p>160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58.5">
                <text:p>158.5</text:p>
              </table:table-cell>
              <table:table-cell office:value-type="float" office:value="158.49">
                <text:p>158.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56.39">
                <text:p>156.39</text:p>
              </table:table-cell>
              <table:table-cell office:value-type="float" office:value="156.39">
                <text:p>156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54.35">
                <text:p>154.35</text:p>
              </table:table-cell>
              <table:table-cell office:value-type="float" office:value="154.34">
                <text:p>154.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52.35">
                <text:p>152.35</text:p>
              </table:table-cell>
              <table:table-cell office:value-type="float" office:value="152.35">
                <text:p>152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50.4">
                <text:p>150.4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48.49">
                <text:p>148.49</text:p>
              </table:table-cell>
              <table:table-cell office:value-type="float" office:value="148.49">
                <text:p>148.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46.63">
                <text:p>146.63</text:p>
              </table:table-cell>
              <table:table-cell office:value-type="float" office:value="146.63">
                <text:p>146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44.8">
                <text:p>144.8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43.01">
                <text:p>143.01</text:p>
              </table:table-cell>
              <table:table-cell office:value-type="float" office:value="143.01">
                <text:p>143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41.26">
                <text:p>141.26</text:p>
              </table:table-cell>
              <table:table-cell office:value-type="float" office:value="141.26">
                <text:p>141.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39.53">
                <text:p>139.53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37.84">
                <text:p>137.84</text:p>
              </table:table-cell>
              <table:table-cell office:value-type="float" office:value="137.84">
                <text:p>137.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36.17">
                <text:p>136.17</text:p>
              </table:table-cell>
              <table:table-cell office:value-type="float" office:value="136.17">
                <text:p>136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34.53">
                <text:p>134.53</text:p>
              </table:table-cell>
              <table:table-cell office:value-type="float" office:value="134.53">
                <text:p>134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32.91">
                <text:p>132.91</text:p>
              </table:table-cell>
              <table:table-cell office:value-type="float" office:value="132.91">
                <text:p>132.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31.32">
                <text:p>131.32</text:p>
              </table:table-cell>
              <table:table-cell office:value-type="float" office:value="131.32">
                <text:p>131.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29.75">
                <text:p>129.75</text:p>
              </table:table-cell>
              <table:table-cell office:value-type="float" office:value="129.75">
                <text:p>129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26.67">
                <text:p>126.67</text:p>
              </table:table-cell>
              <table:table-cell office:value-type="float" office:value="126.67">
                <text:p>126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25.17">
                <text:p>125.17</text:p>
              </table:table-cell>
              <table:table-cell office:value-type="float" office:value="125.16">
                <text:p>125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23.68">
                <text:p>123.68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22.21">
                <text:p>122.21</text:p>
              </table:table-cell>
              <table:table-cell office:value-type="float" office:value="122.21">
                <text:p>122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20.76">
                <text:p>120.76</text:p>
              </table:table-cell>
              <table:table-cell office:value-type="float" office:value="120.76">
                <text:p>120.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19.32">
                <text:p>119.32</text:p>
              </table:table-cell>
              <table:table-cell office:value-type="float" office:value="119.32">
                <text:p>119.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17.91">
                <text:p>117.9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16.51">
                <text:p>116.51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15.12">
                <text:p>115.12</text:p>
              </table:table-cell>
              <table:table-cell office:value-type="float" office:value="115.12">
                <text:p>115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13.75">
                <text:p>113.75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12.4">
                <text:p>112.4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11.06">
                <text:p>111.06</text:p>
              </table:table-cell>
              <table:table-cell office:value-type="float" office:value="111.06">
                <text:p>111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09.74">
                <text:p>109.74</text:p>
              </table:table-cell>
              <table:table-cell office:value-type="float" office:value="109.74">
                <text:p>109.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08.43">
                <text:p>108.43</text:p>
              </table:table-cell>
              <table:table-cell office:value-type="float" office:value="108.43">
                <text:p>108.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07.14">
                <text:p>107.14</text:p>
              </table:table-cell>
              <table:table-cell office:value-type="float" office:value="107.14">
                <text:p>107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05.86">
                <text:p>105.86</text:p>
              </table:table-cell>
              <table:table-cell office:value-type="float" office:value="105.86">
                <text:p>105.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04.59">
                <text:p>104.59</text:p>
              </table:table-cell>
              <table:table-cell office:value-type="float" office:value="104.59">
                <text:p>104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03.34">
                <text:p>103.34</text:p>
              </table:table-cell>
              <table:table-cell office:value-type="float" office:value="103.34">
                <text:p>103.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02.1">
                <text:p>102.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00.88">
                <text:p>100.88</text:p>
              </table:table-cell>
              <table:table-cell office:value-type="float" office:value="100.88">
                <text:p>100.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99.665">
                <text:p>99.665</text:p>
              </table:table-cell>
              <table:table-cell office:value-type="float" office:value="99.664">
                <text:p>99.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98.467">
                <text:p>98.467</text:p>
              </table:table-cell>
              <table:table-cell office:value-type="float" office:value="98.466">
                <text:p>98.4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97.282">
                <text:p>97.282</text:p>
              </table:table-cell>
              <table:table-cell office:value-type="float" office:value="97.281">
                <text:p>97.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96.11">
                <text:p>96.11</text:p>
              </table:table-cell>
              <table:table-cell office:value-type="float" office:value="96.109">
                <text:p>96.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94.951">
                <text:p>94.951</text:p>
              </table:table-cell>
              <table:table-cell office:value-type="float" office:value="94.95">
                <text:p>94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93.804">
                <text:p>93.804</text:p>
              </table:table-cell>
              <table:table-cell office:value-type="float" office:value="93.803">
                <text:p>93.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92.67">
                <text:p>92.67</text:p>
              </table:table-cell>
              <table:table-cell office:value-type="float" office:value="92.669">
                <text:p>92.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91.549">
                <text:p>91.549</text:p>
              </table:table-cell>
              <table:table-cell office:value-type="float" office:value="91.548">
                <text:p>91.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90.439">
                <text:p>90.439</text:p>
              </table:table-cell>
              <table:table-cell office:value-type="float" office:value="90.439">
                <text:p>90.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89.342">
                <text:p>89.342</text:p>
              </table:table-cell>
              <table:table-cell office:value-type="float" office:value="89.342">
                <text:p>89.3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88.257">
                <text:p>88.257</text:p>
              </table:table-cell>
              <table:table-cell office:value-type="float" office:value="88.257">
                <text:p>88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87.185">
                <text:p>87.185</text:p>
              </table:table-cell>
              <table:table-cell office:value-type="float" office:value="87.184">
                <text:p>87.1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86.124">
                <text:p>86.124</text:p>
              </table:table-cell>
              <table:table-cell office:value-type="float" office:value="86.123">
                <text:p>86.1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85.074">
                <text:p>85.074</text:p>
              </table:table-cell>
              <table:table-cell office:value-type="float" office:value="85.074">
                <text:p>85.0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84.037">
                <text:p>84.037</text:p>
              </table:table-cell>
              <table:table-cell office:value-type="float" office:value="84.036">
                <text:p>84.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83.011">
                <text:p>83.011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81.997">
                <text:p>81.997</text:p>
              </table:table-cell>
              <table:table-cell office:value-type="float" office:value="81.996">
                <text:p>81.9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80.994">
                <text:p>80.994</text:p>
              </table:table-cell>
              <table:table-cell office:value-type="float" office:value="80.993">
                <text:p>80.9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80.002">
                <text:p>80.002</text:p>
              </table:table-cell>
              <table:table-cell office:value-type="float" office:value="80.002">
                <text:p>80.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79.022">
                <text:p>79.022</text:p>
              </table:table-cell>
              <table:table-cell office:value-type="float" office:value="79.021">
                <text:p>79.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78.053">
                <text:p>78.053</text:p>
              </table:table-cell>
              <table:table-cell office:value-type="float" office:value="78.052">
                <text:p>78.0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77.094">
                <text:p>77.094</text:p>
              </table:table-cell>
              <table:table-cell office:value-type="float" office:value="77.094">
                <text:p>77.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76.147">
                <text:p>76.147</text:p>
              </table:table-cell>
              <table:table-cell office:value-type="float" office:value="76.147">
                <text:p>76.1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75.211">
                <text:p>75.211</text:p>
              </table:table-cell>
              <table:table-cell office:value-type="float" office:value="75.21">
                <text:p>75.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74.285">
                <text:p>74.285</text:p>
              </table:table-cell>
              <table:table-cell office:value-type="float" office:value="74.284">
                <text:p>74.2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73.37">
                <text:p>73.37</text:p>
              </table:table-cell>
              <table:table-cell office:value-type="float" office:value="73.369">
                <text:p>73.3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72.465">
                <text:p>72.465</text:p>
              </table:table-cell>
              <table:table-cell office:value-type="float" office:value="72.465">
                <text:p>72.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71.571">
                <text:p>71.571</text:p>
              </table:table-cell>
              <table:table-cell office:value-type="float" office:value="71.571">
                <text:p>71.5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70.687">
                <text:p>70.687</text:p>
              </table:table-cell>
              <table:table-cell office:value-type="float" office:value="70.687">
                <text:p>70.6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69.814">
                <text:p>69.814</text:p>
              </table:table-cell>
              <table:table-cell office:value-type="float" office:value="69.814">
                <text:p>69.8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68.951">
                <text:p>68.951</text:p>
              </table:table-cell>
              <table:table-cell office:value-type="float" office:value="68.95">
                <text:p>68.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68.097">
                <text:p>68.097</text:p>
              </table:table-cell>
              <table:table-cell office:value-type="float" office:value="68.097">
                <text:p>68.0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67.254">
                <text:p>67.254</text:p>
              </table:table-cell>
              <table:table-cell office:value-type="float" office:value="67.254">
                <text:p>67.2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66.421">
                <text:p>66.421</text:p>
              </table:table-cell>
              <table:table-cell office:value-type="float" office:value="66.42">
                <text:p>66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65.597">
                <text:p>65.597</text:p>
              </table:table-cell>
              <table:table-cell office:value-type="float" office:value="65.597">
                <text:p>65.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64.783">
                <text:p>64.783</text:p>
              </table:table-cell>
              <table:table-cell office:value-type="float" office:value="64.783">
                <text:p>64.7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63.979">
                <text:p>63.979</text:p>
              </table:table-cell>
              <table:table-cell office:value-type="float" office:value="63.979">
                <text:p>63.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63.184">
                <text:p>63.184</text:p>
              </table:table-cell>
              <table:table-cell office:value-type="float" office:value="63.184">
                <text:p>63.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62.399">
                <text:p>62.399</text:p>
              </table:table-cell>
              <table:table-cell office:value-type="float" office:value="62.398">
                <text:p>62.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61.622">
                <text:p>61.622</text:p>
              </table:table-cell>
              <table:table-cell office:value-type="float" office:value="61.622">
                <text:p>61.6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60.856">
                <text:p>60.856</text:p>
              </table:table-cell>
              <table:table-cell office:value-type="float" office:value="60.855">
                <text:p>60.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60.098">
                <text:p>60.098</text:p>
              </table:table-cell>
              <table:table-cell office:value-type="float" office:value="60.098">
                <text:p>60.0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9.349">
                <text:p>59.349</text:p>
              </table:table-cell>
              <table:table-cell office:value-type="float" office:value="59.349">
                <text:p>59.3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8.609">
                <text:p>58.609</text:p>
              </table:table-cell>
              <table:table-cell office:value-type="float" office:value="58.609">
                <text:p>58.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57.879">
                <text:p>57.879</text:p>
              </table:table-cell>
              <table:table-cell office:value-type="float" office:value="57.878">
                <text:p>57.8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7.156">
                <text:p>57.156</text:p>
              </table:table-cell>
              <table:table-cell office:value-type="float" office:value="57.156">
                <text:p>57.1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56.443">
                <text:p>56.443</text:p>
              </table:table-cell>
              <table:table-cell office:value-type="float" office:value="56.443">
                <text:p>56.4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5.738">
                <text:p>55.738</text:p>
              </table:table-cell>
              <table:table-cell office:value-type="float" office:value="55.738">
                <text:p>55.7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5.042">
                <text:p>55.042</text:p>
              </table:table-cell>
              <table:table-cell office:value-type="float" office:value="55.042">
                <text:p>55.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4.354">
                <text:p>54.354</text:p>
              </table:table-cell>
              <table:table-cell office:value-type="float" office:value="54.354">
                <text:p>54.3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53.674">
                <text:p>53.674</text:p>
              </table:table-cell>
              <table:table-cell office:value-type="float" office:value="53.674">
                <text:p>53.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53.003">
                <text:p>53.003</text:p>
              </table:table-cell>
              <table:table-cell office:value-type="float" office:value="53.003">
                <text:p>53.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52.339">
                <text:p>52.339</text:p>
              </table:table-cell>
              <table:table-cell office:value-type="float" office:value="52.34">
                <text:p>52.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51.684">
                <text:p>51.684</text:p>
              </table:table-cell>
              <table:table-cell office:value-type="float" office:value="51.684">
                <text:p>51.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51.037">
                <text:p>51.037</text:p>
              </table:table-cell>
              <table:table-cell office:value-type="float" office:value="51.037">
                <text:p>51.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50.398">
                <text:p>50.398</text:p>
              </table:table-cell>
              <table:table-cell office:value-type="float" office:value="50.398">
                <text:p>50.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9.766">
                <text:p>49.766</text:p>
              </table:table-cell>
              <table:table-cell office:value-type="float" office:value="49.766">
                <text:p>49.7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9.142">
                <text:p>49.142</text:p>
              </table:table-cell>
              <table:table-cell office:value-type="float" office:value="49.142">
                <text:p>49.1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8.526">
                <text:p>48.526</text:p>
              </table:table-cell>
              <table:table-cell office:value-type="float" office:value="48.526">
                <text:p>48.5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7.917">
                <text:p>47.917</text:p>
              </table:table-cell>
              <table:table-cell office:value-type="float" office:value="47.917">
                <text:p>47.9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7.316">
                <text:p>47.316</text:p>
              </table:table-cell>
              <table:table-cell office:value-type="float" office:value="47.316">
                <text:p>47.3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6.722">
                <text:p>46.722</text:p>
              </table:table-cell>
              <table:table-cell office:value-type="float" office:value="46.722">
                <text:p>46.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6.136">
                <text:p>46.136</text:p>
              </table:table-cell>
              <table:table-cell office:value-type="float" office:value="46.136">
                <text:p>46.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5.556">
                <text:p>45.556</text:p>
              </table:table-cell>
              <table:table-cell office:value-type="float" office:value="45.557">
                <text:p>45.5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4.984">
                <text:p>44.984</text:p>
              </table:table-cell>
              <table:table-cell office:value-type="float" office:value="44.984">
                <text:p>44.9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4.419">
                <text:p>44.419</text:p>
              </table:table-cell>
              <table:table-cell office:value-type="float" office:value="44.419">
                <text:p>44.4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3.861">
                <text:p>43.861</text:p>
              </table:table-cell>
              <table:table-cell office:value-type="float" office:value="43.861">
                <text:p>43.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3.31">
                <text:p>43.31</text:p>
              </table:table-cell>
              <table:table-cell office:value-type="float" office:value="43.31">
                <text:p>43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2.765">
                <text:p>42.765</text:p>
              </table:table-cell>
              <table:table-cell office:value-type="float" office:value="42.765">
                <text:p>42.7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2.227">
                <text:p>42.227</text:p>
              </table:table-cell>
              <table:table-cell office:value-type="float" office:value="42.228">
                <text:p>42.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1.696">
                <text:p>41.696</text:p>
              </table:table-cell>
              <table:table-cell office:value-type="float" office:value="41.697">
                <text:p>41.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1.172">
                <text:p>41.172</text:p>
              </table:table-cell>
              <table:table-cell office:value-type="float" office:value="41.172">
                <text:p>41.1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0.654">
                <text:p>40.654</text:p>
              </table:table-cell>
              <table:table-cell office:value-type="float" office:value="40.654">
                <text:p>40.6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0.142">
                <text:p>40.142</text:p>
              </table:table-cell>
              <table:table-cell office:value-type="float" office:value="40.143">
                <text:p>40.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9.637">
                <text:p>39.637</text:p>
              </table:table-cell>
              <table:table-cell office:value-type="float" office:value="39.638">
                <text:p>39.6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9.138">
                <text:p>39.138</text:p>
              </table:table-cell>
              <table:table-cell office:value-type="float" office:value="39.139">
                <text:p>39.1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8.646">
                <text:p>38.646</text:p>
              </table:table-cell>
              <table:table-cell office:value-type="float" office:value="38.646">
                <text:p>38.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8.159">
                <text:p>38.159</text:p>
              </table:table-cell>
              <table:table-cell office:value-type="float" office:value="38.159">
                <text:p>38.1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7.679">
                <text:p>37.679</text:p>
              </table:table-cell>
              <table:table-cell office:value-type="float" office:value="37.679">
                <text:p>37.6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7.204">
                <text:p>37.204</text:p>
              </table:table-cell>
              <table:table-cell office:value-type="float" office:value="37.205">
                <text:p>37.2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6.736">
                <text:p>36.736</text:p>
              </table:table-cell>
              <table:table-cell office:value-type="float" office:value="36.736">
                <text:p>36.7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6.273">
                <text:p>36.273</text:p>
              </table:table-cell>
              <table:table-cell office:value-type="float" office:value="36.273">
                <text:p>36.2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5.816">
                <text:p>35.816</text:p>
              </table:table-cell>
              <table:table-cell office:value-type="float" office:value="35.816">
                <text:p>35.8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5.365">
                <text:p>35.365</text:p>
              </table:table-cell>
              <table:table-cell office:value-type="float" office:value="35.365">
                <text:p>35.3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4.919">
                <text:p>34.919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4.479">
                <text:p>34.4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4.045">
                <text:p>34.045</text:p>
              </table:table-cell>
              <table:table-cell office:value-type="float" office:value="34.045">
                <text:p>34.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3.616">
                <text:p>33.616</text:p>
              </table:table-cell>
              <table:table-cell office:value-type="float" office:value="33.616">
                <text:p>33.6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3.192">
                <text:p>33.192</text:p>
              </table:table-cell>
              <table:table-cell office:value-type="float" office:value="33.193">
                <text:p>33.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2.774">
                <text:p>32.774</text:p>
              </table:table-cell>
              <table:table-cell office:value-type="float" office:value="32.774">
                <text:p>32.7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2.361">
                <text:p>32.361</text:p>
              </table:table-cell>
              <table:table-cell office:value-type="float" office:value="32.361">
                <text:p>32.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1.953">
                <text:p>31.953</text:p>
              </table:table-cell>
              <table:table-cell office:value-type="float" office:value="31.954">
                <text:p>31.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1.55">
                <text:p>31.55</text:p>
              </table:table-cell>
              <table:table-cell office:value-type="float" office:value="31.551">
                <text:p>31.5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1.153">
                <text:p>31.153</text:p>
              </table:table-cell>
              <table:table-cell office:value-type="float" office:value="31.153">
                <text:p>31.1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0.76">
                <text:p>30.76</text:p>
              </table:table-cell>
              <table:table-cell office:value-type="float" office:value="30.761">
                <text:p>30.7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0.372">
                <text:p>30.372</text:p>
              </table:table-cell>
              <table:table-cell office:value-type="float" office:value="30.373">
                <text:p>30.3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9.99">
                <text:p>29.99</text:p>
              </table:table-cell>
              <table:table-cell office:value-type="float" office:value="29.99">
                <text:p>29.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30 percent'.A2:'30 percent'.A202 '30 percent'.D1:'30 percent'.D202 '30 percent'.L1:'30 percent'.L202" chart:data-source-has-labels="row" svg:x="0.769cm" svg:y="1.635cm" svg:width="11.554cm" svg:height="6.771cm">
          <chartooo:coordinate-region svg:x="1.761cm" svg:y="1.834cm" svg:width="10.191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D2:'30 percent'.D202" chart:label-cell-address="'30 percent'.D1:'30 percent'.D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L2:'30 percent'.L202" chart:label-cell-address="'30 percent'.L1:'30 percent'.L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30 percent'.D1:'30 percent'.D1</svg:desc>
                </draw:g>
              </table:table-cell>
              <table:table-cell office:value-type="string">
                <text:p>noapc TAT</text:p>
                <draw:g>
                  <svg:desc>'30 percent'.L1:'30 percent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D2:'30 percent'.D202</svg:desc>
                </draw:g>
              </table:table-cell>
              <table:table-cell office:value-type="float" office:value="0">
                <text:p>0</text:p>
                <draw:g>
                  <svg:desc>'30 percent'.L2:'30 percent'.L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23412">
                <text:p>0.0000000023412</text:p>
              </table:table-cell>
              <table:table-cell office:value-type="float" office:value="0.0000000023421">
                <text:p>0.0000000023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44843">
                <text:p>0.000000044843</text:p>
              </table:table-cell>
              <table:table-cell office:value-type="float" office:value="0.000000044859">
                <text:p>0.000000044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2198">
                <text:p>0.0000002198</text:p>
              </table:table-cell>
              <table:table-cell office:value-type="float" office:value="0.00000021987">
                <text:p>0.00000021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64211">
                <text:p>0.00000064211</text:p>
              </table:table-cell>
              <table:table-cell office:value-type="float" office:value="0.00000064228">
                <text:p>0.00000064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14201">
                <text:p>0.0000014201</text:p>
              </table:table-cell>
              <table:table-cell office:value-type="float" office:value="0.0000014205">
                <text:p>0.0000014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27003">
                <text:p>0.0000027003</text:p>
              </table:table-cell>
              <table:table-cell office:value-type="float" office:value="0.0000027009">
                <text:p>0.0000027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47752">
                <text:p>0.0000047752</text:p>
              </table:table-cell>
              <table:table-cell office:value-type="float" office:value="0.0000047761">
                <text:p>0.0000047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75988">
                <text:p>0.0000075988</text:p>
              </table:table-cell>
              <table:table-cell office:value-type="float" office:value="0.0000076001">
                <text:p>0.0000076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11694">
                <text:p>0.000011694</text:p>
              </table:table-cell>
              <table:table-cell office:value-type="float" office:value="0.000011695">
                <text:p>0.000011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17402">
                <text:p>0.000017402</text:p>
              </table:table-cell>
              <table:table-cell office:value-type="float" office:value="0.000017404">
                <text:p>0.000017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24586">
                <text:p>0.000024586</text:p>
              </table:table-cell>
              <table:table-cell office:value-type="float" office:value="0.000024589">
                <text:p>0.000024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33766">
                <text:p>0.000033766</text:p>
              </table:table-cell>
              <table:table-cell office:value-type="float" office:value="0.00003377">
                <text:p>0.00003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45301">
                <text:p>0.000045301</text:p>
              </table:table-cell>
              <table:table-cell office:value-type="float" office:value="0.000045307">
                <text:p>0.000045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59604">
                <text:p>0.000059604</text:p>
              </table:table-cell>
              <table:table-cell office:value-type="float" office:value="0.000059612">
                <text:p>0.000059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77155">
                <text:p>0.000077155</text:p>
              </table:table-cell>
              <table:table-cell office:value-type="float" office:value="0.000077165">
                <text:p>0.000077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98528">
                <text:p>0.000098528</text:p>
              </table:table-cell>
              <table:table-cell office:value-type="float" office:value="0.00009854">
                <text:p>0.00009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12441">
                <text:p>0.00012441</text:p>
              </table:table-cell>
              <table:table-cell office:value-type="float" office:value="0.00012443">
                <text:p>0.00012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15566">
                <text:p>0.00015566</text:p>
              </table:table-cell>
              <table:table-cell office:value-type="float" office:value="0.00015568">
                <text:p>0.00015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19331">
                <text:p>0.00019331</text:p>
              </table:table-cell>
              <table:table-cell office:value-type="float" office:value="0.00019334">
                <text:p>0.00019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23869">
                <text:p>0.00023869</text:p>
              </table:table-cell>
              <table:table-cell office:value-type="float" office:value="0.00023872">
                <text:p>0.00023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29343">
                <text:p>0.00029343</text:p>
              </table:table-cell>
              <table:table-cell office:value-type="float" office:value="0.00029347">
                <text:p>0.00029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35963">
                <text:p>0.00035963</text:p>
              </table:table-cell>
              <table:table-cell office:value-type="float" office:value="0.00035969">
                <text:p>0.00035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43995">
                <text:p>0.00043995</text:p>
              </table:table-cell>
              <table:table-cell office:value-type="float" office:value="0.00044002">
                <text:p>0.00044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53783">
                <text:p>0.00053783</text:p>
              </table:table-cell>
              <table:table-cell office:value-type="float" office:value="0.00053791">
                <text:p>0.00053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6578">
                <text:p>0.0006578</text:p>
              </table:table-cell>
              <table:table-cell office:value-type="float" office:value="0.00065791">
                <text:p>0.00065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80616">
                <text:p>0.00080616</text:p>
              </table:table-cell>
              <table:table-cell office:value-type="float" office:value="0.00080632">
                <text:p>0.00080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99248">
                <text:p>0.00099248</text:p>
              </table:table-cell>
              <table:table-cell office:value-type="float" office:value="0.00099269">
                <text:p>0.00099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1234">
                <text:p>0.001234</text:p>
              </table:table-cell>
              <table:table-cell office:value-type="float" office:value="0.0012343">
                <text:p>0.0012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15715">
                <text:p>0.0015715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21622">
                <text:p>0.0021622</text:p>
              </table:table-cell>
              <table:table-cell office:value-type="float" office:value="0.0021633">
                <text:p>0.0021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48813">
                <text:p>0.0048813</text:p>
              </table:table-cell>
              <table:table-cell office:value-type="float" office:value="0.0048899">
                <text:p>0.00488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17249">
                <text:p>0.17249</text:p>
              </table:table-cell>
              <table:table-cell office:value-type="float" office:value="0.17315">
                <text:p>0.17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4.428">
                <text:p>4.428</text:p>
              </table:table-cell>
              <table:table-cell office:value-type="float" office:value="4.4373">
                <text:p>4.4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22.698">
                <text:p>22.698</text:p>
              </table:table-cell>
              <table:table-cell office:value-type="float" office:value="22.721">
                <text:p>22.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52.968">
                <text:p>52.968</text:p>
              </table:table-cell>
              <table:table-cell office:value-type="float" office:value="52.999">
                <text:p>52.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89.909">
                <text:p>89.909</text:p>
              </table:table-cell>
              <table:table-cell office:value-type="float" office:value="89.945">
                <text:p>89.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29.7">
                <text:p>129.7</text:p>
              </table:table-cell>
              <table:table-cell office:value-type="float" office:value="129.74">
                <text:p>129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67.72">
                <text:p>167.72</text:p>
              </table:table-cell>
              <table:table-cell office:value-type="float" office:value="167.76">
                <text:p>167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203.32">
                <text:p>203.32</text:p>
              </table:table-cell>
              <table:table-cell office:value-type="float" office:value="203.35">
                <text:p>203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36.6">
                <text:p>236.6</text:p>
              </table:table-cell>
              <table:table-cell office:value-type="float" office:value="236.63">
                <text:p>236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267.67">
                <text:p>267.67</text:p>
              </table:table-cell>
              <table:table-cell office:value-type="float" office:value="267.7">
                <text:p>267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96.71">
                <text:p>296.71</text:p>
              </table:table-cell>
              <table:table-cell office:value-type="float" office:value="296.73">
                <text:p>296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323.88">
                <text:p>323.88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349.35">
                <text:p>349.35</text:p>
              </table:table-cell>
              <table:table-cell office:value-type="float" office:value="349.37">
                <text:p>349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373.28">
                <text:p>373.28</text:p>
              </table:table-cell>
              <table:table-cell office:value-type="float" office:value="373.3">
                <text:p>37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395.8">
                <text:p>395.8</text:p>
              </table:table-cell>
              <table:table-cell office:value-type="float" office:value="395.82">
                <text:p>395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417.05">
                <text:p>417.05</text:p>
              </table:table-cell>
              <table:table-cell office:value-type="float" office:value="417.07">
                <text:p>417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437.15">
                <text:p>437.15</text:p>
              </table:table-cell>
              <table:table-cell office:value-type="float" office:value="437.17">
                <text:p>437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456.2">
                <text:p>456.2</text:p>
              </table:table-cell>
              <table:table-cell office:value-type="float" office:value="456.21">
                <text:p>456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474.29">
                <text:p>474.29</text:p>
              </table:table-cell>
              <table:table-cell office:value-type="float" office:value="474.31">
                <text:p>474.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491.52">
                <text:p>491.52</text:p>
              </table:table-cell>
              <table:table-cell office:value-type="float" office:value="491.53">
                <text:p>491.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507.96">
                <text:p>507.96</text:p>
              </table:table-cell>
              <table:table-cell office:value-type="float" office:value="507.98">
                <text:p>50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523.69">
                <text:p>523.69</text:p>
              </table:table-cell>
              <table:table-cell office:value-type="float" office:value="523.71">
                <text:p>523.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538.77">
                <text:p>538.77</text:p>
              </table:table-cell>
              <table:table-cell office:value-type="float" office:value="538.78">
                <text:p>538.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553.25">
                <text:p>553.25</text:p>
              </table:table-cell>
              <table:table-cell office:value-type="float" office:value="553.27">
                <text:p>553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567.2">
                <text:p>567.2</text:p>
              </table:table-cell>
              <table:table-cell office:value-type="float" office:value="567.21">
                <text:p>567.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580.64">
                <text:p>580.64</text:p>
              </table:table-cell>
              <table:table-cell office:value-type="float" office:value="580.66">
                <text:p>580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593.63">
                <text:p>593.63</text:p>
              </table:table-cell>
              <table:table-cell office:value-type="float" office:value="593.65">
                <text:p>593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606.21">
                <text:p>606.21</text:p>
              </table:table-cell>
              <table:table-cell office:value-type="float" office:value="606.22">
                <text:p>606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618.4">
                <text:p>618.4</text:p>
              </table:table-cell>
              <table:table-cell office:value-type="float" office:value="618.41">
                <text:p>618.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630.24">
                <text:p>630.24</text:p>
              </table:table-cell>
              <table:table-cell office:value-type="float" office:value="630.25">
                <text:p>630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641.75">
                <text:p>641.75</text:p>
              </table:table-cell>
              <table:table-cell office:value-type="float" office:value="641.76">
                <text:p>641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652.96">
                <text:p>652.96</text:p>
              </table:table-cell>
              <table:table-cell office:value-type="float" office:value="652.97">
                <text:p>652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663.89">
                <text:p>663.89</text:p>
              </table:table-cell>
              <table:table-cell office:value-type="float" office:value="663.9">
                <text:p>663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674.55">
                <text:p>674.55</text:p>
              </table:table-cell>
              <table:table-cell office:value-type="float" office:value="674.56">
                <text:p>674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684.98">
                <text:p>684.98</text:p>
              </table:table-cell>
              <table:table-cell office:value-type="float" office:value="684.99">
                <text:p>684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695.17">
                <text:p>695.17</text:p>
              </table:table-cell>
              <table:table-cell office:value-type="float" office:value="695.18">
                <text:p>695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05.15">
                <text:p>705.15</text:p>
              </table:table-cell>
              <table:table-cell office:value-type="float" office:value="705.16">
                <text:p>705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14.93">
                <text:p>714.93</text:p>
              </table:table-cell>
              <table:table-cell office:value-type="float" office:value="714.94">
                <text:p>714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24.52">
                <text:p>724.52</text:p>
              </table:table-cell>
              <table:table-cell office:value-type="float" office:value="724.53">
                <text:p>724.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733.93">
                <text:p>733.93</text:p>
              </table:table-cell>
              <table:table-cell office:value-type="float" office:value="733.94">
                <text:p>733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743.17">
                <text:p>743.17</text:p>
              </table:table-cell>
              <table:table-cell office:value-type="float" office:value="743.18">
                <text:p>743.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752.25">
                <text:p>752.25</text:p>
              </table:table-cell>
              <table:table-cell office:value-type="float" office:value="752.26">
                <text:p>752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761.18">
                <text:p>761.18</text:p>
              </table:table-cell>
              <table:table-cell office:value-type="float" office:value="761.18">
                <text:p>761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769.95">
                <text:p>769.95</text:p>
              </table:table-cell>
              <table:table-cell office:value-type="float" office:value="769.96">
                <text:p>769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778.58">
                <text:p>778.58</text:p>
              </table:table-cell>
              <table:table-cell office:value-type="float" office:value="778.59">
                <text:p>778.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787.08">
                <text:p>787.08</text:p>
              </table:table-cell>
              <table:table-cell office:value-type="float" office:value="787.09">
                <text:p>787.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795.44">
                <text:p>795.44</text:p>
              </table:table-cell>
              <table:table-cell office:value-type="float" office:value="795.45">
                <text:p>795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03.68">
                <text:p>803.68</text:p>
              </table:table-cell>
              <table:table-cell office:value-type="float" office:value="803.69">
                <text:p>803.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11.79">
                <text:p>811.79</text:p>
              </table:table-cell>
              <table:table-cell office:value-type="float" office:value="811.8">
                <text:p>81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19.79">
                <text:p>819.79</text:p>
              </table:table-cell>
              <table:table-cell office:value-type="float" office:value="819.8">
                <text:p>819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27.67">
                <text:p>827.67</text:p>
              </table:table-cell>
              <table:table-cell office:value-type="float" office:value="827.67">
                <text:p>827.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35.43">
                <text:p>835.43</text:p>
              </table:table-cell>
              <table:table-cell office:value-type="float" office:value="835.44">
                <text:p>835.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43.08">
                <text:p>843.08</text:p>
              </table:table-cell>
              <table:table-cell office:value-type="float" office:value="843.09">
                <text:p>843.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50.63">
                <text:p>850.63</text:p>
              </table:table-cell>
              <table:table-cell office:value-type="float" office:value="850.64">
                <text:p>850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58.07">
                <text:p>858.07</text:p>
              </table:table-cell>
              <table:table-cell office:value-type="float" office:value="858.08">
                <text:p>858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865.41">
                <text:p>865.41</text:p>
              </table:table-cell>
              <table:table-cell office:value-type="float" office:value="865.42">
                <text:p>865.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872.65">
                <text:p>872.65</text:p>
              </table:table-cell>
              <table:table-cell office:value-type="float" office:value="872.65">
                <text:p>872.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879.78">
                <text:p>879.78</text:p>
              </table:table-cell>
              <table:table-cell office:value-type="float" office:value="879.79">
                <text:p>879.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886.82">
                <text:p>886.82</text:p>
              </table:table-cell>
              <table:table-cell office:value-type="float" office:value="886.83">
                <text:p>886.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93.77">
                <text:p>893.77</text:p>
              </table:table-cell>
              <table:table-cell office:value-type="float" office:value="893.78">
                <text:p>893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00.62">
                <text:p>900.62</text:p>
              </table:table-cell>
              <table:table-cell office:value-type="float" office:value="900.63">
                <text:p>900.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907.38">
                <text:p>907.38</text:p>
              </table:table-cell>
              <table:table-cell office:value-type="float" office:value="907.39">
                <text:p>907.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914.05">
                <text:p>914.05</text:p>
              </table:table-cell>
              <table:table-cell office:value-type="float" office:value="914.05">
                <text:p>914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920.62">
                <text:p>920.62</text:p>
              </table:table-cell>
              <table:table-cell office:value-type="float" office:value="920.63">
                <text:p>920.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927.11">
                <text:p>927.11</text:p>
              </table:table-cell>
              <table:table-cell office:value-type="float" office:value="927.12">
                <text:p>927.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933.52">
                <text:p>933.52</text:p>
              </table:table-cell>
              <table:table-cell office:value-type="float" office:value="933.52">
                <text:p>933.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939.83">
                <text:p>939.83</text:p>
              </table:table-cell>
              <table:table-cell office:value-type="float" office:value="939.84">
                <text:p>939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946.07">
                <text:p>946.07</text:p>
              </table:table-cell>
              <table:table-cell office:value-type="float" office:value="946.07">
                <text:p>946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952.21">
                <text:p>952.21</text:p>
              </table:table-cell>
              <table:table-cell office:value-type="float" office:value="952.22">
                <text:p>952.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958.28">
                <text:p>958.28</text:p>
              </table:table-cell>
              <table:table-cell office:value-type="float" office:value="958.29">
                <text:p>958.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964.27">
                <text:p>964.27</text:p>
              </table:table-cell>
              <table:table-cell office:value-type="float" office:value="964.27">
                <text:p>964.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970.17">
                <text:p>970.17</text:p>
              </table:table-cell>
              <table:table-cell office:value-type="float" office:value="970.18">
                <text:p>970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976">
                <text:p>976</text:p>
              </table:table-cell>
              <table:table-cell office:value-type="float" office:value="976.01">
                <text:p>976.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981.75">
                <text:p>981.75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987.42">
                <text:p>987.42</text:p>
              </table:table-cell>
              <table:table-cell office:value-type="float" office:value="987.43">
                <text:p>987.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993.01">
                <text:p>993.01</text:p>
              </table:table-cell>
              <table:table-cell office:value-type="float" office:value="993.02">
                <text:p>993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998.53">
                <text:p>998.53</text:p>
              </table:table-cell>
              <table:table-cell office:value-type="float" office:value="998.54">
                <text:p>998.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004">
                <text:p>100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009.4">
                <text:p>1009.4</text:p>
              </table:table-cell>
              <table:table-cell office:value-type="float" office:value="1009.4">
                <text:p>1009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014.7">
                <text:p>1014.7</text:p>
              </table:table-cell>
              <table:table-cell office:value-type="float" office:value="1014.7">
                <text:p>1014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019.9">
                <text:p>1019.9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025">
                <text:p>1025</text:p>
              </table:table-cell>
              <table:table-cell office:value-type="float" office:value="1025.1">
                <text:p>1025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030.1">
                <text:p>1030.1</text:p>
              </table:table-cell>
              <table:table-cell office:value-type="float" office:value="1030.1">
                <text:p>1030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035.2">
                <text:p>1035.2</text:p>
              </table:table-cell>
              <table:table-cell office:value-type="float" office:value="1035.2">
                <text:p>1035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040.1">
                <text:p>1040.1</text:p>
              </table:table-cell>
              <table:table-cell office:value-type="float" office:value="1040.1">
                <text:p>1040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045">
                <text:p>104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049.8">
                <text:p>1049.8</text:p>
              </table:table-cell>
              <table:table-cell office:value-type="float" office:value="1049.8">
                <text:p>1049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054.6">
                <text:p>1054.6</text:p>
              </table:table-cell>
              <table:table-cell office:value-type="float" office:value="1054.6">
                <text:p>1054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059.3">
                <text:p>1059.3</text:p>
              </table:table-cell>
              <table:table-cell office:value-type="float" office:value="1059.3">
                <text:p>1059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063.9">
                <text:p>1063.9</text:p>
              </table:table-cell>
              <table:table-cell office:value-type="float" office:value="1063.9">
                <text:p>1063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068.5">
                <text:p>1068.5</text:p>
              </table:table-cell>
              <table:table-cell office:value-type="float" office:value="1068.5">
                <text:p>1068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073">
                <text:p>1073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077.4">
                <text:p>1077.4</text:p>
              </table:table-cell>
              <table:table-cell office:value-type="float" office:value="1077.4">
                <text:p>1077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081.8">
                <text:p>1081.8</text:p>
              </table:table-cell>
              <table:table-cell office:value-type="float" office:value="1081.8">
                <text:p>1081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086.1">
                <text:p>1086.1</text:p>
              </table:table-cell>
              <table:table-cell office:value-type="float" office:value="1086.1">
                <text:p>1086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090.4">
                <text:p>1090.4</text:p>
              </table:table-cell>
              <table:table-cell office:value-type="float" office:value="1090.4">
                <text:p>1090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094.6">
                <text:p>1094.6</text:p>
              </table:table-cell>
              <table:table-cell office:value-type="float" office:value="1094.6">
                <text:p>1094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098.7">
                <text:p>1098.7</text:p>
              </table:table-cell>
              <table:table-cell office:value-type="float" office:value="1098.7">
                <text:p>1098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102.8">
                <text:p>1102.8</text:p>
              </table:table-cell>
              <table:table-cell office:value-type="float" office:value="1102.8">
                <text:p>1102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106.9">
                <text:p>1106.9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110.9">
                <text:p>1110.9</text:p>
              </table:table-cell>
              <table:table-cell office:value-type="float" office:value="1110.9">
                <text:p>1110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114.8">
                <text:p>1114.8</text:p>
              </table:table-cell>
              <table:table-cell office:value-type="float" office:value="1114.8">
                <text:p>1114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118.7">
                <text:p>1118.7</text:p>
              </table:table-cell>
              <table:table-cell office:value-type="float" office:value="1118.7">
                <text:p>1118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122.5">
                <text:p>1122.5</text:p>
              </table:table-cell>
              <table:table-cell office:value-type="float" office:value="1122.5">
                <text:p>112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126.3">
                <text:p>1126.3</text:p>
              </table:table-cell>
              <table:table-cell office:value-type="float" office:value="1126.3">
                <text:p>1126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133.6">
                <text:p>1133.6</text:p>
              </table:table-cell>
              <table:table-cell office:value-type="float" office:value="1133.7">
                <text:p>1133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137.3">
                <text:p>1137.3</text:p>
              </table:table-cell>
              <table:table-cell office:value-type="float" office:value="1137.3">
                <text:p>1137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140.8">
                <text:p>1140.8</text:p>
              </table:table-cell>
              <table:table-cell office:value-type="float" office:value="1140.8">
                <text:p>1140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144.4">
                <text:p>1144.4</text:p>
              </table:table-cell>
              <table:table-cell office:value-type="float" office:value="1144.4">
                <text:p>114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147.8">
                <text:p>1147.8</text:p>
              </table:table-cell>
              <table:table-cell office:value-type="float" office:value="1147.8">
                <text:p>114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151.3">
                <text:p>1151.3</text:p>
              </table:table-cell>
              <table:table-cell office:value-type="float" office:value="1151.3">
                <text:p>1151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154.6">
                <text:p>1154.6</text:p>
              </table:table-cell>
              <table:table-cell office:value-type="float" office:value="1154.6">
                <text:p>1154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158">
                <text:p>115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161.3">
                <text:p>1161.3</text:p>
              </table:table-cell>
              <table:table-cell office:value-type="float" office:value="1161.3">
                <text:p>1161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164.5">
                <text:p>1164.5</text:p>
              </table:table-cell>
              <table:table-cell office:value-type="float" office:value="1164.5">
                <text:p>116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167.7">
                <text:p>1167.7</text:p>
              </table:table-cell>
              <table:table-cell office:value-type="float" office:value="1167.7">
                <text:p>1167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170.9">
                <text:p>1170.9</text:p>
              </table:table-cell>
              <table:table-cell office:value-type="float" office:value="1170.9">
                <text:p>1170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174">
                <text:p>117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177.1">
                <text:p>1177.1</text:p>
              </table:table-cell>
              <table:table-cell office:value-type="float" office:value="1177.1">
                <text:p>1177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180.1">
                <text:p>1180.1</text:p>
              </table:table-cell>
              <table:table-cell office:value-type="float" office:value="1180.1">
                <text:p>1180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183.1">
                <text:p>1183.1</text:p>
              </table:table-cell>
              <table:table-cell office:value-type="float" office:value="1183.1">
                <text:p>1183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186">
                <text:p>118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188.9">
                <text:p>1188.9</text:p>
              </table:table-cell>
              <table:table-cell office:value-type="float" office:value="1188.9">
                <text:p>1188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191.8">
                <text:p>1191.8</text:p>
              </table:table-cell>
              <table:table-cell office:value-type="float" office:value="1191.8">
                <text:p>1191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194.6">
                <text:p>1194.6</text:p>
              </table:table-cell>
              <table:table-cell office:value-type="float" office:value="1194.6">
                <text:p>1194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197.4">
                <text:p>1197.4</text:p>
              </table:table-cell>
              <table:table-cell office:value-type="float" office:value="1197.4">
                <text:p>1197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00.2">
                <text:p>1200.2</text:p>
              </table:table-cell>
              <table:table-cell office:value-type="float" office:value="1200.2">
                <text:p>1200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02.9">
                <text:p>1202.9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05.6">
                <text:p>1205.6</text:p>
              </table:table-cell>
              <table:table-cell office:value-type="float" office:value="1205.6">
                <text:p>1205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08.2">
                <text:p>1208.2</text:p>
              </table:table-cell>
              <table:table-cell office:value-type="float" office:value="1208.2">
                <text:p>1208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10.8">
                <text:p>1210.8</text:p>
              </table:table-cell>
              <table:table-cell office:value-type="float" office:value="1210.8">
                <text:p>1210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13.4">
                <text:p>1213.4</text:p>
              </table:table-cell>
              <table:table-cell office:value-type="float" office:value="1213.4">
                <text:p>1213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15.9">
                <text:p>1215.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18.5">
                <text:p>1218.5</text:p>
              </table:table-cell>
              <table:table-cell office:value-type="float" office:value="1218.5">
                <text:p>121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20.9">
                <text:p>1220.9</text:p>
              </table:table-cell>
              <table:table-cell office:value-type="float" office:value="1220.9">
                <text:p>1220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23.4">
                <text:p>1223.4</text:p>
              </table:table-cell>
              <table:table-cell office:value-type="float" office:value="1223.4">
                <text:p>1223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25.8">
                <text:p>1225.8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28.1">
                <text:p>1228.1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30.5">
                <text:p>1230.5</text:p>
              </table:table-cell>
              <table:table-cell office:value-type="float" office:value="1230.5">
                <text:p>123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32.8">
                <text:p>1232.8</text:p>
              </table:table-cell>
              <table:table-cell office:value-type="float" office:value="1232.8">
                <text:p>1232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35.1">
                <text:p>1235.1</text:p>
              </table:table-cell>
              <table:table-cell office:value-type="float" office:value="1235.1">
                <text:p>1235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37.3">
                <text:p>1237.3</text:p>
              </table:table-cell>
              <table:table-cell office:value-type="float" office:value="1237.3">
                <text:p>1237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39.5">
                <text:p>1239.5</text:p>
              </table:table-cell>
              <table:table-cell office:value-type="float" office:value="1239.5">
                <text:p>1239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41.7">
                <text:p>1241.7</text:p>
              </table:table-cell>
              <table:table-cell office:value-type="float" office:value="1241.7">
                <text:p>1241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43.9">
                <text:p>1243.9</text:p>
              </table:table-cell>
              <table:table-cell office:value-type="float" office:value="1243.9">
                <text:p>1243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46">
                <text:p>124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48.1">
                <text:p>1248.1</text:p>
              </table:table-cell>
              <table:table-cell office:value-type="float" office:value="1248.1">
                <text:p>1248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50.2">
                <text:p>1250.2</text:p>
              </table:table-cell>
              <table:table-cell office:value-type="float" office:value="1250.2">
                <text:p>1250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52.2">
                <text:p>1252.2</text:p>
              </table:table-cell>
              <table:table-cell office:value-type="float" office:value="1252.2">
                <text:p>1252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254.2">
                <text:p>1254.2</text:p>
              </table:table-cell>
              <table:table-cell office:value-type="float" office:value="1254.2">
                <text:p>1254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256.2">
                <text:p>1256.2</text:p>
              </table:table-cell>
              <table:table-cell office:value-type="float" office:value="1256.2">
                <text:p>1256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258.2">
                <text:p>1258.2</text:p>
              </table:table-cell>
              <table:table-cell office:value-type="float" office:value="1258.2">
                <text:p>1258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260.1">
                <text:p>1260.1</text:p>
              </table:table-cell>
              <table:table-cell office:value-type="float" office:value="1260.1">
                <text:p>1260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262">
                <text:p>126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263.9">
                <text:p>1263.9</text:p>
              </table:table-cell>
              <table:table-cell office:value-type="float" office:value="1263.9">
                <text:p>1263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265.8">
                <text:p>1265.8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267.6">
                <text:p>1267.6</text:p>
              </table:table-cell>
              <table:table-cell office:value-type="float" office:value="1267.6">
                <text:p>1267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269.4">
                <text:p>1269.4</text:p>
              </table:table-cell>
              <table:table-cell office:value-type="float" office:value="1269.4">
                <text:p>1269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271.2">
                <text:p>1271.2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273">
                <text:p>127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274.7">
                <text:p>1274.7</text:p>
              </table:table-cell>
              <table:table-cell office:value-type="float" office:value="1274.7">
                <text:p>1274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276.4">
                <text:p>1276.4</text:p>
              </table:table-cell>
              <table:table-cell office:value-type="float" office:value="1276.4">
                <text:p>1276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278.1">
                <text:p>1278.1</text:p>
              </table:table-cell>
              <table:table-cell office:value-type="float" office:value="1278.1">
                <text:p>1278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279.8">
                <text:p>1279.8</text:p>
              </table:table-cell>
              <table:table-cell office:value-type="float" office:value="1279.8">
                <text:p>1279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281.4">
                <text:p>1281.4</text:p>
              </table:table-cell>
              <table:table-cell office:value-type="float" office:value="1281.4">
                <text:p>1281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284.6">
                <text:p>1284.6</text:p>
              </table:table-cell>
              <table:table-cell office:value-type="float" office:value="1284.7">
                <text:p>1284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286.2">
                <text:p>1286.2</text:p>
              </table:table-cell>
              <table:table-cell office:value-type="float" office:value="1286.2">
                <text:p>1286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